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84cm"/>
    </style:style>
    <style:style style:name="co33" style:family="table-column">
      <style:table-column-properties fo:break-before="auto" style:column-width="3.593cm"/>
    </style:style>
    <style:style style:name="co34" style:family="table-column">
      <style:table-column-properties fo:break-before="auto" style:column-width="6.44cm"/>
    </style:style>
    <style:style style:name="co35" style:family="table-column">
      <style:table-column-properties fo:break-before="auto" style:column-width="3.821cm"/>
    </style:style>
    <style:style style:name="co36" style:family="table-column">
      <style:table-column-properties fo:break-before="auto" style:column-width="3.93cm"/>
    </style:style>
    <style:style style:name="co18" style:family="table-column">
      <style:table-column-properties fo:break-before="auto" style:column-width="1.58cm"/>
    </style:style>
    <style:style style:name="co37" style:family="table-column">
      <style:table-column-properties fo:break-before="auto" style:column-width="6.331cm"/>
    </style:style>
    <style:style style:name="co8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0.912cm"/>
    </style:style>
    <style:style style:name="co38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1.27cm"/>
    </style:style>
    <style:style style:name="co26" style:family="table-column">
      <style:table-column-properties fo:break-before="auto" style:column-width="1.161cm"/>
    </style:style>
    <style:style style:name="co27" style:family="table-column">
      <style:table-column-properties fo:break-before="auto" style:column-width="1.769cm"/>
    </style:style>
    <style:style style:name="co39" style:family="table-column">
      <style:table-column-properties fo:break-before="auto" style:column-width="5.473cm"/>
    </style:style>
    <style:style style:name="co40" style:family="table-column">
      <style:table-column-properties fo:break-before="auto" style:column-width="1.104cm"/>
    </style:style>
    <style:style style:name="co20" style:family="table-column">
      <style:table-column-properties fo:break-before="auto" style:column-width="1.935cm"/>
    </style:style>
    <style:style style:name="co31" style:family="table-column">
      <style:table-column-properties fo:break-before="auto" style:column-width="1.353cm"/>
    </style:style>
    <style:style style:name="co41" style:family="table-column">
      <style:table-column-properties fo:break-before="auto" style:column-width="1.857cm"/>
    </style:style>
    <style:style style:name="co42" style:family="table-column">
      <style:table-column-properties fo:break-before="auto" style:column-width="2.127cm"/>
    </style:style>
    <style:style style:name="co32" style:family="table-column">
      <style:table-column-properties fo:break-before="auto" style:column-width="6.302cm"/>
    </style:style>
    <style:style style:name="co25" style:family="table-column">
      <style:table-column-properties fo:break-before="auto" style:column-width="0.801cm"/>
    </style:style>
    <style:style style:name="co28" style:family="table-column">
      <style:table-column-properties fo:break-before="auto" style:column-width="1.796cm"/>
    </style:style>
    <style:style style:name="co29" style:family="table-column">
      <style:table-column-properties fo:break-before="auto" style:column-width="1.083cm"/>
    </style:style>
    <style:style style:name="co30" style:family="table-column">
      <style:table-column-properties fo:break-before="auto" style:column-width="7.022cm"/>
    </style:style>
    <style:style style:name="co43" style:family="table-column">
      <style:table-column-properties fo:break-before="auto" style:column-width="3.179cm"/>
    </style:style>
    <style:style style:name="co44" style:family="table-column">
      <style:table-column-properties fo:break-before="auto" style:column-width="2.355cm"/>
    </style:style>
    <style:style style:name="co45" style:family="table-column">
      <style:table-column-properties fo:break-before="auto" style:column-width="8.017cm"/>
    </style:style>
    <style:style style:name="co46" style:family="table-column">
      <style:table-column-properties fo:break-before="auto" style:column-width="6.994cm"/>
    </style:style>
    <style:style style:name="co47" style:family="table-column">
      <style:table-column-properties fo:break-before="auto" style:column-width="4.671cm"/>
    </style:style>
    <style:style style:name="co48" style:family="table-column">
      <style:table-column-properties fo:break-before="auto" style:column-width="1.713cm"/>
    </style:style>
    <style:style style:name="co49" style:family="table-column">
      <style:table-column-properties fo:break-before="auto" style:column-width="5.86cm"/>
    </style:style>
    <style:style style:name="co50" style:family="table-column">
      <style:table-column-properties fo:break-before="auto" style:column-width="1.221cm"/>
    </style:style>
    <style:style style:name="co51" style:family="table-column">
      <style:table-column-properties fo:break-before="auto" style:column-width="0.889cm"/>
    </style:style>
    <style:style style:name="co52" style:family="table-column">
      <style:table-column-properties fo:break-before="auto" style:column-width="0.917cm"/>
    </style:style>
    <style:style style:name="co53" style:family="table-column">
      <style:table-column-properties fo:break-before="auto" style:column-width="0.773cm"/>
    </style:style>
    <style:style style:name="co54" style:family="table-column">
      <style:table-column-properties fo:break-before="auto" style:column-width="3.427cm"/>
    </style:style>
    <style:style style:name="co55" style:family="table-column">
      <style:table-column-properties fo:break-before="auto" style:column-width="1.879cm"/>
    </style:style>
    <style:style style:name="co56" style:family="table-column">
      <style:table-column-properties fo:break-before="auto" style:column-width="5.673cm"/>
    </style:style>
    <style:style style:name="co57" style:family="table-column">
      <style:table-column-properties fo:break-before="auto" style:column-width="0.938cm"/>
    </style:style>
    <style:style style:name="co58" style:family="table-column">
      <style:table-column-properties fo:break-before="auto" style:column-width="5.119cm"/>
    </style:style>
    <style:style style:name="co59" style:family="table-column">
      <style:table-column-properties fo:break-before="auto" style:column-width="1.603cm"/>
    </style:style>
    <style:style style:name="co60" style:family="table-column">
      <style:table-column-properties fo:break-before="auto" style:column-width="1.21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61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58" style:family="table-cell" style:parent-style-name="Default">
      <style:text-properties fo:color="#999999" style:text-position=""/>
    </style:style>
    <style:style style:name="ce359" style:family="table-cell" style:parent-style-name="Default">
      <style:text-properties fo:color="#999999" style:text-position="" fo:font-weight="bold" style:font-weight-asian="bold" style:font-weight-complex="bold"/>
    </style:style>
    <style:style style:name="ce360" style:family="table-cell" style:parent-style-name="Default" style:data-style-name="N0">
      <style:text-properties style:text-position=""/>
    </style:style>
    <style:style style:name="ce9" style:family="table-cell" style:parent-style-name="Default">
      <style:text-properties fo:color="#0047ff" style:text-position=""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800000" fo:font-weight="bold" style:font-weight-asian="bold" style:font-weight-complex="bold"/>
    </style:style>
    <style:style style:name="ce14" style:family="table-cell" style:parent-style-name="Default">
      <style:map style:condition="cell-content()=0" style:apply-style-name="Errore" style:base-cell-address="base_movements.C4"/>
    </style:style>
    <style:style style:name="ce15" style:family="table-cell" style:parent-style-name="Default">
      <style:map style:condition="cell-content()=0" style:apply-style-name="Errore" style:base-cell-address="base_movements.C81"/>
    </style:style>
    <style:style style:name="ce16" style:family="table-cell" style:parent-style-name="Default">
      <style:map style:condition="cell-content()=0" style:apply-style-name="Errore" style:base-cell-address="base_movements.C113"/>
    </style:style>
    <style:style style:name="ce17" style:family="table-cell" style:parent-style-name="Default">
      <style:map style:condition="cell-content()=0" style:apply-style-name="Errore" style:base-cell-address="base_movements.C122"/>
    </style:style>
    <style:style style:name="ce18" style:family="table-cell" style:parent-style-name="Default">
      <style:map style:condition="cell-content()=0" style:apply-style-name="Errore" style:base-cell-address="base_movements.C151"/>
    </style:style>
    <style:style style:name="ce19" style:family="table-cell" style:parent-style-name="Default">
      <style:text-properties fo:color="#0047ff"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map style:condition="cell-content()&gt;1" style:apply-style-name="Errore" style:base-cell-address="exercises.D4"/>
    </style:style>
    <style:style style:name="ce22" style:family="table-cell" style:parent-style-name="Default">
      <style:map style:condition="cell-content()&gt;1" style:apply-style-name="Errore" style:base-cell-address="exercises.D13"/>
    </style:style>
    <style:style style:name="ce23" style:family="table-cell" style:parent-style-name="Default">
      <style:map style:condition="cell-content()&gt;1" style:apply-style-name="Errore" style:base-cell-address="exercises.D29"/>
    </style:style>
    <style:style style:name="ce24" style:family="table-cell" style:parent-style-name="Default">
      <style:map style:condition="cell-content()&gt;1" style:apply-style-name="Errore" style:base-cell-address="exercises.D32"/>
    </style:style>
    <style:style style:name="ce25" style:family="table-cell" style:parent-style-name="Default">
      <style:map style:condition="cell-content()&gt;1" style:apply-style-name="Errore" style:base-cell-address="exercises.D38"/>
    </style:style>
    <style:style style:name="ce26" style:family="table-cell" style:parent-style-name="Default">
      <style:map style:condition="cell-content()&gt;1" style:apply-style-name="Errore" style:base-cell-address="exercises.D46"/>
    </style:style>
    <style:style style:name="ce27" style:family="table-cell" style:parent-style-name="Default">
      <style:map style:condition="cell-content()&gt;1" style:apply-style-name="Errore" style:base-cell-address="exercises.D64"/>
    </style:style>
    <style:style style:name="ce28" style:family="table-cell" style:parent-style-name="Default">
      <style:map style:condition="cell-content()&gt;1" style:apply-style-name="Errore" style:base-cell-address="exercises.D65"/>
    </style:style>
    <style:style style:name="ce29" style:family="table-cell" style:parent-style-name="Default">
      <style:map style:condition="cell-content()&gt;1" style:apply-style-name="Errore" style:base-cell-address="exercises.D66"/>
    </style:style>
    <style:style style:name="ce30" style:family="table-cell" style:parent-style-name="Default">
      <style:map style:condition="cell-content()&gt;1" style:apply-style-name="Errore" style:base-cell-address="exercises.D70"/>
    </style:style>
    <style:style style:name="ce31" style:family="table-cell" style:parent-style-name="Default">
      <style:map style:condition="cell-content()&gt;1" style:apply-style-name="Errore" style:base-cell-address="exercises.D79"/>
    </style:style>
    <style:style style:name="ce32" style:family="table-cell" style:parent-style-name="Default">
      <style:map style:condition="cell-content()&gt;1" style:apply-style-name="Errore" style:base-cell-address="exercises.D80"/>
    </style:style>
    <style:style style:name="ce33" style:family="table-cell" style:parent-style-name="Default">
      <style:map style:condition="cell-content()&gt;1" style:apply-style-name="Errore" style:base-cell-address="exercises.D81"/>
    </style:style>
    <style:style style:name="ce34" style:family="table-cell" style:parent-style-name="Default">
      <style:map style:condition="cell-content()&gt;1" style:apply-style-name="Errore" style:base-cell-address="exercises.D82"/>
    </style:style>
    <style:style style:name="ce35" style:family="table-cell" style:parent-style-name="Default">
      <style:map style:condition="cell-content()&gt;1" style:apply-style-name="Errore" style:base-cell-address="exercises.D87"/>
    </style:style>
    <style:style style:name="ce36" style:family="table-cell" style:parent-style-name="Default">
      <style:map style:condition="cell-content()&gt;1" style:apply-style-name="Errore" style:base-cell-address="exercises.D88"/>
    </style:style>
    <style:style style:name="ce37" style:family="table-cell" style:parent-style-name="Default">
      <style:map style:condition="cell-content()&gt;1" style:apply-style-name="Errore" style:base-cell-address="exercises.D123"/>
    </style:style>
    <style:style style:name="ce38" style:family="table-cell" style:parent-style-name="Default">
      <style:map style:condition="cell-content()&gt;1" style:apply-style-name="Errore" style:base-cell-address="exercises.D125"/>
    </style:style>
    <style:style style:name="ce39" style:family="table-cell" style:parent-style-name="Default">
      <style:map style:condition="cell-content()&gt;1" style:apply-style-name="Errore" style:base-cell-address="exercises.D127"/>
    </style:style>
    <style:style style:name="ce40" style:family="table-cell" style:parent-style-name="Default">
      <style:map style:condition="cell-content()&gt;1" style:apply-style-name="Errore" style:base-cell-address="exercises.D128"/>
    </style:style>
    <style:style style:name="ce41" style:family="table-cell" style:parent-style-name="Default">
      <style:map style:condition="cell-content()&gt;1" style:apply-style-name="Errore" style:base-cell-address="exercises.D129"/>
    </style:style>
    <style:style style:name="ce42" style:family="table-cell" style:parent-style-name="Default">
      <style:map style:condition="cell-content()&gt;1" style:apply-style-name="Errore" style:base-cell-address="exercises.D130"/>
    </style:style>
    <style:style style:name="ce43" style:family="table-cell" style:parent-style-name="Default">
      <style:map style:condition="cell-content()&gt;1" style:apply-style-name="Errore" style:base-cell-address="exercises.D131"/>
    </style:style>
    <style:style style:name="ce44" style:family="table-cell" style:parent-style-name="Default">
      <style:map style:condition="cell-content()&gt;1" style:apply-style-name="Errore" style:base-cell-address="exercises.D132"/>
    </style:style>
    <style:style style:name="ce45" style:family="table-cell" style:parent-style-name="Default">
      <style:map style:condition="cell-content()&gt;1" style:apply-style-name="Errore" style:base-cell-address="exercises.D133"/>
    </style:style>
    <style:style style:name="ce46" style:family="table-cell" style:parent-style-name="Default">
      <style:map style:condition="cell-content()&gt;1" style:apply-style-name="Errore" style:base-cell-address="exercises.D134"/>
    </style:style>
    <style:style style:name="ce47" style:family="table-cell" style:parent-style-name="Default">
      <style:map style:condition="cell-content()&gt;1" style:apply-style-name="Errore" style:base-cell-address="exercises.D135"/>
    </style:style>
    <style:style style:name="ce48" style:family="table-cell" style:parent-style-name="Default">
      <style:map style:condition="cell-content()&gt;1" style:apply-style-name="Errore" style:base-cell-address="exercises.D136"/>
    </style:style>
    <style:style style:name="ce49" style:family="table-cell" style:parent-style-name="Default">
      <style:map style:condition="cell-content()&gt;1" style:apply-style-name="Errore" style:base-cell-address="exercises.D137"/>
    </style:style>
    <style:style style:name="ce50" style:family="table-cell" style:parent-style-name="Default">
      <style:map style:condition="cell-content()&gt;1" style:apply-style-name="Errore" style:base-cell-address="exercises.D138"/>
    </style:style>
    <style:style style:name="ce51" style:family="table-cell" style:parent-style-name="Default">
      <style:map style:condition="cell-content()&gt;1" style:apply-style-name="Errore" style:base-cell-address="exercises.D140"/>
    </style:style>
    <style:style style:name="ce52" style:family="table-cell" style:parent-style-name="Default">
      <style:map style:condition="cell-content()&gt;1" style:apply-style-name="Errore" style:base-cell-address="exercises.D141"/>
    </style:style>
    <style:style style:name="ce53" style:family="table-cell" style:parent-style-name="Default">
      <style:map style:condition="cell-content()&gt;1" style:apply-style-name="Errore" style:base-cell-address="exercises.D142"/>
    </style:style>
    <style:style style:name="ce54" style:family="table-cell" style:parent-style-name="Default">
      <style:map style:condition="cell-content()&gt;1" style:apply-style-name="Errore" style:base-cell-address="exercises.D143"/>
    </style:style>
    <style:style style:name="ce55" style:family="table-cell" style:parent-style-name="Default">
      <style:map style:condition="cell-content()&gt;1" style:apply-style-name="Errore" style:base-cell-address="exercises.D144"/>
    </style:style>
    <style:style style:name="ce56" style:family="table-cell" style:parent-style-name="Default">
      <style:map style:condition="cell-content()&gt;1" style:apply-style-name="Errore" style:base-cell-address="exercises.D145"/>
    </style:style>
    <style:style style:name="ce57" style:family="table-cell" style:parent-style-name="Default">
      <style:map style:condition="cell-content()&gt;1" style:apply-style-name="Errore" style:base-cell-address="exercises.D146"/>
    </style:style>
    <style:style style:name="ce58" style:family="table-cell" style:parent-style-name="Default">
      <style:map style:condition="cell-content()&gt;1" style:apply-style-name="Errore" style:base-cell-address="exercises.D147"/>
    </style:style>
    <style:style style:name="ce59" style:family="table-cell" style:parent-style-name="Default">
      <style:map style:condition="cell-content()&gt;1" style:apply-style-name="Errore" style:base-cell-address="exercises.D148"/>
    </style:style>
    <style:style style:name="ce60" style:family="table-cell" style:parent-style-name="Default">
      <style:map style:condition="cell-content()&gt;1" style:apply-style-name="Errore" style:base-cell-address="exercises.D149"/>
    </style:style>
    <style:style style:name="ce61" style:family="table-cell" style:parent-style-name="Default">
      <style:map style:condition="cell-content()&gt;1" style:apply-style-name="Errore" style:base-cell-address="exercises.D150"/>
    </style:style>
    <style:style style:name="ce62" style:family="table-cell" style:parent-style-name="Default">
      <style:map style:condition="cell-content()&gt;1" style:apply-style-name="Errore" style:base-cell-address="exercises.D151"/>
    </style:style>
    <style:style style:name="ce63" style:family="table-cell" style:parent-style-name="Default">
      <style:map style:condition="cell-content()&gt;1" style:apply-style-name="Errore" style:base-cell-address="exercises.D152"/>
    </style:style>
    <style:style style:name="ce64" style:family="table-cell" style:parent-style-name="Default">
      <style:map style:condition="cell-content()&gt;1" style:apply-style-name="Errore" style:base-cell-address="exercises.D153"/>
    </style:style>
    <style:style style:name="ce65" style:family="table-cell" style:parent-style-name="Default">
      <style:map style:condition="cell-content()&gt;1" style:apply-style-name="Errore" style:base-cell-address="exercises.D154"/>
    </style:style>
    <style:style style:name="ce66" style:family="table-cell" style:parent-style-name="Default">
      <style:map style:condition="cell-content()&gt;1" style:apply-style-name="Errore" style:base-cell-address="exercises.D155"/>
    </style:style>
    <style:style style:name="ce67" style:family="table-cell" style:parent-style-name="Default">
      <style:map style:condition="cell-content()&gt;1" style:apply-style-name="Errore" style:base-cell-address="exercises.D156"/>
    </style:style>
    <style:style style:name="ce68" style:family="table-cell" style:parent-style-name="Default">
      <style:map style:condition="cell-content()&gt;1" style:apply-style-name="Errore" style:base-cell-address="exercises.D157"/>
    </style:style>
    <style:style style:name="ce69" style:family="table-cell" style:parent-style-name="Default">
      <style:map style:condition="cell-content()&gt;1" style:apply-style-name="Errore" style:base-cell-address="exercises.D158"/>
    </style:style>
    <style:style style:name="ce70" style:family="table-cell" style:parent-style-name="Default">
      <style:map style:condition="cell-content()&gt;1" style:apply-style-name="Errore" style:base-cell-address="exercises.D159"/>
    </style:style>
    <style:style style:name="ce71" style:family="table-cell" style:parent-style-name="Default">
      <style:map style:condition="cell-content()&gt;1" style:apply-style-name="Errore" style:base-cell-address="exercises.D160"/>
    </style:style>
    <style:style style:name="ce72" style:family="table-cell" style:parent-style-name="Default">
      <style:map style:condition="cell-content()&gt;1" style:apply-style-name="Errore" style:base-cell-address="exercises.D161"/>
    </style:style>
    <style:style style:name="ce73" style:family="table-cell" style:parent-style-name="Default">
      <style:map style:condition="cell-content()&gt;1" style:apply-style-name="Errore" style:base-cell-address="exercises.D162"/>
    </style:style>
    <style:style style:name="ce74" style:family="table-cell" style:parent-style-name="Default">
      <style:map style:condition="cell-content()&gt;1" style:apply-style-name="Errore" style:base-cell-address="exercises.D163"/>
    </style:style>
    <style:style style:name="ce75" style:family="table-cell" style:parent-style-name="Default">
      <style:map style:condition="cell-content()&gt;1" style:apply-style-name="Errore" style:base-cell-address="exercises.D164"/>
    </style:style>
    <style:style style:name="ce76" style:family="table-cell" style:parent-style-name="Default">
      <style:map style:condition="cell-content()&gt;1" style:apply-style-name="Errore" style:base-cell-address="exercises.D165"/>
    </style:style>
    <style:style style:name="ce77" style:family="table-cell" style:parent-style-name="Default">
      <style:map style:condition="cell-content()&gt;1" style:apply-style-name="Errore" style:base-cell-address="exercises.D166"/>
    </style:style>
    <style:style style:name="ce78" style:family="table-cell" style:parent-style-name="Default">
      <style:map style:condition="cell-content()&gt;1" style:apply-style-name="Errore" style:base-cell-address="exercises.D167"/>
    </style:style>
    <style:style style:name="ce79" style:family="table-cell" style:parent-style-name="Default">
      <style:map style:condition="cell-content()&gt;1" style:apply-style-name="Errore" style:base-cell-address="exercises.D168"/>
    </style:style>
    <style:style style:name="ce80" style:family="table-cell" style:parent-style-name="Default">
      <style:map style:condition="cell-content()&gt;1" style:apply-style-name="Errore" style:base-cell-address="exercises.D169"/>
    </style:style>
    <style:style style:name="ce81" style:family="table-cell" style:parent-style-name="Default">
      <style:map style:condition="cell-content()&gt;1" style:apply-style-name="Errore" style:base-cell-address="exercises.D170"/>
    </style:style>
    <style:style style:name="ce82" style:family="table-cell" style:parent-style-name="Default">
      <style:map style:condition="cell-content()&gt;1" style:apply-style-name="Errore" style:base-cell-address="exercises.D171"/>
    </style:style>
    <style:style style:name="ce83" style:family="table-cell" style:parent-style-name="Default">
      <style:map style:condition="cell-content()&gt;1" style:apply-style-name="Errore" style:base-cell-address="exercises.D172"/>
    </style:style>
    <style:style style:name="ce84" style:family="table-cell" style:parent-style-name="Default">
      <style:map style:condition="cell-content()&gt;1" style:apply-style-name="Errore" style:base-cell-address="exercises.D173"/>
    </style:style>
    <style:style style:name="ce85" style:family="table-cell" style:parent-style-name="Default">
      <style:map style:condition="cell-content()&gt;1" style:apply-style-name="Errore" style:base-cell-address="exercises.D174"/>
    </style:style>
    <style:style style:name="ce86" style:family="table-cell" style:parent-style-name="Default">
      <style:map style:condition="cell-content()&gt;1" style:apply-style-name="Errore" style:base-cell-address="exercises.D175"/>
    </style:style>
    <style:style style:name="ce87" style:family="table-cell" style:parent-style-name="Default">
      <style:map style:condition="cell-content()&gt;1" style:apply-style-name="Errore" style:base-cell-address="exercises.D176"/>
    </style:style>
    <style:style style:name="ce88" style:family="table-cell" style:parent-style-name="Default">
      <style:map style:condition="cell-content()&gt;1" style:apply-style-name="Errore" style:base-cell-address="exercises.D177"/>
    </style:style>
    <style:style style:name="ce89" style:family="table-cell" style:parent-style-name="Default">
      <style:map style:condition="cell-content()&gt;1" style:apply-style-name="Errore" style:base-cell-address="exercises.D178"/>
    </style:style>
    <style:style style:name="ce90" style:family="table-cell" style:parent-style-name="Default">
      <style:map style:condition="cell-content()&gt;1" style:apply-style-name="Errore" style:base-cell-address="exercises.D179"/>
    </style:style>
    <style:style style:name="ce91" style:family="table-cell" style:parent-style-name="Default">
      <style:map style:condition="cell-content()&gt;1" style:apply-style-name="Errore" style:base-cell-address="exercises.D180"/>
    </style:style>
    <style:style style:name="ce92" style:family="table-cell" style:parent-style-name="Default">
      <style:map style:condition="cell-content()&gt;1" style:apply-style-name="Errore" style:base-cell-address="exercises.D181"/>
    </style:style>
    <style:style style:name="ce93" style:family="table-cell" style:parent-style-name="Default">
      <style:map style:condition="cell-content()&gt;1" style:apply-style-name="Errore" style:base-cell-address="exercises.D182"/>
    </style:style>
    <style:style style:name="ce94" style:family="table-cell" style:parent-style-name="Default">
      <style:map style:condition="cell-content()&gt;1" style:apply-style-name="Errore" style:base-cell-address="exercises.D183"/>
    </style:style>
    <style:style style:name="ce95" style:family="table-cell" style:parent-style-name="Default">
      <style:map style:condition="cell-content()&gt;1" style:apply-style-name="Errore" style:base-cell-address="exercises.D184"/>
    </style:style>
    <style:style style:name="ce96" style:family="table-cell" style:parent-style-name="Default">
      <style:map style:condition="cell-content()&gt;1" style:apply-style-name="Errore" style:base-cell-address="exercises.D185"/>
    </style:style>
    <style:style style:name="ce97" style:family="table-cell" style:parent-style-name="Default">
      <style:map style:condition="cell-content()&gt;1" style:apply-style-name="Errore" style:base-cell-address="exercises.D186"/>
    </style:style>
    <style:style style:name="ce98" style:family="table-cell" style:parent-style-name="Default">
      <style:map style:condition="cell-content()&gt;1" style:apply-style-name="Errore" style:base-cell-address="exercises.D187"/>
    </style:style>
    <style:style style:name="ce99" style:family="table-cell" style:parent-style-name="Default">
      <style:map style:condition="cell-content()&gt;1" style:apply-style-name="Errore" style:base-cell-address="exercises.D188"/>
    </style:style>
    <style:style style:name="ce100" style:family="table-cell" style:parent-style-name="Default">
      <style:map style:condition="cell-content()&gt;1" style:apply-style-name="Errore" style:base-cell-address="exercises.D189"/>
    </style:style>
    <style:style style:name="ce101" style:family="table-cell" style:parent-style-name="Default">
      <style:map style:condition="cell-content()&gt;1" style:apply-style-name="Errore" style:base-cell-address="exercises.D191"/>
    </style:style>
    <style:style style:name="ce102" style:family="table-cell" style:parent-style-name="Default">
      <style:map style:condition="cell-content()&gt;1" style:apply-style-name="Errore" style:base-cell-address="exercises.D192"/>
    </style:style>
    <style:style style:name="ce103" style:family="table-cell" style:parent-style-name="Default">
      <style:map style:condition="cell-content()&gt;1" style:apply-style-name="Errore" style:base-cell-address="exercises.D193"/>
    </style:style>
    <style:style style:name="ce104" style:family="table-cell" style:parent-style-name="Default">
      <style:map style:condition="cell-content()&gt;1" style:apply-style-name="Errore" style:base-cell-address="exercises.D194"/>
    </style:style>
    <style:style style:name="ce105" style:family="table-cell" style:parent-style-name="Default">
      <style:map style:condition="cell-content()&gt;1" style:apply-style-name="Errore" style:base-cell-address="exercises.D195"/>
    </style:style>
    <style:style style:name="ce106" style:family="table-cell" style:parent-style-name="Default">
      <style:map style:condition="cell-content()&gt;1" style:apply-style-name="Errore" style:base-cell-address="exercises.D196"/>
    </style:style>
    <style:style style:name="ce107" style:family="table-cell" style:parent-style-name="Default">
      <style:map style:condition="cell-content()&gt;1" style:apply-style-name="Errore" style:base-cell-address="exercises.D197"/>
    </style:style>
    <style:style style:name="ce108" style:family="table-cell" style:parent-style-name="Default">
      <style:map style:condition="cell-content()&gt;1" style:apply-style-name="Errore" style:base-cell-address="exercises.D198"/>
    </style:style>
    <style:style style:name="ce109" style:family="table-cell" style:parent-style-name="Default">
      <style:map style:condition="cell-content()&gt;1" style:apply-style-name="Errore" style:base-cell-address="exercises.D199"/>
    </style:style>
    <style:style style:name="ce110" style:family="table-cell" style:parent-style-name="Default">
      <style:map style:condition="cell-content()&gt;1" style:apply-style-name="Errore" style:base-cell-address="exercises.D200"/>
    </style:style>
    <style:style style:name="ce111" style:family="table-cell" style:parent-style-name="Default">
      <style:map style:condition="cell-content()&gt;1" style:apply-style-name="Errore" style:base-cell-address="exercises.D201"/>
    </style:style>
    <style:style style:name="ce112" style:family="table-cell" style:parent-style-name="Default">
      <style:map style:condition="cell-content()&gt;1" style:apply-style-name="Errore" style:base-cell-address="exercises.D202"/>
    </style:style>
    <style:style style:name="ce113" style:family="table-cell" style:parent-style-name="Default">
      <style:map style:condition="cell-content()&gt;1" style:apply-style-name="Errore" style:base-cell-address="exercises.D203"/>
    </style:style>
    <style:style style:name="ce114" style:family="table-cell" style:parent-style-name="Default">
      <style:map style:condition="cell-content()&gt;1" style:apply-style-name="Errore" style:base-cell-address="exercises.D204"/>
    </style:style>
    <style:style style:name="ce115" style:family="table-cell" style:parent-style-name="Default">
      <style:map style:condition="cell-content()&gt;1" style:apply-style-name="Errore" style:base-cell-address="exercises.D205"/>
    </style:style>
    <style:style style:name="ce116" style:family="table-cell" style:parent-style-name="Default">
      <style:map style:condition="cell-content()&gt;1" style:apply-style-name="Errore" style:base-cell-address="exercises.D206"/>
    </style:style>
    <style:style style:name="ce117" style:family="table-cell" style:parent-style-name="Default">
      <style:map style:condition="cell-content()&gt;1" style:apply-style-name="Errore" style:base-cell-address="exercises.D207"/>
    </style:style>
    <style:style style:name="ce118" style:family="table-cell" style:parent-style-name="Default">
      <style:map style:condition="cell-content()&gt;1" style:apply-style-name="Errore" style:base-cell-address="exercises.D208"/>
    </style:style>
    <style:style style:name="ce119" style:family="table-cell" style:parent-style-name="Default">
      <style:map style:condition="cell-content()&gt;1" style:apply-style-name="Errore" style:base-cell-address="exercises.D209"/>
    </style:style>
    <style:style style:name="ce120" style:family="table-cell" style:parent-style-name="Default">
      <style:map style:condition="cell-content()&gt;1" style:apply-style-name="Errore" style:base-cell-address="exercises.D210"/>
    </style:style>
    <style:style style:name="ce121" style:family="table-cell" style:parent-style-name="Default">
      <style:map style:condition="cell-content()&gt;1" style:apply-style-name="Errore" style:base-cell-address="exercises.D211"/>
    </style:style>
    <style:style style:name="ce122" style:family="table-cell" style:parent-style-name="Default">
      <style:map style:condition="cell-content()&gt;1" style:apply-style-name="Errore" style:base-cell-address="exercises.D212"/>
    </style:style>
    <style:style style:name="ce123" style:family="table-cell" style:parent-style-name="Default">
      <style:map style:condition="cell-content()&gt;1" style:apply-style-name="Errore" style:base-cell-address="exercises.D213"/>
    </style:style>
    <style:style style:name="ce124" style:family="table-cell" style:parent-style-name="Default">
      <style:map style:condition="cell-content()&gt;1" style:apply-style-name="Errore" style:base-cell-address="exercises.D214"/>
    </style:style>
    <style:style style:name="ce125" style:family="table-cell" style:parent-style-name="Default">
      <style:map style:condition="cell-content()&gt;1" style:apply-style-name="Errore" style:base-cell-address="exercises.D215"/>
    </style:style>
    <style:style style:name="ce126" style:family="table-cell" style:parent-style-name="Default">
      <style:map style:condition="cell-content()&gt;1" style:apply-style-name="Errore" style:base-cell-address="exercises.D216"/>
    </style:style>
    <style:style style:name="ce127" style:family="table-cell" style:parent-style-name="Default">
      <style:map style:condition="cell-content()&gt;1" style:apply-style-name="Errore" style:base-cell-address="exercises.D217"/>
    </style:style>
    <style:style style:name="ce128" style:family="table-cell" style:parent-style-name="Default">
      <style:map style:condition="cell-content()&gt;1" style:apply-style-name="Errore" style:base-cell-address="exercises.D222"/>
    </style:style>
    <style:style style:name="ce129" style:family="table-cell" style:parent-style-name="Default">
      <style:map style:condition="cell-content()&gt;1" style:apply-style-name="Errore" style:base-cell-address="exercises.D223"/>
    </style:style>
    <style:style style:name="ce130" style:family="table-cell" style:parent-style-name="Default">
      <style:map style:condition="cell-content()&gt;1" style:apply-style-name="Errore" style:base-cell-address="exercises.D224"/>
    </style:style>
    <style:style style:name="ce131" style:family="table-cell" style:parent-style-name="Default">
      <style:map style:condition="cell-content()&gt;1" style:apply-style-name="Errore" style:base-cell-address="exercises.D225"/>
    </style:style>
    <style:style style:name="ce132" style:family="table-cell" style:parent-style-name="Default">
      <style:map style:condition="cell-content()&gt;1" style:apply-style-name="Errore" style:base-cell-address="exercises.D226"/>
    </style:style>
    <style:style style:name="ce133" style:family="table-cell" style:parent-style-name="Default">
      <style:map style:condition="cell-content()&gt;1" style:apply-style-name="Errore" style:base-cell-address="exercises.D227"/>
    </style:style>
    <style:style style:name="ce134" style:family="table-cell" style:parent-style-name="Default">
      <style:map style:condition="cell-content()&gt;1" style:apply-style-name="Errore" style:base-cell-address="exercises.D229"/>
    </style:style>
    <style:style style:name="ce135" style:family="table-cell" style:parent-style-name="Default">
      <style:map style:condition="cell-content()&gt;1" style:apply-style-name="Errore" style:base-cell-address="exercises.D230"/>
    </style:style>
    <style:style style:name="ce136" style:family="table-cell" style:parent-style-name="Default">
      <style:map style:condition="cell-content()&gt;1" style:apply-style-name="Errore" style:base-cell-address="exercises.D231"/>
    </style:style>
    <style:style style:name="ce137" style:family="table-cell" style:parent-style-name="Default">
      <style:map style:condition="cell-content()&gt;1" style:apply-style-name="Errore" style:base-cell-address="exercises.D232"/>
    </style:style>
    <style:style style:name="ce138" style:family="table-cell" style:parent-style-name="Default">
      <style:map style:condition="cell-content()=0" style:apply-style-name="Errore" style:base-cell-address="exercises.E4"/>
    </style:style>
    <style:style style:name="ce139" style:family="table-cell" style:parent-style-name="Default">
      <style:map style:condition="cell-content()=0" style:apply-style-name="Errore" style:base-cell-address="exercises.E13"/>
    </style:style>
    <style:style style:name="ce140" style:family="table-cell" style:parent-style-name="Default">
      <style:map style:condition="cell-content()=0" style:apply-style-name="Errore" style:base-cell-address="exercises.E29"/>
    </style:style>
    <style:style style:name="ce141" style:family="table-cell" style:parent-style-name="Default">
      <style:map style:condition="cell-content()=0" style:apply-style-name="Errore" style:base-cell-address="exercises.E32"/>
    </style:style>
    <style:style style:name="ce142" style:family="table-cell" style:parent-style-name="Default">
      <style:map style:condition="cell-content()=0" style:apply-style-name="Errore" style:base-cell-address="exercises.E38"/>
    </style:style>
    <style:style style:name="ce143" style:family="table-cell" style:parent-style-name="Default">
      <style:map style:condition="cell-content()=0" style:apply-style-name="Errore" style:base-cell-address="exercises.E46"/>
    </style:style>
    <style:style style:name="ce144" style:family="table-cell" style:parent-style-name="Default">
      <style:map style:condition="cell-content()=0" style:apply-style-name="Errore" style:base-cell-address="exercises.E64"/>
    </style:style>
    <style:style style:name="ce145" style:family="table-cell" style:parent-style-name="Default">
      <style:map style:condition="cell-content()=0" style:apply-style-name="Errore" style:base-cell-address="exercises.E65"/>
    </style:style>
    <style:style style:name="ce146" style:family="table-cell" style:parent-style-name="Default">
      <style:map style:condition="cell-content()=0" style:apply-style-name="Errore" style:base-cell-address="exercises.E66"/>
    </style:style>
    <style:style style:name="ce147" style:family="table-cell" style:parent-style-name="Default">
      <style:map style:condition="cell-content()=0" style:apply-style-name="Errore" style:base-cell-address="exercises.E70"/>
    </style:style>
    <style:style style:name="ce148" style:family="table-cell" style:parent-style-name="Default">
      <style:map style:condition="cell-content()=0" style:apply-style-name="Errore" style:base-cell-address="exercises.E79"/>
    </style:style>
    <style:style style:name="ce149" style:family="table-cell" style:parent-style-name="Default">
      <style:map style:condition="cell-content()=0" style:apply-style-name="Errore" style:base-cell-address="exercises.E80"/>
    </style:style>
    <style:style style:name="ce150" style:family="table-cell" style:parent-style-name="Default">
      <style:map style:condition="cell-content()=0" style:apply-style-name="Errore" style:base-cell-address="exercises.E81"/>
    </style:style>
    <style:style style:name="ce151" style:family="table-cell" style:parent-style-name="Default">
      <style:map style:condition="cell-content()=0" style:apply-style-name="Errore" style:base-cell-address="exercises.E82"/>
    </style:style>
    <style:style style:name="ce152" style:family="table-cell" style:parent-style-name="Default">
      <style:map style:condition="cell-content()=0" style:apply-style-name="Errore" style:base-cell-address="exercises.E87"/>
    </style:style>
    <style:style style:name="ce153" style:family="table-cell" style:parent-style-name="Default">
      <style:map style:condition="cell-content()=0" style:apply-style-name="Errore" style:base-cell-address="exercises.E88"/>
    </style:style>
    <style:style style:name="ce154" style:family="table-cell" style:parent-style-name="Default">
      <style:map style:condition="cell-content()=0" style:apply-style-name="Errore" style:base-cell-address="exercises.E123"/>
    </style:style>
    <style:style style:name="ce155" style:family="table-cell" style:parent-style-name="Default">
      <style:map style:condition="cell-content()=0" style:apply-style-name="Errore" style:base-cell-address="exercises.E125"/>
    </style:style>
    <style:style style:name="ce156" style:family="table-cell" style:parent-style-name="Default">
      <style:map style:condition="cell-content()=0" style:apply-style-name="Errore" style:base-cell-address="exercises.E127"/>
    </style:style>
    <style:style style:name="ce157" style:family="table-cell" style:parent-style-name="Default">
      <style:map style:condition="cell-content()=0" style:apply-style-name="Errore" style:base-cell-address="exercises.E128"/>
    </style:style>
    <style:style style:name="ce158" style:family="table-cell" style:parent-style-name="Default">
      <style:map style:condition="cell-content()=0" style:apply-style-name="Errore" style:base-cell-address="exercises.E129"/>
    </style:style>
    <style:style style:name="ce159" style:family="table-cell" style:parent-style-name="Default">
      <style:map style:condition="cell-content()=0" style:apply-style-name="Errore" style:base-cell-address="exercises.E130"/>
    </style:style>
    <style:style style:name="ce160" style:family="table-cell" style:parent-style-name="Default">
      <style:map style:condition="cell-content()=0" style:apply-style-name="Errore" style:base-cell-address="exercises.E131"/>
    </style:style>
    <style:style style:name="ce161" style:family="table-cell" style:parent-style-name="Default">
      <style:map style:condition="cell-content()=0" style:apply-style-name="Errore" style:base-cell-address="exercises.E132"/>
    </style:style>
    <style:style style:name="ce162" style:family="table-cell" style:parent-style-name="Default">
      <style:map style:condition="cell-content()=0" style:apply-style-name="Errore" style:base-cell-address="exercises.E133"/>
    </style:style>
    <style:style style:name="ce163" style:family="table-cell" style:parent-style-name="Default">
      <style:map style:condition="cell-content()=0" style:apply-style-name="Errore" style:base-cell-address="exercises.E134"/>
    </style:style>
    <style:style style:name="ce164" style:family="table-cell" style:parent-style-name="Default">
      <style:map style:condition="cell-content()=0" style:apply-style-name="Errore" style:base-cell-address="exercises.E135"/>
    </style:style>
    <style:style style:name="ce165" style:family="table-cell" style:parent-style-name="Default">
      <style:map style:condition="cell-content()=0" style:apply-style-name="Errore" style:base-cell-address="exercises.E136"/>
    </style:style>
    <style:style style:name="ce166" style:family="table-cell" style:parent-style-name="Default">
      <style:map style:condition="cell-content()=0" style:apply-style-name="Errore" style:base-cell-address="exercises.E137"/>
    </style:style>
    <style:style style:name="ce167" style:family="table-cell" style:parent-style-name="Default">
      <style:map style:condition="cell-content()=0" style:apply-style-name="Errore" style:base-cell-address="exercises.E138"/>
    </style:style>
    <style:style style:name="ce168" style:family="table-cell" style:parent-style-name="Default">
      <style:map style:condition="cell-content()=0" style:apply-style-name="Errore" style:base-cell-address="exercises.E140"/>
    </style:style>
    <style:style style:name="ce169" style:family="table-cell" style:parent-style-name="Default">
      <style:map style:condition="cell-content()=0" style:apply-style-name="Errore" style:base-cell-address="exercises.E141"/>
    </style:style>
    <style:style style:name="ce170" style:family="table-cell" style:parent-style-name="Default">
      <style:map style:condition="cell-content()=0" style:apply-style-name="Errore" style:base-cell-address="exercises.E142"/>
    </style:style>
    <style:style style:name="ce171" style:family="table-cell" style:parent-style-name="Default">
      <style:map style:condition="cell-content()=0" style:apply-style-name="Errore" style:base-cell-address="exercises.E143"/>
    </style:style>
    <style:style style:name="ce172" style:family="table-cell" style:parent-style-name="Default">
      <style:map style:condition="cell-content()=0" style:apply-style-name="Errore" style:base-cell-address="exercises.E144"/>
    </style:style>
    <style:style style:name="ce173" style:family="table-cell" style:parent-style-name="Default">
      <style:map style:condition="cell-content()=0" style:apply-style-name="Errore" style:base-cell-address="exercises.E145"/>
    </style:style>
    <style:style style:name="ce174" style:family="table-cell" style:parent-style-name="Default">
      <style:map style:condition="cell-content()=0" style:apply-style-name="Errore" style:base-cell-address="exercises.E146"/>
    </style:style>
    <style:style style:name="ce175" style:family="table-cell" style:parent-style-name="Default">
      <style:map style:condition="cell-content()=0" style:apply-style-name="Errore" style:base-cell-address="exercises.E147"/>
    </style:style>
    <style:style style:name="ce176" style:family="table-cell" style:parent-style-name="Default">
      <style:map style:condition="cell-content()=0" style:apply-style-name="Errore" style:base-cell-address="exercises.E148"/>
    </style:style>
    <style:style style:name="ce177" style:family="table-cell" style:parent-style-name="Default">
      <style:map style:condition="cell-content()=0" style:apply-style-name="Errore" style:base-cell-address="exercises.E149"/>
    </style:style>
    <style:style style:name="ce178" style:family="table-cell" style:parent-style-name="Default">
      <style:map style:condition="cell-content()=0" style:apply-style-name="Errore" style:base-cell-address="exercises.E150"/>
    </style:style>
    <style:style style:name="ce179" style:family="table-cell" style:parent-style-name="Default">
      <style:map style:condition="cell-content()=0" style:apply-style-name="Errore" style:base-cell-address="exercises.E151"/>
    </style:style>
    <style:style style:name="ce180" style:family="table-cell" style:parent-style-name="Default">
      <style:map style:condition="cell-content()=0" style:apply-style-name="Errore" style:base-cell-address="exercises.E152"/>
    </style:style>
    <style:style style:name="ce181" style:family="table-cell" style:parent-style-name="Default">
      <style:map style:condition="cell-content()=0" style:apply-style-name="Errore" style:base-cell-address="exercises.E153"/>
    </style:style>
    <style:style style:name="ce182" style:family="table-cell" style:parent-style-name="Default">
      <style:map style:condition="cell-content()=0" style:apply-style-name="Errore" style:base-cell-address="exercises.E154"/>
    </style:style>
    <style:style style:name="ce183" style:family="table-cell" style:parent-style-name="Default">
      <style:map style:condition="cell-content()=0" style:apply-style-name="Errore" style:base-cell-address="exercises.E155"/>
    </style:style>
    <style:style style:name="ce184" style:family="table-cell" style:parent-style-name="Default">
      <style:map style:condition="cell-content()=0" style:apply-style-name="Errore" style:base-cell-address="exercises.E156"/>
    </style:style>
    <style:style style:name="ce185" style:family="table-cell" style:parent-style-name="Default">
      <style:map style:condition="cell-content()=0" style:apply-style-name="Errore" style:base-cell-address="exercises.E157"/>
    </style:style>
    <style:style style:name="ce186" style:family="table-cell" style:parent-style-name="Default">
      <style:map style:condition="cell-content()=0" style:apply-style-name="Errore" style:base-cell-address="exercises.E158"/>
    </style:style>
    <style:style style:name="ce187" style:family="table-cell" style:parent-style-name="Default">
      <style:map style:condition="cell-content()=0" style:apply-style-name="Errore" style:base-cell-address="exercises.E159"/>
    </style:style>
    <style:style style:name="ce188" style:family="table-cell" style:parent-style-name="Default">
      <style:map style:condition="cell-content()=0" style:apply-style-name="Errore" style:base-cell-address="exercises.E160"/>
    </style:style>
    <style:style style:name="ce189" style:family="table-cell" style:parent-style-name="Default">
      <style:map style:condition="cell-content()=0" style:apply-style-name="Errore" style:base-cell-address="exercises.E161"/>
    </style:style>
    <style:style style:name="ce190" style:family="table-cell" style:parent-style-name="Default">
      <style:map style:condition="cell-content()=0" style:apply-style-name="Errore" style:base-cell-address="exercises.E162"/>
    </style:style>
    <style:style style:name="ce191" style:family="table-cell" style:parent-style-name="Default">
      <style:map style:condition="cell-content()=0" style:apply-style-name="Errore" style:base-cell-address="exercises.E163"/>
    </style:style>
    <style:style style:name="ce192" style:family="table-cell" style:parent-style-name="Default">
      <style:map style:condition="cell-content()=0" style:apply-style-name="Errore" style:base-cell-address="exercises.E164"/>
    </style:style>
    <style:style style:name="ce193" style:family="table-cell" style:parent-style-name="Default">
      <style:map style:condition="cell-content()=0" style:apply-style-name="Errore" style:base-cell-address="exercises.E165"/>
    </style:style>
    <style:style style:name="ce194" style:family="table-cell" style:parent-style-name="Default">
      <style:map style:condition="cell-content()=0" style:apply-style-name="Errore" style:base-cell-address="exercises.E166"/>
    </style:style>
    <style:style style:name="ce195" style:family="table-cell" style:parent-style-name="Default">
      <style:map style:condition="cell-content()=0" style:apply-style-name="Errore" style:base-cell-address="exercises.E167"/>
    </style:style>
    <style:style style:name="ce196" style:family="table-cell" style:parent-style-name="Default">
      <style:map style:condition="cell-content()=0" style:apply-style-name="Errore" style:base-cell-address="exercises.E168"/>
    </style:style>
    <style:style style:name="ce197" style:family="table-cell" style:parent-style-name="Default">
      <style:map style:condition="cell-content()=0" style:apply-style-name="Errore" style:base-cell-address="exercises.E169"/>
    </style:style>
    <style:style style:name="ce198" style:family="table-cell" style:parent-style-name="Default">
      <style:map style:condition="cell-content()=0" style:apply-style-name="Errore" style:base-cell-address="exercises.E170"/>
    </style:style>
    <style:style style:name="ce199" style:family="table-cell" style:parent-style-name="Default">
      <style:map style:condition="cell-content()=0" style:apply-style-name="Errore" style:base-cell-address="exercises.E171"/>
    </style:style>
    <style:style style:name="ce200" style:family="table-cell" style:parent-style-name="Default">
      <style:map style:condition="cell-content()=0" style:apply-style-name="Errore" style:base-cell-address="exercises.E172"/>
    </style:style>
    <style:style style:name="ce201" style:family="table-cell" style:parent-style-name="Default">
      <style:map style:condition="cell-content()=0" style:apply-style-name="Errore" style:base-cell-address="exercises.E173"/>
    </style:style>
    <style:style style:name="ce202" style:family="table-cell" style:parent-style-name="Default">
      <style:map style:condition="cell-content()=0" style:apply-style-name="Errore" style:base-cell-address="exercises.E174"/>
    </style:style>
    <style:style style:name="ce203" style:family="table-cell" style:parent-style-name="Default">
      <style:map style:condition="cell-content()=0" style:apply-style-name="Errore" style:base-cell-address="exercises.E175"/>
    </style:style>
    <style:style style:name="ce204" style:family="table-cell" style:parent-style-name="Default">
      <style:map style:condition="cell-content()=0" style:apply-style-name="Errore" style:base-cell-address="exercises.E176"/>
    </style:style>
    <style:style style:name="ce205" style:family="table-cell" style:parent-style-name="Default">
      <style:map style:condition="cell-content()=0" style:apply-style-name="Errore" style:base-cell-address="exercises.E177"/>
    </style:style>
    <style:style style:name="ce206" style:family="table-cell" style:parent-style-name="Default">
      <style:map style:condition="cell-content()=0" style:apply-style-name="Errore" style:base-cell-address="exercises.E178"/>
    </style:style>
    <style:style style:name="ce207" style:family="table-cell" style:parent-style-name="Default">
      <style:map style:condition="cell-content()=0" style:apply-style-name="Errore" style:base-cell-address="exercises.E179"/>
    </style:style>
    <style:style style:name="ce208" style:family="table-cell" style:parent-style-name="Default">
      <style:map style:condition="cell-content()=0" style:apply-style-name="Errore" style:base-cell-address="exercises.E180"/>
    </style:style>
    <style:style style:name="ce209" style:family="table-cell" style:parent-style-name="Default">
      <style:map style:condition="cell-content()=0" style:apply-style-name="Errore" style:base-cell-address="exercises.E181"/>
    </style:style>
    <style:style style:name="ce210" style:family="table-cell" style:parent-style-name="Default">
      <style:map style:condition="cell-content()=0" style:apply-style-name="Errore" style:base-cell-address="exercises.E182"/>
    </style:style>
    <style:style style:name="ce211" style:family="table-cell" style:parent-style-name="Default">
      <style:map style:condition="cell-content()=0" style:apply-style-name="Errore" style:base-cell-address="exercises.E183"/>
    </style:style>
    <style:style style:name="ce212" style:family="table-cell" style:parent-style-name="Default">
      <style:map style:condition="cell-content()=0" style:apply-style-name="Errore" style:base-cell-address="exercises.E184"/>
    </style:style>
    <style:style style:name="ce213" style:family="table-cell" style:parent-style-name="Default">
      <style:map style:condition="cell-content()=0" style:apply-style-name="Errore" style:base-cell-address="exercises.E185"/>
    </style:style>
    <style:style style:name="ce214" style:family="table-cell" style:parent-style-name="Default">
      <style:map style:condition="cell-content()=0" style:apply-style-name="Errore" style:base-cell-address="exercises.E186"/>
    </style:style>
    <style:style style:name="ce215" style:family="table-cell" style:parent-style-name="Default">
      <style:map style:condition="cell-content()=0" style:apply-style-name="Errore" style:base-cell-address="exercises.E187"/>
    </style:style>
    <style:style style:name="ce216" style:family="table-cell" style:parent-style-name="Default">
      <style:map style:condition="cell-content()=0" style:apply-style-name="Errore" style:base-cell-address="exercises.E188"/>
    </style:style>
    <style:style style:name="ce217" style:family="table-cell" style:parent-style-name="Default">
      <style:map style:condition="cell-content()=0" style:apply-style-name="Errore" style:base-cell-address="exercises.E189"/>
    </style:style>
    <style:style style:name="ce218" style:family="table-cell" style:parent-style-name="Default">
      <style:map style:condition="cell-content()=0" style:apply-style-name="Errore" style:base-cell-address="exercises.E191"/>
    </style:style>
    <style:style style:name="ce219" style:family="table-cell" style:parent-style-name="Default">
      <style:map style:condition="cell-content()=0" style:apply-style-name="Errore" style:base-cell-address="exercises.E192"/>
    </style:style>
    <style:style style:name="ce220" style:family="table-cell" style:parent-style-name="Default">
      <style:map style:condition="cell-content()=0" style:apply-style-name="Errore" style:base-cell-address="exercises.E193"/>
    </style:style>
    <style:style style:name="ce221" style:family="table-cell" style:parent-style-name="Default">
      <style:map style:condition="cell-content()=0" style:apply-style-name="Errore" style:base-cell-address="exercises.E194"/>
    </style:style>
    <style:style style:name="ce222" style:family="table-cell" style:parent-style-name="Default">
      <style:map style:condition="cell-content()=0" style:apply-style-name="Errore" style:base-cell-address="exercises.E195"/>
    </style:style>
    <style:style style:name="ce223" style:family="table-cell" style:parent-style-name="Default">
      <style:map style:condition="cell-content()=0" style:apply-style-name="Errore" style:base-cell-address="exercises.E196"/>
    </style:style>
    <style:style style:name="ce224" style:family="table-cell" style:parent-style-name="Default">
      <style:map style:condition="cell-content()=0" style:apply-style-name="Errore" style:base-cell-address="exercises.E197"/>
    </style:style>
    <style:style style:name="ce225" style:family="table-cell" style:parent-style-name="Default">
      <style:map style:condition="cell-content()=0" style:apply-style-name="Errore" style:base-cell-address="exercises.E198"/>
    </style:style>
    <style:style style:name="ce226" style:family="table-cell" style:parent-style-name="Default">
      <style:map style:condition="cell-content()=0" style:apply-style-name="Errore" style:base-cell-address="exercises.E199"/>
    </style:style>
    <style:style style:name="ce227" style:family="table-cell" style:parent-style-name="Default">
      <style:map style:condition="cell-content()=0" style:apply-style-name="Errore" style:base-cell-address="exercises.E200"/>
    </style:style>
    <style:style style:name="ce228" style:family="table-cell" style:parent-style-name="Default">
      <style:map style:condition="cell-content()=0" style:apply-style-name="Errore" style:base-cell-address="exercises.E201"/>
    </style:style>
    <style:style style:name="ce229" style:family="table-cell" style:parent-style-name="Default">
      <style:map style:condition="cell-content()=0" style:apply-style-name="Errore" style:base-cell-address="exercises.E202"/>
    </style:style>
    <style:style style:name="ce230" style:family="table-cell" style:parent-style-name="Default">
      <style:map style:condition="cell-content()=0" style:apply-style-name="Errore" style:base-cell-address="exercises.E203"/>
    </style:style>
    <style:style style:name="ce231" style:family="table-cell" style:parent-style-name="Default">
      <style:map style:condition="cell-content()=0" style:apply-style-name="Errore" style:base-cell-address="exercises.E204"/>
    </style:style>
    <style:style style:name="ce232" style:family="table-cell" style:parent-style-name="Default">
      <style:map style:condition="cell-content()=0" style:apply-style-name="Errore" style:base-cell-address="exercises.E205"/>
    </style:style>
    <style:style style:name="ce233" style:family="table-cell" style:parent-style-name="Default">
      <style:map style:condition="cell-content()=0" style:apply-style-name="Errore" style:base-cell-address="exercises.E206"/>
    </style:style>
    <style:style style:name="ce234" style:family="table-cell" style:parent-style-name="Default">
      <style:map style:condition="cell-content()=0" style:apply-style-name="Errore" style:base-cell-address="exercises.E207"/>
    </style:style>
    <style:style style:name="ce235" style:family="table-cell" style:parent-style-name="Default">
      <style:map style:condition="cell-content()=0" style:apply-style-name="Errore" style:base-cell-address="exercises.E208"/>
    </style:style>
    <style:style style:name="ce236" style:family="table-cell" style:parent-style-name="Default">
      <style:map style:condition="cell-content()=0" style:apply-style-name="Errore" style:base-cell-address="exercises.E209"/>
    </style:style>
    <style:style style:name="ce237" style:family="table-cell" style:parent-style-name="Default">
      <style:map style:condition="cell-content()=0" style:apply-style-name="Errore" style:base-cell-address="exercises.E210"/>
    </style:style>
    <style:style style:name="ce238" style:family="table-cell" style:parent-style-name="Default">
      <style:map style:condition="cell-content()=0" style:apply-style-name="Errore" style:base-cell-address="exercises.E211"/>
    </style:style>
    <style:style style:name="ce239" style:family="table-cell" style:parent-style-name="Default">
      <style:map style:condition="cell-content()=0" style:apply-style-name="Errore" style:base-cell-address="exercises.E212"/>
    </style:style>
    <style:style style:name="ce240" style:family="table-cell" style:parent-style-name="Default">
      <style:map style:condition="cell-content()=0" style:apply-style-name="Errore" style:base-cell-address="exercises.E213"/>
    </style:style>
    <style:style style:name="ce241" style:family="table-cell" style:parent-style-name="Default">
      <style:map style:condition="cell-content()=0" style:apply-style-name="Errore" style:base-cell-address="exercises.E214"/>
    </style:style>
    <style:style style:name="ce242" style:family="table-cell" style:parent-style-name="Default">
      <style:map style:condition="cell-content()=0" style:apply-style-name="Errore" style:base-cell-address="exercises.E215"/>
    </style:style>
    <style:style style:name="ce243" style:family="table-cell" style:parent-style-name="Default">
      <style:map style:condition="cell-content()=0" style:apply-style-name="Errore" style:base-cell-address="exercises.E216"/>
    </style:style>
    <style:style style:name="ce244" style:family="table-cell" style:parent-style-name="Default">
      <style:map style:condition="cell-content()=0" style:apply-style-name="Errore" style:base-cell-address="exercises.E217"/>
    </style:style>
    <style:style style:name="ce245" style:family="table-cell" style:parent-style-name="Default">
      <style:map style:condition="cell-content()=0" style:apply-style-name="Errore" style:base-cell-address="exercises.E4"/>
    </style:style>
    <style:style style:name="ce246" style:family="table-cell" style:parent-style-name="Default">
      <style:map style:condition="cell-content()=0" style:apply-style-name="Errore" style:base-cell-address="exercises.E222"/>
    </style:style>
    <style:style style:name="ce247" style:family="table-cell" style:parent-style-name="Default">
      <style:map style:condition="cell-content()=0" style:apply-style-name="Errore" style:base-cell-address="exercises.E223"/>
    </style:style>
    <style:style style:name="ce248" style:family="table-cell" style:parent-style-name="Default">
      <style:map style:condition="cell-content()=0" style:apply-style-name="Errore" style:base-cell-address="exercises.E224"/>
    </style:style>
    <style:style style:name="ce249" style:family="table-cell" style:parent-style-name="Default">
      <style:map style:condition="cell-content()=0" style:apply-style-name="Errore" style:base-cell-address="exercises.E225"/>
    </style:style>
    <style:style style:name="ce250" style:family="table-cell" style:parent-style-name="Default">
      <style:map style:condition="cell-content()=0" style:apply-style-name="Errore" style:base-cell-address="exercises.E4"/>
    </style:style>
    <style:style style:name="ce251" style:family="table-cell" style:parent-style-name="Default">
      <style:map style:condition="cell-content()=0" style:apply-style-name="Errore" style:base-cell-address="exercises.E227"/>
    </style:style>
    <style:style style:name="ce252" style:family="table-cell" style:parent-style-name="Default">
      <style:map style:condition="cell-content()=0" style:apply-style-name="Errore" style:base-cell-address="exercises.E229"/>
    </style:style>
    <style:style style:name="ce253" style:family="table-cell" style:parent-style-name="Default">
      <style:map style:condition="cell-content()=0" style:apply-style-name="Errore" style:base-cell-address="exercises.E230"/>
    </style:style>
    <style:style style:name="ce254" style:family="table-cell" style:parent-style-name="Default">
      <style:map style:condition="cell-content()=0" style:apply-style-name="Errore" style:base-cell-address="exercises.E231"/>
    </style:style>
    <style:style style:name="ce255" style:family="table-cell" style:parent-style-name="Default">
      <style:map style:condition="cell-content()=0" style:apply-style-name="Errore" style:base-cell-address="exercises.E232"/>
    </style:style>
    <style:style style:name="ce256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 fo:font-weight="bold" style:font-weight-asian="bold" style:font-weight-complex="bold"/>
    </style:style>
    <style:style style:name="ce257" style:family="table-cell" style:parent-style-name="Default">
      <style:map style:condition="cell-content()&lt;100" style:apply-style-name="Errore" style:base-cell-address="exercises.F4"/>
    </style:style>
    <style:style style:name="ce258" style:family="table-cell" style:parent-style-name="Default">
      <style:map style:condition="cell-content()&lt;100" style:apply-style-name="Errore" style:base-cell-address="exercises.F13"/>
    </style:style>
    <style:style style:name="ce259" style:family="table-cell" style:parent-style-name="Default">
      <style:map style:condition="cell-content()&lt;100" style:apply-style-name="Errore" style:base-cell-address="exercises.F29"/>
    </style:style>
    <style:style style:name="ce260" style:family="table-cell" style:parent-style-name="Default">
      <style:map style:condition="cell-content()&lt;100" style:apply-style-name="Errore" style:base-cell-address="exercises.F32"/>
    </style:style>
    <style:style style:name="ce261" style:family="table-cell" style:parent-style-name="Default">
      <style:map style:condition="cell-content()&lt;100" style:apply-style-name="Errore" style:base-cell-address="exercises.F38"/>
    </style:style>
    <style:style style:name="ce262" style:family="table-cell" style:parent-style-name="Default">
      <style:map style:condition="cell-content()&lt;100" style:apply-style-name="Errore" style:base-cell-address="exercises.F46"/>
    </style:style>
    <style:style style:name="ce263" style:family="table-cell" style:parent-style-name="Default">
      <style:map style:condition="cell-content()&lt;100" style:apply-style-name="Errore" style:base-cell-address="exercises.F64"/>
    </style:style>
    <style:style style:name="ce264" style:family="table-cell" style:parent-style-name="Default">
      <style:map style:condition="cell-content()&lt;100" style:apply-style-name="Errore" style:base-cell-address="exercises.F65"/>
    </style:style>
    <style:style style:name="ce265" style:family="table-cell" style:parent-style-name="Default">
      <style:map style:condition="cell-content()&lt;100" style:apply-style-name="Errore" style:base-cell-address="exercises.F66"/>
    </style:style>
    <style:style style:name="ce266" style:family="table-cell" style:parent-style-name="Default">
      <style:map style:condition="cell-content()&lt;100" style:apply-style-name="Errore" style:base-cell-address="exercises.F70"/>
    </style:style>
    <style:style style:name="ce267" style:family="table-cell" style:parent-style-name="Default">
      <style:map style:condition="cell-content()&lt;100" style:apply-style-name="Errore" style:base-cell-address="exercises.F79"/>
    </style:style>
    <style:style style:name="ce268" style:family="table-cell" style:parent-style-name="Default">
      <style:map style:condition="cell-content()&lt;100" style:apply-style-name="Errore" style:base-cell-address="exercises.F80"/>
    </style:style>
    <style:style style:name="ce269" style:family="table-cell" style:parent-style-name="Default">
      <style:map style:condition="cell-content()&lt;100" style:apply-style-name="Errore" style:base-cell-address="exercises.F81"/>
    </style:style>
    <style:style style:name="ce270" style:family="table-cell" style:parent-style-name="Default">
      <style:map style:condition="cell-content()&lt;100" style:apply-style-name="Errore" style:base-cell-address="exercises.F82"/>
    </style:style>
    <style:style style:name="ce271" style:family="table-cell" style:parent-style-name="Default">
      <style:map style:condition="cell-content()&lt;100" style:apply-style-name="Errore" style:base-cell-address="exercises.F87"/>
    </style:style>
    <style:style style:name="ce272" style:family="table-cell" style:parent-style-name="Default">
      <style:map style:condition="cell-content()&lt;100" style:apply-style-name="Errore" style:base-cell-address="exercises.F88"/>
    </style:style>
    <style:style style:name="ce273" style:family="table-cell" style:parent-style-name="Default">
      <style:map style:condition="cell-content()&lt;100" style:apply-style-name="Errore" style:base-cell-address="exercises.F123"/>
    </style:style>
    <style:style style:name="ce274" style:family="table-cell" style:parent-style-name="Default">
      <style:map style:condition="cell-content()&lt;100" style:apply-style-name="Errore" style:base-cell-address="exercises.F125"/>
    </style:style>
    <style:style style:name="ce275" style:family="table-cell" style:parent-style-name="Default">
      <style:map style:condition="cell-content()&lt;100" style:apply-style-name="Errore" style:base-cell-address="exercises.F127"/>
    </style:style>
    <style:style style:name="ce276" style:family="table-cell" style:parent-style-name="Default">
      <style:map style:condition="cell-content()&lt;100" style:apply-style-name="Errore" style:base-cell-address="exercises.F128"/>
    </style:style>
    <style:style style:name="ce277" style:family="table-cell" style:parent-style-name="Default">
      <style:map style:condition="cell-content()&lt;100" style:apply-style-name="Errore" style:base-cell-address="exercises.F129"/>
    </style:style>
    <style:style style:name="ce278" style:family="table-cell" style:parent-style-name="Default">
      <style:map style:condition="cell-content()&lt;100" style:apply-style-name="Errore" style:base-cell-address="exercises.F130"/>
    </style:style>
    <style:style style:name="ce279" style:family="table-cell" style:parent-style-name="Default">
      <style:map style:condition="cell-content()&lt;100" style:apply-style-name="Errore" style:base-cell-address="exercises.F131"/>
    </style:style>
    <style:style style:name="ce280" style:family="table-cell" style:parent-style-name="Default">
      <style:map style:condition="cell-content()&lt;100" style:apply-style-name="Errore" style:base-cell-address="exercises.F132"/>
    </style:style>
    <style:style style:name="ce281" style:family="table-cell" style:parent-style-name="Default">
      <style:map style:condition="cell-content()&lt;100" style:apply-style-name="Errore" style:base-cell-address="exercises.F133"/>
    </style:style>
    <style:style style:name="ce282" style:family="table-cell" style:parent-style-name="Default">
      <style:map style:condition="cell-content()&lt;100" style:apply-style-name="Errore" style:base-cell-address="exercises.F134"/>
    </style:style>
    <style:style style:name="ce283" style:family="table-cell" style:parent-style-name="Default">
      <style:map style:condition="cell-content()&lt;100" style:apply-style-name="Errore" style:base-cell-address="exercises.F135"/>
    </style:style>
    <style:style style:name="ce284" style:family="table-cell" style:parent-style-name="Default">
      <style:map style:condition="cell-content()&lt;100" style:apply-style-name="Errore" style:base-cell-address="exercises.F136"/>
    </style:style>
    <style:style style:name="ce285" style:family="table-cell" style:parent-style-name="Default">
      <style:map style:condition="cell-content()&lt;100" style:apply-style-name="Errore" style:base-cell-address="exercises.F137"/>
    </style:style>
    <style:style style:name="ce286" style:family="table-cell" style:parent-style-name="Default">
      <style:map style:condition="cell-content()&lt;100" style:apply-style-name="Errore" style:base-cell-address="exercises.F138"/>
    </style:style>
    <style:style style:name="ce287" style:family="table-cell" style:parent-style-name="Default">
      <style:map style:condition="cell-content()&lt;100" style:apply-style-name="Errore" style:base-cell-address="exercises.F140"/>
    </style:style>
    <style:style style:name="ce288" style:family="table-cell" style:parent-style-name="Default">
      <style:map style:condition="cell-content()&lt;100" style:apply-style-name="Errore" style:base-cell-address="exercises.F141"/>
    </style:style>
    <style:style style:name="ce289" style:family="table-cell" style:parent-style-name="Default">
      <style:map style:condition="cell-content()&lt;100" style:apply-style-name="Errore" style:base-cell-address="exercises.F142"/>
    </style:style>
    <style:style style:name="ce290" style:family="table-cell" style:parent-style-name="Default">
      <style:map style:condition="cell-content()&lt;100" style:apply-style-name="Errore" style:base-cell-address="exercises.F143"/>
    </style:style>
    <style:style style:name="ce291" style:family="table-cell" style:parent-style-name="Default">
      <style:map style:condition="cell-content()&lt;100" style:apply-style-name="Errore" style:base-cell-address="exercises.F144"/>
    </style:style>
    <style:style style:name="ce292" style:family="table-cell" style:parent-style-name="Default">
      <style:map style:condition="cell-content()&lt;100" style:apply-style-name="Errore" style:base-cell-address="exercises.F145"/>
    </style:style>
    <style:style style:name="ce293" style:family="table-cell" style:parent-style-name="Default">
      <style:map style:condition="cell-content()&lt;100" style:apply-style-name="Errore" style:base-cell-address="exercises.F146"/>
    </style:style>
    <style:style style:name="ce294" style:family="table-cell" style:parent-style-name="Default">
      <style:map style:condition="cell-content()&lt;100" style:apply-style-name="Errore" style:base-cell-address="exercises.F147"/>
    </style:style>
    <style:style style:name="ce295" style:family="table-cell" style:parent-style-name="Default">
      <style:map style:condition="cell-content()&lt;100" style:apply-style-name="Errore" style:base-cell-address="exercises.F148"/>
    </style:style>
    <style:style style:name="ce296" style:family="table-cell" style:parent-style-name="Default">
      <style:map style:condition="cell-content()&lt;100" style:apply-style-name="Errore" style:base-cell-address="exercises.F149"/>
    </style:style>
    <style:style style:name="ce297" style:family="table-cell" style:parent-style-name="Default">
      <style:map style:condition="cell-content()&lt;100" style:apply-style-name="Errore" style:base-cell-address="exercises.F150"/>
    </style:style>
    <style:style style:name="ce298" style:family="table-cell" style:parent-style-name="Default">
      <style:map style:condition="cell-content()&lt;100" style:apply-style-name="Errore" style:base-cell-address="exercises.F151"/>
    </style:style>
    <style:style style:name="ce299" style:family="table-cell" style:parent-style-name="Default">
      <style:map style:condition="cell-content()&lt;100" style:apply-style-name="Errore" style:base-cell-address="exercises.F152"/>
    </style:style>
    <style:style style:name="ce300" style:family="table-cell" style:parent-style-name="Default">
      <style:map style:condition="cell-content()&lt;100" style:apply-style-name="Errore" style:base-cell-address="exercises.F153"/>
    </style:style>
    <style:style style:name="ce301" style:family="table-cell" style:parent-style-name="Default">
      <style:map style:condition="cell-content()&lt;100" style:apply-style-name="Errore" style:base-cell-address="exercises.F154"/>
    </style:style>
    <style:style style:name="ce302" style:family="table-cell" style:parent-style-name="Default">
      <style:map style:condition="cell-content()&lt;100" style:apply-style-name="Errore" style:base-cell-address="exercises.F155"/>
    </style:style>
    <style:style style:name="ce303" style:family="table-cell" style:parent-style-name="Default">
      <style:map style:condition="cell-content()&lt;100" style:apply-style-name="Errore" style:base-cell-address="exercises.F156"/>
    </style:style>
    <style:style style:name="ce304" style:family="table-cell" style:parent-style-name="Default">
      <style:map style:condition="cell-content()&lt;100" style:apply-style-name="Errore" style:base-cell-address="exercises.F157"/>
    </style:style>
    <style:style style:name="ce305" style:family="table-cell" style:parent-style-name="Default">
      <style:map style:condition="cell-content()&lt;100" style:apply-style-name="Errore" style:base-cell-address="exercises.F158"/>
    </style:style>
    <style:style style:name="ce306" style:family="table-cell" style:parent-style-name="Default">
      <style:map style:condition="cell-content()&lt;100" style:apply-style-name="Errore" style:base-cell-address="exercises.F159"/>
    </style:style>
    <style:style style:name="ce307" style:family="table-cell" style:parent-style-name="Default">
      <style:map style:condition="cell-content()&lt;100" style:apply-style-name="Errore" style:base-cell-address="exercises.F160"/>
    </style:style>
    <style:style style:name="ce308" style:family="table-cell" style:parent-style-name="Default">
      <style:map style:condition="cell-content()&lt;100" style:apply-style-name="Errore" style:base-cell-address="exercises.F161"/>
    </style:style>
    <style:style style:name="ce309" style:family="table-cell" style:parent-style-name="Default">
      <style:map style:condition="cell-content()&lt;100" style:apply-style-name="Errore" style:base-cell-address="exercises.F162"/>
    </style:style>
    <style:style style:name="ce310" style:family="table-cell" style:parent-style-name="Default">
      <style:map style:condition="cell-content()&lt;100" style:apply-style-name="Errore" style:base-cell-address="exercises.F163"/>
    </style:style>
    <style:style style:name="ce311" style:family="table-cell" style:parent-style-name="Default">
      <style:map style:condition="cell-content()&lt;100" style:apply-style-name="Errore" style:base-cell-address="exercises.F164"/>
    </style:style>
    <style:style style:name="ce312" style:family="table-cell" style:parent-style-name="Default">
      <style:map style:condition="cell-content()&lt;100" style:apply-style-name="Errore" style:base-cell-address="exercises.F165"/>
    </style:style>
    <style:style style:name="ce313" style:family="table-cell" style:parent-style-name="Default">
      <style:map style:condition="cell-content()&lt;100" style:apply-style-name="Errore" style:base-cell-address="exercises.F166"/>
    </style:style>
    <style:style style:name="ce314" style:family="table-cell" style:parent-style-name="Default">
      <style:map style:condition="cell-content()&lt;100" style:apply-style-name="Errore" style:base-cell-address="exercises.F167"/>
    </style:style>
    <style:style style:name="ce315" style:family="table-cell" style:parent-style-name="Default">
      <style:map style:condition="cell-content()&lt;100" style:apply-style-name="Errore" style:base-cell-address="exercises.F168"/>
    </style:style>
    <style:style style:name="ce316" style:family="table-cell" style:parent-style-name="Default">
      <style:map style:condition="cell-content()&lt;100" style:apply-style-name="Errore" style:base-cell-address="exercises.F169"/>
    </style:style>
    <style:style style:name="ce317" style:family="table-cell" style:parent-style-name="Default">
      <style:map style:condition="cell-content()&lt;100" style:apply-style-name="Errore" style:base-cell-address="exercises.F170"/>
    </style:style>
    <style:style style:name="ce318" style:family="table-cell" style:parent-style-name="Default">
      <style:map style:condition="cell-content()&lt;100" style:apply-style-name="Errore" style:base-cell-address="exercises.F171"/>
    </style:style>
    <style:style style:name="ce319" style:family="table-cell" style:parent-style-name="Default">
      <style:map style:condition="cell-content()&lt;100" style:apply-style-name="Errore" style:base-cell-address="exercises.F172"/>
    </style:style>
    <style:style style:name="ce320" style:family="table-cell" style:parent-style-name="Default">
      <style:map style:condition="cell-content()&lt;100" style:apply-style-name="Errore" style:base-cell-address="exercises.F173"/>
    </style:style>
    <style:style style:name="ce321" style:family="table-cell" style:parent-style-name="Default">
      <style:map style:condition="cell-content()&lt;100" style:apply-style-name="Errore" style:base-cell-address="exercises.F174"/>
    </style:style>
    <style:style style:name="ce322" style:family="table-cell" style:parent-style-name="Default">
      <style:map style:condition="cell-content()&lt;100" style:apply-style-name="Errore" style:base-cell-address="exercises.F175"/>
    </style:style>
    <style:style style:name="ce323" style:family="table-cell" style:parent-style-name="Default">
      <style:map style:condition="cell-content()&lt;100" style:apply-style-name="Errore" style:base-cell-address="exercises.F176"/>
    </style:style>
    <style:style style:name="ce324" style:family="table-cell" style:parent-style-name="Default">
      <style:map style:condition="cell-content()&lt;100" style:apply-style-name="Errore" style:base-cell-address="exercises.F177"/>
    </style:style>
    <style:style style:name="ce325" style:family="table-cell" style:parent-style-name="Default">
      <style:map style:condition="cell-content()&lt;100" style:apply-style-name="Errore" style:base-cell-address="exercises.F178"/>
    </style:style>
    <style:style style:name="ce326" style:family="table-cell" style:parent-style-name="Default">
      <style:map style:condition="cell-content()&lt;100" style:apply-style-name="Errore" style:base-cell-address="exercises.F179"/>
    </style:style>
    <style:style style:name="ce327" style:family="table-cell" style:parent-style-name="Default">
      <style:map style:condition="cell-content()&lt;100" style:apply-style-name="Errore" style:base-cell-address="exercises.F180"/>
    </style:style>
    <style:style style:name="ce328" style:family="table-cell" style:parent-style-name="Default">
      <style:map style:condition="cell-content()&lt;100" style:apply-style-name="Errore" style:base-cell-address="exercises.F181"/>
    </style:style>
    <style:style style:name="ce329" style:family="table-cell" style:parent-style-name="Default">
      <style:map style:condition="cell-content()&lt;100" style:apply-style-name="Errore" style:base-cell-address="exercises.F182"/>
    </style:style>
    <style:style style:name="ce330" style:family="table-cell" style:parent-style-name="Default">
      <style:map style:condition="cell-content()&lt;100" style:apply-style-name="Errore" style:base-cell-address="exercises.F183"/>
    </style:style>
    <style:style style:name="ce331" style:family="table-cell" style:parent-style-name="Default">
      <style:map style:condition="cell-content()&lt;100" style:apply-style-name="Errore" style:base-cell-address="exercises.F184"/>
    </style:style>
    <style:style style:name="ce332" style:family="table-cell" style:parent-style-name="Default">
      <style:map style:condition="cell-content()&lt;100" style:apply-style-name="Errore" style:base-cell-address="exercises.F185"/>
    </style:style>
    <style:style style:name="ce333" style:family="table-cell" style:parent-style-name="Default">
      <style:map style:condition="cell-content()&lt;100" style:apply-style-name="Errore" style:base-cell-address="exercises.F186"/>
    </style:style>
    <style:style style:name="ce334" style:family="table-cell" style:parent-style-name="Default">
      <style:map style:condition="cell-content()&lt;100" style:apply-style-name="Errore" style:base-cell-address="exercises.F187"/>
    </style:style>
    <style:style style:name="ce335" style:family="table-cell" style:parent-style-name="Default">
      <style:map style:condition="cell-content()&lt;100" style:apply-style-name="Errore" style:base-cell-address="exercises.F188"/>
    </style:style>
    <style:style style:name="ce336" style:family="table-cell" style:parent-style-name="Default">
      <style:map style:condition="cell-content()&lt;100" style:apply-style-name="Errore" style:base-cell-address="exercises.F189"/>
    </style:style>
    <style:style style:name="ce337" style:family="table-cell" style:parent-style-name="Default">
      <style:map style:condition="cell-content()&lt;100" style:apply-style-name="Errore" style:base-cell-address="exercises.F191"/>
    </style:style>
    <style:style style:name="ce338" style:family="table-cell" style:parent-style-name="Default">
      <style:map style:condition="cell-content()&lt;100" style:apply-style-name="Errore" style:base-cell-address="exercises.F192"/>
    </style:style>
    <style:style style:name="ce339" style:family="table-cell" style:parent-style-name="Default">
      <style:map style:condition="cell-content()&lt;100" style:apply-style-name="Errore" style:base-cell-address="exercises.F193"/>
    </style:style>
    <style:style style:name="ce340" style:family="table-cell" style:parent-style-name="Default">
      <style:map style:condition="cell-content()&lt;100" style:apply-style-name="Errore" style:base-cell-address="exercises.F194"/>
    </style:style>
    <style:style style:name="ce341" style:family="table-cell" style:parent-style-name="Default">
      <style:map style:condition="cell-content()&lt;100" style:apply-style-name="Errore" style:base-cell-address="exercises.F195"/>
    </style:style>
    <style:style style:name="ce342" style:family="table-cell" style:parent-style-name="Default">
      <style:map style:condition="cell-content()&lt;100" style:apply-style-name="Errore" style:base-cell-address="exercises.F196"/>
    </style:style>
    <style:style style:name="ce343" style:family="table-cell" style:parent-style-name="Default">
      <style:map style:condition="cell-content()&lt;100" style:apply-style-name="Errore" style:base-cell-address="exercises.F197"/>
    </style:style>
    <style:style style:name="ce344" style:family="table-cell" style:parent-style-name="Default">
      <style:map style:condition="cell-content()&lt;100" style:apply-style-name="Errore" style:base-cell-address="exercises.F198"/>
    </style:style>
    <style:style style:name="ce345" style:family="table-cell" style:parent-style-name="Default">
      <style:map style:condition="cell-content()&lt;100" style:apply-style-name="Errore" style:base-cell-address="exercises.F199"/>
    </style:style>
    <style:style style:name="ce346" style:family="table-cell" style:parent-style-name="Default">
      <style:map style:condition="cell-content()&lt;100" style:apply-style-name="Errore" style:base-cell-address="exercises.F200"/>
    </style:style>
    <style:style style:name="ce347" style:family="table-cell" style:parent-style-name="Default">
      <style:map style:condition="cell-content()&lt;100" style:apply-style-name="Errore" style:base-cell-address="exercises.F201"/>
    </style:style>
    <style:style style:name="ce348" style:family="table-cell" style:parent-style-name="Default">
      <style:map style:condition="cell-content()&lt;100" style:apply-style-name="Errore" style:base-cell-address="exercises.F202"/>
    </style:style>
    <style:style style:name="ce349" style:family="table-cell" style:parent-style-name="Default">
      <style:map style:condition="cell-content()&lt;100" style:apply-style-name="Errore" style:base-cell-address="exercises.F203"/>
    </style:style>
    <style:style style:name="ce350" style:family="table-cell" style:parent-style-name="Default">
      <style:map style:condition="cell-content()&lt;100" style:apply-style-name="Errore" style:base-cell-address="exercises.F204"/>
    </style:style>
    <style:style style:name="ce351" style:family="table-cell" style:parent-style-name="Default">
      <style:map style:condition="cell-content()&lt;100" style:apply-style-name="Errore" style:base-cell-address="exercises.F205"/>
    </style:style>
    <style:style style:name="ce352" style:family="table-cell" style:parent-style-name="Default">
      <style:map style:condition="cell-content()&lt;100" style:apply-style-name="Errore" style:base-cell-address="exercises.F206"/>
    </style:style>
    <style:style style:name="ce353" style:family="table-cell" style:parent-style-name="Default">
      <style:map style:condition="cell-content()&lt;100" style:apply-style-name="Errore" style:base-cell-address="exercises.F207"/>
    </style:style>
    <style:style style:name="ce354" style:family="table-cell" style:parent-style-name="Default">
      <style:map style:condition="cell-content()&lt;100" style:apply-style-name="Errore" style:base-cell-address="exercises.F208"/>
    </style:style>
    <style:style style:name="ce355" style:family="table-cell" style:parent-style-name="Default">
      <style:map style:condition="cell-content()&lt;100" style:apply-style-name="Errore" style:base-cell-address="exercises.F209"/>
    </style:style>
    <style:style style:name="ce356" style:family="table-cell" style:parent-style-name="Default">
      <style:map style:condition="cell-content()&lt;100" style:apply-style-name="Errore" style:base-cell-address="exercises.F210"/>
    </style:style>
    <style:style style:name="ce357" style:family="table-cell" style:parent-style-name="Default">
      <style:map style:condition="cell-content()&lt;100" style:apply-style-name="Errore" style:base-cell-address="exercises.F211"/>
    </style:style>
    <style:style style:name="ce362" style:family="table-cell" style:parent-style-name="Default">
      <style:map style:condition="cell-content()&lt;100" style:apply-style-name="Errore" style:base-cell-address="exercises.F212"/>
    </style:style>
    <style:style style:name="ce363" style:family="table-cell" style:parent-style-name="Default">
      <style:map style:condition="cell-content()&lt;100" style:apply-style-name="Errore" style:base-cell-address="exercises.F213"/>
    </style:style>
    <style:style style:name="ce364" style:family="table-cell" style:parent-style-name="Default">
      <style:map style:condition="cell-content()&lt;100" style:apply-style-name="Errore" style:base-cell-address="exercises.F214"/>
    </style:style>
    <style:style style:name="ce365" style:family="table-cell" style:parent-style-name="Default">
      <style:map style:condition="cell-content()&lt;100" style:apply-style-name="Errore" style:base-cell-address="exercises.F215"/>
    </style:style>
    <style:style style:name="ce366" style:family="table-cell" style:parent-style-name="Default">
      <style:map style:condition="cell-content()&lt;100" style:apply-style-name="Errore" style:base-cell-address="exercises.F216"/>
    </style:style>
    <style:style style:name="ce367" style:family="table-cell" style:parent-style-name="Default">
      <style:map style:condition="cell-content()&lt;100" style:apply-style-name="Errore" style:base-cell-address="exercises.F217"/>
    </style:style>
    <style:style style:name="ce368" style:family="table-cell" style:parent-style-name="Default">
      <style:map style:condition="cell-content()&lt;100" style:apply-style-name="Errore" style:base-cell-address="exercises.F4"/>
    </style:style>
    <style:style style:name="ce369" style:family="table-cell" style:parent-style-name="Default">
      <style:map style:condition="cell-content()&lt;100" style:apply-style-name="Errore" style:base-cell-address="exercises.F222"/>
    </style:style>
    <style:style style:name="ce370" style:family="table-cell" style:parent-style-name="Default">
      <style:map style:condition="cell-content()&lt;100" style:apply-style-name="Errore" style:base-cell-address="exercises.F223"/>
    </style:style>
    <style:style style:name="ce371" style:family="table-cell" style:parent-style-name="Default">
      <style:map style:condition="cell-content()&lt;100" style:apply-style-name="Errore" style:base-cell-address="exercises.F224"/>
    </style:style>
    <style:style style:name="ce372" style:family="table-cell" style:parent-style-name="Default">
      <style:map style:condition="cell-content()&lt;100" style:apply-style-name="Errore" style:base-cell-address="exercises.F225"/>
    </style:style>
    <style:style style:name="ce373" style:family="table-cell" style:parent-style-name="Default">
      <style:map style:condition="cell-content()&lt;100" style:apply-style-name="Errore" style:base-cell-address="exercises.F4"/>
    </style:style>
    <style:style style:name="ce374" style:family="table-cell" style:parent-style-name="Default">
      <style:map style:condition="cell-content()&lt;100" style:apply-style-name="Errore" style:base-cell-address="exercises.F227"/>
    </style:style>
    <style:style style:name="ce375" style:family="table-cell" style:parent-style-name="Default">
      <style:map style:condition="cell-content()&lt;100" style:apply-style-name="Errore" style:base-cell-address="exercises.F229"/>
    </style:style>
    <style:style style:name="ce376" style:family="table-cell" style:parent-style-name="Default">
      <style:map style:condition="cell-content()&lt;100" style:apply-style-name="Errore" style:base-cell-address="exercises.F230"/>
    </style:style>
    <style:style style:name="ce377" style:family="table-cell" style:parent-style-name="Default">
      <style:map style:condition="cell-content()&lt;100" style:apply-style-name="Errore" style:base-cell-address="exercises.F231"/>
    </style:style>
    <style:style style:name="ce378" style:family="table-cell" style:parent-style-name="Default">
      <style:map style:condition="cell-content()&lt;100" style:apply-style-name="Errore" style:base-cell-address="exercises.F232"/>
    </style:style>
    <style:style style:name="ce379" style:family="table-cell" style:parent-style-name="Default">
      <style:text-properties fo:color="#0000ff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384" style:family="table-cell" style:parent-style-name="Default">
      <style:text-properties fo:color="#999999"/>
    </style:style>
    <style:style style:name="ce385" style:family="table-cell" style:parent-style-name="Default">
      <style:text-properties fo:color="#999999" fo:font-weight="bold" style:font-weight-asian="bold" style:font-weight-complex="bold"/>
    </style:style>
    <style:style style:name="ce386" style:family="table-cell" style:parent-style-name="Default" style:data-style-name="N0"/>
    <style:style style:name="ce387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table table:name="base_movements" table:style-name="ta1">
        <office:forms form:automatic-focus="false" form:apply-design-mode="false"/>
        <table:table-column table:style-name="co25" table:default-cell-style-name="Default"/>
        <table:table-column table:style-name="co28" table:default-cell-style-name="Default"/>
        <table:table-column table:style-name="co29" table:default-cell-style-name="ce14"/>
        <table:table-column table:style-name="co3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number-columns-repeated="9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8" table:number-columns-repeated="1002" table:default-cell-style-name="Default"/>
        <table:table-row table:style-name="ro1">
          <table:table-cell table:style-name="ce11" office:value-type="string" calcext:value-type="string">
            <text:p>base_movements</text:p>
          </table:table-cell>
          <table:table-cell/>
          <table:table-cell table:style-name="Default"/>
          <table:table-cell/>
          <table:table-cell table:style-name="ce13" table:formula="of:=&quot;Esercizi: &quot;&amp;COUNTIF([.C4:.C162];&quot;&gt;0&quot;)&amp;&quot; su &quot;&amp;COUNTA([.C4:.C162])" office:value-type="string" office:string-value="Esercizi: 101 su 148" calcext:value-type="string">
            <text:p>Esercizi: 101 su 148</text:p>
          </table:table-cell>
          <table:table-cell table:number-columns-repeated="14"/>
          <table:table-cell table:style-name="ce12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9" office:value-type="string" calcext:value-type="string">
            <text:p>stroke_types</text:p>
          </table:table-cell>
          <table:table-cell table:style-name="ce19" office:value-type="string" calcext:value-type="string">
            <text:p>movement_types</text:p>
          </table:table-cell>
          <table:table-cell table:style-name="ce19" office:value-type="string" calcext:value-type="string">
            <text:p>movement_scope_types</text:p>
          </table:table-cell>
          <table:table-cell table:number-columns-repeated="9"/>
          <table:table-cell table:style-name="ce20" table:formula="of:=&quot;--&quot;&amp;CHAR(13)&amp;CHAR(10)&amp;&quot;-- Dump dei dati per la tabella &quot;&amp;[.$A$1]&amp;CHAR(13)&amp;CHAR(10)&amp;&quot;-- &quot;" office:value-type="string" office:string-value="--&#13;&#10;-- Dump dei dati per la tabella base_movements&#13;&#10;-- " calcext:value-type="string">
            <text:p>--</text:p>
            <text:p>-- Dump dei dati per la tabella base_movements</text:p>
            <text:p>-- </text:p>
          </table:table-cell>
          <table:table-cell table:style-name="ce20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style-name="ce20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code</text:p>
          </table:table-cell>
          <table:table-cell table:style-name="ce13" office:value-type="string" calcext:value-type="string">
            <text:p>Occ.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description_en</text:p>
          </table:table-cell>
          <table:table-cell table:style-name="ce12" office:value-type="string" calcext:value-type="string">
            <text:p>short_name</text:p>
          </table:table-cell>
          <table:table-cell table:style-name="ce12" office:value-type="string" calcext:value-type="string">
            <text:p>short_name_en</text:p>
          </table:table-cell>
          <table:table-cell table:number-columns-repeated="3" table:style-name="ce19" office:value-type="string" calcext:value-type="string">
            <text:p>code</text:p>
          </table:table-cell>
          <table:table-cell table:style-name="ce12" office:value-type="string" calcext:value-type="string">
            <text:p>user_id</text:p>
          </table:table-cell>
          <table:table-cell table:style-name="ce12" office:value-type="string" calcext:value-type="string">
            <text:p>is_arm_aux_allowed</text:p>
          </table:table-cell>
          <table:table-cell table:style-name="ce12" office:value-type="string" calcext:value-type="string">
            <text:p>is_kick_aux_allowed</text:p>
          </table:table-cell>
          <table:table-cell table:style-name="ce12" office:value-type="string" calcext:value-type="string">
            <text:p>is_body_aux_allowed</text:p>
          </table:table-cell>
          <table:table-cell table:style-name="ce12" office:value-type="string" calcext:value-type="string">
            <text:p>is_breath_aux_allowed</text:p>
          </table:table-cell>
          <table:table-cell table:style-name="ce12" office:value-type="string" calcext:value-type="string">
            <text:p>stroke_type_id</text:p>
          </table:table-cell>
          <table:table-cell table:style-name="ce12" office:value-type="string" calcext:value-type="string">
            <text:p>movement_type_id</text:p>
          </table:table-cell>
          <table:table-cell table:style-name="ce12" office:value-type="string" calcext:value-type="string">
            <text:p>movement_scope_type_id</text:p>
          </table:table-cell>
          <table:table-cell table:style-name="ce12"/>
          <table:table-cell table:formula="of:=&quot;INSERT INTO &quot;&amp;[.$A$1]&amp;&quot; (&quot;&amp;[.$A$3]&amp;&quot;,&quot;&amp;[.$B$3]&amp;&quot;,&quot;&amp;[.$K$3]&amp;&quot;,&quot;&amp;[.$L$3]&amp;&quot;,&quot;&amp;[.$M$3]&amp;&quot;,&quot;&amp;[.$N$3]&amp;&quot;,&quot;&amp;[.$O$3]&amp;&quot;,&quot;&amp;[.$P$3]&amp;&quot;,&quot;&amp;[.$Q$3]&amp;&quot;,&quot;&amp;[.$R$3]&amp;&quot;,lock_version,created_at,updated_at) VALUES &quot;" office:value-type="string" office:string-value="INSERT INTO base_movements (id,code,user_id,is_arm_aux_allowed,is_kick_aux_allowed,is_body_aux_allowed,is_breath_aux_allowed,stroke_type_id,movement_type_id,movement_scope_type_id,lock_version,created_at,updated_at) VALUES " calcext:value-type="string">
            <text:p>INSERT INTO base_movements (id,code,user_id,is_arm_aux_allowed,is_kick_aux_allowed,is_body_aux_allowed,is_breath_aux_allowed,stroke_type_id,movement_type_id,movement_scope_type_id,lock_version,created_at,updated_at) VALUES </text:p>
          </table:table-cell>
          <table:table-cell table:style-name="ce20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12" table:number-columns-repeated="1002"/>
        </table:table-row>
        <table:table-row table:style-name="ro9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GECMPL</text:p>
          </table:table-cell>
          <table:table-cell table:formula="of:=COUNTIF([exercise_rows.$G$4:.$G$491];[.B4])" office:value-type="float" office:value="1" calcext:value-type="float">
            <text:p>1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4]&amp;&quot;,'&quot;&amp;[.B4]&amp;&quot;',&quot;&amp;[.K4]&amp;&quot;,&quot;&amp;[.L4]&amp;&quot;,&quot;&amp;[.M4]&amp;&quot;,&quot;&amp;[.N4]&amp;&quot;,&quot;&amp;[.O4]&amp;&quot;,&quot;&amp;[.P4]&amp;&quot;,&quot;&amp;[.Q4]&amp;&quot;,&quot;&amp;[.R4]&amp;&quot;,0,CURDATE(),CURDATE())&quot;&amp;IF(INDIRECT(ADDRESS(ROW([.A4])+1;1))&gt;0;&quot;,&quot;;&quot;;&quot;)" office:value-type="string" office:string-value="(1,'GECMPL',2,1,1,1,1,(select t.id from stroke_types t where t.code = 'GE'),(select t.id from movement_types t where t.code = 'C'),(select t.id from movement_scope_types t where t.code = 'N'),0,CURDATE(),CURDATE())," calcext:value-type="string">
            <text:p>(1,'GECMPL',2,1,1,1,1,(select t.id from stroke_types t where t.code = 'GE'),(select t.id from movement_types t where t.code = 'C'),(select t.id from movement_scope_types t where t.code = 'N'),0,CURDATE(),CURDATE()),</text:p>
          </table:table-cell>
          <table:table-cell table:formula="of:=&quot;    i18n_short_&quot;&amp;[.$B4]&amp;&quot;: &quot;&amp;CHAR(34)&amp;SUBSTITUTE([.F4];&quot;'&quot;;&quot;''&quot;)&amp;CHAR(34)&amp;CHAR(13)&amp;CHAR(10)&amp;&quot;    i18n_description_&quot;&amp;[.$B4]&amp;&quot;: &quot;&amp;CHAR(34)&amp;SUBSTITUTE([.D4];&quot;'&quot;;&quot;''&quot;)&amp;CHAR(34)" office:value-type="string" office:string-value="    i18n_short_GECMPL: &quot;A piacere&quot;&#13;&#10;    i18n_description_GECMPL: &quot;A piacere&quot;" calcext:value-type="string">
            <text:p>    i18n_short_GECMPL: "A piacere"</text:p>
            <text:p>    i18n_description_GECMPL: "A piacere"</text:p>
          </table:table-cell>
          <table:table-cell table:formula="of:=&quot;    i18n_short_&quot;&amp;[.$B4]&amp;&quot;: &quot;&amp;CHAR(34)&amp;SUBSTITUTE([.G4];&quot;'&quot;;&quot;''&quot;)&amp;CHAR(34)&amp;CHAR(13)&amp;CHAR(10)&amp;&quot;    i18n_description_&quot;&amp;[.$B4]&amp;&quot;: &quot;&amp;CHAR(34)&amp;SUBSTITUTE([.E4];&quot;'&quot;;&quot;''&quot;)&amp;CHAR(34)" office:value-type="string" office:string-value="    i18n_short_GECMPL: &quot;Free&quot;&#13;&#10;    i18n_description_GECMPL: &quot;Free&quot;" calcext:value-type="string">
            <text:p>    i18n_short_GECMPL: "Free"</text:p>
            <text:p>    i18n_description_GECMPL: "Free"</text:p>
          </table:table-cell>
          <table:table-cell table:number-columns-repeated="5"/>
          <table:table-cell table:formula="of:=COUNTIF([.$B$5:.$B$159];[.B4])" office:value-type="float" office:value="0" calcext:value-type="float">
            <text:p>0</text:p>
          </table:table-cell>
          <table:table-cell table:number-columns-repeated="996"/>
        </table:table-row>
        <table:table-row table:style-name="ro9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SLCMPL</text:p>
          </table:table-cell>
          <table:table-cell table:formula="of:=COUNTIF([exercise_rows.$G$4:.$G$491];[.B5])" office:value-type="float" office:value="62" calcext:value-type="float">
            <text:p>62</text:p>
          </table:table-cell>
          <table:table-cell office:value-type="string" calcext:value-type="string">
            <text:p>SL completo</text:p>
          </table:table-cell>
          <table:table-cell office:value-type="string" calcext:value-type="string">
            <text:p>FS comple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5]&amp;&quot;,'&quot;&amp;[.B5]&amp;&quot;',&quot;&amp;[.K5]&amp;&quot;,&quot;&amp;[.L5]&amp;&quot;,&quot;&amp;[.M5]&amp;&quot;,&quot;&amp;[.N5]&amp;&quot;,&quot;&amp;[.O5]&amp;&quot;,&quot;&amp;[.P5]&amp;&quot;,&quot;&amp;[.Q5]&amp;&quot;,&quot;&amp;[.R5]&amp;&quot;,0,CURDATE(),CURDATE())&quot;&amp;IF(INDIRECT(ADDRESS(ROW([.A5])+1;1))&gt;0;&quot;,&quot;;&quot;;&quot;)" office:value-type="string" office:string-value="(2,'SLCMPL',2,1,1,1,1,(select t.id from stroke_types t where t.code = 'SL'),(select t.id from movement_types t where t.code = 'C'),(select t.id from movement_scope_types t where t.code = 'N'),0,CURDATE(),CURDATE())," calcext:value-type="string">
            <text:p>(2,'SLCMPL',2,1,1,1,1,(select t.id from stroke_types t where t.code = 'SL'),(select t.id from movement_types t where t.code = 'C'),(select t.id from movement_scope_types t where t.code = 'N'),0,CURDATE(),CURDATE()),</text:p>
          </table:table-cell>
          <table:table-cell table:formula="of:=&quot;    i18n_short_&quot;&amp;[.$B5]&amp;&quot;: &quot;&amp;CHAR(34)&amp;SUBSTITUTE([.F5];&quot;'&quot;;&quot;''&quot;)&amp;CHAR(34)&amp;CHAR(13)&amp;CHAR(10)&amp;&quot;    i18n_description_&quot;&amp;[.$B5]&amp;&quot;: &quot;&amp;CHAR(34)&amp;SUBSTITUTE([.D5];&quot;'&quot;;&quot;''&quot;)&amp;CHAR(34)" office:value-type="string" office:string-value="    i18n_short_SLCMPL: &quot;SL&quot;&#13;&#10;    i18n_description_SLCMPL: &quot;SL completo&quot;" calcext:value-type="string">
            <text:p>    i18n_short_SLCMPL: "SL"</text:p>
            <text:p>    i18n_description_SLCMPL: "SL completo"</text:p>
          </table:table-cell>
          <table:table-cell table:formula="of:=&quot;    i18n_short_&quot;&amp;[.$B5]&amp;&quot;: &quot;&amp;CHAR(34)&amp;SUBSTITUTE([.G5];&quot;'&quot;;&quot;''&quot;)&amp;CHAR(34)&amp;CHAR(13)&amp;CHAR(10)&amp;&quot;    i18n_description_&quot;&amp;[.$B5]&amp;&quot;: &quot;&amp;CHAR(34)&amp;SUBSTITUTE([.E5];&quot;'&quot;;&quot;''&quot;)&amp;CHAR(34)" office:value-type="string" office:string-value="    i18n_short_SLCMPL: &quot;FS&quot;&#13;&#10;    i18n_description_SLCMPL: &quot;FS complete&quot;" calcext:value-type="string">
            <text:p>    i18n_short_SLCMPL: "FS"</text:p>
            <text:p>    i18n_description_SLCMPL: "FS complete"</text:p>
          </table:table-cell>
          <table:table-cell table:number-columns-repeated="5"/>
          <table:table-cell table:formula="of:=COUNTIF([.$B$5:.$B$159];[.B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FACMPL</text:p>
          </table:table-cell>
          <table:table-cell table:formula="of:=COUNTIF([exercise_rows.$G$4:.$G$491];[.B6])" office:value-type="float" office:value="26" calcext:value-type="float">
            <text:p>26</text:p>
          </table:table-cell>
          <table:table-cell office:value-type="string" calcext:value-type="string">
            <text:p>FA completo</text:p>
          </table:table-cell>
          <table:table-cell office:value-type="string" calcext:value-type="string">
            <text:p>BF comple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6]&amp;&quot;,'&quot;&amp;[.B6]&amp;&quot;',&quot;&amp;[.K6]&amp;&quot;,&quot;&amp;[.L6]&amp;&quot;,&quot;&amp;[.M6]&amp;&quot;,&quot;&amp;[.N6]&amp;&quot;,&quot;&amp;[.O6]&amp;&quot;,&quot;&amp;[.P6]&amp;&quot;,&quot;&amp;[.Q6]&amp;&quot;,&quot;&amp;[.R6]&amp;&quot;,0,CURDATE(),CURDATE())&quot;&amp;IF(INDIRECT(ADDRESS(ROW([.A6])+1;1))&gt;0;&quot;,&quot;;&quot;;&quot;)" office:value-type="string" office:string-value="(3,'FACMPL',2,1,1,1,1,(select t.id from stroke_types t where t.code = 'FA'),(select t.id from movement_types t where t.code = 'C'),(select t.id from movement_scope_types t where t.code = 'N'),0,CURDATE(),CURDATE())," calcext:value-type="string">
            <text:p>(3,'FACMPL',2,1,1,1,1,(select t.id from stroke_types t where t.code = 'FA'),(select t.id from movement_types t where t.code = 'C'),(select t.id from movement_scope_types t where t.code = 'N'),0,CURDATE(),CURDATE()),</text:p>
          </table:table-cell>
          <table:table-cell table:formula="of:=&quot;    i18n_short_&quot;&amp;[.$B6]&amp;&quot;: &quot;&amp;CHAR(34)&amp;SUBSTITUTE([.F6];&quot;'&quot;;&quot;''&quot;)&amp;CHAR(34)&amp;CHAR(13)&amp;CHAR(10)&amp;&quot;    i18n_description_&quot;&amp;[.$B6]&amp;&quot;: &quot;&amp;CHAR(34)&amp;SUBSTITUTE([.D6];&quot;'&quot;;&quot;''&quot;)&amp;CHAR(34)" office:value-type="string" office:string-value="    i18n_short_FACMPL: &quot;FA&quot;&#13;&#10;    i18n_description_FACMPL: &quot;FA completo&quot;" calcext:value-type="string">
            <text:p>    i18n_short_FACMPL: "FA"</text:p>
            <text:p>    i18n_description_FACMPL: "FA completo"</text:p>
          </table:table-cell>
          <table:table-cell table:formula="of:=&quot;    i18n_short_&quot;&amp;[.$B6]&amp;&quot;: &quot;&amp;CHAR(34)&amp;SUBSTITUTE([.G6];&quot;'&quot;;&quot;''&quot;)&amp;CHAR(34)&amp;CHAR(13)&amp;CHAR(10)&amp;&quot;    i18n_description_&quot;&amp;[.$B6]&amp;&quot;: &quot;&amp;CHAR(34)&amp;SUBSTITUTE([.E6];&quot;'&quot;;&quot;''&quot;)&amp;CHAR(34)" office:value-type="string" office:string-value="    i18n_short_FACMPL: &quot;BF&quot;&#13;&#10;    i18n_description_FACMPL: &quot;BF complete&quot;" calcext:value-type="string">
            <text:p>    i18n_short_FACMPL: "BF"</text:p>
            <text:p>    i18n_description_FACMPL: "BF complete"</text:p>
          </table:table-cell>
          <table:table-cell table:number-columns-repeated="5"/>
          <table:table-cell table:formula="of:=COUNTIF([.$B$5:.$B$159];[.B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DOCMPL</text:p>
          </table:table-cell>
          <table:table-cell table:formula="of:=COUNTIF([exercise_rows.$G$4:.$G$491];[.B7])" office:value-type="float" office:value="26" calcext:value-type="float">
            <text:p>26</text:p>
          </table:table-cell>
          <table:table-cell office:value-type="string" calcext:value-type="string">
            <text:p>DO completo</text:p>
          </table:table-cell>
          <table:table-cell office:value-type="string" calcext:value-type="string">
            <text:p>BK comple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7]&amp;&quot;,'&quot;&amp;[.B7]&amp;&quot;',&quot;&amp;[.K7]&amp;&quot;,&quot;&amp;[.L7]&amp;&quot;,&quot;&amp;[.M7]&amp;&quot;,&quot;&amp;[.N7]&amp;&quot;,&quot;&amp;[.O7]&amp;&quot;,&quot;&amp;[.P7]&amp;&quot;,&quot;&amp;[.Q7]&amp;&quot;,&quot;&amp;[.R7]&amp;&quot;,0,CURDATE(),CURDATE())&quot;&amp;IF(INDIRECT(ADDRESS(ROW([.A7])+1;1))&gt;0;&quot;,&quot;;&quot;;&quot;)" office:value-type="string" office:string-value="(4,'DOCMPL',2,1,1,1,1,(select t.id from stroke_types t where t.code = 'DO'),(select t.id from movement_types t where t.code = 'C'),(select t.id from movement_scope_types t where t.code = 'N'),0,CURDATE(),CURDATE())," calcext:value-type="string">
            <text:p>(4,'DOCMPL',2,1,1,1,1,(select t.id from stroke_types t where t.code = 'DO'),(select t.id from movement_types t where t.code = 'C'),(select t.id from movement_scope_types t where t.code = 'N'),0,CURDATE(),CURDATE()),</text:p>
          </table:table-cell>
          <table:table-cell table:formula="of:=&quot;    i18n_short_&quot;&amp;[.$B7]&amp;&quot;: &quot;&amp;CHAR(34)&amp;SUBSTITUTE([.F7];&quot;'&quot;;&quot;''&quot;)&amp;CHAR(34)&amp;CHAR(13)&amp;CHAR(10)&amp;&quot;    i18n_description_&quot;&amp;[.$B7]&amp;&quot;: &quot;&amp;CHAR(34)&amp;SUBSTITUTE([.D7];&quot;'&quot;;&quot;''&quot;)&amp;CHAR(34)" office:value-type="string" office:string-value="    i18n_short_DOCMPL: &quot;DO&quot;&#13;&#10;    i18n_description_DOCMPL: &quot;DO completo&quot;" calcext:value-type="string">
            <text:p>    i18n_short_DOCMPL: "DO"</text:p>
            <text:p>    i18n_description_DOCMPL: "DO completo"</text:p>
          </table:table-cell>
          <table:table-cell table:formula="of:=&quot;    i18n_short_&quot;&amp;[.$B7]&amp;&quot;: &quot;&amp;CHAR(34)&amp;SUBSTITUTE([.G7];&quot;'&quot;;&quot;''&quot;)&amp;CHAR(34)&amp;CHAR(13)&amp;CHAR(10)&amp;&quot;    i18n_description_&quot;&amp;[.$B7]&amp;&quot;: &quot;&amp;CHAR(34)&amp;SUBSTITUTE([.E7];&quot;'&quot;;&quot;''&quot;)&amp;CHAR(34)" office:value-type="string" office:string-value="    i18n_short_DOCMPL: &quot;BK&quot;&#13;&#10;    i18n_description_DOCMPL: &quot;BK complete&quot;" calcext:value-type="string">
            <text:p>    i18n_short_DOCMPL: "BK"</text:p>
            <text:p>    i18n_description_DOCMPL: "BK complete"</text:p>
          </table:table-cell>
          <table:table-cell table:number-columns-repeated="5"/>
          <table:table-cell table:formula="of:=COUNTIF([.$B$5:.$B$159];[.B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RACMPL</text:p>
          </table:table-cell>
          <table:table-cell table:formula="of:=COUNTIF([exercise_rows.$G$4:.$G$491];[.B8])" office:value-type="float" office:value="15" calcext:value-type="float">
            <text:p>15</text:p>
          </table:table-cell>
          <table:table-cell office:value-type="string" calcext:value-type="string">
            <text:p>RA completo</text:p>
          </table:table-cell>
          <table:table-cell office:value-type="string" calcext:value-type="string">
            <text:p>BR comple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8]&amp;&quot;,'&quot;&amp;[.B8]&amp;&quot;',&quot;&amp;[.K8]&amp;&quot;,&quot;&amp;[.L8]&amp;&quot;,&quot;&amp;[.M8]&amp;&quot;,&quot;&amp;[.N8]&amp;&quot;,&quot;&amp;[.O8]&amp;&quot;,&quot;&amp;[.P8]&amp;&quot;,&quot;&amp;[.Q8]&amp;&quot;,&quot;&amp;[.R8]&amp;&quot;,0,CURDATE(),CURDATE())&quot;&amp;IF(INDIRECT(ADDRESS(ROW([.A8])+1;1))&gt;0;&quot;,&quot;;&quot;;&quot;)" office:value-type="string" office:string-value="(5,'RACMPL',2,1,1,1,1,(select t.id from stroke_types t where t.code = 'RA'),(select t.id from movement_types t where t.code = 'C'),(select t.id from movement_scope_types t where t.code = 'N'),0,CURDATE(),CURDATE())," calcext:value-type="string">
            <text:p>(5,'RACMPL',2,1,1,1,1,(select t.id from stroke_types t where t.code = 'RA'),(select t.id from movement_types t where t.code = 'C'),(select t.id from movement_scope_types t where t.code = 'N'),0,CURDATE(),CURDATE()),</text:p>
          </table:table-cell>
          <table:table-cell table:formula="of:=&quot;    i18n_short_&quot;&amp;[.$B8]&amp;&quot;: &quot;&amp;CHAR(34)&amp;SUBSTITUTE([.F8];&quot;'&quot;;&quot;''&quot;)&amp;CHAR(34)&amp;CHAR(13)&amp;CHAR(10)&amp;&quot;    i18n_description_&quot;&amp;[.$B8]&amp;&quot;: &quot;&amp;CHAR(34)&amp;SUBSTITUTE([.D8];&quot;'&quot;;&quot;''&quot;)&amp;CHAR(34)" office:value-type="string" office:string-value="    i18n_short_RACMPL: &quot;RA&quot;&#13;&#10;    i18n_description_RACMPL: &quot;RA completo&quot;" calcext:value-type="string">
            <text:p>    i18n_short_RACMPL: "RA"</text:p>
            <text:p>    i18n_description_RACMPL: "RA completo"</text:p>
          </table:table-cell>
          <table:table-cell table:formula="of:=&quot;    i18n_short_&quot;&amp;[.$B8]&amp;&quot;: &quot;&amp;CHAR(34)&amp;SUBSTITUTE([.G8];&quot;'&quot;;&quot;''&quot;)&amp;CHAR(34)&amp;CHAR(13)&amp;CHAR(10)&amp;&quot;    i18n_description_&quot;&amp;[.$B8]&amp;&quot;: &quot;&amp;CHAR(34)&amp;SUBSTITUTE([.E8];&quot;'&quot;;&quot;''&quot;)&amp;CHAR(34)" office:value-type="string" office:string-value="    i18n_short_RACMPL: &quot;BR&quot;&#13;&#10;    i18n_description_RACMPL: &quot;BR complete&quot;" calcext:value-type="string">
            <text:p>    i18n_short_RACMPL: "BR"</text:p>
            <text:p>    i18n_description_RACMPL: "BR complete"</text:p>
          </table:table-cell>
          <table:table-cell table:number-columns-repeated="5"/>
          <table:table-cell table:formula="of:=COUNTIF([.$B$5:.$B$159];[.B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MICMPL</text:p>
          </table:table-cell>
          <table:table-cell table:formula="of:=COUNTIF([exercise_rows.$G$4:.$G$491];[.B9])" office:value-type="float" office:value="11" calcext:value-type="float">
            <text:p>11</text:p>
          </table:table-cell>
          <table:table-cell office:value-type="string" calcext:value-type="string">
            <text:p>MI completo</text:p>
          </table:table-cell>
          <table:table-cell office:value-type="string" calcext:value-type="string">
            <text:p>IM comple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9]&amp;&quot;,'&quot;&amp;[.B9]&amp;&quot;',&quot;&amp;[.K9]&amp;&quot;,&quot;&amp;[.L9]&amp;&quot;,&quot;&amp;[.M9]&amp;&quot;,&quot;&amp;[.N9]&amp;&quot;,&quot;&amp;[.O9]&amp;&quot;,&quot;&amp;[.P9]&amp;&quot;,&quot;&amp;[.Q9]&amp;&quot;,&quot;&amp;[.R9]&amp;&quot;,0,CURDATE(),CURDATE())&quot;&amp;IF(INDIRECT(ADDRESS(ROW([.A9])+1;1))&gt;0;&quot;,&quot;;&quot;;&quot;)" office:value-type="string" office:string-value="(6,'MICMPL',2,1,1,1,1,(select t.id from stroke_types t where t.code = 'MI'),(select t.id from movement_types t where t.code = 'C'),(select t.id from movement_scope_types t where t.code = 'N'),0,CURDATE(),CURDATE())," calcext:value-type="string">
            <text:p>(6,'MICMPL',2,1,1,1,1,(select t.id from stroke_types t where t.code = 'MI'),(select t.id from movement_types t where t.code = 'C'),(select t.id from movement_scope_types t where t.code = 'N'),0,CURDATE(),CURDATE()),</text:p>
          </table:table-cell>
          <table:table-cell table:formula="of:=&quot;    i18n_short_&quot;&amp;[.$B9]&amp;&quot;: &quot;&amp;CHAR(34)&amp;SUBSTITUTE([.F9];&quot;'&quot;;&quot;''&quot;)&amp;CHAR(34)&amp;CHAR(13)&amp;CHAR(10)&amp;&quot;    i18n_description_&quot;&amp;[.$B9]&amp;&quot;: &quot;&amp;CHAR(34)&amp;SUBSTITUTE([.D9];&quot;'&quot;;&quot;''&quot;)&amp;CHAR(34)" office:value-type="string" office:string-value="    i18n_short_MICMPL: &quot;MI&quot;&#13;&#10;    i18n_description_MICMPL: &quot;MI completo&quot;" calcext:value-type="string">
            <text:p>    i18n_short_MICMPL: "MI"</text:p>
            <text:p>    i18n_description_MICMPL: "MI completo"</text:p>
          </table:table-cell>
          <table:table-cell table:formula="of:=&quot;    i18n_short_&quot;&amp;[.$B9]&amp;&quot;: &quot;&amp;CHAR(34)&amp;SUBSTITUTE([.G9];&quot;'&quot;;&quot;''&quot;)&amp;CHAR(34)&amp;CHAR(13)&amp;CHAR(10)&amp;&quot;    i18n_description_&quot;&amp;[.$B9]&amp;&quot;: &quot;&amp;CHAR(34)&amp;SUBSTITUTE([.E9];&quot;'&quot;;&quot;''&quot;)&amp;CHAR(34)" office:value-type="string" office:string-value="    i18n_short_MICMPL: &quot;IM&quot;&#13;&#10;    i18n_description_MICMPL: &quot;IM complete&quot;" calcext:value-type="string">
            <text:p>    i18n_short_MICMPL: "IM"</text:p>
            <text:p>    i18n_description_MICMPL: "IM complete"</text:p>
          </table:table-cell>
          <table:table-cell table:number-columns-repeated="5"/>
          <table:table-cell table:formula="of:=COUNTIF([.$B$5:.$B$159];[.B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SLGBAL</text:p>
          </table:table-cell>
          <table:table-cell table:formula="of:=COUNTIF([exercise_rows.$G$4:.$G$491];[.B10])" office:value-type="float" office:value="18" calcext:value-type="float">
            <text:p>18</text:p>
          </table:table-cell>
          <table:table-cell office:value-type="string" calcext:value-type="string">
            <text:p>SL solo gambe braccia in alto</text:p>
          </table:table-cell>
          <table:table-cell office:value-type="string" calcext:value-type="string">
            <text:p>FS kick only arm up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]&amp;&quot;,'&quot;&amp;[.B10]&amp;&quot;',&quot;&amp;[.K10]&amp;&quot;,&quot;&amp;[.L10]&amp;&quot;,&quot;&amp;[.M10]&amp;&quot;,&quot;&amp;[.N10]&amp;&quot;,&quot;&amp;[.O10]&amp;&quot;,&quot;&amp;[.P10]&amp;&quot;,&quot;&amp;[.Q10]&amp;&quot;,&quot;&amp;[.R10]&amp;&quot;,0,CURDATE(),CURDATE())&quot;&amp;IF(INDIRECT(ADDRESS(ROW([.A10])+1;1))&gt;0;&quot;,&quot;;&quot;;&quot;)" office:value-type="string" office:string-value="(7,'SLGBAL',2,0,1,1,1,(select t.id from stroke_types t where t.code = 'SL'),(select t.id from movement_types t where t.code = 'G'),(select t.id from movement_scope_types t where t.code = 'I'),0,CURDATE(),CURDATE())," calcext:value-type="string">
            <text:p>(7,'SLGBAL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0]&amp;&quot;: &quot;&amp;CHAR(34)&amp;SUBSTITUTE([.F10];&quot;'&quot;;&quot;''&quot;)&amp;CHAR(34)&amp;CHAR(13)&amp;CHAR(10)&amp;&quot;    i18n_description_&quot;&amp;[.$B10]&amp;&quot;: &quot;&amp;CHAR(34)&amp;SUBSTITUTE([.D10];&quot;'&quot;;&quot;''&quot;)&amp;CHAR(34)" office:value-type="string" office:string-value="    i18n_short_SLGBAL: &quot;SL gambe br. su&quot;&#13;&#10;    i18n_description_SLGBAL: &quot;SL solo gambe braccia in alto&quot;" calcext:value-type="string">
            <text:p>    i18n_short_SLGBAL: "SL gambe br. su"</text:p>
            <text:p>    i18n_description_SLGBAL: "SL solo gambe braccia in alto"</text:p>
          </table:table-cell>
          <table:table-cell table:formula="of:=&quot;    i18n_short_&quot;&amp;[.$B10]&amp;&quot;: &quot;&amp;CHAR(34)&amp;SUBSTITUTE([.G10];&quot;'&quot;;&quot;''&quot;)&amp;CHAR(34)&amp;CHAR(13)&amp;CHAR(10)&amp;&quot;    i18n_description_&quot;&amp;[.$B10]&amp;&quot;: &quot;&amp;CHAR(34)&amp;SUBSTITUTE([.E10];&quot;'&quot;;&quot;''&quot;)&amp;CHAR(34)" office:value-type="string" office:string-value="    i18n_short_SLGBAL: &quot;FS kick arm up&quot;&#13;&#10;    i18n_description_SLGBAL: &quot;FS kick only arm up&quot;" calcext:value-type="string">
            <text:p>    i18n_short_SLGBAL: "FS kick arm up"</text:p>
            <text:p>    i18n_description_SLGBAL: "FS kick only arm up"</text:p>
          </table:table-cell>
          <table:table-cell table:number-columns-repeated="5"/>
          <table:table-cell table:formula="of:=COUNTIF([.$B$5:.$B$159];[.B1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FAGBAL</text:p>
          </table:table-cell>
          <table:table-cell table:formula="of:=COUNTIF([exercise_rows.$G$4:.$G$491];[.B11])" office:value-type="float" office:value="6" calcext:value-type="float">
            <text:p>6</text:p>
          </table:table-cell>
          <table:table-cell office:value-type="string" calcext:value-type="string">
            <text:p>FA solo gambe braccia in alto</text:p>
          </table:table-cell>
          <table:table-cell office:value-type="string" calcext:value-type="string">
            <text:p>BF kick only arm up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]&amp;&quot;,'&quot;&amp;[.B11]&amp;&quot;',&quot;&amp;[.K11]&amp;&quot;,&quot;&amp;[.L11]&amp;&quot;,&quot;&amp;[.M11]&amp;&quot;,&quot;&amp;[.N11]&amp;&quot;,&quot;&amp;[.O11]&amp;&quot;,&quot;&amp;[.P11]&amp;&quot;,&quot;&amp;[.Q11]&amp;&quot;,&quot;&amp;[.R11]&amp;&quot;,0,CURDATE(),CURDATE())&quot;&amp;IF(INDIRECT(ADDRESS(ROW([.A11])+1;1))&gt;0;&quot;,&quot;;&quot;;&quot;)" office:value-type="string" office:string-value="(8,'FAGBAL',2,0,1,1,1,(select t.id from stroke_types t where t.code = 'FA'),(select t.id from movement_types t where t.code = 'G'),(select t.id from movement_scope_types t where t.code = 'I'),0,CURDATE(),CURDATE())," calcext:value-type="string">
            <text:p>(8,'FAGBAL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1]&amp;&quot;: &quot;&amp;CHAR(34)&amp;SUBSTITUTE([.F11];&quot;'&quot;;&quot;''&quot;)&amp;CHAR(34)&amp;CHAR(13)&amp;CHAR(10)&amp;&quot;    i18n_description_&quot;&amp;[.$B11]&amp;&quot;: &quot;&amp;CHAR(34)&amp;SUBSTITUTE([.D11];&quot;'&quot;;&quot;''&quot;)&amp;CHAR(34)" office:value-type="string" office:string-value="    i18n_short_FAGBAL: &quot;FA gambe br. su&quot;&#13;&#10;    i18n_description_FAGBAL: &quot;FA solo gambe braccia in alto&quot;" calcext:value-type="string">
            <text:p>    i18n_short_FAGBAL: "FA gambe br. su"</text:p>
            <text:p>    i18n_description_FAGBAL: "FA solo gambe braccia in alto"</text:p>
          </table:table-cell>
          <table:table-cell table:formula="of:=&quot;    i18n_short_&quot;&amp;[.$B11]&amp;&quot;: &quot;&amp;CHAR(34)&amp;SUBSTITUTE([.G11];&quot;'&quot;;&quot;''&quot;)&amp;CHAR(34)&amp;CHAR(13)&amp;CHAR(10)&amp;&quot;    i18n_description_&quot;&amp;[.$B11]&amp;&quot;: &quot;&amp;CHAR(34)&amp;SUBSTITUTE([.E11];&quot;'&quot;;&quot;''&quot;)&amp;CHAR(34)" office:value-type="string" office:string-value="    i18n_short_FAGBAL: &quot;BF kick arm up&quot;&#13;&#10;    i18n_description_FAGBAL: &quot;BF kick only arm up&quot;" calcext:value-type="string">
            <text:p>    i18n_short_FAGBAL: "BF kick arm up"</text:p>
            <text:p>    i18n_description_FAGBAL: "BF kick only arm up"</text:p>
          </table:table-cell>
          <table:table-cell table:number-columns-repeated="5"/>
          <table:table-cell table:formula="of:=COUNTIF([.$B$5:.$B$159];[.B1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DOGBAL</text:p>
          </table:table-cell>
          <table:table-cell table:formula="of:=COUNTIF([exercise_rows.$G$4:.$G$491];[.B12])" office:value-type="float" office:value="9" calcext:value-type="float">
            <text:p>9</text:p>
          </table:table-cell>
          <table:table-cell office:value-type="string" calcext:value-type="string">
            <text:p>DO solo gambe braccia in alto</text:p>
          </table:table-cell>
          <table:table-cell office:value-type="string" calcext:value-type="string">
            <text:p>BK kick only arm up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]&amp;&quot;,'&quot;&amp;[.B12]&amp;&quot;',&quot;&amp;[.K12]&amp;&quot;,&quot;&amp;[.L12]&amp;&quot;,&quot;&amp;[.M12]&amp;&quot;,&quot;&amp;[.N12]&amp;&quot;,&quot;&amp;[.O12]&amp;&quot;,&quot;&amp;[.P12]&amp;&quot;,&quot;&amp;[.Q12]&amp;&quot;,&quot;&amp;[.R12]&amp;&quot;,0,CURDATE(),CURDATE())&quot;&amp;IF(INDIRECT(ADDRESS(ROW([.A12])+1;1))&gt;0;&quot;,&quot;;&quot;;&quot;)" office:value-type="string" office:string-value="(9,'DOGBAL',2,0,1,1,1,(select t.id from stroke_types t where t.code = 'DO'),(select t.id from movement_types t where t.code = 'G'),(select t.id from movement_scope_types t where t.code = 'I'),0,CURDATE(),CURDATE())," calcext:value-type="string">
            <text:p>(9,'DOGBAL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2]&amp;&quot;: &quot;&amp;CHAR(34)&amp;SUBSTITUTE([.F12];&quot;'&quot;;&quot;''&quot;)&amp;CHAR(34)&amp;CHAR(13)&amp;CHAR(10)&amp;&quot;    i18n_description_&quot;&amp;[.$B12]&amp;&quot;: &quot;&amp;CHAR(34)&amp;SUBSTITUTE([.D12];&quot;'&quot;;&quot;''&quot;)&amp;CHAR(34)" office:value-type="string" office:string-value="    i18n_short_DOGBAL: &quot;DO gambe br. su&quot;&#13;&#10;    i18n_description_DOGBAL: &quot;DO solo gambe braccia in alto&quot;" calcext:value-type="string">
            <text:p>    i18n_short_DOGBAL: "DO gambe br. su"</text:p>
            <text:p>    i18n_description_DOGBAL: "DO solo gambe braccia in alto"</text:p>
          </table:table-cell>
          <table:table-cell table:formula="of:=&quot;    i18n_short_&quot;&amp;[.$B12]&amp;&quot;: &quot;&amp;CHAR(34)&amp;SUBSTITUTE([.G12];&quot;'&quot;;&quot;''&quot;)&amp;CHAR(34)&amp;CHAR(13)&amp;CHAR(10)&amp;&quot;    i18n_description_&quot;&amp;[.$B12]&amp;&quot;: &quot;&amp;CHAR(34)&amp;SUBSTITUTE([.E12];&quot;'&quot;;&quot;''&quot;)&amp;CHAR(34)" office:value-type="string" office:string-value="    i18n_short_DOGBAL: &quot;BK kick arm up&quot;&#13;&#10;    i18n_description_DOGBAL: &quot;BK kick only arm up&quot;" calcext:value-type="string">
            <text:p>    i18n_short_DOGBAL: "BK kick arm up"</text:p>
            <text:p>    i18n_description_DOGBAL: "BK kick only arm up"</text:p>
          </table:table-cell>
          <table:table-cell table:number-columns-repeated="5"/>
          <table:table-cell table:formula="of:=COUNTIF([.$B$5:.$B$159];[.B1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AGBAL</text:p>
          </table:table-cell>
          <table:table-cell table:formula="of:=COUNTIF([exercise_rows.$G$4:.$G$491];[.B13])" office:value-type="float" office:value="8" calcext:value-type="float">
            <text:p>8</text:p>
          </table:table-cell>
          <table:table-cell office:value-type="string" calcext:value-type="string">
            <text:p>RA solo gambe braccia in alto</text:p>
          </table:table-cell>
          <table:table-cell office:value-type="string" calcext:value-type="string">
            <text:p>BR kick only arm up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3]&amp;&quot;,'&quot;&amp;[.B13]&amp;&quot;',&quot;&amp;[.K13]&amp;&quot;,&quot;&amp;[.L13]&amp;&quot;,&quot;&amp;[.M13]&amp;&quot;,&quot;&amp;[.N13]&amp;&quot;,&quot;&amp;[.O13]&amp;&quot;,&quot;&amp;[.P13]&amp;&quot;,&quot;&amp;[.Q13]&amp;&quot;,&quot;&amp;[.R13]&amp;&quot;,0,CURDATE(),CURDATE())&quot;&amp;IF(INDIRECT(ADDRESS(ROW([.A13])+1;1))&gt;0;&quot;,&quot;;&quot;;&quot;)" office:value-type="string" office:string-value="(10,'RAGBAL',2,0,1,1,1,(select t.id from stroke_types t where t.code = 'RA'),(select t.id from movement_types t where t.code = 'G'),(select t.id from movement_scope_types t where t.code = 'I'),0,CURDATE(),CURDATE())," calcext:value-type="string">
            <text:p>(10,'RAGBAL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3]&amp;&quot;: &quot;&amp;CHAR(34)&amp;SUBSTITUTE([.F13];&quot;'&quot;;&quot;''&quot;)&amp;CHAR(34)&amp;CHAR(13)&amp;CHAR(10)&amp;&quot;    i18n_description_&quot;&amp;[.$B13]&amp;&quot;: &quot;&amp;CHAR(34)&amp;SUBSTITUTE([.D13];&quot;'&quot;;&quot;''&quot;)&amp;CHAR(34)" office:value-type="string" office:string-value="    i18n_short_RAGBAL: &quot;RA gambe br. su&quot;&#13;&#10;    i18n_description_RAGBAL: &quot;RA solo gambe braccia in alto&quot;" calcext:value-type="string">
            <text:p>    i18n_short_RAGBAL: "RA gambe br. su"</text:p>
            <text:p>    i18n_description_RAGBAL: "RA solo gambe braccia in alto"</text:p>
          </table:table-cell>
          <table:table-cell table:formula="of:=&quot;    i18n_short_&quot;&amp;[.$B13]&amp;&quot;: &quot;&amp;CHAR(34)&amp;SUBSTITUTE([.G13];&quot;'&quot;;&quot;''&quot;)&amp;CHAR(34)&amp;CHAR(13)&amp;CHAR(10)&amp;&quot;    i18n_description_&quot;&amp;[.$B13]&amp;&quot;: &quot;&amp;CHAR(34)&amp;SUBSTITUTE([.E13];&quot;'&quot;;&quot;''&quot;)&amp;CHAR(34)" office:value-type="string" office:string-value="    i18n_short_RAGBAL: &quot;BR kick arm up&quot;&#13;&#10;    i18n_description_RAGBAL: &quot;BR kick only arm up&quot;" calcext:value-type="string">
            <text:p>    i18n_short_RAGBAL: "BR kick arm up"</text:p>
            <text:p>    i18n_description_RAGBAL: "BR kick only arm up"</text:p>
          </table:table-cell>
          <table:table-cell table:number-columns-repeated="5"/>
          <table:table-cell table:formula="of:=COUNTIF([.$B$5:.$B$159];[.B1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MIGBAL</text:p>
          </table:table-cell>
          <table:table-cell table:formula="of:=COUNTIF([exercise_rows.$G$4:.$G$491];[.B14])" office:value-type="float" office:value="2" calcext:value-type="float">
            <text:p>2</text:p>
          </table:table-cell>
          <table:table-cell office:value-type="string" calcext:value-type="string">
            <text:p>MI solo gambe braccia in alto</text:p>
          </table:table-cell>
          <table:table-cell office:value-type="string" calcext:value-type="string">
            <text:p>IM kick only arm up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4]&amp;&quot;,'&quot;&amp;[.B14]&amp;&quot;',&quot;&amp;[.K14]&amp;&quot;,&quot;&amp;[.L14]&amp;&quot;,&quot;&amp;[.M14]&amp;&quot;,&quot;&amp;[.N14]&amp;&quot;,&quot;&amp;[.O14]&amp;&quot;,&quot;&amp;[.P14]&amp;&quot;,&quot;&amp;[.Q14]&amp;&quot;,&quot;&amp;[.R14]&amp;&quot;,0,CURDATE(),CURDATE())&quot;&amp;IF(INDIRECT(ADDRESS(ROW([.A14])+1;1))&gt;0;&quot;,&quot;;&quot;;&quot;)" office:value-type="string" office:string-value="(11,'MIGBAL',2,0,1,1,1,(select t.id from stroke_types t where t.code = 'MI'),(select t.id from movement_types t where t.code = 'G'),(select t.id from movement_scope_types t where t.code = 'I'),0,CURDATE(),CURDATE())," calcext:value-type="string">
            <text:p>(11,'MIGBAL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4]&amp;&quot;: &quot;&amp;CHAR(34)&amp;SUBSTITUTE([.F14];&quot;'&quot;;&quot;''&quot;)&amp;CHAR(34)&amp;CHAR(13)&amp;CHAR(10)&amp;&quot;    i18n_description_&quot;&amp;[.$B14]&amp;&quot;: &quot;&amp;CHAR(34)&amp;SUBSTITUTE([.D14];&quot;'&quot;;&quot;''&quot;)&amp;CHAR(34)" office:value-type="string" office:string-value="    i18n_short_MIGBAL: &quot;MI gambe br. su&quot;&#13;&#10;    i18n_description_MIGBAL: &quot;MI solo gambe braccia in alto&quot;" calcext:value-type="string">
            <text:p>    i18n_short_MIGBAL: "MI gambe br. su"</text:p>
            <text:p>    i18n_description_MIGBAL: "MI solo gambe braccia in alto"</text:p>
          </table:table-cell>
          <table:table-cell table:formula="of:=&quot;    i18n_short_&quot;&amp;[.$B14]&amp;&quot;: &quot;&amp;CHAR(34)&amp;SUBSTITUTE([.G14];&quot;'&quot;;&quot;''&quot;)&amp;CHAR(34)&amp;CHAR(13)&amp;CHAR(10)&amp;&quot;    i18n_description_&quot;&amp;[.$B14]&amp;&quot;: &quot;&amp;CHAR(34)&amp;SUBSTITUTE([.E14];&quot;'&quot;;&quot;''&quot;)&amp;CHAR(34)" office:value-type="string" office:string-value="    i18n_short_MIGBAL: &quot;IM kick arm up&quot;&#13;&#10;    i18n_description_MIGBAL: &quot;IM kick only arm up&quot;" calcext:value-type="string">
            <text:p>    i18n_short_MIGBAL: "IM kick arm up"</text:p>
            <text:p>    i18n_description_MIGBAL: "IM kick only arm up"</text:p>
          </table:table-cell>
          <table:table-cell table:number-columns-repeated="5"/>
          <table:table-cell table:formula="of:=COUNTIF([.$B$5:.$B$159];[.B1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SLGBBA</text:p>
          </table:table-cell>
          <table:table-cell table:formula="of:=COUNTIF([exercise_rows.$G$4:.$G$491];[.B15])" office:value-type="float" office:value="1" calcext:value-type="float">
            <text:p>1</text:p>
          </table:table-cell>
          <table:table-cell office:value-type="string" calcext:value-type="string">
            <text:p>SL solo gambe braccia in basso</text:p>
          </table:table-cell>
          <table:table-cell office:value-type="string" calcext:value-type="string">
            <text:p>FS kick only arm down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]&amp;&quot;,'&quot;&amp;[.B15]&amp;&quot;',&quot;&amp;[.K15]&amp;&quot;,&quot;&amp;[.L15]&amp;&quot;,&quot;&amp;[.M15]&amp;&quot;,&quot;&amp;[.N15]&amp;&quot;,&quot;&amp;[.O15]&amp;&quot;,&quot;&amp;[.P15]&amp;&quot;,&quot;&amp;[.Q15]&amp;&quot;,&quot;&amp;[.R15]&amp;&quot;,0,CURDATE(),CURDATE())&quot;&amp;IF(INDIRECT(ADDRESS(ROW([.A15])+1;1))&gt;0;&quot;,&quot;;&quot;;&quot;)" office:value-type="string" office:string-value="(12,'SLGBBA',2,0,1,1,1,(select t.id from stroke_types t where t.code = 'SL'),(select t.id from movement_types t where t.code = 'G'),(select t.id from movement_scope_types t where t.code = 'I'),0,CURDATE(),CURDATE())," calcext:value-type="string">
            <text:p>(12,'SLGBBA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5]&amp;&quot;: &quot;&amp;CHAR(34)&amp;SUBSTITUTE([.F15];&quot;'&quot;;&quot;''&quot;)&amp;CHAR(34)&amp;CHAR(13)&amp;CHAR(10)&amp;&quot;    i18n_description_&quot;&amp;[.$B15]&amp;&quot;: &quot;&amp;CHAR(34)&amp;SUBSTITUTE([.D15];&quot;'&quot;;&quot;''&quot;)&amp;CHAR(34)" office:value-type="string" office:string-value="    i18n_short_SLGBBA: &quot;SL gambe br. su&quot;&#13;&#10;    i18n_description_SLGBBA: &quot;SL solo gambe braccia in basso&quot;" calcext:value-type="string">
            <text:p>    i18n_short_SLGBBA: "SL gambe br. su"</text:p>
            <text:p>    i18n_description_SLGBBA: "SL solo gambe braccia in basso"</text:p>
          </table:table-cell>
          <table:table-cell table:formula="of:=&quot;    i18n_short_&quot;&amp;[.$B15]&amp;&quot;: &quot;&amp;CHAR(34)&amp;SUBSTITUTE([.G15];&quot;'&quot;;&quot;''&quot;)&amp;CHAR(34)&amp;CHAR(13)&amp;CHAR(10)&amp;&quot;    i18n_description_&quot;&amp;[.$B15]&amp;&quot;: &quot;&amp;CHAR(34)&amp;SUBSTITUTE([.E15];&quot;'&quot;;&quot;''&quot;)&amp;CHAR(34)" office:value-type="string" office:string-value="    i18n_short_SLGBBA: &quot;FS kick arm down&quot;&#13;&#10;    i18n_description_SLGBBA: &quot;FS kick only arm down&quot;" calcext:value-type="string">
            <text:p>    i18n_short_SLGBBA: "FS kick arm down"</text:p>
            <text:p>    i18n_description_SLGBBA: "FS kick only arm down"</text:p>
          </table:table-cell>
          <table:table-cell table:number-columns-repeated="5"/>
          <table:table-cell table:formula="of:=COUNTIF([.$B$5:.$B$159];[.B1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FAGBBA</text:p>
          </table:table-cell>
          <table:table-cell table:formula="of:=COUNTIF([exercise_rows.$G$4:.$G$491];[.B16])" office:value-type="float" office:value="1" calcext:value-type="float">
            <text:p>1</text:p>
          </table:table-cell>
          <table:table-cell office:value-type="string" calcext:value-type="string">
            <text:p>FA solo gambe braccia in basso</text:p>
          </table:table-cell>
          <table:table-cell office:value-type="string" calcext:value-type="string">
            <text:p>BF kick only arm down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6]&amp;&quot;,'&quot;&amp;[.B16]&amp;&quot;',&quot;&amp;[.K16]&amp;&quot;,&quot;&amp;[.L16]&amp;&quot;,&quot;&amp;[.M16]&amp;&quot;,&quot;&amp;[.N16]&amp;&quot;,&quot;&amp;[.O16]&amp;&quot;,&quot;&amp;[.P16]&amp;&quot;,&quot;&amp;[.Q16]&amp;&quot;,&quot;&amp;[.R16]&amp;&quot;,0,CURDATE(),CURDATE())&quot;&amp;IF(INDIRECT(ADDRESS(ROW([.A16])+1;1))&gt;0;&quot;,&quot;;&quot;;&quot;)" office:value-type="string" office:string-value="(13,'FAGBBA',2,0,1,1,1,(select t.id from stroke_types t where t.code = 'FA'),(select t.id from movement_types t where t.code = 'G'),(select t.id from movement_scope_types t where t.code = 'I'),0,CURDATE(),CURDATE())," calcext:value-type="string">
            <text:p>(13,'FAGBBA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6]&amp;&quot;: &quot;&amp;CHAR(34)&amp;SUBSTITUTE([.F16];&quot;'&quot;;&quot;''&quot;)&amp;CHAR(34)&amp;CHAR(13)&amp;CHAR(10)&amp;&quot;    i18n_description_&quot;&amp;[.$B16]&amp;&quot;: &quot;&amp;CHAR(34)&amp;SUBSTITUTE([.D16];&quot;'&quot;;&quot;''&quot;)&amp;CHAR(34)" office:value-type="string" office:string-value="    i18n_short_FAGBBA: &quot;FA gambe br. su&quot;&#13;&#10;    i18n_description_FAGBBA: &quot;FA solo gambe braccia in basso&quot;" calcext:value-type="string">
            <text:p>    i18n_short_FAGBBA: "FA gambe br. su"</text:p>
            <text:p>    i18n_description_FAGBBA: "FA solo gambe braccia in basso"</text:p>
          </table:table-cell>
          <table:table-cell table:formula="of:=&quot;    i18n_short_&quot;&amp;[.$B16]&amp;&quot;: &quot;&amp;CHAR(34)&amp;SUBSTITUTE([.G16];&quot;'&quot;;&quot;''&quot;)&amp;CHAR(34)&amp;CHAR(13)&amp;CHAR(10)&amp;&quot;    i18n_description_&quot;&amp;[.$B16]&amp;&quot;: &quot;&amp;CHAR(34)&amp;SUBSTITUTE([.E16];&quot;'&quot;;&quot;''&quot;)&amp;CHAR(34)" office:value-type="string" office:string-value="    i18n_short_FAGBBA: &quot;BF kick arm down&quot;&#13;&#10;    i18n_description_FAGBBA: &quot;BF kick only arm down&quot;" calcext:value-type="string">
            <text:p>    i18n_short_FAGBBA: "BF kick arm down"</text:p>
            <text:p>    i18n_description_FAGBBA: "BF kick only arm down"</text:p>
          </table:table-cell>
          <table:table-cell table:number-columns-repeated="5"/>
          <table:table-cell table:formula="of:=COUNTIF([.$B$5:.$B$159];[.B1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DOGBBA</text:p>
          </table:table-cell>
          <table:table-cell table:formula="of:=COUNTIF([exercise_rows.$G$4:.$G$491];[.B17])" office:value-type="float" office:value="1" calcext:value-type="float">
            <text:p>1</text:p>
          </table:table-cell>
          <table:table-cell office:value-type="string" calcext:value-type="string">
            <text:p>DO solo gambe braccia in basso</text:p>
          </table:table-cell>
          <table:table-cell office:value-type="string" calcext:value-type="string">
            <text:p>BK kick only arm down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7]&amp;&quot;,'&quot;&amp;[.B17]&amp;&quot;',&quot;&amp;[.K17]&amp;&quot;,&quot;&amp;[.L17]&amp;&quot;,&quot;&amp;[.M17]&amp;&quot;,&quot;&amp;[.N17]&amp;&quot;,&quot;&amp;[.O17]&amp;&quot;,&quot;&amp;[.P17]&amp;&quot;,&quot;&amp;[.Q17]&amp;&quot;,&quot;&amp;[.R17]&amp;&quot;,0,CURDATE(),CURDATE())&quot;&amp;IF(INDIRECT(ADDRESS(ROW([.A17])+1;1))&gt;0;&quot;,&quot;;&quot;;&quot;)" office:value-type="string" office:string-value="(14,'DOGBBA',2,0,1,1,1,(select t.id from stroke_types t where t.code = 'DO'),(select t.id from movement_types t where t.code = 'G'),(select t.id from movement_scope_types t where t.code = 'I'),0,CURDATE(),CURDATE())," calcext:value-type="string">
            <text:p>(14,'DOGBBA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7]&amp;&quot;: &quot;&amp;CHAR(34)&amp;SUBSTITUTE([.F17];&quot;'&quot;;&quot;''&quot;)&amp;CHAR(34)&amp;CHAR(13)&amp;CHAR(10)&amp;&quot;    i18n_description_&quot;&amp;[.$B17]&amp;&quot;: &quot;&amp;CHAR(34)&amp;SUBSTITUTE([.D17];&quot;'&quot;;&quot;''&quot;)&amp;CHAR(34)" office:value-type="string" office:string-value="    i18n_short_DOGBBA: &quot;DO gambe br. su&quot;&#13;&#10;    i18n_description_DOGBBA: &quot;DO solo gambe braccia in basso&quot;" calcext:value-type="string">
            <text:p>    i18n_short_DOGBBA: "DO gambe br. su"</text:p>
            <text:p>    i18n_description_DOGBBA: "DO solo gambe braccia in basso"</text:p>
          </table:table-cell>
          <table:table-cell table:formula="of:=&quot;    i18n_short_&quot;&amp;[.$B17]&amp;&quot;: &quot;&amp;CHAR(34)&amp;SUBSTITUTE([.G17];&quot;'&quot;;&quot;''&quot;)&amp;CHAR(34)&amp;CHAR(13)&amp;CHAR(10)&amp;&quot;    i18n_description_&quot;&amp;[.$B17]&amp;&quot;: &quot;&amp;CHAR(34)&amp;SUBSTITUTE([.E17];&quot;'&quot;;&quot;''&quot;)&amp;CHAR(34)" office:value-type="string" office:string-value="    i18n_short_DOGBBA: &quot;BK kick arm down&quot;&#13;&#10;    i18n_description_DOGBBA: &quot;BK kick only arm down&quot;" calcext:value-type="string">
            <text:p>    i18n_short_DOGBBA: "BK kick arm down"</text:p>
            <text:p>    i18n_description_DOGBBA: "BK kick only arm down"</text:p>
          </table:table-cell>
          <table:table-cell table:number-columns-repeated="5"/>
          <table:table-cell table:formula="of:=COUNTIF([.$B$5:.$B$159];[.B1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RAGBBA</text:p>
          </table:table-cell>
          <table:table-cell table:formula="of:=COUNTIF([exercise_rows.$G$4:.$G$491];[.B18])" office:value-type="float" office:value="1" calcext:value-type="float">
            <text:p>1</text:p>
          </table:table-cell>
          <table:table-cell office:value-type="string" calcext:value-type="string">
            <text:p>RA solo gambe braccia in basso</text:p>
          </table:table-cell>
          <table:table-cell office:value-type="string" calcext:value-type="string">
            <text:p>BR kick only arm down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8]&amp;&quot;,'&quot;&amp;[.B18]&amp;&quot;',&quot;&amp;[.K18]&amp;&quot;,&quot;&amp;[.L18]&amp;&quot;,&quot;&amp;[.M18]&amp;&quot;,&quot;&amp;[.N18]&amp;&quot;,&quot;&amp;[.O18]&amp;&quot;,&quot;&amp;[.P18]&amp;&quot;,&quot;&amp;[.Q18]&amp;&quot;,&quot;&amp;[.R18]&amp;&quot;,0,CURDATE(),CURDATE())&quot;&amp;IF(INDIRECT(ADDRESS(ROW([.A18])+1;1))&gt;0;&quot;,&quot;;&quot;;&quot;)" office:value-type="string" office:string-value="(15,'RAGBBA',2,0,1,1,1,(select t.id from stroke_types t where t.code = 'RA'),(select t.id from movement_types t where t.code = 'G'),(select t.id from movement_scope_types t where t.code = 'I'),0,CURDATE(),CURDATE())," calcext:value-type="string">
            <text:p>(15,'RAGBBA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8]&amp;&quot;: &quot;&amp;CHAR(34)&amp;SUBSTITUTE([.F18];&quot;'&quot;;&quot;''&quot;)&amp;CHAR(34)&amp;CHAR(13)&amp;CHAR(10)&amp;&quot;    i18n_description_&quot;&amp;[.$B18]&amp;&quot;: &quot;&amp;CHAR(34)&amp;SUBSTITUTE([.D18];&quot;'&quot;;&quot;''&quot;)&amp;CHAR(34)" office:value-type="string" office:string-value="    i18n_short_RAGBBA: &quot;RA gambe br. su&quot;&#13;&#10;    i18n_description_RAGBBA: &quot;RA solo gambe braccia in basso&quot;" calcext:value-type="string">
            <text:p>    i18n_short_RAGBBA: "RA gambe br. su"</text:p>
            <text:p>    i18n_description_RAGBBA: "RA solo gambe braccia in basso"</text:p>
          </table:table-cell>
          <table:table-cell table:formula="of:=&quot;    i18n_short_&quot;&amp;[.$B18]&amp;&quot;: &quot;&amp;CHAR(34)&amp;SUBSTITUTE([.G18];&quot;'&quot;;&quot;''&quot;)&amp;CHAR(34)&amp;CHAR(13)&amp;CHAR(10)&amp;&quot;    i18n_description_&quot;&amp;[.$B18]&amp;&quot;: &quot;&amp;CHAR(34)&amp;SUBSTITUTE([.E18];&quot;'&quot;;&quot;''&quot;)&amp;CHAR(34)" office:value-type="string" office:string-value="    i18n_short_RAGBBA: &quot;BR kick arm down&quot;&#13;&#10;    i18n_description_RAGBBA: &quot;BR kick only arm down&quot;" calcext:value-type="string">
            <text:p>    i18n_short_RAGBBA: "BR kick arm down"</text:p>
            <text:p>    i18n_description_RAGBBA: "BR kick only arm down"</text:p>
          </table:table-cell>
          <table:table-cell table:number-columns-repeated="5"/>
          <table:table-cell table:formula="of:=COUNTIF([.$B$5:.$B$159];[.B1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IGBBA</text:p>
          </table:table-cell>
          <table:table-cell table:formula="of:=COUNTIF([exercise_rows.$G$4:.$G$491];[.B19])" office:value-type="float" office:value="1" calcext:value-type="float">
            <text:p>1</text:p>
          </table:table-cell>
          <table:table-cell office:value-type="string" calcext:value-type="string">
            <text:p>MI solo gambe braccia in basso</text:p>
          </table:table-cell>
          <table:table-cell office:value-type="string" calcext:value-type="string">
            <text:p>IM kick only arm down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9]&amp;&quot;,'&quot;&amp;[.B19]&amp;&quot;',&quot;&amp;[.K19]&amp;&quot;,&quot;&amp;[.L19]&amp;&quot;,&quot;&amp;[.M19]&amp;&quot;,&quot;&amp;[.N19]&amp;&quot;,&quot;&amp;[.O19]&amp;&quot;,&quot;&amp;[.P19]&amp;&quot;,&quot;&amp;[.Q19]&amp;&quot;,&quot;&amp;[.R19]&amp;&quot;,0,CURDATE(),CURDATE())&quot;&amp;IF(INDIRECT(ADDRESS(ROW([.A19])+1;1))&gt;0;&quot;,&quot;;&quot;;&quot;)" office:value-type="string" office:string-value="(16,'MIGBBA',2,0,1,1,1,(select t.id from stroke_types t where t.code = 'MI'),(select t.id from movement_types t where t.code = 'G'),(select t.id from movement_scope_types t where t.code = 'I'),0,CURDATE(),CURDATE())," calcext:value-type="string">
            <text:p>(16,'MIGBBA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9]&amp;&quot;: &quot;&amp;CHAR(34)&amp;SUBSTITUTE([.F19];&quot;'&quot;;&quot;''&quot;)&amp;CHAR(34)&amp;CHAR(13)&amp;CHAR(10)&amp;&quot;    i18n_description_&quot;&amp;[.$B19]&amp;&quot;: &quot;&amp;CHAR(34)&amp;SUBSTITUTE([.D19];&quot;'&quot;;&quot;''&quot;)&amp;CHAR(34)" office:value-type="string" office:string-value="    i18n_short_MIGBBA: &quot;MI gambe br. su&quot;&#13;&#10;    i18n_description_MIGBBA: &quot;MI solo gambe braccia in basso&quot;" calcext:value-type="string">
            <text:p>    i18n_short_MIGBBA: "MI gambe br. su"</text:p>
            <text:p>    i18n_description_MIGBBA: "MI solo gambe braccia in basso"</text:p>
          </table:table-cell>
          <table:table-cell table:formula="of:=&quot;    i18n_short_&quot;&amp;[.$B19]&amp;&quot;: &quot;&amp;CHAR(34)&amp;SUBSTITUTE([.G19];&quot;'&quot;;&quot;''&quot;)&amp;CHAR(34)&amp;CHAR(13)&amp;CHAR(10)&amp;&quot;    i18n_description_&quot;&amp;[.$B19]&amp;&quot;: &quot;&amp;CHAR(34)&amp;SUBSTITUTE([.E19];&quot;'&quot;;&quot;''&quot;)&amp;CHAR(34)" office:value-type="string" office:string-value="    i18n_short_MIGBBA: &quot;IM kick arm down&quot;&#13;&#10;    i18n_description_MIGBBA: &quot;IM kick only arm down&quot;" calcext:value-type="string">
            <text:p>    i18n_short_MIGBBA: "IM kick arm down"</text:p>
            <text:p>    i18n_description_MIGBBA: "IM kick only arm down"</text:p>
          </table:table-cell>
          <table:table-cell table:number-columns-repeated="5"/>
          <table:table-cell table:formula="of:=COUNTIF([.$B$5:.$B$159];[.B1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SLGBSB</text:p>
          </table:table-cell>
          <table:table-cell table:formula="of:=COUNTIF([exercise_rows.$G$4:.$G$491];[.B20])" office:value-type="float" office:value="1" calcext:value-type="float">
            <text:p>1</text:p>
          </table:table-cell>
          <table:table-cell office:value-type="string" calcext:value-type="string">
            <text:p>SL solo gambe subacquea</text:p>
          </table:table-cell>
          <table:table-cell office:value-type="string" calcext:value-type="string">
            <text:p>FS kick only underwater</text:p>
          </table:table-cell>
          <table:table-cell office:value-type="string" calcext:value-type="string">
            <text:p>SL gambe sub</text:p>
          </table:table-cell>
          <table:table-cell office:value-type="string" calcext:value-type="string">
            <text:p>FS kick under wat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0]&amp;&quot;,'&quot;&amp;[.B20]&amp;&quot;',&quot;&amp;[.K20]&amp;&quot;,&quot;&amp;[.L20]&amp;&quot;,&quot;&amp;[.M20]&amp;&quot;,&quot;&amp;[.N20]&amp;&quot;,&quot;&amp;[.O20]&amp;&quot;,&quot;&amp;[.P20]&amp;&quot;,&quot;&amp;[.Q20]&amp;&quot;,&quot;&amp;[.R20]&amp;&quot;,0,CURDATE(),CURDATE())&quot;&amp;IF(INDIRECT(ADDRESS(ROW([.A20])+1;1))&gt;0;&quot;,&quot;;&quot;;&quot;)" office:value-type="string" office:string-value="(17,'SLGBSB',2,0,1,1,0,(select t.id from stroke_types t where t.code = 'SL'),(select t.id from movement_types t where t.code = 'G'),(select t.id from movement_scope_types t where t.code = 'I'),0,CURDATE(),CURDATE())," calcext:value-type="string">
            <text:p>(17,'SLGBSB',2,0,1,1,0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0]&amp;&quot;: &quot;&amp;CHAR(34)&amp;SUBSTITUTE([.F20];&quot;'&quot;;&quot;''&quot;)&amp;CHAR(34)&amp;CHAR(13)&amp;CHAR(10)&amp;&quot;    i18n_description_&quot;&amp;[.$B20]&amp;&quot;: &quot;&amp;CHAR(34)&amp;SUBSTITUTE([.D20];&quot;'&quot;;&quot;''&quot;)&amp;CHAR(34)" office:value-type="string" office:string-value="    i18n_short_SLGBSB: &quot;SL gambe sub&quot;&#13;&#10;    i18n_description_SLGBSB: &quot;SL solo gambe subacquea&quot;" calcext:value-type="string">
            <text:p>    i18n_short_SLGBSB: "SL gambe sub"</text:p>
            <text:p>    i18n_description_SLGBSB: "SL solo gambe subacquea"</text:p>
          </table:table-cell>
          <table:table-cell table:formula="of:=&quot;    i18n_short_&quot;&amp;[.$B20]&amp;&quot;: &quot;&amp;CHAR(34)&amp;SUBSTITUTE([.G20];&quot;'&quot;;&quot;''&quot;)&amp;CHAR(34)&amp;CHAR(13)&amp;CHAR(10)&amp;&quot;    i18n_description_&quot;&amp;[.$B20]&amp;&quot;: &quot;&amp;CHAR(34)&amp;SUBSTITUTE([.E20];&quot;'&quot;;&quot;''&quot;)&amp;CHAR(34)" office:value-type="string" office:string-value="    i18n_short_SLGBSB: &quot;FS kick under water&quot;&#13;&#10;    i18n_description_SLGBSB: &quot;FS kick only underwater&quot;" calcext:value-type="string">
            <text:p>    i18n_short_SLGBSB: "FS kick under water"</text:p>
            <text:p>    i18n_description_SLGBSB: "FS kick only underwater"</text:p>
          </table:table-cell>
          <table:table-cell table:number-columns-repeated="5"/>
          <table:table-cell table:formula="of:=COUNTIF([.$B$5:.$B$155];[.B2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FAGBSB</text:p>
          </table:table-cell>
          <table:table-cell table:formula="of:=COUNTIF([exercise_rows.$G$4:.$G$491];[.B21])" office:value-type="float" office:value="1" calcext:value-type="float">
            <text:p>1</text:p>
          </table:table-cell>
          <table:table-cell office:value-type="string" calcext:value-type="string">
            <text:p>FA solo gambe subacquea</text:p>
          </table:table-cell>
          <table:table-cell office:value-type="string" calcext:value-type="string">
            <text:p>BF kick only under water</text:p>
          </table:table-cell>
          <table:table-cell office:value-type="string" calcext:value-type="string">
            <text:p>FA gambe sub</text:p>
          </table:table-cell>
          <table:table-cell office:value-type="string" calcext:value-type="string">
            <text:p>BF kick under water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1]&amp;&quot;,'&quot;&amp;[.B21]&amp;&quot;',&quot;&amp;[.K21]&amp;&quot;,&quot;&amp;[.L21]&amp;&quot;,&quot;&amp;[.M21]&amp;&quot;,&quot;&amp;[.N21]&amp;&quot;,&quot;&amp;[.O21]&amp;&quot;,&quot;&amp;[.P21]&amp;&quot;,&quot;&amp;[.Q21]&amp;&quot;,&quot;&amp;[.R21]&amp;&quot;,0,CURDATE(),CURDATE())&quot;&amp;IF(INDIRECT(ADDRESS(ROW([.A21])+1;1))&gt;0;&quot;,&quot;;&quot;;&quot;)" office:value-type="string" office:string-value="(18,'FAGBSB',2,0,1,1,0,(select t.id from stroke_types t where t.code = 'FA'),(select t.id from movement_types t where t.code = 'G'),(select t.id from movement_scope_types t where t.code = 'I'),0,CURDATE(),CURDATE())," calcext:value-type="string">
            <text:p>(18,'FAGBSB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1]&amp;&quot;: &quot;&amp;CHAR(34)&amp;SUBSTITUTE([.F21];&quot;'&quot;;&quot;''&quot;)&amp;CHAR(34)&amp;CHAR(13)&amp;CHAR(10)&amp;&quot;    i18n_description_&quot;&amp;[.$B21]&amp;&quot;: &quot;&amp;CHAR(34)&amp;SUBSTITUTE([.D21];&quot;'&quot;;&quot;''&quot;)&amp;CHAR(34)" office:value-type="string" office:string-value="    i18n_short_FAGBSB: &quot;FA gambe sub&quot;&#13;&#10;    i18n_description_FAGBSB: &quot;FA solo gambe subacquea&quot;" calcext:value-type="string">
            <text:p>    i18n_short_FAGBSB: "FA gambe sub"</text:p>
            <text:p>    i18n_description_FAGBSB: "FA solo gambe subacquea"</text:p>
          </table:table-cell>
          <table:table-cell table:formula="of:=&quot;    i18n_short_&quot;&amp;[.$B21]&amp;&quot;: &quot;&amp;CHAR(34)&amp;SUBSTITUTE([.G21];&quot;'&quot;;&quot;''&quot;)&amp;CHAR(34)&amp;CHAR(13)&amp;CHAR(10)&amp;&quot;    i18n_description_&quot;&amp;[.$B21]&amp;&quot;: &quot;&amp;CHAR(34)&amp;SUBSTITUTE([.E21];&quot;'&quot;;&quot;''&quot;)&amp;CHAR(34)" office:value-type="string" office:string-value="    i18n_short_FAGBSB: &quot;BF kick under water&quot;&#13;&#10;    i18n_description_FAGBSB: &quot;BF kick only under water&quot;" calcext:value-type="string">
            <text:p>    i18n_short_FAGBSB: "BF kick under water"</text:p>
            <text:p>    i18n_description_FAGBSB: "BF kick only under water"</text:p>
          </table:table-cell>
          <table:table-cell table:number-columns-repeated="5"/>
          <table:table-cell table:formula="of:=COUNTIF([.$B$5:.$B$155];[.B2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DOGBSB</text:p>
          </table:table-cell>
          <table:table-cell table:formula="of:=COUNTIF([exercise_rows.$G$4:.$G$491];[.B22])" office:value-type="float" office:value="1" calcext:value-type="float">
            <text:p>1</text:p>
          </table:table-cell>
          <table:table-cell office:value-type="string" calcext:value-type="string">
            <text:p>DO solo gambe subacquea</text:p>
          </table:table-cell>
          <table:table-cell office:value-type="string" calcext:value-type="string">
            <text:p>BK kick only under water</text:p>
          </table:table-cell>
          <table:table-cell office:value-type="string" calcext:value-type="string">
            <text:p>DO gambe sub</text:p>
          </table:table-cell>
          <table:table-cell office:value-type="string" calcext:value-type="string">
            <text:p>BK kick under wat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2]&amp;&quot;,'&quot;&amp;[.B22]&amp;&quot;',&quot;&amp;[.K22]&amp;&quot;,&quot;&amp;[.L22]&amp;&quot;,&quot;&amp;[.M22]&amp;&quot;,&quot;&amp;[.N22]&amp;&quot;,&quot;&amp;[.O22]&amp;&quot;,&quot;&amp;[.P22]&amp;&quot;,&quot;&amp;[.Q22]&amp;&quot;,&quot;&amp;[.R22]&amp;&quot;,0,CURDATE(),CURDATE())&quot;&amp;IF(INDIRECT(ADDRESS(ROW([.A22])+1;1))&gt;0;&quot;,&quot;;&quot;;&quot;)" office:value-type="string" office:string-value="(19,'DOGBSB',2,0,1,1,0,(select t.id from stroke_types t where t.code = 'DO'),(select t.id from movement_types t where t.code = 'G'),(select t.id from movement_scope_types t where t.code = 'I'),0,CURDATE(),CURDATE())," calcext:value-type="string">
            <text:p>(19,'DOGBSB',2,0,1,1,0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22]&amp;&quot;: &quot;&amp;CHAR(34)&amp;SUBSTITUTE([.F22];&quot;'&quot;;&quot;''&quot;)&amp;CHAR(34)&amp;CHAR(13)&amp;CHAR(10)&amp;&quot;    i18n_description_&quot;&amp;[.$B22]&amp;&quot;: &quot;&amp;CHAR(34)&amp;SUBSTITUTE([.D22];&quot;'&quot;;&quot;''&quot;)&amp;CHAR(34)" office:value-type="string" office:string-value="    i18n_short_DOGBSB: &quot;DO gambe sub&quot;&#13;&#10;    i18n_description_DOGBSB: &quot;DO solo gambe subacquea&quot;" calcext:value-type="string">
            <text:p>    i18n_short_DOGBSB: "DO gambe sub"</text:p>
            <text:p>    i18n_description_DOGBSB: "DO solo gambe subacquea"</text:p>
          </table:table-cell>
          <table:table-cell table:formula="of:=&quot;    i18n_short_&quot;&amp;[.$B22]&amp;&quot;: &quot;&amp;CHAR(34)&amp;SUBSTITUTE([.G22];&quot;'&quot;;&quot;''&quot;)&amp;CHAR(34)&amp;CHAR(13)&amp;CHAR(10)&amp;&quot;    i18n_description_&quot;&amp;[.$B22]&amp;&quot;: &quot;&amp;CHAR(34)&amp;SUBSTITUTE([.E22];&quot;'&quot;;&quot;''&quot;)&amp;CHAR(34)" office:value-type="string" office:string-value="    i18n_short_DOGBSB: &quot;BK kick under water&quot;&#13;&#10;    i18n_description_DOGBSB: &quot;BK kick only under water&quot;" calcext:value-type="string">
            <text:p>    i18n_short_DOGBSB: "BK kick under water"</text:p>
            <text:p>    i18n_description_DOGBSB: "BK kick only under water"</text:p>
          </table:table-cell>
          <table:table-cell table:number-columns-repeated="5"/>
          <table:table-cell table:formula="of:=COUNTIF([.$B$5:.$B$155];[.B2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RAGBSB</text:p>
          </table:table-cell>
          <table:table-cell table:formula="of:=COUNTIF([exercise_rows.$G$4:.$G$491];[.B23])" office:value-type="float" office:value="1" calcext:value-type="float">
            <text:p>1</text:p>
          </table:table-cell>
          <table:table-cell office:value-type="string" calcext:value-type="string">
            <text:p>RA solo gambe subacquea</text:p>
          </table:table-cell>
          <table:table-cell office:value-type="string" calcext:value-type="string">
            <text:p>BR kick only under water</text:p>
          </table:table-cell>
          <table:table-cell office:value-type="string" calcext:value-type="string">
            <text:p>RA gambe sub</text:p>
          </table:table-cell>
          <table:table-cell office:value-type="string" calcext:value-type="string">
            <text:p>BR kick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3]&amp;&quot;,'&quot;&amp;[.B23]&amp;&quot;',&quot;&amp;[.K23]&amp;&quot;,&quot;&amp;[.L23]&amp;&quot;,&quot;&amp;[.M23]&amp;&quot;,&quot;&amp;[.N23]&amp;&quot;,&quot;&amp;[.O23]&amp;&quot;,&quot;&amp;[.P23]&amp;&quot;,&quot;&amp;[.Q23]&amp;&quot;,&quot;&amp;[.R23]&amp;&quot;,0,CURDATE(),CURDATE())&quot;&amp;IF(INDIRECT(ADDRESS(ROW([.A23])+1;1))&gt;0;&quot;,&quot;;&quot;;&quot;)" office:value-type="string" office:string-value="(20,'RAGBSB',2,0,1,1,0,(select t.id from stroke_types t where t.code = 'RA'),(select t.id from movement_types t where t.code = 'G'),(select t.id from movement_scope_types t where t.code = 'I'),0,CURDATE(),CURDATE())," calcext:value-type="string">
            <text:p>(20,'RAGBSB',2,0,1,1,0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23]&amp;&quot;: &quot;&amp;CHAR(34)&amp;SUBSTITUTE([.F23];&quot;'&quot;;&quot;''&quot;)&amp;CHAR(34)&amp;CHAR(13)&amp;CHAR(10)&amp;&quot;    i18n_description_&quot;&amp;[.$B23]&amp;&quot;: &quot;&amp;CHAR(34)&amp;SUBSTITUTE([.D23];&quot;'&quot;;&quot;''&quot;)&amp;CHAR(34)" office:value-type="string" office:string-value="    i18n_short_RAGBSB: &quot;RA gambe sub&quot;&#13;&#10;    i18n_description_RAGBSB: &quot;RA solo gambe subacquea&quot;" calcext:value-type="string">
            <text:p>    i18n_short_RAGBSB: "RA gambe sub"</text:p>
            <text:p>    i18n_description_RAGBSB: "RA solo gambe subacquea"</text:p>
          </table:table-cell>
          <table:table-cell table:formula="of:=&quot;    i18n_short_&quot;&amp;[.$B23]&amp;&quot;: &quot;&amp;CHAR(34)&amp;SUBSTITUTE([.G23];&quot;'&quot;;&quot;''&quot;)&amp;CHAR(34)&amp;CHAR(13)&amp;CHAR(10)&amp;&quot;    i18n_description_&quot;&amp;[.$B23]&amp;&quot;: &quot;&amp;CHAR(34)&amp;SUBSTITUTE([.E23];&quot;'&quot;;&quot;''&quot;)&amp;CHAR(34)" office:value-type="string" office:string-value="    i18n_short_RAGBSB: &quot;BR kick under water&quot;&#13;&#10;    i18n_description_RAGBSB: &quot;BR kick only under water&quot;" calcext:value-type="string">
            <text:p>    i18n_short_RAGBSB: "BR kick under water"</text:p>
            <text:p>    i18n_description_RAGBSB: "BR kick only under water"</text:p>
          </table:table-cell>
          <table:table-cell table:number-columns-repeated="5"/>
          <table:table-cell table:formula="of:=COUNTIF([.$B$5:.$B$155];[.B2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SLGBFI</text:p>
          </table:table-cell>
          <table:table-cell table:formula="of:=COUNTIF([exercise_rows.$G$4:.$G$491];[.B24])" office:value-type="float" office:value="2" calcext:value-type="float">
            <text:p>2</text:p>
          </table:table-cell>
          <table:table-cell office:value-type="string" calcext:value-type="string">
            <text:p>SL solo gambe sul fianco</text:p>
          </table:table-cell>
          <table:table-cell office:value-type="string" calcext:value-type="string">
            <text:p>FS kick only side position</text:p>
          </table:table-cell>
          <table:table-cell office:value-type="string" calcext:value-type="string">
            <text:p>SL gambe sul fianco</text:p>
          </table:table-cell>
          <table:table-cell office:value-type="string" calcext:value-type="string">
            <text:p>FS side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4]&amp;&quot;,'&quot;&amp;[.B24]&amp;&quot;',&quot;&amp;[.K24]&amp;&quot;,&quot;&amp;[.L24]&amp;&quot;,&quot;&amp;[.M24]&amp;&quot;,&quot;&amp;[.N24]&amp;&quot;,&quot;&amp;[.O24]&amp;&quot;,&quot;&amp;[.P24]&amp;&quot;,&quot;&amp;[.Q24]&amp;&quot;,&quot;&amp;[.R24]&amp;&quot;,0,CURDATE(),CURDATE())&quot;&amp;IF(INDIRECT(ADDRESS(ROW([.A24])+1;1))&gt;0;&quot;,&quot;;&quot;;&quot;)" office:value-type="string" office:string-value="(21,'SLGBFI',2,0,1,1,1,(select t.id from stroke_types t where t.code = 'SL'),(select t.id from movement_types t where t.code = 'G'),(select t.id from movement_scope_types t where t.code = 'I'),0,CURDATE(),CURDATE())," calcext:value-type="string">
            <text:p>(21,'SLGBFI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4]&amp;&quot;: &quot;&amp;CHAR(34)&amp;SUBSTITUTE([.F24];&quot;'&quot;;&quot;''&quot;)&amp;CHAR(34)&amp;CHAR(13)&amp;CHAR(10)&amp;&quot;    i18n_description_&quot;&amp;[.$B24]&amp;&quot;: &quot;&amp;CHAR(34)&amp;SUBSTITUTE([.D24];&quot;'&quot;;&quot;''&quot;)&amp;CHAR(34)" office:value-type="string" office:string-value="    i18n_short_SLGBFI: &quot;SL gambe sul fianco&quot;&#13;&#10;    i18n_description_SLGBFI: &quot;SL solo gambe sul fianco&quot;" calcext:value-type="string">
            <text:p>    i18n_short_SLGBFI: "SL gambe sul fianco"</text:p>
            <text:p>    i18n_description_SLGBFI: "SL solo gambe sul fianco"</text:p>
          </table:table-cell>
          <table:table-cell table:formula="of:=&quot;    i18n_short_&quot;&amp;[.$B24]&amp;&quot;: &quot;&amp;CHAR(34)&amp;SUBSTITUTE([.G24];&quot;'&quot;;&quot;''&quot;)&amp;CHAR(34)&amp;CHAR(13)&amp;CHAR(10)&amp;&quot;    i18n_description_&quot;&amp;[.$B24]&amp;&quot;: &quot;&amp;CHAR(34)&amp;SUBSTITUTE([.E24];&quot;'&quot;;&quot;''&quot;)&amp;CHAR(34)" office:value-type="string" office:string-value="    i18n_short_SLGBFI: &quot;FS side kick&quot;&#13;&#10;    i18n_description_SLGBFI: &quot;FS kick only side position&quot;" calcext:value-type="string">
            <text:p>    i18n_short_SLGBFI: "FS side kick"</text:p>
            <text:p>    i18n_description_SLGBFI: "FS kick only side position"</text:p>
          </table:table-cell>
          <table:table-cell table:number-columns-repeated="5"/>
          <table:table-cell table:formula="of:=COUNTIF([.$B$5:.$B$155];[.B2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FAGBFI</text:p>
          </table:table-cell>
          <table:table-cell table:formula="of:=COUNTIF([exercise_rows.$G$4:.$G$491];[.B25])" office:value-type="float" office:value="2" calcext:value-type="float">
            <text:p>2</text:p>
          </table:table-cell>
          <table:table-cell office:value-type="string" calcext:value-type="string">
            <text:p>FA solo gambe sul fianco</text:p>
          </table:table-cell>
          <table:table-cell office:value-type="string" calcext:value-type="string">
            <text:p>BF kick only side position</text:p>
          </table:table-cell>
          <table:table-cell office:value-type="string" calcext:value-type="string">
            <text:p>FA gambe sul fianco</text:p>
          </table:table-cell>
          <table:table-cell office:value-type="string" calcext:value-type="string">
            <text:p>BF side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5]&amp;&quot;,'&quot;&amp;[.B25]&amp;&quot;',&quot;&amp;[.K25]&amp;&quot;,&quot;&amp;[.L25]&amp;&quot;,&quot;&amp;[.M25]&amp;&quot;,&quot;&amp;[.N25]&amp;&quot;,&quot;&amp;[.O25]&amp;&quot;,&quot;&amp;[.P25]&amp;&quot;,&quot;&amp;[.Q25]&amp;&quot;,&quot;&amp;[.R25]&amp;&quot;,0,CURDATE(),CURDATE())&quot;&amp;IF(INDIRECT(ADDRESS(ROW([.A25])+1;1))&gt;0;&quot;,&quot;;&quot;;&quot;)" office:value-type="string" office:string-value="(22,'FAGBFI',2,0,1,1,1,(select t.id from stroke_types t where t.code = 'FA'),(select t.id from movement_types t where t.code = 'G'),(select t.id from movement_scope_types t where t.code = 'I'),0,CURDATE(),CURDATE())," calcext:value-type="string">
            <text:p>(22,'FAGBFI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5]&amp;&quot;: &quot;&amp;CHAR(34)&amp;SUBSTITUTE([.F25];&quot;'&quot;;&quot;''&quot;)&amp;CHAR(34)&amp;CHAR(13)&amp;CHAR(10)&amp;&quot;    i18n_description_&quot;&amp;[.$B25]&amp;&quot;: &quot;&amp;CHAR(34)&amp;SUBSTITUTE([.D25];&quot;'&quot;;&quot;''&quot;)&amp;CHAR(34)" office:value-type="string" office:string-value="    i18n_short_FAGBFI: &quot;FA gambe sul fianco&quot;&#13;&#10;    i18n_description_FAGBFI: &quot;FA solo gambe sul fianco&quot;" calcext:value-type="string">
            <text:p>    i18n_short_FAGBFI: "FA gambe sul fianco"</text:p>
            <text:p>    i18n_description_FAGBFI: "FA solo gambe sul fianco"</text:p>
          </table:table-cell>
          <table:table-cell table:formula="of:=&quot;    i18n_short_&quot;&amp;[.$B25]&amp;&quot;: &quot;&amp;CHAR(34)&amp;SUBSTITUTE([.G25];&quot;'&quot;;&quot;''&quot;)&amp;CHAR(34)&amp;CHAR(13)&amp;CHAR(10)&amp;&quot;    i18n_description_&quot;&amp;[.$B25]&amp;&quot;: &quot;&amp;CHAR(34)&amp;SUBSTITUTE([.E25];&quot;'&quot;;&quot;''&quot;)&amp;CHAR(34)" office:value-type="string" office:string-value="    i18n_short_FAGBFI: &quot;BF side kick&quot;&#13;&#10;    i18n_description_FAGBFI: &quot;BF kick only side position&quot;" calcext:value-type="string">
            <text:p>    i18n_short_FAGBFI: "BF side kick"</text:p>
            <text:p>    i18n_description_FAGBFI: "BF kick only side position"</text:p>
          </table:table-cell>
          <table:table-cell table:number-columns-repeated="5"/>
          <table:table-cell table:formula="of:=COUNTIF([.$B$5:.$B$155];[.B2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SLBRPU</text:p>
          </table:table-cell>
          <table:table-cell table:formula="of:=COUNTIF([exercise_rows.$G$4:.$G$491];[.B26])" office:value-type="float" office:value="2" calcext:value-type="float">
            <text:p>2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6]&amp;&quot;,'&quot;&amp;[.B26]&amp;&quot;',&quot;&amp;[.K26]&amp;&quot;,&quot;&amp;[.L26]&amp;&quot;,&quot;&amp;[.M26]&amp;&quot;,&quot;&amp;[.N26]&amp;&quot;,&quot;&amp;[.O26]&amp;&quot;,&quot;&amp;[.P26]&amp;&quot;,&quot;&amp;[.Q26]&amp;&quot;,&quot;&amp;[.R26]&amp;&quot;,0,CURDATE(),CURDATE())&quot;&amp;IF(INDIRECT(ADDRESS(ROW([.A26])+1;1))&gt;0;&quot;,&quot;;&quot;;&quot;)" office:value-type="string" office:string-value="(23,'SLBRPU',2,0,1,1,1,(select t.id from stroke_types t where t.code = 'SL'),(select t.id from movement_types t where t.code = 'T'),(select t.id from movement_scope_types t where t.code = 'I'),0,CURDATE(),CURDATE())," calcext:value-type="string">
            <text:p>(23,'SLBRPU',2,0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6]&amp;&quot;: &quot;&amp;CHAR(34)&amp;SUBSTITUTE([.F26];&quot;'&quot;;&quot;''&quot;)&amp;CHAR(34)&amp;CHAR(13)&amp;CHAR(10)&amp;&quot;    i18n_description_&quot;&amp;[.$B26]&amp;&quot;: &quot;&amp;CHAR(34)&amp;SUBSTITUTE([.D26];&quot;'&quot;;&quot;''&quot;)&amp;CHAR(34)" office:value-type="string" office:string-value="    i18n_short_SLBRPU: &quot;SL pugni&quot;&#13;&#10;    i18n_description_SLBRPU: &quot;SL pugni&quot;" calcext:value-type="string">
            <text:p>    i18n_short_SLBRPU: "SL pugni"</text:p>
            <text:p>    i18n_description_SLBRPU: "SL pugni"</text:p>
          </table:table-cell>
          <table:table-cell table:formula="of:=&quot;    i18n_short_&quot;&amp;[.$B26]&amp;&quot;: &quot;&amp;CHAR(34)&amp;SUBSTITUTE([.G26];&quot;'&quot;;&quot;''&quot;)&amp;CHAR(34)&amp;CHAR(13)&amp;CHAR(10)&amp;&quot;    i18n_description_&quot;&amp;[.$B26]&amp;&quot;: &quot;&amp;CHAR(34)&amp;SUBSTITUTE([.E26];&quot;'&quot;;&quot;''&quot;)&amp;CHAR(34)" office:value-type="string" office:string-value="    i18n_short_SLBRPU: &quot;FS knock&quot;&#13;&#10;    i18n_description_SLBRPU: &quot;FS knock&quot;" calcext:value-type="string">
            <text:p>    i18n_short_SLBRPU: "FS knock"</text:p>
            <text:p>    i18n_description_SLBRPU: "FS knock"</text:p>
          </table:table-cell>
          <table:table-cell table:number-columns-repeated="5"/>
          <table:table-cell table:formula="of:=COUNTIF([.$B$5:.$B$159];[.B2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SLBRAL</text:p>
          </table:table-cell>
          <table:table-cell table:formula="of:=COUNTIF([exercise_rows.$G$4:.$G$491];[.B27])" office:value-type="float" office:value="2" calcext:value-type="float">
            <text:p>2</text:p>
          </table:table-cell>
          <table:table-cell office:value-type="string" calcext:value-type="string">
            <text:p>SL un braccio fermo in alto</text:p>
          </table:table-cell>
          <table:table-cell office:value-type="string" calcext:value-type="string">
            <text:p>FS with one arm standing up</text:p>
          </table:table-cell>
          <table:table-cell office:value-type="string" calcext:value-type="string">
            <text:p>SL braccio su</text:p>
          </table:table-cell>
          <table:table-cell office:value-type="string" calcext:value-type="string">
            <text:p>FS one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7]&amp;&quot;,'&quot;&amp;[.B27]&amp;&quot;',&quot;&amp;[.K27]&amp;&quot;,&quot;&amp;[.L27]&amp;&quot;,&quot;&amp;[.M27]&amp;&quot;,&quot;&amp;[.N27]&amp;&quot;,&quot;&amp;[.O27]&amp;&quot;,&quot;&amp;[.P27]&amp;&quot;,&quot;&amp;[.Q27]&amp;&quot;,&quot;&amp;[.R27]&amp;&quot;,0,CURDATE(),CURDATE())&quot;&amp;IF(INDIRECT(ADDRESS(ROW([.A27])+1;1))&gt;0;&quot;,&quot;;&quot;;&quot;)" office:value-type="string" office:string-value="(24,'SLBRAL',2,1,1,1,1,(select t.id from stroke_types t where t.code = 'SL'),(select t.id from movement_types t where t.code = 'T'),(select t.id from movement_scope_types t where t.code = 'I'),0,CURDATE(),CURDATE())," calcext:value-type="string">
            <text:p>(24,'SLBRAL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7]&amp;&quot;: &quot;&amp;CHAR(34)&amp;SUBSTITUTE([.F27];&quot;'&quot;;&quot;''&quot;)&amp;CHAR(34)&amp;CHAR(13)&amp;CHAR(10)&amp;&quot;    i18n_description_&quot;&amp;[.$B27]&amp;&quot;: &quot;&amp;CHAR(34)&amp;SUBSTITUTE([.D27];&quot;'&quot;;&quot;''&quot;)&amp;CHAR(34)" office:value-type="string" office:string-value="    i18n_short_SLBRAL: &quot;SL braccio su&quot;&#13;&#10;    i18n_description_SLBRAL: &quot;SL un braccio fermo in alto&quot;" calcext:value-type="string">
            <text:p>    i18n_short_SLBRAL: "SL braccio su"</text:p>
            <text:p>    i18n_description_SLBRAL: "SL un braccio fermo in alto"</text:p>
          </table:table-cell>
          <table:table-cell table:formula="of:=&quot;    i18n_short_&quot;&amp;[.$B27]&amp;&quot;: &quot;&amp;CHAR(34)&amp;SUBSTITUTE([.G27];&quot;'&quot;;&quot;''&quot;)&amp;CHAR(34)&amp;CHAR(13)&amp;CHAR(10)&amp;&quot;    i18n_description_&quot;&amp;[.$B27]&amp;&quot;: &quot;&amp;CHAR(34)&amp;SUBSTITUTE([.E27];&quot;'&quot;;&quot;''&quot;)&amp;CHAR(34)" office:value-type="string" office:string-value="    i18n_short_SLBRAL: &quot;FS one arm up&quot;&#13;&#10;    i18n_description_SLBRAL: &quot;FS with one arm standing up&quot;" calcext:value-type="string">
            <text:p>    i18n_short_SLBRAL: "FS one arm up"</text:p>
            <text:p>    i18n_description_SLBRAL: "FS with one arm standing up"</text:p>
          </table:table-cell>
          <table:table-cell table:number-columns-repeated="5"/>
          <table:table-cell table:formula="of:=COUNTIF([.$B$5:.$B$159];[.B2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SLBRBA</text:p>
          </table:table-cell>
          <table:table-cell table:formula="of:=COUNTIF([exercise_rows.$G$4:.$G$491];[.B28])" office:value-type="float" office:value="2" calcext:value-type="float">
            <text:p>2</text:p>
          </table:table-cell>
          <table:table-cell office:value-type="string" calcext:value-type="string">
            <text:p>SL un braccio fermo in basso</text:p>
          </table:table-cell>
          <table:table-cell office:value-type="string" calcext:value-type="string">
            <text:p>FS with one arm standing down</text:p>
          </table:table-cell>
          <table:table-cell office:value-type="string" calcext:value-type="string">
            <text:p>SL braccio giù</text:p>
          </table:table-cell>
          <table:table-cell office:value-type="string" calcext:value-type="string">
            <text:p>FS one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8]&amp;&quot;,'&quot;&amp;[.B28]&amp;&quot;',&quot;&amp;[.K28]&amp;&quot;,&quot;&amp;[.L28]&amp;&quot;,&quot;&amp;[.M28]&amp;&quot;,&quot;&amp;[.N28]&amp;&quot;,&quot;&amp;[.O28]&amp;&quot;,&quot;&amp;[.P28]&amp;&quot;,&quot;&amp;[.Q28]&amp;&quot;,&quot;&amp;[.R28]&amp;&quot;,0,CURDATE(),CURDATE())&quot;&amp;IF(INDIRECT(ADDRESS(ROW([.A28])+1;1))&gt;0;&quot;,&quot;;&quot;;&quot;)" office:value-type="string" office:string-value="(25,'SLBRBA',2,1,1,1,1,(select t.id from stroke_types t where t.code = 'SL'),(select t.id from movement_types t where t.code = 'T'),(select t.id from movement_scope_types t where t.code = 'I'),0,CURDATE(),CURDATE())," calcext:value-type="string">
            <text:p>(25,'SLBRBA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8]&amp;&quot;: &quot;&amp;CHAR(34)&amp;SUBSTITUTE([.F28];&quot;'&quot;;&quot;''&quot;)&amp;CHAR(34)&amp;CHAR(13)&amp;CHAR(10)&amp;&quot;    i18n_description_&quot;&amp;[.$B28]&amp;&quot;: &quot;&amp;CHAR(34)&amp;SUBSTITUTE([.D28];&quot;'&quot;;&quot;''&quot;)&amp;CHAR(34)" office:value-type="string" office:string-value="    i18n_short_SLBRBA: &quot;SL braccio giù&quot;&#13;&#10;    i18n_description_SLBRBA: &quot;SL un braccio fermo in basso&quot;" calcext:value-type="string">
            <text:p>    i18n_short_SLBRBA: "SL braccio giù"</text:p>
            <text:p>    i18n_description_SLBRBA: "SL un braccio fermo in basso"</text:p>
          </table:table-cell>
          <table:table-cell table:formula="of:=&quot;    i18n_short_&quot;&amp;[.$B28]&amp;&quot;: &quot;&amp;CHAR(34)&amp;SUBSTITUTE([.G28];&quot;'&quot;;&quot;''&quot;)&amp;CHAR(34)&amp;CHAR(13)&amp;CHAR(10)&amp;&quot;    i18n_description_&quot;&amp;[.$B28]&amp;&quot;: &quot;&amp;CHAR(34)&amp;SUBSTITUTE([.E28];&quot;'&quot;;&quot;''&quot;)&amp;CHAR(34)" office:value-type="string" office:string-value="    i18n_short_SLBRBA: &quot;FS one arm down&quot;&#13;&#10;    i18n_description_SLBRBA: &quot;FS with one arm standing down&quot;" calcext:value-type="string">
            <text:p>    i18n_short_SLBRBA: "FS one arm down"</text:p>
            <text:p>    i18n_description_SLBRBA: "FS with one arm standing down"</text:p>
          </table:table-cell>
          <table:table-cell table:number-columns-repeated="5"/>
          <table:table-cell table:formula="of:=COUNTIF([.$B$5:.$B$159];[.B2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SLBRBB</text:p>
          </table:table-cell>
          <table:table-cell table:formula="of:=COUNTIF([exercise_rows.$G$4:.$G$491];[.B29])" office:value-type="float" office:value="2" calcext:value-type="float">
            <text:p>2</text:p>
          </table:table-cell>
          <table:table-cell office:value-type="string" calcext:value-type="string">
            <text:p>SL un braccio fermo in basso repirazione dall aparte del braccio fermo</text:p>
          </table:table-cell>
          <table:table-cell office:value-type="string" calcext:value-type="string">
            <text:p>FS with one arm standing down, breathing on the standing side</text:p>
          </table:table-cell>
          <table:table-cell office:value-type="string" calcext:value-type="string">
            <text:p>SL braccio giù resp parte ferma</text:p>
          </table:table-cell>
          <table:table-cell office:value-type="string" calcext:value-type="string">
            <text:p>FS one arm down breath on standing sid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9]&amp;&quot;,'&quot;&amp;[.B29]&amp;&quot;',&quot;&amp;[.K29]&amp;&quot;,&quot;&amp;[.L29]&amp;&quot;,&quot;&amp;[.M29]&amp;&quot;,&quot;&amp;[.N29]&amp;&quot;,&quot;&amp;[.O29]&amp;&quot;,&quot;&amp;[.P29]&amp;&quot;,&quot;&amp;[.Q29]&amp;&quot;,&quot;&amp;[.R29]&amp;&quot;,0,CURDATE(),CURDATE())&quot;&amp;IF(INDIRECT(ADDRESS(ROW([.A29])+1;1))&gt;0;&quot;,&quot;;&quot;;&quot;)" office:value-type="string" office:string-value="(26,'SLBRBB',2,1,1,1,1,(select t.id from stroke_types t where t.code = 'SL'),(select t.id from movement_types t where t.code = 'T'),(select t.id from movement_scope_types t where t.code = 'I'),0,CURDATE(),CURDATE())," calcext:value-type="string">
            <text:p>(26,'SLBRBB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9]&amp;&quot;: &quot;&amp;CHAR(34)&amp;SUBSTITUTE([.F29];&quot;'&quot;;&quot;''&quot;)&amp;CHAR(34)&amp;CHAR(13)&amp;CHAR(10)&amp;&quot;    i18n_description_&quot;&amp;[.$B29]&amp;&quot;: &quot;&amp;CHAR(34)&amp;SUBSTITUTE([.D29];&quot;'&quot;;&quot;''&quot;)&amp;CHAR(34)" office:value-type="string" office:string-value="    i18n_short_SLBRBB: &quot;SL braccio giù resp parte ferma&quot;&#13;&#10;    i18n_description_SLBRBB: &quot;SL un braccio fermo in basso repirazione dall aparte del braccio fermo&quot;" calcext:value-type="string">
            <text:p>    i18n_short_SLBRBB: "SL braccio giù resp parte ferma"</text:p>
            <text:p>    i18n_description_SLBRBB: "SL un braccio fermo in basso repirazione dall aparte del braccio fermo"</text:p>
          </table:table-cell>
          <table:table-cell table:formula="of:=&quot;    i18n_short_&quot;&amp;[.$B29]&amp;&quot;: &quot;&amp;CHAR(34)&amp;SUBSTITUTE([.G29];&quot;'&quot;;&quot;''&quot;)&amp;CHAR(34)&amp;CHAR(13)&amp;CHAR(10)&amp;&quot;    i18n_description_&quot;&amp;[.$B29]&amp;&quot;: &quot;&amp;CHAR(34)&amp;SUBSTITUTE([.E29];&quot;'&quot;;&quot;''&quot;)&amp;CHAR(34)" office:value-type="string" office:string-value="    i18n_short_SLBRBB: &quot;FS one arm down breath on standing side&quot;&#13;&#10;    i18n_description_SLBRBB: &quot;FS with one arm standing down, breathing on the standing side&quot;" calcext:value-type="string">
            <text:p>    i18n_short_SLBRBB: "FS one arm down breath on standing side"</text:p>
            <text:p>    i18n_description_SLBRBB: "FS with one arm standing down, breathing on the standing side"</text:p>
          </table:table-cell>
          <table:table-cell table:number-columns-repeated="5"/>
          <table:table-cell table:formula="of:=COUNTIF([.$B$5:.$B$159];[.B2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SLBRRT</text:p>
          </table:table-cell>
          <table:table-cell table:formula="of:=COUNTIF([exercise_rows.$G$4:.$G$491];[.B30])" office:value-type="float" office:value="2" calcext:value-type="float">
            <text:p>2</text:p>
          </table:table-cell>
          <table:table-cell office:value-type="string" calcext:value-type="string">
            <text:p>SL recupero braccia tese</text:p>
          </table:table-cell>
          <table:table-cell office:value-type="string" calcext:value-type="string">
            <text:p>FS recovering with straighten arms</text:p>
          </table:table-cell>
          <table:table-cell office:value-type="string" calcext:value-type="string">
            <text:p>SL braccia tese</text:p>
          </table:table-cell>
          <table:table-cell office:value-type="string" calcext:value-type="string">
            <text:p>FS rec straigh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0]&amp;&quot;,'&quot;&amp;[.B30]&amp;&quot;',&quot;&amp;[.K30]&amp;&quot;,&quot;&amp;[.L30]&amp;&quot;,&quot;&amp;[.M30]&amp;&quot;,&quot;&amp;[.N30]&amp;&quot;,&quot;&amp;[.O30]&amp;&quot;,&quot;&amp;[.P30]&amp;&quot;,&quot;&amp;[.Q30]&amp;&quot;,&quot;&amp;[.R30]&amp;&quot;,0,CURDATE(),CURDATE())&quot;&amp;IF(INDIRECT(ADDRESS(ROW([.A30])+1;1))&gt;0;&quot;,&quot;;&quot;;&quot;)" office:value-type="string" office:string-value="(27,'SLBRRT',2,1,1,1,1,(select t.id from stroke_types t where t.code = 'SL'),(select t.id from movement_types t where t.code = 'T'),(select t.id from movement_scope_types t where t.code = 'E'),0,CURDATE(),CURDATE())," calcext:value-type="string">
            <text:p>(27,'SLBRRT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0]&amp;&quot;: &quot;&amp;CHAR(34)&amp;SUBSTITUTE([.F30];&quot;'&quot;;&quot;''&quot;)&amp;CHAR(34)&amp;CHAR(13)&amp;CHAR(10)&amp;&quot;    i18n_description_&quot;&amp;[.$B30]&amp;&quot;: &quot;&amp;CHAR(34)&amp;SUBSTITUTE([.D30];&quot;'&quot;;&quot;''&quot;)&amp;CHAR(34)" office:value-type="string" office:string-value="    i18n_short_SLBRRT: &quot;SL braccia tese&quot;&#13;&#10;    i18n_description_SLBRRT: &quot;SL recupero braccia tese&quot;" calcext:value-type="string">
            <text:p>    i18n_short_SLBRRT: "SL braccia tese"</text:p>
            <text:p>    i18n_description_SLBRRT: "SL recupero braccia tese"</text:p>
          </table:table-cell>
          <table:table-cell table:formula="of:=&quot;    i18n_short_&quot;&amp;[.$B30]&amp;&quot;: &quot;&amp;CHAR(34)&amp;SUBSTITUTE([.G30];&quot;'&quot;;&quot;''&quot;)&amp;CHAR(34)&amp;CHAR(13)&amp;CHAR(10)&amp;&quot;    i18n_description_&quot;&amp;[.$B30]&amp;&quot;: &quot;&amp;CHAR(34)&amp;SUBSTITUTE([.E30];&quot;'&quot;;&quot;''&quot;)&amp;CHAR(34)" office:value-type="string" office:string-value="    i18n_short_SLBRRT: &quot;FS rec straight&quot;&#13;&#10;    i18n_description_SLBRRT: &quot;FS recovering with straighten arms&quot;" calcext:value-type="string">
            <text:p>    i18n_short_SLBRRT: "FS rec straight"</text:p>
            <text:p>    i18n_description_SLBRRT: "FS recovering with straighten arms"</text:p>
          </table:table-cell>
          <table:table-cell table:number-columns-repeated="5"/>
          <table:table-cell table:formula="of:=COUNTIF([.$B$5:.$B$159];[.B3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SLBRRS</text:p>
          </table:table-cell>
          <table:table-cell table:formula="of:=COUNTIF([exercise_rows.$G$4:.$G$491];[.B31])" office:value-type="float" office:value="2" calcext:value-type="float">
            <text:p>2</text:p>
          </table:table-cell>
          <table:table-cell office:value-type="string" calcext:value-type="string">
            <text:p>SL recupero strisciato</text:p>
          </table:table-cell>
          <table:table-cell office:value-type="string" calcext:value-type="string">
            <text:p>FS recovering with hand crawling on the water surface</text:p>
          </table:table-cell>
          <table:table-cell office:value-type="string" calcext:value-type="string">
            <text:p>SL strisciato</text:p>
          </table:table-cell>
          <table:table-cell office:value-type="string" calcext:value-type="string">
            <text:p>FS rec. Crawl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1]&amp;&quot;,'&quot;&amp;[.B31]&amp;&quot;',&quot;&amp;[.K31]&amp;&quot;,&quot;&amp;[.L31]&amp;&quot;,&quot;&amp;[.M31]&amp;&quot;,&quot;&amp;[.N31]&amp;&quot;,&quot;&amp;[.O31]&amp;&quot;,&quot;&amp;[.P31]&amp;&quot;,&quot;&amp;[.Q31]&amp;&quot;,&quot;&amp;[.R31]&amp;&quot;,0,CURDATE(),CURDATE())&quot;&amp;IF(INDIRECT(ADDRESS(ROW([.A31])+1;1))&gt;0;&quot;,&quot;;&quot;;&quot;)" office:value-type="string" office:string-value="(28,'SLBRRS',2,1,1,1,1,(select t.id from stroke_types t where t.code = 'SL'),(select t.id from movement_types t where t.code = 'T'),(select t.id from movement_scope_types t where t.code = 'E'),0,CURDATE(),CURDATE())," calcext:value-type="string">
            <text:p>(28,'SLBRR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1]&amp;&quot;: &quot;&amp;CHAR(34)&amp;SUBSTITUTE([.F31];&quot;'&quot;;&quot;''&quot;)&amp;CHAR(34)&amp;CHAR(13)&amp;CHAR(10)&amp;&quot;    i18n_description_&quot;&amp;[.$B31]&amp;&quot;: &quot;&amp;CHAR(34)&amp;SUBSTITUTE([.D31];&quot;'&quot;;&quot;''&quot;)&amp;CHAR(34)" office:value-type="string" office:string-value="    i18n_short_SLBRRS: &quot;SL strisciato&quot;&#13;&#10;    i18n_description_SLBRRS: &quot;SL recupero strisciato&quot;" calcext:value-type="string">
            <text:p>    i18n_short_SLBRRS: "SL strisciato"</text:p>
            <text:p>    i18n_description_SLBRRS: "SL recupero strisciato"</text:p>
          </table:table-cell>
          <table:table-cell table:formula="of:=&quot;    i18n_short_&quot;&amp;[.$B31]&amp;&quot;: &quot;&amp;CHAR(34)&amp;SUBSTITUTE([.G31];&quot;'&quot;;&quot;''&quot;)&amp;CHAR(34)&amp;CHAR(13)&amp;CHAR(10)&amp;&quot;    i18n_description_&quot;&amp;[.$B31]&amp;&quot;: &quot;&amp;CHAR(34)&amp;SUBSTITUTE([.E31];&quot;'&quot;;&quot;''&quot;)&amp;CHAR(34)" office:value-type="string" office:string-value="    i18n_short_SLBRRS: &quot;FS rec. Crawling&quot;&#13;&#10;    i18n_description_SLBRRS: &quot;FS recovering with hand crawling on the water surface&quot;" calcext:value-type="string">
            <text:p>    i18n_short_SLBRRS: "FS rec. Crawling"</text:p>
            <text:p>    i18n_description_SLBRRS: "FS recovering with hand crawling on the water surface"</text:p>
          </table:table-cell>
          <table:table-cell table:number-columns-repeated="5"/>
          <table:table-cell table:formula="of:=COUNTIF([.$B$5:.$B$159];[.B3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SLBRBL</text:p>
          </table:table-cell>
          <table:table-cell table:formula="of:=COUNTIF([exercise_rows.$G$4:.$G$491];[.B32])" office:value-type="float" office:value="2" calcext:value-type="float">
            <text:p>2</text:p>
          </table:table-cell>
          <table:table-cell office:value-type="string" calcext:value-type="string">
            <text:p>SL bracciata larga</text:p>
          </table:table-cell>
          <table:table-cell office:value-type="string" calcext:value-type="string">
            <text:p>FS with large stroke</text:p>
          </table:table-cell>
          <table:table-cell office:value-type="string" calcext:value-type="string">
            <text:p>SL largo</text:p>
          </table:table-cell>
          <table:table-cell office:value-type="string" calcext:value-type="string">
            <text:p>FS larg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2]&amp;&quot;,'&quot;&amp;[.B32]&amp;&quot;',&quot;&amp;[.K32]&amp;&quot;,&quot;&amp;[.L32]&amp;&quot;,&quot;&amp;[.M32]&amp;&quot;,&quot;&amp;[.N32]&amp;&quot;,&quot;&amp;[.O32]&amp;&quot;,&quot;&amp;[.P32]&amp;&quot;,&quot;&amp;[.Q32]&amp;&quot;,&quot;&amp;[.R32]&amp;&quot;,0,CURDATE(),CURDATE())&quot;&amp;IF(INDIRECT(ADDRESS(ROW([.A32])+1;1))&gt;0;&quot;,&quot;;&quot;;&quot;)" office:value-type="string" office:string-value="(29,'SLBRBL',2,1,1,1,1,(select t.id from stroke_types t where t.code = 'SL'),(select t.id from movement_types t where t.code = 'T'),(select t.id from movement_scope_types t where t.code = 'E'),0,CURDATE(),CURDATE())," calcext:value-type="string">
            <text:p>(29,'SLBRB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2]&amp;&quot;: &quot;&amp;CHAR(34)&amp;SUBSTITUTE([.F32];&quot;'&quot;;&quot;''&quot;)&amp;CHAR(34)&amp;CHAR(13)&amp;CHAR(10)&amp;&quot;    i18n_description_&quot;&amp;[.$B32]&amp;&quot;: &quot;&amp;CHAR(34)&amp;SUBSTITUTE([.D32];&quot;'&quot;;&quot;''&quot;)&amp;CHAR(34)" office:value-type="string" office:string-value="    i18n_short_SLBRBL: &quot;SL largo&quot;&#13;&#10;    i18n_description_SLBRBL: &quot;SL bracciata larga&quot;" calcext:value-type="string">
            <text:p>    i18n_short_SLBRBL: "SL largo"</text:p>
            <text:p>    i18n_description_SLBRBL: "SL bracciata larga"</text:p>
          </table:table-cell>
          <table:table-cell table:formula="of:=&quot;    i18n_short_&quot;&amp;[.$B32]&amp;&quot;: &quot;&amp;CHAR(34)&amp;SUBSTITUTE([.G32];&quot;'&quot;;&quot;''&quot;)&amp;CHAR(34)&amp;CHAR(13)&amp;CHAR(10)&amp;&quot;    i18n_description_&quot;&amp;[.$B32]&amp;&quot;: &quot;&amp;CHAR(34)&amp;SUBSTITUTE([.E32];&quot;'&quot;;&quot;''&quot;)&amp;CHAR(34)" office:value-type="string" office:string-value="    i18n_short_SLBRBL: &quot;FS large&quot;&#13;&#10;    i18n_description_SLBRBL: &quot;FS with large stroke&quot;" calcext:value-type="string">
            <text:p>    i18n_short_SLBRBL: "FS large"</text:p>
            <text:p>    i18n_description_SLBRBL: "FS with large stroke"</text:p>
          </table:table-cell>
          <table:table-cell table:number-columns-repeated="5"/>
          <table:table-cell table:formula="of:=COUNTIF([.$B$5:.$B$159];[.B3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SLBRBS</text:p>
          </table:table-cell>
          <table:table-cell table:formula="of:=COUNTIF([exercise_rows.$G$4:.$G$491];[.B33])" office:value-type="float" office:value="2" calcext:value-type="float">
            <text:p>2</text:p>
          </table:table-cell>
          <table:table-cell office:value-type="string" calcext:value-type="string">
            <text:p>SL bracciata stretta</text:p>
          </table:table-cell>
          <table:table-cell office:value-type="string" calcext:value-type="string">
            <text:p>FS with thin stroke</text:p>
          </table:table-cell>
          <table:table-cell office:value-type="string" calcext:value-type="string">
            <text:p>SL stretto</text:p>
          </table:table-cell>
          <table:table-cell office:value-type="string" calcext:value-type="string">
            <text:p>FS thi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3]&amp;&quot;,'&quot;&amp;[.B33]&amp;&quot;',&quot;&amp;[.K33]&amp;&quot;,&quot;&amp;[.L33]&amp;&quot;,&quot;&amp;[.M33]&amp;&quot;,&quot;&amp;[.N33]&amp;&quot;,&quot;&amp;[.O33]&amp;&quot;,&quot;&amp;[.P33]&amp;&quot;,&quot;&amp;[.Q33]&amp;&quot;,&quot;&amp;[.R33]&amp;&quot;,0,CURDATE(),CURDATE())&quot;&amp;IF(INDIRECT(ADDRESS(ROW([.A33])+1;1))&gt;0;&quot;,&quot;;&quot;;&quot;)" office:value-type="string" office:string-value="(30,'SLBRBS',2,1,1,1,1,(select t.id from stroke_types t where t.code = 'SL'),(select t.id from movement_types t where t.code = 'T'),(select t.id from movement_scope_types t where t.code = 'E'),0,CURDATE(),CURDATE())," calcext:value-type="string">
            <text:p>(30,'SLBRB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3]&amp;&quot;: &quot;&amp;CHAR(34)&amp;SUBSTITUTE([.F33];&quot;'&quot;;&quot;''&quot;)&amp;CHAR(34)&amp;CHAR(13)&amp;CHAR(10)&amp;&quot;    i18n_description_&quot;&amp;[.$B33]&amp;&quot;: &quot;&amp;CHAR(34)&amp;SUBSTITUTE([.D33];&quot;'&quot;;&quot;''&quot;)&amp;CHAR(34)" office:value-type="string" office:string-value="    i18n_short_SLBRBS: &quot;SL stretto&quot;&#13;&#10;    i18n_description_SLBRBS: &quot;SL bracciata stretta&quot;" calcext:value-type="string">
            <text:p>    i18n_short_SLBRBS: "SL stretto"</text:p>
            <text:p>    i18n_description_SLBRBS: "SL bracciata stretta"</text:p>
          </table:table-cell>
          <table:table-cell table:formula="of:=&quot;    i18n_short_&quot;&amp;[.$B33]&amp;&quot;: &quot;&amp;CHAR(34)&amp;SUBSTITUTE([.G33];&quot;'&quot;;&quot;''&quot;)&amp;CHAR(34)&amp;CHAR(13)&amp;CHAR(10)&amp;&quot;    i18n_description_&quot;&amp;[.$B33]&amp;&quot;: &quot;&amp;CHAR(34)&amp;SUBSTITUTE([.E33];&quot;'&quot;;&quot;''&quot;)&amp;CHAR(34)" office:value-type="string" office:string-value="    i18n_short_SLBRBS: &quot;FS thin&quot;&#13;&#10;    i18n_description_SLBRBS: &quot;FS with thin stroke&quot;" calcext:value-type="string">
            <text:p>    i18n_short_SLBRBS: "FS thin"</text:p>
            <text:p>    i18n_description_SLBRBS: "FS with thin stroke"</text:p>
          </table:table-cell>
          <table:table-cell table:number-columns-repeated="5"/>
          <table:table-cell table:formula="of:=COUNTIF([.$B$5:.$B$159];[.B3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SLBROP</text:p>
          </table:table-cell>
          <table:table-cell table:formula="of:=COUNTIF([exercise_rows.$G$4:.$G$491];[.B34])" office:value-type="float" office:value="2" calcext:value-type="float">
            <text:p>2</text:p>
          </table:table-cell>
          <table:table-cell office:value-type="string" calcext:value-type="string">
            <text:p>SL bracciata opposta</text:p>
          </table:table-cell>
          <table:table-cell office:value-type="string" calcext:value-type="string">
            <text:p>FS with arms in completely opposite position</text:p>
          </table:table-cell>
          <table:table-cell office:value-type="string" calcext:value-type="string">
            <text:p>SL opposto</text:p>
          </table:table-cell>
          <table:table-cell office:value-type="string" calcext:value-type="string">
            <text:p>FS opposi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4]&amp;&quot;,'&quot;&amp;[.B34]&amp;&quot;',&quot;&amp;[.K34]&amp;&quot;,&quot;&amp;[.L34]&amp;&quot;,&quot;&amp;[.M34]&amp;&quot;,&quot;&amp;[.N34]&amp;&quot;,&quot;&amp;[.O34]&amp;&quot;,&quot;&amp;[.P34]&amp;&quot;,&quot;&amp;[.Q34]&amp;&quot;,&quot;&amp;[.R34]&amp;&quot;,0,CURDATE(),CURDATE())&quot;&amp;IF(INDIRECT(ADDRESS(ROW([.A34])+1;1))&gt;0;&quot;,&quot;;&quot;;&quot;)" office:value-type="string" office:string-value="(31,'SLBROP',2,1,1,1,1,(select t.id from stroke_types t where t.code = 'SL'),(select t.id from movement_types t where t.code = 'T'),(select t.id from movement_scope_types t where t.code = 'E'),0,CURDATE(),CURDATE())," calcext:value-type="string">
            <text:p>(31,'SLBRO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4]&amp;&quot;: &quot;&amp;CHAR(34)&amp;SUBSTITUTE([.F34];&quot;'&quot;;&quot;''&quot;)&amp;CHAR(34)&amp;CHAR(13)&amp;CHAR(10)&amp;&quot;    i18n_description_&quot;&amp;[.$B34]&amp;&quot;: &quot;&amp;CHAR(34)&amp;SUBSTITUTE([.D34];&quot;'&quot;;&quot;''&quot;)&amp;CHAR(34)" office:value-type="string" office:string-value="    i18n_short_SLBROP: &quot;SL opposto&quot;&#13;&#10;    i18n_description_SLBROP: &quot;SL bracciata opposta&quot;" calcext:value-type="string">
            <text:p>    i18n_short_SLBROP: "SL opposto"</text:p>
            <text:p>    i18n_description_SLBROP: "SL bracciata opposta"</text:p>
          </table:table-cell>
          <table:table-cell table:formula="of:=&quot;    i18n_short_&quot;&amp;[.$B34]&amp;&quot;: &quot;&amp;CHAR(34)&amp;SUBSTITUTE([.G34];&quot;'&quot;;&quot;''&quot;)&amp;CHAR(34)&amp;CHAR(13)&amp;CHAR(10)&amp;&quot;    i18n_description_&quot;&amp;[.$B34]&amp;&quot;: &quot;&amp;CHAR(34)&amp;SUBSTITUTE([.E34];&quot;'&quot;;&quot;''&quot;)&amp;CHAR(34)" office:value-type="string" office:string-value="    i18n_short_SLBROP: &quot;FS opposite&quot;&#13;&#10;    i18n_description_SLBROP: &quot;FS with arms in completely opposite position&quot;" calcext:value-type="string">
            <text:p>    i18n_short_SLBROP: "FS opposite"</text:p>
            <text:p>    i18n_description_SLBROP: "FS with arms in completely opposite position"</text:p>
          </table:table-cell>
          <table:table-cell table:number-columns-repeated="5"/>
          <table:table-cell table:formula="of:=COUNTIF([.$B$5:.$B$159];[.B3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SLBRSV</text:p>
          </table:table-cell>
          <table:table-cell table:formula="of:=COUNTIF([exercise_rows.$G$4:.$G$491];[.B35])" office:value-type="float" office:value="2" calcext:value-type="float">
            <text:p>2</text:p>
          </table:table-cell>
          <table:table-cell office:value-type="string" calcext:value-type="string">
            <text:p>SL bracciata sovrapposta</text:p>
          </table:table-cell>
          <table:table-cell office:value-type="string" calcext:value-type="string">
            <text:p>FS with arms in great superposition</text:p>
          </table:table-cell>
          <table:table-cell office:value-type="string" calcext:value-type="string">
            <text:p>SL sovrapposto</text:p>
          </table:table-cell>
          <table:table-cell office:value-type="string" calcext:value-type="string">
            <text:p>FS superpositio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5]&amp;&quot;,'&quot;&amp;[.B35]&amp;&quot;',&quot;&amp;[.K35]&amp;&quot;,&quot;&amp;[.L35]&amp;&quot;,&quot;&amp;[.M35]&amp;&quot;,&quot;&amp;[.N35]&amp;&quot;,&quot;&amp;[.O35]&amp;&quot;,&quot;&amp;[.P35]&amp;&quot;,&quot;&amp;[.Q35]&amp;&quot;,&quot;&amp;[.R35]&amp;&quot;,0,CURDATE(),CURDATE())&quot;&amp;IF(INDIRECT(ADDRESS(ROW([.A35])+1;1))&gt;0;&quot;,&quot;;&quot;;&quot;)" office:value-type="string" office:string-value="(32,'SLBRSV',2,1,1,1,1,(select t.id from stroke_types t where t.code = 'SL'),(select t.id from movement_types t where t.code = 'T'),(select t.id from movement_scope_types t where t.code = 'E'),0,CURDATE(),CURDATE())," calcext:value-type="string">
            <text:p>(32,'SLBRSV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5]&amp;&quot;: &quot;&amp;CHAR(34)&amp;SUBSTITUTE([.F35];&quot;'&quot;;&quot;''&quot;)&amp;CHAR(34)&amp;CHAR(13)&amp;CHAR(10)&amp;&quot;    i18n_description_&quot;&amp;[.$B35]&amp;&quot;: &quot;&amp;CHAR(34)&amp;SUBSTITUTE([.D35];&quot;'&quot;;&quot;''&quot;)&amp;CHAR(34)" office:value-type="string" office:string-value="    i18n_short_SLBRSV: &quot;SL sovrapposto&quot;&#13;&#10;    i18n_description_SLBRSV: &quot;SL bracciata sovrapposta&quot;" calcext:value-type="string">
            <text:p>    i18n_short_SLBRSV: "SL sovrapposto"</text:p>
            <text:p>    i18n_description_SLBRSV: "SL bracciata sovrapposta"</text:p>
          </table:table-cell>
          <table:table-cell table:formula="of:=&quot;    i18n_short_&quot;&amp;[.$B35]&amp;&quot;: &quot;&amp;CHAR(34)&amp;SUBSTITUTE([.G35];&quot;'&quot;;&quot;''&quot;)&amp;CHAR(34)&amp;CHAR(13)&amp;CHAR(10)&amp;&quot;    i18n_description_&quot;&amp;[.$B35]&amp;&quot;: &quot;&amp;CHAR(34)&amp;SUBSTITUTE([.E35];&quot;'&quot;;&quot;''&quot;)&amp;CHAR(34)" office:value-type="string" office:string-value="    i18n_short_SLBRSV: &quot;FS superposition&quot;&#13;&#10;    i18n_description_SLBRSV: &quot;FS with arms in great superposition&quot;" calcext:value-type="string">
            <text:p>    i18n_short_SLBRSV: "FS superposition"</text:p>
            <text:p>    i18n_description_SLBRSV: "FS with arms in great superposition"</text:p>
          </table:table-cell>
          <table:table-cell table:number-columns-repeated="5"/>
          <table:table-cell table:formula="of:=COUNTIF([.$B$5:.$B$159];[.B3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SLBRLT</text:p>
          </table:table-cell>
          <table:table-cell table:formula="of:=COUNTIF([exercise_rows.$G$4:.$G$491];[.B36])" office:value-type="float" office:value="2" calcext:value-type="float">
            <text:p>2</text:p>
          </table:table-cell>
          <table:table-cell office:value-type="string" calcext:value-type="string">
            <text:p>SL alternato alto</text:p>
          </table:table-cell>
          <table:table-cell office:value-type="string" calcext:value-type="string">
            <text:p>FS alternate upside</text:p>
          </table:table-cell>
          <table:table-cell office:value-type="string" calcext:value-type="string">
            <text:p>SL alternato</text:p>
          </table:table-cell>
          <table:table-cell office:value-type="string" calcext:value-type="string">
            <text:p>FS alterna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36]&amp;&quot;,'&quot;&amp;[.B36]&amp;&quot;',&quot;&amp;[.K36]&amp;&quot;,&quot;&amp;[.L36]&amp;&quot;,&quot;&amp;[.M36]&amp;&quot;,&quot;&amp;[.N36]&amp;&quot;,&quot;&amp;[.O36]&amp;&quot;,&quot;&amp;[.P36]&amp;&quot;,&quot;&amp;[.Q36]&amp;&quot;,&quot;&amp;[.R36]&amp;&quot;,0,CURDATE(),CURDATE())&quot;&amp;IF(INDIRECT(ADDRESS(ROW([.A36])+1;1))&gt;0;&quot;,&quot;;&quot;;&quot;)" office:value-type="string" office:string-value="(33,'SLBRLT',2,1,1,1,1,(select t.id from stroke_types t where t.code = 'SL'),(select t.id from movement_types t where t.code = 'T'),(select t.id from movement_scope_types t where t.code = 'I'),0,CURDATE(),CURDATE())," calcext:value-type="string">
            <text:p>(33,'SLBRLT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36]&amp;&quot;: &quot;&amp;CHAR(34)&amp;SUBSTITUTE([.F36];&quot;'&quot;;&quot;''&quot;)&amp;CHAR(34)&amp;CHAR(13)&amp;CHAR(10)&amp;&quot;    i18n_description_&quot;&amp;[.$B36]&amp;&quot;: &quot;&amp;CHAR(34)&amp;SUBSTITUTE([.D36];&quot;'&quot;;&quot;''&quot;)&amp;CHAR(34)" office:value-type="string" office:string-value="    i18n_short_SLBRLT: &quot;SL alternato&quot;&#13;&#10;    i18n_description_SLBRLT: &quot;SL alternato alto&quot;" calcext:value-type="string">
            <text:p>    i18n_short_SLBRLT: "SL alternato"</text:p>
            <text:p>    i18n_description_SLBRLT: "SL alternato alto"</text:p>
          </table:table-cell>
          <table:table-cell table:formula="of:=&quot;    i18n_short_&quot;&amp;[.$B36]&amp;&quot;: &quot;&amp;CHAR(34)&amp;SUBSTITUTE([.G36];&quot;'&quot;;&quot;''&quot;)&amp;CHAR(34)&amp;CHAR(13)&amp;CHAR(10)&amp;&quot;    i18n_description_&quot;&amp;[.$B36]&amp;&quot;: &quot;&amp;CHAR(34)&amp;SUBSTITUTE([.E36];&quot;'&quot;;&quot;''&quot;)&amp;CHAR(34)" office:value-type="string" office:string-value="    i18n_short_SLBRLT: &quot;FS alternate&quot;&#13;&#10;    i18n_description_SLBRLT: &quot;FS alternate upside&quot;" calcext:value-type="string">
            <text:p>    i18n_short_SLBRLT: "FS alternate"</text:p>
            <text:p>    i18n_description_SLBRLT: "FS alternate upside"</text:p>
          </table:table-cell>
          <table:table-cell table:number-columns-repeated="5"/>
          <table:table-cell table:formula="of:=COUNTIF([.$B$5:.$B$159];[.B3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SLCMTA</text:p>
          </table:table-cell>
          <table:table-cell table:formula="of:=COUNTIF([exercise_rows.$G$4:.$G$491];[.B37])" office:value-type="float" office:value="2" calcext:value-type="float">
            <text:p>2</text:p>
          </table:table-cell>
          <table:table-cell office:value-type="string" calcext:value-type="string">
            <text:p>SL testa alta fuori dall'acqua</text:p>
          </table:table-cell>
          <table:table-cell office:value-type="string" calcext:value-type="string">
            <text:p>FS with head out of the water</text:p>
          </table:table-cell>
          <table:table-cell office:value-type="string" calcext:value-type="string">
            <text:p>SL testa alta</text:p>
          </table:table-cell>
          <table:table-cell office:value-type="string" calcext:value-type="string">
            <text:p>FS head ou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7]&amp;&quot;,'&quot;&amp;[.B37]&amp;&quot;',&quot;&amp;[.K37]&amp;&quot;,&quot;&amp;[.L37]&amp;&quot;,&quot;&amp;[.M37]&amp;&quot;,&quot;&amp;[.N37]&amp;&quot;,&quot;&amp;[.O37]&amp;&quot;,&quot;&amp;[.P37]&amp;&quot;,&quot;&amp;[.Q37]&amp;&quot;,&quot;&amp;[.R37]&amp;&quot;,0,CURDATE(),CURDATE())&quot;&amp;IF(INDIRECT(ADDRESS(ROW([.A37])+1;1))&gt;0;&quot;,&quot;;&quot;;&quot;)" office:value-type="string" office:string-value="(34,'SLCMTA',2,1,1,1,0,(select t.id from stroke_types t where t.code = 'SL'),(select t.id from movement_types t where t.code = 'T'),(select t.id from movement_scope_types t where t.code = 'E'),0,CURDATE(),CURDATE())," calcext:value-type="string">
            <text:p>(34,'SLCMT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7]&amp;&quot;: &quot;&amp;CHAR(34)&amp;SUBSTITUTE([.F37];&quot;'&quot;;&quot;''&quot;)&amp;CHAR(34)&amp;CHAR(13)&amp;CHAR(10)&amp;&quot;    i18n_description_&quot;&amp;[.$B37]&amp;&quot;: &quot;&amp;CHAR(34)&amp;SUBSTITUTE([.D37];&quot;'&quot;;&quot;''&quot;)&amp;CHAR(34)" office:value-type="string" office:string-value="    i18n_short_SLCMTA: &quot;SL testa alta&quot;&#13;&#10;    i18n_description_SLCMTA: &quot;SL testa alta fuori dall''acqua&quot;" calcext:value-type="string">
            <text:p>    i18n_short_SLCMTA: "SL testa alta"</text:p>
            <text:p>    i18n_description_SLCMTA: "SL testa alta fuori dall''acqua"</text:p>
          </table:table-cell>
          <table:table-cell table:formula="of:=&quot;    i18n_short_&quot;&amp;[.$B37]&amp;&quot;: &quot;&amp;CHAR(34)&amp;SUBSTITUTE([.G37];&quot;'&quot;;&quot;''&quot;)&amp;CHAR(34)&amp;CHAR(13)&amp;CHAR(10)&amp;&quot;    i18n_description_&quot;&amp;[.$B37]&amp;&quot;: &quot;&amp;CHAR(34)&amp;SUBSTITUTE([.E37];&quot;'&quot;;&quot;''&quot;)&amp;CHAR(34)" office:value-type="string" office:string-value="    i18n_short_SLCMTA: &quot;FS head out&quot;&#13;&#10;    i18n_description_SLCMTA: &quot;FS with head out of the water&quot;" calcext:value-type="string">
            <text:p>    i18n_short_SLCMTA: "FS head out"</text:p>
            <text:p>    i18n_description_SLCMTA: "FS with head out of the water"</text:p>
          </table:table-cell>
          <table:table-cell table:number-columns-repeated="5"/>
          <table:table-cell table:formula="of:=COUNTIF([.$B$5:.$B$159];[.B3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SLBRA3</text:p>
          </table:table-cell>
          <table:table-cell table:formula="of:=COUNTIF([exercise_rows.$G$4:.$G$491];[.B38])" office:value-type="float" office:value="2" calcext:value-type="float">
            <text:p>2</text:p>
          </table:table-cell>
          <table:table-cell office:value-type="string" calcext:value-type="string">
            <text:p>SL 3 bracciate dx, 3 bracciate sx</text:p>
          </table:table-cell>
          <table:table-cell office:value-type="string" calcext:value-type="string">
            <text:p>FS 3 strokes right, 3 strokes left</text:p>
          </table:table-cell>
          <table:table-cell office:value-type="string" calcext:value-type="string">
            <text:p>SL 3dx + 3sx</text:p>
          </table:table-cell>
          <table:table-cell office:value-type="string" calcext:value-type="string">
            <text:p>FS 3 right + 3 lef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38]&amp;&quot;,'&quot;&amp;[.B38]&amp;&quot;',&quot;&amp;[.K38]&amp;&quot;,&quot;&amp;[.L38]&amp;&quot;,&quot;&amp;[.M38]&amp;&quot;,&quot;&amp;[.N38]&amp;&quot;,&quot;&amp;[.O38]&amp;&quot;,&quot;&amp;[.P38]&amp;&quot;,&quot;&amp;[.Q38]&amp;&quot;,&quot;&amp;[.R38]&amp;&quot;,0,CURDATE(),CURDATE())&quot;&amp;IF(INDIRECT(ADDRESS(ROW([.A38])+1;1))&gt;0;&quot;,&quot;;&quot;;&quot;)" office:value-type="string" office:string-value="(35,'SLBRA3',2,1,1,1,0,(select t.id from stroke_types t where t.code = 'SL'),(select t.id from movement_types t where t.code = 'T'),(select t.id from movement_scope_types t where t.code = 'C'),0,CURDATE(),CURDATE())," calcext:value-type="string">
            <text:p>(35,'SLBRA3',2,1,1,1,0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38]&amp;&quot;: &quot;&amp;CHAR(34)&amp;SUBSTITUTE([.F38];&quot;'&quot;;&quot;''&quot;)&amp;CHAR(34)&amp;CHAR(13)&amp;CHAR(10)&amp;&quot;    i18n_description_&quot;&amp;[.$B38]&amp;&quot;: &quot;&amp;CHAR(34)&amp;SUBSTITUTE([.D38];&quot;'&quot;;&quot;''&quot;)&amp;CHAR(34)" office:value-type="string" office:string-value="    i18n_short_SLBRA3: &quot;SL 3dx + 3sx&quot;&#13;&#10;    i18n_description_SLBRA3: &quot;SL 3 bracciate dx, 3 bracciate sx&quot;" calcext:value-type="string">
            <text:p>    i18n_short_SLBRA3: "SL 3dx + 3sx"</text:p>
            <text:p>    i18n_description_SLBRA3: "SL 3 bracciate dx, 3 bracciate sx"</text:p>
          </table:table-cell>
          <table:table-cell table:formula="of:=&quot;    i18n_short_&quot;&amp;[.$B38]&amp;&quot;: &quot;&amp;CHAR(34)&amp;SUBSTITUTE([.G38];&quot;'&quot;;&quot;''&quot;)&amp;CHAR(34)&amp;CHAR(13)&amp;CHAR(10)&amp;&quot;    i18n_description_&quot;&amp;[.$B38]&amp;&quot;: &quot;&amp;CHAR(34)&amp;SUBSTITUTE([.E38];&quot;'&quot;;&quot;''&quot;)&amp;CHAR(34)" office:value-type="string" office:string-value="    i18n_short_SLBRA3: &quot;FS 3 right + 3 left&quot;&#13;&#10;    i18n_description_SLBRA3: &quot;FS 3 strokes right, 3 strokes left&quot;" calcext:value-type="string">
            <text:p>    i18n_short_SLBRA3: "FS 3 right + 3 left"</text:p>
            <text:p>    i18n_description_SLBRA3: "FS 3 strokes right, 3 strokes left"</text:p>
          </table:table-cell>
          <table:table-cell table:number-columns-repeated="5"/>
          <table:table-cell table:formula="of:=COUNTIF([.$B$5:.$B$159];[.B3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SLRE01</text:p>
          </table:table-cell>
          <table:table-cell table:formula="of:=COUNTIF([exercise_rows.$G$4:.$G$491];[.B39])" office:value-type="float" office:value="1" calcext:value-type="float">
            <text:p>1</text:p>
          </table:table-cell>
          <table:table-cell office:value-type="string" calcext:value-type="string">
            <text:p>SL completo respirazione ogni bracciata</text:p>
          </table:table-cell>
          <table:table-cell office:value-type="string" calcext:value-type="string">
            <text:p>FS breath every stroke</text:p>
          </table:table-cell>
          <table:table-cell office:value-type="string" calcext:value-type="string">
            <text:p>SL resp. 1</text:p>
          </table:table-cell>
          <table:table-cell office:value-type="string" calcext:value-type="string">
            <text:p>FS breath 1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9]&amp;&quot;,'&quot;&amp;[.B39]&amp;&quot;',&quot;&amp;[.K39]&amp;&quot;,&quot;&amp;[.L39]&amp;&quot;,&quot;&amp;[.M39]&amp;&quot;,&quot;&amp;[.N39]&amp;&quot;,&quot;&amp;[.O39]&amp;&quot;,&quot;&amp;[.P39]&amp;&quot;,&quot;&amp;[.Q39]&amp;&quot;,&quot;&amp;[.R39]&amp;&quot;,0,CURDATE(),CURDATE())&quot;&amp;IF(INDIRECT(ADDRESS(ROW([.A39])+1;1))&gt;0;&quot;,&quot;;&quot;;&quot;)" office:value-type="string" office:string-value="(36,'SLRE01',2,1,1,1,0,(select t.id from stroke_types t where t.code = 'SL'),(select t.id from movement_types t where t.code = 'C'),(select t.id from movement_scope_types t where t.code = 'E'),0,CURDATE(),CURDATE())," calcext:value-type="string">
            <text:p>(36,'SLRE01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39]&amp;&quot;: &quot;&amp;CHAR(34)&amp;SUBSTITUTE([.F39];&quot;'&quot;;&quot;''&quot;)&amp;CHAR(34)&amp;CHAR(13)&amp;CHAR(10)&amp;&quot;    i18n_description_&quot;&amp;[.$B39]&amp;&quot;: &quot;&amp;CHAR(34)&amp;SUBSTITUTE([.D39];&quot;'&quot;;&quot;''&quot;)&amp;CHAR(34)" office:value-type="string" office:string-value="    i18n_short_SLRE01: &quot;SL resp. 1&quot;&#13;&#10;    i18n_description_SLRE01: &quot;SL completo respirazione ogni bracciata&quot;" calcext:value-type="string">
            <text:p>    i18n_short_SLRE01: "SL resp. 1"</text:p>
            <text:p>    i18n_description_SLRE01: "SL completo respirazione ogni bracciata"</text:p>
          </table:table-cell>
          <table:table-cell table:formula="of:=&quot;    i18n_short_&quot;&amp;[.$B39]&amp;&quot;: &quot;&amp;CHAR(34)&amp;SUBSTITUTE([.G39];&quot;'&quot;;&quot;''&quot;)&amp;CHAR(34)&amp;CHAR(13)&amp;CHAR(10)&amp;&quot;    i18n_description_&quot;&amp;[.$B39]&amp;&quot;: &quot;&amp;CHAR(34)&amp;SUBSTITUTE([.E39];&quot;'&quot;;&quot;''&quot;)&amp;CHAR(34)" office:value-type="string" office:string-value="    i18n_short_SLRE01: &quot;FS breath 1&quot;&#13;&#10;    i18n_description_SLRE01: &quot;FS breath every stroke&quot;" calcext:value-type="string">
            <text:p>    i18n_short_SLRE01: "FS breath 1"</text:p>
            <text:p>    i18n_description_SLRE01: "FS breath every stroke"</text:p>
          </table:table-cell>
          <table:table-cell table:number-columns-repeated="5"/>
          <table:table-cell table:formula="of:=COUNTIF([.$B$5:.$B$159];[.B3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SLRECO</text:p>
          </table:table-cell>
          <table:table-cell table:formula="of:=COUNTIF([exercise_rows.$G$4:.$G$491];[.B40])" office:value-type="float" office:value="6" calcext:value-type="float">
            <text:p>6</text:p>
          </table:table-cell>
          <table:table-cell office:value-type="string" calcext:value-type="string">
            <text:p>SL completo respirazione controllata</text:p>
          </table:table-cell>
          <table:table-cell office:value-type="string" calcext:value-type="string">
            <text:p>FS controlled breath</text:p>
          </table:table-cell>
          <table:table-cell office:value-type="string" calcext:value-type="string">
            <text:p>SL resp.</text:p>
          </table:table-cell>
          <table:table-cell office:value-type="string" calcext:value-type="string">
            <text:p>FS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0]&amp;&quot;,'&quot;&amp;[.B40]&amp;&quot;',&quot;&amp;[.K40]&amp;&quot;,&quot;&amp;[.L40]&amp;&quot;,&quot;&amp;[.M40]&amp;&quot;,&quot;&amp;[.N40]&amp;&quot;,&quot;&amp;[.O40]&amp;&quot;,&quot;&amp;[.P40]&amp;&quot;,&quot;&amp;[.Q40]&amp;&quot;,&quot;&amp;[.R40]&amp;&quot;,0,CURDATE(),CURDATE())&quot;&amp;IF(INDIRECT(ADDRESS(ROW([.A40])+1;1))&gt;0;&quot;,&quot;;&quot;;&quot;)" office:value-type="string" office:string-value="(37,'SLRECO',2,1,1,1,0,(select t.id from stroke_types t where t.code = 'SL'),(select t.id from movement_types t where t.code = 'C'),(select t.id from movement_scope_types t where t.code = 'E'),0,CURDATE(),CURDATE())," calcext:value-type="string">
            <text:p>(37,'SLRECO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0]&amp;&quot;: &quot;&amp;CHAR(34)&amp;SUBSTITUTE([.F40];&quot;'&quot;;&quot;''&quot;)&amp;CHAR(34)&amp;CHAR(13)&amp;CHAR(10)&amp;&quot;    i18n_description_&quot;&amp;[.$B40]&amp;&quot;: &quot;&amp;CHAR(34)&amp;SUBSTITUTE([.D40];&quot;'&quot;;&quot;''&quot;)&amp;CHAR(34)" office:value-type="string" office:string-value="    i18n_short_SLRECO: &quot;SL resp.&quot;&#13;&#10;    i18n_description_SLRECO: &quot;SL completo respirazione controllata&quot;" calcext:value-type="string">
            <text:p>    i18n_short_SLRECO: "SL resp."</text:p>
            <text:p>    i18n_description_SLRECO: "SL completo respirazione controllata"</text:p>
          </table:table-cell>
          <table:table-cell table:formula="of:=&quot;    i18n_short_&quot;&amp;[.$B40]&amp;&quot;: &quot;&amp;CHAR(34)&amp;SUBSTITUTE([.G40];&quot;'&quot;;&quot;''&quot;)&amp;CHAR(34)&amp;CHAR(13)&amp;CHAR(10)&amp;&quot;    i18n_description_&quot;&amp;[.$B40]&amp;&quot;: &quot;&amp;CHAR(34)&amp;SUBSTITUTE([.E40];&quot;'&quot;;&quot;''&quot;)&amp;CHAR(34)" office:value-type="string" office:string-value="    i18n_short_SLRECO: &quot;FS breath&quot;&#13;&#10;    i18n_description_SLRECO: &quot;FS controlled breath&quot;" calcext:value-type="string">
            <text:p>    i18n_short_SLRECO: "FS breath"</text:p>
            <text:p>    i18n_description_SLRECO: "FS controlled breath"</text:p>
          </table:table-cell>
          <table:table-cell table:number-columns-repeated="5"/>
          <table:table-cell table:formula="of:=COUNTIF([.$B$5:.$B$159];[.B4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SLRE00</text:p>
          </table:table-cell>
          <table:table-cell table:formula="of:=COUNTIF([exercise_rows.$G$4:.$G$491];[.B41])" office:value-type="float" office:value="0" calcext:value-type="float">
            <text:p>0</text:p>
          </table:table-cell>
          <table:table-cell office:value-type="string" calcext:value-type="string">
            <text:p>SL completo respirando il meno possibile</text:p>
          </table:table-cell>
          <table:table-cell office:value-type="string" calcext:value-type="string">
            <text:p>FS less breathes as possible</text:p>
          </table:table-cell>
          <table:table-cell office:value-type="string" calcext:value-type="string">
            <text:p>SL apnea</text:p>
          </table:table-cell>
          <table:table-cell office:value-type="string" calcext:value-type="string">
            <text:p>FS no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1]&amp;&quot;,'&quot;&amp;[.B41]&amp;&quot;',&quot;&amp;[.K41]&amp;&quot;,&quot;&amp;[.L41]&amp;&quot;,&quot;&amp;[.M41]&amp;&quot;,&quot;&amp;[.N41]&amp;&quot;,&quot;&amp;[.O41]&amp;&quot;,&quot;&amp;[.P41]&amp;&quot;,&quot;&amp;[.Q41]&amp;&quot;,&quot;&amp;[.R41]&amp;&quot;,0,CURDATE(),CURDATE())&quot;&amp;IF(INDIRECT(ADDRESS(ROW([.A41])+1;1))&gt;0;&quot;,&quot;;&quot;;&quot;)" office:value-type="string" office:string-value="(38,'SLRE00',2,1,1,1,0,(select t.id from stroke_types t where t.code = 'SL'),(select t.id from movement_types t where t.code = 'C'),(select t.id from movement_scope_types t where t.code = 'E'),0,CURDATE(),CURDATE())," calcext:value-type="string">
            <text:p>(38,'SLRE00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1]&amp;&quot;: &quot;&amp;CHAR(34)&amp;SUBSTITUTE([.F41];&quot;'&quot;;&quot;''&quot;)&amp;CHAR(34)&amp;CHAR(13)&amp;CHAR(10)&amp;&quot;    i18n_description_&quot;&amp;[.$B41]&amp;&quot;: &quot;&amp;CHAR(34)&amp;SUBSTITUTE([.D41];&quot;'&quot;;&quot;''&quot;)&amp;CHAR(34)" office:value-type="string" office:string-value="    i18n_short_SLRE00: &quot;SL apnea&quot;&#13;&#10;    i18n_description_SLRE00: &quot;SL completo respirando il meno possibile&quot;" calcext:value-type="string">
            <text:p>    i18n_short_SLRE00: "SL apnea"</text:p>
            <text:p>    i18n_description_SLRE00: "SL completo respirando il meno possibile"</text:p>
          </table:table-cell>
          <table:table-cell table:formula="of:=&quot;    i18n_short_&quot;&amp;[.$B41]&amp;&quot;: &quot;&amp;CHAR(34)&amp;SUBSTITUTE([.G41];&quot;'&quot;;&quot;''&quot;)&amp;CHAR(34)&amp;CHAR(13)&amp;CHAR(10)&amp;&quot;    i18n_description_&quot;&amp;[.$B41]&amp;&quot;: &quot;&amp;CHAR(34)&amp;SUBSTITUTE([.E41];&quot;'&quot;;&quot;''&quot;)&amp;CHAR(34)" office:value-type="string" office:string-value="    i18n_short_SLRE00: &quot;FS no breath&quot;&#13;&#10;    i18n_description_SLRE00: &quot;FS less breathes as possible&quot;" calcext:value-type="string">
            <text:p>    i18n_short_SLRE00: "FS no breath"</text:p>
            <text:p>    i18n_description_SLRE00: "FS less breathes as possible"</text:p>
          </table:table-cell>
          <table:table-cell table:number-columns-repeated="5"/>
          <table:table-cell table:formula="of:=COUNTIF([.$B$5:.$B$159];[.B4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SLRECI</text:p>
          </table:table-cell>
          <table:table-cell table:formula="of:=COUNTIF([exercise_rows.$G$4:.$G$491];[.B42])" office:value-type="float" office:value="0" calcext:value-type="float">
            <text:p>0</text:p>
          </table:table-cell>
          <table:table-cell office:value-type="string" calcext:value-type="string">
            <text:p>SL completo respirando a 2, poi a 3, poi a 4, poi a 5</text:p>
          </table:table-cell>
          <table:table-cell office:value-type="string" calcext:value-type="string">
            <text:p>FS breath every 2, 3, 4, 5</text:p>
          </table:table-cell>
          <table:table-cell office:value-type="string" calcext:value-type="string">
            <text:p>SL resp. 2-3-4-5</text:p>
          </table:table-cell>
          <table:table-cell office:value-type="string" calcext:value-type="string">
            <text:p>FS breath 2, 3, 4, 5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2]&amp;&quot;,'&quot;&amp;[.B42]&amp;&quot;',&quot;&amp;[.K42]&amp;&quot;,&quot;&amp;[.L42]&amp;&quot;,&quot;&amp;[.M42]&amp;&quot;,&quot;&amp;[.N42]&amp;&quot;,&quot;&amp;[.O42]&amp;&quot;,&quot;&amp;[.P42]&amp;&quot;,&quot;&amp;[.Q42]&amp;&quot;,&quot;&amp;[.R42]&amp;&quot;,0,CURDATE(),CURDATE())&quot;&amp;IF(INDIRECT(ADDRESS(ROW([.A42])+1;1))&gt;0;&quot;,&quot;;&quot;;&quot;)" office:value-type="string" office:string-value="(39,'SLRECI',2,1,1,1,0,(select t.id from stroke_types t where t.code = 'SL'),(select t.id from movement_types t where t.code = 'C'),(select t.id from movement_scope_types t where t.code = 'E'),0,CURDATE(),CURDATE())," calcext:value-type="string">
            <text:p>(39,'SLRECI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2]&amp;&quot;: &quot;&amp;CHAR(34)&amp;SUBSTITUTE([.F42];&quot;'&quot;;&quot;''&quot;)&amp;CHAR(34)&amp;CHAR(13)&amp;CHAR(10)&amp;&quot;    i18n_description_&quot;&amp;[.$B42]&amp;&quot;: &quot;&amp;CHAR(34)&amp;SUBSTITUTE([.D42];&quot;'&quot;;&quot;''&quot;)&amp;CHAR(34)" office:value-type="string" office:string-value="    i18n_short_SLRECI: &quot;SL resp. 2-3-4-5&quot;&#13;&#10;    i18n_description_SLRECI: &quot;SL completo respirando a 2, poi a 3, poi a 4, poi a 5&quot;" calcext:value-type="string">
            <text:p>    i18n_short_SLRECI: "SL resp. 2-3-4-5"</text:p>
            <text:p>    i18n_description_SLRECI: "SL completo respirando a 2, poi a 3, poi a 4, poi a 5"</text:p>
          </table:table-cell>
          <table:table-cell table:formula="of:=&quot;    i18n_short_&quot;&amp;[.$B42]&amp;&quot;: &quot;&amp;CHAR(34)&amp;SUBSTITUTE([.G42];&quot;'&quot;;&quot;''&quot;)&amp;CHAR(34)&amp;CHAR(13)&amp;CHAR(10)&amp;&quot;    i18n_description_&quot;&amp;[.$B42]&amp;&quot;: &quot;&amp;CHAR(34)&amp;SUBSTITUTE([.E42];&quot;'&quot;;&quot;''&quot;)&amp;CHAR(34)" office:value-type="string" office:string-value="    i18n_short_SLRECI: &quot;FS breath 2, 3, 4, 5&quot;&#13;&#10;    i18n_description_SLRECI: &quot;FS breath every 2, 3, 4, 5&quot;" calcext:value-type="string">
            <text:p>    i18n_short_SLRECI: "FS breath 2, 3, 4, 5"</text:p>
            <text:p>    i18n_description_SLRECI: "FS breath every 2, 3, 4, 5"</text:p>
          </table:table-cell>
          <table:table-cell table:number-columns-repeated="5"/>
          <table:table-cell table:formula="of:=COUNTIF([.$B$5:.$B$159];[.B4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SLCOCO</text:p>
          </table:table-cell>
          <table:table-cell table:formula="of:=COUNTIF([exercise_rows.$G$4:.$G$491];[.B43])" office:value-type="float" office:value="2" calcext:value-type="float">
            <text:p>2</text:p>
          </table:table-cell>
          <table:table-cell office:value-type="string" calcext:value-type="string">
            <text:p>SL completo al contrario</text:p>
          </table:table-cell>
          <table:table-cell office:value-type="string" calcext:value-type="string">
            <text:p>FS reversed</text:p>
          </table:table-cell>
          <table:table-cell office:value-type="string" calcext:value-type="string">
            <text:p>SL al contrario</text:p>
          </table:table-cell>
          <table:table-cell office:value-type="string" calcext:value-type="string">
            <text:p>FS rever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3]&amp;&quot;,'&quot;&amp;[.B43]&amp;&quot;',&quot;&amp;[.K43]&amp;&quot;,&quot;&amp;[.L43]&amp;&quot;,&quot;&amp;[.M43]&amp;&quot;,&quot;&amp;[.N43]&amp;&quot;,&quot;&amp;[.O43]&amp;&quot;,&quot;&amp;[.P43]&amp;&quot;,&quot;&amp;[.Q43]&amp;&quot;,&quot;&amp;[.R43]&amp;&quot;,0,CURDATE(),CURDATE())&quot;&amp;IF(INDIRECT(ADDRESS(ROW([.A43])+1;1))&gt;0;&quot;,&quot;;&quot;;&quot;)" office:value-type="string" office:string-value="(40,'SLCOCO',2,1,1,1,1,(select t.id from stroke_types t where t.code = 'SL'),(select t.id from movement_types t where t.code = 'T'),(select t.id from movement_scope_types t where t.code = 'C'),0,CURDATE(),CURDATE())," calcext:value-type="string">
            <text:p>(40,'SLCOCO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3]&amp;&quot;: &quot;&amp;CHAR(34)&amp;SUBSTITUTE([.F43];&quot;'&quot;;&quot;''&quot;)&amp;CHAR(34)&amp;CHAR(13)&amp;CHAR(10)&amp;&quot;    i18n_description_&quot;&amp;[.$B43]&amp;&quot;: &quot;&amp;CHAR(34)&amp;SUBSTITUTE([.D43];&quot;'&quot;;&quot;''&quot;)&amp;CHAR(34)" office:value-type="string" office:string-value="    i18n_short_SLCOCO: &quot;SL al contrario&quot;&#13;&#10;    i18n_description_SLCOCO: &quot;SL completo al contrario&quot;" calcext:value-type="string">
            <text:p>    i18n_short_SLCOCO: "SL al contrario"</text:p>
            <text:p>    i18n_description_SLCOCO: "SL completo al contrario"</text:p>
          </table:table-cell>
          <table:table-cell table:formula="of:=&quot;    i18n_short_&quot;&amp;[.$B43]&amp;&quot;: &quot;&amp;CHAR(34)&amp;SUBSTITUTE([.G43];&quot;'&quot;;&quot;''&quot;)&amp;CHAR(34)&amp;CHAR(13)&amp;CHAR(10)&amp;&quot;    i18n_description_&quot;&amp;[.$B43]&amp;&quot;: &quot;&amp;CHAR(34)&amp;SUBSTITUTE([.E43];&quot;'&quot;;&quot;''&quot;)&amp;CHAR(34)" office:value-type="string" office:string-value="    i18n_short_SLCOCO: &quot;FS reverse&quot;&#13;&#10;    i18n_description_SLCOCO: &quot;FS reversed&quot;" calcext:value-type="string">
            <text:p>    i18n_short_SLCOCO: "FS reverse"</text:p>
            <text:p>    i18n_description_SLCOCO: "FS reversed"</text:p>
          </table:table-cell>
          <table:table-cell table:number-columns-repeated="5"/>
          <table:table-cell table:formula="of:=COUNTIF([.$B$5:.$B$159];[.B4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SLCOEG</text:p>
          </table:table-cell>
          <table:table-cell table:formula="of:=COUNTIF([exercise_rows.$G$4:.$G$491];[.B44])" office:value-type="float" office:value="2" calcext:value-type="float">
            <text:p>2</text:p>
          </table:table-cell>
          <table:table-cell office:value-type="string" calcext:value-type="string">
            <text:p>SL una gamba ferma piegata a 90°</text:p>
          </table:table-cell>
          <table:table-cell office:value-type="string" calcext:value-type="string">
            <text:p>FS one leg standing 90° out of water</text:p>
          </table:table-cell>
          <table:table-cell office:value-type="string" calcext:value-type="string">
            <text:p>SL egiziano</text:p>
          </table:table-cell>
          <table:table-cell office:value-type="string" calcext:value-type="string">
            <text:p>FS egyptia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4]&amp;&quot;,'&quot;&amp;[.B44]&amp;&quot;',&quot;&amp;[.K44]&amp;&quot;,&quot;&amp;[.L44]&amp;&quot;,&quot;&amp;[.M44]&amp;&quot;,&quot;&amp;[.N44]&amp;&quot;,&quot;&amp;[.O44]&amp;&quot;,&quot;&amp;[.P44]&amp;&quot;,&quot;&amp;[.Q44]&amp;&quot;,&quot;&amp;[.R44]&amp;&quot;,0,CURDATE(),CURDATE())&quot;&amp;IF(INDIRECT(ADDRESS(ROW([.A44])+1;1))&gt;0;&quot;,&quot;;&quot;;&quot;)" office:value-type="string" office:string-value="(41,'SLCOEG',2,1,0,1,1,(select t.id from stroke_types t where t.code = 'SL'),(select t.id from movement_types t where t.code = 'T'),(select t.id from movement_scope_types t where t.code = 'C'),0,CURDATE(),CURDATE())," calcext:value-type="string">
            <text:p>(41,'SLCOEG',2,1,0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4]&amp;&quot;: &quot;&amp;CHAR(34)&amp;SUBSTITUTE([.F44];&quot;'&quot;;&quot;''&quot;)&amp;CHAR(34)&amp;CHAR(13)&amp;CHAR(10)&amp;&quot;    i18n_description_&quot;&amp;[.$B44]&amp;&quot;: &quot;&amp;CHAR(34)&amp;SUBSTITUTE([.D44];&quot;'&quot;;&quot;''&quot;)&amp;CHAR(34)" office:value-type="string" office:string-value="    i18n_short_SLCOEG: &quot;SL egiziano&quot;&#13;&#10;    i18n_description_SLCOEG: &quot;SL una gamba ferma piegata a 90°&quot;" calcext:value-type="string">
            <text:p>    i18n_short_SLCOEG: "SL egiziano"</text:p>
            <text:p>    i18n_description_SLCOEG: "SL una gamba ferma piegata a 90°"</text:p>
          </table:table-cell>
          <table:table-cell table:formula="of:=&quot;    i18n_short_&quot;&amp;[.$B44]&amp;&quot;: &quot;&amp;CHAR(34)&amp;SUBSTITUTE([.G44];&quot;'&quot;;&quot;''&quot;)&amp;CHAR(34)&amp;CHAR(13)&amp;CHAR(10)&amp;&quot;    i18n_description_&quot;&amp;[.$B44]&amp;&quot;: &quot;&amp;CHAR(34)&amp;SUBSTITUTE([.E44];&quot;'&quot;;&quot;''&quot;)&amp;CHAR(34)" office:value-type="string" office:string-value="    i18n_short_SLCOEG: &quot;FS egyptian&quot;&#13;&#10;    i18n_description_SLCOEG: &quot;FS one leg standing 90° out of water&quot;" calcext:value-type="string">
            <text:p>    i18n_short_SLCOEG: "FS egyptian"</text:p>
            <text:p>    i18n_description_SLCOEG: "FS one leg standing 90° out of water"</text:p>
          </table:table-cell>
          <table:table-cell table:number-columns-repeated="5"/>
          <table:table-cell table:formula="of:=COUNTIF([.$B$5:.$B$159];[.B4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SLBRSO</text:p>
          </table:table-cell>
          <table:table-cell table:formula="of:=COUNTIF([exercise_rows.$G$4:.$G$491];[.B45])" office:value-type="float" office:value="2" calcext:value-type="float">
            <text:p>2</text:p>
          </table:table-cell>
          <table:table-cell office:value-type="string" calcext:value-type="string">
            <text:p>SL solo braccia, gambe ferme</text:p>
          </table:table-cell>
          <table:table-cell office:value-type="string" calcext:value-type="string">
            <text:p>FS arms only, legs standing</text:p>
          </table:table-cell>
          <table:table-cell office:value-type="string" calcext:value-type="string">
            <text:p>SL gambe ferme</text:p>
          </table:table-cell>
          <table:table-cell office:value-type="string" calcext:value-type="string">
            <text:p>FS legs stand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45]&amp;&quot;,'&quot;&amp;[.B45]&amp;&quot;',&quot;&amp;[.K45]&amp;&quot;,&quot;&amp;[.L45]&amp;&quot;,&quot;&amp;[.M45]&amp;&quot;,&quot;&amp;[.N45]&amp;&quot;,&quot;&amp;[.O45]&amp;&quot;,&quot;&amp;[.P45]&amp;&quot;,&quot;&amp;[.Q45]&amp;&quot;,&quot;&amp;[.R45]&amp;&quot;,0,CURDATE(),CURDATE())&quot;&amp;IF(INDIRECT(ADDRESS(ROW([.A45])+1;1))&gt;0;&quot;,&quot;;&quot;;&quot;)" office:value-type="string" office:string-value="(42,'SLBRSO',2,1,0,1,0,(select t.id from stroke_types t where t.code = 'SL'),(select t.id from movement_types t where t.code = 'B'),(select t.id from movement_scope_types t where t.code = 'I'),0,CURDATE(),CURDATE())," calcext:value-type="string">
            <text:p>(42,'SLBRSO',2,1,0,1,0,(select t.id from stroke_types t where t.code = 'SL'),(select t.id from movement_types t where t.code = 'B'),(select t.id from movement_scope_types t where t.code = 'I'),0,CURDATE(),CURDATE()),</text:p>
          </table:table-cell>
          <table:table-cell table:formula="of:=&quot;    i18n_short_&quot;&amp;[.$B45]&amp;&quot;: &quot;&amp;CHAR(34)&amp;SUBSTITUTE([.F45];&quot;'&quot;;&quot;''&quot;)&amp;CHAR(34)&amp;CHAR(13)&amp;CHAR(10)&amp;&quot;    i18n_description_&quot;&amp;[.$B45]&amp;&quot;: &quot;&amp;CHAR(34)&amp;SUBSTITUTE([.D45];&quot;'&quot;;&quot;''&quot;)&amp;CHAR(34)" office:value-type="string" office:string-value="    i18n_short_SLBRSO: &quot;SL gambe ferme&quot;&#13;&#10;    i18n_description_SLBRSO: &quot;SL solo braccia, gambe ferme&quot;" calcext:value-type="string">
            <text:p>    i18n_short_SLBRSO: "SL gambe ferme"</text:p>
            <text:p>    i18n_description_SLBRSO: "SL solo braccia, gambe ferme"</text:p>
          </table:table-cell>
          <table:table-cell table:formula="of:=&quot;    i18n_short_&quot;&amp;[.$B45]&amp;&quot;: &quot;&amp;CHAR(34)&amp;SUBSTITUTE([.G45];&quot;'&quot;;&quot;''&quot;)&amp;CHAR(34)&amp;CHAR(13)&amp;CHAR(10)&amp;&quot;    i18n_description_&quot;&amp;[.$B45]&amp;&quot;: &quot;&amp;CHAR(34)&amp;SUBSTITUTE([.E45];&quot;'&quot;;&quot;''&quot;)&amp;CHAR(34)" office:value-type="string" office:string-value="    i18n_short_SLBRSO: &quot;FS legs standing&quot;&#13;&#10;    i18n_description_SLBRSO: &quot;FS arms only, legs standing&quot;" calcext:value-type="string">
            <text:p>    i18n_short_SLBRSO: "FS legs standing"</text:p>
            <text:p>    i18n_description_SLBRSO: "FS arms only, legs standing"</text:p>
          </table:table-cell>
          <table:table-cell table:number-columns-repeated="5"/>
          <table:table-cell table:formula="of:=COUNTIF([.$B$5:.$B$159];[.B4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SLBRRL</text:p>
          </table:table-cell>
          <table:table-cell table:formula="of:=COUNTIF([exercise_rows.$G$4:.$G$491];[.B46])" office:value-type="float" office:value="2" calcext:value-type="float">
            <text:p>2</text:p>
          </table:table-cell>
          <table:table-cell office:value-type="string" calcext:value-type="string">
            <text:p>SL completo toccando l'acqua sul lato opposto</text:p>
          </table:table-cell>
          <table:table-cell office:value-type="string" calcext:value-type="string">
            <text:p>FS rolling to water on opposite side</text:p>
          </table:table-cell>
          <table:table-cell office:value-type="string" calcext:value-type="string">
            <text:p>SL iper rollio</text:p>
          </table:table-cell>
          <table:table-cell office:value-type="string" calcext:value-type="string">
            <text:p>FS hyper roll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6]&amp;&quot;,'&quot;&amp;[.B46]&amp;&quot;',&quot;&amp;[.K46]&amp;&quot;,&quot;&amp;[.L46]&amp;&quot;,&quot;&amp;[.M46]&amp;&quot;,&quot;&amp;[.N46]&amp;&quot;,&quot;&amp;[.O46]&amp;&quot;,&quot;&amp;[.P46]&amp;&quot;,&quot;&amp;[.Q46]&amp;&quot;,&quot;&amp;[.R46]&amp;&quot;,0,CURDATE(),CURDATE())&quot;&amp;IF(INDIRECT(ADDRESS(ROW([.A46])+1;1))&gt;0;&quot;,&quot;;&quot;;&quot;)" office:value-type="string" office:string-value="(43,'SLBRRL',2,1,1,1,1,(select t.id from stroke_types t where t.code = 'SL'),(select t.id from movement_types t where t.code = 'T'),(select t.id from movement_scope_types t where t.code = 'E'),0,CURDATE(),CURDATE())," calcext:value-type="string">
            <text:p>(43,'SLBRR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46]&amp;&quot;: &quot;&amp;CHAR(34)&amp;SUBSTITUTE([.F46];&quot;'&quot;;&quot;''&quot;)&amp;CHAR(34)&amp;CHAR(13)&amp;CHAR(10)&amp;&quot;    i18n_description_&quot;&amp;[.$B46]&amp;&quot;: &quot;&amp;CHAR(34)&amp;SUBSTITUTE([.D46];&quot;'&quot;;&quot;''&quot;)&amp;CHAR(34)" office:value-type="string" office:string-value="    i18n_short_SLBRRL: &quot;SL iper rollio&quot;&#13;&#10;    i18n_description_SLBRRL: &quot;SL completo toccando l''acqua sul lato opposto&quot;" calcext:value-type="string">
            <text:p>    i18n_short_SLBRRL: "SL iper rollio"</text:p>
            <text:p>    i18n_description_SLBRRL: "SL completo toccando l''acqua sul lato opposto"</text:p>
          </table:table-cell>
          <table:table-cell table:formula="of:=&quot;    i18n_short_&quot;&amp;[.$B46]&amp;&quot;: &quot;&amp;CHAR(34)&amp;SUBSTITUTE([.G46];&quot;'&quot;;&quot;''&quot;)&amp;CHAR(34)&amp;CHAR(13)&amp;CHAR(10)&amp;&quot;    i18n_description_&quot;&amp;[.$B46]&amp;&quot;: &quot;&amp;CHAR(34)&amp;SUBSTITUTE([.E46];&quot;'&quot;;&quot;''&quot;)&amp;CHAR(34)" office:value-type="string" office:string-value="    i18n_short_SLBRRL: &quot;FS hyper rolls&quot;&#13;&#10;    i18n_description_SLBRRL: &quot;FS rolling to water on opposite side&quot;" calcext:value-type="string">
            <text:p>    i18n_short_SLBRRL: "FS hyper rolls"</text:p>
            <text:p>    i18n_description_SLBRRL: "FS rolling to water on opposite side"</text:p>
          </table:table-cell>
          <table:table-cell table:number-columns-repeated="5"/>
          <table:table-cell table:formula="of:=COUNTIF([.$B$5:.$B$159];[.B4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SLBR3P</text:p>
          </table:table-cell>
          <table:table-cell table:formula="of:=COUNTIF([exercise_rows.$G$4:.$G$491];[.B47])" office:value-type="float" office:value="2" calcext:value-type="float">
            <text:p>2</text:p>
          </table:table-cell>
          <table:table-cell office:value-type="string" calcext:value-type="string">
            <text:p>SL completo toccando in 3 punti durante il recupero</text:p>
          </table:table-cell>
          <table:table-cell office:value-type="string" calcext:value-type="string">
            <text:p>FS recovering touching on 3 points</text:p>
          </table:table-cell>
          <table:table-cell office:value-type="string" calcext:value-type="string">
            <text:p>SL 3 tocchi</text:p>
          </table:table-cell>
          <table:table-cell office:value-type="string" calcext:value-type="string">
            <text:p>FS 3 touche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7]&amp;&quot;,'&quot;&amp;[.B47]&amp;&quot;',&quot;&amp;[.K47]&amp;&quot;,&quot;&amp;[.L47]&amp;&quot;,&quot;&amp;[.M47]&amp;&quot;,&quot;&amp;[.N47]&amp;&quot;,&quot;&amp;[.O47]&amp;&quot;,&quot;&amp;[.P47]&amp;&quot;,&quot;&amp;[.Q47]&amp;&quot;,&quot;&amp;[.R47]&amp;&quot;,0,CURDATE(),CURDATE())&quot;&amp;IF(INDIRECT(ADDRESS(ROW([.A47])+1;1))&gt;0;&quot;,&quot;;&quot;;&quot;)" office:value-type="string" office:string-value="(44,'SLBR3P',2,1,1,1,1,(select t.id from stroke_types t where t.code = 'SL'),(select t.id from movement_types t where t.code = 'T'),(select t.id from movement_scope_types t where t.code = 'E'),0,CURDATE(),CURDATE())," calcext:value-type="string">
            <text:p>(44,'SLBR3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47]&amp;&quot;: &quot;&amp;CHAR(34)&amp;SUBSTITUTE([.F47];&quot;'&quot;;&quot;''&quot;)&amp;CHAR(34)&amp;CHAR(13)&amp;CHAR(10)&amp;&quot;    i18n_description_&quot;&amp;[.$B47]&amp;&quot;: &quot;&amp;CHAR(34)&amp;SUBSTITUTE([.D47];&quot;'&quot;;&quot;''&quot;)&amp;CHAR(34)" office:value-type="string" office:string-value="    i18n_short_SLBR3P: &quot;SL 3 tocchi&quot;&#13;&#10;    i18n_description_SLBR3P: &quot;SL completo toccando in 3 punti durante il recupero&quot;" calcext:value-type="string">
            <text:p>    i18n_short_SLBR3P: "SL 3 tocchi"</text:p>
            <text:p>    i18n_description_SLBR3P: "SL completo toccando in 3 punti durante il recupero"</text:p>
          </table:table-cell>
          <table:table-cell table:formula="of:=&quot;    i18n_short_&quot;&amp;[.$B47]&amp;&quot;: &quot;&amp;CHAR(34)&amp;SUBSTITUTE([.G47];&quot;'&quot;;&quot;''&quot;)&amp;CHAR(34)&amp;CHAR(13)&amp;CHAR(10)&amp;&quot;    i18n_description_&quot;&amp;[.$B47]&amp;&quot;: &quot;&amp;CHAR(34)&amp;SUBSTITUTE([.E47];&quot;'&quot;;&quot;''&quot;)&amp;CHAR(34)" office:value-type="string" office:string-value="    i18n_short_SLBR3P: &quot;FS 3 touches&quot;&#13;&#10;    i18n_description_SLBR3P: &quot;FS recovering touching on 3 points&quot;" calcext:value-type="string">
            <text:p>    i18n_short_SLBR3P: "FS 3 touches"</text:p>
            <text:p>    i18n_description_SLBR3P: "FS recovering touching on 3 points"</text:p>
          </table:table-cell>
          <table:table-cell table:number-columns-repeated="5"/>
          <table:table-cell table:formula="of:=COUNTIF([.$B$5:.$B$159];[.B4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SLCOFP</text:p>
          </table:table-cell>
          <table:table-cell table:formula="of:=COUNTIF([exercise_rows.$G$4:.$G$491];[.B48])" office:value-type="float" office:value="1" calcext:value-type="float">
            <text:p>1</text:p>
          </table:table-cell>
          <table:table-cell office:value-type="string" calcext:value-type="string">
            <text:p>SL completo bracciata veloce con gambata lenta</text:p>
          </table:table-cell>
          <table:table-cell office:value-type="string" calcext:value-type="string">
            <text:p>FS with fast strokes and slow kicks</text:p>
          </table:table-cell>
          <table:table-cell office:value-type="string" calcext:value-type="string">
            <text:p>SL braccia forte gambe piano</text:p>
          </table:table-cell>
          <table:table-cell office:value-type="string" calcext:value-type="string">
            <text:p>FS fast st. slow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8]&amp;&quot;,'&quot;&amp;[.B48]&amp;&quot;',&quot;&amp;[.K48]&amp;&quot;,&quot;&amp;[.L48]&amp;&quot;,&quot;&amp;[.M48]&amp;&quot;,&quot;&amp;[.N48]&amp;&quot;,&quot;&amp;[.O48]&amp;&quot;,&quot;&amp;[.P48]&amp;&quot;,&quot;&amp;[.Q48]&amp;&quot;,&quot;&amp;[.R48]&amp;&quot;,0,CURDATE(),CURDATE())&quot;&amp;IF(INDIRECT(ADDRESS(ROW([.A48])+1;1))&gt;0;&quot;,&quot;;&quot;;&quot;)" office:value-type="string" office:string-value="(45,'SLCOFP',2,1,1,1,1,(select t.id from stroke_types t where t.code = 'SL'),(select t.id from movement_types t where t.code = 'T'),(select t.id from movement_scope_types t where t.code = 'C'),0,CURDATE(),CURDATE())," calcext:value-type="string">
            <text:p>(45,'SLCOFP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8]&amp;&quot;: &quot;&amp;CHAR(34)&amp;SUBSTITUTE([.F48];&quot;'&quot;;&quot;''&quot;)&amp;CHAR(34)&amp;CHAR(13)&amp;CHAR(10)&amp;&quot;    i18n_description_&quot;&amp;[.$B48]&amp;&quot;: &quot;&amp;CHAR(34)&amp;SUBSTITUTE([.D48];&quot;'&quot;;&quot;''&quot;)&amp;CHAR(34)" office:value-type="string" office:string-value="    i18n_short_SLCOFP: &quot;SL braccia forte gambe piano&quot;&#13;&#10;    i18n_description_SLCOFP: &quot;SL completo bracciata veloce con gambata lenta&quot;" calcext:value-type="string">
            <text:p>    i18n_short_SLCOFP: "SL braccia forte gambe piano"</text:p>
            <text:p>    i18n_description_SLCOFP: "SL completo bracciata veloce con gambata lenta"</text:p>
          </table:table-cell>
          <table:table-cell table:formula="of:=&quot;    i18n_short_&quot;&amp;[.$B48]&amp;&quot;: &quot;&amp;CHAR(34)&amp;SUBSTITUTE([.G48];&quot;'&quot;;&quot;''&quot;)&amp;CHAR(34)&amp;CHAR(13)&amp;CHAR(10)&amp;&quot;    i18n_description_&quot;&amp;[.$B48]&amp;&quot;: &quot;&amp;CHAR(34)&amp;SUBSTITUTE([.E48];&quot;'&quot;;&quot;''&quot;)&amp;CHAR(34)" office:value-type="string" office:string-value="    i18n_short_SLCOFP: &quot;FS fast st. slow kick&quot;&#13;&#10;    i18n_description_SLCOFP: &quot;FS with fast strokes and slow kicks&quot;" calcext:value-type="string">
            <text:p>    i18n_short_SLCOFP: "FS fast st. slow kick"</text:p>
            <text:p>    i18n_description_SLCOFP: "FS with fast strokes and slow kicks"</text:p>
          </table:table-cell>
          <table:table-cell table:number-columns-repeated="5"/>
          <table:table-cell table:formula="of:=COUNTIF([.$B$5:.$B$159];[.B4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SLCOPF</text:p>
          </table:table-cell>
          <table:table-cell table:formula="of:=COUNTIF([exercise_rows.$G$4:.$G$491];[.B49])" office:value-type="float" office:value="1" calcext:value-type="float">
            <text:p>1</text:p>
          </table:table-cell>
          <table:table-cell office:value-type="string" calcext:value-type="string">
            <text:p>SL completo bracciata lenta con gambata veloce</text:p>
          </table:table-cell>
          <table:table-cell office:value-type="string" calcext:value-type="string">
            <text:p>FS with slow strokes and fast kicks</text:p>
          </table:table-cell>
          <table:table-cell office:value-type="string" calcext:value-type="string">
            <text:p>SL braccia piano gambe forte</text:p>
          </table:table-cell>
          <table:table-cell office:value-type="string" calcext:value-type="string">
            <text:p>FS slow st. Fast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9]&amp;&quot;,'&quot;&amp;[.B49]&amp;&quot;',&quot;&amp;[.K49]&amp;&quot;,&quot;&amp;[.L49]&amp;&quot;,&quot;&amp;[.M49]&amp;&quot;,&quot;&amp;[.N49]&amp;&quot;,&quot;&amp;[.O49]&amp;&quot;,&quot;&amp;[.P49]&amp;&quot;,&quot;&amp;[.Q49]&amp;&quot;,&quot;&amp;[.R49]&amp;&quot;,0,CURDATE(),CURDATE())&quot;&amp;IF(INDIRECT(ADDRESS(ROW([.A49])+1;1))&gt;0;&quot;,&quot;;&quot;;&quot;)" office:value-type="string" office:string-value="(46,'SLCOPF',2,1,1,1,1,(select t.id from stroke_types t where t.code = 'SL'),(select t.id from movement_types t where t.code = 'T'),(select t.id from movement_scope_types t where t.code = 'C'),0,CURDATE(),CURDATE())," calcext:value-type="string">
            <text:p>(46,'SLCOPF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9]&amp;&quot;: &quot;&amp;CHAR(34)&amp;SUBSTITUTE([.F49];&quot;'&quot;;&quot;''&quot;)&amp;CHAR(34)&amp;CHAR(13)&amp;CHAR(10)&amp;&quot;    i18n_description_&quot;&amp;[.$B49]&amp;&quot;: &quot;&amp;CHAR(34)&amp;SUBSTITUTE([.D49];&quot;'&quot;;&quot;''&quot;)&amp;CHAR(34)" office:value-type="string" office:string-value="    i18n_short_SLCOPF: &quot;SL braccia piano gambe forte&quot;&#13;&#10;    i18n_description_SLCOPF: &quot;SL completo bracciata lenta con gambata veloce&quot;" calcext:value-type="string">
            <text:p>    i18n_short_SLCOPF: "SL braccia piano gambe forte"</text:p>
            <text:p>    i18n_description_SLCOPF: "SL completo bracciata lenta con gambata veloce"</text:p>
          </table:table-cell>
          <table:table-cell table:formula="of:=&quot;    i18n_short_&quot;&amp;[.$B49]&amp;&quot;: &quot;&amp;CHAR(34)&amp;SUBSTITUTE([.G49];&quot;'&quot;;&quot;''&quot;)&amp;CHAR(34)&amp;CHAR(13)&amp;CHAR(10)&amp;&quot;    i18n_description_&quot;&amp;[.$B49]&amp;&quot;: &quot;&amp;CHAR(34)&amp;SUBSTITUTE([.E49];&quot;'&quot;;&quot;''&quot;)&amp;CHAR(34)" office:value-type="string" office:string-value="    i18n_short_SLCOPF: &quot;FS slow st. Fast kick&quot;&#13;&#10;    i18n_description_SLCOPF: &quot;FS with slow strokes and fast kicks&quot;" calcext:value-type="string">
            <text:p>    i18n_short_SLCOPF: "FS slow st. Fast kick"</text:p>
            <text:p>    i18n_description_SLCOPF: "FS with slow strokes and fast kicks"</text:p>
          </table:table-cell>
          <table:table-cell table:number-columns-repeated="5"/>
          <table:table-cell table:formula="of:=COUNTIF([.$B$5:.$B$159];[.B4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SLBRPR</text:p>
          </table:table-cell>
          <table:table-cell table:formula="of:=COUNTIF([exercise_rows.$G$4:.$G$491];[.B50])" office:value-type="float" office:value="1" calcext:value-type="float">
            <text:p>1</text:p>
          </table:table-cell>
          <table:table-cell office:value-type="string" calcext:value-type="string">
            <text:p>SL completo con pausa su massimo rollio</text:p>
          </table:table-cell>
          <table:table-cell office:value-type="string" calcext:value-type="string">
            <text:p>FS with pause on maximum roll</text:p>
          </table:table-cell>
          <table:table-cell office:value-type="string" calcext:value-type="string">
            <text:p>SL pausa rollio max</text:p>
          </table:table-cell>
          <table:table-cell office:value-type="string" calcext:value-type="string">
            <text:p>FS max. Roll pau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0]&amp;&quot;,'&quot;&amp;[.B50]&amp;&quot;',&quot;&amp;[.K50]&amp;&quot;,&quot;&amp;[.L50]&amp;&quot;,&quot;&amp;[.M50]&amp;&quot;,&quot;&amp;[.N50]&amp;&quot;,&quot;&amp;[.O50]&amp;&quot;,&quot;&amp;[.P50]&amp;&quot;,&quot;&amp;[.Q50]&amp;&quot;,&quot;&amp;[.R50]&amp;&quot;,0,CURDATE(),CURDATE())&quot;&amp;IF(INDIRECT(ADDRESS(ROW([.A50])+1;1))&gt;0;&quot;,&quot;;&quot;;&quot;)" office:value-type="string" office:string-value="(47,'SLBRPR',2,1,1,1,1,(select t.id from stroke_types t where t.code = 'SL'),(select t.id from movement_types t where t.code = 'T'),(select t.id from movement_scope_types t where t.code = 'C'),0,CURDATE(),CURDATE())," calcext:value-type="string">
            <text:p>(47,'SLBRPR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0]&amp;&quot;: &quot;&amp;CHAR(34)&amp;SUBSTITUTE([.F50];&quot;'&quot;;&quot;''&quot;)&amp;CHAR(34)&amp;CHAR(13)&amp;CHAR(10)&amp;&quot;    i18n_description_&quot;&amp;[.$B50]&amp;&quot;: &quot;&amp;CHAR(34)&amp;SUBSTITUTE([.D50];&quot;'&quot;;&quot;''&quot;)&amp;CHAR(34)" office:value-type="string" office:string-value="    i18n_short_SLBRPR: &quot;SL pausa rollio max&quot;&#13;&#10;    i18n_description_SLBRPR: &quot;SL completo con pausa su massimo rollio&quot;" calcext:value-type="string">
            <text:p>    i18n_short_SLBRPR: "SL pausa rollio max"</text:p>
            <text:p>    i18n_description_SLBRPR: "SL completo con pausa su massimo rollio"</text:p>
          </table:table-cell>
          <table:table-cell table:formula="of:=&quot;    i18n_short_&quot;&amp;[.$B50]&amp;&quot;: &quot;&amp;CHAR(34)&amp;SUBSTITUTE([.G50];&quot;'&quot;;&quot;''&quot;)&amp;CHAR(34)&amp;CHAR(13)&amp;CHAR(10)&amp;&quot;    i18n_description_&quot;&amp;[.$B50]&amp;&quot;: &quot;&amp;CHAR(34)&amp;SUBSTITUTE([.E50];&quot;'&quot;;&quot;''&quot;)&amp;CHAR(34)" office:value-type="string" office:string-value="    i18n_short_SLBRPR: &quot;FS max. Roll pause&quot;&#13;&#10;    i18n_description_SLBRPR: &quot;FS with pause on maximum roll&quot;" calcext:value-type="string">
            <text:p>    i18n_short_SLBRPR: "FS max. Roll pause"</text:p>
            <text:p>    i18n_description_SLBRPR: "FS with pause on maximum roll"</text:p>
          </table:table-cell>
          <table:table-cell table:number-columns-repeated="5"/>
          <table:table-cell table:formula="of:=COUNTIF([.$B$5:.$B$159];[.B5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SLBRBT</text:p>
          </table:table-cell>
          <table:table-cell table:formula="of:=COUNTIF([exercise_rows.$G$4:.$G$491];[.B51])" office:value-type="float" office:value="1" calcext:value-type="float">
            <text:p>1</text:p>
          </table:table-cell>
          <table:table-cell office:value-type="string" calcext:value-type="string">
            <text:p>SL con pausa di 3 secondi per ogni bracciata</text:p>
          </table:table-cell>
          <table:table-cell office:value-type="string" calcext:value-type="string">
            <text:p>FS with 3 seconds pause every stroke</text:p>
          </table:table-cell>
          <table:table-cell office:value-type="string" calcext:value-type="string">
            <text:p>SL bastone</text:p>
          </table:table-cell>
          <table:table-cell office:value-type="string" calcext:value-type="string">
            <text:p>FS pause per strok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1]&amp;&quot;,'&quot;&amp;[.B51]&amp;&quot;',&quot;&amp;[.K51]&amp;&quot;,&quot;&amp;[.L51]&amp;&quot;,&quot;&amp;[.M51]&amp;&quot;,&quot;&amp;[.N51]&amp;&quot;,&quot;&amp;[.O51]&amp;&quot;,&quot;&amp;[.P51]&amp;&quot;,&quot;&amp;[.Q51]&amp;&quot;,&quot;&amp;[.R51]&amp;&quot;,0,CURDATE(),CURDATE())&quot;&amp;IF(INDIRECT(ADDRESS(ROW([.A51])+1;1))&gt;0;&quot;,&quot;;&quot;;&quot;)" office:value-type="string" office:string-value="(48,'SLBRBT',2,1,1,1,1,(select t.id from stroke_types t where t.code = 'SL'),(select t.id from movement_types t where t.code = 'T'),(select t.id from movement_scope_types t where t.code = 'C'),0,CURDATE(),CURDATE())," calcext:value-type="string">
            <text:p>(48,'SLBRBT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1]&amp;&quot;: &quot;&amp;CHAR(34)&amp;SUBSTITUTE([.F51];&quot;'&quot;;&quot;''&quot;)&amp;CHAR(34)&amp;CHAR(13)&amp;CHAR(10)&amp;&quot;    i18n_description_&quot;&amp;[.$B51]&amp;&quot;: &quot;&amp;CHAR(34)&amp;SUBSTITUTE([.D51];&quot;'&quot;;&quot;''&quot;)&amp;CHAR(34)" office:value-type="string" office:string-value="    i18n_short_SLBRBT: &quot;SL bastone&quot;&#13;&#10;    i18n_description_SLBRBT: &quot;SL con pausa di 3 secondi per ogni bracciata&quot;" calcext:value-type="string">
            <text:p>    i18n_short_SLBRBT: "SL bastone"</text:p>
            <text:p>    i18n_description_SLBRBT: "SL con pausa di 3 secondi per ogni bracciata"</text:p>
          </table:table-cell>
          <table:table-cell table:formula="of:=&quot;    i18n_short_&quot;&amp;[.$B51]&amp;&quot;: &quot;&amp;CHAR(34)&amp;SUBSTITUTE([.G51];&quot;'&quot;;&quot;''&quot;)&amp;CHAR(34)&amp;CHAR(13)&amp;CHAR(10)&amp;&quot;    i18n_description_&quot;&amp;[.$B51]&amp;&quot;: &quot;&amp;CHAR(34)&amp;SUBSTITUTE([.E51];&quot;'&quot;;&quot;''&quot;)&amp;CHAR(34)" office:value-type="string" office:string-value="    i18n_short_SLBRBT: &quot;FS pause per stroke&quot;&#13;&#10;    i18n_description_SLBRBT: &quot;FS with 3 seconds pause every stroke&quot;" calcext:value-type="string">
            <text:p>    i18n_short_SLBRBT: "FS pause per stroke"</text:p>
            <text:p>    i18n_description_SLBRBT: "FS with 3 seconds pause every stroke"</text:p>
          </table:table-cell>
          <table:table-cell table:number-columns-repeated="5"/>
          <table:table-cell table:formula="of:=COUNTIF([.$B$5:.$B$159];[.B5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POGASL</text:p>
          </table:table-cell>
          <table:table-cell table:formula="of:=COUNTIF([exercise_rows.$G$4:.$G$491];[.B52])" office:value-type="float" office:value="0" calcext:value-type="float">
            <text:p>0</text:p>
          </table:table-cell>
          <table:table-cell office:value-type="string" calcext:value-type="string">
            <text:p>Solo gambe SL in verticale</text:p>
          </table:table-cell>
          <table:table-cell office:value-type="string" calcext:value-type="string">
            <text:p>FS kick only in vertical position</text:p>
          </table:table-cell>
          <table:table-cell office:value-type="string" calcext:value-type="string">
            <text:p>SL gambe in verticale</text:p>
          </table:table-cell>
          <table:table-cell office:value-type="string" calcext:value-type="string">
            <text:p>Vertical FS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2]&amp;&quot;,'&quot;&amp;[.B52]&amp;&quot;',&quot;&amp;[.K52]&amp;&quot;,&quot;&amp;[.L52]&amp;&quot;,&quot;&amp;[.M52]&amp;&quot;,&quot;&amp;[.N52]&amp;&quot;,&quot;&amp;[.O52]&amp;&quot;,&quot;&amp;[.P52]&amp;&quot;,&quot;&amp;[.Q52]&amp;&quot;,&quot;&amp;[.R52]&amp;&quot;,0,CURDATE(),CURDATE())&quot;&amp;IF(INDIRECT(ADDRESS(ROW([.A52])+1;1))&gt;0;&quot;,&quot;;&quot;;&quot;)" office:value-type="string" office:string-value="(49,'POGASL',2,0,1,0,0,(select t.id from stroke_types t where t.code = 'PO'),(select t.id from movement_types t where t.code = 'G'),(select t.id from movement_scope_types t where t.code = 'E'),0,CURDATE(),CURDATE())," calcext:value-type="string">
            <text:p>(49,'POGASL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2]&amp;&quot;: &quot;&amp;CHAR(34)&amp;SUBSTITUTE([.F52];&quot;'&quot;;&quot;''&quot;)&amp;CHAR(34)&amp;CHAR(13)&amp;CHAR(10)&amp;&quot;    i18n_description_&quot;&amp;[.$B52]&amp;&quot;: &quot;&amp;CHAR(34)&amp;SUBSTITUTE([.D52];&quot;'&quot;;&quot;''&quot;)&amp;CHAR(34)" office:value-type="string" office:string-value="    i18n_short_POGASL: &quot;SL gambe in verticale&quot;&#13;&#10;    i18n_description_POGASL: &quot;Solo gambe SL in verticale&quot;" calcext:value-type="string">
            <text:p>    i18n_short_POGASL: "SL gambe in verticale"</text:p>
            <text:p>    i18n_description_POGASL: "Solo gambe SL in verticale"</text:p>
          </table:table-cell>
          <table:table-cell table:formula="of:=&quot;    i18n_short_&quot;&amp;[.$B52]&amp;&quot;: &quot;&amp;CHAR(34)&amp;SUBSTITUTE([.G52];&quot;'&quot;;&quot;''&quot;)&amp;CHAR(34)&amp;CHAR(13)&amp;CHAR(10)&amp;&quot;    i18n_description_&quot;&amp;[.$B52]&amp;&quot;: &quot;&amp;CHAR(34)&amp;SUBSTITUTE([.E52];&quot;'&quot;;&quot;''&quot;)&amp;CHAR(34)" office:value-type="string" office:string-value="    i18n_short_POGASL: &quot;Vertical FS kick&quot;&#13;&#10;    i18n_description_POGASL: &quot;FS kick only in vertical position&quot;" calcext:value-type="string">
            <text:p>    i18n_short_POGASL: "Vertical FS kick"</text:p>
            <text:p>    i18n_description_POGASL: "FS kick only in vertical position"</text:p>
          </table:table-cell>
          <table:table-cell table:number-columns-repeated="5"/>
          <table:table-cell table:formula="of:=COUNTIF([.$B$5:.$B$159];[.B5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POGASB</text:p>
          </table:table-cell>
          <table:table-cell table:formula="of:=COUNTIF([exercise_rows.$G$4:.$G$491];[.B53])" office:value-type="float" office:value="0" calcext:value-type="float">
            <text:p>0</text:p>
          </table:table-cell>
          <table:table-cell office:value-type="string" calcext:value-type="string">
            <text:p>Solo gambe SL in verticale con braccia in alto</text:p>
          </table:table-cell>
          <table:table-cell office:value-type="string" calcext:value-type="string">
            <text:p>FS kick only in vertical position with arms up</text:p>
          </table:table-cell>
          <table:table-cell office:value-type="string" calcext:value-type="string">
            <text:p>SL gambe in verticale braccia su</text:p>
          </table:table-cell>
          <table:table-cell office:value-type="string" calcext:value-type="string">
            <text:p>Vertical FS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3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3]&amp;&quot;,'&quot;&amp;[.B53]&amp;&quot;',&quot;&amp;[.K53]&amp;&quot;,&quot;&amp;[.L53]&amp;&quot;,&quot;&amp;[.M53]&amp;&quot;,&quot;&amp;[.N53]&amp;&quot;,&quot;&amp;[.O53]&amp;&quot;,&quot;&amp;[.P53]&amp;&quot;,&quot;&amp;[.Q53]&amp;&quot;,&quot;&amp;[.R53]&amp;&quot;,0,CURDATE(),CURDATE())&quot;&amp;IF(INDIRECT(ADDRESS(ROW([.A53])+1;1))&gt;0;&quot;,&quot;;&quot;;&quot;)" office:value-type="string" office:string-value="(50,'POGASB',2,0,1,0,0,(select t.id from stroke_types t where t.code = 'PO'),(select t.id from movement_types t where t.code = 'G'),(select t.id from movement_scope_types t where t.code = 'E'),0,CURDATE(),CURDATE())," calcext:value-type="string">
            <text:p>(50,'POGAS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3]&amp;&quot;: &quot;&amp;CHAR(34)&amp;SUBSTITUTE([.F53];&quot;'&quot;;&quot;''&quot;)&amp;CHAR(34)&amp;CHAR(13)&amp;CHAR(10)&amp;&quot;    i18n_description_&quot;&amp;[.$B53]&amp;&quot;: &quot;&amp;CHAR(34)&amp;SUBSTITUTE([.D53];&quot;'&quot;;&quot;''&quot;)&amp;CHAR(34)" office:value-type="string" office:string-value="    i18n_short_POGASB: &quot;SL gambe in verticale braccia su&quot;&#13;&#10;    i18n_description_POGASB: &quot;Solo gambe SL in verticale con braccia in alto&quot;" calcext:value-type="string">
            <text:p>    i18n_short_POGASB: "SL gambe in verticale braccia su"</text:p>
            <text:p>    i18n_description_POGASB: "Solo gambe SL in verticale con braccia in alto"</text:p>
          </table:table-cell>
          <table:table-cell table:formula="of:=&quot;    i18n_short_&quot;&amp;[.$B53]&amp;&quot;: &quot;&amp;CHAR(34)&amp;SUBSTITUTE([.G53];&quot;'&quot;;&quot;''&quot;)&amp;CHAR(34)&amp;CHAR(13)&amp;CHAR(10)&amp;&quot;    i18n_description_&quot;&amp;[.$B53]&amp;&quot;: &quot;&amp;CHAR(34)&amp;SUBSTITUTE([.E53];&quot;'&quot;;&quot;''&quot;)&amp;CHAR(34)" office:value-type="string" office:string-value="    i18n_short_POGASB: &quot;Vertical FS kick arms up&quot;&#13;&#10;    i18n_description_POGASB: &quot;FS kick only in vertical position with arms up&quot;" calcext:value-type="string">
            <text:p>    i18n_short_POGASB: "Vertical FS kick arms up"</text:p>
            <text:p>    i18n_description_POGASB: "FS kick only in vertical position with arms up"</text:p>
          </table:table-cell>
          <table:table-cell table:number-columns-repeated="5"/>
          <table:table-cell table:formula="of:=COUNTIF([.$B$5:.$B$159];[.B5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SLCOCA</text:p>
          </table:table-cell>
          <table:table-cell table:formula="of:=COUNTIF([exercise_rows.$G$4:.$G$491];[.B54])" office:value-type="float" office:value="1" calcext:value-type="float">
            <text:p>1</text:p>
          </table:table-cell>
          <table:table-cell office:value-type="string" calcext:value-type="string">
            <text:p>SL completo con capriola ogni 6 bracciate</text:p>
          </table:table-cell>
          <table:table-cell office:value-type="string" calcext:value-type="string">
            <text:p>FS with flip every 6 strokes</text:p>
          </table:table-cell>
          <table:table-cell office:value-type="string" calcext:value-type="string">
            <text:p>SL capriole</text:p>
          </table:table-cell>
          <table:table-cell office:value-type="string" calcext:value-type="string">
            <text:p>FS fli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4]&amp;&quot;,'&quot;&amp;[.B54]&amp;&quot;',&quot;&amp;[.K54]&amp;&quot;,&quot;&amp;[.L54]&amp;&quot;,&quot;&amp;[.M54]&amp;&quot;,&quot;&amp;[.N54]&amp;&quot;,&quot;&amp;[.O54]&amp;&quot;,&quot;&amp;[.P54]&amp;&quot;,&quot;&amp;[.Q54]&amp;&quot;,&quot;&amp;[.R54]&amp;&quot;,0,CURDATE(),CURDATE())&quot;&amp;IF(INDIRECT(ADDRESS(ROW([.A54])+1;1))&gt;0;&quot;,&quot;;&quot;;&quot;)" office:value-type="string" office:string-value="(51,'SLCOCA',2,1,1,1,0,(select t.id from stroke_types t where t.code = 'SL'),(select t.id from movement_types t where t.code = 'C'),(select t.id from movement_scope_types t where t.code = 'E'),0,CURDATE(),CURDATE())," calcext:value-type="string">
            <text:p>(51,'SLCOCA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54]&amp;&quot;: &quot;&amp;CHAR(34)&amp;SUBSTITUTE([.F54];&quot;'&quot;;&quot;''&quot;)&amp;CHAR(34)&amp;CHAR(13)&amp;CHAR(10)&amp;&quot;    i18n_description_&quot;&amp;[.$B54]&amp;&quot;: &quot;&amp;CHAR(34)&amp;SUBSTITUTE([.D54];&quot;'&quot;;&quot;''&quot;)&amp;CHAR(34)" office:value-type="string" office:string-value="    i18n_short_SLCOCA: &quot;SL capriole&quot;&#13;&#10;    i18n_description_SLCOCA: &quot;SL completo con capriola ogni 6 bracciate&quot;" calcext:value-type="string">
            <text:p>    i18n_short_SLCOCA: "SL capriole"</text:p>
            <text:p>    i18n_description_SLCOCA: "SL completo con capriola ogni 6 bracciate"</text:p>
          </table:table-cell>
          <table:table-cell table:formula="of:=&quot;    i18n_short_&quot;&amp;[.$B54]&amp;&quot;: &quot;&amp;CHAR(34)&amp;SUBSTITUTE([.G54];&quot;'&quot;;&quot;''&quot;)&amp;CHAR(34)&amp;CHAR(13)&amp;CHAR(10)&amp;&quot;    i18n_description_&quot;&amp;[.$B54]&amp;&quot;: &quot;&amp;CHAR(34)&amp;SUBSTITUTE([.E54];&quot;'&quot;;&quot;''&quot;)&amp;CHAR(34)" office:value-type="string" office:string-value="    i18n_short_SLCOCA: &quot;FS flips&quot;&#13;&#10;    i18n_description_SLCOCA: &quot;FS with flip every 6 strokes&quot;" calcext:value-type="string">
            <text:p>    i18n_short_SLCOCA: "FS flips"</text:p>
            <text:p>    i18n_description_SLCOCA: "FS with flip every 6 strokes"</text:p>
          </table:table-cell>
          <table:table-cell table:number-columns-repeated="5"/>
          <table:table-cell table:formula="of:=COUNTIF([.$B$5:.$B$159];[.B5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SLBRFA</text:p>
          </table:table-cell>
          <table:table-cell table:formula="of:=COUNTIF([exercise_rows.$G$4:.$G$491];[.B55])" office:value-type="float" office:value="1" calcext:value-type="float">
            <text:p>1</text:p>
          </table:table-cell>
          <table:table-cell office:value-type="string" calcext:value-type="string">
            <text:p>SL con gambata a delfino</text:p>
          </table:table-cell>
          <table:table-cell office:value-type="string" calcext:value-type="string">
            <text:p>FS with buttefrly kick</text:p>
          </table:table-cell>
          <table:table-cell office:value-type="string" calcext:value-type="string">
            <text:p>SL gambe FA</text:p>
          </table:table-cell>
          <table:table-cell office:value-type="string" calcext:value-type="string">
            <text:p>FS BF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5]&amp;&quot;,'&quot;&amp;[.B55]&amp;&quot;',&quot;&amp;[.K55]&amp;&quot;,&quot;&amp;[.L55]&amp;&quot;,&quot;&amp;[.M55]&amp;&quot;,&quot;&amp;[.N55]&amp;&quot;,&quot;&amp;[.O55]&amp;&quot;,&quot;&amp;[.P55]&amp;&quot;,&quot;&amp;[.Q55]&amp;&quot;,&quot;&amp;[.R55]&amp;&quot;,0,CURDATE(),CURDATE())&quot;&amp;IF(INDIRECT(ADDRESS(ROW([.A55])+1;1))&gt;0;&quot;,&quot;;&quot;;&quot;)" office:value-type="string" office:string-value="(52,'SLBRFA',2,1,1,1,1,(select t.id from stroke_types t where t.code = 'SL'),(select t.id from movement_types t where t.code = 'C'),(select t.id from movement_scope_types t where t.code = 'C'),0,CURDATE(),CURDATE())," calcext:value-type="string">
            <text:p>(52,'SLBRFA',2,1,1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55]&amp;&quot;: &quot;&amp;CHAR(34)&amp;SUBSTITUTE([.F55];&quot;'&quot;;&quot;''&quot;)&amp;CHAR(34)&amp;CHAR(13)&amp;CHAR(10)&amp;&quot;    i18n_description_&quot;&amp;[.$B55]&amp;&quot;: &quot;&amp;CHAR(34)&amp;SUBSTITUTE([.D55];&quot;'&quot;;&quot;''&quot;)&amp;CHAR(34)" office:value-type="string" office:string-value="    i18n_short_SLBRFA: &quot;SL gambe FA&quot;&#13;&#10;    i18n_description_SLBRFA: &quot;SL con gambata a delfino&quot;" calcext:value-type="string">
            <text:p>    i18n_short_SLBRFA: "SL gambe FA"</text:p>
            <text:p>    i18n_description_SLBRFA: "SL con gambata a delfino"</text:p>
          </table:table-cell>
          <table:table-cell table:formula="of:=&quot;    i18n_short_&quot;&amp;[.$B55]&amp;&quot;: &quot;&amp;CHAR(34)&amp;SUBSTITUTE([.G55];&quot;'&quot;;&quot;''&quot;)&amp;CHAR(34)&amp;CHAR(13)&amp;CHAR(10)&amp;&quot;    i18n_description_&quot;&amp;[.$B55]&amp;&quot;: &quot;&amp;CHAR(34)&amp;SUBSTITUTE([.E55];&quot;'&quot;;&quot;''&quot;)&amp;CHAR(34)" office:value-type="string" office:string-value="    i18n_short_SLBRFA: &quot;FS BF kick&quot;&#13;&#10;    i18n_description_SLBRFA: &quot;FS with buttefrly kick&quot;" calcext:value-type="string">
            <text:p>    i18n_short_SLBRFA: "FS BF kick"</text:p>
            <text:p>    i18n_description_SLBRFA: "FS with buttefrly kick"</text:p>
          </table:table-cell>
          <table:table-cell table:number-columns-repeated="5"/>
          <table:table-cell table:formula="of:=COUNTIF([.$B$5:.$B$159];[.B5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SLBRRA</text:p>
          </table:table-cell>
          <table:table-cell table:formula="of:=COUNTIF([exercise_rows.$G$4:.$G$491];[.B56])" office:value-type="float" office:value="1" calcext:value-type="float">
            <text:p>1</text:p>
          </table:table-cell>
          <table:table-cell office:value-type="string" calcext:value-type="string">
            <text:p>SL con gambata a rana</text:p>
          </table:table-cell>
          <table:table-cell office:value-type="string" calcext:value-type="string">
            <text:p>FS with breast kick</text:p>
          </table:table-cell>
          <table:table-cell office:value-type="string" calcext:value-type="string">
            <text:p>SL gambe RA</text:p>
          </table:table-cell>
          <table:table-cell office:value-type="string" calcext:value-type="string">
            <text:p>FS BR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6]&amp;&quot;,'&quot;&amp;[.B56]&amp;&quot;',&quot;&amp;[.K56]&amp;&quot;,&quot;&amp;[.L56]&amp;&quot;,&quot;&amp;[.M56]&amp;&quot;,&quot;&amp;[.N56]&amp;&quot;,&quot;&amp;[.O56]&amp;&quot;,&quot;&amp;[.P56]&amp;&quot;,&quot;&amp;[.Q56]&amp;&quot;,&quot;&amp;[.R56]&amp;&quot;,0,CURDATE(),CURDATE())&quot;&amp;IF(INDIRECT(ADDRESS(ROW([.A56])+1;1))&gt;0;&quot;,&quot;;&quot;;&quot;)" office:value-type="string" office:string-value="(53,'SLBRRA',2,1,0,1,1,(select t.id from stroke_types t where t.code = 'SL'),(select t.id from movement_types t where t.code = 'C'),(select t.id from movement_scope_types t where t.code = 'C'),0,CURDATE(),CURDATE())," calcext:value-type="string">
            <text:p>(53,'SLBRRA',2,1,0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56]&amp;&quot;: &quot;&amp;CHAR(34)&amp;SUBSTITUTE([.F56];&quot;'&quot;;&quot;''&quot;)&amp;CHAR(34)&amp;CHAR(13)&amp;CHAR(10)&amp;&quot;    i18n_description_&quot;&amp;[.$B56]&amp;&quot;: &quot;&amp;CHAR(34)&amp;SUBSTITUTE([.D56];&quot;'&quot;;&quot;''&quot;)&amp;CHAR(34)" office:value-type="string" office:string-value="    i18n_short_SLBRRA: &quot;SL gambe RA&quot;&#13;&#10;    i18n_description_SLBRRA: &quot;SL con gambata a rana&quot;" calcext:value-type="string">
            <text:p>    i18n_short_SLBRRA: "SL gambe RA"</text:p>
            <text:p>    i18n_description_SLBRRA: "SL con gambata a rana"</text:p>
          </table:table-cell>
          <table:table-cell table:formula="of:=&quot;    i18n_short_&quot;&amp;[.$B56]&amp;&quot;: &quot;&amp;CHAR(34)&amp;SUBSTITUTE([.G56];&quot;'&quot;;&quot;''&quot;)&amp;CHAR(34)&amp;CHAR(13)&amp;CHAR(10)&amp;&quot;    i18n_description_&quot;&amp;[.$B56]&amp;&quot;: &quot;&amp;CHAR(34)&amp;SUBSTITUTE([.E56];&quot;'&quot;;&quot;''&quot;)&amp;CHAR(34)" office:value-type="string" office:string-value="    i18n_short_SLBRRA: &quot;FS BR kick&quot;&#13;&#10;    i18n_description_SLBRRA: &quot;FS with breast kick&quot;" calcext:value-type="string">
            <text:p>    i18n_short_SLBRRA: "FS BR kick"</text:p>
            <text:p>    i18n_description_SLBRRA: "FS with breast kick"</text:p>
          </table:table-cell>
          <table:table-cell table:number-columns-repeated="5"/>
          <table:table-cell table:formula="of:=COUNTIF([.$B$5:.$B$159];[.B5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SLBRCA</text:p>
          </table:table-cell>
          <table:table-cell table:formula="of:=COUNTIF([exercise_rows.$G$4:.$G$491];[.B57])" office:value-type="float" office:value="1" calcext:value-type="float">
            <text:p>1</text:p>
          </table:table-cell>
          <table:table-cell office:value-type="string" calcext:value-type="string">
            <text:p>SL completo con recupero subacqueo (cagnolino)</text:p>
          </table:table-cell>
          <table:table-cell office:value-type="string" calcext:value-type="string">
            <text:p>FS with under water arms recovery</text:p>
          </table:table-cell>
          <table:table-cell office:value-type="string" calcext:value-type="string">
            <text:p>SL cagnolino</text:p>
          </table:table-cell>
          <table:table-cell office:value-type="string" calcext:value-type="string">
            <text:p>FS under water re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7]&amp;&quot;,'&quot;&amp;[.B57]&amp;&quot;',&quot;&amp;[.K57]&amp;&quot;,&quot;&amp;[.L57]&amp;&quot;,&quot;&amp;[.M57]&amp;&quot;,&quot;&amp;[.N57]&amp;&quot;,&quot;&amp;[.O57]&amp;&quot;,&quot;&amp;[.P57]&amp;&quot;,&quot;&amp;[.Q57]&amp;&quot;,&quot;&amp;[.R57]&amp;&quot;,0,CURDATE(),CURDATE())&quot;&amp;IF(INDIRECT(ADDRESS(ROW([.A57])+1;1))&gt;0;&quot;,&quot;;&quot;;&quot;)" office:value-type="string" office:string-value="(54,'SLBRCA',2,1,1,1,0,(select t.id from stroke_types t where t.code = 'SL'),(select t.id from movement_types t where t.code = 'T'),(select t.id from movement_scope_types t where t.code = 'E'),0,CURDATE(),CURDATE())," calcext:value-type="string">
            <text:p>(54,'SLBRC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57]&amp;&quot;: &quot;&amp;CHAR(34)&amp;SUBSTITUTE([.F57];&quot;'&quot;;&quot;''&quot;)&amp;CHAR(34)&amp;CHAR(13)&amp;CHAR(10)&amp;&quot;    i18n_description_&quot;&amp;[.$B57]&amp;&quot;: &quot;&amp;CHAR(34)&amp;SUBSTITUTE([.D57];&quot;'&quot;;&quot;''&quot;)&amp;CHAR(34)" office:value-type="string" office:string-value="    i18n_short_SLBRCA: &quot;SL cagnolino&quot;&#13;&#10;    i18n_description_SLBRCA: &quot;SL completo con recupero subacqueo (cagnolino)&quot;" calcext:value-type="string">
            <text:p>    i18n_short_SLBRCA: "SL cagnolino"</text:p>
            <text:p>    i18n_description_SLBRCA: "SL completo con recupero subacqueo (cagnolino)"</text:p>
          </table:table-cell>
          <table:table-cell table:formula="of:=&quot;    i18n_short_&quot;&amp;[.$B57]&amp;&quot;: &quot;&amp;CHAR(34)&amp;SUBSTITUTE([.G57];&quot;'&quot;;&quot;''&quot;)&amp;CHAR(34)&amp;CHAR(13)&amp;CHAR(10)&amp;&quot;    i18n_description_&quot;&amp;[.$B57]&amp;&quot;: &quot;&amp;CHAR(34)&amp;SUBSTITUTE([.E57];&quot;'&quot;;&quot;''&quot;)&amp;CHAR(34)" office:value-type="string" office:string-value="    i18n_short_SLBRCA: &quot;FS under water rec&quot;&#13;&#10;    i18n_description_SLBRCA: &quot;FS with under water arms recovery&quot;" calcext:value-type="string">
            <text:p>    i18n_short_SLBRCA: "FS under water rec"</text:p>
            <text:p>    i18n_description_SLBRCA: "FS with under water arms recovery"</text:p>
          </table:table-cell>
          <table:table-cell table:number-columns-repeated="5"/>
          <table:table-cell table:formula="of:=COUNTIF([.$B$5:.$B$158];[.B5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SLBRSS</text:p>
          </table:table-cell>
          <table:table-cell table:formula="of:=COUNTIF([exercise_rows.$G$4:.$G$491];[.B58])" office:value-type="float" office:value="0" calcext:value-type="float">
            <text:p>0</text:p>
          </table:table-cell>
          <table:table-cell office:value-type="string" calcext:value-type="string">
            <text:p>SL remate in posizione alta</text:p>
          </table:table-cell>
          <table:table-cell office:value-type="string" calcext:value-type="string">
            <text:p>FS sweeps in upper position</text:p>
          </table:table-cell>
          <table:table-cell office:value-type="string" calcext:value-type="string">
            <text:p>SL remate alte</text:p>
          </table:table-cell>
          <table:table-cell office:value-type="string" calcext:value-type="string">
            <text:p>FS upp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8]&amp;&quot;,'&quot;&amp;[.B58]&amp;&quot;',&quot;&amp;[.K58]&amp;&quot;,&quot;&amp;[.L58]&amp;&quot;,&quot;&amp;[.M58]&amp;&quot;,&quot;&amp;[.N58]&amp;&quot;,&quot;&amp;[.O58]&amp;&quot;,&quot;&amp;[.P58]&amp;&quot;,&quot;&amp;[.Q58]&amp;&quot;,&quot;&amp;[.R58]&amp;&quot;,0,CURDATE(),CURDATE())&quot;&amp;IF(INDIRECT(ADDRESS(ROW([.A58])+1;1))&gt;0;&quot;,&quot;;&quot;;&quot;)" office:value-type="string" office:string-value="(55,'SLBRSS',2,0,1,0,1,(select t.id from stroke_types t where t.code = 'SL'),(select t.id from movement_types t where t.code = 'T'),(select t.id from movement_scope_types t where t.code = 'I'),0,CURDATE(),CURDATE())," calcext:value-type="string">
            <text:p>(55,'SLBRSS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58]&amp;&quot;: &quot;&amp;CHAR(34)&amp;SUBSTITUTE([.F58];&quot;'&quot;;&quot;''&quot;)&amp;CHAR(34)&amp;CHAR(13)&amp;CHAR(10)&amp;&quot;    i18n_description_&quot;&amp;[.$B58]&amp;&quot;: &quot;&amp;CHAR(34)&amp;SUBSTITUTE([.D58];&quot;'&quot;;&quot;''&quot;)&amp;CHAR(34)" office:value-type="string" office:string-value="    i18n_short_SLBRSS: &quot;SL remate alte&quot;&#13;&#10;    i18n_description_SLBRSS: &quot;SL remate in posizione alta&quot;" calcext:value-type="string">
            <text:p>    i18n_short_SLBRSS: "SL remate alte"</text:p>
            <text:p>    i18n_description_SLBRSS: "SL remate in posizione alta"</text:p>
          </table:table-cell>
          <table:table-cell table:formula="of:=&quot;    i18n_short_&quot;&amp;[.$B58]&amp;&quot;: &quot;&amp;CHAR(34)&amp;SUBSTITUTE([.G58];&quot;'&quot;;&quot;''&quot;)&amp;CHAR(34)&amp;CHAR(13)&amp;CHAR(10)&amp;&quot;    i18n_description_&quot;&amp;[.$B58]&amp;&quot;: &quot;&amp;CHAR(34)&amp;SUBSTITUTE([.E58];&quot;'&quot;;&quot;''&quot;)&amp;CHAR(34)" office:value-type="string" office:string-value="    i18n_short_SLBRSS: &quot;FS upper pos sweeps&quot;&#13;&#10;    i18n_description_SLBRSS: &quot;FS sweeps in upper position&quot;" calcext:value-type="string">
            <text:p>    i18n_short_SLBRSS: "FS upper pos sweeps"</text:p>
            <text:p>    i18n_description_SLBRSS: "FS sweeps in upper position"</text:p>
          </table:table-cell>
          <table:table-cell table:number-columns-repeated="5"/>
          <table:table-cell table:formula="of:=COUNTIF([.$B$5:.$B$157];[.B5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SLBRSG</text:p>
          </table:table-cell>
          <table:table-cell table:formula="of:=COUNTIF([exercise_rows.$G$4:.$G$491];[.B59])" office:value-type="float" office:value="0" calcext:value-type="float">
            <text:p>0</text:p>
          </table:table-cell>
          <table:table-cell office:value-type="string" calcext:value-type="string">
            <text:p>SL remate in posizione bassa</text:p>
          </table:table-cell>
          <table:table-cell office:value-type="string" calcext:value-type="string">
            <text:p>FS sweeps in lower position</text:p>
          </table:table-cell>
          <table:table-cell office:value-type="string" calcext:value-type="string">
            <text:p>SL remate basse</text:p>
          </table:table-cell>
          <table:table-cell office:value-type="string" calcext:value-type="string">
            <text:p>FS low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9]&amp;&quot;,'&quot;&amp;[.B59]&amp;&quot;',&quot;&amp;[.K59]&amp;&quot;,&quot;&amp;[.L59]&amp;&quot;,&quot;&amp;[.M59]&amp;&quot;,&quot;&amp;[.N59]&amp;&quot;,&quot;&amp;[.O59]&amp;&quot;,&quot;&amp;[.P59]&amp;&quot;,&quot;&amp;[.Q59]&amp;&quot;,&quot;&amp;[.R59]&amp;&quot;,0,CURDATE(),CURDATE())&quot;&amp;IF(INDIRECT(ADDRESS(ROW([.A59])+1;1))&gt;0;&quot;,&quot;;&quot;;&quot;)" office:value-type="string" office:string-value="(56,'SLBRSG',2,0,1,0,1,(select t.id from stroke_types t where t.code = 'SL'),(select t.id from movement_types t where t.code = 'T'),(select t.id from movement_scope_types t where t.code = 'I'),0,CURDATE(),CURDATE())," calcext:value-type="string">
            <text:p>(56,'SLBRSG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59]&amp;&quot;: &quot;&amp;CHAR(34)&amp;SUBSTITUTE([.F59];&quot;'&quot;;&quot;''&quot;)&amp;CHAR(34)&amp;CHAR(13)&amp;CHAR(10)&amp;&quot;    i18n_description_&quot;&amp;[.$B59]&amp;&quot;: &quot;&amp;CHAR(34)&amp;SUBSTITUTE([.D59];&quot;'&quot;;&quot;''&quot;)&amp;CHAR(34)" office:value-type="string" office:string-value="    i18n_short_SLBRSG: &quot;SL remate basse&quot;&#13;&#10;    i18n_description_SLBRSG: &quot;SL remate in posizione bassa&quot;" calcext:value-type="string">
            <text:p>    i18n_short_SLBRSG: "SL remate basse"</text:p>
            <text:p>    i18n_description_SLBRSG: "SL remate in posizione bassa"</text:p>
          </table:table-cell>
          <table:table-cell table:formula="of:=&quot;    i18n_short_&quot;&amp;[.$B59]&amp;&quot;: &quot;&amp;CHAR(34)&amp;SUBSTITUTE([.G59];&quot;'&quot;;&quot;''&quot;)&amp;CHAR(34)&amp;CHAR(13)&amp;CHAR(10)&amp;&quot;    i18n_description_&quot;&amp;[.$B59]&amp;&quot;: &quot;&amp;CHAR(34)&amp;SUBSTITUTE([.E59];&quot;'&quot;;&quot;''&quot;)&amp;CHAR(34)" office:value-type="string" office:string-value="    i18n_short_SLBRSG: &quot;FS lower pos sweeps&quot;&#13;&#10;    i18n_description_SLBRSG: &quot;FS sweeps in lower position&quot;" calcext:value-type="string">
            <text:p>    i18n_short_SLBRSG: "FS lower pos sweeps"</text:p>
            <text:p>    i18n_description_SLBRSG: "FS sweeps in lower position"</text:p>
          </table:table-cell>
          <table:table-cell table:number-columns-repeated="5"/>
          <table:table-cell table:formula="of:=COUNTIF([.$B$5:.$B$156];[.B5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FABRPU</text:p>
          </table:table-cell>
          <table:table-cell table:formula="of:=COUNTIF([exercise_rows.$G$4:.$G$491];[.B60])" office:value-type="float" office:value="2" calcext:value-type="float">
            <text:p>2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0]&amp;&quot;,'&quot;&amp;[.B60]&amp;&quot;',&quot;&amp;[.K60]&amp;&quot;,&quot;&amp;[.L60]&amp;&quot;,&quot;&amp;[.M60]&amp;&quot;,&quot;&amp;[.N60]&amp;&quot;,&quot;&amp;[.O60]&amp;&quot;,&quot;&amp;[.P60]&amp;&quot;,&quot;&amp;[.Q60]&amp;&quot;,&quot;&amp;[.R60]&amp;&quot;,0,CURDATE(),CURDATE())&quot;&amp;IF(INDIRECT(ADDRESS(ROW([.A60])+1;1))&gt;0;&quot;,&quot;;&quot;;&quot;)" office:value-type="string" office:string-value="(57,'FABRPU',2,0,1,1,1,(select t.id from stroke_types t where t.code = 'FA'),(select t.id from movement_types t where t.code = 'T'),(select t.id from movement_scope_types t where t.code = 'I'),0,CURDATE(),CURDATE())," calcext:value-type="string">
            <text:p>(57,'FABRPU',2,0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0]&amp;&quot;: &quot;&amp;CHAR(34)&amp;SUBSTITUTE([.F60];&quot;'&quot;;&quot;''&quot;)&amp;CHAR(34)&amp;CHAR(13)&amp;CHAR(10)&amp;&quot;    i18n_description_&quot;&amp;[.$B60]&amp;&quot;: &quot;&amp;CHAR(34)&amp;SUBSTITUTE([.D60];&quot;'&quot;;&quot;''&quot;)&amp;CHAR(34)" office:value-type="string" office:string-value="    i18n_short_FABRPU: &quot;FA pugni&quot;&#13;&#10;    i18n_description_FABRPU: &quot;FA pugni&quot;" calcext:value-type="string">
            <text:p>    i18n_short_FABRPU: "FA pugni"</text:p>
            <text:p>    i18n_description_FABRPU: "FA pugni"</text:p>
          </table:table-cell>
          <table:table-cell table:formula="of:=&quot;    i18n_short_&quot;&amp;[.$B60]&amp;&quot;: &quot;&amp;CHAR(34)&amp;SUBSTITUTE([.G60];&quot;'&quot;;&quot;''&quot;)&amp;CHAR(34)&amp;CHAR(13)&amp;CHAR(10)&amp;&quot;    i18n_description_&quot;&amp;[.$B60]&amp;&quot;: &quot;&amp;CHAR(34)&amp;SUBSTITUTE([.E60];&quot;'&quot;;&quot;''&quot;)&amp;CHAR(34)" office:value-type="string" office:string-value="    i18n_short_FABRPU: &quot;BF knock&quot;&#13;&#10;    i18n_description_FABRPU: &quot;BF knock&quot;" calcext:value-type="string">
            <text:p>    i18n_short_FABRPU: "BF knock"</text:p>
            <text:p>    i18n_description_FABRPU: "BF knock"</text:p>
          </table:table-cell>
          <table:table-cell table:number-columns-repeated="5"/>
          <table:table-cell table:formula="of:=COUNTIF([.$B$5:.$B$159];[.B6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FABRAL</text:p>
          </table:table-cell>
          <table:table-cell table:formula="of:=COUNTIF([exercise_rows.$G$4:.$G$491];[.B61])" office:value-type="float" office:value="2" calcext:value-type="float">
            <text:p>2</text:p>
          </table:table-cell>
          <table:table-cell office:value-type="string" calcext:value-type="string">
            <text:p>FA un braccio fermo in alto</text:p>
          </table:table-cell>
          <table:table-cell office:value-type="string" calcext:value-type="string">
            <text:p>BF with one arm standing up</text:p>
          </table:table-cell>
          <table:table-cell office:value-type="string" calcext:value-type="string">
            <text:p>FA braccio su</text:p>
          </table:table-cell>
          <table:table-cell office:value-type="string" calcext:value-type="string">
            <text:p>BF one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1]&amp;&quot;,'&quot;&amp;[.B61]&amp;&quot;',&quot;&amp;[.K61]&amp;&quot;,&quot;&amp;[.L61]&amp;&quot;,&quot;&amp;[.M61]&amp;&quot;,&quot;&amp;[.N61]&amp;&quot;,&quot;&amp;[.O61]&amp;&quot;,&quot;&amp;[.P61]&amp;&quot;,&quot;&amp;[.Q61]&amp;&quot;,&quot;&amp;[.R61]&amp;&quot;,0,CURDATE(),CURDATE())&quot;&amp;IF(INDIRECT(ADDRESS(ROW([.A61])+1;1))&gt;0;&quot;,&quot;;&quot;;&quot;)" office:value-type="string" office:string-value="(58,'FABRAL',2,1,1,1,1,(select t.id from stroke_types t where t.code = 'FA'),(select t.id from movement_types t where t.code = 'T'),(select t.id from movement_scope_types t where t.code = 'I'),0,CURDATE(),CURDATE())," calcext:value-type="string">
            <text:p>(58,'FABRAL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1]&amp;&quot;: &quot;&amp;CHAR(34)&amp;SUBSTITUTE([.F61];&quot;'&quot;;&quot;''&quot;)&amp;CHAR(34)&amp;CHAR(13)&amp;CHAR(10)&amp;&quot;    i18n_description_&quot;&amp;[.$B61]&amp;&quot;: &quot;&amp;CHAR(34)&amp;SUBSTITUTE([.D61];&quot;'&quot;;&quot;''&quot;)&amp;CHAR(34)" office:value-type="string" office:string-value="    i18n_short_FABRAL: &quot;FA braccio su&quot;&#13;&#10;    i18n_description_FABRAL: &quot;FA un braccio fermo in alto&quot;" calcext:value-type="string">
            <text:p>    i18n_short_FABRAL: "FA braccio su"</text:p>
            <text:p>    i18n_description_FABRAL: "FA un braccio fermo in alto"</text:p>
          </table:table-cell>
          <table:table-cell table:formula="of:=&quot;    i18n_short_&quot;&amp;[.$B61]&amp;&quot;: &quot;&amp;CHAR(34)&amp;SUBSTITUTE([.G61];&quot;'&quot;;&quot;''&quot;)&amp;CHAR(34)&amp;CHAR(13)&amp;CHAR(10)&amp;&quot;    i18n_description_&quot;&amp;[.$B61]&amp;&quot;: &quot;&amp;CHAR(34)&amp;SUBSTITUTE([.E61];&quot;'&quot;;&quot;''&quot;)&amp;CHAR(34)" office:value-type="string" office:string-value="    i18n_short_FABRAL: &quot;BF one arm up&quot;&#13;&#10;    i18n_description_FABRAL: &quot;BF with one arm standing up&quot;" calcext:value-type="string">
            <text:p>    i18n_short_FABRAL: "BF one arm up"</text:p>
            <text:p>    i18n_description_FABRAL: "BF with one arm standing up"</text:p>
          </table:table-cell>
          <table:table-cell table:number-columns-repeated="5"/>
          <table:table-cell table:formula="of:=COUNTIF([.$B$5:.$B$159];[.B6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FABRBA</text:p>
          </table:table-cell>
          <table:table-cell table:formula="of:=COUNTIF([exercise_rows.$G$4:.$G$491];[.B62])" office:value-type="float" office:value="2" calcext:value-type="float">
            <text:p>2</text:p>
          </table:table-cell>
          <table:table-cell office:value-type="string" calcext:value-type="string">
            <text:p>FA un braccio fermo in basso</text:p>
          </table:table-cell>
          <table:table-cell office:value-type="string" calcext:value-type="string">
            <text:p>BF with one arm standing down</text:p>
          </table:table-cell>
          <table:table-cell office:value-type="string" calcext:value-type="string">
            <text:p>FA braccio giù</text:p>
          </table:table-cell>
          <table:table-cell office:value-type="string" calcext:value-type="string">
            <text:p>BF one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2]&amp;&quot;,'&quot;&amp;[.B62]&amp;&quot;',&quot;&amp;[.K62]&amp;&quot;,&quot;&amp;[.L62]&amp;&quot;,&quot;&amp;[.M62]&amp;&quot;,&quot;&amp;[.N62]&amp;&quot;,&quot;&amp;[.O62]&amp;&quot;,&quot;&amp;[.P62]&amp;&quot;,&quot;&amp;[.Q62]&amp;&quot;,&quot;&amp;[.R62]&amp;&quot;,0,CURDATE(),CURDATE())&quot;&amp;IF(INDIRECT(ADDRESS(ROW([.A62])+1;1))&gt;0;&quot;,&quot;;&quot;;&quot;)" office:value-type="string" office:string-value="(59,'FABRBA',2,1,1,1,1,(select t.id from stroke_types t where t.code = 'FA'),(select t.id from movement_types t where t.code = 'T'),(select t.id from movement_scope_types t where t.code = 'I'),0,CURDATE(),CURDATE())," calcext:value-type="string">
            <text:p>(59,'FABRBA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2]&amp;&quot;: &quot;&amp;CHAR(34)&amp;SUBSTITUTE([.F62];&quot;'&quot;;&quot;''&quot;)&amp;CHAR(34)&amp;CHAR(13)&amp;CHAR(10)&amp;&quot;    i18n_description_&quot;&amp;[.$B62]&amp;&quot;: &quot;&amp;CHAR(34)&amp;SUBSTITUTE([.D62];&quot;'&quot;;&quot;''&quot;)&amp;CHAR(34)" office:value-type="string" office:string-value="    i18n_short_FABRBA: &quot;FA braccio giù&quot;&#13;&#10;    i18n_description_FABRBA: &quot;FA un braccio fermo in basso&quot;" calcext:value-type="string">
            <text:p>    i18n_short_FABRBA: "FA braccio giù"</text:p>
            <text:p>    i18n_description_FABRBA: "FA un braccio fermo in basso"</text:p>
          </table:table-cell>
          <table:table-cell table:formula="of:=&quot;    i18n_short_&quot;&amp;[.$B62]&amp;&quot;: &quot;&amp;CHAR(34)&amp;SUBSTITUTE([.G62];&quot;'&quot;;&quot;''&quot;)&amp;CHAR(34)&amp;CHAR(13)&amp;CHAR(10)&amp;&quot;    i18n_description_&quot;&amp;[.$B62]&amp;&quot;: &quot;&amp;CHAR(34)&amp;SUBSTITUTE([.E62];&quot;'&quot;;&quot;''&quot;)&amp;CHAR(34)" office:value-type="string" office:string-value="    i18n_short_FABRBA: &quot;BF one arm down&quot;&#13;&#10;    i18n_description_FABRBA: &quot;BF with one arm standing down&quot;" calcext:value-type="string">
            <text:p>    i18n_short_FABRBA: "BF one arm down"</text:p>
            <text:p>    i18n_description_FABRBA: "BF with one arm standing down"</text:p>
          </table:table-cell>
          <table:table-cell table:number-columns-repeated="5"/>
          <table:table-cell table:formula="of:=COUNTIF([.$B$5:.$B$159];[.B6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FABRLT</text:p>
          </table:table-cell>
          <table:table-cell table:formula="of:=COUNTIF([exercise_rows.$G$4:.$G$491];[.B63])" office:value-type="float" office:value="2" calcext:value-type="float">
            <text:p>2</text:p>
          </table:table-cell>
          <table:table-cell office:value-type="string" calcext:value-type="string">
            <text:p>FA alternato alto</text:p>
          </table:table-cell>
          <table:table-cell office:value-type="string" calcext:value-type="string">
            <text:p>BF alternate upside</text:p>
          </table:table-cell>
          <table:table-cell office:value-type="string" calcext:value-type="string">
            <text:p>FA alternato</text:p>
          </table:table-cell>
          <table:table-cell office:value-type="string" calcext:value-type="string">
            <text:p>BF alterna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3]&amp;&quot;,'&quot;&amp;[.B63]&amp;&quot;',&quot;&amp;[.K63]&amp;&quot;,&quot;&amp;[.L63]&amp;&quot;,&quot;&amp;[.M63]&amp;&quot;,&quot;&amp;[.N63]&amp;&quot;,&quot;&amp;[.O63]&amp;&quot;,&quot;&amp;[.P63]&amp;&quot;,&quot;&amp;[.Q63]&amp;&quot;,&quot;&amp;[.R63]&amp;&quot;,0,CURDATE(),CURDATE())&quot;&amp;IF(INDIRECT(ADDRESS(ROW([.A63])+1;1))&gt;0;&quot;,&quot;;&quot;;&quot;)" office:value-type="string" office:string-value="(60,'FABRLT',2,1,1,1,1,(select t.id from stroke_types t where t.code = 'FA'),(select t.id from movement_types t where t.code = 'T'),(select t.id from movement_scope_types t where t.code = 'I'),0,CURDATE(),CURDATE())," calcext:value-type="string">
            <text:p>(60,'FABRLT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3]&amp;&quot;: &quot;&amp;CHAR(34)&amp;SUBSTITUTE([.F63];&quot;'&quot;;&quot;''&quot;)&amp;CHAR(34)&amp;CHAR(13)&amp;CHAR(10)&amp;&quot;    i18n_description_&quot;&amp;[.$B63]&amp;&quot;: &quot;&amp;CHAR(34)&amp;SUBSTITUTE([.D63];&quot;'&quot;;&quot;''&quot;)&amp;CHAR(34)" office:value-type="string" office:string-value="    i18n_short_FABRLT: &quot;FA alternato&quot;&#13;&#10;    i18n_description_FABRLT: &quot;FA alternato alto&quot;" calcext:value-type="string">
            <text:p>    i18n_short_FABRLT: "FA alternato"</text:p>
            <text:p>    i18n_description_FABRLT: "FA alternato alto"</text:p>
          </table:table-cell>
          <table:table-cell table:formula="of:=&quot;    i18n_short_&quot;&amp;[.$B63]&amp;&quot;: &quot;&amp;CHAR(34)&amp;SUBSTITUTE([.G63];&quot;'&quot;;&quot;''&quot;)&amp;CHAR(34)&amp;CHAR(13)&amp;CHAR(10)&amp;&quot;    i18n_description_&quot;&amp;[.$B63]&amp;&quot;: &quot;&amp;CHAR(34)&amp;SUBSTITUTE([.E63];&quot;'&quot;;&quot;''&quot;)&amp;CHAR(34)" office:value-type="string" office:string-value="    i18n_short_FABRLT: &quot;BF alternate&quot;&#13;&#10;    i18n_description_FABRLT: &quot;BF alternate upside&quot;" calcext:value-type="string">
            <text:p>    i18n_short_FABRLT: "BF alternate"</text:p>
            <text:p>    i18n_description_FABRLT: "BF alternate upside"</text:p>
          </table:table-cell>
          <table:table-cell table:number-columns-repeated="5"/>
          <table:table-cell table:formula="of:=COUNTIF([.$B$5:.$B$159];[.B6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FABRL2</text:p>
          </table:table-cell>
          <table:table-cell table:formula="of:=COUNTIF([exercise_rows.$G$4:.$G$491];[.B64])" office:value-type="float" office:value="2" calcext:value-type="float">
            <text:p>2</text:p>
          </table:table-cell>
          <table:table-cell office:value-type="string" calcext:value-type="string">
            <text:p>FA alternato alto due bracciate</text:p>
          </table:table-cell>
          <table:table-cell office:value-type="string" calcext:value-type="string">
            <text:p>BF alternate upside two strokes per arm</text:p>
          </table:table-cell>
          <table:table-cell office:value-type="string" calcext:value-type="string">
            <text:p>FA alternato 2 bracciate</text:p>
          </table:table-cell>
          <table:table-cell office:value-type="string" calcext:value-type="string">
            <text:p>BF alterna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4]&amp;&quot;,'&quot;&amp;[.B64]&amp;&quot;',&quot;&amp;[.K64]&amp;&quot;,&quot;&amp;[.L64]&amp;&quot;,&quot;&amp;[.M64]&amp;&quot;,&quot;&amp;[.N64]&amp;&quot;,&quot;&amp;[.O64]&amp;&quot;,&quot;&amp;[.P64]&amp;&quot;,&quot;&amp;[.Q64]&amp;&quot;,&quot;&amp;[.R64]&amp;&quot;,0,CURDATE(),CURDATE())&quot;&amp;IF(INDIRECT(ADDRESS(ROW([.A64])+1;1))&gt;0;&quot;,&quot;;&quot;;&quot;)" office:value-type="string" office:string-value="(61,'FABRL2',2,1,1,1,1,(select t.id from stroke_types t where t.code = 'FA'),(select t.id from movement_types t where t.code = 'T'),(select t.id from movement_scope_types t where t.code = 'I'),0,CURDATE(),CURDATE())," calcext:value-type="string">
            <text:p>(61,'FABRL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4]&amp;&quot;: &quot;&amp;CHAR(34)&amp;SUBSTITUTE([.F64];&quot;'&quot;;&quot;''&quot;)&amp;CHAR(34)&amp;CHAR(13)&amp;CHAR(10)&amp;&quot;    i18n_description_&quot;&amp;[.$B64]&amp;&quot;: &quot;&amp;CHAR(34)&amp;SUBSTITUTE([.D64];&quot;'&quot;;&quot;''&quot;)&amp;CHAR(34)" office:value-type="string" office:string-value="    i18n_short_FABRL2: &quot;FA alternato 2 bracciate&quot;&#13;&#10;    i18n_description_FABRL2: &quot;FA alternato alto due bracciate&quot;" calcext:value-type="string">
            <text:p>    i18n_short_FABRL2: "FA alternato 2 bracciate"</text:p>
            <text:p>    i18n_description_FABRL2: "FA alternato alto due bracciate"</text:p>
          </table:table-cell>
          <table:table-cell table:formula="of:=&quot;    i18n_short_&quot;&amp;[.$B64]&amp;&quot;: &quot;&amp;CHAR(34)&amp;SUBSTITUTE([.G64];&quot;'&quot;;&quot;''&quot;)&amp;CHAR(34)&amp;CHAR(13)&amp;CHAR(10)&amp;&quot;    i18n_description_&quot;&amp;[.$B64]&amp;&quot;: &quot;&amp;CHAR(34)&amp;SUBSTITUTE([.E64];&quot;'&quot;;&quot;''&quot;)&amp;CHAR(34)" office:value-type="string" office:string-value="    i18n_short_FABRL2: &quot;BF alternate 2 strokes&quot;&#13;&#10;    i18n_description_FABRL2: &quot;BF alternate upside two strokes per arm&quot;" calcext:value-type="string">
            <text:p>    i18n_short_FABRL2: "BF alternate 2 strokes"</text:p>
            <text:p>    i18n_description_FABRL2: "BF alternate upside two strokes per arm"</text:p>
          </table:table-cell>
          <table:table-cell table:number-columns-repeated="5"/>
          <table:table-cell table:formula="of:=COUNTIF([.$B$5:.$B$159];[.B6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FABRCM</text:p>
          </table:table-cell>
          <table:table-cell table:formula="of:=COUNTIF([exercise_rows.$G$4:.$G$491];[.B65])" office:value-type="float" office:value="2" calcext:value-type="float">
            <text:p>2</text:p>
          </table:table-cell>
          <table:table-cell office:value-type="string" calcext:value-type="string">
            <text:p>FA composto (1 bracciata DX + 1 bracciata SX + 1 completa)</text:p>
          </table:table-cell>
          <table:table-cell office:value-type="string" calcext:value-type="string">
            <text:p>BF composite (1 stroke right, 1 stroke left, 1 stroke complete)</text:p>
          </table:table-cell>
          <table:table-cell office:value-type="string" calcext:value-type="string">
            <text:p>FA composto</text:p>
          </table:table-cell>
          <table:table-cell office:value-type="string" calcext:value-type="string">
            <text:p>BF composi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5]&amp;&quot;,'&quot;&amp;[.B65]&amp;&quot;',&quot;&amp;[.K65]&amp;&quot;,&quot;&amp;[.L65]&amp;&quot;,&quot;&amp;[.M65]&amp;&quot;,&quot;&amp;[.N65]&amp;&quot;,&quot;&amp;[.O65]&amp;&quot;,&quot;&amp;[.P65]&amp;&quot;,&quot;&amp;[.Q65]&amp;&quot;,&quot;&amp;[.R65]&amp;&quot;,0,CURDATE(),CURDATE())&quot;&amp;IF(INDIRECT(ADDRESS(ROW([.A65])+1;1))&gt;0;&quot;,&quot;;&quot;;&quot;)" office:value-type="string" office:string-value="(62,'FABRCM',2,1,1,1,1,(select t.id from stroke_types t where t.code = 'FA'),(select t.id from movement_types t where t.code = 'T'),(select t.id from movement_scope_types t where t.code = 'I'),0,CURDATE(),CURDATE())," calcext:value-type="string">
            <text:p>(62,'FABRCM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5]&amp;&quot;: &quot;&amp;CHAR(34)&amp;SUBSTITUTE([.F65];&quot;'&quot;;&quot;''&quot;)&amp;CHAR(34)&amp;CHAR(13)&amp;CHAR(10)&amp;&quot;    i18n_description_&quot;&amp;[.$B65]&amp;&quot;: &quot;&amp;CHAR(34)&amp;SUBSTITUTE([.D65];&quot;'&quot;;&quot;''&quot;)&amp;CHAR(34)" office:value-type="string" office:string-value="    i18n_short_FABRCM: &quot;FA composto&quot;&#13;&#10;    i18n_description_FABRCM: &quot;FA composto (1 bracciata DX + 1 bracciata SX + 1 completa)&quot;" calcext:value-type="string">
            <text:p>    i18n_short_FABRCM: "FA composto"</text:p>
            <text:p>    i18n_description_FABRCM: "FA composto (1 bracciata DX + 1 bracciata SX + 1 completa)"</text:p>
          </table:table-cell>
          <table:table-cell table:formula="of:=&quot;    i18n_short_&quot;&amp;[.$B65]&amp;&quot;: &quot;&amp;CHAR(34)&amp;SUBSTITUTE([.G65];&quot;'&quot;;&quot;''&quot;)&amp;CHAR(34)&amp;CHAR(13)&amp;CHAR(10)&amp;&quot;    i18n_description_&quot;&amp;[.$B65]&amp;&quot;: &quot;&amp;CHAR(34)&amp;SUBSTITUTE([.E65];&quot;'&quot;;&quot;''&quot;)&amp;CHAR(34)" office:value-type="string" office:string-value="    i18n_short_FABRCM: &quot;BF composite&quot;&#13;&#10;    i18n_description_FABRCM: &quot;BF composite (1 stroke right, 1 stroke left, 1 stroke complete)&quot;" calcext:value-type="string">
            <text:p>    i18n_short_FABRCM: "BF composite"</text:p>
            <text:p>    i18n_description_FABRCM: "BF composite (1 stroke right, 1 stroke left, 1 stroke complete)"</text:p>
          </table:table-cell>
          <table:table-cell table:number-columns-repeated="5"/>
          <table:table-cell table:formula="of:=COUNTIF([.$B$5:.$B$159];[.B6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FABRC2</text:p>
          </table:table-cell>
          <table:table-cell table:formula="of:=COUNTIF([exercise_rows.$G$4:.$G$491];[.B66])" office:value-type="float" office:value="2" calcext:value-type="float">
            <text:p>2</text:p>
          </table:table-cell>
          <table:table-cell office:value-type="string" calcext:value-type="string">
            <text:p>FA composto (2 bracciate DX + 2 bracciate SX + 2 complete)</text:p>
          </table:table-cell>
          <table:table-cell office:value-type="string" calcext:value-type="string">
            <text:p>BF composite (2 strokes right, 2 strokes left, 2 strokes complete)</text:p>
          </table:table-cell>
          <table:table-cell office:value-type="string" calcext:value-type="string">
            <text:p>FA composto 2 bracciate</text:p>
          </table:table-cell>
          <table:table-cell office:value-type="string" calcext:value-type="string">
            <text:p>BF composi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6]&amp;&quot;,'&quot;&amp;[.B66]&amp;&quot;',&quot;&amp;[.K66]&amp;&quot;,&quot;&amp;[.L66]&amp;&quot;,&quot;&amp;[.M66]&amp;&quot;,&quot;&amp;[.N66]&amp;&quot;,&quot;&amp;[.O66]&amp;&quot;,&quot;&amp;[.P66]&amp;&quot;,&quot;&amp;[.Q66]&amp;&quot;,&quot;&amp;[.R66]&amp;&quot;,0,CURDATE(),CURDATE())&quot;&amp;IF(INDIRECT(ADDRESS(ROW([.A66])+1;1))&gt;0;&quot;,&quot;;&quot;;&quot;)" office:value-type="string" office:string-value="(63,'FABRC2',2,1,1,1,1,(select t.id from stroke_types t where t.code = 'FA'),(select t.id from movement_types t where t.code = 'T'),(select t.id from movement_scope_types t where t.code = 'I'),0,CURDATE(),CURDATE())," calcext:value-type="string">
            <text:p>(63,'FABRC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6]&amp;&quot;: &quot;&amp;CHAR(34)&amp;SUBSTITUTE([.F66];&quot;'&quot;;&quot;''&quot;)&amp;CHAR(34)&amp;CHAR(13)&amp;CHAR(10)&amp;&quot;    i18n_description_&quot;&amp;[.$B66]&amp;&quot;: &quot;&amp;CHAR(34)&amp;SUBSTITUTE([.D66];&quot;'&quot;;&quot;''&quot;)&amp;CHAR(34)" office:value-type="string" office:string-value="    i18n_short_FABRC2: &quot;FA composto 2 bracciate&quot;&#13;&#10;    i18n_description_FABRC2: &quot;FA composto (2 bracciate DX + 2 bracciate SX + 2 complete)&quot;" calcext:value-type="string">
            <text:p>    i18n_short_FABRC2: "FA composto 2 bracciate"</text:p>
            <text:p>    i18n_description_FABRC2: "FA composto (2 bracciate DX + 2 bracciate SX + 2 complete)"</text:p>
          </table:table-cell>
          <table:table-cell table:formula="of:=&quot;    i18n_short_&quot;&amp;[.$B66]&amp;&quot;: &quot;&amp;CHAR(34)&amp;SUBSTITUTE([.G66];&quot;'&quot;;&quot;''&quot;)&amp;CHAR(34)&amp;CHAR(13)&amp;CHAR(10)&amp;&quot;    i18n_description_&quot;&amp;[.$B66]&amp;&quot;: &quot;&amp;CHAR(34)&amp;SUBSTITUTE([.E66];&quot;'&quot;;&quot;''&quot;)&amp;CHAR(34)" office:value-type="string" office:string-value="    i18n_short_FABRC2: &quot;BF composite 2 strokes&quot;&#13;&#10;    i18n_description_FABRC2: &quot;BF composite (2 strokes right, 2 strokes left, 2 strokes complete)&quot;" calcext:value-type="string">
            <text:p>    i18n_short_FABRC2: "BF composite 2 strokes"</text:p>
            <text:p>    i18n_description_FABRC2: "BF composite (2 strokes right, 2 strokes left, 2 strokes complete)"</text:p>
          </table:table-cell>
          <table:table-cell table:number-columns-repeated="5"/>
          <table:table-cell table:formula="of:=COUNTIF([.$B$5:.$B$159];[.B6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FABRC3</text:p>
          </table:table-cell>
          <table:table-cell table:formula="of:=COUNTIF([exercise_rows.$G$4:.$G$491];[.B67])" office:value-type="float" office:value="2" calcext:value-type="float">
            <text:p>2</text:p>
          </table:table-cell>
          <table:table-cell office:value-type="string" calcext:value-type="string">
            <text:p>FA composto (3 bracciate DX + 3 bracciate SX + 3 complete)</text:p>
          </table:table-cell>
          <table:table-cell office:value-type="string" calcext:value-type="string">
            <text:p>BF composite (3 strokes right, 3 strokes left, 3 strokes complete)</text:p>
          </table:table-cell>
          <table:table-cell office:value-type="string" calcext:value-type="string">
            <text:p>FA composto 3 bracciate</text:p>
          </table:table-cell>
          <table:table-cell office:value-type="string" calcext:value-type="string">
            <text:p>BF composite 3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7]&amp;&quot;,'&quot;&amp;[.B67]&amp;&quot;',&quot;&amp;[.K67]&amp;&quot;,&quot;&amp;[.L67]&amp;&quot;,&quot;&amp;[.M67]&amp;&quot;,&quot;&amp;[.N67]&amp;&quot;,&quot;&amp;[.O67]&amp;&quot;,&quot;&amp;[.P67]&amp;&quot;,&quot;&amp;[.Q67]&amp;&quot;,&quot;&amp;[.R67]&amp;&quot;,0,CURDATE(),CURDATE())&quot;&amp;IF(INDIRECT(ADDRESS(ROW([.A67])+1;1))&gt;0;&quot;,&quot;;&quot;;&quot;)" office:value-type="string" office:string-value="(64,'FABRC3',2,1,1,1,1,(select t.id from stroke_types t where t.code = 'FA'),(select t.id from movement_types t where t.code = 'T'),(select t.id from movement_scope_types t where t.code = 'I'),0,CURDATE(),CURDATE())," calcext:value-type="string">
            <text:p>(64,'FABRC3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7]&amp;&quot;: &quot;&amp;CHAR(34)&amp;SUBSTITUTE([.F67];&quot;'&quot;;&quot;''&quot;)&amp;CHAR(34)&amp;CHAR(13)&amp;CHAR(10)&amp;&quot;    i18n_description_&quot;&amp;[.$B67]&amp;&quot;: &quot;&amp;CHAR(34)&amp;SUBSTITUTE([.D67];&quot;'&quot;;&quot;''&quot;)&amp;CHAR(34)" office:value-type="string" office:string-value="    i18n_short_FABRC3: &quot;FA composto 3 bracciate&quot;&#13;&#10;    i18n_description_FABRC3: &quot;FA composto (3 bracciate DX + 3 bracciate SX + 3 complete)&quot;" calcext:value-type="string">
            <text:p>    i18n_short_FABRC3: "FA composto 3 bracciate"</text:p>
            <text:p>    i18n_description_FABRC3: "FA composto (3 bracciate DX + 3 bracciate SX + 3 complete)"</text:p>
          </table:table-cell>
          <table:table-cell table:formula="of:=&quot;    i18n_short_&quot;&amp;[.$B67]&amp;&quot;: &quot;&amp;CHAR(34)&amp;SUBSTITUTE([.G67];&quot;'&quot;;&quot;''&quot;)&amp;CHAR(34)&amp;CHAR(13)&amp;CHAR(10)&amp;&quot;    i18n_description_&quot;&amp;[.$B67]&amp;&quot;: &quot;&amp;CHAR(34)&amp;SUBSTITUTE([.E67];&quot;'&quot;;&quot;''&quot;)&amp;CHAR(34)" office:value-type="string" office:string-value="    i18n_short_FABRC3: &quot;BF composite 3 strokes&quot;&#13;&#10;    i18n_description_FABRC3: &quot;BF composite (3 strokes right, 3 strokes left, 3 strokes complete)&quot;" calcext:value-type="string">
            <text:p>    i18n_short_FABRC3: "BF composite 3 strokes"</text:p>
            <text:p>    i18n_description_FABRC3: "BF composite (3 strokes right, 3 strokes left, 3 strokes complete)"</text:p>
          </table:table-cell>
          <table:table-cell table:number-columns-repeated="5"/>
          <table:table-cell table:formula="of:=COUNTIF([.$B$5:.$B$159];[.B6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FAGBR4</text:p>
          </table:table-cell>
          <table:table-cell table:formula="of:=COUNTIF([exercise_rows.$G$4:.$G$491];[.B68])" office:value-type="float" office:value="2" calcext:value-type="float">
            <text:p>2</text:p>
          </table:table-cell>
          <table:table-cell office:value-type="string" calcext:value-type="string">
            <text:p>FA 4 gambate in apnea + respirazione con bracciata sulla 5a gambata</text:p>
          </table:table-cell>
          <table:table-cell office:value-type="string" calcext:value-type="string">
            <text:p>BF four kicks and breath with stroke on fifth</text:p>
          </table:table-cell>
          <table:table-cell office:value-type="string" calcext:value-type="string">
            <text:p>FA 4 gambate + respirazione</text:p>
          </table:table-cell>
          <table:table-cell office:value-type="string" calcext:value-type="string">
            <text:p>BF 4 kick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6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8]&amp;&quot;,'&quot;&amp;[.B68]&amp;&quot;',&quot;&amp;[.K68]&amp;&quot;,&quot;&amp;[.L68]&amp;&quot;,&quot;&amp;[.M68]&amp;&quot;,&quot;&amp;[.N68]&amp;&quot;,&quot;&amp;[.O68]&amp;&quot;,&quot;&amp;[.P68]&amp;&quot;,&quot;&amp;[.Q68]&amp;&quot;,&quot;&amp;[.R68]&amp;&quot;,0,CURDATE(),CURDATE())&quot;&amp;IF(INDIRECT(ADDRESS(ROW([.A68])+1;1))&gt;0;&quot;,&quot;;&quot;;&quot;)" office:value-type="string" office:string-value="(65,'FAGBR4',2,0,1,1,0,(select t.id from stroke_types t where t.code = 'FA'),(select t.id from movement_types t where t.code = 'G'),(select t.id from movement_scope_types t where t.code = 'I'),0,CURDATE(),CURDATE())," calcext:value-type="string">
            <text:p>(65,'FAGBR4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68]&amp;&quot;: &quot;&amp;CHAR(34)&amp;SUBSTITUTE([.F68];&quot;'&quot;;&quot;''&quot;)&amp;CHAR(34)&amp;CHAR(13)&amp;CHAR(10)&amp;&quot;    i18n_description_&quot;&amp;[.$B68]&amp;&quot;: &quot;&amp;CHAR(34)&amp;SUBSTITUTE([.D68];&quot;'&quot;;&quot;''&quot;)&amp;CHAR(34)" office:value-type="string" office:string-value="    i18n_short_FAGBR4: &quot;FA 4 gambate + respirazione&quot;&#13;&#10;    i18n_description_FAGBR4: &quot;FA 4 gambate in apnea + respirazione con bracciata sulla 5a gambata&quot;" calcext:value-type="string">
            <text:p>    i18n_short_FAGBR4: "FA 4 gambate + respirazione"</text:p>
            <text:p>    i18n_description_FAGBR4: "FA 4 gambate in apnea + respirazione con bracciata sulla 5a gambata"</text:p>
          </table:table-cell>
          <table:table-cell table:formula="of:=&quot;    i18n_short_&quot;&amp;[.$B68]&amp;&quot;: &quot;&amp;CHAR(34)&amp;SUBSTITUTE([.G68];&quot;'&quot;;&quot;''&quot;)&amp;CHAR(34)&amp;CHAR(13)&amp;CHAR(10)&amp;&quot;    i18n_description_&quot;&amp;[.$B68]&amp;&quot;: &quot;&amp;CHAR(34)&amp;SUBSTITUTE([.E68];&quot;'&quot;;&quot;''&quot;)&amp;CHAR(34)" office:value-type="string" office:string-value="    i18n_short_FAGBR4: &quot;BF 4 kicks&quot;&#13;&#10;    i18n_description_FAGBR4: &quot;BF four kicks and breath with stroke on fifth&quot;" calcext:value-type="string">
            <text:p>    i18n_short_FAGBR4: "BF 4 kicks"</text:p>
            <text:p>    i18n_description_FAGBR4: "BF four kicks and breath with stroke on fifth"</text:p>
          </table:table-cell>
          <table:table-cell table:number-columns-repeated="5"/>
          <table:table-cell table:formula="of:=COUNTIF([.$B$5:.$B$159];[.B6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FABRSO</text:p>
          </table:table-cell>
          <table:table-cell table:formula="of:=COUNTIF([exercise_rows.$G$4:.$G$491];[.B69])" office:value-type="float" office:value="2" calcext:value-type="float">
            <text:p>2</text:p>
          </table:table-cell>
          <table:table-cell office:value-type="string" calcext:value-type="string">
            <text:p>FA solo braccia, gambe ferme</text:p>
          </table:table-cell>
          <table:table-cell office:value-type="string" calcext:value-type="string">
            <text:p>BF arms only, legs standing</text:p>
          </table:table-cell>
          <table:table-cell office:value-type="string" calcext:value-type="string">
            <text:p>FA gambe ferme</text:p>
          </table:table-cell>
          <table:table-cell office:value-type="string" calcext:value-type="string">
            <text:p>BF legs standi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9]&amp;&quot;,'&quot;&amp;[.B69]&amp;&quot;',&quot;&amp;[.K69]&amp;&quot;,&quot;&amp;[.L69]&amp;&quot;,&quot;&amp;[.M69]&amp;&quot;,&quot;&amp;[.N69]&amp;&quot;,&quot;&amp;[.O69]&amp;&quot;,&quot;&amp;[.P69]&amp;&quot;,&quot;&amp;[.Q69]&amp;&quot;,&quot;&amp;[.R69]&amp;&quot;,0,CURDATE(),CURDATE())&quot;&amp;IF(INDIRECT(ADDRESS(ROW([.A69])+1;1))&gt;0;&quot;,&quot;;&quot;;&quot;)" office:value-type="string" office:string-value="(66,'FABRSO',2,1,0,1,1,(select t.id from stroke_types t where t.code = 'FA'),(select t.id from movement_types t where t.code = 'B'),(select t.id from movement_scope_types t where t.code = 'I'),0,CURDATE(),CURDATE())," calcext:value-type="string">
            <text:p>(66,'FABRSO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69]&amp;&quot;: &quot;&amp;CHAR(34)&amp;SUBSTITUTE([.F69];&quot;'&quot;;&quot;''&quot;)&amp;CHAR(34)&amp;CHAR(13)&amp;CHAR(10)&amp;&quot;    i18n_description_&quot;&amp;[.$B69]&amp;&quot;: &quot;&amp;CHAR(34)&amp;SUBSTITUTE([.D69];&quot;'&quot;;&quot;''&quot;)&amp;CHAR(34)" office:value-type="string" office:string-value="    i18n_short_FABRSO: &quot;FA gambe ferme&quot;&#13;&#10;    i18n_description_FABRSO: &quot;FA solo braccia, gambe ferme&quot;" calcext:value-type="string">
            <text:p>    i18n_short_FABRSO: "FA gambe ferme"</text:p>
            <text:p>    i18n_description_FABRSO: "FA solo braccia, gambe ferme"</text:p>
          </table:table-cell>
          <table:table-cell table:formula="of:=&quot;    i18n_short_&quot;&amp;[.$B69]&amp;&quot;: &quot;&amp;CHAR(34)&amp;SUBSTITUTE([.G69];&quot;'&quot;;&quot;''&quot;)&amp;CHAR(34)&amp;CHAR(13)&amp;CHAR(10)&amp;&quot;    i18n_description_&quot;&amp;[.$B69]&amp;&quot;: &quot;&amp;CHAR(34)&amp;SUBSTITUTE([.E69];&quot;'&quot;;&quot;''&quot;)&amp;CHAR(34)" office:value-type="string" office:string-value="    i18n_short_FABRSO: &quot;BF legs standing&quot;&#13;&#10;    i18n_description_FABRSO: &quot;BF arms only, legs standing&quot;" calcext:value-type="string">
            <text:p>    i18n_short_FABRSO: "BF legs standing"</text:p>
            <text:p>    i18n_description_FABRSO: "BF arms only, legs standing"</text:p>
          </table:table-cell>
          <table:table-cell table:number-columns-repeated="5"/>
          <table:table-cell table:formula="of:=COUNTIF([.$B$5:.$B$159];[.B6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FABRSF</text:p>
          </table:table-cell>
          <table:table-cell table:formula="of:=COUNTIF([exercise_rows.$G$4:.$G$491];[.B70])" office:value-type="float" office:value="2" calcext:value-type="float">
            <text:p>2</text:p>
          </table:table-cell>
          <table:table-cell office:value-type="string" calcext:value-type="string">
            <text:p>FA con recupero a braccia alte</text:p>
          </table:table-cell>
          <table:table-cell office:value-type="string" calcext:value-type="string">
            <text:p>BF with high arms recovery</text:p>
          </table:table-cell>
          <table:table-cell office:value-type="string" calcext:value-type="string">
            <text:p>FA braccia alte</text:p>
          </table:table-cell>
          <table:table-cell office:value-type="string" calcext:value-type="string">
            <text:p>BF high arms re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0]&amp;&quot;,'&quot;&amp;[.B70]&amp;&quot;',&quot;&amp;[.K70]&amp;&quot;,&quot;&amp;[.L70]&amp;&quot;,&quot;&amp;[.M70]&amp;&quot;,&quot;&amp;[.N70]&amp;&quot;,&quot;&amp;[.O70]&amp;&quot;,&quot;&amp;[.P70]&amp;&quot;,&quot;&amp;[.Q70]&amp;&quot;,&quot;&amp;[.R70]&amp;&quot;,0,CURDATE(),CURDATE())&quot;&amp;IF(INDIRECT(ADDRESS(ROW([.A70])+1;1))&gt;0;&quot;,&quot;;&quot;;&quot;)" office:value-type="string" office:string-value="(67,'FABRSF',2,1,0,1,1,(select t.id from stroke_types t where t.code = 'FA'),(select t.id from movement_types t where t.code = 'B'),(select t.id from movement_scope_types t where t.code = 'I'),0,CURDATE(),CURDATE())," calcext:value-type="string">
            <text:p>(67,'FABRSF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0]&amp;&quot;: &quot;&amp;CHAR(34)&amp;SUBSTITUTE([.F70];&quot;'&quot;;&quot;''&quot;)&amp;CHAR(34)&amp;CHAR(13)&amp;CHAR(10)&amp;&quot;    i18n_description_&quot;&amp;[.$B70]&amp;&quot;: &quot;&amp;CHAR(34)&amp;SUBSTITUTE([.D70];&quot;'&quot;;&quot;''&quot;)&amp;CHAR(34)" office:value-type="string" office:string-value="    i18n_short_FABRSF: &quot;FA braccia alte&quot;&#13;&#10;    i18n_description_FABRSF: &quot;FA con recupero a braccia alte&quot;" calcext:value-type="string">
            <text:p>    i18n_short_FABRSF: "FA braccia alte"</text:p>
            <text:p>    i18n_description_FABRSF: "FA con recupero a braccia alte"</text:p>
          </table:table-cell>
          <table:table-cell table:formula="of:=&quot;    i18n_short_&quot;&amp;[.$B70]&amp;&quot;: &quot;&amp;CHAR(34)&amp;SUBSTITUTE([.G70];&quot;'&quot;;&quot;''&quot;)&amp;CHAR(34)&amp;CHAR(13)&amp;CHAR(10)&amp;&quot;    i18n_description_&quot;&amp;[.$B70]&amp;&quot;: &quot;&amp;CHAR(34)&amp;SUBSTITUTE([.E70];&quot;'&quot;;&quot;''&quot;)&amp;CHAR(34)" office:value-type="string" office:string-value="    i18n_short_FABRSF: &quot;BF high arms rec&quot;&#13;&#10;    i18n_description_FABRSF: &quot;BF with high arms recovery&quot;" calcext:value-type="string">
            <text:p>    i18n_short_FABRSF: "BF high arms rec"</text:p>
            <text:p>    i18n_description_FABRSF: "BF with high arms recovery"</text:p>
          </table:table-cell>
          <table:table-cell table:number-columns-repeated="5"/>
          <table:table-cell table:formula="of:=COUNTIF([.$B$5:.$B$159];[.B7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FABRSU</text:p>
          </table:table-cell>
          <table:table-cell table:formula="of:=COUNTIF([exercise_rows.$G$4:.$G$491];[.B71])" office:value-type="float" office:value="2" calcext:value-type="float">
            <text:p>2</text:p>
          </table:table-cell>
          <table:table-cell office:value-type="string" calcext:value-type="string">
            <text:p>FA solo passata subacquea con recupero a rana</text:p>
          </table:table-cell>
          <table:table-cell office:value-type="string" calcext:value-type="string">
            <text:p>BF only underwater part of stroke with breastroke recovery</text:p>
          </table:table-cell>
          <table:table-cell office:value-type="string" calcext:value-type="string">
            <text:p>FA solo passata</text:p>
          </table:table-cell>
          <table:table-cell office:value-type="string" calcext:value-type="string">
            <text:p>BF underwater stroke part on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1]&amp;&quot;,'&quot;&amp;[.B71]&amp;&quot;',&quot;&amp;[.K71]&amp;&quot;,&quot;&amp;[.L71]&amp;&quot;,&quot;&amp;[.M71]&amp;&quot;,&quot;&amp;[.N71]&amp;&quot;,&quot;&amp;[.O71]&amp;&quot;,&quot;&amp;[.P71]&amp;&quot;,&quot;&amp;[.Q71]&amp;&quot;,&quot;&amp;[.R71]&amp;&quot;,0,CURDATE(),CURDATE())&quot;&amp;IF(INDIRECT(ADDRESS(ROW([.A71])+1;1))&gt;0;&quot;,&quot;;&quot;;&quot;)" office:value-type="string" office:string-value="(68,'FABRSU',2,0,1,1,1,(select t.id from stroke_types t where t.code = 'FA'),(select t.id from movement_types t where t.code = 'B'),(select t.id from movement_scope_types t where t.code = 'I'),0,CURDATE(),CURDATE())," calcext:value-type="string">
            <text:p>(68,'FABRSU',2,0,1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1]&amp;&quot;: &quot;&amp;CHAR(34)&amp;SUBSTITUTE([.F71];&quot;'&quot;;&quot;''&quot;)&amp;CHAR(34)&amp;CHAR(13)&amp;CHAR(10)&amp;&quot;    i18n_description_&quot;&amp;[.$B71]&amp;&quot;: &quot;&amp;CHAR(34)&amp;SUBSTITUTE([.D71];&quot;'&quot;;&quot;''&quot;)&amp;CHAR(34)" office:value-type="string" office:string-value="    i18n_short_FABRSU: &quot;FA solo passata&quot;&#13;&#10;    i18n_description_FABRSU: &quot;FA solo passata subacquea con recupero a rana&quot;" calcext:value-type="string">
            <text:p>    i18n_short_FABRSU: "FA solo passata"</text:p>
            <text:p>    i18n_description_FABRSU: "FA solo passata subacquea con recupero a rana"</text:p>
          </table:table-cell>
          <table:table-cell table:formula="of:=&quot;    i18n_short_&quot;&amp;[.$B71]&amp;&quot;: &quot;&amp;CHAR(34)&amp;SUBSTITUTE([.G71];&quot;'&quot;;&quot;''&quot;)&amp;CHAR(34)&amp;CHAR(13)&amp;CHAR(10)&amp;&quot;    i18n_description_&quot;&amp;[.$B71]&amp;&quot;: &quot;&amp;CHAR(34)&amp;SUBSTITUTE([.E71];&quot;'&quot;;&quot;''&quot;)&amp;CHAR(34)" office:value-type="string" office:string-value="    i18n_short_FABRSU: &quot;BF underwater stroke part only&quot;&#13;&#10;    i18n_description_FABRSU: &quot;BF only underwater part of stroke with breastroke recovery&quot;" calcext:value-type="string">
            <text:p>    i18n_short_FABRSU: "BF underwater stroke part only"</text:p>
            <text:p>    i18n_description_FABRSU: "BF only underwater part of stroke with breastroke recovery"</text:p>
          </table:table-cell>
          <table:table-cell table:number-columns-repeated="5"/>
          <table:table-cell table:formula="of:=COUNTIF([.$B$5:.$B$159];[.B7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FABRBL</text:p>
          </table:table-cell>
          <table:table-cell table:formula="of:=COUNTIF([exercise_rows.$G$4:.$G$491];[.B72])" office:value-type="float" office:value="2" calcext:value-type="float">
            <text:p>2</text:p>
          </table:table-cell>
          <table:table-cell office:value-type="string" calcext:value-type="string">
            <text:p>FA ingresso in acqua largo</text:p>
          </table:table-cell>
          <table:table-cell office:value-type="string" calcext:value-type="string">
            <text:p>BF with large entry point</text:p>
          </table:table-cell>
          <table:table-cell office:value-type="string" calcext:value-type="string">
            <text:p>FA largo</text:p>
          </table:table-cell>
          <table:table-cell office:value-type="string" calcext:value-type="string">
            <text:p>BF larg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2]&amp;&quot;,'&quot;&amp;[.B72]&amp;&quot;',&quot;&amp;[.K72]&amp;&quot;,&quot;&amp;[.L72]&amp;&quot;,&quot;&amp;[.M72]&amp;&quot;,&quot;&amp;[.N72]&amp;&quot;,&quot;&amp;[.O72]&amp;&quot;,&quot;&amp;[.P72]&amp;&quot;,&quot;&amp;[.Q72]&amp;&quot;,&quot;&amp;[.R72]&amp;&quot;,0,CURDATE(),CURDATE())&quot;&amp;IF(INDIRECT(ADDRESS(ROW([.A72])+1;1))&gt;0;&quot;,&quot;;&quot;;&quot;)" office:value-type="string" office:string-value="(69,'FABRBL',2,1,1,1,1,(select t.id from stroke_types t where t.code = 'FA'),(select t.id from movement_types t where t.code = 'T'),(select t.id from movement_scope_types t where t.code = 'E'),0,CURDATE(),CURDATE())," calcext:value-type="string">
            <text:p>(69,'FABRBL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2]&amp;&quot;: &quot;&amp;CHAR(34)&amp;SUBSTITUTE([.F72];&quot;'&quot;;&quot;''&quot;)&amp;CHAR(34)&amp;CHAR(13)&amp;CHAR(10)&amp;&quot;    i18n_description_&quot;&amp;[.$B72]&amp;&quot;: &quot;&amp;CHAR(34)&amp;SUBSTITUTE([.D72];&quot;'&quot;;&quot;''&quot;)&amp;CHAR(34)" office:value-type="string" office:string-value="    i18n_short_FABRBL: &quot;FA largo&quot;&#13;&#10;    i18n_description_FABRBL: &quot;FA ingresso in acqua largo&quot;" calcext:value-type="string">
            <text:p>    i18n_short_FABRBL: "FA largo"</text:p>
            <text:p>    i18n_description_FABRBL: "FA ingresso in acqua largo"</text:p>
          </table:table-cell>
          <table:table-cell table:formula="of:=&quot;    i18n_short_&quot;&amp;[.$B72]&amp;&quot;: &quot;&amp;CHAR(34)&amp;SUBSTITUTE([.G72];&quot;'&quot;;&quot;''&quot;)&amp;CHAR(34)&amp;CHAR(13)&amp;CHAR(10)&amp;&quot;    i18n_description_&quot;&amp;[.$B72]&amp;&quot;: &quot;&amp;CHAR(34)&amp;SUBSTITUTE([.E72];&quot;'&quot;;&quot;''&quot;)&amp;CHAR(34)" office:value-type="string" office:string-value="    i18n_short_FABRBL: &quot;BF large&quot;&#13;&#10;    i18n_description_FABRBL: &quot;BF with large entry point&quot;" calcext:value-type="string">
            <text:p>    i18n_short_FABRBL: "BF large"</text:p>
            <text:p>    i18n_description_FABRBL: "BF with large entry point"</text:p>
          </table:table-cell>
          <table:table-cell table:number-columns-repeated="5"/>
          <table:table-cell table:formula="of:=COUNTIF([.$B$5:.$B$159];[.B7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FABRBS</text:p>
          </table:table-cell>
          <table:table-cell table:formula="of:=COUNTIF([exercise_rows.$G$4:.$G$491];[.B73])" office:value-type="float" office:value="2" calcext:value-type="float">
            <text:p>2</text:p>
          </table:table-cell>
          <table:table-cell office:value-type="string" calcext:value-type="string">
            <text:p>FA ingresso in acqua toccando le mani</text:p>
          </table:table-cell>
          <table:table-cell office:value-type="string" calcext:value-type="string">
            <text:p>BF entering water touching hands</text:p>
          </table:table-cell>
          <table:table-cell office:value-type="string" calcext:value-type="string">
            <text:p>FA stretto</text:p>
          </table:table-cell>
          <table:table-cell office:value-type="string" calcext:value-type="string">
            <text:p>BF thi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3]&amp;&quot;,'&quot;&amp;[.B73]&amp;&quot;',&quot;&amp;[.K73]&amp;&quot;,&quot;&amp;[.L73]&amp;&quot;,&quot;&amp;[.M73]&amp;&quot;,&quot;&amp;[.N73]&amp;&quot;,&quot;&amp;[.O73]&amp;&quot;,&quot;&amp;[.P73]&amp;&quot;,&quot;&amp;[.Q73]&amp;&quot;,&quot;&amp;[.R73]&amp;&quot;,0,CURDATE(),CURDATE())&quot;&amp;IF(INDIRECT(ADDRESS(ROW([.A73])+1;1))&gt;0;&quot;,&quot;;&quot;;&quot;)" office:value-type="string" office:string-value="(70,'FABRBS',2,1,1,1,1,(select t.id from stroke_types t where t.code = 'FA'),(select t.id from movement_types t where t.code = 'T'),(select t.id from movement_scope_types t where t.code = 'E'),0,CURDATE(),CURDATE())," calcext:value-type="string">
            <text:p>(70,'FABRBS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3]&amp;&quot;: &quot;&amp;CHAR(34)&amp;SUBSTITUTE([.F73];&quot;'&quot;;&quot;''&quot;)&amp;CHAR(34)&amp;CHAR(13)&amp;CHAR(10)&amp;&quot;    i18n_description_&quot;&amp;[.$B73]&amp;&quot;: &quot;&amp;CHAR(34)&amp;SUBSTITUTE([.D73];&quot;'&quot;;&quot;''&quot;)&amp;CHAR(34)" office:value-type="string" office:string-value="    i18n_short_FABRBS: &quot;FA stretto&quot;&#13;&#10;    i18n_description_FABRBS: &quot;FA ingresso in acqua toccando le mani&quot;" calcext:value-type="string">
            <text:p>    i18n_short_FABRBS: "FA stretto"</text:p>
            <text:p>    i18n_description_FABRBS: "FA ingresso in acqua toccando le mani"</text:p>
          </table:table-cell>
          <table:table-cell table:formula="of:=&quot;    i18n_short_&quot;&amp;[.$B73]&amp;&quot;: &quot;&amp;CHAR(34)&amp;SUBSTITUTE([.G73];&quot;'&quot;;&quot;''&quot;)&amp;CHAR(34)&amp;CHAR(13)&amp;CHAR(10)&amp;&quot;    i18n_description_&quot;&amp;[.$B73]&amp;&quot;: &quot;&amp;CHAR(34)&amp;SUBSTITUTE([.E73];&quot;'&quot;;&quot;''&quot;)&amp;CHAR(34)" office:value-type="string" office:string-value="    i18n_short_FABRBS: &quot;BF thin&quot;&#13;&#10;    i18n_description_FABRBS: &quot;BF entering water touching hands&quot;" calcext:value-type="string">
            <text:p>    i18n_short_FABRBS: "BF thin"</text:p>
            <text:p>    i18n_description_FABRBS: "BF entering water touching hands"</text:p>
          </table:table-cell>
          <table:table-cell table:number-columns-repeated="5"/>
          <table:table-cell table:formula="of:=COUNTIF([.$B$5:.$B$159];[.B7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FARE01</text:p>
          </table:table-cell>
          <table:table-cell table:formula="of:=COUNTIF([exercise_rows.$G$4:.$G$491];[.B74])" office:value-type="float" office:value="0" calcext:value-type="float">
            <text:p>0</text:p>
          </table:table-cell>
          <table:table-cell office:value-type="string" calcext:value-type="string">
            <text:p>FA completo respirazione ogni bracciata</text:p>
          </table:table-cell>
          <table:table-cell office:value-type="string" calcext:value-type="string">
            <text:p>BF breath every stroke</text:p>
          </table:table-cell>
          <table:table-cell office:value-type="string" calcext:value-type="string">
            <text:p>FA resp. 1</text:p>
          </table:table-cell>
          <table:table-cell office:value-type="string" calcext:value-type="string">
            <text:p>BF breath 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4]&amp;&quot;,'&quot;&amp;[.B74]&amp;&quot;',&quot;&amp;[.K74]&amp;&quot;,&quot;&amp;[.L74]&amp;&quot;,&quot;&amp;[.M74]&amp;&quot;,&quot;&amp;[.N74]&amp;&quot;,&quot;&amp;[.O74]&amp;&quot;,&quot;&amp;[.P74]&amp;&quot;,&quot;&amp;[.Q74]&amp;&quot;,&quot;&amp;[.R74]&amp;&quot;,0,CURDATE(),CURDATE())&quot;&amp;IF(INDIRECT(ADDRESS(ROW([.A74])+1;1))&gt;0;&quot;,&quot;;&quot;;&quot;)" office:value-type="string" office:string-value="(71,'FARE01',2,1,1,1,0,(select t.id from stroke_types t where t.code = 'FA'),(select t.id from movement_types t where t.code = 'C'),(select t.id from movement_scope_types t where t.code = 'E'),0,CURDATE(),CURDATE())," calcext:value-type="string">
            <text:p>(71,'FARE01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4]&amp;&quot;: &quot;&amp;CHAR(34)&amp;SUBSTITUTE([.F74];&quot;'&quot;;&quot;''&quot;)&amp;CHAR(34)&amp;CHAR(13)&amp;CHAR(10)&amp;&quot;    i18n_description_&quot;&amp;[.$B74]&amp;&quot;: &quot;&amp;CHAR(34)&amp;SUBSTITUTE([.D74];&quot;'&quot;;&quot;''&quot;)&amp;CHAR(34)" office:value-type="string" office:string-value="    i18n_short_FARE01: &quot;FA resp. 1&quot;&#13;&#10;    i18n_description_FARE01: &quot;FA completo respirazione ogni bracciata&quot;" calcext:value-type="string">
            <text:p>    i18n_short_FARE01: "FA resp. 1"</text:p>
            <text:p>    i18n_description_FARE01: "FA completo respirazione ogni bracciata"</text:p>
          </table:table-cell>
          <table:table-cell table:formula="of:=&quot;    i18n_short_&quot;&amp;[.$B74]&amp;&quot;: &quot;&amp;CHAR(34)&amp;SUBSTITUTE([.G74];&quot;'&quot;;&quot;''&quot;)&amp;CHAR(34)&amp;CHAR(13)&amp;CHAR(10)&amp;&quot;    i18n_description_&quot;&amp;[.$B74]&amp;&quot;: &quot;&amp;CHAR(34)&amp;SUBSTITUTE([.E74];&quot;'&quot;;&quot;''&quot;)&amp;CHAR(34)" office:value-type="string" office:string-value="    i18n_short_FARE01: &quot;BF breath 1&quot;&#13;&#10;    i18n_description_FARE01: &quot;BF breath every stroke&quot;" calcext:value-type="string">
            <text:p>    i18n_short_FARE01: "BF breath 1"</text:p>
            <text:p>    i18n_description_FARE01: "BF breath every stroke"</text:p>
          </table:table-cell>
          <table:table-cell table:number-columns-repeated="5"/>
          <table:table-cell table:formula="of:=COUNTIF([.$B$5:.$B$159];[.B7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FARE02</text:p>
          </table:table-cell>
          <table:table-cell table:formula="of:=COUNTIF([exercise_rows.$G$4:.$G$491];[.B75])" office:value-type="float" office:value="0" calcext:value-type="float">
            <text:p>0</text:p>
          </table:table-cell>
          <table:table-cell office:value-type="string" calcext:value-type="string">
            <text:p>FA completo respirazione ogni 2 bracciate</text:p>
          </table:table-cell>
          <table:table-cell office:value-type="string" calcext:value-type="string">
            <text:p>BF breath every 2 strokes</text:p>
          </table:table-cell>
          <table:table-cell office:value-type="string" calcext:value-type="string">
            <text:p>FA resp. 2</text:p>
          </table:table-cell>
          <table:table-cell office:value-type="string" calcext:value-type="string">
            <text:p>BF breath 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5]&amp;&quot;,'&quot;&amp;[.B75]&amp;&quot;',&quot;&amp;[.K75]&amp;&quot;,&quot;&amp;[.L75]&amp;&quot;,&quot;&amp;[.M75]&amp;&quot;,&quot;&amp;[.N75]&amp;&quot;,&quot;&amp;[.O75]&amp;&quot;,&quot;&amp;[.P75]&amp;&quot;,&quot;&amp;[.Q75]&amp;&quot;,&quot;&amp;[.R75]&amp;&quot;,0,CURDATE(),CURDATE())&quot;&amp;IF(INDIRECT(ADDRESS(ROW([.A75])+1;1))&gt;0;&quot;,&quot;;&quot;;&quot;)" office:value-type="string" office:string-value="(72,'FARE02',2,1,1,1,0,(select t.id from stroke_types t where t.code = 'FA'),(select t.id from movement_types t where t.code = 'C'),(select t.id from movement_scope_types t where t.code = 'E'),0,CURDATE(),CURDATE())," calcext:value-type="string">
            <text:p>(72,'FARE02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5]&amp;&quot;: &quot;&amp;CHAR(34)&amp;SUBSTITUTE([.F75];&quot;'&quot;;&quot;''&quot;)&amp;CHAR(34)&amp;CHAR(13)&amp;CHAR(10)&amp;&quot;    i18n_description_&quot;&amp;[.$B75]&amp;&quot;: &quot;&amp;CHAR(34)&amp;SUBSTITUTE([.D75];&quot;'&quot;;&quot;''&quot;)&amp;CHAR(34)" office:value-type="string" office:string-value="    i18n_short_FARE02: &quot;FA resp. 2&quot;&#13;&#10;    i18n_description_FARE02: &quot;FA completo respirazione ogni 2 bracciate&quot;" calcext:value-type="string">
            <text:p>    i18n_short_FARE02: "FA resp. 2"</text:p>
            <text:p>    i18n_description_FARE02: "FA completo respirazione ogni 2 bracciate"</text:p>
          </table:table-cell>
          <table:table-cell table:formula="of:=&quot;    i18n_short_&quot;&amp;[.$B75]&amp;&quot;: &quot;&amp;CHAR(34)&amp;SUBSTITUTE([.G75];&quot;'&quot;;&quot;''&quot;)&amp;CHAR(34)&amp;CHAR(13)&amp;CHAR(10)&amp;&quot;    i18n_description_&quot;&amp;[.$B75]&amp;&quot;: &quot;&amp;CHAR(34)&amp;SUBSTITUTE([.E75];&quot;'&quot;;&quot;''&quot;)&amp;CHAR(34)" office:value-type="string" office:string-value="    i18n_short_FARE02: &quot;BF breath 2&quot;&#13;&#10;    i18n_description_FARE02: &quot;BF breath every 2 strokes&quot;" calcext:value-type="string">
            <text:p>    i18n_short_FARE02: "BF breath 2"</text:p>
            <text:p>    i18n_description_FARE02: "BF breath every 2 strokes"</text:p>
          </table:table-cell>
          <table:table-cell table:number-columns-repeated="5"/>
          <table:table-cell table:formula="of:=COUNTIF([.$B$5:.$B$159];[.B7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FARE03</text:p>
          </table:table-cell>
          <table:table-cell table:formula="of:=COUNTIF([exercise_rows.$G$4:.$G$491];[.B76])" office:value-type="float" office:value="0" calcext:value-type="float">
            <text:p>0</text:p>
          </table:table-cell>
          <table:table-cell office:value-type="string" calcext:value-type="string">
            <text:p>FA completo respirazione ogni 3 bracciate</text:p>
          </table:table-cell>
          <table:table-cell office:value-type="string" calcext:value-type="string">
            <text:p>BF breath every 3 strokes</text:p>
          </table:table-cell>
          <table:table-cell office:value-type="string" calcext:value-type="string">
            <text:p>FA resp. 3</text:p>
          </table:table-cell>
          <table:table-cell office:value-type="string" calcext:value-type="string">
            <text:p>BF breath 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6]&amp;&quot;,'&quot;&amp;[.B76]&amp;&quot;',&quot;&amp;[.K76]&amp;&quot;,&quot;&amp;[.L76]&amp;&quot;,&quot;&amp;[.M76]&amp;&quot;,&quot;&amp;[.N76]&amp;&quot;,&quot;&amp;[.O76]&amp;&quot;,&quot;&amp;[.P76]&amp;&quot;,&quot;&amp;[.Q76]&amp;&quot;,&quot;&amp;[.R76]&amp;&quot;,0,CURDATE(),CURDATE())&quot;&amp;IF(INDIRECT(ADDRESS(ROW([.A76])+1;1))&gt;0;&quot;,&quot;;&quot;;&quot;)" office:value-type="string" office:string-value="(73,'FARE03',2,1,1,1,0,(select t.id from stroke_types t where t.code = 'FA'),(select t.id from movement_types t where t.code = 'C'),(select t.id from movement_scope_types t where t.code = 'E'),0,CURDATE(),CURDATE())," calcext:value-type="string">
            <text:p>(73,'FARE03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6]&amp;&quot;: &quot;&amp;CHAR(34)&amp;SUBSTITUTE([.F76];&quot;'&quot;;&quot;''&quot;)&amp;CHAR(34)&amp;CHAR(13)&amp;CHAR(10)&amp;&quot;    i18n_description_&quot;&amp;[.$B76]&amp;&quot;: &quot;&amp;CHAR(34)&amp;SUBSTITUTE([.D76];&quot;'&quot;;&quot;''&quot;)&amp;CHAR(34)" office:value-type="string" office:string-value="    i18n_short_FARE03: &quot;FA resp. 3&quot;&#13;&#10;    i18n_description_FARE03: &quot;FA completo respirazione ogni 3 bracciate&quot;" calcext:value-type="string">
            <text:p>    i18n_short_FARE03: "FA resp. 3"</text:p>
            <text:p>    i18n_description_FARE03: "FA completo respirazione ogni 3 bracciate"</text:p>
          </table:table-cell>
          <table:table-cell table:formula="of:=&quot;    i18n_short_&quot;&amp;[.$B76]&amp;&quot;: &quot;&amp;CHAR(34)&amp;SUBSTITUTE([.G76];&quot;'&quot;;&quot;''&quot;)&amp;CHAR(34)&amp;CHAR(13)&amp;CHAR(10)&amp;&quot;    i18n_description_&quot;&amp;[.$B76]&amp;&quot;: &quot;&amp;CHAR(34)&amp;SUBSTITUTE([.E76];&quot;'&quot;;&quot;''&quot;)&amp;CHAR(34)" office:value-type="string" office:string-value="    i18n_short_FARE03: &quot;BF breath 3&quot;&#13;&#10;    i18n_description_FARE03: &quot;BF breath every 3 strokes&quot;" calcext:value-type="string">
            <text:p>    i18n_short_FARE03: "BF breath 3"</text:p>
            <text:p>    i18n_description_FARE03: "BF breath every 3 strokes"</text:p>
          </table:table-cell>
          <table:table-cell table:number-columns-repeated="5"/>
          <table:table-cell table:formula="of:=COUNTIF([.$B$5:.$B$159];[.B7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FARE04</text:p>
          </table:table-cell>
          <table:table-cell table:formula="of:=COUNTIF([exercise_rows.$G$4:.$G$491];[.B77])" office:value-type="float" office:value="0" calcext:value-type="float">
            <text:p>0</text:p>
          </table:table-cell>
          <table:table-cell office:value-type="string" calcext:value-type="string">
            <text:p>FA completo respirazione ogni 4 bracciate</text:p>
          </table:table-cell>
          <table:table-cell office:value-type="string" calcext:value-type="string">
            <text:p>BF breath every 4 strokes</text:p>
          </table:table-cell>
          <table:table-cell office:value-type="string" calcext:value-type="string">
            <text:p>FA resp. 4</text:p>
          </table:table-cell>
          <table:table-cell office:value-type="string" calcext:value-type="string">
            <text:p>BF breath 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7]&amp;&quot;,'&quot;&amp;[.B77]&amp;&quot;',&quot;&amp;[.K77]&amp;&quot;,&quot;&amp;[.L77]&amp;&quot;,&quot;&amp;[.M77]&amp;&quot;,&quot;&amp;[.N77]&amp;&quot;,&quot;&amp;[.O77]&amp;&quot;,&quot;&amp;[.P77]&amp;&quot;,&quot;&amp;[.Q77]&amp;&quot;,&quot;&amp;[.R77]&amp;&quot;,0,CURDATE(),CURDATE())&quot;&amp;IF(INDIRECT(ADDRESS(ROW([.A77])+1;1))&gt;0;&quot;,&quot;;&quot;;&quot;)" office:value-type="string" office:string-value="(74,'FARE04',2,1,1,1,0,(select t.id from stroke_types t where t.code = 'FA'),(select t.id from movement_types t where t.code = 'C'),(select t.id from movement_scope_types t where t.code = 'E'),0,CURDATE(),CURDATE())," calcext:value-type="string">
            <text:p>(74,'FARE04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7]&amp;&quot;: &quot;&amp;CHAR(34)&amp;SUBSTITUTE([.F77];&quot;'&quot;;&quot;''&quot;)&amp;CHAR(34)&amp;CHAR(13)&amp;CHAR(10)&amp;&quot;    i18n_description_&quot;&amp;[.$B77]&amp;&quot;: &quot;&amp;CHAR(34)&amp;SUBSTITUTE([.D77];&quot;'&quot;;&quot;''&quot;)&amp;CHAR(34)" office:value-type="string" office:string-value="    i18n_short_FARE04: &quot;FA resp. 4&quot;&#13;&#10;    i18n_description_FARE04: &quot;FA completo respirazione ogni 4 bracciate&quot;" calcext:value-type="string">
            <text:p>    i18n_short_FARE04: "FA resp. 4"</text:p>
            <text:p>    i18n_description_FARE04: "FA completo respirazione ogni 4 bracciate"</text:p>
          </table:table-cell>
          <table:table-cell table:formula="of:=&quot;    i18n_short_&quot;&amp;[.$B77]&amp;&quot;: &quot;&amp;CHAR(34)&amp;SUBSTITUTE([.G77];&quot;'&quot;;&quot;''&quot;)&amp;CHAR(34)&amp;CHAR(13)&amp;CHAR(10)&amp;&quot;    i18n_description_&quot;&amp;[.$B77]&amp;&quot;: &quot;&amp;CHAR(34)&amp;SUBSTITUTE([.E77];&quot;'&quot;;&quot;''&quot;)&amp;CHAR(34)" office:value-type="string" office:string-value="    i18n_short_FARE04: &quot;BF breath 4&quot;&#13;&#10;    i18n_description_FARE04: &quot;BF breath every 4 strokes&quot;" calcext:value-type="string">
            <text:p>    i18n_short_FARE04: "BF breath 4"</text:p>
            <text:p>    i18n_description_FARE04: "BF breath every 4 strokes"</text:p>
          </table:table-cell>
          <table:table-cell table:number-columns-repeated="5"/>
          <table:table-cell table:formula="of:=COUNTIF([.$B$5:.$B$159];[.B7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FARE05</text:p>
          </table:table-cell>
          <table:table-cell table:formula="of:=COUNTIF([exercise_rows.$G$4:.$G$491];[.B78])" office:value-type="float" office:value="0" calcext:value-type="float">
            <text:p>0</text:p>
          </table:table-cell>
          <table:table-cell office:value-type="string" calcext:value-type="string">
            <text:p>FA completo respirazione ogni 5 bracciate</text:p>
          </table:table-cell>
          <table:table-cell office:value-type="string" calcext:value-type="string">
            <text:p>BF breath every 5 strokes</text:p>
          </table:table-cell>
          <table:table-cell office:value-type="string" calcext:value-type="string">
            <text:p>FA resp. 5</text:p>
          </table:table-cell>
          <table:table-cell office:value-type="string" calcext:value-type="string">
            <text:p>BF breath 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8]&amp;&quot;,'&quot;&amp;[.B78]&amp;&quot;',&quot;&amp;[.K78]&amp;&quot;,&quot;&amp;[.L78]&amp;&quot;,&quot;&amp;[.M78]&amp;&quot;,&quot;&amp;[.N78]&amp;&quot;,&quot;&amp;[.O78]&amp;&quot;,&quot;&amp;[.P78]&amp;&quot;,&quot;&amp;[.Q78]&amp;&quot;,&quot;&amp;[.R78]&amp;&quot;,0,CURDATE(),CURDATE())&quot;&amp;IF(INDIRECT(ADDRESS(ROW([.A78])+1;1))&gt;0;&quot;,&quot;;&quot;;&quot;)" office:value-type="string" office:string-value="(75,'FARE05',2,1,1,1,0,(select t.id from stroke_types t where t.code = 'FA'),(select t.id from movement_types t where t.code = 'C'),(select t.id from movement_scope_types t where t.code = 'E'),0,CURDATE(),CURDATE())," calcext:value-type="string">
            <text:p>(75,'FARE05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8]&amp;&quot;: &quot;&amp;CHAR(34)&amp;SUBSTITUTE([.F78];&quot;'&quot;;&quot;''&quot;)&amp;CHAR(34)&amp;CHAR(13)&amp;CHAR(10)&amp;&quot;    i18n_description_&quot;&amp;[.$B78]&amp;&quot;: &quot;&amp;CHAR(34)&amp;SUBSTITUTE([.D78];&quot;'&quot;;&quot;''&quot;)&amp;CHAR(34)" office:value-type="string" office:string-value="    i18n_short_FARE05: &quot;FA resp. 5&quot;&#13;&#10;    i18n_description_FARE05: &quot;FA completo respirazione ogni 5 bracciate&quot;" calcext:value-type="string">
            <text:p>    i18n_short_FARE05: "FA resp. 5"</text:p>
            <text:p>    i18n_description_FARE05: "FA completo respirazione ogni 5 bracciate"</text:p>
          </table:table-cell>
          <table:table-cell table:formula="of:=&quot;    i18n_short_&quot;&amp;[.$B78]&amp;&quot;: &quot;&amp;CHAR(34)&amp;SUBSTITUTE([.G78];&quot;'&quot;;&quot;''&quot;)&amp;CHAR(34)&amp;CHAR(13)&amp;CHAR(10)&amp;&quot;    i18n_description_&quot;&amp;[.$B78]&amp;&quot;: &quot;&amp;CHAR(34)&amp;SUBSTITUTE([.E78];&quot;'&quot;;&quot;''&quot;)&amp;CHAR(34)" office:value-type="string" office:string-value="    i18n_short_FARE05: &quot;BF breath 5&quot;&#13;&#10;    i18n_description_FARE05: &quot;BF breath every 5 strokes&quot;" calcext:value-type="string">
            <text:p>    i18n_short_FARE05: "BF breath 5"</text:p>
            <text:p>    i18n_description_FARE05: "BF breath every 5 strokes"</text:p>
          </table:table-cell>
          <table:table-cell table:number-columns-repeated="5"/>
          <table:table-cell table:formula="of:=COUNTIF([.$B$5:.$B$159];[.B7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FARE00</text:p>
          </table:table-cell>
          <table:table-cell table:formula="of:=COUNTIF([exercise_rows.$G$4:.$G$491];[.B79])" office:value-type="float" office:value="0" calcext:value-type="float">
            <text:p>0</text:p>
          </table:table-cell>
          <table:table-cell office:value-type="string" calcext:value-type="string">
            <text:p>FA completo respirando il meno possibile</text:p>
          </table:table-cell>
          <table:table-cell office:value-type="string" calcext:value-type="string">
            <text:p>BF less breathes as possible</text:p>
          </table:table-cell>
          <table:table-cell office:value-type="string" calcext:value-type="string">
            <text:p>FA apnea</text:p>
          </table:table-cell>
          <table:table-cell office:value-type="string" calcext:value-type="string">
            <text:p>BF no breath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9]&amp;&quot;,'&quot;&amp;[.B79]&amp;&quot;',&quot;&amp;[.K79]&amp;&quot;,&quot;&amp;[.L79]&amp;&quot;,&quot;&amp;[.M79]&amp;&quot;,&quot;&amp;[.N79]&amp;&quot;,&quot;&amp;[.O79]&amp;&quot;,&quot;&amp;[.P79]&amp;&quot;,&quot;&amp;[.Q79]&amp;&quot;,&quot;&amp;[.R79]&amp;&quot;,0,CURDATE(),CURDATE())&quot;&amp;IF(INDIRECT(ADDRESS(ROW([.A79])+1;1))&gt;0;&quot;,&quot;;&quot;;&quot;)" office:value-type="string" office:string-value="(76,'FARE00',2,1,1,1,0,(select t.id from stroke_types t where t.code = 'FA'),(select t.id from movement_types t where t.code = 'C'),(select t.id from movement_scope_types t where t.code = 'E'),0,CURDATE(),CURDATE())," calcext:value-type="string">
            <text:p>(76,'FARE00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9]&amp;&quot;: &quot;&amp;CHAR(34)&amp;SUBSTITUTE([.F79];&quot;'&quot;;&quot;''&quot;)&amp;CHAR(34)&amp;CHAR(13)&amp;CHAR(10)&amp;&quot;    i18n_description_&quot;&amp;[.$B79]&amp;&quot;: &quot;&amp;CHAR(34)&amp;SUBSTITUTE([.D79];&quot;'&quot;;&quot;''&quot;)&amp;CHAR(34)" office:value-type="string" office:string-value="    i18n_short_FARE00: &quot;FA apnea&quot;&#13;&#10;    i18n_description_FARE00: &quot;FA completo respirando il meno possibile&quot;" calcext:value-type="string">
            <text:p>    i18n_short_FARE00: "FA apnea"</text:p>
            <text:p>    i18n_description_FARE00: "FA completo respirando il meno possibile"</text:p>
          </table:table-cell>
          <table:table-cell table:formula="of:=&quot;    i18n_short_&quot;&amp;[.$B79]&amp;&quot;: &quot;&amp;CHAR(34)&amp;SUBSTITUTE([.G79];&quot;'&quot;;&quot;''&quot;)&amp;CHAR(34)&amp;CHAR(13)&amp;CHAR(10)&amp;&quot;    i18n_description_&quot;&amp;[.$B79]&amp;&quot;: &quot;&amp;CHAR(34)&amp;SUBSTITUTE([.E79];&quot;'&quot;;&quot;''&quot;)&amp;CHAR(34)" office:value-type="string" office:string-value="    i18n_short_FARE00: &quot;BF no breath&quot;&#13;&#10;    i18n_description_FARE00: &quot;BF less breathes as possible&quot;" calcext:value-type="string">
            <text:p>    i18n_short_FARE00: "BF no breath"</text:p>
            <text:p>    i18n_description_FARE00: "BF less breathes as possible"</text:p>
          </table:table-cell>
          <table:table-cell table:number-columns-repeated="5"/>
          <table:table-cell table:formula="of:=COUNTIF([.$B$5:.$B$159];[.B7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FABRSL</text:p>
          </table:table-cell>
          <table:table-cell table:formula="of:=COUNTIF([exercise_rows.$G$4:.$G$491];[.B80])" office:value-type="float" office:value="2" calcext:value-type="float">
            <text:p>2</text:p>
          </table:table-cell>
          <table:table-cell office:value-type="string" calcext:value-type="string">
            <text:p>FA con gambe a stile</text:p>
          </table:table-cell>
          <table:table-cell office:value-type="string" calcext:value-type="string">
            <text:p>BF with crawl kick</text:p>
          </table:table-cell>
          <table:table-cell office:value-type="string" calcext:value-type="string">
            <text:p>FA gambe SL</text:p>
          </table:table-cell>
          <table:table-cell office:value-type="string" calcext:value-type="string">
            <text:p>BF FS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0]&amp;&quot;,'&quot;&amp;[.B80]&amp;&quot;',&quot;&amp;[.K80]&amp;&quot;,&quot;&amp;[.L80]&amp;&quot;,&quot;&amp;[.M80]&amp;&quot;,&quot;&amp;[.N80]&amp;&quot;,&quot;&amp;[.O80]&amp;&quot;,&quot;&amp;[.P80]&amp;&quot;,&quot;&amp;[.Q80]&amp;&quot;,&quot;&amp;[.R80]&amp;&quot;,0,CURDATE(),CURDATE())&quot;&amp;IF(INDIRECT(ADDRESS(ROW([.A80])+1;1))&gt;0;&quot;,&quot;;&quot;;&quot;)" office:value-type="string" office:string-value="(77,'FABRSL',2,1,1,1,1,(select t.id from stroke_types t where t.code = 'FA'),(select t.id from movement_types t where t.code = 'C'),(select t.id from movement_scope_types t where t.code = 'E'),0,CURDATE(),CURDATE())," calcext:value-type="string">
            <text:p>(77,'FABRSL',2,1,1,1,1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0]&amp;&quot;: &quot;&amp;CHAR(34)&amp;SUBSTITUTE([.F80];&quot;'&quot;;&quot;''&quot;)&amp;CHAR(34)&amp;CHAR(13)&amp;CHAR(10)&amp;&quot;    i18n_description_&quot;&amp;[.$B80]&amp;&quot;: &quot;&amp;CHAR(34)&amp;SUBSTITUTE([.D80];&quot;'&quot;;&quot;''&quot;)&amp;CHAR(34)" office:value-type="string" office:string-value="    i18n_short_FABRSL: &quot;FA gambe SL&quot;&#13;&#10;    i18n_description_FABRSL: &quot;FA con gambe a stile&quot;" calcext:value-type="string">
            <text:p>    i18n_short_FABRSL: "FA gambe SL"</text:p>
            <text:p>    i18n_description_FABRSL: "FA con gambe a stile"</text:p>
          </table:table-cell>
          <table:table-cell table:formula="of:=&quot;    i18n_short_&quot;&amp;[.$B80]&amp;&quot;: &quot;&amp;CHAR(34)&amp;SUBSTITUTE([.G80];&quot;'&quot;;&quot;''&quot;)&amp;CHAR(34)&amp;CHAR(13)&amp;CHAR(10)&amp;&quot;    i18n_description_&quot;&amp;[.$B80]&amp;&quot;: &quot;&amp;CHAR(34)&amp;SUBSTITUTE([.E80];&quot;'&quot;;&quot;''&quot;)&amp;CHAR(34)" office:value-type="string" office:string-value="    i18n_short_FABRSL: &quot;BF FS kick&quot;&#13;&#10;    i18n_description_FABRSL: &quot;BF with crawl kick&quot;" calcext:value-type="string">
            <text:p>    i18n_short_FABRSL: "BF FS kick"</text:p>
            <text:p>    i18n_description_FABRSL: "BF with crawl kick"</text:p>
          </table:table-cell>
          <table:table-cell table:number-columns-repeated="5"/>
          <table:table-cell table:formula="of:=COUNTIF([.$B$5:.$B$159];[.B8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FAGADO</text:p>
          </table:table-cell>
          <table:table-cell table:style-name="ce15" table:formula="of:=COUNTIF([exercise_rows.$G$4:.$G$491];[.B81])" office:value-type="float" office:value="1" calcext:value-type="float">
            <text:p>1</text:p>
          </table:table-cell>
          <table:table-cell office:value-type="string" calcext:value-type="string">
            <text:p>Solo gambe delfino sul dorso</text:p>
          </table:table-cell>
          <table:table-cell office:value-type="string" calcext:value-type="string">
            <text:p>BF kick only in back position</text:p>
          </table:table-cell>
          <table:table-cell office:value-type="string" calcext:value-type="string">
            <text:p>Gambe delfo sul dorso</text:p>
          </table:table-cell>
          <table:table-cell office:value-type="string" calcext:value-type="string">
            <text:p>On back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1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1]&amp;&quot;,'&quot;&amp;[.B81]&amp;&quot;',&quot;&amp;[.K81]&amp;&quot;,&quot;&amp;[.L81]&amp;&quot;,&quot;&amp;[.M81]&amp;&quot;,&quot;&amp;[.N81]&amp;&quot;,&quot;&amp;[.O81]&amp;&quot;,&quot;&amp;[.P81]&amp;&quot;,&quot;&amp;[.Q81]&amp;&quot;,&quot;&amp;[.R81]&amp;&quot;,0,CURDATE(),CURDATE())&quot;&amp;IF(INDIRECT(ADDRESS(ROW([.A81])+1;1))&gt;0;&quot;,&quot;;&quot;;&quot;)" office:value-type="string" office:string-value="(78,'FAGADO',2,0,1,0,0,(select t.id from stroke_types t where t.code = 'PO'),(select t.id from movement_types t where t.code = 'G'),(select t.id from movement_scope_types t where t.code = 'E'),0,CURDATE(),CURDATE())," calcext:value-type="string">
            <text:p>(78,'FAGADO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1]&amp;&quot;: &quot;&amp;CHAR(34)&amp;SUBSTITUTE([.F81];&quot;'&quot;;&quot;''&quot;)&amp;CHAR(34)&amp;CHAR(13)&amp;CHAR(10)&amp;&quot;    i18n_description_&quot;&amp;[.$B81]&amp;&quot;: &quot;&amp;CHAR(34)&amp;SUBSTITUTE([.D81];&quot;'&quot;;&quot;''&quot;)&amp;CHAR(34)" office:value-type="string" office:string-value="    i18n_short_FAGADO: &quot;Gambe delfo sul dorso&quot;&#13;&#10;    i18n_description_FAGADO: &quot;Solo gambe delfino sul dorso&quot;" calcext:value-type="string">
            <text:p>    i18n_short_FAGADO: "Gambe delfo sul dorso"</text:p>
            <text:p>    i18n_description_FAGADO: "Solo gambe delfino sul dorso"</text:p>
          </table:table-cell>
          <table:table-cell table:formula="of:=&quot;    i18n_short_&quot;&amp;[.$B81]&amp;&quot;: &quot;&amp;CHAR(34)&amp;SUBSTITUTE([.G81];&quot;'&quot;;&quot;''&quot;)&amp;CHAR(34)&amp;CHAR(13)&amp;CHAR(10)&amp;&quot;    i18n_description_&quot;&amp;[.$B81]&amp;&quot;: &quot;&amp;CHAR(34)&amp;SUBSTITUTE([.E81];&quot;'&quot;;&quot;''&quot;)&amp;CHAR(34)" office:value-type="string" office:string-value="    i18n_short_FAGADO: &quot;On back BF kick&quot;&#13;&#10;    i18n_description_FAGADO: &quot;BF kick only in back position&quot;" calcext:value-type="string">
            <text:p>    i18n_short_FAGADO: "On back BF kick"</text:p>
            <text:p>    i18n_description_FAGADO: "BF kick only in back position"</text:p>
          </table:table-cell>
          <table:table-cell table:number-columns-repeated="5"/>
          <table:table-cell table:formula="of:=COUNTIF([.$B$5:.$B$159];[.B8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POGAFA</text:p>
          </table:table-cell>
          <table:table-cell table:formula="of:=COUNTIF([exercise_rows.$G$4:.$G$491];[.B82])" office:value-type="float" office:value="0" calcext:value-type="float">
            <text:p>0</text:p>
          </table:table-cell>
          <table:table-cell office:value-type="string" calcext:value-type="string">
            <text:p>Solo gambe delfino in verticale</text:p>
          </table:table-cell>
          <table:table-cell office:value-type="string" calcext:value-type="string">
            <text:p>BF kick only in vertical position</text:p>
          </table:table-cell>
          <table:table-cell office:value-type="string" calcext:value-type="string">
            <text:p>Gambe delfo in verticale</text:p>
          </table:table-cell>
          <table:table-cell office:value-type="string" calcext:value-type="string">
            <text:p>Vertical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2]&amp;&quot;,'&quot;&amp;[.B82]&amp;&quot;',&quot;&amp;[.K82]&amp;&quot;,&quot;&amp;[.L82]&amp;&quot;,&quot;&amp;[.M82]&amp;&quot;,&quot;&amp;[.N82]&amp;&quot;,&quot;&amp;[.O82]&amp;&quot;,&quot;&amp;[.P82]&amp;&quot;,&quot;&amp;[.Q82]&amp;&quot;,&quot;&amp;[.R82]&amp;&quot;,0,CURDATE(),CURDATE())&quot;&amp;IF(INDIRECT(ADDRESS(ROW([.A82])+1;1))&gt;0;&quot;,&quot;;&quot;;&quot;)" office:value-type="string" office:string-value="(79,'POGAFA',2,0,1,0,0,(select t.id from stroke_types t where t.code = 'PO'),(select t.id from movement_types t where t.code = 'G'),(select t.id from movement_scope_types t where t.code = 'E'),0,CURDATE(),CURDATE())," calcext:value-type="string">
            <text:p>(79,'POGAFA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2]&amp;&quot;: &quot;&amp;CHAR(34)&amp;SUBSTITUTE([.F82];&quot;'&quot;;&quot;''&quot;)&amp;CHAR(34)&amp;CHAR(13)&amp;CHAR(10)&amp;&quot;    i18n_description_&quot;&amp;[.$B82]&amp;&quot;: &quot;&amp;CHAR(34)&amp;SUBSTITUTE([.D82];&quot;'&quot;;&quot;''&quot;)&amp;CHAR(34)" office:value-type="string" office:string-value="    i18n_short_POGAFA: &quot;Gambe delfo in verticale&quot;&#13;&#10;    i18n_description_POGAFA: &quot;Solo gambe delfino in verticale&quot;" calcext:value-type="string">
            <text:p>    i18n_short_POGAFA: "Gambe delfo in verticale"</text:p>
            <text:p>    i18n_description_POGAFA: "Solo gambe delfino in verticale"</text:p>
          </table:table-cell>
          <table:table-cell table:formula="of:=&quot;    i18n_short_&quot;&amp;[.$B82]&amp;&quot;: &quot;&amp;CHAR(34)&amp;SUBSTITUTE([.G82];&quot;'&quot;;&quot;''&quot;)&amp;CHAR(34)&amp;CHAR(13)&amp;CHAR(10)&amp;&quot;    i18n_description_&quot;&amp;[.$B82]&amp;&quot;: &quot;&amp;CHAR(34)&amp;SUBSTITUTE([.E82];&quot;'&quot;;&quot;''&quot;)&amp;CHAR(34)" office:value-type="string" office:string-value="    i18n_short_POGAFA: &quot;Vertical BF kick&quot;&#13;&#10;    i18n_description_POGAFA: &quot;BF kick only in vertical position&quot;" calcext:value-type="string">
            <text:p>    i18n_short_POGAFA: "Vertical BF kick"</text:p>
            <text:p>    i18n_description_POGAFA: "BF kick only in vertical position"</text:p>
          </table:table-cell>
          <table:table-cell table:number-columns-repeated="5"/>
          <table:table-cell table:formula="of:=COUNTIF([.$B$5:.$B$159];[.B8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POGAFB</text:p>
          </table:table-cell>
          <table:table-cell table:formula="of:=COUNTIF([exercise_rows.$G$4:.$G$491];[.B83])" office:value-type="float" office:value="0" calcext:value-type="float">
            <text:p>0</text:p>
          </table:table-cell>
          <table:table-cell office:value-type="string" calcext:value-type="string">
            <text:p>Solo gambe delfino in verticale con braccia in alto</text:p>
          </table:table-cell>
          <table:table-cell office:value-type="string" calcext:value-type="string">
            <text:p>BF kick only in vertical position with arms up</text:p>
          </table:table-cell>
          <table:table-cell office:value-type="string" calcext:value-type="string">
            <text:p>Gambe delfo in verticale braccia su</text:p>
          </table:table-cell>
          <table:table-cell office:value-type="string" calcext:value-type="string">
            <text:p>Vertical BF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3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3]&amp;&quot;,'&quot;&amp;[.B83]&amp;&quot;',&quot;&amp;[.K83]&amp;&quot;,&quot;&amp;[.L83]&amp;&quot;,&quot;&amp;[.M83]&amp;&quot;,&quot;&amp;[.N83]&amp;&quot;,&quot;&amp;[.O83]&amp;&quot;,&quot;&amp;[.P83]&amp;&quot;,&quot;&amp;[.Q83]&amp;&quot;,&quot;&amp;[.R83]&amp;&quot;,0,CURDATE(),CURDATE())&quot;&amp;IF(INDIRECT(ADDRESS(ROW([.A83])+1;1))&gt;0;&quot;,&quot;;&quot;;&quot;)" office:value-type="string" office:string-value="(80,'POGAFB',2,0,1,0,0,(select t.id from stroke_types t where t.code = 'PO'),(select t.id from movement_types t where t.code = 'G'),(select t.id from movement_scope_types t where t.code = 'E'),0,CURDATE(),CURDATE())," calcext:value-type="string">
            <text:p>(80,'POGAF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3]&amp;&quot;: &quot;&amp;CHAR(34)&amp;SUBSTITUTE([.F83];&quot;'&quot;;&quot;''&quot;)&amp;CHAR(34)&amp;CHAR(13)&amp;CHAR(10)&amp;&quot;    i18n_description_&quot;&amp;[.$B83]&amp;&quot;: &quot;&amp;CHAR(34)&amp;SUBSTITUTE([.D83];&quot;'&quot;;&quot;''&quot;)&amp;CHAR(34)" office:value-type="string" office:string-value="    i18n_short_POGAFB: &quot;Gambe delfo in verticale braccia su&quot;&#13;&#10;    i18n_description_POGAFB: &quot;Solo gambe delfino in verticale con braccia in alto&quot;" calcext:value-type="string">
            <text:p>    i18n_short_POGAFB: "Gambe delfo in verticale braccia su"</text:p>
            <text:p>    i18n_description_POGAFB: "Solo gambe delfino in verticale con braccia in alto"</text:p>
          </table:table-cell>
          <table:table-cell table:formula="of:=&quot;    i18n_short_&quot;&amp;[.$B83]&amp;&quot;: &quot;&amp;CHAR(34)&amp;SUBSTITUTE([.G83];&quot;'&quot;;&quot;''&quot;)&amp;CHAR(34)&amp;CHAR(13)&amp;CHAR(10)&amp;&quot;    i18n_description_&quot;&amp;[.$B83]&amp;&quot;: &quot;&amp;CHAR(34)&amp;SUBSTITUTE([.E83];&quot;'&quot;;&quot;''&quot;)&amp;CHAR(34)" office:value-type="string" office:string-value="    i18n_short_POGAFB: &quot;Vertical BF kick arms up&quot;&#13;&#10;    i18n_description_POGAFB: &quot;BF kick only in vertical position with arms up&quot;" calcext:value-type="string">
            <text:p>    i18n_short_POGAFB: "Vertical BF kick arms up"</text:p>
            <text:p>    i18n_description_POGAFB: "BF kick only in vertical position with arms up"</text:p>
          </table:table-cell>
          <table:table-cell table:number-columns-repeated="5"/>
          <table:table-cell table:formula="of:=COUNTIF([.$B$5:.$B$159];[.B8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DOBRPU</text:p>
          </table:table-cell>
          <table:table-cell table:formula="of:=COUNTIF([exercise_rows.$G$4:.$G$491];[.B84])" office:value-type="float" office:value="2" calcext:value-type="float">
            <text:p>2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4]&amp;&quot;,'&quot;&amp;[.B84]&amp;&quot;',&quot;&amp;[.K84]&amp;&quot;,&quot;&amp;[.L84]&amp;&quot;,&quot;&amp;[.M84]&amp;&quot;,&quot;&amp;[.N84]&amp;&quot;,&quot;&amp;[.O84]&amp;&quot;,&quot;&amp;[.P84]&amp;&quot;,&quot;&amp;[.Q84]&amp;&quot;,&quot;&amp;[.R84]&amp;&quot;,0,CURDATE(),CURDATE())&quot;&amp;IF(INDIRECT(ADDRESS(ROW([.A84])+1;1))&gt;0;&quot;,&quot;;&quot;;&quot;)" office:value-type="string" office:string-value="(81,'DOBRPU',2,0,1,1,0,(select t.id from stroke_types t where t.code = 'DO'),(select t.id from movement_types t where t.code = 'T'),(select t.id from movement_scope_types t where t.code = 'I'),0,CURDATE(),CURDATE())," calcext:value-type="string">
            <text:p>(81,'DOBRPU',2,0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4]&amp;&quot;: &quot;&amp;CHAR(34)&amp;SUBSTITUTE([.F84];&quot;'&quot;;&quot;''&quot;)&amp;CHAR(34)&amp;CHAR(13)&amp;CHAR(10)&amp;&quot;    i18n_description_&quot;&amp;[.$B84]&amp;&quot;: &quot;&amp;CHAR(34)&amp;SUBSTITUTE([.D84];&quot;'&quot;;&quot;''&quot;)&amp;CHAR(34)" office:value-type="string" office:string-value="    i18n_short_DOBRPU: &quot;DO pugni&quot;&#13;&#10;    i18n_description_DOBRPU: &quot;DO pugni&quot;" calcext:value-type="string">
            <text:p>    i18n_short_DOBRPU: "DO pugni"</text:p>
            <text:p>    i18n_description_DOBRPU: "DO pugni"</text:p>
          </table:table-cell>
          <table:table-cell table:formula="of:=&quot;    i18n_short_&quot;&amp;[.$B84]&amp;&quot;: &quot;&amp;CHAR(34)&amp;SUBSTITUTE([.G84];&quot;'&quot;;&quot;''&quot;)&amp;CHAR(34)&amp;CHAR(13)&amp;CHAR(10)&amp;&quot;    i18n_description_&quot;&amp;[.$B84]&amp;&quot;: &quot;&amp;CHAR(34)&amp;SUBSTITUTE([.E84];&quot;'&quot;;&quot;''&quot;)&amp;CHAR(34)" office:value-type="string" office:string-value="    i18n_short_DOBRPU: &quot;BK knock&quot;&#13;&#10;    i18n_description_DOBRPU: &quot;BK knock&quot;" calcext:value-type="string">
            <text:p>    i18n_short_DOBRPU: "BK knock"</text:p>
            <text:p>    i18n_description_DOBRPU: "BK knock"</text:p>
          </table:table-cell>
          <table:table-cell table:number-columns-repeated="5"/>
          <table:table-cell table:formula="of:=COUNTIF([.$B$5:.$B$159];[.B8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DOBRAL</text:p>
          </table:table-cell>
          <table:table-cell table:formula="of:=COUNTIF([exercise_rows.$G$4:.$G$491];[.B85])" office:value-type="float" office:value="1" calcext:value-type="float">
            <text:p>1</text:p>
          </table:table-cell>
          <table:table-cell office:value-type="string" calcext:value-type="string">
            <text:p>DO un braccio fermo in alto</text:p>
          </table:table-cell>
          <table:table-cell office:value-type="string" calcext:value-type="string">
            <text:p>BK with one arm standing up</text:p>
          </table:table-cell>
          <table:table-cell office:value-type="string" calcext:value-type="string">
            <text:p>DO braccio su</text:p>
          </table:table-cell>
          <table:table-cell office:value-type="string" calcext:value-type="string">
            <text:p>BK one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5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5]&amp;&quot;,'&quot;&amp;[.B85]&amp;&quot;',&quot;&amp;[.K85]&amp;&quot;,&quot;&amp;[.L85]&amp;&quot;,&quot;&amp;[.M85]&amp;&quot;,&quot;&amp;[.N85]&amp;&quot;,&quot;&amp;[.O85]&amp;&quot;,&quot;&amp;[.P85]&amp;&quot;,&quot;&amp;[.Q85]&amp;&quot;,&quot;&amp;[.R85]&amp;&quot;,0,CURDATE(),CURDATE())&quot;&amp;IF(INDIRECT(ADDRESS(ROW([.A85])+1;1))&gt;0;&quot;,&quot;;&quot;;&quot;)" office:value-type="string" office:string-value="(82,'DOBRAL',2,1,1,1,0,(select t.id from stroke_types t where t.code = 'DO'),(select t.id from movement_types t where t.code = 'T'),(select t.id from movement_scope_types t where t.code = 'I'),0,CURDATE(),CURDATE())," calcext:value-type="string">
            <text:p>(82,'DOBRAL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5]&amp;&quot;: &quot;&amp;CHAR(34)&amp;SUBSTITUTE([.F85];&quot;'&quot;;&quot;''&quot;)&amp;CHAR(34)&amp;CHAR(13)&amp;CHAR(10)&amp;&quot;    i18n_description_&quot;&amp;[.$B85]&amp;&quot;: &quot;&amp;CHAR(34)&amp;SUBSTITUTE([.D85];&quot;'&quot;;&quot;''&quot;)&amp;CHAR(34)" office:value-type="string" office:string-value="    i18n_short_DOBRAL: &quot;DO braccio su&quot;&#13;&#10;    i18n_description_DOBRAL: &quot;DO un braccio fermo in alto&quot;" calcext:value-type="string">
            <text:p>    i18n_short_DOBRAL: "DO braccio su"</text:p>
            <text:p>    i18n_description_DOBRAL: "DO un braccio fermo in alto"</text:p>
          </table:table-cell>
          <table:table-cell table:formula="of:=&quot;    i18n_short_&quot;&amp;[.$B85]&amp;&quot;: &quot;&amp;CHAR(34)&amp;SUBSTITUTE([.G85];&quot;'&quot;;&quot;''&quot;)&amp;CHAR(34)&amp;CHAR(13)&amp;CHAR(10)&amp;&quot;    i18n_description_&quot;&amp;[.$B85]&amp;&quot;: &quot;&amp;CHAR(34)&amp;SUBSTITUTE([.E85];&quot;'&quot;;&quot;''&quot;)&amp;CHAR(34)" office:value-type="string" office:string-value="    i18n_short_DOBRAL: &quot;BK one arm up&quot;&#13;&#10;    i18n_description_DOBRAL: &quot;BK with one arm standing up&quot;" calcext:value-type="string">
            <text:p>    i18n_short_DOBRAL: "BK one arm up"</text:p>
            <text:p>    i18n_description_DOBRAL: "BK with one arm standing up"</text:p>
          </table:table-cell>
          <table:table-cell table:number-columns-repeated="5"/>
          <table:table-cell table:formula="of:=COUNTIF([.$B$5:.$B$159];[.B8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DOBRBA</text:p>
          </table:table-cell>
          <table:table-cell table:formula="of:=COUNTIF([exercise_rows.$G$4:.$G$491];[.B86])" office:value-type="float" office:value="2" calcext:value-type="float">
            <text:p>2</text:p>
          </table:table-cell>
          <table:table-cell office:value-type="string" calcext:value-type="string">
            <text:p>DO un braccio fermo in basso</text:p>
          </table:table-cell>
          <table:table-cell office:value-type="string" calcext:value-type="string">
            <text:p>BK with one arm standing down</text:p>
          </table:table-cell>
          <table:table-cell office:value-type="string" calcext:value-type="string">
            <text:p>DO braccio giù</text:p>
          </table:table-cell>
          <table:table-cell office:value-type="string" calcext:value-type="string">
            <text:p>BK one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6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6]&amp;&quot;,'&quot;&amp;[.B86]&amp;&quot;',&quot;&amp;[.K86]&amp;&quot;,&quot;&amp;[.L86]&amp;&quot;,&quot;&amp;[.M86]&amp;&quot;,&quot;&amp;[.N86]&amp;&quot;,&quot;&amp;[.O86]&amp;&quot;,&quot;&amp;[.P86]&amp;&quot;,&quot;&amp;[.Q86]&amp;&quot;,&quot;&amp;[.R86]&amp;&quot;,0,CURDATE(),CURDATE())&quot;&amp;IF(INDIRECT(ADDRESS(ROW([.A86])+1;1))&gt;0;&quot;,&quot;;&quot;;&quot;)" office:value-type="string" office:string-value="(83,'DOBRBA',2,1,1,1,0,(select t.id from stroke_types t where t.code = 'DO'),(select t.id from movement_types t where t.code = 'T'),(select t.id from movement_scope_types t where t.code = 'I'),0,CURDATE(),CURDATE())," calcext:value-type="string">
            <text:p>(83,'DOBRBA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6]&amp;&quot;: &quot;&amp;CHAR(34)&amp;SUBSTITUTE([.F86];&quot;'&quot;;&quot;''&quot;)&amp;CHAR(34)&amp;CHAR(13)&amp;CHAR(10)&amp;&quot;    i18n_description_&quot;&amp;[.$B86]&amp;&quot;: &quot;&amp;CHAR(34)&amp;SUBSTITUTE([.D86];&quot;'&quot;;&quot;''&quot;)&amp;CHAR(34)" office:value-type="string" office:string-value="    i18n_short_DOBRBA: &quot;DO braccio giù&quot;&#13;&#10;    i18n_description_DOBRBA: &quot;DO un braccio fermo in basso&quot;" calcext:value-type="string">
            <text:p>    i18n_short_DOBRBA: "DO braccio giù"</text:p>
            <text:p>    i18n_description_DOBRBA: "DO un braccio fermo in basso"</text:p>
          </table:table-cell>
          <table:table-cell table:formula="of:=&quot;    i18n_short_&quot;&amp;[.$B86]&amp;&quot;: &quot;&amp;CHAR(34)&amp;SUBSTITUTE([.G86];&quot;'&quot;;&quot;''&quot;)&amp;CHAR(34)&amp;CHAR(13)&amp;CHAR(10)&amp;&quot;    i18n_description_&quot;&amp;[.$B86]&amp;&quot;: &quot;&amp;CHAR(34)&amp;SUBSTITUTE([.E86];&quot;'&quot;;&quot;''&quot;)&amp;CHAR(34)" office:value-type="string" office:string-value="    i18n_short_DOBRBA: &quot;BK one arm down&quot;&#13;&#10;    i18n_description_DOBRBA: &quot;BK with one arm standing down&quot;" calcext:value-type="string">
            <text:p>    i18n_short_DOBRBA: "BK one arm down"</text:p>
            <text:p>    i18n_description_DOBRBA: "BK with one arm standing down"</text:p>
          </table:table-cell>
          <table:table-cell table:number-columns-repeated="5"/>
          <table:table-cell table:formula="of:=COUNTIF([.$B$5:.$B$159];[.B8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DOBRLT</text:p>
          </table:table-cell>
          <table:table-cell table:formula="of:=COUNTIF([exercise_rows.$G$4:.$G$491];[.B87])" office:value-type="float" office:value="1" calcext:value-type="float">
            <text:p>1</text:p>
          </table:table-cell>
          <table:table-cell office:value-type="string" calcext:value-type="string">
            <text:p>DO alternato alto</text:p>
          </table:table-cell>
          <table:table-cell office:value-type="string" calcext:value-type="string">
            <text:p>BK alternate upside</text:p>
          </table:table-cell>
          <table:table-cell office:value-type="string" calcext:value-type="string">
            <text:p>DO alternato</text:p>
          </table:table-cell>
          <table:table-cell office:value-type="string" calcext:value-type="string">
            <text:p>BK alterna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7]&amp;&quot;,'&quot;&amp;[.B87]&amp;&quot;',&quot;&amp;[.K87]&amp;&quot;,&quot;&amp;[.L87]&amp;&quot;,&quot;&amp;[.M87]&amp;&quot;,&quot;&amp;[.N87]&amp;&quot;,&quot;&amp;[.O87]&amp;&quot;,&quot;&amp;[.P87]&amp;&quot;,&quot;&amp;[.Q87]&amp;&quot;,&quot;&amp;[.R87]&amp;&quot;,0,CURDATE(),CURDATE())&quot;&amp;IF(INDIRECT(ADDRESS(ROW([.A87])+1;1))&gt;0;&quot;,&quot;;&quot;;&quot;)" office:value-type="string" office:string-value="(84,'DOBRLT',2,1,1,1,0,(select t.id from stroke_types t where t.code = 'DO'),(select t.id from movement_types t where t.code = 'T'),(select t.id from movement_scope_types t where t.code = 'I'),0,CURDATE(),CURDATE())," calcext:value-type="string">
            <text:p>(84,'DOBRLT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7]&amp;&quot;: &quot;&amp;CHAR(34)&amp;SUBSTITUTE([.F87];&quot;'&quot;;&quot;''&quot;)&amp;CHAR(34)&amp;CHAR(13)&amp;CHAR(10)&amp;&quot;    i18n_description_&quot;&amp;[.$B87]&amp;&quot;: &quot;&amp;CHAR(34)&amp;SUBSTITUTE([.D87];&quot;'&quot;;&quot;''&quot;)&amp;CHAR(34)" office:value-type="string" office:string-value="    i18n_short_DOBRLT: &quot;DO alternato&quot;&#13;&#10;    i18n_description_DOBRLT: &quot;DO alternato alto&quot;" calcext:value-type="string">
            <text:p>    i18n_short_DOBRLT: "DO alternato"</text:p>
            <text:p>    i18n_description_DOBRLT: "DO alternato alto"</text:p>
          </table:table-cell>
          <table:table-cell table:formula="of:=&quot;    i18n_short_&quot;&amp;[.$B87]&amp;&quot;: &quot;&amp;CHAR(34)&amp;SUBSTITUTE([.G87];&quot;'&quot;;&quot;''&quot;)&amp;CHAR(34)&amp;CHAR(13)&amp;CHAR(10)&amp;&quot;    i18n_description_&quot;&amp;[.$B87]&amp;&quot;: &quot;&amp;CHAR(34)&amp;SUBSTITUTE([.E87];&quot;'&quot;;&quot;''&quot;)&amp;CHAR(34)" office:value-type="string" office:string-value="    i18n_short_DOBRLT: &quot;BK alternate&quot;&#13;&#10;    i18n_description_DOBRLT: &quot;BK alternate upside&quot;" calcext:value-type="string">
            <text:p>    i18n_short_DOBRLT: "BK alternate"</text:p>
            <text:p>    i18n_description_DOBRLT: "BK alternate upside"</text:p>
          </table:table-cell>
          <table:table-cell table:number-columns-repeated="5"/>
          <table:table-cell table:formula="of:=COUNTIF([.$B$5:.$B$159];[.B8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DOBRGE</text:p>
          </table:table-cell>
          <table:table-cell table:formula="of:=COUNTIF([exercise_rows.$G$4:.$G$491];[.B88])" office:value-type="float" office:value="1" calcext:value-type="float">
            <text:p>1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ic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8]&amp;&quot;,'&quot;&amp;[.B88]&amp;&quot;',&quot;&amp;[.K88]&amp;&quot;,&quot;&amp;[.L88]&amp;&quot;,&quot;&amp;[.M88]&amp;&quot;,&quot;&amp;[.N88]&amp;&quot;,&quot;&amp;[.O88]&amp;&quot;,&quot;&amp;[.P88]&amp;&quot;,&quot;&amp;[.Q88]&amp;&quot;,&quot;&amp;[.R88]&amp;&quot;,0,CURDATE(),CURDATE())&quot;&amp;IF(INDIRECT(ADDRESS(ROW([.A88])+1;1))&gt;0;&quot;,&quot;;&quot;;&quot;)" office:value-type="string" office:string-value="(85,'DOBRGE',2,1,1,1,0,(select t.id from stroke_types t where t.code = 'DO'),(select t.id from movement_types t where t.code = 'T'),(select t.id from movement_scope_types t where t.code = 'I'),0,CURDATE(),CURDATE())," calcext:value-type="string">
            <text:p>(85,'DOBRGE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8]&amp;&quot;: &quot;&amp;CHAR(34)&amp;SUBSTITUTE([.F88];&quot;'&quot;;&quot;''&quot;)&amp;CHAR(34)&amp;CHAR(13)&amp;CHAR(10)&amp;&quot;    i18n_description_&quot;&amp;[.$B88]&amp;&quot;: &quot;&amp;CHAR(34)&amp;SUBSTITUTE([.D88];&quot;'&quot;;&quot;''&quot;)&amp;CHAR(34)" office:value-type="string" office:string-value="    i18n_short_DOBRGE: &quot;DO germanico&quot;&#13;&#10;    i18n_description_DOBRGE: &quot;DO germanico&quot;" calcext:value-type="string">
            <text:p>    i18n_short_DOBRGE: "DO germanico"</text:p>
            <text:p>    i18n_description_DOBRGE: "DO germanico"</text:p>
          </table:table-cell>
          <table:table-cell table:formula="of:=&quot;    i18n_short_&quot;&amp;[.$B88]&amp;&quot;: &quot;&amp;CHAR(34)&amp;SUBSTITUTE([.G88];&quot;'&quot;;&quot;''&quot;)&amp;CHAR(34)&amp;CHAR(13)&amp;CHAR(10)&amp;&quot;    i18n_description_&quot;&amp;[.$B88]&amp;&quot;: &quot;&amp;CHAR(34)&amp;SUBSTITUTE([.E88];&quot;'&quot;;&quot;''&quot;)&amp;CHAR(34)" office:value-type="string" office:string-value="    i18n_short_DOBRGE: &quot;BK german&quot;&#13;&#10;    i18n_description_DOBRGE: &quot;BK germanic&quot;" calcext:value-type="string">
            <text:p>    i18n_short_DOBRGE: "BK german"</text:p>
            <text:p>    i18n_description_DOBRGE: "BK germanic"</text:p>
          </table:table-cell>
          <table:table-cell table:number-columns-repeated="5"/>
          <table:table-cell table:formula="of:=COUNTIF([.$B$5:.$B$159];[.B8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DOBRSF</text:p>
          </table:table-cell>
          <table:table-cell table:formula="of:=COUNTIF([exercise_rows.$G$4:.$G$491];[.B89])" office:value-type="float" office:value="2" calcext:value-type="float">
            <text:p>2</text:p>
          </table:table-cell>
          <table:table-cell office:value-type="string" calcext:value-type="string">
            <text:p>DO un braccio fermo verso il soffitto</text:p>
          </table:table-cell>
          <table:table-cell office:value-type="string" calcext:value-type="string">
            <text:p>BK with one arm standing to the ceiling</text:p>
          </table:table-cell>
          <table:table-cell office:value-type="string" calcext:value-type="string">
            <text:p>DO braccio al soffitto</text:p>
          </table:table-cell>
          <table:table-cell office:value-type="string" calcext:value-type="string">
            <text:p>BK one arm to ceil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9]&amp;&quot;,'&quot;&amp;[.B89]&amp;&quot;',&quot;&amp;[.K89]&amp;&quot;,&quot;&amp;[.L89]&amp;&quot;,&quot;&amp;[.M89]&amp;&quot;,&quot;&amp;[.N89]&amp;&quot;,&quot;&amp;[.O89]&amp;&quot;,&quot;&amp;[.P89]&amp;&quot;,&quot;&amp;[.Q89]&amp;&quot;,&quot;&amp;[.R89]&amp;&quot;,0,CURDATE(),CURDATE())&quot;&amp;IF(INDIRECT(ADDRESS(ROW([.A89])+1;1))&gt;0;&quot;,&quot;;&quot;;&quot;)" office:value-type="string" office:string-value="(86,'DOBRSF',2,1,1,1,0,(select t.id from stroke_types t where t.code = 'DO'),(select t.id from movement_types t where t.code = 'T'),(select t.id from movement_scope_types t where t.code = 'I'),0,CURDATE(),CURDATE())," calcext:value-type="string">
            <text:p>(86,'DOBRSF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9]&amp;&quot;: &quot;&amp;CHAR(34)&amp;SUBSTITUTE([.F89];&quot;'&quot;;&quot;''&quot;)&amp;CHAR(34)&amp;CHAR(13)&amp;CHAR(10)&amp;&quot;    i18n_description_&quot;&amp;[.$B89]&amp;&quot;: &quot;&amp;CHAR(34)&amp;SUBSTITUTE([.D89];&quot;'&quot;;&quot;''&quot;)&amp;CHAR(34)" office:value-type="string" office:string-value="    i18n_short_DOBRSF: &quot;DO braccio al soffitto&quot;&#13;&#10;    i18n_description_DOBRSF: &quot;DO un braccio fermo verso il soffitto&quot;" calcext:value-type="string">
            <text:p>    i18n_short_DOBRSF: "DO braccio al soffitto"</text:p>
            <text:p>    i18n_description_DOBRSF: "DO un braccio fermo verso il soffitto"</text:p>
          </table:table-cell>
          <table:table-cell table:formula="of:=&quot;    i18n_short_&quot;&amp;[.$B89]&amp;&quot;: &quot;&amp;CHAR(34)&amp;SUBSTITUTE([.G89];&quot;'&quot;;&quot;''&quot;)&amp;CHAR(34)&amp;CHAR(13)&amp;CHAR(10)&amp;&quot;    i18n_description_&quot;&amp;[.$B89]&amp;&quot;: &quot;&amp;CHAR(34)&amp;SUBSTITUTE([.E89];&quot;'&quot;;&quot;''&quot;)&amp;CHAR(34)" office:value-type="string" office:string-value="    i18n_short_DOBRSF: &quot;BK one arm to ceiling&quot;&#13;&#10;    i18n_description_DOBRSF: &quot;BK with one arm standing to the ceiling&quot;" calcext:value-type="string">
            <text:p>    i18n_short_DOBRSF: "BK one arm to ceiling"</text:p>
            <text:p>    i18n_description_DOBRSF: "BK with one arm standing to the ceiling"</text:p>
          </table:table-cell>
          <table:table-cell table:number-columns-repeated="5"/>
          <table:table-cell table:formula="of:=COUNTIF([.$B$5:.$B$159];[.B8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DOBRRL</text:p>
          </table:table-cell>
          <table:table-cell table:formula="of:=COUNTIF([exercise_rows.$G$4:.$G$491];[.B90])" office:value-type="float" office:value="1" calcext:value-type="float">
            <text:p>1</text:p>
          </table:table-cell>
          <table:table-cell office:value-type="string" calcext:value-type="string">
            <text:p>DO completo con pausa su massimo rollio</text:p>
          </table:table-cell>
          <table:table-cell office:value-type="string" calcext:value-type="string">
            <text:p>BK with pause on maximum roll</text:p>
          </table:table-cell>
          <table:table-cell office:value-type="string" calcext:value-type="string">
            <text:p>DO pausa rollio max</text:p>
          </table:table-cell>
          <table:table-cell office:value-type="string" calcext:value-type="string">
            <text:p>BK max. Roll pau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90]&amp;&quot;,'&quot;&amp;[.B90]&amp;&quot;',&quot;&amp;[.K90]&amp;&quot;,&quot;&amp;[.L90]&amp;&quot;,&quot;&amp;[.M90]&amp;&quot;,&quot;&amp;[.N90]&amp;&quot;,&quot;&amp;[.O90]&amp;&quot;,&quot;&amp;[.P90]&amp;&quot;,&quot;&amp;[.Q90]&amp;&quot;,&quot;&amp;[.R90]&amp;&quot;,0,CURDATE(),CURDATE())&quot;&amp;IF(INDIRECT(ADDRESS(ROW([.A90])+1;1))&gt;0;&quot;,&quot;;&quot;;&quot;)" office:value-type="string" office:string-value="(87,'DOBRRL',2,1,1,1,0,(select t.id from stroke_types t where t.code = 'DO'),(select t.id from movement_types t where t.code = 'T'),(select t.id from movement_scope_types t where t.code = 'C'),0,CURDATE(),CURDATE())," calcext:value-type="string">
            <text:p>(87,'DOBRRL',2,1,1,1,0,(select t.id from stroke_types t where t.code = 'DO'),(select t.id from movement_types t where t.code = 'T'),(select t.id from movement_scope_types t where t.code = 'C'),0,CURDATE(),CURDATE()),</text:p>
          </table:table-cell>
          <table:table-cell table:formula="of:=&quot;    i18n_short_&quot;&amp;[.$B90]&amp;&quot;: &quot;&amp;CHAR(34)&amp;SUBSTITUTE([.F90];&quot;'&quot;;&quot;''&quot;)&amp;CHAR(34)&amp;CHAR(13)&amp;CHAR(10)&amp;&quot;    i18n_description_&quot;&amp;[.$B90]&amp;&quot;: &quot;&amp;CHAR(34)&amp;SUBSTITUTE([.D90];&quot;'&quot;;&quot;''&quot;)&amp;CHAR(34)" office:value-type="string" office:string-value="    i18n_short_DOBRRL: &quot;DO pausa rollio max&quot;&#13;&#10;    i18n_description_DOBRRL: &quot;DO completo con pausa su massimo rollio&quot;" calcext:value-type="string">
            <text:p>    i18n_short_DOBRRL: "DO pausa rollio max"</text:p>
            <text:p>    i18n_description_DOBRRL: "DO completo con pausa su massimo rollio"</text:p>
          </table:table-cell>
          <table:table-cell table:formula="of:=&quot;    i18n_short_&quot;&amp;[.$B90]&amp;&quot;: &quot;&amp;CHAR(34)&amp;SUBSTITUTE([.G90];&quot;'&quot;;&quot;''&quot;)&amp;CHAR(34)&amp;CHAR(13)&amp;CHAR(10)&amp;&quot;    i18n_description_&quot;&amp;[.$B90]&amp;&quot;: &quot;&amp;CHAR(34)&amp;SUBSTITUTE([.E90];&quot;'&quot;;&quot;''&quot;)&amp;CHAR(34)" office:value-type="string" office:string-value="    i18n_short_DOBRRL: &quot;BK max. Roll pause&quot;&#13;&#10;    i18n_description_DOBRRL: &quot;BK with pause on maximum roll&quot;" calcext:value-type="string">
            <text:p>    i18n_short_DOBRRL: "BK max. Roll pause"</text:p>
            <text:p>    i18n_description_DOBRRL: "BK with pause on maximum roll"</text:p>
          </table:table-cell>
          <table:table-cell table:number-columns-repeated="5"/>
          <table:table-cell table:formula="of:=COUNTIF([.$B$5:.$B$159];[.B9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DOCOSI</text:p>
          </table:table-cell>
          <table:table-cell table:formula="of:=COUNTIF([exercise_rows.$G$4:.$G$491];[.B91])" office:value-type="float" office:value="1" calcext:value-type="float">
            <text:p>1</text:p>
          </table:table-cell>
          <table:table-cell office:value-type="string" calcext:value-type="string">
            <text:p>DO completo con bicchiere sulla fronte</text:p>
          </table:table-cell>
          <table:table-cell office:value-type="string" calcext:value-type="string">
            <text:p>BK with glass on head</text:p>
          </table:table-cell>
          <table:table-cell office:value-type="string" calcext:value-type="string">
            <text:p>DO bicchiere</text:p>
          </table:table-cell>
          <table:table-cell office:value-type="string" calcext:value-type="string">
            <text:p>BK glas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1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1]&amp;&quot;,'&quot;&amp;[.B91]&amp;&quot;',&quot;&amp;[.K91]&amp;&quot;,&quot;&amp;[.L91]&amp;&quot;,&quot;&amp;[.M91]&amp;&quot;,&quot;&amp;[.N91]&amp;&quot;,&quot;&amp;[.O91]&amp;&quot;,&quot;&amp;[.P91]&amp;&quot;,&quot;&amp;[.Q91]&amp;&quot;,&quot;&amp;[.R91]&amp;&quot;,0,CURDATE(),CURDATE())&quot;&amp;IF(INDIRECT(ADDRESS(ROW([.A91])+1;1))&gt;0;&quot;,&quot;;&quot;;&quot;)" office:value-type="string" office:string-value="(88,'DOCOSI',2,1,1,1,0,(select t.id from stroke_types t where t.code = 'DO'),(select t.id from movement_types t where t.code = 'T'),(select t.id from movement_scope_types t where t.code = 'E'),0,CURDATE(),CURDATE())," calcext:value-type="string">
            <text:p>(88,'DOCOSI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1]&amp;&quot;: &quot;&amp;CHAR(34)&amp;SUBSTITUTE([.F91];&quot;'&quot;;&quot;''&quot;)&amp;CHAR(34)&amp;CHAR(13)&amp;CHAR(10)&amp;&quot;    i18n_description_&quot;&amp;[.$B91]&amp;&quot;: &quot;&amp;CHAR(34)&amp;SUBSTITUTE([.D91];&quot;'&quot;;&quot;''&quot;)&amp;CHAR(34)" office:value-type="string" office:string-value="    i18n_short_DOCOSI: &quot;DO bicchiere&quot;&#13;&#10;    i18n_description_DOCOSI: &quot;DO completo con bicchiere sulla fronte&quot;" calcext:value-type="string">
            <text:p>    i18n_short_DOCOSI: "DO bicchiere"</text:p>
            <text:p>    i18n_description_DOCOSI: "DO completo con bicchiere sulla fronte"</text:p>
          </table:table-cell>
          <table:table-cell table:formula="of:=&quot;    i18n_short_&quot;&amp;[.$B91]&amp;&quot;: &quot;&amp;CHAR(34)&amp;SUBSTITUTE([.G91];&quot;'&quot;;&quot;''&quot;)&amp;CHAR(34)&amp;CHAR(13)&amp;CHAR(10)&amp;&quot;    i18n_description_&quot;&amp;[.$B91]&amp;&quot;: &quot;&amp;CHAR(34)&amp;SUBSTITUTE([.E91];&quot;'&quot;;&quot;''&quot;)&amp;CHAR(34)" office:value-type="string" office:string-value="    i18n_short_DOCOSI: &quot;BK glass&quot;&#13;&#10;    i18n_description_DOCOSI: &quot;BK with glass on head&quot;" calcext:value-type="string">
            <text:p>    i18n_short_DOCOSI: "BK glass"</text:p>
            <text:p>    i18n_description_DOCOSI: "BK with glass on head"</text:p>
          </table:table-cell>
          <table:table-cell table:number-columns-repeated="5"/>
          <table:table-cell table:formula="of:=COUNTIF([.$B$5:.$B$159];[.B9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DOBRSV</text:p>
          </table:table-cell>
          <table:table-cell table:formula="of:=COUNTIF([exercise_rows.$G$4:.$G$491];[.B92])" office:value-type="float" office:value="1" calcext:value-type="float">
            <text:p>1</text:p>
          </table:table-cell>
          <table:table-cell office:value-type="string" calcext:value-type="string">
            <text:p>DO bracciata sovrapposta</text:p>
          </table:table-cell>
          <table:table-cell office:value-type="string" calcext:value-type="string">
            <text:p>BK with arms in superposition</text:p>
          </table:table-cell>
          <table:table-cell office:value-type="string" calcext:value-type="string">
            <text:p>DO sovrapposto</text:p>
          </table:table-cell>
          <table:table-cell office:value-type="string" calcext:value-type="string">
            <text:p>BK superpositio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2]&amp;&quot;,'&quot;&amp;[.B92]&amp;&quot;',&quot;&amp;[.K92]&amp;&quot;,&quot;&amp;[.L92]&amp;&quot;,&quot;&amp;[.M92]&amp;&quot;,&quot;&amp;[.N92]&amp;&quot;,&quot;&amp;[.O92]&amp;&quot;,&quot;&amp;[.P92]&amp;&quot;,&quot;&amp;[.Q92]&amp;&quot;,&quot;&amp;[.R92]&amp;&quot;,0,CURDATE(),CURDATE())&quot;&amp;IF(INDIRECT(ADDRESS(ROW([.A92])+1;1))&gt;0;&quot;,&quot;;&quot;;&quot;)" office:value-type="string" office:string-value="(89,'DOBRSV',2,1,1,1,0,(select t.id from stroke_types t where t.code = 'DO'),(select t.id from movement_types t where t.code = 'T'),(select t.id from movement_scope_types t where t.code = 'E'),0,CURDATE(),CURDATE())," calcext:value-type="string">
            <text:p>(89,'DOBRSV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2]&amp;&quot;: &quot;&amp;CHAR(34)&amp;SUBSTITUTE([.F92];&quot;'&quot;;&quot;''&quot;)&amp;CHAR(34)&amp;CHAR(13)&amp;CHAR(10)&amp;&quot;    i18n_description_&quot;&amp;[.$B92]&amp;&quot;: &quot;&amp;CHAR(34)&amp;SUBSTITUTE([.D92];&quot;'&quot;;&quot;''&quot;)&amp;CHAR(34)" office:value-type="string" office:string-value="    i18n_short_DOBRSV: &quot;DO sovrapposto&quot;&#13;&#10;    i18n_description_DOBRSV: &quot;DO bracciata sovrapposta&quot;" calcext:value-type="string">
            <text:p>    i18n_short_DOBRSV: "DO sovrapposto"</text:p>
            <text:p>    i18n_description_DOBRSV: "DO bracciata sovrapposta"</text:p>
          </table:table-cell>
          <table:table-cell table:formula="of:=&quot;    i18n_short_&quot;&amp;[.$B92]&amp;&quot;: &quot;&amp;CHAR(34)&amp;SUBSTITUTE([.G92];&quot;'&quot;;&quot;''&quot;)&amp;CHAR(34)&amp;CHAR(13)&amp;CHAR(10)&amp;&quot;    i18n_description_&quot;&amp;[.$B92]&amp;&quot;: &quot;&amp;CHAR(34)&amp;SUBSTITUTE([.E92];&quot;'&quot;;&quot;''&quot;)&amp;CHAR(34)" office:value-type="string" office:string-value="    i18n_short_DOBRSV: &quot;BK superposition&quot;&#13;&#10;    i18n_description_DOBRSV: &quot;BK with arms in superposition&quot;" calcext:value-type="string">
            <text:p>    i18n_short_DOBRSV: "BK superposition"</text:p>
            <text:p>    i18n_description_DOBRSV: "BK with arms in superposition"</text:p>
          </table:table-cell>
          <table:table-cell table:number-columns-repeated="5"/>
          <table:table-cell table:formula="of:=COUNTIF([.$B$5:.$B$159];[.B9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DOBRSE</text:p>
          </table:table-cell>
          <table:table-cell table:formula="of:=COUNTIF([exercise_rows.$G$4:.$G$491];[.B93])" office:value-type="float" office:value="1" calcext:value-type="float">
            <text:p>1</text:p>
          </table:table-cell>
          <table:table-cell office:value-type="string" calcext:value-type="string">
            <text:p>DO seduto massima frequenza di braccia</text:p>
          </table:table-cell>
          <table:table-cell office:value-type="string" calcext:value-type="string">
            <text:p>BK sitting position with maximum stroke frequency</text:p>
          </table:table-cell>
          <table:table-cell office:value-type="string" calcext:value-type="string">
            <text:p>DO seduto braccia max</text:p>
          </table:table-cell>
          <table:table-cell office:value-type="string" calcext:value-type="string">
            <text:p>BK sitting maximum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3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3]&amp;&quot;,'&quot;&amp;[.B93]&amp;&quot;',&quot;&amp;[.K93]&amp;&quot;,&quot;&amp;[.L93]&amp;&quot;,&quot;&amp;[.M93]&amp;&quot;,&quot;&amp;[.N93]&amp;&quot;,&quot;&amp;[.O93]&amp;&quot;,&quot;&amp;[.P93]&amp;&quot;,&quot;&amp;[.Q93]&amp;&quot;,&quot;&amp;[.R93]&amp;&quot;,0,CURDATE(),CURDATE())&quot;&amp;IF(INDIRECT(ADDRESS(ROW([.A93])+1;1))&gt;0;&quot;,&quot;;&quot;;&quot;)" office:value-type="string" office:string-value="(90,'DOBRSE',2,1,1,1,0,(select t.id from stroke_types t where t.code = 'DO'),(select t.id from movement_types t where t.code = 'T'),(select t.id from movement_scope_types t where t.code = 'E'),0,CURDATE(),CURDATE())," calcext:value-type="string">
            <text:p>(90,'DOBRS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3]&amp;&quot;: &quot;&amp;CHAR(34)&amp;SUBSTITUTE([.F93];&quot;'&quot;;&quot;''&quot;)&amp;CHAR(34)&amp;CHAR(13)&amp;CHAR(10)&amp;&quot;    i18n_description_&quot;&amp;[.$B93]&amp;&quot;: &quot;&amp;CHAR(34)&amp;SUBSTITUTE([.D93];&quot;'&quot;;&quot;''&quot;)&amp;CHAR(34)" office:value-type="string" office:string-value="    i18n_short_DOBRSE: &quot;DO seduto braccia max&quot;&#13;&#10;    i18n_description_DOBRSE: &quot;DO seduto massima frequenza di braccia&quot;" calcext:value-type="string">
            <text:p>    i18n_short_DOBRSE: "DO seduto braccia max"</text:p>
            <text:p>    i18n_description_DOBRSE: "DO seduto massima frequenza di braccia"</text:p>
          </table:table-cell>
          <table:table-cell table:formula="of:=&quot;    i18n_short_&quot;&amp;[.$B93]&amp;&quot;: &quot;&amp;CHAR(34)&amp;SUBSTITUTE([.G93];&quot;'&quot;;&quot;''&quot;)&amp;CHAR(34)&amp;CHAR(13)&amp;CHAR(10)&amp;&quot;    i18n_description_&quot;&amp;[.$B93]&amp;&quot;: &quot;&amp;CHAR(34)&amp;SUBSTITUTE([.E93];&quot;'&quot;;&quot;''&quot;)&amp;CHAR(34)" office:value-type="string" office:string-value="    i18n_short_DOBRSE: &quot;BK sitting maximum stroke&quot;&#13;&#10;    i18n_description_DOBRSE: &quot;BK sitting position with maximum stroke frequency&quot;" calcext:value-type="string">
            <text:p>    i18n_short_DOBRSE: "BK sitting maximum stroke"</text:p>
            <text:p>    i18n_description_DOBRSE: "BK sitting position with maximum stroke frequency"</text:p>
          </table:table-cell>
          <table:table-cell table:number-columns-repeated="5"/>
          <table:table-cell table:formula="of:=COUNTIF([.$B$5:.$B$159];[.B9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DOBRTE</text:p>
          </table:table-cell>
          <table:table-cell table:formula="of:=COUNTIF([exercise_rows.$G$4:.$G$491];[.B94])" office:value-type="float" office:value="1" calcext:value-type="float">
            <text:p>1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with straighten arms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straight arm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4]&amp;&quot;,'&quot;&amp;[.B94]&amp;&quot;',&quot;&amp;[.K94]&amp;&quot;,&quot;&amp;[.L94]&amp;&quot;,&quot;&amp;[.M94]&amp;&quot;,&quot;&amp;[.N94]&amp;&quot;,&quot;&amp;[.O94]&amp;&quot;,&quot;&amp;[.P94]&amp;&quot;,&quot;&amp;[.Q94]&amp;&quot;,&quot;&amp;[.R94]&amp;&quot;,0,CURDATE(),CURDATE())&quot;&amp;IF(INDIRECT(ADDRESS(ROW([.A94])+1;1))&gt;0;&quot;,&quot;;&quot;;&quot;)" office:value-type="string" office:string-value="(91,'DOBRTE',2,1,1,1,0,(select t.id from stroke_types t where t.code = 'DO'),(select t.id from movement_types t where t.code = 'T'),(select t.id from movement_scope_types t where t.code = 'E'),0,CURDATE(),CURDATE())," calcext:value-type="string">
            <text:p>(91,'DOBRT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4]&amp;&quot;: &quot;&amp;CHAR(34)&amp;SUBSTITUTE([.F94];&quot;'&quot;;&quot;''&quot;)&amp;CHAR(34)&amp;CHAR(13)&amp;CHAR(10)&amp;&quot;    i18n_description_&quot;&amp;[.$B94]&amp;&quot;: &quot;&amp;CHAR(34)&amp;SUBSTITUTE([.D94];&quot;'&quot;;&quot;''&quot;)&amp;CHAR(34)" office:value-type="string" office:string-value="    i18n_short_DOBRTE: &quot;DO braccia tese&quot;&#13;&#10;    i18n_description_DOBRTE: &quot;DO braccia tese&quot;" calcext:value-type="string">
            <text:p>    i18n_short_DOBRTE: "DO braccia tese"</text:p>
            <text:p>    i18n_description_DOBRTE: "DO braccia tese"</text:p>
          </table:table-cell>
          <table:table-cell table:formula="of:=&quot;    i18n_short_&quot;&amp;[.$B94]&amp;&quot;: &quot;&amp;CHAR(34)&amp;SUBSTITUTE([.G94];&quot;'&quot;;&quot;''&quot;)&amp;CHAR(34)&amp;CHAR(13)&amp;CHAR(10)&amp;&quot;    i18n_description_&quot;&amp;[.$B94]&amp;&quot;: &quot;&amp;CHAR(34)&amp;SUBSTITUTE([.E94];&quot;'&quot;;&quot;''&quot;)&amp;CHAR(34)" office:value-type="string" office:string-value="    i18n_short_DOBRTE: &quot;BK straight arms&quot;&#13;&#10;    i18n_description_DOBRTE: &quot;BK with straighten arms&quot;" calcext:value-type="string">
            <text:p>    i18n_short_DOBRTE: "BK straight arms"</text:p>
            <text:p>    i18n_description_DOBRTE: "BK with straighten arms"</text:p>
          </table:table-cell>
          <table:table-cell table:number-columns-repeated="5"/>
          <table:table-cell table:formula="of:=COUNTIF([.$B$5:.$B$159];[.B9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DOBRBS</text:p>
          </table:table-cell>
          <table:table-cell table:formula="of:=COUNTIF([exercise_rows.$G$4:.$G$491];[.B95])" office:value-type="float" office:value="2" calcext:value-type="float">
            <text:p>2</text:p>
          </table:table-cell>
          <table:table-cell office:value-type="string" calcext:value-type="string">
            <text:p>DO con pausa ogni bracciata</text:p>
          </table:table-cell>
          <table:table-cell office:value-type="string" calcext:value-type="string">
            <text:p>BK with 3 seconds pause every stroke</text:p>
          </table:table-cell>
          <table:table-cell office:value-type="string" calcext:value-type="string">
            <text:p>DO bastone</text:p>
          </table:table-cell>
          <table:table-cell office:value-type="string" calcext:value-type="string">
            <text:p>BK pause per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5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5]&amp;&quot;,'&quot;&amp;[.B95]&amp;&quot;',&quot;&amp;[.K95]&amp;&quot;,&quot;&amp;[.L95]&amp;&quot;,&quot;&amp;[.M95]&amp;&quot;,&quot;&amp;[.N95]&amp;&quot;,&quot;&amp;[.O95]&amp;&quot;,&quot;&amp;[.P95]&amp;&quot;,&quot;&amp;[.Q95]&amp;&quot;,&quot;&amp;[.R95]&amp;&quot;,0,CURDATE(),CURDATE())&quot;&amp;IF(INDIRECT(ADDRESS(ROW([.A95])+1;1))&gt;0;&quot;,&quot;;&quot;;&quot;)" office:value-type="string" office:string-value="(92,'DOBRBS',2,1,1,1,0,(select t.id from stroke_types t where t.code = 'DO'),(select t.id from movement_types t where t.code = 'T'),(select t.id from movement_scope_types t where t.code = 'E'),0,CURDATE(),CURDATE())," calcext:value-type="string">
            <text:p>(92,'DOBRBS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5]&amp;&quot;: &quot;&amp;CHAR(34)&amp;SUBSTITUTE([.F95];&quot;'&quot;;&quot;''&quot;)&amp;CHAR(34)&amp;CHAR(13)&amp;CHAR(10)&amp;&quot;    i18n_description_&quot;&amp;[.$B95]&amp;&quot;: &quot;&amp;CHAR(34)&amp;SUBSTITUTE([.D95];&quot;'&quot;;&quot;''&quot;)&amp;CHAR(34)" office:value-type="string" office:string-value="    i18n_short_DOBRBS: &quot;DO bastone&quot;&#13;&#10;    i18n_description_DOBRBS: &quot;DO con pausa ogni bracciata&quot;" calcext:value-type="string">
            <text:p>    i18n_short_DOBRBS: "DO bastone"</text:p>
            <text:p>    i18n_description_DOBRBS: "DO con pausa ogni bracciata"</text:p>
          </table:table-cell>
          <table:table-cell table:formula="of:=&quot;    i18n_short_&quot;&amp;[.$B95]&amp;&quot;: &quot;&amp;CHAR(34)&amp;SUBSTITUTE([.G95];&quot;'&quot;;&quot;''&quot;)&amp;CHAR(34)&amp;CHAR(13)&amp;CHAR(10)&amp;&quot;    i18n_description_&quot;&amp;[.$B95]&amp;&quot;: &quot;&amp;CHAR(34)&amp;SUBSTITUTE([.E95];&quot;'&quot;;&quot;''&quot;)&amp;CHAR(34)" office:value-type="string" office:string-value="    i18n_short_DOBRBS: &quot;BK pause per stroke&quot;&#13;&#10;    i18n_description_DOBRBS: &quot;BK with 3 seconds pause every stroke&quot;" calcext:value-type="string">
            <text:p>    i18n_short_DOBRBS: "BK pause per stroke"</text:p>
            <text:p>    i18n_description_DOBRBS: "BK with 3 seconds pause every stroke"</text:p>
          </table:table-cell>
          <table:table-cell table:number-columns-repeated="5"/>
          <table:table-cell table:formula="of:=COUNTIF([.$B$5:.$B$159];[.B9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DOBRSO</text:p>
          </table:table-cell>
          <table:table-cell table:formula="of:=COUNTIF([exercise_rows.$G$4:.$G$491];[.B96])" office:value-type="float" office:value="1" calcext:value-type="float">
            <text:p>1</text:p>
          </table:table-cell>
          <table:table-cell office:value-type="string" calcext:value-type="string">
            <text:p>DO solo braccia, gambe ferme</text:p>
          </table:table-cell>
          <table:table-cell office:value-type="string" calcext:value-type="string">
            <text:p>BK arms only, legs standing</text:p>
          </table:table-cell>
          <table:table-cell office:value-type="string" calcext:value-type="string">
            <text:p>DO gambe ferme</text:p>
          </table:table-cell>
          <table:table-cell office:value-type="string" calcext:value-type="string">
            <text:p>BK legs stand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6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6]&amp;&quot;,'&quot;&amp;[.B96]&amp;&quot;',&quot;&amp;[.K96]&amp;&quot;,&quot;&amp;[.L96]&amp;&quot;,&quot;&amp;[.M96]&amp;&quot;,&quot;&amp;[.N96]&amp;&quot;,&quot;&amp;[.O96]&amp;&quot;,&quot;&amp;[.P96]&amp;&quot;,&quot;&amp;[.Q96]&amp;&quot;,&quot;&amp;[.R96]&amp;&quot;,0,CURDATE(),CURDATE())&quot;&amp;IF(INDIRECT(ADDRESS(ROW([.A96])+1;1))&gt;0;&quot;,&quot;;&quot;;&quot;)" office:value-type="string" office:string-value="(93,'DOBRSO',2,1,0,1,0,(select t.id from stroke_types t where t.code = 'DO'),(select t.id from movement_types t where t.code = 'B'),(select t.id from movement_scope_types t where t.code = 'I'),0,CURDATE(),CURDATE())," calcext:value-type="string">
            <text:p>(93,'DOBRSO',2,1,0,1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6]&amp;&quot;: &quot;&amp;CHAR(34)&amp;SUBSTITUTE([.F96];&quot;'&quot;;&quot;''&quot;)&amp;CHAR(34)&amp;CHAR(13)&amp;CHAR(10)&amp;&quot;    i18n_description_&quot;&amp;[.$B96]&amp;&quot;: &quot;&amp;CHAR(34)&amp;SUBSTITUTE([.D96];&quot;'&quot;;&quot;''&quot;)&amp;CHAR(34)" office:value-type="string" office:string-value="    i18n_short_DOBRSO: &quot;DO gambe ferme&quot;&#13;&#10;    i18n_description_DOBRSO: &quot;DO solo braccia, gambe ferme&quot;" calcext:value-type="string">
            <text:p>    i18n_short_DOBRSO: "DO gambe ferme"</text:p>
            <text:p>    i18n_description_DOBRSO: "DO solo braccia, gambe ferme"</text:p>
          </table:table-cell>
          <table:table-cell table:formula="of:=&quot;    i18n_short_&quot;&amp;[.$B96]&amp;&quot;: &quot;&amp;CHAR(34)&amp;SUBSTITUTE([.G96];&quot;'&quot;;&quot;''&quot;)&amp;CHAR(34)&amp;CHAR(13)&amp;CHAR(10)&amp;&quot;    i18n_description_&quot;&amp;[.$B96]&amp;&quot;: &quot;&amp;CHAR(34)&amp;SUBSTITUTE([.E96];&quot;'&quot;;&quot;''&quot;)&amp;CHAR(34)" office:value-type="string" office:string-value="    i18n_short_DOBRSO: &quot;BK legs standing&quot;&#13;&#10;    i18n_description_DOBRSO: &quot;BK arms only, legs standing&quot;" calcext:value-type="string">
            <text:p>    i18n_short_DOBRSO: "BK legs standing"</text:p>
            <text:p>    i18n_description_DOBRSO: "BK arms only, legs standing"</text:p>
          </table:table-cell>
          <table:table-cell table:number-columns-repeated="5"/>
          <table:table-cell table:formula="of:=COUNTIF([.$B$5:.$B$159];[.B9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DOBRSS</text:p>
          </table:table-cell>
          <table:table-cell table:formula="of:=COUNTIF([exercise_rows.$G$4:.$G$491];[.B97])" office:value-type="float" office:value="0" calcext:value-type="float">
            <text:p>0</text:p>
          </table:table-cell>
          <table:table-cell office:value-type="string" calcext:value-type="string">
            <text:p>DO remate in posizione alta</text:p>
          </table:table-cell>
          <table:table-cell office:value-type="string" calcext:value-type="string">
            <text:p>BK sweeps in upper position</text:p>
          </table:table-cell>
          <table:table-cell office:value-type="string" calcext:value-type="string">
            <text:p>DO remate alte</text:p>
          </table:table-cell>
          <table:table-cell office:value-type="string" calcext:value-type="string">
            <text:p>BK upper pos sweep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7]&amp;&quot;,'&quot;&amp;[.B97]&amp;&quot;',&quot;&amp;[.K97]&amp;&quot;,&quot;&amp;[.L97]&amp;&quot;,&quot;&amp;[.M97]&amp;&quot;,&quot;&amp;[.N97]&amp;&quot;,&quot;&amp;[.O97]&amp;&quot;,&quot;&amp;[.P97]&amp;&quot;,&quot;&amp;[.Q97]&amp;&quot;,&quot;&amp;[.R97]&amp;&quot;,0,CURDATE(),CURDATE())&quot;&amp;IF(INDIRECT(ADDRESS(ROW([.A97])+1;1))&gt;0;&quot;,&quot;;&quot;;&quot;)" office:value-type="string" office:string-value="(94,'DOBRSS',2,0,1,0,0,(select t.id from stroke_types t where t.code = 'DO'),(select t.id from movement_types t where t.code = 'B'),(select t.id from movement_scope_types t where t.code = 'I'),0,CURDATE(),CURDATE())," calcext:value-type="string">
            <text:p>(94,'DOBRSS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7]&amp;&quot;: &quot;&amp;CHAR(34)&amp;SUBSTITUTE([.F97];&quot;'&quot;;&quot;''&quot;)&amp;CHAR(34)&amp;CHAR(13)&amp;CHAR(10)&amp;&quot;    i18n_description_&quot;&amp;[.$B97]&amp;&quot;: &quot;&amp;CHAR(34)&amp;SUBSTITUTE([.D97];&quot;'&quot;;&quot;''&quot;)&amp;CHAR(34)" office:value-type="string" office:string-value="    i18n_short_DOBRSS: &quot;DO remate alte&quot;&#13;&#10;    i18n_description_DOBRSS: &quot;DO remate in posizione alta&quot;" calcext:value-type="string">
            <text:p>    i18n_short_DOBRSS: "DO remate alte"</text:p>
            <text:p>    i18n_description_DOBRSS: "DO remate in posizione alta"</text:p>
          </table:table-cell>
          <table:table-cell table:formula="of:=&quot;    i18n_short_&quot;&amp;[.$B97]&amp;&quot;: &quot;&amp;CHAR(34)&amp;SUBSTITUTE([.G97];&quot;'&quot;;&quot;''&quot;)&amp;CHAR(34)&amp;CHAR(13)&amp;CHAR(10)&amp;&quot;    i18n_description_&quot;&amp;[.$B97]&amp;&quot;: &quot;&amp;CHAR(34)&amp;SUBSTITUTE([.E97];&quot;'&quot;;&quot;''&quot;)&amp;CHAR(34)" office:value-type="string" office:string-value="    i18n_short_DOBRSS: &quot;BK upper pos sweeps&quot;&#13;&#10;    i18n_description_DOBRSS: &quot;BK sweeps in upper position&quot;" calcext:value-type="string">
            <text:p>    i18n_short_DOBRSS: "BK upper pos sweeps"</text:p>
            <text:p>    i18n_description_DOBRSS: "BK sweeps in upper position"</text:p>
          </table:table-cell>
          <table:table-cell table:number-columns-repeated="5"/>
          <table:table-cell table:formula="of:=COUNTIF([.$B$5:.$B$156];[.B9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DOBRBH</text:p>
          </table:table-cell>
          <table:table-cell table:formula="of:=COUNTIF([exercise_rows.$G$4:.$G$491];[.B98])" office:value-type="float" office:value="0" calcext:value-type="float">
            <text:p>0</text:p>
          </table:table-cell>
          <table:table-cell office:value-type="string" calcext:value-type="string">
            <text:p>DO barchetta con avanzamento in direzione dei piedi</text:p>
          </table:table-cell>
          <table:table-cell office:value-type="string" calcext:value-type="string">
            <text:p>BK small boat to feet</text:p>
          </table:table-cell>
          <table:table-cell office:value-type="string" calcext:value-type="string">
            <text:p>DO barchetta</text:p>
          </table:table-cell>
          <table:table-cell office:value-type="string" calcext:value-type="string">
            <text:p>BK small boa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8]&amp;&quot;,'&quot;&amp;[.B98]&amp;&quot;',&quot;&amp;[.K98]&amp;&quot;,&quot;&amp;[.L98]&amp;&quot;,&quot;&amp;[.M98]&amp;&quot;,&quot;&amp;[.N98]&amp;&quot;,&quot;&amp;[.O98]&amp;&quot;,&quot;&amp;[.P98]&amp;&quot;,&quot;&amp;[.Q98]&amp;&quot;,&quot;&amp;[.R98]&amp;&quot;,0,CURDATE(),CURDATE())&quot;&amp;IF(INDIRECT(ADDRESS(ROW([.A98])+1;1))&gt;0;&quot;,&quot;;&quot;;&quot;)" office:value-type="string" office:string-value="(95,'DOBRBH',2,0,1,0,0,(select t.id from stroke_types t where t.code = 'DO'),(select t.id from movement_types t where t.code = 'B'),(select t.id from movement_scope_types t where t.code = 'I'),0,CURDATE(),CURDATE())," calcext:value-type="string">
            <text:p>(95,'DOBRBH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8]&amp;&quot;: &quot;&amp;CHAR(34)&amp;SUBSTITUTE([.F98];&quot;'&quot;;&quot;''&quot;)&amp;CHAR(34)&amp;CHAR(13)&amp;CHAR(10)&amp;&quot;    i18n_description_&quot;&amp;[.$B98]&amp;&quot;: &quot;&amp;CHAR(34)&amp;SUBSTITUTE([.D98];&quot;'&quot;;&quot;''&quot;)&amp;CHAR(34)" office:value-type="string" office:string-value="    i18n_short_DOBRBH: &quot;DO barchetta&quot;&#13;&#10;    i18n_description_DOBRBH: &quot;DO barchetta con avanzamento in direzione dei piedi&quot;" calcext:value-type="string">
            <text:p>    i18n_short_DOBRBH: "DO barchetta"</text:p>
            <text:p>    i18n_description_DOBRBH: "DO barchetta con avanzamento in direzione dei piedi"</text:p>
          </table:table-cell>
          <table:table-cell table:formula="of:=&quot;    i18n_short_&quot;&amp;[.$B98]&amp;&quot;: &quot;&amp;CHAR(34)&amp;SUBSTITUTE([.G98];&quot;'&quot;;&quot;''&quot;)&amp;CHAR(34)&amp;CHAR(13)&amp;CHAR(10)&amp;&quot;    i18n_description_&quot;&amp;[.$B98]&amp;&quot;: &quot;&amp;CHAR(34)&amp;SUBSTITUTE([.E98];&quot;'&quot;;&quot;''&quot;)&amp;CHAR(34)" office:value-type="string" office:string-value="    i18n_short_DOBRBH: &quot;BK small boat&quot;&#13;&#10;    i18n_description_DOBRBH: &quot;BK small boat to feet&quot;" calcext:value-type="string">
            <text:p>    i18n_short_DOBRBH: "BK small boat"</text:p>
            <text:p>    i18n_description_DOBRBH: "BK small boat to feet"</text:p>
          </table:table-cell>
          <table:table-cell table:number-columns-repeated="5"/>
          <table:table-cell table:formula="of:=COUNTIF([.$B$5:.$B$157];[.B9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RABRPU</text:p>
          </table:table-cell>
          <table:table-cell table:formula="of:=COUNTIF([exercise_rows.$G$4:.$G$491];[.B99])" office:value-type="float" office:value="1" calcext:value-type="float">
            <text:p>1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9]&amp;&quot;,'&quot;&amp;[.B99]&amp;&quot;',&quot;&amp;[.K99]&amp;&quot;,&quot;&amp;[.L99]&amp;&quot;,&quot;&amp;[.M99]&amp;&quot;,&quot;&amp;[.N99]&amp;&quot;,&quot;&amp;[.O99]&amp;&quot;,&quot;&amp;[.P99]&amp;&quot;,&quot;&amp;[.Q99]&amp;&quot;,&quot;&amp;[.R99]&amp;&quot;,0,CURDATE(),CURDATE())&quot;&amp;IF(INDIRECT(ADDRESS(ROW([.A99])+1;1))&gt;0;&quot;,&quot;;&quot;;&quot;)" office:value-type="string" office:string-value="(96,'RABRPU',2,0,0,1,0,(select t.id from stroke_types t where t.code = 'RA'),(select t.id from movement_types t where t.code = 'T'),(select t.id from movement_scope_types t where t.code = 'I'),0,CURDATE(),CURDATE())," calcext:value-type="string">
            <text:p>(96,'RABRPU',2,0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99]&amp;&quot;: &quot;&amp;CHAR(34)&amp;SUBSTITUTE([.F99];&quot;'&quot;;&quot;''&quot;)&amp;CHAR(34)&amp;CHAR(13)&amp;CHAR(10)&amp;&quot;    i18n_description_&quot;&amp;[.$B99]&amp;&quot;: &quot;&amp;CHAR(34)&amp;SUBSTITUTE([.D99];&quot;'&quot;;&quot;''&quot;)&amp;CHAR(34)" office:value-type="string" office:string-value="    i18n_short_RABRPU: &quot;RA pugni&quot;&#13;&#10;    i18n_description_RABRPU: &quot;RA pugni&quot;" calcext:value-type="string">
            <text:p>    i18n_short_RABRPU: "RA pugni"</text:p>
            <text:p>    i18n_description_RABRPU: "RA pugni"</text:p>
          </table:table-cell>
          <table:table-cell table:formula="of:=&quot;    i18n_short_&quot;&amp;[.$B99]&amp;&quot;: &quot;&amp;CHAR(34)&amp;SUBSTITUTE([.G99];&quot;'&quot;;&quot;''&quot;)&amp;CHAR(34)&amp;CHAR(13)&amp;CHAR(10)&amp;&quot;    i18n_description_&quot;&amp;[.$B99]&amp;&quot;: &quot;&amp;CHAR(34)&amp;SUBSTITUTE([.E99];&quot;'&quot;;&quot;''&quot;)&amp;CHAR(34)" office:value-type="string" office:string-value="    i18n_short_RABRPU: &quot;BR knock&quot;&#13;&#10;    i18n_description_RABRPU: &quot;BR knock&quot;" calcext:value-type="string">
            <text:p>    i18n_short_RABRPU: "BR knock"</text:p>
            <text:p>    i18n_description_RABRPU: "BR knock"</text:p>
          </table:table-cell>
          <table:table-cell table:number-columns-repeated="5"/>
          <table:table-cell table:formula="of:=COUNTIF([.$B$5:.$B$159];[.B9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RABRAL</text:p>
          </table:table-cell>
          <table:table-cell table:formula="of:=COUNTIF([exercise_rows.$G$4:.$G$491];[.B100])" office:value-type="float" office:value="1" calcext:value-type="float">
            <text:p>1</text:p>
          </table:table-cell>
          <table:table-cell office:value-type="string" calcext:value-type="string">
            <text:p>RA un braccio fermo in alto</text:p>
          </table:table-cell>
          <table:table-cell office:value-type="string" calcext:value-type="string">
            <text:p>BR with one arm standing up</text:p>
          </table:table-cell>
          <table:table-cell office:value-type="string" calcext:value-type="string">
            <text:p>RA braccio su</text:p>
          </table:table-cell>
          <table:table-cell office:value-type="string" calcext:value-type="string">
            <text:p>BR one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0]&amp;&quot;,'&quot;&amp;[.B100]&amp;&quot;',&quot;&amp;[.K100]&amp;&quot;,&quot;&amp;[.L100]&amp;&quot;,&quot;&amp;[.M100]&amp;&quot;,&quot;&amp;[.N100]&amp;&quot;,&quot;&amp;[.O100]&amp;&quot;,&quot;&amp;[.P100]&amp;&quot;,&quot;&amp;[.Q100]&amp;&quot;,&quot;&amp;[.R100]&amp;&quot;,0,CURDATE(),CURDATE())&quot;&amp;IF(INDIRECT(ADDRESS(ROW([.A100])+1;1))&gt;0;&quot;,&quot;;&quot;;&quot;)" office:value-type="string" office:string-value="(97,'RABRAL',2,1,0,1,0,(select t.id from stroke_types t where t.code = 'RA'),(select t.id from movement_types t where t.code = 'T'),(select t.id from movement_scope_types t where t.code = 'I'),0,CURDATE(),CURDATE())," calcext:value-type="string">
            <text:p>(97,'RABRAL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0]&amp;&quot;: &quot;&amp;CHAR(34)&amp;SUBSTITUTE([.F100];&quot;'&quot;;&quot;''&quot;)&amp;CHAR(34)&amp;CHAR(13)&amp;CHAR(10)&amp;&quot;    i18n_description_&quot;&amp;[.$B100]&amp;&quot;: &quot;&amp;CHAR(34)&amp;SUBSTITUTE([.D100];&quot;'&quot;;&quot;''&quot;)&amp;CHAR(34)" office:value-type="string" office:string-value="    i18n_short_RABRAL: &quot;RA braccio su&quot;&#13;&#10;    i18n_description_RABRAL: &quot;RA un braccio fermo in alto&quot;" calcext:value-type="string">
            <text:p>    i18n_short_RABRAL: "RA braccio su"</text:p>
            <text:p>    i18n_description_RABRAL: "RA un braccio fermo in alto"</text:p>
          </table:table-cell>
          <table:table-cell table:formula="of:=&quot;    i18n_short_&quot;&amp;[.$B100]&amp;&quot;: &quot;&amp;CHAR(34)&amp;SUBSTITUTE([.G100];&quot;'&quot;;&quot;''&quot;)&amp;CHAR(34)&amp;CHAR(13)&amp;CHAR(10)&amp;&quot;    i18n_description_&quot;&amp;[.$B100]&amp;&quot;: &quot;&amp;CHAR(34)&amp;SUBSTITUTE([.E100];&quot;'&quot;;&quot;''&quot;)&amp;CHAR(34)" office:value-type="string" office:string-value="    i18n_short_RABRAL: &quot;BR one arm up&quot;&#13;&#10;    i18n_description_RABRAL: &quot;BR with one arm standing up&quot;" calcext:value-type="string">
            <text:p>    i18n_short_RABRAL: "BR one arm up"</text:p>
            <text:p>    i18n_description_RABRAL: "BR with one arm standing up"</text:p>
          </table:table-cell>
          <table:table-cell table:number-columns-repeated="5"/>
          <table:table-cell table:formula="of:=COUNTIF([.$B$5:.$B$159];[.B10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RABRBA</text:p>
          </table:table-cell>
          <table:table-cell table:formula="of:=COUNTIF([exercise_rows.$G$4:.$G$491];[.B101])" office:value-type="float" office:value="1" calcext:value-type="float">
            <text:p>1</text:p>
          </table:table-cell>
          <table:table-cell office:value-type="string" calcext:value-type="string">
            <text:p>RA un braccio fermo in basso</text:p>
          </table:table-cell>
          <table:table-cell office:value-type="string" calcext:value-type="string">
            <text:p>BR with one arm standing down</text:p>
          </table:table-cell>
          <table:table-cell office:value-type="string" calcext:value-type="string">
            <text:p>RA braccio giù</text:p>
          </table:table-cell>
          <table:table-cell office:value-type="string" calcext:value-type="string">
            <text:p>BR one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1]&amp;&quot;,'&quot;&amp;[.B101]&amp;&quot;',&quot;&amp;[.K101]&amp;&quot;,&quot;&amp;[.L101]&amp;&quot;,&quot;&amp;[.M101]&amp;&quot;,&quot;&amp;[.N101]&amp;&quot;,&quot;&amp;[.O101]&amp;&quot;,&quot;&amp;[.P101]&amp;&quot;,&quot;&amp;[.Q101]&amp;&quot;,&quot;&amp;[.R101]&amp;&quot;,0,CURDATE(),CURDATE())&quot;&amp;IF(INDIRECT(ADDRESS(ROW([.A101])+1;1))&gt;0;&quot;,&quot;;&quot;;&quot;)" office:value-type="string" office:string-value="(98,'RABRBA',2,1,0,1,0,(select t.id from stroke_types t where t.code = 'RA'),(select t.id from movement_types t where t.code = 'T'),(select t.id from movement_scope_types t where t.code = 'I'),0,CURDATE(),CURDATE())," calcext:value-type="string">
            <text:p>(98,'RABRB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1]&amp;&quot;: &quot;&amp;CHAR(34)&amp;SUBSTITUTE([.F101];&quot;'&quot;;&quot;''&quot;)&amp;CHAR(34)&amp;CHAR(13)&amp;CHAR(10)&amp;&quot;    i18n_description_&quot;&amp;[.$B101]&amp;&quot;: &quot;&amp;CHAR(34)&amp;SUBSTITUTE([.D101];&quot;'&quot;;&quot;''&quot;)&amp;CHAR(34)" office:value-type="string" office:string-value="    i18n_short_RABRBA: &quot;RA braccio giù&quot;&#13;&#10;    i18n_description_RABRBA: &quot;RA un braccio fermo in basso&quot;" calcext:value-type="string">
            <text:p>    i18n_short_RABRBA: "RA braccio giù"</text:p>
            <text:p>    i18n_description_RABRBA: "RA un braccio fermo in basso"</text:p>
          </table:table-cell>
          <table:table-cell table:formula="of:=&quot;    i18n_short_&quot;&amp;[.$B101]&amp;&quot;: &quot;&amp;CHAR(34)&amp;SUBSTITUTE([.G101];&quot;'&quot;;&quot;''&quot;)&amp;CHAR(34)&amp;CHAR(13)&amp;CHAR(10)&amp;&quot;    i18n_description_&quot;&amp;[.$B101]&amp;&quot;: &quot;&amp;CHAR(34)&amp;SUBSTITUTE([.E101];&quot;'&quot;;&quot;''&quot;)&amp;CHAR(34)" office:value-type="string" office:string-value="    i18n_short_RABRBA: &quot;BR one arm down&quot;&#13;&#10;    i18n_description_RABRBA: &quot;BR with one arm standing down&quot;" calcext:value-type="string">
            <text:p>    i18n_short_RABRBA: "BR one arm down"</text:p>
            <text:p>    i18n_description_RABRBA: "BR with one arm standing down"</text:p>
          </table:table-cell>
          <table:table-cell table:number-columns-repeated="5"/>
          <table:table-cell table:formula="of:=COUNTIF([.$B$5:.$B$159];[.B10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RABRLT</text:p>
          </table:table-cell>
          <table:table-cell table:formula="of:=COUNTIF([exercise_rows.$G$4:.$G$491];[.B102])" office:value-type="float" office:value="2" calcext:value-type="float">
            <text:p>2</text:p>
          </table:table-cell>
          <table:table-cell office:value-type="string" calcext:value-type="string">
            <text:p>RA alternato alto</text:p>
          </table:table-cell>
          <table:table-cell office:value-type="string" calcext:value-type="string">
            <text:p>BR alternate upside</text:p>
          </table:table-cell>
          <table:table-cell office:value-type="string" calcext:value-type="string">
            <text:p>RA alternato</text:p>
          </table:table-cell>
          <table:table-cell office:value-type="string" calcext:value-type="string">
            <text:p>BR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2]&amp;&quot;,'&quot;&amp;[.B102]&amp;&quot;',&quot;&amp;[.K102]&amp;&quot;,&quot;&amp;[.L102]&amp;&quot;,&quot;&amp;[.M102]&amp;&quot;,&quot;&amp;[.N102]&amp;&quot;,&quot;&amp;[.O102]&amp;&quot;,&quot;&amp;[.P102]&amp;&quot;,&quot;&amp;[.Q102]&amp;&quot;,&quot;&amp;[.R102]&amp;&quot;,0,CURDATE(),CURDATE())&quot;&amp;IF(INDIRECT(ADDRESS(ROW([.A102])+1;1))&gt;0;&quot;,&quot;;&quot;;&quot;)" office:value-type="string" office:string-value="(99,'RABRLT',2,1,0,1,0,(select t.id from stroke_types t where t.code = 'RA'),(select t.id from movement_types t where t.code = 'T'),(select t.id from movement_scope_types t where t.code = 'I'),0,CURDATE(),CURDATE())," calcext:value-type="string">
            <text:p>(99,'RABRLT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2]&amp;&quot;: &quot;&amp;CHAR(34)&amp;SUBSTITUTE([.F102];&quot;'&quot;;&quot;''&quot;)&amp;CHAR(34)&amp;CHAR(13)&amp;CHAR(10)&amp;&quot;    i18n_description_&quot;&amp;[.$B102]&amp;&quot;: &quot;&amp;CHAR(34)&amp;SUBSTITUTE([.D102];&quot;'&quot;;&quot;''&quot;)&amp;CHAR(34)" office:value-type="string" office:string-value="    i18n_short_RABRLT: &quot;RA alternato&quot;&#13;&#10;    i18n_description_RABRLT: &quot;RA alternato alto&quot;" calcext:value-type="string">
            <text:p>    i18n_short_RABRLT: "RA alternato"</text:p>
            <text:p>    i18n_description_RABRLT: "RA alternato alto"</text:p>
          </table:table-cell>
          <table:table-cell table:formula="of:=&quot;    i18n_short_&quot;&amp;[.$B102]&amp;&quot;: &quot;&amp;CHAR(34)&amp;SUBSTITUTE([.G102];&quot;'&quot;;&quot;''&quot;)&amp;CHAR(34)&amp;CHAR(13)&amp;CHAR(10)&amp;&quot;    i18n_description_&quot;&amp;[.$B102]&amp;&quot;: &quot;&amp;CHAR(34)&amp;SUBSTITUTE([.E102];&quot;'&quot;;&quot;''&quot;)&amp;CHAR(34)" office:value-type="string" office:string-value="    i18n_short_RABRLT: &quot;BR alternate&quot;&#13;&#10;    i18n_description_RABRLT: &quot;BR alternate upside&quot;" calcext:value-type="string">
            <text:p>    i18n_short_RABRLT: "BR alternate"</text:p>
            <text:p>    i18n_description_RABRLT: "BR alternate upside"</text:p>
          </table:table-cell>
          <table:table-cell table:number-columns-repeated="5"/>
          <table:table-cell table:formula="of:=COUNTIF([.$B$5:.$B$159];[.B10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RACOSC</text:p>
          </table:table-cell>
          <table:table-cell table:formula="of:=COUNTIF([exercise_rows.$G$4:.$G$491];[.B103])" office:value-type="float" office:value="2" calcext:value-type="float">
            <text:p>2</text:p>
          </table:table-cell>
          <table:table-cell office:value-type="string" calcext:value-type="string">
            <text:p>RA con pausa ogni ciclo</text:p>
          </table:table-cell>
          <table:table-cell office:value-type="string" calcext:value-type="string">
            <text:p>BR with 3 seconds pause every cycle</text:p>
          </table:table-cell>
          <table:table-cell office:value-type="string" calcext:value-type="string">
            <text:p>RA scivolata</text:p>
          </table:table-cell>
          <table:table-cell office:value-type="string" calcext:value-type="string">
            <text:p>BR pause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3]&amp;&quot;,'&quot;&amp;[.B103]&amp;&quot;',&quot;&amp;[.K103]&amp;&quot;,&quot;&amp;[.L103]&amp;&quot;,&quot;&amp;[.M103]&amp;&quot;,&quot;&amp;[.N103]&amp;&quot;,&quot;&amp;[.O103]&amp;&quot;,&quot;&amp;[.P103]&amp;&quot;,&quot;&amp;[.Q103]&amp;&quot;,&quot;&amp;[.R103]&amp;&quot;,0,CURDATE(),CURDATE())&quot;&amp;IF(INDIRECT(ADDRESS(ROW([.A103])+1;1))&gt;0;&quot;,&quot;;&quot;;&quot;)" office:value-type="string" office:string-value="(100,'RACOSC',2,1,0,1,0,(select t.id from stroke_types t where t.code = 'RA'),(select t.id from movement_types t where t.code = 'T'),(select t.id from movement_scope_types t where t.code = 'E'),0,CURDATE(),CURDATE())," calcext:value-type="string">
            <text:p>(100,'RACOSC',2,1,0,1,0,(select t.id from stroke_types t where t.code = 'RA'),(select t.id from movement_types t where t.code = 'T'),(select t.id from movement_scope_types t where t.code = 'E'),0,CURDATE(),CURDATE()),</text:p>
          </table:table-cell>
          <table:table-cell table:formula="of:=&quot;    i18n_short_&quot;&amp;[.$B103]&amp;&quot;: &quot;&amp;CHAR(34)&amp;SUBSTITUTE([.F103];&quot;'&quot;;&quot;''&quot;)&amp;CHAR(34)&amp;CHAR(13)&amp;CHAR(10)&amp;&quot;    i18n_description_&quot;&amp;[.$B103]&amp;&quot;: &quot;&amp;CHAR(34)&amp;SUBSTITUTE([.D103];&quot;'&quot;;&quot;''&quot;)&amp;CHAR(34)" office:value-type="string" office:string-value="    i18n_short_RACOSC: &quot;RA scivolata&quot;&#13;&#10;    i18n_description_RACOSC: &quot;RA con pausa ogni ciclo&quot;" calcext:value-type="string">
            <text:p>    i18n_short_RACOSC: "RA scivolata"</text:p>
            <text:p>    i18n_description_RACOSC: "RA con pausa ogni ciclo"</text:p>
          </table:table-cell>
          <table:table-cell table:formula="of:=&quot;    i18n_short_&quot;&amp;[.$B103]&amp;&quot;: &quot;&amp;CHAR(34)&amp;SUBSTITUTE([.G103];&quot;'&quot;;&quot;''&quot;)&amp;CHAR(34)&amp;CHAR(13)&amp;CHAR(10)&amp;&quot;    i18n_description_&quot;&amp;[.$B103]&amp;&quot;: &quot;&amp;CHAR(34)&amp;SUBSTITUTE([.E103];&quot;'&quot;;&quot;''&quot;)&amp;CHAR(34)" office:value-type="string" office:string-value="    i18n_short_RACOSC: &quot;BR pause per cycle&quot;&#13;&#10;    i18n_description_RACOSC: &quot;BR with 3 seconds pause every cycle&quot;" calcext:value-type="string">
            <text:p>    i18n_short_RACOSC: "BR pause per cycle"</text:p>
            <text:p>    i18n_description_RACOSC: "BR with 3 seconds pause every cycle"</text:p>
          </table:table-cell>
          <table:table-cell table:number-columns-repeated="5"/>
          <table:table-cell table:formula="of:=COUNTIF([.$B$5:.$B$159];[.B10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RAGA2G</text:p>
          </table:table-cell>
          <table:table-cell table:formula="of:=COUNTIF([exercise_rows.$G$4:.$G$491];[.B104])" office:value-type="float" office:value="2" calcext:value-type="float">
            <text:p>2</text:p>
          </table:table-cell>
          <table:table-cell office:value-type="string" calcext:value-type="string">
            <text:p>RA due gambate per ogni ciclo</text:p>
          </table:table-cell>
          <table:table-cell office:value-type="string" calcext:value-type="string">
            <text:p>BR with 2 kicks per every cycle</text:p>
          </table:table-cell>
          <table:table-cell office:value-type="string" calcext:value-type="string">
            <text:p>RA doppia gambata</text:p>
          </table:table-cell>
          <table:table-cell office:value-type="string" calcext:value-type="string">
            <text:p>BR double kick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4]&amp;&quot;,'&quot;&amp;[.B104]&amp;&quot;',&quot;&amp;[.K104]&amp;&quot;,&quot;&amp;[.L104]&amp;&quot;,&quot;&amp;[.M104]&amp;&quot;,&quot;&amp;[.N104]&amp;&quot;,&quot;&amp;[.O104]&amp;&quot;,&quot;&amp;[.P104]&amp;&quot;,&quot;&amp;[.Q104]&amp;&quot;,&quot;&amp;[.R104]&amp;&quot;,0,CURDATE(),CURDATE())&quot;&amp;IF(INDIRECT(ADDRESS(ROW([.A104])+1;1))&gt;0;&quot;,&quot;;&quot;;&quot;)" office:value-type="string" office:string-value="(101,'RAGA2G',2,1,0,1,0,(select t.id from stroke_types t where t.code = 'RA'),(select t.id from movement_types t where t.code = 'G'),(select t.id from movement_scope_types t where t.code = 'E'),0,CURDATE(),CURDATE())," calcext:value-type="string">
            <text:p>(101,'RAGA2G',2,1,0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4]&amp;&quot;: &quot;&amp;CHAR(34)&amp;SUBSTITUTE([.F104];&quot;'&quot;;&quot;''&quot;)&amp;CHAR(34)&amp;CHAR(13)&amp;CHAR(10)&amp;&quot;    i18n_description_&quot;&amp;[.$B104]&amp;&quot;: &quot;&amp;CHAR(34)&amp;SUBSTITUTE([.D104];&quot;'&quot;;&quot;''&quot;)&amp;CHAR(34)" office:value-type="string" office:string-value="    i18n_short_RAGA2G: &quot;RA doppia gambata&quot;&#13;&#10;    i18n_description_RAGA2G: &quot;RA due gambate per ogni ciclo&quot;" calcext:value-type="string">
            <text:p>    i18n_short_RAGA2G: "RA doppia gambata"</text:p>
            <text:p>    i18n_description_RAGA2G: "RA due gambate per ogni ciclo"</text:p>
          </table:table-cell>
          <table:table-cell table:formula="of:=&quot;    i18n_short_&quot;&amp;[.$B104]&amp;&quot;: &quot;&amp;CHAR(34)&amp;SUBSTITUTE([.G104];&quot;'&quot;;&quot;''&quot;)&amp;CHAR(34)&amp;CHAR(13)&amp;CHAR(10)&amp;&quot;    i18n_description_&quot;&amp;[.$B104]&amp;&quot;: &quot;&amp;CHAR(34)&amp;SUBSTITUTE([.E104];&quot;'&quot;;&quot;''&quot;)&amp;CHAR(34)" office:value-type="string" office:string-value="    i18n_short_RAGA2G: &quot;BR double kick per cycle&quot;&#13;&#10;    i18n_description_RAGA2G: &quot;BR with 2 kicks per every cycle&quot;" calcext:value-type="string">
            <text:p>    i18n_short_RAGA2G: "BR double kick per cycle"</text:p>
            <text:p>    i18n_description_RAGA2G: "BR with 2 kicks per every cycle"</text:p>
          </table:table-cell>
          <table:table-cell table:number-columns-repeated="5"/>
          <table:table-cell table:formula="of:=COUNTIF([.$B$5:.$B$159];[.B10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RABRSO</text:p>
          </table:table-cell>
          <table:table-cell table:formula="of:=COUNTIF([exercise_rows.$G$4:.$G$491];[.B105])" office:value-type="float" office:value="1" calcext:value-type="float">
            <text:p>1</text:p>
          </table:table-cell>
          <table:table-cell office:value-type="string" calcext:value-type="string">
            <text:p>RA solo braccia, gambe ferme</text:p>
          </table:table-cell>
          <table:table-cell office:value-type="string" calcext:value-type="string">
            <text:p>BR arms only, legs standing</text:p>
          </table:table-cell>
          <table:table-cell office:value-type="string" calcext:value-type="string">
            <text:p>RA gambe ferme</text:p>
          </table:table-cell>
          <table:table-cell office:value-type="string" calcext:value-type="string">
            <text:p>BR legs standing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5]&amp;&quot;,'&quot;&amp;[.B105]&amp;&quot;',&quot;&amp;[.K105]&amp;&quot;,&quot;&amp;[.L105]&amp;&quot;,&quot;&amp;[.M105]&amp;&quot;,&quot;&amp;[.N105]&amp;&quot;,&quot;&amp;[.O105]&amp;&quot;,&quot;&amp;[.P105]&amp;&quot;,&quot;&amp;[.Q105]&amp;&quot;,&quot;&amp;[.R105]&amp;&quot;,0,CURDATE(),CURDATE())&quot;&amp;IF(INDIRECT(ADDRESS(ROW([.A105])+1;1))&gt;0;&quot;,&quot;;&quot;;&quot;)" office:value-type="string" office:string-value="(102,'RABRSO',2,1,0,1,0,(select t.id from stroke_types t where t.code = 'RA'),(select t.id from movement_types t where t.code = 'B'),(select t.id from movement_scope_types t where t.code = 'I'),0,CURDATE(),CURDATE())," calcext:value-type="string">
            <text:p>(102,'RABRSO',2,1,0,1,0,(select t.id from stroke_types t where t.code = 'RA'),(select t.id from movement_types t where t.code = 'B'),(select t.id from movement_scope_types t where t.code = 'I'),0,CURDATE(),CURDATE()),</text:p>
          </table:table-cell>
          <table:table-cell table:formula="of:=&quot;    i18n_short_&quot;&amp;[.$B105]&amp;&quot;: &quot;&amp;CHAR(34)&amp;SUBSTITUTE([.F105];&quot;'&quot;;&quot;''&quot;)&amp;CHAR(34)&amp;CHAR(13)&amp;CHAR(10)&amp;&quot;    i18n_description_&quot;&amp;[.$B105]&amp;&quot;: &quot;&amp;CHAR(34)&amp;SUBSTITUTE([.D105];&quot;'&quot;;&quot;''&quot;)&amp;CHAR(34)" office:value-type="string" office:string-value="    i18n_short_RABRSO: &quot;RA gambe ferme&quot;&#13;&#10;    i18n_description_RABRSO: &quot;RA solo braccia, gambe ferme&quot;" calcext:value-type="string">
            <text:p>    i18n_short_RABRSO: "RA gambe ferme"</text:p>
            <text:p>    i18n_description_RABRSO: "RA solo braccia, gambe ferme"</text:p>
          </table:table-cell>
          <table:table-cell table:formula="of:=&quot;    i18n_short_&quot;&amp;[.$B105]&amp;&quot;: &quot;&amp;CHAR(34)&amp;SUBSTITUTE([.G105];&quot;'&quot;;&quot;''&quot;)&amp;CHAR(34)&amp;CHAR(13)&amp;CHAR(10)&amp;&quot;    i18n_description_&quot;&amp;[.$B105]&amp;&quot;: &quot;&amp;CHAR(34)&amp;SUBSTITUTE([.E105];&quot;'&quot;;&quot;''&quot;)&amp;CHAR(34)" office:value-type="string" office:string-value="    i18n_short_RABRSO: &quot;BR legs standing&quot;&#13;&#10;    i18n_description_RABRSO: &quot;BR arms only, legs standing&quot;" calcext:value-type="string">
            <text:p>    i18n_short_RABRSO: "BR legs standing"</text:p>
            <text:p>    i18n_description_RABRSO: "BR arms only, legs standing"</text:p>
          </table:table-cell>
          <table:table-cell table:number-columns-repeated="5"/>
          <table:table-cell table:formula="of:=COUNTIF([.$B$5:.$B$159];[.B10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RACOSV</text:p>
          </table:table-cell>
          <table:table-cell table:formula="of:=COUNTIF([exercise_rows.$G$4:.$G$491];[.B106])" office:value-type="float" office:value="1" calcext:value-type="float">
            <text:p>1</text:p>
          </table:table-cell>
          <table:table-cell office:value-type="string" calcext:value-type="string">
            <text:p>RA sovrapponendo bracciata e gambata</text:p>
          </table:table-cell>
          <table:table-cell office:value-type="string" calcext:value-type="string">
            <text:p>BR with superposition of kick and stroke</text:p>
          </table:table-cell>
          <table:table-cell office:value-type="string" calcext:value-type="string">
            <text:p>RA sovrapposta</text:p>
          </table:table-cell>
          <table:table-cell office:value-type="string" calcext:value-type="string">
            <text:p>BR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6]&amp;&quot;,'&quot;&amp;[.B106]&amp;&quot;',&quot;&amp;[.K106]&amp;&quot;,&quot;&amp;[.L106]&amp;&quot;,&quot;&amp;[.M106]&amp;&quot;,&quot;&amp;[.N106]&amp;&quot;,&quot;&amp;[.O106]&amp;&quot;,&quot;&amp;[.P106]&amp;&quot;,&quot;&amp;[.Q106]&amp;&quot;,&quot;&amp;[.R106]&amp;&quot;,0,CURDATE(),CURDATE())&quot;&amp;IF(INDIRECT(ADDRESS(ROW([.A106])+1;1))&gt;0;&quot;,&quot;;&quot;;&quot;)" office:value-type="string" office:string-value="(103,'RACOSV',2,1,0,1,0,(select t.id from stroke_types t where t.code = 'RA'),(select t.id from movement_types t where t.code = 'C'),(select t.id from movement_scope_types t where t.code = 'C'),0,CURDATE(),CURDATE())," calcext:value-type="string">
            <text:p>(103,'RACOSV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06]&amp;&quot;: &quot;&amp;CHAR(34)&amp;SUBSTITUTE([.F106];&quot;'&quot;;&quot;''&quot;)&amp;CHAR(34)&amp;CHAR(13)&amp;CHAR(10)&amp;&quot;    i18n_description_&quot;&amp;[.$B106]&amp;&quot;: &quot;&amp;CHAR(34)&amp;SUBSTITUTE([.D106];&quot;'&quot;;&quot;''&quot;)&amp;CHAR(34)" office:value-type="string" office:string-value="    i18n_short_RACOSV: &quot;RA sovrapposta&quot;&#13;&#10;    i18n_description_RACOSV: &quot;RA sovrapponendo bracciata e gambata&quot;" calcext:value-type="string">
            <text:p>    i18n_short_RACOSV: "RA sovrapposta"</text:p>
            <text:p>    i18n_description_RACOSV: "RA sovrapponendo bracciata e gambata"</text:p>
          </table:table-cell>
          <table:table-cell table:formula="of:=&quot;    i18n_short_&quot;&amp;[.$B106]&amp;&quot;: &quot;&amp;CHAR(34)&amp;SUBSTITUTE([.G106];&quot;'&quot;;&quot;''&quot;)&amp;CHAR(34)&amp;CHAR(13)&amp;CHAR(10)&amp;&quot;    i18n_description_&quot;&amp;[.$B106]&amp;&quot;: &quot;&amp;CHAR(34)&amp;SUBSTITUTE([.E106];&quot;'&quot;;&quot;''&quot;)&amp;CHAR(34)" office:value-type="string" office:string-value="    i18n_short_RACOSV: &quot;BR superposition&quot;&#13;&#10;    i18n_description_RACOSV: &quot;BR with superposition of kick and stroke&quot;" calcext:value-type="string">
            <text:p>    i18n_short_RACOSV: "BR superposition"</text:p>
            <text:p>    i18n_description_RACOSV: "BR with superposition of kick and stroke"</text:p>
          </table:table-cell>
          <table:table-cell table:number-columns-repeated="5"/>
          <table:table-cell table:formula="of:=COUNTIF([.$B$5:.$B$159];[.B10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RACONS</text:p>
          </table:table-cell>
          <table:table-cell table:formula="of:=COUNTIF([exercise_rows.$G$4:.$G$491];[.B107])" office:value-type="float" office:value="1" calcext:value-type="float">
            <text:p>1</text:p>
          </table:table-cell>
          <table:table-cell office:value-type="string" calcext:value-type="string">
            <text:p>RA senza sovrapporre bracciata e gambata</text:p>
          </table:table-cell>
          <table:table-cell office:value-type="string" calcext:value-type="string">
            <text:p>BR with no superposition of kick and stroke</text:p>
          </table:table-cell>
          <table:table-cell office:value-type="string" calcext:value-type="string">
            <text:p>RA non sovrapposta</text:p>
          </table:table-cell>
          <table:table-cell office:value-type="string" calcext:value-type="string">
            <text:p>BR no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7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7]&amp;&quot;,'&quot;&amp;[.B107]&amp;&quot;',&quot;&amp;[.K107]&amp;&quot;,&quot;&amp;[.L107]&amp;&quot;,&quot;&amp;[.M107]&amp;&quot;,&quot;&amp;[.N107]&amp;&quot;,&quot;&amp;[.O107]&amp;&quot;,&quot;&amp;[.P107]&amp;&quot;,&quot;&amp;[.Q107]&amp;&quot;,&quot;&amp;[.R107]&amp;&quot;,0,CURDATE(),CURDATE())&quot;&amp;IF(INDIRECT(ADDRESS(ROW([.A107])+1;1))&gt;0;&quot;,&quot;;&quot;;&quot;)" office:value-type="string" office:string-value="(104,'RACONS',2,1,0,1,0,(select t.id from stroke_types t where t.code = 'RA'),(select t.id from movement_types t where t.code = 'C'),(select t.id from movement_scope_types t where t.code = 'C'),0,CURDATE(),CURDATE())," calcext:value-type="string">
            <text:p>(104,'RACONS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07]&amp;&quot;: &quot;&amp;CHAR(34)&amp;SUBSTITUTE([.F107];&quot;'&quot;;&quot;''&quot;)&amp;CHAR(34)&amp;CHAR(13)&amp;CHAR(10)&amp;&quot;    i18n_description_&quot;&amp;[.$B107]&amp;&quot;: &quot;&amp;CHAR(34)&amp;SUBSTITUTE([.D107];&quot;'&quot;;&quot;''&quot;)&amp;CHAR(34)" office:value-type="string" office:string-value="    i18n_short_RACONS: &quot;RA non sovrapposta&quot;&#13;&#10;    i18n_description_RACONS: &quot;RA senza sovrapporre bracciata e gambata&quot;" calcext:value-type="string">
            <text:p>    i18n_short_RACONS: "RA non sovrapposta"</text:p>
            <text:p>    i18n_description_RACONS: "RA senza sovrapporre bracciata e gambata"</text:p>
          </table:table-cell>
          <table:table-cell table:formula="of:=&quot;    i18n_short_&quot;&amp;[.$B107]&amp;&quot;: &quot;&amp;CHAR(34)&amp;SUBSTITUTE([.G107];&quot;'&quot;;&quot;''&quot;)&amp;CHAR(34)&amp;CHAR(13)&amp;CHAR(10)&amp;&quot;    i18n_description_&quot;&amp;[.$B107]&amp;&quot;: &quot;&amp;CHAR(34)&amp;SUBSTITUTE([.E107];&quot;'&quot;;&quot;''&quot;)&amp;CHAR(34)" office:value-type="string" office:string-value="    i18n_short_RACONS: &quot;BR no superposition&quot;&#13;&#10;    i18n_description_RACONS: &quot;BR with no superposition of kick and stroke&quot;" calcext:value-type="string">
            <text:p>    i18n_short_RACONS: "BR no superposition"</text:p>
            <text:p>    i18n_description_RACONS: "BR with no superposition of kick and stroke"</text:p>
          </table:table-cell>
          <table:table-cell table:number-columns-repeated="5"/>
          <table:table-cell table:formula="of:=COUNTIF([.$B$5:.$B$159];[.B10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RAGAEL</text:p>
          </table:table-cell>
          <table:table-cell table:formula="of:=COUNTIF([exercise_rows.$G$4:.$G$491];[.B108])" office:value-type="float" office:value="1" calcext:value-type="float">
            <text:p>1</text:p>
          </table:table-cell>
          <table:table-cell office:value-type="string" calcext:value-type="string">
            <text:p>RA a ginocchia unite</text:p>
          </table:table-cell>
          <table:table-cell office:value-type="string" calcext:value-type="string">
            <text:p>BR with narrow knees</text:p>
          </table:table-cell>
          <table:table-cell office:value-type="string" calcext:value-type="string">
            <text:p>RA ginocchia unite</text:p>
          </table:table-cell>
          <table:table-cell office:value-type="string" calcext:value-type="string">
            <text:p>BR narrow knee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8]&amp;&quot;,'&quot;&amp;[.B108]&amp;&quot;',&quot;&amp;[.K108]&amp;&quot;,&quot;&amp;[.L108]&amp;&quot;,&quot;&amp;[.M108]&amp;&quot;,&quot;&amp;[.N108]&amp;&quot;,&quot;&amp;[.O108]&amp;&quot;,&quot;&amp;[.P108]&amp;&quot;,&quot;&amp;[.Q108]&amp;&quot;,&quot;&amp;[.R108]&amp;&quot;,0,CURDATE(),CURDATE())&quot;&amp;IF(INDIRECT(ADDRESS(ROW([.A108])+1;1))&gt;0;&quot;,&quot;;&quot;;&quot;)" office:value-type="string" office:string-value="(105,'RAGAEL',2,1,1,1,0,(select t.id from stroke_types t where t.code = 'RA'),(select t.id from movement_types t where t.code = 'G'),(select t.id from movement_scope_types t where t.code = 'E'),0,CURDATE(),CURDATE())," calcext:value-type="string">
            <text:p>(105,'RAGAEL',2,1,1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8]&amp;&quot;: &quot;&amp;CHAR(34)&amp;SUBSTITUTE([.F108];&quot;'&quot;;&quot;''&quot;)&amp;CHAR(34)&amp;CHAR(13)&amp;CHAR(10)&amp;&quot;    i18n_description_&quot;&amp;[.$B108]&amp;&quot;: &quot;&amp;CHAR(34)&amp;SUBSTITUTE([.D108];&quot;'&quot;;&quot;''&quot;)&amp;CHAR(34)" office:value-type="string" office:string-value="    i18n_short_RAGAEL: &quot;RA ginocchia unite&quot;&#13;&#10;    i18n_description_RAGAEL: &quot;RA a ginocchia unite&quot;" calcext:value-type="string">
            <text:p>    i18n_short_RAGAEL: "RA ginocchia unite"</text:p>
            <text:p>    i18n_description_RAGAEL: "RA a ginocchia unite"</text:p>
          </table:table-cell>
          <table:table-cell table:formula="of:=&quot;    i18n_short_&quot;&amp;[.$B108]&amp;&quot;: &quot;&amp;CHAR(34)&amp;SUBSTITUTE([.G108];&quot;'&quot;;&quot;''&quot;)&amp;CHAR(34)&amp;CHAR(13)&amp;CHAR(10)&amp;&quot;    i18n_description_&quot;&amp;[.$B108]&amp;&quot;: &quot;&amp;CHAR(34)&amp;SUBSTITUTE([.E108];&quot;'&quot;;&quot;''&quot;)&amp;CHAR(34)" office:value-type="string" office:string-value="    i18n_short_RAGAEL: &quot;BR narrow knees&quot;&#13;&#10;    i18n_description_RAGAEL: &quot;BR with narrow knees&quot;" calcext:value-type="string">
            <text:p>    i18n_short_RAGAEL: "BR narrow knees"</text:p>
            <text:p>    i18n_description_RAGAEL: "BR with narrow knees"</text:p>
          </table:table-cell>
          <table:table-cell table:number-columns-repeated="5"/>
          <table:table-cell table:formula="of:=COUNTIF([.$B$5:.$B$159];[.B10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RAGACA</text:p>
          </table:table-cell>
          <table:table-cell table:formula="of:=COUNTIF([exercise_rows.$G$4:.$G$491];[.B109])" office:value-type="float" office:value="2" calcext:value-type="float">
            <text:p>2</text:p>
          </table:table-cell>
          <table:table-cell office:value-type="string" calcext:value-type="string">
            <text:p>RA toccando le mani coi piedi sul sedere</text:p>
          </table:table-cell>
          <table:table-cell office:value-type="string" calcext:value-type="string">
            <text:p>BR kicking hands on back</text:p>
          </table:table-cell>
          <table:table-cell office:value-type="string" calcext:value-type="string">
            <text:p>RA calciata</text:p>
          </table:table-cell>
          <table:table-cell office:value-type="string" calcext:value-type="string">
            <text:p>BR kicked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9]&amp;&quot;,'&quot;&amp;[.B109]&amp;&quot;',&quot;&amp;[.K109]&amp;&quot;,&quot;&amp;[.L109]&amp;&quot;,&quot;&amp;[.M109]&amp;&quot;,&quot;&amp;[.N109]&amp;&quot;,&quot;&amp;[.O109]&amp;&quot;,&quot;&amp;[.P109]&amp;&quot;,&quot;&amp;[.Q109]&amp;&quot;,&quot;&amp;[.R109]&amp;&quot;,0,CURDATE(),CURDATE())&quot;&amp;IF(INDIRECT(ADDRESS(ROW([.A109])+1;1))&gt;0;&quot;,&quot;;&quot;;&quot;)" office:value-type="string" office:string-value="(106,'RAGACA',2,1,0,1,0,(select t.id from stroke_types t where t.code = 'RA'),(select t.id from movement_types t where t.code = 'T'),(select t.id from movement_scope_types t where t.code = 'I'),0,CURDATE(),CURDATE())," calcext:value-type="string">
            <text:p>(106,'RAGAC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9]&amp;&quot;: &quot;&amp;CHAR(34)&amp;SUBSTITUTE([.F109];&quot;'&quot;;&quot;''&quot;)&amp;CHAR(34)&amp;CHAR(13)&amp;CHAR(10)&amp;&quot;    i18n_description_&quot;&amp;[.$B109]&amp;&quot;: &quot;&amp;CHAR(34)&amp;SUBSTITUTE([.D109];&quot;'&quot;;&quot;''&quot;)&amp;CHAR(34)" office:value-type="string" office:string-value="    i18n_short_RAGACA: &quot;RA calciata&quot;&#13;&#10;    i18n_description_RAGACA: &quot;RA toccando le mani coi piedi sul sedere&quot;" calcext:value-type="string">
            <text:p>    i18n_short_RAGACA: "RA calciata"</text:p>
            <text:p>    i18n_description_RAGACA: "RA toccando le mani coi piedi sul sedere"</text:p>
          </table:table-cell>
          <table:table-cell table:formula="of:=&quot;    i18n_short_&quot;&amp;[.$B109]&amp;&quot;: &quot;&amp;CHAR(34)&amp;SUBSTITUTE([.G109];&quot;'&quot;;&quot;''&quot;)&amp;CHAR(34)&amp;CHAR(13)&amp;CHAR(10)&amp;&quot;    i18n_description_&quot;&amp;[.$B109]&amp;&quot;: &quot;&amp;CHAR(34)&amp;SUBSTITUTE([.E109];&quot;'&quot;;&quot;''&quot;)&amp;CHAR(34)" office:value-type="string" office:string-value="    i18n_short_RAGACA: &quot;BR kicked&quot;&#13;&#10;    i18n_description_RAGACA: &quot;BR kicking hands on back&quot;" calcext:value-type="string">
            <text:p>    i18n_short_RAGACA: "BR kicked"</text:p>
            <text:p>    i18n_description_RAGACA: "BR kicking hands on back"</text:p>
          </table:table-cell>
          <table:table-cell table:number-columns-repeated="5"/>
          <table:table-cell table:formula="of:=COUNTIF([.$B$5:.$B$159];[.B10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RACOAL</text:p>
          </table:table-cell>
          <table:table-cell table:formula="of:=COUNTIF([exercise_rows.$G$4:.$G$491];[.B110])" office:value-type="float" office:value="1" calcext:value-type="float">
            <text:p>1</text:p>
          </table:table-cell>
          <table:table-cell office:value-type="string" calcext:value-type="string">
            <text:p>RA alternando braccio e gamba opposti</text:p>
          </table:table-cell>
          <table:table-cell office:value-type="string" calcext:value-type="string">
            <text:p>BR alternating arm and opposite leg</text:p>
          </table:table-cell>
          <table:table-cell office:value-type="string" calcext:value-type="string">
            <text:p>RA incrociata</text:p>
          </table:table-cell>
          <table:table-cell office:value-type="string" calcext:value-type="string">
            <text:p>BR cross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0]&amp;&quot;,'&quot;&amp;[.B110]&amp;&quot;',&quot;&amp;[.K110]&amp;&quot;,&quot;&amp;[.L110]&amp;&quot;,&quot;&amp;[.M110]&amp;&quot;,&quot;&amp;[.N110]&amp;&quot;,&quot;&amp;[.O110]&amp;&quot;,&quot;&amp;[.P110]&amp;&quot;,&quot;&amp;[.Q110]&amp;&quot;,&quot;&amp;[.R110]&amp;&quot;,0,CURDATE(),CURDATE())&quot;&amp;IF(INDIRECT(ADDRESS(ROW([.A110])+1;1))&gt;0;&quot;,&quot;;&quot;;&quot;)" office:value-type="string" office:string-value="(107,'RACOAL',2,1,0,1,0,(select t.id from stroke_types t where t.code = 'RA'),(select t.id from movement_types t where t.code = 'T'),(select t.id from movement_scope_types t where t.code = 'C'),0,CURDATE(),CURDATE())," calcext:value-type="string">
            <text:p>(107,'RACOAL',2,1,0,1,0,(select t.id from stroke_types t where t.code = 'RA'),(select t.id from movement_types t where t.code = 'T'),(select t.id from movement_scope_types t where t.code = 'C'),0,CURDATE(),CURDATE()),</text:p>
          </table:table-cell>
          <table:table-cell table:formula="of:=&quot;    i18n_short_&quot;&amp;[.$B110]&amp;&quot;: &quot;&amp;CHAR(34)&amp;SUBSTITUTE([.F110];&quot;'&quot;;&quot;''&quot;)&amp;CHAR(34)&amp;CHAR(13)&amp;CHAR(10)&amp;&quot;    i18n_description_&quot;&amp;[.$B110]&amp;&quot;: &quot;&amp;CHAR(34)&amp;SUBSTITUTE([.D110];&quot;'&quot;;&quot;''&quot;)&amp;CHAR(34)" office:value-type="string" office:string-value="    i18n_short_RACOAL: &quot;RA incrociata&quot;&#13;&#10;    i18n_description_RACOAL: &quot;RA alternando braccio e gamba opposti&quot;" calcext:value-type="string">
            <text:p>    i18n_short_RACOAL: "RA incrociata"</text:p>
            <text:p>    i18n_description_RACOAL: "RA alternando braccio e gamba opposti"</text:p>
          </table:table-cell>
          <table:table-cell table:formula="of:=&quot;    i18n_short_&quot;&amp;[.$B110]&amp;&quot;: &quot;&amp;CHAR(34)&amp;SUBSTITUTE([.G110];&quot;'&quot;;&quot;''&quot;)&amp;CHAR(34)&amp;CHAR(13)&amp;CHAR(10)&amp;&quot;    i18n_description_&quot;&amp;[.$B110]&amp;&quot;: &quot;&amp;CHAR(34)&amp;SUBSTITUTE([.E110];&quot;'&quot;;&quot;''&quot;)&amp;CHAR(34)" office:value-type="string" office:string-value="    i18n_short_RACOAL: &quot;BR cross alternate&quot;&#13;&#10;    i18n_description_RACOAL: &quot;BR alternating arm and opposite leg&quot;" calcext:value-type="string">
            <text:p>    i18n_short_RACOAL: "BR cross alternate"</text:p>
            <text:p>    i18n_description_RACOAL: "BR alternating arm and opposite leg"</text:p>
          </table:table-cell>
          <table:table-cell table:number-columns-repeated="5"/>
          <table:table-cell table:formula="of:=COUNTIF([.$B$5:.$B$159];[.B11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RABRTA</text:p>
          </table:table-cell>
          <table:table-cell table:formula="of:=COUNTIF([exercise_rows.$G$4:.$G$491];[.B111])" office:value-type="float" office:value="1" calcext:value-type="float">
            <text:p>1</text:p>
          </table:table-cell>
          <table:table-cell office:value-type="string" calcext:value-type="string">
            <text:p>RA a testa alta fuori dall'acqua</text:p>
          </table:table-cell>
          <table:table-cell office:value-type="string" calcext:value-type="string">
            <text:p>BR head out of water</text:p>
          </table:table-cell>
          <table:table-cell office:value-type="string" calcext:value-type="string">
            <text:p>RA testa alta</text:p>
          </table:table-cell>
          <table:table-cell office:value-type="string" calcext:value-type="string">
            <text:p>BR head ou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1]&amp;&quot;,'&quot;&amp;[.B111]&amp;&quot;',&quot;&amp;[.K111]&amp;&quot;,&quot;&amp;[.L111]&amp;&quot;,&quot;&amp;[.M111]&amp;&quot;,&quot;&amp;[.N111]&amp;&quot;,&quot;&amp;[.O111]&amp;&quot;,&quot;&amp;[.P111]&amp;&quot;,&quot;&amp;[.Q111]&amp;&quot;,&quot;&amp;[.R111]&amp;&quot;,0,CURDATE(),CURDATE())&quot;&amp;IF(INDIRECT(ADDRESS(ROW([.A111])+1;1))&gt;0;&quot;,&quot;;&quot;;&quot;)" office:value-type="string" office:string-value="(108,'RABRTA',2,1,0,1,0,(select t.id from stroke_types t where t.code = 'RA'),(select t.id from movement_types t where t.code = 'C'),(select t.id from movement_scope_types t where t.code = 'E'),0,CURDATE(),CURDATE())," calcext:value-type="string">
            <text:p>(108,'RABRTA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11]&amp;&quot;: &quot;&amp;CHAR(34)&amp;SUBSTITUTE([.F111];&quot;'&quot;;&quot;''&quot;)&amp;CHAR(34)&amp;CHAR(13)&amp;CHAR(10)&amp;&quot;    i18n_description_&quot;&amp;[.$B111]&amp;&quot;: &quot;&amp;CHAR(34)&amp;SUBSTITUTE([.D111];&quot;'&quot;;&quot;''&quot;)&amp;CHAR(34)" office:value-type="string" office:string-value="    i18n_short_RABRTA: &quot;RA testa alta&quot;&#13;&#10;    i18n_description_RABRTA: &quot;RA a testa alta fuori dall''acqua&quot;" calcext:value-type="string">
            <text:p>    i18n_short_RABRTA: "RA testa alta"</text:p>
            <text:p>    i18n_description_RABRTA: "RA a testa alta fuori dall''acqua"</text:p>
          </table:table-cell>
          <table:table-cell table:formula="of:=&quot;    i18n_short_&quot;&amp;[.$B111]&amp;&quot;: &quot;&amp;CHAR(34)&amp;SUBSTITUTE([.G111];&quot;'&quot;;&quot;''&quot;)&amp;CHAR(34)&amp;CHAR(13)&amp;CHAR(10)&amp;&quot;    i18n_description_&quot;&amp;[.$B111]&amp;&quot;: &quot;&amp;CHAR(34)&amp;SUBSTITUTE([.E111];&quot;'&quot;;&quot;''&quot;)&amp;CHAR(34)" office:value-type="string" office:string-value="    i18n_short_RABRTA: &quot;BR head out&quot;&#13;&#10;    i18n_description_RABRTA: &quot;BR head out of water&quot;" calcext:value-type="string">
            <text:p>    i18n_short_RABRTA: "BR head out"</text:p>
            <text:p>    i18n_description_RABRTA: "BR head out of water"</text:p>
          </table:table-cell>
          <table:table-cell table:number-columns-repeated="5"/>
          <table:table-cell table:formula="of:=COUNTIF([.$B$5:.$B$159];[.B11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RACOSU</text:p>
          </table:table-cell>
          <table:table-cell table:formula="of:=COUNTIF([exercise_rows.$G$4:.$G$491];[.B112])" office:value-type="float" office:value="1" calcext:value-type="float">
            <text:p>1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2]&amp;&quot;,'&quot;&amp;[.B112]&amp;&quot;',&quot;&amp;[.K112]&amp;&quot;,&quot;&amp;[.L112]&amp;&quot;,&quot;&amp;[.M112]&amp;&quot;,&quot;&amp;[.N112]&amp;&quot;,&quot;&amp;[.O112]&amp;&quot;,&quot;&amp;[.P112]&amp;&quot;,&quot;&amp;[.Q112]&amp;&quot;,&quot;&amp;[.R112]&amp;&quot;,0,CURDATE(),CURDATE())&quot;&amp;IF(INDIRECT(ADDRESS(ROW([.A112])+1;1))&gt;0;&quot;,&quot;;&quot;;&quot;)" office:value-type="string" office:string-value="(109,'RACOSU',2,1,0,1,0,(select t.id from stroke_types t where t.code = 'RA'),(select t.id from movement_types t where t.code = 'C'),(select t.id from movement_scope_types t where t.code = 'E'),0,CURDATE(),CURDATE())," calcext:value-type="string">
            <text:p>(109,'RACOSU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12]&amp;&quot;: &quot;&amp;CHAR(34)&amp;SUBSTITUTE([.F112];&quot;'&quot;;&quot;''&quot;)&amp;CHAR(34)&amp;CHAR(13)&amp;CHAR(10)&amp;&quot;    i18n_description_&quot;&amp;[.$B112]&amp;&quot;: &quot;&amp;CHAR(34)&amp;SUBSTITUTE([.D112];&quot;'&quot;;&quot;''&quot;)&amp;CHAR(34)" office:value-type="string" office:string-value="    i18n_short_RACOSU: &quot;RA subacquea&quot;&#13;&#10;    i18n_description_RACOSU: &quot;RA subacquea&quot;" calcext:value-type="string">
            <text:p>    i18n_short_RACOSU: "RA subacquea"</text:p>
            <text:p>    i18n_description_RACOSU: "RA subacquea"</text:p>
          </table:table-cell>
          <table:table-cell table:formula="of:=&quot;    i18n_short_&quot;&amp;[.$B112]&amp;&quot;: &quot;&amp;CHAR(34)&amp;SUBSTITUTE([.G112];&quot;'&quot;;&quot;''&quot;)&amp;CHAR(34)&amp;CHAR(13)&amp;CHAR(10)&amp;&quot;    i18n_description_&quot;&amp;[.$B112]&amp;&quot;: &quot;&amp;CHAR(34)&amp;SUBSTITUTE([.E112];&quot;'&quot;;&quot;''&quot;)&amp;CHAR(34)" office:value-type="string" office:string-value="    i18n_short_RACOSU: &quot;BR under water&quot;&#13;&#10;    i18n_description_RACOSU: &quot;BR under water&quot;" calcext:value-type="string">
            <text:p>    i18n_short_RACOSU: "BR under water"</text:p>
            <text:p>    i18n_description_RACOSU: "BR under water"</text:p>
          </table:table-cell>
          <table:table-cell table:number-columns-repeated="5"/>
          <table:table-cell table:formula="of:=COUNTIF([.$B$5:.$B$159];[.B11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RAGADO</text:p>
          </table:table-cell>
          <table:table-cell table:style-name="ce16" table:formula="of:=COUNTIF([exercise_rows.$G$4:.$G$491];[.B113])" office:value-type="float" office:value="3" calcext:value-type="float">
            <text:p>3</text:p>
          </table:table-cell>
          <table:table-cell office:value-type="string" calcext:value-type="string">
            <text:p>RA solo gambe sul dorso</text:p>
          </table:table-cell>
          <table:table-cell office:value-type="string" calcext:value-type="string">
            <text:p>BR kick only on back</text:p>
          </table:table-cell>
          <table:table-cell office:value-type="string" calcext:value-type="string">
            <text:p>RA gambe sul dorso</text:p>
          </table:table-cell>
          <table:table-cell office:value-type="string" calcext:value-type="string">
            <text:p>BR kick on ba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3]&amp;&quot;,'&quot;&amp;[.B113]&amp;&quot;',&quot;&amp;[.K113]&amp;&quot;,&quot;&amp;[.L113]&amp;&quot;,&quot;&amp;[.M113]&amp;&quot;,&quot;&amp;[.N113]&amp;&quot;,&quot;&amp;[.O113]&amp;&quot;,&quot;&amp;[.P113]&amp;&quot;,&quot;&amp;[.Q113]&amp;&quot;,&quot;&amp;[.R113]&amp;&quot;,0,CURDATE(),CURDATE())&quot;&amp;IF(INDIRECT(ADDRESS(ROW([.A113])+1;1))&gt;0;&quot;,&quot;;&quot;;&quot;)" office:value-type="string" office:string-value="(110,'RAGADO',2,0,0,0,0,(select t.id from stroke_types t where t.code = 'RA'),(select t.id from movement_types t where t.code = 'G'),(select t.id from movement_scope_types t where t.code = 'E'),0,CURDATE(),CURDATE())," calcext:value-type="string">
            <text:p>(110,'RAGADO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3]&amp;&quot;: &quot;&amp;CHAR(34)&amp;SUBSTITUTE([.F113];&quot;'&quot;;&quot;''&quot;)&amp;CHAR(34)&amp;CHAR(13)&amp;CHAR(10)&amp;&quot;    i18n_description_&quot;&amp;[.$B113]&amp;&quot;: &quot;&amp;CHAR(34)&amp;SUBSTITUTE([.D113];&quot;'&quot;;&quot;''&quot;)&amp;CHAR(34)" office:value-type="string" office:string-value="    i18n_short_RAGADO: &quot;RA gambe sul dorso&quot;&#13;&#10;    i18n_description_RAGADO: &quot;RA solo gambe sul dorso&quot;" calcext:value-type="string">
            <text:p>    i18n_short_RAGADO: "RA gambe sul dorso"</text:p>
            <text:p>    i18n_description_RAGADO: "RA solo gambe sul dorso"</text:p>
          </table:table-cell>
          <table:table-cell table:formula="of:=&quot;    i18n_short_&quot;&amp;[.$B113]&amp;&quot;: &quot;&amp;CHAR(34)&amp;SUBSTITUTE([.G113];&quot;'&quot;;&quot;''&quot;)&amp;CHAR(34)&amp;CHAR(13)&amp;CHAR(10)&amp;&quot;    i18n_description_&quot;&amp;[.$B113]&amp;&quot;: &quot;&amp;CHAR(34)&amp;SUBSTITUTE([.E113];&quot;'&quot;;&quot;''&quot;)&amp;CHAR(34)" office:value-type="string" office:string-value="    i18n_short_RAGADO: &quot;BR kick on back&quot;&#13;&#10;    i18n_description_RAGADO: &quot;BR kick only on back&quot;" calcext:value-type="string">
            <text:p>    i18n_short_RAGADO: "BR kick on back"</text:p>
            <text:p>    i18n_description_RAGADO: "BR kick only on back"</text:p>
          </table:table-cell>
          <table:table-cell table:number-columns-repeated="5"/>
          <table:table-cell table:formula="of:=COUNTIF([.$B$5:.$B$159];[.B11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RAGAVE</text:p>
          </table:table-cell>
          <table:table-cell table:formula="of:=COUNTIF([exercise_rows.$G$4:.$G$491];[.B114])" office:value-type="float" office:value="0" calcext:value-type="float">
            <text:p>0</text:p>
          </table:table-cell>
          <table:table-cell office:value-type="string" calcext:value-type="string">
            <text:p>RA solo gambe in verticale</text:p>
          </table:table-cell>
          <table:table-cell office:value-type="string" calcext:value-type="string">
            <text:p>BR kick only in vertical position</text:p>
          </table:table-cell>
          <table:table-cell office:value-type="string" calcext:value-type="string">
            <text:p>RA gambe in verticale</text:p>
          </table:table-cell>
          <table:table-cell office:value-type="string" calcext:value-type="string">
            <text:p>BR vertical ki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4]&amp;&quot;,'&quot;&amp;[.B114]&amp;&quot;',&quot;&amp;[.K114]&amp;&quot;,&quot;&amp;[.L114]&amp;&quot;,&quot;&amp;[.M114]&amp;&quot;,&quot;&amp;[.N114]&amp;&quot;,&quot;&amp;[.O114]&amp;&quot;,&quot;&amp;[.P114]&amp;&quot;,&quot;&amp;[.Q114]&amp;&quot;,&quot;&amp;[.R114]&amp;&quot;,0,CURDATE(),CURDATE())&quot;&amp;IF(INDIRECT(ADDRESS(ROW([.A114])+1;1))&gt;0;&quot;,&quot;;&quot;;&quot;)" office:value-type="string" office:string-value="(111,'RAGAVE',2,0,0,0,0,(select t.id from stroke_types t where t.code = 'RA'),(select t.id from movement_types t where t.code = 'G'),(select t.id from movement_scope_types t where t.code = 'E'),0,CURDATE(),CURDATE())," calcext:value-type="string">
            <text:p>(111,'RAGAVE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4]&amp;&quot;: &quot;&amp;CHAR(34)&amp;SUBSTITUTE([.F114];&quot;'&quot;;&quot;''&quot;)&amp;CHAR(34)&amp;CHAR(13)&amp;CHAR(10)&amp;&quot;    i18n_description_&quot;&amp;[.$B114]&amp;&quot;: &quot;&amp;CHAR(34)&amp;SUBSTITUTE([.D114];&quot;'&quot;;&quot;''&quot;)&amp;CHAR(34)" office:value-type="string" office:string-value="    i18n_short_RAGAVE: &quot;RA gambe in verticale&quot;&#13;&#10;    i18n_description_RAGAVE: &quot;RA solo gambe in verticale&quot;" calcext:value-type="string">
            <text:p>    i18n_short_RAGAVE: "RA gambe in verticale"</text:p>
            <text:p>    i18n_description_RAGAVE: "RA solo gambe in verticale"</text:p>
          </table:table-cell>
          <table:table-cell table:formula="of:=&quot;    i18n_short_&quot;&amp;[.$B114]&amp;&quot;: &quot;&amp;CHAR(34)&amp;SUBSTITUTE([.G114];&quot;'&quot;;&quot;''&quot;)&amp;CHAR(34)&amp;CHAR(13)&amp;CHAR(10)&amp;&quot;    i18n_description_&quot;&amp;[.$B114]&amp;&quot;: &quot;&amp;CHAR(34)&amp;SUBSTITUTE([.E114];&quot;'&quot;;&quot;''&quot;)&amp;CHAR(34)" office:value-type="string" office:string-value="    i18n_short_RAGAVE: &quot;BR vertical kick&quot;&#13;&#10;    i18n_description_RAGAVE: &quot;BR kick only in vertical position&quot;" calcext:value-type="string">
            <text:p>    i18n_short_RAGAVE: "BR vertical kick"</text:p>
            <text:p>    i18n_description_RAGAVE: "BR kick only in vertical position"</text:p>
          </table:table-cell>
          <table:table-cell table:number-columns-repeated="5"/>
          <table:table-cell table:formula="of:=COUNTIF([.$B$5:.$B$159];[.B11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RAGAVB</text:p>
          </table:table-cell>
          <table:table-cell table:formula="of:=COUNTIF([exercise_rows.$G$4:.$G$491];[.B115])" office:value-type="float" office:value="0" calcext:value-type="float">
            <text:p>0</text:p>
          </table:table-cell>
          <table:table-cell office:value-type="string" calcext:value-type="string">
            <text:p>RA solo gambe in verticale con braccia in alto</text:p>
          </table:table-cell>
          <table:table-cell office:value-type="string" calcext:value-type="string">
            <text:p>BR kick only in vertical position with arms up</text:p>
          </table:table-cell>
          <table:table-cell office:value-type="string" calcext:value-type="string">
            <text:p>RA gambe in verticale braccia su</text:p>
          </table:table-cell>
          <table:table-cell office:value-type="string" calcext:value-type="string">
            <text:p>BR vertical kick arms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5]&amp;&quot;,'&quot;&amp;[.B115]&amp;&quot;',&quot;&amp;[.K115]&amp;&quot;,&quot;&amp;[.L115]&amp;&quot;,&quot;&amp;[.M115]&amp;&quot;,&quot;&amp;[.N115]&amp;&quot;,&quot;&amp;[.O115]&amp;&quot;,&quot;&amp;[.P115]&amp;&quot;,&quot;&amp;[.Q115]&amp;&quot;,&quot;&amp;[.R115]&amp;&quot;,0,CURDATE(),CURDATE())&quot;&amp;IF(INDIRECT(ADDRESS(ROW([.A115])+1;1))&gt;0;&quot;,&quot;;&quot;;&quot;)" office:value-type="string" office:string-value="(112,'RAGAVB',2,0,0,0,0,(select t.id from stroke_types t where t.code = 'RA'),(select t.id from movement_types t where t.code = 'G'),(select t.id from movement_scope_types t where t.code = 'E'),0,CURDATE(),CURDATE())," calcext:value-type="string">
            <text:p>(112,'RAGAVB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5]&amp;&quot;: &quot;&amp;CHAR(34)&amp;SUBSTITUTE([.F115];&quot;'&quot;;&quot;''&quot;)&amp;CHAR(34)&amp;CHAR(13)&amp;CHAR(10)&amp;&quot;    i18n_description_&quot;&amp;[.$B115]&amp;&quot;: &quot;&amp;CHAR(34)&amp;SUBSTITUTE([.D115];&quot;'&quot;;&quot;''&quot;)&amp;CHAR(34)" office:value-type="string" office:string-value="    i18n_short_RAGAVB: &quot;RA gambe in verticale braccia su&quot;&#13;&#10;    i18n_description_RAGAVB: &quot;RA solo gambe in verticale con braccia in alto&quot;" calcext:value-type="string">
            <text:p>    i18n_short_RAGAVB: "RA gambe in verticale braccia su"</text:p>
            <text:p>    i18n_description_RAGAVB: "RA solo gambe in verticale con braccia in alto"</text:p>
          </table:table-cell>
          <table:table-cell table:formula="of:=&quot;    i18n_short_&quot;&amp;[.$B115]&amp;&quot;: &quot;&amp;CHAR(34)&amp;SUBSTITUTE([.G115];&quot;'&quot;;&quot;''&quot;)&amp;CHAR(34)&amp;CHAR(13)&amp;CHAR(10)&amp;&quot;    i18n_description_&quot;&amp;[.$B115]&amp;&quot;: &quot;&amp;CHAR(34)&amp;SUBSTITUTE([.E115];&quot;'&quot;;&quot;''&quot;)&amp;CHAR(34)" office:value-type="string" office:string-value="    i18n_short_RAGAVB: &quot;BR vertical kick arms up&quot;&#13;&#10;    i18n_description_RAGAVB: &quot;BR kick only in vertical position with arms up&quot;" calcext:value-type="string">
            <text:p>    i18n_short_RAGAVB: "BR vertical kick arms up"</text:p>
            <text:p>    i18n_description_RAGAVB: "BR kick only in vertical position with arms up"</text:p>
          </table:table-cell>
          <table:table-cell table:number-columns-repeated="5"/>
          <table:table-cell table:formula="of:=COUNTIF([.$B$5:.$B$159];[.B11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RAGABI</text:p>
          </table:table-cell>
          <table:table-cell table:formula="of:=COUNTIF([exercise_rows.$G$4:.$G$491];[.B116])" office:value-type="float" office:value="0" calcext:value-type="float">
            <text:p>0</text:p>
          </table:table-cell>
          <table:table-cell office:value-type="string" calcext:value-type="string">
            <text:p>RA solo gambe alternate (bicicletta)</text:p>
          </table:table-cell>
          <table:table-cell office:value-type="string" calcext:value-type="string">
            <text:p>BR kick only alternated</text:p>
          </table:table-cell>
          <table:table-cell office:value-type="string" calcext:value-type="string">
            <text:p>RA bicicletta</text:p>
          </table:table-cell>
          <table:table-cell office:value-type="string" calcext:value-type="string">
            <text:p>BR bi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6]&amp;&quot;,'&quot;&amp;[.B116]&amp;&quot;',&quot;&amp;[.K116]&amp;&quot;,&quot;&amp;[.L116]&amp;&quot;,&quot;&amp;[.M116]&amp;&quot;,&quot;&amp;[.N116]&amp;&quot;,&quot;&amp;[.O116]&amp;&quot;,&quot;&amp;[.P116]&amp;&quot;,&quot;&amp;[.Q116]&amp;&quot;,&quot;&amp;[.R116]&amp;&quot;,0,CURDATE(),CURDATE())&quot;&amp;IF(INDIRECT(ADDRESS(ROW([.A116])+1;1))&gt;0;&quot;,&quot;;&quot;;&quot;)" office:value-type="string" office:string-value="(113,'RAGABI',2,0,0,0,0,(select t.id from stroke_types t where t.code = 'RA'),(select t.id from movement_types t where t.code = 'G'),(select t.id from movement_scope_types t where t.code = 'E'),0,CURDATE(),CURDATE())," calcext:value-type="string">
            <text:p>(113,'RAGABI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6]&amp;&quot;: &quot;&amp;CHAR(34)&amp;SUBSTITUTE([.F116];&quot;'&quot;;&quot;''&quot;)&amp;CHAR(34)&amp;CHAR(13)&amp;CHAR(10)&amp;&quot;    i18n_description_&quot;&amp;[.$B116]&amp;&quot;: &quot;&amp;CHAR(34)&amp;SUBSTITUTE([.D116];&quot;'&quot;;&quot;''&quot;)&amp;CHAR(34)" office:value-type="string" office:string-value="    i18n_short_RAGABI: &quot;RA bicicletta&quot;&#13;&#10;    i18n_description_RAGABI: &quot;RA solo gambe alternate (bicicletta)&quot;" calcext:value-type="string">
            <text:p>    i18n_short_RAGABI: "RA bicicletta"</text:p>
            <text:p>    i18n_description_RAGABI: "RA solo gambe alternate (bicicletta)"</text:p>
          </table:table-cell>
          <table:table-cell table:formula="of:=&quot;    i18n_short_&quot;&amp;[.$B116]&amp;&quot;: &quot;&amp;CHAR(34)&amp;SUBSTITUTE([.G116];&quot;'&quot;;&quot;''&quot;)&amp;CHAR(34)&amp;CHAR(13)&amp;CHAR(10)&amp;&quot;    i18n_description_&quot;&amp;[.$B116]&amp;&quot;: &quot;&amp;CHAR(34)&amp;SUBSTITUTE([.E116];&quot;'&quot;;&quot;''&quot;)&amp;CHAR(34)" office:value-type="string" office:string-value="    i18n_short_RAGABI: &quot;BR bicycle&quot;&#13;&#10;    i18n_description_RAGABI: &quot;BR kick only alternated&quot;" calcext:value-type="string">
            <text:p>    i18n_short_RAGABI: "BR bicycle"</text:p>
            <text:p>    i18n_description_RAGABI: "BR kick only alternated"</text:p>
          </table:table-cell>
          <table:table-cell table:number-columns-repeated="5"/>
          <table:table-cell table:formula="of:=COUNTIF([.$B$5:.$B$159];[.B11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MIBRPU</text:p>
          </table:table-cell>
          <table:table-cell table:formula="of:=COUNTIF([exercise_rows.$G$4:.$G$491];[.B117])" office:value-type="float" office:value="1" calcext:value-type="float">
            <text:p>1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7]&amp;&quot;,'&quot;&amp;[.B117]&amp;&quot;',&quot;&amp;[.K117]&amp;&quot;,&quot;&amp;[.L117]&amp;&quot;,&quot;&amp;[.M117]&amp;&quot;,&quot;&amp;[.N117]&amp;&quot;,&quot;&amp;[.O117]&amp;&quot;,&quot;&amp;[.P117]&amp;&quot;,&quot;&amp;[.Q117]&amp;&quot;,&quot;&amp;[.R117]&amp;&quot;,0,CURDATE(),CURDATE())&quot;&amp;IF(INDIRECT(ADDRESS(ROW([.A117])+1;1))&gt;0;&quot;,&quot;;&quot;;&quot;)" office:value-type="string" office:string-value="(114,'MIBRPU',2,0,0,1,0,(select t.id from stroke_types t where t.code = 'MI'),(select t.id from movement_types t where t.code = 'T'),(select t.id from movement_scope_types t where t.code = 'I'),0,CURDATE(),CURDATE())," calcext:value-type="string">
            <text:p>(114,'MIBRPU',2,0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7]&amp;&quot;: &quot;&amp;CHAR(34)&amp;SUBSTITUTE([.F117];&quot;'&quot;;&quot;''&quot;)&amp;CHAR(34)&amp;CHAR(13)&amp;CHAR(10)&amp;&quot;    i18n_description_&quot;&amp;[.$B117]&amp;&quot;: &quot;&amp;CHAR(34)&amp;SUBSTITUTE([.D117];&quot;'&quot;;&quot;''&quot;)&amp;CHAR(34)" office:value-type="string" office:string-value="    i18n_short_MIBRPU: &quot;MI pugni&quot;&#13;&#10;    i18n_description_MIBRPU: &quot;MI pugni&quot;" calcext:value-type="string">
            <text:p>    i18n_short_MIBRPU: "MI pugni"</text:p>
            <text:p>    i18n_description_MIBRPU: "MI pugni"</text:p>
          </table:table-cell>
          <table:table-cell table:formula="of:=&quot;    i18n_short_&quot;&amp;[.$B117]&amp;&quot;: &quot;&amp;CHAR(34)&amp;SUBSTITUTE([.G117];&quot;'&quot;;&quot;''&quot;)&amp;CHAR(34)&amp;CHAR(13)&amp;CHAR(10)&amp;&quot;    i18n_description_&quot;&amp;[.$B117]&amp;&quot;: &quot;&amp;CHAR(34)&amp;SUBSTITUTE([.E117];&quot;'&quot;;&quot;''&quot;)&amp;CHAR(34)" office:value-type="string" office:string-value="    i18n_short_MIBRPU: &quot;IM knock&quot;&#13;&#10;    i18n_description_MIBRPU: &quot;IM knock&quot;" calcext:value-type="string">
            <text:p>    i18n_short_MIBRPU: "IM knock"</text:p>
            <text:p>    i18n_description_MIBRPU: "IM knock"</text:p>
          </table:table-cell>
          <table:table-cell table:number-columns-repeated="5"/>
          <table:table-cell table:formula="of:=COUNTIF([.$B$5:.$B$159];[.B11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MIBRAL</text:p>
          </table:table-cell>
          <table:table-cell table:formula="of:=COUNTIF([exercise_rows.$G$4:.$G$491];[.B118])" office:value-type="float" office:value="1" calcext:value-type="float">
            <text:p>1</text:p>
          </table:table-cell>
          <table:table-cell office:value-type="string" calcext:value-type="string">
            <text:p>MI un braccio fermo in alto</text:p>
          </table:table-cell>
          <table:table-cell office:value-type="string" calcext:value-type="string">
            <text:p>IM with one arm standing up</text:p>
          </table:table-cell>
          <table:table-cell office:value-type="string" calcext:value-type="string">
            <text:p>MI braccio su</text:p>
          </table:table-cell>
          <table:table-cell office:value-type="string" calcext:value-type="string">
            <text:p>IM one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8]&amp;&quot;,'&quot;&amp;[.B118]&amp;&quot;',&quot;&amp;[.K118]&amp;&quot;,&quot;&amp;[.L118]&amp;&quot;,&quot;&amp;[.M118]&amp;&quot;,&quot;&amp;[.N118]&amp;&quot;,&quot;&amp;[.O118]&amp;&quot;,&quot;&amp;[.P118]&amp;&quot;,&quot;&amp;[.Q118]&amp;&quot;,&quot;&amp;[.R118]&amp;&quot;,0,CURDATE(),CURDATE())&quot;&amp;IF(INDIRECT(ADDRESS(ROW([.A118])+1;1))&gt;0;&quot;,&quot;;&quot;;&quot;)" office:value-type="string" office:string-value="(115,'MIBRAL',2,1,0,1,0,(select t.id from stroke_types t where t.code = 'MI'),(select t.id from movement_types t where t.code = 'T'),(select t.id from movement_scope_types t where t.code = 'I'),0,CURDATE(),CURDATE())," calcext:value-type="string">
            <text:p>(115,'MIBRAL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8]&amp;&quot;: &quot;&amp;CHAR(34)&amp;SUBSTITUTE([.F118];&quot;'&quot;;&quot;''&quot;)&amp;CHAR(34)&amp;CHAR(13)&amp;CHAR(10)&amp;&quot;    i18n_description_&quot;&amp;[.$B118]&amp;&quot;: &quot;&amp;CHAR(34)&amp;SUBSTITUTE([.D118];&quot;'&quot;;&quot;''&quot;)&amp;CHAR(34)" office:value-type="string" office:string-value="    i18n_short_MIBRAL: &quot;MI braccio su&quot;&#13;&#10;    i18n_description_MIBRAL: &quot;MI un braccio fermo in alto&quot;" calcext:value-type="string">
            <text:p>    i18n_short_MIBRAL: "MI braccio su"</text:p>
            <text:p>    i18n_description_MIBRAL: "MI un braccio fermo in alto"</text:p>
          </table:table-cell>
          <table:table-cell table:formula="of:=&quot;    i18n_short_&quot;&amp;[.$B118]&amp;&quot;: &quot;&amp;CHAR(34)&amp;SUBSTITUTE([.G118];&quot;'&quot;;&quot;''&quot;)&amp;CHAR(34)&amp;CHAR(13)&amp;CHAR(10)&amp;&quot;    i18n_description_&quot;&amp;[.$B118]&amp;&quot;: &quot;&amp;CHAR(34)&amp;SUBSTITUTE([.E118];&quot;'&quot;;&quot;''&quot;)&amp;CHAR(34)" office:value-type="string" office:string-value="    i18n_short_MIBRAL: &quot;IM one arm up&quot;&#13;&#10;    i18n_description_MIBRAL: &quot;IM with one arm standing up&quot;" calcext:value-type="string">
            <text:p>    i18n_short_MIBRAL: "IM one arm up"</text:p>
            <text:p>    i18n_description_MIBRAL: "IM with one arm standing up"</text:p>
          </table:table-cell>
          <table:table-cell table:number-columns-repeated="5"/>
          <table:table-cell table:formula="of:=COUNTIF([.$B$5:.$B$159];[.B11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MIBRBA</text:p>
          </table:table-cell>
          <table:table-cell table:formula="of:=COUNTIF([exercise_rows.$G$4:.$G$491];[.B119])" office:value-type="float" office:value="1" calcext:value-type="float">
            <text:p>1</text:p>
          </table:table-cell>
          <table:table-cell office:value-type="string" calcext:value-type="string">
            <text:p>MI un braccio fermo in basso</text:p>
          </table:table-cell>
          <table:table-cell office:value-type="string" calcext:value-type="string">
            <text:p>IM with one arm standing down</text:p>
          </table:table-cell>
          <table:table-cell office:value-type="string" calcext:value-type="string">
            <text:p>MI braccio giù</text:p>
          </table:table-cell>
          <table:table-cell office:value-type="string" calcext:value-type="string">
            <text:p>IM one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9]&amp;&quot;,'&quot;&amp;[.B119]&amp;&quot;',&quot;&amp;[.K119]&amp;&quot;,&quot;&amp;[.L119]&amp;&quot;,&quot;&amp;[.M119]&amp;&quot;,&quot;&amp;[.N119]&amp;&quot;,&quot;&amp;[.O119]&amp;&quot;,&quot;&amp;[.P119]&amp;&quot;,&quot;&amp;[.Q119]&amp;&quot;,&quot;&amp;[.R119]&amp;&quot;,0,CURDATE(),CURDATE())&quot;&amp;IF(INDIRECT(ADDRESS(ROW([.A119])+1;1))&gt;0;&quot;,&quot;;&quot;;&quot;)" office:value-type="string" office:string-value="(116,'MIBRBA',2,1,0,1,0,(select t.id from stroke_types t where t.code = 'MI'),(select t.id from movement_types t where t.code = 'T'),(select t.id from movement_scope_types t where t.code = 'I'),0,CURDATE(),CURDATE())," calcext:value-type="string">
            <text:p>(116,'MIBRBA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9]&amp;&quot;: &quot;&amp;CHAR(34)&amp;SUBSTITUTE([.F119];&quot;'&quot;;&quot;''&quot;)&amp;CHAR(34)&amp;CHAR(13)&amp;CHAR(10)&amp;&quot;    i18n_description_&quot;&amp;[.$B119]&amp;&quot;: &quot;&amp;CHAR(34)&amp;SUBSTITUTE([.D119];&quot;'&quot;;&quot;''&quot;)&amp;CHAR(34)" office:value-type="string" office:string-value="    i18n_short_MIBRBA: &quot;MI braccio giù&quot;&#13;&#10;    i18n_description_MIBRBA: &quot;MI un braccio fermo in basso&quot;" calcext:value-type="string">
            <text:p>    i18n_short_MIBRBA: "MI braccio giù"</text:p>
            <text:p>    i18n_description_MIBRBA: "MI un braccio fermo in basso"</text:p>
          </table:table-cell>
          <table:table-cell table:formula="of:=&quot;    i18n_short_&quot;&amp;[.$B119]&amp;&quot;: &quot;&amp;CHAR(34)&amp;SUBSTITUTE([.G119];&quot;'&quot;;&quot;''&quot;)&amp;CHAR(34)&amp;CHAR(13)&amp;CHAR(10)&amp;&quot;    i18n_description_&quot;&amp;[.$B119]&amp;&quot;: &quot;&amp;CHAR(34)&amp;SUBSTITUTE([.E119];&quot;'&quot;;&quot;''&quot;)&amp;CHAR(34)" office:value-type="string" office:string-value="    i18n_short_MIBRBA: &quot;IM one arm down&quot;&#13;&#10;    i18n_description_MIBRBA: &quot;IM with one arm standing down&quot;" calcext:value-type="string">
            <text:p>    i18n_short_MIBRBA: "IM one arm down"</text:p>
            <text:p>    i18n_description_MIBRBA: "IM with one arm standing down"</text:p>
          </table:table-cell>
          <table:table-cell table:number-columns-repeated="5"/>
          <table:table-cell table:formula="of:=COUNTIF([.$B$5:.$B$159];[.B11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MIBRLT</text:p>
          </table:table-cell>
          <table:table-cell table:formula="of:=COUNTIF([exercise_rows.$G$4:.$G$491];[.B120])" office:value-type="float" office:value="1" calcext:value-type="float">
            <text:p>1</text:p>
          </table:table-cell>
          <table:table-cell office:value-type="string" calcext:value-type="string">
            <text:p>MI alternato alto</text:p>
          </table:table-cell>
          <table:table-cell office:value-type="string" calcext:value-type="string">
            <text:p>IM alternate upside</text:p>
          </table:table-cell>
          <table:table-cell office:value-type="string" calcext:value-type="string">
            <text:p>MI alternato</text:p>
          </table:table-cell>
          <table:table-cell office:value-type="string" calcext:value-type="string">
            <text:p>IM alterna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0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0]&amp;&quot;,'&quot;&amp;[.B120]&amp;&quot;',&quot;&amp;[.K120]&amp;&quot;,&quot;&amp;[.L120]&amp;&quot;,&quot;&amp;[.M120]&amp;&quot;,&quot;&amp;[.N120]&amp;&quot;,&quot;&amp;[.O120]&amp;&quot;,&quot;&amp;[.P120]&amp;&quot;,&quot;&amp;[.Q120]&amp;&quot;,&quot;&amp;[.R120]&amp;&quot;,0,CURDATE(),CURDATE())&quot;&amp;IF(INDIRECT(ADDRESS(ROW([.A120])+1;1))&gt;0;&quot;,&quot;;&quot;;&quot;)" office:value-type="string" office:string-value="(117,'MIBRLT',2,1,0,1,0,(select t.id from stroke_types t where t.code = 'MI'),(select t.id from movement_types t where t.code = 'T'),(select t.id from movement_scope_types t where t.code = 'I'),0,CURDATE(),CURDATE())," calcext:value-type="string">
            <text:p>(117,'MIBRLT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20]&amp;&quot;: &quot;&amp;CHAR(34)&amp;SUBSTITUTE([.F120];&quot;'&quot;;&quot;''&quot;)&amp;CHAR(34)&amp;CHAR(13)&amp;CHAR(10)&amp;&quot;    i18n_description_&quot;&amp;[.$B120]&amp;&quot;: &quot;&amp;CHAR(34)&amp;SUBSTITUTE([.D120];&quot;'&quot;;&quot;''&quot;)&amp;CHAR(34)" office:value-type="string" office:string-value="    i18n_short_MIBRLT: &quot;MI alternato&quot;&#13;&#10;    i18n_description_MIBRLT: &quot;MI alternato alto&quot;" calcext:value-type="string">
            <text:p>    i18n_short_MIBRLT: "MI alternato"</text:p>
            <text:p>    i18n_description_MIBRLT: "MI alternato alto"</text:p>
          </table:table-cell>
          <table:table-cell table:formula="of:=&quot;    i18n_short_&quot;&amp;[.$B120]&amp;&quot;: &quot;&amp;CHAR(34)&amp;SUBSTITUTE([.G120];&quot;'&quot;;&quot;''&quot;)&amp;CHAR(34)&amp;CHAR(13)&amp;CHAR(10)&amp;&quot;    i18n_description_&quot;&amp;[.$B120]&amp;&quot;: &quot;&amp;CHAR(34)&amp;SUBSTITUTE([.E120];&quot;'&quot;;&quot;''&quot;)&amp;CHAR(34)" office:value-type="string" office:string-value="    i18n_short_MIBRLT: &quot;IM alternate&quot;&#13;&#10;    i18n_description_MIBRLT: &quot;IM alternate upside&quot;" calcext:value-type="string">
            <text:p>    i18n_short_MIBRLT: "IM alternate"</text:p>
            <text:p>    i18n_description_MIBRLT: "IM alternate upside"</text:p>
          </table:table-cell>
          <table:table-cell table:number-columns-repeated="5"/>
          <table:table-cell table:formula="of:=COUNTIF([.$B$5:.$B$159];[.B12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MICOAL</text:p>
          </table:table-cell>
          <table:table-cell table:formula="of:=COUNTIF([exercise_rows.$G$4:.$G$491];[.B121])" office:value-type="float" office:value="1" calcext:value-type="float">
            <text:p>1</text:p>
          </table:table-cell>
          <table:table-cell office:value-type="string" calcext:value-type="string">
            <text:p>MI un ciclo per ogni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 un ciclo per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21]&amp;&quot;,'&quot;&amp;[.B121]&amp;&quot;',&quot;&amp;[.K121]&amp;&quot;,&quot;&amp;[.L121]&amp;&quot;,&quot;&amp;[.M121]&amp;&quot;,&quot;&amp;[.N121]&amp;&quot;,&quot;&amp;[.O121]&amp;&quot;,&quot;&amp;[.P121]&amp;&quot;,&quot;&amp;[.Q121]&amp;&quot;,&quot;&amp;[.R121]&amp;&quot;,0,CURDATE(),CURDATE())&quot;&amp;IF(INDIRECT(ADDRESS(ROW([.A121])+1;1))&gt;0;&quot;,&quot;;&quot;;&quot;)" office:value-type="string" office:string-value="(118,'MICOAL',2,1,0,1,0,(select t.id from stroke_types t where t.code = 'MI'),(select t.id from movement_types t where t.code = 'T'),(select t.id from movement_scope_types t where t.code = 'C'),0,CURDATE(),CURDATE())," calcext:value-type="string">
            <text:p>(118,'MICOAL',2,1,0,1,0,(select t.id from stroke_types t where t.code = 'MI'),(select t.id from movement_types t where t.code = 'T'),(select t.id from movement_scope_types t where t.code = 'C'),0,CURDATE(),CURDATE()),</text:p>
          </table:table-cell>
          <table:table-cell table:formula="of:=&quot;    i18n_short_&quot;&amp;[.$B121]&amp;&quot;: &quot;&amp;CHAR(34)&amp;SUBSTITUTE([.F121];&quot;'&quot;;&quot;''&quot;)&amp;CHAR(34)&amp;CHAR(13)&amp;CHAR(10)&amp;&quot;    i18n_description_&quot;&amp;[.$B121]&amp;&quot;: &quot;&amp;CHAR(34)&amp;SUBSTITUTE([.D121];&quot;'&quot;;&quot;''&quot;)&amp;CHAR(34)" office:value-type="string" office:string-value="    i18n_short_MICOAL: &quot;MI un ciclo per stile&quot;&#13;&#10;    i18n_description_MICOAL: &quot;MI un ciclo per ogni stile&quot;" calcext:value-type="string">
            <text:p>    i18n_short_MICOAL: "MI un ciclo per stile"</text:p>
            <text:p>    i18n_description_MICOAL: "MI un ciclo per ogni stile"</text:p>
          </table:table-cell>
          <table:table-cell table:formula="of:=&quot;    i18n_short_&quot;&amp;[.$B121]&amp;&quot;: &quot;&amp;CHAR(34)&amp;SUBSTITUTE([.G121];&quot;'&quot;;&quot;''&quot;)&amp;CHAR(34)&amp;CHAR(13)&amp;CHAR(10)&amp;&quot;    i18n_description_&quot;&amp;[.$B121]&amp;&quot;: &quot;&amp;CHAR(34)&amp;SUBSTITUTE([.E121];&quot;'&quot;;&quot;''&quot;)&amp;CHAR(34)" office:value-type="string" office:string-value="    i18n_short_MICOAL: &quot;IM one cycle per style&quot;&#13;&#10;    i18n_description_MICOAL: &quot;IM one cycle per style&quot;" calcext:value-type="string">
            <text:p>    i18n_short_MICOAL: "IM one cycle per style"</text:p>
            <text:p>    i18n_description_MICOAL: "IM one cycle per style"</text:p>
          </table:table-cell>
          <table:table-cell table:number-columns-repeated="5"/>
          <table:table-cell table:formula="of:=COUNTIF([.$B$5:.$B$159];[.B12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MICOIM</text:p>
          </table:table-cell>
          <table:table-cell table:style-name="ce17" table:formula="of:=COUNTIF([exercise_rows.$G$4:.$G$491];[.B122])" office:value-type="float" office:value="2" calcext:value-type="float">
            <text:p>2</text:p>
          </table:table-cell>
          <table:table-cell office:value-type="string" calcext:value-type="string">
            <text:p>MI in ordine inverso</text:p>
          </table:table-cell>
          <table:table-cell office:value-type="string" calcext:value-type="string">
            <text:p>IM in reverse order</text:p>
          </table:table-cell>
          <table:table-cell office:value-type="string" calcext:value-type="string">
            <text:p>MI rovesciati</text:p>
          </table:table-cell>
          <table:table-cell office:value-type="string" calcext:value-type="string">
            <text:p>IM reversed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22]&amp;&quot;,'&quot;&amp;[.B122]&amp;&quot;',&quot;&amp;[.K122]&amp;&quot;,&quot;&amp;[.L122]&amp;&quot;,&quot;&amp;[.M122]&amp;&quot;,&quot;&amp;[.N122]&amp;&quot;,&quot;&amp;[.O122]&amp;&quot;,&quot;&amp;[.P122]&amp;&quot;,&quot;&amp;[.Q122]&amp;&quot;,&quot;&amp;[.R122]&amp;&quot;,0,CURDATE(),CURDATE())&quot;&amp;IF(INDIRECT(ADDRESS(ROW([.A122])+1;1))&gt;0;&quot;,&quot;;&quot;;&quot;)" office:value-type="string" office:string-value="(119,'MICOIM',2,1,0,1,0,(select t.id from stroke_types t where t.code = 'MI'),(select t.id from movement_types t where t.code = 'C'),(select t.id from movement_scope_types t where t.code = 'C'),0,CURDATE(),CURDATE())," calcext:value-type="string">
            <text:p>(119,'MICOIM',2,1,0,1,0,(select t.id from stroke_types t where t.code = 'MI'),(select t.id from movement_types t where t.code = 'C'),(select t.id from movement_scope_types t where t.code = 'C'),0,CURDATE(),CURDATE()),</text:p>
          </table:table-cell>
          <table:table-cell table:formula="of:=&quot;    i18n_short_&quot;&amp;[.$B122]&amp;&quot;: &quot;&amp;CHAR(34)&amp;SUBSTITUTE([.F122];&quot;'&quot;;&quot;''&quot;)&amp;CHAR(34)&amp;CHAR(13)&amp;CHAR(10)&amp;&quot;    i18n_description_&quot;&amp;[.$B122]&amp;&quot;: &quot;&amp;CHAR(34)&amp;SUBSTITUTE([.D122];&quot;'&quot;;&quot;''&quot;)&amp;CHAR(34)" office:value-type="string" office:string-value="    i18n_short_MICOIM: &quot;MI rovesciati&quot;&#13;&#10;    i18n_description_MICOIM: &quot;MI in ordine inverso&quot;" calcext:value-type="string">
            <text:p>    i18n_short_MICOIM: "MI rovesciati"</text:p>
            <text:p>    i18n_description_MICOIM: "MI in ordine inverso"</text:p>
          </table:table-cell>
          <table:table-cell table:formula="of:=&quot;    i18n_short_&quot;&amp;[.$B122]&amp;&quot;: &quot;&amp;CHAR(34)&amp;SUBSTITUTE([.G122];&quot;'&quot;;&quot;''&quot;)&amp;CHAR(34)&amp;CHAR(13)&amp;CHAR(10)&amp;&quot;    i18n_description_&quot;&amp;[.$B122]&amp;&quot;: &quot;&amp;CHAR(34)&amp;SUBSTITUTE([.E122];&quot;'&quot;;&quot;''&quot;)&amp;CHAR(34)" office:value-type="string" office:string-value="    i18n_short_MICOIM: &quot;IM reversed&quot;&#13;&#10;    i18n_description_MICOIM: &quot;IM in reverse order&quot;" calcext:value-type="string">
            <text:p>    i18n_short_MICOIM: "IM reversed"</text:p>
            <text:p>    i18n_description_MICOIM: "IM in reverse order"</text:p>
          </table:table-cell>
          <table:table-cell table:number-columns-repeated="5"/>
          <table:table-cell table:formula="of:=COUNTIF([.$B$5:.$B$159];[.B12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PATRCK</text:p>
          </table:table-cell>
          <table:table-cell table:formula="of:=COUNTIF([exercise_rows.$G$4:.$G$491];[.B123])" office:value-type="float" office:value="0" calcext:value-type="float">
            <text:p>0</text:p>
          </table:table-cell>
          <table:table-cell office:value-type="string" calcext:value-type="string">
            <text:p>Partenze track start</text:p>
          </table:table-cell>
          <table:table-cell office:value-type="string" calcext:value-type="string">
            <text:p>Track start dives</text:p>
          </table:table-cell>
          <table:table-cell office:value-type="string" calcext:value-type="string">
            <text:p>Track starts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3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3]&amp;&quot;,'&quot;&amp;[.B123]&amp;&quot;',&quot;&amp;[.K123]&amp;&quot;,&quot;&amp;[.L123]&amp;&quot;,&quot;&amp;[.M123]&amp;&quot;,&quot;&amp;[.N123]&amp;&quot;,&quot;&amp;[.O123]&amp;&quot;,&quot;&amp;[.P123]&amp;&quot;,&quot;&amp;[.Q123]&amp;&quot;,&quot;&amp;[.R123]&amp;&quot;,0,CURDATE(),CURDATE())&quot;&amp;IF(INDIRECT(ADDRESS(ROW([.A123])+1;1))&gt;0;&quot;,&quot;;&quot;;&quot;)" office:value-type="string" office:string-value="(120,'PATRCK',2,0,0,0,0,(select t.id from stroke_types t where t.code = 'PA'),(select t.id from movement_types t where t.code = 'C'),(select t.id from movement_scope_types t where t.code = 'N'),0,CURDATE(),CURDATE())," calcext:value-type="string">
            <text:p>(120,'PATRCK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3]&amp;&quot;: &quot;&amp;CHAR(34)&amp;SUBSTITUTE([.F123];&quot;'&quot;;&quot;''&quot;)&amp;CHAR(34)&amp;CHAR(13)&amp;CHAR(10)&amp;&quot;    i18n_description_&quot;&amp;[.$B123]&amp;&quot;: &quot;&amp;CHAR(34)&amp;SUBSTITUTE([.D123];&quot;'&quot;;&quot;''&quot;)&amp;CHAR(34)" office:value-type="string" office:string-value="    i18n_short_PATRCK: &quot;Track starts&quot;&#13;&#10;    i18n_description_PATRCK: &quot;Partenze track start&quot;" calcext:value-type="string">
            <text:p>    i18n_short_PATRCK: "Track starts"</text:p>
            <text:p>    i18n_description_PATRCK: "Partenze track start"</text:p>
          </table:table-cell>
          <table:table-cell table:formula="of:=&quot;    i18n_short_&quot;&amp;[.$B123]&amp;&quot;: &quot;&amp;CHAR(34)&amp;SUBSTITUTE([.G123];&quot;'&quot;;&quot;''&quot;)&amp;CHAR(34)&amp;CHAR(13)&amp;CHAR(10)&amp;&quot;    i18n_description_&quot;&amp;[.$B123]&amp;&quot;: &quot;&amp;CHAR(34)&amp;SUBSTITUTE([.E123];&quot;'&quot;;&quot;''&quot;)&amp;CHAR(34)" office:value-type="string" office:string-value="    i18n_short_PATRCK: &quot;Tracks&quot;&#13;&#10;    i18n_description_PATRCK: &quot;Track start dives&quot;" calcext:value-type="string">
            <text:p>    i18n_short_PATRCK: "Tracks"</text:p>
            <text:p>    i18n_description_PATRCK: "Track start dives"</text:p>
          </table:table-cell>
          <table:table-cell table:number-columns-repeated="5"/>
          <table:table-cell table:formula="of:=COUNTIF([.$B$5:.$B$159];[.B12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PAGRAB</text:p>
          </table:table-cell>
          <table:table-cell table:formula="of:=COUNTIF([exercise_rows.$G$4:.$G$491];[.B124])" office:value-type="float" office:value="0" calcext:value-type="float">
            <text:p>0</text:p>
          </table:table-cell>
          <table:table-cell office:value-type="string" calcext:value-type="string">
            <text:p>Partenze grab start</text:p>
          </table:table-cell>
          <table:table-cell office:value-type="string" calcext:value-type="string">
            <text:p>Grab start dives</text:p>
          </table:table-cell>
          <table:table-cell office:value-type="string" calcext:value-type="string">
            <text:p>Grab starts</text:p>
          </table:table-cell>
          <table:table-cell office:value-type="string" calcext:value-type="string">
            <text:p>Grab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4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4]&amp;&quot;,'&quot;&amp;[.B124]&amp;&quot;',&quot;&amp;[.K124]&amp;&quot;,&quot;&amp;[.L124]&amp;&quot;,&quot;&amp;[.M124]&amp;&quot;,&quot;&amp;[.N124]&amp;&quot;,&quot;&amp;[.O124]&amp;&quot;,&quot;&amp;[.P124]&amp;&quot;,&quot;&amp;[.Q124]&amp;&quot;,&quot;&amp;[.R124]&amp;&quot;,0,CURDATE(),CURDATE())&quot;&amp;IF(INDIRECT(ADDRESS(ROW([.A124])+1;1))&gt;0;&quot;,&quot;;&quot;;&quot;)" office:value-type="string" office:string-value="(121,'PAGRAB',2,0,0,0,0,(select t.id from stroke_types t where t.code = 'PA'),(select t.id from movement_types t where t.code = 'C'),(select t.id from movement_scope_types t where t.code = 'N'),0,CURDATE(),CURDATE())," calcext:value-type="string">
            <text:p>(121,'PAGRAB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4]&amp;&quot;: &quot;&amp;CHAR(34)&amp;SUBSTITUTE([.F124];&quot;'&quot;;&quot;''&quot;)&amp;CHAR(34)&amp;CHAR(13)&amp;CHAR(10)&amp;&quot;    i18n_description_&quot;&amp;[.$B124]&amp;&quot;: &quot;&amp;CHAR(34)&amp;SUBSTITUTE([.D124];&quot;'&quot;;&quot;''&quot;)&amp;CHAR(34)" office:value-type="string" office:string-value="    i18n_short_PAGRAB: &quot;Grab starts&quot;&#13;&#10;    i18n_description_PAGRAB: &quot;Partenze grab start&quot;" calcext:value-type="string">
            <text:p>    i18n_short_PAGRAB: "Grab starts"</text:p>
            <text:p>    i18n_description_PAGRAB: "Partenze grab start"</text:p>
          </table:table-cell>
          <table:table-cell table:formula="of:=&quot;    i18n_short_&quot;&amp;[.$B124]&amp;&quot;: &quot;&amp;CHAR(34)&amp;SUBSTITUTE([.G124];&quot;'&quot;;&quot;''&quot;)&amp;CHAR(34)&amp;CHAR(13)&amp;CHAR(10)&amp;&quot;    i18n_description_&quot;&amp;[.$B124]&amp;&quot;: &quot;&amp;CHAR(34)&amp;SUBSTITUTE([.E124];&quot;'&quot;;&quot;''&quot;)&amp;CHAR(34)" office:value-type="string" office:string-value="    i18n_short_PAGRAB: &quot;Grabs&quot;&#13;&#10;    i18n_description_PAGRAB: &quot;Grab start dives&quot;" calcext:value-type="string">
            <text:p>    i18n_short_PAGRAB: "Grabs"</text:p>
            <text:p>    i18n_description_PAGRAB: "Grab start dives"</text:p>
          </table:table-cell>
          <table:table-cell table:number-columns-repeated="5"/>
          <table:table-cell table:formula="of:=COUNTIF([.$B$5:.$B$159];[.B12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PADOSU</text:p>
          </table:table-cell>
          <table:table-cell table:formula="of:=COUNTIF([exercise_rows.$G$4:.$G$491];[.B125])" office:value-type="float" office:value="0" calcext:value-type="float">
            <text:p>0</text:p>
          </table:table-cell>
          <table:table-cell office:value-type="string" calcext:value-type="string">
            <text:p>Partenze dorso piedi allineati in alto</text:p>
          </table:table-cell>
          <table:table-cell office:value-type="string" calcext:value-type="string">
            <text:p>Back start with high aligned feet</text:p>
          </table:table-cell>
          <table:table-cell office:value-type="string" calcext:value-type="string">
            <text:p>Tuffo dorso piedi su</text:p>
          </table:table-cell>
          <table:table-cell office:value-type="string" calcext:value-type="string">
            <text:p>Back start feet u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5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5]&amp;&quot;,'&quot;&amp;[.B125]&amp;&quot;',&quot;&amp;[.K125]&amp;&quot;,&quot;&amp;[.L125]&amp;&quot;,&quot;&amp;[.M125]&amp;&quot;,&quot;&amp;[.N125]&amp;&quot;,&quot;&amp;[.O125]&amp;&quot;,&quot;&amp;[.P125]&amp;&quot;,&quot;&amp;[.Q125]&amp;&quot;,&quot;&amp;[.R125]&amp;&quot;,0,CURDATE(),CURDATE())&quot;&amp;IF(INDIRECT(ADDRESS(ROW([.A125])+1;1))&gt;0;&quot;,&quot;;&quot;;&quot;)" office:value-type="string" office:string-value="(122,'PADOSU',2,0,0,0,0,(select t.id from stroke_types t where t.code = 'PA'),(select t.id from movement_types t where t.code = 'C'),(select t.id from movement_scope_types t where t.code = 'N'),0,CURDATE(),CURDATE())," calcext:value-type="string">
            <text:p>(122,'PADO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5]&amp;&quot;: &quot;&amp;CHAR(34)&amp;SUBSTITUTE([.F125];&quot;'&quot;;&quot;''&quot;)&amp;CHAR(34)&amp;CHAR(13)&amp;CHAR(10)&amp;&quot;    i18n_description_&quot;&amp;[.$B125]&amp;&quot;: &quot;&amp;CHAR(34)&amp;SUBSTITUTE([.D125];&quot;'&quot;;&quot;''&quot;)&amp;CHAR(34)" office:value-type="string" office:string-value="    i18n_short_PADOSU: &quot;Tuffo dorso piedi su&quot;&#13;&#10;    i18n_description_PADOSU: &quot;Partenze dorso piedi allineati in alto&quot;" calcext:value-type="string">
            <text:p>    i18n_short_PADOSU: "Tuffo dorso piedi su"</text:p>
            <text:p>    i18n_description_PADOSU: "Partenze dorso piedi allineati in alto"</text:p>
          </table:table-cell>
          <table:table-cell table:formula="of:=&quot;    i18n_short_&quot;&amp;[.$B125]&amp;&quot;: &quot;&amp;CHAR(34)&amp;SUBSTITUTE([.G125];&quot;'&quot;;&quot;''&quot;)&amp;CHAR(34)&amp;CHAR(13)&amp;CHAR(10)&amp;&quot;    i18n_description_&quot;&amp;[.$B125]&amp;&quot;: &quot;&amp;CHAR(34)&amp;SUBSTITUTE([.E125];&quot;'&quot;;&quot;''&quot;)&amp;CHAR(34)" office:value-type="string" office:string-value="    i18n_short_PADOSU: &quot;Back start feet up&quot;&#13;&#10;    i18n_description_PADOSU: &quot;Back start with high aligned feet&quot;" calcext:value-type="string">
            <text:p>    i18n_short_PADOSU: "Back start feet up"</text:p>
            <text:p>    i18n_description_PADOSU: "Back start with high aligned feet"</text:p>
          </table:table-cell>
          <table:table-cell table:number-columns-repeated="5"/>
          <table:table-cell table:formula="of:=COUNTIF([.$B$5:.$B$159];[.B12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PADOME</text:p>
          </table:table-cell>
          <table:table-cell table:formula="of:=COUNTIF([exercise_rows.$G$4:.$G$491];[.B126])" office:value-type="float" office:value="0" calcext:value-type="float">
            <text:p>0</text:p>
          </table:table-cell>
          <table:table-cell office:value-type="string" calcext:value-type="string">
            <text:p>Partenze dorso piedi allineati a metà</text:p>
          </table:table-cell>
          <table:table-cell office:value-type="string" calcext:value-type="string">
            <text:p>Back start with middle aligned feet</text:p>
          </table:table-cell>
          <table:table-cell office:value-type="string" calcext:value-type="string">
            <text:p>Tuffo dorso piedi medi</text:p>
          </table:table-cell>
          <table:table-cell office:value-type="string" calcext:value-type="string">
            <text:p>Back start feet mi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6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6]&amp;&quot;,'&quot;&amp;[.B126]&amp;&quot;',&quot;&amp;[.K126]&amp;&quot;,&quot;&amp;[.L126]&amp;&quot;,&quot;&amp;[.M126]&amp;&quot;,&quot;&amp;[.N126]&amp;&quot;,&quot;&amp;[.O126]&amp;&quot;,&quot;&amp;[.P126]&amp;&quot;,&quot;&amp;[.Q126]&amp;&quot;,&quot;&amp;[.R126]&amp;&quot;,0,CURDATE(),CURDATE())&quot;&amp;IF(INDIRECT(ADDRESS(ROW([.A126])+1;1))&gt;0;&quot;,&quot;;&quot;;&quot;)" office:value-type="string" office:string-value="(123,'PADOME',2,0,0,0,0,(select t.id from stroke_types t where t.code = 'PA'),(select t.id from movement_types t where t.code = 'C'),(select t.id from movement_scope_types t where t.code = 'N'),0,CURDATE(),CURDATE())," calcext:value-type="string">
            <text:p>(123,'PADOME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6]&amp;&quot;: &quot;&amp;CHAR(34)&amp;SUBSTITUTE([.F126];&quot;'&quot;;&quot;''&quot;)&amp;CHAR(34)&amp;CHAR(13)&amp;CHAR(10)&amp;&quot;    i18n_description_&quot;&amp;[.$B126]&amp;&quot;: &quot;&amp;CHAR(34)&amp;SUBSTITUTE([.D126];&quot;'&quot;;&quot;''&quot;)&amp;CHAR(34)" office:value-type="string" office:string-value="    i18n_short_PADOME: &quot;Tuffo dorso piedi medi&quot;&#13;&#10;    i18n_description_PADOME: &quot;Partenze dorso piedi allineati a metà&quot;" calcext:value-type="string">
            <text:p>    i18n_short_PADOME: "Tuffo dorso piedi medi"</text:p>
            <text:p>    i18n_description_PADOME: "Partenze dorso piedi allineati a metà"</text:p>
          </table:table-cell>
          <table:table-cell table:formula="of:=&quot;    i18n_short_&quot;&amp;[.$B126]&amp;&quot;: &quot;&amp;CHAR(34)&amp;SUBSTITUTE([.G126];&quot;'&quot;;&quot;''&quot;)&amp;CHAR(34)&amp;CHAR(13)&amp;CHAR(10)&amp;&quot;    i18n_description_&quot;&amp;[.$B126]&amp;&quot;: &quot;&amp;CHAR(34)&amp;SUBSTITUTE([.E126];&quot;'&quot;;&quot;''&quot;)&amp;CHAR(34)" office:value-type="string" office:string-value="    i18n_short_PADOME: &quot;Back start feet mid&quot;&#13;&#10;    i18n_description_PADOME: &quot;Back start with middle aligned feet&quot;" calcext:value-type="string">
            <text:p>    i18n_short_PADOME: "Back start feet mid"</text:p>
            <text:p>    i18n_description_PADOME: "Back start with middle aligned feet"</text:p>
          </table:table-cell>
          <table:table-cell table:number-columns-repeated="5"/>
          <table:table-cell table:formula="of:=COUNTIF([.$B$5:.$B$159];[.B12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PADOBA</text:p>
          </table:table-cell>
          <table:table-cell table:formula="of:=COUNTIF([exercise_rows.$G$4:.$G$491];[.B127])" office:value-type="float" office:value="0" calcext:value-type="float">
            <text:p>0</text:p>
          </table:table-cell>
          <table:table-cell office:value-type="string" calcext:value-type="string">
            <text:p>Partenze dorso piedi allineati bassi</text:p>
          </table:table-cell>
          <table:table-cell office:value-type="string" calcext:value-type="string">
            <text:p>Back start with low aligned feet</text:p>
          </table:table-cell>
          <table:table-cell office:value-type="string" calcext:value-type="string">
            <text:p>Tuffo dorso piedi bassi</text:p>
          </table:table-cell>
          <table:table-cell office:value-type="string" calcext:value-type="string">
            <text:p>Back start feet lo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7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7]&amp;&quot;,'&quot;&amp;[.B127]&amp;&quot;',&quot;&amp;[.K127]&amp;&quot;,&quot;&amp;[.L127]&amp;&quot;,&quot;&amp;[.M127]&amp;&quot;,&quot;&amp;[.N127]&amp;&quot;,&quot;&amp;[.O127]&amp;&quot;,&quot;&amp;[.P127]&amp;&quot;,&quot;&amp;[.Q127]&amp;&quot;,&quot;&amp;[.R127]&amp;&quot;,0,CURDATE(),CURDATE())&quot;&amp;IF(INDIRECT(ADDRESS(ROW([.A127])+1;1))&gt;0;&quot;,&quot;;&quot;;&quot;)" office:value-type="string" office:string-value="(124,'PADOBA',2,0,0,0,0,(select t.id from stroke_types t where t.code = 'PA'),(select t.id from movement_types t where t.code = 'C'),(select t.id from movement_scope_types t where t.code = 'N'),0,CURDATE(),CURDATE())," calcext:value-type="string">
            <text:p>(124,'PADOB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7]&amp;&quot;: &quot;&amp;CHAR(34)&amp;SUBSTITUTE([.F127];&quot;'&quot;;&quot;''&quot;)&amp;CHAR(34)&amp;CHAR(13)&amp;CHAR(10)&amp;&quot;    i18n_description_&quot;&amp;[.$B127]&amp;&quot;: &quot;&amp;CHAR(34)&amp;SUBSTITUTE([.D127];&quot;'&quot;;&quot;''&quot;)&amp;CHAR(34)" office:value-type="string" office:string-value="    i18n_short_PADOBA: &quot;Tuffo dorso piedi bassi&quot;&#13;&#10;    i18n_description_PADOBA: &quot;Partenze dorso piedi allineati bassi&quot;" calcext:value-type="string">
            <text:p>    i18n_short_PADOBA: "Tuffo dorso piedi bassi"</text:p>
            <text:p>    i18n_description_PADOBA: "Partenze dorso piedi allineati bassi"</text:p>
          </table:table-cell>
          <table:table-cell table:formula="of:=&quot;    i18n_short_&quot;&amp;[.$B127]&amp;&quot;: &quot;&amp;CHAR(34)&amp;SUBSTITUTE([.G127];&quot;'&quot;;&quot;''&quot;)&amp;CHAR(34)&amp;CHAR(13)&amp;CHAR(10)&amp;&quot;    i18n_description_&quot;&amp;[.$B127]&amp;&quot;: &quot;&amp;CHAR(34)&amp;SUBSTITUTE([.E127];&quot;'&quot;;&quot;''&quot;)&amp;CHAR(34)" office:value-type="string" office:string-value="    i18n_short_PADOBA: &quot;Back start feet low&quot;&#13;&#10;    i18n_description_PADOBA: &quot;Back start with low aligned feet&quot;" calcext:value-type="string">
            <text:p>    i18n_short_PADOBA: "Back start feet low"</text:p>
            <text:p>    i18n_description_PADOBA: "Back start with low aligned feet"</text:p>
          </table:table-cell>
          <table:table-cell table:number-columns-repeated="5"/>
          <table:table-cell table:formula="of:=COUNTIF([.$B$5:.$B$159];[.B12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PADOTR</text:p>
          </table:table-cell>
          <table:table-cell table:formula="of:=COUNTIF([exercise_rows.$G$4:.$G$491];[.B128])" office:value-type="float" office:value="0" calcext:value-type="float">
            <text:p>0</text:p>
          </table:table-cell>
          <table:table-cell office:value-type="string" calcext:value-type="string">
            <text:p>Partenze dorso piedi disallineati</text:p>
          </table:table-cell>
          <table:table-cell office:value-type="string" calcext:value-type="string">
            <text:p>Back start with feet not aligned</text:p>
          </table:table-cell>
          <table:table-cell office:value-type="string" calcext:value-type="string">
            <text:p>Tuffo dorso piedi non allineati</text:p>
          </table:table-cell>
          <table:table-cell office:value-type="string" calcext:value-type="string">
            <text:p>Back start feet not alig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8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8]&amp;&quot;,'&quot;&amp;[.B128]&amp;&quot;',&quot;&amp;[.K128]&amp;&quot;,&quot;&amp;[.L128]&amp;&quot;,&quot;&amp;[.M128]&amp;&quot;,&quot;&amp;[.N128]&amp;&quot;,&quot;&amp;[.O128]&amp;&quot;,&quot;&amp;[.P128]&amp;&quot;,&quot;&amp;[.Q128]&amp;&quot;,&quot;&amp;[.R128]&amp;&quot;,0,CURDATE(),CURDATE())&quot;&amp;IF(INDIRECT(ADDRESS(ROW([.A128])+1;1))&gt;0;&quot;,&quot;;&quot;;&quot;)" office:value-type="string" office:string-value="(125,'PADOTR',2,0,0,0,0,(select t.id from stroke_types t where t.code = 'PA'),(select t.id from movement_types t where t.code = 'C'),(select t.id from movement_scope_types t where t.code = 'N'),0,CURDATE(),CURDATE())," calcext:value-type="string">
            <text:p>(125,'PADOTR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8]&amp;&quot;: &quot;&amp;CHAR(34)&amp;SUBSTITUTE([.F128];&quot;'&quot;;&quot;''&quot;)&amp;CHAR(34)&amp;CHAR(13)&amp;CHAR(10)&amp;&quot;    i18n_description_&quot;&amp;[.$B128]&amp;&quot;: &quot;&amp;CHAR(34)&amp;SUBSTITUTE([.D128];&quot;'&quot;;&quot;''&quot;)&amp;CHAR(34)" office:value-type="string" office:string-value="    i18n_short_PADOTR: &quot;Tuffo dorso piedi non allineati&quot;&#13;&#10;    i18n_description_PADOTR: &quot;Partenze dorso piedi disallineati&quot;" calcext:value-type="string">
            <text:p>    i18n_short_PADOTR: "Tuffo dorso piedi non allineati"</text:p>
            <text:p>    i18n_description_PADOTR: "Partenze dorso piedi disallineati"</text:p>
          </table:table-cell>
          <table:table-cell table:formula="of:=&quot;    i18n_short_&quot;&amp;[.$B128]&amp;&quot;: &quot;&amp;CHAR(34)&amp;SUBSTITUTE([.G128];&quot;'&quot;;&quot;''&quot;)&amp;CHAR(34)&amp;CHAR(13)&amp;CHAR(10)&amp;&quot;    i18n_description_&quot;&amp;[.$B128]&amp;&quot;: &quot;&amp;CHAR(34)&amp;SUBSTITUTE([.E128];&quot;'&quot;;&quot;''&quot;)&amp;CHAR(34)" office:value-type="string" office:string-value="    i18n_short_PADOTR: &quot;Back start feet not aligned&quot;&#13;&#10;    i18n_description_PADOTR: &quot;Back start with feet not aligned&quot;" calcext:value-type="string">
            <text:p>    i18n_short_PADOTR: "Back start feet not aligned"</text:p>
            <text:p>    i18n_description_PADOTR: "Back start with feet not aligned"</text:p>
          </table:table-cell>
          <table:table-cell table:number-columns-repeated="5"/>
          <table:table-cell table:formula="of:=COUNTIF([.$B$5:.$B$159];[.B12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PATRGA</text:p>
          </table:table-cell>
          <table:table-cell table:formula="of:=COUNTIF([exercise_rows.$G$4:.$G$491];[.B129])" office:value-type="float" office:value="0" calcext:value-type="float">
            <text:p>0</text:p>
          </table:table-cell>
          <table:table-cell office:value-type="string" calcext:value-type="string">
            <text:p>Tuffo di partenza con una sola gamba</text:p>
          </table:table-cell>
          <table:table-cell office:value-type="string" calcext:value-type="string">
            <text:p>One leeg track start dives</text:p>
          </table:table-cell>
          <table:table-cell office:value-type="string" calcext:value-type="string">
            <text:p>Tuffo partenza una gamba</text:p>
          </table:table-cell>
          <table:table-cell office:value-type="string" calcext:value-type="string">
            <text:p>One leg 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9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9]&amp;&quot;,'&quot;&amp;[.B129]&amp;&quot;',&quot;&amp;[.K129]&amp;&quot;,&quot;&amp;[.L129]&amp;&quot;,&quot;&amp;[.M129]&amp;&quot;,&quot;&amp;[.N129]&amp;&quot;,&quot;&amp;[.O129]&amp;&quot;,&quot;&amp;[.P129]&amp;&quot;,&quot;&amp;[.Q129]&amp;&quot;,&quot;&amp;[.R129]&amp;&quot;,0,CURDATE(),CURDATE())&quot;&amp;IF(INDIRECT(ADDRESS(ROW([.A129])+1;1))&gt;0;&quot;,&quot;;&quot;;&quot;)" office:value-type="string" office:string-value="(126,'PATRGA',2,0,0,0,0,(select t.id from stroke_types t where t.code = 'PA'),(select t.id from movement_types t where t.code = 'C'),(select t.id from movement_scope_types t where t.code = 'N'),0,CURDATE(),CURDATE())," calcext:value-type="string">
            <text:p>(126,'PATRG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9]&amp;&quot;: &quot;&amp;CHAR(34)&amp;SUBSTITUTE([.F129];&quot;'&quot;;&quot;''&quot;)&amp;CHAR(34)&amp;CHAR(13)&amp;CHAR(10)&amp;&quot;    i18n_description_&quot;&amp;[.$B129]&amp;&quot;: &quot;&amp;CHAR(34)&amp;SUBSTITUTE([.D129];&quot;'&quot;;&quot;''&quot;)&amp;CHAR(34)" office:value-type="string" office:string-value="    i18n_short_PATRGA: &quot;Tuffo partenza una gamba&quot;&#13;&#10;    i18n_description_PATRGA: &quot;Tuffo di partenza con una sola gamba&quot;" calcext:value-type="string">
            <text:p>    i18n_short_PATRGA: "Tuffo partenza una gamba"</text:p>
            <text:p>    i18n_description_PATRGA: "Tuffo di partenza con una sola gamba"</text:p>
          </table:table-cell>
          <table:table-cell table:formula="of:=&quot;    i18n_short_&quot;&amp;[.$B129]&amp;&quot;: &quot;&amp;CHAR(34)&amp;SUBSTITUTE([.G129];&quot;'&quot;;&quot;''&quot;)&amp;CHAR(34)&amp;CHAR(13)&amp;CHAR(10)&amp;&quot;    i18n_description_&quot;&amp;[.$B129]&amp;&quot;: &quot;&amp;CHAR(34)&amp;SUBSTITUTE([.E129];&quot;'&quot;;&quot;''&quot;)&amp;CHAR(34)" office:value-type="string" office:string-value="    i18n_short_PATRGA: &quot;One leg tracks&quot;&#13;&#10;    i18n_description_PATRGA: &quot;One leeg track start dives&quot;" calcext:value-type="string">
            <text:p>    i18n_short_PATRGA: "One leg tracks"</text:p>
            <text:p>    i18n_description_PATRGA: "One leeg track start dives"</text:p>
          </table:table-cell>
          <table:table-cell table:number-columns-repeated="5"/>
          <table:table-cell table:formula="of:=COUNTIF([.$B$5:.$B$159];[.B12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PACAND</text:p>
          </table:table-cell>
          <table:table-cell table:formula="of:=COUNTIF([exercise_rows.$G$4:.$G$491];[.B130])" office:value-type="float" office:value="0" calcext:value-type="float">
            <text:p>0</text:p>
          </table:table-cell>
          <table:table-cell office:value-type="string" calcext:value-type="string">
            <text:p>Tuffo a candela</text:p>
          </table:table-cell>
          <table:table-cell office:value-type="string" calcext:value-type="string">
            <text:p>Candle dive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0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0]&amp;&quot;,'&quot;&amp;[.B130]&amp;&quot;',&quot;&amp;[.K130]&amp;&quot;,&quot;&amp;[.L130]&amp;&quot;,&quot;&amp;[.M130]&amp;&quot;,&quot;&amp;[.N130]&amp;&quot;,&quot;&amp;[.O130]&amp;&quot;,&quot;&amp;[.P130]&amp;&quot;,&quot;&amp;[.Q130]&amp;&quot;,&quot;&amp;[.R130]&amp;&quot;,0,CURDATE(),CURDATE())&quot;&amp;IF(INDIRECT(ADDRESS(ROW([.A130])+1;1))&gt;0;&quot;,&quot;;&quot;;&quot;)" office:value-type="string" office:string-value="(127,'PACAND',2,0,0,0,0,(select t.id from stroke_types t where t.code = 'PA'),(select t.id from movement_types t where t.code = 'C'),(select t.id from movement_scope_types t where t.code = 'N'),0,CURDATE(),CURDATE())," calcext:value-type="string">
            <text:p>(127,'PACAND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0]&amp;&quot;: &quot;&amp;CHAR(34)&amp;SUBSTITUTE([.F130];&quot;'&quot;;&quot;''&quot;)&amp;CHAR(34)&amp;CHAR(13)&amp;CHAR(10)&amp;&quot;    i18n_description_&quot;&amp;[.$B130]&amp;&quot;: &quot;&amp;CHAR(34)&amp;SUBSTITUTE([.D130];&quot;'&quot;;&quot;''&quot;)&amp;CHAR(34)" office:value-type="string" office:string-value="    i18n_short_PACAND: &quot;Candela&quot;&#13;&#10;    i18n_description_PACAND: &quot;Tuffo a candela&quot;" calcext:value-type="string">
            <text:p>    i18n_short_PACAND: "Candela"</text:p>
            <text:p>    i18n_description_PACAND: "Tuffo a candela"</text:p>
          </table:table-cell>
          <table:table-cell table:formula="of:=&quot;    i18n_short_&quot;&amp;[.$B130]&amp;&quot;: &quot;&amp;CHAR(34)&amp;SUBSTITUTE([.G130];&quot;'&quot;;&quot;''&quot;)&amp;CHAR(34)&amp;CHAR(13)&amp;CHAR(10)&amp;&quot;    i18n_description_&quot;&amp;[.$B130]&amp;&quot;: &quot;&amp;CHAR(34)&amp;SUBSTITUTE([.E130];&quot;'&quot;;&quot;''&quot;)&amp;CHAR(34)" office:value-type="string" office:string-value="    i18n_short_PACAND: &quot;Candle&quot;&#13;&#10;    i18n_description_PACAND: &quot;Candle dive&quot;" calcext:value-type="string">
            <text:p>    i18n_short_PACAND: "Candle"</text:p>
            <text:p>    i18n_description_PACAND: "Candle dive"</text:p>
          </table:table-cell>
          <table:table-cell table:number-columns-repeated="5"/>
          <table:table-cell table:formula="of:=COUNTIF([.$B$5:.$B$159];[.B13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PATRAT</text:p>
          </table:table-cell>
          <table:table-cell table:formula="of:=COUNTIF([exercise_rows.$G$4:.$G$491];[.B131])" office:value-type="float" office:value="0" calcext:value-type="float">
            <text:p>0</text:p>
          </table:table-cell>
          <table:table-cell office:value-type="string" calcext:value-type="string">
            <text:p>Tuffo trattenuto oltre lo sbilanciamento</text:p>
          </table:table-cell>
          <table:table-cell office:value-type="string" calcext:value-type="string">
            <text:p>Retained grab dive</text:p>
          </table:table-cell>
          <table:table-cell office:value-type="string" calcext:value-type="string">
            <text:p>Trattenuto</text:p>
          </table:table-cell>
          <table:table-cell office:value-type="string" calcext:value-type="string">
            <text:p>Retai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1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1]&amp;&quot;,'&quot;&amp;[.B131]&amp;&quot;',&quot;&amp;[.K131]&amp;&quot;,&quot;&amp;[.L131]&amp;&quot;,&quot;&amp;[.M131]&amp;&quot;,&quot;&amp;[.N131]&amp;&quot;,&quot;&amp;[.O131]&amp;&quot;,&quot;&amp;[.P131]&amp;&quot;,&quot;&amp;[.Q131]&amp;&quot;,&quot;&amp;[.R131]&amp;&quot;,0,CURDATE(),CURDATE())&quot;&amp;IF(INDIRECT(ADDRESS(ROW([.A131])+1;1))&gt;0;&quot;,&quot;;&quot;;&quot;)" office:value-type="string" office:string-value="(128,'PATRAT',2,0,0,0,0,(select t.id from stroke_types t where t.code = 'PA'),(select t.id from movement_types t where t.code = 'C'),(select t.id from movement_scope_types t where t.code = 'N'),0,CURDATE(),CURDATE())," calcext:value-type="string">
            <text:p>(128,'PATRAT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1]&amp;&quot;: &quot;&amp;CHAR(34)&amp;SUBSTITUTE([.F131];&quot;'&quot;;&quot;''&quot;)&amp;CHAR(34)&amp;CHAR(13)&amp;CHAR(10)&amp;&quot;    i18n_description_&quot;&amp;[.$B131]&amp;&quot;: &quot;&amp;CHAR(34)&amp;SUBSTITUTE([.D131];&quot;'&quot;;&quot;''&quot;)&amp;CHAR(34)" office:value-type="string" office:string-value="    i18n_short_PATRAT: &quot;Trattenuto&quot;&#13;&#10;    i18n_description_PATRAT: &quot;Tuffo trattenuto oltre lo sbilanciamento&quot;" calcext:value-type="string">
            <text:p>    i18n_short_PATRAT: "Trattenuto"</text:p>
            <text:p>    i18n_description_PATRAT: "Tuffo trattenuto oltre lo sbilanciamento"</text:p>
          </table:table-cell>
          <table:table-cell table:formula="of:=&quot;    i18n_short_&quot;&amp;[.$B131]&amp;&quot;: &quot;&amp;CHAR(34)&amp;SUBSTITUTE([.G131];&quot;'&quot;;&quot;''&quot;)&amp;CHAR(34)&amp;CHAR(13)&amp;CHAR(10)&amp;&quot;    i18n_description_&quot;&amp;[.$B131]&amp;&quot;: &quot;&amp;CHAR(34)&amp;SUBSTITUTE([.E131];&quot;'&quot;;&quot;''&quot;)&amp;CHAR(34)" office:value-type="string" office:string-value="    i18n_short_PATRAT: &quot;Retained&quot;&#13;&#10;    i18n_description_PATRAT: &quot;Retained grab dive&quot;" calcext:value-type="string">
            <text:p>    i18n_short_PATRAT: "Retained"</text:p>
            <text:p>    i18n_description_PATRAT: "Retained grab dive"</text:p>
          </table:table-cell>
          <table:table-cell table:number-columns-repeated="5"/>
          <table:table-cell table:formula="of:=COUNTIF([.$B$5:.$B$159];[.B13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PAOSTA</text:p>
          </table:table-cell>
          <table:table-cell table:formula="of:=COUNTIF([exercise_rows.$G$4:.$G$491];[.B132])" office:value-type="float" office:value="0" calcext:value-type="float">
            <text:p>0</text:p>
          </table:table-cell>
          <table:table-cell office:value-type="string" calcext:value-type="string">
            <text:p>Tuffo oltre l'ostacolo</text:p>
          </table:table-cell>
          <table:table-cell office:value-type="string" calcext:value-type="string">
            <text:p>Hurdle dive</text:p>
          </table:table-cell>
          <table:table-cell office:value-type="string" calcext:value-type="string">
            <text:p>Ostacolo</text:p>
          </table:table-cell>
          <table:table-cell office:value-type="string" calcext:value-type="string">
            <text:p>Hur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2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2]&amp;&quot;,'&quot;&amp;[.B132]&amp;&quot;',&quot;&amp;[.K132]&amp;&quot;,&quot;&amp;[.L132]&amp;&quot;,&quot;&amp;[.M132]&amp;&quot;,&quot;&amp;[.N132]&amp;&quot;,&quot;&amp;[.O132]&amp;&quot;,&quot;&amp;[.P132]&amp;&quot;,&quot;&amp;[.Q132]&amp;&quot;,&quot;&amp;[.R132]&amp;&quot;,0,CURDATE(),CURDATE())&quot;&amp;IF(INDIRECT(ADDRESS(ROW([.A132])+1;1))&gt;0;&quot;,&quot;;&quot;;&quot;)" office:value-type="string" office:string-value="(129,'PAOSTA',2,0,0,0,0,(select t.id from stroke_types t where t.code = 'PA'),(select t.id from movement_types t where t.code = 'C'),(select t.id from movement_scope_types t where t.code = 'N'),0,CURDATE(),CURDATE())," calcext:value-type="string">
            <text:p>(129,'PAOST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2]&amp;&quot;: &quot;&amp;CHAR(34)&amp;SUBSTITUTE([.F132];&quot;'&quot;;&quot;''&quot;)&amp;CHAR(34)&amp;CHAR(13)&amp;CHAR(10)&amp;&quot;    i18n_description_&quot;&amp;[.$B132]&amp;&quot;: &quot;&amp;CHAR(34)&amp;SUBSTITUTE([.D132];&quot;'&quot;;&quot;''&quot;)&amp;CHAR(34)" office:value-type="string" office:string-value="    i18n_short_PAOSTA: &quot;Ostacolo&quot;&#13;&#10;    i18n_description_PAOSTA: &quot;Tuffo oltre l''ostacolo&quot;" calcext:value-type="string">
            <text:p>    i18n_short_PAOSTA: "Ostacolo"</text:p>
            <text:p>    i18n_description_PAOSTA: "Tuffo oltre l''ostacolo"</text:p>
          </table:table-cell>
          <table:table-cell table:formula="of:=&quot;    i18n_short_&quot;&amp;[.$B132]&amp;&quot;: &quot;&amp;CHAR(34)&amp;SUBSTITUTE([.G132];&quot;'&quot;;&quot;''&quot;)&amp;CHAR(34)&amp;CHAR(13)&amp;CHAR(10)&amp;&quot;    i18n_description_&quot;&amp;[.$B132]&amp;&quot;: &quot;&amp;CHAR(34)&amp;SUBSTITUTE([.E132];&quot;'&quot;;&quot;''&quot;)&amp;CHAR(34)" office:value-type="string" office:string-value="    i18n_short_PAOSTA: &quot;Hurdle&quot;&#13;&#10;    i18n_description_PAOSTA: &quot;Hurdle dive&quot;" calcext:value-type="string">
            <text:p>    i18n_short_PAOSTA: "Hurdle"</text:p>
            <text:p>    i18n_description_PAOSTA: "Hurdle dive"</text:p>
          </table:table-cell>
          <table:table-cell table:number-columns-repeated="5"/>
          <table:table-cell table:formula="of:=COUNTIF([.$B$5:.$B$159];[.B13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PABERS</text:p>
          </table:table-cell>
          <table:table-cell table:formula="of:=COUNTIF([exercise_rows.$G$4:.$G$491];[.B133])" office:value-type="float" office:value="0" calcext:value-type="float">
            <text:p>0</text:p>
          </table:table-cell>
          <table:table-cell office:value-type="string" calcext:value-type="string">
            <text:p>Tuffo nel bersaglio</text:p>
          </table:table-cell>
          <table:table-cell office:value-type="string" calcext:value-type="string">
            <text:p>Goal dive</text:p>
          </table:table-cell>
          <table:table-cell office:value-type="string" calcext:value-type="string">
            <text:p>Bersaglio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3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3]&amp;&quot;,'&quot;&amp;[.B133]&amp;&quot;',&quot;&amp;[.K133]&amp;&quot;,&quot;&amp;[.L133]&amp;&quot;,&quot;&amp;[.M133]&amp;&quot;,&quot;&amp;[.N133]&amp;&quot;,&quot;&amp;[.O133]&amp;&quot;,&quot;&amp;[.P133]&amp;&quot;,&quot;&amp;[.Q133]&amp;&quot;,&quot;&amp;[.R133]&amp;&quot;,0,CURDATE(),CURDATE())&quot;&amp;IF(INDIRECT(ADDRESS(ROW([.A133])+1;1))&gt;0;&quot;,&quot;;&quot;;&quot;)" office:value-type="string" office:string-value="(130,'PABERS',2,0,0,0,0,(select t.id from stroke_types t where t.code = 'PA'),(select t.id from movement_types t where t.code = 'C'),(select t.id from movement_scope_types t where t.code = 'N'),0,CURDATE(),CURDATE())," calcext:value-type="string">
            <text:p>(130,'PABERS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3]&amp;&quot;: &quot;&amp;CHAR(34)&amp;SUBSTITUTE([.F133];&quot;'&quot;;&quot;''&quot;)&amp;CHAR(34)&amp;CHAR(13)&amp;CHAR(10)&amp;&quot;    i18n_description_&quot;&amp;[.$B133]&amp;&quot;: &quot;&amp;CHAR(34)&amp;SUBSTITUTE([.D133];&quot;'&quot;;&quot;''&quot;)&amp;CHAR(34)" office:value-type="string" office:string-value="    i18n_short_PABERS: &quot;Bersaglio&quot;&#13;&#10;    i18n_description_PABERS: &quot;Tuffo nel bersaglio&quot;" calcext:value-type="string">
            <text:p>    i18n_short_PABERS: "Bersaglio"</text:p>
            <text:p>    i18n_description_PABERS: "Tuffo nel bersaglio"</text:p>
          </table:table-cell>
          <table:table-cell table:formula="of:=&quot;    i18n_short_&quot;&amp;[.$B133]&amp;&quot;: &quot;&amp;CHAR(34)&amp;SUBSTITUTE([.G133];&quot;'&quot;;&quot;''&quot;)&amp;CHAR(34)&amp;CHAR(13)&amp;CHAR(10)&amp;&quot;    i18n_description_&quot;&amp;[.$B133]&amp;&quot;: &quot;&amp;CHAR(34)&amp;SUBSTITUTE([.E133];&quot;'&quot;;&quot;''&quot;)&amp;CHAR(34)" office:value-type="string" office:string-value="    i18n_short_PABERS: &quot;Goal&quot;&#13;&#10;    i18n_description_PABERS: &quot;Goal dive&quot;" calcext:value-type="string">
            <text:p>    i18n_short_PABERS: "Goal"</text:p>
            <text:p>    i18n_description_PABERS: "Goal dive"</text:p>
          </table:table-cell>
          <table:table-cell table:number-columns-repeated="5"/>
          <table:table-cell table:formula="of:=COUNTIF([.$B$5:.$B$159];[.B13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PACASU</text:p>
          </table:table-cell>
          <table:table-cell table:formula="of:=COUNTIF([exercise_rows.$G$4:.$G$491];[.B134])" office:value-type="float" office:value="0" calcext:value-type="float">
            <text:p>0</text:p>
          </table:table-cell>
          <table:table-cell office:value-type="string" calcext:value-type="string">
            <text:p>Tuffo a candela massima altezza</text:p>
          </table:table-cell>
          <table:table-cell office:value-type="string" calcext:value-type="string">
            <text:p>Candle dive with highest jump</text:p>
          </table:table-cell>
          <table:table-cell office:value-type="string" calcext:value-type="string">
            <text:p>Candela massima altezza</text:p>
          </table:table-cell>
          <table:table-cell office:value-type="string" calcext:value-type="string">
            <text:p>Highest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4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4]&amp;&quot;,'&quot;&amp;[.B134]&amp;&quot;',&quot;&amp;[.K134]&amp;&quot;,&quot;&amp;[.L134]&amp;&quot;,&quot;&amp;[.M134]&amp;&quot;,&quot;&amp;[.N134]&amp;&quot;,&quot;&amp;[.O134]&amp;&quot;,&quot;&amp;[.P134]&amp;&quot;,&quot;&amp;[.Q134]&amp;&quot;,&quot;&amp;[.R134]&amp;&quot;,0,CURDATE(),CURDATE())&quot;&amp;IF(INDIRECT(ADDRESS(ROW([.A134])+1;1))&gt;0;&quot;,&quot;;&quot;;&quot;)" office:value-type="string" office:string-value="(131,'PACASU',2,0,0,0,0,(select t.id from stroke_types t where t.code = 'PA'),(select t.id from movement_types t where t.code = 'C'),(select t.id from movement_scope_types t where t.code = 'N'),0,CURDATE(),CURDATE())," calcext:value-type="string">
            <text:p>(131,'PACA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4]&amp;&quot;: &quot;&amp;CHAR(34)&amp;SUBSTITUTE([.F134];&quot;'&quot;;&quot;''&quot;)&amp;CHAR(34)&amp;CHAR(13)&amp;CHAR(10)&amp;&quot;    i18n_description_&quot;&amp;[.$B134]&amp;&quot;: &quot;&amp;CHAR(34)&amp;SUBSTITUTE([.D134];&quot;'&quot;;&quot;''&quot;)&amp;CHAR(34)" office:value-type="string" office:string-value="    i18n_short_PACASU: &quot;Candela massima altezza&quot;&#13;&#10;    i18n_description_PACASU: &quot;Tuffo a candela massima altezza&quot;" calcext:value-type="string">
            <text:p>    i18n_short_PACASU: "Candela massima altezza"</text:p>
            <text:p>    i18n_description_PACASU: "Tuffo a candela massima altezza"</text:p>
          </table:table-cell>
          <table:table-cell table:formula="of:=&quot;    i18n_short_&quot;&amp;[.$B134]&amp;&quot;: &quot;&amp;CHAR(34)&amp;SUBSTITUTE([.G134];&quot;'&quot;;&quot;''&quot;)&amp;CHAR(34)&amp;CHAR(13)&amp;CHAR(10)&amp;&quot;    i18n_description_&quot;&amp;[.$B134]&amp;&quot;: &quot;&amp;CHAR(34)&amp;SUBSTITUTE([.E134];&quot;'&quot;;&quot;''&quot;)&amp;CHAR(34)" office:value-type="string" office:string-value="    i18n_short_PACASU: &quot;Highest candle&quot;&#13;&#10;    i18n_description_PACASU: &quot;Candle dive with highest jump&quot;" calcext:value-type="string">
            <text:p>    i18n_short_PACASU: "Highest candle"</text:p>
            <text:p>    i18n_description_PACASU: "Candle dive with highest jump"</text:p>
          </table:table-cell>
          <table:table-cell table:number-columns-repeated="5"/>
          <table:table-cell table:formula="of:=COUNTIF([.$B$5:.$B$159];[.B13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PACADI</text:p>
          </table:table-cell>
          <table:table-cell table:formula="of:=COUNTIF([exercise_rows.$G$4:.$G$491];[.B135])" office:value-type="float" office:value="0" calcext:value-type="float">
            <text:p>0</text:p>
          </table:table-cell>
          <table:table-cell office:value-type="string" calcext:value-type="string">
            <text:p>Tuffo a candela massima distanza</text:p>
          </table:table-cell>
          <table:table-cell office:value-type="string" calcext:value-type="string">
            <text:p>Candle dive with highest distance</text:p>
          </table:table-cell>
          <table:table-cell office:value-type="string" calcext:value-type="string">
            <text:p>Candela massima distanza</text:p>
          </table:table-cell>
          <table:table-cell office:value-type="string" calcext:value-type="string">
            <text:p>Distance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5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5]&amp;&quot;,'&quot;&amp;[.B135]&amp;&quot;',&quot;&amp;[.K135]&amp;&quot;,&quot;&amp;[.L135]&amp;&quot;,&quot;&amp;[.M135]&amp;&quot;,&quot;&amp;[.N135]&amp;&quot;,&quot;&amp;[.O135]&amp;&quot;,&quot;&amp;[.P135]&amp;&quot;,&quot;&amp;[.Q135]&amp;&quot;,&quot;&amp;[.R135]&amp;&quot;,0,CURDATE(),CURDATE())&quot;&amp;IF(INDIRECT(ADDRESS(ROW([.A135])+1;1))&gt;0;&quot;,&quot;;&quot;;&quot;)" office:value-type="string" office:string-value="(132,'PACADI',2,0,0,0,0,(select t.id from stroke_types t where t.code = 'PA'),(select t.id from movement_types t where t.code = 'C'),(select t.id from movement_scope_types t where t.code = 'N'),0,CURDATE(),CURDATE())," calcext:value-type="string">
            <text:p>(132,'PACADI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5]&amp;&quot;: &quot;&amp;CHAR(34)&amp;SUBSTITUTE([.F135];&quot;'&quot;;&quot;''&quot;)&amp;CHAR(34)&amp;CHAR(13)&amp;CHAR(10)&amp;&quot;    i18n_description_&quot;&amp;[.$B135]&amp;&quot;: &quot;&amp;CHAR(34)&amp;SUBSTITUTE([.D135];&quot;'&quot;;&quot;''&quot;)&amp;CHAR(34)" office:value-type="string" office:string-value="    i18n_short_PACADI: &quot;Candela massima distanza&quot;&#13;&#10;    i18n_description_PACADI: &quot;Tuffo a candela massima distanza&quot;" calcext:value-type="string">
            <text:p>    i18n_short_PACADI: "Candela massima distanza"</text:p>
            <text:p>    i18n_description_PACADI: "Tuffo a candela massima distanza"</text:p>
          </table:table-cell>
          <table:table-cell table:formula="of:=&quot;    i18n_short_&quot;&amp;[.$B135]&amp;&quot;: &quot;&amp;CHAR(34)&amp;SUBSTITUTE([.G135];&quot;'&quot;;&quot;''&quot;)&amp;CHAR(34)&amp;CHAR(13)&amp;CHAR(10)&amp;&quot;    i18n_description_&quot;&amp;[.$B135]&amp;&quot;: &quot;&amp;CHAR(34)&amp;SUBSTITUTE([.E135];&quot;'&quot;;&quot;''&quot;)&amp;CHAR(34)" office:value-type="string" office:string-value="    i18n_short_PACADI: &quot;Distance candle&quot;&#13;&#10;    i18n_description_PACADI: &quot;Candle dive with highest distance&quot;" calcext:value-type="string">
            <text:p>    i18n_short_PACADI: "Distance candle"</text:p>
            <text:p>    i18n_description_PACADI: "Candle dive with highest distance"</text:p>
          </table:table-cell>
          <table:table-cell table:number-columns-repeated="5"/>
          <table:table-cell table:formula="of:=COUNTIF([.$B$5:.$B$159];[.B13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PACARP</text:p>
          </table:table-cell>
          <table:table-cell table:formula="of:=COUNTIF([exercise_rows.$G$4:.$G$491];[.B136])" office:value-type="float" office:value="0" calcext:value-type="float">
            <text:p>0</text:p>
          </table:table-cell>
          <table:table-cell office:value-type="string" calcext:value-type="string">
            <text:p>Tuffo carpiato</text:p>
          </table:table-cell>
          <table:table-cell office:value-type="string" calcext:value-type="string">
            <text:p>Pike dive</text:p>
          </table:table-cell>
          <table:table-cell office:value-type="string" calcext:value-type="string">
            <text:p>Carpiato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6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6]&amp;&quot;,'&quot;&amp;[.B136]&amp;&quot;',&quot;&amp;[.K136]&amp;&quot;,&quot;&amp;[.L136]&amp;&quot;,&quot;&amp;[.M136]&amp;&quot;,&quot;&amp;[.N136]&amp;&quot;,&quot;&amp;[.O136]&amp;&quot;,&quot;&amp;[.P136]&amp;&quot;,&quot;&amp;[.Q136]&amp;&quot;,&quot;&amp;[.R136]&amp;&quot;,0,CURDATE(),CURDATE())&quot;&amp;IF(INDIRECT(ADDRESS(ROW([.A136])+1;1))&gt;0;&quot;,&quot;;&quot;;&quot;)" office:value-type="string" office:string-value="(133,'PACARP',2,0,0,0,0,(select t.id from stroke_types t where t.code = 'PA'),(select t.id from movement_types t where t.code = 'C'),(select t.id from movement_scope_types t where t.code = 'N'),0,CURDATE(),CURDATE())," calcext:value-type="string">
            <text:p>(133,'PACARP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6]&amp;&quot;: &quot;&amp;CHAR(34)&amp;SUBSTITUTE([.F136];&quot;'&quot;;&quot;''&quot;)&amp;CHAR(34)&amp;CHAR(13)&amp;CHAR(10)&amp;&quot;    i18n_description_&quot;&amp;[.$B136]&amp;&quot;: &quot;&amp;CHAR(34)&amp;SUBSTITUTE([.D136];&quot;'&quot;;&quot;''&quot;)&amp;CHAR(34)" office:value-type="string" office:string-value="    i18n_short_PACARP: &quot;Carpiato&quot;&#13;&#10;    i18n_description_PACARP: &quot;Tuffo carpiato&quot;" calcext:value-type="string">
            <text:p>    i18n_short_PACARP: "Carpiato"</text:p>
            <text:p>    i18n_description_PACARP: "Tuffo carpiato"</text:p>
          </table:table-cell>
          <table:table-cell table:formula="of:=&quot;    i18n_short_&quot;&amp;[.$B136]&amp;&quot;: &quot;&amp;CHAR(34)&amp;SUBSTITUTE([.G136];&quot;'&quot;;&quot;''&quot;)&amp;CHAR(34)&amp;CHAR(13)&amp;CHAR(10)&amp;&quot;    i18n_description_&quot;&amp;[.$B136]&amp;&quot;: &quot;&amp;CHAR(34)&amp;SUBSTITUTE([.E136];&quot;'&quot;;&quot;''&quot;)&amp;CHAR(34)" office:value-type="string" office:string-value="    i18n_short_PACARP: &quot;Pike&quot;&#13;&#10;    i18n_description_PACARP: &quot;Pike dive&quot;" calcext:value-type="string">
            <text:p>    i18n_short_PACARP: "Pike"</text:p>
            <text:p>    i18n_description_PACARP: "Pike dive"</text:p>
          </table:table-cell>
          <table:table-cell table:number-columns-repeated="5"/>
          <table:table-cell table:formula="of:=COUNTIF([.$B$5:.$B$159];[.B13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VICOSL</text:p>
          </table:table-cell>
          <table:table-cell table:formula="of:=COUNTIF([exercise_rows.$G$4:.$G$491];[.B137])" office:value-type="float" office:value="0" calcext:value-type="float">
            <text:p>0</text:p>
          </table:table-cell>
          <table:table-cell office:value-type="string" calcext:value-type="string">
            <text:p>Virate a SL</text:p>
          </table:table-cell>
          <table:table-cell office:value-type="string" calcext:value-type="string">
            <text:p>Crawl flip turn</text:p>
          </table:table-cell>
          <table:table-cell office:value-type="string" calcext:value-type="string">
            <text:p>Virate SL</text:p>
          </table:table-cell>
          <table:table-cell office:value-type="string" calcext:value-type="string">
            <text:p>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7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7]&amp;&quot;,'&quot;&amp;[.B137]&amp;&quot;',&quot;&amp;[.K137]&amp;&quot;,&quot;&amp;[.L137]&amp;&quot;,&quot;&amp;[.M137]&amp;&quot;,&quot;&amp;[.N137]&amp;&quot;,&quot;&amp;[.O137]&amp;&quot;,&quot;&amp;[.P137]&amp;&quot;,&quot;&amp;[.Q137]&amp;&quot;,&quot;&amp;[.R137]&amp;&quot;,0,CURDATE(),CURDATE())&quot;&amp;IF(INDIRECT(ADDRESS(ROW([.A137])+1;1))&gt;0;&quot;,&quot;;&quot;;&quot;)" office:value-type="string" office:string-value="(134,'VICOSL',2,1,1,1,0,(select t.id from stroke_types t where t.code = 'VI'),(select t.id from movement_types t where t.code = 'C'),(select t.id from movement_scope_types t where t.code = 'N'),0,CURDATE(),CURDATE())," calcext:value-type="string">
            <text:p>(134,'VICOSL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7]&amp;&quot;: &quot;&amp;CHAR(34)&amp;SUBSTITUTE([.F137];&quot;'&quot;;&quot;''&quot;)&amp;CHAR(34)&amp;CHAR(13)&amp;CHAR(10)&amp;&quot;    i18n_description_&quot;&amp;[.$B137]&amp;&quot;: &quot;&amp;CHAR(34)&amp;SUBSTITUTE([.D137];&quot;'&quot;;&quot;''&quot;)&amp;CHAR(34)" office:value-type="string" office:string-value="    i18n_short_VICOSL: &quot;Virate SL&quot;&#13;&#10;    i18n_description_VICOSL: &quot;Virate a SL&quot;" calcext:value-type="string">
            <text:p>    i18n_short_VICOSL: "Virate SL"</text:p>
            <text:p>    i18n_description_VICOSL: "Virate a SL"</text:p>
          </table:table-cell>
          <table:table-cell table:formula="of:=&quot;    i18n_short_&quot;&amp;[.$B137]&amp;&quot;: &quot;&amp;CHAR(34)&amp;SUBSTITUTE([.G137];&quot;'&quot;;&quot;''&quot;)&amp;CHAR(34)&amp;CHAR(13)&amp;CHAR(10)&amp;&quot;    i18n_description_&quot;&amp;[.$B137]&amp;&quot;: &quot;&amp;CHAR(34)&amp;SUBSTITUTE([.E137];&quot;'&quot;;&quot;''&quot;)&amp;CHAR(34)" office:value-type="string" office:string-value="    i18n_short_VICOSL: &quot;Flip turn&quot;&#13;&#10;    i18n_description_VICOSL: &quot;Crawl flip turn&quot;" calcext:value-type="string">
            <text:p>    i18n_short_VICOSL: "Flip turn"</text:p>
            <text:p>    i18n_description_VICOSL: "Crawl flip turn"</text:p>
          </table:table-cell>
          <table:table-cell table:number-columns-repeated="5"/>
          <table:table-cell table:formula="of:=COUNTIF([.$B$5:.$B$159];[.B13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VICODO</text:p>
          </table:table-cell>
          <table:table-cell table:formula="of:=COUNTIF([exercise_rows.$G$4:.$G$491];[.B138])" office:value-type="float" office:value="0" calcext:value-type="float">
            <text:p>0</text:p>
          </table:table-cell>
          <table:table-cell office:value-type="string" calcext:value-type="string">
            <text:p>Virate a DO</text:p>
          </table:table-cell>
          <table:table-cell office:value-type="string" calcext:value-type="string">
            <text:p>BK flip turn</text:p>
          </table:table-cell>
          <table:table-cell office:value-type="string" calcext:value-type="string">
            <text:p>Virate DO</text:p>
          </table:table-cell>
          <table:table-cell office:value-type="string" calcext:value-type="string">
            <text:p>BK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8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8]&amp;&quot;,'&quot;&amp;[.B138]&amp;&quot;',&quot;&amp;[.K138]&amp;&quot;,&quot;&amp;[.L138]&amp;&quot;,&quot;&amp;[.M138]&amp;&quot;,&quot;&amp;[.N138]&amp;&quot;,&quot;&amp;[.O138]&amp;&quot;,&quot;&amp;[.P138]&amp;&quot;,&quot;&amp;[.Q138]&amp;&quot;,&quot;&amp;[.R138]&amp;&quot;,0,CURDATE(),CURDATE())&quot;&amp;IF(INDIRECT(ADDRESS(ROW([.A138])+1;1))&gt;0;&quot;,&quot;;&quot;;&quot;)" office:value-type="string" office:string-value="(135,'VICODO',2,1,1,1,0,(select t.id from stroke_types t where t.code = 'VI'),(select t.id from movement_types t where t.code = 'C'),(select t.id from movement_scope_types t where t.code = 'N'),0,CURDATE(),CURDATE())," calcext:value-type="string">
            <text:p>(135,'VICODO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8]&amp;&quot;: &quot;&amp;CHAR(34)&amp;SUBSTITUTE([.F138];&quot;'&quot;;&quot;''&quot;)&amp;CHAR(34)&amp;CHAR(13)&amp;CHAR(10)&amp;&quot;    i18n_description_&quot;&amp;[.$B138]&amp;&quot;: &quot;&amp;CHAR(34)&amp;SUBSTITUTE([.D138];&quot;'&quot;;&quot;''&quot;)&amp;CHAR(34)" office:value-type="string" office:string-value="    i18n_short_VICODO: &quot;Virate DO&quot;&#13;&#10;    i18n_description_VICODO: &quot;Virate a DO&quot;" calcext:value-type="string">
            <text:p>    i18n_short_VICODO: "Virate DO"</text:p>
            <text:p>    i18n_description_VICODO: "Virate a DO"</text:p>
          </table:table-cell>
          <table:table-cell table:formula="of:=&quot;    i18n_short_&quot;&amp;[.$B138]&amp;&quot;: &quot;&amp;CHAR(34)&amp;SUBSTITUTE([.G138];&quot;'&quot;;&quot;''&quot;)&amp;CHAR(34)&amp;CHAR(13)&amp;CHAR(10)&amp;&quot;    i18n_description_&quot;&amp;[.$B138]&amp;&quot;: &quot;&amp;CHAR(34)&amp;SUBSTITUTE([.E138];&quot;'&quot;;&quot;''&quot;)&amp;CHAR(34)" office:value-type="string" office:string-value="    i18n_short_VICODO: &quot;BK turn&quot;&#13;&#10;    i18n_description_VICODO: &quot;BK flip turn&quot;" calcext:value-type="string">
            <text:p>    i18n_short_VICODO: "BK turn"</text:p>
            <text:p>    i18n_description_VICODO: "BK flip turn"</text:p>
          </table:table-cell>
          <table:table-cell table:number-columns-repeated="5"/>
          <table:table-cell table:formula="of:=COUNTIF([.$B$5:.$B$159];[.B13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VICOFA</text:p>
          </table:table-cell>
          <table:table-cell table:formula="of:=COUNTIF([exercise_rows.$G$4:.$G$491];[.B139])" office:value-type="float" office:value="0" calcext:value-type="float">
            <text:p>0</text:p>
          </table:table-cell>
          <table:table-cell office:value-type="string" calcext:value-type="string">
            <text:p>Virate a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rate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9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9]&amp;&quot;,'&quot;&amp;[.B139]&amp;&quot;',&quot;&amp;[.K139]&amp;&quot;,&quot;&amp;[.L139]&amp;&quot;,&quot;&amp;[.M139]&amp;&quot;,&quot;&amp;[.N139]&amp;&quot;,&quot;&amp;[.O139]&amp;&quot;,&quot;&amp;[.P139]&amp;&quot;,&quot;&amp;[.Q139]&amp;&quot;,&quot;&amp;[.R139]&amp;&quot;,0,CURDATE(),CURDATE())&quot;&amp;IF(INDIRECT(ADDRESS(ROW([.A139])+1;1))&gt;0;&quot;,&quot;;&quot;;&quot;)" office:value-type="string" office:string-value="(136,'VICOFA',2,1,1,1,0,(select t.id from stroke_types t where t.code = 'VI'),(select t.id from movement_types t where t.code = 'C'),(select t.id from movement_scope_types t where t.code = 'N'),0,CURDATE(),CURDATE())," calcext:value-type="string">
            <text:p>(136,'VICOF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9]&amp;&quot;: &quot;&amp;CHAR(34)&amp;SUBSTITUTE([.F139];&quot;'&quot;;&quot;''&quot;)&amp;CHAR(34)&amp;CHAR(13)&amp;CHAR(10)&amp;&quot;    i18n_description_&quot;&amp;[.$B139]&amp;&quot;: &quot;&amp;CHAR(34)&amp;SUBSTITUTE([.D139];&quot;'&quot;;&quot;''&quot;)&amp;CHAR(34)" office:value-type="string" office:string-value="    i18n_short_VICOFA: &quot;Virate FA&quot;&#13;&#10;    i18n_description_VICOFA: &quot;Virate a FA&quot;" calcext:value-type="string">
            <text:p>    i18n_short_VICOFA: "Virate FA"</text:p>
            <text:p>    i18n_description_VICOFA: "Virate a FA"</text:p>
          </table:table-cell>
          <table:table-cell table:formula="of:=&quot;    i18n_short_&quot;&amp;[.$B139]&amp;&quot;: &quot;&amp;CHAR(34)&amp;SUBSTITUTE([.G139];&quot;'&quot;;&quot;''&quot;)&amp;CHAR(34)&amp;CHAR(13)&amp;CHAR(10)&amp;&quot;    i18n_description_&quot;&amp;[.$B139]&amp;&quot;: &quot;&amp;CHAR(34)&amp;SUBSTITUTE([.E139];&quot;'&quot;;&quot;''&quot;)&amp;CHAR(34)" office:value-type="string" office:string-value="    i18n_short_VICOFA: &quot;BF turn&quot;&#13;&#10;    i18n_description_VICOFA: &quot;BF turn&quot;" calcext:value-type="string">
            <text:p>    i18n_short_VICOFA: "BF turn"</text:p>
            <text:p>    i18n_description_VICOFA: "BF turn"</text:p>
          </table:table-cell>
          <table:table-cell table:number-columns-repeated="5"/>
          <table:table-cell table:formula="of:=COUNTIF([.$B$5:.$B$159];[.B13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VICORA</text:p>
          </table:table-cell>
          <table:table-cell table:formula="of:=COUNTIF([exercise_rows.$G$4:.$G$491];[.B140])" office:value-type="float" office:value="0" calcext:value-type="float">
            <text:p>0</text:p>
          </table:table-cell>
          <table:table-cell office:value-type="string" calcext:value-type="string">
            <text:p>Virate a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rate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0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0]&amp;&quot;,'&quot;&amp;[.B140]&amp;&quot;',&quot;&amp;[.K140]&amp;&quot;,&quot;&amp;[.L140]&amp;&quot;,&quot;&amp;[.M140]&amp;&quot;,&quot;&amp;[.N140]&amp;&quot;,&quot;&amp;[.O140]&amp;&quot;,&quot;&amp;[.P140]&amp;&quot;,&quot;&amp;[.Q140]&amp;&quot;,&quot;&amp;[.R140]&amp;&quot;,0,CURDATE(),CURDATE())&quot;&amp;IF(INDIRECT(ADDRESS(ROW([.A140])+1;1))&gt;0;&quot;,&quot;;&quot;;&quot;)" office:value-type="string" office:string-value="(137,'VICORA',2,1,1,1,0,(select t.id from stroke_types t where t.code = 'VI'),(select t.id from movement_types t where t.code = 'C'),(select t.id from movement_scope_types t where t.code = 'N'),0,CURDATE(),CURDATE())," calcext:value-type="string">
            <text:p>(137,'VICOR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0]&amp;&quot;: &quot;&amp;CHAR(34)&amp;SUBSTITUTE([.F140];&quot;'&quot;;&quot;''&quot;)&amp;CHAR(34)&amp;CHAR(13)&amp;CHAR(10)&amp;&quot;    i18n_description_&quot;&amp;[.$B140]&amp;&quot;: &quot;&amp;CHAR(34)&amp;SUBSTITUTE([.D140];&quot;'&quot;;&quot;''&quot;)&amp;CHAR(34)" office:value-type="string" office:string-value="    i18n_short_VICORA: &quot;Virate RA&quot;&#13;&#10;    i18n_description_VICORA: &quot;Virate a RA&quot;" calcext:value-type="string">
            <text:p>    i18n_short_VICORA: "Virate RA"</text:p>
            <text:p>    i18n_description_VICORA: "Virate a RA"</text:p>
          </table:table-cell>
          <table:table-cell table:formula="of:=&quot;    i18n_short_&quot;&amp;[.$B140]&amp;&quot;: &quot;&amp;CHAR(34)&amp;SUBSTITUTE([.G140];&quot;'&quot;;&quot;''&quot;)&amp;CHAR(34)&amp;CHAR(13)&amp;CHAR(10)&amp;&quot;    i18n_description_&quot;&amp;[.$B140]&amp;&quot;: &quot;&amp;CHAR(34)&amp;SUBSTITUTE([.E140];&quot;'&quot;;&quot;''&quot;)&amp;CHAR(34)" office:value-type="string" office:string-value="    i18n_short_VICORA: &quot;BR turn&quot;&#13;&#10;    i18n_description_VICORA: &quot;BR turn&quot;" calcext:value-type="string">
            <text:p>    i18n_short_VICORA: "BR turn"</text:p>
            <text:p>    i18n_description_VICORA: "BR turn"</text:p>
          </table:table-cell>
          <table:table-cell table:number-columns-repeated="5"/>
          <table:table-cell table:formula="of:=COUNTIF([.$B$5:.$B$159];[.B14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VICOMI</text:p>
          </table:table-cell>
          <table:table-cell table:formula="of:=COUNTIF([exercise_rows.$G$4:.$G$491];[.B141])" office:value-type="float" office:value="0" calcext:value-type="float">
            <text:p>0</text:p>
          </table:table-cell>
          <table:table-cell office:value-type="string" calcext:value-type="string">
            <text:p>Virate dei mist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rate M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1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1]&amp;&quot;,'&quot;&amp;[.B141]&amp;&quot;',&quot;&amp;[.K141]&amp;&quot;,&quot;&amp;[.L141]&amp;&quot;,&quot;&amp;[.M141]&amp;&quot;,&quot;&amp;[.N141]&amp;&quot;,&quot;&amp;[.O141]&amp;&quot;,&quot;&amp;[.P141]&amp;&quot;,&quot;&amp;[.Q141]&amp;&quot;,&quot;&amp;[.R141]&amp;&quot;,0,CURDATE(),CURDATE())&quot;&amp;IF(INDIRECT(ADDRESS(ROW([.A141])+1;1))&gt;0;&quot;,&quot;;&quot;;&quot;)" office:value-type="string" office:string-value="(138,'VICOMI',2,0,0,1,0,(select t.id from stroke_types t where t.code = 'VI'),(select t.id from movement_types t where t.code = 'C'),(select t.id from movement_scope_types t where t.code = 'N'),0,CURDATE(),CURDATE())," calcext:value-type="string">
            <text:p>(138,'VICOMI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1]&amp;&quot;: &quot;&amp;CHAR(34)&amp;SUBSTITUTE([.F141];&quot;'&quot;;&quot;''&quot;)&amp;CHAR(34)&amp;CHAR(13)&amp;CHAR(10)&amp;&quot;    i18n_description_&quot;&amp;[.$B141]&amp;&quot;: &quot;&amp;CHAR(34)&amp;SUBSTITUTE([.D141];&quot;'&quot;;&quot;''&quot;)&amp;CHAR(34)" office:value-type="string" office:string-value="    i18n_short_VICOMI: &quot;Virate MI&quot;&#13;&#10;    i18n_description_VICOMI: &quot;Virate dei misti&quot;" calcext:value-type="string">
            <text:p>    i18n_short_VICOMI: "Virate MI"</text:p>
            <text:p>    i18n_description_VICOMI: "Virate dei misti"</text:p>
          </table:table-cell>
          <table:table-cell table:formula="of:=&quot;    i18n_short_&quot;&amp;[.$B141]&amp;&quot;: &quot;&amp;CHAR(34)&amp;SUBSTITUTE([.G141];&quot;'&quot;;&quot;''&quot;)&amp;CHAR(34)&amp;CHAR(13)&amp;CHAR(10)&amp;&quot;    i18n_description_&quot;&amp;[.$B141]&amp;&quot;: &quot;&amp;CHAR(34)&amp;SUBSTITUTE([.E141];&quot;'&quot;;&quot;''&quot;)&amp;CHAR(34)" office:value-type="string" office:string-value="    i18n_short_VICOMI: &quot;IM turns&quot;&#13;&#10;    i18n_description_VICOMI: &quot;IM turns&quot;" calcext:value-type="string">
            <text:p>    i18n_short_VICOMI: "IM turns"</text:p>
            <text:p>    i18n_description_VICOMI: "IM turns"</text:p>
          </table:table-cell>
          <table:table-cell table:number-columns-repeated="5"/>
          <table:table-cell table:formula="of:=COUNTIF([.$B$5:.$B$159];[.B141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POBALZ</text:p>
          </table:table-cell>
          <table:table-cell table:formula="of:=COUNTIF([exercise_rows.$G$4:.$G$491];[.B142])" office:value-type="float" office:value="0" calcext:value-type="float">
            <text:p>0</text:p>
          </table:table-cell>
          <table:table-cell office:value-type="string" calcext:value-type="string">
            <text:p>Balzi da terra a gambe raccolte (da rana)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Balzi a rana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2]&amp;&quot;,'&quot;&amp;[.B142]&amp;&quot;',&quot;&amp;[.K142]&amp;&quot;,&quot;&amp;[.L142]&amp;&quot;,&quot;&amp;[.M142]&amp;&quot;,&quot;&amp;[.N142]&amp;&quot;,&quot;&amp;[.O142]&amp;&quot;,&quot;&amp;[.P142]&amp;&quot;,&quot;&amp;[.Q142]&amp;&quot;,&quot;&amp;[.R142]&amp;&quot;,0,CURDATE(),CURDATE())&quot;&amp;IF(INDIRECT(ADDRESS(ROW([.A142])+1;1))&gt;0;&quot;,&quot;;&quot;;&quot;)" office:value-type="string" office:string-value="(139,'POBALZ',2,0,0,0,0,(select t.id from stroke_types t where t.code = 'PO'),(select t.id from movement_types t where t.code = 'C'),(select t.id from movement_scope_types t where t.code = 'N'),0,CURDATE(),CURDATE())," calcext:value-type="string">
            <text:p>(139,'POBALZ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42]&amp;&quot;: &quot;&amp;CHAR(34)&amp;SUBSTITUTE([.F142];&quot;'&quot;;&quot;''&quot;)&amp;CHAR(34)&amp;CHAR(13)&amp;CHAR(10)&amp;&quot;    i18n_description_&quot;&amp;[.$B142]&amp;&quot;: &quot;&amp;CHAR(34)&amp;SUBSTITUTE([.D142];&quot;'&quot;;&quot;''&quot;)&amp;CHAR(34)" office:value-type="string" office:string-value="    i18n_short_POBALZ: &quot;Balzi a rana&quot;&#13;&#10;    i18n_description_POBALZ: &quot;Balzi da terra a gambe raccolte (da rana)&quot;" calcext:value-type="string">
            <text:p>    i18n_short_POBALZ: "Balzi a rana"</text:p>
            <text:p>    i18n_description_POBALZ: "Balzi da terra a gambe raccolte (da rana)"</text:p>
          </table:table-cell>
          <table:table-cell table:formula="of:=&quot;    i18n_short_&quot;&amp;[.$B142]&amp;&quot;: &quot;&amp;CHAR(34)&amp;SUBSTITUTE([.G142];&quot;'&quot;;&quot;''&quot;)&amp;CHAR(34)&amp;CHAR(13)&amp;CHAR(10)&amp;&quot;    i18n_description_&quot;&amp;[.$B142]&amp;&quot;: &quot;&amp;CHAR(34)&amp;SUBSTITUTE([.E142];&quot;'&quot;;&quot;''&quot;)&amp;CHAR(34)" office:value-type="string" office:string-value="    i18n_short_POBALZ: &quot;Frog jumps&quot;&#13;&#10;    i18n_description_POBALZ: &quot;Frog jumps&quot;" calcext:value-type="string">
            <text:p>    i18n_short_POBALZ: "Frog jumps"</text:p>
            <text:p>    i18n_description_POBALZ: "Frog jumps"</text:p>
          </table:table-cell>
          <table:table-cell table:number-columns-repeated="5"/>
          <table:table-cell table:formula="of:=COUNTIF([.$B$5:.$B$159];[.B142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VICOMF</text:p>
          </table:table-cell>
          <table:table-cell table:formula="of:=COUNTIF([exercise_rows.$G$4:.$G$491];[.B143])" office:value-type="float" office:value="0" calcext:value-type="float">
            <text:p>0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3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3]&amp;&quot;,'&quot;&amp;[.B143]&amp;&quot;',&quot;&amp;[.K143]&amp;&quot;,&quot;&amp;[.L143]&amp;&quot;,&quot;&amp;[.M143]&amp;&quot;,&quot;&amp;[.N143]&amp;&quot;,&quot;&amp;[.O143]&amp;&quot;,&quot;&amp;[.P143]&amp;&quot;,&quot;&amp;[.Q143]&amp;&quot;,&quot;&amp;[.R143]&amp;&quot;,0,CURDATE(),CURDATE())&quot;&amp;IF(INDIRECT(ADDRESS(ROW([.A143])+1;1))&gt;0;&quot;,&quot;;&quot;;&quot;)" office:value-type="string" office:string-value="(140,'VICOMF',2,0,0,1,0,(select t.id from stroke_types t where t.code = 'VI'),(select t.id from movement_types t where t.code = 'C'),(select t.id from movement_scope_types t where t.code = 'N'),0,CURDATE(),CURDATE())," calcext:value-type="string">
            <text:p>(140,'VICOM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3]&amp;&quot;: &quot;&amp;CHAR(34)&amp;SUBSTITUTE([.F143];&quot;'&quot;;&quot;''&quot;)&amp;CHAR(34)&amp;CHAR(13)&amp;CHAR(10)&amp;&quot;    i18n_description_&quot;&amp;[.$B143]&amp;&quot;: &quot;&amp;CHAR(34)&amp;SUBSTITUTE([.D143];&quot;'&quot;;&quot;''&quot;)&amp;CHAR(34)" office:value-type="string" office:string-value="    i18n_short_VICOMF: &quot;Virate FA/DO&quot;&#13;&#10;    i18n_description_VICOMF: &quot;Virate FA/DO&quot;" calcext:value-type="string">
            <text:p>    i18n_short_VICOMF: "Virate FA/DO"</text:p>
            <text:p>    i18n_description_VICOMF: "Virate FA/DO"</text:p>
          </table:table-cell>
          <table:table-cell table:formula="of:=&quot;    i18n_short_&quot;&amp;[.$B143]&amp;&quot;: &quot;&amp;CHAR(34)&amp;SUBSTITUTE([.G143];&quot;'&quot;;&quot;''&quot;)&amp;CHAR(34)&amp;CHAR(13)&amp;CHAR(10)&amp;&quot;    i18n_description_&quot;&amp;[.$B143]&amp;&quot;: &quot;&amp;CHAR(34)&amp;SUBSTITUTE([.E143];&quot;'&quot;;&quot;''&quot;)&amp;CHAR(34)" office:value-type="string" office:string-value="    i18n_short_VICOMF: &quot;BF/BK turns&quot;&#13;&#10;    i18n_description_VICOMF: &quot;BF/BK turns&quot;" calcext:value-type="string">
            <text:p>    i18n_short_VICOMF: "BF/BK turns"</text:p>
            <text:p>    i18n_description_VICOMF: "BF/BK turns"</text:p>
          </table:table-cell>
          <table:table-cell table:number-columns-repeated="5"/>
          <table:table-cell table:formula="of:=COUNTIF([.$B$5:.$B$159];[.B143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VICOMD</text:p>
          </table:table-cell>
          <table:table-cell table:formula="of:=COUNTIF([exercise_rows.$G$4:.$G$491];[.B144])" office:value-type="float" office:value="0" calcext:value-type="float">
            <text:p>0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4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4]&amp;&quot;,'&quot;&amp;[.B144]&amp;&quot;',&quot;&amp;[.K144]&amp;&quot;,&quot;&amp;[.L144]&amp;&quot;,&quot;&amp;[.M144]&amp;&quot;,&quot;&amp;[.N144]&amp;&quot;,&quot;&amp;[.O144]&amp;&quot;,&quot;&amp;[.P144]&amp;&quot;,&quot;&amp;[.Q144]&amp;&quot;,&quot;&amp;[.R144]&amp;&quot;,0,CURDATE(),CURDATE())&quot;&amp;IF(INDIRECT(ADDRESS(ROW([.A144])+1;1))&gt;0;&quot;,&quot;;&quot;;&quot;)" office:value-type="string" office:string-value="(141,'VICOMD',2,0,0,1,0,(select t.id from stroke_types t where t.code = 'VI'),(select t.id from movement_types t where t.code = 'C'),(select t.id from movement_scope_types t where t.code = 'N'),0,CURDATE(),CURDATE())," calcext:value-type="string">
            <text:p>(141,'VICOMD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4]&amp;&quot;: &quot;&amp;CHAR(34)&amp;SUBSTITUTE([.F144];&quot;'&quot;;&quot;''&quot;)&amp;CHAR(34)&amp;CHAR(13)&amp;CHAR(10)&amp;&quot;    i18n_description_&quot;&amp;[.$B144]&amp;&quot;: &quot;&amp;CHAR(34)&amp;SUBSTITUTE([.D144];&quot;'&quot;;&quot;''&quot;)&amp;CHAR(34)" office:value-type="string" office:string-value="    i18n_short_VICOMD: &quot;Virate DO/RA&quot;&#13;&#10;    i18n_description_VICOMD: &quot;Virate DO/RA&quot;" calcext:value-type="string">
            <text:p>    i18n_short_VICOMD: "Virate DO/RA"</text:p>
            <text:p>    i18n_description_VICOMD: "Virate DO/RA"</text:p>
          </table:table-cell>
          <table:table-cell table:formula="of:=&quot;    i18n_short_&quot;&amp;[.$B144]&amp;&quot;: &quot;&amp;CHAR(34)&amp;SUBSTITUTE([.G144];&quot;'&quot;;&quot;''&quot;)&amp;CHAR(34)&amp;CHAR(13)&amp;CHAR(10)&amp;&quot;    i18n_description_&quot;&amp;[.$B144]&amp;&quot;: &quot;&amp;CHAR(34)&amp;SUBSTITUTE([.E144];&quot;'&quot;;&quot;''&quot;)&amp;CHAR(34)" office:value-type="string" office:string-value="    i18n_short_VICOMD: &quot;BK/BR turns&quot;&#13;&#10;    i18n_description_VICOMD: &quot;BK/BR turns&quot;" calcext:value-type="string">
            <text:p>    i18n_short_VICOMD: "BK/BR turns"</text:p>
            <text:p>    i18n_description_VICOMD: "BK/BR turns"</text:p>
          </table:table-cell>
          <table:table-cell table:number-columns-repeated="5"/>
          <table:table-cell table:formula="of:=COUNTIF([.$B$5:.$B$159];[.B144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VICOMR</text:p>
          </table:table-cell>
          <table:table-cell table:formula="of:=COUNTIF([exercise_rows.$G$4:.$G$491];[.B145])" office:value-type="float" office:value="0" calcext:value-type="float">
            <text:p>0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5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5]&amp;&quot;,'&quot;&amp;[.B145]&amp;&quot;',&quot;&amp;[.K145]&amp;&quot;,&quot;&amp;[.L145]&amp;&quot;,&quot;&amp;[.M145]&amp;&quot;,&quot;&amp;[.N145]&amp;&quot;,&quot;&amp;[.O145]&amp;&quot;,&quot;&amp;[.P145]&amp;&quot;,&quot;&amp;[.Q145]&amp;&quot;,&quot;&amp;[.R145]&amp;&quot;,0,CURDATE(),CURDATE())&quot;&amp;IF(INDIRECT(ADDRESS(ROW([.A145])+1;1))&gt;0;&quot;,&quot;;&quot;;&quot;)" office:value-type="string" office:string-value="(142,'VICOMR',2,0,0,1,0,(select t.id from stroke_types t where t.code = 'VI'),(select t.id from movement_types t where t.code = 'C'),(select t.id from movement_scope_types t where t.code = 'N'),0,CURDATE(),CURDATE())," calcext:value-type="string">
            <text:p>(142,'VICOMR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5]&amp;&quot;: &quot;&amp;CHAR(34)&amp;SUBSTITUTE([.F145];&quot;'&quot;;&quot;''&quot;)&amp;CHAR(34)&amp;CHAR(13)&amp;CHAR(10)&amp;&quot;    i18n_description_&quot;&amp;[.$B145]&amp;&quot;: &quot;&amp;CHAR(34)&amp;SUBSTITUTE([.D145];&quot;'&quot;;&quot;''&quot;)&amp;CHAR(34)" office:value-type="string" office:string-value="    i18n_short_VICOMR: &quot;Virate RA/SL&quot;&#13;&#10;    i18n_description_VICOMR: &quot;Virate RA/SL&quot;" calcext:value-type="string">
            <text:p>    i18n_short_VICOMR: "Virate RA/SL"</text:p>
            <text:p>    i18n_description_VICOMR: "Virate RA/SL"</text:p>
          </table:table-cell>
          <table:table-cell table:formula="of:=&quot;    i18n_short_&quot;&amp;[.$B145]&amp;&quot;: &quot;&amp;CHAR(34)&amp;SUBSTITUTE([.G145];&quot;'&quot;;&quot;''&quot;)&amp;CHAR(34)&amp;CHAR(13)&amp;CHAR(10)&amp;&quot;    i18n_description_&quot;&amp;[.$B145]&amp;&quot;: &quot;&amp;CHAR(34)&amp;SUBSTITUTE([.E145];&quot;'&quot;;&quot;''&quot;)&amp;CHAR(34)" office:value-type="string" office:string-value="    i18n_short_VICOMR: &quot;BR/FS turns&quot;&#13;&#10;    i18n_description_VICOMR: &quot;BR/FS turns&quot;" calcext:value-type="string">
            <text:p>    i18n_short_VICOMR: "BR/FS turns"</text:p>
            <text:p>    i18n_description_VICOMR: "BR/FS turns"</text:p>
          </table:table-cell>
          <table:table-cell table:number-columns-repeated="5"/>
          <table:table-cell table:formula="of:=COUNTIF([.$B$5:.$B$159];[.B145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VICOMC</text:p>
          </table:table-cell>
          <table:table-cell table:formula="of:=COUNTIF([exercise_rows.$G$4:.$G$491];[.B146])" office:value-type="float" office:value="0" calcext:value-type="float">
            <text:p>0</text:p>
          </table:table-cell>
          <table:table-cell office:value-type="string" calcext:value-type="string">
            <text:p>Virate DO/RA con capriola all'indietro</text:p>
          </table:table-cell>
          <table:table-cell office:value-type="string" calcext:value-type="string">
            <text:p>BK/BR backward flip turns</text:p>
          </table:table-cell>
          <table:table-cell office:value-type="string" calcext:value-type="string">
            <text:p>Virate DO/RA Kiefer</text:p>
          </table:table-cell>
          <table:table-cell office:value-type="string" calcext:value-type="string">
            <text:p>BK/BR Kiefe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6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6]&amp;&quot;,'&quot;&amp;[.B146]&amp;&quot;',&quot;&amp;[.K146]&amp;&quot;,&quot;&amp;[.L146]&amp;&quot;,&quot;&amp;[.M146]&amp;&quot;,&quot;&amp;[.N146]&amp;&quot;,&quot;&amp;[.O146]&amp;&quot;,&quot;&amp;[.P146]&amp;&quot;,&quot;&amp;[.Q146]&amp;&quot;,&quot;&amp;[.R146]&amp;&quot;,0,CURDATE(),CURDATE())&quot;&amp;IF(INDIRECT(ADDRESS(ROW([.A146])+1;1))&gt;0;&quot;,&quot;;&quot;;&quot;)" office:value-type="string" office:string-value="(143,'VICOMC',2,0,0,1,0,(select t.id from stroke_types t where t.code = 'VI'),(select t.id from movement_types t where t.code = 'C'),(select t.id from movement_scope_types t where t.code = 'N'),0,CURDATE(),CURDATE())," calcext:value-type="string">
            <text:p>(143,'VICOMC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6]&amp;&quot;: &quot;&amp;CHAR(34)&amp;SUBSTITUTE([.F146];&quot;'&quot;;&quot;''&quot;)&amp;CHAR(34)&amp;CHAR(13)&amp;CHAR(10)&amp;&quot;    i18n_description_&quot;&amp;[.$B146]&amp;&quot;: &quot;&amp;CHAR(34)&amp;SUBSTITUTE([.D146];&quot;'&quot;;&quot;''&quot;)&amp;CHAR(34)" office:value-type="string" office:string-value="    i18n_short_VICOMC: &quot;Virate DO/RA Kiefer&quot;&#13;&#10;    i18n_description_VICOMC: &quot;Virate DO/RA con capriola all''indietro&quot;" calcext:value-type="string">
            <text:p>    i18n_short_VICOMC: "Virate DO/RA Kiefer"</text:p>
            <text:p>    i18n_description_VICOMC: "Virate DO/RA con capriola all''indietro"</text:p>
          </table:table-cell>
          <table:table-cell table:formula="of:=&quot;    i18n_short_&quot;&amp;[.$B146]&amp;&quot;: &quot;&amp;CHAR(34)&amp;SUBSTITUTE([.G146];&quot;'&quot;;&quot;''&quot;)&amp;CHAR(34)&amp;CHAR(13)&amp;CHAR(10)&amp;&quot;    i18n_description_&quot;&amp;[.$B146]&amp;&quot;: &quot;&amp;CHAR(34)&amp;SUBSTITUTE([.E146];&quot;'&quot;;&quot;''&quot;)&amp;CHAR(34)" office:value-type="string" office:string-value="    i18n_short_VICOMC: &quot;BK/BR Kiefer turns&quot;&#13;&#10;    i18n_description_VICOMC: &quot;BK/BR backward flip turns&quot;" calcext:value-type="string">
            <text:p>    i18n_short_VICOMC: "BK/BR Kiefer turns"</text:p>
            <text:p>    i18n_description_VICOMC: "BK/BR backward flip turns"</text:p>
          </table:table-cell>
          <table:table-cell table:number-columns-repeated="5"/>
          <table:table-cell table:formula="of:=COUNTIF([.$B$5:.$B$159];[.B146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VICOSP</text:p>
          </table:table-cell>
          <table:table-cell table:formula="of:=COUNTIF([exercise_rows.$G$4:.$G$491];[.B147])" office:value-type="float" office:value="0" calcext:value-type="float">
            <text:p>0</text:p>
          </table:table-cell>
          <table:table-cell office:value-type="string" calcext:value-type="string">
            <text:p>Virate a SL con pesi in mano</text:p>
          </table:table-cell>
          <table:table-cell office:value-type="string" calcext:value-type="string">
            <text:p>Crawl flip turn with graves in hands</text:p>
          </table:table-cell>
          <table:table-cell office:value-type="string" calcext:value-type="string">
            <text:p>Virate SL con pesi</text:p>
          </table:table-cell>
          <table:table-cell office:value-type="string" calcext:value-type="string">
            <text:p>Flip turn with grav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7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7]&amp;&quot;,'&quot;&amp;[.B147]&amp;&quot;',&quot;&amp;[.K147]&amp;&quot;,&quot;&amp;[.L147]&amp;&quot;,&quot;&amp;[.M147]&amp;&quot;,&quot;&amp;[.N147]&amp;&quot;,&quot;&amp;[.O147]&amp;&quot;,&quot;&amp;[.P147]&amp;&quot;,&quot;&amp;[.Q147]&amp;&quot;,&quot;&amp;[.R147]&amp;&quot;,0,CURDATE(),CURDATE())&quot;&amp;IF(INDIRECT(ADDRESS(ROW([.A147])+1;1))&gt;0;&quot;,&quot;;&quot;;&quot;)" office:value-type="string" office:string-value="(144,'VICOSP',2,0,1,1,0,(select t.id from stroke_types t where t.code = 'VI'),(select t.id from movement_types t where t.code = 'C'),(select t.id from movement_scope_types t where t.code = 'N'),0,CURDATE(),CURDATE())," calcext:value-type="string">
            <text:p>(144,'VICOSP',2,0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7]&amp;&quot;: &quot;&amp;CHAR(34)&amp;SUBSTITUTE([.F147];&quot;'&quot;;&quot;''&quot;)&amp;CHAR(34)&amp;CHAR(13)&amp;CHAR(10)&amp;&quot;    i18n_description_&quot;&amp;[.$B147]&amp;&quot;: &quot;&amp;CHAR(34)&amp;SUBSTITUTE([.D147];&quot;'&quot;;&quot;''&quot;)&amp;CHAR(34)" office:value-type="string" office:string-value="    i18n_short_VICOSP: &quot;Virate SL con pesi&quot;&#13;&#10;    i18n_description_VICOSP: &quot;Virate a SL con pesi in mano&quot;" calcext:value-type="string">
            <text:p>    i18n_short_VICOSP: "Virate SL con pesi"</text:p>
            <text:p>    i18n_description_VICOSP: "Virate a SL con pesi in mano"</text:p>
          </table:table-cell>
          <table:table-cell table:formula="of:=&quot;    i18n_short_&quot;&amp;[.$B147]&amp;&quot;: &quot;&amp;CHAR(34)&amp;SUBSTITUTE([.G147];&quot;'&quot;;&quot;''&quot;)&amp;CHAR(34)&amp;CHAR(13)&amp;CHAR(10)&amp;&quot;    i18n_description_&quot;&amp;[.$B147]&amp;&quot;: &quot;&amp;CHAR(34)&amp;SUBSTITUTE([.E147];&quot;'&quot;;&quot;''&quot;)&amp;CHAR(34)" office:value-type="string" office:string-value="    i18n_short_VICOSP: &quot;Flip turn with graves&quot;&#13;&#10;    i18n_description_VICOSP: &quot;Crawl flip turn with graves in hands&quot;" calcext:value-type="string">
            <text:p>    i18n_short_VICOSP: "Flip turn with graves"</text:p>
            <text:p>    i18n_description_VICOSP: "Crawl flip turn with graves in hands"</text:p>
          </table:table-cell>
          <table:table-cell table:number-columns-repeated="5"/>
          <table:table-cell table:formula="of:=COUNTIF([.$B$5:.$B$159];[.B147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VICOS2</text:p>
          </table:table-cell>
          <table:table-cell table:formula="of:=COUNTIF([exercise_rows.$G$4:.$G$491];[.B148])" office:value-type="float" office:value="0" calcext:value-type="float">
            <text:p>0</text:p>
          </table:table-cell>
          <table:table-cell office:value-type="string" calcext:value-type="string">
            <text:p>Virate a SL con doppia capriola</text:p>
          </table:table-cell>
          <table:table-cell office:value-type="string" calcext:value-type="string">
            <text:p>Crawl flip turn with double flip</text:p>
          </table:table-cell>
          <table:table-cell office:value-type="string" calcext:value-type="string">
            <text:p>Virate SL 2 capriole</text:p>
          </table:table-cell>
          <table:table-cell office:value-type="string" calcext:value-type="string">
            <text:p>Double 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8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8]&amp;&quot;,'&quot;&amp;[.B148]&amp;&quot;',&quot;&amp;[.K148]&amp;&quot;,&quot;&amp;[.L148]&amp;&quot;,&quot;&amp;[.M148]&amp;&quot;,&quot;&amp;[.N148]&amp;&quot;,&quot;&amp;[.O148]&amp;&quot;,&quot;&amp;[.P148]&amp;&quot;,&quot;&amp;[.Q148]&amp;&quot;,&quot;&amp;[.R148]&amp;&quot;,0,CURDATE(),CURDATE())&quot;&amp;IF(INDIRECT(ADDRESS(ROW([.A148])+1;1))&gt;0;&quot;,&quot;;&quot;;&quot;)" office:value-type="string" office:string-value="(145,'VICOS2',2,1,1,1,0,(select t.id from stroke_types t where t.code = 'VI'),(select t.id from movement_types t where t.code = 'C'),(select t.id from movement_scope_types t where t.code = 'N'),0,CURDATE(),CURDATE())," calcext:value-type="string">
            <text:p>(145,'VICOS2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8]&amp;&quot;: &quot;&amp;CHAR(34)&amp;SUBSTITUTE([.F148];&quot;'&quot;;&quot;''&quot;)&amp;CHAR(34)&amp;CHAR(13)&amp;CHAR(10)&amp;&quot;    i18n_description_&quot;&amp;[.$B148]&amp;&quot;: &quot;&amp;CHAR(34)&amp;SUBSTITUTE([.D148];&quot;'&quot;;&quot;''&quot;)&amp;CHAR(34)" office:value-type="string" office:string-value="    i18n_short_VICOS2: &quot;Virate SL 2 capriole&quot;&#13;&#10;    i18n_description_VICOS2: &quot;Virate a SL con doppia capriola&quot;" calcext:value-type="string">
            <text:p>    i18n_short_VICOS2: "Virate SL 2 capriole"</text:p>
            <text:p>    i18n_description_VICOS2: "Virate a SL con doppia capriola"</text:p>
          </table:table-cell>
          <table:table-cell table:formula="of:=&quot;    i18n_short_&quot;&amp;[.$B148]&amp;&quot;: &quot;&amp;CHAR(34)&amp;SUBSTITUTE([.G148];&quot;'&quot;;&quot;''&quot;)&amp;CHAR(34)&amp;CHAR(13)&amp;CHAR(10)&amp;&quot;    i18n_description_&quot;&amp;[.$B148]&amp;&quot;: &quot;&amp;CHAR(34)&amp;SUBSTITUTE([.E148];&quot;'&quot;;&quot;''&quot;)&amp;CHAR(34)" office:value-type="string" office:string-value="    i18n_short_VICOS2: &quot;Double flip turn&quot;&#13;&#10;    i18n_description_VICOS2: &quot;Crawl flip turn with double flip&quot;" calcext:value-type="string">
            <text:p>    i18n_short_VICOS2: "Double flip turn"</text:p>
            <text:p>    i18n_description_VICOS2: "Crawl flip turn with double flip"</text:p>
          </table:table-cell>
          <table:table-cell table:number-columns-repeated="5"/>
          <table:table-cell table:formula="of:=COUNTIF([.$B$5:.$B$159];[.B148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VICORF</text:p>
          </table:table-cell>
          <table:table-cell table:formula="of:=COUNTIF([exercise_rows.$G$4:.$G$491];[.B149])" office:value-type="float" office:value="0" calcext:value-type="float">
            <text:p>0</text:p>
          </table:table-cell>
          <table:table-cell office:value-type="string" calcext:value-type="string">
            <text:p>Virate a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rate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9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9]&amp;&quot;,'&quot;&amp;[.B149]&amp;&quot;',&quot;&amp;[.K149]&amp;&quot;,&quot;&amp;[.L149]&amp;&quot;,&quot;&amp;[.M149]&amp;&quot;,&quot;&amp;[.N149]&amp;&quot;,&quot;&amp;[.O149]&amp;&quot;,&quot;&amp;[.P149]&amp;&quot;,&quot;&amp;[.Q149]&amp;&quot;,&quot;&amp;[.R149]&amp;&quot;,0,CURDATE(),CURDATE())&quot;&amp;IF(INDIRECT(ADDRESS(ROW([.A149])+1;1))&gt;0;&quot;,&quot;;&quot;;&quot;)" office:value-type="string" office:string-value="(146,'VICORF',2,0,0,1,0,(select t.id from stroke_types t where t.code = 'VI'),(select t.id from movement_types t where t.code = 'C'),(select t.id from movement_scope_types t where t.code = 'N'),0,CURDATE(),CURDATE())," calcext:value-type="string">
            <text:p>(146,'VICOR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9]&amp;&quot;: &quot;&amp;CHAR(34)&amp;SUBSTITUTE([.F149];&quot;'&quot;;&quot;''&quot;)&amp;CHAR(34)&amp;CHAR(13)&amp;CHAR(10)&amp;&quot;    i18n_description_&quot;&amp;[.$B149]&amp;&quot;: &quot;&amp;CHAR(34)&amp;SUBSTITUTE([.D149];&quot;'&quot;;&quot;''&quot;)&amp;CHAR(34)" office:value-type="string" office:string-value="    i18n_short_VICORF: &quot;Virate RA/FA sul posto&quot;&#13;&#10;    i18n_description_VICORF: &quot;Virate a RA/FA sul posto&quot;" calcext:value-type="string">
            <text:p>    i18n_short_VICORF: "Virate RA/FA sul posto"</text:p>
            <text:p>    i18n_description_VICORF: "Virate a RA/FA sul posto"</text:p>
          </table:table-cell>
          <table:table-cell table:formula="of:=&quot;    i18n_short_&quot;&amp;[.$B149]&amp;&quot;: &quot;&amp;CHAR(34)&amp;SUBSTITUTE([.G149];&quot;'&quot;;&quot;''&quot;)&amp;CHAR(34)&amp;CHAR(13)&amp;CHAR(10)&amp;&quot;    i18n_description_&quot;&amp;[.$B149]&amp;&quot;: &quot;&amp;CHAR(34)&amp;SUBSTITUTE([.E149];&quot;'&quot;;&quot;''&quot;)&amp;CHAR(34)" office:value-type="string" office:string-value="    i18n_short_VICORF: &quot;BR/BF standing turn&quot;&#13;&#10;    i18n_description_VICORF: &quot;BR/BF standing turn&quot;" calcext:value-type="string">
            <text:p>    i18n_short_VICORF: "BR/BF standing turn"</text:p>
            <text:p>    i18n_description_VICORF: "BR/BF standing turn"</text:p>
          </table:table-cell>
          <table:table-cell table:number-columns-repeated="5"/>
          <table:table-cell table:formula="of:=COUNTIF([.$B$5:.$B$159];[.B149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POMARI</text:p>
          </table:table-cell>
          <table:table-cell table:formula="of:=COUNTIF([exercise_rows.$G$4:.$G$491];[.B150])" office:value-type="float" office:value="0" calcext:value-type="float">
            <text:p>0</text:p>
          </table:table-cell>
          <table:table-cell office:value-type="string" calcext:value-type="string">
            <text:p>Sollevamenti dal bordo</text:p>
          </table:table-cell>
          <table:table-cell office:value-type="string" calcext:value-type="string">
            <text:p>Push-ups from border</text:p>
          </table:table-cell>
          <table:table-cell table:number-columns-repeated="2" office:value-type="string" calcext:value-type="string">
            <text:p>Marine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0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0]&amp;&quot;,'&quot;&amp;[.B150]&amp;&quot;',&quot;&amp;[.K150]&amp;&quot;,&quot;&amp;[.L150]&amp;&quot;,&quot;&amp;[.M150]&amp;&quot;,&quot;&amp;[.N150]&amp;&quot;,&quot;&amp;[.O150]&amp;&quot;,&quot;&amp;[.P150]&amp;&quot;,&quot;&amp;[.Q150]&amp;&quot;,&quot;&amp;[.R150]&amp;&quot;,0,CURDATE(),CURDATE())&quot;&amp;IF(INDIRECT(ADDRESS(ROW([.A150])+1;1))&gt;0;&quot;,&quot;;&quot;;&quot;)" office:value-type="string" office:string-value="(147,'POMARI',2,0,0,0,0,(select t.id from stroke_types t where t.code = 'PO'),(select t.id from movement_types t where t.code = 'C'),(select t.id from movement_scope_types t where t.code = 'N'),0,CURDATE(),CURDATE())," calcext:value-type="string">
            <text:p>(147,'POMARI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50]&amp;&quot;: &quot;&amp;CHAR(34)&amp;SUBSTITUTE([.F150];&quot;'&quot;;&quot;''&quot;)&amp;CHAR(34)&amp;CHAR(13)&amp;CHAR(10)&amp;&quot;    i18n_description_&quot;&amp;[.$B150]&amp;&quot;: &quot;&amp;CHAR(34)&amp;SUBSTITUTE([.D150];&quot;'&quot;;&quot;''&quot;)&amp;CHAR(34)" office:value-type="string" office:string-value="    i18n_short_POMARI: &quot;Marines&quot;&#13;&#10;    i18n_description_POMARI: &quot;Sollevamenti dal bordo&quot;" calcext:value-type="string">
            <text:p>    i18n_short_POMARI: "Marines"</text:p>
            <text:p>    i18n_description_POMARI: "Sollevamenti dal bordo"</text:p>
          </table:table-cell>
          <table:table-cell table:formula="of:=&quot;    i18n_short_&quot;&amp;[.$B150]&amp;&quot;: &quot;&amp;CHAR(34)&amp;SUBSTITUTE([.G150];&quot;'&quot;;&quot;''&quot;)&amp;CHAR(34)&amp;CHAR(13)&amp;CHAR(10)&amp;&quot;    i18n_description_&quot;&amp;[.$B150]&amp;&quot;: &quot;&amp;CHAR(34)&amp;SUBSTITUTE([.E150];&quot;'&quot;;&quot;''&quot;)&amp;CHAR(34)" office:value-type="string" office:string-value="    i18n_short_POMARI: &quot;Marines&quot;&#13;&#10;    i18n_description_POMARI: &quot;Push-ups from border&quot;" calcext:value-type="string">
            <text:p>    i18n_short_POMARI: "Marines"</text:p>
            <text:p>    i18n_description_POMARI: "Push-ups from border"</text:p>
          </table:table-cell>
          <table:table-cell table:number-columns-repeated="5"/>
          <table:table-cell table:formula="of:=COUNTIF([.$B$5:.$B$159];[.B150])" office:value-type="float" office:value="1" calcext:value-type="float">
            <text:p>1</text:p>
          </table:table-cell>
          <table:table-cell table:number-columns-repeated="996"/>
        </table:table-row>
        <table:table-row table:style-name="ro9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GEGACM</text:p>
          </table:table-cell>
          <table:table-cell table:style-name="ce18" table:formula="of:=COUNTIF([exercise_rows.$G$4:.$G$491];[.B151])" office:value-type="float" office:value="1" calcext:value-type="float">
            <text:p>1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1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1]&amp;&quot;,'&quot;&amp;[.B151]&amp;&quot;',&quot;&amp;[.K151]&amp;&quot;,&quot;&amp;[.L151]&amp;&quot;,&quot;&amp;[.M151]&amp;&quot;,&quot;&amp;[.N151]&amp;&quot;,&quot;&amp;[.O151]&amp;&quot;,&quot;&amp;[.P151]&amp;&quot;,&quot;&amp;[.Q151]&amp;&quot;,&quot;&amp;[.R151]&amp;&quot;,0,CURDATE(),CURDATE())&quot;&amp;IF(INDIRECT(ADDRESS(ROW([.A151])+1;1))&gt;0;&quot;,&quot;;&quot;;&quot;)" office:value-type="string" office:string-value="(148,'GEGACM',2,0,1,1,1,(select t.id from stroke_types t where t.code = 'GE'),(select t.id from movement_types t where t.code = 'G'),(select t.id from movement_scope_types t where t.code = 'I'),0,CURDATE(),CURDATE());" calcext:value-type="string">
            <text:p>(148,'GEGACM',2,0,1,1,1,(select t.id from stroke_types t where t.code = 'GE'),(select t.id from movement_types t where t.code = 'G'),(select t.id from movement_scope_types t where t.code = 'I'),0,CURDATE(),CURDATE());</text:p>
          </table:table-cell>
          <table:table-cell table:formula="of:=&quot;    i18n_short_&quot;&amp;[.$B151]&amp;&quot;: &quot;&amp;CHAR(34)&amp;SUBSTITUTE([.F151];&quot;'&quot;;&quot;''&quot;)&amp;CHAR(34)&amp;CHAR(13)&amp;CHAR(10)&amp;&quot;    i18n_description_&quot;&amp;[.$B151]&amp;&quot;: &quot;&amp;CHAR(34)&amp;SUBSTITUTE([.D151];&quot;'&quot;;&quot;''&quot;)&amp;CHAR(34)" office:value-type="string" office:string-value="    i18n_short_GEGACM: &quot;Gambe a piacere&quot;&#13;&#10;    i18n_description_GEGACM: &quot;Gambe a piacere&quot;" calcext:value-type="string">
            <text:p>    i18n_short_GEGACM: "Gambe a piacere"</text:p>
            <text:p>    i18n_description_GEGACM: "Gambe a piacere"</text:p>
          </table:table-cell>
          <table:table-cell table:formula="of:=&quot;    i18n_short_&quot;&amp;[.$B151]&amp;&quot;: &quot;&amp;CHAR(34)&amp;SUBSTITUTE([.G151];&quot;'&quot;;&quot;''&quot;)&amp;CHAR(34)&amp;CHAR(13)&amp;CHAR(10)&amp;&quot;    i18n_description_&quot;&amp;[.$B151]&amp;&quot;: &quot;&amp;CHAR(34)&amp;SUBSTITUTE([.E151];&quot;'&quot;;&quot;''&quot;)&amp;CHAR(34)" office:value-type="string" office:string-value="    i18n_short_GEGACM: &quot;Kick free&quot;&#13;&#10;    i18n_description_GEGACM: &quot;Kick free&quot;" calcext:value-type="string">
            <text:p>    i18n_short_GEGACM: "Kick free"</text:p>
            <text:p>    i18n_description_GEGACM: "Kick free"</text:p>
          </table:table-cell>
          <table:table-cell table:number-columns-repeated="5"/>
          <table:table-cell table:formula="of:=COUNTIF([.$B$5:.$B$159];[.B151])" office:value-type="float" office:value="1" calcext:value-type="float">
            <text:p>1</text:p>
          </table:table-cell>
          <table:table-cell table:number-columns-repeated="996"/>
        </table:table-row>
        <calcext:conditional-formats>
          <calcext:conditional-format calcext:target-range-address="base_movements.C123:base_movements.C150 base_movements.C114:base_movements.C121 base_movements.C82:base_movements.C112 base_movements.C4:base_movements.C80">
            <calcext:condition calcext:apply-style-name="Errore" calcext:value="=0" calcext:base-cell-address="base_movements.C4"/>
          </calcext:conditional-format>
          <calcext:conditional-format calcext:target-range-address="base_movements.C151:base_movements.C151">
            <calcext:condition calcext:apply-style-name="Errore" calcext:value="=0" calcext:base-cell-address="base_movements.C151"/>
          </calcext:conditional-format>
          <calcext:conditional-format calcext:target-range-address="base_movements.C122:base_movements.C122">
            <calcext:condition calcext:apply-style-name="Errore" calcext:value="=0" calcext:base-cell-address="base_movements.C122"/>
          </calcext:conditional-format>
          <calcext:conditional-format calcext:target-range-address="base_movements.C113:base_movements.C113">
            <calcext:condition calcext:apply-style-name="Errore" calcext:value="=0" calcext:base-cell-address="base_movements.C113"/>
          </calcext:conditional-format>
          <calcext:conditional-format calcext:target-range-address="base_movements.C81:base_movements.C81">
            <calcext:condition calcext:apply-style-name="Errore" calcext:value="=0" calcext:base-cell-address="base_movements.C81"/>
          </calcext:conditional-format>
        </calcext:conditional-formats>
      </table:table>
      <table:table table:name="exercises" table:style-name="ta1">
        <office:forms form:automatic-focus="false" form:apply-design-mode="false"/>
        <table:table-column table:style-name="co1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8" table:default-cell-style-name="Default"/>
        <table:table-column table:style-name="co53" table:number-columns-repeated="5" table:default-cell-style-name="Default"/>
        <table:table-column table:style-name="co20" table:default-cell-style-name="ce382"/>
        <table:table-column table:style-name="co20" table:default-cell-style-name="Default"/>
        <table:table-column table:style-name="co12" table:default-cell-style-name="Default"/>
        <table:table-column table:style-name="co54" table:default-cell-style-name="Default"/>
        <table:table-column table:style-name="co8" table:number-columns-repeated="1007" table:default-cell-style-name="Default"/>
        <table:table-row table:style-name="ro6">
          <table:table-cell table:style-name="ce11" office:value-type="string" calcext:value-type="string">
            <text:p>exercises</text:p>
          </table:table-cell>
          <table:table-cell table:number-columns-repeated="15"/>
          <table:table-cell table:style-name="ce12" office:value-type="string" calcext:value-type="string">
            <text:p>SQL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379" office:value-type="string" calcext:value-type="string">
            <text:p>Training steps consentiti</text:p>
          </table:table-cell>
          <table:table-cell table:number-columns-repeated="7"/>
          <table:table-cell table:style-name="ce20" table:formula="of:=&quot;--&quot;&amp;CHAR(13)&amp;CHAR(10)&amp;&quot;-- Dump dei dati per la tabella &quot;&amp;[.$A$1]&amp;CHAR(13)&amp;CHAR(10)&amp;&quot;-- &quot;" office:value-type="string" office:string-value="--&#13;&#10;-- Dump dei dati per la tabella exercises&#13;&#10;-- " calcext:value-type="string">
            <text:p>--</text:p>
            <text:p>-- Dump dei dati per la tabella exercises</text:p>
            <text:p>-- </text:p>
          </table:table-cell>
          <table:table-cell table:number-columns-repeated="1007"/>
        </table:table-row>
        <table:table-row table:style-name="ro3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code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righe</text:p>
          </table:table-cell>
          <table:table-cell table:style-name="ce256" office:value-type="string" calcext:value-type="string">
            <text:p>%</text:p>
          </table:table-cell>
          <table:table-cell table:style-name="ce256" office:value-type="string" calcext:value-type="string">
            <text:p>dist</text:p>
          </table:table-cell>
          <table:table-cell table:style-name="ce12" office:value-type="string" calcext:value-type="string">
            <text:p>user_id</text:p>
          </table:table-cell>
          <table:table-cell table:style-name="ce380" office:value-type="string" calcext:value-type="string">
            <text:p>R</text:p>
          </table:table-cell>
          <table:table-cell table:style-name="ce380" office:value-type="string" calcext:value-type="string">
            <text:p>T</text:p>
          </table:table-cell>
          <table:table-cell table:style-name="ce380" office:value-type="string" calcext:value-type="string">
            <text:p>A</text:p>
          </table:table-cell>
          <table:table-cell table:style-name="ce380" office:value-type="string" calcext:value-type="string">
            <text:p>C</text:p>
          </table:table-cell>
          <table:table-cell table:style-name="ce380" office:value-type="string" calcext:value-type="string">
            <text:p>D</text:p>
          </table:table-cell>
          <table:table-cell table:style-name="ce383" office:value-type="string" calcext:value-type="string">
            <text:p>RTACD</text:p>
          </table:table-cell>
          <table:table-cell table:style-name="ce12" office:value-type="string" calcext:value-type="string">
            <text:p>training_step_type_codes</text:p>
          </table:table-cell>
          <table:table-cell table:style-name="ce12"/>
          <table:table-cell table:formula="of:=&quot;INSERT INTO &quot;&amp;[.$A$1]&amp;&quot; (&quot;&amp;[.$A$3]&amp;&quot;,&quot;&amp;[.$B$3]&amp;&quot;,&quot;&amp;[.$H$3]&amp;&quot;,&quot;&amp;[.$O$3]&amp;&quot;,lock_version,created_at,updated_at) VALUES &quot;" office:value-type="string" office:string-value="INSERT INTO exercises (id,code,user_id,training_step_type_codes,lock_version,created_at,updated_at) VALUES " calcext:value-type="string">
            <text:p>INSERT INTO exercises (id,code,user_id,training_step_type_codes,lock_version,created_at,updated_at) VALUES </text:p>
          </table:table-cell>
          <table:table-cell table:style-name="ce12" table:number-columns-repeated="1007"/>
        </table:table-row>
        <table:table-row table:style-name="ro10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office:value-type="string" calcext:value-type="string">
            <text:p>Sciolto a piacere</text:p>
          </table:table-cell>
          <table:table-cell table:style-name="ce21" table:formula="of:=COUNTIF([.$B$4:.$B$343];[.B4])" office:value-type="float" office:value="1" calcext:value-type="float">
            <text:p>1</text:p>
          </table:table-cell>
          <table:table-cell table:style-name="ce138" table:formula="of:=COUNTIF([exercise_rows.$B$4:.$B$361];[.B4])" office:value-type="float" office:value="1" calcext:value-type="float">
            <text:p>1</text:p>
          </table:table-cell>
          <table:table-cell table:style-name="ce257" table:formula="of:=SUMIF([exercise_rows.$B$4:.$B$361];[.B4];[exercise_rows.$E$4:.$E$361])" office:value-type="float" office:value="100" calcext:value-type="float">
            <text:p>100</text:p>
          </table:table-cell>
          <table:table-cell table:formula="of:=SUMIF([exercise_rows.$B$4:.$B$361];[.B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office:value-type="string" calcext:value-type="string">
            <text:p>x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formula="of:=IF([.I4]=&quot;&quot;;[.I4];[.$I$3]&amp;&quot;,&quot;)&amp;IF([.J4]=&quot;&quot;;[.J4];[.$J$3]&amp;&quot;,&quot;)&amp;IF([.K4]=&quot;&quot;;[.K4];[.$K$3]&amp;&quot;,&quot;)&amp;IF([.L4]=&quot;&quot;;[.L4];[.$L$3]&amp;&quot;,&quot;)&amp;IF([.M4]=&quot;&quot;;[.M4];[.$M$3]&amp;&quot;,&quot;)" office:value-type="string" office:string-value="R,A,C,D," calcext:value-type="string">
            <text:p>R,A,C,D,</text:p>
          </table:table-cell>
          <table:table-cell table:formula="of:=IF(UPPER([.I4]&amp;[.J4]&amp;[.K4]&amp;[.L4]&amp;[.M4])=&quot;XXXXX&quot;;&quot;null&quot;;&quot;'&quot;&amp;LEFT([.N4];LEN([.N4]) - 1)&amp;&quot;'&quot;)" office:value-type="string" office:string-value="'R,A,C,D'" calcext:value-type="string">
            <text:p>'R,A,C,D'</text:p>
          </table:table-cell>
          <table:table-cell/>
          <table:table-cell table:formula="of:=&quot;(&quot;&amp;[.A4]&amp;&quot;,'&quot;&amp;[.B4]&amp;&quot;',&quot;&amp;[.H4]&amp;&quot;,&quot;&amp;[.O4]&amp;&quot;,0,CURDATE(),CURDATE())&quot;&amp;IF(INDIRECT(ADDRESS(ROW([.A4])+1;1))&gt;0;&quot;,&quot;;&quot;;&quot;)" office:value-type="string" office:string-value="(1,'A1PIAC',2,'R,A,C,D',0,CURDATE(),CURDATE())," calcext:value-type="string">
            <text:p>(1,'A1PIAC',2,'R,A,C,D',0,CURDATE(),CURDATE()),</text:p>
          </table:table-cell>
          <table:table-cell table:number-columns-repeated="1007"/>
        </table:table-row>
        <table:table-row table:style-name="ro10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office:value-type="string" calcext:value-type="string">
            <text:p>SL completo sciolto</text:p>
          </table:table-cell>
          <table:table-cell table:style-name="ce21" table:formula="of:=COUNTIF([.$B$4:.$B$343];[.B5])" office:value-type="float" office:value="1" calcext:value-type="float">
            <text:p>1</text:p>
          </table:table-cell>
          <table:table-cell table:style-name="ce138" table:formula="of:=COUNTIF([exercise_rows.$B$4:.$B$361];[.B5])" office:value-type="float" office:value="1" calcext:value-type="float">
            <text:p>1</text:p>
          </table:table-cell>
          <table:table-cell table:style-name="ce257" table:formula="of:=SUMIF([exercise_rows.$B$4:.$B$361];[.B5];[exercise_rows.$E$4:.$E$361])" office:value-type="float" office:value="100" calcext:value-type="float">
            <text:p>100</text:p>
          </table:table-cell>
          <table:table-cell table:formula="of:=SUMIF([exercise_rows.$B$4:.$B$361];[.B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5]=&quot;&quot;;[.I5];[.$I$3]&amp;&quot;,&quot;)&amp;IF([.J5]=&quot;&quot;;[.J5];[.$J$3]&amp;&quot;,&quot;)&amp;IF([.K5]=&quot;&quot;;[.K5];[.$K$3]&amp;&quot;,&quot;)&amp;IF([.L5]=&quot;&quot;;[.L5];[.$L$3]&amp;&quot;,&quot;)&amp;IF([.M5]=&quot;&quot;;[.M5];[.$M$3]&amp;&quot;,&quot;)" office:value-type="string" office:string-value="R,T,A,C,D," calcext:value-type="string">
            <text:p>R,T,A,C,D,</text:p>
          </table:table-cell>
          <table:table-cell table:formula="of:=IF(UPPER([.I5]&amp;[.J5]&amp;[.K5]&amp;[.L5]&amp;[.M5])=&quot;XXXXX&quot;;&quot;null&quot;;&quot;'&quot;&amp;LEFT([.N5];LEN([.N5]) - 1)&amp;&quot;'&quot;)" office:value-type="string" office:string-value="null" calcext:value-type="string">
            <text:p>null</text:p>
          </table:table-cell>
          <table:table-cell/>
          <table:table-cell table:formula="of:=&quot;(&quot;&amp;[.A5]&amp;&quot;,'&quot;&amp;[.B5]&amp;&quot;',&quot;&amp;[.H5]&amp;&quot;,&quot;&amp;[.O5]&amp;&quot;,0,CURDATE(),CURDATE())&quot;&amp;IF(INDIRECT(ADDRESS(ROW([.A5])+1;1))&gt;0;&quot;,&quot;;&quot;;&quot;)" office:value-type="string" office:string-value="(2,'A1SLCM',2,null,0,CURDATE(),CURDATE())," calcext:value-type="string">
            <text:p>(2,'A1SLCM',2,null,0,CURDATE(),CURDATE()),</text:p>
          </table:table-cell>
          <table:table-cell table:number-columns-repeated="1007"/>
        </table:table-row>
        <table:table-row table:style-name="ro10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office:value-type="string" calcext:value-type="string">
            <text:p>DO completo sciolto</text:p>
          </table:table-cell>
          <table:table-cell table:style-name="ce21" table:formula="of:=COUNTIF([.$B$4:.$B$343];[.B6])" office:value-type="float" office:value="1" calcext:value-type="float">
            <text:p>1</text:p>
          </table:table-cell>
          <table:table-cell table:style-name="ce138" table:formula="of:=COUNTIF([exercise_rows.$B$4:.$B$361];[.B6])" office:value-type="float" office:value="1" calcext:value-type="float">
            <text:p>1</text:p>
          </table:table-cell>
          <table:table-cell table:style-name="ce257" table:formula="of:=SUMIF([exercise_rows.$B$4:.$B$361];[.B6];[exercise_rows.$E$4:.$E$361])" office:value-type="float" office:value="100" calcext:value-type="float">
            <text:p>100</text:p>
          </table:table-cell>
          <table:table-cell table:formula="of:=SUMIF([exercise_rows.$B$4:.$B$361];[.B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6]=&quot;&quot;;[.I6];[.$I$3]&amp;&quot;,&quot;)&amp;IF([.J6]=&quot;&quot;;[.J6];[.$J$3]&amp;&quot;,&quot;)&amp;IF([.K6]=&quot;&quot;;[.K6];[.$K$3]&amp;&quot;,&quot;)&amp;IF([.L6]=&quot;&quot;;[.L6];[.$L$3]&amp;&quot;,&quot;)&amp;IF([.M6]=&quot;&quot;;[.M6];[.$M$3]&amp;&quot;,&quot;)" office:value-type="string" office:string-value="R,T,A,C,D," calcext:value-type="string">
            <text:p>R,T,A,C,D,</text:p>
          </table:table-cell>
          <table:table-cell table:formula="of:=IF(UPPER([.I6]&amp;[.J6]&amp;[.K6]&amp;[.L6]&amp;[.M6])=&quot;XXXXX&quot;;&quot;null&quot;;&quot;'&quot;&amp;LEFT([.N6];LEN([.N6]) - 1)&amp;&quot;'&quot;)" office:value-type="string" office:string-value="null" calcext:value-type="string">
            <text:p>null</text:p>
          </table:table-cell>
          <table:table-cell/>
          <table:table-cell table:formula="of:=&quot;(&quot;&amp;[.A6]&amp;&quot;,'&quot;&amp;[.B6]&amp;&quot;',&quot;&amp;[.H6]&amp;&quot;,&quot;&amp;[.O6]&amp;&quot;,0,CURDATE(),CURDATE())&quot;&amp;IF(INDIRECT(ADDRESS(ROW([.A6])+1;1))&gt;0;&quot;,&quot;;&quot;;&quot;)" office:value-type="string" office:string-value="(3,'A1DOCM',2,null,0,CURDATE(),CURDATE())," calcext:value-type="string">
            <text:p>(3,'A1DOCM',2,null,0,CURDATE(),CURDATE()),</text:p>
          </table:table-cell>
          <table:table-cell table:number-columns-repeated="1007"/>
        </table:table-row>
        <table:table-row table:style-name="ro10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office:value-type="string" calcext:value-type="string">
            <text:p>SL/DO sciolto</text:p>
          </table:table-cell>
          <table:table-cell table:style-name="ce21" table:formula="of:=COUNTIF([.$B$4:.$B$343];[.B7])" office:value-type="float" office:value="1" calcext:value-type="float">
            <text:p>1</text:p>
          </table:table-cell>
          <table:table-cell table:style-name="ce138" table:formula="of:=COUNTIF([exercise_rows.$B$4:.$B$361];[.B7])" office:value-type="float" office:value="2" calcext:value-type="float">
            <text:p>2</text:p>
          </table:table-cell>
          <table:table-cell table:style-name="ce257" table:formula="of:=SUMIF([exercise_rows.$B$4:.$B$361];[.B7];[exercise_rows.$E$4:.$E$361])" office:value-type="float" office:value="100" calcext:value-type="float">
            <text:p>100</text:p>
          </table:table-cell>
          <table:table-cell table:formula="of:=SUMIF([exercise_rows.$B$4:.$B$361];[.B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7]=&quot;&quot;;[.I7];[.$I$3]&amp;&quot;,&quot;)&amp;IF([.J7]=&quot;&quot;;[.J7];[.$J$3]&amp;&quot;,&quot;)&amp;IF([.K7]=&quot;&quot;;[.K7];[.$K$3]&amp;&quot;,&quot;)&amp;IF([.L7]=&quot;&quot;;[.L7];[.$L$3]&amp;&quot;,&quot;)&amp;IF([.M7]=&quot;&quot;;[.M7];[.$M$3]&amp;&quot;,&quot;)" office:value-type="string" office:string-value="R,T,A,C,D," calcext:value-type="string">
            <text:p>R,T,A,C,D,</text:p>
          </table:table-cell>
          <table:table-cell table:formula="of:=IF(UPPER([.I7]&amp;[.J7]&amp;[.K7]&amp;[.L7]&amp;[.M7])=&quot;XXXXX&quot;;&quot;null&quot;;&quot;'&quot;&amp;LEFT([.N7];LEN([.N7]) - 1)&amp;&quot;'&quot;)" office:value-type="string" office:string-value="null" calcext:value-type="string">
            <text:p>null</text:p>
          </table:table-cell>
          <table:table-cell/>
          <table:table-cell table:formula="of:=&quot;(&quot;&amp;[.A7]&amp;&quot;,'&quot;&amp;[.B7]&amp;&quot;',&quot;&amp;[.H7]&amp;&quot;,&quot;&amp;[.O7]&amp;&quot;,0,CURDATE(),CURDATE())&quot;&amp;IF(INDIRECT(ADDRESS(ROW([.A7])+1;1))&gt;0;&quot;,&quot;;&quot;;&quot;)" office:value-type="string" office:string-value="(4,'A1SLDO',2,null,0,CURDATE(),CURDATE())," calcext:value-type="string">
            <text:p>(4,'A1SLDO',2,null,0,CURDATE(),CURDATE()),</text:p>
          </table:table-cell>
          <table:table-cell table:number-columns-repeated="1007"/>
        </table:table-row>
        <table:table-row table:style-name="ro10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2SLCM</text:p>
          </table:table-cell>
          <table:table-cell office:value-type="string" calcext:value-type="string">
            <text:p>SL completo resistenza</text:p>
          </table:table-cell>
          <table:table-cell table:style-name="ce21" table:formula="of:=COUNTIF([.$B$4:.$B$343];[.B8])" office:value-type="float" office:value="1" calcext:value-type="float">
            <text:p>1</text:p>
          </table:table-cell>
          <table:table-cell table:style-name="ce138" table:formula="of:=COUNTIF([exercise_rows.$B$4:.$B$361];[.B8])" office:value-type="float" office:value="1" calcext:value-type="float">
            <text:p>1</text:p>
          </table:table-cell>
          <table:table-cell table:style-name="ce257" table:formula="of:=SUMIF([exercise_rows.$B$4:.$B$361];[.B8];[exercise_rows.$E$4:.$E$361])" office:value-type="float" office:value="100" calcext:value-type="float">
            <text:p>100</text:p>
          </table:table-cell>
          <table:table-cell table:formula="of:=SUMIF([exercise_rows.$B$4:.$B$361];[.B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8]=&quot;&quot;;[.I8];[.$I$3]&amp;&quot;,&quot;)&amp;IF([.J8]=&quot;&quot;;[.J8];[.$J$3]&amp;&quot;,&quot;)&amp;IF([.K8]=&quot;&quot;;[.K8];[.$K$3]&amp;&quot;,&quot;)&amp;IF([.L8]=&quot;&quot;;[.L8];[.$L$3]&amp;&quot;,&quot;)&amp;IF([.M8]=&quot;&quot;;[.M8];[.$M$3]&amp;&quot;,&quot;)" office:value-type="string" office:string-value="A,C," calcext:value-type="string">
            <text:p>A,C,</text:p>
          </table:table-cell>
          <table:table-cell table:formula="of:=IF(UPPER([.I8]&amp;[.J8]&amp;[.K8]&amp;[.L8]&amp;[.M8])=&quot;XXXXX&quot;;&quot;null&quot;;&quot;'&quot;&amp;LEFT([.N8];LEN([.N8]) - 1)&amp;&quot;'&quot;)" office:value-type="string" office:string-value="'A,C'" calcext:value-type="string">
            <text:p>'A,C'</text:p>
          </table:table-cell>
          <table:table-cell/>
          <table:table-cell table:formula="of:=&quot;(&quot;&amp;[.A8]&amp;&quot;,'&quot;&amp;[.B8]&amp;&quot;',&quot;&amp;[.H8]&amp;&quot;,&quot;&amp;[.O8]&amp;&quot;,0,CURDATE(),CURDATE())&quot;&amp;IF(INDIRECT(ADDRESS(ROW([.A8])+1;1))&gt;0;&quot;,&quot;;&quot;;&quot;)" office:value-type="string" office:string-value="(5,'A2SLCM',2,'A,C',0,CURDATE(),CURDATE())," calcext:value-type="string">
            <text:p>(5,'A2SLCM',2,'A,C',0,CURDATE(),CURDATE()),</text:p>
          </table:table-cell>
          <table:table-cell table:number-columns-repeated="1007"/>
        </table:table-row>
        <table:table-row table:style-name="ro10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DOCM</text:p>
          </table:table-cell>
          <table:table-cell office:value-type="string" calcext:value-type="string">
            <text:p>DO completo resistenza</text:p>
          </table:table-cell>
          <table:table-cell table:style-name="ce21" table:formula="of:=COUNTIF([.$B$4:.$B$343];[.B9])" office:value-type="float" office:value="1" calcext:value-type="float">
            <text:p>1</text:p>
          </table:table-cell>
          <table:table-cell table:style-name="ce138" table:formula="of:=COUNTIF([exercise_rows.$B$4:.$B$361];[.B9])" office:value-type="float" office:value="1" calcext:value-type="float">
            <text:p>1</text:p>
          </table:table-cell>
          <table:table-cell table:style-name="ce257" table:formula="of:=SUMIF([exercise_rows.$B$4:.$B$361];[.B9];[exercise_rows.$E$4:.$E$361])" office:value-type="float" office:value="100" calcext:value-type="float">
            <text:p>100</text:p>
          </table:table-cell>
          <table:table-cell table:formula="of:=SUMIF([exercise_rows.$B$4:.$B$361];[.B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9]=&quot;&quot;;[.I9];[.$I$3]&amp;&quot;,&quot;)&amp;IF([.J9]=&quot;&quot;;[.J9];[.$J$3]&amp;&quot;,&quot;)&amp;IF([.K9]=&quot;&quot;;[.K9];[.$K$3]&amp;&quot;,&quot;)&amp;IF([.L9]=&quot;&quot;;[.L9];[.$L$3]&amp;&quot;,&quot;)&amp;IF([.M9]=&quot;&quot;;[.M9];[.$M$3]&amp;&quot;,&quot;)" office:value-type="string" office:string-value="A,C," calcext:value-type="string">
            <text:p>A,C,</text:p>
          </table:table-cell>
          <table:table-cell table:formula="of:=IF(UPPER([.I9]&amp;[.J9]&amp;[.K9]&amp;[.L9]&amp;[.M9])=&quot;XXXXX&quot;;&quot;null&quot;;&quot;'&quot;&amp;LEFT([.N9];LEN([.N9]) - 1)&amp;&quot;'&quot;)" office:value-type="string" office:string-value="'A,C'" calcext:value-type="string">
            <text:p>'A,C'</text:p>
          </table:table-cell>
          <table:table-cell/>
          <table:table-cell table:formula="of:=&quot;(&quot;&amp;[.A9]&amp;&quot;,'&quot;&amp;[.B9]&amp;&quot;',&quot;&amp;[.H9]&amp;&quot;,&quot;&amp;[.O9]&amp;&quot;,0,CURDATE(),CURDATE())&quot;&amp;IF(INDIRECT(ADDRESS(ROW([.A9])+1;1))&gt;0;&quot;,&quot;;&quot;;&quot;)" office:value-type="string" office:string-value="(6,'A2DOCM',2,'A,C',0,CURDATE(),CURDATE())," calcext:value-type="string">
            <text:p>(6,'A2DOCM',2,'A,C',0,CURDATE(),CURDATE()),</text:p>
          </table:table-cell>
          <table:table-cell table:number-columns-repeated="1007"/>
        </table:table-row>
        <table:table-row table:style-name="ro10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FACM</text:p>
          </table:table-cell>
          <table:table-cell office:value-type="string" calcext:value-type="string">
            <text:p>FA completo resistenza</text:p>
          </table:table-cell>
          <table:table-cell table:style-name="ce21" table:formula="of:=COUNTIF([.$B$4:.$B$343];[.B10])" office:value-type="float" office:value="1" calcext:value-type="float">
            <text:p>1</text:p>
          </table:table-cell>
          <table:table-cell table:style-name="ce138" table:formula="of:=COUNTIF([exercise_rows.$B$4:.$B$361];[.B10])" office:value-type="float" office:value="1" calcext:value-type="float">
            <text:p>1</text:p>
          </table:table-cell>
          <table:table-cell table:style-name="ce257" table:formula="of:=SUMIF([exercise_rows.$B$4:.$B$361];[.B10];[exercise_rows.$E$4:.$E$361])" office:value-type="float" office:value="100" calcext:value-type="float">
            <text:p>100</text:p>
          </table:table-cell>
          <table:table-cell table:formula="of:=SUMIF([exercise_rows.$B$4:.$B$361];[.B1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0]=&quot;&quot;;[.I10];[.$I$3]&amp;&quot;,&quot;)&amp;IF([.J10]=&quot;&quot;;[.J10];[.$J$3]&amp;&quot;,&quot;)&amp;IF([.K10]=&quot;&quot;;[.K10];[.$K$3]&amp;&quot;,&quot;)&amp;IF([.L10]=&quot;&quot;;[.L10];[.$L$3]&amp;&quot;,&quot;)&amp;IF([.M10]=&quot;&quot;;[.M10];[.$M$3]&amp;&quot;,&quot;)" office:value-type="string" office:string-value="A,C," calcext:value-type="string">
            <text:p>A,C,</text:p>
          </table:table-cell>
          <table:table-cell table:formula="of:=IF(UPPER([.I10]&amp;[.J10]&amp;[.K10]&amp;[.L10]&amp;[.M10])=&quot;XXXXX&quot;;&quot;null&quot;;&quot;'&quot;&amp;LEFT([.N10];LEN([.N10]) - 1)&amp;&quot;'&quot;)" office:value-type="string" office:string-value="'A,C'" calcext:value-type="string">
            <text:p>'A,C'</text:p>
          </table:table-cell>
          <table:table-cell/>
          <table:table-cell table:formula="of:=&quot;(&quot;&amp;[.A10]&amp;&quot;,'&quot;&amp;[.B10]&amp;&quot;',&quot;&amp;[.H10]&amp;&quot;,&quot;&amp;[.O10]&amp;&quot;,0,CURDATE(),CURDATE())&quot;&amp;IF(INDIRECT(ADDRESS(ROW([.A10])+1;1))&gt;0;&quot;,&quot;;&quot;;&quot;)" office:value-type="string" office:string-value="(7,'A2FACM',2,'A,C',0,CURDATE(),CURDATE())," calcext:value-type="string">
            <text:p>(7,'A2FACM',2,'A,C',0,CURDATE(),CURDATE()),</text:p>
          </table:table-cell>
          <table:table-cell table:number-columns-repeated="1007"/>
        </table:table-row>
        <table:table-row table:style-name="ro10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RACM</text:p>
          </table:table-cell>
          <table:table-cell office:value-type="string" calcext:value-type="string">
            <text:p>RA completo resistenza</text:p>
          </table:table-cell>
          <table:table-cell table:style-name="ce21" table:formula="of:=COUNTIF([.$B$4:.$B$343];[.B11])" office:value-type="float" office:value="1" calcext:value-type="float">
            <text:p>1</text:p>
          </table:table-cell>
          <table:table-cell table:style-name="ce138" table:formula="of:=COUNTIF([exercise_rows.$B$4:.$B$361];[.B11])" office:value-type="float" office:value="1" calcext:value-type="float">
            <text:p>1</text:p>
          </table:table-cell>
          <table:table-cell table:style-name="ce257" table:formula="of:=SUMIF([exercise_rows.$B$4:.$B$361];[.B11];[exercise_rows.$E$4:.$E$361])" office:value-type="float" office:value="100" calcext:value-type="float">
            <text:p>100</text:p>
          </table:table-cell>
          <table:table-cell table:formula="of:=SUMIF([exercise_rows.$B$4:.$B$361];[.B1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1]=&quot;&quot;;[.I11];[.$I$3]&amp;&quot;,&quot;)&amp;IF([.J11]=&quot;&quot;;[.J11];[.$J$3]&amp;&quot;,&quot;)&amp;IF([.K11]=&quot;&quot;;[.K11];[.$K$3]&amp;&quot;,&quot;)&amp;IF([.L11]=&quot;&quot;;[.L11];[.$L$3]&amp;&quot;,&quot;)&amp;IF([.M11]=&quot;&quot;;[.M11];[.$M$3]&amp;&quot;,&quot;)" office:value-type="string" office:string-value="A,C," calcext:value-type="string">
            <text:p>A,C,</text:p>
          </table:table-cell>
          <table:table-cell table:formula="of:=IF(UPPER([.I11]&amp;[.J11]&amp;[.K11]&amp;[.L11]&amp;[.M11])=&quot;XXXXX&quot;;&quot;null&quot;;&quot;'&quot;&amp;LEFT([.N11];LEN([.N11]) - 1)&amp;&quot;'&quot;)" office:value-type="string" office:string-value="'A,C'" calcext:value-type="string">
            <text:p>'A,C'</text:p>
          </table:table-cell>
          <table:table-cell/>
          <table:table-cell table:formula="of:=&quot;(&quot;&amp;[.A11]&amp;&quot;,'&quot;&amp;[.B11]&amp;&quot;',&quot;&amp;[.H11]&amp;&quot;,&quot;&amp;[.O11]&amp;&quot;,0,CURDATE(),CURDATE())&quot;&amp;IF(INDIRECT(ADDRESS(ROW([.A11])+1;1))&gt;0;&quot;,&quot;;&quot;;&quot;)" office:value-type="string" office:string-value="(8,'A2RACM',2,'A,C',0,CURDATE(),CURDATE())," calcext:value-type="string">
            <text:p>(8,'A2RACM',2,'A,C',0,CURDATE(),CURDATE()),</text:p>
          </table:table-cell>
          <table:table-cell table:number-columns-repeated="1007"/>
        </table:table-row>
        <table:table-row table:style-name="ro10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MICM</text:p>
          </table:table-cell>
          <table:table-cell office:value-type="string" calcext:value-type="string">
            <text:p>MX completo resistenza</text:p>
          </table:table-cell>
          <table:table-cell table:style-name="ce21" table:formula="of:=COUNTIF([.$B$4:.$B$343];[.B12])" office:value-type="float" office:value="1" calcext:value-type="float">
            <text:p>1</text:p>
          </table:table-cell>
          <table:table-cell table:style-name="ce138" table:formula="of:=COUNTIF([exercise_rows.$B$4:.$B$361];[.B12])" office:value-type="float" office:value="1" calcext:value-type="float">
            <text:p>1</text:p>
          </table:table-cell>
          <table:table-cell table:style-name="ce257" table:formula="of:=SUMIF([exercise_rows.$B$4:.$B$361];[.B12];[exercise_rows.$E$4:.$E$361])" office:value-type="float" office:value="100" calcext:value-type="float">
            <text:p>100</text:p>
          </table:table-cell>
          <table:table-cell table:formula="of:=SUMIF([exercise_rows.$B$4:.$B$361];[.B1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2]=&quot;&quot;;[.I12];[.$I$3]&amp;&quot;,&quot;)&amp;IF([.J12]=&quot;&quot;;[.J12];[.$J$3]&amp;&quot;,&quot;)&amp;IF([.K12]=&quot;&quot;;[.K12];[.$K$3]&amp;&quot;,&quot;)&amp;IF([.L12]=&quot;&quot;;[.L12];[.$L$3]&amp;&quot;,&quot;)&amp;IF([.M12]=&quot;&quot;;[.M12];[.$M$3]&amp;&quot;,&quot;)" office:value-type="string" office:string-value="A,C," calcext:value-type="string">
            <text:p>A,C,</text:p>
          </table:table-cell>
          <table:table-cell table:formula="of:=IF(UPPER([.I12]&amp;[.J12]&amp;[.K12]&amp;[.L12]&amp;[.M12])=&quot;XXXXX&quot;;&quot;null&quot;;&quot;'&quot;&amp;LEFT([.N12];LEN([.N12]) - 1)&amp;&quot;'&quot;)" office:value-type="string" office:string-value="'A,C'" calcext:value-type="string">
            <text:p>'A,C'</text:p>
          </table:table-cell>
          <table:table-cell/>
          <table:table-cell table:formula="of:=&quot;(&quot;&amp;[.A12]&amp;&quot;,'&quot;&amp;[.B12]&amp;&quot;',&quot;&amp;[.H12]&amp;&quot;,&quot;&amp;[.O12]&amp;&quot;,0,CURDATE(),CURDATE())&quot;&amp;IF(INDIRECT(ADDRESS(ROW([.A12])+1;1))&gt;0;&quot;,&quot;;&quot;;&quot;)" office:value-type="string" office:string-value="(9,'A2MICM',2,'A,C',0,CURDATE(),CURDATE())," calcext:value-type="string">
            <text:p>(9,'A2MICM',2,'A,C',0,CURDATE(),CURDATE()),</text:p>
          </table:table-cell>
          <table:table-cell table:number-columns-repeated="1007"/>
        </table:table-row>
        <table:table-row table:style-name="ro10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IM</text:p>
          </table:table-cell>
          <table:table-cell office:value-type="string" calcext:value-type="string">
            <text:p>MX a rovescio resistenza</text:p>
          </table:table-cell>
          <table:table-cell table:style-name="ce22" table:formula="of:=COUNTIF([.$B$4:.$B$342];[.B13])" office:value-type="float" office:value="1" calcext:value-type="float">
            <text:p>1</text:p>
          </table:table-cell>
          <table:table-cell table:style-name="ce139" table:formula="of:=COUNTIF([exercise_rows.$B$4:.$B$361];[.B13])" office:value-type="float" office:value="1" calcext:value-type="float">
            <text:p>1</text:p>
          </table:table-cell>
          <table:table-cell table:style-name="ce258" table:formula="of:=SUMIF([exercise_rows.$B$4:.$B$361];[.B13];[exercise_rows.$E$4:.$E$361])" office:value-type="float" office:value="100" calcext:value-type="float">
            <text:p>100</text:p>
          </table:table-cell>
          <table:table-cell table:formula="of:=SUMIF([exercise_rows.$B$4:.$B$361];[.B1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3]=&quot;&quot;;[.I13];[.$I$3]&amp;&quot;,&quot;)&amp;IF([.J13]=&quot;&quot;;[.J13];[.$J$3]&amp;&quot;,&quot;)&amp;IF([.K13]=&quot;&quot;;[.K13];[.$K$3]&amp;&quot;,&quot;)&amp;IF([.L13]=&quot;&quot;;[.L13];[.$L$3]&amp;&quot;,&quot;)&amp;IF([.M13]=&quot;&quot;;[.M13];[.$M$3]&amp;&quot;,&quot;)" office:value-type="string" office:string-value="A,C," calcext:value-type="string">
            <text:p>A,C,</text:p>
          </table:table-cell>
          <table:table-cell table:formula="of:=IF(UPPER([.I13]&amp;[.J13]&amp;[.K13]&amp;[.L13]&amp;[.M13])=&quot;XXXXX&quot;;&quot;null&quot;;&quot;'&quot;&amp;LEFT([.N13];LEN([.N13]) - 1)&amp;&quot;'&quot;)" office:value-type="string" office:string-value="'A,C'" calcext:value-type="string">
            <text:p>'A,C'</text:p>
          </table:table-cell>
          <table:table-cell/>
          <table:table-cell table:formula="of:=&quot;(&quot;&amp;[.A13]&amp;&quot;,'&quot;&amp;[.B13]&amp;&quot;',&quot;&amp;[.H13]&amp;&quot;,&quot;&amp;[.O13]&amp;&quot;,0,CURDATE(),CURDATE())&quot;&amp;IF(INDIRECT(ADDRESS(ROW([.A13])+1;1))&gt;0;&quot;,&quot;;&quot;;&quot;)" office:value-type="string" office:string-value="(10,'A2MIIM',2,'A,C',0,CURDATE(),CURDATE())," calcext:value-type="string">
            <text:p>(10,'A2MIIM',2,'A,C',0,CURDATE(),CURDATE()),</text:p>
          </table:table-cell>
          <table:table-cell table:number-columns-repeated="1007"/>
        </table:table-row>
        <table:table-row table:style-name="ro10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CSLPR</text:p>
          </table:table-cell>
          <table:table-cell office:value-type="string" calcext:value-type="string">
            <text:p>SL progressione interna</text:p>
          </table:table-cell>
          <table:table-cell table:style-name="ce21" table:formula="of:=COUNTIF([.$B$4:.$B$343];[.B14])" office:value-type="float" office:value="1" calcext:value-type="float">
            <text:p>1</text:p>
          </table:table-cell>
          <table:table-cell table:style-name="ce138" table:formula="of:=COUNTIF([exercise_rows.$B$4:.$B$361];[.B14])" office:value-type="float" office:value="1" calcext:value-type="float">
            <text:p>1</text:p>
          </table:table-cell>
          <table:table-cell table:style-name="ce257" table:formula="of:=SUMIF([exercise_rows.$B$4:.$B$361];[.B14];[exercise_rows.$E$4:.$E$361])" office:value-type="float" office:value="100" calcext:value-type="float">
            <text:p>100</text:p>
          </table:table-cell>
          <table:table-cell table:formula="of:=SUMIF([exercise_rows.$B$4:.$B$361];[.B1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14]=&quot;&quot;;[.I14];[.$I$3]&amp;&quot;,&quot;)&amp;IF([.J14]=&quot;&quot;;[.J14];[.$J$3]&amp;&quot;,&quot;)&amp;IF([.K14]=&quot;&quot;;[.K14];[.$K$3]&amp;&quot;,&quot;)&amp;IF([.L14]=&quot;&quot;;[.L14];[.$L$3]&amp;&quot;,&quot;)&amp;IF([.M14]=&quot;&quot;;[.M14];[.$M$3]&amp;&quot;,&quot;)" office:value-type="string" office:string-value="T,A,C," calcext:value-type="string">
            <text:p>T,A,C,</text:p>
          </table:table-cell>
          <table:table-cell table:formula="of:=IF(UPPER([.I14]&amp;[.J14]&amp;[.K14]&amp;[.L14]&amp;[.M14])=&quot;XXXXX&quot;;&quot;null&quot;;&quot;'&quot;&amp;LEFT([.N14];LEN([.N1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4]&amp;&quot;,'&quot;&amp;[.B14]&amp;&quot;',&quot;&amp;[.H14]&amp;&quot;,&quot;&amp;[.O14]&amp;&quot;,0,CURDATE(),CURDATE())&quot;&amp;IF(INDIRECT(ADDRESS(ROW([.A14])+1;1))&gt;0;&quot;,&quot;;&quot;;&quot;)" office:value-type="string" office:string-value="(11,'ACSLPR',2,'T,A,C',0,CURDATE(),CURDATE())," calcext:value-type="string">
            <text:p>(11,'ACSLPR',2,'T,A,C',0,CURDATE(),CURDATE()),</text:p>
          </table:table-cell>
          <table:table-cell table:number-columns-repeated="1007"/>
        </table:table-row>
        <table:table-row table:style-name="ro10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DOPR</text:p>
          </table:table-cell>
          <table:table-cell office:value-type="string" calcext:value-type="string">
            <text:p>DO progressione interna</text:p>
          </table:table-cell>
          <table:table-cell table:style-name="ce21" table:formula="of:=COUNTIF([.$B$4:.$B$343];[.B15])" office:value-type="float" office:value="1" calcext:value-type="float">
            <text:p>1</text:p>
          </table:table-cell>
          <table:table-cell table:style-name="ce138" table:formula="of:=COUNTIF([exercise_rows.$B$4:.$B$361];[.B15])" office:value-type="float" office:value="1" calcext:value-type="float">
            <text:p>1</text:p>
          </table:table-cell>
          <table:table-cell table:style-name="ce257" table:formula="of:=SUMIF([exercise_rows.$B$4:.$B$361];[.B15];[exercise_rows.$E$4:.$E$361])" office:value-type="float" office:value="100" calcext:value-type="float">
            <text:p>100</text:p>
          </table:table-cell>
          <table:table-cell table:formula="of:=SUMIF([exercise_rows.$B$4:.$B$361];[.B1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15]=&quot;&quot;;[.I15];[.$I$3]&amp;&quot;,&quot;)&amp;IF([.J15]=&quot;&quot;;[.J15];[.$J$3]&amp;&quot;,&quot;)&amp;IF([.K15]=&quot;&quot;;[.K15];[.$K$3]&amp;&quot;,&quot;)&amp;IF([.L15]=&quot;&quot;;[.L15];[.$L$3]&amp;&quot;,&quot;)&amp;IF([.M15]=&quot;&quot;;[.M15];[.$M$3]&amp;&quot;,&quot;)" office:value-type="string" office:string-value="T,A,C," calcext:value-type="string">
            <text:p>T,A,C,</text:p>
          </table:table-cell>
          <table:table-cell table:formula="of:=IF(UPPER([.I15]&amp;[.J15]&amp;[.K15]&amp;[.L15]&amp;[.M15])=&quot;XXXXX&quot;;&quot;null&quot;;&quot;'&quot;&amp;LEFT([.N15];LEN([.N1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5]&amp;&quot;,'&quot;&amp;[.B15]&amp;&quot;',&quot;&amp;[.H15]&amp;&quot;,&quot;&amp;[.O15]&amp;&quot;,0,CURDATE(),CURDATE())&quot;&amp;IF(INDIRECT(ADDRESS(ROW([.A15])+1;1))&gt;0;&quot;,&quot;;&quot;;&quot;)" office:value-type="string" office:string-value="(12,'ACDOPR',2,'T,A,C',0,CURDATE(),CURDATE())," calcext:value-type="string">
            <text:p>(12,'ACDOPR',2,'T,A,C',0,CURDATE(),CURDATE()),</text:p>
          </table:table-cell>
          <table:table-cell table:number-columns-repeated="1007"/>
        </table:table-row>
        <table:table-row table:style-name="ro10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FAPR</text:p>
          </table:table-cell>
          <table:table-cell office:value-type="string" calcext:value-type="string">
            <text:p>FA progressione interna</text:p>
          </table:table-cell>
          <table:table-cell table:style-name="ce21" table:formula="of:=COUNTIF([.$B$4:.$B$343];[.B16])" office:value-type="float" office:value="1" calcext:value-type="float">
            <text:p>1</text:p>
          </table:table-cell>
          <table:table-cell table:style-name="ce138" table:formula="of:=COUNTIF([exercise_rows.$B$4:.$B$361];[.B16])" office:value-type="float" office:value="1" calcext:value-type="float">
            <text:p>1</text:p>
          </table:table-cell>
          <table:table-cell table:style-name="ce257" table:formula="of:=SUMIF([exercise_rows.$B$4:.$B$361];[.B16];[exercise_rows.$E$4:.$E$361])" office:value-type="float" office:value="100" calcext:value-type="float">
            <text:p>100</text:p>
          </table:table-cell>
          <table:table-cell table:formula="of:=SUMIF([exercise_rows.$B$4:.$B$361];[.B1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16]=&quot;&quot;;[.I16];[.$I$3]&amp;&quot;,&quot;)&amp;IF([.J16]=&quot;&quot;;[.J16];[.$J$3]&amp;&quot;,&quot;)&amp;IF([.K16]=&quot;&quot;;[.K16];[.$K$3]&amp;&quot;,&quot;)&amp;IF([.L16]=&quot;&quot;;[.L16];[.$L$3]&amp;&quot;,&quot;)&amp;IF([.M16]=&quot;&quot;;[.M16];[.$M$3]&amp;&quot;,&quot;)" office:value-type="string" office:string-value="T,A,C," calcext:value-type="string">
            <text:p>T,A,C,</text:p>
          </table:table-cell>
          <table:table-cell table:formula="of:=IF(UPPER([.I16]&amp;[.J16]&amp;[.K16]&amp;[.L16]&amp;[.M16])=&quot;XXXXX&quot;;&quot;null&quot;;&quot;'&quot;&amp;LEFT([.N16];LEN([.N1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6]&amp;&quot;,'&quot;&amp;[.B16]&amp;&quot;',&quot;&amp;[.H16]&amp;&quot;,&quot;&amp;[.O16]&amp;&quot;,0,CURDATE(),CURDATE())&quot;&amp;IF(INDIRECT(ADDRESS(ROW([.A16])+1;1))&gt;0;&quot;,&quot;;&quot;;&quot;)" office:value-type="string" office:string-value="(13,'ACFAPR',2,'T,A,C',0,CURDATE(),CURDATE())," calcext:value-type="string">
            <text:p>(13,'ACFAPR',2,'T,A,C',0,CURDATE(),CURDATE()),</text:p>
          </table:table-cell>
          <table:table-cell table:number-columns-repeated="1007"/>
        </table:table-row>
        <table:table-row table:style-name="ro10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RAPR</text:p>
          </table:table-cell>
          <table:table-cell office:value-type="string" calcext:value-type="string">
            <text:p>RA progressione interna</text:p>
          </table:table-cell>
          <table:table-cell table:style-name="ce21" table:formula="of:=COUNTIF([.$B$4:.$B$343];[.B17])" office:value-type="float" office:value="1" calcext:value-type="float">
            <text:p>1</text:p>
          </table:table-cell>
          <table:table-cell table:style-name="ce138" table:formula="of:=COUNTIF([exercise_rows.$B$4:.$B$361];[.B17])" office:value-type="float" office:value="1" calcext:value-type="float">
            <text:p>1</text:p>
          </table:table-cell>
          <table:table-cell table:style-name="ce257" table:formula="of:=SUMIF([exercise_rows.$B$4:.$B$361];[.B17];[exercise_rows.$E$4:.$E$361])" office:value-type="float" office:value="100" calcext:value-type="float">
            <text:p>100</text:p>
          </table:table-cell>
          <table:table-cell table:formula="of:=SUMIF([exercise_rows.$B$4:.$B$361];[.B1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17]=&quot;&quot;;[.I17];[.$I$3]&amp;&quot;,&quot;)&amp;IF([.J17]=&quot;&quot;;[.J17];[.$J$3]&amp;&quot;,&quot;)&amp;IF([.K17]=&quot;&quot;;[.K17];[.$K$3]&amp;&quot;,&quot;)&amp;IF([.L17]=&quot;&quot;;[.L17];[.$L$3]&amp;&quot;,&quot;)&amp;IF([.M17]=&quot;&quot;;[.M17];[.$M$3]&amp;&quot;,&quot;)" office:value-type="string" office:string-value="T,A,C," calcext:value-type="string">
            <text:p>T,A,C,</text:p>
          </table:table-cell>
          <table:table-cell table:formula="of:=IF(UPPER([.I17]&amp;[.J17]&amp;[.K17]&amp;[.L17]&amp;[.M17])=&quot;XXXXX&quot;;&quot;null&quot;;&quot;'&quot;&amp;LEFT([.N17];LEN([.N1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7]&amp;&quot;,'&quot;&amp;[.B17]&amp;&quot;',&quot;&amp;[.H17]&amp;&quot;,&quot;&amp;[.O17]&amp;&quot;,0,CURDATE(),CURDATE())&quot;&amp;IF(INDIRECT(ADDRESS(ROW([.A17])+1;1))&gt;0;&quot;,&quot;;&quot;;&quot;)" office:value-type="string" office:string-value="(14,'ACRAPR',2,'T,A,C',0,CURDATE(),CURDATE())," calcext:value-type="string">
            <text:p>(14,'ACRAPR',2,'T,A,C',0,CURDATE(),CURDATE()),</text:p>
          </table:table-cell>
          <table:table-cell table:number-columns-repeated="1007"/>
        </table:table-row>
        <table:table-row table:style-name="ro10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MIPR</text:p>
          </table:table-cell>
          <table:table-cell office:value-type="string" calcext:value-type="string">
            <text:p>MX progressione interna</text:p>
          </table:table-cell>
          <table:table-cell table:style-name="ce21" table:formula="of:=COUNTIF([.$B$4:.$B$343];[.B18])" office:value-type="float" office:value="1" calcext:value-type="float">
            <text:p>1</text:p>
          </table:table-cell>
          <table:table-cell table:style-name="ce138" table:formula="of:=COUNTIF([exercise_rows.$B$4:.$B$361];[.B18])" office:value-type="float" office:value="1" calcext:value-type="float">
            <text:p>1</text:p>
          </table:table-cell>
          <table:table-cell table:style-name="ce257" table:formula="of:=SUMIF([exercise_rows.$B$4:.$B$361];[.B18];[exercise_rows.$E$4:.$E$361])" office:value-type="float" office:value="100" calcext:value-type="float">
            <text:p>100</text:p>
          </table:table-cell>
          <table:table-cell table:formula="of:=SUMIF([exercise_rows.$B$4:.$B$361];[.B1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18]=&quot;&quot;;[.I18];[.$I$3]&amp;&quot;,&quot;)&amp;IF([.J18]=&quot;&quot;;[.J18];[.$J$3]&amp;&quot;,&quot;)&amp;IF([.K18]=&quot;&quot;;[.K18];[.$K$3]&amp;&quot;,&quot;)&amp;IF([.L18]=&quot;&quot;;[.L18];[.$L$3]&amp;&quot;,&quot;)&amp;IF([.M18]=&quot;&quot;;[.M18];[.$M$3]&amp;&quot;,&quot;)" office:value-type="string" office:string-value="T,A,C," calcext:value-type="string">
            <text:p>T,A,C,</text:p>
          </table:table-cell>
          <table:table-cell table:formula="of:=IF(UPPER([.I18]&amp;[.J18]&amp;[.K18]&amp;[.L18]&amp;[.M18])=&quot;XXXXX&quot;;&quot;null&quot;;&quot;'&quot;&amp;LEFT([.N18];LEN([.N18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8]&amp;&quot;,'&quot;&amp;[.B18]&amp;&quot;',&quot;&amp;[.H18]&amp;&quot;,&quot;&amp;[.O18]&amp;&quot;,0,CURDATE(),CURDATE())&quot;&amp;IF(INDIRECT(ADDRESS(ROW([.A18])+1;1))&gt;0;&quot;,&quot;;&quot;;&quot;)" office:value-type="string" office:string-value="(15,'ACMIPR',2,'T,A,C',0,CURDATE(),CURDATE())," calcext:value-type="string">
            <text:p>(15,'ACMIPR',2,'T,A,C',0,CURDATE(),CURDATE()),</text:p>
          </table:table-cell>
          <table:table-cell table:number-columns-repeated="1007"/>
        </table:table-row>
        <table:table-row table:style-name="ro10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SLCP</text:p>
          </table:table-cell>
          <table:table-cell office:value-type="string" calcext:value-type="string">
            <text:p>SL completo/progressione</text:p>
          </table:table-cell>
          <table:table-cell table:style-name="ce21" table:formula="of:=COUNTIF([.$B$4:.$B$343];[.B19])" office:value-type="float" office:value="1" calcext:value-type="float">
            <text:p>1</text:p>
          </table:table-cell>
          <table:table-cell table:style-name="ce138" table:formula="of:=COUNTIF([exercise_rows.$B$4:.$B$361];[.B19])" office:value-type="float" office:value="2" calcext:value-type="float">
            <text:p>2</text:p>
          </table:table-cell>
          <table:table-cell table:style-name="ce257" table:formula="of:=SUMIF([exercise_rows.$B$4:.$B$361];[.B19];[exercise_rows.$E$4:.$E$361])" office:value-type="float" office:value="100" calcext:value-type="float">
            <text:p>100</text:p>
          </table:table-cell>
          <table:table-cell table:formula="of:=SUMIF([exercise_rows.$B$4:.$B$361];[.B1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19]=&quot;&quot;;[.I19];[.$I$3]&amp;&quot;,&quot;)&amp;IF([.J19]=&quot;&quot;;[.J19];[.$J$3]&amp;&quot;,&quot;)&amp;IF([.K19]=&quot;&quot;;[.K19];[.$K$3]&amp;&quot;,&quot;)&amp;IF([.L19]=&quot;&quot;;[.L19];[.$L$3]&amp;&quot;,&quot;)&amp;IF([.M19]=&quot;&quot;;[.M19];[.$M$3]&amp;&quot;,&quot;)" office:value-type="string" office:string-value="T,A,C," calcext:value-type="string">
            <text:p>T,A,C,</text:p>
          </table:table-cell>
          <table:table-cell table:formula="of:=IF(UPPER([.I19]&amp;[.J19]&amp;[.K19]&amp;[.L19]&amp;[.M19])=&quot;XXXXX&quot;;&quot;null&quot;;&quot;'&quot;&amp;LEFT([.N19];LEN([.N19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9]&amp;&quot;,'&quot;&amp;[.B19]&amp;&quot;',&quot;&amp;[.H19]&amp;&quot;,&quot;&amp;[.O19]&amp;&quot;,0,CURDATE(),CURDATE())&quot;&amp;IF(INDIRECT(ADDRESS(ROW([.A19])+1;1))&gt;0;&quot;,&quot;;&quot;;&quot;)" office:value-type="string" office:string-value="(16,'ACSLCP',2,'T,A,C',0,CURDATE(),CURDATE())," calcext:value-type="string">
            <text:p>(16,'ACSLCP',2,'T,A,C',0,CURDATE(),CURDATE()),</text:p>
          </table:table-cell>
          <table:table-cell table:number-columns-repeated="1007"/>
        </table:table-row>
        <table:table-row table:style-name="ro10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DOCP</text:p>
          </table:table-cell>
          <table:table-cell office:value-type="string" calcext:value-type="string">
            <text:p>DO completo/progressione</text:p>
          </table:table-cell>
          <table:table-cell table:style-name="ce21" table:formula="of:=COUNTIF([.$B$4:.$B$343];[.B20])" office:value-type="float" office:value="1" calcext:value-type="float">
            <text:p>1</text:p>
          </table:table-cell>
          <table:table-cell table:style-name="ce138" table:formula="of:=COUNTIF([exercise_rows.$B$4:.$B$361];[.B20])" office:value-type="float" office:value="2" calcext:value-type="float">
            <text:p>2</text:p>
          </table:table-cell>
          <table:table-cell table:style-name="ce257" table:formula="of:=SUMIF([exercise_rows.$B$4:.$B$361];[.B20];[exercise_rows.$E$4:.$E$361])" office:value-type="float" office:value="100" calcext:value-type="float">
            <text:p>100</text:p>
          </table:table-cell>
          <table:table-cell table:formula="of:=SUMIF([exercise_rows.$B$4:.$B$361];[.B2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20]=&quot;&quot;;[.I20];[.$I$3]&amp;&quot;,&quot;)&amp;IF([.J20]=&quot;&quot;;[.J20];[.$J$3]&amp;&quot;,&quot;)&amp;IF([.K20]=&quot;&quot;;[.K20];[.$K$3]&amp;&quot;,&quot;)&amp;IF([.L20]=&quot;&quot;;[.L20];[.$L$3]&amp;&quot;,&quot;)&amp;IF([.M20]=&quot;&quot;;[.M20];[.$M$3]&amp;&quot;,&quot;)" office:value-type="string" office:string-value="T,A,C," calcext:value-type="string">
            <text:p>T,A,C,</text:p>
          </table:table-cell>
          <table:table-cell table:formula="of:=IF(UPPER([.I20]&amp;[.J20]&amp;[.K20]&amp;[.L20]&amp;[.M20])=&quot;XXXXX&quot;;&quot;null&quot;;&quot;'&quot;&amp;LEFT([.N20];LEN([.N20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0]&amp;&quot;,'&quot;&amp;[.B20]&amp;&quot;',&quot;&amp;[.H20]&amp;&quot;,&quot;&amp;[.O20]&amp;&quot;,0,CURDATE(),CURDATE())&quot;&amp;IF(INDIRECT(ADDRESS(ROW([.A20])+1;1))&gt;0;&quot;,&quot;;&quot;;&quot;)" office:value-type="string" office:string-value="(17,'ACDOCP',2,'T,A,C',0,CURDATE(),CURDATE())," calcext:value-type="string">
            <text:p>(17,'ACDOCP',2,'T,A,C',0,CURDATE(),CURDATE()),</text:p>
          </table:table-cell>
          <table:table-cell table:number-columns-repeated="1007"/>
        </table:table-row>
        <table:table-row table:style-name="ro10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FACP</text:p>
          </table:table-cell>
          <table:table-cell office:value-type="string" calcext:value-type="string">
            <text:p>FA completo/progressione</text:p>
          </table:table-cell>
          <table:table-cell table:style-name="ce21" table:formula="of:=COUNTIF([.$B$4:.$B$343];[.B21])" office:value-type="float" office:value="1" calcext:value-type="float">
            <text:p>1</text:p>
          </table:table-cell>
          <table:table-cell table:style-name="ce138" table:formula="of:=COUNTIF([exercise_rows.$B$4:.$B$361];[.B21])" office:value-type="float" office:value="2" calcext:value-type="float">
            <text:p>2</text:p>
          </table:table-cell>
          <table:table-cell table:style-name="ce257" table:formula="of:=SUMIF([exercise_rows.$B$4:.$B$361];[.B21];[exercise_rows.$E$4:.$E$361])" office:value-type="float" office:value="100" calcext:value-type="float">
            <text:p>100</text:p>
          </table:table-cell>
          <table:table-cell table:formula="of:=SUMIF([exercise_rows.$B$4:.$B$361];[.B2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21]=&quot;&quot;;[.I21];[.$I$3]&amp;&quot;,&quot;)&amp;IF([.J21]=&quot;&quot;;[.J21];[.$J$3]&amp;&quot;,&quot;)&amp;IF([.K21]=&quot;&quot;;[.K21];[.$K$3]&amp;&quot;,&quot;)&amp;IF([.L21]=&quot;&quot;;[.L21];[.$L$3]&amp;&quot;,&quot;)&amp;IF([.M21]=&quot;&quot;;[.M21];[.$M$3]&amp;&quot;,&quot;)" office:value-type="string" office:string-value="T,A,C," calcext:value-type="string">
            <text:p>T,A,C,</text:p>
          </table:table-cell>
          <table:table-cell table:formula="of:=IF(UPPER([.I21]&amp;[.J21]&amp;[.K21]&amp;[.L21]&amp;[.M21])=&quot;XXXXX&quot;;&quot;null&quot;;&quot;'&quot;&amp;LEFT([.N21];LEN([.N2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1]&amp;&quot;,'&quot;&amp;[.B21]&amp;&quot;',&quot;&amp;[.H21]&amp;&quot;,&quot;&amp;[.O21]&amp;&quot;,0,CURDATE(),CURDATE())&quot;&amp;IF(INDIRECT(ADDRESS(ROW([.A21])+1;1))&gt;0;&quot;,&quot;;&quot;;&quot;)" office:value-type="string" office:string-value="(18,'ACFACP',2,'T,A,C',0,CURDATE(),CURDATE())," calcext:value-type="string">
            <text:p>(18,'ACFACP',2,'T,A,C',0,CURDATE(),CURDATE()),</text:p>
          </table:table-cell>
          <table:table-cell table:number-columns-repeated="1007"/>
        </table:table-row>
        <table:table-row table:style-name="ro10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RACP</text:p>
          </table:table-cell>
          <table:table-cell office:value-type="string" calcext:value-type="string">
            <text:p>RA completo/progressione</text:p>
          </table:table-cell>
          <table:table-cell table:style-name="ce21" table:formula="of:=COUNTIF([.$B$4:.$B$343];[.B22])" office:value-type="float" office:value="1" calcext:value-type="float">
            <text:p>1</text:p>
          </table:table-cell>
          <table:table-cell table:style-name="ce138" table:formula="of:=COUNTIF([exercise_rows.$B$4:.$B$361];[.B22])" office:value-type="float" office:value="2" calcext:value-type="float">
            <text:p>2</text:p>
          </table:table-cell>
          <table:table-cell table:style-name="ce257" table:formula="of:=SUMIF([exercise_rows.$B$4:.$B$361];[.B22];[exercise_rows.$E$4:.$E$361])" office:value-type="float" office:value="100" calcext:value-type="float">
            <text:p>100</text:p>
          </table:table-cell>
          <table:table-cell table:formula="of:=SUMIF([exercise_rows.$B$4:.$B$361];[.B2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22]=&quot;&quot;;[.I22];[.$I$3]&amp;&quot;,&quot;)&amp;IF([.J22]=&quot;&quot;;[.J22];[.$J$3]&amp;&quot;,&quot;)&amp;IF([.K22]=&quot;&quot;;[.K22];[.$K$3]&amp;&quot;,&quot;)&amp;IF([.L22]=&quot;&quot;;[.L22];[.$L$3]&amp;&quot;,&quot;)&amp;IF([.M22]=&quot;&quot;;[.M22];[.$M$3]&amp;&quot;,&quot;)" office:value-type="string" office:string-value="T,A,C," calcext:value-type="string">
            <text:p>T,A,C,</text:p>
          </table:table-cell>
          <table:table-cell table:formula="of:=IF(UPPER([.I22]&amp;[.J22]&amp;[.K22]&amp;[.L22]&amp;[.M22])=&quot;XXXXX&quot;;&quot;null&quot;;&quot;'&quot;&amp;LEFT([.N22];LEN([.N2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2]&amp;&quot;,'&quot;&amp;[.B22]&amp;&quot;',&quot;&amp;[.H22]&amp;&quot;,&quot;&amp;[.O22]&amp;&quot;,0,CURDATE(),CURDATE())&quot;&amp;IF(INDIRECT(ADDRESS(ROW([.A22])+1;1))&gt;0;&quot;,&quot;;&quot;;&quot;)" office:value-type="string" office:string-value="(19,'ACRACP',2,'T,A,C',0,CURDATE(),CURDATE())," calcext:value-type="string">
            <text:p>(19,'ACRACP',2,'T,A,C',0,CURDATE(),CURDATE()),</text:p>
          </table:table-cell>
          <table:table-cell table:number-columns-repeated="1007"/>
        </table:table-row>
        <table:table-row table:style-name="ro10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SLDA</text:p>
          </table:table-cell>
          <table:table-cell office:value-type="string" calcext:value-type="string">
            <text:p>SL decelerazione/accelerazione</text:p>
          </table:table-cell>
          <table:table-cell table:style-name="ce21" table:formula="of:=COUNTIF([.$B$4:.$B$343];[.B23])" office:value-type="float" office:value="1" calcext:value-type="float">
            <text:p>1</text:p>
          </table:table-cell>
          <table:table-cell table:style-name="ce138" table:formula="of:=COUNTIF([exercise_rows.$B$4:.$B$361];[.B23])" office:value-type="float" office:value="2" calcext:value-type="float">
            <text:p>2</text:p>
          </table:table-cell>
          <table:table-cell table:style-name="ce257" table:formula="of:=SUMIF([exercise_rows.$B$4:.$B$361];[.B23];[exercise_rows.$E$4:.$E$361])" office:value-type="float" office:value="100" calcext:value-type="float">
            <text:p>100</text:p>
          </table:table-cell>
          <table:table-cell table:formula="of:=SUMIF([exercise_rows.$B$4:.$B$361];[.B2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23]=&quot;&quot;;[.I23];[.$I$3]&amp;&quot;,&quot;)&amp;IF([.J23]=&quot;&quot;;[.J23];[.$J$3]&amp;&quot;,&quot;)&amp;IF([.K23]=&quot;&quot;;[.K23];[.$K$3]&amp;&quot;,&quot;)&amp;IF([.L23]=&quot;&quot;;[.L23];[.$L$3]&amp;&quot;,&quot;)&amp;IF([.M23]=&quot;&quot;;[.M23];[.$M$3]&amp;&quot;,&quot;)" office:value-type="string" office:string-value="T,A,C," calcext:value-type="string">
            <text:p>T,A,C,</text:p>
          </table:table-cell>
          <table:table-cell table:formula="of:=IF(UPPER([.I23]&amp;[.J23]&amp;[.K23]&amp;[.L23]&amp;[.M23])=&quot;XXXXX&quot;;&quot;null&quot;;&quot;'&quot;&amp;LEFT([.N23];LEN([.N2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3]&amp;&quot;,'&quot;&amp;[.B23]&amp;&quot;',&quot;&amp;[.H23]&amp;&quot;,&quot;&amp;[.O23]&amp;&quot;,0,CURDATE(),CURDATE())&quot;&amp;IF(INDIRECT(ADDRESS(ROW([.A23])+1;1))&gt;0;&quot;,&quot;;&quot;;&quot;)" office:value-type="string" office:string-value="(20,'ACSLDA',2,'T,A,C',0,CURDATE(),CURDATE())," calcext:value-type="string">
            <text:p>(20,'ACSLDA',2,'T,A,C',0,CURDATE(),CURDATE()),</text:p>
          </table:table-cell>
          <table:table-cell table:number-columns-repeated="1007"/>
        </table:table-row>
        <table:table-row table:style-name="ro10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DODA</text:p>
          </table:table-cell>
          <table:table-cell office:value-type="string" calcext:value-type="string">
            <text:p>DO decelerazione/accelerazione</text:p>
          </table:table-cell>
          <table:table-cell table:style-name="ce21" table:formula="of:=COUNTIF([.$B$4:.$B$343];[.B24])" office:value-type="float" office:value="1" calcext:value-type="float">
            <text:p>1</text:p>
          </table:table-cell>
          <table:table-cell table:style-name="ce138" table:formula="of:=COUNTIF([exercise_rows.$B$4:.$B$361];[.B24])" office:value-type="float" office:value="2" calcext:value-type="float">
            <text:p>2</text:p>
          </table:table-cell>
          <table:table-cell table:style-name="ce257" table:formula="of:=SUMIF([exercise_rows.$B$4:.$B$361];[.B24];[exercise_rows.$E$4:.$E$361])" office:value-type="float" office:value="100" calcext:value-type="float">
            <text:p>100</text:p>
          </table:table-cell>
          <table:table-cell table:formula="of:=SUMIF([exercise_rows.$B$4:.$B$361];[.B2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24]=&quot;&quot;;[.I24];[.$I$3]&amp;&quot;,&quot;)&amp;IF([.J24]=&quot;&quot;;[.J24];[.$J$3]&amp;&quot;,&quot;)&amp;IF([.K24]=&quot;&quot;;[.K24];[.$K$3]&amp;&quot;,&quot;)&amp;IF([.L24]=&quot;&quot;;[.L24];[.$L$3]&amp;&quot;,&quot;)&amp;IF([.M24]=&quot;&quot;;[.M24];[.$M$3]&amp;&quot;,&quot;)" office:value-type="string" office:string-value="T,A,C," calcext:value-type="string">
            <text:p>T,A,C,</text:p>
          </table:table-cell>
          <table:table-cell table:formula="of:=IF(UPPER([.I24]&amp;[.J24]&amp;[.K24]&amp;[.L24]&amp;[.M24])=&quot;XXXXX&quot;;&quot;null&quot;;&quot;'&quot;&amp;LEFT([.N24];LEN([.N2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4]&amp;&quot;,'&quot;&amp;[.B24]&amp;&quot;',&quot;&amp;[.H24]&amp;&quot;,&quot;&amp;[.O24]&amp;&quot;,0,CURDATE(),CURDATE())&quot;&amp;IF(INDIRECT(ADDRESS(ROW([.A24])+1;1))&gt;0;&quot;,&quot;;&quot;;&quot;)" office:value-type="string" office:string-value="(21,'ACDODA',2,'T,A,C',0,CURDATE(),CURDATE())," calcext:value-type="string">
            <text:p>(21,'ACDODA',2,'T,A,C',0,CURDATE(),CURDATE()),</text:p>
          </table:table-cell>
          <table:table-cell table:number-columns-repeated="1007"/>
        </table:table-row>
        <table:table-row table:style-name="ro10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DA</text:p>
          </table:table-cell>
          <table:table-cell office:value-type="string" calcext:value-type="string">
            <text:p>FA decelerazione/accelerazione</text:p>
          </table:table-cell>
          <table:table-cell table:style-name="ce21" table:formula="of:=COUNTIF([.$B$4:.$B$343];[.B25])" office:value-type="float" office:value="1" calcext:value-type="float">
            <text:p>1</text:p>
          </table:table-cell>
          <table:table-cell table:style-name="ce138" table:formula="of:=COUNTIF([exercise_rows.$B$4:.$B$361];[.B25])" office:value-type="float" office:value="2" calcext:value-type="float">
            <text:p>2</text:p>
          </table:table-cell>
          <table:table-cell table:style-name="ce257" table:formula="of:=SUMIF([exercise_rows.$B$4:.$B$361];[.B25];[exercise_rows.$E$4:.$E$361])" office:value-type="float" office:value="100" calcext:value-type="float">
            <text:p>100</text:p>
          </table:table-cell>
          <table:table-cell table:formula="of:=SUMIF([exercise_rows.$B$4:.$B$361];[.B2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25]=&quot;&quot;;[.I25];[.$I$3]&amp;&quot;,&quot;)&amp;IF([.J25]=&quot;&quot;;[.J25];[.$J$3]&amp;&quot;,&quot;)&amp;IF([.K25]=&quot;&quot;;[.K25];[.$K$3]&amp;&quot;,&quot;)&amp;IF([.L25]=&quot;&quot;;[.L25];[.$L$3]&amp;&quot;,&quot;)&amp;IF([.M25]=&quot;&quot;;[.M25];[.$M$3]&amp;&quot;,&quot;)" office:value-type="string" office:string-value="T,A,C," calcext:value-type="string">
            <text:p>T,A,C,</text:p>
          </table:table-cell>
          <table:table-cell table:formula="of:=IF(UPPER([.I25]&amp;[.J25]&amp;[.K25]&amp;[.L25]&amp;[.M25])=&quot;XXXXX&quot;;&quot;null&quot;;&quot;'&quot;&amp;LEFT([.N25];LEN([.N2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5]&amp;&quot;,'&quot;&amp;[.B25]&amp;&quot;',&quot;&amp;[.H25]&amp;&quot;,&quot;&amp;[.O25]&amp;&quot;,0,CURDATE(),CURDATE())&quot;&amp;IF(INDIRECT(ADDRESS(ROW([.A25])+1;1))&gt;0;&quot;,&quot;;&quot;;&quot;)" office:value-type="string" office:string-value="(22,'ACFADA',2,'T,A,C',0,CURDATE(),CURDATE())," calcext:value-type="string">
            <text:p>(22,'ACFADA',2,'T,A,C',0,CURDATE(),CURDATE()),</text:p>
          </table:table-cell>
          <table:table-cell table:number-columns-repeated="1007"/>
        </table:table-row>
        <table:table-row table:style-name="ro10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DA</text:p>
          </table:table-cell>
          <table:table-cell office:value-type="string" calcext:value-type="string">
            <text:p>RA decelerazione/accelerazione</text:p>
          </table:table-cell>
          <table:table-cell table:style-name="ce21" table:formula="of:=COUNTIF([.$B$4:.$B$343];[.B26])" office:value-type="float" office:value="1" calcext:value-type="float">
            <text:p>1</text:p>
          </table:table-cell>
          <table:table-cell table:style-name="ce138" table:formula="of:=COUNTIF([exercise_rows.$B$4:.$B$361];[.B26])" office:value-type="float" office:value="2" calcext:value-type="float">
            <text:p>2</text:p>
          </table:table-cell>
          <table:table-cell table:style-name="ce257" table:formula="of:=SUMIF([exercise_rows.$B$4:.$B$361];[.B26];[exercise_rows.$E$4:.$E$361])" office:value-type="float" office:value="100" calcext:value-type="float">
            <text:p>100</text:p>
          </table:table-cell>
          <table:table-cell table:formula="of:=SUMIF([exercise_rows.$B$4:.$B$361];[.B2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26]=&quot;&quot;;[.I26];[.$I$3]&amp;&quot;,&quot;)&amp;IF([.J26]=&quot;&quot;;[.J26];[.$J$3]&amp;&quot;,&quot;)&amp;IF([.K26]=&quot;&quot;;[.K26];[.$K$3]&amp;&quot;,&quot;)&amp;IF([.L26]=&quot;&quot;;[.L26];[.$L$3]&amp;&quot;,&quot;)&amp;IF([.M26]=&quot;&quot;;[.M26];[.$M$3]&amp;&quot;,&quot;)" office:value-type="string" office:string-value="T,A,C," calcext:value-type="string">
            <text:p>T,A,C,</text:p>
          </table:table-cell>
          <table:table-cell table:formula="of:=IF(UPPER([.I26]&amp;[.J26]&amp;[.K26]&amp;[.L26]&amp;[.M26])=&quot;XXXXX&quot;;&quot;null&quot;;&quot;'&quot;&amp;LEFT([.N26];LEN([.N2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6]&amp;&quot;,'&quot;&amp;[.B26]&amp;&quot;',&quot;&amp;[.H26]&amp;&quot;,&quot;&amp;[.O26]&amp;&quot;,0,CURDATE(),CURDATE())&quot;&amp;IF(INDIRECT(ADDRESS(ROW([.A26])+1;1))&gt;0;&quot;,&quot;;&quot;;&quot;)" office:value-type="string" office:string-value="(23,'ACRADA',2,'T,A,C',0,CURDATE(),CURDATE())," calcext:value-type="string">
            <text:p>(23,'ACRADA',2,'T,A,C',0,CURDATE(),CURDATE()),</text:p>
          </table:table-cell>
          <table:table-cell table:number-columns-repeated="1007"/>
        </table:table-row>
        <table:table-row table:style-name="ro10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B1SLCM</text:p>
          </table:table-cell>
          <table:table-cell office:value-type="string" calcext:value-type="string">
            <text:p>SL soglia</text:p>
          </table:table-cell>
          <table:table-cell table:style-name="ce21" table:formula="of:=COUNTIF([.$B$4:.$B$343];[.B27])" office:value-type="float" office:value="1" calcext:value-type="float">
            <text:p>1</text:p>
          </table:table-cell>
          <table:table-cell table:style-name="ce138" table:formula="of:=COUNTIF([exercise_rows.$B$4:.$B$361];[.B27])" office:value-type="float" office:value="1" calcext:value-type="float">
            <text:p>1</text:p>
          </table:table-cell>
          <table:table-cell table:style-name="ce257" table:formula="of:=SUMIF([exercise_rows.$B$4:.$B$361];[.B27];[exercise_rows.$E$4:.$E$361])" office:value-type="float" office:value="100" calcext:value-type="float">
            <text:p>100</text:p>
          </table:table-cell>
          <table:table-cell table:formula="of:=SUMIF([exercise_rows.$B$4:.$B$361];[.B2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7]=&quot;&quot;;[.I27];[.$I$3]&amp;&quot;,&quot;)&amp;IF([.J27]=&quot;&quot;;[.J27];[.$J$3]&amp;&quot;,&quot;)&amp;IF([.K27]=&quot;&quot;;[.K27];[.$K$3]&amp;&quot;,&quot;)&amp;IF([.L27]=&quot;&quot;;[.L27];[.$L$3]&amp;&quot;,&quot;)&amp;IF([.M27]=&quot;&quot;;[.M27];[.$M$3]&amp;&quot;,&quot;)" office:value-type="string" office:string-value="A,C," calcext:value-type="string">
            <text:p>A,C,</text:p>
          </table:table-cell>
          <table:table-cell table:formula="of:=IF(UPPER([.I27]&amp;[.J27]&amp;[.K27]&amp;[.L27]&amp;[.M27])=&quot;XXXXX&quot;;&quot;null&quot;;&quot;'&quot;&amp;LEFT([.N27];LEN([.N27]) - 1)&amp;&quot;'&quot;)" office:value-type="string" office:string-value="'A,C'" calcext:value-type="string">
            <text:p>'A,C'</text:p>
          </table:table-cell>
          <table:table-cell/>
          <table:table-cell table:formula="of:=&quot;(&quot;&amp;[.A27]&amp;&quot;,'&quot;&amp;[.B27]&amp;&quot;',&quot;&amp;[.H27]&amp;&quot;,&quot;&amp;[.O27]&amp;&quot;,0,CURDATE(),CURDATE())&quot;&amp;IF(INDIRECT(ADDRESS(ROW([.A27])+1;1))&gt;0;&quot;,&quot;;&quot;;&quot;)" office:value-type="string" office:string-value="(24,'B1SLCM',2,'A,C',0,CURDATE(),CURDATE())," calcext:value-type="string">
            <text:p>(24,'B1SLCM',2,'A,C',0,CURDATE(),CURDATE()),</text:p>
          </table:table-cell>
          <table:table-cell table:number-columns-repeated="1007"/>
        </table:table-row>
        <table:table-row table:style-name="ro10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B1DOCM</text:p>
          </table:table-cell>
          <table:table-cell office:value-type="string" calcext:value-type="string">
            <text:p>DO soglia</text:p>
          </table:table-cell>
          <table:table-cell table:style-name="ce21" table:formula="of:=COUNTIF([.$B$4:.$B$343];[.B28])" office:value-type="float" office:value="1" calcext:value-type="float">
            <text:p>1</text:p>
          </table:table-cell>
          <table:table-cell table:style-name="ce138" table:formula="of:=COUNTIF([exercise_rows.$B$4:.$B$361];[.B28])" office:value-type="float" office:value="1" calcext:value-type="float">
            <text:p>1</text:p>
          </table:table-cell>
          <table:table-cell table:style-name="ce257" table:formula="of:=SUMIF([exercise_rows.$B$4:.$B$361];[.B28];[exercise_rows.$E$4:.$E$361])" office:value-type="float" office:value="100" calcext:value-type="float">
            <text:p>100</text:p>
          </table:table-cell>
          <table:table-cell table:formula="of:=SUMIF([exercise_rows.$B$4:.$B$361];[.B2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8]=&quot;&quot;;[.I28];[.$I$3]&amp;&quot;,&quot;)&amp;IF([.J28]=&quot;&quot;;[.J28];[.$J$3]&amp;&quot;,&quot;)&amp;IF([.K28]=&quot;&quot;;[.K28];[.$K$3]&amp;&quot;,&quot;)&amp;IF([.L28]=&quot;&quot;;[.L28];[.$L$3]&amp;&quot;,&quot;)&amp;IF([.M28]=&quot;&quot;;[.M28];[.$M$3]&amp;&quot;,&quot;)" office:value-type="string" office:string-value="A,C," calcext:value-type="string">
            <text:p>A,C,</text:p>
          </table:table-cell>
          <table:table-cell table:formula="of:=IF(UPPER([.I28]&amp;[.J28]&amp;[.K28]&amp;[.L28]&amp;[.M28])=&quot;XXXXX&quot;;&quot;null&quot;;&quot;'&quot;&amp;LEFT([.N28];LEN([.N28]) - 1)&amp;&quot;'&quot;)" office:value-type="string" office:string-value="'A,C'" calcext:value-type="string">
            <text:p>'A,C'</text:p>
          </table:table-cell>
          <table:table-cell/>
          <table:table-cell table:formula="of:=&quot;(&quot;&amp;[.A28]&amp;&quot;,'&quot;&amp;[.B28]&amp;&quot;',&quot;&amp;[.H28]&amp;&quot;,&quot;&amp;[.O28]&amp;&quot;,0,CURDATE(),CURDATE())&quot;&amp;IF(INDIRECT(ADDRESS(ROW([.A28])+1;1))&gt;0;&quot;,&quot;;&quot;;&quot;)" office:value-type="string" office:string-value="(25,'B1DOCM',2,'A,C',0,CURDATE(),CURDATE())," calcext:value-type="string">
            <text:p>(25,'B1DOCM',2,'A,C',0,CURDATE(),CURDATE()),</text:p>
          </table:table-cell>
          <table:table-cell table:number-columns-repeated="1007"/>
        </table:table-row>
        <table:table-row table:style-name="ro10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B1MICM</text:p>
          </table:table-cell>
          <table:table-cell office:value-type="string" calcext:value-type="string">
            <text:p>MI soglia</text:p>
          </table:table-cell>
          <table:table-cell table:style-name="ce23" table:formula="of:=COUNTIF([.$B$4:.$B$343];[.B29])" office:value-type="float" office:value="1" calcext:value-type="float">
            <text:p>1</text:p>
          </table:table-cell>
          <table:table-cell table:style-name="ce140" table:formula="of:=COUNTIF([exercise_rows.$B$4:.$B$361];[.B29])" office:value-type="float" office:value="1" calcext:value-type="float">
            <text:p>1</text:p>
          </table:table-cell>
          <table:table-cell table:style-name="ce259" table:formula="of:=SUMIF([exercise_rows.$B$4:.$B$361];[.B29];[exercise_rows.$E$4:.$E$361])" office:value-type="float" office:value="100" calcext:value-type="float">
            <text:p>100</text:p>
          </table:table-cell>
          <table:table-cell table:formula="of:=SUMIF([exercise_rows.$B$4:.$B$361];[.B2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9]=&quot;&quot;;[.I29];[.$I$3]&amp;&quot;,&quot;)&amp;IF([.J29]=&quot;&quot;;[.J29];[.$J$3]&amp;&quot;,&quot;)&amp;IF([.K29]=&quot;&quot;;[.K29];[.$K$3]&amp;&quot;,&quot;)&amp;IF([.L29]=&quot;&quot;;[.L29];[.$L$3]&amp;&quot;,&quot;)&amp;IF([.M29]=&quot;&quot;;[.M29];[.$M$3]&amp;&quot;,&quot;)" office:value-type="string" office:string-value="A,C," calcext:value-type="string">
            <text:p>A,C,</text:p>
          </table:table-cell>
          <table:table-cell table:formula="of:=IF(UPPER([.I29]&amp;[.J29]&amp;[.K29]&amp;[.L29]&amp;[.M29])=&quot;XXXXX&quot;;&quot;null&quot;;&quot;'&quot;&amp;LEFT([.N29];LEN([.N29]) - 1)&amp;&quot;'&quot;)" office:value-type="string" office:string-value="'A,C'" calcext:value-type="string">
            <text:p>'A,C'</text:p>
          </table:table-cell>
          <table:table-cell/>
          <table:table-cell table:formula="of:=&quot;(&quot;&amp;[.A29]&amp;&quot;,'&quot;&amp;[.B29]&amp;&quot;',&quot;&amp;[.H29]&amp;&quot;,&quot;&amp;[.O29]&amp;&quot;,0,CURDATE(),CURDATE())&quot;&amp;IF(INDIRECT(ADDRESS(ROW([.A29])+1;1))&gt;0;&quot;,&quot;;&quot;;&quot;)" office:value-type="string" office:string-value="(26,'B1MICM',2,'A,C',0,CURDATE(),CURDATE())," calcext:value-type="string">
            <text:p>(26,'B1MICM',2,'A,C',0,CURDATE(),CURDATE()),</text:p>
          </table:table-cell>
          <table:table-cell table:number-columns-repeated="1007"/>
        </table:table-row>
        <table:table-row table:style-name="ro10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B2SLCM</text:p>
          </table:table-cell>
          <table:table-cell office:value-type="string" calcext:value-type="string">
            <text:p>SL VO2Max</text:p>
          </table:table-cell>
          <table:table-cell table:style-name="ce21" table:formula="of:=COUNTIF([.$B$4:.$B$343];[.B30])" office:value-type="float" office:value="1" calcext:value-type="float">
            <text:p>1</text:p>
          </table:table-cell>
          <table:table-cell table:style-name="ce138" table:formula="of:=COUNTIF([exercise_rows.$B$4:.$B$361];[.B30])" office:value-type="float" office:value="1" calcext:value-type="float">
            <text:p>1</text:p>
          </table:table-cell>
          <table:table-cell table:style-name="ce257" table:formula="of:=SUMIF([exercise_rows.$B$4:.$B$361];[.B30];[exercise_rows.$E$4:.$E$361])" office:value-type="float" office:value="100" calcext:value-type="float">
            <text:p>100</text:p>
          </table:table-cell>
          <table:table-cell table:formula="of:=SUMIF([exercise_rows.$B$4:.$B$361];[.B3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30]=&quot;&quot;;[.I30];[.$I$3]&amp;&quot;,&quot;)&amp;IF([.J30]=&quot;&quot;;[.J30];[.$J$3]&amp;&quot;,&quot;)&amp;IF([.K30]=&quot;&quot;;[.K30];[.$K$3]&amp;&quot;,&quot;)&amp;IF([.L30]=&quot;&quot;;[.L30];[.$L$3]&amp;&quot;,&quot;)&amp;IF([.M30]=&quot;&quot;;[.M30];[.$M$3]&amp;&quot;,&quot;)" office:value-type="string" office:string-value="A,C," calcext:value-type="string">
            <text:p>A,C,</text:p>
          </table:table-cell>
          <table:table-cell table:formula="of:=IF(UPPER([.I30]&amp;[.J30]&amp;[.K30]&amp;[.L30]&amp;[.M30])=&quot;XXXXX&quot;;&quot;null&quot;;&quot;'&quot;&amp;LEFT([.N30];LEN([.N30]) - 1)&amp;&quot;'&quot;)" office:value-type="string" office:string-value="'A,C'" calcext:value-type="string">
            <text:p>'A,C'</text:p>
          </table:table-cell>
          <table:table-cell/>
          <table:table-cell table:formula="of:=&quot;(&quot;&amp;[.A30]&amp;&quot;,'&quot;&amp;[.B30]&amp;&quot;',&quot;&amp;[.H30]&amp;&quot;,&quot;&amp;[.O30]&amp;&quot;,0,CURDATE(),CURDATE())&quot;&amp;IF(INDIRECT(ADDRESS(ROW([.A30])+1;1))&gt;0;&quot;,&quot;;&quot;;&quot;)" office:value-type="string" office:string-value="(27,'B2SLCM',2,'A,C',0,CURDATE(),CURDATE())," calcext:value-type="string">
            <text:p>(27,'B2SLCM',2,'A,C',0,CURDATE(),CURDATE()),</text:p>
          </table:table-cell>
          <table:table-cell table:number-columns-repeated="1007"/>
        </table:table-row>
        <table:table-row table:style-name="ro10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B2DOCM</text:p>
          </table:table-cell>
          <table:table-cell office:value-type="string" calcext:value-type="string">
            <text:p>DO VO2Max</text:p>
          </table:table-cell>
          <table:table-cell table:style-name="ce21" table:formula="of:=COUNTIF([.$B$4:.$B$343];[.B31])" office:value-type="float" office:value="1" calcext:value-type="float">
            <text:p>1</text:p>
          </table:table-cell>
          <table:table-cell table:style-name="ce138" table:formula="of:=COUNTIF([exercise_rows.$B$4:.$B$361];[.B31])" office:value-type="float" office:value="1" calcext:value-type="float">
            <text:p>1</text:p>
          </table:table-cell>
          <table:table-cell table:style-name="ce257" table:formula="of:=SUMIF([exercise_rows.$B$4:.$B$361];[.B31];[exercise_rows.$E$4:.$E$361])" office:value-type="float" office:value="100" calcext:value-type="float">
            <text:p>100</text:p>
          </table:table-cell>
          <table:table-cell table:formula="of:=SUMIF([exercise_rows.$B$4:.$B$361];[.B3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31]=&quot;&quot;;[.I31];[.$I$3]&amp;&quot;,&quot;)&amp;IF([.J31]=&quot;&quot;;[.J31];[.$J$3]&amp;&quot;,&quot;)&amp;IF([.K31]=&quot;&quot;;[.K31];[.$K$3]&amp;&quot;,&quot;)&amp;IF([.L31]=&quot;&quot;;[.L31];[.$L$3]&amp;&quot;,&quot;)&amp;IF([.M31]=&quot;&quot;;[.M31];[.$M$3]&amp;&quot;,&quot;)" office:value-type="string" office:string-value="A,C," calcext:value-type="string">
            <text:p>A,C,</text:p>
          </table:table-cell>
          <table:table-cell table:formula="of:=IF(UPPER([.I31]&amp;[.J31]&amp;[.K31]&amp;[.L31]&amp;[.M31])=&quot;XXXXX&quot;;&quot;null&quot;;&quot;'&quot;&amp;LEFT([.N31];LEN([.N31]) - 1)&amp;&quot;'&quot;)" office:value-type="string" office:string-value="'A,C'" calcext:value-type="string">
            <text:p>'A,C'</text:p>
          </table:table-cell>
          <table:table-cell/>
          <table:table-cell table:formula="of:=&quot;(&quot;&amp;[.A31]&amp;&quot;,'&quot;&amp;[.B31]&amp;&quot;',&quot;&amp;[.H31]&amp;&quot;,&quot;&amp;[.O31]&amp;&quot;,0,CURDATE(),CURDATE())&quot;&amp;IF(INDIRECT(ADDRESS(ROW([.A31])+1;1))&gt;0;&quot;,&quot;;&quot;;&quot;)" office:value-type="string" office:string-value="(28,'B2DOCM',2,'A,C',0,CURDATE(),CURDATE())," calcext:value-type="string">
            <text:p>(28,'B2DOCM',2,'A,C',0,CURDATE(),CURDATE()),</text:p>
          </table:table-cell>
          <table:table-cell table:number-columns-repeated="1007"/>
        </table:table-row>
        <table:table-row table:style-name="ro10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B2MICM</text:p>
          </table:table-cell>
          <table:table-cell office:value-type="string" calcext:value-type="string">
            <text:p>MI VO2Max</text:p>
          </table:table-cell>
          <table:table-cell table:style-name="ce24" table:formula="of:=COUNTIF([.$B$4:.$B$343];[.B32])" office:value-type="float" office:value="1" calcext:value-type="float">
            <text:p>1</text:p>
          </table:table-cell>
          <table:table-cell table:style-name="ce141" table:formula="of:=COUNTIF([exercise_rows.$B$4:.$B$361];[.B32])" office:value-type="float" office:value="1" calcext:value-type="float">
            <text:p>1</text:p>
          </table:table-cell>
          <table:table-cell table:style-name="ce260" table:formula="of:=SUMIF([exercise_rows.$B$4:.$B$361];[.B32];[exercise_rows.$E$4:.$E$361])" office:value-type="float" office:value="100" calcext:value-type="float">
            <text:p>100</text:p>
          </table:table-cell>
          <table:table-cell table:formula="of:=SUMIF([exercise_rows.$B$4:.$B$361];[.B3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32]=&quot;&quot;;[.I32];[.$I$3]&amp;&quot;,&quot;)&amp;IF([.J32]=&quot;&quot;;[.J32];[.$J$3]&amp;&quot;,&quot;)&amp;IF([.K32]=&quot;&quot;;[.K32];[.$K$3]&amp;&quot;,&quot;)&amp;IF([.L32]=&quot;&quot;;[.L32];[.$L$3]&amp;&quot;,&quot;)&amp;IF([.M32]=&quot;&quot;;[.M32];[.$M$3]&amp;&quot;,&quot;)" office:value-type="string" office:string-value="A,C," calcext:value-type="string">
            <text:p>A,C,</text:p>
          </table:table-cell>
          <table:table-cell table:formula="of:=IF(UPPER([.I32]&amp;[.J32]&amp;[.K32]&amp;[.L32]&amp;[.M32])=&quot;XXXXX&quot;;&quot;null&quot;;&quot;'&quot;&amp;LEFT([.N32];LEN([.N32]) - 1)&amp;&quot;'&quot;)" office:value-type="string" office:string-value="'A,C'" calcext:value-type="string">
            <text:p>'A,C'</text:p>
          </table:table-cell>
          <table:table-cell/>
          <table:table-cell table:formula="of:=&quot;(&quot;&amp;[.A32]&amp;&quot;,'&quot;&amp;[.B32]&amp;&quot;',&quot;&amp;[.H32]&amp;&quot;,&quot;&amp;[.O32]&amp;&quot;,0,CURDATE(),CURDATE())&quot;&amp;IF(INDIRECT(ADDRESS(ROW([.A32])+1;1))&gt;0;&quot;,&quot;;&quot;;&quot;)" office:value-type="string" office:string-value="(29,'B2MICM',2,'A,C',0,CURDATE(),CURDATE())," calcext:value-type="string">
            <text:p>(29,'B2MICM',2,'A,C',0,CURDATE(),CURDATE()),</text:p>
          </table:table-cell>
          <table:table-cell table:number-columns-repeated="1007"/>
        </table:table-row>
        <table:table-row table:style-name="ro10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C1SLCM</text:p>
          </table:table-cell>
          <table:table-cell office:value-type="string" calcext:value-type="string">
            <text:p>SL forte</text:p>
          </table:table-cell>
          <table:table-cell table:style-name="ce21" table:formula="of:=COUNTIF([.$B$4:.$B$343];[.B33])" office:value-type="float" office:value="1" calcext:value-type="float">
            <text:p>1</text:p>
          </table:table-cell>
          <table:table-cell table:style-name="ce138" table:formula="of:=COUNTIF([exercise_rows.$B$4:.$B$361];[.B33])" office:value-type="float" office:value="1" calcext:value-type="float">
            <text:p>1</text:p>
          </table:table-cell>
          <table:table-cell table:style-name="ce257" table:formula="of:=SUMIF([exercise_rows.$B$4:.$B$361];[.B33];[exercise_rows.$E$4:.$E$361])" office:value-type="float" office:value="100" calcext:value-type="float">
            <text:p>100</text:p>
          </table:table-cell>
          <table:table-cell table:formula="of:=SUMIF([exercise_rows.$B$4:.$B$361];[.B3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33]=&quot;&quot;;[.I33];[.$I$3]&amp;&quot;,&quot;)&amp;IF([.J33]=&quot;&quot;;[.J33];[.$J$3]&amp;&quot;,&quot;)&amp;IF([.K33]=&quot;&quot;;[.K33];[.$K$3]&amp;&quot;,&quot;)&amp;IF([.L33]=&quot;&quot;;[.L33];[.$L$3]&amp;&quot;,&quot;)&amp;IF([.M33]=&quot;&quot;;[.M33];[.$M$3]&amp;&quot;,&quot;)" office:value-type="string" office:string-value="T,A,C," calcext:value-type="string">
            <text:p>T,A,C,</text:p>
          </table:table-cell>
          <table:table-cell table:formula="of:=IF(UPPER([.I33]&amp;[.J33]&amp;[.K33]&amp;[.L33]&amp;[.M33])=&quot;XXXXX&quot;;&quot;null&quot;;&quot;'&quot;&amp;LEFT([.N33];LEN([.N3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3]&amp;&quot;,'&quot;&amp;[.B33]&amp;&quot;',&quot;&amp;[.H33]&amp;&quot;,&quot;&amp;[.O33]&amp;&quot;,0,CURDATE(),CURDATE())&quot;&amp;IF(INDIRECT(ADDRESS(ROW([.A33])+1;1))&gt;0;&quot;,&quot;;&quot;;&quot;)" office:value-type="string" office:string-value="(30,'C1SLCM',2,'T,A,C',0,CURDATE(),CURDATE())," calcext:value-type="string">
            <text:p>(30,'C1SLCM',2,'T,A,C',0,CURDATE(),CURDATE()),</text:p>
          </table:table-cell>
          <table:table-cell table:number-columns-repeated="1007"/>
        </table:table-row>
        <table:table-row table:style-name="ro10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C1DOCM</text:p>
          </table:table-cell>
          <table:table-cell office:value-type="string" calcext:value-type="string">
            <text:p>DO forte</text:p>
          </table:table-cell>
          <table:table-cell table:style-name="ce21" table:formula="of:=COUNTIF([.$B$4:.$B$343];[.B34])" office:value-type="float" office:value="1" calcext:value-type="float">
            <text:p>1</text:p>
          </table:table-cell>
          <table:table-cell table:style-name="ce138" table:formula="of:=COUNTIF([exercise_rows.$B$4:.$B$361];[.B34])" office:value-type="float" office:value="1" calcext:value-type="float">
            <text:p>1</text:p>
          </table:table-cell>
          <table:table-cell table:style-name="ce257" table:formula="of:=SUMIF([exercise_rows.$B$4:.$B$361];[.B34];[exercise_rows.$E$4:.$E$361])" office:value-type="float" office:value="100" calcext:value-type="float">
            <text:p>100</text:p>
          </table:table-cell>
          <table:table-cell table:formula="of:=SUMIF([exercise_rows.$B$4:.$B$361];[.B3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34]=&quot;&quot;;[.I34];[.$I$3]&amp;&quot;,&quot;)&amp;IF([.J34]=&quot;&quot;;[.J34];[.$J$3]&amp;&quot;,&quot;)&amp;IF([.K34]=&quot;&quot;;[.K34];[.$K$3]&amp;&quot;,&quot;)&amp;IF([.L34]=&quot;&quot;;[.L34];[.$L$3]&amp;&quot;,&quot;)&amp;IF([.M34]=&quot;&quot;;[.M34];[.$M$3]&amp;&quot;,&quot;)" office:value-type="string" office:string-value="T,A,C," calcext:value-type="string">
            <text:p>T,A,C,</text:p>
          </table:table-cell>
          <table:table-cell table:formula="of:=IF(UPPER([.I34]&amp;[.J34]&amp;[.K34]&amp;[.L34]&amp;[.M34])=&quot;XXXXX&quot;;&quot;null&quot;;&quot;'&quot;&amp;LEFT([.N34];LEN([.N3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4]&amp;&quot;,'&quot;&amp;[.B34]&amp;&quot;',&quot;&amp;[.H34]&amp;&quot;,&quot;&amp;[.O34]&amp;&quot;,0,CURDATE(),CURDATE())&quot;&amp;IF(INDIRECT(ADDRESS(ROW([.A34])+1;1))&gt;0;&quot;,&quot;;&quot;;&quot;)" office:value-type="string" office:string-value="(31,'C1DOCM',2,'T,A,C',0,CURDATE(),CURDATE())," calcext:value-type="string">
            <text:p>(31,'C1DOCM',2,'T,A,C',0,CURDATE(),CURDATE()),</text:p>
          </table:table-cell>
          <table:table-cell table:number-columns-repeated="1007"/>
        </table:table-row>
        <table:table-row table:style-name="ro10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C1FACM</text:p>
          </table:table-cell>
          <table:table-cell office:value-type="string" calcext:value-type="string">
            <text:p>FA forte</text:p>
          </table:table-cell>
          <table:table-cell table:style-name="ce21" table:formula="of:=COUNTIF([.$B$4:.$B$343];[.B35])" office:value-type="float" office:value="1" calcext:value-type="float">
            <text:p>1</text:p>
          </table:table-cell>
          <table:table-cell table:style-name="ce138" table:formula="of:=COUNTIF([exercise_rows.$B$4:.$B$361];[.B35])" office:value-type="float" office:value="1" calcext:value-type="float">
            <text:p>1</text:p>
          </table:table-cell>
          <table:table-cell table:style-name="ce257" table:formula="of:=SUMIF([exercise_rows.$B$4:.$B$361];[.B35];[exercise_rows.$E$4:.$E$361])" office:value-type="float" office:value="100" calcext:value-type="float">
            <text:p>100</text:p>
          </table:table-cell>
          <table:table-cell table:formula="of:=SUMIF([exercise_rows.$B$4:.$B$361];[.B3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35]=&quot;&quot;;[.I35];[.$I$3]&amp;&quot;,&quot;)&amp;IF([.J35]=&quot;&quot;;[.J35];[.$J$3]&amp;&quot;,&quot;)&amp;IF([.K35]=&quot;&quot;;[.K35];[.$K$3]&amp;&quot;,&quot;)&amp;IF([.L35]=&quot;&quot;;[.L35];[.$L$3]&amp;&quot;,&quot;)&amp;IF([.M35]=&quot;&quot;;[.M35];[.$M$3]&amp;&quot;,&quot;)" office:value-type="string" office:string-value="T,A,C," calcext:value-type="string">
            <text:p>T,A,C,</text:p>
          </table:table-cell>
          <table:table-cell table:formula="of:=IF(UPPER([.I35]&amp;[.J35]&amp;[.K35]&amp;[.L35]&amp;[.M35])=&quot;XXXXX&quot;;&quot;null&quot;;&quot;'&quot;&amp;LEFT([.N35];LEN([.N3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5]&amp;&quot;,'&quot;&amp;[.B35]&amp;&quot;',&quot;&amp;[.H35]&amp;&quot;,&quot;&amp;[.O35]&amp;&quot;,0,CURDATE(),CURDATE())&quot;&amp;IF(INDIRECT(ADDRESS(ROW([.A35])+1;1))&gt;0;&quot;,&quot;;&quot;;&quot;)" office:value-type="string" office:string-value="(32,'C1FACM',2,'T,A,C',0,CURDATE(),CURDATE())," calcext:value-type="string">
            <text:p>(32,'C1FACM',2,'T,A,C',0,CURDATE(),CURDATE()),</text:p>
          </table:table-cell>
          <table:table-cell table:number-columns-repeated="1007"/>
        </table:table-row>
        <table:table-row table:style-name="ro10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C1RACM</text:p>
          </table:table-cell>
          <table:table-cell office:value-type="string" calcext:value-type="string">
            <text:p>RA forte</text:p>
          </table:table-cell>
          <table:table-cell table:style-name="ce21" table:formula="of:=COUNTIF([.$B$4:.$B$343];[.B36])" office:value-type="float" office:value="1" calcext:value-type="float">
            <text:p>1</text:p>
          </table:table-cell>
          <table:table-cell table:style-name="ce138" table:formula="of:=COUNTIF([exercise_rows.$B$4:.$B$361];[.B36])" office:value-type="float" office:value="1" calcext:value-type="float">
            <text:p>1</text:p>
          </table:table-cell>
          <table:table-cell table:style-name="ce257" table:formula="of:=SUMIF([exercise_rows.$B$4:.$B$361];[.B36];[exercise_rows.$E$4:.$E$361])" office:value-type="float" office:value="100" calcext:value-type="float">
            <text:p>100</text:p>
          </table:table-cell>
          <table:table-cell table:formula="of:=SUMIF([exercise_rows.$B$4:.$B$361];[.B3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36]=&quot;&quot;;[.I36];[.$I$3]&amp;&quot;,&quot;)&amp;IF([.J36]=&quot;&quot;;[.J36];[.$J$3]&amp;&quot;,&quot;)&amp;IF([.K36]=&quot;&quot;;[.K36];[.$K$3]&amp;&quot;,&quot;)&amp;IF([.L36]=&quot;&quot;;[.L36];[.$L$3]&amp;&quot;,&quot;)&amp;IF([.M36]=&quot;&quot;;[.M36];[.$M$3]&amp;&quot;,&quot;)" office:value-type="string" office:string-value="T,A,C," calcext:value-type="string">
            <text:p>T,A,C,</text:p>
          </table:table-cell>
          <table:table-cell table:formula="of:=IF(UPPER([.I36]&amp;[.J36]&amp;[.K36]&amp;[.L36]&amp;[.M36])=&quot;XXXXX&quot;;&quot;null&quot;;&quot;'&quot;&amp;LEFT([.N36];LEN([.N3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6]&amp;&quot;,'&quot;&amp;[.B36]&amp;&quot;',&quot;&amp;[.H36]&amp;&quot;,&quot;&amp;[.O36]&amp;&quot;,0,CURDATE(),CURDATE())&quot;&amp;IF(INDIRECT(ADDRESS(ROW([.A36])+1;1))&gt;0;&quot;,&quot;;&quot;;&quot;)" office:value-type="string" office:string-value="(33,'C1RACM',2,'T,A,C',0,CURDATE(),CURDATE())," calcext:value-type="string">
            <text:p>(33,'C1RACM',2,'T,A,C',0,CURDATE(),CURDATE()),</text:p>
          </table:table-cell>
          <table:table-cell table:number-columns-repeated="1007"/>
        </table:table-row>
        <table:table-row table:style-name="ro10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C1MICM</text:p>
          </table:table-cell>
          <table:table-cell office:value-type="string" calcext:value-type="string">
            <text:p>MX forte</text:p>
          </table:table-cell>
          <table:table-cell table:style-name="ce21" table:formula="of:=COUNTIF([.$B$4:.$B$343];[.B37])" office:value-type="float" office:value="1" calcext:value-type="float">
            <text:p>1</text:p>
          </table:table-cell>
          <table:table-cell table:style-name="ce138" table:formula="of:=COUNTIF([exercise_rows.$B$4:.$B$361];[.B37])" office:value-type="float" office:value="1" calcext:value-type="float">
            <text:p>1</text:p>
          </table:table-cell>
          <table:table-cell table:style-name="ce257" table:formula="of:=SUMIF([exercise_rows.$B$4:.$B$361];[.B37];[exercise_rows.$E$4:.$E$361])" office:value-type="float" office:value="100" calcext:value-type="float">
            <text:p>100</text:p>
          </table:table-cell>
          <table:table-cell table:formula="of:=SUMIF([exercise_rows.$B$4:.$B$361];[.B3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37]=&quot;&quot;;[.I37];[.$I$3]&amp;&quot;,&quot;)&amp;IF([.J37]=&quot;&quot;;[.J37];[.$J$3]&amp;&quot;,&quot;)&amp;IF([.K37]=&quot;&quot;;[.K37];[.$K$3]&amp;&quot;,&quot;)&amp;IF([.L37]=&quot;&quot;;[.L37];[.$L$3]&amp;&quot;,&quot;)&amp;IF([.M37]=&quot;&quot;;[.M37];[.$M$3]&amp;&quot;,&quot;)" office:value-type="string" office:string-value="T,A,C," calcext:value-type="string">
            <text:p>T,A,C,</text:p>
          </table:table-cell>
          <table:table-cell table:formula="of:=IF(UPPER([.I37]&amp;[.J37]&amp;[.K37]&amp;[.L37]&amp;[.M37])=&quot;XXXXX&quot;;&quot;null&quot;;&quot;'&quot;&amp;LEFT([.N37];LEN([.N3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7]&amp;&quot;,'&quot;&amp;[.B37]&amp;&quot;',&quot;&amp;[.H37]&amp;&quot;,&quot;&amp;[.O37]&amp;&quot;,0,CURDATE(),CURDATE())&quot;&amp;IF(INDIRECT(ADDRESS(ROW([.A37])+1;1))&gt;0;&quot;,&quot;;&quot;;&quot;)" office:value-type="string" office:string-value="(34,'C1MICM',2,'T,A,C',0,CURDATE(),CURDATE())," calcext:value-type="string">
            <text:p>(34,'C1MICM',2,'T,A,C',0,CURDATE(),CURDATE()),</text:p>
          </table:table-cell>
          <table:table-cell table:number-columns-repeated="1007"/>
        </table:table-row>
        <table:table-row table:style-name="ro10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C1SLCT</text:p>
          </table:table-cell>
          <table:table-cell office:value-type="string" calcext:value-type="string">
            <text:p>SL forte con partenza</text:p>
          </table:table-cell>
          <table:table-cell table:style-name="ce25" table:formula="of:=COUNTIF([.$B$4:.$B$338];[.B38])" office:value-type="float" office:value="1" calcext:value-type="float">
            <text:p>1</text:p>
          </table:table-cell>
          <table:table-cell table:style-name="ce142" table:formula="of:=COUNTIF([exercise_rows.$B$4:.$B$361];[.B38])" office:value-type="float" office:value="1" calcext:value-type="float">
            <text:p>1</text:p>
          </table:table-cell>
          <table:table-cell table:style-name="ce261" table:formula="of:=SUMIF([exercise_rows.$B$4:.$B$361];[.B38];[exercise_rows.$E$4:.$E$361])" office:value-type="float" office:value="100" calcext:value-type="float">
            <text:p>100</text:p>
          </table:table-cell>
          <table:table-cell table:formula="of:=SUMIF([exercise_rows.$B$4:.$B$361];[.B3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3"/>
          <table:table-cell table:style-name="ce381" office:value-type="string" calcext:value-type="string">
            <text:p>x</text:p>
          </table:table-cell>
          <table:table-cell table:style-name="ce381"/>
          <table:table-cell table:formula="of:=IF([.I38]=&quot;&quot;;[.I38];[.$I$3]&amp;&quot;,&quot;)&amp;IF([.J38]=&quot;&quot;;[.J38];[.$J$3]&amp;&quot;,&quot;)&amp;IF([.K38]=&quot;&quot;;[.K38];[.$K$3]&amp;&quot;,&quot;)&amp;IF([.L38]=&quot;&quot;;[.L38];[.$L$3]&amp;&quot;,&quot;)&amp;IF([.M38]=&quot;&quot;;[.M38];[.$M$3]&amp;&quot;,&quot;)" office:value-type="string" office:string-value="C," calcext:value-type="string">
            <text:p>C,</text:p>
          </table:table-cell>
          <table:table-cell table:formula="of:=IF(UPPER([.I38]&amp;[.J38]&amp;[.K38]&amp;[.L38]&amp;[.M38])=&quot;XXXXX&quot;;&quot;null&quot;;&quot;'&quot;&amp;LEFT([.N38];LEN([.N38]) - 1)&amp;&quot;'&quot;)" office:value-type="string" office:string-value="'C'" calcext:value-type="string">
            <text:p>'C'</text:p>
          </table:table-cell>
          <table:table-cell/>
          <table:table-cell table:formula="of:=&quot;(&quot;&amp;[.A38]&amp;&quot;,'&quot;&amp;[.B38]&amp;&quot;',&quot;&amp;[.H38]&amp;&quot;,&quot;&amp;[.O38]&amp;&quot;,0,CURDATE(),CURDATE())&quot;&amp;IF(INDIRECT(ADDRESS(ROW([.A38])+1;1))&gt;0;&quot;,&quot;;&quot;;&quot;)" office:value-type="string" office:string-value="(35,'C1SLCT',2,'C',0,CURDATE(),CURDATE())," calcext:value-type="string">
            <text:p>(35,'C1SLCT',2,'C',0,CURDATE(),CURDATE()),</text:p>
          </table:table-cell>
          <table:table-cell table:number-columns-repeated="1007"/>
        </table:table-row>
        <table:table-row table:style-name="ro10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C1DOCT</text:p>
          </table:table-cell>
          <table:table-cell office:value-type="string" calcext:value-type="string">
            <text:p>DO forte con partenza</text:p>
          </table:table-cell>
          <table:table-cell table:style-name="ce25" table:formula="of:=COUNTIF([.$B$4:.$B$338];[.B39])" office:value-type="float" office:value="1" calcext:value-type="float">
            <text:p>1</text:p>
          </table:table-cell>
          <table:table-cell table:style-name="ce142" table:formula="of:=COUNTIF([exercise_rows.$B$4:.$B$361];[.B39])" office:value-type="float" office:value="1" calcext:value-type="float">
            <text:p>1</text:p>
          </table:table-cell>
          <table:table-cell table:style-name="ce261" table:formula="of:=SUMIF([exercise_rows.$B$4:.$B$361];[.B39];[exercise_rows.$E$4:.$E$361])" office:value-type="float" office:value="100" calcext:value-type="float">
            <text:p>100</text:p>
          </table:table-cell>
          <table:table-cell table:formula="of:=SUMIF([exercise_rows.$B$4:.$B$361];[.B3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3"/>
          <table:table-cell table:style-name="ce381" office:value-type="string" calcext:value-type="string">
            <text:p>x</text:p>
          </table:table-cell>
          <table:table-cell table:style-name="ce381"/>
          <table:table-cell table:formula="of:=IF([.I39]=&quot;&quot;;[.I39];[.$I$3]&amp;&quot;,&quot;)&amp;IF([.J39]=&quot;&quot;;[.J39];[.$J$3]&amp;&quot;,&quot;)&amp;IF([.K39]=&quot;&quot;;[.K39];[.$K$3]&amp;&quot;,&quot;)&amp;IF([.L39]=&quot;&quot;;[.L39];[.$L$3]&amp;&quot;,&quot;)&amp;IF([.M39]=&quot;&quot;;[.M39];[.$M$3]&amp;&quot;,&quot;)" office:value-type="string" office:string-value="C," calcext:value-type="string">
            <text:p>C,</text:p>
          </table:table-cell>
          <table:table-cell table:formula="of:=IF(UPPER([.I39]&amp;[.J39]&amp;[.K39]&amp;[.L39]&amp;[.M39])=&quot;XXXXX&quot;;&quot;null&quot;;&quot;'&quot;&amp;LEFT([.N39];LEN([.N39]) - 1)&amp;&quot;'&quot;)" office:value-type="string" office:string-value="'C'" calcext:value-type="string">
            <text:p>'C'</text:p>
          </table:table-cell>
          <table:table-cell/>
          <table:table-cell table:formula="of:=&quot;(&quot;&amp;[.A39]&amp;&quot;,'&quot;&amp;[.B39]&amp;&quot;',&quot;&amp;[.H39]&amp;&quot;,&quot;&amp;[.O39]&amp;&quot;,0,CURDATE(),CURDATE())&quot;&amp;IF(INDIRECT(ADDRESS(ROW([.A39])+1;1))&gt;0;&quot;,&quot;;&quot;;&quot;)" office:value-type="string" office:string-value="(36,'C1DOCT',2,'C',0,CURDATE(),CURDATE())," calcext:value-type="string">
            <text:p>(36,'C1DOCT',2,'C',0,CURDATE(),CURDATE()),</text:p>
          </table:table-cell>
          <table:table-cell table:number-columns-repeated="1007"/>
        </table:table-row>
        <table:table-row table:style-name="ro10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C1FACT</text:p>
          </table:table-cell>
          <table:table-cell office:value-type="string" calcext:value-type="string">
            <text:p>FA forte con partenza</text:p>
          </table:table-cell>
          <table:table-cell table:style-name="ce25" table:formula="of:=COUNTIF([.$B$4:.$B$338];[.B40])" office:value-type="float" office:value="1" calcext:value-type="float">
            <text:p>1</text:p>
          </table:table-cell>
          <table:table-cell table:style-name="ce142" table:formula="of:=COUNTIF([exercise_rows.$B$4:.$B$361];[.B40])" office:value-type="float" office:value="1" calcext:value-type="float">
            <text:p>1</text:p>
          </table:table-cell>
          <table:table-cell table:style-name="ce261" table:formula="of:=SUMIF([exercise_rows.$B$4:.$B$361];[.B40];[exercise_rows.$E$4:.$E$361])" office:value-type="float" office:value="100" calcext:value-type="float">
            <text:p>100</text:p>
          </table:table-cell>
          <table:table-cell table:formula="of:=SUMIF([exercise_rows.$B$4:.$B$361];[.B4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3"/>
          <table:table-cell table:style-name="ce381" office:value-type="string" calcext:value-type="string">
            <text:p>x</text:p>
          </table:table-cell>
          <table:table-cell table:style-name="ce381"/>
          <table:table-cell table:formula="of:=IF([.I40]=&quot;&quot;;[.I40];[.$I$3]&amp;&quot;,&quot;)&amp;IF([.J40]=&quot;&quot;;[.J40];[.$J$3]&amp;&quot;,&quot;)&amp;IF([.K40]=&quot;&quot;;[.K40];[.$K$3]&amp;&quot;,&quot;)&amp;IF([.L40]=&quot;&quot;;[.L40];[.$L$3]&amp;&quot;,&quot;)&amp;IF([.M40]=&quot;&quot;;[.M40];[.$M$3]&amp;&quot;,&quot;)" office:value-type="string" office:string-value="C," calcext:value-type="string">
            <text:p>C,</text:p>
          </table:table-cell>
          <table:table-cell table:formula="of:=IF(UPPER([.I40]&amp;[.J40]&amp;[.K40]&amp;[.L40]&amp;[.M40])=&quot;XXXXX&quot;;&quot;null&quot;;&quot;'&quot;&amp;LEFT([.N40];LEN([.N40]) - 1)&amp;&quot;'&quot;)" office:value-type="string" office:string-value="'C'" calcext:value-type="string">
            <text:p>'C'</text:p>
          </table:table-cell>
          <table:table-cell/>
          <table:table-cell table:formula="of:=&quot;(&quot;&amp;[.A40]&amp;&quot;,'&quot;&amp;[.B40]&amp;&quot;',&quot;&amp;[.H40]&amp;&quot;,&quot;&amp;[.O40]&amp;&quot;,0,CURDATE(),CURDATE())&quot;&amp;IF(INDIRECT(ADDRESS(ROW([.A40])+1;1))&gt;0;&quot;,&quot;;&quot;;&quot;)" office:value-type="string" office:string-value="(37,'C1FACT',2,'C',0,CURDATE(),CURDATE())," calcext:value-type="string">
            <text:p>(37,'C1FACT',2,'C',0,CURDATE(),CURDATE()),</text:p>
          </table:table-cell>
          <table:table-cell table:number-columns-repeated="1007"/>
        </table:table-row>
        <table:table-row table:style-name="ro10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C1RACT</text:p>
          </table:table-cell>
          <table:table-cell office:value-type="string" calcext:value-type="string">
            <text:p>RA forte con partenza</text:p>
          </table:table-cell>
          <table:table-cell table:style-name="ce25" table:formula="of:=COUNTIF([.$B$4:.$B$338];[.B41])" office:value-type="float" office:value="1" calcext:value-type="float">
            <text:p>1</text:p>
          </table:table-cell>
          <table:table-cell table:style-name="ce142" table:formula="of:=COUNTIF([exercise_rows.$B$4:.$B$361];[.B41])" office:value-type="float" office:value="1" calcext:value-type="float">
            <text:p>1</text:p>
          </table:table-cell>
          <table:table-cell table:style-name="ce261" table:formula="of:=SUMIF([exercise_rows.$B$4:.$B$361];[.B41];[exercise_rows.$E$4:.$E$361])" office:value-type="float" office:value="100" calcext:value-type="float">
            <text:p>100</text:p>
          </table:table-cell>
          <table:table-cell table:formula="of:=SUMIF([exercise_rows.$B$4:.$B$361];[.B4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3"/>
          <table:table-cell table:style-name="ce381" office:value-type="string" calcext:value-type="string">
            <text:p>x</text:p>
          </table:table-cell>
          <table:table-cell table:style-name="ce381"/>
          <table:table-cell table:formula="of:=IF([.I41]=&quot;&quot;;[.I41];[.$I$3]&amp;&quot;,&quot;)&amp;IF([.J41]=&quot;&quot;;[.J41];[.$J$3]&amp;&quot;,&quot;)&amp;IF([.K41]=&quot;&quot;;[.K41];[.$K$3]&amp;&quot;,&quot;)&amp;IF([.L41]=&quot;&quot;;[.L41];[.$L$3]&amp;&quot;,&quot;)&amp;IF([.M41]=&quot;&quot;;[.M41];[.$M$3]&amp;&quot;,&quot;)" office:value-type="string" office:string-value="C," calcext:value-type="string">
            <text:p>C,</text:p>
          </table:table-cell>
          <table:table-cell table:formula="of:=IF(UPPER([.I41]&amp;[.J41]&amp;[.K41]&amp;[.L41]&amp;[.M41])=&quot;XXXXX&quot;;&quot;null&quot;;&quot;'&quot;&amp;LEFT([.N41];LEN([.N41]) - 1)&amp;&quot;'&quot;)" office:value-type="string" office:string-value="'C'" calcext:value-type="string">
            <text:p>'C'</text:p>
          </table:table-cell>
          <table:table-cell/>
          <table:table-cell table:formula="of:=&quot;(&quot;&amp;[.A41]&amp;&quot;,'&quot;&amp;[.B41]&amp;&quot;',&quot;&amp;[.H41]&amp;&quot;,&quot;&amp;[.O41]&amp;&quot;,0,CURDATE(),CURDATE())&quot;&amp;IF(INDIRECT(ADDRESS(ROW([.A41])+1;1))&gt;0;&quot;,&quot;;&quot;;&quot;)" office:value-type="string" office:string-value="(38,'C1RACT',2,'C',0,CURDATE(),CURDATE())," calcext:value-type="string">
            <text:p>(38,'C1RACT',2,'C',0,CURDATE(),CURDATE()),</text:p>
          </table:table-cell>
          <table:table-cell table:number-columns-repeated="1007"/>
        </table:table-row>
        <table:table-row table:style-name="ro10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MICT</text:p>
          </table:table-cell>
          <table:table-cell office:value-type="string" calcext:value-type="string">
            <text:p>MX forte con partenza</text:p>
          </table:table-cell>
          <table:table-cell table:style-name="ce25" table:formula="of:=COUNTIF([.$B$4:.$B$338];[.B42])" office:value-type="float" office:value="1" calcext:value-type="float">
            <text:p>1</text:p>
          </table:table-cell>
          <table:table-cell table:style-name="ce142" table:formula="of:=COUNTIF([exercise_rows.$B$4:.$B$361];[.B42])" office:value-type="float" office:value="1" calcext:value-type="float">
            <text:p>1</text:p>
          </table:table-cell>
          <table:table-cell table:style-name="ce261" table:formula="of:=SUMIF([exercise_rows.$B$4:.$B$361];[.B42];[exercise_rows.$E$4:.$E$361])" office:value-type="float" office:value="100" calcext:value-type="float">
            <text:p>100</text:p>
          </table:table-cell>
          <table:table-cell table:formula="of:=SUMIF([exercise_rows.$B$4:.$B$361];[.B4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3"/>
          <table:table-cell table:style-name="ce381" office:value-type="string" calcext:value-type="string">
            <text:p>x</text:p>
          </table:table-cell>
          <table:table-cell table:style-name="ce381"/>
          <table:table-cell table:formula="of:=IF([.I42]=&quot;&quot;;[.I42];[.$I$3]&amp;&quot;,&quot;)&amp;IF([.J42]=&quot;&quot;;[.J42];[.$J$3]&amp;&quot;,&quot;)&amp;IF([.K42]=&quot;&quot;;[.K42];[.$K$3]&amp;&quot;,&quot;)&amp;IF([.L42]=&quot;&quot;;[.L42];[.$L$3]&amp;&quot;,&quot;)&amp;IF([.M42]=&quot;&quot;;[.M42];[.$M$3]&amp;&quot;,&quot;)" office:value-type="string" office:string-value="C," calcext:value-type="string">
            <text:p>C,</text:p>
          </table:table-cell>
          <table:table-cell table:formula="of:=IF(UPPER([.I42]&amp;[.J42]&amp;[.K42]&amp;[.L42]&amp;[.M42])=&quot;XXXXX&quot;;&quot;null&quot;;&quot;'&quot;&amp;LEFT([.N42];LEN([.N42]) - 1)&amp;&quot;'&quot;)" office:value-type="string" office:string-value="'C'" calcext:value-type="string">
            <text:p>'C'</text:p>
          </table:table-cell>
          <table:table-cell/>
          <table:table-cell table:formula="of:=&quot;(&quot;&amp;[.A42]&amp;&quot;,'&quot;&amp;[.B42]&amp;&quot;',&quot;&amp;[.H42]&amp;&quot;,&quot;&amp;[.O42]&amp;&quot;,0,CURDATE(),CURDATE())&quot;&amp;IF(INDIRECT(ADDRESS(ROW([.A42])+1;1))&gt;0;&quot;,&quot;;&quot;;&quot;)" office:value-type="string" office:string-value="(39,'C1MICT',2,'C',0,CURDATE(),CURDATE())," calcext:value-type="string">
            <text:p>(39,'C1MICT',2,'C',0,CURDATE(),CURDATE()),</text:p>
          </table:table-cell>
          <table:table-cell table:number-columns-repeated="1007"/>
        </table:table-row>
        <table:table-row table:style-name="ro10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A2GAGE</text:p>
          </table:table-cell>
          <table:table-cell office:value-type="string" calcext:value-type="string">
            <text:p>Gambe a piacere</text:p>
          </table:table-cell>
          <table:table-cell table:style-name="ce21" table:formula="of:=COUNTIF([.$B$4:.$B$343];[.B43])" office:value-type="float" office:value="1" calcext:value-type="float">
            <text:p>1</text:p>
          </table:table-cell>
          <table:table-cell table:style-name="ce138" table:formula="of:=COUNTIF([exercise_rows.$B$4:.$B$361];[.B43])" office:value-type="float" office:value="1" calcext:value-type="float">
            <text:p>1</text:p>
          </table:table-cell>
          <table:table-cell table:style-name="ce257" table:formula="of:=SUMIF([exercise_rows.$B$4:.$B$361];[.B43];[exercise_rows.$E$4:.$E$361])" office:value-type="float" office:value="100" calcext:value-type="float">
            <text:p>100</text:p>
          </table:table-cell>
          <table:table-cell table:formula="of:=SUMIF([exercise_rows.$B$4:.$B$361];[.B4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43]=&quot;&quot;;[.I43];[.$I$3]&amp;&quot;,&quot;)&amp;IF([.J43]=&quot;&quot;;[.J43];[.$J$3]&amp;&quot;,&quot;)&amp;IF([.K43]=&quot;&quot;;[.K43];[.$K$3]&amp;&quot;,&quot;)&amp;IF([.L43]=&quot;&quot;;[.L43];[.$L$3]&amp;&quot;,&quot;)&amp;IF([.M43]=&quot;&quot;;[.M43];[.$M$3]&amp;&quot;,&quot;)" office:value-type="string" office:string-value="T,A,C," calcext:value-type="string">
            <text:p>T,A,C,</text:p>
          </table:table-cell>
          <table:table-cell table:formula="of:=IF(UPPER([.I43]&amp;[.J43]&amp;[.K43]&amp;[.L43]&amp;[.M43])=&quot;XXXXX&quot;;&quot;null&quot;;&quot;'&quot;&amp;LEFT([.N43];LEN([.N4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43]&amp;&quot;,'&quot;&amp;[.B43]&amp;&quot;',&quot;&amp;[.H43]&amp;&quot;,&quot;&amp;[.O43]&amp;&quot;,0,CURDATE(),CURDATE())&quot;&amp;IF(INDIRECT(ADDRESS(ROW([.A43])+1;1))&gt;0;&quot;,&quot;;&quot;;&quot;)" office:value-type="string" office:string-value="(40,'A2GAGE',2,'T,A,C',0,CURDATE(),CURDATE())," calcext:value-type="string">
            <text:p>(40,'A2GAGE',2,'T,A,C',0,CURDATE(),CURDATE()),</text:p>
          </table:table-cell>
          <table:table-cell table:number-columns-repeated="1007"/>
        </table:table-row>
        <table:table-row table:style-name="ro10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A1GASL</text:p>
          </table:table-cell>
          <table:table-cell office:value-type="string" calcext:value-type="string">
            <text:p>Gambe SL sciolto</text:p>
          </table:table-cell>
          <table:table-cell table:style-name="ce21" table:formula="of:=COUNTIF([.$B$4:.$B$343];[.B44])" office:value-type="float" office:value="1" calcext:value-type="float">
            <text:p>1</text:p>
          </table:table-cell>
          <table:table-cell table:style-name="ce138" table:formula="of:=COUNTIF([exercise_rows.$B$4:.$B$361];[.B44])" office:value-type="float" office:value="1" calcext:value-type="float">
            <text:p>1</text:p>
          </table:table-cell>
          <table:table-cell table:style-name="ce257" table:formula="of:=SUMIF([exercise_rows.$B$4:.$B$361];[.B44];[exercise_rows.$E$4:.$E$361])" office:value-type="float" office:value="100" calcext:value-type="float">
            <text:p>100</text:p>
          </table:table-cell>
          <table:table-cell table:formula="of:=SUMIF([exercise_rows.$B$4:.$B$361];[.B4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44]=&quot;&quot;;[.I44];[.$I$3]&amp;&quot;,&quot;)&amp;IF([.J44]=&quot;&quot;;[.J44];[.$J$3]&amp;&quot;,&quot;)&amp;IF([.K44]=&quot;&quot;;[.K44];[.$K$3]&amp;&quot;,&quot;)&amp;IF([.L44]=&quot;&quot;;[.L44];[.$L$3]&amp;&quot;,&quot;)&amp;IF([.M44]=&quot;&quot;;[.M44];[.$M$3]&amp;&quot;,&quot;)" office:value-type="string" office:string-value="R,T,A,C,D," calcext:value-type="string">
            <text:p>R,T,A,C,D,</text:p>
          </table:table-cell>
          <table:table-cell table:formula="of:=IF(UPPER([.I44]&amp;[.J44]&amp;[.K44]&amp;[.L44]&amp;[.M44])=&quot;XXXXX&quot;;&quot;null&quot;;&quot;'&quot;&amp;LEFT([.N44];LEN([.N44]) - 1)&amp;&quot;'&quot;)" office:value-type="string" office:string-value="null" calcext:value-type="string">
            <text:p>null</text:p>
          </table:table-cell>
          <table:table-cell/>
          <table:table-cell table:formula="of:=&quot;(&quot;&amp;[.A44]&amp;&quot;,'&quot;&amp;[.B44]&amp;&quot;',&quot;&amp;[.H44]&amp;&quot;,&quot;&amp;[.O44]&amp;&quot;,0,CURDATE(),CURDATE())&quot;&amp;IF(INDIRECT(ADDRESS(ROW([.A44])+1;1))&gt;0;&quot;,&quot;;&quot;;&quot;)" office:value-type="string" office:string-value="(41,'A1GASL',2,null,0,CURDATE(),CURDATE())," calcext:value-type="string">
            <text:p>(41,'A1GASL',2,null,0,CURDATE(),CURDATE()),</text:p>
          </table:table-cell>
          <table:table-cell table:number-columns-repeated="1007"/>
        </table:table-row>
        <table:table-row table:style-name="ro10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A1GADO</text:p>
          </table:table-cell>
          <table:table-cell office:value-type="string" calcext:value-type="string">
            <text:p>Gambe DO sciolto</text:p>
          </table:table-cell>
          <table:table-cell table:style-name="ce21" table:formula="of:=COUNTIF([.$B$4:.$B$343];[.B45])" office:value-type="float" office:value="1" calcext:value-type="float">
            <text:p>1</text:p>
          </table:table-cell>
          <table:table-cell table:style-name="ce138" table:formula="of:=COUNTIF([exercise_rows.$B$4:.$B$361];[.B45])" office:value-type="float" office:value="1" calcext:value-type="float">
            <text:p>1</text:p>
          </table:table-cell>
          <table:table-cell table:style-name="ce257" table:formula="of:=SUMIF([exercise_rows.$B$4:.$B$361];[.B45];[exercise_rows.$E$4:.$E$361])" office:value-type="float" office:value="100" calcext:value-type="float">
            <text:p>100</text:p>
          </table:table-cell>
          <table:table-cell table:formula="of:=SUMIF([exercise_rows.$B$4:.$B$361];[.B4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45]=&quot;&quot;;[.I45];[.$I$3]&amp;&quot;,&quot;)&amp;IF([.J45]=&quot;&quot;;[.J45];[.$J$3]&amp;&quot;,&quot;)&amp;IF([.K45]=&quot;&quot;;[.K45];[.$K$3]&amp;&quot;,&quot;)&amp;IF([.L45]=&quot;&quot;;[.L45];[.$L$3]&amp;&quot;,&quot;)&amp;IF([.M45]=&quot;&quot;;[.M45];[.$M$3]&amp;&quot;,&quot;)" office:value-type="string" office:string-value="R,T,A,C,D," calcext:value-type="string">
            <text:p>R,T,A,C,D,</text:p>
          </table:table-cell>
          <table:table-cell table:formula="of:=IF(UPPER([.I45]&amp;[.J45]&amp;[.K45]&amp;[.L45]&amp;[.M45])=&quot;XXXXX&quot;;&quot;null&quot;;&quot;'&quot;&amp;LEFT([.N45];LEN([.N45]) - 1)&amp;&quot;'&quot;)" office:value-type="string" office:string-value="null" calcext:value-type="string">
            <text:p>null</text:p>
          </table:table-cell>
          <table:table-cell/>
          <table:table-cell table:formula="of:=&quot;(&quot;&amp;[.A45]&amp;&quot;,'&quot;&amp;[.B45]&amp;&quot;',&quot;&amp;[.H45]&amp;&quot;,&quot;&amp;[.O45]&amp;&quot;,0,CURDATE(),CURDATE())&quot;&amp;IF(INDIRECT(ADDRESS(ROW([.A45])+1;1))&gt;0;&quot;,&quot;;&quot;;&quot;)" office:value-type="string" office:string-value="(42,'A1GADO',2,null,0,CURDATE(),CURDATE())," calcext:value-type="string">
            <text:p>(42,'A1GADO',2,null,0,CURDATE(),CURDATE()),</text:p>
          </table:table-cell>
          <table:table-cell table:number-columns-repeated="1007"/>
        </table:table-row>
        <table:table-row table:style-name="ro10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A1GAFA</text:p>
          </table:table-cell>
          <table:table-cell office:value-type="string" calcext:value-type="string">
            <text:p>Gambe FA sciolto</text:p>
          </table:table-cell>
          <table:table-cell table:style-name="ce26" table:formula="of:=COUNTIF([.$B$4:.$B$343];[.B46])" office:value-type="float" office:value="1" calcext:value-type="float">
            <text:p>1</text:p>
          </table:table-cell>
          <table:table-cell table:style-name="ce143" table:formula="of:=COUNTIF([exercise_rows.$B$4:.$B$361];[.B46])" office:value-type="float" office:value="1" calcext:value-type="float">
            <text:p>1</text:p>
          </table:table-cell>
          <table:table-cell table:style-name="ce262" table:formula="of:=SUMIF([exercise_rows.$B$4:.$B$361];[.B46];[exercise_rows.$E$4:.$E$361])" office:value-type="float" office:value="100" calcext:value-type="float">
            <text:p>100</text:p>
          </table:table-cell>
          <table:table-cell table:formula="of:=SUMIF([exercise_rows.$B$4:.$B$361];[.B4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46]=&quot;&quot;;[.I46];[.$I$3]&amp;&quot;,&quot;)&amp;IF([.J46]=&quot;&quot;;[.J46];[.$J$3]&amp;&quot;,&quot;)&amp;IF([.K46]=&quot;&quot;;[.K46];[.$K$3]&amp;&quot;,&quot;)&amp;IF([.L46]=&quot;&quot;;[.L46];[.$L$3]&amp;&quot;,&quot;)&amp;IF([.M46]=&quot;&quot;;[.M46];[.$M$3]&amp;&quot;,&quot;)" office:value-type="string" office:string-value="R,T,A,C,D," calcext:value-type="string">
            <text:p>R,T,A,C,D,</text:p>
          </table:table-cell>
          <table:table-cell table:formula="of:=IF(UPPER([.I46]&amp;[.J46]&amp;[.K46]&amp;[.L46]&amp;[.M46])=&quot;XXXXX&quot;;&quot;null&quot;;&quot;'&quot;&amp;LEFT([.N46];LEN([.N46]) - 1)&amp;&quot;'&quot;)" office:value-type="string" office:string-value="null" calcext:value-type="string">
            <text:p>null</text:p>
          </table:table-cell>
          <table:table-cell/>
          <table:table-cell table:formula="of:=&quot;(&quot;&amp;[.A46]&amp;&quot;,'&quot;&amp;[.B46]&amp;&quot;',&quot;&amp;[.H46]&amp;&quot;,&quot;&amp;[.O46]&amp;&quot;,0,CURDATE(),CURDATE())&quot;&amp;IF(INDIRECT(ADDRESS(ROW([.A46])+1;1))&gt;0;&quot;,&quot;;&quot;;&quot;)" office:value-type="string" office:string-value="(43,'A1GAFA',2,null,0,CURDATE(),CURDATE())," calcext:value-type="string">
            <text:p>(43,'A1GAFA',2,null,0,CURDATE(),CURDATE()),</text:p>
          </table:table-cell>
          <table:table-cell table:number-columns-repeated="1007"/>
        </table:table-row>
        <table:table-row table:style-name="ro10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A1GARA</text:p>
          </table:table-cell>
          <table:table-cell office:value-type="string" calcext:value-type="string">
            <text:p>Gambe RA sciolto</text:p>
          </table:table-cell>
          <table:table-cell table:style-name="ce21" table:formula="of:=COUNTIF([.$B$4:.$B$343];[.B47])" office:value-type="float" office:value="1" calcext:value-type="float">
            <text:p>1</text:p>
          </table:table-cell>
          <table:table-cell table:style-name="ce138" table:formula="of:=COUNTIF([exercise_rows.$B$4:.$B$361];[.B47])" office:value-type="float" office:value="1" calcext:value-type="float">
            <text:p>1</text:p>
          </table:table-cell>
          <table:table-cell table:style-name="ce257" table:formula="of:=SUMIF([exercise_rows.$B$4:.$B$361];[.B47];[exercise_rows.$E$4:.$E$361])" office:value-type="float" office:value="100" calcext:value-type="float">
            <text:p>100</text:p>
          </table:table-cell>
          <table:table-cell table:formula="of:=SUMIF([exercise_rows.$B$4:.$B$361];[.B4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47]=&quot;&quot;;[.I47];[.$I$3]&amp;&quot;,&quot;)&amp;IF([.J47]=&quot;&quot;;[.J47];[.$J$3]&amp;&quot;,&quot;)&amp;IF([.K47]=&quot;&quot;;[.K47];[.$K$3]&amp;&quot;,&quot;)&amp;IF([.L47]=&quot;&quot;;[.L47];[.$L$3]&amp;&quot;,&quot;)&amp;IF([.M47]=&quot;&quot;;[.M47];[.$M$3]&amp;&quot;,&quot;)" office:value-type="string" office:string-value="R,T,A,C,D," calcext:value-type="string">
            <text:p>R,T,A,C,D,</text:p>
          </table:table-cell>
          <table:table-cell table:formula="of:=IF(UPPER([.I47]&amp;[.J47]&amp;[.K47]&amp;[.L47]&amp;[.M47])=&quot;XXXXX&quot;;&quot;null&quot;;&quot;'&quot;&amp;LEFT([.N47];LEN([.N47]) - 1)&amp;&quot;'&quot;)" office:value-type="string" office:string-value="null" calcext:value-type="string">
            <text:p>null</text:p>
          </table:table-cell>
          <table:table-cell/>
          <table:table-cell table:formula="of:=&quot;(&quot;&amp;[.A47]&amp;&quot;,'&quot;&amp;[.B47]&amp;&quot;',&quot;&amp;[.H47]&amp;&quot;,&quot;&amp;[.O47]&amp;&quot;,0,CURDATE(),CURDATE())&quot;&amp;IF(INDIRECT(ADDRESS(ROW([.A47])+1;1))&gt;0;&quot;,&quot;;&quot;;&quot;)" office:value-type="string" office:string-value="(44,'A1GARA',2,null,0,CURDATE(),CURDATE())," calcext:value-type="string">
            <text:p>(44,'A1GARA',2,null,0,CURDATE(),CURDATE()),</text:p>
          </table:table-cell>
          <table:table-cell table:number-columns-repeated="1007"/>
        </table:table-row>
        <table:table-row table:style-name="ro10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A2GASL</text:p>
          </table:table-cell>
          <table:table-cell office:value-type="string" calcext:value-type="string">
            <text:p>Gambe SL braccia su</text:p>
          </table:table-cell>
          <table:table-cell table:style-name="ce21" table:formula="of:=COUNTIF([.$B$4:.$B$343];[.B48])" office:value-type="float" office:value="1" calcext:value-type="float">
            <text:p>1</text:p>
          </table:table-cell>
          <table:table-cell table:style-name="ce138" table:formula="of:=COUNTIF([exercise_rows.$B$4:.$B$361];[.B48])" office:value-type="float" office:value="1" calcext:value-type="float">
            <text:p>1</text:p>
          </table:table-cell>
          <table:table-cell table:style-name="ce257" table:formula="of:=SUMIF([exercise_rows.$B$4:.$B$361];[.B48];[exercise_rows.$E$4:.$E$361])" office:value-type="float" office:value="100" calcext:value-type="float">
            <text:p>100</text:p>
          </table:table-cell>
          <table:table-cell table:formula="of:=SUMIF([exercise_rows.$B$4:.$B$361];[.B4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48]=&quot;&quot;;[.I48];[.$I$3]&amp;&quot;,&quot;)&amp;IF([.J48]=&quot;&quot;;[.J48];[.$J$3]&amp;&quot;,&quot;)&amp;IF([.K48]=&quot;&quot;;[.K48];[.$K$3]&amp;&quot;,&quot;)&amp;IF([.L48]=&quot;&quot;;[.L48];[.$L$3]&amp;&quot;,&quot;)&amp;IF([.M48]=&quot;&quot;;[.M48];[.$M$3]&amp;&quot;,&quot;)" office:value-type="string" office:string-value="R,T,A,C,D," calcext:value-type="string">
            <text:p>R,T,A,C,D,</text:p>
          </table:table-cell>
          <table:table-cell table:formula="of:=IF(UPPER([.I48]&amp;[.J48]&amp;[.K48]&amp;[.L48]&amp;[.M48])=&quot;XXXXX&quot;;&quot;null&quot;;&quot;'&quot;&amp;LEFT([.N48];LEN([.N48]) - 1)&amp;&quot;'&quot;)" office:value-type="string" office:string-value="null" calcext:value-type="string">
            <text:p>null</text:p>
          </table:table-cell>
          <table:table-cell/>
          <table:table-cell table:formula="of:=&quot;(&quot;&amp;[.A48]&amp;&quot;,'&quot;&amp;[.B48]&amp;&quot;',&quot;&amp;[.H48]&amp;&quot;,&quot;&amp;[.O48]&amp;&quot;,0,CURDATE(),CURDATE())&quot;&amp;IF(INDIRECT(ADDRESS(ROW([.A48])+1;1))&gt;0;&quot;,&quot;;&quot;;&quot;)" office:value-type="string" office:string-value="(45,'A2GASL',2,null,0,CURDATE(),CURDATE())," calcext:value-type="string">
            <text:p>(45,'A2GASL',2,null,0,CURDATE(),CURDATE()),</text:p>
          </table:table-cell>
          <table:table-cell table:number-columns-repeated="1007"/>
        </table:table-row>
        <table:table-row table:style-name="ro10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A2GADO</text:p>
          </table:table-cell>
          <table:table-cell office:value-type="string" calcext:value-type="string">
            <text:p>Gambe DO braccia su</text:p>
          </table:table-cell>
          <table:table-cell table:style-name="ce21" table:formula="of:=COUNTIF([.$B$4:.$B$343];[.B49])" office:value-type="float" office:value="1" calcext:value-type="float">
            <text:p>1</text:p>
          </table:table-cell>
          <table:table-cell table:style-name="ce138" table:formula="of:=COUNTIF([exercise_rows.$B$4:.$B$361];[.B49])" office:value-type="float" office:value="1" calcext:value-type="float">
            <text:p>1</text:p>
          </table:table-cell>
          <table:table-cell table:style-name="ce257" table:formula="of:=SUMIF([exercise_rows.$B$4:.$B$361];[.B49];[exercise_rows.$E$4:.$E$361])" office:value-type="float" office:value="100" calcext:value-type="float">
            <text:p>100</text:p>
          </table:table-cell>
          <table:table-cell table:formula="of:=SUMIF([exercise_rows.$B$4:.$B$361];[.B4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49]=&quot;&quot;;[.I49];[.$I$3]&amp;&quot;,&quot;)&amp;IF([.J49]=&quot;&quot;;[.J49];[.$J$3]&amp;&quot;,&quot;)&amp;IF([.K49]=&quot;&quot;;[.K49];[.$K$3]&amp;&quot;,&quot;)&amp;IF([.L49]=&quot;&quot;;[.L49];[.$L$3]&amp;&quot;,&quot;)&amp;IF([.M49]=&quot;&quot;;[.M49];[.$M$3]&amp;&quot;,&quot;)" office:value-type="string" office:string-value="R,T,A,C,D," calcext:value-type="string">
            <text:p>R,T,A,C,D,</text:p>
          </table:table-cell>
          <table:table-cell table:formula="of:=IF(UPPER([.I49]&amp;[.J49]&amp;[.K49]&amp;[.L49]&amp;[.M49])=&quot;XXXXX&quot;;&quot;null&quot;;&quot;'&quot;&amp;LEFT([.N49];LEN([.N49]) - 1)&amp;&quot;'&quot;)" office:value-type="string" office:string-value="null" calcext:value-type="string">
            <text:p>null</text:p>
          </table:table-cell>
          <table:table-cell/>
          <table:table-cell table:formula="of:=&quot;(&quot;&amp;[.A49]&amp;&quot;,'&quot;&amp;[.B49]&amp;&quot;',&quot;&amp;[.H49]&amp;&quot;,&quot;&amp;[.O49]&amp;&quot;,0,CURDATE(),CURDATE())&quot;&amp;IF(INDIRECT(ADDRESS(ROW([.A49])+1;1))&gt;0;&quot;,&quot;;&quot;;&quot;)" office:value-type="string" office:string-value="(46,'A2GADO',2,null,0,CURDATE(),CURDATE())," calcext:value-type="string">
            <text:p>(46,'A2GADO',2,null,0,CURDATE(),CURDATE()),</text:p>
          </table:table-cell>
          <table:table-cell table:number-columns-repeated="1007"/>
        </table:table-row>
        <table:table-row table:style-name="ro10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A2GAFA</text:p>
          </table:table-cell>
          <table:table-cell office:value-type="string" calcext:value-type="string">
            <text:p>Gambe FA braccia su</text:p>
          </table:table-cell>
          <table:table-cell table:style-name="ce21" table:formula="of:=COUNTIF([.$B$4:.$B$343];[.B50])" office:value-type="float" office:value="1" calcext:value-type="float">
            <text:p>1</text:p>
          </table:table-cell>
          <table:table-cell table:style-name="ce138" table:formula="of:=COUNTIF([exercise_rows.$B$4:.$B$361];[.B50])" office:value-type="float" office:value="1" calcext:value-type="float">
            <text:p>1</text:p>
          </table:table-cell>
          <table:table-cell table:style-name="ce257" table:formula="of:=SUMIF([exercise_rows.$B$4:.$B$361];[.B50];[exercise_rows.$E$4:.$E$361])" office:value-type="float" office:value="100" calcext:value-type="float">
            <text:p>100</text:p>
          </table:table-cell>
          <table:table-cell table:formula="of:=SUMIF([exercise_rows.$B$4:.$B$361];[.B5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50]=&quot;&quot;;[.I50];[.$I$3]&amp;&quot;,&quot;)&amp;IF([.J50]=&quot;&quot;;[.J50];[.$J$3]&amp;&quot;,&quot;)&amp;IF([.K50]=&quot;&quot;;[.K50];[.$K$3]&amp;&quot;,&quot;)&amp;IF([.L50]=&quot;&quot;;[.L50];[.$L$3]&amp;&quot;,&quot;)&amp;IF([.M50]=&quot;&quot;;[.M50];[.$M$3]&amp;&quot;,&quot;)" office:value-type="string" office:string-value="R,T,A,C,D," calcext:value-type="string">
            <text:p>R,T,A,C,D,</text:p>
          </table:table-cell>
          <table:table-cell table:formula="of:=IF(UPPER([.I50]&amp;[.J50]&amp;[.K50]&amp;[.L50]&amp;[.M50])=&quot;XXXXX&quot;;&quot;null&quot;;&quot;'&quot;&amp;LEFT([.N50];LEN([.N50]) - 1)&amp;&quot;'&quot;)" office:value-type="string" office:string-value="null" calcext:value-type="string">
            <text:p>null</text:p>
          </table:table-cell>
          <table:table-cell/>
          <table:table-cell table:formula="of:=&quot;(&quot;&amp;[.A50]&amp;&quot;,'&quot;&amp;[.B50]&amp;&quot;',&quot;&amp;[.H50]&amp;&quot;,&quot;&amp;[.O50]&amp;&quot;,0,CURDATE(),CURDATE())&quot;&amp;IF(INDIRECT(ADDRESS(ROW([.A50])+1;1))&gt;0;&quot;,&quot;;&quot;;&quot;)" office:value-type="string" office:string-value="(47,'A2GAFA',2,null,0,CURDATE(),CURDATE())," calcext:value-type="string">
            <text:p>(47,'A2GAFA',2,null,0,CURDATE(),CURDATE()),</text:p>
          </table:table-cell>
          <table:table-cell table:number-columns-repeated="1007"/>
        </table:table-row>
        <table:table-row table:style-name="ro10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A2GARA</text:p>
          </table:table-cell>
          <table:table-cell office:value-type="string" calcext:value-type="string">
            <text:p>Gambe RA braccia su</text:p>
          </table:table-cell>
          <table:table-cell table:style-name="ce21" table:formula="of:=COUNTIF([.$B$4:.$B$343];[.B51])" office:value-type="float" office:value="1" calcext:value-type="float">
            <text:p>1</text:p>
          </table:table-cell>
          <table:table-cell table:style-name="ce138" table:formula="of:=COUNTIF([exercise_rows.$B$4:.$B$361];[.B51])" office:value-type="float" office:value="1" calcext:value-type="float">
            <text:p>1</text:p>
          </table:table-cell>
          <table:table-cell table:style-name="ce257" table:formula="of:=SUMIF([exercise_rows.$B$4:.$B$361];[.B51];[exercise_rows.$E$4:.$E$361])" office:value-type="float" office:value="100" calcext:value-type="float">
            <text:p>100</text:p>
          </table:table-cell>
          <table:table-cell table:formula="of:=SUMIF([exercise_rows.$B$4:.$B$361];[.B5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51]=&quot;&quot;;[.I51];[.$I$3]&amp;&quot;,&quot;)&amp;IF([.J51]=&quot;&quot;;[.J51];[.$J$3]&amp;&quot;,&quot;)&amp;IF([.K51]=&quot;&quot;;[.K51];[.$K$3]&amp;&quot;,&quot;)&amp;IF([.L51]=&quot;&quot;;[.L51];[.$L$3]&amp;&quot;,&quot;)&amp;IF([.M51]=&quot;&quot;;[.M51];[.$M$3]&amp;&quot;,&quot;)" office:value-type="string" office:string-value="R,T,A,C,D," calcext:value-type="string">
            <text:p>R,T,A,C,D,</text:p>
          </table:table-cell>
          <table:table-cell table:formula="of:=IF(UPPER([.I51]&amp;[.J51]&amp;[.K51]&amp;[.L51]&amp;[.M51])=&quot;XXXXX&quot;;&quot;null&quot;;&quot;'&quot;&amp;LEFT([.N51];LEN([.N51]) - 1)&amp;&quot;'&quot;)" office:value-type="string" office:string-value="null" calcext:value-type="string">
            <text:p>null</text:p>
          </table:table-cell>
          <table:table-cell/>
          <table:table-cell table:formula="of:=&quot;(&quot;&amp;[.A51]&amp;&quot;,'&quot;&amp;[.B51]&amp;&quot;',&quot;&amp;[.H51]&amp;&quot;,&quot;&amp;[.O51]&amp;&quot;,0,CURDATE(),CURDATE())&quot;&amp;IF(INDIRECT(ADDRESS(ROW([.A51])+1;1))&gt;0;&quot;,&quot;;&quot;;&quot;)" office:value-type="string" office:string-value="(48,'A2GARA',2,null,0,CURDATE(),CURDATE())," calcext:value-type="string">
            <text:p>(48,'A2GARA',2,null,0,CURDATE(),CURDATE()),</text:p>
          </table:table-cell>
          <table:table-cell table:number-columns-repeated="1007"/>
        </table:table-row>
        <table:table-row table:style-name="ro10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MI</text:p>
          </table:table-cell>
          <table:table-cell office:value-type="string" calcext:value-type="string">
            <text:p>Gambe MI braccia su</text:p>
          </table:table-cell>
          <table:table-cell table:style-name="ce21" table:formula="of:=COUNTIF([.$B$4:.$B$343];[.B52])" office:value-type="float" office:value="1" calcext:value-type="float">
            <text:p>1</text:p>
          </table:table-cell>
          <table:table-cell table:style-name="ce138" table:formula="of:=COUNTIF([exercise_rows.$B$4:.$B$361];[.B52])" office:value-type="float" office:value="1" calcext:value-type="float">
            <text:p>1</text:p>
          </table:table-cell>
          <table:table-cell table:style-name="ce257" table:formula="of:=SUMIF([exercise_rows.$B$4:.$B$361];[.B52];[exercise_rows.$E$4:.$E$361])" office:value-type="float" office:value="100" calcext:value-type="float">
            <text:p>100</text:p>
          </table:table-cell>
          <table:table-cell table:formula="of:=SUMIF([exercise_rows.$B$4:.$B$361];[.B5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52]=&quot;&quot;;[.I52];[.$I$3]&amp;&quot;,&quot;)&amp;IF([.J52]=&quot;&quot;;[.J52];[.$J$3]&amp;&quot;,&quot;)&amp;IF([.K52]=&quot;&quot;;[.K52];[.$K$3]&amp;&quot;,&quot;)&amp;IF([.L52]=&quot;&quot;;[.L52];[.$L$3]&amp;&quot;,&quot;)&amp;IF([.M52]=&quot;&quot;;[.M52];[.$M$3]&amp;&quot;,&quot;)" office:value-type="string" office:string-value="R,T,A,C,D," calcext:value-type="string">
            <text:p>R,T,A,C,D,</text:p>
          </table:table-cell>
          <table:table-cell table:formula="of:=IF(UPPER([.I52]&amp;[.J52]&amp;[.K52]&amp;[.L52]&amp;[.M52])=&quot;XXXXX&quot;;&quot;null&quot;;&quot;'&quot;&amp;LEFT([.N52];LEN([.N52]) - 1)&amp;&quot;'&quot;)" office:value-type="string" office:string-value="null" calcext:value-type="string">
            <text:p>null</text:p>
          </table:table-cell>
          <table:table-cell/>
          <table:table-cell table:formula="of:=&quot;(&quot;&amp;[.A52]&amp;&quot;,'&quot;&amp;[.B52]&amp;&quot;',&quot;&amp;[.H52]&amp;&quot;,&quot;&amp;[.O52]&amp;&quot;,0,CURDATE(),CURDATE())&quot;&amp;IF(INDIRECT(ADDRESS(ROW([.A52])+1;1))&gt;0;&quot;,&quot;;&quot;;&quot;)" office:value-type="string" office:string-value="(49,'A2GAMI',2,null,0,CURDATE(),CURDATE())," calcext:value-type="string">
            <text:p>(49,'A2GAMI',2,null,0,CURDATE(),CURDATE()),</text:p>
          </table:table-cell>
          <table:table-cell table:number-columns-repeated="1007"/>
        </table:table-row>
        <table:table-row table:style-name="ro10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2GGSL</text:p>
          </table:table-cell>
          <table:table-cell office:value-type="string" calcext:value-type="string">
            <text:p>Gambe SL braccia giù</text:p>
          </table:table-cell>
          <table:table-cell table:style-name="ce21" table:formula="of:=COUNTIF([.$B$4:.$B$343];[.B53])" office:value-type="float" office:value="1" calcext:value-type="float">
            <text:p>1</text:p>
          </table:table-cell>
          <table:table-cell table:style-name="ce138" table:formula="of:=COUNTIF([exercise_rows.$B$4:.$B$361];[.B53])" office:value-type="float" office:value="1" calcext:value-type="float">
            <text:p>1</text:p>
          </table:table-cell>
          <table:table-cell table:style-name="ce257" table:formula="of:=SUMIF([exercise_rows.$B$4:.$B$361];[.B53];[exercise_rows.$E$4:.$E$361])" office:value-type="float" office:value="100" calcext:value-type="float">
            <text:p>100</text:p>
          </table:table-cell>
          <table:table-cell table:formula="of:=SUMIF([exercise_rows.$B$4:.$B$361];[.B5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53]=&quot;&quot;;[.I53];[.$I$3]&amp;&quot;,&quot;)&amp;IF([.J53]=&quot;&quot;;[.J53];[.$J$3]&amp;&quot;,&quot;)&amp;IF([.K53]=&quot;&quot;;[.K53];[.$K$3]&amp;&quot;,&quot;)&amp;IF([.L53]=&quot;&quot;;[.L53];[.$L$3]&amp;&quot;,&quot;)&amp;IF([.M53]=&quot;&quot;;[.M53];[.$M$3]&amp;&quot;,&quot;)" office:value-type="string" office:string-value="R,T,A,C,D," calcext:value-type="string">
            <text:p>R,T,A,C,D,</text:p>
          </table:table-cell>
          <table:table-cell table:formula="of:=IF(UPPER([.I53]&amp;[.J53]&amp;[.K53]&amp;[.L53]&amp;[.M53])=&quot;XXXXX&quot;;&quot;null&quot;;&quot;'&quot;&amp;LEFT([.N53];LEN([.N53]) - 1)&amp;&quot;'&quot;)" office:value-type="string" office:string-value="null" calcext:value-type="string">
            <text:p>null</text:p>
          </table:table-cell>
          <table:table-cell/>
          <table:table-cell table:formula="of:=&quot;(&quot;&amp;[.A53]&amp;&quot;,'&quot;&amp;[.B53]&amp;&quot;',&quot;&amp;[.H53]&amp;&quot;,&quot;&amp;[.O53]&amp;&quot;,0,CURDATE(),CURDATE())&quot;&amp;IF(INDIRECT(ADDRESS(ROW([.A53])+1;1))&gt;0;&quot;,&quot;;&quot;;&quot;)" office:value-type="string" office:string-value="(50,'A2GGSL',2,null,0,CURDATE(),CURDATE())," calcext:value-type="string">
            <text:p>(50,'A2GGSL',2,null,0,CURDATE(),CURDATE()),</text:p>
          </table:table-cell>
          <table:table-cell table:number-columns-repeated="1007"/>
        </table:table-row>
        <table:table-row table:style-name="ro10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2GGDO</text:p>
          </table:table-cell>
          <table:table-cell office:value-type="string" calcext:value-type="string">
            <text:p>Gambe DO braccia giù</text:p>
          </table:table-cell>
          <table:table-cell table:style-name="ce21" table:formula="of:=COUNTIF([.$B$4:.$B$343];[.B54])" office:value-type="float" office:value="1" calcext:value-type="float">
            <text:p>1</text:p>
          </table:table-cell>
          <table:table-cell table:style-name="ce138" table:formula="of:=COUNTIF([exercise_rows.$B$4:.$B$361];[.B54])" office:value-type="float" office:value="1" calcext:value-type="float">
            <text:p>1</text:p>
          </table:table-cell>
          <table:table-cell table:style-name="ce257" table:formula="of:=SUMIF([exercise_rows.$B$4:.$B$361];[.B54];[exercise_rows.$E$4:.$E$361])" office:value-type="float" office:value="100" calcext:value-type="float">
            <text:p>100</text:p>
          </table:table-cell>
          <table:table-cell table:formula="of:=SUMIF([exercise_rows.$B$4:.$B$361];[.B5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54]=&quot;&quot;;[.I54];[.$I$3]&amp;&quot;,&quot;)&amp;IF([.J54]=&quot;&quot;;[.J54];[.$J$3]&amp;&quot;,&quot;)&amp;IF([.K54]=&quot;&quot;;[.K54];[.$K$3]&amp;&quot;,&quot;)&amp;IF([.L54]=&quot;&quot;;[.L54];[.$L$3]&amp;&quot;,&quot;)&amp;IF([.M54]=&quot;&quot;;[.M54];[.$M$3]&amp;&quot;,&quot;)" office:value-type="string" office:string-value="R,T,A,C,D," calcext:value-type="string">
            <text:p>R,T,A,C,D,</text:p>
          </table:table-cell>
          <table:table-cell table:formula="of:=IF(UPPER([.I54]&amp;[.J54]&amp;[.K54]&amp;[.L54]&amp;[.M54])=&quot;XXXXX&quot;;&quot;null&quot;;&quot;'&quot;&amp;LEFT([.N54];LEN([.N54]) - 1)&amp;&quot;'&quot;)" office:value-type="string" office:string-value="null" calcext:value-type="string">
            <text:p>null</text:p>
          </table:table-cell>
          <table:table-cell/>
          <table:table-cell table:formula="of:=&quot;(&quot;&amp;[.A54]&amp;&quot;,'&quot;&amp;[.B54]&amp;&quot;',&quot;&amp;[.H54]&amp;&quot;,&quot;&amp;[.O54]&amp;&quot;,0,CURDATE(),CURDATE())&quot;&amp;IF(INDIRECT(ADDRESS(ROW([.A54])+1;1))&gt;0;&quot;,&quot;;&quot;;&quot;)" office:value-type="string" office:string-value="(51,'A2GGDO',2,null,0,CURDATE(),CURDATE())," calcext:value-type="string">
            <text:p>(51,'A2GGDO',2,null,0,CURDATE(),CURDATE()),</text:p>
          </table:table-cell>
          <table:table-cell table:number-columns-repeated="1007"/>
        </table:table-row>
        <table:table-row table:style-name="ro10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2GGFA</text:p>
          </table:table-cell>
          <table:table-cell office:value-type="string" calcext:value-type="string">
            <text:p>Gambe FA braccia giù</text:p>
          </table:table-cell>
          <table:table-cell table:style-name="ce21" table:formula="of:=COUNTIF([.$B$4:.$B$343];[.B55])" office:value-type="float" office:value="1" calcext:value-type="float">
            <text:p>1</text:p>
          </table:table-cell>
          <table:table-cell table:style-name="ce138" table:formula="of:=COUNTIF([exercise_rows.$B$4:.$B$361];[.B55])" office:value-type="float" office:value="1" calcext:value-type="float">
            <text:p>1</text:p>
          </table:table-cell>
          <table:table-cell table:style-name="ce257" table:formula="of:=SUMIF([exercise_rows.$B$4:.$B$361];[.B55];[exercise_rows.$E$4:.$E$361])" office:value-type="float" office:value="100" calcext:value-type="float">
            <text:p>100</text:p>
          </table:table-cell>
          <table:table-cell table:formula="of:=SUMIF([exercise_rows.$B$4:.$B$361];[.B5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55]=&quot;&quot;;[.I55];[.$I$3]&amp;&quot;,&quot;)&amp;IF([.J55]=&quot;&quot;;[.J55];[.$J$3]&amp;&quot;,&quot;)&amp;IF([.K55]=&quot;&quot;;[.K55];[.$K$3]&amp;&quot;,&quot;)&amp;IF([.L55]=&quot;&quot;;[.L55];[.$L$3]&amp;&quot;,&quot;)&amp;IF([.M55]=&quot;&quot;;[.M55];[.$M$3]&amp;&quot;,&quot;)" office:value-type="string" office:string-value="R,T,A,C,D," calcext:value-type="string">
            <text:p>R,T,A,C,D,</text:p>
          </table:table-cell>
          <table:table-cell table:formula="of:=IF(UPPER([.I55]&amp;[.J55]&amp;[.K55]&amp;[.L55]&amp;[.M55])=&quot;XXXXX&quot;;&quot;null&quot;;&quot;'&quot;&amp;LEFT([.N55];LEN([.N55]) - 1)&amp;&quot;'&quot;)" office:value-type="string" office:string-value="null" calcext:value-type="string">
            <text:p>null</text:p>
          </table:table-cell>
          <table:table-cell/>
          <table:table-cell table:formula="of:=&quot;(&quot;&amp;[.A55]&amp;&quot;,'&quot;&amp;[.B55]&amp;&quot;',&quot;&amp;[.H55]&amp;&quot;,&quot;&amp;[.O55]&amp;&quot;,0,CURDATE(),CURDATE())&quot;&amp;IF(INDIRECT(ADDRESS(ROW([.A55])+1;1))&gt;0;&quot;,&quot;;&quot;;&quot;)" office:value-type="string" office:string-value="(52,'A2GGFA',2,null,0,CURDATE(),CURDATE())," calcext:value-type="string">
            <text:p>(52,'A2GGFA',2,null,0,CURDATE(),CURDATE()),</text:p>
          </table:table-cell>
          <table:table-cell table:number-columns-repeated="1007"/>
        </table:table-row>
        <table:table-row table:style-name="ro10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2GGRA</text:p>
          </table:table-cell>
          <table:table-cell office:value-type="string" calcext:value-type="string">
            <text:p>Gambe RA braccia giù</text:p>
          </table:table-cell>
          <table:table-cell table:style-name="ce21" table:formula="of:=COUNTIF([.$B$4:.$B$343];[.B56])" office:value-type="float" office:value="1" calcext:value-type="float">
            <text:p>1</text:p>
          </table:table-cell>
          <table:table-cell table:style-name="ce138" table:formula="of:=COUNTIF([exercise_rows.$B$4:.$B$361];[.B56])" office:value-type="float" office:value="1" calcext:value-type="float">
            <text:p>1</text:p>
          </table:table-cell>
          <table:table-cell table:style-name="ce257" table:formula="of:=SUMIF([exercise_rows.$B$4:.$B$361];[.B56];[exercise_rows.$E$4:.$E$361])" office:value-type="float" office:value="100" calcext:value-type="float">
            <text:p>100</text:p>
          </table:table-cell>
          <table:table-cell table:formula="of:=SUMIF([exercise_rows.$B$4:.$B$361];[.B5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56]=&quot;&quot;;[.I56];[.$I$3]&amp;&quot;,&quot;)&amp;IF([.J56]=&quot;&quot;;[.J56];[.$J$3]&amp;&quot;,&quot;)&amp;IF([.K56]=&quot;&quot;;[.K56];[.$K$3]&amp;&quot;,&quot;)&amp;IF([.L56]=&quot;&quot;;[.L56];[.$L$3]&amp;&quot;,&quot;)&amp;IF([.M56]=&quot;&quot;;[.M56];[.$M$3]&amp;&quot;,&quot;)" office:value-type="string" office:string-value="R,T,A,C,D," calcext:value-type="string">
            <text:p>R,T,A,C,D,</text:p>
          </table:table-cell>
          <table:table-cell table:formula="of:=IF(UPPER([.I56]&amp;[.J56]&amp;[.K56]&amp;[.L56]&amp;[.M56])=&quot;XXXXX&quot;;&quot;null&quot;;&quot;'&quot;&amp;LEFT([.N56];LEN([.N56]) - 1)&amp;&quot;'&quot;)" office:value-type="string" office:string-value="null" calcext:value-type="string">
            <text:p>null</text:p>
          </table:table-cell>
          <table:table-cell/>
          <table:table-cell table:formula="of:=&quot;(&quot;&amp;[.A56]&amp;&quot;,'&quot;&amp;[.B56]&amp;&quot;',&quot;&amp;[.H56]&amp;&quot;,&quot;&amp;[.O56]&amp;&quot;,0,CURDATE(),CURDATE())&quot;&amp;IF(INDIRECT(ADDRESS(ROW([.A56])+1;1))&gt;0;&quot;,&quot;;&quot;;&quot;)" office:value-type="string" office:string-value="(53,'A2GGRA',2,null,0,CURDATE(),CURDATE())," calcext:value-type="string">
            <text:p>(53,'A2GGRA',2,null,0,CURDATE(),CURDATE()),</text:p>
          </table:table-cell>
          <table:table-cell table:number-columns-repeated="1007"/>
        </table:table-row>
        <table:table-row table:style-name="ro10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GMI</text:p>
          </table:table-cell>
          <table:table-cell office:value-type="string" calcext:value-type="string">
            <text:p>Gambe MI braccia giù</text:p>
          </table:table-cell>
          <table:table-cell table:style-name="ce21" table:formula="of:=COUNTIF([.$B$4:.$B$343];[.B57])" office:value-type="float" office:value="1" calcext:value-type="float">
            <text:p>1</text:p>
          </table:table-cell>
          <table:table-cell table:style-name="ce138" table:formula="of:=COUNTIF([exercise_rows.$B$4:.$B$361];[.B57])" office:value-type="float" office:value="1" calcext:value-type="float">
            <text:p>1</text:p>
          </table:table-cell>
          <table:table-cell table:style-name="ce257" table:formula="of:=SUMIF([exercise_rows.$B$4:.$B$361];[.B57];[exercise_rows.$E$4:.$E$361])" office:value-type="float" office:value="100" calcext:value-type="float">
            <text:p>100</text:p>
          </table:table-cell>
          <table:table-cell table:formula="of:=SUMIF([exercise_rows.$B$4:.$B$361];[.B5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57]=&quot;&quot;;[.I57];[.$I$3]&amp;&quot;,&quot;)&amp;IF([.J57]=&quot;&quot;;[.J57];[.$J$3]&amp;&quot;,&quot;)&amp;IF([.K57]=&quot;&quot;;[.K57];[.$K$3]&amp;&quot;,&quot;)&amp;IF([.L57]=&quot;&quot;;[.L57];[.$L$3]&amp;&quot;,&quot;)&amp;IF([.M57]=&quot;&quot;;[.M57];[.$M$3]&amp;&quot;,&quot;)" office:value-type="string" office:string-value="R,T,A,C,D," calcext:value-type="string">
            <text:p>R,T,A,C,D,</text:p>
          </table:table-cell>
          <table:table-cell table:formula="of:=IF(UPPER([.I57]&amp;[.J57]&amp;[.K57]&amp;[.L57]&amp;[.M57])=&quot;XXXXX&quot;;&quot;null&quot;;&quot;'&quot;&amp;LEFT([.N57];LEN([.N57]) - 1)&amp;&quot;'&quot;)" office:value-type="string" office:string-value="null" calcext:value-type="string">
            <text:p>null</text:p>
          </table:table-cell>
          <table:table-cell/>
          <table:table-cell table:formula="of:=&quot;(&quot;&amp;[.A57]&amp;&quot;,'&quot;&amp;[.B57]&amp;&quot;',&quot;&amp;[.H57]&amp;&quot;,&quot;&amp;[.O57]&amp;&quot;,0,CURDATE(),CURDATE())&quot;&amp;IF(INDIRECT(ADDRESS(ROW([.A57])+1;1))&gt;0;&quot;,&quot;;&quot;;&quot;)" office:value-type="string" office:string-value="(54,'A2GGMI',2,null,0,CURDATE(),CURDATE())," calcext:value-type="string">
            <text:p>(54,'A2GGMI',2,null,0,CURDATE(),CURDATE()),</text:p>
          </table:table-cell>
          <table:table-cell table:number-columns-repeated="1007"/>
        </table:table-row>
        <table:table-row table:style-name="ro10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USL</text:p>
          </table:table-cell>
          <table:table-cell office:value-type="string" calcext:value-type="string">
            <text:p>Gambe SL subacquea</text:p>
          </table:table-cell>
          <table:table-cell table:style-name="ce21" table:formula="of:=COUNTIF([.$B$4:.$B$343];[.B58])" office:value-type="float" office:value="1" calcext:value-type="float">
            <text:p>1</text:p>
          </table:table-cell>
          <table:table-cell table:style-name="ce138" table:formula="of:=COUNTIF([exercise_rows.$B$4:.$B$361];[.B58])" office:value-type="float" office:value="1" calcext:value-type="float">
            <text:p>1</text:p>
          </table:table-cell>
          <table:table-cell table:style-name="ce257" table:formula="of:=SUMIF([exercise_rows.$B$4:.$B$361];[.B58];[exercise_rows.$E$4:.$E$361])" office:value-type="float" office:value="100" calcext:value-type="float">
            <text:p>100</text:p>
          </table:table-cell>
          <table:table-cell table:formula="of:=SUMIF([exercise_rows.$B$4:.$B$361];[.B5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58]=&quot;&quot;;[.I58];[.$I$3]&amp;&quot;,&quot;)&amp;IF([.J58]=&quot;&quot;;[.J58];[.$J$3]&amp;&quot;,&quot;)&amp;IF([.K58]=&quot;&quot;;[.K58];[.$K$3]&amp;&quot;,&quot;)&amp;IF([.L58]=&quot;&quot;;[.L58];[.$L$3]&amp;&quot;,&quot;)&amp;IF([.M58]=&quot;&quot;;[.M58];[.$M$3]&amp;&quot;,&quot;)" office:value-type="string" office:string-value="R,T,A,C,D," calcext:value-type="string">
            <text:p>R,T,A,C,D,</text:p>
          </table:table-cell>
          <table:table-cell table:formula="of:=IF(UPPER([.I58]&amp;[.J58]&amp;[.K58]&amp;[.L58]&amp;[.M58])=&quot;XXXXX&quot;;&quot;null&quot;;&quot;'&quot;&amp;LEFT([.N58];LEN([.N58]) - 1)&amp;&quot;'&quot;)" office:value-type="string" office:string-value="null" calcext:value-type="string">
            <text:p>null</text:p>
          </table:table-cell>
          <table:table-cell/>
          <table:table-cell table:formula="of:=&quot;(&quot;&amp;[.A58]&amp;&quot;,'&quot;&amp;[.B58]&amp;&quot;',&quot;&amp;[.H58]&amp;&quot;,&quot;&amp;[.O58]&amp;&quot;,0,CURDATE(),CURDATE())&quot;&amp;IF(INDIRECT(ADDRESS(ROW([.A58])+1;1))&gt;0;&quot;,&quot;;&quot;;&quot;)" office:value-type="string" office:string-value="(55,'A2GUSL',2,null,0,CURDATE(),CURDATE())," calcext:value-type="string">
            <text:p>(55,'A2GUSL',2,null,0,CURDATE(),CURDATE()),</text:p>
          </table:table-cell>
          <table:table-cell table:number-columns-repeated="1007"/>
        </table:table-row>
        <table:table-row table:style-name="ro10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UDO</text:p>
          </table:table-cell>
          <table:table-cell office:value-type="string" calcext:value-type="string">
            <text:p>Gambe DO subacquea</text:p>
          </table:table-cell>
          <table:table-cell table:style-name="ce21" table:formula="of:=COUNTIF([.$B$4:.$B$343];[.B59])" office:value-type="float" office:value="1" calcext:value-type="float">
            <text:p>1</text:p>
          </table:table-cell>
          <table:table-cell table:style-name="ce138" table:formula="of:=COUNTIF([exercise_rows.$B$4:.$B$361];[.B59])" office:value-type="float" office:value="1" calcext:value-type="float">
            <text:p>1</text:p>
          </table:table-cell>
          <table:table-cell table:style-name="ce257" table:formula="of:=SUMIF([exercise_rows.$B$4:.$B$361];[.B59];[exercise_rows.$E$4:.$E$361])" office:value-type="float" office:value="100" calcext:value-type="float">
            <text:p>100</text:p>
          </table:table-cell>
          <table:table-cell table:formula="of:=SUMIF([exercise_rows.$B$4:.$B$361];[.B5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59]=&quot;&quot;;[.I59];[.$I$3]&amp;&quot;,&quot;)&amp;IF([.J59]=&quot;&quot;;[.J59];[.$J$3]&amp;&quot;,&quot;)&amp;IF([.K59]=&quot;&quot;;[.K59];[.$K$3]&amp;&quot;,&quot;)&amp;IF([.L59]=&quot;&quot;;[.L59];[.$L$3]&amp;&quot;,&quot;)&amp;IF([.M59]=&quot;&quot;;[.M59];[.$M$3]&amp;&quot;,&quot;)" office:value-type="string" office:string-value="R,T,A,C,D," calcext:value-type="string">
            <text:p>R,T,A,C,D,</text:p>
          </table:table-cell>
          <table:table-cell table:formula="of:=IF(UPPER([.I59]&amp;[.J59]&amp;[.K59]&amp;[.L59]&amp;[.M59])=&quot;XXXXX&quot;;&quot;null&quot;;&quot;'&quot;&amp;LEFT([.N59];LEN([.N59]) - 1)&amp;&quot;'&quot;)" office:value-type="string" office:string-value="null" calcext:value-type="string">
            <text:p>null</text:p>
          </table:table-cell>
          <table:table-cell/>
          <table:table-cell table:formula="of:=&quot;(&quot;&amp;[.A59]&amp;&quot;,'&quot;&amp;[.B59]&amp;&quot;',&quot;&amp;[.H59]&amp;&quot;,&quot;&amp;[.O59]&amp;&quot;,0,CURDATE(),CURDATE())&quot;&amp;IF(INDIRECT(ADDRESS(ROW([.A59])+1;1))&gt;0;&quot;,&quot;;&quot;;&quot;)" office:value-type="string" office:string-value="(56,'A2GUDO',2,null,0,CURDATE(),CURDATE())," calcext:value-type="string">
            <text:p>(56,'A2GUDO',2,null,0,CURDATE(),CURDATE()),</text:p>
          </table:table-cell>
          <table:table-cell table:number-columns-repeated="1007"/>
        </table:table-row>
        <table:table-row table:style-name="ro10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UFA</text:p>
          </table:table-cell>
          <table:table-cell office:value-type="string" calcext:value-type="string">
            <text:p>Gambe FA subacquea</text:p>
          </table:table-cell>
          <table:table-cell table:style-name="ce21" table:formula="of:=COUNTIF([.$B$4:.$B$343];[.B60])" office:value-type="float" office:value="1" calcext:value-type="float">
            <text:p>1</text:p>
          </table:table-cell>
          <table:table-cell table:style-name="ce138" table:formula="of:=COUNTIF([exercise_rows.$B$4:.$B$361];[.B60])" office:value-type="float" office:value="1" calcext:value-type="float">
            <text:p>1</text:p>
          </table:table-cell>
          <table:table-cell table:style-name="ce257" table:formula="of:=SUMIF([exercise_rows.$B$4:.$B$361];[.B60];[exercise_rows.$E$4:.$E$361])" office:value-type="float" office:value="100" calcext:value-type="float">
            <text:p>100</text:p>
          </table:table-cell>
          <table:table-cell table:formula="of:=SUMIF([exercise_rows.$B$4:.$B$361];[.B6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60]=&quot;&quot;;[.I60];[.$I$3]&amp;&quot;,&quot;)&amp;IF([.J60]=&quot;&quot;;[.J60];[.$J$3]&amp;&quot;,&quot;)&amp;IF([.K60]=&quot;&quot;;[.K60];[.$K$3]&amp;&quot;,&quot;)&amp;IF([.L60]=&quot;&quot;;[.L60];[.$L$3]&amp;&quot;,&quot;)&amp;IF([.M60]=&quot;&quot;;[.M60];[.$M$3]&amp;&quot;,&quot;)" office:value-type="string" office:string-value="R,T,A,C,D," calcext:value-type="string">
            <text:p>R,T,A,C,D,</text:p>
          </table:table-cell>
          <table:table-cell table:formula="of:=IF(UPPER([.I60]&amp;[.J60]&amp;[.K60]&amp;[.L60]&amp;[.M60])=&quot;XXXXX&quot;;&quot;null&quot;;&quot;'&quot;&amp;LEFT([.N60];LEN([.N60]) - 1)&amp;&quot;'&quot;)" office:value-type="string" office:string-value="null" calcext:value-type="string">
            <text:p>null</text:p>
          </table:table-cell>
          <table:table-cell/>
          <table:table-cell table:formula="of:=&quot;(&quot;&amp;[.A60]&amp;&quot;,'&quot;&amp;[.B60]&amp;&quot;',&quot;&amp;[.H60]&amp;&quot;,&quot;&amp;[.O60]&amp;&quot;,0,CURDATE(),CURDATE())&quot;&amp;IF(INDIRECT(ADDRESS(ROW([.A60])+1;1))&gt;0;&quot;,&quot;;&quot;;&quot;)" office:value-type="string" office:string-value="(57,'A2GUFA',2,null,0,CURDATE(),CURDATE())," calcext:value-type="string">
            <text:p>(57,'A2GUFA',2,null,0,CURDATE(),CURDATE()),</text:p>
          </table:table-cell>
          <table:table-cell table:number-columns-repeated="1007"/>
        </table:table-row>
        <table:table-row table:style-name="ro10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URA</text:p>
          </table:table-cell>
          <table:table-cell office:value-type="string" calcext:value-type="string">
            <text:p>Gambe RA subacquea</text:p>
          </table:table-cell>
          <table:table-cell table:style-name="ce21" table:formula="of:=COUNTIF([.$B$4:.$B$343];[.B61])" office:value-type="float" office:value="1" calcext:value-type="float">
            <text:p>1</text:p>
          </table:table-cell>
          <table:table-cell table:style-name="ce138" table:formula="of:=COUNTIF([exercise_rows.$B$4:.$B$361];[.B61])" office:value-type="float" office:value="1" calcext:value-type="float">
            <text:p>1</text:p>
          </table:table-cell>
          <table:table-cell table:style-name="ce257" table:formula="of:=SUMIF([exercise_rows.$B$4:.$B$361];[.B61];[exercise_rows.$E$4:.$E$361])" office:value-type="float" office:value="100" calcext:value-type="float">
            <text:p>100</text:p>
          </table:table-cell>
          <table:table-cell table:formula="of:=SUMIF([exercise_rows.$B$4:.$B$361];[.B6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61]=&quot;&quot;;[.I61];[.$I$3]&amp;&quot;,&quot;)&amp;IF([.J61]=&quot;&quot;;[.J61];[.$J$3]&amp;&quot;,&quot;)&amp;IF([.K61]=&quot;&quot;;[.K61];[.$K$3]&amp;&quot;,&quot;)&amp;IF([.L61]=&quot;&quot;;[.L61];[.$L$3]&amp;&quot;,&quot;)&amp;IF([.M61]=&quot;&quot;;[.M61];[.$M$3]&amp;&quot;,&quot;)" office:value-type="string" office:string-value="R,T,A,C,D," calcext:value-type="string">
            <text:p>R,T,A,C,D,</text:p>
          </table:table-cell>
          <table:table-cell table:formula="of:=IF(UPPER([.I61]&amp;[.J61]&amp;[.K61]&amp;[.L61]&amp;[.M61])=&quot;XXXXX&quot;;&quot;null&quot;;&quot;'&quot;&amp;LEFT([.N61];LEN([.N61]) - 1)&amp;&quot;'&quot;)" office:value-type="string" office:string-value="null" calcext:value-type="string">
            <text:p>null</text:p>
          </table:table-cell>
          <table:table-cell/>
          <table:table-cell table:formula="of:=&quot;(&quot;&amp;[.A61]&amp;&quot;,'&quot;&amp;[.B61]&amp;&quot;',&quot;&amp;[.H61]&amp;&quot;,&quot;&amp;[.O61]&amp;&quot;,0,CURDATE(),CURDATE())&quot;&amp;IF(INDIRECT(ADDRESS(ROW([.A61])+1;1))&gt;0;&quot;,&quot;;&quot;;&quot;)" office:value-type="string" office:string-value="(58,'A2GURA',2,null,0,CURDATE(),CURDATE())," calcext:value-type="string">
            <text:p>(58,'A2GURA',2,null,0,CURDATE(),CURDATE()),</text:p>
          </table:table-cell>
          <table:table-cell table:number-columns-repeated="1007"/>
        </table:table-row>
        <table:table-row table:style-name="ro10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FSL</text:p>
          </table:table-cell>
          <table:table-cell office:value-type="string" calcext:value-type="string">
            <text:p>Gambe SL sul fianco</text:p>
          </table:table-cell>
          <table:table-cell table:style-name="ce21" table:formula="of:=COUNTIF([.$B$4:.$B$343];[.B62])" office:value-type="float" office:value="1" calcext:value-type="float">
            <text:p>1</text:p>
          </table:table-cell>
          <table:table-cell table:style-name="ce138" table:formula="of:=COUNTIF([exercise_rows.$B$4:.$B$361];[.B62])" office:value-type="float" office:value="1" calcext:value-type="float">
            <text:p>1</text:p>
          </table:table-cell>
          <table:table-cell table:style-name="ce257" table:formula="of:=SUMIF([exercise_rows.$B$4:.$B$361];[.B62];[exercise_rows.$E$4:.$E$361])" office:value-type="float" office:value="100" calcext:value-type="float">
            <text:p>100</text:p>
          </table:table-cell>
          <table:table-cell table:formula="of:=SUMIF([exercise_rows.$B$4:.$B$361];[.B6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62]=&quot;&quot;;[.I62];[.$I$3]&amp;&quot;,&quot;)&amp;IF([.J62]=&quot;&quot;;[.J62];[.$J$3]&amp;&quot;,&quot;)&amp;IF([.K62]=&quot;&quot;;[.K62];[.$K$3]&amp;&quot;,&quot;)&amp;IF([.L62]=&quot;&quot;;[.L62];[.$L$3]&amp;&quot;,&quot;)&amp;IF([.M62]=&quot;&quot;;[.M62];[.$M$3]&amp;&quot;,&quot;)" office:value-type="string" office:string-value="T,A,C," calcext:value-type="string">
            <text:p>T,A,C,</text:p>
          </table:table-cell>
          <table:table-cell table:formula="of:=IF(UPPER([.I62]&amp;[.J62]&amp;[.K62]&amp;[.L62]&amp;[.M62])=&quot;XXXXX&quot;;&quot;null&quot;;&quot;'&quot;&amp;LEFT([.N62];LEN([.N6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2]&amp;&quot;,'&quot;&amp;[.B62]&amp;&quot;',&quot;&amp;[.H62]&amp;&quot;,&quot;&amp;[.O62]&amp;&quot;,0,CURDATE(),CURDATE())&quot;&amp;IF(INDIRECT(ADDRESS(ROW([.A62])+1;1))&gt;0;&quot;,&quot;;&quot;;&quot;)" office:value-type="string" office:string-value="(59,'A2GFSL',2,'T,A,C',0,CURDATE(),CURDATE())," calcext:value-type="string">
            <text:p>(59,'A2GFSL',2,'T,A,C',0,CURDATE(),CURDATE()),</text:p>
          </table:table-cell>
          <table:table-cell table:number-columns-repeated="1007"/>
        </table:table-row>
        <table:table-row table:style-name="ro10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FFA</text:p>
          </table:table-cell>
          <table:table-cell office:value-type="string" calcext:value-type="string">
            <text:p>Gambe FA sul fianco</text:p>
          </table:table-cell>
          <table:table-cell table:style-name="ce21" table:formula="of:=COUNTIF([.$B$4:.$B$343];[.B63])" office:value-type="float" office:value="1" calcext:value-type="float">
            <text:p>1</text:p>
          </table:table-cell>
          <table:table-cell table:style-name="ce138" table:formula="of:=COUNTIF([exercise_rows.$B$4:.$B$361];[.B63])" office:value-type="float" office:value="1" calcext:value-type="float">
            <text:p>1</text:p>
          </table:table-cell>
          <table:table-cell table:style-name="ce257" table:formula="of:=SUMIF([exercise_rows.$B$4:.$B$361];[.B63];[exercise_rows.$E$4:.$E$361])" office:value-type="float" office:value="100" calcext:value-type="float">
            <text:p>100</text:p>
          </table:table-cell>
          <table:table-cell table:formula="of:=SUMIF([exercise_rows.$B$4:.$B$361];[.B6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63]=&quot;&quot;;[.I63];[.$I$3]&amp;&quot;,&quot;)&amp;IF([.J63]=&quot;&quot;;[.J63];[.$J$3]&amp;&quot;,&quot;)&amp;IF([.K63]=&quot;&quot;;[.K63];[.$K$3]&amp;&quot;,&quot;)&amp;IF([.L63]=&quot;&quot;;[.L63];[.$L$3]&amp;&quot;,&quot;)&amp;IF([.M63]=&quot;&quot;;[.M63];[.$M$3]&amp;&quot;,&quot;)" office:value-type="string" office:string-value="T,A,C," calcext:value-type="string">
            <text:p>T,A,C,</text:p>
          </table:table-cell>
          <table:table-cell table:formula="of:=IF(UPPER([.I63]&amp;[.J63]&amp;[.K63]&amp;[.L63]&amp;[.M63])=&quot;XXXXX&quot;;&quot;null&quot;;&quot;'&quot;&amp;LEFT([.N63];LEN([.N6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3]&amp;&quot;,'&quot;&amp;[.B63]&amp;&quot;',&quot;&amp;[.H63]&amp;&quot;,&quot;&amp;[.O63]&amp;&quot;,0,CURDATE(),CURDATE())&quot;&amp;IF(INDIRECT(ADDRESS(ROW([.A63])+1;1))&gt;0;&quot;,&quot;;&quot;;&quot;)" office:value-type="string" office:string-value="(60,'A2GFFA',2,'T,A,C',0,CURDATE(),CURDATE())," calcext:value-type="string">
            <text:p>(60,'A2GFFA',2,'T,A,C',0,CURDATE(),CURDATE()),</text:p>
          </table:table-cell>
          <table:table-cell table:number-columns-repeated="1007"/>
        </table:table-row>
        <table:table-row table:style-name="ro10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DFA</text:p>
          </table:table-cell>
          <table:table-cell office:value-type="string" calcext:value-type="string">
            <text:p>Gambe FA sul dorso</text:p>
          </table:table-cell>
          <table:table-cell table:style-name="ce27" table:formula="of:=COUNTIF([.$B$4:.$B$343];[.B64])" office:value-type="float" office:value="1" calcext:value-type="float">
            <text:p>1</text:p>
          </table:table-cell>
          <table:table-cell table:style-name="ce144" table:formula="of:=COUNTIF([exercise_rows.$B$4:.$B$361];[.B64])" office:value-type="float" office:value="1" calcext:value-type="float">
            <text:p>1</text:p>
          </table:table-cell>
          <table:table-cell table:style-name="ce263" table:formula="of:=SUMIF([exercise_rows.$B$4:.$B$361];[.B64];[exercise_rows.$E$4:.$E$361])" office:value-type="float" office:value="100" calcext:value-type="float">
            <text:p>100</text:p>
          </table:table-cell>
          <table:table-cell table:formula="of:=SUMIF([exercise_rows.$B$4:.$B$361];[.B6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64]=&quot;&quot;;[.I64];[.$I$3]&amp;&quot;,&quot;)&amp;IF([.J64]=&quot;&quot;;[.J64];[.$J$3]&amp;&quot;,&quot;)&amp;IF([.K64]=&quot;&quot;;[.K64];[.$K$3]&amp;&quot;,&quot;)&amp;IF([.L64]=&quot;&quot;;[.L64];[.$L$3]&amp;&quot;,&quot;)&amp;IF([.M64]=&quot;&quot;;[.M64];[.$M$3]&amp;&quot;,&quot;)" office:value-type="string" office:string-value="R,T,A,C,D," calcext:value-type="string">
            <text:p>R,T,A,C,D,</text:p>
          </table:table-cell>
          <table:table-cell table:formula="of:=IF(UPPER([.I64]&amp;[.J64]&amp;[.K64]&amp;[.L64]&amp;[.M64])=&quot;XXXXX&quot;;&quot;null&quot;;&quot;'&quot;&amp;LEFT([.N64];LEN([.N64]) - 1)&amp;&quot;'&quot;)" office:value-type="string" office:string-value="null" calcext:value-type="string">
            <text:p>null</text:p>
          </table:table-cell>
          <table:table-cell/>
          <table:table-cell table:formula="of:=&quot;(&quot;&amp;[.A64]&amp;&quot;,'&quot;&amp;[.B64]&amp;&quot;',&quot;&amp;[.H64]&amp;&quot;,&quot;&amp;[.O64]&amp;&quot;,0,CURDATE(),CURDATE())&quot;&amp;IF(INDIRECT(ADDRESS(ROW([.A64])+1;1))&gt;0;&quot;,&quot;;&quot;;&quot;)" office:value-type="string" office:string-value="(61,'A2GDFA',2,null,0,CURDATE(),CURDATE())," calcext:value-type="string">
            <text:p>(61,'A2GDFA',2,null,0,CURDATE(),CURDATE()),</text:p>
          </table:table-cell>
          <table:table-cell table:number-columns-repeated="1007"/>
        </table:table-row>
        <table:table-row table:style-name="ro10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DRA</text:p>
          </table:table-cell>
          <table:table-cell office:value-type="string" calcext:value-type="string">
            <text:p>Gambe RA sul dorso</text:p>
          </table:table-cell>
          <table:table-cell table:style-name="ce28" table:formula="of:=COUNTIF([.$B$4:.$B$343];[.B65])" office:value-type="float" office:value="1" calcext:value-type="float">
            <text:p>1</text:p>
          </table:table-cell>
          <table:table-cell table:style-name="ce145" table:formula="of:=COUNTIF([exercise_rows.$B$4:.$B$361];[.B65])" office:value-type="float" office:value="1" calcext:value-type="float">
            <text:p>1</text:p>
          </table:table-cell>
          <table:table-cell table:style-name="ce264" table:formula="of:=SUMIF([exercise_rows.$B$4:.$B$361];[.B65];[exercise_rows.$E$4:.$E$361])" office:value-type="float" office:value="100" calcext:value-type="float">
            <text:p>100</text:p>
          </table:table-cell>
          <table:table-cell table:formula="of:=SUMIF([exercise_rows.$B$4:.$B$361];[.B6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65]=&quot;&quot;;[.I65];[.$I$3]&amp;&quot;,&quot;)&amp;IF([.J65]=&quot;&quot;;[.J65];[.$J$3]&amp;&quot;,&quot;)&amp;IF([.K65]=&quot;&quot;;[.K65];[.$K$3]&amp;&quot;,&quot;)&amp;IF([.L65]=&quot;&quot;;[.L65];[.$L$3]&amp;&quot;,&quot;)&amp;IF([.M65]=&quot;&quot;;[.M65];[.$M$3]&amp;&quot;,&quot;)" office:value-type="string" office:string-value="R,T,A,C,D," calcext:value-type="string">
            <text:p>R,T,A,C,D,</text:p>
          </table:table-cell>
          <table:table-cell table:formula="of:=IF(UPPER([.I65]&amp;[.J65]&amp;[.K65]&amp;[.L65]&amp;[.M65])=&quot;XXXXX&quot;;&quot;null&quot;;&quot;'&quot;&amp;LEFT([.N65];LEN([.N65]) - 1)&amp;&quot;'&quot;)" office:value-type="string" office:string-value="null" calcext:value-type="string">
            <text:p>null</text:p>
          </table:table-cell>
          <table:table-cell/>
          <table:table-cell table:formula="of:=&quot;(&quot;&amp;[.A65]&amp;&quot;,'&quot;&amp;[.B65]&amp;&quot;',&quot;&amp;[.H65]&amp;&quot;,&quot;&amp;[.O65]&amp;&quot;,0,CURDATE(),CURDATE())&quot;&amp;IF(INDIRECT(ADDRESS(ROW([.A65])+1;1))&gt;0;&quot;,&quot;;&quot;;&quot;)" office:value-type="string" office:string-value="(62,'A2GDRA',2,null,0,CURDATE(),CURDATE())," calcext:value-type="string">
            <text:p>(62,'A2GDRA',2,null,0,CURDATE(),CURDATE()),</text:p>
          </table:table-cell>
          <table:table-cell table:number-columns-repeated="1007"/>
        </table:table-row>
        <table:table-row table:style-name="ro10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B1GASL</text:p>
          </table:table-cell>
          <table:table-cell office:value-type="string" calcext:value-type="string">
            <text:p>Gambe SL soglia</text:p>
          </table:table-cell>
          <table:table-cell table:style-name="ce29" table:formula="of:=COUNTIF([.$B$4:.$B$339];[.B66])" office:value-type="float" office:value="1" calcext:value-type="float">
            <text:p>1</text:p>
          </table:table-cell>
          <table:table-cell table:style-name="ce146" table:formula="of:=COUNTIF([exercise_rows.$B$4:.$B$361];[.B66])" office:value-type="float" office:value="1" calcext:value-type="float">
            <text:p>1</text:p>
          </table:table-cell>
          <table:table-cell table:style-name="ce265" table:formula="of:=SUMIF([exercise_rows.$B$4:.$B$361];[.B66];[exercise_rows.$E$4:.$E$361])" office:value-type="float" office:value="100" calcext:value-type="float">
            <text:p>100</text:p>
          </table:table-cell>
          <table:table-cell table:formula="of:=SUMIF([exercise_rows.$B$4:.$B$361];[.B6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66]=&quot;&quot;;[.I66];[.$I$3]&amp;&quot;,&quot;)&amp;IF([.J66]=&quot;&quot;;[.J66];[.$J$3]&amp;&quot;,&quot;)&amp;IF([.K66]=&quot;&quot;;[.K66];[.$K$3]&amp;&quot;,&quot;)&amp;IF([.L66]=&quot;&quot;;[.L66];[.$L$3]&amp;&quot;,&quot;)&amp;IF([.M66]=&quot;&quot;;[.M66];[.$M$3]&amp;&quot;,&quot;)" office:value-type="string" office:string-value="A,C," calcext:value-type="string">
            <text:p>A,C,</text:p>
          </table:table-cell>
          <table:table-cell table:formula="of:=IF(UPPER([.I66]&amp;[.J66]&amp;[.K66]&amp;[.L66]&amp;[.M66])=&quot;XXXXX&quot;;&quot;null&quot;;&quot;'&quot;&amp;LEFT([.N66];LEN([.N66]) - 1)&amp;&quot;'&quot;)" office:value-type="string" office:string-value="'A,C'" calcext:value-type="string">
            <text:p>'A,C'</text:p>
          </table:table-cell>
          <table:table-cell/>
          <table:table-cell table:formula="of:=&quot;(&quot;&amp;[.A66]&amp;&quot;,'&quot;&amp;[.B66]&amp;&quot;',&quot;&amp;[.H66]&amp;&quot;,&quot;&amp;[.O66]&amp;&quot;,0,CURDATE(),CURDATE())&quot;&amp;IF(INDIRECT(ADDRESS(ROW([.A66])+1;1))&gt;0;&quot;,&quot;;&quot;;&quot;)" office:value-type="string" office:string-value="(63,'B1GASL',2,'A,C',0,CURDATE(),CURDATE())," calcext:value-type="string">
            <text:p>(63,'B1GASL',2,'A,C',0,CURDATE(),CURDATE()),</text:p>
          </table:table-cell>
          <table:table-cell table:number-columns-repeated="1007"/>
        </table:table-row>
        <table:table-row table:style-name="ro10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B1GADO</text:p>
          </table:table-cell>
          <table:table-cell office:value-type="string" calcext:value-type="string">
            <text:p>Gambe DO soglia</text:p>
          </table:table-cell>
          <table:table-cell table:style-name="ce29" table:formula="of:=COUNTIF([.$B$4:.$B$339];[.B67])" office:value-type="float" office:value="1" calcext:value-type="float">
            <text:p>1</text:p>
          </table:table-cell>
          <table:table-cell table:style-name="ce146" table:formula="of:=COUNTIF([exercise_rows.$B$4:.$B$361];[.B67])" office:value-type="float" office:value="1" calcext:value-type="float">
            <text:p>1</text:p>
          </table:table-cell>
          <table:table-cell table:style-name="ce265" table:formula="of:=SUMIF([exercise_rows.$B$4:.$B$361];[.B67];[exercise_rows.$E$4:.$E$361])" office:value-type="float" office:value="100" calcext:value-type="float">
            <text:p>100</text:p>
          </table:table-cell>
          <table:table-cell table:formula="of:=SUMIF([exercise_rows.$B$4:.$B$361];[.B6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67]=&quot;&quot;;[.I67];[.$I$3]&amp;&quot;,&quot;)&amp;IF([.J67]=&quot;&quot;;[.J67];[.$J$3]&amp;&quot;,&quot;)&amp;IF([.K67]=&quot;&quot;;[.K67];[.$K$3]&amp;&quot;,&quot;)&amp;IF([.L67]=&quot;&quot;;[.L67];[.$L$3]&amp;&quot;,&quot;)&amp;IF([.M67]=&quot;&quot;;[.M67];[.$M$3]&amp;&quot;,&quot;)" office:value-type="string" office:string-value="A,C," calcext:value-type="string">
            <text:p>A,C,</text:p>
          </table:table-cell>
          <table:table-cell table:formula="of:=IF(UPPER([.I67]&amp;[.J67]&amp;[.K67]&amp;[.L67]&amp;[.M67])=&quot;XXXXX&quot;;&quot;null&quot;;&quot;'&quot;&amp;LEFT([.N67];LEN([.N67]) - 1)&amp;&quot;'&quot;)" office:value-type="string" office:string-value="'A,C'" calcext:value-type="string">
            <text:p>'A,C'</text:p>
          </table:table-cell>
          <table:table-cell/>
          <table:table-cell table:formula="of:=&quot;(&quot;&amp;[.A67]&amp;&quot;,'&quot;&amp;[.B67]&amp;&quot;',&quot;&amp;[.H67]&amp;&quot;,&quot;&amp;[.O67]&amp;&quot;,0,CURDATE(),CURDATE())&quot;&amp;IF(INDIRECT(ADDRESS(ROW([.A67])+1;1))&gt;0;&quot;,&quot;;&quot;;&quot;)" office:value-type="string" office:string-value="(64,'B1GADO',2,'A,C',0,CURDATE(),CURDATE())," calcext:value-type="string">
            <text:p>(64,'B1GADO',2,'A,C',0,CURDATE(),CURDATE()),</text:p>
          </table:table-cell>
          <table:table-cell table:number-columns-repeated="1007"/>
        </table:table-row>
        <table:table-row table:style-name="ro10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B1GAFA</text:p>
          </table:table-cell>
          <table:table-cell office:value-type="string" calcext:value-type="string">
            <text:p>Gambe FA soglia</text:p>
          </table:table-cell>
          <table:table-cell table:style-name="ce29" table:formula="of:=COUNTIF([.$B$4:.$B$339];[.B68])" office:value-type="float" office:value="1" calcext:value-type="float">
            <text:p>1</text:p>
          </table:table-cell>
          <table:table-cell table:style-name="ce146" table:formula="of:=COUNTIF([exercise_rows.$B$4:.$B$361];[.B68])" office:value-type="float" office:value="1" calcext:value-type="float">
            <text:p>1</text:p>
          </table:table-cell>
          <table:table-cell table:style-name="ce265" table:formula="of:=SUMIF([exercise_rows.$B$4:.$B$361];[.B68];[exercise_rows.$E$4:.$E$361])" office:value-type="float" office:value="100" calcext:value-type="float">
            <text:p>100</text:p>
          </table:table-cell>
          <table:table-cell table:formula="of:=SUMIF([exercise_rows.$B$4:.$B$361];[.B6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68]=&quot;&quot;;[.I68];[.$I$3]&amp;&quot;,&quot;)&amp;IF([.J68]=&quot;&quot;;[.J68];[.$J$3]&amp;&quot;,&quot;)&amp;IF([.K68]=&quot;&quot;;[.K68];[.$K$3]&amp;&quot;,&quot;)&amp;IF([.L68]=&quot;&quot;;[.L68];[.$L$3]&amp;&quot;,&quot;)&amp;IF([.M68]=&quot;&quot;;[.M68];[.$M$3]&amp;&quot;,&quot;)" office:value-type="string" office:string-value="A,C," calcext:value-type="string">
            <text:p>A,C,</text:p>
          </table:table-cell>
          <table:table-cell table:formula="of:=IF(UPPER([.I68]&amp;[.J68]&amp;[.K68]&amp;[.L68]&amp;[.M68])=&quot;XXXXX&quot;;&quot;null&quot;;&quot;'&quot;&amp;LEFT([.N68];LEN([.N68]) - 1)&amp;&quot;'&quot;)" office:value-type="string" office:string-value="'A,C'" calcext:value-type="string">
            <text:p>'A,C'</text:p>
          </table:table-cell>
          <table:table-cell/>
          <table:table-cell table:formula="of:=&quot;(&quot;&amp;[.A68]&amp;&quot;,'&quot;&amp;[.B68]&amp;&quot;',&quot;&amp;[.H68]&amp;&quot;,&quot;&amp;[.O68]&amp;&quot;,0,CURDATE(),CURDATE())&quot;&amp;IF(INDIRECT(ADDRESS(ROW([.A68])+1;1))&gt;0;&quot;,&quot;;&quot;;&quot;)" office:value-type="string" office:string-value="(65,'B1GAFA',2,'A,C',0,CURDATE(),CURDATE())," calcext:value-type="string">
            <text:p>(65,'B1GAFA',2,'A,C',0,CURDATE(),CURDATE()),</text:p>
          </table:table-cell>
          <table:table-cell table:number-columns-repeated="1007"/>
        </table:table-row>
        <table:table-row table:style-name="ro10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B1GARA</text:p>
          </table:table-cell>
          <table:table-cell office:value-type="string" calcext:value-type="string">
            <text:p>Gambe RA soglia</text:p>
          </table:table-cell>
          <table:table-cell table:style-name="ce29" table:formula="of:=COUNTIF([.$B$4:.$B$339];[.B69])" office:value-type="float" office:value="1" calcext:value-type="float">
            <text:p>1</text:p>
          </table:table-cell>
          <table:table-cell table:style-name="ce146" table:formula="of:=COUNTIF([exercise_rows.$B$4:.$B$361];[.B69])" office:value-type="float" office:value="1" calcext:value-type="float">
            <text:p>1</text:p>
          </table:table-cell>
          <table:table-cell table:style-name="ce265" table:formula="of:=SUMIF([exercise_rows.$B$4:.$B$361];[.B69];[exercise_rows.$E$4:.$E$361])" office:value-type="float" office:value="100" calcext:value-type="float">
            <text:p>100</text:p>
          </table:table-cell>
          <table:table-cell table:formula="of:=SUMIF([exercise_rows.$B$4:.$B$361];[.B6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69]=&quot;&quot;;[.I69];[.$I$3]&amp;&quot;,&quot;)&amp;IF([.J69]=&quot;&quot;;[.J69];[.$J$3]&amp;&quot;,&quot;)&amp;IF([.K69]=&quot;&quot;;[.K69];[.$K$3]&amp;&quot;,&quot;)&amp;IF([.L69]=&quot;&quot;;[.L69];[.$L$3]&amp;&quot;,&quot;)&amp;IF([.M69]=&quot;&quot;;[.M69];[.$M$3]&amp;&quot;,&quot;)" office:value-type="string" office:string-value="A,C," calcext:value-type="string">
            <text:p>A,C,</text:p>
          </table:table-cell>
          <table:table-cell table:formula="of:=IF(UPPER([.I69]&amp;[.J69]&amp;[.K69]&amp;[.L69]&amp;[.M69])=&quot;XXXXX&quot;;&quot;null&quot;;&quot;'&quot;&amp;LEFT([.N69];LEN([.N69]) - 1)&amp;&quot;'&quot;)" office:value-type="string" office:string-value="'A,C'" calcext:value-type="string">
            <text:p>'A,C'</text:p>
          </table:table-cell>
          <table:table-cell/>
          <table:table-cell table:formula="of:=&quot;(&quot;&amp;[.A69]&amp;&quot;,'&quot;&amp;[.B69]&amp;&quot;',&quot;&amp;[.H69]&amp;&quot;,&quot;&amp;[.O69]&amp;&quot;,0,CURDATE(),CURDATE())&quot;&amp;IF(INDIRECT(ADDRESS(ROW([.A69])+1;1))&gt;0;&quot;,&quot;;&quot;;&quot;)" office:value-type="string" office:string-value="(66,'B1GARA',2,'A,C',0,CURDATE(),CURDATE())," calcext:value-type="string">
            <text:p>(66,'B1GARA',2,'A,C',0,CURDATE(),CURDATE()),</text:p>
          </table:table-cell>
          <table:table-cell table:number-columns-repeated="1007"/>
        </table:table-row>
        <table:table-row table:style-name="ro10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B2GASL</text:p>
          </table:table-cell>
          <table:table-cell office:value-type="string" calcext:value-type="string">
            <text:p>Gambe SL VO2Max</text:p>
          </table:table-cell>
          <table:table-cell table:style-name="ce30" table:formula="of:=COUNTIF([.$B$4:.$B$335];[.B70])" office:value-type="float" office:value="1" calcext:value-type="float">
            <text:p>1</text:p>
          </table:table-cell>
          <table:table-cell table:style-name="ce147" table:formula="of:=COUNTIF([exercise_rows.$B$4:.$B$361];[.B70])" office:value-type="float" office:value="1" calcext:value-type="float">
            <text:p>1</text:p>
          </table:table-cell>
          <table:table-cell table:style-name="ce266" table:formula="of:=SUMIF([exercise_rows.$B$4:.$B$361];[.B70];[exercise_rows.$E$4:.$E$361])" office:value-type="float" office:value="100" calcext:value-type="float">
            <text:p>100</text:p>
          </table:table-cell>
          <table:table-cell table:formula="of:=SUMIF([exercise_rows.$B$4:.$B$361];[.B7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70]=&quot;&quot;;[.I70];[.$I$3]&amp;&quot;,&quot;)&amp;IF([.J70]=&quot;&quot;;[.J70];[.$J$3]&amp;&quot;,&quot;)&amp;IF([.K70]=&quot;&quot;;[.K70];[.$K$3]&amp;&quot;,&quot;)&amp;IF([.L70]=&quot;&quot;;[.L70];[.$L$3]&amp;&quot;,&quot;)&amp;IF([.M70]=&quot;&quot;;[.M70];[.$M$3]&amp;&quot;,&quot;)" office:value-type="string" office:string-value="A,C," calcext:value-type="string">
            <text:p>A,C,</text:p>
          </table:table-cell>
          <table:table-cell table:formula="of:=IF(UPPER([.I70]&amp;[.J70]&amp;[.K70]&amp;[.L70]&amp;[.M70])=&quot;XXXXX&quot;;&quot;null&quot;;&quot;'&quot;&amp;LEFT([.N70];LEN([.N70]) - 1)&amp;&quot;'&quot;)" office:value-type="string" office:string-value="'A,C'" calcext:value-type="string">
            <text:p>'A,C'</text:p>
          </table:table-cell>
          <table:table-cell/>
          <table:table-cell table:formula="of:=&quot;(&quot;&amp;[.A70]&amp;&quot;,'&quot;&amp;[.B70]&amp;&quot;',&quot;&amp;[.H70]&amp;&quot;,&quot;&amp;[.O70]&amp;&quot;,0,CURDATE(),CURDATE())&quot;&amp;IF(INDIRECT(ADDRESS(ROW([.A70])+1;1))&gt;0;&quot;,&quot;;&quot;;&quot;)" office:value-type="string" office:string-value="(67,'B2GASL',2,'A,C',0,CURDATE(),CURDATE())," calcext:value-type="string">
            <text:p>(67,'B2GASL',2,'A,C',0,CURDATE(),CURDATE()),</text:p>
          </table:table-cell>
          <table:table-cell table:number-columns-repeated="1007"/>
        </table:table-row>
        <table:table-row table:style-name="ro10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B2GADO</text:p>
          </table:table-cell>
          <table:table-cell office:value-type="string" calcext:value-type="string">
            <text:p>Gambe DO VO2Max</text:p>
          </table:table-cell>
          <table:table-cell table:style-name="ce30" table:formula="of:=COUNTIF([.$B$4:.$B$335];[.B71])" office:value-type="float" office:value="1" calcext:value-type="float">
            <text:p>1</text:p>
          </table:table-cell>
          <table:table-cell table:style-name="ce147" table:formula="of:=COUNTIF([exercise_rows.$B$4:.$B$361];[.B71])" office:value-type="float" office:value="1" calcext:value-type="float">
            <text:p>1</text:p>
          </table:table-cell>
          <table:table-cell table:style-name="ce266" table:formula="of:=SUMIF([exercise_rows.$B$4:.$B$361];[.B71];[exercise_rows.$E$4:.$E$361])" office:value-type="float" office:value="100" calcext:value-type="float">
            <text:p>100</text:p>
          </table:table-cell>
          <table:table-cell table:formula="of:=SUMIF([exercise_rows.$B$4:.$B$361];[.B7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71]=&quot;&quot;;[.I71];[.$I$3]&amp;&quot;,&quot;)&amp;IF([.J71]=&quot;&quot;;[.J71];[.$J$3]&amp;&quot;,&quot;)&amp;IF([.K71]=&quot;&quot;;[.K71];[.$K$3]&amp;&quot;,&quot;)&amp;IF([.L71]=&quot;&quot;;[.L71];[.$L$3]&amp;&quot;,&quot;)&amp;IF([.M71]=&quot;&quot;;[.M71];[.$M$3]&amp;&quot;,&quot;)" office:value-type="string" office:string-value="A,C," calcext:value-type="string">
            <text:p>A,C,</text:p>
          </table:table-cell>
          <table:table-cell table:formula="of:=IF(UPPER([.I71]&amp;[.J71]&amp;[.K71]&amp;[.L71]&amp;[.M71])=&quot;XXXXX&quot;;&quot;null&quot;;&quot;'&quot;&amp;LEFT([.N71];LEN([.N71]) - 1)&amp;&quot;'&quot;)" office:value-type="string" office:string-value="'A,C'" calcext:value-type="string">
            <text:p>'A,C'</text:p>
          </table:table-cell>
          <table:table-cell/>
          <table:table-cell table:formula="of:=&quot;(&quot;&amp;[.A71]&amp;&quot;,'&quot;&amp;[.B71]&amp;&quot;',&quot;&amp;[.H71]&amp;&quot;,&quot;&amp;[.O71]&amp;&quot;,0,CURDATE(),CURDATE())&quot;&amp;IF(INDIRECT(ADDRESS(ROW([.A71])+1;1))&gt;0;&quot;,&quot;;&quot;;&quot;)" office:value-type="string" office:string-value="(68,'B2GADO',2,'A,C',0,CURDATE(),CURDATE())," calcext:value-type="string">
            <text:p>(68,'B2GADO',2,'A,C',0,CURDATE(),CURDATE()),</text:p>
          </table:table-cell>
          <table:table-cell table:number-columns-repeated="1007"/>
        </table:table-row>
        <table:table-row table:style-name="ro10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B2GAFA</text:p>
          </table:table-cell>
          <table:table-cell office:value-type="string" calcext:value-type="string">
            <text:p>Gambe FA VO2Max</text:p>
          </table:table-cell>
          <table:table-cell table:style-name="ce30" table:formula="of:=COUNTIF([.$B$4:.$B$335];[.B72])" office:value-type="float" office:value="1" calcext:value-type="float">
            <text:p>1</text:p>
          </table:table-cell>
          <table:table-cell table:style-name="ce147" table:formula="of:=COUNTIF([exercise_rows.$B$4:.$B$361];[.B72])" office:value-type="float" office:value="1" calcext:value-type="float">
            <text:p>1</text:p>
          </table:table-cell>
          <table:table-cell table:style-name="ce266" table:formula="of:=SUMIF([exercise_rows.$B$4:.$B$361];[.B72];[exercise_rows.$E$4:.$E$361])" office:value-type="float" office:value="100" calcext:value-type="float">
            <text:p>100</text:p>
          </table:table-cell>
          <table:table-cell table:formula="of:=SUMIF([exercise_rows.$B$4:.$B$361];[.B7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72]=&quot;&quot;;[.I72];[.$I$3]&amp;&quot;,&quot;)&amp;IF([.J72]=&quot;&quot;;[.J72];[.$J$3]&amp;&quot;,&quot;)&amp;IF([.K72]=&quot;&quot;;[.K72];[.$K$3]&amp;&quot;,&quot;)&amp;IF([.L72]=&quot;&quot;;[.L72];[.$L$3]&amp;&quot;,&quot;)&amp;IF([.M72]=&quot;&quot;;[.M72];[.$M$3]&amp;&quot;,&quot;)" office:value-type="string" office:string-value="A,C," calcext:value-type="string">
            <text:p>A,C,</text:p>
          </table:table-cell>
          <table:table-cell table:formula="of:=IF(UPPER([.I72]&amp;[.J72]&amp;[.K72]&amp;[.L72]&amp;[.M72])=&quot;XXXXX&quot;;&quot;null&quot;;&quot;'&quot;&amp;LEFT([.N72];LEN([.N72]) - 1)&amp;&quot;'&quot;)" office:value-type="string" office:string-value="'A,C'" calcext:value-type="string">
            <text:p>'A,C'</text:p>
          </table:table-cell>
          <table:table-cell/>
          <table:table-cell table:formula="of:=&quot;(&quot;&amp;[.A72]&amp;&quot;,'&quot;&amp;[.B72]&amp;&quot;',&quot;&amp;[.H72]&amp;&quot;,&quot;&amp;[.O72]&amp;&quot;,0,CURDATE(),CURDATE())&quot;&amp;IF(INDIRECT(ADDRESS(ROW([.A72])+1;1))&gt;0;&quot;,&quot;;&quot;;&quot;)" office:value-type="string" office:string-value="(69,'B2GAFA',2,'A,C',0,CURDATE(),CURDATE())," calcext:value-type="string">
            <text:p>(69,'B2GAFA',2,'A,C',0,CURDATE(),CURDATE()),</text:p>
          </table:table-cell>
          <table:table-cell table:number-columns-repeated="1007"/>
        </table:table-row>
        <table:table-row table:style-name="ro10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B2GARA</text:p>
          </table:table-cell>
          <table:table-cell office:value-type="string" calcext:value-type="string">
            <text:p>Gambe RA VO2Max</text:p>
          </table:table-cell>
          <table:table-cell table:style-name="ce30" table:formula="of:=COUNTIF([.$B$4:.$B$335];[.B73])" office:value-type="float" office:value="1" calcext:value-type="float">
            <text:p>1</text:p>
          </table:table-cell>
          <table:table-cell table:style-name="ce147" table:formula="of:=COUNTIF([exercise_rows.$B$4:.$B$361];[.B73])" office:value-type="float" office:value="1" calcext:value-type="float">
            <text:p>1</text:p>
          </table:table-cell>
          <table:table-cell table:style-name="ce266" table:formula="of:=SUMIF([exercise_rows.$B$4:.$B$361];[.B73];[exercise_rows.$E$4:.$E$361])" office:value-type="float" office:value="100" calcext:value-type="float">
            <text:p>100</text:p>
          </table:table-cell>
          <table:table-cell table:formula="of:=SUMIF([exercise_rows.$B$4:.$B$361];[.B7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73]=&quot;&quot;;[.I73];[.$I$3]&amp;&quot;,&quot;)&amp;IF([.J73]=&quot;&quot;;[.J73];[.$J$3]&amp;&quot;,&quot;)&amp;IF([.K73]=&quot;&quot;;[.K73];[.$K$3]&amp;&quot;,&quot;)&amp;IF([.L73]=&quot;&quot;;[.L73];[.$L$3]&amp;&quot;,&quot;)&amp;IF([.M73]=&quot;&quot;;[.M73];[.$M$3]&amp;&quot;,&quot;)" office:value-type="string" office:string-value="A,C," calcext:value-type="string">
            <text:p>A,C,</text:p>
          </table:table-cell>
          <table:table-cell table:formula="of:=IF(UPPER([.I73]&amp;[.J73]&amp;[.K73]&amp;[.L73]&amp;[.M73])=&quot;XXXXX&quot;;&quot;null&quot;;&quot;'&quot;&amp;LEFT([.N73];LEN([.N73]) - 1)&amp;&quot;'&quot;)" office:value-type="string" office:string-value="'A,C'" calcext:value-type="string">
            <text:p>'A,C'</text:p>
          </table:table-cell>
          <table:table-cell/>
          <table:table-cell table:formula="of:=&quot;(&quot;&amp;[.A73]&amp;&quot;,'&quot;&amp;[.B73]&amp;&quot;',&quot;&amp;[.H73]&amp;&quot;,&quot;&amp;[.O73]&amp;&quot;,0,CURDATE(),CURDATE())&quot;&amp;IF(INDIRECT(ADDRESS(ROW([.A73])+1;1))&gt;0;&quot;,&quot;;&quot;;&quot;)" office:value-type="string" office:string-value="(70,'B2GARA',2,'A,C',0,CURDATE(),CURDATE())," calcext:value-type="string">
            <text:p>(70,'B2GARA',2,'A,C',0,CURDATE(),CURDATE()),</text:p>
          </table:table-cell>
          <table:table-cell table:number-columns-repeated="1007"/>
        </table:table-row>
        <table:table-row table:style-name="ro10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C1GASL</text:p>
          </table:table-cell>
          <table:table-cell office:value-type="string" calcext:value-type="string">
            <text:p>Gambe SL forte</text:p>
          </table:table-cell>
          <table:table-cell table:style-name="ce21" table:formula="of:=COUNTIF([.$B$4:.$B$343];[.B74])" office:value-type="float" office:value="1" calcext:value-type="float">
            <text:p>1</text:p>
          </table:table-cell>
          <table:table-cell table:style-name="ce138" table:formula="of:=COUNTIF([exercise_rows.$B$4:.$B$361];[.B74])" office:value-type="float" office:value="1" calcext:value-type="float">
            <text:p>1</text:p>
          </table:table-cell>
          <table:table-cell table:style-name="ce257" table:formula="of:=SUMIF([exercise_rows.$B$4:.$B$361];[.B74];[exercise_rows.$E$4:.$E$361])" office:value-type="float" office:value="100" calcext:value-type="float">
            <text:p>100</text:p>
          </table:table-cell>
          <table:table-cell table:formula="of:=SUMIF([exercise_rows.$B$4:.$B$361];[.B7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74]=&quot;&quot;;[.I74];[.$I$3]&amp;&quot;,&quot;)&amp;IF([.J74]=&quot;&quot;;[.J74];[.$J$3]&amp;&quot;,&quot;)&amp;IF([.K74]=&quot;&quot;;[.K74];[.$K$3]&amp;&quot;,&quot;)&amp;IF([.L74]=&quot;&quot;;[.L74];[.$L$3]&amp;&quot;,&quot;)&amp;IF([.M74]=&quot;&quot;;[.M74];[.$M$3]&amp;&quot;,&quot;)" office:value-type="string" office:string-value="A,C," calcext:value-type="string">
            <text:p>A,C,</text:p>
          </table:table-cell>
          <table:table-cell table:formula="of:=IF(UPPER([.I74]&amp;[.J74]&amp;[.K74]&amp;[.L74]&amp;[.M74])=&quot;XXXXX&quot;;&quot;null&quot;;&quot;'&quot;&amp;LEFT([.N74];LEN([.N74]) - 1)&amp;&quot;'&quot;)" office:value-type="string" office:string-value="'A,C'" calcext:value-type="string">
            <text:p>'A,C'</text:p>
          </table:table-cell>
          <table:table-cell/>
          <table:table-cell table:formula="of:=&quot;(&quot;&amp;[.A74]&amp;&quot;,'&quot;&amp;[.B74]&amp;&quot;',&quot;&amp;[.H74]&amp;&quot;,&quot;&amp;[.O74]&amp;&quot;,0,CURDATE(),CURDATE())&quot;&amp;IF(INDIRECT(ADDRESS(ROW([.A74])+1;1))&gt;0;&quot;,&quot;;&quot;;&quot;)" office:value-type="string" office:string-value="(71,'C1GASL',2,'A,C',0,CURDATE(),CURDATE())," calcext:value-type="string">
            <text:p>(71,'C1GASL',2,'A,C',0,CURDATE(),CURDATE()),</text:p>
          </table:table-cell>
          <table:table-cell table:number-columns-repeated="1007"/>
        </table:table-row>
        <table:table-row table:style-name="ro10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C1GADO</text:p>
          </table:table-cell>
          <table:table-cell office:value-type="string" calcext:value-type="string">
            <text:p>Gambe DO forte</text:p>
          </table:table-cell>
          <table:table-cell table:style-name="ce21" table:formula="of:=COUNTIF([.$B$4:.$B$343];[.B75])" office:value-type="float" office:value="1" calcext:value-type="float">
            <text:p>1</text:p>
          </table:table-cell>
          <table:table-cell table:style-name="ce138" table:formula="of:=COUNTIF([exercise_rows.$B$4:.$B$361];[.B75])" office:value-type="float" office:value="1" calcext:value-type="float">
            <text:p>1</text:p>
          </table:table-cell>
          <table:table-cell table:style-name="ce257" table:formula="of:=SUMIF([exercise_rows.$B$4:.$B$361];[.B75];[exercise_rows.$E$4:.$E$361])" office:value-type="float" office:value="100" calcext:value-type="float">
            <text:p>100</text:p>
          </table:table-cell>
          <table:table-cell table:formula="of:=SUMIF([exercise_rows.$B$4:.$B$361];[.B7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75]=&quot;&quot;;[.I75];[.$I$3]&amp;&quot;,&quot;)&amp;IF([.J75]=&quot;&quot;;[.J75];[.$J$3]&amp;&quot;,&quot;)&amp;IF([.K75]=&quot;&quot;;[.K75];[.$K$3]&amp;&quot;,&quot;)&amp;IF([.L75]=&quot;&quot;;[.L75];[.$L$3]&amp;&quot;,&quot;)&amp;IF([.M75]=&quot;&quot;;[.M75];[.$M$3]&amp;&quot;,&quot;)" office:value-type="string" office:string-value="A,C," calcext:value-type="string">
            <text:p>A,C,</text:p>
          </table:table-cell>
          <table:table-cell table:formula="of:=IF(UPPER([.I75]&amp;[.J75]&amp;[.K75]&amp;[.L75]&amp;[.M75])=&quot;XXXXX&quot;;&quot;null&quot;;&quot;'&quot;&amp;LEFT([.N75];LEN([.N75]) - 1)&amp;&quot;'&quot;)" office:value-type="string" office:string-value="'A,C'" calcext:value-type="string">
            <text:p>'A,C'</text:p>
          </table:table-cell>
          <table:table-cell/>
          <table:table-cell table:formula="of:=&quot;(&quot;&amp;[.A75]&amp;&quot;,'&quot;&amp;[.B75]&amp;&quot;',&quot;&amp;[.H75]&amp;&quot;,&quot;&amp;[.O75]&amp;&quot;,0,CURDATE(),CURDATE())&quot;&amp;IF(INDIRECT(ADDRESS(ROW([.A75])+1;1))&gt;0;&quot;,&quot;;&quot;;&quot;)" office:value-type="string" office:string-value="(72,'C1GADO',2,'A,C',0,CURDATE(),CURDATE())," calcext:value-type="string">
            <text:p>(72,'C1GADO',2,'A,C',0,CURDATE(),CURDATE()),</text:p>
          </table:table-cell>
          <table:table-cell table:number-columns-repeated="1007"/>
        </table:table-row>
        <table:table-row table:style-name="ro10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C1GAFA</text:p>
          </table:table-cell>
          <table:table-cell office:value-type="string" calcext:value-type="string">
            <text:p>Gambe FA forte</text:p>
          </table:table-cell>
          <table:table-cell table:style-name="ce21" table:formula="of:=COUNTIF([.$B$4:.$B$343];[.B76])" office:value-type="float" office:value="1" calcext:value-type="float">
            <text:p>1</text:p>
          </table:table-cell>
          <table:table-cell table:style-name="ce138" table:formula="of:=COUNTIF([exercise_rows.$B$4:.$B$361];[.B76])" office:value-type="float" office:value="1" calcext:value-type="float">
            <text:p>1</text:p>
          </table:table-cell>
          <table:table-cell table:style-name="ce257" table:formula="of:=SUMIF([exercise_rows.$B$4:.$B$361];[.B76];[exercise_rows.$E$4:.$E$361])" office:value-type="float" office:value="100" calcext:value-type="float">
            <text:p>100</text:p>
          </table:table-cell>
          <table:table-cell table:formula="of:=SUMIF([exercise_rows.$B$4:.$B$361];[.B7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76]=&quot;&quot;;[.I76];[.$I$3]&amp;&quot;,&quot;)&amp;IF([.J76]=&quot;&quot;;[.J76];[.$J$3]&amp;&quot;,&quot;)&amp;IF([.K76]=&quot;&quot;;[.K76];[.$K$3]&amp;&quot;,&quot;)&amp;IF([.L76]=&quot;&quot;;[.L76];[.$L$3]&amp;&quot;,&quot;)&amp;IF([.M76]=&quot;&quot;;[.M76];[.$M$3]&amp;&quot;,&quot;)" office:value-type="string" office:string-value="A,C," calcext:value-type="string">
            <text:p>A,C,</text:p>
          </table:table-cell>
          <table:table-cell table:formula="of:=IF(UPPER([.I76]&amp;[.J76]&amp;[.K76]&amp;[.L76]&amp;[.M76])=&quot;XXXXX&quot;;&quot;null&quot;;&quot;'&quot;&amp;LEFT([.N76];LEN([.N76]) - 1)&amp;&quot;'&quot;)" office:value-type="string" office:string-value="'A,C'" calcext:value-type="string">
            <text:p>'A,C'</text:p>
          </table:table-cell>
          <table:table-cell/>
          <table:table-cell table:formula="of:=&quot;(&quot;&amp;[.A76]&amp;&quot;,'&quot;&amp;[.B76]&amp;&quot;',&quot;&amp;[.H76]&amp;&quot;,&quot;&amp;[.O76]&amp;&quot;,0,CURDATE(),CURDATE())&quot;&amp;IF(INDIRECT(ADDRESS(ROW([.A76])+1;1))&gt;0;&quot;,&quot;;&quot;;&quot;)" office:value-type="string" office:string-value="(73,'C1GAFA',2,'A,C',0,CURDATE(),CURDATE())," calcext:value-type="string">
            <text:p>(73,'C1GAFA',2,'A,C',0,CURDATE(),CURDATE()),</text:p>
          </table:table-cell>
          <table:table-cell table:number-columns-repeated="1007"/>
        </table:table-row>
        <table:table-row table:style-name="ro10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C1GARA</text:p>
          </table:table-cell>
          <table:table-cell office:value-type="string" calcext:value-type="string">
            <text:p>Gambe RA forte</text:p>
          </table:table-cell>
          <table:table-cell table:style-name="ce21" table:formula="of:=COUNTIF([.$B$4:.$B$343];[.B77])" office:value-type="float" office:value="1" calcext:value-type="float">
            <text:p>1</text:p>
          </table:table-cell>
          <table:table-cell table:style-name="ce138" table:formula="of:=COUNTIF([exercise_rows.$B$4:.$B$361];[.B77])" office:value-type="float" office:value="1" calcext:value-type="float">
            <text:p>1</text:p>
          </table:table-cell>
          <table:table-cell table:style-name="ce257" table:formula="of:=SUMIF([exercise_rows.$B$4:.$B$361];[.B77];[exercise_rows.$E$4:.$E$361])" office:value-type="float" office:value="100" calcext:value-type="float">
            <text:p>100</text:p>
          </table:table-cell>
          <table:table-cell table:formula="of:=SUMIF([exercise_rows.$B$4:.$B$361];[.B7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77]=&quot;&quot;;[.I77];[.$I$3]&amp;&quot;,&quot;)&amp;IF([.J77]=&quot;&quot;;[.J77];[.$J$3]&amp;&quot;,&quot;)&amp;IF([.K77]=&quot;&quot;;[.K77];[.$K$3]&amp;&quot;,&quot;)&amp;IF([.L77]=&quot;&quot;;[.L77];[.$L$3]&amp;&quot;,&quot;)&amp;IF([.M77]=&quot;&quot;;[.M77];[.$M$3]&amp;&quot;,&quot;)" office:value-type="string" office:string-value="A,C," calcext:value-type="string">
            <text:p>A,C,</text:p>
          </table:table-cell>
          <table:table-cell table:formula="of:=IF(UPPER([.I77]&amp;[.J77]&amp;[.K77]&amp;[.L77]&amp;[.M77])=&quot;XXXXX&quot;;&quot;null&quot;;&quot;'&quot;&amp;LEFT([.N77];LEN([.N77]) - 1)&amp;&quot;'&quot;)" office:value-type="string" office:string-value="'A,C'" calcext:value-type="string">
            <text:p>'A,C'</text:p>
          </table:table-cell>
          <table:table-cell/>
          <table:table-cell table:formula="of:=&quot;(&quot;&amp;[.A77]&amp;&quot;,'&quot;&amp;[.B77]&amp;&quot;',&quot;&amp;[.H77]&amp;&quot;,&quot;&amp;[.O77]&amp;&quot;,0,CURDATE(),CURDATE())&quot;&amp;IF(INDIRECT(ADDRESS(ROW([.A77])+1;1))&gt;0;&quot;,&quot;;&quot;;&quot;)" office:value-type="string" office:string-value="(74,'C1GARA',2,'A,C',0,CURDATE(),CURDATE())," calcext:value-type="string">
            <text:p>(74,'C1GARA',2,'A,C',0,CURDATE(),CURDATE()),</text:p>
          </table:table-cell>
          <table:table-cell table:number-columns-repeated="1007"/>
        </table:table-row>
        <table:table-row table:style-name="ro10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CGSLRA</text:p>
          </table:table-cell>
          <table:table-cell office:value-type="string" calcext:value-type="string">
            <text:p>Gambe SL/RA</text:p>
          </table:table-cell>
          <table:table-cell table:style-name="ce21" table:formula="of:=COUNTIF([.$B$4:.$B$343];[.B78])" office:value-type="float" office:value="1" calcext:value-type="float">
            <text:p>1</text:p>
          </table:table-cell>
          <table:table-cell table:style-name="ce138" table:formula="of:=COUNTIF([exercise_rows.$B$4:.$B$361];[.B78])" office:value-type="float" office:value="2" calcext:value-type="float">
            <text:p>2</text:p>
          </table:table-cell>
          <table:table-cell table:style-name="ce257" table:formula="of:=SUMIF([exercise_rows.$B$4:.$B$361];[.B78];[exercise_rows.$E$4:.$E$361])" office:value-type="float" office:value="100" calcext:value-type="float">
            <text:p>100</text:p>
          </table:table-cell>
          <table:table-cell table:formula="of:=SUMIF([exercise_rows.$B$4:.$B$361];[.B7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78]=&quot;&quot;;[.I78];[.$I$3]&amp;&quot;,&quot;)&amp;IF([.J78]=&quot;&quot;;[.J78];[.$J$3]&amp;&quot;,&quot;)&amp;IF([.K78]=&quot;&quot;;[.K78];[.$K$3]&amp;&quot;,&quot;)&amp;IF([.L78]=&quot;&quot;;[.L78];[.$L$3]&amp;&quot;,&quot;)&amp;IF([.M78]=&quot;&quot;;[.M78];[.$M$3]&amp;&quot;,&quot;)" office:value-type="string" office:string-value="R,T,A,C,D," calcext:value-type="string">
            <text:p>R,T,A,C,D,</text:p>
          </table:table-cell>
          <table:table-cell table:formula="of:=IF(UPPER([.I78]&amp;[.J78]&amp;[.K78]&amp;[.L78]&amp;[.M78])=&quot;XXXXX&quot;;&quot;null&quot;;&quot;'&quot;&amp;LEFT([.N78];LEN([.N78]) - 1)&amp;&quot;'&quot;)" office:value-type="string" office:string-value="null" calcext:value-type="string">
            <text:p>null</text:p>
          </table:table-cell>
          <table:table-cell/>
          <table:table-cell table:formula="of:=&quot;(&quot;&amp;[.A78]&amp;&quot;,'&quot;&amp;[.B78]&amp;&quot;',&quot;&amp;[.H78]&amp;&quot;,&quot;&amp;[.O78]&amp;&quot;,0,CURDATE(),CURDATE())&quot;&amp;IF(INDIRECT(ADDRESS(ROW([.A78])+1;1))&gt;0;&quot;,&quot;;&quot;;&quot;)" office:value-type="string" office:string-value="(75,'CGSLRA',2,null,0,CURDATE(),CURDATE())," calcext:value-type="string">
            <text:p>(75,'CGSLRA',2,null,0,CURDATE(),CURDATE()),</text:p>
          </table:table-cell>
          <table:table-cell table:number-columns-repeated="1007"/>
        </table:table-row>
        <table:table-row table:style-name="ro10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CGFADO</text:p>
          </table:table-cell>
          <table:table-cell office:value-type="string" calcext:value-type="string">
            <text:p>Gambe FA/DO</text:p>
          </table:table-cell>
          <table:table-cell table:style-name="ce31" table:formula="of:=COUNTIF([.$B$4:.$B$343];[.B79])" office:value-type="float" office:value="1" calcext:value-type="float">
            <text:p>1</text:p>
          </table:table-cell>
          <table:table-cell table:style-name="ce148" table:formula="of:=COUNTIF([exercise_rows.$B$4:.$B$361];[.B79])" office:value-type="float" office:value="2" calcext:value-type="float">
            <text:p>2</text:p>
          </table:table-cell>
          <table:table-cell table:style-name="ce267" table:formula="of:=SUMIF([exercise_rows.$B$4:.$B$361];[.B79];[exercise_rows.$E$4:.$E$361])" office:value-type="float" office:value="100" calcext:value-type="float">
            <text:p>100</text:p>
          </table:table-cell>
          <table:table-cell table:formula="of:=SUMIF([exercise_rows.$B$4:.$B$361];[.B7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79]=&quot;&quot;;[.I79];[.$I$3]&amp;&quot;,&quot;)&amp;IF([.J79]=&quot;&quot;;[.J79];[.$J$3]&amp;&quot;,&quot;)&amp;IF([.K79]=&quot;&quot;;[.K79];[.$K$3]&amp;&quot;,&quot;)&amp;IF([.L79]=&quot;&quot;;[.L79];[.$L$3]&amp;&quot;,&quot;)&amp;IF([.M79]=&quot;&quot;;[.M79];[.$M$3]&amp;&quot;,&quot;)" office:value-type="string" office:string-value="R,T,A,C,D," calcext:value-type="string">
            <text:p>R,T,A,C,D,</text:p>
          </table:table-cell>
          <table:table-cell table:formula="of:=IF(UPPER([.I79]&amp;[.J79]&amp;[.K79]&amp;[.L79]&amp;[.M79])=&quot;XXXXX&quot;;&quot;null&quot;;&quot;'&quot;&amp;LEFT([.N79];LEN([.N79]) - 1)&amp;&quot;'&quot;)" office:value-type="string" office:string-value="null" calcext:value-type="string">
            <text:p>null</text:p>
          </table:table-cell>
          <table:table-cell/>
          <table:table-cell table:formula="of:=&quot;(&quot;&amp;[.A79]&amp;&quot;,'&quot;&amp;[.B79]&amp;&quot;',&quot;&amp;[.H79]&amp;&quot;,&quot;&amp;[.O79]&amp;&quot;,0,CURDATE(),CURDATE())&quot;&amp;IF(INDIRECT(ADDRESS(ROW([.A79])+1;1))&gt;0;&quot;,&quot;;&quot;;&quot;)" office:value-type="string" office:string-value="(76,'CGFADO',2,null,0,CURDATE(),CURDATE())," calcext:value-type="string">
            <text:p>(76,'CGFADO',2,null,0,CURDATE(),CURDATE()),</text:p>
          </table:table-cell>
          <table:table-cell table:number-columns-repeated="1007"/>
        </table:table-row>
        <table:table-row table:style-name="ro10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CGDORA</text:p>
          </table:table-cell>
          <table:table-cell office:value-type="string" calcext:value-type="string">
            <text:p>Gambe DO/RA sul dorso</text:p>
          </table:table-cell>
          <table:table-cell table:style-name="ce32" table:formula="of:=COUNTIF([.$B$4:.$B$343];[.B80])" office:value-type="float" office:value="1" calcext:value-type="float">
            <text:p>1</text:p>
          </table:table-cell>
          <table:table-cell table:style-name="ce149" table:formula="of:=COUNTIF([exercise_rows.$B$4:.$B$361];[.B80])" office:value-type="float" office:value="2" calcext:value-type="float">
            <text:p>2</text:p>
          </table:table-cell>
          <table:table-cell table:style-name="ce268" table:formula="of:=SUMIF([exercise_rows.$B$4:.$B$361];[.B80];[exercise_rows.$E$4:.$E$361])" office:value-type="float" office:value="100" calcext:value-type="float">
            <text:p>100</text:p>
          </table:table-cell>
          <table:table-cell table:formula="of:=SUMIF([exercise_rows.$B$4:.$B$361];[.B8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81" office:value-type="string" calcext:value-type="string">
            <text:p>x</text:p>
          </table:table-cell>
          <table:table-cell table:formula="of:=IF([.I80]=&quot;&quot;;[.I80];[.$I$3]&amp;&quot;,&quot;)&amp;IF([.J80]=&quot;&quot;;[.J80];[.$J$3]&amp;&quot;,&quot;)&amp;IF([.K80]=&quot;&quot;;[.K80];[.$K$3]&amp;&quot;,&quot;)&amp;IF([.L80]=&quot;&quot;;[.L80];[.$L$3]&amp;&quot;,&quot;)&amp;IF([.M80]=&quot;&quot;;[.M80];[.$M$3]&amp;&quot;,&quot;)" office:value-type="string" office:string-value="R,T,A,C,D," calcext:value-type="string">
            <text:p>R,T,A,C,D,</text:p>
          </table:table-cell>
          <table:table-cell table:formula="of:=IF(UPPER([.I80]&amp;[.J80]&amp;[.K80]&amp;[.L80]&amp;[.M80])=&quot;XXXXX&quot;;&quot;null&quot;;&quot;'&quot;&amp;LEFT([.N80];LEN([.N80]) - 1)&amp;&quot;'&quot;)" office:value-type="string" office:string-value="null" calcext:value-type="string">
            <text:p>null</text:p>
          </table:table-cell>
          <table:table-cell/>
          <table:table-cell table:formula="of:=&quot;(&quot;&amp;[.A80]&amp;&quot;,'&quot;&amp;[.B80]&amp;&quot;',&quot;&amp;[.H80]&amp;&quot;,&quot;&amp;[.O80]&amp;&quot;,0,CURDATE(),CURDATE())&quot;&amp;IF(INDIRECT(ADDRESS(ROW([.A80])+1;1))&gt;0;&quot;,&quot;;&quot;;&quot;)" office:value-type="string" office:string-value="(77,'CGDORA',2,null,0,CURDATE(),CURDATE())," calcext:value-type="string">
            <text:p>(77,'CGDORA',2,null,0,CURDATE(),CURDATE()),</text:p>
          </table:table-cell>
          <table:table-cell table:number-columns-repeated="1007"/>
        </table:table-row>
        <table:table-row table:style-name="ro10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CGSFDO</text:p>
          </table:table-cell>
          <table:table-cell office:value-type="string" calcext:value-type="string">
            <text:p>Gambe SL sul fianco/DO</text:p>
          </table:table-cell>
          <table:table-cell table:style-name="ce33" table:formula="of:=COUNTIF([.$B$4:.$B$343];[.B81])" office:value-type="float" office:value="1" calcext:value-type="float">
            <text:p>1</text:p>
          </table:table-cell>
          <table:table-cell table:style-name="ce150" table:formula="of:=COUNTIF([exercise_rows.$B$4:.$B$361];[.B81])" office:value-type="float" office:value="2" calcext:value-type="float">
            <text:p>2</text:p>
          </table:table-cell>
          <table:table-cell table:style-name="ce269" table:formula="of:=SUMIF([exercise_rows.$B$4:.$B$361];[.B81];[exercise_rows.$E$4:.$E$361])" office:value-type="float" office:value="100" calcext:value-type="float">
            <text:p>100</text:p>
          </table:table-cell>
          <table:table-cell table:formula="of:=SUMIF([exercise_rows.$B$4:.$B$361];[.B8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81]=&quot;&quot;;[.I81];[.$I$3]&amp;&quot;,&quot;)&amp;IF([.J81]=&quot;&quot;;[.J81];[.$J$3]&amp;&quot;,&quot;)&amp;IF([.K81]=&quot;&quot;;[.K81];[.$K$3]&amp;&quot;,&quot;)&amp;IF([.L81]=&quot;&quot;;[.L81];[.$L$3]&amp;&quot;,&quot;)&amp;IF([.M81]=&quot;&quot;;[.M81];[.$M$3]&amp;&quot;,&quot;)" office:value-type="string" office:string-value="T,A,C," calcext:value-type="string">
            <text:p>T,A,C,</text:p>
          </table:table-cell>
          <table:table-cell table:formula="of:=IF(UPPER([.I81]&amp;[.J81]&amp;[.K81]&amp;[.L81]&amp;[.M81])=&quot;XXXXX&quot;;&quot;null&quot;;&quot;'&quot;&amp;LEFT([.N81];LEN([.N8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1]&amp;&quot;,'&quot;&amp;[.B81]&amp;&quot;',&quot;&amp;[.H81]&amp;&quot;,&quot;&amp;[.O81]&amp;&quot;,0,CURDATE(),CURDATE())&quot;&amp;IF(INDIRECT(ADDRESS(ROW([.A81])+1;1))&gt;0;&quot;,&quot;;&quot;;&quot;)" office:value-type="string" office:string-value="(78,'CGSFDO',2,'T,A,C',0,CURDATE(),CURDATE())," calcext:value-type="string">
            <text:p>(78,'CGSFDO',2,'T,A,C',0,CURDATE(),CURDATE()),</text:p>
          </table:table-cell>
          <table:table-cell table:number-columns-repeated="1007"/>
        </table:table-row>
        <table:table-row table:style-name="ro10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CGFFRD</text:p>
          </table:table-cell>
          <table:table-cell office:value-type="string" calcext:value-type="string">
            <text:p>Gambe FA sul fianco/RA sul dorso</text:p>
          </table:table-cell>
          <table:table-cell table:style-name="ce34" table:formula="of:=COUNTIF([.$B$4:.$B$343];[.B82])" office:value-type="float" office:value="1" calcext:value-type="float">
            <text:p>1</text:p>
          </table:table-cell>
          <table:table-cell table:style-name="ce151" table:formula="of:=COUNTIF([exercise_rows.$B$4:.$B$361];[.B82])" office:value-type="float" office:value="2" calcext:value-type="float">
            <text:p>2</text:p>
          </table:table-cell>
          <table:table-cell table:style-name="ce270" table:formula="of:=SUMIF([exercise_rows.$B$4:.$B$361];[.B82];[exercise_rows.$E$4:.$E$361])" office:value-type="float" office:value="100" calcext:value-type="float">
            <text:p>100</text:p>
          </table:table-cell>
          <table:table-cell table:formula="of:=SUMIF([exercise_rows.$B$4:.$B$361];[.B8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82]=&quot;&quot;;[.I82];[.$I$3]&amp;&quot;,&quot;)&amp;IF([.J82]=&quot;&quot;;[.J82];[.$J$3]&amp;&quot;,&quot;)&amp;IF([.K82]=&quot;&quot;;[.K82];[.$K$3]&amp;&quot;,&quot;)&amp;IF([.L82]=&quot;&quot;;[.L82];[.$L$3]&amp;&quot;,&quot;)&amp;IF([.M82]=&quot;&quot;;[.M82];[.$M$3]&amp;&quot;,&quot;)" office:value-type="string" office:string-value="T,A,C," calcext:value-type="string">
            <text:p>T,A,C,</text:p>
          </table:table-cell>
          <table:table-cell table:formula="of:=IF(UPPER([.I82]&amp;[.J82]&amp;[.K82]&amp;[.L82]&amp;[.M82])=&quot;XXXXX&quot;;&quot;null&quot;;&quot;'&quot;&amp;LEFT([.N82];LEN([.N8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2]&amp;&quot;,'&quot;&amp;[.B82]&amp;&quot;',&quot;&amp;[.H82]&amp;&quot;,&quot;&amp;[.O82]&amp;&quot;,0,CURDATE(),CURDATE())&quot;&amp;IF(INDIRECT(ADDRESS(ROW([.A82])+1;1))&gt;0;&quot;,&quot;;&quot;;&quot;)" office:value-type="string" office:string-value="(79,'CGFFRD',2,'T,A,C',0,CURDATE(),CURDATE())," calcext:value-type="string">
            <text:p>(79,'CGFFRD',2,'T,A,C',0,CURDATE(),CURDATE()),</text:p>
          </table:table-cell>
          <table:table-cell table:number-columns-repeated="1007"/>
        </table:table-row>
        <table:table-row table:style-name="ro10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GSLR3</text:p>
          </table:table-cell>
          <table:table-cell office:value-type="string" calcext:value-type="string">
            <text:p>Gambe SL forte/RA sciolto</text:p>
          </table:table-cell>
          <table:table-cell table:style-name="ce21" table:formula="of:=COUNTIF([.$B$4:.$B$343];[.B83])" office:value-type="float" office:value="1" calcext:value-type="float">
            <text:p>1</text:p>
          </table:table-cell>
          <table:table-cell table:style-name="ce138" table:formula="of:=COUNTIF([exercise_rows.$B$4:.$B$361];[.B83])" office:value-type="float" office:value="2" calcext:value-type="float">
            <text:p>2</text:p>
          </table:table-cell>
          <table:table-cell table:style-name="ce257" table:formula="of:=SUMIF([exercise_rows.$B$4:.$B$361];[.B83];[exercise_rows.$E$4:.$E$361])" office:value-type="float" office:value="100" calcext:value-type="float">
            <text:p>100</text:p>
          </table:table-cell>
          <table:table-cell table:formula="of:=SUMIF([exercise_rows.$B$4:.$B$361];[.B8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83]=&quot;&quot;;[.I83];[.$I$3]&amp;&quot;,&quot;)&amp;IF([.J83]=&quot;&quot;;[.J83];[.$J$3]&amp;&quot;,&quot;)&amp;IF([.K83]=&quot;&quot;;[.K83];[.$K$3]&amp;&quot;,&quot;)&amp;IF([.L83]=&quot;&quot;;[.L83];[.$L$3]&amp;&quot;,&quot;)&amp;IF([.M83]=&quot;&quot;;[.M83];[.$M$3]&amp;&quot;,&quot;)" office:value-type="string" office:string-value="T,A,C," calcext:value-type="string">
            <text:p>T,A,C,</text:p>
          </table:table-cell>
          <table:table-cell table:formula="of:=IF(UPPER([.I83]&amp;[.J83]&amp;[.K83]&amp;[.L83]&amp;[.M83])=&quot;XXXXX&quot;;&quot;null&quot;;&quot;'&quot;&amp;LEFT([.N83];LEN([.N8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3]&amp;&quot;,'&quot;&amp;[.B83]&amp;&quot;',&quot;&amp;[.H83]&amp;&quot;,&quot;&amp;[.O83]&amp;&quot;,0,CURDATE(),CURDATE())&quot;&amp;IF(INDIRECT(ADDRESS(ROW([.A83])+1;1))&gt;0;&quot;,&quot;;&quot;;&quot;)" office:value-type="string" office:string-value="(80,'CGSLR3',2,'T,A,C',0,CURDATE(),CURDATE())," calcext:value-type="string">
            <text:p>(80,'CGSLR3',2,'T,A,C',0,CURDATE(),CURDATE()),</text:p>
          </table:table-cell>
          <table:table-cell table:number-columns-repeated="1007"/>
        </table:table-row>
        <table:table-row table:style-name="ro10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1GSFP</text:p>
          </table:table-cell>
          <table:table-cell office:value-type="string" calcext:value-type="string">
            <text:p>Gambe SL forte/sciolto</text:p>
          </table:table-cell>
          <table:table-cell table:style-name="ce21" table:formula="of:=COUNTIF([.$B$4:.$B$343];[.B84])" office:value-type="float" office:value="1" calcext:value-type="float">
            <text:p>1</text:p>
          </table:table-cell>
          <table:table-cell table:style-name="ce138" table:formula="of:=COUNTIF([exercise_rows.$B$4:.$B$361];[.B84])" office:value-type="float" office:value="2" calcext:value-type="float">
            <text:p>2</text:p>
          </table:table-cell>
          <table:table-cell table:style-name="ce257" table:formula="of:=SUMIF([exercise_rows.$B$4:.$B$361];[.B84];[exercise_rows.$E$4:.$E$361])" office:value-type="float" office:value="100" calcext:value-type="float">
            <text:p>100</text:p>
          </table:table-cell>
          <table:table-cell table:formula="of:=SUMIF([exercise_rows.$B$4:.$B$361];[.B8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84]=&quot;&quot;;[.I84];[.$I$3]&amp;&quot;,&quot;)&amp;IF([.J84]=&quot;&quot;;[.J84];[.$J$3]&amp;&quot;,&quot;)&amp;IF([.K84]=&quot;&quot;;[.K84];[.$K$3]&amp;&quot;,&quot;)&amp;IF([.L84]=&quot;&quot;;[.L84];[.$L$3]&amp;&quot;,&quot;)&amp;IF([.M84]=&quot;&quot;;[.M84];[.$M$3]&amp;&quot;,&quot;)" office:value-type="string" office:string-value="T,A,C," calcext:value-type="string">
            <text:p>T,A,C,</text:p>
          </table:table-cell>
          <table:table-cell table:formula="of:=IF(UPPER([.I84]&amp;[.J84]&amp;[.K84]&amp;[.L84]&amp;[.M84])=&quot;XXXXX&quot;;&quot;null&quot;;&quot;'&quot;&amp;LEFT([.N84];LEN([.N8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4]&amp;&quot;,'&quot;&amp;[.B84]&amp;&quot;',&quot;&amp;[.H84]&amp;&quot;,&quot;&amp;[.O84]&amp;&quot;,0,CURDATE(),CURDATE())&quot;&amp;IF(INDIRECT(ADDRESS(ROW([.A84])+1;1))&gt;0;&quot;,&quot;;&quot;;&quot;)" office:value-type="string" office:string-value="(81,'C1GSFP',2,'T,A,C',0,CURDATE(),CURDATE())," calcext:value-type="string">
            <text:p>(81,'C1GSFP',2,'T,A,C',0,CURDATE(),CURDATE()),</text:p>
          </table:table-cell>
          <table:table-cell table:number-columns-repeated="1007"/>
        </table:table-row>
        <table:table-row table:style-name="ro10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1GSPF</text:p>
          </table:table-cell>
          <table:table-cell office:value-type="string" calcext:value-type="string">
            <text:p>Gambe SL sciolto/forte</text:p>
          </table:table-cell>
          <table:table-cell table:style-name="ce21" table:formula="of:=COUNTIF([.$B$4:.$B$343];[.B85])" office:value-type="float" office:value="1" calcext:value-type="float">
            <text:p>1</text:p>
          </table:table-cell>
          <table:table-cell table:style-name="ce138" table:formula="of:=COUNTIF([exercise_rows.$B$4:.$B$361];[.B85])" office:value-type="float" office:value="2" calcext:value-type="float">
            <text:p>2</text:p>
          </table:table-cell>
          <table:table-cell table:style-name="ce257" table:formula="of:=SUMIF([exercise_rows.$B$4:.$B$361];[.B85];[exercise_rows.$E$4:.$E$361])" office:value-type="float" office:value="100" calcext:value-type="float">
            <text:p>100</text:p>
          </table:table-cell>
          <table:table-cell table:formula="of:=SUMIF([exercise_rows.$B$4:.$B$361];[.B8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85]=&quot;&quot;;[.I85];[.$I$3]&amp;&quot;,&quot;)&amp;IF([.J85]=&quot;&quot;;[.J85];[.$J$3]&amp;&quot;,&quot;)&amp;IF([.K85]=&quot;&quot;;[.K85];[.$K$3]&amp;&quot;,&quot;)&amp;IF([.L85]=&quot;&quot;;[.L85];[.$L$3]&amp;&quot;,&quot;)&amp;IF([.M85]=&quot;&quot;;[.M85];[.$M$3]&amp;&quot;,&quot;)" office:value-type="string" office:string-value="T,A,C," calcext:value-type="string">
            <text:p>T,A,C,</text:p>
          </table:table-cell>
          <table:table-cell table:formula="of:=IF(UPPER([.I85]&amp;[.J85]&amp;[.K85]&amp;[.L85]&amp;[.M85])=&quot;XXXXX&quot;;&quot;null&quot;;&quot;'&quot;&amp;LEFT([.N85];LEN([.N8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5]&amp;&quot;,'&quot;&amp;[.B85]&amp;&quot;',&quot;&amp;[.H85]&amp;&quot;,&quot;&amp;[.O85]&amp;&quot;,0,CURDATE(),CURDATE())&quot;&amp;IF(INDIRECT(ADDRESS(ROW([.A85])+1;1))&gt;0;&quot;,&quot;;&quot;;&quot;)" office:value-type="string" office:string-value="(82,'C1GSPF',2,'T,A,C',0,CURDATE(),CURDATE())," calcext:value-type="string">
            <text:p>(82,'C1GSPF',2,'T,A,C',0,CURDATE(),CURDATE()),</text:p>
          </table:table-cell>
          <table:table-cell table:number-columns-repeated="1007"/>
        </table:table-row>
        <table:table-row table:style-name="ro10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3SFPR</text:p>
          </table:table-cell>
          <table:table-cell office:value-type="string" calcext:value-type="string">
            <text:p>Gambe SL 15 forte/sciolto/25 RA sciolto</text:p>
          </table:table-cell>
          <table:table-cell table:style-name="ce21" table:formula="of:=COUNTIF([.$B$4:.$B$343];[.B86])" office:value-type="float" office:value="1" calcext:value-type="float">
            <text:p>1</text:p>
          </table:table-cell>
          <table:table-cell table:style-name="ce138" table:formula="of:=COUNTIF([exercise_rows.$B$4:.$B$361];[.B86])" office:value-type="float" office:value="3" calcext:value-type="float">
            <text:p>3</text:p>
          </table:table-cell>
          <table:table-cell table:style-name="ce257" table:formula="of:=SUMIF([exercise_rows.$B$4:.$B$361];[.B86];[exercise_rows.$E$4:.$E$361])" office:value-type="float" office:value="0" calcext:value-type="float">
            <text:p>0</text:p>
          </table:table-cell>
          <table:table-cell table:formula="of:=SUMIF([exercise_rows.$B$4:.$B$361];[.B86];[exercise_rows.$F$4:.$F$361]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86]=&quot;&quot;;[.I86];[.$I$3]&amp;&quot;,&quot;)&amp;IF([.J86]=&quot;&quot;;[.J86];[.$J$3]&amp;&quot;,&quot;)&amp;IF([.K86]=&quot;&quot;;[.K86];[.$K$3]&amp;&quot;,&quot;)&amp;IF([.L86]=&quot;&quot;;[.L86];[.$L$3]&amp;&quot;,&quot;)&amp;IF([.M86]=&quot;&quot;;[.M86];[.$M$3]&amp;&quot;,&quot;)" office:value-type="string" office:string-value="A,C," calcext:value-type="string">
            <text:p>A,C,</text:p>
          </table:table-cell>
          <table:table-cell table:formula="of:=IF(UPPER([.I86]&amp;[.J86]&amp;[.K86]&amp;[.L86]&amp;[.M86])=&quot;XXXXX&quot;;&quot;null&quot;;&quot;'&quot;&amp;LEFT([.N86];LEN([.N86]) - 1)&amp;&quot;'&quot;)" office:value-type="string" office:string-value="'A,C'" calcext:value-type="string">
            <text:p>'A,C'</text:p>
          </table:table-cell>
          <table:table-cell/>
          <table:table-cell table:formula="of:=&quot;(&quot;&amp;[.A86]&amp;&quot;,'&quot;&amp;[.B86]&amp;&quot;',&quot;&amp;[.H86]&amp;&quot;,&quot;&amp;[.O86]&amp;&quot;,0,CURDATE(),CURDATE())&quot;&amp;IF(INDIRECT(ADDRESS(ROW([.A86])+1;1))&gt;0;&quot;,&quot;;&quot;;&quot;)" office:value-type="string" office:string-value="(83,'C3SFPR',3,'A,C',0,CURDATE(),CURDATE())," calcext:value-type="string">
            <text:p>(83,'C3SFPR',3,'A,C',0,CURDATE(),CURDATE()),</text:p>
          </table:table-cell>
          <table:table-cell table:number-columns-repeated="1007"/>
        </table:table-row>
        <table:table-row table:style-name="ro10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1GSFL</text:p>
          </table:table-cell>
          <table:table-cell office:value-type="string" calcext:value-type="string">
            <text:p>Gambe SL fartlek 25</text:p>
          </table:table-cell>
          <table:table-cell table:style-name="ce35" table:formula="of:=COUNTIF([.$B$4:.$B$343];[.B87])" office:value-type="float" office:value="1" calcext:value-type="float">
            <text:p>1</text:p>
          </table:table-cell>
          <table:table-cell table:style-name="ce152" table:formula="of:=COUNTIF([exercise_rows.$B$4:.$B$361];[.B87])" office:value-type="float" office:value="2" calcext:value-type="float">
            <text:p>2</text:p>
          </table:table-cell>
          <table:table-cell table:style-name="ce271" table:formula="of:=SUMIF([exercise_rows.$B$4:.$B$361];[.B87];[exercise_rows.$E$4:.$E$361])" office:value-type="float" office:value="100" calcext:value-type="float">
            <text:p>100</text:p>
          </table:table-cell>
          <table:table-cell table:formula="of:=SUMIF([exercise_rows.$B$4:.$B$361];[.B87];[exercise_rows.$F$4:.$F$36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87]=&quot;&quot;;[.I87];[.$I$3]&amp;&quot;,&quot;)&amp;IF([.J87]=&quot;&quot;;[.J87];[.$J$3]&amp;&quot;,&quot;)&amp;IF([.K87]=&quot;&quot;;[.K87];[.$K$3]&amp;&quot;,&quot;)&amp;IF([.L87]=&quot;&quot;;[.L87];[.$L$3]&amp;&quot;,&quot;)&amp;IF([.M87]=&quot;&quot;;[.M87];[.$M$3]&amp;&quot;,&quot;)" office:value-type="string" office:string-value="A,C," calcext:value-type="string">
            <text:p>A,C,</text:p>
          </table:table-cell>
          <table:table-cell table:formula="of:=IF(UPPER([.I87]&amp;[.J87]&amp;[.K87]&amp;[.L87]&amp;[.M87])=&quot;XXXXX&quot;;&quot;null&quot;;&quot;'&quot;&amp;LEFT([.N87];LEN([.N87]) - 1)&amp;&quot;'&quot;)" office:value-type="string" office:string-value="'A,C'" calcext:value-type="string">
            <text:p>'A,C'</text:p>
          </table:table-cell>
          <table:table-cell/>
          <table:table-cell table:formula="of:=&quot;(&quot;&amp;[.A87]&amp;&quot;,'&quot;&amp;[.B87]&amp;&quot;',&quot;&amp;[.H87]&amp;&quot;,&quot;&amp;[.O87]&amp;&quot;,0,CURDATE(),CURDATE())&quot;&amp;IF(INDIRECT(ADDRESS(ROW([.A87])+1;1))&gt;0;&quot;,&quot;;&quot;;&quot;)" office:value-type="string" office:string-value="(84,'C1GSFL',3,'A,C',0,CURDATE(),CURDATE())," calcext:value-type="string">
            <text:p>(84,'C1GSFL',3,'A,C',0,CURDATE(),CURDATE()),</text:p>
          </table:table-cell>
          <table:table-cell table:number-columns-repeated="1007"/>
        </table:table-row>
        <table:table-row table:style-name="ro10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1GSF1</text:p>
          </table:table-cell>
          <table:table-cell office:value-type="string" calcext:value-type="string">
            <text:p>Gambe SL fartlek 25 a scalare</text:p>
          </table:table-cell>
          <table:table-cell table:style-name="ce36" table:formula="of:=COUNTIF([.$B$4:.$B$342];[.B88])" office:value-type="float" office:value="1" calcext:value-type="float">
            <text:p>1</text:p>
          </table:table-cell>
          <table:table-cell table:style-name="ce153" table:formula="of:=COUNTIF([exercise_rows.$B$4:.$B$361];[.B88])" office:value-type="float" office:value="2" calcext:value-type="float">
            <text:p>2</text:p>
          </table:table-cell>
          <table:table-cell table:style-name="ce272" table:formula="of:=SUMIF([exercise_rows.$B$4:.$B$361];[.B88];[exercise_rows.$E$4:.$E$361])" office:value-type="float" office:value="100" calcext:value-type="float">
            <text:p>100</text:p>
          </table:table-cell>
          <table:table-cell table:formula="of:=SUMIF([exercise_rows.$B$4:.$B$361];[.B88];[exercise_rows.$F$4:.$F$36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88]=&quot;&quot;;[.I88];[.$I$3]&amp;&quot;,&quot;)&amp;IF([.J88]=&quot;&quot;;[.J88];[.$J$3]&amp;&quot;,&quot;)&amp;IF([.K88]=&quot;&quot;;[.K88];[.$K$3]&amp;&quot;,&quot;)&amp;IF([.L88]=&quot;&quot;;[.L88];[.$L$3]&amp;&quot;,&quot;)&amp;IF([.M88]=&quot;&quot;;[.M88];[.$M$3]&amp;&quot;,&quot;)" office:value-type="string" office:string-value="A,C," calcext:value-type="string">
            <text:p>A,C,</text:p>
          </table:table-cell>
          <table:table-cell table:formula="of:=IF(UPPER([.I88]&amp;[.J88]&amp;[.K88]&amp;[.L88]&amp;[.M88])=&quot;XXXXX&quot;;&quot;null&quot;;&quot;'&quot;&amp;LEFT([.N88];LEN([.N88]) - 1)&amp;&quot;'&quot;)" office:value-type="string" office:string-value="'A,C'" calcext:value-type="string">
            <text:p>'A,C'</text:p>
          </table:table-cell>
          <table:table-cell/>
          <table:table-cell table:formula="of:=&quot;(&quot;&amp;[.A88]&amp;&quot;,'&quot;&amp;[.B88]&amp;&quot;',&quot;&amp;[.H88]&amp;&quot;,&quot;&amp;[.O88]&amp;&quot;,0,CURDATE(),CURDATE())&quot;&amp;IF(INDIRECT(ADDRESS(ROW([.A88])+1;1))&gt;0;&quot;,&quot;;&quot;;&quot;)" office:value-type="string" office:string-value="(85,'C1GSF1',3,'A,C',0,CURDATE(),CURDATE())," calcext:value-type="string">
            <text:p>(85,'C1GSF1',3,'A,C',0,CURDATE(),CURDATE()),</text:p>
          </table:table-cell>
          <table:table-cell table:number-columns-repeated="1007"/>
        </table:table-row>
        <table:table-row table:style-name="ro10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ECSLST</text:p>
          </table:table-cell>
          <table:table-cell office:value-type="string" calcext:value-type="string">
            <text:p>Esercizi SL strisciato</text:p>
          </table:table-cell>
          <table:table-cell table:style-name="ce21" table:formula="of:=COUNTIF([.$B$4:.$B$343];[.B89])" office:value-type="float" office:value="1" calcext:value-type="float">
            <text:p>1</text:p>
          </table:table-cell>
          <table:table-cell table:style-name="ce138" table:formula="of:=COUNTIF([exercise_rows.$B$4:.$B$361];[.B89])" office:value-type="float" office:value="2" calcext:value-type="float">
            <text:p>2</text:p>
          </table:table-cell>
          <table:table-cell table:style-name="ce257" table:formula="of:=SUMIF([exercise_rows.$B$4:.$B$361];[.B89];[exercise_rows.$E$4:.$E$361])" office:value-type="float" office:value="100" calcext:value-type="float">
            <text:p>100</text:p>
          </table:table-cell>
          <table:table-cell table:formula="of:=SUMIF([exercise_rows.$B$4:.$B$361];[.B8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89]=&quot;&quot;;[.I89];[.$I$3]&amp;&quot;,&quot;)&amp;IF([.J89]=&quot;&quot;;[.J89];[.$J$3]&amp;&quot;,&quot;)&amp;IF([.K89]=&quot;&quot;;[.K89];[.$K$3]&amp;&quot;,&quot;)&amp;IF([.L89]=&quot;&quot;;[.L89];[.$L$3]&amp;&quot;,&quot;)&amp;IF([.M89]=&quot;&quot;;[.M89];[.$M$3]&amp;&quot;,&quot;)" office:value-type="string" office:string-value="T," calcext:value-type="string">
            <text:p>T,</text:p>
          </table:table-cell>
          <table:table-cell table:formula="of:=IF(UPPER([.I89]&amp;[.J89]&amp;[.K89]&amp;[.L89]&amp;[.M89])=&quot;XXXXX&quot;;&quot;null&quot;;&quot;'&quot;&amp;LEFT([.N89];LEN([.N89]) - 1)&amp;&quot;'&quot;)" office:value-type="string" office:string-value="'T'" calcext:value-type="string">
            <text:p>'T'</text:p>
          </table:table-cell>
          <table:table-cell/>
          <table:table-cell table:formula="of:=&quot;(&quot;&amp;[.A89]&amp;&quot;,'&quot;&amp;[.B89]&amp;&quot;',&quot;&amp;[.H89]&amp;&quot;,&quot;&amp;[.O89]&amp;&quot;,0,CURDATE(),CURDATE())&quot;&amp;IF(INDIRECT(ADDRESS(ROW([.A89])+1;1))&gt;0;&quot;,&quot;;&quot;;&quot;)" office:value-type="string" office:string-value="(86,'ECSLST',2,'T',0,CURDATE(),CURDATE())," calcext:value-type="string">
            <text:p>(86,'ECSLST',2,'T',0,CURDATE(),CURDATE()),</text:p>
          </table:table-cell>
          <table:table-cell table:number-columns-repeated="1007"/>
        </table:table-row>
        <table:table-row table:style-name="ro10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ECSLPG</text:p>
          </table:table-cell>
          <table:table-cell office:value-type="string" calcext:value-type="string">
            <text:p>Esercizi SL pugni chiusi</text:p>
          </table:table-cell>
          <table:table-cell table:style-name="ce21" table:formula="of:=COUNTIF([.$B$4:.$B$343];[.B90])" office:value-type="float" office:value="1" calcext:value-type="float">
            <text:p>1</text:p>
          </table:table-cell>
          <table:table-cell table:style-name="ce138" table:formula="of:=COUNTIF([exercise_rows.$B$4:.$B$361];[.B90])" office:value-type="float" office:value="2" calcext:value-type="float">
            <text:p>2</text:p>
          </table:table-cell>
          <table:table-cell table:style-name="ce257" table:formula="of:=SUMIF([exercise_rows.$B$4:.$B$361];[.B90];[exercise_rows.$E$4:.$E$361])" office:value-type="float" office:value="100" calcext:value-type="float">
            <text:p>100</text:p>
          </table:table-cell>
          <table:table-cell table:formula="of:=SUMIF([exercise_rows.$B$4:.$B$361];[.B9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90]=&quot;&quot;;[.I90];[.$I$3]&amp;&quot;,&quot;)&amp;IF([.J90]=&quot;&quot;;[.J90];[.$J$3]&amp;&quot;,&quot;)&amp;IF([.K90]=&quot;&quot;;[.K90];[.$K$3]&amp;&quot;,&quot;)&amp;IF([.L90]=&quot;&quot;;[.L90];[.$L$3]&amp;&quot;,&quot;)&amp;IF([.M90]=&quot;&quot;;[.M90];[.$M$3]&amp;&quot;,&quot;)" office:value-type="string" office:string-value="T," calcext:value-type="string">
            <text:p>T,</text:p>
          </table:table-cell>
          <table:table-cell table:formula="of:=IF(UPPER([.I90]&amp;[.J90]&amp;[.K90]&amp;[.L90]&amp;[.M90])=&quot;XXXXX&quot;;&quot;null&quot;;&quot;'&quot;&amp;LEFT([.N90];LEN([.N90]) - 1)&amp;&quot;'&quot;)" office:value-type="string" office:string-value="'T'" calcext:value-type="string">
            <text:p>'T'</text:p>
          </table:table-cell>
          <table:table-cell/>
          <table:table-cell table:formula="of:=&quot;(&quot;&amp;[.A90]&amp;&quot;,'&quot;&amp;[.B90]&amp;&quot;',&quot;&amp;[.H90]&amp;&quot;,&quot;&amp;[.O90]&amp;&quot;,0,CURDATE(),CURDATE())&quot;&amp;IF(INDIRECT(ADDRESS(ROW([.A90])+1;1))&gt;0;&quot;,&quot;;&quot;;&quot;)" office:value-type="string" office:string-value="(87,'ECSLPG',2,'T',0,CURDATE(),CURDATE())," calcext:value-type="string">
            <text:p>(87,'ECSLPG',2,'T',0,CURDATE(),CURDATE()),</text:p>
          </table:table-cell>
          <table:table-cell table:number-columns-repeated="1007"/>
        </table:table-row>
        <table:table-row table:style-name="ro10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ECSLAA</text:p>
          </table:table-cell>
          <table:table-cell office:value-type="string" calcext:value-type="string">
            <text:p>Esercizi SL alternato alto</text:p>
          </table:table-cell>
          <table:table-cell table:style-name="ce21" table:formula="of:=COUNTIF([.$B$4:.$B$343];[.B91])" office:value-type="float" office:value="1" calcext:value-type="float">
            <text:p>1</text:p>
          </table:table-cell>
          <table:table-cell table:style-name="ce138" table:formula="of:=COUNTIF([exercise_rows.$B$4:.$B$361];[.B91])" office:value-type="float" office:value="2" calcext:value-type="float">
            <text:p>2</text:p>
          </table:table-cell>
          <table:table-cell table:style-name="ce257" table:formula="of:=SUMIF([exercise_rows.$B$4:.$B$361];[.B91];[exercise_rows.$E$4:.$E$361])" office:value-type="float" office:value="100" calcext:value-type="float">
            <text:p>100</text:p>
          </table:table-cell>
          <table:table-cell table:formula="of:=SUMIF([exercise_rows.$B$4:.$B$361];[.B9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91]=&quot;&quot;;[.I91];[.$I$3]&amp;&quot;,&quot;)&amp;IF([.J91]=&quot;&quot;;[.J91];[.$J$3]&amp;&quot;,&quot;)&amp;IF([.K91]=&quot;&quot;;[.K91];[.$K$3]&amp;&quot;,&quot;)&amp;IF([.L91]=&quot;&quot;;[.L91];[.$L$3]&amp;&quot;,&quot;)&amp;IF([.M91]=&quot;&quot;;[.M91];[.$M$3]&amp;&quot;,&quot;)" office:value-type="string" office:string-value="T," calcext:value-type="string">
            <text:p>T,</text:p>
          </table:table-cell>
          <table:table-cell table:formula="of:=IF(UPPER([.I91]&amp;[.J91]&amp;[.K91]&amp;[.L91]&amp;[.M91])=&quot;XXXXX&quot;;&quot;null&quot;;&quot;'&quot;&amp;LEFT([.N91];LEN([.N91]) - 1)&amp;&quot;'&quot;)" office:value-type="string" office:string-value="'T'" calcext:value-type="string">
            <text:p>'T'</text:p>
          </table:table-cell>
          <table:table-cell/>
          <table:table-cell table:formula="of:=&quot;(&quot;&amp;[.A91]&amp;&quot;,'&quot;&amp;[.B91]&amp;&quot;',&quot;&amp;[.H91]&amp;&quot;,&quot;&amp;[.O91]&amp;&quot;,0,CURDATE(),CURDATE())&quot;&amp;IF(INDIRECT(ADDRESS(ROW([.A91])+1;1))&gt;0;&quot;,&quot;;&quot;;&quot;)" office:value-type="string" office:string-value="(88,'ECSLAA',2,'T',0,CURDATE(),CURDATE())," calcext:value-type="string">
            <text:p>(88,'ECSLAA',2,'T',0,CURDATE(),CURDATE()),</text:p>
          </table:table-cell>
          <table:table-cell table:number-columns-repeated="1007"/>
        </table:table-row>
        <table:table-row table:style-name="ro10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ECSLBG</text:p>
          </table:table-cell>
          <table:table-cell office:value-type="string" calcext:value-type="string">
            <text:p>Esercizi SL 1 braccio giù</text:p>
          </table:table-cell>
          <table:table-cell table:style-name="ce21" table:formula="of:=COUNTIF([.$B$4:.$B$343];[.B92])" office:value-type="float" office:value="1" calcext:value-type="float">
            <text:p>1</text:p>
          </table:table-cell>
          <table:table-cell table:style-name="ce138" table:formula="of:=COUNTIF([exercise_rows.$B$4:.$B$361];[.B92])" office:value-type="float" office:value="2" calcext:value-type="float">
            <text:p>2</text:p>
          </table:table-cell>
          <table:table-cell table:style-name="ce257" table:formula="of:=SUMIF([exercise_rows.$B$4:.$B$361];[.B92];[exercise_rows.$E$4:.$E$361])" office:value-type="float" office:value="100" calcext:value-type="float">
            <text:p>100</text:p>
          </table:table-cell>
          <table:table-cell table:formula="of:=SUMIF([exercise_rows.$B$4:.$B$361];[.B9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92]=&quot;&quot;;[.I92];[.$I$3]&amp;&quot;,&quot;)&amp;IF([.J92]=&quot;&quot;;[.J92];[.$J$3]&amp;&quot;,&quot;)&amp;IF([.K92]=&quot;&quot;;[.K92];[.$K$3]&amp;&quot;,&quot;)&amp;IF([.L92]=&quot;&quot;;[.L92];[.$L$3]&amp;&quot;,&quot;)&amp;IF([.M92]=&quot;&quot;;[.M92];[.$M$3]&amp;&quot;,&quot;)" office:value-type="string" office:string-value="T," calcext:value-type="string">
            <text:p>T,</text:p>
          </table:table-cell>
          <table:table-cell table:formula="of:=IF(UPPER([.I92]&amp;[.J92]&amp;[.K92]&amp;[.L92]&amp;[.M92])=&quot;XXXXX&quot;;&quot;null&quot;;&quot;'&quot;&amp;LEFT([.N92];LEN([.N92]) - 1)&amp;&quot;'&quot;)" office:value-type="string" office:string-value="'T'" calcext:value-type="string">
            <text:p>'T'</text:p>
          </table:table-cell>
          <table:table-cell/>
          <table:table-cell table:formula="of:=&quot;(&quot;&amp;[.A92]&amp;&quot;,'&quot;&amp;[.B92]&amp;&quot;',&quot;&amp;[.H92]&amp;&quot;,&quot;&amp;[.O92]&amp;&quot;,0,CURDATE(),CURDATE())&quot;&amp;IF(INDIRECT(ADDRESS(ROW([.A92])+1;1))&gt;0;&quot;,&quot;;&quot;;&quot;)" office:value-type="string" office:string-value="(89,'ECSLBG',2,'T',0,CURDATE(),CURDATE())," calcext:value-type="string">
            <text:p>(89,'ECSLBG',2,'T',0,CURDATE(),CURDATE()),</text:p>
          </table:table-cell>
          <table:table-cell table:number-columns-repeated="1007"/>
        </table:table-row>
        <table:table-row table:style-name="ro10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ECSLGG</text:p>
          </table:table-cell>
          <table:table-cell office:value-type="string" calcext:value-type="string">
            <text:p>Esercizi SL 1 braccio giù resp giù</text:p>
          </table:table-cell>
          <table:table-cell table:style-name="ce21" table:formula="of:=COUNTIF([.$B$4:.$B$343];[.B93])" office:value-type="float" office:value="1" calcext:value-type="float">
            <text:p>1</text:p>
          </table:table-cell>
          <table:table-cell table:style-name="ce138" table:formula="of:=COUNTIF([exercise_rows.$B$4:.$B$361];[.B93])" office:value-type="float" office:value="2" calcext:value-type="float">
            <text:p>2</text:p>
          </table:table-cell>
          <table:table-cell table:style-name="ce257" table:formula="of:=SUMIF([exercise_rows.$B$4:.$B$361];[.B93];[exercise_rows.$E$4:.$E$361])" office:value-type="float" office:value="100" calcext:value-type="float">
            <text:p>100</text:p>
          </table:table-cell>
          <table:table-cell table:formula="of:=SUMIF([exercise_rows.$B$4:.$B$361];[.B9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93]=&quot;&quot;;[.I93];[.$I$3]&amp;&quot;,&quot;)&amp;IF([.J93]=&quot;&quot;;[.J93];[.$J$3]&amp;&quot;,&quot;)&amp;IF([.K93]=&quot;&quot;;[.K93];[.$K$3]&amp;&quot;,&quot;)&amp;IF([.L93]=&quot;&quot;;[.L93];[.$L$3]&amp;&quot;,&quot;)&amp;IF([.M93]=&quot;&quot;;[.M93];[.$M$3]&amp;&quot;,&quot;)" office:value-type="string" office:string-value="T," calcext:value-type="string">
            <text:p>T,</text:p>
          </table:table-cell>
          <table:table-cell table:formula="of:=IF(UPPER([.I93]&amp;[.J93]&amp;[.K93]&amp;[.L93]&amp;[.M93])=&quot;XXXXX&quot;;&quot;null&quot;;&quot;'&quot;&amp;LEFT([.N93];LEN([.N93]) - 1)&amp;&quot;'&quot;)" office:value-type="string" office:string-value="'T'" calcext:value-type="string">
            <text:p>'T'</text:p>
          </table:table-cell>
          <table:table-cell/>
          <table:table-cell table:formula="of:=&quot;(&quot;&amp;[.A93]&amp;&quot;,'&quot;&amp;[.B93]&amp;&quot;',&quot;&amp;[.H93]&amp;&quot;,&quot;&amp;[.O93]&amp;&quot;,0,CURDATE(),CURDATE())&quot;&amp;IF(INDIRECT(ADDRESS(ROW([.A93])+1;1))&gt;0;&quot;,&quot;;&quot;;&quot;)" office:value-type="string" office:string-value="(90,'ECSLGG',2,'T',0,CURDATE(),CURDATE())," calcext:value-type="string">
            <text:p>(90,'ECSLGG',2,'T',0,CURDATE(),CURDATE()),</text:p>
          </table:table-cell>
          <table:table-cell table:number-columns-repeated="1007"/>
        </table:table-row>
        <table:table-row table:style-name="ro10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ECSLBS</text:p>
          </table:table-cell>
          <table:table-cell office:value-type="string" calcext:value-type="string">
            <text:p>Esercizi SL 1 braccio su</text:p>
          </table:table-cell>
          <table:table-cell table:style-name="ce21" table:formula="of:=COUNTIF([.$B$4:.$B$343];[.B94])" office:value-type="float" office:value="1" calcext:value-type="float">
            <text:p>1</text:p>
          </table:table-cell>
          <table:table-cell table:style-name="ce138" table:formula="of:=COUNTIF([exercise_rows.$B$4:.$B$361];[.B94])" office:value-type="float" office:value="2" calcext:value-type="float">
            <text:p>2</text:p>
          </table:table-cell>
          <table:table-cell table:style-name="ce257" table:formula="of:=SUMIF([exercise_rows.$B$4:.$B$361];[.B94];[exercise_rows.$E$4:.$E$361])" office:value-type="float" office:value="100" calcext:value-type="float">
            <text:p>100</text:p>
          </table:table-cell>
          <table:table-cell table:formula="of:=SUMIF([exercise_rows.$B$4:.$B$361];[.B9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94]=&quot;&quot;;[.I94];[.$I$3]&amp;&quot;,&quot;)&amp;IF([.J94]=&quot;&quot;;[.J94];[.$J$3]&amp;&quot;,&quot;)&amp;IF([.K94]=&quot;&quot;;[.K94];[.$K$3]&amp;&quot;,&quot;)&amp;IF([.L94]=&quot;&quot;;[.L94];[.$L$3]&amp;&quot;,&quot;)&amp;IF([.M94]=&quot;&quot;;[.M94];[.$M$3]&amp;&quot;,&quot;)" office:value-type="string" office:string-value="T," calcext:value-type="string">
            <text:p>T,</text:p>
          </table:table-cell>
          <table:table-cell table:formula="of:=IF(UPPER([.I94]&amp;[.J94]&amp;[.K94]&amp;[.L94]&amp;[.M94])=&quot;XXXXX&quot;;&quot;null&quot;;&quot;'&quot;&amp;LEFT([.N94];LEN([.N94]) - 1)&amp;&quot;'&quot;)" office:value-type="string" office:string-value="'T'" calcext:value-type="string">
            <text:p>'T'</text:p>
          </table:table-cell>
          <table:table-cell/>
          <table:table-cell table:formula="of:=&quot;(&quot;&amp;[.A94]&amp;&quot;,'&quot;&amp;[.B94]&amp;&quot;',&quot;&amp;[.H94]&amp;&quot;,&quot;&amp;[.O94]&amp;&quot;,0,CURDATE(),CURDATE())&quot;&amp;IF(INDIRECT(ADDRESS(ROW([.A94])+1;1))&gt;0;&quot;,&quot;;&quot;;&quot;)" office:value-type="string" office:string-value="(91,'ECSLBS',2,'T',0,CURDATE(),CURDATE())," calcext:value-type="string">
            <text:p>(91,'ECSLBS',2,'T',0,CURDATE(),CURDATE()),</text:p>
          </table:table-cell>
          <table:table-cell table:number-columns-repeated="1007"/>
        </table:table-row>
        <table:table-row table:style-name="ro10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ECSLTA</text:p>
          </table:table-cell>
          <table:table-cell office:value-type="string" calcext:value-type="string">
            <text:p>Esercizi SL testa alta</text:p>
          </table:table-cell>
          <table:table-cell table:style-name="ce21" table:formula="of:=COUNTIF([.$B$4:.$B$343];[.B95])" office:value-type="float" office:value="1" calcext:value-type="float">
            <text:p>1</text:p>
          </table:table-cell>
          <table:table-cell table:style-name="ce138" table:formula="of:=COUNTIF([exercise_rows.$B$4:.$B$361];[.B95])" office:value-type="float" office:value="2" calcext:value-type="float">
            <text:p>2</text:p>
          </table:table-cell>
          <table:table-cell table:style-name="ce257" table:formula="of:=SUMIF([exercise_rows.$B$4:.$B$361];[.B95];[exercise_rows.$E$4:.$E$361])" office:value-type="float" office:value="100" calcext:value-type="float">
            <text:p>100</text:p>
          </table:table-cell>
          <table:table-cell table:formula="of:=SUMIF([exercise_rows.$B$4:.$B$361];[.B9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2" table:style-name="ce381" office:value-type="string" calcext:value-type="string">
            <text:p>x</text:p>
          </table:table-cell>
          <table:table-cell table:style-name="ce381" table:number-columns-repeated="2"/>
          <table:table-cell table:formula="of:=IF([.I95]=&quot;&quot;;[.I95];[.$I$3]&amp;&quot;,&quot;)&amp;IF([.J95]=&quot;&quot;;[.J95];[.$J$3]&amp;&quot;,&quot;)&amp;IF([.K95]=&quot;&quot;;[.K95];[.$K$3]&amp;&quot;,&quot;)&amp;IF([.L95]=&quot;&quot;;[.L95];[.$L$3]&amp;&quot;,&quot;)&amp;IF([.M95]=&quot;&quot;;[.M95];[.$M$3]&amp;&quot;,&quot;)" office:value-type="string" office:string-value="T,A," calcext:value-type="string">
            <text:p>T,A,</text:p>
          </table:table-cell>
          <table:table-cell table:formula="of:=IF(UPPER([.I95]&amp;[.J95]&amp;[.K95]&amp;[.L95]&amp;[.M95])=&quot;XXXXX&quot;;&quot;null&quot;;&quot;'&quot;&amp;LEFT([.N95];LEN([.N95]) - 1)&amp;&quot;'&quot;)" office:value-type="string" office:string-value="'T,A'" calcext:value-type="string">
            <text:p>'T,A'</text:p>
          </table:table-cell>
          <table:table-cell/>
          <table:table-cell table:formula="of:=&quot;(&quot;&amp;[.A95]&amp;&quot;,'&quot;&amp;[.B95]&amp;&quot;',&quot;&amp;[.H95]&amp;&quot;,&quot;&amp;[.O95]&amp;&quot;,0,CURDATE(),CURDATE())&quot;&amp;IF(INDIRECT(ADDRESS(ROW([.A95])+1;1))&gt;0;&quot;,&quot;;&quot;;&quot;)" office:value-type="string" office:string-value="(92,'ECSLTA',2,'T,A',0,CURDATE(),CURDATE())," calcext:value-type="string">
            <text:p>(92,'ECSLTA',2,'T,A',0,CURDATE(),CURDATE()),</text:p>
          </table:table-cell>
          <table:table-cell table:number-columns-repeated="1007"/>
        </table:table-row>
        <table:table-row table:style-name="ro10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ECSLSO</text:p>
          </table:table-cell>
          <table:table-cell office:value-type="string" calcext:value-type="string">
            <text:p>Esercizi SL sovrapposto/opposto</text:p>
          </table:table-cell>
          <table:table-cell table:style-name="ce21" table:formula="of:=COUNTIF([.$B$4:.$B$343];[.B96])" office:value-type="float" office:value="1" calcext:value-type="float">
            <text:p>1</text:p>
          </table:table-cell>
          <table:table-cell table:style-name="ce138" table:formula="of:=COUNTIF([exercise_rows.$B$4:.$B$361];[.B96])" office:value-type="float" office:value="2" calcext:value-type="float">
            <text:p>2</text:p>
          </table:table-cell>
          <table:table-cell table:style-name="ce257" table:formula="of:=SUMIF([exercise_rows.$B$4:.$B$361];[.B96];[exercise_rows.$E$4:.$E$361])" office:value-type="float" office:value="100" calcext:value-type="float">
            <text:p>100</text:p>
          </table:table-cell>
          <table:table-cell table:formula="of:=SUMIF([exercise_rows.$B$4:.$B$361];[.B9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96]=&quot;&quot;;[.I96];[.$I$3]&amp;&quot;,&quot;)&amp;IF([.J96]=&quot;&quot;;[.J96];[.$J$3]&amp;&quot;,&quot;)&amp;IF([.K96]=&quot;&quot;;[.K96];[.$K$3]&amp;&quot;,&quot;)&amp;IF([.L96]=&quot;&quot;;[.L96];[.$L$3]&amp;&quot;,&quot;)&amp;IF([.M96]=&quot;&quot;;[.M96];[.$M$3]&amp;&quot;,&quot;)" office:value-type="string" office:string-value="T," calcext:value-type="string">
            <text:p>T,</text:p>
          </table:table-cell>
          <table:table-cell table:formula="of:=IF(UPPER([.I96]&amp;[.J96]&amp;[.K96]&amp;[.L96]&amp;[.M96])=&quot;XXXXX&quot;;&quot;null&quot;;&quot;'&quot;&amp;LEFT([.N96];LEN([.N96]) - 1)&amp;&quot;'&quot;)" office:value-type="string" office:string-value="'T'" calcext:value-type="string">
            <text:p>'T'</text:p>
          </table:table-cell>
          <table:table-cell/>
          <table:table-cell table:formula="of:=&quot;(&quot;&amp;[.A96]&amp;&quot;,'&quot;&amp;[.B96]&amp;&quot;',&quot;&amp;[.H96]&amp;&quot;,&quot;&amp;[.O96]&amp;&quot;,0,CURDATE(),CURDATE())&quot;&amp;IF(INDIRECT(ADDRESS(ROW([.A96])+1;1))&gt;0;&quot;,&quot;;&quot;;&quot;)" office:value-type="string" office:string-value="(93,'ECSLSO',2,'T',0,CURDATE(),CURDATE())," calcext:value-type="string">
            <text:p>(93,'ECSLSO',2,'T',0,CURDATE(),CURDATE()),</text:p>
          </table:table-cell>
          <table:table-cell table:number-columns-repeated="1007"/>
        </table:table-row>
        <table:table-row table:style-name="ro10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ECSLLS</text:p>
          </table:table-cell>
          <table:table-cell office:value-type="string" calcext:value-type="string">
            <text:p>Esercizi SL largo/stretto</text:p>
          </table:table-cell>
          <table:table-cell table:style-name="ce21" table:formula="of:=COUNTIF([.$B$4:.$B$343];[.B97])" office:value-type="float" office:value="1" calcext:value-type="float">
            <text:p>1</text:p>
          </table:table-cell>
          <table:table-cell table:style-name="ce138" table:formula="of:=COUNTIF([exercise_rows.$B$4:.$B$361];[.B97])" office:value-type="float" office:value="2" calcext:value-type="float">
            <text:p>2</text:p>
          </table:table-cell>
          <table:table-cell table:style-name="ce257" table:formula="of:=SUMIF([exercise_rows.$B$4:.$B$361];[.B97];[exercise_rows.$E$4:.$E$361])" office:value-type="float" office:value="100" calcext:value-type="float">
            <text:p>100</text:p>
          </table:table-cell>
          <table:table-cell table:formula="of:=SUMIF([exercise_rows.$B$4:.$B$361];[.B9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97]=&quot;&quot;;[.I97];[.$I$3]&amp;&quot;,&quot;)&amp;IF([.J97]=&quot;&quot;;[.J97];[.$J$3]&amp;&quot;,&quot;)&amp;IF([.K97]=&quot;&quot;;[.K97];[.$K$3]&amp;&quot;,&quot;)&amp;IF([.L97]=&quot;&quot;;[.L97];[.$L$3]&amp;&quot;,&quot;)&amp;IF([.M97]=&quot;&quot;;[.M97];[.$M$3]&amp;&quot;,&quot;)" office:value-type="string" office:string-value="T," calcext:value-type="string">
            <text:p>T,</text:p>
          </table:table-cell>
          <table:table-cell table:formula="of:=IF(UPPER([.I97]&amp;[.J97]&amp;[.K97]&amp;[.L97]&amp;[.M97])=&quot;XXXXX&quot;;&quot;null&quot;;&quot;'&quot;&amp;LEFT([.N97];LEN([.N97]) - 1)&amp;&quot;'&quot;)" office:value-type="string" office:string-value="'T'" calcext:value-type="string">
            <text:p>'T'</text:p>
          </table:table-cell>
          <table:table-cell/>
          <table:table-cell table:formula="of:=&quot;(&quot;&amp;[.A97]&amp;&quot;,'&quot;&amp;[.B97]&amp;&quot;',&quot;&amp;[.H97]&amp;&quot;,&quot;&amp;[.O97]&amp;&quot;,0,CURDATE(),CURDATE())&quot;&amp;IF(INDIRECT(ADDRESS(ROW([.A97])+1;1))&gt;0;&quot;,&quot;;&quot;;&quot;)" office:value-type="string" office:string-value="(94,'ECSLLS',2,'T',0,CURDATE(),CURDATE())," calcext:value-type="string">
            <text:p>(94,'ECSLLS',2,'T',0,CURDATE(),CURDATE()),</text:p>
          </table:table-cell>
          <table:table-cell table:number-columns-repeated="1007"/>
        </table:table-row>
        <table:table-row table:style-name="ro10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ECSLBT</text:p>
          </table:table-cell>
          <table:table-cell office:value-type="string" calcext:value-type="string">
            <text:p>Esercizi SL braccia tese</text:p>
          </table:table-cell>
          <table:table-cell table:style-name="ce21" table:formula="of:=COUNTIF([.$B$4:.$B$343];[.B98])" office:value-type="float" office:value="1" calcext:value-type="float">
            <text:p>1</text:p>
          </table:table-cell>
          <table:table-cell table:style-name="ce138" table:formula="of:=COUNTIF([exercise_rows.$B$4:.$B$361];[.B98])" office:value-type="float" office:value="2" calcext:value-type="float">
            <text:p>2</text:p>
          </table:table-cell>
          <table:table-cell table:style-name="ce257" table:formula="of:=SUMIF([exercise_rows.$B$4:.$B$361];[.B98];[exercise_rows.$E$4:.$E$361])" office:value-type="float" office:value="100" calcext:value-type="float">
            <text:p>100</text:p>
          </table:table-cell>
          <table:table-cell table:formula="of:=SUMIF([exercise_rows.$B$4:.$B$361];[.B9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98]=&quot;&quot;;[.I98];[.$I$3]&amp;&quot;,&quot;)&amp;IF([.J98]=&quot;&quot;;[.J98];[.$J$3]&amp;&quot;,&quot;)&amp;IF([.K98]=&quot;&quot;;[.K98];[.$K$3]&amp;&quot;,&quot;)&amp;IF([.L98]=&quot;&quot;;[.L98];[.$L$3]&amp;&quot;,&quot;)&amp;IF([.M98]=&quot;&quot;;[.M98];[.$M$3]&amp;&quot;,&quot;)" office:value-type="string" office:string-value="T," calcext:value-type="string">
            <text:p>T,</text:p>
          </table:table-cell>
          <table:table-cell table:formula="of:=IF(UPPER([.I98]&amp;[.J98]&amp;[.K98]&amp;[.L98]&amp;[.M98])=&quot;XXXXX&quot;;&quot;null&quot;;&quot;'&quot;&amp;LEFT([.N98];LEN([.N98]) - 1)&amp;&quot;'&quot;)" office:value-type="string" office:string-value="'T'" calcext:value-type="string">
            <text:p>'T'</text:p>
          </table:table-cell>
          <table:table-cell/>
          <table:table-cell table:formula="of:=&quot;(&quot;&amp;[.A98]&amp;&quot;,'&quot;&amp;[.B98]&amp;&quot;',&quot;&amp;[.H98]&amp;&quot;,&quot;&amp;[.O98]&amp;&quot;,0,CURDATE(),CURDATE())&quot;&amp;IF(INDIRECT(ADDRESS(ROW([.A98])+1;1))&gt;0;&quot;,&quot;;&quot;;&quot;)" office:value-type="string" office:string-value="(95,'ECSLBT',2,'T',0,CURDATE(),CURDATE())," calcext:value-type="string">
            <text:p>(95,'ECSLBT',2,'T',0,CURDATE(),CURDATE()),</text:p>
          </table:table-cell>
          <table:table-cell table:number-columns-repeated="1007"/>
        </table:table-row>
        <table:table-row table:style-name="ro10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ECSLB3</text:p>
          </table:table-cell>
          <table:table-cell office:value-type="string" calcext:value-type="string">
            <text:p>Esercizi SL 3DX 3SX</text:p>
          </table:table-cell>
          <table:table-cell table:style-name="ce21" table:formula="of:=COUNTIF([.$B$4:.$B$343];[.B99])" office:value-type="float" office:value="1" calcext:value-type="float">
            <text:p>1</text:p>
          </table:table-cell>
          <table:table-cell table:style-name="ce138" table:formula="of:=COUNTIF([exercise_rows.$B$4:.$B$361];[.B99])" office:value-type="float" office:value="2" calcext:value-type="float">
            <text:p>2</text:p>
          </table:table-cell>
          <table:table-cell table:style-name="ce257" table:formula="of:=SUMIF([exercise_rows.$B$4:.$B$361];[.B99];[exercise_rows.$E$4:.$E$361])" office:value-type="float" office:value="100" calcext:value-type="float">
            <text:p>100</text:p>
          </table:table-cell>
          <table:table-cell table:formula="of:=SUMIF([exercise_rows.$B$4:.$B$361];[.B9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99]=&quot;&quot;;[.I99];[.$I$3]&amp;&quot;,&quot;)&amp;IF([.J99]=&quot;&quot;;[.J99];[.$J$3]&amp;&quot;,&quot;)&amp;IF([.K99]=&quot;&quot;;[.K99];[.$K$3]&amp;&quot;,&quot;)&amp;IF([.L99]=&quot;&quot;;[.L99];[.$L$3]&amp;&quot;,&quot;)&amp;IF([.M99]=&quot;&quot;;[.M99];[.$M$3]&amp;&quot;,&quot;)" office:value-type="string" office:string-value="T," calcext:value-type="string">
            <text:p>T,</text:p>
          </table:table-cell>
          <table:table-cell table:formula="of:=IF(UPPER([.I99]&amp;[.J99]&amp;[.K99]&amp;[.L99]&amp;[.M99])=&quot;XXXXX&quot;;&quot;null&quot;;&quot;'&quot;&amp;LEFT([.N99];LEN([.N99]) - 1)&amp;&quot;'&quot;)" office:value-type="string" office:string-value="'T'" calcext:value-type="string">
            <text:p>'T'</text:p>
          </table:table-cell>
          <table:table-cell/>
          <table:table-cell table:formula="of:=&quot;(&quot;&amp;[.A99]&amp;&quot;,'&quot;&amp;[.B99]&amp;&quot;',&quot;&amp;[.H99]&amp;&quot;,&quot;&amp;[.O99]&amp;&quot;,0,CURDATE(),CURDATE())&quot;&amp;IF(INDIRECT(ADDRESS(ROW([.A99])+1;1))&gt;0;&quot;,&quot;;&quot;;&quot;)" office:value-type="string" office:string-value="(96,'ECSLB3',2,'T',0,CURDATE(),CURDATE())," calcext:value-type="string">
            <text:p>(96,'ECSLB3',2,'T',0,CURDATE(),CURDATE()),</text:p>
          </table:table-cell>
          <table:table-cell table:number-columns-repeated="1007"/>
        </table:table-row>
        <table:table-row table:style-name="ro10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ECSLCN</text:p>
          </table:table-cell>
          <table:table-cell office:value-type="string" calcext:value-type="string">
            <text:p>Esercizi SL al contrario</text:p>
          </table:table-cell>
          <table:table-cell table:style-name="ce21" table:formula="of:=COUNTIF([.$B$4:.$B$343];[.B100])" office:value-type="float" office:value="1" calcext:value-type="float">
            <text:p>1</text:p>
          </table:table-cell>
          <table:table-cell table:style-name="ce138" table:formula="of:=COUNTIF([exercise_rows.$B$4:.$B$361];[.B100])" office:value-type="float" office:value="2" calcext:value-type="float">
            <text:p>2</text:p>
          </table:table-cell>
          <table:table-cell table:style-name="ce257" table:formula="of:=SUMIF([exercise_rows.$B$4:.$B$361];[.B100];[exercise_rows.$E$4:.$E$361])" office:value-type="float" office:value="100" calcext:value-type="float">
            <text:p>100</text:p>
          </table:table-cell>
          <table:table-cell table:formula="of:=SUMIF([exercise_rows.$B$4:.$B$361];[.B10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00]=&quot;&quot;;[.I100];[.$I$3]&amp;&quot;,&quot;)&amp;IF([.J100]=&quot;&quot;;[.J100];[.$J$3]&amp;&quot;,&quot;)&amp;IF([.K100]=&quot;&quot;;[.K100];[.$K$3]&amp;&quot;,&quot;)&amp;IF([.L100]=&quot;&quot;;[.L100];[.$L$3]&amp;&quot;,&quot;)&amp;IF([.M100]=&quot;&quot;;[.M100];[.$M$3]&amp;&quot;,&quot;)" office:value-type="string" office:string-value="T," calcext:value-type="string">
            <text:p>T,</text:p>
          </table:table-cell>
          <table:table-cell table:formula="of:=IF(UPPER([.I100]&amp;[.J100]&amp;[.K100]&amp;[.L100]&amp;[.M100])=&quot;XXXXX&quot;;&quot;null&quot;;&quot;'&quot;&amp;LEFT([.N100];LEN([.N100]) - 1)&amp;&quot;'&quot;)" office:value-type="string" office:string-value="'T'" calcext:value-type="string">
            <text:p>'T'</text:p>
          </table:table-cell>
          <table:table-cell/>
          <table:table-cell table:formula="of:=&quot;(&quot;&amp;[.A100]&amp;&quot;,'&quot;&amp;[.B100]&amp;&quot;',&quot;&amp;[.H100]&amp;&quot;,&quot;&amp;[.O100]&amp;&quot;,0,CURDATE(),CURDATE())&quot;&amp;IF(INDIRECT(ADDRESS(ROW([.A100])+1;1))&gt;0;&quot;,&quot;;&quot;;&quot;)" office:value-type="string" office:string-value="(97,'ECSLCN',2,'T',0,CURDATE(),CURDATE())," calcext:value-type="string">
            <text:p>(97,'ECSLCN',2,'T',0,CURDATE(),CURDATE()),</text:p>
          </table:table-cell>
          <table:table-cell table:number-columns-repeated="1007"/>
        </table:table-row>
        <table:table-row table:style-name="ro10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ECSLEG</text:p>
          </table:table-cell>
          <table:table-cell office:value-type="string" calcext:value-type="string">
            <text:p>Esercizi SL egiziano</text:p>
          </table:table-cell>
          <table:table-cell table:style-name="ce21" table:formula="of:=COUNTIF([.$B$4:.$B$343];[.B101])" office:value-type="float" office:value="1" calcext:value-type="float">
            <text:p>1</text:p>
          </table:table-cell>
          <table:table-cell table:style-name="ce138" table:formula="of:=COUNTIF([exercise_rows.$B$4:.$B$361];[.B101])" office:value-type="float" office:value="2" calcext:value-type="float">
            <text:p>2</text:p>
          </table:table-cell>
          <table:table-cell table:style-name="ce257" table:formula="of:=SUMIF([exercise_rows.$B$4:.$B$361];[.B101];[exercise_rows.$E$4:.$E$361])" office:value-type="float" office:value="100" calcext:value-type="float">
            <text:p>100</text:p>
          </table:table-cell>
          <table:table-cell table:formula="of:=SUMIF([exercise_rows.$B$4:.$B$361];[.B10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01]=&quot;&quot;;[.I101];[.$I$3]&amp;&quot;,&quot;)&amp;IF([.J101]=&quot;&quot;;[.J101];[.$J$3]&amp;&quot;,&quot;)&amp;IF([.K101]=&quot;&quot;;[.K101];[.$K$3]&amp;&quot;,&quot;)&amp;IF([.L101]=&quot;&quot;;[.L101];[.$L$3]&amp;&quot;,&quot;)&amp;IF([.M101]=&quot;&quot;;[.M101];[.$M$3]&amp;&quot;,&quot;)" office:value-type="string" office:string-value="T," calcext:value-type="string">
            <text:p>T,</text:p>
          </table:table-cell>
          <table:table-cell table:formula="of:=IF(UPPER([.I101]&amp;[.J101]&amp;[.K101]&amp;[.L101]&amp;[.M101])=&quot;XXXXX&quot;;&quot;null&quot;;&quot;'&quot;&amp;LEFT([.N101];LEN([.N101]) - 1)&amp;&quot;'&quot;)" office:value-type="string" office:string-value="'T'" calcext:value-type="string">
            <text:p>'T'</text:p>
          </table:table-cell>
          <table:table-cell/>
          <table:table-cell table:formula="of:=&quot;(&quot;&amp;[.A101]&amp;&quot;,'&quot;&amp;[.B101]&amp;&quot;',&quot;&amp;[.H101]&amp;&quot;,&quot;&amp;[.O101]&amp;&quot;,0,CURDATE(),CURDATE())&quot;&amp;IF(INDIRECT(ADDRESS(ROW([.A101])+1;1))&gt;0;&quot;,&quot;;&quot;;&quot;)" office:value-type="string" office:string-value="(98,'ECSLEG',2,'T',0,CURDATE(),CURDATE())," calcext:value-type="string">
            <text:p>(98,'ECSLEG',2,'T',0,CURDATE(),CURDATE()),</text:p>
          </table:table-cell>
          <table:table-cell table:number-columns-repeated="1007"/>
        </table:table-row>
        <table:table-row table:style-name="ro10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ECSLGF</text:p>
          </table:table-cell>
          <table:table-cell office:value-type="string" calcext:value-type="string">
            <text:p>Esercizi SL gambe ferme</text:p>
          </table:table-cell>
          <table:table-cell table:style-name="ce21" table:formula="of:=COUNTIF([.$B$4:.$B$343];[.B102])" office:value-type="float" office:value="1" calcext:value-type="float">
            <text:p>1</text:p>
          </table:table-cell>
          <table:table-cell table:style-name="ce138" table:formula="of:=COUNTIF([exercise_rows.$B$4:.$B$361];[.B102])" office:value-type="float" office:value="2" calcext:value-type="float">
            <text:p>2</text:p>
          </table:table-cell>
          <table:table-cell table:style-name="ce257" table:formula="of:=SUMIF([exercise_rows.$B$4:.$B$361];[.B102];[exercise_rows.$E$4:.$E$361])" office:value-type="float" office:value="100" calcext:value-type="float">
            <text:p>100</text:p>
          </table:table-cell>
          <table:table-cell table:formula="of:=SUMIF([exercise_rows.$B$4:.$B$361];[.B10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2" table:style-name="ce381" office:value-type="string" calcext:value-type="string">
            <text:p>x</text:p>
          </table:table-cell>
          <table:table-cell table:style-name="ce381" table:number-columns-repeated="2"/>
          <table:table-cell table:formula="of:=IF([.I102]=&quot;&quot;;[.I102];[.$I$3]&amp;&quot;,&quot;)&amp;IF([.J102]=&quot;&quot;;[.J102];[.$J$3]&amp;&quot;,&quot;)&amp;IF([.K102]=&quot;&quot;;[.K102];[.$K$3]&amp;&quot;,&quot;)&amp;IF([.L102]=&quot;&quot;;[.L102];[.$L$3]&amp;&quot;,&quot;)&amp;IF([.M102]=&quot;&quot;;[.M102];[.$M$3]&amp;&quot;,&quot;)" office:value-type="string" office:string-value="T,A," calcext:value-type="string">
            <text:p>T,A,</text:p>
          </table:table-cell>
          <table:table-cell table:formula="of:=IF(UPPER([.I102]&amp;[.J102]&amp;[.K102]&amp;[.L102]&amp;[.M102])=&quot;XXXXX&quot;;&quot;null&quot;;&quot;'&quot;&amp;LEFT([.N102];LEN([.N102]) - 1)&amp;&quot;'&quot;)" office:value-type="string" office:string-value="'T,A'" calcext:value-type="string">
            <text:p>'T,A'</text:p>
          </table:table-cell>
          <table:table-cell/>
          <table:table-cell table:formula="of:=&quot;(&quot;&amp;[.A102]&amp;&quot;,'&quot;&amp;[.B102]&amp;&quot;',&quot;&amp;[.H102]&amp;&quot;,&quot;&amp;[.O102]&amp;&quot;,0,CURDATE(),CURDATE())&quot;&amp;IF(INDIRECT(ADDRESS(ROW([.A102])+1;1))&gt;0;&quot;,&quot;;&quot;;&quot;)" office:value-type="string" office:string-value="(99,'ECSLGF',2,'T,A',0,CURDATE(),CURDATE())," calcext:value-type="string">
            <text:p>(99,'ECSLGF',2,'T,A',0,CURDATE(),CURDATE()),</text:p>
          </table:table-cell>
          <table:table-cell table:number-columns-repeated="1007"/>
        </table:table-row>
        <table:table-row table:style-name="ro10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ECSLTO</text:p>
          </table:table-cell>
          <table:table-cell office:value-type="string" calcext:value-type="string">
            <text:p>Esercizi SL toccando lato opposto</text:p>
          </table:table-cell>
          <table:table-cell table:style-name="ce21" table:formula="of:=COUNTIF([.$B$4:.$B$343];[.B103])" office:value-type="float" office:value="1" calcext:value-type="float">
            <text:p>1</text:p>
          </table:table-cell>
          <table:table-cell table:style-name="ce138" table:formula="of:=COUNTIF([exercise_rows.$B$4:.$B$361];[.B103])" office:value-type="float" office:value="2" calcext:value-type="float">
            <text:p>2</text:p>
          </table:table-cell>
          <table:table-cell table:style-name="ce257" table:formula="of:=SUMIF([exercise_rows.$B$4:.$B$361];[.B103];[exercise_rows.$E$4:.$E$361])" office:value-type="float" office:value="100" calcext:value-type="float">
            <text:p>100</text:p>
          </table:table-cell>
          <table:table-cell table:formula="of:=SUMIF([exercise_rows.$B$4:.$B$361];[.B10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03]=&quot;&quot;;[.I103];[.$I$3]&amp;&quot;,&quot;)&amp;IF([.J103]=&quot;&quot;;[.J103];[.$J$3]&amp;&quot;,&quot;)&amp;IF([.K103]=&quot;&quot;;[.K103];[.$K$3]&amp;&quot;,&quot;)&amp;IF([.L103]=&quot;&quot;;[.L103];[.$L$3]&amp;&quot;,&quot;)&amp;IF([.M103]=&quot;&quot;;[.M103];[.$M$3]&amp;&quot;,&quot;)" office:value-type="string" office:string-value="T," calcext:value-type="string">
            <text:p>T,</text:p>
          </table:table-cell>
          <table:table-cell table:formula="of:=IF(UPPER([.I103]&amp;[.J103]&amp;[.K103]&amp;[.L103]&amp;[.M103])=&quot;XXXXX&quot;;&quot;null&quot;;&quot;'&quot;&amp;LEFT([.N103];LEN([.N103]) - 1)&amp;&quot;'&quot;)" office:value-type="string" office:string-value="'T'" calcext:value-type="string">
            <text:p>'T'</text:p>
          </table:table-cell>
          <table:table-cell/>
          <table:table-cell table:formula="of:=&quot;(&quot;&amp;[.A103]&amp;&quot;,'&quot;&amp;[.B103]&amp;&quot;',&quot;&amp;[.H103]&amp;&quot;,&quot;&amp;[.O103]&amp;&quot;,0,CURDATE(),CURDATE())&quot;&amp;IF(INDIRECT(ADDRESS(ROW([.A103])+1;1))&gt;0;&quot;,&quot;;&quot;;&quot;)" office:value-type="string" office:string-value="(100,'ECSLTO',2,'T',0,CURDATE(),CURDATE())," calcext:value-type="string">
            <text:p>(100,'ECSLTO',2,'T',0,CURDATE(),CURDATE()),</text:p>
          </table:table-cell>
          <table:table-cell table:number-columns-repeated="1007"/>
        </table:table-row>
        <table:table-row table:style-name="ro10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ECSL3P</text:p>
          </table:table-cell>
          <table:table-cell office:value-type="string" calcext:value-type="string">
            <text:p>Esercizi SL toccando in 3 punti</text:p>
          </table:table-cell>
          <table:table-cell table:style-name="ce21" table:formula="of:=COUNTIF([.$B$4:.$B$343];[.B104])" office:value-type="float" office:value="1" calcext:value-type="float">
            <text:p>1</text:p>
          </table:table-cell>
          <table:table-cell table:style-name="ce138" table:formula="of:=COUNTIF([exercise_rows.$B$4:.$B$361];[.B104])" office:value-type="float" office:value="2" calcext:value-type="float">
            <text:p>2</text:p>
          </table:table-cell>
          <table:table-cell table:style-name="ce257" table:formula="of:=SUMIF([exercise_rows.$B$4:.$B$361];[.B104];[exercise_rows.$E$4:.$E$361])" office:value-type="float" office:value="100" calcext:value-type="float">
            <text:p>100</text:p>
          </table:table-cell>
          <table:table-cell table:formula="of:=SUMIF([exercise_rows.$B$4:.$B$361];[.B10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04]=&quot;&quot;;[.I104];[.$I$3]&amp;&quot;,&quot;)&amp;IF([.J104]=&quot;&quot;;[.J104];[.$J$3]&amp;&quot;,&quot;)&amp;IF([.K104]=&quot;&quot;;[.K104];[.$K$3]&amp;&quot;,&quot;)&amp;IF([.L104]=&quot;&quot;;[.L104];[.$L$3]&amp;&quot;,&quot;)&amp;IF([.M104]=&quot;&quot;;[.M104];[.$M$3]&amp;&quot;,&quot;)" office:value-type="string" office:string-value="T," calcext:value-type="string">
            <text:p>T,</text:p>
          </table:table-cell>
          <table:table-cell table:formula="of:=IF(UPPER([.I104]&amp;[.J104]&amp;[.K104]&amp;[.L104]&amp;[.M104])=&quot;XXXXX&quot;;&quot;null&quot;;&quot;'&quot;&amp;LEFT([.N104];LEN([.N104]) - 1)&amp;&quot;'&quot;)" office:value-type="string" office:string-value="'T'" calcext:value-type="string">
            <text:p>'T'</text:p>
          </table:table-cell>
          <table:table-cell/>
          <table:table-cell table:formula="of:=&quot;(&quot;&amp;[.A104]&amp;&quot;,'&quot;&amp;[.B104]&amp;&quot;',&quot;&amp;[.H104]&amp;&quot;,&quot;&amp;[.O104]&amp;&quot;,0,CURDATE(),CURDATE())&quot;&amp;IF(INDIRECT(ADDRESS(ROW([.A104])+1;1))&gt;0;&quot;,&quot;;&quot;;&quot;)" office:value-type="string" office:string-value="(101,'ECSL3P',2,'T',0,CURDATE(),CURDATE())," calcext:value-type="string">
            <text:p>(101,'ECSL3P',2,'T',0,CURDATE(),CURDATE()),</text:p>
          </table:table-cell>
          <table:table-cell table:number-columns-repeated="1007"/>
        </table:table-row>
        <table:table-row table:style-name="ro10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ESSLST</text:p>
          </table:table-cell>
          <table:table-cell office:value-type="string" calcext:value-type="string">
            <text:p>SL strisciato</text:p>
          </table:table-cell>
          <table:table-cell table:style-name="ce21" table:formula="of:=COUNTIF([.$B$4:.$B$343];[.B105])" office:value-type="float" office:value="1" calcext:value-type="float">
            <text:p>1</text:p>
          </table:table-cell>
          <table:table-cell table:style-name="ce138" table:formula="of:=COUNTIF([exercise_rows.$B$4:.$B$361];[.B105])" office:value-type="float" office:value="1" calcext:value-type="float">
            <text:p>1</text:p>
          </table:table-cell>
          <table:table-cell table:style-name="ce257" table:formula="of:=SUMIF([exercise_rows.$B$4:.$B$361];[.B105];[exercise_rows.$E$4:.$E$361])" office:value-type="float" office:value="100" calcext:value-type="float">
            <text:p>100</text:p>
          </table:table-cell>
          <table:table-cell table:formula="of:=SUMIF([exercise_rows.$B$4:.$B$361];[.B10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05]=&quot;&quot;;[.I105];[.$I$3]&amp;&quot;,&quot;)&amp;IF([.J105]=&quot;&quot;;[.J105];[.$J$3]&amp;&quot;,&quot;)&amp;IF([.K105]=&quot;&quot;;[.K105];[.$K$3]&amp;&quot;,&quot;)&amp;IF([.L105]=&quot;&quot;;[.L105];[.$L$3]&amp;&quot;,&quot;)&amp;IF([.M105]=&quot;&quot;;[.M105];[.$M$3]&amp;&quot;,&quot;)" office:value-type="string" office:string-value="T," calcext:value-type="string">
            <text:p>T,</text:p>
          </table:table-cell>
          <table:table-cell table:formula="of:=IF(UPPER([.I105]&amp;[.J105]&amp;[.K105]&amp;[.L105]&amp;[.M105])=&quot;XXXXX&quot;;&quot;null&quot;;&quot;'&quot;&amp;LEFT([.N105];LEN([.N105]) - 1)&amp;&quot;'&quot;)" office:value-type="string" office:string-value="'T'" calcext:value-type="string">
            <text:p>'T'</text:p>
          </table:table-cell>
          <table:table-cell/>
          <table:table-cell table:formula="of:=&quot;(&quot;&amp;[.A105]&amp;&quot;,'&quot;&amp;[.B105]&amp;&quot;',&quot;&amp;[.H105]&amp;&quot;,&quot;&amp;[.O105]&amp;&quot;,0,CURDATE(),CURDATE())&quot;&amp;IF(INDIRECT(ADDRESS(ROW([.A105])+1;1))&gt;0;&quot;,&quot;;&quot;;&quot;)" office:value-type="string" office:string-value="(102,'ESSLST',2,'T',0,CURDATE(),CURDATE())," calcext:value-type="string">
            <text:p>(102,'ESSLST',2,'T',0,CURDATE(),CURDATE()),</text:p>
          </table:table-cell>
          <table:table-cell table:number-columns-repeated="1007"/>
        </table:table-row>
        <table:table-row table:style-name="ro10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ESSLPG</text:p>
          </table:table-cell>
          <table:table-cell office:value-type="string" calcext:value-type="string">
            <text:p>SL pugni chiusi</text:p>
          </table:table-cell>
          <table:table-cell table:style-name="ce21" table:formula="of:=COUNTIF([.$B$4:.$B$343];[.B106])" office:value-type="float" office:value="1" calcext:value-type="float">
            <text:p>1</text:p>
          </table:table-cell>
          <table:table-cell table:style-name="ce138" table:formula="of:=COUNTIF([exercise_rows.$B$4:.$B$361];[.B106])" office:value-type="float" office:value="1" calcext:value-type="float">
            <text:p>1</text:p>
          </table:table-cell>
          <table:table-cell table:style-name="ce257" table:formula="of:=SUMIF([exercise_rows.$B$4:.$B$361];[.B106];[exercise_rows.$E$4:.$E$361])" office:value-type="float" office:value="100" calcext:value-type="float">
            <text:p>100</text:p>
          </table:table-cell>
          <table:table-cell table:formula="of:=SUMIF([exercise_rows.$B$4:.$B$361];[.B10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06]=&quot;&quot;;[.I106];[.$I$3]&amp;&quot;,&quot;)&amp;IF([.J106]=&quot;&quot;;[.J106];[.$J$3]&amp;&quot;,&quot;)&amp;IF([.K106]=&quot;&quot;;[.K106];[.$K$3]&amp;&quot;,&quot;)&amp;IF([.L106]=&quot;&quot;;[.L106];[.$L$3]&amp;&quot;,&quot;)&amp;IF([.M106]=&quot;&quot;;[.M106];[.$M$3]&amp;&quot;,&quot;)" office:value-type="string" office:string-value="T," calcext:value-type="string">
            <text:p>T,</text:p>
          </table:table-cell>
          <table:table-cell table:formula="of:=IF(UPPER([.I106]&amp;[.J106]&amp;[.K106]&amp;[.L106]&amp;[.M106])=&quot;XXXXX&quot;;&quot;null&quot;;&quot;'&quot;&amp;LEFT([.N106];LEN([.N106]) - 1)&amp;&quot;'&quot;)" office:value-type="string" office:string-value="'T'" calcext:value-type="string">
            <text:p>'T'</text:p>
          </table:table-cell>
          <table:table-cell/>
          <table:table-cell table:formula="of:=&quot;(&quot;&amp;[.A106]&amp;&quot;,'&quot;&amp;[.B106]&amp;&quot;',&quot;&amp;[.H106]&amp;&quot;,&quot;&amp;[.O106]&amp;&quot;,0,CURDATE(),CURDATE())&quot;&amp;IF(INDIRECT(ADDRESS(ROW([.A106])+1;1))&gt;0;&quot;,&quot;;&quot;;&quot;)" office:value-type="string" office:string-value="(103,'ESSLPG',2,'T',0,CURDATE(),CURDATE())," calcext:value-type="string">
            <text:p>(103,'ESSLPG',2,'T',0,CURDATE(),CURDATE()),</text:p>
          </table:table-cell>
          <table:table-cell table:number-columns-repeated="1007"/>
        </table:table-row>
        <table:table-row table:style-name="ro10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ESSLAA</text:p>
          </table:table-cell>
          <table:table-cell office:value-type="string" calcext:value-type="string">
            <text:p>SL alternato alto</text:p>
          </table:table-cell>
          <table:table-cell table:style-name="ce21" table:formula="of:=COUNTIF([.$B$4:.$B$343];[.B107])" office:value-type="float" office:value="1" calcext:value-type="float">
            <text:p>1</text:p>
          </table:table-cell>
          <table:table-cell table:style-name="ce138" table:formula="of:=COUNTIF([exercise_rows.$B$4:.$B$361];[.B107])" office:value-type="float" office:value="1" calcext:value-type="float">
            <text:p>1</text:p>
          </table:table-cell>
          <table:table-cell table:style-name="ce257" table:formula="of:=SUMIF([exercise_rows.$B$4:.$B$361];[.B107];[exercise_rows.$E$4:.$E$361])" office:value-type="float" office:value="100" calcext:value-type="float">
            <text:p>100</text:p>
          </table:table-cell>
          <table:table-cell table:formula="of:=SUMIF([exercise_rows.$B$4:.$B$361];[.B10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07]=&quot;&quot;;[.I107];[.$I$3]&amp;&quot;,&quot;)&amp;IF([.J107]=&quot;&quot;;[.J107];[.$J$3]&amp;&quot;,&quot;)&amp;IF([.K107]=&quot;&quot;;[.K107];[.$K$3]&amp;&quot;,&quot;)&amp;IF([.L107]=&quot;&quot;;[.L107];[.$L$3]&amp;&quot;,&quot;)&amp;IF([.M107]=&quot;&quot;;[.M107];[.$M$3]&amp;&quot;,&quot;)" office:value-type="string" office:string-value="T," calcext:value-type="string">
            <text:p>T,</text:p>
          </table:table-cell>
          <table:table-cell table:formula="of:=IF(UPPER([.I107]&amp;[.J107]&amp;[.K107]&amp;[.L107]&amp;[.M107])=&quot;XXXXX&quot;;&quot;null&quot;;&quot;'&quot;&amp;LEFT([.N107];LEN([.N107]) - 1)&amp;&quot;'&quot;)" office:value-type="string" office:string-value="'T'" calcext:value-type="string">
            <text:p>'T'</text:p>
          </table:table-cell>
          <table:table-cell/>
          <table:table-cell table:formula="of:=&quot;(&quot;&amp;[.A107]&amp;&quot;,'&quot;&amp;[.B107]&amp;&quot;',&quot;&amp;[.H107]&amp;&quot;,&quot;&amp;[.O107]&amp;&quot;,0,CURDATE(),CURDATE())&quot;&amp;IF(INDIRECT(ADDRESS(ROW([.A107])+1;1))&gt;0;&quot;,&quot;;&quot;;&quot;)" office:value-type="string" office:string-value="(104,'ESSLAA',2,'T',0,CURDATE(),CURDATE())," calcext:value-type="string">
            <text:p>(104,'ESSLAA',2,'T',0,CURDATE(),CURDATE()),</text:p>
          </table:table-cell>
          <table:table-cell table:number-columns-repeated="1007"/>
        </table:table-row>
        <table:table-row table:style-name="ro10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ESSLBG</text:p>
          </table:table-cell>
          <table:table-cell office:value-type="string" calcext:value-type="string">
            <text:p>SL 1 braccio giù</text:p>
          </table:table-cell>
          <table:table-cell table:style-name="ce21" table:formula="of:=COUNTIF([.$B$4:.$B$343];[.B108])" office:value-type="float" office:value="1" calcext:value-type="float">
            <text:p>1</text:p>
          </table:table-cell>
          <table:table-cell table:style-name="ce138" table:formula="of:=COUNTIF([exercise_rows.$B$4:.$B$361];[.B108])" office:value-type="float" office:value="1" calcext:value-type="float">
            <text:p>1</text:p>
          </table:table-cell>
          <table:table-cell table:style-name="ce257" table:formula="of:=SUMIF([exercise_rows.$B$4:.$B$361];[.B108];[exercise_rows.$E$4:.$E$361])" office:value-type="float" office:value="100" calcext:value-type="float">
            <text:p>100</text:p>
          </table:table-cell>
          <table:table-cell table:formula="of:=SUMIF([exercise_rows.$B$4:.$B$361];[.B10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08]=&quot;&quot;;[.I108];[.$I$3]&amp;&quot;,&quot;)&amp;IF([.J108]=&quot;&quot;;[.J108];[.$J$3]&amp;&quot;,&quot;)&amp;IF([.K108]=&quot;&quot;;[.K108];[.$K$3]&amp;&quot;,&quot;)&amp;IF([.L108]=&quot;&quot;;[.L108];[.$L$3]&amp;&quot;,&quot;)&amp;IF([.M108]=&quot;&quot;;[.M108];[.$M$3]&amp;&quot;,&quot;)" office:value-type="string" office:string-value="T," calcext:value-type="string">
            <text:p>T,</text:p>
          </table:table-cell>
          <table:table-cell table:formula="of:=IF(UPPER([.I108]&amp;[.J108]&amp;[.K108]&amp;[.L108]&amp;[.M108])=&quot;XXXXX&quot;;&quot;null&quot;;&quot;'&quot;&amp;LEFT([.N108];LEN([.N108]) - 1)&amp;&quot;'&quot;)" office:value-type="string" office:string-value="'T'" calcext:value-type="string">
            <text:p>'T'</text:p>
          </table:table-cell>
          <table:table-cell/>
          <table:table-cell table:formula="of:=&quot;(&quot;&amp;[.A108]&amp;&quot;,'&quot;&amp;[.B108]&amp;&quot;',&quot;&amp;[.H108]&amp;&quot;,&quot;&amp;[.O108]&amp;&quot;,0,CURDATE(),CURDATE())&quot;&amp;IF(INDIRECT(ADDRESS(ROW([.A108])+1;1))&gt;0;&quot;,&quot;;&quot;;&quot;)" office:value-type="string" office:string-value="(105,'ESSLBG',2,'T',0,CURDATE(),CURDATE())," calcext:value-type="string">
            <text:p>(105,'ESSLBG',2,'T',0,CURDATE(),CURDATE()),</text:p>
          </table:table-cell>
          <table:table-cell table:number-columns-repeated="1007"/>
        </table:table-row>
        <table:table-row table:style-name="ro10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ESSLGG</text:p>
          </table:table-cell>
          <table:table-cell office:value-type="string" calcext:value-type="string">
            <text:p>SL 1 braccio giù resp giù</text:p>
          </table:table-cell>
          <table:table-cell table:style-name="ce21" table:formula="of:=COUNTIF([.$B$4:.$B$343];[.B109])" office:value-type="float" office:value="1" calcext:value-type="float">
            <text:p>1</text:p>
          </table:table-cell>
          <table:table-cell table:style-name="ce138" table:formula="of:=COUNTIF([exercise_rows.$B$4:.$B$361];[.B109])" office:value-type="float" office:value="1" calcext:value-type="float">
            <text:p>1</text:p>
          </table:table-cell>
          <table:table-cell table:style-name="ce257" table:formula="of:=SUMIF([exercise_rows.$B$4:.$B$361];[.B109];[exercise_rows.$E$4:.$E$361])" office:value-type="float" office:value="100" calcext:value-type="float">
            <text:p>100</text:p>
          </table:table-cell>
          <table:table-cell table:formula="of:=SUMIF([exercise_rows.$B$4:.$B$361];[.B10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09]=&quot;&quot;;[.I109];[.$I$3]&amp;&quot;,&quot;)&amp;IF([.J109]=&quot;&quot;;[.J109];[.$J$3]&amp;&quot;,&quot;)&amp;IF([.K109]=&quot;&quot;;[.K109];[.$K$3]&amp;&quot;,&quot;)&amp;IF([.L109]=&quot;&quot;;[.L109];[.$L$3]&amp;&quot;,&quot;)&amp;IF([.M109]=&quot;&quot;;[.M109];[.$M$3]&amp;&quot;,&quot;)" office:value-type="string" office:string-value="T," calcext:value-type="string">
            <text:p>T,</text:p>
          </table:table-cell>
          <table:table-cell table:formula="of:=IF(UPPER([.I109]&amp;[.J109]&amp;[.K109]&amp;[.L109]&amp;[.M109])=&quot;XXXXX&quot;;&quot;null&quot;;&quot;'&quot;&amp;LEFT([.N109];LEN([.N109]) - 1)&amp;&quot;'&quot;)" office:value-type="string" office:string-value="'T'" calcext:value-type="string">
            <text:p>'T'</text:p>
          </table:table-cell>
          <table:table-cell/>
          <table:table-cell table:formula="of:=&quot;(&quot;&amp;[.A109]&amp;&quot;,'&quot;&amp;[.B109]&amp;&quot;',&quot;&amp;[.H109]&amp;&quot;,&quot;&amp;[.O109]&amp;&quot;,0,CURDATE(),CURDATE())&quot;&amp;IF(INDIRECT(ADDRESS(ROW([.A109])+1;1))&gt;0;&quot;,&quot;;&quot;;&quot;)" office:value-type="string" office:string-value="(106,'ESSLGG',2,'T',0,CURDATE(),CURDATE())," calcext:value-type="string">
            <text:p>(106,'ESSLGG',2,'T',0,CURDATE(),CURDATE()),</text:p>
          </table:table-cell>
          <table:table-cell table:number-columns-repeated="1007"/>
        </table:table-row>
        <table:table-row table:style-name="ro10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SSLBS</text:p>
          </table:table-cell>
          <table:table-cell office:value-type="string" calcext:value-type="string">
            <text:p>SL 1 braccio su</text:p>
          </table:table-cell>
          <table:table-cell table:style-name="ce21" table:formula="of:=COUNTIF([.$B$4:.$B$343];[.B110])" office:value-type="float" office:value="1" calcext:value-type="float">
            <text:p>1</text:p>
          </table:table-cell>
          <table:table-cell table:style-name="ce138" table:formula="of:=COUNTIF([exercise_rows.$B$4:.$B$361];[.B110])" office:value-type="float" office:value="1" calcext:value-type="float">
            <text:p>1</text:p>
          </table:table-cell>
          <table:table-cell table:style-name="ce257" table:formula="of:=SUMIF([exercise_rows.$B$4:.$B$361];[.B110];[exercise_rows.$E$4:.$E$361])" office:value-type="float" office:value="100" calcext:value-type="float">
            <text:p>100</text:p>
          </table:table-cell>
          <table:table-cell table:formula="of:=SUMIF([exercise_rows.$B$4:.$B$361];[.B11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10]=&quot;&quot;;[.I110];[.$I$3]&amp;&quot;,&quot;)&amp;IF([.J110]=&quot;&quot;;[.J110];[.$J$3]&amp;&quot;,&quot;)&amp;IF([.K110]=&quot;&quot;;[.K110];[.$K$3]&amp;&quot;,&quot;)&amp;IF([.L110]=&quot;&quot;;[.L110];[.$L$3]&amp;&quot;,&quot;)&amp;IF([.M110]=&quot;&quot;;[.M110];[.$M$3]&amp;&quot;,&quot;)" office:value-type="string" office:string-value="T," calcext:value-type="string">
            <text:p>T,</text:p>
          </table:table-cell>
          <table:table-cell table:formula="of:=IF(UPPER([.I110]&amp;[.J110]&amp;[.K110]&amp;[.L110]&amp;[.M110])=&quot;XXXXX&quot;;&quot;null&quot;;&quot;'&quot;&amp;LEFT([.N110];LEN([.N110]) - 1)&amp;&quot;'&quot;)" office:value-type="string" office:string-value="'T'" calcext:value-type="string">
            <text:p>'T'</text:p>
          </table:table-cell>
          <table:table-cell/>
          <table:table-cell table:formula="of:=&quot;(&quot;&amp;[.A110]&amp;&quot;,'&quot;&amp;[.B110]&amp;&quot;',&quot;&amp;[.H110]&amp;&quot;,&quot;&amp;[.O110]&amp;&quot;,0,CURDATE(),CURDATE())&quot;&amp;IF(INDIRECT(ADDRESS(ROW([.A110])+1;1))&gt;0;&quot;,&quot;;&quot;;&quot;)" office:value-type="string" office:string-value="(107,'ESSLBS',2,'T',0,CURDATE(),CURDATE())," calcext:value-type="string">
            <text:p>(107,'ESSLBS',2,'T',0,CURDATE(),CURDATE()),</text:p>
          </table:table-cell>
          <table:table-cell table:number-columns-repeated="1007"/>
        </table:table-row>
        <table:table-row table:style-name="ro10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SSLTA</text:p>
          </table:table-cell>
          <table:table-cell office:value-type="string" calcext:value-type="string">
            <text:p>SL testa alta</text:p>
          </table:table-cell>
          <table:table-cell table:style-name="ce21" table:formula="of:=COUNTIF([.$B$4:.$B$343];[.B111])" office:value-type="float" office:value="1" calcext:value-type="float">
            <text:p>1</text:p>
          </table:table-cell>
          <table:table-cell table:style-name="ce138" table:formula="of:=COUNTIF([exercise_rows.$B$4:.$B$361];[.B111])" office:value-type="float" office:value="1" calcext:value-type="float">
            <text:p>1</text:p>
          </table:table-cell>
          <table:table-cell table:style-name="ce257" table:formula="of:=SUMIF([exercise_rows.$B$4:.$B$361];[.B111];[exercise_rows.$E$4:.$E$361])" office:value-type="float" office:value="100" calcext:value-type="float">
            <text:p>100</text:p>
          </table:table-cell>
          <table:table-cell table:formula="of:=SUMIF([exercise_rows.$B$4:.$B$361];[.B11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2" table:style-name="ce381" office:value-type="string" calcext:value-type="string">
            <text:p>x</text:p>
          </table:table-cell>
          <table:table-cell table:style-name="ce381" table:number-columns-repeated="2"/>
          <table:table-cell table:formula="of:=IF([.I111]=&quot;&quot;;[.I111];[.$I$3]&amp;&quot;,&quot;)&amp;IF([.J111]=&quot;&quot;;[.J111];[.$J$3]&amp;&quot;,&quot;)&amp;IF([.K111]=&quot;&quot;;[.K111];[.$K$3]&amp;&quot;,&quot;)&amp;IF([.L111]=&quot;&quot;;[.L111];[.$L$3]&amp;&quot;,&quot;)&amp;IF([.M111]=&quot;&quot;;[.M111];[.$M$3]&amp;&quot;,&quot;)" office:value-type="string" office:string-value="T,A," calcext:value-type="string">
            <text:p>T,A,</text:p>
          </table:table-cell>
          <table:table-cell table:formula="of:=IF(UPPER([.I111]&amp;[.J111]&amp;[.K111]&amp;[.L111]&amp;[.M111])=&quot;XXXXX&quot;;&quot;null&quot;;&quot;'&quot;&amp;LEFT([.N111];LEN([.N111]) - 1)&amp;&quot;'&quot;)" office:value-type="string" office:string-value="'T,A'" calcext:value-type="string">
            <text:p>'T,A'</text:p>
          </table:table-cell>
          <table:table-cell/>
          <table:table-cell table:formula="of:=&quot;(&quot;&amp;[.A111]&amp;&quot;,'&quot;&amp;[.B111]&amp;&quot;',&quot;&amp;[.H111]&amp;&quot;,&quot;&amp;[.O111]&amp;&quot;,0,CURDATE(),CURDATE())&quot;&amp;IF(INDIRECT(ADDRESS(ROW([.A111])+1;1))&gt;0;&quot;,&quot;;&quot;;&quot;)" office:value-type="string" office:string-value="(108,'ESSLTA',2,'T,A',0,CURDATE(),CURDATE())," calcext:value-type="string">
            <text:p>(108,'ESSLTA',2,'T,A',0,CURDATE(),CURDATE()),</text:p>
          </table:table-cell>
          <table:table-cell table:number-columns-repeated="1007"/>
        </table:table-row>
        <table:table-row table:style-name="ro10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SSLSV</text:p>
          </table:table-cell>
          <table:table-cell office:value-type="string" calcext:value-type="string">
            <text:p>SL sovrapposto</text:p>
          </table:table-cell>
          <table:table-cell table:style-name="ce21" table:formula="of:=COUNTIF([.$B$4:.$B$343];[.B112])" office:value-type="float" office:value="1" calcext:value-type="float">
            <text:p>1</text:p>
          </table:table-cell>
          <table:table-cell table:style-name="ce138" table:formula="of:=COUNTIF([exercise_rows.$B$4:.$B$361];[.B112])" office:value-type="float" office:value="1" calcext:value-type="float">
            <text:p>1</text:p>
          </table:table-cell>
          <table:table-cell table:style-name="ce257" table:formula="of:=SUMIF([exercise_rows.$B$4:.$B$361];[.B112];[exercise_rows.$E$4:.$E$361])" office:value-type="float" office:value="100" calcext:value-type="float">
            <text:p>100</text:p>
          </table:table-cell>
          <table:table-cell table:formula="of:=SUMIF([exercise_rows.$B$4:.$B$361];[.B11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12]=&quot;&quot;;[.I112];[.$I$3]&amp;&quot;,&quot;)&amp;IF([.J112]=&quot;&quot;;[.J112];[.$J$3]&amp;&quot;,&quot;)&amp;IF([.K112]=&quot;&quot;;[.K112];[.$K$3]&amp;&quot;,&quot;)&amp;IF([.L112]=&quot;&quot;;[.L112];[.$L$3]&amp;&quot;,&quot;)&amp;IF([.M112]=&quot;&quot;;[.M112];[.$M$3]&amp;&quot;,&quot;)" office:value-type="string" office:string-value="T," calcext:value-type="string">
            <text:p>T,</text:p>
          </table:table-cell>
          <table:table-cell table:formula="of:=IF(UPPER([.I112]&amp;[.J112]&amp;[.K112]&amp;[.L112]&amp;[.M112])=&quot;XXXXX&quot;;&quot;null&quot;;&quot;'&quot;&amp;LEFT([.N112];LEN([.N112]) - 1)&amp;&quot;'&quot;)" office:value-type="string" office:string-value="'T'" calcext:value-type="string">
            <text:p>'T'</text:p>
          </table:table-cell>
          <table:table-cell/>
          <table:table-cell table:formula="of:=&quot;(&quot;&amp;[.A112]&amp;&quot;,'&quot;&amp;[.B112]&amp;&quot;',&quot;&amp;[.H112]&amp;&quot;,&quot;&amp;[.O112]&amp;&quot;,0,CURDATE(),CURDATE())&quot;&amp;IF(INDIRECT(ADDRESS(ROW([.A112])+1;1))&gt;0;&quot;,&quot;;&quot;;&quot;)" office:value-type="string" office:string-value="(109,'ESSLSV',2,'T',0,CURDATE(),CURDATE())," calcext:value-type="string">
            <text:p>(109,'ESSLSV',2,'T',0,CURDATE(),CURDATE()),</text:p>
          </table:table-cell>
          <table:table-cell table:number-columns-repeated="1007"/>
        </table:table-row>
        <table:table-row table:style-name="ro10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SSLOP</text:p>
          </table:table-cell>
          <table:table-cell office:value-type="string" calcext:value-type="string">
            <text:p>SL opposto</text:p>
          </table:table-cell>
          <table:table-cell table:style-name="ce21" table:formula="of:=COUNTIF([.$B$4:.$B$343];[.B113])" office:value-type="float" office:value="1" calcext:value-type="float">
            <text:p>1</text:p>
          </table:table-cell>
          <table:table-cell table:style-name="ce138" table:formula="of:=COUNTIF([exercise_rows.$B$4:.$B$361];[.B113])" office:value-type="float" office:value="1" calcext:value-type="float">
            <text:p>1</text:p>
          </table:table-cell>
          <table:table-cell table:style-name="ce257" table:formula="of:=SUMIF([exercise_rows.$B$4:.$B$361];[.B113];[exercise_rows.$E$4:.$E$361])" office:value-type="float" office:value="100" calcext:value-type="float">
            <text:p>100</text:p>
          </table:table-cell>
          <table:table-cell table:formula="of:=SUMIF([exercise_rows.$B$4:.$B$361];[.B11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13]=&quot;&quot;;[.I113];[.$I$3]&amp;&quot;,&quot;)&amp;IF([.J113]=&quot;&quot;;[.J113];[.$J$3]&amp;&quot;,&quot;)&amp;IF([.K113]=&quot;&quot;;[.K113];[.$K$3]&amp;&quot;,&quot;)&amp;IF([.L113]=&quot;&quot;;[.L113];[.$L$3]&amp;&quot;,&quot;)&amp;IF([.M113]=&quot;&quot;;[.M113];[.$M$3]&amp;&quot;,&quot;)" office:value-type="string" office:string-value="T," calcext:value-type="string">
            <text:p>T,</text:p>
          </table:table-cell>
          <table:table-cell table:formula="of:=IF(UPPER([.I113]&amp;[.J113]&amp;[.K113]&amp;[.L113]&amp;[.M113])=&quot;XXXXX&quot;;&quot;null&quot;;&quot;'&quot;&amp;LEFT([.N113];LEN([.N113]) - 1)&amp;&quot;'&quot;)" office:value-type="string" office:string-value="'T'" calcext:value-type="string">
            <text:p>'T'</text:p>
          </table:table-cell>
          <table:table-cell/>
          <table:table-cell table:formula="of:=&quot;(&quot;&amp;[.A113]&amp;&quot;,'&quot;&amp;[.B113]&amp;&quot;',&quot;&amp;[.H113]&amp;&quot;,&quot;&amp;[.O113]&amp;&quot;,0,CURDATE(),CURDATE())&quot;&amp;IF(INDIRECT(ADDRESS(ROW([.A113])+1;1))&gt;0;&quot;,&quot;;&quot;;&quot;)" office:value-type="string" office:string-value="(110,'ESSLOP',2,'T',0,CURDATE(),CURDATE())," calcext:value-type="string">
            <text:p>(110,'ESSLOP',2,'T',0,CURDATE(),CURDATE()),</text:p>
          </table:table-cell>
          <table:table-cell table:number-columns-repeated="1007"/>
        </table:table-row>
        <table:table-row table:style-name="ro10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SSLLA</text:p>
          </table:table-cell>
          <table:table-cell office:value-type="string" calcext:value-type="string">
            <text:p>SL largo</text:p>
          </table:table-cell>
          <table:table-cell table:style-name="ce21" table:formula="of:=COUNTIF([.$B$4:.$B$343];[.B114])" office:value-type="float" office:value="1" calcext:value-type="float">
            <text:p>1</text:p>
          </table:table-cell>
          <table:table-cell table:style-name="ce138" table:formula="of:=COUNTIF([exercise_rows.$B$4:.$B$361];[.B114])" office:value-type="float" office:value="1" calcext:value-type="float">
            <text:p>1</text:p>
          </table:table-cell>
          <table:table-cell table:style-name="ce257" table:formula="of:=SUMIF([exercise_rows.$B$4:.$B$361];[.B114];[exercise_rows.$E$4:.$E$361])" office:value-type="float" office:value="100" calcext:value-type="float">
            <text:p>100</text:p>
          </table:table-cell>
          <table:table-cell table:formula="of:=SUMIF([exercise_rows.$B$4:.$B$361];[.B11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14]=&quot;&quot;;[.I114];[.$I$3]&amp;&quot;,&quot;)&amp;IF([.J114]=&quot;&quot;;[.J114];[.$J$3]&amp;&quot;,&quot;)&amp;IF([.K114]=&quot;&quot;;[.K114];[.$K$3]&amp;&quot;,&quot;)&amp;IF([.L114]=&quot;&quot;;[.L114];[.$L$3]&amp;&quot;,&quot;)&amp;IF([.M114]=&quot;&quot;;[.M114];[.$M$3]&amp;&quot;,&quot;)" office:value-type="string" office:string-value="T," calcext:value-type="string">
            <text:p>T,</text:p>
          </table:table-cell>
          <table:table-cell table:formula="of:=IF(UPPER([.I114]&amp;[.J114]&amp;[.K114]&amp;[.L114]&amp;[.M114])=&quot;XXXXX&quot;;&quot;null&quot;;&quot;'&quot;&amp;LEFT([.N114];LEN([.N114]) - 1)&amp;&quot;'&quot;)" office:value-type="string" office:string-value="'T'" calcext:value-type="string">
            <text:p>'T'</text:p>
          </table:table-cell>
          <table:table-cell/>
          <table:table-cell table:formula="of:=&quot;(&quot;&amp;[.A114]&amp;&quot;,'&quot;&amp;[.B114]&amp;&quot;',&quot;&amp;[.H114]&amp;&quot;,&quot;&amp;[.O114]&amp;&quot;,0,CURDATE(),CURDATE())&quot;&amp;IF(INDIRECT(ADDRESS(ROW([.A114])+1;1))&gt;0;&quot;,&quot;;&quot;;&quot;)" office:value-type="string" office:string-value="(111,'ESSLLA',2,'T',0,CURDATE(),CURDATE())," calcext:value-type="string">
            <text:p>(111,'ESSLLA',2,'T',0,CURDATE(),CURDATE()),</text:p>
          </table:table-cell>
          <table:table-cell table:number-columns-repeated="1007"/>
        </table:table-row>
        <table:table-row table:style-name="ro10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SSLSR</text:p>
          </table:table-cell>
          <table:table-cell office:value-type="string" calcext:value-type="string">
            <text:p>SL stretto</text:p>
          </table:table-cell>
          <table:table-cell table:style-name="ce21" table:formula="of:=COUNTIF([.$B$4:.$B$343];[.B115])" office:value-type="float" office:value="1" calcext:value-type="float">
            <text:p>1</text:p>
          </table:table-cell>
          <table:table-cell table:style-name="ce138" table:formula="of:=COUNTIF([exercise_rows.$B$4:.$B$361];[.B115])" office:value-type="float" office:value="1" calcext:value-type="float">
            <text:p>1</text:p>
          </table:table-cell>
          <table:table-cell table:style-name="ce257" table:formula="of:=SUMIF([exercise_rows.$B$4:.$B$361];[.B115];[exercise_rows.$E$4:.$E$361])" office:value-type="float" office:value="100" calcext:value-type="float">
            <text:p>100</text:p>
          </table:table-cell>
          <table:table-cell table:formula="of:=SUMIF([exercise_rows.$B$4:.$B$361];[.B11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15]=&quot;&quot;;[.I115];[.$I$3]&amp;&quot;,&quot;)&amp;IF([.J115]=&quot;&quot;;[.J115];[.$J$3]&amp;&quot;,&quot;)&amp;IF([.K115]=&quot;&quot;;[.K115];[.$K$3]&amp;&quot;,&quot;)&amp;IF([.L115]=&quot;&quot;;[.L115];[.$L$3]&amp;&quot;,&quot;)&amp;IF([.M115]=&quot;&quot;;[.M115];[.$M$3]&amp;&quot;,&quot;)" office:value-type="string" office:string-value="T," calcext:value-type="string">
            <text:p>T,</text:p>
          </table:table-cell>
          <table:table-cell table:formula="of:=IF(UPPER([.I115]&amp;[.J115]&amp;[.K115]&amp;[.L115]&amp;[.M115])=&quot;XXXXX&quot;;&quot;null&quot;;&quot;'&quot;&amp;LEFT([.N115];LEN([.N115]) - 1)&amp;&quot;'&quot;)" office:value-type="string" office:string-value="'T'" calcext:value-type="string">
            <text:p>'T'</text:p>
          </table:table-cell>
          <table:table-cell/>
          <table:table-cell table:formula="of:=&quot;(&quot;&amp;[.A115]&amp;&quot;,'&quot;&amp;[.B115]&amp;&quot;',&quot;&amp;[.H115]&amp;&quot;,&quot;&amp;[.O115]&amp;&quot;,0,CURDATE(),CURDATE())&quot;&amp;IF(INDIRECT(ADDRESS(ROW([.A115])+1;1))&gt;0;&quot;,&quot;;&quot;;&quot;)" office:value-type="string" office:string-value="(112,'ESSLSR',2,'T',0,CURDATE(),CURDATE())," calcext:value-type="string">
            <text:p>(112,'ESSLSR',2,'T',0,CURDATE(),CURDATE()),</text:p>
          </table:table-cell>
          <table:table-cell table:number-columns-repeated="1007"/>
        </table:table-row>
        <table:table-row table:style-name="ro10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SSLBT</text:p>
          </table:table-cell>
          <table:table-cell office:value-type="string" calcext:value-type="string">
            <text:p>SL braccia tese</text:p>
          </table:table-cell>
          <table:table-cell table:style-name="ce21" table:formula="of:=COUNTIF([.$B$4:.$B$343];[.B116])" office:value-type="float" office:value="1" calcext:value-type="float">
            <text:p>1</text:p>
          </table:table-cell>
          <table:table-cell table:style-name="ce138" table:formula="of:=COUNTIF([exercise_rows.$B$4:.$B$361];[.B116])" office:value-type="float" office:value="1" calcext:value-type="float">
            <text:p>1</text:p>
          </table:table-cell>
          <table:table-cell table:style-name="ce257" table:formula="of:=SUMIF([exercise_rows.$B$4:.$B$361];[.B116];[exercise_rows.$E$4:.$E$361])" office:value-type="float" office:value="100" calcext:value-type="float">
            <text:p>100</text:p>
          </table:table-cell>
          <table:table-cell table:formula="of:=SUMIF([exercise_rows.$B$4:.$B$361];[.B11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16]=&quot;&quot;;[.I116];[.$I$3]&amp;&quot;,&quot;)&amp;IF([.J116]=&quot;&quot;;[.J116];[.$J$3]&amp;&quot;,&quot;)&amp;IF([.K116]=&quot;&quot;;[.K116];[.$K$3]&amp;&quot;,&quot;)&amp;IF([.L116]=&quot;&quot;;[.L116];[.$L$3]&amp;&quot;,&quot;)&amp;IF([.M116]=&quot;&quot;;[.M116];[.$M$3]&amp;&quot;,&quot;)" office:value-type="string" office:string-value="T," calcext:value-type="string">
            <text:p>T,</text:p>
          </table:table-cell>
          <table:table-cell table:formula="of:=IF(UPPER([.I116]&amp;[.J116]&amp;[.K116]&amp;[.L116]&amp;[.M116])=&quot;XXXXX&quot;;&quot;null&quot;;&quot;'&quot;&amp;LEFT([.N116];LEN([.N116]) - 1)&amp;&quot;'&quot;)" office:value-type="string" office:string-value="'T'" calcext:value-type="string">
            <text:p>'T'</text:p>
          </table:table-cell>
          <table:table-cell/>
          <table:table-cell table:formula="of:=&quot;(&quot;&amp;[.A116]&amp;&quot;,'&quot;&amp;[.B116]&amp;&quot;',&quot;&amp;[.H116]&amp;&quot;,&quot;&amp;[.O116]&amp;&quot;,0,CURDATE(),CURDATE())&quot;&amp;IF(INDIRECT(ADDRESS(ROW([.A116])+1;1))&gt;0;&quot;,&quot;;&quot;;&quot;)" office:value-type="string" office:string-value="(113,'ESSLBT',2,'T',0,CURDATE(),CURDATE())," calcext:value-type="string">
            <text:p>(113,'ESSLBT',2,'T',0,CURDATE(),CURDATE()),</text:p>
          </table:table-cell>
          <table:table-cell table:number-columns-repeated="1007"/>
        </table:table-row>
        <table:table-row table:style-name="ro10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SSLB3</text:p>
          </table:table-cell>
          <table:table-cell office:value-type="string" calcext:value-type="string">
            <text:p>SL 3DX 3SX</text:p>
          </table:table-cell>
          <table:table-cell table:style-name="ce21" table:formula="of:=COUNTIF([.$B$4:.$B$343];[.B117])" office:value-type="float" office:value="1" calcext:value-type="float">
            <text:p>1</text:p>
          </table:table-cell>
          <table:table-cell table:style-name="ce138" table:formula="of:=COUNTIF([exercise_rows.$B$4:.$B$361];[.B117])" office:value-type="float" office:value="1" calcext:value-type="float">
            <text:p>1</text:p>
          </table:table-cell>
          <table:table-cell table:style-name="ce257" table:formula="of:=SUMIF([exercise_rows.$B$4:.$B$361];[.B117];[exercise_rows.$E$4:.$E$361])" office:value-type="float" office:value="100" calcext:value-type="float">
            <text:p>100</text:p>
          </table:table-cell>
          <table:table-cell table:formula="of:=SUMIF([exercise_rows.$B$4:.$B$361];[.B11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17]=&quot;&quot;;[.I117];[.$I$3]&amp;&quot;,&quot;)&amp;IF([.J117]=&quot;&quot;;[.J117];[.$J$3]&amp;&quot;,&quot;)&amp;IF([.K117]=&quot;&quot;;[.K117];[.$K$3]&amp;&quot;,&quot;)&amp;IF([.L117]=&quot;&quot;;[.L117];[.$L$3]&amp;&quot;,&quot;)&amp;IF([.M117]=&quot;&quot;;[.M117];[.$M$3]&amp;&quot;,&quot;)" office:value-type="string" office:string-value="T," calcext:value-type="string">
            <text:p>T,</text:p>
          </table:table-cell>
          <table:table-cell table:formula="of:=IF(UPPER([.I117]&amp;[.J117]&amp;[.K117]&amp;[.L117]&amp;[.M117])=&quot;XXXXX&quot;;&quot;null&quot;;&quot;'&quot;&amp;LEFT([.N117];LEN([.N117]) - 1)&amp;&quot;'&quot;)" office:value-type="string" office:string-value="'T'" calcext:value-type="string">
            <text:p>'T'</text:p>
          </table:table-cell>
          <table:table-cell/>
          <table:table-cell table:formula="of:=&quot;(&quot;&amp;[.A117]&amp;&quot;,'&quot;&amp;[.B117]&amp;&quot;',&quot;&amp;[.H117]&amp;&quot;,&quot;&amp;[.O117]&amp;&quot;,0,CURDATE(),CURDATE())&quot;&amp;IF(INDIRECT(ADDRESS(ROW([.A117])+1;1))&gt;0;&quot;,&quot;;&quot;;&quot;)" office:value-type="string" office:string-value="(114,'ESSLB3',2,'T',0,CURDATE(),CURDATE())," calcext:value-type="string">
            <text:p>(114,'ESSLB3',2,'T',0,CURDATE(),CURDATE()),</text:p>
          </table:table-cell>
          <table:table-cell table:number-columns-repeated="1007"/>
        </table:table-row>
        <table:table-row table:style-name="ro10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SSLCN</text:p>
          </table:table-cell>
          <table:table-cell office:value-type="string" calcext:value-type="string">
            <text:p>SL al contrario</text:p>
          </table:table-cell>
          <table:table-cell table:style-name="ce21" table:formula="of:=COUNTIF([.$B$4:.$B$343];[.B118])" office:value-type="float" office:value="1" calcext:value-type="float">
            <text:p>1</text:p>
          </table:table-cell>
          <table:table-cell table:style-name="ce138" table:formula="of:=COUNTIF([exercise_rows.$B$4:.$B$361];[.B118])" office:value-type="float" office:value="1" calcext:value-type="float">
            <text:p>1</text:p>
          </table:table-cell>
          <table:table-cell table:style-name="ce257" table:formula="of:=SUMIF([exercise_rows.$B$4:.$B$361];[.B118];[exercise_rows.$E$4:.$E$361])" office:value-type="float" office:value="100" calcext:value-type="float">
            <text:p>100</text:p>
          </table:table-cell>
          <table:table-cell table:formula="of:=SUMIF([exercise_rows.$B$4:.$B$361];[.B11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18]=&quot;&quot;;[.I118];[.$I$3]&amp;&quot;,&quot;)&amp;IF([.J118]=&quot;&quot;;[.J118];[.$J$3]&amp;&quot;,&quot;)&amp;IF([.K118]=&quot;&quot;;[.K118];[.$K$3]&amp;&quot;,&quot;)&amp;IF([.L118]=&quot;&quot;;[.L118];[.$L$3]&amp;&quot;,&quot;)&amp;IF([.M118]=&quot;&quot;;[.M118];[.$M$3]&amp;&quot;,&quot;)" office:value-type="string" office:string-value="T," calcext:value-type="string">
            <text:p>T,</text:p>
          </table:table-cell>
          <table:table-cell table:formula="of:=IF(UPPER([.I118]&amp;[.J118]&amp;[.K118]&amp;[.L118]&amp;[.M118])=&quot;XXXXX&quot;;&quot;null&quot;;&quot;'&quot;&amp;LEFT([.N118];LEN([.N118]) - 1)&amp;&quot;'&quot;)" office:value-type="string" office:string-value="'T'" calcext:value-type="string">
            <text:p>'T'</text:p>
          </table:table-cell>
          <table:table-cell/>
          <table:table-cell table:formula="of:=&quot;(&quot;&amp;[.A118]&amp;&quot;,'&quot;&amp;[.B118]&amp;&quot;',&quot;&amp;[.H118]&amp;&quot;,&quot;&amp;[.O118]&amp;&quot;,0,CURDATE(),CURDATE())&quot;&amp;IF(INDIRECT(ADDRESS(ROW([.A118])+1;1))&gt;0;&quot;,&quot;;&quot;;&quot;)" office:value-type="string" office:string-value="(115,'ESSLCN',2,'T',0,CURDATE(),CURDATE())," calcext:value-type="string">
            <text:p>(115,'ESSLCN',2,'T',0,CURDATE(),CURDATE()),</text:p>
          </table:table-cell>
          <table:table-cell table:number-columns-repeated="1007"/>
        </table:table-row>
        <table:table-row table:style-name="ro10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SSLEG</text:p>
          </table:table-cell>
          <table:table-cell office:value-type="string" calcext:value-type="string">
            <text:p>SL egiziano</text:p>
          </table:table-cell>
          <table:table-cell table:style-name="ce21" table:formula="of:=COUNTIF([.$B$4:.$B$343];[.B119])" office:value-type="float" office:value="1" calcext:value-type="float">
            <text:p>1</text:p>
          </table:table-cell>
          <table:table-cell table:style-name="ce138" table:formula="of:=COUNTIF([exercise_rows.$B$4:.$B$361];[.B119])" office:value-type="float" office:value="1" calcext:value-type="float">
            <text:p>1</text:p>
          </table:table-cell>
          <table:table-cell table:style-name="ce257" table:formula="of:=SUMIF([exercise_rows.$B$4:.$B$361];[.B119];[exercise_rows.$E$4:.$E$361])" office:value-type="float" office:value="100" calcext:value-type="float">
            <text:p>100</text:p>
          </table:table-cell>
          <table:table-cell table:formula="of:=SUMIF([exercise_rows.$B$4:.$B$361];[.B11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19]=&quot;&quot;;[.I119];[.$I$3]&amp;&quot;,&quot;)&amp;IF([.J119]=&quot;&quot;;[.J119];[.$J$3]&amp;&quot;,&quot;)&amp;IF([.K119]=&quot;&quot;;[.K119];[.$K$3]&amp;&quot;,&quot;)&amp;IF([.L119]=&quot;&quot;;[.L119];[.$L$3]&amp;&quot;,&quot;)&amp;IF([.M119]=&quot;&quot;;[.M119];[.$M$3]&amp;&quot;,&quot;)" office:value-type="string" office:string-value="T," calcext:value-type="string">
            <text:p>T,</text:p>
          </table:table-cell>
          <table:table-cell table:formula="of:=IF(UPPER([.I119]&amp;[.J119]&amp;[.K119]&amp;[.L119]&amp;[.M119])=&quot;XXXXX&quot;;&quot;null&quot;;&quot;'&quot;&amp;LEFT([.N119];LEN([.N119]) - 1)&amp;&quot;'&quot;)" office:value-type="string" office:string-value="'T'" calcext:value-type="string">
            <text:p>'T'</text:p>
          </table:table-cell>
          <table:table-cell/>
          <table:table-cell table:formula="of:=&quot;(&quot;&amp;[.A119]&amp;&quot;,'&quot;&amp;[.B119]&amp;&quot;',&quot;&amp;[.H119]&amp;&quot;,&quot;&amp;[.O119]&amp;&quot;,0,CURDATE(),CURDATE())&quot;&amp;IF(INDIRECT(ADDRESS(ROW([.A119])+1;1))&gt;0;&quot;,&quot;;&quot;;&quot;)" office:value-type="string" office:string-value="(116,'ESSLEG',2,'T',0,CURDATE(),CURDATE())," calcext:value-type="string">
            <text:p>(116,'ESSLEG',2,'T',0,CURDATE(),CURDATE()),</text:p>
          </table:table-cell>
          <table:table-cell table:number-columns-repeated="1007"/>
        </table:table-row>
        <table:table-row table:style-name="ro10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SSLGF</text:p>
          </table:table-cell>
          <table:table-cell office:value-type="string" calcext:value-type="string">
            <text:p>SL gambe ferme</text:p>
          </table:table-cell>
          <table:table-cell table:style-name="ce21" table:formula="of:=COUNTIF([.$B$4:.$B$343];[.B120])" office:value-type="float" office:value="1" calcext:value-type="float">
            <text:p>1</text:p>
          </table:table-cell>
          <table:table-cell table:style-name="ce138" table:formula="of:=COUNTIF([exercise_rows.$B$4:.$B$361];[.B120])" office:value-type="float" office:value="1" calcext:value-type="float">
            <text:p>1</text:p>
          </table:table-cell>
          <table:table-cell table:style-name="ce257" table:formula="of:=SUMIF([exercise_rows.$B$4:.$B$361];[.B120];[exercise_rows.$E$4:.$E$361])" office:value-type="float" office:value="100" calcext:value-type="float">
            <text:p>100</text:p>
          </table:table-cell>
          <table:table-cell table:formula="of:=SUMIF([exercise_rows.$B$4:.$B$361];[.B12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2" table:style-name="ce381" office:value-type="string" calcext:value-type="string">
            <text:p>x</text:p>
          </table:table-cell>
          <table:table-cell table:style-name="ce381" table:number-columns-repeated="2"/>
          <table:table-cell table:formula="of:=IF([.I120]=&quot;&quot;;[.I120];[.$I$3]&amp;&quot;,&quot;)&amp;IF([.J120]=&quot;&quot;;[.J120];[.$J$3]&amp;&quot;,&quot;)&amp;IF([.K120]=&quot;&quot;;[.K120];[.$K$3]&amp;&quot;,&quot;)&amp;IF([.L120]=&quot;&quot;;[.L120];[.$L$3]&amp;&quot;,&quot;)&amp;IF([.M120]=&quot;&quot;;[.M120];[.$M$3]&amp;&quot;,&quot;)" office:value-type="string" office:string-value="T,A," calcext:value-type="string">
            <text:p>T,A,</text:p>
          </table:table-cell>
          <table:table-cell table:formula="of:=IF(UPPER([.I120]&amp;[.J120]&amp;[.K120]&amp;[.L120]&amp;[.M120])=&quot;XXXXX&quot;;&quot;null&quot;;&quot;'&quot;&amp;LEFT([.N120];LEN([.N120]) - 1)&amp;&quot;'&quot;)" office:value-type="string" office:string-value="'T,A'" calcext:value-type="string">
            <text:p>'T,A'</text:p>
          </table:table-cell>
          <table:table-cell/>
          <table:table-cell table:formula="of:=&quot;(&quot;&amp;[.A120]&amp;&quot;,'&quot;&amp;[.B120]&amp;&quot;',&quot;&amp;[.H120]&amp;&quot;,&quot;&amp;[.O120]&amp;&quot;,0,CURDATE(),CURDATE())&quot;&amp;IF(INDIRECT(ADDRESS(ROW([.A120])+1;1))&gt;0;&quot;,&quot;;&quot;;&quot;)" office:value-type="string" office:string-value="(117,'ESSLGF',2,'T,A',0,CURDATE(),CURDATE())," calcext:value-type="string">
            <text:p>(117,'ESSLGF',2,'T,A',0,CURDATE(),CURDATE()),</text:p>
          </table:table-cell>
          <table:table-cell table:number-columns-repeated="1007"/>
        </table:table-row>
        <table:table-row table:style-name="ro10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SSLTO</text:p>
          </table:table-cell>
          <table:table-cell office:value-type="string" calcext:value-type="string">
            <text:p>SL toccando lato opposto</text:p>
          </table:table-cell>
          <table:table-cell table:style-name="ce21" table:formula="of:=COUNTIF([.$B$4:.$B$343];[.B121])" office:value-type="float" office:value="1" calcext:value-type="float">
            <text:p>1</text:p>
          </table:table-cell>
          <table:table-cell table:style-name="ce138" table:formula="of:=COUNTIF([exercise_rows.$B$4:.$B$361];[.B121])" office:value-type="float" office:value="1" calcext:value-type="float">
            <text:p>1</text:p>
          </table:table-cell>
          <table:table-cell table:style-name="ce257" table:formula="of:=SUMIF([exercise_rows.$B$4:.$B$361];[.B121];[exercise_rows.$E$4:.$E$361])" office:value-type="float" office:value="100" calcext:value-type="float">
            <text:p>100</text:p>
          </table:table-cell>
          <table:table-cell table:formula="of:=SUMIF([exercise_rows.$B$4:.$B$361];[.B12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21]=&quot;&quot;;[.I121];[.$I$3]&amp;&quot;,&quot;)&amp;IF([.J121]=&quot;&quot;;[.J121];[.$J$3]&amp;&quot;,&quot;)&amp;IF([.K121]=&quot;&quot;;[.K121];[.$K$3]&amp;&quot;,&quot;)&amp;IF([.L121]=&quot;&quot;;[.L121];[.$L$3]&amp;&quot;,&quot;)&amp;IF([.M121]=&quot;&quot;;[.M121];[.$M$3]&amp;&quot;,&quot;)" office:value-type="string" office:string-value="T," calcext:value-type="string">
            <text:p>T,</text:p>
          </table:table-cell>
          <table:table-cell table:formula="of:=IF(UPPER([.I121]&amp;[.J121]&amp;[.K121]&amp;[.L121]&amp;[.M121])=&quot;XXXXX&quot;;&quot;null&quot;;&quot;'&quot;&amp;LEFT([.N121];LEN([.N121]) - 1)&amp;&quot;'&quot;)" office:value-type="string" office:string-value="'T'" calcext:value-type="string">
            <text:p>'T'</text:p>
          </table:table-cell>
          <table:table-cell/>
          <table:table-cell table:formula="of:=&quot;(&quot;&amp;[.A121]&amp;&quot;,'&quot;&amp;[.B121]&amp;&quot;',&quot;&amp;[.H121]&amp;&quot;,&quot;&amp;[.O121]&amp;&quot;,0,CURDATE(),CURDATE())&quot;&amp;IF(INDIRECT(ADDRESS(ROW([.A121])+1;1))&gt;0;&quot;,&quot;;&quot;;&quot;)" office:value-type="string" office:string-value="(118,'ESSLTO',2,'T',0,CURDATE(),CURDATE())," calcext:value-type="string">
            <text:p>(118,'ESSLTO',2,'T',0,CURDATE(),CURDATE()),</text:p>
          </table:table-cell>
          <table:table-cell table:number-columns-repeated="1007"/>
        </table:table-row>
        <table:table-row table:style-name="ro10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SSL3P</text:p>
          </table:table-cell>
          <table:table-cell office:value-type="string" calcext:value-type="string">
            <text:p>SL toccando in 3 punti</text:p>
          </table:table-cell>
          <table:table-cell table:style-name="ce21" table:formula="of:=COUNTIF([.$B$4:.$B$343];[.B122])" office:value-type="float" office:value="1" calcext:value-type="float">
            <text:p>1</text:p>
          </table:table-cell>
          <table:table-cell table:style-name="ce138" table:formula="of:=COUNTIF([exercise_rows.$B$4:.$B$361];[.B122])" office:value-type="float" office:value="1" calcext:value-type="float">
            <text:p>1</text:p>
          </table:table-cell>
          <table:table-cell table:style-name="ce257" table:formula="of:=SUMIF([exercise_rows.$B$4:.$B$361];[.B122];[exercise_rows.$E$4:.$E$361])" office:value-type="float" office:value="100" calcext:value-type="float">
            <text:p>100</text:p>
          </table:table-cell>
          <table:table-cell table:formula="of:=SUMIF([exercise_rows.$B$4:.$B$361];[.B12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22]=&quot;&quot;;[.I122];[.$I$3]&amp;&quot;,&quot;)&amp;IF([.J122]=&quot;&quot;;[.J122];[.$J$3]&amp;&quot;,&quot;)&amp;IF([.K122]=&quot;&quot;;[.K122];[.$K$3]&amp;&quot;,&quot;)&amp;IF([.L122]=&quot;&quot;;[.L122];[.$L$3]&amp;&quot;,&quot;)&amp;IF([.M122]=&quot;&quot;;[.M122];[.$M$3]&amp;&quot;,&quot;)" office:value-type="string" office:string-value="T," calcext:value-type="string">
            <text:p>T,</text:p>
          </table:table-cell>
          <table:table-cell table:formula="of:=IF(UPPER([.I122]&amp;[.J122]&amp;[.K122]&amp;[.L122]&amp;[.M122])=&quot;XXXXX&quot;;&quot;null&quot;;&quot;'&quot;&amp;LEFT([.N122];LEN([.N122]) - 1)&amp;&quot;'&quot;)" office:value-type="string" office:string-value="'T'" calcext:value-type="string">
            <text:p>'T'</text:p>
          </table:table-cell>
          <table:table-cell/>
          <table:table-cell table:formula="of:=&quot;(&quot;&amp;[.A122]&amp;&quot;,'&quot;&amp;[.B122]&amp;&quot;',&quot;&amp;[.H122]&amp;&quot;,&quot;&amp;[.O122]&amp;&quot;,0,CURDATE(),CURDATE())&quot;&amp;IF(INDIRECT(ADDRESS(ROW([.A122])+1;1))&gt;0;&quot;,&quot;;&quot;;&quot;)" office:value-type="string" office:string-value="(119,'ESSL3P',2,'T',0,CURDATE(),CURDATE())," calcext:value-type="string">
            <text:p>(119,'ESSL3P',2,'T',0,CURDATE(),CURDATE()),</text:p>
          </table:table-cell>
          <table:table-cell table:number-columns-repeated="1007"/>
        </table:table-row>
        <table:table-row table:style-name="ro10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SSLPR</text:p>
          </table:table-cell>
          <table:table-cell office:value-type="string" calcext:value-type="string">
            <text:p>SL pausa max rollio</text:p>
          </table:table-cell>
          <table:table-cell table:style-name="ce37" table:formula="of:=COUNTIF([.$B$4:.$B$343];[.B123])" office:value-type="float" office:value="1" calcext:value-type="float">
            <text:p>1</text:p>
          </table:table-cell>
          <table:table-cell table:style-name="ce154" table:formula="of:=COUNTIF([exercise_rows.$B$4:.$B$361];[.B123])" office:value-type="float" office:value="1" calcext:value-type="float">
            <text:p>1</text:p>
          </table:table-cell>
          <table:table-cell table:style-name="ce273" table:formula="of:=SUMIF([exercise_rows.$B$4:.$B$361];[.B123];[exercise_rows.$E$4:.$E$361])" office:value-type="float" office:value="100" calcext:value-type="float">
            <text:p>100</text:p>
          </table:table-cell>
          <table:table-cell table:formula="of:=SUMIF([exercise_rows.$B$4:.$B$361];[.B12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23]=&quot;&quot;;[.I123];[.$I$3]&amp;&quot;,&quot;)&amp;IF([.J123]=&quot;&quot;;[.J123];[.$J$3]&amp;&quot;,&quot;)&amp;IF([.K123]=&quot;&quot;;[.K123];[.$K$3]&amp;&quot;,&quot;)&amp;IF([.L123]=&quot;&quot;;[.L123];[.$L$3]&amp;&quot;,&quot;)&amp;IF([.M123]=&quot;&quot;;[.M123];[.$M$3]&amp;&quot;,&quot;)" office:value-type="string" office:string-value="T," calcext:value-type="string">
            <text:p>T,</text:p>
          </table:table-cell>
          <table:table-cell table:formula="of:=IF(UPPER([.I123]&amp;[.J123]&amp;[.K123]&amp;[.L123]&amp;[.M123])=&quot;XXXXX&quot;;&quot;null&quot;;&quot;'&quot;&amp;LEFT([.N123];LEN([.N123]) - 1)&amp;&quot;'&quot;)" office:value-type="string" office:string-value="'T'" calcext:value-type="string">
            <text:p>'T'</text:p>
          </table:table-cell>
          <table:table-cell/>
          <table:table-cell table:formula="of:=&quot;(&quot;&amp;[.A123]&amp;&quot;,'&quot;&amp;[.B123]&amp;&quot;',&quot;&amp;[.H123]&amp;&quot;,&quot;&amp;[.O123]&amp;&quot;,0,CURDATE(),CURDATE())&quot;&amp;IF(INDIRECT(ADDRESS(ROW([.A123])+1;1))&gt;0;&quot;,&quot;;&quot;;&quot;)" office:value-type="string" office:string-value="(120,'ESSLPR',2,'T',0,CURDATE(),CURDATE())," calcext:value-type="string">
            <text:p>(120,'ESSLPR',2,'T',0,CURDATE(),CURDATE()),</text:p>
          </table:table-cell>
          <table:table-cell table:number-columns-repeated="1007"/>
        </table:table-row>
        <table:table-row table:style-name="ro10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SSLBA</text:p>
          </table:table-cell>
          <table:table-cell office:value-type="string" calcext:value-type="string">
            <text:p>SL bastone</text:p>
          </table:table-cell>
          <table:table-cell table:style-name="ce37" table:formula="of:=COUNTIF([.$B$4:.$B$343];[.B124])" office:value-type="float" office:value="1" calcext:value-type="float">
            <text:p>1</text:p>
          </table:table-cell>
          <table:table-cell table:style-name="ce154" table:formula="of:=COUNTIF([exercise_rows.$B$4:.$B$361];[.B124])" office:value-type="float" office:value="1" calcext:value-type="float">
            <text:p>1</text:p>
          </table:table-cell>
          <table:table-cell table:style-name="ce273" table:formula="of:=SUMIF([exercise_rows.$B$4:.$B$361];[.B124];[exercise_rows.$E$4:.$E$361])" office:value-type="float" office:value="100" calcext:value-type="float">
            <text:p>100</text:p>
          </table:table-cell>
          <table:table-cell table:formula="of:=SUMIF([exercise_rows.$B$4:.$B$361];[.B12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24]=&quot;&quot;;[.I124];[.$I$3]&amp;&quot;,&quot;)&amp;IF([.J124]=&quot;&quot;;[.J124];[.$J$3]&amp;&quot;,&quot;)&amp;IF([.K124]=&quot;&quot;;[.K124];[.$K$3]&amp;&quot;,&quot;)&amp;IF([.L124]=&quot;&quot;;[.L124];[.$L$3]&amp;&quot;,&quot;)&amp;IF([.M124]=&quot;&quot;;[.M124];[.$M$3]&amp;&quot;,&quot;)" office:value-type="string" office:string-value="T," calcext:value-type="string">
            <text:p>T,</text:p>
          </table:table-cell>
          <table:table-cell table:formula="of:=IF(UPPER([.I124]&amp;[.J124]&amp;[.K124]&amp;[.L124]&amp;[.M124])=&quot;XXXXX&quot;;&quot;null&quot;;&quot;'&quot;&amp;LEFT([.N124];LEN([.N124]) - 1)&amp;&quot;'&quot;)" office:value-type="string" office:string-value="'T'" calcext:value-type="string">
            <text:p>'T'</text:p>
          </table:table-cell>
          <table:table-cell/>
          <table:table-cell table:formula="of:=&quot;(&quot;&amp;[.A124]&amp;&quot;,'&quot;&amp;[.B124]&amp;&quot;',&quot;&amp;[.H124]&amp;&quot;,&quot;&amp;[.O124]&amp;&quot;,0,CURDATE(),CURDATE())&quot;&amp;IF(INDIRECT(ADDRESS(ROW([.A124])+1;1))&gt;0;&quot;,&quot;;&quot;;&quot;)" office:value-type="string" office:string-value="(121,'ESSLBA',2,'T',0,CURDATE(),CURDATE())," calcext:value-type="string">
            <text:p>(121,'ESSLBA',2,'T',0,CURDATE(),CURDATE()),</text:p>
          </table:table-cell>
          <table:table-cell table:number-columns-repeated="1007"/>
        </table:table-row>
        <table:table-row table:style-name="ro10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SSLBV</text:p>
          </table:table-cell>
          <table:table-cell office:value-type="string" calcext:value-type="string">
            <text:p>SL braccia veloci gambe lente</text:p>
          </table:table-cell>
          <table:table-cell table:style-name="ce38" table:formula="of:=COUNTIF([.$B$4:.$B$341];[.B125])" office:value-type="float" office:value="1" calcext:value-type="float">
            <text:p>1</text:p>
          </table:table-cell>
          <table:table-cell table:style-name="ce155" table:formula="of:=COUNTIF([exercise_rows.$B$4:.$B$361];[.B125])" office:value-type="float" office:value="1" calcext:value-type="float">
            <text:p>1</text:p>
          </table:table-cell>
          <table:table-cell table:style-name="ce274" table:formula="of:=SUMIF([exercise_rows.$B$4:.$B$361];[.B125];[exercise_rows.$E$4:.$E$361])" office:value-type="float" office:value="100" calcext:value-type="float">
            <text:p>100</text:p>
          </table:table-cell>
          <table:table-cell table:formula="of:=SUMIF([exercise_rows.$B$4:.$B$361];[.B12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25]=&quot;&quot;;[.I125];[.$I$3]&amp;&quot;,&quot;)&amp;IF([.J125]=&quot;&quot;;[.J125];[.$J$3]&amp;&quot;,&quot;)&amp;IF([.K125]=&quot;&quot;;[.K125];[.$K$3]&amp;&quot;,&quot;)&amp;IF([.L125]=&quot;&quot;;[.L125];[.$L$3]&amp;&quot;,&quot;)&amp;IF([.M125]=&quot;&quot;;[.M125];[.$M$3]&amp;&quot;,&quot;)" office:value-type="string" office:string-value="T," calcext:value-type="string">
            <text:p>T,</text:p>
          </table:table-cell>
          <table:table-cell table:formula="of:=IF(UPPER([.I125]&amp;[.J125]&amp;[.K125]&amp;[.L125]&amp;[.M125])=&quot;XXXXX&quot;;&quot;null&quot;;&quot;'&quot;&amp;LEFT([.N125];LEN([.N125]) - 1)&amp;&quot;'&quot;)" office:value-type="string" office:string-value="'T'" calcext:value-type="string">
            <text:p>'T'</text:p>
          </table:table-cell>
          <table:table-cell/>
          <table:table-cell table:formula="of:=&quot;(&quot;&amp;[.A125]&amp;&quot;,'&quot;&amp;[.B125]&amp;&quot;',&quot;&amp;[.H125]&amp;&quot;,&quot;&amp;[.O125]&amp;&quot;,0,CURDATE(),CURDATE())&quot;&amp;IF(INDIRECT(ADDRESS(ROW([.A125])+1;1))&gt;0;&quot;,&quot;;&quot;;&quot;)" office:value-type="string" office:string-value="(122,'ESSLBV',2,'T',0,CURDATE(),CURDATE())," calcext:value-type="string">
            <text:p>(122,'ESSLBV',2,'T',0,CURDATE(),CURDATE()),</text:p>
          </table:table-cell>
          <table:table-cell table:number-columns-repeated="1007"/>
        </table:table-row>
        <table:table-row table:style-name="ro10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SSLGV</text:p>
          </table:table-cell>
          <table:table-cell office:value-type="string" calcext:value-type="string">
            <text:p>SL braccia lente gambe veloci</text:p>
          </table:table-cell>
          <table:table-cell table:style-name="ce38" table:formula="of:=COUNTIF([.$B$4:.$B$341];[.B126])" office:value-type="float" office:value="1" calcext:value-type="float">
            <text:p>1</text:p>
          </table:table-cell>
          <table:table-cell table:style-name="ce155" table:formula="of:=COUNTIF([exercise_rows.$B$4:.$B$361];[.B126])" office:value-type="float" office:value="1" calcext:value-type="float">
            <text:p>1</text:p>
          </table:table-cell>
          <table:table-cell table:style-name="ce274" table:formula="of:=SUMIF([exercise_rows.$B$4:.$B$361];[.B126];[exercise_rows.$E$4:.$E$361])" office:value-type="float" office:value="100" calcext:value-type="float">
            <text:p>100</text:p>
          </table:table-cell>
          <table:table-cell table:formula="of:=SUMIF([exercise_rows.$B$4:.$B$361];[.B12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26]=&quot;&quot;;[.I126];[.$I$3]&amp;&quot;,&quot;)&amp;IF([.J126]=&quot;&quot;;[.J126];[.$J$3]&amp;&quot;,&quot;)&amp;IF([.K126]=&quot;&quot;;[.K126];[.$K$3]&amp;&quot;,&quot;)&amp;IF([.L126]=&quot;&quot;;[.L126];[.$L$3]&amp;&quot;,&quot;)&amp;IF([.M126]=&quot;&quot;;[.M126];[.$M$3]&amp;&quot;,&quot;)" office:value-type="string" office:string-value="T," calcext:value-type="string">
            <text:p>T,</text:p>
          </table:table-cell>
          <table:table-cell table:formula="of:=IF(UPPER([.I126]&amp;[.J126]&amp;[.K126]&amp;[.L126]&amp;[.M126])=&quot;XXXXX&quot;;&quot;null&quot;;&quot;'&quot;&amp;LEFT([.N126];LEN([.N126]) - 1)&amp;&quot;'&quot;)" office:value-type="string" office:string-value="'T'" calcext:value-type="string">
            <text:p>'T'</text:p>
          </table:table-cell>
          <table:table-cell/>
          <table:table-cell table:formula="of:=&quot;(&quot;&amp;[.A126]&amp;&quot;,'&quot;&amp;[.B126]&amp;&quot;',&quot;&amp;[.H126]&amp;&quot;,&quot;&amp;[.O126]&amp;&quot;,0,CURDATE(),CURDATE())&quot;&amp;IF(INDIRECT(ADDRESS(ROW([.A126])+1;1))&gt;0;&quot;,&quot;;&quot;;&quot;)" office:value-type="string" office:string-value="(123,'ESSLGV',2,'T',0,CURDATE(),CURDATE())," calcext:value-type="string">
            <text:p>(123,'ESSLGV',2,'T',0,CURDATE(),CURDATE()),</text:p>
          </table:table-cell>
          <table:table-cell table:number-columns-repeated="1007"/>
        </table:table-row>
        <table:table-row table:style-name="ro10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C1SLC6</text:p>
          </table:table-cell>
          <table:table-cell office:value-type="string" calcext:value-type="string">
            <text:p>SL capriola ogni 6 bracciate</text:p>
          </table:table-cell>
          <table:table-cell table:style-name="ce39" table:formula="of:=COUNTIF([.$B$4:.$B$335];[.B127])" office:value-type="float" office:value="1" calcext:value-type="float">
            <text:p>1</text:p>
          </table:table-cell>
          <table:table-cell table:style-name="ce156" table:formula="of:=COUNTIF([exercise_rows.$B$4:.$B$361];[.B127])" office:value-type="float" office:value="1" calcext:value-type="float">
            <text:p>1</text:p>
          </table:table-cell>
          <table:table-cell table:style-name="ce275" table:formula="of:=SUMIF([exercise_rows.$B$4:.$B$361];[.B127];[exercise_rows.$E$4:.$E$361])" office:value-type="float" office:value="100" calcext:value-type="float">
            <text:p>100</text:p>
          </table:table-cell>
          <table:table-cell table:formula="of:=SUMIF([exercise_rows.$B$4:.$B$361];[.B12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27]=&quot;&quot;;[.I127];[.$I$3]&amp;&quot;,&quot;)&amp;IF([.J127]=&quot;&quot;;[.J127];[.$J$3]&amp;&quot;,&quot;)&amp;IF([.K127]=&quot;&quot;;[.K127];[.$K$3]&amp;&quot;,&quot;)&amp;IF([.L127]=&quot;&quot;;[.L127];[.$L$3]&amp;&quot;,&quot;)&amp;IF([.M127]=&quot;&quot;;[.M127];[.$M$3]&amp;&quot;,&quot;)" office:value-type="string" office:string-value="A,C," calcext:value-type="string">
            <text:p>A,C,</text:p>
          </table:table-cell>
          <table:table-cell table:formula="of:=IF(UPPER([.I127]&amp;[.J127]&amp;[.K127]&amp;[.L127]&amp;[.M127])=&quot;XXXXX&quot;;&quot;null&quot;;&quot;'&quot;&amp;LEFT([.N127];LEN([.N127]) - 1)&amp;&quot;'&quot;)" office:value-type="string" office:string-value="'A,C'" calcext:value-type="string">
            <text:p>'A,C'</text:p>
          </table:table-cell>
          <table:table-cell/>
          <table:table-cell table:formula="of:=&quot;(&quot;&amp;[.A127]&amp;&quot;,'&quot;&amp;[.B127]&amp;&quot;',&quot;&amp;[.H127]&amp;&quot;,&quot;&amp;[.O127]&amp;&quot;,0,CURDATE(),CURDATE())&quot;&amp;IF(INDIRECT(ADDRESS(ROW([.A127])+1;1))&gt;0;&quot;,&quot;;&quot;;&quot;)" office:value-type="string" office:string-value="(124,'C1SLC6',2,'A,C',0,CURDATE(),CURDATE())," calcext:value-type="string">
            <text:p>(124,'C1SLC6',2,'A,C',0,CURDATE(),CURDATE()),</text:p>
          </table:table-cell>
          <table:table-cell table:number-columns-repeated="1007"/>
        </table:table-row>
        <table:table-row table:style-name="ro10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C1SLGF</text:p>
          </table:table-cell>
          <table:table-cell office:value-type="string" calcext:value-type="string">
            <text:p>SL gambe delfino</text:p>
          </table:table-cell>
          <table:table-cell table:style-name="ce40" table:formula="of:=COUNTIF([.$B$4:.$B$335];[.B128])" office:value-type="float" office:value="1" calcext:value-type="float">
            <text:p>1</text:p>
          </table:table-cell>
          <table:table-cell table:style-name="ce157" table:formula="of:=COUNTIF([exercise_rows.$B$4:.$B$361];[.B128])" office:value-type="float" office:value="1" calcext:value-type="float">
            <text:p>1</text:p>
          </table:table-cell>
          <table:table-cell table:style-name="ce276" table:formula="of:=SUMIF([exercise_rows.$B$4:.$B$361];[.B128];[exercise_rows.$E$4:.$E$361])" office:value-type="float" office:value="100" calcext:value-type="float">
            <text:p>100</text:p>
          </table:table-cell>
          <table:table-cell table:formula="of:=SUMIF([exercise_rows.$B$4:.$B$361];[.B12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28]=&quot;&quot;;[.I128];[.$I$3]&amp;&quot;,&quot;)&amp;IF([.J128]=&quot;&quot;;[.J128];[.$J$3]&amp;&quot;,&quot;)&amp;IF([.K128]=&quot;&quot;;[.K128];[.$K$3]&amp;&quot;,&quot;)&amp;IF([.L128]=&quot;&quot;;[.L128];[.$L$3]&amp;&quot;,&quot;)&amp;IF([.M128]=&quot;&quot;;[.M128];[.$M$3]&amp;&quot;,&quot;)" office:value-type="string" office:string-value="A,C," calcext:value-type="string">
            <text:p>A,C,</text:p>
          </table:table-cell>
          <table:table-cell table:formula="of:=IF(UPPER([.I128]&amp;[.J128]&amp;[.K128]&amp;[.L128]&amp;[.M128])=&quot;XXXXX&quot;;&quot;null&quot;;&quot;'&quot;&amp;LEFT([.N128];LEN([.N128]) - 1)&amp;&quot;'&quot;)" office:value-type="string" office:string-value="'A,C'" calcext:value-type="string">
            <text:p>'A,C'</text:p>
          </table:table-cell>
          <table:table-cell/>
          <table:table-cell table:formula="of:=&quot;(&quot;&amp;[.A128]&amp;&quot;,'&quot;&amp;[.B128]&amp;&quot;',&quot;&amp;[.H128]&amp;&quot;,&quot;&amp;[.O128]&amp;&quot;,0,CURDATE(),CURDATE())&quot;&amp;IF(INDIRECT(ADDRESS(ROW([.A128])+1;1))&gt;0;&quot;,&quot;;&quot;;&quot;)" office:value-type="string" office:string-value="(125,'C1SLGF',2,'A,C',0,CURDATE(),CURDATE())," calcext:value-type="string">
            <text:p>(125,'C1SLGF',2,'A,C',0,CURDATE(),CURDATE()),</text:p>
          </table:table-cell>
          <table:table-cell table:number-columns-repeated="1007"/>
        </table:table-row>
        <table:table-row table:style-name="ro10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C1SLGR</text:p>
          </table:table-cell>
          <table:table-cell office:value-type="string" calcext:value-type="string">
            <text:p>SL gambe rana</text:p>
          </table:table-cell>
          <table:table-cell table:style-name="ce41" table:formula="of:=COUNTIF([.$B$4:.$B$335];[.B129])" office:value-type="float" office:value="1" calcext:value-type="float">
            <text:p>1</text:p>
          </table:table-cell>
          <table:table-cell table:style-name="ce158" table:formula="of:=COUNTIF([exercise_rows.$B$4:.$B$361];[.B129])" office:value-type="float" office:value="1" calcext:value-type="float">
            <text:p>1</text:p>
          </table:table-cell>
          <table:table-cell table:style-name="ce277" table:formula="of:=SUMIF([exercise_rows.$B$4:.$B$361];[.B129];[exercise_rows.$E$4:.$E$361])" office:value-type="float" office:value="100" calcext:value-type="float">
            <text:p>100</text:p>
          </table:table-cell>
          <table:table-cell table:formula="of:=SUMIF([exercise_rows.$B$4:.$B$361];[.B12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29]=&quot;&quot;;[.I129];[.$I$3]&amp;&quot;,&quot;)&amp;IF([.J129]=&quot;&quot;;[.J129];[.$J$3]&amp;&quot;,&quot;)&amp;IF([.K129]=&quot;&quot;;[.K129];[.$K$3]&amp;&quot;,&quot;)&amp;IF([.L129]=&quot;&quot;;[.L129];[.$L$3]&amp;&quot;,&quot;)&amp;IF([.M129]=&quot;&quot;;[.M129];[.$M$3]&amp;&quot;,&quot;)" office:value-type="string" office:string-value="A,C," calcext:value-type="string">
            <text:p>A,C,</text:p>
          </table:table-cell>
          <table:table-cell table:formula="of:=IF(UPPER([.I129]&amp;[.J129]&amp;[.K129]&amp;[.L129]&amp;[.M129])=&quot;XXXXX&quot;;&quot;null&quot;;&quot;'&quot;&amp;LEFT([.N129];LEN([.N129]) - 1)&amp;&quot;'&quot;)" office:value-type="string" office:string-value="'A,C'" calcext:value-type="string">
            <text:p>'A,C'</text:p>
          </table:table-cell>
          <table:table-cell/>
          <table:table-cell table:formula="of:=&quot;(&quot;&amp;[.A129]&amp;&quot;,'&quot;&amp;[.B129]&amp;&quot;',&quot;&amp;[.H129]&amp;&quot;,&quot;&amp;[.O129]&amp;&quot;,0,CURDATE(),CURDATE())&quot;&amp;IF(INDIRECT(ADDRESS(ROW([.A129])+1;1))&gt;0;&quot;,&quot;;&quot;;&quot;)" office:value-type="string" office:string-value="(126,'C1SLGR',2,'A,C',0,CURDATE(),CURDATE())," calcext:value-type="string">
            <text:p>(126,'C1SLGR',2,'A,C',0,CURDATE(),CURDATE()),</text:p>
          </table:table-cell>
          <table:table-cell table:number-columns-repeated="1007"/>
        </table:table-row>
        <table:table-row table:style-name="ro10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C1SLCA</text:p>
          </table:table-cell>
          <table:table-cell office:value-type="string" calcext:value-type="string">
            <text:p>SL cagnolino</text:p>
          </table:table-cell>
          <table:table-cell table:style-name="ce42" table:formula="of:=COUNTIF([.$B$4:.$B$335];[.B130])" office:value-type="float" office:value="1" calcext:value-type="float">
            <text:p>1</text:p>
          </table:table-cell>
          <table:table-cell table:style-name="ce159" table:formula="of:=COUNTIF([exercise_rows.$B$4:.$B$361];[.B130])" office:value-type="float" office:value="1" calcext:value-type="float">
            <text:p>1</text:p>
          </table:table-cell>
          <table:table-cell table:style-name="ce278" table:formula="of:=SUMIF([exercise_rows.$B$4:.$B$361];[.B130];[exercise_rows.$E$4:.$E$361])" office:value-type="float" office:value="100" calcext:value-type="float">
            <text:p>100</text:p>
          </table:table-cell>
          <table:table-cell table:formula="of:=SUMIF([exercise_rows.$B$4:.$B$361];[.B13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30]=&quot;&quot;;[.I130];[.$I$3]&amp;&quot;,&quot;)&amp;IF([.J130]=&quot;&quot;;[.J130];[.$J$3]&amp;&quot;,&quot;)&amp;IF([.K130]=&quot;&quot;;[.K130];[.$K$3]&amp;&quot;,&quot;)&amp;IF([.L130]=&quot;&quot;;[.L130];[.$L$3]&amp;&quot;,&quot;)&amp;IF([.M130]=&quot;&quot;;[.M130];[.$M$3]&amp;&quot;,&quot;)" office:value-type="string" office:string-value="A,C," calcext:value-type="string">
            <text:p>A,C,</text:p>
          </table:table-cell>
          <table:table-cell table:formula="of:=IF(UPPER([.I130]&amp;[.J130]&amp;[.K130]&amp;[.L130]&amp;[.M130])=&quot;XXXXX&quot;;&quot;null&quot;;&quot;'&quot;&amp;LEFT([.N130];LEN([.N130]) - 1)&amp;&quot;'&quot;)" office:value-type="string" office:string-value="'A,C'" calcext:value-type="string">
            <text:p>'A,C'</text:p>
          </table:table-cell>
          <table:table-cell/>
          <table:table-cell table:formula="of:=&quot;(&quot;&amp;[.A130]&amp;&quot;,'&quot;&amp;[.B130]&amp;&quot;',&quot;&amp;[.H130]&amp;&quot;,&quot;&amp;[.O130]&amp;&quot;,0,CURDATE(),CURDATE())&quot;&amp;IF(INDIRECT(ADDRESS(ROW([.A130])+1;1))&gt;0;&quot;,&quot;;&quot;;&quot;)" office:value-type="string" office:string-value="(127,'C1SLCA',2,'A,C',0,CURDATE(),CURDATE())," calcext:value-type="string">
            <text:p>(127,'C1SLCA',2,'A,C',0,CURDATE(),CURDATE()),</text:p>
          </table:table-cell>
          <table:table-cell table:number-columns-repeated="1007"/>
        </table:table-row>
        <table:table-row table:style-name="ro10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A2SLR1</text:p>
          </table:table-cell>
          <table:table-cell office:value-type="string" calcext:value-type="string">
            <text:p>SL resp ogni bracciata</text:p>
          </table:table-cell>
          <table:table-cell table:style-name="ce43" table:formula="of:=COUNTIF([.$B$4:.$B$335];[.B131])" office:value-type="float" office:value="1" calcext:value-type="float">
            <text:p>1</text:p>
          </table:table-cell>
          <table:table-cell table:style-name="ce160" table:formula="of:=COUNTIF([exercise_rows.$B$4:.$B$361];[.B131])" office:value-type="float" office:value="1" calcext:value-type="float">
            <text:p>1</text:p>
          </table:table-cell>
          <table:table-cell table:style-name="ce279" table:formula="of:=SUMIF([exercise_rows.$B$4:.$B$361];[.B131];[exercise_rows.$E$4:.$E$361])" office:value-type="float" office:value="100" calcext:value-type="float">
            <text:p>100</text:p>
          </table:table-cell>
          <table:table-cell table:formula="of:=SUMIF([exercise_rows.$B$4:.$B$361];[.B13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4" table:style-name="ce381" office:value-type="string" calcext:value-type="string">
            <text:p>x</text:p>
          </table:table-cell>
          <table:table-cell table:formula="of:=IF([.I131]=&quot;&quot;;[.I131];[.$I$3]&amp;&quot;,&quot;)&amp;IF([.J131]=&quot;&quot;;[.J131];[.$J$3]&amp;&quot;,&quot;)&amp;IF([.K131]=&quot;&quot;;[.K131];[.$K$3]&amp;&quot;,&quot;)&amp;IF([.L131]=&quot;&quot;;[.L131];[.$L$3]&amp;&quot;,&quot;)&amp;IF([.M131]=&quot;&quot;;[.M131];[.$M$3]&amp;&quot;,&quot;)" office:value-type="string" office:string-value="T,A,C,D," calcext:value-type="string">
            <text:p>T,A,C,D,</text:p>
          </table:table-cell>
          <table:table-cell table:formula="of:=IF(UPPER([.I131]&amp;[.J131]&amp;[.K131]&amp;[.L131]&amp;[.M131])=&quot;XXXXX&quot;;&quot;null&quot;;&quot;'&quot;&amp;LEFT([.N131];LEN([.N131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1]&amp;&quot;,'&quot;&amp;[.B131]&amp;&quot;',&quot;&amp;[.H131]&amp;&quot;,&quot;&amp;[.O131]&amp;&quot;,0,CURDATE(),CURDATE())&quot;&amp;IF(INDIRECT(ADDRESS(ROW([.A131])+1;1))&gt;0;&quot;,&quot;;&quot;;&quot;)" office:value-type="string" office:string-value="(128,'A2SLR1',2,'T,A,C,D',0,CURDATE(),CURDATE())," calcext:value-type="string">
            <text:p>(128,'A2SLR1',2,'T,A,C,D',0,CURDATE(),CURDATE()),</text:p>
          </table:table-cell>
          <table:table-cell table:number-columns-repeated="1007"/>
        </table:table-row>
        <table:table-row table:style-name="ro10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A2SLR3</text:p>
          </table:table-cell>
          <table:table-cell office:value-type="string" calcext:value-type="string">
            <text:p>SL resp 3</text:p>
          </table:table-cell>
          <table:table-cell table:style-name="ce44" table:formula="of:=COUNTIF([.$B$4:.$B$335];[.B132])" office:value-type="float" office:value="1" calcext:value-type="float">
            <text:p>1</text:p>
          </table:table-cell>
          <table:table-cell table:style-name="ce161" table:formula="of:=COUNTIF([exercise_rows.$B$4:.$B$361];[.B132])" office:value-type="float" office:value="1" calcext:value-type="float">
            <text:p>1</text:p>
          </table:table-cell>
          <table:table-cell table:style-name="ce280" table:formula="of:=SUMIF([exercise_rows.$B$4:.$B$361];[.B132];[exercise_rows.$E$4:.$E$361])" office:value-type="float" office:value="100" calcext:value-type="float">
            <text:p>100</text:p>
          </table:table-cell>
          <table:table-cell table:formula="of:=SUMIF([exercise_rows.$B$4:.$B$361];[.B13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4" table:style-name="ce381" office:value-type="string" calcext:value-type="string">
            <text:p>x</text:p>
          </table:table-cell>
          <table:table-cell table:formula="of:=IF([.I132]=&quot;&quot;;[.I132];[.$I$3]&amp;&quot;,&quot;)&amp;IF([.J132]=&quot;&quot;;[.J132];[.$J$3]&amp;&quot;,&quot;)&amp;IF([.K132]=&quot;&quot;;[.K132];[.$K$3]&amp;&quot;,&quot;)&amp;IF([.L132]=&quot;&quot;;[.L132];[.$L$3]&amp;&quot;,&quot;)&amp;IF([.M132]=&quot;&quot;;[.M132];[.$M$3]&amp;&quot;,&quot;)" office:value-type="string" office:string-value="T,A,C,D," calcext:value-type="string">
            <text:p>T,A,C,D,</text:p>
          </table:table-cell>
          <table:table-cell table:formula="of:=IF(UPPER([.I132]&amp;[.J132]&amp;[.K132]&amp;[.L132]&amp;[.M132])=&quot;XXXXX&quot;;&quot;null&quot;;&quot;'&quot;&amp;LEFT([.N132];LEN([.N132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2]&amp;&quot;,'&quot;&amp;[.B132]&amp;&quot;',&quot;&amp;[.H132]&amp;&quot;,&quot;&amp;[.O132]&amp;&quot;,0,CURDATE(),CURDATE())&quot;&amp;IF(INDIRECT(ADDRESS(ROW([.A132])+1;1))&gt;0;&quot;,&quot;;&quot;;&quot;)" office:value-type="string" office:string-value="(129,'A2SLR3',2,'T,A,C,D',0,CURDATE(),CURDATE())," calcext:value-type="string">
            <text:p>(129,'A2SLR3',2,'T,A,C,D',0,CURDATE(),CURDATE()),</text:p>
          </table:table-cell>
          <table:table-cell table:number-columns-repeated="1007"/>
        </table:table-row>
        <table:table-row table:style-name="ro10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A2SLR5</text:p>
          </table:table-cell>
          <table:table-cell office:value-type="string" calcext:value-type="string">
            <text:p>SL resp 5</text:p>
          </table:table-cell>
          <table:table-cell table:style-name="ce45" table:formula="of:=COUNTIF([.$B$4:.$B$335];[.B133])" office:value-type="float" office:value="1" calcext:value-type="float">
            <text:p>1</text:p>
          </table:table-cell>
          <table:table-cell table:style-name="ce162" table:formula="of:=COUNTIF([exercise_rows.$B$4:.$B$361];[.B133])" office:value-type="float" office:value="1" calcext:value-type="float">
            <text:p>1</text:p>
          </table:table-cell>
          <table:table-cell table:style-name="ce281" table:formula="of:=SUMIF([exercise_rows.$B$4:.$B$361];[.B133];[exercise_rows.$E$4:.$E$361])" office:value-type="float" office:value="100" calcext:value-type="float">
            <text:p>100</text:p>
          </table:table-cell>
          <table:table-cell table:formula="of:=SUMIF([exercise_rows.$B$4:.$B$361];[.B13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4" table:style-name="ce381" office:value-type="string" calcext:value-type="string">
            <text:p>x</text:p>
          </table:table-cell>
          <table:table-cell table:formula="of:=IF([.I133]=&quot;&quot;;[.I133];[.$I$3]&amp;&quot;,&quot;)&amp;IF([.J133]=&quot;&quot;;[.J133];[.$J$3]&amp;&quot;,&quot;)&amp;IF([.K133]=&quot;&quot;;[.K133];[.$K$3]&amp;&quot;,&quot;)&amp;IF([.L133]=&quot;&quot;;[.L133];[.$L$3]&amp;&quot;,&quot;)&amp;IF([.M133]=&quot;&quot;;[.M133];[.$M$3]&amp;&quot;,&quot;)" office:value-type="string" office:string-value="T,A,C,D," calcext:value-type="string">
            <text:p>T,A,C,D,</text:p>
          </table:table-cell>
          <table:table-cell table:formula="of:=IF(UPPER([.I133]&amp;[.J133]&amp;[.K133]&amp;[.L133]&amp;[.M133])=&quot;XXXXX&quot;;&quot;null&quot;;&quot;'&quot;&amp;LEFT([.N133];LEN([.N133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3]&amp;&quot;,'&quot;&amp;[.B133]&amp;&quot;',&quot;&amp;[.H133]&amp;&quot;,&quot;&amp;[.O133]&amp;&quot;,0,CURDATE(),CURDATE())&quot;&amp;IF(INDIRECT(ADDRESS(ROW([.A133])+1;1))&gt;0;&quot;,&quot;;&quot;;&quot;)" office:value-type="string" office:string-value="(130,'A2SLR5',2,'T,A,C,D',0,CURDATE(),CURDATE())," calcext:value-type="string">
            <text:p>(130,'A2SLR5',2,'T,A,C,D',0,CURDATE(),CURDATE()),</text:p>
          </table:table-cell>
          <table:table-cell table:number-columns-repeated="1007"/>
        </table:table-row>
        <table:table-row table:style-name="ro10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A2SLR7</text:p>
          </table:table-cell>
          <table:table-cell office:value-type="string" calcext:value-type="string">
            <text:p>SL resp 7</text:p>
          </table:table-cell>
          <table:table-cell table:style-name="ce46" table:formula="of:=COUNTIF([.$B$4:.$B$335];[.B134])" office:value-type="float" office:value="1" calcext:value-type="float">
            <text:p>1</text:p>
          </table:table-cell>
          <table:table-cell table:style-name="ce163" table:formula="of:=COUNTIF([exercise_rows.$B$4:.$B$361];[.B134])" office:value-type="float" office:value="1" calcext:value-type="float">
            <text:p>1</text:p>
          </table:table-cell>
          <table:table-cell table:style-name="ce282" table:formula="of:=SUMIF([exercise_rows.$B$4:.$B$361];[.B134];[exercise_rows.$E$4:.$E$361])" office:value-type="float" office:value="100" calcext:value-type="float">
            <text:p>100</text:p>
          </table:table-cell>
          <table:table-cell table:formula="of:=SUMIF([exercise_rows.$B$4:.$B$361];[.B13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4" table:style-name="ce381" office:value-type="string" calcext:value-type="string">
            <text:p>x</text:p>
          </table:table-cell>
          <table:table-cell table:formula="of:=IF([.I134]=&quot;&quot;;[.I134];[.$I$3]&amp;&quot;,&quot;)&amp;IF([.J134]=&quot;&quot;;[.J134];[.$J$3]&amp;&quot;,&quot;)&amp;IF([.K134]=&quot;&quot;;[.K134];[.$K$3]&amp;&quot;,&quot;)&amp;IF([.L134]=&quot;&quot;;[.L134];[.$L$3]&amp;&quot;,&quot;)&amp;IF([.M134]=&quot;&quot;;[.M134];[.$M$3]&amp;&quot;,&quot;)" office:value-type="string" office:string-value="T,A,C,D," calcext:value-type="string">
            <text:p>T,A,C,D,</text:p>
          </table:table-cell>
          <table:table-cell table:formula="of:=IF(UPPER([.I134]&amp;[.J134]&amp;[.K134]&amp;[.L134]&amp;[.M134])=&quot;XXXXX&quot;;&quot;null&quot;;&quot;'&quot;&amp;LEFT([.N134];LEN([.N134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4]&amp;&quot;,'&quot;&amp;[.B134]&amp;&quot;',&quot;&amp;[.H134]&amp;&quot;,&quot;&amp;[.O134]&amp;&quot;,0,CURDATE(),CURDATE())&quot;&amp;IF(INDIRECT(ADDRESS(ROW([.A134])+1;1))&gt;0;&quot;,&quot;;&quot;;&quot;)" office:value-type="string" office:string-value="(131,'A2SLR7',2,'T,A,C,D',0,CURDATE(),CURDATE())," calcext:value-type="string">
            <text:p>(131,'A2SLR7',2,'T,A,C,D',0,CURDATE(),CURDATE()),</text:p>
          </table:table-cell>
          <table:table-cell table:number-columns-repeated="1007"/>
        </table:table-row>
        <table:table-row table:style-name="ro10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A2SLR9</text:p>
          </table:table-cell>
          <table:table-cell office:value-type="string" calcext:value-type="string">
            <text:p>SL resp 9</text:p>
          </table:table-cell>
          <table:table-cell table:style-name="ce47" table:formula="of:=COUNTIF([.$B$4:.$B$335];[.B135])" office:value-type="float" office:value="1" calcext:value-type="float">
            <text:p>1</text:p>
          </table:table-cell>
          <table:table-cell table:style-name="ce164" table:formula="of:=COUNTIF([exercise_rows.$B$4:.$B$361];[.B135])" office:value-type="float" office:value="1" calcext:value-type="float">
            <text:p>1</text:p>
          </table:table-cell>
          <table:table-cell table:style-name="ce283" table:formula="of:=SUMIF([exercise_rows.$B$4:.$B$361];[.B135];[exercise_rows.$E$4:.$E$361])" office:value-type="float" office:value="100" calcext:value-type="float">
            <text:p>100</text:p>
          </table:table-cell>
          <table:table-cell table:formula="of:=SUMIF([exercise_rows.$B$4:.$B$361];[.B13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4" table:style-name="ce381" office:value-type="string" calcext:value-type="string">
            <text:p>x</text:p>
          </table:table-cell>
          <table:table-cell table:formula="of:=IF([.I135]=&quot;&quot;;[.I135];[.$I$3]&amp;&quot;,&quot;)&amp;IF([.J135]=&quot;&quot;;[.J135];[.$J$3]&amp;&quot;,&quot;)&amp;IF([.K135]=&quot;&quot;;[.K135];[.$K$3]&amp;&quot;,&quot;)&amp;IF([.L135]=&quot;&quot;;[.L135];[.$L$3]&amp;&quot;,&quot;)&amp;IF([.M135]=&quot;&quot;;[.M135];[.$M$3]&amp;&quot;,&quot;)" office:value-type="string" office:string-value="T,A,C,D," calcext:value-type="string">
            <text:p>T,A,C,D,</text:p>
          </table:table-cell>
          <table:table-cell table:formula="of:=IF(UPPER([.I135]&amp;[.J135]&amp;[.K135]&amp;[.L135]&amp;[.M135])=&quot;XXXXX&quot;;&quot;null&quot;;&quot;'&quot;&amp;LEFT([.N135];LEN([.N135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5]&amp;&quot;,'&quot;&amp;[.B135]&amp;&quot;',&quot;&amp;[.H135]&amp;&quot;,&quot;&amp;[.O135]&amp;&quot;,0,CURDATE(),CURDATE())&quot;&amp;IF(INDIRECT(ADDRESS(ROW([.A135])+1;1))&gt;0;&quot;,&quot;;&quot;;&quot;)" office:value-type="string" office:string-value="(132,'A2SLR9',2,'T,A,C,D',0,CURDATE(),CURDATE())," calcext:value-type="string">
            <text:p>(132,'A2SLR9',2,'T,A,C,D',0,CURDATE(),CURDATE()),</text:p>
          </table:table-cell>
          <table:table-cell table:number-columns-repeated="1007"/>
        </table:table-row>
        <table:table-row table:style-name="ro10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A2SLR2</text:p>
          </table:table-cell>
          <table:table-cell office:value-type="string" calcext:value-type="string">
            <text:p>SL resp 2</text:p>
          </table:table-cell>
          <table:table-cell table:style-name="ce48" table:formula="of:=COUNTIF([.$B$4:.$B$335];[.B136])" office:value-type="float" office:value="1" calcext:value-type="float">
            <text:p>1</text:p>
          </table:table-cell>
          <table:table-cell table:style-name="ce165" table:formula="of:=COUNTIF([exercise_rows.$B$4:.$B$361];[.B136])" office:value-type="float" office:value="1" calcext:value-type="float">
            <text:p>1</text:p>
          </table:table-cell>
          <table:table-cell table:style-name="ce284" table:formula="of:=SUMIF([exercise_rows.$B$4:.$B$361];[.B136];[exercise_rows.$E$4:.$E$361])" office:value-type="float" office:value="100" calcext:value-type="float">
            <text:p>100</text:p>
          </table:table-cell>
          <table:table-cell table:formula="of:=SUMIF([exercise_rows.$B$4:.$B$361];[.B13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4" table:style-name="ce381" office:value-type="string" calcext:value-type="string">
            <text:p>x</text:p>
          </table:table-cell>
          <table:table-cell table:formula="of:=IF([.I136]=&quot;&quot;;[.I136];[.$I$3]&amp;&quot;,&quot;)&amp;IF([.J136]=&quot;&quot;;[.J136];[.$J$3]&amp;&quot;,&quot;)&amp;IF([.K136]=&quot;&quot;;[.K136];[.$K$3]&amp;&quot;,&quot;)&amp;IF([.L136]=&quot;&quot;;[.L136];[.$L$3]&amp;&quot;,&quot;)&amp;IF([.M136]=&quot;&quot;;[.M136];[.$M$3]&amp;&quot;,&quot;)" office:value-type="string" office:string-value="T,A,C,D," calcext:value-type="string">
            <text:p>T,A,C,D,</text:p>
          </table:table-cell>
          <table:table-cell table:formula="of:=IF(UPPER([.I136]&amp;[.J136]&amp;[.K136]&amp;[.L136]&amp;[.M136])=&quot;XXXXX&quot;;&quot;null&quot;;&quot;'&quot;&amp;LEFT([.N136];LEN([.N136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6]&amp;&quot;,'&quot;&amp;[.B136]&amp;&quot;',&quot;&amp;[.H136]&amp;&quot;,&quot;&amp;[.O136]&amp;&quot;,0,CURDATE(),CURDATE())&quot;&amp;IF(INDIRECT(ADDRESS(ROW([.A136])+1;1))&gt;0;&quot;,&quot;;&quot;;&quot;)" office:value-type="string" office:string-value="(133,'A2SLR2',2,'T,A,C,D',0,CURDATE(),CURDATE())," calcext:value-type="string">
            <text:p>(133,'A2SLR2',2,'T,A,C,D',0,CURDATE(),CURDATE()),</text:p>
          </table:table-cell>
          <table:table-cell table:number-columns-repeated="1007"/>
        </table:table-row>
        <table:table-row table:style-name="ro10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A2SLR4</text:p>
          </table:table-cell>
          <table:table-cell office:value-type="string" calcext:value-type="string">
            <text:p>SL resp 4</text:p>
          </table:table-cell>
          <table:table-cell table:style-name="ce49" table:formula="of:=COUNTIF([.$B$4:.$B$335];[.B137])" office:value-type="float" office:value="1" calcext:value-type="float">
            <text:p>1</text:p>
          </table:table-cell>
          <table:table-cell table:style-name="ce166" table:formula="of:=COUNTIF([exercise_rows.$B$4:.$B$361];[.B137])" office:value-type="float" office:value="1" calcext:value-type="float">
            <text:p>1</text:p>
          </table:table-cell>
          <table:table-cell table:style-name="ce285" table:formula="of:=SUMIF([exercise_rows.$B$4:.$B$361];[.B137];[exercise_rows.$E$4:.$E$361])" office:value-type="float" office:value="100" calcext:value-type="float">
            <text:p>100</text:p>
          </table:table-cell>
          <table:table-cell table:formula="of:=SUMIF([exercise_rows.$B$4:.$B$361];[.B13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4" table:style-name="ce381" office:value-type="string" calcext:value-type="string">
            <text:p>x</text:p>
          </table:table-cell>
          <table:table-cell table:formula="of:=IF([.I137]=&quot;&quot;;[.I137];[.$I$3]&amp;&quot;,&quot;)&amp;IF([.J137]=&quot;&quot;;[.J137];[.$J$3]&amp;&quot;,&quot;)&amp;IF([.K137]=&quot;&quot;;[.K137];[.$K$3]&amp;&quot;,&quot;)&amp;IF([.L137]=&quot;&quot;;[.L137];[.$L$3]&amp;&quot;,&quot;)&amp;IF([.M137]=&quot;&quot;;[.M137];[.$M$3]&amp;&quot;,&quot;)" office:value-type="string" office:string-value="T,A,C,D," calcext:value-type="string">
            <text:p>T,A,C,D,</text:p>
          </table:table-cell>
          <table:table-cell table:formula="of:=IF(UPPER([.I137]&amp;[.J137]&amp;[.K137]&amp;[.L137]&amp;[.M137])=&quot;XXXXX&quot;;&quot;null&quot;;&quot;'&quot;&amp;LEFT([.N137];LEN([.N137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7]&amp;&quot;,'&quot;&amp;[.B137]&amp;&quot;',&quot;&amp;[.H137]&amp;&quot;,&quot;&amp;[.O137]&amp;&quot;,0,CURDATE(),CURDATE())&quot;&amp;IF(INDIRECT(ADDRESS(ROW([.A137])+1;1))&gt;0;&quot;,&quot;;&quot;;&quot;)" office:value-type="string" office:string-value="(134,'A2SLR4',2,'T,A,C,D',0,CURDATE(),CURDATE())," calcext:value-type="string">
            <text:p>(134,'A2SLR4',2,'T,A,C,D',0,CURDATE(),CURDATE()),</text:p>
          </table:table-cell>
          <table:table-cell table:number-columns-repeated="1007"/>
        </table:table-row>
        <table:table-row table:style-name="ro10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C1SLFP</text:p>
          </table:table-cell>
          <table:table-cell office:value-type="string" calcext:value-type="string">
            <text:p>SL forte/piano</text:p>
          </table:table-cell>
          <table:table-cell table:style-name="ce50" table:formula="of:=COUNTIF([.$B$4:.$B$343];[.B138])" office:value-type="float" office:value="1" calcext:value-type="float">
            <text:p>1</text:p>
          </table:table-cell>
          <table:table-cell table:style-name="ce167" table:formula="of:=COUNTIF([exercise_rows.$B$4:.$B$361];[.B138])" office:value-type="float" office:value="2" calcext:value-type="float">
            <text:p>2</text:p>
          </table:table-cell>
          <table:table-cell table:style-name="ce286" table:formula="of:=SUMIF([exercise_rows.$B$4:.$B$361];[.B138];[exercise_rows.$E$4:.$E$361])" office:value-type="float" office:value="100" calcext:value-type="float">
            <text:p>100</text:p>
          </table:table-cell>
          <table:table-cell table:formula="of:=SUMIF([exercise_rows.$B$4:.$B$361];[.B13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38]=&quot;&quot;;[.I138];[.$I$3]&amp;&quot;,&quot;)&amp;IF([.J138]=&quot;&quot;;[.J138];[.$J$3]&amp;&quot;,&quot;)&amp;IF([.K138]=&quot;&quot;;[.K138];[.$K$3]&amp;&quot;,&quot;)&amp;IF([.L138]=&quot;&quot;;[.L138];[.$L$3]&amp;&quot;,&quot;)&amp;IF([.M138]=&quot;&quot;;[.M138];[.$M$3]&amp;&quot;,&quot;)" office:value-type="string" office:string-value="A,C," calcext:value-type="string">
            <text:p>A,C,</text:p>
          </table:table-cell>
          <table:table-cell table:formula="of:=IF(UPPER([.I138]&amp;[.J138]&amp;[.K138]&amp;[.L138]&amp;[.M138])=&quot;XXXXX&quot;;&quot;null&quot;;&quot;'&quot;&amp;LEFT([.N138];LEN([.N138]) - 1)&amp;&quot;'&quot;)" office:value-type="string" office:string-value="'A,C'" calcext:value-type="string">
            <text:p>'A,C'</text:p>
          </table:table-cell>
          <table:table-cell/>
          <table:table-cell table:formula="of:=&quot;(&quot;&amp;[.A138]&amp;&quot;,'&quot;&amp;[.B138]&amp;&quot;',&quot;&amp;[.H138]&amp;&quot;,&quot;&amp;[.O138]&amp;&quot;,0,CURDATE(),CURDATE())&quot;&amp;IF(INDIRECT(ADDRESS(ROW([.A138])+1;1))&gt;0;&quot;,&quot;;&quot;;&quot;)" office:value-type="string" office:string-value="(135,'C1SLFP',2,'A,C',0,CURDATE(),CURDATE())," calcext:value-type="string">
            <text:p>(135,'C1SLFP',2,'A,C',0,CURDATE(),CURDATE()),</text:p>
          </table:table-cell>
          <table:table-cell table:number-columns-repeated="1007"/>
        </table:table-row>
        <table:table-row table:style-name="ro10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C1SLPF</text:p>
          </table:table-cell>
          <table:table-cell office:value-type="string" calcext:value-type="string">
            <text:p>SL piano/forte</text:p>
          </table:table-cell>
          <table:table-cell table:style-name="ce50" table:formula="of:=COUNTIF([.$B$4:.$B$343];[.B139])" office:value-type="float" office:value="1" calcext:value-type="float">
            <text:p>1</text:p>
          </table:table-cell>
          <table:table-cell table:style-name="ce167" table:formula="of:=COUNTIF([exercise_rows.$B$4:.$B$361];[.B139])" office:value-type="float" office:value="2" calcext:value-type="float">
            <text:p>2</text:p>
          </table:table-cell>
          <table:table-cell table:style-name="ce286" table:formula="of:=SUMIF([exercise_rows.$B$4:.$B$361];[.B139];[exercise_rows.$E$4:.$E$361])" office:value-type="float" office:value="100" calcext:value-type="float">
            <text:p>100</text:p>
          </table:table-cell>
          <table:table-cell table:formula="of:=SUMIF([exercise_rows.$B$4:.$B$361];[.B13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39]=&quot;&quot;;[.I139];[.$I$3]&amp;&quot;,&quot;)&amp;IF([.J139]=&quot;&quot;;[.J139];[.$J$3]&amp;&quot;,&quot;)&amp;IF([.K139]=&quot;&quot;;[.K139];[.$K$3]&amp;&quot;,&quot;)&amp;IF([.L139]=&quot;&quot;;[.L139];[.$L$3]&amp;&quot;,&quot;)&amp;IF([.M139]=&quot;&quot;;[.M139];[.$M$3]&amp;&quot;,&quot;)" office:value-type="string" office:string-value="A,C," calcext:value-type="string">
            <text:p>A,C,</text:p>
          </table:table-cell>
          <table:table-cell table:formula="of:=IF(UPPER([.I139]&amp;[.J139]&amp;[.K139]&amp;[.L139]&amp;[.M139])=&quot;XXXXX&quot;;&quot;null&quot;;&quot;'&quot;&amp;LEFT([.N139];LEN([.N139]) - 1)&amp;&quot;'&quot;)" office:value-type="string" office:string-value="'A,C'" calcext:value-type="string">
            <text:p>'A,C'</text:p>
          </table:table-cell>
          <table:table-cell/>
          <table:table-cell table:formula="of:=&quot;(&quot;&amp;[.A139]&amp;&quot;,'&quot;&amp;[.B139]&amp;&quot;',&quot;&amp;[.H139]&amp;&quot;,&quot;&amp;[.O139]&amp;&quot;,0,CURDATE(),CURDATE())&quot;&amp;IF(INDIRECT(ADDRESS(ROW([.A139])+1;1))&gt;0;&quot;,&quot;;&quot;;&quot;)" office:value-type="string" office:string-value="(136,'C1SLPF',2,'A,C',0,CURDATE(),CURDATE())," calcext:value-type="string">
            <text:p>(136,'C1SLPF',2,'A,C',0,CURDATE(),CURDATE()),</text:p>
          </table:table-cell>
          <table:table-cell table:number-columns-repeated="1007"/>
        </table:table-row>
        <table:table-row table:style-name="ro10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CFAPG</text:p>
          </table:table-cell>
          <table:table-cell office:value-type="string" calcext:value-type="string">
            <text:p>Esercizi FA pugni chiusi</text:p>
          </table:table-cell>
          <table:table-cell table:style-name="ce51" table:formula="of:=COUNTIF([.$B$4:.$B$343];[.B140])" office:value-type="float" office:value="1" calcext:value-type="float">
            <text:p>1</text:p>
          </table:table-cell>
          <table:table-cell table:style-name="ce168" table:formula="of:=COUNTIF([exercise_rows.$B$4:.$B$361];[.B140])" office:value-type="float" office:value="2" calcext:value-type="float">
            <text:p>2</text:p>
          </table:table-cell>
          <table:table-cell table:style-name="ce287" table:formula="of:=SUMIF([exercise_rows.$B$4:.$B$361];[.B140];[exercise_rows.$E$4:.$E$361])" office:value-type="float" office:value="100" calcext:value-type="float">
            <text:p>100</text:p>
          </table:table-cell>
          <table:table-cell table:formula="of:=SUMIF([exercise_rows.$B$4:.$B$361];[.B14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40]=&quot;&quot;;[.I140];[.$I$3]&amp;&quot;,&quot;)&amp;IF([.J140]=&quot;&quot;;[.J140];[.$J$3]&amp;&quot;,&quot;)&amp;IF([.K140]=&quot;&quot;;[.K140];[.$K$3]&amp;&quot;,&quot;)&amp;IF([.L140]=&quot;&quot;;[.L140];[.$L$3]&amp;&quot;,&quot;)&amp;IF([.M140]=&quot;&quot;;[.M140];[.$M$3]&amp;&quot;,&quot;)" office:value-type="string" office:string-value="T," calcext:value-type="string">
            <text:p>T,</text:p>
          </table:table-cell>
          <table:table-cell table:formula="of:=IF(UPPER([.I140]&amp;[.J140]&amp;[.K140]&amp;[.L140]&amp;[.M140])=&quot;XXXXX&quot;;&quot;null&quot;;&quot;'&quot;&amp;LEFT([.N140];LEN([.N140]) - 1)&amp;&quot;'&quot;)" office:value-type="string" office:string-value="'T'" calcext:value-type="string">
            <text:p>'T'</text:p>
          </table:table-cell>
          <table:table-cell/>
          <table:table-cell table:formula="of:=&quot;(&quot;&amp;[.A140]&amp;&quot;,'&quot;&amp;[.B140]&amp;&quot;',&quot;&amp;[.H140]&amp;&quot;,&quot;&amp;[.O140]&amp;&quot;,0,CURDATE(),CURDATE())&quot;&amp;IF(INDIRECT(ADDRESS(ROW([.A140])+1;1))&gt;0;&quot;,&quot;;&quot;;&quot;)" office:value-type="string" office:string-value="(137,'ECFAPG',2,'T',0,CURDATE(),CURDATE())," calcext:value-type="string">
            <text:p>(137,'ECFAPG',2,'T',0,CURDATE(),CURDATE()),</text:p>
          </table:table-cell>
          <table:table-cell table:number-columns-repeated="1007"/>
        </table:table-row>
        <table:table-row table:style-name="ro10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CFABS</text:p>
          </table:table-cell>
          <table:table-cell office:value-type="string" calcext:value-type="string">
            <text:p>Esercizi FA 1 braccio su</text:p>
          </table:table-cell>
          <table:table-cell table:style-name="ce52" table:formula="of:=COUNTIF([.$B$4:.$B$343];[.B141])" office:value-type="float" office:value="1" calcext:value-type="float">
            <text:p>1</text:p>
          </table:table-cell>
          <table:table-cell table:style-name="ce169" table:formula="of:=COUNTIF([exercise_rows.$B$4:.$B$361];[.B141])" office:value-type="float" office:value="2" calcext:value-type="float">
            <text:p>2</text:p>
          </table:table-cell>
          <table:table-cell table:style-name="ce288" table:formula="of:=SUMIF([exercise_rows.$B$4:.$B$361];[.B141];[exercise_rows.$E$4:.$E$361])" office:value-type="float" office:value="100" calcext:value-type="float">
            <text:p>100</text:p>
          </table:table-cell>
          <table:table-cell table:formula="of:=SUMIF([exercise_rows.$B$4:.$B$361];[.B14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41]=&quot;&quot;;[.I141];[.$I$3]&amp;&quot;,&quot;)&amp;IF([.J141]=&quot;&quot;;[.J141];[.$J$3]&amp;&quot;,&quot;)&amp;IF([.K141]=&quot;&quot;;[.K141];[.$K$3]&amp;&quot;,&quot;)&amp;IF([.L141]=&quot;&quot;;[.L141];[.$L$3]&amp;&quot;,&quot;)&amp;IF([.M141]=&quot;&quot;;[.M141];[.$M$3]&amp;&quot;,&quot;)" office:value-type="string" office:string-value="T," calcext:value-type="string">
            <text:p>T,</text:p>
          </table:table-cell>
          <table:table-cell table:formula="of:=IF(UPPER([.I141]&amp;[.J141]&amp;[.K141]&amp;[.L141]&amp;[.M141])=&quot;XXXXX&quot;;&quot;null&quot;;&quot;'&quot;&amp;LEFT([.N141];LEN([.N141]) - 1)&amp;&quot;'&quot;)" office:value-type="string" office:string-value="'T'" calcext:value-type="string">
            <text:p>'T'</text:p>
          </table:table-cell>
          <table:table-cell/>
          <table:table-cell table:formula="of:=&quot;(&quot;&amp;[.A141]&amp;&quot;,'&quot;&amp;[.B141]&amp;&quot;',&quot;&amp;[.H141]&amp;&quot;,&quot;&amp;[.O141]&amp;&quot;,0,CURDATE(),CURDATE())&quot;&amp;IF(INDIRECT(ADDRESS(ROW([.A141])+1;1))&gt;0;&quot;,&quot;;&quot;;&quot;)" office:value-type="string" office:string-value="(138,'ECFABS',2,'T',0,CURDATE(),CURDATE())," calcext:value-type="string">
            <text:p>(138,'ECFABS',2,'T',0,CURDATE(),CURDATE()),</text:p>
          </table:table-cell>
          <table:table-cell table:number-columns-repeated="1007"/>
        </table:table-row>
        <table:table-row table:style-name="ro10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CFABG</text:p>
          </table:table-cell>
          <table:table-cell office:value-type="string" calcext:value-type="string">
            <text:p>Esercizi FA 1 braccio giù</text:p>
          </table:table-cell>
          <table:table-cell table:style-name="ce53" table:formula="of:=COUNTIF([.$B$4:.$B$343];[.B142])" office:value-type="float" office:value="1" calcext:value-type="float">
            <text:p>1</text:p>
          </table:table-cell>
          <table:table-cell table:style-name="ce170" table:formula="of:=COUNTIF([exercise_rows.$B$4:.$B$361];[.B142])" office:value-type="float" office:value="2" calcext:value-type="float">
            <text:p>2</text:p>
          </table:table-cell>
          <table:table-cell table:style-name="ce289" table:formula="of:=SUMIF([exercise_rows.$B$4:.$B$361];[.B142];[exercise_rows.$E$4:.$E$361])" office:value-type="float" office:value="100" calcext:value-type="float">
            <text:p>100</text:p>
          </table:table-cell>
          <table:table-cell table:formula="of:=SUMIF([exercise_rows.$B$4:.$B$361];[.B14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42]=&quot;&quot;;[.I142];[.$I$3]&amp;&quot;,&quot;)&amp;IF([.J142]=&quot;&quot;;[.J142];[.$J$3]&amp;&quot;,&quot;)&amp;IF([.K142]=&quot;&quot;;[.K142];[.$K$3]&amp;&quot;,&quot;)&amp;IF([.L142]=&quot;&quot;;[.L142];[.$L$3]&amp;&quot;,&quot;)&amp;IF([.M142]=&quot;&quot;;[.M142];[.$M$3]&amp;&quot;,&quot;)" office:value-type="string" office:string-value="T," calcext:value-type="string">
            <text:p>T,</text:p>
          </table:table-cell>
          <table:table-cell table:formula="of:=IF(UPPER([.I142]&amp;[.J142]&amp;[.K142]&amp;[.L142]&amp;[.M142])=&quot;XXXXX&quot;;&quot;null&quot;;&quot;'&quot;&amp;LEFT([.N142];LEN([.N142]) - 1)&amp;&quot;'&quot;)" office:value-type="string" office:string-value="'T'" calcext:value-type="string">
            <text:p>'T'</text:p>
          </table:table-cell>
          <table:table-cell/>
          <table:table-cell table:formula="of:=&quot;(&quot;&amp;[.A142]&amp;&quot;,'&quot;&amp;[.B142]&amp;&quot;',&quot;&amp;[.H142]&amp;&quot;,&quot;&amp;[.O142]&amp;&quot;,0,CURDATE(),CURDATE())&quot;&amp;IF(INDIRECT(ADDRESS(ROW([.A142])+1;1))&gt;0;&quot;,&quot;;&quot;;&quot;)" office:value-type="string" office:string-value="(139,'ECFABG',2,'T',0,CURDATE(),CURDATE())," calcext:value-type="string">
            <text:p>(139,'ECFABG',2,'T',0,CURDATE(),CURDATE()),</text:p>
          </table:table-cell>
          <table:table-cell table:number-columns-repeated="1007"/>
        </table:table-row>
        <table:table-row table:style-name="ro10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CFAAA</text:p>
          </table:table-cell>
          <table:table-cell office:value-type="string" calcext:value-type="string">
            <text:p>Esercizi FA alternto alto</text:p>
          </table:table-cell>
          <table:table-cell table:style-name="ce54" table:formula="of:=COUNTIF([.$B$4:.$B$343];[.B143])" office:value-type="float" office:value="1" calcext:value-type="float">
            <text:p>1</text:p>
          </table:table-cell>
          <table:table-cell table:style-name="ce171" table:formula="of:=COUNTIF([exercise_rows.$B$4:.$B$361];[.B143])" office:value-type="float" office:value="2" calcext:value-type="float">
            <text:p>2</text:p>
          </table:table-cell>
          <table:table-cell table:style-name="ce290" table:formula="of:=SUMIF([exercise_rows.$B$4:.$B$361];[.B143];[exercise_rows.$E$4:.$E$361])" office:value-type="float" office:value="100" calcext:value-type="float">
            <text:p>100</text:p>
          </table:table-cell>
          <table:table-cell table:formula="of:=SUMIF([exercise_rows.$B$4:.$B$361];[.B14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43]=&quot;&quot;;[.I143];[.$I$3]&amp;&quot;,&quot;)&amp;IF([.J143]=&quot;&quot;;[.J143];[.$J$3]&amp;&quot;,&quot;)&amp;IF([.K143]=&quot;&quot;;[.K143];[.$K$3]&amp;&quot;,&quot;)&amp;IF([.L143]=&quot;&quot;;[.L143];[.$L$3]&amp;&quot;,&quot;)&amp;IF([.M143]=&quot;&quot;;[.M143];[.$M$3]&amp;&quot;,&quot;)" office:value-type="string" office:string-value="T," calcext:value-type="string">
            <text:p>T,</text:p>
          </table:table-cell>
          <table:table-cell table:formula="of:=IF(UPPER([.I143]&amp;[.J143]&amp;[.K143]&amp;[.L143]&amp;[.M143])=&quot;XXXXX&quot;;&quot;null&quot;;&quot;'&quot;&amp;LEFT([.N143];LEN([.N143]) - 1)&amp;&quot;'&quot;)" office:value-type="string" office:string-value="'T'" calcext:value-type="string">
            <text:p>'T'</text:p>
          </table:table-cell>
          <table:table-cell/>
          <table:table-cell table:formula="of:=&quot;(&quot;&amp;[.A143]&amp;&quot;,'&quot;&amp;[.B143]&amp;&quot;',&quot;&amp;[.H143]&amp;&quot;,&quot;&amp;[.O143]&amp;&quot;,0,CURDATE(),CURDATE())&quot;&amp;IF(INDIRECT(ADDRESS(ROW([.A143])+1;1))&gt;0;&quot;,&quot;;&quot;;&quot;)" office:value-type="string" office:string-value="(140,'ECFAAA',2,'T',0,CURDATE(),CURDATE())," calcext:value-type="string">
            <text:p>(140,'ECFAAA',2,'T',0,CURDATE(),CURDATE()),</text:p>
          </table:table-cell>
          <table:table-cell table:number-columns-repeated="1007"/>
        </table:table-row>
        <table:table-row table:style-name="ro10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CFAA2</text:p>
          </table:table-cell>
          <table:table-cell office:value-type="string" calcext:value-type="string">
            <text:p>Esercizi FA alternto alto 2 bracciate</text:p>
          </table:table-cell>
          <table:table-cell table:style-name="ce55" table:formula="of:=COUNTIF([.$B$4:.$B$343];[.B144])" office:value-type="float" office:value="1" calcext:value-type="float">
            <text:p>1</text:p>
          </table:table-cell>
          <table:table-cell table:style-name="ce172" table:formula="of:=COUNTIF([exercise_rows.$B$4:.$B$361];[.B144])" office:value-type="float" office:value="2" calcext:value-type="float">
            <text:p>2</text:p>
          </table:table-cell>
          <table:table-cell table:style-name="ce291" table:formula="of:=SUMIF([exercise_rows.$B$4:.$B$361];[.B144];[exercise_rows.$E$4:.$E$361])" office:value-type="float" office:value="100" calcext:value-type="float">
            <text:p>100</text:p>
          </table:table-cell>
          <table:table-cell table:formula="of:=SUMIF([exercise_rows.$B$4:.$B$361];[.B14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44]=&quot;&quot;;[.I144];[.$I$3]&amp;&quot;,&quot;)&amp;IF([.J144]=&quot;&quot;;[.J144];[.$J$3]&amp;&quot;,&quot;)&amp;IF([.K144]=&quot;&quot;;[.K144];[.$K$3]&amp;&quot;,&quot;)&amp;IF([.L144]=&quot;&quot;;[.L144];[.$L$3]&amp;&quot;,&quot;)&amp;IF([.M144]=&quot;&quot;;[.M144];[.$M$3]&amp;&quot;,&quot;)" office:value-type="string" office:string-value="T," calcext:value-type="string">
            <text:p>T,</text:p>
          </table:table-cell>
          <table:table-cell table:formula="of:=IF(UPPER([.I144]&amp;[.J144]&amp;[.K144]&amp;[.L144]&amp;[.M144])=&quot;XXXXX&quot;;&quot;null&quot;;&quot;'&quot;&amp;LEFT([.N144];LEN([.N144]) - 1)&amp;&quot;'&quot;)" office:value-type="string" office:string-value="'T'" calcext:value-type="string">
            <text:p>'T'</text:p>
          </table:table-cell>
          <table:table-cell/>
          <table:table-cell table:formula="of:=&quot;(&quot;&amp;[.A144]&amp;&quot;,'&quot;&amp;[.B144]&amp;&quot;',&quot;&amp;[.H144]&amp;&quot;,&quot;&amp;[.O144]&amp;&quot;,0,CURDATE(),CURDATE())&quot;&amp;IF(INDIRECT(ADDRESS(ROW([.A144])+1;1))&gt;0;&quot;,&quot;;&quot;;&quot;)" office:value-type="string" office:string-value="(141,'ECFAA2',2,'T',0,CURDATE(),CURDATE())," calcext:value-type="string">
            <text:p>(141,'ECFAA2',2,'T',0,CURDATE(),CURDATE()),</text:p>
          </table:table-cell>
          <table:table-cell table:number-columns-repeated="1007"/>
        </table:table-row>
        <table:table-row table:style-name="ro10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CFAC1</text:p>
          </table:table-cell>
          <table:table-cell office:value-type="string" calcext:value-type="string">
            <text:p>Esercizi FA composto 1 bracciata</text:p>
          </table:table-cell>
          <table:table-cell table:style-name="ce56" table:formula="of:=COUNTIF([.$B$4:.$B$343];[.B145])" office:value-type="float" office:value="1" calcext:value-type="float">
            <text:p>1</text:p>
          </table:table-cell>
          <table:table-cell table:style-name="ce173" table:formula="of:=COUNTIF([exercise_rows.$B$4:.$B$361];[.B145])" office:value-type="float" office:value="2" calcext:value-type="float">
            <text:p>2</text:p>
          </table:table-cell>
          <table:table-cell table:style-name="ce292" table:formula="of:=SUMIF([exercise_rows.$B$4:.$B$361];[.B145];[exercise_rows.$E$4:.$E$361])" office:value-type="float" office:value="100" calcext:value-type="float">
            <text:p>100</text:p>
          </table:table-cell>
          <table:table-cell table:formula="of:=SUMIF([exercise_rows.$B$4:.$B$361];[.B14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45]=&quot;&quot;;[.I145];[.$I$3]&amp;&quot;,&quot;)&amp;IF([.J145]=&quot;&quot;;[.J145];[.$J$3]&amp;&quot;,&quot;)&amp;IF([.K145]=&quot;&quot;;[.K145];[.$K$3]&amp;&quot;,&quot;)&amp;IF([.L145]=&quot;&quot;;[.L145];[.$L$3]&amp;&quot;,&quot;)&amp;IF([.M145]=&quot;&quot;;[.M145];[.$M$3]&amp;&quot;,&quot;)" office:value-type="string" office:string-value="T," calcext:value-type="string">
            <text:p>T,</text:p>
          </table:table-cell>
          <table:table-cell table:formula="of:=IF(UPPER([.I145]&amp;[.J145]&amp;[.K145]&amp;[.L145]&amp;[.M145])=&quot;XXXXX&quot;;&quot;null&quot;;&quot;'&quot;&amp;LEFT([.N145];LEN([.N145]) - 1)&amp;&quot;'&quot;)" office:value-type="string" office:string-value="'T'" calcext:value-type="string">
            <text:p>'T'</text:p>
          </table:table-cell>
          <table:table-cell/>
          <table:table-cell table:formula="of:=&quot;(&quot;&amp;[.A145]&amp;&quot;,'&quot;&amp;[.B145]&amp;&quot;',&quot;&amp;[.H145]&amp;&quot;,&quot;&amp;[.O145]&amp;&quot;,0,CURDATE(),CURDATE())&quot;&amp;IF(INDIRECT(ADDRESS(ROW([.A145])+1;1))&gt;0;&quot;,&quot;;&quot;;&quot;)" office:value-type="string" office:string-value="(142,'ECFAC1',2,'T',0,CURDATE(),CURDATE())," calcext:value-type="string">
            <text:p>(142,'ECFAC1',2,'T',0,CURDATE(),CURDATE()),</text:p>
          </table:table-cell>
          <table:table-cell table:number-columns-repeated="1007"/>
        </table:table-row>
        <table:table-row table:style-name="ro10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CFAC2</text:p>
          </table:table-cell>
          <table:table-cell office:value-type="string" calcext:value-type="string">
            <text:p>Esercizi FA composto 2 bracciate</text:p>
          </table:table-cell>
          <table:table-cell table:style-name="ce57" table:formula="of:=COUNTIF([.$B$4:.$B$343];[.B146])" office:value-type="float" office:value="1" calcext:value-type="float">
            <text:p>1</text:p>
          </table:table-cell>
          <table:table-cell table:style-name="ce174" table:formula="of:=COUNTIF([exercise_rows.$B$4:.$B$361];[.B146])" office:value-type="float" office:value="2" calcext:value-type="float">
            <text:p>2</text:p>
          </table:table-cell>
          <table:table-cell table:style-name="ce293" table:formula="of:=SUMIF([exercise_rows.$B$4:.$B$361];[.B146];[exercise_rows.$E$4:.$E$361])" office:value-type="float" office:value="100" calcext:value-type="float">
            <text:p>100</text:p>
          </table:table-cell>
          <table:table-cell table:formula="of:=SUMIF([exercise_rows.$B$4:.$B$361];[.B14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46]=&quot;&quot;;[.I146];[.$I$3]&amp;&quot;,&quot;)&amp;IF([.J146]=&quot;&quot;;[.J146];[.$J$3]&amp;&quot;,&quot;)&amp;IF([.K146]=&quot;&quot;;[.K146];[.$K$3]&amp;&quot;,&quot;)&amp;IF([.L146]=&quot;&quot;;[.L146];[.$L$3]&amp;&quot;,&quot;)&amp;IF([.M146]=&quot;&quot;;[.M146];[.$M$3]&amp;&quot;,&quot;)" office:value-type="string" office:string-value="T," calcext:value-type="string">
            <text:p>T,</text:p>
          </table:table-cell>
          <table:table-cell table:formula="of:=IF(UPPER([.I146]&amp;[.J146]&amp;[.K146]&amp;[.L146]&amp;[.M146])=&quot;XXXXX&quot;;&quot;null&quot;;&quot;'&quot;&amp;LEFT([.N146];LEN([.N146]) - 1)&amp;&quot;'&quot;)" office:value-type="string" office:string-value="'T'" calcext:value-type="string">
            <text:p>'T'</text:p>
          </table:table-cell>
          <table:table-cell/>
          <table:table-cell table:formula="of:=&quot;(&quot;&amp;[.A146]&amp;&quot;,'&quot;&amp;[.B146]&amp;&quot;',&quot;&amp;[.H146]&amp;&quot;,&quot;&amp;[.O146]&amp;&quot;,0,CURDATE(),CURDATE())&quot;&amp;IF(INDIRECT(ADDRESS(ROW([.A146])+1;1))&gt;0;&quot;,&quot;;&quot;;&quot;)" office:value-type="string" office:string-value="(143,'ECFAC2',2,'T',0,CURDATE(),CURDATE())," calcext:value-type="string">
            <text:p>(143,'ECFAC2',2,'T',0,CURDATE(),CURDATE()),</text:p>
          </table:table-cell>
          <table:table-cell table:number-columns-repeated="1007"/>
        </table:table-row>
        <table:table-row table:style-name="ro10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CFAC3</text:p>
          </table:table-cell>
          <table:table-cell office:value-type="string" calcext:value-type="string">
            <text:p>Esercizi FA composto 3 bracciate</text:p>
          </table:table-cell>
          <table:table-cell table:style-name="ce58" table:formula="of:=COUNTIF([.$B$4:.$B$343];[.B147])" office:value-type="float" office:value="1" calcext:value-type="float">
            <text:p>1</text:p>
          </table:table-cell>
          <table:table-cell table:style-name="ce175" table:formula="of:=COUNTIF([exercise_rows.$B$4:.$B$361];[.B147])" office:value-type="float" office:value="2" calcext:value-type="float">
            <text:p>2</text:p>
          </table:table-cell>
          <table:table-cell table:style-name="ce294" table:formula="of:=SUMIF([exercise_rows.$B$4:.$B$361];[.B147];[exercise_rows.$E$4:.$E$361])" office:value-type="float" office:value="100" calcext:value-type="float">
            <text:p>100</text:p>
          </table:table-cell>
          <table:table-cell table:formula="of:=SUMIF([exercise_rows.$B$4:.$B$361];[.B14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47]=&quot;&quot;;[.I147];[.$I$3]&amp;&quot;,&quot;)&amp;IF([.J147]=&quot;&quot;;[.J147];[.$J$3]&amp;&quot;,&quot;)&amp;IF([.K147]=&quot;&quot;;[.K147];[.$K$3]&amp;&quot;,&quot;)&amp;IF([.L147]=&quot;&quot;;[.L147];[.$L$3]&amp;&quot;,&quot;)&amp;IF([.M147]=&quot;&quot;;[.M147];[.$M$3]&amp;&quot;,&quot;)" office:value-type="string" office:string-value="T," calcext:value-type="string">
            <text:p>T,</text:p>
          </table:table-cell>
          <table:table-cell table:formula="of:=IF(UPPER([.I147]&amp;[.J147]&amp;[.K147]&amp;[.L147]&amp;[.M147])=&quot;XXXXX&quot;;&quot;null&quot;;&quot;'&quot;&amp;LEFT([.N147];LEN([.N147]) - 1)&amp;&quot;'&quot;)" office:value-type="string" office:string-value="'T'" calcext:value-type="string">
            <text:p>'T'</text:p>
          </table:table-cell>
          <table:table-cell/>
          <table:table-cell table:formula="of:=&quot;(&quot;&amp;[.A147]&amp;&quot;,'&quot;&amp;[.B147]&amp;&quot;',&quot;&amp;[.H147]&amp;&quot;,&quot;&amp;[.O147]&amp;&quot;,0,CURDATE(),CURDATE())&quot;&amp;IF(INDIRECT(ADDRESS(ROW([.A147])+1;1))&gt;0;&quot;,&quot;;&quot;;&quot;)" office:value-type="string" office:string-value="(144,'ECFAC3',2,'T',0,CURDATE(),CURDATE())," calcext:value-type="string">
            <text:p>(144,'ECFAC3',2,'T',0,CURDATE(),CURDATE()),</text:p>
          </table:table-cell>
          <table:table-cell table:number-columns-repeated="1007"/>
        </table:table-row>
        <table:table-row table:style-name="ro10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CFAG4</text:p>
          </table:table-cell>
          <table:table-cell office:value-type="string" calcext:value-type="string">
            <text:p>Esercizi FA 4 gambate 1 bracciata</text:p>
          </table:table-cell>
          <table:table-cell table:style-name="ce59" table:formula="of:=COUNTIF([.$B$4:.$B$343];[.B148])" office:value-type="float" office:value="1" calcext:value-type="float">
            <text:p>1</text:p>
          </table:table-cell>
          <table:table-cell table:style-name="ce176" table:formula="of:=COUNTIF([exercise_rows.$B$4:.$B$361];[.B148])" office:value-type="float" office:value="2" calcext:value-type="float">
            <text:p>2</text:p>
          </table:table-cell>
          <table:table-cell table:style-name="ce295" table:formula="of:=SUMIF([exercise_rows.$B$4:.$B$361];[.B148];[exercise_rows.$E$4:.$E$361])" office:value-type="float" office:value="100" calcext:value-type="float">
            <text:p>100</text:p>
          </table:table-cell>
          <table:table-cell table:formula="of:=SUMIF([exercise_rows.$B$4:.$B$361];[.B14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48]=&quot;&quot;;[.I148];[.$I$3]&amp;&quot;,&quot;)&amp;IF([.J148]=&quot;&quot;;[.J148];[.$J$3]&amp;&quot;,&quot;)&amp;IF([.K148]=&quot;&quot;;[.K148];[.$K$3]&amp;&quot;,&quot;)&amp;IF([.L148]=&quot;&quot;;[.L148];[.$L$3]&amp;&quot;,&quot;)&amp;IF([.M148]=&quot;&quot;;[.M148];[.$M$3]&amp;&quot;,&quot;)" office:value-type="string" office:string-value="T," calcext:value-type="string">
            <text:p>T,</text:p>
          </table:table-cell>
          <table:table-cell table:formula="of:=IF(UPPER([.I148]&amp;[.J148]&amp;[.K148]&amp;[.L148]&amp;[.M148])=&quot;XXXXX&quot;;&quot;null&quot;;&quot;'&quot;&amp;LEFT([.N148];LEN([.N148]) - 1)&amp;&quot;'&quot;)" office:value-type="string" office:string-value="'T'" calcext:value-type="string">
            <text:p>'T'</text:p>
          </table:table-cell>
          <table:table-cell/>
          <table:table-cell table:formula="of:=&quot;(&quot;&amp;[.A148]&amp;&quot;,'&quot;&amp;[.B148]&amp;&quot;',&quot;&amp;[.H148]&amp;&quot;,&quot;&amp;[.O148]&amp;&quot;,0,CURDATE(),CURDATE())&quot;&amp;IF(INDIRECT(ADDRESS(ROW([.A148])+1;1))&gt;0;&quot;,&quot;;&quot;;&quot;)" office:value-type="string" office:string-value="(145,'ECFAG4',2,'T',0,CURDATE(),CURDATE())," calcext:value-type="string">
            <text:p>(145,'ECFAG4',2,'T',0,CURDATE(),CURDATE()),</text:p>
          </table:table-cell>
          <table:table-cell table:number-columns-repeated="1007"/>
        </table:table-row>
        <table:table-row table:style-name="ro10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CFASB</text:p>
          </table:table-cell>
          <table:table-cell office:value-type="string" calcext:value-type="string">
            <text:p>Esercizi FA solo braccia</text:p>
          </table:table-cell>
          <table:table-cell table:style-name="ce60" table:formula="of:=COUNTIF([.$B$4:.$B$342];[.B149])" office:value-type="float" office:value="1" calcext:value-type="float">
            <text:p>1</text:p>
          </table:table-cell>
          <table:table-cell table:style-name="ce177" table:formula="of:=COUNTIF([exercise_rows.$B$4:.$B$361];[.B149])" office:value-type="float" office:value="2" calcext:value-type="float">
            <text:p>2</text:p>
          </table:table-cell>
          <table:table-cell table:style-name="ce296" table:formula="of:=SUMIF([exercise_rows.$B$4:.$B$361];[.B149];[exercise_rows.$E$4:.$E$361])" office:value-type="float" office:value="100" calcext:value-type="float">
            <text:p>100</text:p>
          </table:table-cell>
          <table:table-cell table:formula="of:=SUMIF([exercise_rows.$B$4:.$B$361];[.B14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49]=&quot;&quot;;[.I149];[.$I$3]&amp;&quot;,&quot;)&amp;IF([.J149]=&quot;&quot;;[.J149];[.$J$3]&amp;&quot;,&quot;)&amp;IF([.K149]=&quot;&quot;;[.K149];[.$K$3]&amp;&quot;,&quot;)&amp;IF([.L149]=&quot;&quot;;[.L149];[.$L$3]&amp;&quot;,&quot;)&amp;IF([.M149]=&quot;&quot;;[.M149];[.$M$3]&amp;&quot;,&quot;)" office:value-type="string" office:string-value="T," calcext:value-type="string">
            <text:p>T,</text:p>
          </table:table-cell>
          <table:table-cell table:formula="of:=IF(UPPER([.I149]&amp;[.J149]&amp;[.K149]&amp;[.L149]&amp;[.M149])=&quot;XXXXX&quot;;&quot;null&quot;;&quot;'&quot;&amp;LEFT([.N149];LEN([.N149]) - 1)&amp;&quot;'&quot;)" office:value-type="string" office:string-value="'T'" calcext:value-type="string">
            <text:p>'T'</text:p>
          </table:table-cell>
          <table:table-cell/>
          <table:table-cell table:formula="of:=&quot;(&quot;&amp;[.A149]&amp;&quot;,'&quot;&amp;[.B149]&amp;&quot;',&quot;&amp;[.H149]&amp;&quot;,&quot;&amp;[.O149]&amp;&quot;,0,CURDATE(),CURDATE())&quot;&amp;IF(INDIRECT(ADDRESS(ROW([.A149])+1;1))&gt;0;&quot;,&quot;;&quot;;&quot;)" office:value-type="string" office:string-value="(146,'ECFASB',2,'T',0,CURDATE(),CURDATE())," calcext:value-type="string">
            <text:p>(146,'ECFASB',2,'T',0,CURDATE(),CURDATE()),</text:p>
          </table:table-cell>
          <table:table-cell table:number-columns-repeated="1007"/>
        </table:table-row>
        <table:table-row table:style-name="ro10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CFARA</text:p>
          </table:table-cell>
          <table:table-cell office:value-type="string" calcext:value-type="string">
            <text:p>Esercizi FA recupero alto</text:p>
          </table:table-cell>
          <table:table-cell table:style-name="ce61" table:formula="of:=COUNTIF([.$B$4:.$B$342];[.B150])" office:value-type="float" office:value="1" calcext:value-type="float">
            <text:p>1</text:p>
          </table:table-cell>
          <table:table-cell table:style-name="ce178" table:formula="of:=COUNTIF([exercise_rows.$B$4:.$B$361];[.B150])" office:value-type="float" office:value="2" calcext:value-type="float">
            <text:p>2</text:p>
          </table:table-cell>
          <table:table-cell table:style-name="ce297" table:formula="of:=SUMIF([exercise_rows.$B$4:.$B$361];[.B150];[exercise_rows.$E$4:.$E$361])" office:value-type="float" office:value="100" calcext:value-type="float">
            <text:p>100</text:p>
          </table:table-cell>
          <table:table-cell table:formula="of:=SUMIF([exercise_rows.$B$4:.$B$361];[.B15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50]=&quot;&quot;;[.I150];[.$I$3]&amp;&quot;,&quot;)&amp;IF([.J150]=&quot;&quot;;[.J150];[.$J$3]&amp;&quot;,&quot;)&amp;IF([.K150]=&quot;&quot;;[.K150];[.$K$3]&amp;&quot;,&quot;)&amp;IF([.L150]=&quot;&quot;;[.L150];[.$L$3]&amp;&quot;,&quot;)&amp;IF([.M150]=&quot;&quot;;[.M150];[.$M$3]&amp;&quot;,&quot;)" office:value-type="string" office:string-value="T," calcext:value-type="string">
            <text:p>T,</text:p>
          </table:table-cell>
          <table:table-cell table:formula="of:=IF(UPPER([.I150]&amp;[.J150]&amp;[.K150]&amp;[.L150]&amp;[.M150])=&quot;XXXXX&quot;;&quot;null&quot;;&quot;'&quot;&amp;LEFT([.N150];LEN([.N150]) - 1)&amp;&quot;'&quot;)" office:value-type="string" office:string-value="'T'" calcext:value-type="string">
            <text:p>'T'</text:p>
          </table:table-cell>
          <table:table-cell/>
          <table:table-cell table:formula="of:=&quot;(&quot;&amp;[.A150]&amp;&quot;,'&quot;&amp;[.B150]&amp;&quot;',&quot;&amp;[.H150]&amp;&quot;,&quot;&amp;[.O150]&amp;&quot;,0,CURDATE(),CURDATE())&quot;&amp;IF(INDIRECT(ADDRESS(ROW([.A150])+1;1))&gt;0;&quot;,&quot;;&quot;;&quot;)" office:value-type="string" office:string-value="(147,'ECFARA',2,'T',0,CURDATE(),CURDATE())," calcext:value-type="string">
            <text:p>(147,'ECFARA',2,'T',0,CURDATE(),CURDATE()),</text:p>
          </table:table-cell>
          <table:table-cell table:number-columns-repeated="1007"/>
        </table:table-row>
        <table:table-row table:style-name="ro10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CFASS</text:p>
          </table:table-cell>
          <table:table-cell office:value-type="string" calcext:value-type="string">
            <text:p>Esercizi FA passata sub</text:p>
          </table:table-cell>
          <table:table-cell table:style-name="ce62" table:formula="of:=COUNTIF([.$B$4:.$B$342];[.B151])" office:value-type="float" office:value="1" calcext:value-type="float">
            <text:p>1</text:p>
          </table:table-cell>
          <table:table-cell table:style-name="ce179" table:formula="of:=COUNTIF([exercise_rows.$B$4:.$B$361];[.B151])" office:value-type="float" office:value="2" calcext:value-type="float">
            <text:p>2</text:p>
          </table:table-cell>
          <table:table-cell table:style-name="ce298" table:formula="of:=SUMIF([exercise_rows.$B$4:.$B$361];[.B151];[exercise_rows.$E$4:.$E$361])" office:value-type="float" office:value="100" calcext:value-type="float">
            <text:p>100</text:p>
          </table:table-cell>
          <table:table-cell table:formula="of:=SUMIF([exercise_rows.$B$4:.$B$361];[.B15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51]=&quot;&quot;;[.I151];[.$I$3]&amp;&quot;,&quot;)&amp;IF([.J151]=&quot;&quot;;[.J151];[.$J$3]&amp;&quot;,&quot;)&amp;IF([.K151]=&quot;&quot;;[.K151];[.$K$3]&amp;&quot;,&quot;)&amp;IF([.L151]=&quot;&quot;;[.L151];[.$L$3]&amp;&quot;,&quot;)&amp;IF([.M151]=&quot;&quot;;[.M151];[.$M$3]&amp;&quot;,&quot;)" office:value-type="string" office:string-value="T," calcext:value-type="string">
            <text:p>T,</text:p>
          </table:table-cell>
          <table:table-cell table:formula="of:=IF(UPPER([.I151]&amp;[.J151]&amp;[.K151]&amp;[.L151]&amp;[.M151])=&quot;XXXXX&quot;;&quot;null&quot;;&quot;'&quot;&amp;LEFT([.N151];LEN([.N151]) - 1)&amp;&quot;'&quot;)" office:value-type="string" office:string-value="'T'" calcext:value-type="string">
            <text:p>'T'</text:p>
          </table:table-cell>
          <table:table-cell/>
          <table:table-cell table:formula="of:=&quot;(&quot;&amp;[.A151]&amp;&quot;,'&quot;&amp;[.B151]&amp;&quot;',&quot;&amp;[.H151]&amp;&quot;,&quot;&amp;[.O151]&amp;&quot;,0,CURDATE(),CURDATE())&quot;&amp;IF(INDIRECT(ADDRESS(ROW([.A151])+1;1))&gt;0;&quot;,&quot;;&quot;;&quot;)" office:value-type="string" office:string-value="(148,'ECFASS',2,'T',0,CURDATE(),CURDATE())," calcext:value-type="string">
            <text:p>(148,'ECFASS',2,'T',0,CURDATE(),CURDATE()),</text:p>
          </table:table-cell>
          <table:table-cell table:number-columns-repeated="1007"/>
        </table:table-row>
        <table:table-row table:style-name="ro10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CFAIL</text:p>
          </table:table-cell>
          <table:table-cell office:value-type="string" calcext:value-type="string">
            <text:p>Esercizi FA ingresso largo</text:p>
          </table:table-cell>
          <table:table-cell table:style-name="ce63" table:formula="of:=COUNTIF([.$B$4:.$B$342];[.B152])" office:value-type="float" office:value="1" calcext:value-type="float">
            <text:p>1</text:p>
          </table:table-cell>
          <table:table-cell table:style-name="ce180" table:formula="of:=COUNTIF([exercise_rows.$B$4:.$B$361];[.B152])" office:value-type="float" office:value="2" calcext:value-type="float">
            <text:p>2</text:p>
          </table:table-cell>
          <table:table-cell table:style-name="ce299" table:formula="of:=SUMIF([exercise_rows.$B$4:.$B$361];[.B152];[exercise_rows.$E$4:.$E$361])" office:value-type="float" office:value="100" calcext:value-type="float">
            <text:p>100</text:p>
          </table:table-cell>
          <table:table-cell table:formula="of:=SUMIF([exercise_rows.$B$4:.$B$361];[.B15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52]=&quot;&quot;;[.I152];[.$I$3]&amp;&quot;,&quot;)&amp;IF([.J152]=&quot;&quot;;[.J152];[.$J$3]&amp;&quot;,&quot;)&amp;IF([.K152]=&quot;&quot;;[.K152];[.$K$3]&amp;&quot;,&quot;)&amp;IF([.L152]=&quot;&quot;;[.L152];[.$L$3]&amp;&quot;,&quot;)&amp;IF([.M152]=&quot;&quot;;[.M152];[.$M$3]&amp;&quot;,&quot;)" office:value-type="string" office:string-value="T," calcext:value-type="string">
            <text:p>T,</text:p>
          </table:table-cell>
          <table:table-cell table:formula="of:=IF(UPPER([.I152]&amp;[.J152]&amp;[.K152]&amp;[.L152]&amp;[.M152])=&quot;XXXXX&quot;;&quot;null&quot;;&quot;'&quot;&amp;LEFT([.N152];LEN([.N152]) - 1)&amp;&quot;'&quot;)" office:value-type="string" office:string-value="'T'" calcext:value-type="string">
            <text:p>'T'</text:p>
          </table:table-cell>
          <table:table-cell/>
          <table:table-cell table:formula="of:=&quot;(&quot;&amp;[.A152]&amp;&quot;,'&quot;&amp;[.B152]&amp;&quot;',&quot;&amp;[.H152]&amp;&quot;,&quot;&amp;[.O152]&amp;&quot;,0,CURDATE(),CURDATE())&quot;&amp;IF(INDIRECT(ADDRESS(ROW([.A152])+1;1))&gt;0;&quot;,&quot;;&quot;;&quot;)" office:value-type="string" office:string-value="(149,'ECFAIL',2,'T',0,CURDATE(),CURDATE())," calcext:value-type="string">
            <text:p>(149,'ECFAIL',2,'T',0,CURDATE(),CURDATE()),</text:p>
          </table:table-cell>
          <table:table-cell table:number-columns-repeated="1007"/>
        </table:table-row>
        <table:table-row table:style-name="ro10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CFAIS</text:p>
          </table:table-cell>
          <table:table-cell office:value-type="string" calcext:value-type="string">
            <text:p>Esercizi FA ingresso stretto</text:p>
          </table:table-cell>
          <table:table-cell table:style-name="ce64" table:formula="of:=COUNTIF([.$B$4:.$B$342];[.B153])" office:value-type="float" office:value="1" calcext:value-type="float">
            <text:p>1</text:p>
          </table:table-cell>
          <table:table-cell table:style-name="ce181" table:formula="of:=COUNTIF([exercise_rows.$B$4:.$B$361];[.B153])" office:value-type="float" office:value="2" calcext:value-type="float">
            <text:p>2</text:p>
          </table:table-cell>
          <table:table-cell table:style-name="ce300" table:formula="of:=SUMIF([exercise_rows.$B$4:.$B$361];[.B153];[exercise_rows.$E$4:.$E$361])" office:value-type="float" office:value="100" calcext:value-type="float">
            <text:p>100</text:p>
          </table:table-cell>
          <table:table-cell table:formula="of:=SUMIF([exercise_rows.$B$4:.$B$361];[.B15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53]=&quot;&quot;;[.I153];[.$I$3]&amp;&quot;,&quot;)&amp;IF([.J153]=&quot;&quot;;[.J153];[.$J$3]&amp;&quot;,&quot;)&amp;IF([.K153]=&quot;&quot;;[.K153];[.$K$3]&amp;&quot;,&quot;)&amp;IF([.L153]=&quot;&quot;;[.L153];[.$L$3]&amp;&quot;,&quot;)&amp;IF([.M153]=&quot;&quot;;[.M153];[.$M$3]&amp;&quot;,&quot;)" office:value-type="string" office:string-value="T," calcext:value-type="string">
            <text:p>T,</text:p>
          </table:table-cell>
          <table:table-cell table:formula="of:=IF(UPPER([.I153]&amp;[.J153]&amp;[.K153]&amp;[.L153]&amp;[.M153])=&quot;XXXXX&quot;;&quot;null&quot;;&quot;'&quot;&amp;LEFT([.N153];LEN([.N153]) - 1)&amp;&quot;'&quot;)" office:value-type="string" office:string-value="'T'" calcext:value-type="string">
            <text:p>'T'</text:p>
          </table:table-cell>
          <table:table-cell/>
          <table:table-cell table:formula="of:=&quot;(&quot;&amp;[.A153]&amp;&quot;,'&quot;&amp;[.B153]&amp;&quot;',&quot;&amp;[.H153]&amp;&quot;,&quot;&amp;[.O153]&amp;&quot;,0,CURDATE(),CURDATE())&quot;&amp;IF(INDIRECT(ADDRESS(ROW([.A153])+1;1))&gt;0;&quot;,&quot;;&quot;;&quot;)" office:value-type="string" office:string-value="(150,'ECFAIS',2,'T',0,CURDATE(),CURDATE())," calcext:value-type="string">
            <text:p>(150,'ECFAIS',2,'T',0,CURDATE(),CURDATE()),</text:p>
          </table:table-cell>
          <table:table-cell table:number-columns-repeated="1007"/>
        </table:table-row>
        <table:table-row table:style-name="ro10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ECFAGS</text:p>
          </table:table-cell>
          <table:table-cell office:value-type="string" calcext:value-type="string">
            <text:p>Esercizi FA gambe SL</text:p>
          </table:table-cell>
          <table:table-cell table:style-name="ce65" table:formula="of:=COUNTIF([.$B$4:.$B$342];[.B154])" office:value-type="float" office:value="1" calcext:value-type="float">
            <text:p>1</text:p>
          </table:table-cell>
          <table:table-cell table:style-name="ce182" table:formula="of:=COUNTIF([exercise_rows.$B$4:.$B$361];[.B154])" office:value-type="float" office:value="2" calcext:value-type="float">
            <text:p>2</text:p>
          </table:table-cell>
          <table:table-cell table:style-name="ce301" table:formula="of:=SUMIF([exercise_rows.$B$4:.$B$361];[.B154];[exercise_rows.$E$4:.$E$361])" office:value-type="float" office:value="100" calcext:value-type="float">
            <text:p>100</text:p>
          </table:table-cell>
          <table:table-cell table:formula="of:=SUMIF([exercise_rows.$B$4:.$B$361];[.B15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54]=&quot;&quot;;[.I154];[.$I$3]&amp;&quot;,&quot;)&amp;IF([.J154]=&quot;&quot;;[.J154];[.$J$3]&amp;&quot;,&quot;)&amp;IF([.K154]=&quot;&quot;;[.K154];[.$K$3]&amp;&quot;,&quot;)&amp;IF([.L154]=&quot;&quot;;[.L154];[.$L$3]&amp;&quot;,&quot;)&amp;IF([.M154]=&quot;&quot;;[.M154];[.$M$3]&amp;&quot;,&quot;)" office:value-type="string" office:string-value="T," calcext:value-type="string">
            <text:p>T,</text:p>
          </table:table-cell>
          <table:table-cell table:formula="of:=IF(UPPER([.I154]&amp;[.J154]&amp;[.K154]&amp;[.L154]&amp;[.M154])=&quot;XXXXX&quot;;&quot;null&quot;;&quot;'&quot;&amp;LEFT([.N154];LEN([.N154]) - 1)&amp;&quot;'&quot;)" office:value-type="string" office:string-value="'T'" calcext:value-type="string">
            <text:p>'T'</text:p>
          </table:table-cell>
          <table:table-cell/>
          <table:table-cell table:formula="of:=&quot;(&quot;&amp;[.A154]&amp;&quot;,'&quot;&amp;[.B154]&amp;&quot;',&quot;&amp;[.H154]&amp;&quot;,&quot;&amp;[.O154]&amp;&quot;,0,CURDATE(),CURDATE())&quot;&amp;IF(INDIRECT(ADDRESS(ROW([.A154])+1;1))&gt;0;&quot;,&quot;;&quot;;&quot;)" office:value-type="string" office:string-value="(151,'ECFAGS',2,'T',0,CURDATE(),CURDATE())," calcext:value-type="string">
            <text:p>(151,'ECFAGS',2,'T',0,CURDATE(),CURDATE()),</text:p>
          </table:table-cell>
          <table:table-cell table:number-columns-repeated="1007"/>
        </table:table-row>
        <table:table-row table:style-name="ro10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ESFAPG</text:p>
          </table:table-cell>
          <table:table-cell office:value-type="string" calcext:value-type="string">
            <text:p>FA pugni chiusi</text:p>
          </table:table-cell>
          <table:table-cell table:style-name="ce66" table:formula="of:=COUNTIF([.$B$4:.$B$343];[.B155])" office:value-type="float" office:value="1" calcext:value-type="float">
            <text:p>1</text:p>
          </table:table-cell>
          <table:table-cell table:style-name="ce183" table:formula="of:=COUNTIF([exercise_rows.$B$4:.$B$361];[.B155])" office:value-type="float" office:value="1" calcext:value-type="float">
            <text:p>1</text:p>
          </table:table-cell>
          <table:table-cell table:style-name="ce302" table:formula="of:=SUMIF([exercise_rows.$B$4:.$B$361];[.B155];[exercise_rows.$E$4:.$E$361])" office:value-type="float" office:value="100" calcext:value-type="float">
            <text:p>100</text:p>
          </table:table-cell>
          <table:table-cell table:formula="of:=SUMIF([exercise_rows.$B$4:.$B$361];[.B15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55]=&quot;&quot;;[.I155];[.$I$3]&amp;&quot;,&quot;)&amp;IF([.J155]=&quot;&quot;;[.J155];[.$J$3]&amp;&quot;,&quot;)&amp;IF([.K155]=&quot;&quot;;[.K155];[.$K$3]&amp;&quot;,&quot;)&amp;IF([.L155]=&quot;&quot;;[.L155];[.$L$3]&amp;&quot;,&quot;)&amp;IF([.M155]=&quot;&quot;;[.M155];[.$M$3]&amp;&quot;,&quot;)" office:value-type="string" office:string-value="T," calcext:value-type="string">
            <text:p>T,</text:p>
          </table:table-cell>
          <table:table-cell table:formula="of:=IF(UPPER([.I155]&amp;[.J155]&amp;[.K155]&amp;[.L155]&amp;[.M155])=&quot;XXXXX&quot;;&quot;null&quot;;&quot;'&quot;&amp;LEFT([.N155];LEN([.N155]) - 1)&amp;&quot;'&quot;)" office:value-type="string" office:string-value="'T'" calcext:value-type="string">
            <text:p>'T'</text:p>
          </table:table-cell>
          <table:table-cell/>
          <table:table-cell table:formula="of:=&quot;(&quot;&amp;[.A155]&amp;&quot;,'&quot;&amp;[.B155]&amp;&quot;',&quot;&amp;[.H155]&amp;&quot;,&quot;&amp;[.O155]&amp;&quot;,0,CURDATE(),CURDATE())&quot;&amp;IF(INDIRECT(ADDRESS(ROW([.A155])+1;1))&gt;0;&quot;,&quot;;&quot;;&quot;)" office:value-type="string" office:string-value="(152,'ESFAPG',2,'T',0,CURDATE(),CURDATE())," calcext:value-type="string">
            <text:p>(152,'ESFAPG',2,'T',0,CURDATE(),CURDATE()),</text:p>
          </table:table-cell>
          <table:table-cell table:number-columns-repeated="1007"/>
        </table:table-row>
        <table:table-row table:style-name="ro10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SFABS</text:p>
          </table:table-cell>
          <table:table-cell office:value-type="string" calcext:value-type="string">
            <text:p>FA 1 braccio su</text:p>
          </table:table-cell>
          <table:table-cell table:style-name="ce67" table:formula="of:=COUNTIF([.$B$4:.$B$343];[.B156])" office:value-type="float" office:value="1" calcext:value-type="float">
            <text:p>1</text:p>
          </table:table-cell>
          <table:table-cell table:style-name="ce184" table:formula="of:=COUNTIF([exercise_rows.$B$4:.$B$361];[.B156])" office:value-type="float" office:value="1" calcext:value-type="float">
            <text:p>1</text:p>
          </table:table-cell>
          <table:table-cell table:style-name="ce303" table:formula="of:=SUMIF([exercise_rows.$B$4:.$B$361];[.B156];[exercise_rows.$E$4:.$E$361])" office:value-type="float" office:value="100" calcext:value-type="float">
            <text:p>100</text:p>
          </table:table-cell>
          <table:table-cell table:formula="of:=SUMIF([exercise_rows.$B$4:.$B$361];[.B15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56]=&quot;&quot;;[.I156];[.$I$3]&amp;&quot;,&quot;)&amp;IF([.J156]=&quot;&quot;;[.J156];[.$J$3]&amp;&quot;,&quot;)&amp;IF([.K156]=&quot;&quot;;[.K156];[.$K$3]&amp;&quot;,&quot;)&amp;IF([.L156]=&quot;&quot;;[.L156];[.$L$3]&amp;&quot;,&quot;)&amp;IF([.M156]=&quot;&quot;;[.M156];[.$M$3]&amp;&quot;,&quot;)" office:value-type="string" office:string-value="T," calcext:value-type="string">
            <text:p>T,</text:p>
          </table:table-cell>
          <table:table-cell table:formula="of:=IF(UPPER([.I156]&amp;[.J156]&amp;[.K156]&amp;[.L156]&amp;[.M156])=&quot;XXXXX&quot;;&quot;null&quot;;&quot;'&quot;&amp;LEFT([.N156];LEN([.N156]) - 1)&amp;&quot;'&quot;)" office:value-type="string" office:string-value="'T'" calcext:value-type="string">
            <text:p>'T'</text:p>
          </table:table-cell>
          <table:table-cell/>
          <table:table-cell table:formula="of:=&quot;(&quot;&amp;[.A156]&amp;&quot;,'&quot;&amp;[.B156]&amp;&quot;',&quot;&amp;[.H156]&amp;&quot;,&quot;&amp;[.O156]&amp;&quot;,0,CURDATE(),CURDATE())&quot;&amp;IF(INDIRECT(ADDRESS(ROW([.A156])+1;1))&gt;0;&quot;,&quot;;&quot;;&quot;)" office:value-type="string" office:string-value="(153,'ESFABS',2,'T',0,CURDATE(),CURDATE())," calcext:value-type="string">
            <text:p>(153,'ESFABS',2,'T',0,CURDATE(),CURDATE()),</text:p>
          </table:table-cell>
          <table:table-cell table:number-columns-repeated="1007"/>
        </table:table-row>
        <table:table-row table:style-name="ro10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SFABG</text:p>
          </table:table-cell>
          <table:table-cell office:value-type="string" calcext:value-type="string">
            <text:p>FA 1 braccio giù</text:p>
          </table:table-cell>
          <table:table-cell table:style-name="ce68" table:formula="of:=COUNTIF([.$B$4:.$B$336];[.B157])" office:value-type="float" office:value="1" calcext:value-type="float">
            <text:p>1</text:p>
          </table:table-cell>
          <table:table-cell table:style-name="ce185" table:formula="of:=COUNTIF([exercise_rows.$B$4:.$B$361];[.B157])" office:value-type="float" office:value="1" calcext:value-type="float">
            <text:p>1</text:p>
          </table:table-cell>
          <table:table-cell table:style-name="ce304" table:formula="of:=SUMIF([exercise_rows.$B$4:.$B$361];[.B157];[exercise_rows.$E$4:.$E$361])" office:value-type="float" office:value="100" calcext:value-type="float">
            <text:p>100</text:p>
          </table:table-cell>
          <table:table-cell table:formula="of:=SUMIF([exercise_rows.$B$4:.$B$361];[.B15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57]=&quot;&quot;;[.I157];[.$I$3]&amp;&quot;,&quot;)&amp;IF([.J157]=&quot;&quot;;[.J157];[.$J$3]&amp;&quot;,&quot;)&amp;IF([.K157]=&quot;&quot;;[.K157];[.$K$3]&amp;&quot;,&quot;)&amp;IF([.L157]=&quot;&quot;;[.L157];[.$L$3]&amp;&quot;,&quot;)&amp;IF([.M157]=&quot;&quot;;[.M157];[.$M$3]&amp;&quot;,&quot;)" office:value-type="string" office:string-value="T," calcext:value-type="string">
            <text:p>T,</text:p>
          </table:table-cell>
          <table:table-cell table:formula="of:=IF(UPPER([.I157]&amp;[.J157]&amp;[.K157]&amp;[.L157]&amp;[.M157])=&quot;XXXXX&quot;;&quot;null&quot;;&quot;'&quot;&amp;LEFT([.N157];LEN([.N157]) - 1)&amp;&quot;'&quot;)" office:value-type="string" office:string-value="'T'" calcext:value-type="string">
            <text:p>'T'</text:p>
          </table:table-cell>
          <table:table-cell/>
          <table:table-cell table:formula="of:=&quot;(&quot;&amp;[.A157]&amp;&quot;,'&quot;&amp;[.B157]&amp;&quot;',&quot;&amp;[.H157]&amp;&quot;,&quot;&amp;[.O157]&amp;&quot;,0,CURDATE(),CURDATE())&quot;&amp;IF(INDIRECT(ADDRESS(ROW([.A157])+1;1))&gt;0;&quot;,&quot;;&quot;;&quot;)" office:value-type="string" office:string-value="(154,'ESFABG',2,'T',0,CURDATE(),CURDATE())," calcext:value-type="string">
            <text:p>(154,'ESFABG',2,'T',0,CURDATE(),CURDATE()),</text:p>
          </table:table-cell>
          <table:table-cell table:number-columns-repeated="1007"/>
        </table:table-row>
        <table:table-row table:style-name="ro10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SFAAA</text:p>
          </table:table-cell>
          <table:table-cell office:value-type="string" calcext:value-type="string">
            <text:p>FA alternto alto</text:p>
          </table:table-cell>
          <table:table-cell table:style-name="ce69" table:formula="of:=COUNTIF([.$B$4:.$B$336];[.B158])" office:value-type="float" office:value="1" calcext:value-type="float">
            <text:p>1</text:p>
          </table:table-cell>
          <table:table-cell table:style-name="ce186" table:formula="of:=COUNTIF([exercise_rows.$B$4:.$B$361];[.B158])" office:value-type="float" office:value="1" calcext:value-type="float">
            <text:p>1</text:p>
          </table:table-cell>
          <table:table-cell table:style-name="ce305" table:formula="of:=SUMIF([exercise_rows.$B$4:.$B$361];[.B158];[exercise_rows.$E$4:.$E$361])" office:value-type="float" office:value="100" calcext:value-type="float">
            <text:p>100</text:p>
          </table:table-cell>
          <table:table-cell table:formula="of:=SUMIF([exercise_rows.$B$4:.$B$361];[.B15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58]=&quot;&quot;;[.I158];[.$I$3]&amp;&quot;,&quot;)&amp;IF([.J158]=&quot;&quot;;[.J158];[.$J$3]&amp;&quot;,&quot;)&amp;IF([.K158]=&quot;&quot;;[.K158];[.$K$3]&amp;&quot;,&quot;)&amp;IF([.L158]=&quot;&quot;;[.L158];[.$L$3]&amp;&quot;,&quot;)&amp;IF([.M158]=&quot;&quot;;[.M158];[.$M$3]&amp;&quot;,&quot;)" office:value-type="string" office:string-value="T," calcext:value-type="string">
            <text:p>T,</text:p>
          </table:table-cell>
          <table:table-cell table:formula="of:=IF(UPPER([.I158]&amp;[.J158]&amp;[.K158]&amp;[.L158]&amp;[.M158])=&quot;XXXXX&quot;;&quot;null&quot;;&quot;'&quot;&amp;LEFT([.N158];LEN([.N158]) - 1)&amp;&quot;'&quot;)" office:value-type="string" office:string-value="'T'" calcext:value-type="string">
            <text:p>'T'</text:p>
          </table:table-cell>
          <table:table-cell/>
          <table:table-cell table:formula="of:=&quot;(&quot;&amp;[.A158]&amp;&quot;,'&quot;&amp;[.B158]&amp;&quot;',&quot;&amp;[.H158]&amp;&quot;,&quot;&amp;[.O158]&amp;&quot;,0,CURDATE(),CURDATE())&quot;&amp;IF(INDIRECT(ADDRESS(ROW([.A158])+1;1))&gt;0;&quot;,&quot;;&quot;;&quot;)" office:value-type="string" office:string-value="(155,'ESFAAA',2,'T',0,CURDATE(),CURDATE())," calcext:value-type="string">
            <text:p>(155,'ESFAAA',2,'T',0,CURDATE(),CURDATE()),</text:p>
          </table:table-cell>
          <table:table-cell table:number-columns-repeated="1007"/>
        </table:table-row>
        <table:table-row table:style-name="ro10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SFAA2</text:p>
          </table:table-cell>
          <table:table-cell office:value-type="string" calcext:value-type="string">
            <text:p>FA alternto alto 2 bracciate</text:p>
          </table:table-cell>
          <table:table-cell table:style-name="ce70" table:formula="of:=COUNTIF([.$B$4:.$B$336];[.B159])" office:value-type="float" office:value="1" calcext:value-type="float">
            <text:p>1</text:p>
          </table:table-cell>
          <table:table-cell table:style-name="ce187" table:formula="of:=COUNTIF([exercise_rows.$B$4:.$B$361];[.B159])" office:value-type="float" office:value="1" calcext:value-type="float">
            <text:p>1</text:p>
          </table:table-cell>
          <table:table-cell table:style-name="ce306" table:formula="of:=SUMIF([exercise_rows.$B$4:.$B$361];[.B159];[exercise_rows.$E$4:.$E$361])" office:value-type="float" office:value="100" calcext:value-type="float">
            <text:p>100</text:p>
          </table:table-cell>
          <table:table-cell table:formula="of:=SUMIF([exercise_rows.$B$4:.$B$361];[.B15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59]=&quot;&quot;;[.I159];[.$I$3]&amp;&quot;,&quot;)&amp;IF([.J159]=&quot;&quot;;[.J159];[.$J$3]&amp;&quot;,&quot;)&amp;IF([.K159]=&quot;&quot;;[.K159];[.$K$3]&amp;&quot;,&quot;)&amp;IF([.L159]=&quot;&quot;;[.L159];[.$L$3]&amp;&quot;,&quot;)&amp;IF([.M159]=&quot;&quot;;[.M159];[.$M$3]&amp;&quot;,&quot;)" office:value-type="string" office:string-value="T," calcext:value-type="string">
            <text:p>T,</text:p>
          </table:table-cell>
          <table:table-cell table:formula="of:=IF(UPPER([.I159]&amp;[.J159]&amp;[.K159]&amp;[.L159]&amp;[.M159])=&quot;XXXXX&quot;;&quot;null&quot;;&quot;'&quot;&amp;LEFT([.N159];LEN([.N159]) - 1)&amp;&quot;'&quot;)" office:value-type="string" office:string-value="'T'" calcext:value-type="string">
            <text:p>'T'</text:p>
          </table:table-cell>
          <table:table-cell/>
          <table:table-cell table:formula="of:=&quot;(&quot;&amp;[.A159]&amp;&quot;,'&quot;&amp;[.B159]&amp;&quot;',&quot;&amp;[.H159]&amp;&quot;,&quot;&amp;[.O159]&amp;&quot;,0,CURDATE(),CURDATE())&quot;&amp;IF(INDIRECT(ADDRESS(ROW([.A159])+1;1))&gt;0;&quot;,&quot;;&quot;;&quot;)" office:value-type="string" office:string-value="(156,'ESFAA2',2,'T',0,CURDATE(),CURDATE())," calcext:value-type="string">
            <text:p>(156,'ESFAA2',2,'T',0,CURDATE(),CURDATE()),</text:p>
          </table:table-cell>
          <table:table-cell table:number-columns-repeated="1007"/>
        </table:table-row>
        <table:table-row table:style-name="ro10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SFAC1</text:p>
          </table:table-cell>
          <table:table-cell office:value-type="string" calcext:value-type="string">
            <text:p>FA composto 1 bracciata</text:p>
          </table:table-cell>
          <table:table-cell table:style-name="ce71" table:formula="of:=COUNTIF([.$B$4:.$B$336];[.B160])" office:value-type="float" office:value="1" calcext:value-type="float">
            <text:p>1</text:p>
          </table:table-cell>
          <table:table-cell table:style-name="ce188" table:formula="of:=COUNTIF([exercise_rows.$B$4:.$B$361];[.B160])" office:value-type="float" office:value="1" calcext:value-type="float">
            <text:p>1</text:p>
          </table:table-cell>
          <table:table-cell table:style-name="ce307" table:formula="of:=SUMIF([exercise_rows.$B$4:.$B$361];[.B160];[exercise_rows.$E$4:.$E$361])" office:value-type="float" office:value="100" calcext:value-type="float">
            <text:p>100</text:p>
          </table:table-cell>
          <table:table-cell table:formula="of:=SUMIF([exercise_rows.$B$4:.$B$361];[.B16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60]=&quot;&quot;;[.I160];[.$I$3]&amp;&quot;,&quot;)&amp;IF([.J160]=&quot;&quot;;[.J160];[.$J$3]&amp;&quot;,&quot;)&amp;IF([.K160]=&quot;&quot;;[.K160];[.$K$3]&amp;&quot;,&quot;)&amp;IF([.L160]=&quot;&quot;;[.L160];[.$L$3]&amp;&quot;,&quot;)&amp;IF([.M160]=&quot;&quot;;[.M160];[.$M$3]&amp;&quot;,&quot;)" office:value-type="string" office:string-value="T," calcext:value-type="string">
            <text:p>T,</text:p>
          </table:table-cell>
          <table:table-cell table:formula="of:=IF(UPPER([.I160]&amp;[.J160]&amp;[.K160]&amp;[.L160]&amp;[.M160])=&quot;XXXXX&quot;;&quot;null&quot;;&quot;'&quot;&amp;LEFT([.N160];LEN([.N160]) - 1)&amp;&quot;'&quot;)" office:value-type="string" office:string-value="'T'" calcext:value-type="string">
            <text:p>'T'</text:p>
          </table:table-cell>
          <table:table-cell/>
          <table:table-cell table:formula="of:=&quot;(&quot;&amp;[.A160]&amp;&quot;,'&quot;&amp;[.B160]&amp;&quot;',&quot;&amp;[.H160]&amp;&quot;,&quot;&amp;[.O160]&amp;&quot;,0,CURDATE(),CURDATE())&quot;&amp;IF(INDIRECT(ADDRESS(ROW([.A160])+1;1))&gt;0;&quot;,&quot;;&quot;;&quot;)" office:value-type="string" office:string-value="(157,'ESFAC1',2,'T',0,CURDATE(),CURDATE())," calcext:value-type="string">
            <text:p>(157,'ESFAC1',2,'T',0,CURDATE(),CURDATE()),</text:p>
          </table:table-cell>
          <table:table-cell table:number-columns-repeated="1007"/>
        </table:table-row>
        <table:table-row table:style-name="ro10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SFAC2</text:p>
          </table:table-cell>
          <table:table-cell office:value-type="string" calcext:value-type="string">
            <text:p>FA composto 2 bracciate</text:p>
          </table:table-cell>
          <table:table-cell table:style-name="ce72" table:formula="of:=COUNTIF([.$B$4:.$B$336];[.B161])" office:value-type="float" office:value="1" calcext:value-type="float">
            <text:p>1</text:p>
          </table:table-cell>
          <table:table-cell table:style-name="ce189" table:formula="of:=COUNTIF([exercise_rows.$B$4:.$B$361];[.B161])" office:value-type="float" office:value="1" calcext:value-type="float">
            <text:p>1</text:p>
          </table:table-cell>
          <table:table-cell table:style-name="ce308" table:formula="of:=SUMIF([exercise_rows.$B$4:.$B$361];[.B161];[exercise_rows.$E$4:.$E$361])" office:value-type="float" office:value="100" calcext:value-type="float">
            <text:p>100</text:p>
          </table:table-cell>
          <table:table-cell table:formula="of:=SUMIF([exercise_rows.$B$4:.$B$361];[.B16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61]=&quot;&quot;;[.I161];[.$I$3]&amp;&quot;,&quot;)&amp;IF([.J161]=&quot;&quot;;[.J161];[.$J$3]&amp;&quot;,&quot;)&amp;IF([.K161]=&quot;&quot;;[.K161];[.$K$3]&amp;&quot;,&quot;)&amp;IF([.L161]=&quot;&quot;;[.L161];[.$L$3]&amp;&quot;,&quot;)&amp;IF([.M161]=&quot;&quot;;[.M161];[.$M$3]&amp;&quot;,&quot;)" office:value-type="string" office:string-value="T," calcext:value-type="string">
            <text:p>T,</text:p>
          </table:table-cell>
          <table:table-cell table:formula="of:=IF(UPPER([.I161]&amp;[.J161]&amp;[.K161]&amp;[.L161]&amp;[.M161])=&quot;XXXXX&quot;;&quot;null&quot;;&quot;'&quot;&amp;LEFT([.N161];LEN([.N161]) - 1)&amp;&quot;'&quot;)" office:value-type="string" office:string-value="'T'" calcext:value-type="string">
            <text:p>'T'</text:p>
          </table:table-cell>
          <table:table-cell/>
          <table:table-cell table:formula="of:=&quot;(&quot;&amp;[.A161]&amp;&quot;,'&quot;&amp;[.B161]&amp;&quot;',&quot;&amp;[.H161]&amp;&quot;,&quot;&amp;[.O161]&amp;&quot;,0,CURDATE(),CURDATE())&quot;&amp;IF(INDIRECT(ADDRESS(ROW([.A161])+1;1))&gt;0;&quot;,&quot;;&quot;;&quot;)" office:value-type="string" office:string-value="(158,'ESFAC2',2,'T',0,CURDATE(),CURDATE())," calcext:value-type="string">
            <text:p>(158,'ESFAC2',2,'T',0,CURDATE(),CURDATE()),</text:p>
          </table:table-cell>
          <table:table-cell table:number-columns-repeated="1007"/>
        </table:table-row>
        <table:table-row table:style-name="ro10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SFAC3</text:p>
          </table:table-cell>
          <table:table-cell office:value-type="string" calcext:value-type="string">
            <text:p>FA composto 3 bracciate</text:p>
          </table:table-cell>
          <table:table-cell table:style-name="ce73" table:formula="of:=COUNTIF([.$B$4:.$B$336];[.B162])" office:value-type="float" office:value="1" calcext:value-type="float">
            <text:p>1</text:p>
          </table:table-cell>
          <table:table-cell table:style-name="ce190" table:formula="of:=COUNTIF([exercise_rows.$B$4:.$B$361];[.B162])" office:value-type="float" office:value="1" calcext:value-type="float">
            <text:p>1</text:p>
          </table:table-cell>
          <table:table-cell table:style-name="ce309" table:formula="of:=SUMIF([exercise_rows.$B$4:.$B$361];[.B162];[exercise_rows.$E$4:.$E$361])" office:value-type="float" office:value="100" calcext:value-type="float">
            <text:p>100</text:p>
          </table:table-cell>
          <table:table-cell table:formula="of:=SUMIF([exercise_rows.$B$4:.$B$361];[.B16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62]=&quot;&quot;;[.I162];[.$I$3]&amp;&quot;,&quot;)&amp;IF([.J162]=&quot;&quot;;[.J162];[.$J$3]&amp;&quot;,&quot;)&amp;IF([.K162]=&quot;&quot;;[.K162];[.$K$3]&amp;&quot;,&quot;)&amp;IF([.L162]=&quot;&quot;;[.L162];[.$L$3]&amp;&quot;,&quot;)&amp;IF([.M162]=&quot;&quot;;[.M162];[.$M$3]&amp;&quot;,&quot;)" office:value-type="string" office:string-value="T," calcext:value-type="string">
            <text:p>T,</text:p>
          </table:table-cell>
          <table:table-cell table:formula="of:=IF(UPPER([.I162]&amp;[.J162]&amp;[.K162]&amp;[.L162]&amp;[.M162])=&quot;XXXXX&quot;;&quot;null&quot;;&quot;'&quot;&amp;LEFT([.N162];LEN([.N162]) - 1)&amp;&quot;'&quot;)" office:value-type="string" office:string-value="'T'" calcext:value-type="string">
            <text:p>'T'</text:p>
          </table:table-cell>
          <table:table-cell/>
          <table:table-cell table:formula="of:=&quot;(&quot;&amp;[.A162]&amp;&quot;,'&quot;&amp;[.B162]&amp;&quot;',&quot;&amp;[.H162]&amp;&quot;,&quot;&amp;[.O162]&amp;&quot;,0,CURDATE(),CURDATE())&quot;&amp;IF(INDIRECT(ADDRESS(ROW([.A162])+1;1))&gt;0;&quot;,&quot;;&quot;;&quot;)" office:value-type="string" office:string-value="(159,'ESFAC3',2,'T',0,CURDATE(),CURDATE())," calcext:value-type="string">
            <text:p>(159,'ESFAC3',2,'T',0,CURDATE(),CURDATE()),</text:p>
          </table:table-cell>
          <table:table-cell table:number-columns-repeated="1007"/>
        </table:table-row>
        <table:table-row table:style-name="ro10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SFAG4</text:p>
          </table:table-cell>
          <table:table-cell office:value-type="string" calcext:value-type="string">
            <text:p>FA 4 gambate 1 bracciata</text:p>
          </table:table-cell>
          <table:table-cell table:style-name="ce74" table:formula="of:=COUNTIF([.$B$4:.$B$336];[.B163])" office:value-type="float" office:value="1" calcext:value-type="float">
            <text:p>1</text:p>
          </table:table-cell>
          <table:table-cell table:style-name="ce191" table:formula="of:=COUNTIF([exercise_rows.$B$4:.$B$361];[.B163])" office:value-type="float" office:value="1" calcext:value-type="float">
            <text:p>1</text:p>
          </table:table-cell>
          <table:table-cell table:style-name="ce310" table:formula="of:=SUMIF([exercise_rows.$B$4:.$B$361];[.B163];[exercise_rows.$E$4:.$E$361])" office:value-type="float" office:value="100" calcext:value-type="float">
            <text:p>100</text:p>
          </table:table-cell>
          <table:table-cell table:formula="of:=SUMIF([exercise_rows.$B$4:.$B$361];[.B16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63]=&quot;&quot;;[.I163];[.$I$3]&amp;&quot;,&quot;)&amp;IF([.J163]=&quot;&quot;;[.J163];[.$J$3]&amp;&quot;,&quot;)&amp;IF([.K163]=&quot;&quot;;[.K163];[.$K$3]&amp;&quot;,&quot;)&amp;IF([.L163]=&quot;&quot;;[.L163];[.$L$3]&amp;&quot;,&quot;)&amp;IF([.M163]=&quot;&quot;;[.M163];[.$M$3]&amp;&quot;,&quot;)" office:value-type="string" office:string-value="T," calcext:value-type="string">
            <text:p>T,</text:p>
          </table:table-cell>
          <table:table-cell table:formula="of:=IF(UPPER([.I163]&amp;[.J163]&amp;[.K163]&amp;[.L163]&amp;[.M163])=&quot;XXXXX&quot;;&quot;null&quot;;&quot;'&quot;&amp;LEFT([.N163];LEN([.N163]) - 1)&amp;&quot;'&quot;)" office:value-type="string" office:string-value="'T'" calcext:value-type="string">
            <text:p>'T'</text:p>
          </table:table-cell>
          <table:table-cell/>
          <table:table-cell table:formula="of:=&quot;(&quot;&amp;[.A163]&amp;&quot;,'&quot;&amp;[.B163]&amp;&quot;',&quot;&amp;[.H163]&amp;&quot;,&quot;&amp;[.O163]&amp;&quot;,0,CURDATE(),CURDATE())&quot;&amp;IF(INDIRECT(ADDRESS(ROW([.A163])+1;1))&gt;0;&quot;,&quot;;&quot;;&quot;)" office:value-type="string" office:string-value="(160,'ESFAG4',2,'T',0,CURDATE(),CURDATE())," calcext:value-type="string">
            <text:p>(160,'ESFAG4',2,'T',0,CURDATE(),CURDATE()),</text:p>
          </table:table-cell>
          <table:table-cell table:number-columns-repeated="1007"/>
        </table:table-row>
        <table:table-row table:style-name="ro10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ESFASB</text:p>
          </table:table-cell>
          <table:table-cell office:value-type="string" calcext:value-type="string">
            <text:p>FA solo braccia</text:p>
          </table:table-cell>
          <table:table-cell table:style-name="ce75" table:formula="of:=COUNTIF([.$B$4:.$B$343];[.B164])" office:value-type="float" office:value="1" calcext:value-type="float">
            <text:p>1</text:p>
          </table:table-cell>
          <table:table-cell table:style-name="ce192" table:formula="of:=COUNTIF([exercise_rows.$B$4:.$B$361];[.B164])" office:value-type="float" office:value="1" calcext:value-type="float">
            <text:p>1</text:p>
          </table:table-cell>
          <table:table-cell table:style-name="ce311" table:formula="of:=SUMIF([exercise_rows.$B$4:.$B$361];[.B164];[exercise_rows.$E$4:.$E$361])" office:value-type="float" office:value="100" calcext:value-type="float">
            <text:p>100</text:p>
          </table:table-cell>
          <table:table-cell table:formula="of:=SUMIF([exercise_rows.$B$4:.$B$361];[.B16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64]=&quot;&quot;;[.I164];[.$I$3]&amp;&quot;,&quot;)&amp;IF([.J164]=&quot;&quot;;[.J164];[.$J$3]&amp;&quot;,&quot;)&amp;IF([.K164]=&quot;&quot;;[.K164];[.$K$3]&amp;&quot;,&quot;)&amp;IF([.L164]=&quot;&quot;;[.L164];[.$L$3]&amp;&quot;,&quot;)&amp;IF([.M164]=&quot;&quot;;[.M164];[.$M$3]&amp;&quot;,&quot;)" office:value-type="string" office:string-value="T," calcext:value-type="string">
            <text:p>T,</text:p>
          </table:table-cell>
          <table:table-cell table:formula="of:=IF(UPPER([.I164]&amp;[.J164]&amp;[.K164]&amp;[.L164]&amp;[.M164])=&quot;XXXXX&quot;;&quot;null&quot;;&quot;'&quot;&amp;LEFT([.N164];LEN([.N164]) - 1)&amp;&quot;'&quot;)" office:value-type="string" office:string-value="'T'" calcext:value-type="string">
            <text:p>'T'</text:p>
          </table:table-cell>
          <table:table-cell/>
          <table:table-cell table:formula="of:=&quot;(&quot;&amp;[.A164]&amp;&quot;,'&quot;&amp;[.B164]&amp;&quot;',&quot;&amp;[.H164]&amp;&quot;,&quot;&amp;[.O164]&amp;&quot;,0,CURDATE(),CURDATE())&quot;&amp;IF(INDIRECT(ADDRESS(ROW([.A164])+1;1))&gt;0;&quot;,&quot;;&quot;;&quot;)" office:value-type="string" office:string-value="(161,'ESFASB',2,'T',0,CURDATE(),CURDATE())," calcext:value-type="string">
            <text:p>(161,'ESFASB',2,'T',0,CURDATE(),CURDATE()),</text:p>
          </table:table-cell>
          <table:table-cell table:number-columns-repeated="1007"/>
        </table:table-row>
        <table:table-row table:style-name="ro10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ESFARA</text:p>
          </table:table-cell>
          <table:table-cell office:value-type="string" calcext:value-type="string">
            <text:p>FA recupero alto</text:p>
          </table:table-cell>
          <table:table-cell table:style-name="ce76" table:formula="of:=COUNTIF([.$B$4:.$B$342];[.B165])" office:value-type="float" office:value="1" calcext:value-type="float">
            <text:p>1</text:p>
          </table:table-cell>
          <table:table-cell table:style-name="ce193" table:formula="of:=COUNTIF([exercise_rows.$B$4:.$B$361];[.B165])" office:value-type="float" office:value="1" calcext:value-type="float">
            <text:p>1</text:p>
          </table:table-cell>
          <table:table-cell table:style-name="ce312" table:formula="of:=SUMIF([exercise_rows.$B$4:.$B$361];[.B165];[exercise_rows.$E$4:.$E$361])" office:value-type="float" office:value="100" calcext:value-type="float">
            <text:p>100</text:p>
          </table:table-cell>
          <table:table-cell table:formula="of:=SUMIF([exercise_rows.$B$4:.$B$361];[.B16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65]=&quot;&quot;;[.I165];[.$I$3]&amp;&quot;,&quot;)&amp;IF([.J165]=&quot;&quot;;[.J165];[.$J$3]&amp;&quot;,&quot;)&amp;IF([.K165]=&quot;&quot;;[.K165];[.$K$3]&amp;&quot;,&quot;)&amp;IF([.L165]=&quot;&quot;;[.L165];[.$L$3]&amp;&quot;,&quot;)&amp;IF([.M165]=&quot;&quot;;[.M165];[.$M$3]&amp;&quot;,&quot;)" office:value-type="string" office:string-value="T," calcext:value-type="string">
            <text:p>T,</text:p>
          </table:table-cell>
          <table:table-cell table:formula="of:=IF(UPPER([.I165]&amp;[.J165]&amp;[.K165]&amp;[.L165]&amp;[.M165])=&quot;XXXXX&quot;;&quot;null&quot;;&quot;'&quot;&amp;LEFT([.N165];LEN([.N165]) - 1)&amp;&quot;'&quot;)" office:value-type="string" office:string-value="'T'" calcext:value-type="string">
            <text:p>'T'</text:p>
          </table:table-cell>
          <table:table-cell/>
          <table:table-cell table:formula="of:=&quot;(&quot;&amp;[.A165]&amp;&quot;,'&quot;&amp;[.B165]&amp;&quot;',&quot;&amp;[.H165]&amp;&quot;,&quot;&amp;[.O165]&amp;&quot;,0,CURDATE(),CURDATE())&quot;&amp;IF(INDIRECT(ADDRESS(ROW([.A165])+1;1))&gt;0;&quot;,&quot;;&quot;;&quot;)" office:value-type="string" office:string-value="(162,'ESFARA',2,'T',0,CURDATE(),CURDATE())," calcext:value-type="string">
            <text:p>(162,'ESFARA',2,'T',0,CURDATE(),CURDATE()),</text:p>
          </table:table-cell>
          <table:table-cell table:number-columns-repeated="1007"/>
        </table:table-row>
        <table:table-row table:style-name="ro10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ESFASS</text:p>
          </table:table-cell>
          <table:table-cell office:value-type="string" calcext:value-type="string">
            <text:p>FA passata sub</text:p>
          </table:table-cell>
          <table:table-cell table:style-name="ce77" table:formula="of:=COUNTIF([.$B$4:.$B$342];[.B166])" office:value-type="float" office:value="1" calcext:value-type="float">
            <text:p>1</text:p>
          </table:table-cell>
          <table:table-cell table:style-name="ce194" table:formula="of:=COUNTIF([exercise_rows.$B$4:.$B$361];[.B166])" office:value-type="float" office:value="1" calcext:value-type="float">
            <text:p>1</text:p>
          </table:table-cell>
          <table:table-cell table:style-name="ce313" table:formula="of:=SUMIF([exercise_rows.$B$4:.$B$361];[.B166];[exercise_rows.$E$4:.$E$361])" office:value-type="float" office:value="100" calcext:value-type="float">
            <text:p>100</text:p>
          </table:table-cell>
          <table:table-cell table:formula="of:=SUMIF([exercise_rows.$B$4:.$B$361];[.B16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66]=&quot;&quot;;[.I166];[.$I$3]&amp;&quot;,&quot;)&amp;IF([.J166]=&quot;&quot;;[.J166];[.$J$3]&amp;&quot;,&quot;)&amp;IF([.K166]=&quot;&quot;;[.K166];[.$K$3]&amp;&quot;,&quot;)&amp;IF([.L166]=&quot;&quot;;[.L166];[.$L$3]&amp;&quot;,&quot;)&amp;IF([.M166]=&quot;&quot;;[.M166];[.$M$3]&amp;&quot;,&quot;)" office:value-type="string" office:string-value="T," calcext:value-type="string">
            <text:p>T,</text:p>
          </table:table-cell>
          <table:table-cell table:formula="of:=IF(UPPER([.I166]&amp;[.J166]&amp;[.K166]&amp;[.L166]&amp;[.M166])=&quot;XXXXX&quot;;&quot;null&quot;;&quot;'&quot;&amp;LEFT([.N166];LEN([.N166]) - 1)&amp;&quot;'&quot;)" office:value-type="string" office:string-value="'T'" calcext:value-type="string">
            <text:p>'T'</text:p>
          </table:table-cell>
          <table:table-cell/>
          <table:table-cell table:formula="of:=&quot;(&quot;&amp;[.A166]&amp;&quot;,'&quot;&amp;[.B166]&amp;&quot;',&quot;&amp;[.H166]&amp;&quot;,&quot;&amp;[.O166]&amp;&quot;,0,CURDATE(),CURDATE())&quot;&amp;IF(INDIRECT(ADDRESS(ROW([.A166])+1;1))&gt;0;&quot;,&quot;;&quot;;&quot;)" office:value-type="string" office:string-value="(163,'ESFASS',2,'T',0,CURDATE(),CURDATE())," calcext:value-type="string">
            <text:p>(163,'ESFASS',2,'T',0,CURDATE(),CURDATE()),</text:p>
          </table:table-cell>
          <table:table-cell table:number-columns-repeated="1007"/>
        </table:table-row>
        <table:table-row table:style-name="ro10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ESFAIL</text:p>
          </table:table-cell>
          <table:table-cell office:value-type="string" calcext:value-type="string">
            <text:p>FA ingresso largo</text:p>
          </table:table-cell>
          <table:table-cell table:style-name="ce78" table:formula="of:=COUNTIF([.$B$4:.$B$342];[.B167])" office:value-type="float" office:value="1" calcext:value-type="float">
            <text:p>1</text:p>
          </table:table-cell>
          <table:table-cell table:style-name="ce195" table:formula="of:=COUNTIF([exercise_rows.$B$4:.$B$361];[.B167])" office:value-type="float" office:value="1" calcext:value-type="float">
            <text:p>1</text:p>
          </table:table-cell>
          <table:table-cell table:style-name="ce314" table:formula="of:=SUMIF([exercise_rows.$B$4:.$B$361];[.B167];[exercise_rows.$E$4:.$E$361])" office:value-type="float" office:value="100" calcext:value-type="float">
            <text:p>100</text:p>
          </table:table-cell>
          <table:table-cell table:formula="of:=SUMIF([exercise_rows.$B$4:.$B$361];[.B16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67]=&quot;&quot;;[.I167];[.$I$3]&amp;&quot;,&quot;)&amp;IF([.J167]=&quot;&quot;;[.J167];[.$J$3]&amp;&quot;,&quot;)&amp;IF([.K167]=&quot;&quot;;[.K167];[.$K$3]&amp;&quot;,&quot;)&amp;IF([.L167]=&quot;&quot;;[.L167];[.$L$3]&amp;&quot;,&quot;)&amp;IF([.M167]=&quot;&quot;;[.M167];[.$M$3]&amp;&quot;,&quot;)" office:value-type="string" office:string-value="T," calcext:value-type="string">
            <text:p>T,</text:p>
          </table:table-cell>
          <table:table-cell table:formula="of:=IF(UPPER([.I167]&amp;[.J167]&amp;[.K167]&amp;[.L167]&amp;[.M167])=&quot;XXXXX&quot;;&quot;null&quot;;&quot;'&quot;&amp;LEFT([.N167];LEN([.N167]) - 1)&amp;&quot;'&quot;)" office:value-type="string" office:string-value="'T'" calcext:value-type="string">
            <text:p>'T'</text:p>
          </table:table-cell>
          <table:table-cell/>
          <table:table-cell table:formula="of:=&quot;(&quot;&amp;[.A167]&amp;&quot;,'&quot;&amp;[.B167]&amp;&quot;',&quot;&amp;[.H167]&amp;&quot;,&quot;&amp;[.O167]&amp;&quot;,0,CURDATE(),CURDATE())&quot;&amp;IF(INDIRECT(ADDRESS(ROW([.A167])+1;1))&gt;0;&quot;,&quot;;&quot;;&quot;)" office:value-type="string" office:string-value="(164,'ESFAIL',2,'T',0,CURDATE(),CURDATE())," calcext:value-type="string">
            <text:p>(164,'ESFAIL',2,'T',0,CURDATE(),CURDATE()),</text:p>
          </table:table-cell>
          <table:table-cell table:number-columns-repeated="1007"/>
        </table:table-row>
        <table:table-row table:style-name="ro10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ESFAIS</text:p>
          </table:table-cell>
          <table:table-cell office:value-type="string" calcext:value-type="string">
            <text:p>FA ingresso stretto</text:p>
          </table:table-cell>
          <table:table-cell table:style-name="ce79" table:formula="of:=COUNTIF([.$B$4:.$B$342];[.B168])" office:value-type="float" office:value="1" calcext:value-type="float">
            <text:p>1</text:p>
          </table:table-cell>
          <table:table-cell table:style-name="ce196" table:formula="of:=COUNTIF([exercise_rows.$B$4:.$B$361];[.B168])" office:value-type="float" office:value="1" calcext:value-type="float">
            <text:p>1</text:p>
          </table:table-cell>
          <table:table-cell table:style-name="ce315" table:formula="of:=SUMIF([exercise_rows.$B$4:.$B$361];[.B168];[exercise_rows.$E$4:.$E$361])" office:value-type="float" office:value="100" calcext:value-type="float">
            <text:p>100</text:p>
          </table:table-cell>
          <table:table-cell table:formula="of:=SUMIF([exercise_rows.$B$4:.$B$361];[.B16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68]=&quot;&quot;;[.I168];[.$I$3]&amp;&quot;,&quot;)&amp;IF([.J168]=&quot;&quot;;[.J168];[.$J$3]&amp;&quot;,&quot;)&amp;IF([.K168]=&quot;&quot;;[.K168];[.$K$3]&amp;&quot;,&quot;)&amp;IF([.L168]=&quot;&quot;;[.L168];[.$L$3]&amp;&quot;,&quot;)&amp;IF([.M168]=&quot;&quot;;[.M168];[.$M$3]&amp;&quot;,&quot;)" office:value-type="string" office:string-value="T," calcext:value-type="string">
            <text:p>T,</text:p>
          </table:table-cell>
          <table:table-cell table:formula="of:=IF(UPPER([.I168]&amp;[.J168]&amp;[.K168]&amp;[.L168]&amp;[.M168])=&quot;XXXXX&quot;;&quot;null&quot;;&quot;'&quot;&amp;LEFT([.N168];LEN([.N168]) - 1)&amp;&quot;'&quot;)" office:value-type="string" office:string-value="'T'" calcext:value-type="string">
            <text:p>'T'</text:p>
          </table:table-cell>
          <table:table-cell/>
          <table:table-cell table:formula="of:=&quot;(&quot;&amp;[.A168]&amp;&quot;,'&quot;&amp;[.B168]&amp;&quot;',&quot;&amp;[.H168]&amp;&quot;,&quot;&amp;[.O168]&amp;&quot;,0,CURDATE(),CURDATE())&quot;&amp;IF(INDIRECT(ADDRESS(ROW([.A168])+1;1))&gt;0;&quot;,&quot;;&quot;;&quot;)" office:value-type="string" office:string-value="(165,'ESFAIS',2,'T',0,CURDATE(),CURDATE())," calcext:value-type="string">
            <text:p>(165,'ESFAIS',2,'T',0,CURDATE(),CURDATE()),</text:p>
          </table:table-cell>
          <table:table-cell table:number-columns-repeated="1007"/>
        </table:table-row>
        <table:table-row table:style-name="ro10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ESFAGS</text:p>
          </table:table-cell>
          <table:table-cell office:value-type="string" calcext:value-type="string">
            <text:p>FA gambe SL</text:p>
          </table:table-cell>
          <table:table-cell table:style-name="ce80" table:formula="of:=COUNTIF([.$B$4:.$B$342];[.B169])" office:value-type="float" office:value="1" calcext:value-type="float">
            <text:p>1</text:p>
          </table:table-cell>
          <table:table-cell table:style-name="ce197" table:formula="of:=COUNTIF([exercise_rows.$B$4:.$B$361];[.B169])" office:value-type="float" office:value="1" calcext:value-type="float">
            <text:p>1</text:p>
          </table:table-cell>
          <table:table-cell table:style-name="ce316" table:formula="of:=SUMIF([exercise_rows.$B$4:.$B$361];[.B169];[exercise_rows.$E$4:.$E$361])" office:value-type="float" office:value="100" calcext:value-type="float">
            <text:p>100</text:p>
          </table:table-cell>
          <table:table-cell table:formula="of:=SUMIF([exercise_rows.$B$4:.$B$361];[.B16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69]=&quot;&quot;;[.I169];[.$I$3]&amp;&quot;,&quot;)&amp;IF([.J169]=&quot;&quot;;[.J169];[.$J$3]&amp;&quot;,&quot;)&amp;IF([.K169]=&quot;&quot;;[.K169];[.$K$3]&amp;&quot;,&quot;)&amp;IF([.L169]=&quot;&quot;;[.L169];[.$L$3]&amp;&quot;,&quot;)&amp;IF([.M169]=&quot;&quot;;[.M169];[.$M$3]&amp;&quot;,&quot;)" office:value-type="string" office:string-value="T," calcext:value-type="string">
            <text:p>T,</text:p>
          </table:table-cell>
          <table:table-cell table:formula="of:=IF(UPPER([.I169]&amp;[.J169]&amp;[.K169]&amp;[.L169]&amp;[.M169])=&quot;XXXXX&quot;;&quot;null&quot;;&quot;'&quot;&amp;LEFT([.N169];LEN([.N169]) - 1)&amp;&quot;'&quot;)" office:value-type="string" office:string-value="'T'" calcext:value-type="string">
            <text:p>'T'</text:p>
          </table:table-cell>
          <table:table-cell/>
          <table:table-cell table:formula="of:=&quot;(&quot;&amp;[.A169]&amp;&quot;,'&quot;&amp;[.B169]&amp;&quot;',&quot;&amp;[.H169]&amp;&quot;,&quot;&amp;[.O169]&amp;&quot;,0,CURDATE(),CURDATE())&quot;&amp;IF(INDIRECT(ADDRESS(ROW([.A169])+1;1))&gt;0;&quot;,&quot;;&quot;;&quot;)" office:value-type="string" office:string-value="(166,'ESFAGS',2,'T',0,CURDATE(),CURDATE())," calcext:value-type="string">
            <text:p>(166,'ESFAGS',2,'T',0,CURDATE(),CURDATE()),</text:p>
          </table:table-cell>
          <table:table-cell table:number-columns-repeated="1007"/>
        </table:table-row>
        <table:table-row table:style-name="ro10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C1FAFP</text:p>
          </table:table-cell>
          <table:table-cell office:value-type="string" calcext:value-type="string">
            <text:p>FA forte/SL piano</text:p>
          </table:table-cell>
          <table:table-cell table:style-name="ce81" table:formula="of:=COUNTIF([.$B$4:.$B$343];[.B170])" office:value-type="float" office:value="1" calcext:value-type="float">
            <text:p>1</text:p>
          </table:table-cell>
          <table:table-cell table:style-name="ce198" table:formula="of:=COUNTIF([exercise_rows.$B$4:.$B$361];[.B170])" office:value-type="float" office:value="2" calcext:value-type="float">
            <text:p>2</text:p>
          </table:table-cell>
          <table:table-cell table:style-name="ce317" table:formula="of:=SUMIF([exercise_rows.$B$4:.$B$361];[.B170];[exercise_rows.$E$4:.$E$361])" office:value-type="float" office:value="100" calcext:value-type="float">
            <text:p>100</text:p>
          </table:table-cell>
          <table:table-cell table:formula="of:=SUMIF([exercise_rows.$B$4:.$B$361];[.B17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70]=&quot;&quot;;[.I170];[.$I$3]&amp;&quot;,&quot;)&amp;IF([.J170]=&quot;&quot;;[.J170];[.$J$3]&amp;&quot;,&quot;)&amp;IF([.K170]=&quot;&quot;;[.K170];[.$K$3]&amp;&quot;,&quot;)&amp;IF([.L170]=&quot;&quot;;[.L170];[.$L$3]&amp;&quot;,&quot;)&amp;IF([.M170]=&quot;&quot;;[.M170];[.$M$3]&amp;&quot;,&quot;)" office:value-type="string" office:string-value="A,C," calcext:value-type="string">
            <text:p>A,C,</text:p>
          </table:table-cell>
          <table:table-cell table:formula="of:=IF(UPPER([.I170]&amp;[.J170]&amp;[.K170]&amp;[.L170]&amp;[.M170])=&quot;XXXXX&quot;;&quot;null&quot;;&quot;'&quot;&amp;LEFT([.N170];LEN([.N170]) - 1)&amp;&quot;'&quot;)" office:value-type="string" office:string-value="'A,C'" calcext:value-type="string">
            <text:p>'A,C'</text:p>
          </table:table-cell>
          <table:table-cell/>
          <table:table-cell table:formula="of:=&quot;(&quot;&amp;[.A170]&amp;&quot;,'&quot;&amp;[.B170]&amp;&quot;',&quot;&amp;[.H170]&amp;&quot;,&quot;&amp;[.O170]&amp;&quot;,0,CURDATE(),CURDATE())&quot;&amp;IF(INDIRECT(ADDRESS(ROW([.A170])+1;1))&gt;0;&quot;,&quot;;&quot;;&quot;)" office:value-type="string" office:string-value="(167,'C1FAFP',2,'A,C',0,CURDATE(),CURDATE())," calcext:value-type="string">
            <text:p>(167,'C1FAFP',2,'A,C',0,CURDATE(),CURDATE()),</text:p>
          </table:table-cell>
          <table:table-cell table:number-columns-repeated="1007"/>
        </table:table-row>
        <table:table-row table:style-name="ro10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C1FAPF</text:p>
          </table:table-cell>
          <table:table-cell office:value-type="string" calcext:value-type="string">
            <text:p>SL piano/FA forte</text:p>
          </table:table-cell>
          <table:table-cell table:style-name="ce82" table:formula="of:=COUNTIF([.$B$4:.$B$342];[.B171])" office:value-type="float" office:value="1" calcext:value-type="float">
            <text:p>1</text:p>
          </table:table-cell>
          <table:table-cell table:style-name="ce199" table:formula="of:=COUNTIF([exercise_rows.$B$4:.$B$361];[.B171])" office:value-type="float" office:value="2" calcext:value-type="float">
            <text:p>2</text:p>
          </table:table-cell>
          <table:table-cell table:style-name="ce318" table:formula="of:=SUMIF([exercise_rows.$B$4:.$B$361];[.B171];[exercise_rows.$E$4:.$E$361])" office:value-type="float" office:value="100" calcext:value-type="float">
            <text:p>100</text:p>
          </table:table-cell>
          <table:table-cell table:formula="of:=SUMIF([exercise_rows.$B$4:.$B$361];[.B17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71]=&quot;&quot;;[.I171];[.$I$3]&amp;&quot;,&quot;)&amp;IF([.J171]=&quot;&quot;;[.J171];[.$J$3]&amp;&quot;,&quot;)&amp;IF([.K171]=&quot;&quot;;[.K171];[.$K$3]&amp;&quot;,&quot;)&amp;IF([.L171]=&quot;&quot;;[.L171];[.$L$3]&amp;&quot;,&quot;)&amp;IF([.M171]=&quot;&quot;;[.M171];[.$M$3]&amp;&quot;,&quot;)" office:value-type="string" office:string-value="A,C," calcext:value-type="string">
            <text:p>A,C,</text:p>
          </table:table-cell>
          <table:table-cell table:formula="of:=IF(UPPER([.I171]&amp;[.J171]&amp;[.K171]&amp;[.L171]&amp;[.M171])=&quot;XXXXX&quot;;&quot;null&quot;;&quot;'&quot;&amp;LEFT([.N171];LEN([.N171]) - 1)&amp;&quot;'&quot;)" office:value-type="string" office:string-value="'A,C'" calcext:value-type="string">
            <text:p>'A,C'</text:p>
          </table:table-cell>
          <table:table-cell/>
          <table:table-cell table:formula="of:=&quot;(&quot;&amp;[.A171]&amp;&quot;,'&quot;&amp;[.B171]&amp;&quot;',&quot;&amp;[.H171]&amp;&quot;,&quot;&amp;[.O171]&amp;&quot;,0,CURDATE(),CURDATE())&quot;&amp;IF(INDIRECT(ADDRESS(ROW([.A171])+1;1))&gt;0;&quot;,&quot;;&quot;;&quot;)" office:value-type="string" office:string-value="(168,'C1FAPF',2,'A,C',0,CURDATE(),CURDATE())," calcext:value-type="string">
            <text:p>(168,'C1FAPF',2,'A,C',0,CURDATE(),CURDATE()),</text:p>
          </table:table-cell>
          <table:table-cell table:number-columns-repeated="1007"/>
        </table:table-row>
        <table:table-row table:style-name="ro10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ECDOPG</text:p>
          </table:table-cell>
          <table:table-cell office:value-type="string" calcext:value-type="string">
            <text:p>Esercizi DO pugni chiusi</text:p>
          </table:table-cell>
          <table:table-cell table:style-name="ce83" table:formula="of:=COUNTIF([.$B$4:.$B$341];[.B172])" office:value-type="float" office:value="1" calcext:value-type="float">
            <text:p>1</text:p>
          </table:table-cell>
          <table:table-cell table:style-name="ce200" table:formula="of:=COUNTIF([exercise_rows.$B$4:.$B$361];[.B172])" office:value-type="float" office:value="2" calcext:value-type="float">
            <text:p>2</text:p>
          </table:table-cell>
          <table:table-cell table:style-name="ce319" table:formula="of:=SUMIF([exercise_rows.$B$4:.$B$361];[.B172];[exercise_rows.$E$4:.$E$361])" office:value-type="float" office:value="100" calcext:value-type="float">
            <text:p>100</text:p>
          </table:table-cell>
          <table:table-cell table:formula="of:=SUMIF([exercise_rows.$B$4:.$B$361];[.B17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72]=&quot;&quot;;[.I172];[.$I$3]&amp;&quot;,&quot;)&amp;IF([.J172]=&quot;&quot;;[.J172];[.$J$3]&amp;&quot;,&quot;)&amp;IF([.K172]=&quot;&quot;;[.K172];[.$K$3]&amp;&quot;,&quot;)&amp;IF([.L172]=&quot;&quot;;[.L172];[.$L$3]&amp;&quot;,&quot;)&amp;IF([.M172]=&quot;&quot;;[.M172];[.$M$3]&amp;&quot;,&quot;)" office:value-type="string" office:string-value="T," calcext:value-type="string">
            <text:p>T,</text:p>
          </table:table-cell>
          <table:table-cell table:formula="of:=IF(UPPER([.I172]&amp;[.J172]&amp;[.K172]&amp;[.L172]&amp;[.M172])=&quot;XXXXX&quot;;&quot;null&quot;;&quot;'&quot;&amp;LEFT([.N172];LEN([.N172]) - 1)&amp;&quot;'&quot;)" office:value-type="string" office:string-value="'T'" calcext:value-type="string">
            <text:p>'T'</text:p>
          </table:table-cell>
          <table:table-cell/>
          <table:table-cell table:formula="of:=&quot;(&quot;&amp;[.A172]&amp;&quot;,'&quot;&amp;[.B172]&amp;&quot;',&quot;&amp;[.H172]&amp;&quot;,&quot;&amp;[.O172]&amp;&quot;,0,CURDATE(),CURDATE())&quot;&amp;IF(INDIRECT(ADDRESS(ROW([.A172])+1;1))&gt;0;&quot;,&quot;;&quot;;&quot;)" office:value-type="string" office:string-value="(169,'ECDOPG',2,'T',0,CURDATE(),CURDATE())," calcext:value-type="string">
            <text:p>(169,'ECDOPG',2,'T',0,CURDATE(),CURDATE()),</text:p>
          </table:table-cell>
          <table:table-cell table:number-columns-repeated="1007"/>
        </table:table-row>
        <table:table-row table:style-name="ro10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ECDOBA</text:p>
          </table:table-cell>
          <table:table-cell office:value-type="string" calcext:value-type="string">
            <text:p>Esercizi DO bastone</text:p>
          </table:table-cell>
          <table:table-cell table:style-name="ce84" table:formula="of:=COUNTIF([.$B$4:.$B$341];[.B173])" office:value-type="float" office:value="1" calcext:value-type="float">
            <text:p>1</text:p>
          </table:table-cell>
          <table:table-cell table:style-name="ce201" table:formula="of:=COUNTIF([exercise_rows.$B$4:.$B$361];[.B173])" office:value-type="float" office:value="2" calcext:value-type="float">
            <text:p>2</text:p>
          </table:table-cell>
          <table:table-cell table:style-name="ce320" table:formula="of:=SUMIF([exercise_rows.$B$4:.$B$361];[.B173];[exercise_rows.$E$4:.$E$361])" office:value-type="float" office:value="100" calcext:value-type="float">
            <text:p>100</text:p>
          </table:table-cell>
          <table:table-cell table:formula="of:=SUMIF([exercise_rows.$B$4:.$B$361];[.B17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73]=&quot;&quot;;[.I173];[.$I$3]&amp;&quot;,&quot;)&amp;IF([.J173]=&quot;&quot;;[.J173];[.$J$3]&amp;&quot;,&quot;)&amp;IF([.K173]=&quot;&quot;;[.K173];[.$K$3]&amp;&quot;,&quot;)&amp;IF([.L173]=&quot;&quot;;[.L173];[.$L$3]&amp;&quot;,&quot;)&amp;IF([.M173]=&quot;&quot;;[.M173];[.$M$3]&amp;&quot;,&quot;)" office:value-type="string" office:string-value="T," calcext:value-type="string">
            <text:p>T,</text:p>
          </table:table-cell>
          <table:table-cell table:formula="of:=IF(UPPER([.I173]&amp;[.J173]&amp;[.K173]&amp;[.L173]&amp;[.M173])=&quot;XXXXX&quot;;&quot;null&quot;;&quot;'&quot;&amp;LEFT([.N173];LEN([.N173]) - 1)&amp;&quot;'&quot;)" office:value-type="string" office:string-value="'T'" calcext:value-type="string">
            <text:p>'T'</text:p>
          </table:table-cell>
          <table:table-cell/>
          <table:table-cell table:formula="of:=&quot;(&quot;&amp;[.A173]&amp;&quot;,'&quot;&amp;[.B173]&amp;&quot;',&quot;&amp;[.H173]&amp;&quot;,&quot;&amp;[.O173]&amp;&quot;,0,CURDATE(),CURDATE())&quot;&amp;IF(INDIRECT(ADDRESS(ROW([.A173])+1;1))&gt;0;&quot;,&quot;;&quot;;&quot;)" office:value-type="string" office:string-value="(170,'ECDOBA',2,'T',0,CURDATE(),CURDATE())," calcext:value-type="string">
            <text:p>(170,'ECDOBA',2,'T',0,CURDATE(),CURDATE()),</text:p>
          </table:table-cell>
          <table:table-cell table:number-columns-repeated="1007"/>
        </table:table-row>
        <table:table-row table:style-name="ro10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ECDOBG</text:p>
          </table:table-cell>
          <table:table-cell office:value-type="string" calcext:value-type="string">
            <text:p>Esercizi DO 1 braccio giù</text:p>
          </table:table-cell>
          <table:table-cell table:style-name="ce85" table:formula="of:=COUNTIF([.$B$4:.$B$341];[.B174])" office:value-type="float" office:value="1" calcext:value-type="float">
            <text:p>1</text:p>
          </table:table-cell>
          <table:table-cell table:style-name="ce202" table:formula="of:=COUNTIF([exercise_rows.$B$4:.$B$361];[.B174])" office:value-type="float" office:value="2" calcext:value-type="float">
            <text:p>2</text:p>
          </table:table-cell>
          <table:table-cell table:style-name="ce321" table:formula="of:=SUMIF([exercise_rows.$B$4:.$B$361];[.B174];[exercise_rows.$E$4:.$E$361])" office:value-type="float" office:value="100" calcext:value-type="float">
            <text:p>100</text:p>
          </table:table-cell>
          <table:table-cell table:formula="of:=SUMIF([exercise_rows.$B$4:.$B$361];[.B17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74]=&quot;&quot;;[.I174];[.$I$3]&amp;&quot;,&quot;)&amp;IF([.J174]=&quot;&quot;;[.J174];[.$J$3]&amp;&quot;,&quot;)&amp;IF([.K174]=&quot;&quot;;[.K174];[.$K$3]&amp;&quot;,&quot;)&amp;IF([.L174]=&quot;&quot;;[.L174];[.$L$3]&amp;&quot;,&quot;)&amp;IF([.M174]=&quot;&quot;;[.M174];[.$M$3]&amp;&quot;,&quot;)" office:value-type="string" office:string-value="T," calcext:value-type="string">
            <text:p>T,</text:p>
          </table:table-cell>
          <table:table-cell table:formula="of:=IF(UPPER([.I174]&amp;[.J174]&amp;[.K174]&amp;[.L174]&amp;[.M174])=&quot;XXXXX&quot;;&quot;null&quot;;&quot;'&quot;&amp;LEFT([.N174];LEN([.N174]) - 1)&amp;&quot;'&quot;)" office:value-type="string" office:string-value="'T'" calcext:value-type="string">
            <text:p>'T'</text:p>
          </table:table-cell>
          <table:table-cell/>
          <table:table-cell table:formula="of:=&quot;(&quot;&amp;[.A174]&amp;&quot;,'&quot;&amp;[.B174]&amp;&quot;',&quot;&amp;[.H174]&amp;&quot;,&quot;&amp;[.O174]&amp;&quot;,0,CURDATE(),CURDATE())&quot;&amp;IF(INDIRECT(ADDRESS(ROW([.A174])+1;1))&gt;0;&quot;,&quot;;&quot;;&quot;)" office:value-type="string" office:string-value="(171,'ECDOBG',2,'T',0,CURDATE(),CURDATE())," calcext:value-type="string">
            <text:p>(171,'ECDOBG',2,'T',0,CURDATE(),CURDATE()),</text:p>
          </table:table-cell>
          <table:table-cell table:number-columns-repeated="1007"/>
        </table:table-row>
        <table:table-row table:style-name="ro10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ECDOBS</text:p>
          </table:table-cell>
          <table:table-cell office:value-type="string" calcext:value-type="string">
            <text:p>Esercizi DO 1 braccio avanti</text:p>
          </table:table-cell>
          <table:table-cell table:style-name="ce86" table:formula="of:=COUNTIF([.$B$4:.$B$341];[.B175])" office:value-type="float" office:value="1" calcext:value-type="float">
            <text:p>1</text:p>
          </table:table-cell>
          <table:table-cell table:style-name="ce203" table:formula="of:=COUNTIF([exercise_rows.$B$4:.$B$361];[.B175])" office:value-type="float" office:value="2" calcext:value-type="float">
            <text:p>2</text:p>
          </table:table-cell>
          <table:table-cell table:style-name="ce322" table:formula="of:=SUMIF([exercise_rows.$B$4:.$B$361];[.B175];[exercise_rows.$E$4:.$E$361])" office:value-type="float" office:value="100" calcext:value-type="float">
            <text:p>100</text:p>
          </table:table-cell>
          <table:table-cell table:formula="of:=SUMIF([exercise_rows.$B$4:.$B$361];[.B17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75]=&quot;&quot;;[.I175];[.$I$3]&amp;&quot;,&quot;)&amp;IF([.J175]=&quot;&quot;;[.J175];[.$J$3]&amp;&quot;,&quot;)&amp;IF([.K175]=&quot;&quot;;[.K175];[.$K$3]&amp;&quot;,&quot;)&amp;IF([.L175]=&quot;&quot;;[.L175];[.$L$3]&amp;&quot;,&quot;)&amp;IF([.M175]=&quot;&quot;;[.M175];[.$M$3]&amp;&quot;,&quot;)" office:value-type="string" office:string-value="T," calcext:value-type="string">
            <text:p>T,</text:p>
          </table:table-cell>
          <table:table-cell table:formula="of:=IF(UPPER([.I175]&amp;[.J175]&amp;[.K175]&amp;[.L175]&amp;[.M175])=&quot;XXXXX&quot;;&quot;null&quot;;&quot;'&quot;&amp;LEFT([.N175];LEN([.N175]) - 1)&amp;&quot;'&quot;)" office:value-type="string" office:string-value="'T'" calcext:value-type="string">
            <text:p>'T'</text:p>
          </table:table-cell>
          <table:table-cell/>
          <table:table-cell table:formula="of:=&quot;(&quot;&amp;[.A175]&amp;&quot;,'&quot;&amp;[.B175]&amp;&quot;',&quot;&amp;[.H175]&amp;&quot;,&quot;&amp;[.O175]&amp;&quot;,0,CURDATE(),CURDATE())&quot;&amp;IF(INDIRECT(ADDRESS(ROW([.A175])+1;1))&gt;0;&quot;,&quot;;&quot;;&quot;)" office:value-type="string" office:string-value="(172,'ECDOBS',2,'T',0,CURDATE(),CURDATE())," calcext:value-type="string">
            <text:p>(172,'ECDOBS',2,'T',0,CURDATE(),CURDATE()),</text:p>
          </table:table-cell>
          <table:table-cell table:number-columns-repeated="1007"/>
        </table:table-row>
        <table:table-row table:style-name="ro10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ESDOPG</text:p>
          </table:table-cell>
          <table:table-cell office:value-type="string" calcext:value-type="string">
            <text:p>DO pugni chiusi</text:p>
          </table:table-cell>
          <table:table-cell table:style-name="ce87" table:formula="of:=COUNTIF([.$B$4:.$B$340];[.B176])" office:value-type="float" office:value="1" calcext:value-type="float">
            <text:p>1</text:p>
          </table:table-cell>
          <table:table-cell table:style-name="ce204" table:formula="of:=COUNTIF([exercise_rows.$B$4:.$B$361];[.B176])" office:value-type="float" office:value="1" calcext:value-type="float">
            <text:p>1</text:p>
          </table:table-cell>
          <table:table-cell table:style-name="ce323" table:formula="of:=SUMIF([exercise_rows.$B$4:.$B$361];[.B176];[exercise_rows.$E$4:.$E$361])" office:value-type="float" office:value="100" calcext:value-type="float">
            <text:p>100</text:p>
          </table:table-cell>
          <table:table-cell table:formula="of:=SUMIF([exercise_rows.$B$4:.$B$361];[.B17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76]=&quot;&quot;;[.I176];[.$I$3]&amp;&quot;,&quot;)&amp;IF([.J176]=&quot;&quot;;[.J176];[.$J$3]&amp;&quot;,&quot;)&amp;IF([.K176]=&quot;&quot;;[.K176];[.$K$3]&amp;&quot;,&quot;)&amp;IF([.L176]=&quot;&quot;;[.L176];[.$L$3]&amp;&quot;,&quot;)&amp;IF([.M176]=&quot;&quot;;[.M176];[.$M$3]&amp;&quot;,&quot;)" office:value-type="string" office:string-value="T," calcext:value-type="string">
            <text:p>T,</text:p>
          </table:table-cell>
          <table:table-cell table:formula="of:=IF(UPPER([.I176]&amp;[.J176]&amp;[.K176]&amp;[.L176]&amp;[.M176])=&quot;XXXXX&quot;;&quot;null&quot;;&quot;'&quot;&amp;LEFT([.N176];LEN([.N176]) - 1)&amp;&quot;'&quot;)" office:value-type="string" office:string-value="'T'" calcext:value-type="string">
            <text:p>'T'</text:p>
          </table:table-cell>
          <table:table-cell/>
          <table:table-cell table:formula="of:=&quot;(&quot;&amp;[.A176]&amp;&quot;,'&quot;&amp;[.B176]&amp;&quot;',&quot;&amp;[.H176]&amp;&quot;,&quot;&amp;[.O176]&amp;&quot;,0,CURDATE(),CURDATE())&quot;&amp;IF(INDIRECT(ADDRESS(ROW([.A176])+1;1))&gt;0;&quot;,&quot;;&quot;;&quot;)" office:value-type="string" office:string-value="(173,'ESDOPG',2,'T',0,CURDATE(),CURDATE())," calcext:value-type="string">
            <text:p>(173,'ESDOPG',2,'T',0,CURDATE(),CURDATE()),</text:p>
          </table:table-cell>
          <table:table-cell table:number-columns-repeated="1007"/>
        </table:table-row>
        <table:table-row table:style-name="ro10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ESDOBS</text:p>
          </table:table-cell>
          <table:table-cell office:value-type="string" calcext:value-type="string">
            <text:p>DO 1 braccio su</text:p>
          </table:table-cell>
          <table:table-cell table:style-name="ce88" table:formula="of:=COUNTIF([.$B$4:.$B$340];[.B177])" office:value-type="float" office:value="1" calcext:value-type="float">
            <text:p>1</text:p>
          </table:table-cell>
          <table:table-cell table:style-name="ce205" table:formula="of:=COUNTIF([exercise_rows.$B$4:.$B$361];[.B177])" office:value-type="float" office:value="1" calcext:value-type="float">
            <text:p>1</text:p>
          </table:table-cell>
          <table:table-cell table:style-name="ce324" table:formula="of:=SUMIF([exercise_rows.$B$4:.$B$361];[.B177];[exercise_rows.$E$4:.$E$361])" office:value-type="float" office:value="100" calcext:value-type="float">
            <text:p>100</text:p>
          </table:table-cell>
          <table:table-cell table:formula="of:=SUMIF([exercise_rows.$B$4:.$B$361];[.B17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77]=&quot;&quot;;[.I177];[.$I$3]&amp;&quot;,&quot;)&amp;IF([.J177]=&quot;&quot;;[.J177];[.$J$3]&amp;&quot;,&quot;)&amp;IF([.K177]=&quot;&quot;;[.K177];[.$K$3]&amp;&quot;,&quot;)&amp;IF([.L177]=&quot;&quot;;[.L177];[.$L$3]&amp;&quot;,&quot;)&amp;IF([.M177]=&quot;&quot;;[.M177];[.$M$3]&amp;&quot;,&quot;)" office:value-type="string" office:string-value="T," calcext:value-type="string">
            <text:p>T,</text:p>
          </table:table-cell>
          <table:table-cell table:formula="of:=IF(UPPER([.I177]&amp;[.J177]&amp;[.K177]&amp;[.L177]&amp;[.M177])=&quot;XXXXX&quot;;&quot;null&quot;;&quot;'&quot;&amp;LEFT([.N177];LEN([.N177]) - 1)&amp;&quot;'&quot;)" office:value-type="string" office:string-value="'T'" calcext:value-type="string">
            <text:p>'T'</text:p>
          </table:table-cell>
          <table:table-cell/>
          <table:table-cell table:formula="of:=&quot;(&quot;&amp;[.A177]&amp;&quot;,'&quot;&amp;[.B177]&amp;&quot;',&quot;&amp;[.H177]&amp;&quot;,&quot;&amp;[.O177]&amp;&quot;,0,CURDATE(),CURDATE())&quot;&amp;IF(INDIRECT(ADDRESS(ROW([.A177])+1;1))&gt;0;&quot;,&quot;;&quot;;&quot;)" office:value-type="string" office:string-value="(174,'ESDOBS',2,'T',0,CURDATE(),CURDATE())," calcext:value-type="string">
            <text:p>(174,'ESDOBS',2,'T',0,CURDATE(),CURDATE()),</text:p>
          </table:table-cell>
          <table:table-cell table:number-columns-repeated="1007"/>
        </table:table-row>
        <table:table-row table:style-name="ro10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ESDOBG</text:p>
          </table:table-cell>
          <table:table-cell office:value-type="string" calcext:value-type="string">
            <text:p>DO 1 braccio giù</text:p>
          </table:table-cell>
          <table:table-cell table:style-name="ce89" table:formula="of:=COUNTIF([.$B$4:.$B$340];[.B178])" office:value-type="float" office:value="1" calcext:value-type="float">
            <text:p>1</text:p>
          </table:table-cell>
          <table:table-cell table:style-name="ce206" table:formula="of:=COUNTIF([exercise_rows.$B$4:.$B$361];[.B178])" office:value-type="float" office:value="1" calcext:value-type="float">
            <text:p>1</text:p>
          </table:table-cell>
          <table:table-cell table:style-name="ce325" table:formula="of:=SUMIF([exercise_rows.$B$4:.$B$361];[.B178];[exercise_rows.$E$4:.$E$361])" office:value-type="float" office:value="100" calcext:value-type="float">
            <text:p>100</text:p>
          </table:table-cell>
          <table:table-cell table:formula="of:=SUMIF([exercise_rows.$B$4:.$B$361];[.B17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78]=&quot;&quot;;[.I178];[.$I$3]&amp;&quot;,&quot;)&amp;IF([.J178]=&quot;&quot;;[.J178];[.$J$3]&amp;&quot;,&quot;)&amp;IF([.K178]=&quot;&quot;;[.K178];[.$K$3]&amp;&quot;,&quot;)&amp;IF([.L178]=&quot;&quot;;[.L178];[.$L$3]&amp;&quot;,&quot;)&amp;IF([.M178]=&quot;&quot;;[.M178];[.$M$3]&amp;&quot;,&quot;)" office:value-type="string" office:string-value="T," calcext:value-type="string">
            <text:p>T,</text:p>
          </table:table-cell>
          <table:table-cell table:formula="of:=IF(UPPER([.I178]&amp;[.J178]&amp;[.K178]&amp;[.L178]&amp;[.M178])=&quot;XXXXX&quot;;&quot;null&quot;;&quot;'&quot;&amp;LEFT([.N178];LEN([.N178]) - 1)&amp;&quot;'&quot;)" office:value-type="string" office:string-value="'T'" calcext:value-type="string">
            <text:p>'T'</text:p>
          </table:table-cell>
          <table:table-cell/>
          <table:table-cell table:formula="of:=&quot;(&quot;&amp;[.A178]&amp;&quot;,'&quot;&amp;[.B178]&amp;&quot;',&quot;&amp;[.H178]&amp;&quot;,&quot;&amp;[.O178]&amp;&quot;,0,CURDATE(),CURDATE())&quot;&amp;IF(INDIRECT(ADDRESS(ROW([.A178])+1;1))&gt;0;&quot;,&quot;;&quot;;&quot;)" office:value-type="string" office:string-value="(175,'ESDOBG',2,'T',0,CURDATE(),CURDATE())," calcext:value-type="string">
            <text:p>(175,'ESDOBG',2,'T',0,CURDATE(),CURDATE()),</text:p>
          </table:table-cell>
          <table:table-cell table:number-columns-repeated="1007"/>
        </table:table-row>
        <table:table-row table:style-name="ro10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SDOAA</text:p>
          </table:table-cell>
          <table:table-cell office:value-type="string" calcext:value-type="string">
            <text:p>DO alternato alto</text:p>
          </table:table-cell>
          <table:table-cell table:style-name="ce90" table:formula="of:=COUNTIF([.$B$4:.$B$340];[.B179])" office:value-type="float" office:value="1" calcext:value-type="float">
            <text:p>1</text:p>
          </table:table-cell>
          <table:table-cell table:style-name="ce207" table:formula="of:=COUNTIF([exercise_rows.$B$4:.$B$361];[.B179])" office:value-type="float" office:value="1" calcext:value-type="float">
            <text:p>1</text:p>
          </table:table-cell>
          <table:table-cell table:style-name="ce326" table:formula="of:=SUMIF([exercise_rows.$B$4:.$B$361];[.B179];[exercise_rows.$E$4:.$E$361])" office:value-type="float" office:value="100" calcext:value-type="float">
            <text:p>100</text:p>
          </table:table-cell>
          <table:table-cell table:formula="of:=SUMIF([exercise_rows.$B$4:.$B$361];[.B17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79]=&quot;&quot;;[.I179];[.$I$3]&amp;&quot;,&quot;)&amp;IF([.J179]=&quot;&quot;;[.J179];[.$J$3]&amp;&quot;,&quot;)&amp;IF([.K179]=&quot;&quot;;[.K179];[.$K$3]&amp;&quot;,&quot;)&amp;IF([.L179]=&quot;&quot;;[.L179];[.$L$3]&amp;&quot;,&quot;)&amp;IF([.M179]=&quot;&quot;;[.M179];[.$M$3]&amp;&quot;,&quot;)" office:value-type="string" office:string-value="T," calcext:value-type="string">
            <text:p>T,</text:p>
          </table:table-cell>
          <table:table-cell table:formula="of:=IF(UPPER([.I179]&amp;[.J179]&amp;[.K179]&amp;[.L179]&amp;[.M179])=&quot;XXXXX&quot;;&quot;null&quot;;&quot;'&quot;&amp;LEFT([.N179];LEN([.N179]) - 1)&amp;&quot;'&quot;)" office:value-type="string" office:string-value="'T'" calcext:value-type="string">
            <text:p>'T'</text:p>
          </table:table-cell>
          <table:table-cell/>
          <table:table-cell table:formula="of:=&quot;(&quot;&amp;[.A179]&amp;&quot;,'&quot;&amp;[.B179]&amp;&quot;',&quot;&amp;[.H179]&amp;&quot;,&quot;&amp;[.O179]&amp;&quot;,0,CURDATE(),CURDATE())&quot;&amp;IF(INDIRECT(ADDRESS(ROW([.A179])+1;1))&gt;0;&quot;,&quot;;&quot;;&quot;)" office:value-type="string" office:string-value="(176,'ESDOAA',2,'T',0,CURDATE(),CURDATE())," calcext:value-type="string">
            <text:p>(176,'ESDOAA',2,'T',0,CURDATE(),CURDATE()),</text:p>
          </table:table-cell>
          <table:table-cell table:number-columns-repeated="1007"/>
        </table:table-row>
        <table:table-row table:style-name="ro10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SDOGE</text:p>
          </table:table-cell>
          <table:table-cell office:value-type="string" calcext:value-type="string">
            <text:p>DO germanico</text:p>
          </table:table-cell>
          <table:table-cell table:style-name="ce91" table:formula="of:=COUNTIF([.$B$4:.$B$340];[.B180])" office:value-type="float" office:value="1" calcext:value-type="float">
            <text:p>1</text:p>
          </table:table-cell>
          <table:table-cell table:style-name="ce208" table:formula="of:=COUNTIF([exercise_rows.$B$4:.$B$361];[.B180])" office:value-type="float" office:value="1" calcext:value-type="float">
            <text:p>1</text:p>
          </table:table-cell>
          <table:table-cell table:style-name="ce327" table:formula="of:=SUMIF([exercise_rows.$B$4:.$B$361];[.B180];[exercise_rows.$E$4:.$E$361])" office:value-type="float" office:value="100" calcext:value-type="float">
            <text:p>100</text:p>
          </table:table-cell>
          <table:table-cell table:formula="of:=SUMIF([exercise_rows.$B$4:.$B$361];[.B18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80]=&quot;&quot;;[.I180];[.$I$3]&amp;&quot;,&quot;)&amp;IF([.J180]=&quot;&quot;;[.J180];[.$J$3]&amp;&quot;,&quot;)&amp;IF([.K180]=&quot;&quot;;[.K180];[.$K$3]&amp;&quot;,&quot;)&amp;IF([.L180]=&quot;&quot;;[.L180];[.$L$3]&amp;&quot;,&quot;)&amp;IF([.M180]=&quot;&quot;;[.M180];[.$M$3]&amp;&quot;,&quot;)" office:value-type="string" office:string-value="T," calcext:value-type="string">
            <text:p>T,</text:p>
          </table:table-cell>
          <table:table-cell table:formula="of:=IF(UPPER([.I180]&amp;[.J180]&amp;[.K180]&amp;[.L180]&amp;[.M180])=&quot;XXXXX&quot;;&quot;null&quot;;&quot;'&quot;&amp;LEFT([.N180];LEN([.N180]) - 1)&amp;&quot;'&quot;)" office:value-type="string" office:string-value="'T'" calcext:value-type="string">
            <text:p>'T'</text:p>
          </table:table-cell>
          <table:table-cell/>
          <table:table-cell table:formula="of:=&quot;(&quot;&amp;[.A180]&amp;&quot;,'&quot;&amp;[.B180]&amp;&quot;',&quot;&amp;[.H180]&amp;&quot;,&quot;&amp;[.O180]&amp;&quot;,0,CURDATE(),CURDATE())&quot;&amp;IF(INDIRECT(ADDRESS(ROW([.A180])+1;1))&gt;0;&quot;,&quot;;&quot;;&quot;)" office:value-type="string" office:string-value="(177,'ESDOGE',2,'T',0,CURDATE(),CURDATE())," calcext:value-type="string">
            <text:p>(177,'ESDOGE',2,'T',0,CURDATE(),CURDATE()),</text:p>
          </table:table-cell>
          <table:table-cell table:number-columns-repeated="1007"/>
        </table:table-row>
        <table:table-row table:style-name="ro10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SDOSF</text:p>
          </table:table-cell>
          <table:table-cell office:value-type="string" calcext:value-type="string">
            <text:p>DO 1 braccio al soffitto</text:p>
          </table:table-cell>
          <table:table-cell table:style-name="ce92" table:formula="of:=COUNTIF([.$B$4:.$B$340];[.B181])" office:value-type="float" office:value="1" calcext:value-type="float">
            <text:p>1</text:p>
          </table:table-cell>
          <table:table-cell table:style-name="ce209" table:formula="of:=COUNTIF([exercise_rows.$B$4:.$B$361];[.B181])" office:value-type="float" office:value="1" calcext:value-type="float">
            <text:p>1</text:p>
          </table:table-cell>
          <table:table-cell table:style-name="ce328" table:formula="of:=SUMIF([exercise_rows.$B$4:.$B$361];[.B181];[exercise_rows.$E$4:.$E$361])" office:value-type="float" office:value="100" calcext:value-type="float">
            <text:p>100</text:p>
          </table:table-cell>
          <table:table-cell table:formula="of:=SUMIF([exercise_rows.$B$4:.$B$361];[.B18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81]=&quot;&quot;;[.I181];[.$I$3]&amp;&quot;,&quot;)&amp;IF([.J181]=&quot;&quot;;[.J181];[.$J$3]&amp;&quot;,&quot;)&amp;IF([.K181]=&quot;&quot;;[.K181];[.$K$3]&amp;&quot;,&quot;)&amp;IF([.L181]=&quot;&quot;;[.L181];[.$L$3]&amp;&quot;,&quot;)&amp;IF([.M181]=&quot;&quot;;[.M181];[.$M$3]&amp;&quot;,&quot;)" office:value-type="string" office:string-value="T," calcext:value-type="string">
            <text:p>T,</text:p>
          </table:table-cell>
          <table:table-cell table:formula="of:=IF(UPPER([.I181]&amp;[.J181]&amp;[.K181]&amp;[.L181]&amp;[.M181])=&quot;XXXXX&quot;;&quot;null&quot;;&quot;'&quot;&amp;LEFT([.N181];LEN([.N181]) - 1)&amp;&quot;'&quot;)" office:value-type="string" office:string-value="'T'" calcext:value-type="string">
            <text:p>'T'</text:p>
          </table:table-cell>
          <table:table-cell/>
          <table:table-cell table:formula="of:=&quot;(&quot;&amp;[.A181]&amp;&quot;,'&quot;&amp;[.B181]&amp;&quot;',&quot;&amp;[.H181]&amp;&quot;,&quot;&amp;[.O181]&amp;&quot;,0,CURDATE(),CURDATE())&quot;&amp;IF(INDIRECT(ADDRESS(ROW([.A181])+1;1))&gt;0;&quot;,&quot;;&quot;;&quot;)" office:value-type="string" office:string-value="(178,'ESDOSF',2,'T',0,CURDATE(),CURDATE())," calcext:value-type="string">
            <text:p>(178,'ESDOSF',2,'T',0,CURDATE(),CURDATE()),</text:p>
          </table:table-cell>
          <table:table-cell table:number-columns-repeated="1007"/>
        </table:table-row>
        <table:table-row table:style-name="ro10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SDOPR</text:p>
          </table:table-cell>
          <table:table-cell office:value-type="string" calcext:value-type="string">
            <text:p>DO pausa su massimo rollio</text:p>
          </table:table-cell>
          <table:table-cell table:style-name="ce93" table:formula="of:=COUNTIF([.$B$4:.$B$340];[.B182])" office:value-type="float" office:value="1" calcext:value-type="float">
            <text:p>1</text:p>
          </table:table-cell>
          <table:table-cell table:style-name="ce210" table:formula="of:=COUNTIF([exercise_rows.$B$4:.$B$361];[.B182])" office:value-type="float" office:value="1" calcext:value-type="float">
            <text:p>1</text:p>
          </table:table-cell>
          <table:table-cell table:style-name="ce329" table:formula="of:=SUMIF([exercise_rows.$B$4:.$B$361];[.B182];[exercise_rows.$E$4:.$E$361])" office:value-type="float" office:value="100" calcext:value-type="float">
            <text:p>100</text:p>
          </table:table-cell>
          <table:table-cell table:formula="of:=SUMIF([exercise_rows.$B$4:.$B$361];[.B18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82]=&quot;&quot;;[.I182];[.$I$3]&amp;&quot;,&quot;)&amp;IF([.J182]=&quot;&quot;;[.J182];[.$J$3]&amp;&quot;,&quot;)&amp;IF([.K182]=&quot;&quot;;[.K182];[.$K$3]&amp;&quot;,&quot;)&amp;IF([.L182]=&quot;&quot;;[.L182];[.$L$3]&amp;&quot;,&quot;)&amp;IF([.M182]=&quot;&quot;;[.M182];[.$M$3]&amp;&quot;,&quot;)" office:value-type="string" office:string-value="T," calcext:value-type="string">
            <text:p>T,</text:p>
          </table:table-cell>
          <table:table-cell table:formula="of:=IF(UPPER([.I182]&amp;[.J182]&amp;[.K182]&amp;[.L182]&amp;[.M182])=&quot;XXXXX&quot;;&quot;null&quot;;&quot;'&quot;&amp;LEFT([.N182];LEN([.N182]) - 1)&amp;&quot;'&quot;)" office:value-type="string" office:string-value="'T'" calcext:value-type="string">
            <text:p>'T'</text:p>
          </table:table-cell>
          <table:table-cell/>
          <table:table-cell table:formula="of:=&quot;(&quot;&amp;[.A182]&amp;&quot;,'&quot;&amp;[.B182]&amp;&quot;',&quot;&amp;[.H182]&amp;&quot;,&quot;&amp;[.O182]&amp;&quot;,0,CURDATE(),CURDATE())&quot;&amp;IF(INDIRECT(ADDRESS(ROW([.A182])+1;1))&gt;0;&quot;,&quot;;&quot;;&quot;)" office:value-type="string" office:string-value="(179,'ESDOPR',2,'T',0,CURDATE(),CURDATE())," calcext:value-type="string">
            <text:p>(179,'ESDOPR',2,'T',0,CURDATE(),CURDATE()),</text:p>
          </table:table-cell>
          <table:table-cell table:number-columns-repeated="1007"/>
        </table:table-row>
        <table:table-row table:style-name="ro10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SDOBI</text:p>
          </table:table-cell>
          <table:table-cell office:value-type="string" calcext:value-type="string">
            <text:p>DO bicchiere sulla fronte</text:p>
          </table:table-cell>
          <table:table-cell table:style-name="ce94" table:formula="of:=COUNTIF([.$B$4:.$B$340];[.B183])" office:value-type="float" office:value="1" calcext:value-type="float">
            <text:p>1</text:p>
          </table:table-cell>
          <table:table-cell table:style-name="ce211" table:formula="of:=COUNTIF([exercise_rows.$B$4:.$B$361];[.B183])" office:value-type="float" office:value="1" calcext:value-type="float">
            <text:p>1</text:p>
          </table:table-cell>
          <table:table-cell table:style-name="ce330" table:formula="of:=SUMIF([exercise_rows.$B$4:.$B$361];[.B183];[exercise_rows.$E$4:.$E$361])" office:value-type="float" office:value="100" calcext:value-type="float">
            <text:p>100</text:p>
          </table:table-cell>
          <table:table-cell table:formula="of:=SUMIF([exercise_rows.$B$4:.$B$361];[.B18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83]=&quot;&quot;;[.I183];[.$I$3]&amp;&quot;,&quot;)&amp;IF([.J183]=&quot;&quot;;[.J183];[.$J$3]&amp;&quot;,&quot;)&amp;IF([.K183]=&quot;&quot;;[.K183];[.$K$3]&amp;&quot;,&quot;)&amp;IF([.L183]=&quot;&quot;;[.L183];[.$L$3]&amp;&quot;,&quot;)&amp;IF([.M183]=&quot;&quot;;[.M183];[.$M$3]&amp;&quot;,&quot;)" office:value-type="string" office:string-value="T," calcext:value-type="string">
            <text:p>T,</text:p>
          </table:table-cell>
          <table:table-cell table:formula="of:=IF(UPPER([.I183]&amp;[.J183]&amp;[.K183]&amp;[.L183]&amp;[.M183])=&quot;XXXXX&quot;;&quot;null&quot;;&quot;'&quot;&amp;LEFT([.N183];LEN([.N183]) - 1)&amp;&quot;'&quot;)" office:value-type="string" office:string-value="'T'" calcext:value-type="string">
            <text:p>'T'</text:p>
          </table:table-cell>
          <table:table-cell/>
          <table:table-cell table:formula="of:=&quot;(&quot;&amp;[.A183]&amp;&quot;,'&quot;&amp;[.B183]&amp;&quot;',&quot;&amp;[.H183]&amp;&quot;,&quot;&amp;[.O183]&amp;&quot;,0,CURDATE(),CURDATE())&quot;&amp;IF(INDIRECT(ADDRESS(ROW([.A183])+1;1))&gt;0;&quot;,&quot;;&quot;;&quot;)" office:value-type="string" office:string-value="(180,'ESDOBI',2,'T',0,CURDATE(),CURDATE())," calcext:value-type="string">
            <text:p>(180,'ESDOBI',2,'T',0,CURDATE(),CURDATE()),</text:p>
          </table:table-cell>
          <table:table-cell table:number-columns-repeated="1007"/>
        </table:table-row>
        <table:table-row table:style-name="ro10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SDOSV</text:p>
          </table:table-cell>
          <table:table-cell office:value-type="string" calcext:value-type="string">
            <text:p>DO bracciata sovrapposta</text:p>
          </table:table-cell>
          <table:table-cell table:style-name="ce95" table:formula="of:=COUNTIF([.$B$4:.$B$340];[.B184])" office:value-type="float" office:value="1" calcext:value-type="float">
            <text:p>1</text:p>
          </table:table-cell>
          <table:table-cell table:style-name="ce212" table:formula="of:=COUNTIF([exercise_rows.$B$4:.$B$361];[.B184])" office:value-type="float" office:value="1" calcext:value-type="float">
            <text:p>1</text:p>
          </table:table-cell>
          <table:table-cell table:style-name="ce331" table:formula="of:=SUMIF([exercise_rows.$B$4:.$B$361];[.B184];[exercise_rows.$E$4:.$E$361])" office:value-type="float" office:value="100" calcext:value-type="float">
            <text:p>100</text:p>
          </table:table-cell>
          <table:table-cell table:formula="of:=SUMIF([exercise_rows.$B$4:.$B$361];[.B18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84]=&quot;&quot;;[.I184];[.$I$3]&amp;&quot;,&quot;)&amp;IF([.J184]=&quot;&quot;;[.J184];[.$J$3]&amp;&quot;,&quot;)&amp;IF([.K184]=&quot;&quot;;[.K184];[.$K$3]&amp;&quot;,&quot;)&amp;IF([.L184]=&quot;&quot;;[.L184];[.$L$3]&amp;&quot;,&quot;)&amp;IF([.M184]=&quot;&quot;;[.M184];[.$M$3]&amp;&quot;,&quot;)" office:value-type="string" office:string-value="T," calcext:value-type="string">
            <text:p>T,</text:p>
          </table:table-cell>
          <table:table-cell table:formula="of:=IF(UPPER([.I184]&amp;[.J184]&amp;[.K184]&amp;[.L184]&amp;[.M184])=&quot;XXXXX&quot;;&quot;null&quot;;&quot;'&quot;&amp;LEFT([.N184];LEN([.N184]) - 1)&amp;&quot;'&quot;)" office:value-type="string" office:string-value="'T'" calcext:value-type="string">
            <text:p>'T'</text:p>
          </table:table-cell>
          <table:table-cell/>
          <table:table-cell table:formula="of:=&quot;(&quot;&amp;[.A184]&amp;&quot;,'&quot;&amp;[.B184]&amp;&quot;',&quot;&amp;[.H184]&amp;&quot;,&quot;&amp;[.O184]&amp;&quot;,0,CURDATE(),CURDATE())&quot;&amp;IF(INDIRECT(ADDRESS(ROW([.A184])+1;1))&gt;0;&quot;,&quot;;&quot;;&quot;)" office:value-type="string" office:string-value="(181,'ESDOSV',2,'T',0,CURDATE(),CURDATE())," calcext:value-type="string">
            <text:p>(181,'ESDOSV',2,'T',0,CURDATE(),CURDATE()),</text:p>
          </table:table-cell>
          <table:table-cell table:number-columns-repeated="1007"/>
        </table:table-row>
        <table:table-row table:style-name="ro10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SDOFR</text:p>
          </table:table-cell>
          <table:table-cell office:value-type="string" calcext:value-type="string">
            <text:p>DO seduto max freq braccia</text:p>
          </table:table-cell>
          <table:table-cell table:style-name="ce96" table:formula="of:=COUNTIF([.$B$4:.$B$340];[.B185])" office:value-type="float" office:value="1" calcext:value-type="float">
            <text:p>1</text:p>
          </table:table-cell>
          <table:table-cell table:style-name="ce213" table:formula="of:=COUNTIF([exercise_rows.$B$4:.$B$361];[.B185])" office:value-type="float" office:value="1" calcext:value-type="float">
            <text:p>1</text:p>
          </table:table-cell>
          <table:table-cell table:style-name="ce332" table:formula="of:=SUMIF([exercise_rows.$B$4:.$B$361];[.B185];[exercise_rows.$E$4:.$E$361])" office:value-type="float" office:value="100" calcext:value-type="float">
            <text:p>100</text:p>
          </table:table-cell>
          <table:table-cell table:formula="of:=SUMIF([exercise_rows.$B$4:.$B$361];[.B18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85]=&quot;&quot;;[.I185];[.$I$3]&amp;&quot;,&quot;)&amp;IF([.J185]=&quot;&quot;;[.J185];[.$J$3]&amp;&quot;,&quot;)&amp;IF([.K185]=&quot;&quot;;[.K185];[.$K$3]&amp;&quot;,&quot;)&amp;IF([.L185]=&quot;&quot;;[.L185];[.$L$3]&amp;&quot;,&quot;)&amp;IF([.M185]=&quot;&quot;;[.M185];[.$M$3]&amp;&quot;,&quot;)" office:value-type="string" office:string-value="T," calcext:value-type="string">
            <text:p>T,</text:p>
          </table:table-cell>
          <table:table-cell table:formula="of:=IF(UPPER([.I185]&amp;[.J185]&amp;[.K185]&amp;[.L185]&amp;[.M185])=&quot;XXXXX&quot;;&quot;null&quot;;&quot;'&quot;&amp;LEFT([.N185];LEN([.N185]) - 1)&amp;&quot;'&quot;)" office:value-type="string" office:string-value="'T'" calcext:value-type="string">
            <text:p>'T'</text:p>
          </table:table-cell>
          <table:table-cell/>
          <table:table-cell table:formula="of:=&quot;(&quot;&amp;[.A185]&amp;&quot;,'&quot;&amp;[.B185]&amp;&quot;',&quot;&amp;[.H185]&amp;&quot;,&quot;&amp;[.O185]&amp;&quot;,0,CURDATE(),CURDATE())&quot;&amp;IF(INDIRECT(ADDRESS(ROW([.A185])+1;1))&gt;0;&quot;,&quot;;&quot;;&quot;)" office:value-type="string" office:string-value="(182,'ESDOFR',2,'T',0,CURDATE(),CURDATE())," calcext:value-type="string">
            <text:p>(182,'ESDOFR',2,'T',0,CURDATE(),CURDATE()),</text:p>
          </table:table-cell>
          <table:table-cell table:number-columns-repeated="1007"/>
        </table:table-row>
        <table:table-row table:style-name="ro10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SDOBT</text:p>
          </table:table-cell>
          <table:table-cell office:value-type="string" calcext:value-type="string">
            <text:p>DO braccia tese</text:p>
          </table:table-cell>
          <table:table-cell table:style-name="ce97" table:formula="of:=COUNTIF([.$B$4:.$B$340];[.B186])" office:value-type="float" office:value="1" calcext:value-type="float">
            <text:p>1</text:p>
          </table:table-cell>
          <table:table-cell table:style-name="ce214" table:formula="of:=COUNTIF([exercise_rows.$B$4:.$B$361];[.B186])" office:value-type="float" office:value="1" calcext:value-type="float">
            <text:p>1</text:p>
          </table:table-cell>
          <table:table-cell table:style-name="ce333" table:formula="of:=SUMIF([exercise_rows.$B$4:.$B$361];[.B186];[exercise_rows.$E$4:.$E$361])" office:value-type="float" office:value="100" calcext:value-type="float">
            <text:p>100</text:p>
          </table:table-cell>
          <table:table-cell table:formula="of:=SUMIF([exercise_rows.$B$4:.$B$361];[.B18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86]=&quot;&quot;;[.I186];[.$I$3]&amp;&quot;,&quot;)&amp;IF([.J186]=&quot;&quot;;[.J186];[.$J$3]&amp;&quot;,&quot;)&amp;IF([.K186]=&quot;&quot;;[.K186];[.$K$3]&amp;&quot;,&quot;)&amp;IF([.L186]=&quot;&quot;;[.L186];[.$L$3]&amp;&quot;,&quot;)&amp;IF([.M186]=&quot;&quot;;[.M186];[.$M$3]&amp;&quot;,&quot;)" office:value-type="string" office:string-value="T," calcext:value-type="string">
            <text:p>T,</text:p>
          </table:table-cell>
          <table:table-cell table:formula="of:=IF(UPPER([.I186]&amp;[.J186]&amp;[.K186]&amp;[.L186]&amp;[.M186])=&quot;XXXXX&quot;;&quot;null&quot;;&quot;'&quot;&amp;LEFT([.N186];LEN([.N186]) - 1)&amp;&quot;'&quot;)" office:value-type="string" office:string-value="'T'" calcext:value-type="string">
            <text:p>'T'</text:p>
          </table:table-cell>
          <table:table-cell/>
          <table:table-cell table:formula="of:=&quot;(&quot;&amp;[.A186]&amp;&quot;,'&quot;&amp;[.B186]&amp;&quot;',&quot;&amp;[.H186]&amp;&quot;,&quot;&amp;[.O186]&amp;&quot;,0,CURDATE(),CURDATE())&quot;&amp;IF(INDIRECT(ADDRESS(ROW([.A186])+1;1))&gt;0;&quot;,&quot;;&quot;;&quot;)" office:value-type="string" office:string-value="(183,'ESDOBT',2,'T',0,CURDATE(),CURDATE())," calcext:value-type="string">
            <text:p>(183,'ESDOBT',2,'T',0,CURDATE(),CURDATE()),</text:p>
          </table:table-cell>
          <table:table-cell table:number-columns-repeated="1007"/>
        </table:table-row>
        <table:table-row table:style-name="ro10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SDOBA</text:p>
          </table:table-cell>
          <table:table-cell office:value-type="string" calcext:value-type="string">
            <text:p>DO bastone</text:p>
          </table:table-cell>
          <table:table-cell table:style-name="ce98" table:formula="of:=COUNTIF([.$B$4:.$B$340];[.B187])" office:value-type="float" office:value="1" calcext:value-type="float">
            <text:p>1</text:p>
          </table:table-cell>
          <table:table-cell table:style-name="ce215" table:formula="of:=COUNTIF([exercise_rows.$B$4:.$B$361];[.B187])" office:value-type="float" office:value="1" calcext:value-type="float">
            <text:p>1</text:p>
          </table:table-cell>
          <table:table-cell table:style-name="ce334" table:formula="of:=SUMIF([exercise_rows.$B$4:.$B$361];[.B187];[exercise_rows.$E$4:.$E$361])" office:value-type="float" office:value="100" calcext:value-type="float">
            <text:p>100</text:p>
          </table:table-cell>
          <table:table-cell table:formula="of:=SUMIF([exercise_rows.$B$4:.$B$361];[.B18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87]=&quot;&quot;;[.I187];[.$I$3]&amp;&quot;,&quot;)&amp;IF([.J187]=&quot;&quot;;[.J187];[.$J$3]&amp;&quot;,&quot;)&amp;IF([.K187]=&quot;&quot;;[.K187];[.$K$3]&amp;&quot;,&quot;)&amp;IF([.L187]=&quot;&quot;;[.L187];[.$L$3]&amp;&quot;,&quot;)&amp;IF([.M187]=&quot;&quot;;[.M187];[.$M$3]&amp;&quot;,&quot;)" office:value-type="string" office:string-value="T," calcext:value-type="string">
            <text:p>T,</text:p>
          </table:table-cell>
          <table:table-cell table:formula="of:=IF(UPPER([.I187]&amp;[.J187]&amp;[.K187]&amp;[.L187]&amp;[.M187])=&quot;XXXXX&quot;;&quot;null&quot;;&quot;'&quot;&amp;LEFT([.N187];LEN([.N187]) - 1)&amp;&quot;'&quot;)" office:value-type="string" office:string-value="'T'" calcext:value-type="string">
            <text:p>'T'</text:p>
          </table:table-cell>
          <table:table-cell/>
          <table:table-cell table:formula="of:=&quot;(&quot;&amp;[.A187]&amp;&quot;,'&quot;&amp;[.B187]&amp;&quot;',&quot;&amp;[.H187]&amp;&quot;,&quot;&amp;[.O187]&amp;&quot;,0,CURDATE(),CURDATE())&quot;&amp;IF(INDIRECT(ADDRESS(ROW([.A187])+1;1))&gt;0;&quot;,&quot;;&quot;;&quot;)" office:value-type="string" office:string-value="(184,'ESDOBA',2,'T',0,CURDATE(),CURDATE())," calcext:value-type="string">
            <text:p>(184,'ESDOBA',2,'T',0,CURDATE(),CURDATE()),</text:p>
          </table:table-cell>
          <table:table-cell table:number-columns-repeated="1007"/>
        </table:table-row>
        <table:table-row table:style-name="ro10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SDOSB</text:p>
          </table:table-cell>
          <table:table-cell office:value-type="string" calcext:value-type="string">
            <text:p>DO solo braccia, gambe ferme</text:p>
          </table:table-cell>
          <table:table-cell table:style-name="ce99" table:formula="of:=COUNTIF([.$B$4:.$B$340];[.B188])" office:value-type="float" office:value="1" calcext:value-type="float">
            <text:p>1</text:p>
          </table:table-cell>
          <table:table-cell table:style-name="ce216" table:formula="of:=COUNTIF([exercise_rows.$B$4:.$B$361];[.B188])" office:value-type="float" office:value="1" calcext:value-type="float">
            <text:p>1</text:p>
          </table:table-cell>
          <table:table-cell table:style-name="ce335" table:formula="of:=SUMIF([exercise_rows.$B$4:.$B$361];[.B188];[exercise_rows.$E$4:.$E$361])" office:value-type="float" office:value="100" calcext:value-type="float">
            <text:p>100</text:p>
          </table:table-cell>
          <table:table-cell table:formula="of:=SUMIF([exercise_rows.$B$4:.$B$361];[.B18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88]=&quot;&quot;;[.I188];[.$I$3]&amp;&quot;,&quot;)&amp;IF([.J188]=&quot;&quot;;[.J188];[.$J$3]&amp;&quot;,&quot;)&amp;IF([.K188]=&quot;&quot;;[.K188];[.$K$3]&amp;&quot;,&quot;)&amp;IF([.L188]=&quot;&quot;;[.L188];[.$L$3]&amp;&quot;,&quot;)&amp;IF([.M188]=&quot;&quot;;[.M188];[.$M$3]&amp;&quot;,&quot;)" office:value-type="string" office:string-value="T," calcext:value-type="string">
            <text:p>T,</text:p>
          </table:table-cell>
          <table:table-cell table:formula="of:=IF(UPPER([.I188]&amp;[.J188]&amp;[.K188]&amp;[.L188]&amp;[.M188])=&quot;XXXXX&quot;;&quot;null&quot;;&quot;'&quot;&amp;LEFT([.N188];LEN([.N188]) - 1)&amp;&quot;'&quot;)" office:value-type="string" office:string-value="'T'" calcext:value-type="string">
            <text:p>'T'</text:p>
          </table:table-cell>
          <table:table-cell/>
          <table:table-cell table:formula="of:=&quot;(&quot;&amp;[.A188]&amp;&quot;,'&quot;&amp;[.B188]&amp;&quot;',&quot;&amp;[.H188]&amp;&quot;,&quot;&amp;[.O188]&amp;&quot;,0,CURDATE(),CURDATE())&quot;&amp;IF(INDIRECT(ADDRESS(ROW([.A188])+1;1))&gt;0;&quot;,&quot;;&quot;;&quot;)" office:value-type="string" office:string-value="(185,'ESDOSB',2,'T',0,CURDATE(),CURDATE())," calcext:value-type="string">
            <text:p>(185,'ESDOSB',2,'T',0,CURDATE(),CURDATE()),</text:p>
          </table:table-cell>
          <table:table-cell table:number-columns-repeated="1007"/>
        </table:table-row>
        <table:table-row table:style-name="ro10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C1DOFP</text:p>
          </table:table-cell>
          <table:table-cell office:value-type="string" calcext:value-type="string">
            <text:p>DO forte/piano</text:p>
          </table:table-cell>
          <table:table-cell table:style-name="ce100" table:formula="of:=COUNTIF([.$B$4:.$B$341];[.B189])" office:value-type="float" office:value="1" calcext:value-type="float">
            <text:p>1</text:p>
          </table:table-cell>
          <table:table-cell table:style-name="ce217" table:formula="of:=COUNTIF([exercise_rows.$B$4:.$B$361];[.B189])" office:value-type="float" office:value="2" calcext:value-type="float">
            <text:p>2</text:p>
          </table:table-cell>
          <table:table-cell table:style-name="ce336" table:formula="of:=SUMIF([exercise_rows.$B$4:.$B$361];[.B189];[exercise_rows.$E$4:.$E$361])" office:value-type="float" office:value="100" calcext:value-type="float">
            <text:p>100</text:p>
          </table:table-cell>
          <table:table-cell table:formula="of:=SUMIF([exercise_rows.$B$4:.$B$361];[.B18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89]=&quot;&quot;;[.I189];[.$I$3]&amp;&quot;,&quot;)&amp;IF([.J189]=&quot;&quot;;[.J189];[.$J$3]&amp;&quot;,&quot;)&amp;IF([.K189]=&quot;&quot;;[.K189];[.$K$3]&amp;&quot;,&quot;)&amp;IF([.L189]=&quot;&quot;;[.L189];[.$L$3]&amp;&quot;,&quot;)&amp;IF([.M189]=&quot;&quot;;[.M189];[.$M$3]&amp;&quot;,&quot;)" office:value-type="string" office:string-value="A,C," calcext:value-type="string">
            <text:p>A,C,</text:p>
          </table:table-cell>
          <table:table-cell table:formula="of:=IF(UPPER([.I189]&amp;[.J189]&amp;[.K189]&amp;[.L189]&amp;[.M189])=&quot;XXXXX&quot;;&quot;null&quot;;&quot;'&quot;&amp;LEFT([.N189];LEN([.N189]) - 1)&amp;&quot;'&quot;)" office:value-type="string" office:string-value="'A,C'" calcext:value-type="string">
            <text:p>'A,C'</text:p>
          </table:table-cell>
          <table:table-cell/>
          <table:table-cell table:formula="of:=&quot;(&quot;&amp;[.A189]&amp;&quot;,'&quot;&amp;[.B189]&amp;&quot;',&quot;&amp;[.H189]&amp;&quot;,&quot;&amp;[.O189]&amp;&quot;,0,CURDATE(),CURDATE())&quot;&amp;IF(INDIRECT(ADDRESS(ROW([.A189])+1;1))&gt;0;&quot;,&quot;;&quot;;&quot;)" office:value-type="string" office:string-value="(186,'C1DOFP',2,'A,C',0,CURDATE(),CURDATE())," calcext:value-type="string">
            <text:p>(186,'C1DOFP',2,'A,C',0,CURDATE(),CURDATE()),</text:p>
          </table:table-cell>
          <table:table-cell table:number-columns-repeated="1007"/>
        </table:table-row>
        <table:table-row table:style-name="ro10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C1DOPF</text:p>
          </table:table-cell>
          <table:table-cell office:value-type="string" calcext:value-type="string">
            <text:p>DO piano/forte</text:p>
          </table:table-cell>
          <table:table-cell table:style-name="ce100" table:formula="of:=COUNTIF([.$B$4:.$B$341];[.B190])" office:value-type="float" office:value="1" calcext:value-type="float">
            <text:p>1</text:p>
          </table:table-cell>
          <table:table-cell table:style-name="ce217" table:formula="of:=COUNTIF([exercise_rows.$B$4:.$B$361];[.B190])" office:value-type="float" office:value="2" calcext:value-type="float">
            <text:p>2</text:p>
          </table:table-cell>
          <table:table-cell table:style-name="ce336" table:formula="of:=SUMIF([exercise_rows.$B$4:.$B$361];[.B190];[exercise_rows.$E$4:.$E$361])" office:value-type="float" office:value="100" calcext:value-type="float">
            <text:p>100</text:p>
          </table:table-cell>
          <table:table-cell table:formula="of:=SUMIF([exercise_rows.$B$4:.$B$361];[.B19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190]=&quot;&quot;;[.I190];[.$I$3]&amp;&quot;,&quot;)&amp;IF([.J190]=&quot;&quot;;[.J190];[.$J$3]&amp;&quot;,&quot;)&amp;IF([.K190]=&quot;&quot;;[.K190];[.$K$3]&amp;&quot;,&quot;)&amp;IF([.L190]=&quot;&quot;;[.L190];[.$L$3]&amp;&quot;,&quot;)&amp;IF([.M190]=&quot;&quot;;[.M190];[.$M$3]&amp;&quot;,&quot;)" office:value-type="string" office:string-value="A,C," calcext:value-type="string">
            <text:p>A,C,</text:p>
          </table:table-cell>
          <table:table-cell table:formula="of:=IF(UPPER([.I190]&amp;[.J190]&amp;[.K190]&amp;[.L190]&amp;[.M190])=&quot;XXXXX&quot;;&quot;null&quot;;&quot;'&quot;&amp;LEFT([.N190];LEN([.N190]) - 1)&amp;&quot;'&quot;)" office:value-type="string" office:string-value="'A,C'" calcext:value-type="string">
            <text:p>'A,C'</text:p>
          </table:table-cell>
          <table:table-cell/>
          <table:table-cell table:formula="of:=&quot;(&quot;&amp;[.A190]&amp;&quot;,'&quot;&amp;[.B190]&amp;&quot;',&quot;&amp;[.H190]&amp;&quot;,&quot;&amp;[.O190]&amp;&quot;,0,CURDATE(),CURDATE())&quot;&amp;IF(INDIRECT(ADDRESS(ROW([.A190])+1;1))&gt;0;&quot;,&quot;;&quot;;&quot;)" office:value-type="string" office:string-value="(187,'C1DOPF',2,'A,C',0,CURDATE(),CURDATE())," calcext:value-type="string">
            <text:p>(187,'C1DOPF',2,'A,C',0,CURDATE(),CURDATE()),</text:p>
          </table:table-cell>
          <table:table-cell table:number-columns-repeated="1007"/>
        </table:table-row>
        <table:table-row table:style-name="ro10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CRASC</text:p>
          </table:table-cell>
          <table:table-cell office:value-type="string" calcext:value-type="string">
            <text:p>Esercizi RA scivolata</text:p>
          </table:table-cell>
          <table:table-cell table:style-name="ce101" table:formula="of:=COUNTIF([.$B$4:.$B$343];[.B191])" office:value-type="float" office:value="1" calcext:value-type="float">
            <text:p>1</text:p>
          </table:table-cell>
          <table:table-cell table:style-name="ce218" table:formula="of:=COUNTIF([exercise_rows.$B$4:.$B$361];[.B191])" office:value-type="float" office:value="2" calcext:value-type="float">
            <text:p>2</text:p>
          </table:table-cell>
          <table:table-cell table:style-name="ce337" table:formula="of:=SUMIF([exercise_rows.$B$4:.$B$361];[.B191];[exercise_rows.$E$4:.$E$361])" office:value-type="float" office:value="100" calcext:value-type="float">
            <text:p>100</text:p>
          </table:table-cell>
          <table:table-cell table:formula="of:=SUMIF([exercise_rows.$B$4:.$B$361];[.B19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91]=&quot;&quot;;[.I191];[.$I$3]&amp;&quot;,&quot;)&amp;IF([.J191]=&quot;&quot;;[.J191];[.$J$3]&amp;&quot;,&quot;)&amp;IF([.K191]=&quot;&quot;;[.K191];[.$K$3]&amp;&quot;,&quot;)&amp;IF([.L191]=&quot;&quot;;[.L191];[.$L$3]&amp;&quot;,&quot;)&amp;IF([.M191]=&quot;&quot;;[.M191];[.$M$3]&amp;&quot;,&quot;)" office:value-type="string" office:string-value="T," calcext:value-type="string">
            <text:p>T,</text:p>
          </table:table-cell>
          <table:table-cell table:formula="of:=IF(UPPER([.I191]&amp;[.J191]&amp;[.K191]&amp;[.L191]&amp;[.M191])=&quot;XXXXX&quot;;&quot;null&quot;;&quot;'&quot;&amp;LEFT([.N191];LEN([.N191]) - 1)&amp;&quot;'&quot;)" office:value-type="string" office:string-value="'T'" calcext:value-type="string">
            <text:p>'T'</text:p>
          </table:table-cell>
          <table:table-cell/>
          <table:table-cell table:formula="of:=&quot;(&quot;&amp;[.A191]&amp;&quot;,'&quot;&amp;[.B191]&amp;&quot;',&quot;&amp;[.H191]&amp;&quot;,&quot;&amp;[.O191]&amp;&quot;,0,CURDATE(),CURDATE())&quot;&amp;IF(INDIRECT(ADDRESS(ROW([.A191])+1;1))&gt;0;&quot;,&quot;;&quot;;&quot;)" office:value-type="string" office:string-value="(188,'ECRASC',2,'T',0,CURDATE(),CURDATE())," calcext:value-type="string">
            <text:p>(188,'ECRASC',2,'T',0,CURDATE(),CURDATE()),</text:p>
          </table:table-cell>
          <table:table-cell table:number-columns-repeated="1007"/>
        </table:table-row>
        <table:table-row table:style-name="ro10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CRAMP</text:p>
          </table:table-cell>
          <table:table-cell office:value-type="string" calcext:value-type="string">
            <text:p>Esercizi RA calciata dietro</text:p>
          </table:table-cell>
          <table:table-cell table:style-name="ce102" table:formula="of:=COUNTIF([.$B$4:.$B$343];[.B192])" office:value-type="float" office:value="1" calcext:value-type="float">
            <text:p>1</text:p>
          </table:table-cell>
          <table:table-cell table:style-name="ce219" table:formula="of:=COUNTIF([exercise_rows.$B$4:.$B$361];[.B192])" office:value-type="float" office:value="2" calcext:value-type="float">
            <text:p>2</text:p>
          </table:table-cell>
          <table:table-cell table:style-name="ce338" table:formula="of:=SUMIF([exercise_rows.$B$4:.$B$361];[.B192];[exercise_rows.$E$4:.$E$361])" office:value-type="float" office:value="100" calcext:value-type="float">
            <text:p>100</text:p>
          </table:table-cell>
          <table:table-cell table:formula="of:=SUMIF([exercise_rows.$B$4:.$B$361];[.B19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92]=&quot;&quot;;[.I192];[.$I$3]&amp;&quot;,&quot;)&amp;IF([.J192]=&quot;&quot;;[.J192];[.$J$3]&amp;&quot;,&quot;)&amp;IF([.K192]=&quot;&quot;;[.K192];[.$K$3]&amp;&quot;,&quot;)&amp;IF([.L192]=&quot;&quot;;[.L192];[.$L$3]&amp;&quot;,&quot;)&amp;IF([.M192]=&quot;&quot;;[.M192];[.$M$3]&amp;&quot;,&quot;)" office:value-type="string" office:string-value="T," calcext:value-type="string">
            <text:p>T,</text:p>
          </table:table-cell>
          <table:table-cell table:formula="of:=IF(UPPER([.I192]&amp;[.J192]&amp;[.K192]&amp;[.L192]&amp;[.M192])=&quot;XXXXX&quot;;&quot;null&quot;;&quot;'&quot;&amp;LEFT([.N192];LEN([.N192]) - 1)&amp;&quot;'&quot;)" office:value-type="string" office:string-value="'T'" calcext:value-type="string">
            <text:p>'T'</text:p>
          </table:table-cell>
          <table:table-cell/>
          <table:table-cell table:formula="of:=&quot;(&quot;&amp;[.A192]&amp;&quot;,'&quot;&amp;[.B192]&amp;&quot;',&quot;&amp;[.H192]&amp;&quot;,&quot;&amp;[.O192]&amp;&quot;,0,CURDATE(),CURDATE())&quot;&amp;IF(INDIRECT(ADDRESS(ROW([.A192])+1;1))&gt;0;&quot;,&quot;;&quot;;&quot;)" office:value-type="string" office:string-value="(189,'ECRAMP',2,'T',0,CURDATE(),CURDATE())," calcext:value-type="string">
            <text:p>(189,'ECRAMP',2,'T',0,CURDATE(),CURDATE()),</text:p>
          </table:table-cell>
          <table:table-cell table:number-columns-repeated="1007"/>
        </table:table-row>
        <table:table-row table:style-name="ro10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CRA2G</text:p>
          </table:table-cell>
          <table:table-cell office:value-type="string" calcext:value-type="string">
            <text:p>Esercizi RA doppia gambata</text:p>
          </table:table-cell>
          <table:table-cell table:style-name="ce103" table:formula="of:=COUNTIF([.$B$4:.$B$343];[.B193])" office:value-type="float" office:value="1" calcext:value-type="float">
            <text:p>1</text:p>
          </table:table-cell>
          <table:table-cell table:style-name="ce220" table:formula="of:=COUNTIF([exercise_rows.$B$4:.$B$361];[.B193])" office:value-type="float" office:value="2" calcext:value-type="float">
            <text:p>2</text:p>
          </table:table-cell>
          <table:table-cell table:style-name="ce339" table:formula="of:=SUMIF([exercise_rows.$B$4:.$B$361];[.B193];[exercise_rows.$E$4:.$E$361])" office:value-type="float" office:value="100" calcext:value-type="float">
            <text:p>100</text:p>
          </table:table-cell>
          <table:table-cell table:formula="of:=SUMIF([exercise_rows.$B$4:.$B$361];[.B19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93]=&quot;&quot;;[.I193];[.$I$3]&amp;&quot;,&quot;)&amp;IF([.J193]=&quot;&quot;;[.J193];[.$J$3]&amp;&quot;,&quot;)&amp;IF([.K193]=&quot;&quot;;[.K193];[.$K$3]&amp;&quot;,&quot;)&amp;IF([.L193]=&quot;&quot;;[.L193];[.$L$3]&amp;&quot;,&quot;)&amp;IF([.M193]=&quot;&quot;;[.M193];[.$M$3]&amp;&quot;,&quot;)" office:value-type="string" office:string-value="T," calcext:value-type="string">
            <text:p>T,</text:p>
          </table:table-cell>
          <table:table-cell table:formula="of:=IF(UPPER([.I193]&amp;[.J193]&amp;[.K193]&amp;[.L193]&amp;[.M193])=&quot;XXXXX&quot;;&quot;null&quot;;&quot;'&quot;&amp;LEFT([.N193];LEN([.N193]) - 1)&amp;&quot;'&quot;)" office:value-type="string" office:string-value="'T'" calcext:value-type="string">
            <text:p>'T'</text:p>
          </table:table-cell>
          <table:table-cell/>
          <table:table-cell table:formula="of:=&quot;(&quot;&amp;[.A193]&amp;&quot;,'&quot;&amp;[.B193]&amp;&quot;',&quot;&amp;[.H193]&amp;&quot;,&quot;&amp;[.O193]&amp;&quot;,0,CURDATE(),CURDATE())&quot;&amp;IF(INDIRECT(ADDRESS(ROW([.A193])+1;1))&gt;0;&quot;,&quot;;&quot;;&quot;)" office:value-type="string" office:string-value="(190,'ECRA2G',2,'T',0,CURDATE(),CURDATE())," calcext:value-type="string">
            <text:p>(190,'ECRA2G',2,'T',0,CURDATE(),CURDATE()),</text:p>
          </table:table-cell>
          <table:table-cell table:number-columns-repeated="1007"/>
        </table:table-row>
        <table:table-row table:style-name="ro10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CRAAA</text:p>
          </table:table-cell>
          <table:table-cell office:value-type="string" calcext:value-type="string">
            <text:p>Esercizi RA alternato alto</text:p>
          </table:table-cell>
          <table:table-cell table:style-name="ce104" table:formula="of:=COUNTIF([.$B$4:.$B$343];[.B194])" office:value-type="float" office:value="1" calcext:value-type="float">
            <text:p>1</text:p>
          </table:table-cell>
          <table:table-cell table:style-name="ce221" table:formula="of:=COUNTIF([exercise_rows.$B$4:.$B$361];[.B194])" office:value-type="float" office:value="2" calcext:value-type="float">
            <text:p>2</text:p>
          </table:table-cell>
          <table:table-cell table:style-name="ce340" table:formula="of:=SUMIF([exercise_rows.$B$4:.$B$361];[.B194];[exercise_rows.$E$4:.$E$361])" office:value-type="float" office:value="100" calcext:value-type="float">
            <text:p>100</text:p>
          </table:table-cell>
          <table:table-cell table:formula="of:=SUMIF([exercise_rows.$B$4:.$B$361];[.B19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94]=&quot;&quot;;[.I194];[.$I$3]&amp;&quot;,&quot;)&amp;IF([.J194]=&quot;&quot;;[.J194];[.$J$3]&amp;&quot;,&quot;)&amp;IF([.K194]=&quot;&quot;;[.K194];[.$K$3]&amp;&quot;,&quot;)&amp;IF([.L194]=&quot;&quot;;[.L194];[.$L$3]&amp;&quot;,&quot;)&amp;IF([.M194]=&quot;&quot;;[.M194];[.$M$3]&amp;&quot;,&quot;)" office:value-type="string" office:string-value="T," calcext:value-type="string">
            <text:p>T,</text:p>
          </table:table-cell>
          <table:table-cell table:formula="of:=IF(UPPER([.I194]&amp;[.J194]&amp;[.K194]&amp;[.L194]&amp;[.M194])=&quot;XXXXX&quot;;&quot;null&quot;;&quot;'&quot;&amp;LEFT([.N194];LEN([.N194]) - 1)&amp;&quot;'&quot;)" office:value-type="string" office:string-value="'T'" calcext:value-type="string">
            <text:p>'T'</text:p>
          </table:table-cell>
          <table:table-cell/>
          <table:table-cell table:formula="of:=&quot;(&quot;&amp;[.A194]&amp;&quot;,'&quot;&amp;[.B194]&amp;&quot;',&quot;&amp;[.H194]&amp;&quot;,&quot;&amp;[.O194]&amp;&quot;,0,CURDATE(),CURDATE())&quot;&amp;IF(INDIRECT(ADDRESS(ROW([.A194])+1;1))&gt;0;&quot;,&quot;;&quot;;&quot;)" office:value-type="string" office:string-value="(191,'ECRAAA',2,'T',0,CURDATE(),CURDATE())," calcext:value-type="string">
            <text:p>(191,'ECRAAA',2,'T',0,CURDATE(),CURDATE()),</text:p>
          </table:table-cell>
          <table:table-cell table:number-columns-repeated="1007"/>
        </table:table-row>
        <table:table-row table:style-name="ro10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SRAPG</text:p>
          </table:table-cell>
          <table:table-cell office:value-type="string" calcext:value-type="string">
            <text:p>RA pugni</text:p>
          </table:table-cell>
          <table:table-cell table:style-name="ce105" table:formula="of:=COUNTIF([.$B$4:.$B$343];[.B195])" office:value-type="float" office:value="1" calcext:value-type="float">
            <text:p>1</text:p>
          </table:table-cell>
          <table:table-cell table:style-name="ce222" table:formula="of:=COUNTIF([exercise_rows.$B$4:.$B$361];[.B195])" office:value-type="float" office:value="1" calcext:value-type="float">
            <text:p>1</text:p>
          </table:table-cell>
          <table:table-cell table:style-name="ce341" table:formula="of:=SUMIF([exercise_rows.$B$4:.$B$361];[.B195];[exercise_rows.$E$4:.$E$361])" office:value-type="float" office:value="100" calcext:value-type="float">
            <text:p>100</text:p>
          </table:table-cell>
          <table:table-cell table:formula="of:=SUMIF([exercise_rows.$B$4:.$B$361];[.B19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95]=&quot;&quot;;[.I195];[.$I$3]&amp;&quot;,&quot;)&amp;IF([.J195]=&quot;&quot;;[.J195];[.$J$3]&amp;&quot;,&quot;)&amp;IF([.K195]=&quot;&quot;;[.K195];[.$K$3]&amp;&quot;,&quot;)&amp;IF([.L195]=&quot;&quot;;[.L195];[.$L$3]&amp;&quot;,&quot;)&amp;IF([.M195]=&quot;&quot;;[.M195];[.$M$3]&amp;&quot;,&quot;)" office:value-type="string" office:string-value="T," calcext:value-type="string">
            <text:p>T,</text:p>
          </table:table-cell>
          <table:table-cell table:formula="of:=IF(UPPER([.I195]&amp;[.J195]&amp;[.K195]&amp;[.L195]&amp;[.M195])=&quot;XXXXX&quot;;&quot;null&quot;;&quot;'&quot;&amp;LEFT([.N195];LEN([.N195]) - 1)&amp;&quot;'&quot;)" office:value-type="string" office:string-value="'T'" calcext:value-type="string">
            <text:p>'T'</text:p>
          </table:table-cell>
          <table:table-cell/>
          <table:table-cell table:formula="of:=&quot;(&quot;&amp;[.A195]&amp;&quot;,'&quot;&amp;[.B195]&amp;&quot;',&quot;&amp;[.H195]&amp;&quot;,&quot;&amp;[.O195]&amp;&quot;,0,CURDATE(),CURDATE())&quot;&amp;IF(INDIRECT(ADDRESS(ROW([.A195])+1;1))&gt;0;&quot;,&quot;;&quot;;&quot;)" office:value-type="string" office:string-value="(192,'ESRAPG',2,'T',0,CURDATE(),CURDATE())," calcext:value-type="string">
            <text:p>(192,'ESRAPG',2,'T',0,CURDATE(),CURDATE()),</text:p>
          </table:table-cell>
          <table:table-cell table:number-columns-repeated="1007"/>
        </table:table-row>
        <table:table-row table:style-name="ro10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SRABS</text:p>
          </table:table-cell>
          <table:table-cell office:value-type="string" calcext:value-type="string">
            <text:p>RA 1 braccio su</text:p>
          </table:table-cell>
          <table:table-cell table:style-name="ce106" table:formula="of:=COUNTIF([.$B$4:.$B$343];[.B196])" office:value-type="float" office:value="1" calcext:value-type="float">
            <text:p>1</text:p>
          </table:table-cell>
          <table:table-cell table:style-name="ce223" table:formula="of:=COUNTIF([exercise_rows.$B$4:.$B$361];[.B196])" office:value-type="float" office:value="1" calcext:value-type="float">
            <text:p>1</text:p>
          </table:table-cell>
          <table:table-cell table:style-name="ce342" table:formula="of:=SUMIF([exercise_rows.$B$4:.$B$361];[.B196];[exercise_rows.$E$4:.$E$361])" office:value-type="float" office:value="100" calcext:value-type="float">
            <text:p>100</text:p>
          </table:table-cell>
          <table:table-cell table:formula="of:=SUMIF([exercise_rows.$B$4:.$B$361];[.B19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96]=&quot;&quot;;[.I196];[.$I$3]&amp;&quot;,&quot;)&amp;IF([.J196]=&quot;&quot;;[.J196];[.$J$3]&amp;&quot;,&quot;)&amp;IF([.K196]=&quot;&quot;;[.K196];[.$K$3]&amp;&quot;,&quot;)&amp;IF([.L196]=&quot;&quot;;[.L196];[.$L$3]&amp;&quot;,&quot;)&amp;IF([.M196]=&quot;&quot;;[.M196];[.$M$3]&amp;&quot;,&quot;)" office:value-type="string" office:string-value="T," calcext:value-type="string">
            <text:p>T,</text:p>
          </table:table-cell>
          <table:table-cell table:formula="of:=IF(UPPER([.I196]&amp;[.J196]&amp;[.K196]&amp;[.L196]&amp;[.M196])=&quot;XXXXX&quot;;&quot;null&quot;;&quot;'&quot;&amp;LEFT([.N196];LEN([.N196]) - 1)&amp;&quot;'&quot;)" office:value-type="string" office:string-value="'T'" calcext:value-type="string">
            <text:p>'T'</text:p>
          </table:table-cell>
          <table:table-cell/>
          <table:table-cell table:formula="of:=&quot;(&quot;&amp;[.A196]&amp;&quot;,'&quot;&amp;[.B196]&amp;&quot;',&quot;&amp;[.H196]&amp;&quot;,&quot;&amp;[.O196]&amp;&quot;,0,CURDATE(),CURDATE())&quot;&amp;IF(INDIRECT(ADDRESS(ROW([.A196])+1;1))&gt;0;&quot;,&quot;;&quot;;&quot;)" office:value-type="string" office:string-value="(193,'ESRABS',2,'T',0,CURDATE(),CURDATE())," calcext:value-type="string">
            <text:p>(193,'ESRABS',2,'T',0,CURDATE(),CURDATE()),</text:p>
          </table:table-cell>
          <table:table-cell table:number-columns-repeated="1007"/>
        </table:table-row>
        <table:table-row table:style-name="ro10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SRABG</text:p>
          </table:table-cell>
          <table:table-cell office:value-type="string" calcext:value-type="string">
            <text:p>RA 1 braccio giù</text:p>
          </table:table-cell>
          <table:table-cell table:style-name="ce107" table:formula="of:=COUNTIF([.$B$4:.$B$343];[.B197])" office:value-type="float" office:value="1" calcext:value-type="float">
            <text:p>1</text:p>
          </table:table-cell>
          <table:table-cell table:style-name="ce224" table:formula="of:=COUNTIF([exercise_rows.$B$4:.$B$361];[.B197])" office:value-type="float" office:value="1" calcext:value-type="float">
            <text:p>1</text:p>
          </table:table-cell>
          <table:table-cell table:style-name="ce343" table:formula="of:=SUMIF([exercise_rows.$B$4:.$B$361];[.B197];[exercise_rows.$E$4:.$E$361])" office:value-type="float" office:value="100" calcext:value-type="float">
            <text:p>100</text:p>
          </table:table-cell>
          <table:table-cell table:formula="of:=SUMIF([exercise_rows.$B$4:.$B$361];[.B19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97]=&quot;&quot;;[.I197];[.$I$3]&amp;&quot;,&quot;)&amp;IF([.J197]=&quot;&quot;;[.J197];[.$J$3]&amp;&quot;,&quot;)&amp;IF([.K197]=&quot;&quot;;[.K197];[.$K$3]&amp;&quot;,&quot;)&amp;IF([.L197]=&quot;&quot;;[.L197];[.$L$3]&amp;&quot;,&quot;)&amp;IF([.M197]=&quot;&quot;;[.M197];[.$M$3]&amp;&quot;,&quot;)" office:value-type="string" office:string-value="T," calcext:value-type="string">
            <text:p>T,</text:p>
          </table:table-cell>
          <table:table-cell table:formula="of:=IF(UPPER([.I197]&amp;[.J197]&amp;[.K197]&amp;[.L197]&amp;[.M197])=&quot;XXXXX&quot;;&quot;null&quot;;&quot;'&quot;&amp;LEFT([.N197];LEN([.N197]) - 1)&amp;&quot;'&quot;)" office:value-type="string" office:string-value="'T'" calcext:value-type="string">
            <text:p>'T'</text:p>
          </table:table-cell>
          <table:table-cell/>
          <table:table-cell table:formula="of:=&quot;(&quot;&amp;[.A197]&amp;&quot;,'&quot;&amp;[.B197]&amp;&quot;',&quot;&amp;[.H197]&amp;&quot;,&quot;&amp;[.O197]&amp;&quot;,0,CURDATE(),CURDATE())&quot;&amp;IF(INDIRECT(ADDRESS(ROW([.A197])+1;1))&gt;0;&quot;,&quot;;&quot;;&quot;)" office:value-type="string" office:string-value="(194,'ESRABG',2,'T',0,CURDATE(),CURDATE())," calcext:value-type="string">
            <text:p>(194,'ESRABG',2,'T',0,CURDATE(),CURDATE()),</text:p>
          </table:table-cell>
          <table:table-cell table:number-columns-repeated="1007"/>
        </table:table-row>
        <table:table-row table:style-name="ro10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SRAAA</text:p>
          </table:table-cell>
          <table:table-cell office:value-type="string" calcext:value-type="string">
            <text:p>RA alternato alto</text:p>
          </table:table-cell>
          <table:table-cell table:style-name="ce108" table:formula="of:=COUNTIF([.$B$4:.$B$343];[.B198])" office:value-type="float" office:value="1" calcext:value-type="float">
            <text:p>1</text:p>
          </table:table-cell>
          <table:table-cell table:style-name="ce225" table:formula="of:=COUNTIF([exercise_rows.$B$4:.$B$361];[.B198])" office:value-type="float" office:value="1" calcext:value-type="float">
            <text:p>1</text:p>
          </table:table-cell>
          <table:table-cell table:style-name="ce344" table:formula="of:=SUMIF([exercise_rows.$B$4:.$B$361];[.B198];[exercise_rows.$E$4:.$E$361])" office:value-type="float" office:value="100" calcext:value-type="float">
            <text:p>100</text:p>
          </table:table-cell>
          <table:table-cell table:formula="of:=SUMIF([exercise_rows.$B$4:.$B$361];[.B19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98]=&quot;&quot;;[.I198];[.$I$3]&amp;&quot;,&quot;)&amp;IF([.J198]=&quot;&quot;;[.J198];[.$J$3]&amp;&quot;,&quot;)&amp;IF([.K198]=&quot;&quot;;[.K198];[.$K$3]&amp;&quot;,&quot;)&amp;IF([.L198]=&quot;&quot;;[.L198];[.$L$3]&amp;&quot;,&quot;)&amp;IF([.M198]=&quot;&quot;;[.M198];[.$M$3]&amp;&quot;,&quot;)" office:value-type="string" office:string-value="T," calcext:value-type="string">
            <text:p>T,</text:p>
          </table:table-cell>
          <table:table-cell table:formula="of:=IF(UPPER([.I198]&amp;[.J198]&amp;[.K198]&amp;[.L198]&amp;[.M198])=&quot;XXXXX&quot;;&quot;null&quot;;&quot;'&quot;&amp;LEFT([.N198];LEN([.N198]) - 1)&amp;&quot;'&quot;)" office:value-type="string" office:string-value="'T'" calcext:value-type="string">
            <text:p>'T'</text:p>
          </table:table-cell>
          <table:table-cell/>
          <table:table-cell table:formula="of:=&quot;(&quot;&amp;[.A198]&amp;&quot;,'&quot;&amp;[.B198]&amp;&quot;',&quot;&amp;[.H198]&amp;&quot;,&quot;&amp;[.O198]&amp;&quot;,0,CURDATE(),CURDATE())&quot;&amp;IF(INDIRECT(ADDRESS(ROW([.A198])+1;1))&gt;0;&quot;,&quot;;&quot;;&quot;)" office:value-type="string" office:string-value="(195,'ESRAAA',2,'T',0,CURDATE(),CURDATE())," calcext:value-type="string">
            <text:p>(195,'ESRAAA',2,'T',0,CURDATE(),CURDATE()),</text:p>
          </table:table-cell>
          <table:table-cell table:number-columns-repeated="1007"/>
        </table:table-row>
        <table:table-row table:style-name="ro10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SRASC</text:p>
          </table:table-cell>
          <table:table-cell office:value-type="string" calcext:value-type="string">
            <text:p>RA scivolata</text:p>
          </table:table-cell>
          <table:table-cell table:style-name="ce109" table:formula="of:=COUNTIF([.$B$4:.$B$343];[.B199])" office:value-type="float" office:value="1" calcext:value-type="float">
            <text:p>1</text:p>
          </table:table-cell>
          <table:table-cell table:style-name="ce226" table:formula="of:=COUNTIF([exercise_rows.$B$4:.$B$361];[.B199])" office:value-type="float" office:value="1" calcext:value-type="float">
            <text:p>1</text:p>
          </table:table-cell>
          <table:table-cell table:style-name="ce345" table:formula="of:=SUMIF([exercise_rows.$B$4:.$B$361];[.B199];[exercise_rows.$E$4:.$E$361])" office:value-type="float" office:value="100" calcext:value-type="float">
            <text:p>100</text:p>
          </table:table-cell>
          <table:table-cell table:formula="of:=SUMIF([exercise_rows.$B$4:.$B$361];[.B19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199]=&quot;&quot;;[.I199];[.$I$3]&amp;&quot;,&quot;)&amp;IF([.J199]=&quot;&quot;;[.J199];[.$J$3]&amp;&quot;,&quot;)&amp;IF([.K199]=&quot;&quot;;[.K199];[.$K$3]&amp;&quot;,&quot;)&amp;IF([.L199]=&quot;&quot;;[.L199];[.$L$3]&amp;&quot;,&quot;)&amp;IF([.M199]=&quot;&quot;;[.M199];[.$M$3]&amp;&quot;,&quot;)" office:value-type="string" office:string-value="T," calcext:value-type="string">
            <text:p>T,</text:p>
          </table:table-cell>
          <table:table-cell table:formula="of:=IF(UPPER([.I199]&amp;[.J199]&amp;[.K199]&amp;[.L199]&amp;[.M199])=&quot;XXXXX&quot;;&quot;null&quot;;&quot;'&quot;&amp;LEFT([.N199];LEN([.N199]) - 1)&amp;&quot;'&quot;)" office:value-type="string" office:string-value="'T'" calcext:value-type="string">
            <text:p>'T'</text:p>
          </table:table-cell>
          <table:table-cell/>
          <table:table-cell table:formula="of:=&quot;(&quot;&amp;[.A199]&amp;&quot;,'&quot;&amp;[.B199]&amp;&quot;',&quot;&amp;[.H199]&amp;&quot;,&quot;&amp;[.O199]&amp;&quot;,0,CURDATE(),CURDATE())&quot;&amp;IF(INDIRECT(ADDRESS(ROW([.A199])+1;1))&gt;0;&quot;,&quot;;&quot;;&quot;)" office:value-type="string" office:string-value="(196,'ESRASC',2,'T',0,CURDATE(),CURDATE())," calcext:value-type="string">
            <text:p>(196,'ESRASC',2,'T',0,CURDATE(),CURDATE()),</text:p>
          </table:table-cell>
          <table:table-cell table:number-columns-repeated="1007"/>
        </table:table-row>
        <table:table-row table:style-name="ro10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ESRA2G</text:p>
          </table:table-cell>
          <table:table-cell office:value-type="string" calcext:value-type="string">
            <text:p>RA due gambate per ogni ciclo</text:p>
          </table:table-cell>
          <table:table-cell table:style-name="ce110" table:formula="of:=COUNTIF([.$B$4:.$B$343];[.B200])" office:value-type="float" office:value="1" calcext:value-type="float">
            <text:p>1</text:p>
          </table:table-cell>
          <table:table-cell table:style-name="ce227" table:formula="of:=COUNTIF([exercise_rows.$B$4:.$B$361];[.B200])" office:value-type="float" office:value="1" calcext:value-type="float">
            <text:p>1</text:p>
          </table:table-cell>
          <table:table-cell table:style-name="ce346" table:formula="of:=SUMIF([exercise_rows.$B$4:.$B$361];[.B200];[exercise_rows.$E$4:.$E$361])" office:value-type="float" office:value="100" calcext:value-type="float">
            <text:p>100</text:p>
          </table:table-cell>
          <table:table-cell table:formula="of:=SUMIF([exercise_rows.$B$4:.$B$361];[.B20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00]=&quot;&quot;;[.I200];[.$I$3]&amp;&quot;,&quot;)&amp;IF([.J200]=&quot;&quot;;[.J200];[.$J$3]&amp;&quot;,&quot;)&amp;IF([.K200]=&quot;&quot;;[.K200];[.$K$3]&amp;&quot;,&quot;)&amp;IF([.L200]=&quot;&quot;;[.L200];[.$L$3]&amp;&quot;,&quot;)&amp;IF([.M200]=&quot;&quot;;[.M200];[.$M$3]&amp;&quot;,&quot;)" office:value-type="string" office:string-value="T," calcext:value-type="string">
            <text:p>T,</text:p>
          </table:table-cell>
          <table:table-cell table:formula="of:=IF(UPPER([.I200]&amp;[.J200]&amp;[.K200]&amp;[.L200]&amp;[.M200])=&quot;XXXXX&quot;;&quot;null&quot;;&quot;'&quot;&amp;LEFT([.N200];LEN([.N200]) - 1)&amp;&quot;'&quot;)" office:value-type="string" office:string-value="'T'" calcext:value-type="string">
            <text:p>'T'</text:p>
          </table:table-cell>
          <table:table-cell/>
          <table:table-cell table:formula="of:=&quot;(&quot;&amp;[.A200]&amp;&quot;,'&quot;&amp;[.B200]&amp;&quot;',&quot;&amp;[.H200]&amp;&quot;,&quot;&amp;[.O200]&amp;&quot;,0,CURDATE(),CURDATE())&quot;&amp;IF(INDIRECT(ADDRESS(ROW([.A200])+1;1))&gt;0;&quot;,&quot;;&quot;;&quot;)" office:value-type="string" office:string-value="(197,'ESRA2G',2,'T',0,CURDATE(),CURDATE())," calcext:value-type="string">
            <text:p>(197,'ESRA2G',2,'T',0,CURDATE(),CURDATE()),</text:p>
          </table:table-cell>
          <table:table-cell table:number-columns-repeated="1007"/>
        </table:table-row>
        <table:table-row table:style-name="ro10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ESRASB</text:p>
          </table:table-cell>
          <table:table-cell office:value-type="string" calcext:value-type="string">
            <text:p>RA solo braccia, gambe ferme</text:p>
          </table:table-cell>
          <table:table-cell table:style-name="ce111" table:formula="of:=COUNTIF([.$B$4:.$B$343];[.B201])" office:value-type="float" office:value="1" calcext:value-type="float">
            <text:p>1</text:p>
          </table:table-cell>
          <table:table-cell table:style-name="ce228" table:formula="of:=COUNTIF([exercise_rows.$B$4:.$B$361];[.B201])" office:value-type="float" office:value="1" calcext:value-type="float">
            <text:p>1</text:p>
          </table:table-cell>
          <table:table-cell table:style-name="ce347" table:formula="of:=SUMIF([exercise_rows.$B$4:.$B$361];[.B201];[exercise_rows.$E$4:.$E$361])" office:value-type="float" office:value="100" calcext:value-type="float">
            <text:p>100</text:p>
          </table:table-cell>
          <table:table-cell table:formula="of:=SUMIF([exercise_rows.$B$4:.$B$361];[.B20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01]=&quot;&quot;;[.I201];[.$I$3]&amp;&quot;,&quot;)&amp;IF([.J201]=&quot;&quot;;[.J201];[.$J$3]&amp;&quot;,&quot;)&amp;IF([.K201]=&quot;&quot;;[.K201];[.$K$3]&amp;&quot;,&quot;)&amp;IF([.L201]=&quot;&quot;;[.L201];[.$L$3]&amp;&quot;,&quot;)&amp;IF([.M201]=&quot;&quot;;[.M201];[.$M$3]&amp;&quot;,&quot;)" office:value-type="string" office:string-value="T," calcext:value-type="string">
            <text:p>T,</text:p>
          </table:table-cell>
          <table:table-cell table:formula="of:=IF(UPPER([.I201]&amp;[.J201]&amp;[.K201]&amp;[.L201]&amp;[.M201])=&quot;XXXXX&quot;;&quot;null&quot;;&quot;'&quot;&amp;LEFT([.N201];LEN([.N201]) - 1)&amp;&quot;'&quot;)" office:value-type="string" office:string-value="'T'" calcext:value-type="string">
            <text:p>'T'</text:p>
          </table:table-cell>
          <table:table-cell/>
          <table:table-cell table:formula="of:=&quot;(&quot;&amp;[.A201]&amp;&quot;,'&quot;&amp;[.B201]&amp;&quot;',&quot;&amp;[.H201]&amp;&quot;,&quot;&amp;[.O201]&amp;&quot;,0,CURDATE(),CURDATE())&quot;&amp;IF(INDIRECT(ADDRESS(ROW([.A201])+1;1))&gt;0;&quot;,&quot;;&quot;;&quot;)" office:value-type="string" office:string-value="(198,'ESRASB',2,'T',0,CURDATE(),CURDATE())," calcext:value-type="string">
            <text:p>(198,'ESRASB',2,'T',0,CURDATE(),CURDATE()),</text:p>
          </table:table-cell>
          <table:table-cell table:number-columns-repeated="1007"/>
        </table:table-row>
        <table:table-row table:style-name="ro10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ESRASV</text:p>
          </table:table-cell>
          <table:table-cell office:value-type="string" calcext:value-type="string">
            <text:p>RA sovrapposta</text:p>
          </table:table-cell>
          <table:table-cell table:style-name="ce112" table:formula="of:=COUNTIF([.$B$4:.$B$343];[.B202])" office:value-type="float" office:value="1" calcext:value-type="float">
            <text:p>1</text:p>
          </table:table-cell>
          <table:table-cell table:style-name="ce229" table:formula="of:=COUNTIF([exercise_rows.$B$4:.$B$361];[.B202])" office:value-type="float" office:value="1" calcext:value-type="float">
            <text:p>1</text:p>
          </table:table-cell>
          <table:table-cell table:style-name="ce348" table:formula="of:=SUMIF([exercise_rows.$B$4:.$B$361];[.B202];[exercise_rows.$E$4:.$E$361])" office:value-type="float" office:value="100" calcext:value-type="float">
            <text:p>100</text:p>
          </table:table-cell>
          <table:table-cell table:formula="of:=SUMIF([exercise_rows.$B$4:.$B$361];[.B20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02]=&quot;&quot;;[.I202];[.$I$3]&amp;&quot;,&quot;)&amp;IF([.J202]=&quot;&quot;;[.J202];[.$J$3]&amp;&quot;,&quot;)&amp;IF([.K202]=&quot;&quot;;[.K202];[.$K$3]&amp;&quot;,&quot;)&amp;IF([.L202]=&quot;&quot;;[.L202];[.$L$3]&amp;&quot;,&quot;)&amp;IF([.M202]=&quot;&quot;;[.M202];[.$M$3]&amp;&quot;,&quot;)" office:value-type="string" office:string-value="T," calcext:value-type="string">
            <text:p>T,</text:p>
          </table:table-cell>
          <table:table-cell table:formula="of:=IF(UPPER([.I202]&amp;[.J202]&amp;[.K202]&amp;[.L202]&amp;[.M202])=&quot;XXXXX&quot;;&quot;null&quot;;&quot;'&quot;&amp;LEFT([.N202];LEN([.N202]) - 1)&amp;&quot;'&quot;)" office:value-type="string" office:string-value="'T'" calcext:value-type="string">
            <text:p>'T'</text:p>
          </table:table-cell>
          <table:table-cell/>
          <table:table-cell table:formula="of:=&quot;(&quot;&amp;[.A202]&amp;&quot;,'&quot;&amp;[.B202]&amp;&quot;',&quot;&amp;[.H202]&amp;&quot;,&quot;&amp;[.O202]&amp;&quot;,0,CURDATE(),CURDATE())&quot;&amp;IF(INDIRECT(ADDRESS(ROW([.A202])+1;1))&gt;0;&quot;,&quot;;&quot;;&quot;)" office:value-type="string" office:string-value="(199,'ESRASV',2,'T',0,CURDATE(),CURDATE())," calcext:value-type="string">
            <text:p>(199,'ESRASV',2,'T',0,CURDATE(),CURDATE()),</text:p>
          </table:table-cell>
          <table:table-cell table:number-columns-repeated="1007"/>
        </table:table-row>
        <table:table-row table:style-name="ro10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ESRANS</text:p>
          </table:table-cell>
          <table:table-cell office:value-type="string" calcext:value-type="string">
            <text:p>RA non sovrapposta</text:p>
          </table:table-cell>
          <table:table-cell table:style-name="ce113" table:formula="of:=COUNTIF([.$B$4:.$B$343];[.B203])" office:value-type="float" office:value="1" calcext:value-type="float">
            <text:p>1</text:p>
          </table:table-cell>
          <table:table-cell table:style-name="ce230" table:formula="of:=COUNTIF([exercise_rows.$B$4:.$B$361];[.B203])" office:value-type="float" office:value="1" calcext:value-type="float">
            <text:p>1</text:p>
          </table:table-cell>
          <table:table-cell table:style-name="ce349" table:formula="of:=SUMIF([exercise_rows.$B$4:.$B$361];[.B203];[exercise_rows.$E$4:.$E$361])" office:value-type="float" office:value="100" calcext:value-type="float">
            <text:p>100</text:p>
          </table:table-cell>
          <table:table-cell table:formula="of:=SUMIF([exercise_rows.$B$4:.$B$361];[.B20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03]=&quot;&quot;;[.I203];[.$I$3]&amp;&quot;,&quot;)&amp;IF([.J203]=&quot;&quot;;[.J203];[.$J$3]&amp;&quot;,&quot;)&amp;IF([.K203]=&quot;&quot;;[.K203];[.$K$3]&amp;&quot;,&quot;)&amp;IF([.L203]=&quot;&quot;;[.L203];[.$L$3]&amp;&quot;,&quot;)&amp;IF([.M203]=&quot;&quot;;[.M203];[.$M$3]&amp;&quot;,&quot;)" office:value-type="string" office:string-value="T," calcext:value-type="string">
            <text:p>T,</text:p>
          </table:table-cell>
          <table:table-cell table:formula="of:=IF(UPPER([.I203]&amp;[.J203]&amp;[.K203]&amp;[.L203]&amp;[.M203])=&quot;XXXXX&quot;;&quot;null&quot;;&quot;'&quot;&amp;LEFT([.N203];LEN([.N203]) - 1)&amp;&quot;'&quot;)" office:value-type="string" office:string-value="'T'" calcext:value-type="string">
            <text:p>'T'</text:p>
          </table:table-cell>
          <table:table-cell/>
          <table:table-cell table:formula="of:=&quot;(&quot;&amp;[.A203]&amp;&quot;,'&quot;&amp;[.B203]&amp;&quot;',&quot;&amp;[.H203]&amp;&quot;,&quot;&amp;[.O203]&amp;&quot;,0,CURDATE(),CURDATE())&quot;&amp;IF(INDIRECT(ADDRESS(ROW([.A203])+1;1))&gt;0;&quot;,&quot;;&quot;;&quot;)" office:value-type="string" office:string-value="(200,'ESRANS',2,'T',0,CURDATE(),CURDATE())," calcext:value-type="string">
            <text:p>(200,'ESRANS',2,'T',0,CURDATE(),CURDATE()),</text:p>
          </table:table-cell>
          <table:table-cell table:number-columns-repeated="1007"/>
        </table:table-row>
        <table:table-row table:style-name="ro10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ESRAGU</text:p>
          </table:table-cell>
          <table:table-cell office:value-type="string" calcext:value-type="string">
            <text:p>RA ginocchia unite</text:p>
          </table:table-cell>
          <table:table-cell table:style-name="ce114" table:formula="of:=COUNTIF([.$B$4:.$B$343];[.B204])" office:value-type="float" office:value="1" calcext:value-type="float">
            <text:p>1</text:p>
          </table:table-cell>
          <table:table-cell table:style-name="ce231" table:formula="of:=COUNTIF([exercise_rows.$B$4:.$B$361];[.B204])" office:value-type="float" office:value="1" calcext:value-type="float">
            <text:p>1</text:p>
          </table:table-cell>
          <table:table-cell table:style-name="ce350" table:formula="of:=SUMIF([exercise_rows.$B$4:.$B$361];[.B204];[exercise_rows.$E$4:.$E$361])" office:value-type="float" office:value="100" calcext:value-type="float">
            <text:p>100</text:p>
          </table:table-cell>
          <table:table-cell table:formula="of:=SUMIF([exercise_rows.$B$4:.$B$361];[.B20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04]=&quot;&quot;;[.I204];[.$I$3]&amp;&quot;,&quot;)&amp;IF([.J204]=&quot;&quot;;[.J204];[.$J$3]&amp;&quot;,&quot;)&amp;IF([.K204]=&quot;&quot;;[.K204];[.$K$3]&amp;&quot;,&quot;)&amp;IF([.L204]=&quot;&quot;;[.L204];[.$L$3]&amp;&quot;,&quot;)&amp;IF([.M204]=&quot;&quot;;[.M204];[.$M$3]&amp;&quot;,&quot;)" office:value-type="string" office:string-value="T," calcext:value-type="string">
            <text:p>T,</text:p>
          </table:table-cell>
          <table:table-cell table:formula="of:=IF(UPPER([.I204]&amp;[.J204]&amp;[.K204]&amp;[.L204]&amp;[.M204])=&quot;XXXXX&quot;;&quot;null&quot;;&quot;'&quot;&amp;LEFT([.N204];LEN([.N204]) - 1)&amp;&quot;'&quot;)" office:value-type="string" office:string-value="'T'" calcext:value-type="string">
            <text:p>'T'</text:p>
          </table:table-cell>
          <table:table-cell/>
          <table:table-cell table:formula="of:=&quot;(&quot;&amp;[.A204]&amp;&quot;,'&quot;&amp;[.B204]&amp;&quot;',&quot;&amp;[.H204]&amp;&quot;,&quot;&amp;[.O204]&amp;&quot;,0,CURDATE(),CURDATE())&quot;&amp;IF(INDIRECT(ADDRESS(ROW([.A204])+1;1))&gt;0;&quot;,&quot;;&quot;;&quot;)" office:value-type="string" office:string-value="(201,'ESRAGU',2,'T',0,CURDATE(),CURDATE())," calcext:value-type="string">
            <text:p>(201,'ESRAGU',2,'T',0,CURDATE(),CURDATE()),</text:p>
          </table:table-cell>
          <table:table-cell table:number-columns-repeated="1007"/>
        </table:table-row>
        <table:table-row table:style-name="ro10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ESRAMP</text:p>
          </table:table-cell>
          <table:table-cell office:value-type="string" calcext:value-type="string">
            <text:p>RA toccando mani con piedi sul sedere</text:p>
          </table:table-cell>
          <table:table-cell table:style-name="ce115" table:formula="of:=COUNTIF([.$B$4:.$B$343];[.B205])" office:value-type="float" office:value="1" calcext:value-type="float">
            <text:p>1</text:p>
          </table:table-cell>
          <table:table-cell table:style-name="ce232" table:formula="of:=COUNTIF([exercise_rows.$B$4:.$B$361];[.B205])" office:value-type="float" office:value="1" calcext:value-type="float">
            <text:p>1</text:p>
          </table:table-cell>
          <table:table-cell table:style-name="ce351" table:formula="of:=SUMIF([exercise_rows.$B$4:.$B$361];[.B205];[exercise_rows.$E$4:.$E$361])" office:value-type="float" office:value="100" calcext:value-type="float">
            <text:p>100</text:p>
          </table:table-cell>
          <table:table-cell table:formula="of:=SUMIF([exercise_rows.$B$4:.$B$361];[.B20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05]=&quot;&quot;;[.I205];[.$I$3]&amp;&quot;,&quot;)&amp;IF([.J205]=&quot;&quot;;[.J205];[.$J$3]&amp;&quot;,&quot;)&amp;IF([.K205]=&quot;&quot;;[.K205];[.$K$3]&amp;&quot;,&quot;)&amp;IF([.L205]=&quot;&quot;;[.L205];[.$L$3]&amp;&quot;,&quot;)&amp;IF([.M205]=&quot;&quot;;[.M205];[.$M$3]&amp;&quot;,&quot;)" office:value-type="string" office:string-value="T," calcext:value-type="string">
            <text:p>T,</text:p>
          </table:table-cell>
          <table:table-cell table:formula="of:=IF(UPPER([.I205]&amp;[.J205]&amp;[.K205]&amp;[.L205]&amp;[.M205])=&quot;XXXXX&quot;;&quot;null&quot;;&quot;'&quot;&amp;LEFT([.N205];LEN([.N205]) - 1)&amp;&quot;'&quot;)" office:value-type="string" office:string-value="'T'" calcext:value-type="string">
            <text:p>'T'</text:p>
          </table:table-cell>
          <table:table-cell/>
          <table:table-cell table:formula="of:=&quot;(&quot;&amp;[.A205]&amp;&quot;,'&quot;&amp;[.B205]&amp;&quot;',&quot;&amp;[.H205]&amp;&quot;,&quot;&amp;[.O205]&amp;&quot;,0,CURDATE(),CURDATE())&quot;&amp;IF(INDIRECT(ADDRESS(ROW([.A205])+1;1))&gt;0;&quot;,&quot;;&quot;;&quot;)" office:value-type="string" office:string-value="(202,'ESRAMP',2,'T',0,CURDATE(),CURDATE())," calcext:value-type="string">
            <text:p>(202,'ESRAMP',2,'T',0,CURDATE(),CURDATE()),</text:p>
          </table:table-cell>
          <table:table-cell table:number-columns-repeated="1007"/>
        </table:table-row>
        <table:table-row table:style-name="ro10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ESRAOP</text:p>
          </table:table-cell>
          <table:table-cell office:value-type="string" calcext:value-type="string">
            <text:p>RA alternata braccio e gamba opposti</text:p>
          </table:table-cell>
          <table:table-cell table:style-name="ce116" table:formula="of:=COUNTIF([.$B$4:.$B$343];[.B206])" office:value-type="float" office:value="1" calcext:value-type="float">
            <text:p>1</text:p>
          </table:table-cell>
          <table:table-cell table:style-name="ce233" table:formula="of:=COUNTIF([exercise_rows.$B$4:.$B$361];[.B206])" office:value-type="float" office:value="1" calcext:value-type="float">
            <text:p>1</text:p>
          </table:table-cell>
          <table:table-cell table:style-name="ce352" table:formula="of:=SUMIF([exercise_rows.$B$4:.$B$361];[.B206];[exercise_rows.$E$4:.$E$361])" office:value-type="float" office:value="100" calcext:value-type="float">
            <text:p>100</text:p>
          </table:table-cell>
          <table:table-cell table:formula="of:=SUMIF([exercise_rows.$B$4:.$B$361];[.B20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06]=&quot;&quot;;[.I206];[.$I$3]&amp;&quot;,&quot;)&amp;IF([.J206]=&quot;&quot;;[.J206];[.$J$3]&amp;&quot;,&quot;)&amp;IF([.K206]=&quot;&quot;;[.K206];[.$K$3]&amp;&quot;,&quot;)&amp;IF([.L206]=&quot;&quot;;[.L206];[.$L$3]&amp;&quot;,&quot;)&amp;IF([.M206]=&quot;&quot;;[.M206];[.$M$3]&amp;&quot;,&quot;)" office:value-type="string" office:string-value="T," calcext:value-type="string">
            <text:p>T,</text:p>
          </table:table-cell>
          <table:table-cell table:formula="of:=IF(UPPER([.I206]&amp;[.J206]&amp;[.K206]&amp;[.L206]&amp;[.M206])=&quot;XXXXX&quot;;&quot;null&quot;;&quot;'&quot;&amp;LEFT([.N206];LEN([.N206]) - 1)&amp;&quot;'&quot;)" office:value-type="string" office:string-value="'T'" calcext:value-type="string">
            <text:p>'T'</text:p>
          </table:table-cell>
          <table:table-cell/>
          <table:table-cell table:formula="of:=&quot;(&quot;&amp;[.A206]&amp;&quot;,'&quot;&amp;[.B206]&amp;&quot;',&quot;&amp;[.H206]&amp;&quot;,&quot;&amp;[.O206]&amp;&quot;,0,CURDATE(),CURDATE())&quot;&amp;IF(INDIRECT(ADDRESS(ROW([.A206])+1;1))&gt;0;&quot;,&quot;;&quot;;&quot;)" office:value-type="string" office:string-value="(203,'ESRAOP',2,'T',0,CURDATE(),CURDATE())," calcext:value-type="string">
            <text:p>(203,'ESRAOP',2,'T',0,CURDATE(),CURDATE()),</text:p>
          </table:table-cell>
          <table:table-cell table:number-columns-repeated="1007"/>
        </table:table-row>
        <table:table-row table:style-name="ro10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SRATF</text:p>
          </table:table-cell>
          <table:table-cell office:value-type="string" calcext:value-type="string">
            <text:p>RA testa alta fuori dall'acqua</text:p>
          </table:table-cell>
          <table:table-cell table:style-name="ce117" table:formula="of:=COUNTIF([.$B$4:.$B$343];[.B207])" office:value-type="float" office:value="1" calcext:value-type="float">
            <text:p>1</text:p>
          </table:table-cell>
          <table:table-cell table:style-name="ce234" table:formula="of:=COUNTIF([exercise_rows.$B$4:.$B$361];[.B207])" office:value-type="float" office:value="1" calcext:value-type="float">
            <text:p>1</text:p>
          </table:table-cell>
          <table:table-cell table:style-name="ce353" table:formula="of:=SUMIF([exercise_rows.$B$4:.$B$361];[.B207];[exercise_rows.$E$4:.$E$361])" office:value-type="float" office:value="100" calcext:value-type="float">
            <text:p>100</text:p>
          </table:table-cell>
          <table:table-cell table:formula="of:=SUMIF([exercise_rows.$B$4:.$B$361];[.B20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07]=&quot;&quot;;[.I207];[.$I$3]&amp;&quot;,&quot;)&amp;IF([.J207]=&quot;&quot;;[.J207];[.$J$3]&amp;&quot;,&quot;)&amp;IF([.K207]=&quot;&quot;;[.K207];[.$K$3]&amp;&quot;,&quot;)&amp;IF([.L207]=&quot;&quot;;[.L207];[.$L$3]&amp;&quot;,&quot;)&amp;IF([.M207]=&quot;&quot;;[.M207];[.$M$3]&amp;&quot;,&quot;)" office:value-type="string" office:string-value="T," calcext:value-type="string">
            <text:p>T,</text:p>
          </table:table-cell>
          <table:table-cell table:formula="of:=IF(UPPER([.I207]&amp;[.J207]&amp;[.K207]&amp;[.L207]&amp;[.M207])=&quot;XXXXX&quot;;&quot;null&quot;;&quot;'&quot;&amp;LEFT([.N207];LEN([.N207]) - 1)&amp;&quot;'&quot;)" office:value-type="string" office:string-value="'T'" calcext:value-type="string">
            <text:p>'T'</text:p>
          </table:table-cell>
          <table:table-cell/>
          <table:table-cell table:formula="of:=&quot;(&quot;&amp;[.A207]&amp;&quot;,'&quot;&amp;[.B207]&amp;&quot;',&quot;&amp;[.H207]&amp;&quot;,&quot;&amp;[.O207]&amp;&quot;,0,CURDATE(),CURDATE())&quot;&amp;IF(INDIRECT(ADDRESS(ROW([.A207])+1;1))&gt;0;&quot;,&quot;;&quot;;&quot;)" office:value-type="string" office:string-value="(204,'ESRATF',2,'T',0,CURDATE(),CURDATE())," calcext:value-type="string">
            <text:p>(204,'ESRATF',2,'T',0,CURDATE(),CURDATE()),</text:p>
          </table:table-cell>
          <table:table-cell table:number-columns-repeated="1007"/>
        </table:table-row>
        <table:table-row table:style-name="ro10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SRASA</text:p>
          </table:table-cell>
          <table:table-cell office:value-type="string" calcext:value-type="string">
            <text:p>RA subacquea</text:p>
          </table:table-cell>
          <table:table-cell table:style-name="ce118" table:formula="of:=COUNTIF([.$B$4:.$B$343];[.B208])" office:value-type="float" office:value="1" calcext:value-type="float">
            <text:p>1</text:p>
          </table:table-cell>
          <table:table-cell table:style-name="ce235" table:formula="of:=COUNTIF([exercise_rows.$B$4:.$B$361];[.B208])" office:value-type="float" office:value="1" calcext:value-type="float">
            <text:p>1</text:p>
          </table:table-cell>
          <table:table-cell table:style-name="ce354" table:formula="of:=SUMIF([exercise_rows.$B$4:.$B$361];[.B208];[exercise_rows.$E$4:.$E$361])" office:value-type="float" office:value="100" calcext:value-type="float">
            <text:p>100</text:p>
          </table:table-cell>
          <table:table-cell table:formula="of:=SUMIF([exercise_rows.$B$4:.$B$361];[.B20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08]=&quot;&quot;;[.I208];[.$I$3]&amp;&quot;,&quot;)&amp;IF([.J208]=&quot;&quot;;[.J208];[.$J$3]&amp;&quot;,&quot;)&amp;IF([.K208]=&quot;&quot;;[.K208];[.$K$3]&amp;&quot;,&quot;)&amp;IF([.L208]=&quot;&quot;;[.L208];[.$L$3]&amp;&quot;,&quot;)&amp;IF([.M208]=&quot;&quot;;[.M208];[.$M$3]&amp;&quot;,&quot;)" office:value-type="string" office:string-value="T," calcext:value-type="string">
            <text:p>T,</text:p>
          </table:table-cell>
          <table:table-cell table:formula="of:=IF(UPPER([.I208]&amp;[.J208]&amp;[.K208]&amp;[.L208]&amp;[.M208])=&quot;XXXXX&quot;;&quot;null&quot;;&quot;'&quot;&amp;LEFT([.N208];LEN([.N208]) - 1)&amp;&quot;'&quot;)" office:value-type="string" office:string-value="'T'" calcext:value-type="string">
            <text:p>'T'</text:p>
          </table:table-cell>
          <table:table-cell/>
          <table:table-cell table:formula="of:=&quot;(&quot;&amp;[.A208]&amp;&quot;,'&quot;&amp;[.B208]&amp;&quot;',&quot;&amp;[.H208]&amp;&quot;,&quot;&amp;[.O208]&amp;&quot;,0,CURDATE(),CURDATE())&quot;&amp;IF(INDIRECT(ADDRESS(ROW([.A208])+1;1))&gt;0;&quot;,&quot;;&quot;;&quot;)" office:value-type="string" office:string-value="(205,'ESRASA',2,'T',0,CURDATE(),CURDATE())," calcext:value-type="string">
            <text:p>(205,'ESRASA',2,'T',0,CURDATE(),CURDATE()),</text:p>
          </table:table-cell>
          <table:table-cell table:number-columns-repeated="1007"/>
        </table:table-row>
        <table:table-row table:style-name="ro10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C1RAFP</text:p>
          </table:table-cell>
          <table:table-cell office:value-type="string" calcext:value-type="string">
            <text:p>RA forte/SL piano</text:p>
          </table:table-cell>
          <table:table-cell table:style-name="ce119" table:formula="of:=COUNTIF([.$B$4:.$B$341];[.B209])" office:value-type="float" office:value="1" calcext:value-type="float">
            <text:p>1</text:p>
          </table:table-cell>
          <table:table-cell table:style-name="ce236" table:formula="of:=COUNTIF([exercise_rows.$B$4:.$B$361];[.B209])" office:value-type="float" office:value="2" calcext:value-type="float">
            <text:p>2</text:p>
          </table:table-cell>
          <table:table-cell table:style-name="ce355" table:formula="of:=SUMIF([exercise_rows.$B$4:.$B$361];[.B209];[exercise_rows.$E$4:.$E$361])" office:value-type="float" office:value="100" calcext:value-type="float">
            <text:p>100</text:p>
          </table:table-cell>
          <table:table-cell table:formula="of:=SUMIF([exercise_rows.$B$4:.$B$361];[.B20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09]=&quot;&quot;;[.I209];[.$I$3]&amp;&quot;,&quot;)&amp;IF([.J209]=&quot;&quot;;[.J209];[.$J$3]&amp;&quot;,&quot;)&amp;IF([.K209]=&quot;&quot;;[.K209];[.$K$3]&amp;&quot;,&quot;)&amp;IF([.L209]=&quot;&quot;;[.L209];[.$L$3]&amp;&quot;,&quot;)&amp;IF([.M209]=&quot;&quot;;[.M209];[.$M$3]&amp;&quot;,&quot;)" office:value-type="string" office:string-value="A,C," calcext:value-type="string">
            <text:p>A,C,</text:p>
          </table:table-cell>
          <table:table-cell table:formula="of:=IF(UPPER([.I209]&amp;[.J209]&amp;[.K209]&amp;[.L209]&amp;[.M209])=&quot;XXXXX&quot;;&quot;null&quot;;&quot;'&quot;&amp;LEFT([.N209];LEN([.N209]) - 1)&amp;&quot;'&quot;)" office:value-type="string" office:string-value="'A,C'" calcext:value-type="string">
            <text:p>'A,C'</text:p>
          </table:table-cell>
          <table:table-cell/>
          <table:table-cell table:formula="of:=&quot;(&quot;&amp;[.A209]&amp;&quot;,'&quot;&amp;[.B209]&amp;&quot;',&quot;&amp;[.H209]&amp;&quot;,&quot;&amp;[.O209]&amp;&quot;,0,CURDATE(),CURDATE())&quot;&amp;IF(INDIRECT(ADDRESS(ROW([.A209])+1;1))&gt;0;&quot;,&quot;;&quot;;&quot;)" office:value-type="string" office:string-value="(206,'C1RAFP',2,'A,C',0,CURDATE(),CURDATE())," calcext:value-type="string">
            <text:p>(206,'C1RAFP',2,'A,C',0,CURDATE(),CURDATE()),</text:p>
          </table:table-cell>
          <table:table-cell table:number-columns-repeated="1007"/>
        </table:table-row>
        <table:table-row table:style-name="ro10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C1RAPF</text:p>
          </table:table-cell>
          <table:table-cell office:value-type="string" calcext:value-type="string">
            <text:p>SL piano/RA forte</text:p>
          </table:table-cell>
          <table:table-cell table:style-name="ce120" table:formula="of:=COUNTIF([.$B$4:.$B$341];[.B210])" office:value-type="float" office:value="1" calcext:value-type="float">
            <text:p>1</text:p>
          </table:table-cell>
          <table:table-cell table:style-name="ce237" table:formula="of:=COUNTIF([exercise_rows.$B$4:.$B$361];[.B210])" office:value-type="float" office:value="2" calcext:value-type="float">
            <text:p>2</text:p>
          </table:table-cell>
          <table:table-cell table:style-name="ce356" table:formula="of:=SUMIF([exercise_rows.$B$4:.$B$361];[.B210];[exercise_rows.$E$4:.$E$361])" office:value-type="float" office:value="100" calcext:value-type="float">
            <text:p>100</text:p>
          </table:table-cell>
          <table:table-cell table:formula="of:=SUMIF([exercise_rows.$B$4:.$B$361];[.B21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10]=&quot;&quot;;[.I210];[.$I$3]&amp;&quot;,&quot;)&amp;IF([.J210]=&quot;&quot;;[.J210];[.$J$3]&amp;&quot;,&quot;)&amp;IF([.K210]=&quot;&quot;;[.K210];[.$K$3]&amp;&quot;,&quot;)&amp;IF([.L210]=&quot;&quot;;[.L210];[.$L$3]&amp;&quot;,&quot;)&amp;IF([.M210]=&quot;&quot;;[.M210];[.$M$3]&amp;&quot;,&quot;)" office:value-type="string" office:string-value="A,C," calcext:value-type="string">
            <text:p>A,C,</text:p>
          </table:table-cell>
          <table:table-cell table:formula="of:=IF(UPPER([.I210]&amp;[.J210]&amp;[.K210]&amp;[.L210]&amp;[.M210])=&quot;XXXXX&quot;;&quot;null&quot;;&quot;'&quot;&amp;LEFT([.N210];LEN([.N210]) - 1)&amp;&quot;'&quot;)" office:value-type="string" office:string-value="'A,C'" calcext:value-type="string">
            <text:p>'A,C'</text:p>
          </table:table-cell>
          <table:table-cell/>
          <table:table-cell table:formula="of:=&quot;(&quot;&amp;[.A210]&amp;&quot;,'&quot;&amp;[.B210]&amp;&quot;',&quot;&amp;[.H210]&amp;&quot;,&quot;&amp;[.O210]&amp;&quot;,0,CURDATE(),CURDATE())&quot;&amp;IF(INDIRECT(ADDRESS(ROW([.A210])+1;1))&gt;0;&quot;,&quot;;&quot;;&quot;)" office:value-type="string" office:string-value="(207,'C1RAPF',2,'A,C',0,CURDATE(),CURDATE())," calcext:value-type="string">
            <text:p>(207,'C1RAPF',2,'A,C',0,CURDATE(),CURDATE()),</text:p>
          </table:table-cell>
          <table:table-cell table:number-columns-repeated="1007"/>
        </table:table-row>
        <table:table-row table:style-name="ro10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ESMIPU</text:p>
          </table:table-cell>
          <table:table-cell office:value-type="string" calcext:value-type="string">
            <text:p>MI pugni</text:p>
          </table:table-cell>
          <table:table-cell table:style-name="ce121" table:formula="of:=COUNTIF([.$B$4:.$B$338];[.B211])" office:value-type="float" office:value="1" calcext:value-type="float">
            <text:p>1</text:p>
          </table:table-cell>
          <table:table-cell table:style-name="ce238" table:formula="of:=COUNTIF([exercise_rows.$B$4:.$B$361];[.B211])" office:value-type="float" office:value="1" calcext:value-type="float">
            <text:p>1</text:p>
          </table:table-cell>
          <table:table-cell table:style-name="ce357" table:formula="of:=SUMIF([exercise_rows.$B$4:.$B$361];[.B211];[exercise_rows.$E$4:.$E$361])" office:value-type="float" office:value="100" calcext:value-type="float">
            <text:p>100</text:p>
          </table:table-cell>
          <table:table-cell table:formula="of:=SUMIF([exercise_rows.$B$4:.$B$361];[.B21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11]=&quot;&quot;;[.I211];[.$I$3]&amp;&quot;,&quot;)&amp;IF([.J211]=&quot;&quot;;[.J211];[.$J$3]&amp;&quot;,&quot;)&amp;IF([.K211]=&quot;&quot;;[.K211];[.$K$3]&amp;&quot;,&quot;)&amp;IF([.L211]=&quot;&quot;;[.L211];[.$L$3]&amp;&quot;,&quot;)&amp;IF([.M211]=&quot;&quot;;[.M211];[.$M$3]&amp;&quot;,&quot;)" office:value-type="string" office:string-value="T," calcext:value-type="string">
            <text:p>T,</text:p>
          </table:table-cell>
          <table:table-cell table:formula="of:=IF(UPPER([.I211]&amp;[.J211]&amp;[.K211]&amp;[.L211]&amp;[.M211])=&quot;XXXXX&quot;;&quot;null&quot;;&quot;'&quot;&amp;LEFT([.N211];LEN([.N211]) - 1)&amp;&quot;'&quot;)" office:value-type="string" office:string-value="'T'" calcext:value-type="string">
            <text:p>'T'</text:p>
          </table:table-cell>
          <table:table-cell/>
          <table:table-cell table:formula="of:=&quot;(&quot;&amp;[.A211]&amp;&quot;,'&quot;&amp;[.B211]&amp;&quot;',&quot;&amp;[.H211]&amp;&quot;,&quot;&amp;[.O211]&amp;&quot;,0,CURDATE(),CURDATE())&quot;&amp;IF(INDIRECT(ADDRESS(ROW([.A211])+1;1))&gt;0;&quot;,&quot;;&quot;;&quot;)" office:value-type="string" office:string-value="(208,'ESMIPU',2,'T',0,CURDATE(),CURDATE())," calcext:value-type="string">
            <text:p>(208,'ESMIPU',2,'T',0,CURDATE(),CURDATE()),</text:p>
          </table:table-cell>
          <table:table-cell table:number-columns-repeated="1007"/>
        </table:table-row>
        <table:table-row table:style-name="ro10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ESMIBS</text:p>
          </table:table-cell>
          <table:table-cell office:value-type="string" calcext:value-type="string">
            <text:p>MI un braccio fermo in alto</text:p>
          </table:table-cell>
          <table:table-cell table:style-name="ce122" table:formula="of:=COUNTIF([.$B$4:.$B$338];[.B212])" office:value-type="float" office:value="1" calcext:value-type="float">
            <text:p>1</text:p>
          </table:table-cell>
          <table:table-cell table:style-name="ce239" table:formula="of:=COUNTIF([exercise_rows.$B$4:.$B$361];[.B212])" office:value-type="float" office:value="1" calcext:value-type="float">
            <text:p>1</text:p>
          </table:table-cell>
          <table:table-cell table:style-name="ce362" table:formula="of:=SUMIF([exercise_rows.$B$4:.$B$361];[.B212];[exercise_rows.$E$4:.$E$361])" office:value-type="float" office:value="100" calcext:value-type="float">
            <text:p>100</text:p>
          </table:table-cell>
          <table:table-cell table:formula="of:=SUMIF([exercise_rows.$B$4:.$B$361];[.B21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12]=&quot;&quot;;[.I212];[.$I$3]&amp;&quot;,&quot;)&amp;IF([.J212]=&quot;&quot;;[.J212];[.$J$3]&amp;&quot;,&quot;)&amp;IF([.K212]=&quot;&quot;;[.K212];[.$K$3]&amp;&quot;,&quot;)&amp;IF([.L212]=&quot;&quot;;[.L212];[.$L$3]&amp;&quot;,&quot;)&amp;IF([.M212]=&quot;&quot;;[.M212];[.$M$3]&amp;&quot;,&quot;)" office:value-type="string" office:string-value="T," calcext:value-type="string">
            <text:p>T,</text:p>
          </table:table-cell>
          <table:table-cell table:formula="of:=IF(UPPER([.I212]&amp;[.J212]&amp;[.K212]&amp;[.L212]&amp;[.M212])=&quot;XXXXX&quot;;&quot;null&quot;;&quot;'&quot;&amp;LEFT([.N212];LEN([.N212]) - 1)&amp;&quot;'&quot;)" office:value-type="string" office:string-value="'T'" calcext:value-type="string">
            <text:p>'T'</text:p>
          </table:table-cell>
          <table:table-cell/>
          <table:table-cell table:formula="of:=&quot;(&quot;&amp;[.A212]&amp;&quot;,'&quot;&amp;[.B212]&amp;&quot;',&quot;&amp;[.H212]&amp;&quot;,&quot;&amp;[.O212]&amp;&quot;,0,CURDATE(),CURDATE())&quot;&amp;IF(INDIRECT(ADDRESS(ROW([.A212])+1;1))&gt;0;&quot;,&quot;;&quot;;&quot;)" office:value-type="string" office:string-value="(209,'ESMIBS',2,'T',0,CURDATE(),CURDATE())," calcext:value-type="string">
            <text:p>(209,'ESMIBS',2,'T',0,CURDATE(),CURDATE()),</text:p>
          </table:table-cell>
          <table:table-cell table:number-columns-repeated="1007"/>
        </table:table-row>
        <table:table-row table:style-name="ro10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ESMIBG</text:p>
          </table:table-cell>
          <table:table-cell office:value-type="string" calcext:value-type="string">
            <text:p>MI un braccio fermo in basso</text:p>
          </table:table-cell>
          <table:table-cell table:style-name="ce123" table:formula="of:=COUNTIF([.$B$4:.$B$338];[.B213])" office:value-type="float" office:value="1" calcext:value-type="float">
            <text:p>1</text:p>
          </table:table-cell>
          <table:table-cell table:style-name="ce240" table:formula="of:=COUNTIF([exercise_rows.$B$4:.$B$361];[.B213])" office:value-type="float" office:value="1" calcext:value-type="float">
            <text:p>1</text:p>
          </table:table-cell>
          <table:table-cell table:style-name="ce363" table:formula="of:=SUMIF([exercise_rows.$B$4:.$B$361];[.B213];[exercise_rows.$E$4:.$E$361])" office:value-type="float" office:value="100" calcext:value-type="float">
            <text:p>100</text:p>
          </table:table-cell>
          <table:table-cell table:formula="of:=SUMIF([exercise_rows.$B$4:.$B$361];[.B21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13]=&quot;&quot;;[.I213];[.$I$3]&amp;&quot;,&quot;)&amp;IF([.J213]=&quot;&quot;;[.J213];[.$J$3]&amp;&quot;,&quot;)&amp;IF([.K213]=&quot;&quot;;[.K213];[.$K$3]&amp;&quot;,&quot;)&amp;IF([.L213]=&quot;&quot;;[.L213];[.$L$3]&amp;&quot;,&quot;)&amp;IF([.M213]=&quot;&quot;;[.M213];[.$M$3]&amp;&quot;,&quot;)" office:value-type="string" office:string-value="T," calcext:value-type="string">
            <text:p>T,</text:p>
          </table:table-cell>
          <table:table-cell table:formula="of:=IF(UPPER([.I213]&amp;[.J213]&amp;[.K213]&amp;[.L213]&amp;[.M213])=&quot;XXXXX&quot;;&quot;null&quot;;&quot;'&quot;&amp;LEFT([.N213];LEN([.N213]) - 1)&amp;&quot;'&quot;)" office:value-type="string" office:string-value="'T'" calcext:value-type="string">
            <text:p>'T'</text:p>
          </table:table-cell>
          <table:table-cell/>
          <table:table-cell table:formula="of:=&quot;(&quot;&amp;[.A213]&amp;&quot;,'&quot;&amp;[.B213]&amp;&quot;',&quot;&amp;[.H213]&amp;&quot;,&quot;&amp;[.O213]&amp;&quot;,0,CURDATE(),CURDATE())&quot;&amp;IF(INDIRECT(ADDRESS(ROW([.A213])+1;1))&gt;0;&quot;,&quot;;&quot;;&quot;)" office:value-type="string" office:string-value="(210,'ESMIBG',2,'T',0,CURDATE(),CURDATE())," calcext:value-type="string">
            <text:p>(210,'ESMIBG',2,'T',0,CURDATE(),CURDATE()),</text:p>
          </table:table-cell>
          <table:table-cell table:number-columns-repeated="1007"/>
        </table:table-row>
        <table:table-row table:style-name="ro10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ESMIAA</text:p>
          </table:table-cell>
          <table:table-cell office:value-type="string" calcext:value-type="string">
            <text:p>MI alternato alto</text:p>
          </table:table-cell>
          <table:table-cell table:style-name="ce124" table:formula="of:=COUNTIF([.$B$4:.$B$338];[.B214])" office:value-type="float" office:value="1" calcext:value-type="float">
            <text:p>1</text:p>
          </table:table-cell>
          <table:table-cell table:style-name="ce241" table:formula="of:=COUNTIF([exercise_rows.$B$4:.$B$361];[.B214])" office:value-type="float" office:value="1" calcext:value-type="float">
            <text:p>1</text:p>
          </table:table-cell>
          <table:table-cell table:style-name="ce364" table:formula="of:=SUMIF([exercise_rows.$B$4:.$B$361];[.B214];[exercise_rows.$E$4:.$E$361])" office:value-type="float" office:value="100" calcext:value-type="float">
            <text:p>100</text:p>
          </table:table-cell>
          <table:table-cell table:formula="of:=SUMIF([exercise_rows.$B$4:.$B$361];[.B21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14]=&quot;&quot;;[.I214];[.$I$3]&amp;&quot;,&quot;)&amp;IF([.J214]=&quot;&quot;;[.J214];[.$J$3]&amp;&quot;,&quot;)&amp;IF([.K214]=&quot;&quot;;[.K214];[.$K$3]&amp;&quot;,&quot;)&amp;IF([.L214]=&quot;&quot;;[.L214];[.$L$3]&amp;&quot;,&quot;)&amp;IF([.M214]=&quot;&quot;;[.M214];[.$M$3]&amp;&quot;,&quot;)" office:value-type="string" office:string-value="T," calcext:value-type="string">
            <text:p>T,</text:p>
          </table:table-cell>
          <table:table-cell table:formula="of:=IF(UPPER([.I214]&amp;[.J214]&amp;[.K214]&amp;[.L214]&amp;[.M214])=&quot;XXXXX&quot;;&quot;null&quot;;&quot;'&quot;&amp;LEFT([.N214];LEN([.N214]) - 1)&amp;&quot;'&quot;)" office:value-type="string" office:string-value="'T'" calcext:value-type="string">
            <text:p>'T'</text:p>
          </table:table-cell>
          <table:table-cell/>
          <table:table-cell table:formula="of:=&quot;(&quot;&amp;[.A214]&amp;&quot;,'&quot;&amp;[.B214]&amp;&quot;',&quot;&amp;[.H214]&amp;&quot;,&quot;&amp;[.O214]&amp;&quot;,0,CURDATE(),CURDATE())&quot;&amp;IF(INDIRECT(ADDRESS(ROW([.A214])+1;1))&gt;0;&quot;,&quot;;&quot;;&quot;)" office:value-type="string" office:string-value="(211,'ESMIAA',2,'T',0,CURDATE(),CURDATE())," calcext:value-type="string">
            <text:p>(211,'ESMIAA',2,'T',0,CURDATE(),CURDATE()),</text:p>
          </table:table-cell>
          <table:table-cell table:number-columns-repeated="1007"/>
        </table:table-row>
        <table:table-row table:style-name="ro10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ESMI1C</text:p>
          </table:table-cell>
          <table:table-cell office:value-type="string" calcext:value-type="string">
            <text:p>MI un ciclo per ogni stile</text:p>
          </table:table-cell>
          <table:table-cell table:style-name="ce125" table:formula="of:=COUNTIF([.$B$4:.$B$338];[.B215])" office:value-type="float" office:value="1" calcext:value-type="float">
            <text:p>1</text:p>
          </table:table-cell>
          <table:table-cell table:style-name="ce242" table:formula="of:=COUNTIF([exercise_rows.$B$4:.$B$361];[.B215])" office:value-type="float" office:value="1" calcext:value-type="float">
            <text:p>1</text:p>
          </table:table-cell>
          <table:table-cell table:style-name="ce365" table:formula="of:=SUMIF([exercise_rows.$B$4:.$B$361];[.B215];[exercise_rows.$E$4:.$E$361])" office:value-type="float" office:value="100" calcext:value-type="float">
            <text:p>100</text:p>
          </table:table-cell>
          <table:table-cell table:formula="of:=SUMIF([exercise_rows.$B$4:.$B$361];[.B21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15]=&quot;&quot;;[.I215];[.$I$3]&amp;&quot;,&quot;)&amp;IF([.J215]=&quot;&quot;;[.J215];[.$J$3]&amp;&quot;,&quot;)&amp;IF([.K215]=&quot;&quot;;[.K215];[.$K$3]&amp;&quot;,&quot;)&amp;IF([.L215]=&quot;&quot;;[.L215];[.$L$3]&amp;&quot;,&quot;)&amp;IF([.M215]=&quot;&quot;;[.M215];[.$M$3]&amp;&quot;,&quot;)" office:value-type="string" office:string-value="T," calcext:value-type="string">
            <text:p>T,</text:p>
          </table:table-cell>
          <table:table-cell table:formula="of:=IF(UPPER([.I215]&amp;[.J215]&amp;[.K215]&amp;[.L215]&amp;[.M215])=&quot;XXXXX&quot;;&quot;null&quot;;&quot;'&quot;&amp;LEFT([.N215];LEN([.N215]) - 1)&amp;&quot;'&quot;)" office:value-type="string" office:string-value="'T'" calcext:value-type="string">
            <text:p>'T'</text:p>
          </table:table-cell>
          <table:table-cell/>
          <table:table-cell table:formula="of:=&quot;(&quot;&amp;[.A215]&amp;&quot;,'&quot;&amp;[.B215]&amp;&quot;',&quot;&amp;[.H215]&amp;&quot;,&quot;&amp;[.O215]&amp;&quot;,0,CURDATE(),CURDATE())&quot;&amp;IF(INDIRECT(ADDRESS(ROW([.A215])+1;1))&gt;0;&quot;,&quot;;&quot;;&quot;)" office:value-type="string" office:string-value="(212,'ESMI1C',2,'T',0,CURDATE(),CURDATE())," calcext:value-type="string">
            <text:p>(212,'ESMI1C',2,'T',0,CURDATE(),CURDATE()),</text:p>
          </table:table-cell>
          <table:table-cell table:number-columns-repeated="1007"/>
        </table:table-row>
        <table:table-row table:style-name="ro10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ESMIIM</text:p>
          </table:table-cell>
          <table:table-cell office:value-type="string" calcext:value-type="string">
            <text:p>MI a rovescio</text:p>
          </table:table-cell>
          <table:table-cell table:style-name="ce126" table:formula="of:=COUNTIF([.$B$4:.$B$337];[.B216])" office:value-type="float" office:value="1" calcext:value-type="float">
            <text:p>1</text:p>
          </table:table-cell>
          <table:table-cell table:style-name="ce243" table:formula="of:=COUNTIF([exercise_rows.$B$4:.$B$361];[.B216])" office:value-type="float" office:value="1" calcext:value-type="float">
            <text:p>1</text:p>
          </table:table-cell>
          <table:table-cell table:style-name="ce366" table:formula="of:=SUMIF([exercise_rows.$B$4:.$B$361];[.B216];[exercise_rows.$E$4:.$E$361])" office:value-type="float" office:value="100" calcext:value-type="float">
            <text:p>100</text:p>
          </table:table-cell>
          <table:table-cell table:formula="of:=SUMIF([exercise_rows.$B$4:.$B$361];[.B21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style-name="ce381" office:value-type="string" calcext:value-type="string">
            <text:p>x</text:p>
          </table:table-cell>
          <table:table-cell table:style-name="ce381" table:number-columns-repeated="3"/>
          <table:table-cell table:formula="of:=IF([.I216]=&quot;&quot;;[.I216];[.$I$3]&amp;&quot;,&quot;)&amp;IF([.J216]=&quot;&quot;;[.J216];[.$J$3]&amp;&quot;,&quot;)&amp;IF([.K216]=&quot;&quot;;[.K216];[.$K$3]&amp;&quot;,&quot;)&amp;IF([.L216]=&quot;&quot;;[.L216];[.$L$3]&amp;&quot;,&quot;)&amp;IF([.M216]=&quot;&quot;;[.M216];[.$M$3]&amp;&quot;,&quot;)" office:value-type="string" office:string-value="T," calcext:value-type="string">
            <text:p>T,</text:p>
          </table:table-cell>
          <table:table-cell table:formula="of:=IF(UPPER([.I216]&amp;[.J216]&amp;[.K216]&amp;[.L216]&amp;[.M216])=&quot;XXXXX&quot;;&quot;null&quot;;&quot;'&quot;&amp;LEFT([.N216];LEN([.N216]) - 1)&amp;&quot;'&quot;)" office:value-type="string" office:string-value="'T'" calcext:value-type="string">
            <text:p>'T'</text:p>
          </table:table-cell>
          <table:table-cell/>
          <table:table-cell table:formula="of:=&quot;(&quot;&amp;[.A216]&amp;&quot;,'&quot;&amp;[.B216]&amp;&quot;',&quot;&amp;[.H216]&amp;&quot;,&quot;&amp;[.O216]&amp;&quot;,0,CURDATE(),CURDATE())&quot;&amp;IF(INDIRECT(ADDRESS(ROW([.A216])+1;1))&gt;0;&quot;,&quot;;&quot;;&quot;)" office:value-type="string" office:string-value="(213,'ESMIIM',2,'T',0,CURDATE(),CURDATE())," calcext:value-type="string">
            <text:p>(213,'ESMIIM',2,'T',0,CURDATE(),CURDATE()),</text:p>
          </table:table-cell>
          <table:table-cell table:number-columns-repeated="1007"/>
        </table:table-row>
        <table:table-row table:style-name="ro10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COSLFA</text:p>
          </table:table-cell>
          <table:table-cell office:value-type="string" calcext:value-type="string">
            <text:p>FA/SL completo</text:p>
          </table:table-cell>
          <table:table-cell table:style-name="ce127" table:formula="of:=COUNTIF([.$B$4:.$B$343];[.B217])" office:value-type="float" office:value="1" calcext:value-type="float">
            <text:p>1</text:p>
          </table:table-cell>
          <table:table-cell table:style-name="ce244" table:formula="of:=COUNTIF([exercise_rows.$B$4:.$B$361];[.B217])" office:value-type="float" office:value="2" calcext:value-type="float">
            <text:p>2</text:p>
          </table:table-cell>
          <table:table-cell table:style-name="ce367" table:formula="of:=SUMIF([exercise_rows.$B$4:.$B$361];[.B217];[exercise_rows.$E$4:.$E$361])" office:value-type="float" office:value="100" calcext:value-type="float">
            <text:p>100</text:p>
          </table:table-cell>
          <table:table-cell table:formula="of:=SUMIF([exercise_rows.$B$4:.$B$361];[.B21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/>
          <table:table-cell table:number-columns-repeated="3" table:style-name="ce381" office:value-type="string" calcext:value-type="string">
            <text:p>x</text:p>
          </table:table-cell>
          <table:table-cell table:style-name="ce381"/>
          <table:table-cell table:formula="of:=IF([.I217]=&quot;&quot;;[.I217];[.$I$3]&amp;&quot;,&quot;)&amp;IF([.J217]=&quot;&quot;;[.J217];[.$J$3]&amp;&quot;,&quot;)&amp;IF([.K217]=&quot;&quot;;[.K217];[.$K$3]&amp;&quot;,&quot;)&amp;IF([.L217]=&quot;&quot;;[.L217];[.$L$3]&amp;&quot;,&quot;)&amp;IF([.M217]=&quot;&quot;;[.M217];[.$M$3]&amp;&quot;,&quot;)" office:value-type="string" office:string-value="T,A,C," calcext:value-type="string">
            <text:p>T,A,C,</text:p>
          </table:table-cell>
          <table:table-cell table:formula="of:=IF(UPPER([.I217]&amp;[.J217]&amp;[.K217]&amp;[.L217]&amp;[.M217])=&quot;XXXXX&quot;;&quot;null&quot;;&quot;'&quot;&amp;LEFT([.N217];LEN([.N21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17]&amp;&quot;,'&quot;&amp;[.B217]&amp;&quot;',&quot;&amp;[.H217]&amp;&quot;,&quot;&amp;[.O217]&amp;&quot;,0,CURDATE(),CURDATE())&quot;&amp;IF(INDIRECT(ADDRESS(ROW([.A217])+1;1))&gt;0;&quot;,&quot;;&quot;;&quot;)" office:value-type="string" office:string-value="(214,'COSLFA',2,'T,A,C',0,CURDATE(),CURDATE())," calcext:value-type="string">
            <text:p>(214,'COSLFA',2,'T,A,C',0,CURDATE(),CURDATE()),</text:p>
          </table:table-cell>
          <table:table-cell table:number-columns-repeated="1007"/>
        </table:table-row>
        <table:table-row table:style-name="ro10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C1SLL3</text:p>
          </table:table-cell>
          <table:table-cell office:value-type="string" calcext:value-type="string">
            <text:p>Locomotive 300 piano/forte</text:p>
          </table:table-cell>
          <table:table-cell table:style-name="ce127" table:formula="of:=COUNTIF([.$B$4:.$B$343];[.B218])" office:value-type="float" office:value="1" calcext:value-type="float">
            <text:p>1</text:p>
          </table:table-cell>
          <table:table-cell table:style-name="ce245" table:formula="of:=COUNTIF([exercise_rows.$B$4:.$B$361];[.B218])" office:value-type="float" office:value="6" calcext:value-type="float">
            <text:p>6</text:p>
          </table:table-cell>
          <table:table-cell table:style-name="ce368" table:formula="of:=SUMIF([exercise_rows.$B$4:.$B$361];[.B218];[exercise_rows.$E$4:.$E$361])" office:value-type="float" office:value="0" calcext:value-type="float">
            <text:p>0</text:p>
          </table:table-cell>
          <table:table-cell table:formula="of:=SUMIF([exercise_rows.$B$4:.$B$361];[.B218];[exercise_rows.$F$4:.$F$361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18]=&quot;&quot;;[.I218];[.$I$3]&amp;&quot;,&quot;)&amp;IF([.J218]=&quot;&quot;;[.J218];[.$J$3]&amp;&quot;,&quot;)&amp;IF([.K218]=&quot;&quot;;[.K218];[.$K$3]&amp;&quot;,&quot;)&amp;IF([.L218]=&quot;&quot;;[.L218];[.$L$3]&amp;&quot;,&quot;)&amp;IF([.M218]=&quot;&quot;;[.M218];[.$M$3]&amp;&quot;,&quot;)" office:value-type="string" office:string-value="A,C," calcext:value-type="string">
            <text:p>A,C,</text:p>
          </table:table-cell>
          <table:table-cell table:formula="of:=IF(UPPER([.I218]&amp;[.J218]&amp;[.K218]&amp;[.L218]&amp;[.M218])=&quot;XXXXX&quot;;&quot;null&quot;;&quot;'&quot;&amp;LEFT([.N218];LEN([.N218]) - 1)&amp;&quot;'&quot;)" office:value-type="string" office:string-value="'A,C'" calcext:value-type="string">
            <text:p>'A,C'</text:p>
          </table:table-cell>
          <table:table-cell/>
          <table:table-cell table:formula="of:=&quot;(&quot;&amp;[.A218]&amp;&quot;,'&quot;&amp;[.B218]&amp;&quot;',&quot;&amp;[.H218]&amp;&quot;,&quot;&amp;[.O218]&amp;&quot;,0,CURDATE(),CURDATE())&quot;&amp;IF(INDIRECT(ADDRESS(ROW([.A218])+1;1))&gt;0;&quot;,&quot;;&quot;;&quot;)" office:value-type="string" office:string-value="(215,'C1SLL3',2,'A,C',0,CURDATE(),CURDATE())," calcext:value-type="string">
            <text:p>(215,'C1SLL3',2,'A,C',0,CURDATE(),CURDATE()),</text:p>
          </table:table-cell>
          <table:table-cell table:number-columns-repeated="1007"/>
        </table:table-row>
        <table:table-row table:style-name="ro10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C1SL3L</text:p>
          </table:table-cell>
          <table:table-cell office:value-type="string" calcext:value-type="string">
            <text:p>Locomotive 300 forte/piano</text:p>
          </table:table-cell>
          <table:table-cell table:style-name="ce127" table:formula="of:=COUNTIF([.$B$4:.$B$343];[.B219])" office:value-type="float" office:value="1" calcext:value-type="float">
            <text:p>1</text:p>
          </table:table-cell>
          <table:table-cell table:style-name="ce245" table:formula="of:=COUNTIF([exercise_rows.$B$4:.$B$361];[.B219])" office:value-type="float" office:value="6" calcext:value-type="float">
            <text:p>6</text:p>
          </table:table-cell>
          <table:table-cell table:style-name="ce368" table:formula="of:=SUMIF([exercise_rows.$B$4:.$B$361];[.B219];[exercise_rows.$E$4:.$E$361])" office:value-type="float" office:value="0" calcext:value-type="float">
            <text:p>0</text:p>
          </table:table-cell>
          <table:table-cell table:formula="of:=SUMIF([exercise_rows.$B$4:.$B$361];[.B219];[exercise_rows.$F$4:.$F$361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19]=&quot;&quot;;[.I219];[.$I$3]&amp;&quot;,&quot;)&amp;IF([.J219]=&quot;&quot;;[.J219];[.$J$3]&amp;&quot;,&quot;)&amp;IF([.K219]=&quot;&quot;;[.K219];[.$K$3]&amp;&quot;,&quot;)&amp;IF([.L219]=&quot;&quot;;[.L219];[.$L$3]&amp;&quot;,&quot;)&amp;IF([.M219]=&quot;&quot;;[.M219];[.$M$3]&amp;&quot;,&quot;)" office:value-type="string" office:string-value="A,C," calcext:value-type="string">
            <text:p>A,C,</text:p>
          </table:table-cell>
          <table:table-cell table:formula="of:=IF(UPPER([.I219]&amp;[.J219]&amp;[.K219]&amp;[.L219]&amp;[.M219])=&quot;XXXXX&quot;;&quot;null&quot;;&quot;'&quot;&amp;LEFT([.N219];LEN([.N219]) - 1)&amp;&quot;'&quot;)" office:value-type="string" office:string-value="'A,C'" calcext:value-type="string">
            <text:p>'A,C'</text:p>
          </table:table-cell>
          <table:table-cell/>
          <table:table-cell table:formula="of:=&quot;(&quot;&amp;[.A219]&amp;&quot;,'&quot;&amp;[.B219]&amp;&quot;',&quot;&amp;[.H219]&amp;&quot;,&quot;&amp;[.O219]&amp;&quot;,0,CURDATE(),CURDATE())&quot;&amp;IF(INDIRECT(ADDRESS(ROW([.A219])+1;1))&gt;0;&quot;,&quot;;&quot;;&quot;)" office:value-type="string" office:string-value="(216,'C1SL3L',2,'A,C',0,CURDATE(),CURDATE())," calcext:value-type="string">
            <text:p>(216,'C1SL3L',2,'A,C',0,CURDATE(),CURDATE()),</text:p>
          </table:table-cell>
          <table:table-cell table:number-columns-repeated="1007"/>
        </table:table-row>
        <table:table-row table:style-name="ro10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C1SLP3</text:p>
          </table:table-cell>
          <table:table-cell office:value-type="string" calcext:value-type="string">
            <text:p>SL progressione esterna 1-3</text:p>
          </table:table-cell>
          <table:table-cell table:style-name="ce127" table:formula="of:=COUNTIF([.$B$4:.$B$343];[.B220])" office:value-type="float" office:value="1" calcext:value-type="float">
            <text:p>1</text:p>
          </table:table-cell>
          <table:table-cell table:style-name="ce245" table:formula="of:=COUNTIF([exercise_rows.$B$4:.$B$361];[.B220])" office:value-type="float" office:value="4" calcext:value-type="float">
            <text:p>4</text:p>
          </table:table-cell>
          <table:table-cell table:style-name="ce368" table:formula="of:=SUMIF([exercise_rows.$B$4:.$B$361];[.B220];[exercise_rows.$E$4:.$E$361])" office:value-type="float" office:value="100" calcext:value-type="float">
            <text:p>100</text:p>
          </table:table-cell>
          <table:table-cell table:formula="of:=SUMIF([exercise_rows.$B$4:.$B$361];[.B22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20]=&quot;&quot;;[.I220];[.$I$3]&amp;&quot;,&quot;)&amp;IF([.J220]=&quot;&quot;;[.J220];[.$J$3]&amp;&quot;,&quot;)&amp;IF([.K220]=&quot;&quot;;[.K220];[.$K$3]&amp;&quot;,&quot;)&amp;IF([.L220]=&quot;&quot;;[.L220];[.$L$3]&amp;&quot;,&quot;)&amp;IF([.M220]=&quot;&quot;;[.M220];[.$M$3]&amp;&quot;,&quot;)" office:value-type="string" office:string-value="A,C," calcext:value-type="string">
            <text:p>A,C,</text:p>
          </table:table-cell>
          <table:table-cell table:formula="of:=IF(UPPER([.I220]&amp;[.J220]&amp;[.K220]&amp;[.L220]&amp;[.M220])=&quot;XXXXX&quot;;&quot;null&quot;;&quot;'&quot;&amp;LEFT([.N220];LEN([.N220]) - 1)&amp;&quot;'&quot;)" office:value-type="string" office:string-value="'A,C'" calcext:value-type="string">
            <text:p>'A,C'</text:p>
          </table:table-cell>
          <table:table-cell/>
          <table:table-cell table:formula="of:=&quot;(&quot;&amp;[.A220]&amp;&quot;,'&quot;&amp;[.B220]&amp;&quot;',&quot;&amp;[.H220]&amp;&quot;,&quot;&amp;[.O220]&amp;&quot;,0,CURDATE(),CURDATE())&quot;&amp;IF(INDIRECT(ADDRESS(ROW([.A220])+1;1))&gt;0;&quot;,&quot;;&quot;;&quot;)" office:value-type="string" office:string-value="(217,'C1SLP3',2,'A,C',0,CURDATE(),CURDATE())," calcext:value-type="string">
            <text:p>(217,'C1SLP3',2,'A,C',0,CURDATE(),CURDATE()),</text:p>
          </table:table-cell>
          <table:table-cell table:number-columns-repeated="1007"/>
        </table:table-row>
        <table:table-row table:style-name="ro10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C1SLP4</text:p>
          </table:table-cell>
          <table:table-cell office:value-type="string" calcext:value-type="string">
            <text:p>SL progressione esterna 1-4</text:p>
          </table:table-cell>
          <table:table-cell table:style-name="ce127" table:formula="of:=COUNTIF([.$B$4:.$B$343];[.B221])" office:value-type="float" office:value="1" calcext:value-type="float">
            <text:p>1</text:p>
          </table:table-cell>
          <table:table-cell table:style-name="ce245" table:formula="of:=COUNTIF([exercise_rows.$B$4:.$B$361];[.B221])" office:value-type="float" office:value="4" calcext:value-type="float">
            <text:p>4</text:p>
          </table:table-cell>
          <table:table-cell table:style-name="ce368" table:formula="of:=SUMIF([exercise_rows.$B$4:.$B$361];[.B221];[exercise_rows.$E$4:.$E$361])" office:value-type="float" office:value="100" calcext:value-type="float">
            <text:p>100</text:p>
          </table:table-cell>
          <table:table-cell table:formula="of:=SUMIF([exercise_rows.$B$4:.$B$361];[.B22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21]=&quot;&quot;;[.I221];[.$I$3]&amp;&quot;,&quot;)&amp;IF([.J221]=&quot;&quot;;[.J221];[.$J$3]&amp;&quot;,&quot;)&amp;IF([.K221]=&quot;&quot;;[.K221];[.$K$3]&amp;&quot;,&quot;)&amp;IF([.L221]=&quot;&quot;;[.L221];[.$L$3]&amp;&quot;,&quot;)&amp;IF([.M221]=&quot;&quot;;[.M221];[.$M$3]&amp;&quot;,&quot;)" office:value-type="string" office:string-value="A,C," calcext:value-type="string">
            <text:p>A,C,</text:p>
          </table:table-cell>
          <table:table-cell table:formula="of:=IF(UPPER([.I221]&amp;[.J221]&amp;[.K221]&amp;[.L221]&amp;[.M221])=&quot;XXXXX&quot;;&quot;null&quot;;&quot;'&quot;&amp;LEFT([.N221];LEN([.N221]) - 1)&amp;&quot;'&quot;)" office:value-type="string" office:string-value="'A,C'" calcext:value-type="string">
            <text:p>'A,C'</text:p>
          </table:table-cell>
          <table:table-cell/>
          <table:table-cell table:formula="of:=&quot;(&quot;&amp;[.A221]&amp;&quot;,'&quot;&amp;[.B221]&amp;&quot;',&quot;&amp;[.H221]&amp;&quot;,&quot;&amp;[.O221]&amp;&quot;,0,CURDATE(),CURDATE())&quot;&amp;IF(INDIRECT(ADDRESS(ROW([.A221])+1;1))&gt;0;&quot;,&quot;;&quot;;&quot;)" office:value-type="string" office:string-value="(218,'C1SLP4',2,'A,C',0,CURDATE(),CURDATE())," calcext:value-type="string">
            <text:p>(218,'C1SLP4',2,'A,C',0,CURDATE(),CURDATE()),</text:p>
          </table:table-cell>
          <table:table-cell table:number-columns-repeated="1007"/>
        </table:table-row>
        <table:table-row table:style-name="ro10">
          <table:table-cell table:formula="of:=ROW([.A222])-3" office:value-type="float" office:value="219" calcext:value-type="float">
            <text:p>219</text:p>
          </table:table-cell>
          <table:table-cell office:value-type="string" calcext:value-type="string">
            <text:p>C1SLF1</text:p>
          </table:table-cell>
          <table:table-cell office:value-type="string" calcext:value-type="string">
            <text:p>SL fartlek 25 a scalare</text:p>
          </table:table-cell>
          <table:table-cell table:style-name="ce128" table:formula="of:=COUNTIF([.$B$4:.$B$343];[.B222])" office:value-type="float" office:value="1" calcext:value-type="float">
            <text:p>1</text:p>
          </table:table-cell>
          <table:table-cell table:style-name="ce246" table:formula="of:=COUNTIF([exercise_rows.$B$4:.$B$361];[.B222])" office:value-type="float" office:value="2" calcext:value-type="float">
            <text:p>2</text:p>
          </table:table-cell>
          <table:table-cell table:style-name="ce369" table:formula="of:=SUMIF([exercise_rows.$B$4:.$B$361];[.B222];[exercise_rows.$E$4:.$E$361])" office:value-type="float" office:value="100" calcext:value-type="float">
            <text:p>100</text:p>
          </table:table-cell>
          <table:table-cell table:formula="of:=SUMIF([exercise_rows.$B$4:.$B$361];[.B22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22]=&quot;&quot;;[.I222];[.$I$3]&amp;&quot;,&quot;)&amp;IF([.J222]=&quot;&quot;;[.J222];[.$J$3]&amp;&quot;,&quot;)&amp;IF([.K222]=&quot;&quot;;[.K222];[.$K$3]&amp;&quot;,&quot;)&amp;IF([.L222]=&quot;&quot;;[.L222];[.$L$3]&amp;&quot;,&quot;)&amp;IF([.M222]=&quot;&quot;;[.M222];[.$M$3]&amp;&quot;,&quot;)" office:value-type="string" office:string-value="A,C," calcext:value-type="string">
            <text:p>A,C,</text:p>
          </table:table-cell>
          <table:table-cell table:formula="of:=IF(UPPER([.I222]&amp;[.J222]&amp;[.K222]&amp;[.L222]&amp;[.M222])=&quot;XXXXX&quot;;&quot;null&quot;;&quot;'&quot;&amp;LEFT([.N222];LEN([.N222]) - 1)&amp;&quot;'&quot;)" office:value-type="string" office:string-value="'A,C'" calcext:value-type="string">
            <text:p>'A,C'</text:p>
          </table:table-cell>
          <table:table-cell/>
          <table:table-cell table:formula="of:=&quot;(&quot;&amp;[.A222]&amp;&quot;,'&quot;&amp;[.B222]&amp;&quot;',&quot;&amp;[.H222]&amp;&quot;,&quot;&amp;[.O222]&amp;&quot;,0,CURDATE(),CURDATE())&quot;&amp;IF(INDIRECT(ADDRESS(ROW([.A222])+1;1))&gt;0;&quot;,&quot;;&quot;;&quot;)" office:value-type="string" office:string-value="(219,'C1SLF1',2,'A,C',0,CURDATE(),CURDATE())," calcext:value-type="string">
            <text:p>(219,'C1SLF1',2,'A,C',0,CURDATE(),CURDATE()),</text:p>
          </table:table-cell>
          <table:table-cell table:number-columns-repeated="1007"/>
        </table:table-row>
        <table:table-row table:style-name="ro10">
          <table:table-cell table:formula="of:=ROW([.A223])-3" office:value-type="float" office:value="220" calcext:value-type="float">
            <text:p>220</text:p>
          </table:table-cell>
          <table:table-cell office:value-type="string" calcext:value-type="string">
            <text:p>C1DOF1</text:p>
          </table:table-cell>
          <table:table-cell office:value-type="string" calcext:value-type="string">
            <text:p>DO fartlek 25 a scalare</text:p>
          </table:table-cell>
          <table:table-cell table:style-name="ce129" table:formula="of:=COUNTIF([.$B$4:.$B$343];[.B223])" office:value-type="float" office:value="1" calcext:value-type="float">
            <text:p>1</text:p>
          </table:table-cell>
          <table:table-cell table:style-name="ce247" table:formula="of:=COUNTIF([exercise_rows.$B$4:.$B$361];[.B223])" office:value-type="float" office:value="2" calcext:value-type="float">
            <text:p>2</text:p>
          </table:table-cell>
          <table:table-cell table:style-name="ce370" table:formula="of:=SUMIF([exercise_rows.$B$4:.$B$361];[.B223];[exercise_rows.$E$4:.$E$361])" office:value-type="float" office:value="100" calcext:value-type="float">
            <text:p>100</text:p>
          </table:table-cell>
          <table:table-cell table:formula="of:=SUMIF([exercise_rows.$B$4:.$B$361];[.B22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23]=&quot;&quot;;[.I223];[.$I$3]&amp;&quot;,&quot;)&amp;IF([.J223]=&quot;&quot;;[.J223];[.$J$3]&amp;&quot;,&quot;)&amp;IF([.K223]=&quot;&quot;;[.K223];[.$K$3]&amp;&quot;,&quot;)&amp;IF([.L223]=&quot;&quot;;[.L223];[.$L$3]&amp;&quot;,&quot;)&amp;IF([.M223]=&quot;&quot;;[.M223];[.$M$3]&amp;&quot;,&quot;)" office:value-type="string" office:string-value="A,C," calcext:value-type="string">
            <text:p>A,C,</text:p>
          </table:table-cell>
          <table:table-cell table:formula="of:=IF(UPPER([.I223]&amp;[.J223]&amp;[.K223]&amp;[.L223]&amp;[.M223])=&quot;XXXXX&quot;;&quot;null&quot;;&quot;'&quot;&amp;LEFT([.N223];LEN([.N223]) - 1)&amp;&quot;'&quot;)" office:value-type="string" office:string-value="'A,C'" calcext:value-type="string">
            <text:p>'A,C'</text:p>
          </table:table-cell>
          <table:table-cell/>
          <table:table-cell table:formula="of:=&quot;(&quot;&amp;[.A223]&amp;&quot;,'&quot;&amp;[.B223]&amp;&quot;',&quot;&amp;[.H223]&amp;&quot;,&quot;&amp;[.O223]&amp;&quot;,0,CURDATE(),CURDATE())&quot;&amp;IF(INDIRECT(ADDRESS(ROW([.A223])+1;1))&gt;0;&quot;,&quot;;&quot;;&quot;)" office:value-type="string" office:string-value="(220,'C1DOF1',2,'A,C',0,CURDATE(),CURDATE())," calcext:value-type="string">
            <text:p>(220,'C1DOF1',2,'A,C',0,CURDATE(),CURDATE()),</text:p>
          </table:table-cell>
          <table:table-cell table:number-columns-repeated="1007"/>
        </table:table-row>
        <table:table-row table:style-name="ro10">
          <table:table-cell table:formula="of:=ROW([.A224])-3" office:value-type="float" office:value="221" calcext:value-type="float">
            <text:p>221</text:p>
          </table:table-cell>
          <table:table-cell office:value-type="string" calcext:value-type="string">
            <text:p>C1MIF1</text:p>
          </table:table-cell>
          <table:table-cell office:value-type="string" calcext:value-type="string">
            <text:p>MI fartlek 25 a scalare</text:p>
          </table:table-cell>
          <table:table-cell table:style-name="ce130" table:formula="of:=COUNTIF([.$B$4:.$B$343];[.B224])" office:value-type="float" office:value="1" calcext:value-type="float">
            <text:p>1</text:p>
          </table:table-cell>
          <table:table-cell table:style-name="ce248" table:formula="of:=COUNTIF([exercise_rows.$B$4:.$B$361];[.B224])" office:value-type="float" office:value="2" calcext:value-type="float">
            <text:p>2</text:p>
          </table:table-cell>
          <table:table-cell table:style-name="ce371" table:formula="of:=SUMIF([exercise_rows.$B$4:.$B$361];[.B224];[exercise_rows.$E$4:.$E$361])" office:value-type="float" office:value="100" calcext:value-type="float">
            <text:p>100</text:p>
          </table:table-cell>
          <table:table-cell table:formula="of:=SUMIF([exercise_rows.$B$4:.$B$361];[.B22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24]=&quot;&quot;;[.I224];[.$I$3]&amp;&quot;,&quot;)&amp;IF([.J224]=&quot;&quot;;[.J224];[.$J$3]&amp;&quot;,&quot;)&amp;IF([.K224]=&quot;&quot;;[.K224];[.$K$3]&amp;&quot;,&quot;)&amp;IF([.L224]=&quot;&quot;;[.L224];[.$L$3]&amp;&quot;,&quot;)&amp;IF([.M224]=&quot;&quot;;[.M224];[.$M$3]&amp;&quot;,&quot;)" office:value-type="string" office:string-value="A,C," calcext:value-type="string">
            <text:p>A,C,</text:p>
          </table:table-cell>
          <table:table-cell table:formula="of:=IF(UPPER([.I224]&amp;[.J224]&amp;[.K224]&amp;[.L224]&amp;[.M224])=&quot;XXXXX&quot;;&quot;null&quot;;&quot;'&quot;&amp;LEFT([.N224];LEN([.N224]) - 1)&amp;&quot;'&quot;)" office:value-type="string" office:string-value="'A,C'" calcext:value-type="string">
            <text:p>'A,C'</text:p>
          </table:table-cell>
          <table:table-cell/>
          <table:table-cell table:formula="of:=&quot;(&quot;&amp;[.A224]&amp;&quot;,'&quot;&amp;[.B224]&amp;&quot;',&quot;&amp;[.H224]&amp;&quot;,&quot;&amp;[.O224]&amp;&quot;,0,CURDATE(),CURDATE())&quot;&amp;IF(INDIRECT(ADDRESS(ROW([.A224])+1;1))&gt;0;&quot;,&quot;;&quot;;&quot;)" office:value-type="string" office:string-value="(221,'C1MIF1',2,'A,C',0,CURDATE(),CURDATE())," calcext:value-type="string">
            <text:p>(221,'C1MIF1',2,'A,C',0,CURDATE(),CURDATE()),</text:p>
          </table:table-cell>
          <table:table-cell table:number-columns-repeated="1007"/>
        </table:table-row>
        <table:table-row table:style-name="ro10">
          <table:table-cell table:formula="of:=ROW([.A225])-3" office:value-type="float" office:value="222" calcext:value-type="float">
            <text:p>222</text:p>
          </table:table-cell>
          <table:table-cell office:value-type="string" calcext:value-type="string">
            <text:p>C1SLF2</text:p>
          </table:table-cell>
          <table:table-cell office:value-type="string" calcext:value-type="string">
            <text:p>SL fartlek 25 a salire</text:p>
          </table:table-cell>
          <table:table-cell table:style-name="ce131" table:formula="of:=COUNTIF([.$B$4:.$B$343];[.B225])" office:value-type="float" office:value="1" calcext:value-type="float">
            <text:p>1</text:p>
          </table:table-cell>
          <table:table-cell table:style-name="ce249" table:formula="of:=COUNTIF([exercise_rows.$B$4:.$B$361];[.B225])" office:value-type="float" office:value="2" calcext:value-type="float">
            <text:p>2</text:p>
          </table:table-cell>
          <table:table-cell table:style-name="ce372" table:formula="of:=SUMIF([exercise_rows.$B$4:.$B$361];[.B225];[exercise_rows.$E$4:.$E$361])" office:value-type="float" office:value="100" calcext:value-type="float">
            <text:p>100</text:p>
          </table:table-cell>
          <table:table-cell table:formula="of:=SUMIF([exercise_rows.$B$4:.$B$361];[.B22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25]=&quot;&quot;;[.I225];[.$I$3]&amp;&quot;,&quot;)&amp;IF([.J225]=&quot;&quot;;[.J225];[.$J$3]&amp;&quot;,&quot;)&amp;IF([.K225]=&quot;&quot;;[.K225];[.$K$3]&amp;&quot;,&quot;)&amp;IF([.L225]=&quot;&quot;;[.L225];[.$L$3]&amp;&quot;,&quot;)&amp;IF([.M225]=&quot;&quot;;[.M225];[.$M$3]&amp;&quot;,&quot;)" office:value-type="string" office:string-value="A,C," calcext:value-type="string">
            <text:p>A,C,</text:p>
          </table:table-cell>
          <table:table-cell table:formula="of:=IF(UPPER([.I225]&amp;[.J225]&amp;[.K225]&amp;[.L225]&amp;[.M225])=&quot;XXXXX&quot;;&quot;null&quot;;&quot;'&quot;&amp;LEFT([.N225];LEN([.N225]) - 1)&amp;&quot;'&quot;)" office:value-type="string" office:string-value="'A,C'" calcext:value-type="string">
            <text:p>'A,C'</text:p>
          </table:table-cell>
          <table:table-cell/>
          <table:table-cell table:formula="of:=&quot;(&quot;&amp;[.A225]&amp;&quot;,'&quot;&amp;[.B225]&amp;&quot;',&quot;&amp;[.H225]&amp;&quot;,&quot;&amp;[.O225]&amp;&quot;,0,CURDATE(),CURDATE())&quot;&amp;IF(INDIRECT(ADDRESS(ROW([.A225])+1;1))&gt;0;&quot;,&quot;;&quot;;&quot;)" office:value-type="string" office:string-value="(222,'C1SLF2',2,'A,C',0,CURDATE(),CURDATE())," calcext:value-type="string">
            <text:p>(222,'C1SLF2',2,'A,C',0,CURDATE(),CURDATE()),</text:p>
          </table:table-cell>
          <table:table-cell table:number-columns-repeated="1007"/>
        </table:table-row>
        <table:table-row table:style-name="ro10">
          <table:table-cell table:formula="of:=ROW([.A226])-3" office:value-type="float" office:value="223" calcext:value-type="float">
            <text:p>223</text:p>
          </table:table-cell>
          <table:table-cell office:value-type="string" calcext:value-type="string">
            <text:p>C1DOF2</text:p>
          </table:table-cell>
          <table:table-cell office:value-type="string" calcext:value-type="string">
            <text:p>DO fartlek 25 a salire</text:p>
          </table:table-cell>
          <table:table-cell table:style-name="ce132" table:formula="of:=COUNTIF([.$B$4:.$B$343];[.B226])" office:value-type="float" office:value="1" calcext:value-type="float">
            <text:p>1</text:p>
          </table:table-cell>
          <table:table-cell table:style-name="ce250" table:formula="of:=COUNTIF([exercise_rows.$B$4:.$B$361];[.B226])" office:value-type="float" office:value="2" calcext:value-type="float">
            <text:p>2</text:p>
          </table:table-cell>
          <table:table-cell table:style-name="ce373" table:formula="of:=SUMIF([exercise_rows.$B$4:.$B$361];[.B226];[exercise_rows.$E$4:.$E$361])" office:value-type="float" office:value="100" calcext:value-type="float">
            <text:p>100</text:p>
          </table:table-cell>
          <table:table-cell table:formula="of:=SUMIF([exercise_rows.$B$4:.$B$361];[.B22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26]=&quot;&quot;;[.I226];[.$I$3]&amp;&quot;,&quot;)&amp;IF([.J226]=&quot;&quot;;[.J226];[.$J$3]&amp;&quot;,&quot;)&amp;IF([.K226]=&quot;&quot;;[.K226];[.$K$3]&amp;&quot;,&quot;)&amp;IF([.L226]=&quot;&quot;;[.L226];[.$L$3]&amp;&quot;,&quot;)&amp;IF([.M226]=&quot;&quot;;[.M226];[.$M$3]&amp;&quot;,&quot;)" office:value-type="string" office:string-value="A,C," calcext:value-type="string">
            <text:p>A,C,</text:p>
          </table:table-cell>
          <table:table-cell table:formula="of:=IF(UPPER([.I226]&amp;[.J226]&amp;[.K226]&amp;[.L226]&amp;[.M226])=&quot;XXXXX&quot;;&quot;null&quot;;&quot;'&quot;&amp;LEFT([.N226];LEN([.N226]) - 1)&amp;&quot;'&quot;)" office:value-type="string" office:string-value="'A,C'" calcext:value-type="string">
            <text:p>'A,C'</text:p>
          </table:table-cell>
          <table:table-cell/>
          <table:table-cell table:formula="of:=&quot;(&quot;&amp;[.A226]&amp;&quot;,'&quot;&amp;[.B226]&amp;&quot;',&quot;&amp;[.H226]&amp;&quot;,&quot;&amp;[.O226]&amp;&quot;,0,CURDATE(),CURDATE())&quot;&amp;IF(INDIRECT(ADDRESS(ROW([.A226])+1;1))&gt;0;&quot;,&quot;;&quot;;&quot;)" office:value-type="string" office:string-value="(223,'C1DOF2',2,'A,C',0,CURDATE(),CURDATE())," calcext:value-type="string">
            <text:p>(223,'C1DOF2',2,'A,C',0,CURDATE(),CURDATE()),</text:p>
          </table:table-cell>
          <table:table-cell table:number-columns-repeated="1007"/>
        </table:table-row>
        <table:table-row table:style-name="ro10">
          <table:table-cell table:formula="of:=ROW([.A227])-3" office:value-type="float" office:value="224" calcext:value-type="float">
            <text:p>224</text:p>
          </table:table-cell>
          <table:table-cell office:value-type="string" calcext:value-type="string">
            <text:p>C1MIF2</text:p>
          </table:table-cell>
          <table:table-cell office:value-type="string" calcext:value-type="string">
            <text:p>MI fartlek 25 a salire</text:p>
          </table:table-cell>
          <table:table-cell table:style-name="ce133" table:formula="of:=COUNTIF([.$B$4:.$B$343];[.B227])" office:value-type="float" office:value="1" calcext:value-type="float">
            <text:p>1</text:p>
          </table:table-cell>
          <table:table-cell table:style-name="ce251" table:formula="of:=COUNTIF([exercise_rows.$B$4:.$B$361];[.B227])" office:value-type="float" office:value="2" calcext:value-type="float">
            <text:p>2</text:p>
          </table:table-cell>
          <table:table-cell table:style-name="ce374" table:formula="of:=SUMIF([exercise_rows.$B$4:.$B$361];[.B227];[exercise_rows.$E$4:.$E$361])" office:value-type="float" office:value="100" calcext:value-type="float">
            <text:p>100</text:p>
          </table:table-cell>
          <table:table-cell table:formula="of:=SUMIF([exercise_rows.$B$4:.$B$361];[.B22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27]=&quot;&quot;;[.I227];[.$I$3]&amp;&quot;,&quot;)&amp;IF([.J227]=&quot;&quot;;[.J227];[.$J$3]&amp;&quot;,&quot;)&amp;IF([.K227]=&quot;&quot;;[.K227];[.$K$3]&amp;&quot;,&quot;)&amp;IF([.L227]=&quot;&quot;;[.L227];[.$L$3]&amp;&quot;,&quot;)&amp;IF([.M227]=&quot;&quot;;[.M227];[.$M$3]&amp;&quot;,&quot;)" office:value-type="string" office:string-value="A,C," calcext:value-type="string">
            <text:p>A,C,</text:p>
          </table:table-cell>
          <table:table-cell table:formula="of:=IF(UPPER([.I227]&amp;[.J227]&amp;[.K227]&amp;[.L227]&amp;[.M227])=&quot;XXXXX&quot;;&quot;null&quot;;&quot;'&quot;&amp;LEFT([.N227];LEN([.N227]) - 1)&amp;&quot;'&quot;)" office:value-type="string" office:string-value="'A,C'" calcext:value-type="string">
            <text:p>'A,C'</text:p>
          </table:table-cell>
          <table:table-cell/>
          <table:table-cell table:formula="of:=&quot;(&quot;&amp;[.A227]&amp;&quot;,'&quot;&amp;[.B227]&amp;&quot;',&quot;&amp;[.H227]&amp;&quot;,&quot;&amp;[.O227]&amp;&quot;,0,CURDATE(),CURDATE())&quot;&amp;IF(INDIRECT(ADDRESS(ROW([.A227])+1;1))&gt;0;&quot;,&quot;;&quot;;&quot;)" office:value-type="string" office:string-value="(224,'C1MIF2',2,'A,C',0,CURDATE(),CURDATE());" calcext:value-type="string">
            <text:p>(224,'C1MIF2',2,'A,C',0,CURDATE(),CURDATE());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138"/>
          <table:table-cell table:style-name="ce257"/>
          <table:table-cell table:number-columns-repeated="1018"/>
        </table:table-row>
        <table:table-row table:style-name="ro10">
          <table:table-cell table:formula="of:=ROW([.A229])-3" office:value-type="float" office:value="226" calcext:value-type="float">
            <text:p>226</text:p>
          </table:table-cell>
          <table:table-cell office:value-type="string" calcext:value-type="string">
            <text:p>A2MIND</text:p>
          </table:table-cell>
          <table:table-cell office:value-type="string" calcext:value-type="string">
            <text:p>MI no delfo</text:p>
          </table:table-cell>
          <table:table-cell table:style-name="ce134" table:formula="of:=COUNTIF([.$B$4:.$B$343];[.B229])" office:value-type="float" office:value="1" calcext:value-type="float">
            <text:p>1</text:p>
          </table:table-cell>
          <table:table-cell table:style-name="ce252" table:formula="of:=COUNTIF([exercise_rows.$B$4:.$B$361];[.B229])" office:value-type="float" office:value="4" calcext:value-type="float">
            <text:p>4</text:p>
          </table:table-cell>
          <table:table-cell table:style-name="ce375" table:formula="of:=SUMIF([exercise_rows.$B$4:.$B$361];[.B229];[exercise_rows.$E$4:.$E$361])" office:value-type="float" office:value="100" calcext:value-type="float">
            <text:p>100</text:p>
          </table:table-cell>
          <table:table-cell table:formula="of:=SUMIF([exercise_rows.$B$4:.$B$361];[.B22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29]=&quot;&quot;;[.I229];[.$I$3]&amp;&quot;,&quot;)&amp;IF([.J229]=&quot;&quot;;[.J229];[.$J$3]&amp;&quot;,&quot;)&amp;IF([.K229]=&quot;&quot;;[.K229];[.$K$3]&amp;&quot;,&quot;)&amp;IF([.L229]=&quot;&quot;;[.L229];[.$L$3]&amp;&quot;,&quot;)&amp;IF([.M229]=&quot;&quot;;[.M229];[.$M$3]&amp;&quot;,&quot;)" office:value-type="string" office:string-value="A,C," calcext:value-type="string">
            <text:p>A,C,</text:p>
          </table:table-cell>
          <table:table-cell table:formula="of:=IF(UPPER([.I229]&amp;[.J229]&amp;[.K229]&amp;[.L229]&amp;[.M229])=&quot;XXXXX&quot;;&quot;null&quot;;&quot;'&quot;&amp;LEFT([.N229];LEN([.N229]) - 1)&amp;&quot;'&quot;)" office:value-type="string" office:string-value="'A,C'" calcext:value-type="string">
            <text:p>'A,C'</text:p>
          </table:table-cell>
          <table:table-cell/>
          <table:table-cell table:formula="of:=&quot;(&quot;&amp;[.A229]&amp;&quot;,'&quot;&amp;[.B229]&amp;&quot;',&quot;&amp;[.H229]&amp;&quot;,&quot;&amp;[.O229]&amp;&quot;,0,CURDATE(),CURDATE())&quot;&amp;IF(INDIRECT(ADDRESS(ROW([.A229])+1;1))&gt;0;&quot;,&quot;;&quot;;&quot;)" office:value-type="string" office:string-value="(226,'A2MIND',2,'A,C',0,CURDATE(),CURDATE())," calcext:value-type="string">
            <text:p>(226,'A2MIND',2,'A,C',0,CURDATE(),CURDATE()),</text:p>
          </table:table-cell>
          <table:table-cell table:number-columns-repeated="1007"/>
        </table:table-row>
        <table:table-row table:style-name="ro10">
          <table:table-cell table:formula="of:=ROW([.A230])-3" office:value-type="float" office:value="227" calcext:value-type="float">
            <text:p>227</text:p>
          </table:table-cell>
          <table:table-cell office:value-type="string" calcext:value-type="string">
            <text:p>A2SLCG</text:p>
          </table:table-cell>
          <table:table-cell office:value-type="string" calcext:value-type="string">
            <text:p>SL gambe/completo cambio 25</text:p>
          </table:table-cell>
          <table:table-cell table:style-name="ce135" table:formula="of:=COUNTIF([.$B$4:.$B$343];[.B230])" office:value-type="float" office:value="1" calcext:value-type="float">
            <text:p>1</text:p>
          </table:table-cell>
          <table:table-cell table:style-name="ce253" table:formula="of:=COUNTIF([exercise_rows.$B$4:.$B$361];[.B230])" office:value-type="float" office:value="2" calcext:value-type="float">
            <text:p>2</text:p>
          </table:table-cell>
          <table:table-cell table:style-name="ce376" table:formula="of:=SUMIF([exercise_rows.$B$4:.$B$361];[.B230];[exercise_rows.$E$4:.$E$361])" office:value-type="float" office:value="100" calcext:value-type="float">
            <text:p>100</text:p>
          </table:table-cell>
          <table:table-cell table:formula="of:=SUMIF([exercise_rows.$B$4:.$B$361];[.B23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30]=&quot;&quot;;[.I230];[.$I$3]&amp;&quot;,&quot;)&amp;IF([.J230]=&quot;&quot;;[.J230];[.$J$3]&amp;&quot;,&quot;)&amp;IF([.K230]=&quot;&quot;;[.K230];[.$K$3]&amp;&quot;,&quot;)&amp;IF([.L230]=&quot;&quot;;[.L230];[.$L$3]&amp;&quot;,&quot;)&amp;IF([.M230]=&quot;&quot;;[.M230];[.$M$3]&amp;&quot;,&quot;)" office:value-type="string" office:string-value="A,C," calcext:value-type="string">
            <text:p>A,C,</text:p>
          </table:table-cell>
          <table:table-cell table:formula="of:=IF(UPPER([.I230]&amp;[.J230]&amp;[.K230]&amp;[.L230]&amp;[.M230])=&quot;XXXXX&quot;;&quot;null&quot;;&quot;'&quot;&amp;LEFT([.N230];LEN([.N230]) - 1)&amp;&quot;'&quot;)" office:value-type="string" office:string-value="'A,C'" calcext:value-type="string">
            <text:p>'A,C'</text:p>
          </table:table-cell>
          <table:table-cell/>
          <table:table-cell table:formula="of:=&quot;(&quot;&amp;[.A230]&amp;&quot;,'&quot;&amp;[.B230]&amp;&quot;',&quot;&amp;[.H230]&amp;&quot;,&quot;&amp;[.O230]&amp;&quot;,0,CURDATE(),CURDATE())&quot;&amp;IF(INDIRECT(ADDRESS(ROW([.A230])+1;1))&gt;0;&quot;,&quot;;&quot;;&quot;)" office:value-type="string" office:string-value="(227,'A2SLCG',2,'A,C',0,CURDATE(),CURDATE())," calcext:value-type="string">
            <text:p>(227,'A2SLCG',2,'A,C',0,CURDATE(),CURDATE()),</text:p>
          </table:table-cell>
          <table:table-cell table:number-columns-repeated="1007"/>
        </table:table-row>
        <table:table-row table:style-name="ro10">
          <table:table-cell table:formula="of:=ROW([.A231])-3" office:value-type="float" office:value="228" calcext:value-type="float">
            <text:p>228</text:p>
          </table:table-cell>
          <table:table-cell office:value-type="string" calcext:value-type="string">
            <text:p>A2DOCG</text:p>
          </table:table-cell>
          <table:table-cell office:value-type="string" calcext:value-type="string">
            <text:p>DO gambe/completo cambio 25</text:p>
          </table:table-cell>
          <table:table-cell table:style-name="ce136" table:formula="of:=COUNTIF([.$B$4:.$B$343];[.B231])" office:value-type="float" office:value="1" calcext:value-type="float">
            <text:p>1</text:p>
          </table:table-cell>
          <table:table-cell table:style-name="ce254" table:formula="of:=COUNTIF([exercise_rows.$B$4:.$B$361];[.B231])" office:value-type="float" office:value="2" calcext:value-type="float">
            <text:p>2</text:p>
          </table:table-cell>
          <table:table-cell table:style-name="ce377" table:formula="of:=SUMIF([exercise_rows.$B$4:.$B$361];[.B231];[exercise_rows.$E$4:.$E$361])" office:value-type="float" office:value="100" calcext:value-type="float">
            <text:p>100</text:p>
          </table:table-cell>
          <table:table-cell table:formula="of:=SUMIF([exercise_rows.$B$4:.$B$361];[.B23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31]=&quot;&quot;;[.I231];[.$I$3]&amp;&quot;,&quot;)&amp;IF([.J231]=&quot;&quot;;[.J231];[.$J$3]&amp;&quot;,&quot;)&amp;IF([.K231]=&quot;&quot;;[.K231];[.$K$3]&amp;&quot;,&quot;)&amp;IF([.L231]=&quot;&quot;;[.L231];[.$L$3]&amp;&quot;,&quot;)&amp;IF([.M231]=&quot;&quot;;[.M231];[.$M$3]&amp;&quot;,&quot;)" office:value-type="string" office:string-value="A,C," calcext:value-type="string">
            <text:p>A,C,</text:p>
          </table:table-cell>
          <table:table-cell table:formula="of:=IF(UPPER([.I231]&amp;[.J231]&amp;[.K231]&amp;[.L231]&amp;[.M231])=&quot;XXXXX&quot;;&quot;null&quot;;&quot;'&quot;&amp;LEFT([.N231];LEN([.N231]) - 1)&amp;&quot;'&quot;)" office:value-type="string" office:string-value="'A,C'" calcext:value-type="string">
            <text:p>'A,C'</text:p>
          </table:table-cell>
          <table:table-cell/>
          <table:table-cell table:formula="of:=&quot;(&quot;&amp;[.A231]&amp;&quot;,'&quot;&amp;[.B231]&amp;&quot;',&quot;&amp;[.H231]&amp;&quot;,&quot;&amp;[.O231]&amp;&quot;,0,CURDATE(),CURDATE())&quot;&amp;IF(INDIRECT(ADDRESS(ROW([.A231])+1;1))&gt;0;&quot;,&quot;;&quot;;&quot;)" office:value-type="string" office:string-value="(228,'A2DOCG',2,'A,C',0,CURDATE(),CURDATE())," calcext:value-type="string">
            <text:p>(228,'A2DOCG',2,'A,C',0,CURDATE(),CURDATE()),</text:p>
          </table:table-cell>
          <table:table-cell table:number-columns-repeated="1007"/>
        </table:table-row>
        <table:table-row table:style-name="ro10">
          <table:table-cell table:formula="of:=ROW([.A232])-3" office:value-type="float" office:value="229" calcext:value-type="float">
            <text:p>229</text:p>
          </table:table-cell>
          <table:table-cell office:value-type="string" calcext:value-type="string">
            <text:p>A2MICG</text:p>
          </table:table-cell>
          <table:table-cell office:value-type="string" calcext:value-type="string">
            <text:p>MI gambe/completo cambio 25</text:p>
          </table:table-cell>
          <table:table-cell table:style-name="ce137" table:formula="of:=COUNTIF([.$B$4:.$B$343];[.B232])" office:value-type="float" office:value="1" calcext:value-type="float">
            <text:p>1</text:p>
          </table:table-cell>
          <table:table-cell table:style-name="ce255" table:formula="of:=COUNTIF([exercise_rows.$B$4:.$B$361];[.B232])" office:value-type="float" office:value="2" calcext:value-type="float">
            <text:p>2</text:p>
          </table:table-cell>
          <table:table-cell table:style-name="ce378" table:formula="of:=SUMIF([exercise_rows.$B$4:.$B$361];[.B232];[exercise_rows.$E$4:.$E$361])" office:value-type="float" office:value="100" calcext:value-type="float">
            <text:p>100</text:p>
          </table:table-cell>
          <table:table-cell table:formula="of:=SUMIF([exercise_rows.$B$4:.$B$361];[.B23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2" table:style-name="ce381" office:value-type="string" calcext:value-type="string">
            <text:p>x</text:p>
          </table:table-cell>
          <table:table-cell table:style-name="ce381"/>
          <table:table-cell table:formula="of:=IF([.I232]=&quot;&quot;;[.I232];[.$I$3]&amp;&quot;,&quot;)&amp;IF([.J232]=&quot;&quot;;[.J232];[.$J$3]&amp;&quot;,&quot;)&amp;IF([.K232]=&quot;&quot;;[.K232];[.$K$3]&amp;&quot;,&quot;)&amp;IF([.L232]=&quot;&quot;;[.L232];[.$L$3]&amp;&quot;,&quot;)&amp;IF([.M232]=&quot;&quot;;[.M232];[.$M$3]&amp;&quot;,&quot;)" office:value-type="string" office:string-value="A,C," calcext:value-type="string">
            <text:p>A,C,</text:p>
          </table:table-cell>
          <table:table-cell table:formula="of:=IF(UPPER([.I232]&amp;[.J232]&amp;[.K232]&amp;[.L232]&amp;[.M232])=&quot;XXXXX&quot;;&quot;null&quot;;&quot;'&quot;&amp;LEFT([.N232];LEN([.N232]) - 1)&amp;&quot;'&quot;)" office:value-type="string" office:string-value="'A,C'" calcext:value-type="string">
            <text:p>'A,C'</text:p>
          </table:table-cell>
          <table:table-cell/>
          <table:table-cell table:formula="of:=&quot;(&quot;&amp;[.A232]&amp;&quot;,'&quot;&amp;[.B232]&amp;&quot;',&quot;&amp;[.H232]&amp;&quot;,&quot;&amp;[.O232]&amp;&quot;,0,CURDATE(),CURDATE())&quot;&amp;IF(INDIRECT(ADDRESS(ROW([.A232])+1;1))&gt;0;&quot;,&quot;;&quot;;&quot;)" office:value-type="string" office:string-value="(229,'A2MICG',2,'A,C',0,CURDATE(),CURDATE());" calcext:value-type="string">
            <text:p>(229,'A2MICG',2,'A,C',0,CURDATE(),CURDATE());</text:p>
          </table:table-cell>
          <table:table-cell table:number-columns-repeated="1007"/>
        </table:table-row>
        <table:table-row table:style-name="ro3" table:number-rows-repeated="13">
          <table:table-cell table:number-columns-repeated="4"/>
          <table:table-cell table:style-name="ce138"/>
          <table:table-cell table:style-name="ce257"/>
          <table:table-cell table:number-columns-repeated="1018"/>
        </table:table-row>
        <table:table-row table:style-name="ro5" table:number-rows-repeated="4">
          <table:table-cell table:number-columns-repeated="4"/>
          <table:table-cell table:style-name="ce138"/>
          <table:table-cell table:style-name="ce257"/>
          <table:table-cell table:number-columns-repeated="1018"/>
        </table:table-row>
        <table:table-row table:style-name="ro3" table:number-rows-repeated="48">
          <table:table-cell table:number-columns-repeated="4"/>
          <table:table-cell table:style-name="ce138"/>
          <table:table-cell table:style-name="ce257"/>
          <table:table-cell table:number-columns-repeated="1018"/>
        </table:table-row>
        <table:table-row table:style-name="ro5" table:number-rows-repeated="7">
          <table:table-cell table:number-columns-repeated="4"/>
          <table:table-cell table:style-name="ce138"/>
          <table:table-cell table:style-name="ce257"/>
          <table:table-cell table:number-columns-repeated="1018"/>
        </table:table-row>
        <table:table-row table:style-name="ro3" table:number-rows-repeated="155">
          <table:table-cell table:number-columns-repeated="4"/>
          <table:table-cell table:style-name="ce138"/>
          <table:table-cell table:style-name="ce257"/>
          <table:table-cell table:number-columns-repeated="1018"/>
        </table:table-row>
        <table:table-row table:style-name="ro3" table:number-rows-repeated="104811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exercises.F233:exercises.F459 exercises.F14:exercises.F28 exercises.F30:exercises.F31 exercises.F4:exercises.F12 exercises.F47:exercises.F63 exercises.F43:exercises.F45 exercises.F33:exercises.F37 exercises.F218:exercises.F221 exercises.F226:exercises.F226 exercises.F89:exercises.F122 exercises.F83:exercises.F86 exercises.F74:exercises.F78 exercises.F228:exercises.F228">
            <calcext:condition calcext:apply-style-name="Errore" calcext:value="&lt;100" calcext:base-cell-address="exercises.F4"/>
          </calcext:conditional-format>
          <calcext:conditional-format calcext:target-range-address="exercises.E233:exercises.E459 exercises.E14:exercises.E28 exercises.E30:exercises.E31 exercises.E4:exercises.E12 exercises.E47:exercises.E63 exercises.E43:exercises.E45 exercises.E33:exercises.E37 exercises.E218:exercises.E221 exercises.E226:exercises.E226 exercises.E89:exercises.E122 exercises.E83:exercises.E86 exercises.E74:exercises.E78 exercises.E228:exercises.E228">
            <calcext:condition calcext:apply-style-name="Errore" calcext:value="=0" calcext:base-cell-address="exercises.E4"/>
          </calcext:conditional-format>
          <calcext:conditional-format calcext:target-range-address="exercises.D14:exercises.D28 exercises.D30:exercises.D31 exercises.D4:exercises.D12 exercises.D47:exercises.D63 exercises.D43:exercises.D45 exercises.D33:exercises.D37 exercises.D89:exercises.D122 exercises.D83:exercises.D86 exercises.D74:exercises.D78">
            <calcext:condition calcext:apply-style-name="Errore" calcext:value="&gt;1" calcext:base-cell-address="exercises.D4"/>
          </calcext:conditional-format>
          <calcext:conditional-format calcext:target-range-address="exercises.F141:exercises.F141">
            <calcext:condition calcext:apply-style-name="Errore" calcext:value="&lt;100" calcext:base-cell-address="exercises.F141"/>
          </calcext:conditional-format>
          <calcext:conditional-format calcext:target-range-address="exercises.E141:exercises.E141">
            <calcext:condition calcext:apply-style-name="Errore" calcext:value="=0" calcext:base-cell-address="exercises.E141"/>
          </calcext:conditional-format>
          <calcext:conditional-format calcext:target-range-address="exercises.D141:exercises.D141">
            <calcext:condition calcext:apply-style-name="Errore" calcext:value="&gt;1" calcext:base-cell-address="exercises.D141"/>
          </calcext:conditional-format>
          <calcext:conditional-format calcext:target-range-address="exercises.F156:exercises.F156">
            <calcext:condition calcext:apply-style-name="Errore" calcext:value="&lt;100" calcext:base-cell-address="exercises.F156"/>
          </calcext:conditional-format>
          <calcext:conditional-format calcext:target-range-address="exercises.E156:exercises.E156">
            <calcext:condition calcext:apply-style-name="Errore" calcext:value="=0" calcext:base-cell-address="exercises.E156"/>
          </calcext:conditional-format>
          <calcext:conditional-format calcext:target-range-address="exercises.D156:exercises.D156">
            <calcext:condition calcext:apply-style-name="Errore" calcext:value="&gt;1" calcext:base-cell-address="exercises.D156"/>
          </calcext:conditional-format>
          <calcext:conditional-format calcext:target-range-address="exercises.F199:exercises.F199">
            <calcext:condition calcext:apply-style-name="Errore" calcext:value="&lt;100" calcext:base-cell-address="exercises.F199"/>
          </calcext:conditional-format>
          <calcext:conditional-format calcext:target-range-address="exercises.E199:exercises.E199">
            <calcext:condition calcext:apply-style-name="Errore" calcext:value="=0" calcext:base-cell-address="exercises.E199"/>
          </calcext:conditional-format>
          <calcext:conditional-format calcext:target-range-address="exercises.D199:exercises.D199">
            <calcext:condition calcext:apply-style-name="Errore" calcext:value="&gt;1" calcext:base-cell-address="exercises.D199"/>
          </calcext:conditional-format>
          <calcext:conditional-format calcext:target-range-address="exercises.F191:exercises.F191">
            <calcext:condition calcext:apply-style-name="Errore" calcext:value="&lt;100" calcext:base-cell-address="exercises.F191"/>
          </calcext:conditional-format>
          <calcext:conditional-format calcext:target-range-address="exercises.E191:exercises.E191">
            <calcext:condition calcext:apply-style-name="Errore" calcext:value="=0" calcext:base-cell-address="exercises.E191"/>
          </calcext:conditional-format>
          <calcext:conditional-format calcext:target-range-address="exercises.D191:exercises.D191">
            <calcext:condition calcext:apply-style-name="Errore" calcext:value="&gt;1" calcext:base-cell-address="exercises.D191"/>
          </calcext:conditional-format>
          <calcext:conditional-format calcext:target-range-address="exercises.F29:exercises.F29">
            <calcext:condition calcext:apply-style-name="Errore" calcext:value="&lt;100" calcext:base-cell-address="exercises.F29"/>
          </calcext:conditional-format>
          <calcext:conditional-format calcext:target-range-address="exercises.E29:exercises.E29">
            <calcext:condition calcext:apply-style-name="Errore" calcext:value="=0" calcext:base-cell-address="exercises.E29"/>
          </calcext:conditional-format>
          <calcext:conditional-format calcext:target-range-address="exercises.D29:exercises.D29">
            <calcext:condition calcext:apply-style-name="Errore" calcext:value="&gt;1" calcext:base-cell-address="exercises.D29"/>
          </calcext:conditional-format>
          <calcext:conditional-format calcext:target-range-address="exercises.F32:exercises.F32">
            <calcext:condition calcext:apply-style-name="Errore" calcext:value="&lt;100" calcext:base-cell-address="exercises.F32"/>
          </calcext:conditional-format>
          <calcext:conditional-format calcext:target-range-address="exercises.E32:exercises.E32">
            <calcext:condition calcext:apply-style-name="Errore" calcext:value="=0" calcext:base-cell-address="exercises.E32"/>
          </calcext:conditional-format>
          <calcext:conditional-format calcext:target-range-address="exercises.D32:exercises.D32">
            <calcext:condition calcext:apply-style-name="Errore" calcext:value="&gt;1" calcext:base-cell-address="exercises.D32"/>
          </calcext:conditional-format>
          <calcext:conditional-format calcext:target-range-address="exercises.F170:exercises.F170">
            <calcext:condition calcext:apply-style-name="Errore" calcext:value="&lt;100" calcext:base-cell-address="exercises.F170"/>
          </calcext:conditional-format>
          <calcext:conditional-format calcext:target-range-address="exercises.E170:exercises.E170">
            <calcext:condition calcext:apply-style-name="Errore" calcext:value="=0" calcext:base-cell-address="exercises.E170"/>
          </calcext:conditional-format>
          <calcext:conditional-format calcext:target-range-address="exercises.D170:exercises.D170">
            <calcext:condition calcext:apply-style-name="Errore" calcext:value="&gt;1" calcext:base-cell-address="exercises.D170"/>
          </calcext:conditional-format>
          <calcext:conditional-format calcext:target-range-address="exercises.F164:exercises.F164">
            <calcext:condition calcext:apply-style-name="Errore" calcext:value="&lt;100" calcext:base-cell-address="exercises.F164"/>
          </calcext:conditional-format>
          <calcext:conditional-format calcext:target-range-address="exercises.E164:exercises.E164">
            <calcext:condition calcext:apply-style-name="Errore" calcext:value="=0" calcext:base-cell-address="exercises.E164"/>
          </calcext:conditional-format>
          <calcext:conditional-format calcext:target-range-address="exercises.D164:exercises.D164">
            <calcext:condition calcext:apply-style-name="Errore" calcext:value="&gt;1" calcext:base-cell-address="exercises.D164"/>
          </calcext:conditional-format>
          <calcext:conditional-format calcext:target-range-address="exercises.F149:exercises.F149">
            <calcext:condition calcext:apply-style-name="Errore" calcext:value="&lt;100" calcext:base-cell-address="exercises.F149"/>
          </calcext:conditional-format>
          <calcext:conditional-format calcext:target-range-address="exercises.E149:exercises.E149">
            <calcext:condition calcext:apply-style-name="Errore" calcext:value="=0" calcext:base-cell-address="exercises.E149"/>
          </calcext:conditional-format>
          <calcext:conditional-format calcext:target-range-address="exercises.D149:exercises.D149">
            <calcext:condition calcext:apply-style-name="Errore" calcext:value="&gt;1" calcext:base-cell-address="exercises.D149"/>
          </calcext:conditional-format>
          <calcext:conditional-format calcext:target-range-address="exercises.F143:exercises.F143">
            <calcext:condition calcext:apply-style-name="Errore" calcext:value="&lt;100" calcext:base-cell-address="exercises.F143"/>
          </calcext:conditional-format>
          <calcext:conditional-format calcext:target-range-address="exercises.E143:exercises.E143">
            <calcext:condition calcext:apply-style-name="Errore" calcext:value="=0" calcext:base-cell-address="exercises.E143"/>
          </calcext:conditional-format>
          <calcext:conditional-format calcext:target-range-address="exercises.D143:exercises.D143">
            <calcext:condition calcext:apply-style-name="Errore" calcext:value="&gt;1" calcext:base-cell-address="exercises.D143"/>
          </calcext:conditional-format>
          <calcext:conditional-format calcext:target-range-address="exercises.F142:exercises.F142">
            <calcext:condition calcext:apply-style-name="Errore" calcext:value="&lt;100" calcext:base-cell-address="exercises.F142"/>
          </calcext:conditional-format>
          <calcext:conditional-format calcext:target-range-address="exercises.E142:exercises.E142">
            <calcext:condition calcext:apply-style-name="Errore" calcext:value="=0" calcext:base-cell-address="exercises.E142"/>
          </calcext:conditional-format>
          <calcext:conditional-format calcext:target-range-address="exercises.D142:exercises.D142">
            <calcext:condition calcext:apply-style-name="Errore" calcext:value="&gt;1" calcext:base-cell-address="exercises.D142"/>
          </calcext:conditional-format>
          <calcext:conditional-format calcext:target-range-address="exercises.F144:exercises.F144">
            <calcext:condition calcext:apply-style-name="Errore" calcext:value="&lt;100" calcext:base-cell-address="exercises.F144"/>
          </calcext:conditional-format>
          <calcext:conditional-format calcext:target-range-address="exercises.E144:exercises.E144">
            <calcext:condition calcext:apply-style-name="Errore" calcext:value="=0" calcext:base-cell-address="exercises.E144"/>
          </calcext:conditional-format>
          <calcext:conditional-format calcext:target-range-address="exercises.D144:exercises.D144">
            <calcext:condition calcext:apply-style-name="Errore" calcext:value="&gt;1" calcext:base-cell-address="exercises.D144"/>
          </calcext:conditional-format>
          <calcext:conditional-format calcext:target-range-address="exercises.F145:exercises.F145">
            <calcext:condition calcext:apply-style-name="Errore" calcext:value="&lt;100" calcext:base-cell-address="exercises.F145"/>
          </calcext:conditional-format>
          <calcext:conditional-format calcext:target-range-address="exercises.E145:exercises.E145">
            <calcext:condition calcext:apply-style-name="Errore" calcext:value="=0" calcext:base-cell-address="exercises.E145"/>
          </calcext:conditional-format>
          <calcext:conditional-format calcext:target-range-address="exercises.D145:exercises.D145">
            <calcext:condition calcext:apply-style-name="Errore" calcext:value="&gt;1" calcext:base-cell-address="exercises.D145"/>
          </calcext:conditional-format>
          <calcext:conditional-format calcext:target-range-address="exercises.F146:exercises.F146">
            <calcext:condition calcext:apply-style-name="Errore" calcext:value="&lt;100" calcext:base-cell-address="exercises.F146"/>
          </calcext:conditional-format>
          <calcext:conditional-format calcext:target-range-address="exercises.E146:exercises.E146">
            <calcext:condition calcext:apply-style-name="Errore" calcext:value="=0" calcext:base-cell-address="exercises.E146"/>
          </calcext:conditional-format>
          <calcext:conditional-format calcext:target-range-address="exercises.D146:exercises.D146">
            <calcext:condition calcext:apply-style-name="Errore" calcext:value="&gt;1" calcext:base-cell-address="exercises.D146"/>
          </calcext:conditional-format>
          <calcext:conditional-format calcext:target-range-address="exercises.F147:exercises.F147">
            <calcext:condition calcext:apply-style-name="Errore" calcext:value="&lt;100" calcext:base-cell-address="exercises.F147"/>
          </calcext:conditional-format>
          <calcext:conditional-format calcext:target-range-address="exercises.E147:exercises.E147">
            <calcext:condition calcext:apply-style-name="Errore" calcext:value="=0" calcext:base-cell-address="exercises.E147"/>
          </calcext:conditional-format>
          <calcext:conditional-format calcext:target-range-address="exercises.D147:exercises.D147">
            <calcext:condition calcext:apply-style-name="Errore" calcext:value="&gt;1" calcext:base-cell-address="exercises.D147"/>
          </calcext:conditional-format>
          <calcext:conditional-format calcext:target-range-address="exercises.F148:exercises.F148">
            <calcext:condition calcext:apply-style-name="Errore" calcext:value="&lt;100" calcext:base-cell-address="exercises.F148"/>
          </calcext:conditional-format>
          <calcext:conditional-format calcext:target-range-address="exercises.E148:exercises.E148">
            <calcext:condition calcext:apply-style-name="Errore" calcext:value="=0" calcext:base-cell-address="exercises.E148"/>
          </calcext:conditional-format>
          <calcext:conditional-format calcext:target-range-address="exercises.D148:exercises.D148">
            <calcext:condition calcext:apply-style-name="Errore" calcext:value="&gt;1" calcext:base-cell-address="exercises.D148"/>
          </calcext:conditional-format>
          <calcext:conditional-format calcext:target-range-address="exercises.F150:exercises.F150">
            <calcext:condition calcext:apply-style-name="Errore" calcext:value="&lt;100" calcext:base-cell-address="exercises.F150"/>
          </calcext:conditional-format>
          <calcext:conditional-format calcext:target-range-address="exercises.E150:exercises.E150">
            <calcext:condition calcext:apply-style-name="Errore" calcext:value="=0" calcext:base-cell-address="exercises.E150"/>
          </calcext:conditional-format>
          <calcext:conditional-format calcext:target-range-address="exercises.D150:exercises.D150">
            <calcext:condition calcext:apply-style-name="Errore" calcext:value="&gt;1" calcext:base-cell-address="exercises.D150"/>
          </calcext:conditional-format>
          <calcext:conditional-format calcext:target-range-address="exercises.F151:exercises.F151">
            <calcext:condition calcext:apply-style-name="Errore" calcext:value="&lt;100" calcext:base-cell-address="exercises.F151"/>
          </calcext:conditional-format>
          <calcext:conditional-format calcext:target-range-address="exercises.E151:exercises.E151">
            <calcext:condition calcext:apply-style-name="Errore" calcext:value="=0" calcext:base-cell-address="exercises.E151"/>
          </calcext:conditional-format>
          <calcext:conditional-format calcext:target-range-address="exercises.D151:exercises.D151">
            <calcext:condition calcext:apply-style-name="Errore" calcext:value="&gt;1" calcext:base-cell-address="exercises.D151"/>
          </calcext:conditional-format>
          <calcext:conditional-format calcext:target-range-address="exercises.F152:exercises.F152">
            <calcext:condition calcext:apply-style-name="Errore" calcext:value="&lt;100" calcext:base-cell-address="exercises.F152"/>
          </calcext:conditional-format>
          <calcext:conditional-format calcext:target-range-address="exercises.E152:exercises.E152">
            <calcext:condition calcext:apply-style-name="Errore" calcext:value="=0" calcext:base-cell-address="exercises.E152"/>
          </calcext:conditional-format>
          <calcext:conditional-format calcext:target-range-address="exercises.D152:exercises.D152">
            <calcext:condition calcext:apply-style-name="Errore" calcext:value="&gt;1" calcext:base-cell-address="exercises.D152"/>
          </calcext:conditional-format>
          <calcext:conditional-format calcext:target-range-address="exercises.F153:exercises.F153">
            <calcext:condition calcext:apply-style-name="Errore" calcext:value="&lt;100" calcext:base-cell-address="exercises.F153"/>
          </calcext:conditional-format>
          <calcext:conditional-format calcext:target-range-address="exercises.E153:exercises.E153">
            <calcext:condition calcext:apply-style-name="Errore" calcext:value="=0" calcext:base-cell-address="exercises.E153"/>
          </calcext:conditional-format>
          <calcext:conditional-format calcext:target-range-address="exercises.D153:exercises.D153">
            <calcext:condition calcext:apply-style-name="Errore" calcext:value="&gt;1" calcext:base-cell-address="exercises.D153"/>
          </calcext:conditional-format>
          <calcext:conditional-format calcext:target-range-address="exercises.F154:exercises.F154">
            <calcext:condition calcext:apply-style-name="Errore" calcext:value="&lt;100" calcext:base-cell-address="exercises.F154"/>
          </calcext:conditional-format>
          <calcext:conditional-format calcext:target-range-address="exercises.E154:exercises.E154">
            <calcext:condition calcext:apply-style-name="Errore" calcext:value="=0" calcext:base-cell-address="exercises.E154"/>
          </calcext:conditional-format>
          <calcext:conditional-format calcext:target-range-address="exercises.D154:exercises.D154">
            <calcext:condition calcext:apply-style-name="Errore" calcext:value="&gt;1" calcext:base-cell-address="exercises.D154"/>
          </calcext:conditional-format>
          <calcext:conditional-format calcext:target-range-address="exercises.F158:exercises.F158">
            <calcext:condition calcext:apply-style-name="Errore" calcext:value="&lt;100" calcext:base-cell-address="exercises.F158"/>
          </calcext:conditional-format>
          <calcext:conditional-format calcext:target-range-address="exercises.E158:exercises.E158">
            <calcext:condition calcext:apply-style-name="Errore" calcext:value="=0" calcext:base-cell-address="exercises.E158"/>
          </calcext:conditional-format>
          <calcext:conditional-format calcext:target-range-address="exercises.D158:exercises.D158">
            <calcext:condition calcext:apply-style-name="Errore" calcext:value="&gt;1" calcext:base-cell-address="exercises.D158"/>
          </calcext:conditional-format>
          <calcext:conditional-format calcext:target-range-address="exercises.F157:exercises.F157">
            <calcext:condition calcext:apply-style-name="Errore" calcext:value="&lt;100" calcext:base-cell-address="exercises.F157"/>
          </calcext:conditional-format>
          <calcext:conditional-format calcext:target-range-address="exercises.E157:exercises.E157">
            <calcext:condition calcext:apply-style-name="Errore" calcext:value="=0" calcext:base-cell-address="exercises.E157"/>
          </calcext:conditional-format>
          <calcext:conditional-format calcext:target-range-address="exercises.D157:exercises.D157">
            <calcext:condition calcext:apply-style-name="Errore" calcext:value="&gt;1" calcext:base-cell-address="exercises.D157"/>
          </calcext:conditional-format>
          <calcext:conditional-format calcext:target-range-address="exercises.F159:exercises.F159">
            <calcext:condition calcext:apply-style-name="Errore" calcext:value="&lt;100" calcext:base-cell-address="exercises.F159"/>
          </calcext:conditional-format>
          <calcext:conditional-format calcext:target-range-address="exercises.E159:exercises.E159">
            <calcext:condition calcext:apply-style-name="Errore" calcext:value="=0" calcext:base-cell-address="exercises.E159"/>
          </calcext:conditional-format>
          <calcext:conditional-format calcext:target-range-address="exercises.D159:exercises.D159">
            <calcext:condition calcext:apply-style-name="Errore" calcext:value="&gt;1" calcext:base-cell-address="exercises.D159"/>
          </calcext:conditional-format>
          <calcext:conditional-format calcext:target-range-address="exercises.F160:exercises.F160">
            <calcext:condition calcext:apply-style-name="Errore" calcext:value="&lt;100" calcext:base-cell-address="exercises.F160"/>
          </calcext:conditional-format>
          <calcext:conditional-format calcext:target-range-address="exercises.E160:exercises.E160">
            <calcext:condition calcext:apply-style-name="Errore" calcext:value="=0" calcext:base-cell-address="exercises.E160"/>
          </calcext:conditional-format>
          <calcext:conditional-format calcext:target-range-address="exercises.D160:exercises.D160">
            <calcext:condition calcext:apply-style-name="Errore" calcext:value="&gt;1" calcext:base-cell-address="exercises.D160"/>
          </calcext:conditional-format>
          <calcext:conditional-format calcext:target-range-address="exercises.F161:exercises.F161">
            <calcext:condition calcext:apply-style-name="Errore" calcext:value="&lt;100" calcext:base-cell-address="exercises.F161"/>
          </calcext:conditional-format>
          <calcext:conditional-format calcext:target-range-address="exercises.E161:exercises.E161">
            <calcext:condition calcext:apply-style-name="Errore" calcext:value="=0" calcext:base-cell-address="exercises.E161"/>
          </calcext:conditional-format>
          <calcext:conditional-format calcext:target-range-address="exercises.D161:exercises.D161">
            <calcext:condition calcext:apply-style-name="Errore" calcext:value="&gt;1" calcext:base-cell-address="exercises.D161"/>
          </calcext:conditional-format>
          <calcext:conditional-format calcext:target-range-address="exercises.F162:exercises.F162">
            <calcext:condition calcext:apply-style-name="Errore" calcext:value="&lt;100" calcext:base-cell-address="exercises.F162"/>
          </calcext:conditional-format>
          <calcext:conditional-format calcext:target-range-address="exercises.E162:exercises.E162">
            <calcext:condition calcext:apply-style-name="Errore" calcext:value="=0" calcext:base-cell-address="exercises.E162"/>
          </calcext:conditional-format>
          <calcext:conditional-format calcext:target-range-address="exercises.D162:exercises.D162">
            <calcext:condition calcext:apply-style-name="Errore" calcext:value="&gt;1" calcext:base-cell-address="exercises.D162"/>
          </calcext:conditional-format>
          <calcext:conditional-format calcext:target-range-address="exercises.F163:exercises.F163">
            <calcext:condition calcext:apply-style-name="Errore" calcext:value="&lt;100" calcext:base-cell-address="exercises.F163"/>
          </calcext:conditional-format>
          <calcext:conditional-format calcext:target-range-address="exercises.E163:exercises.E163">
            <calcext:condition calcext:apply-style-name="Errore" calcext:value="=0" calcext:base-cell-address="exercises.E163"/>
          </calcext:conditional-format>
          <calcext:conditional-format calcext:target-range-address="exercises.D163:exercises.D163">
            <calcext:condition calcext:apply-style-name="Errore" calcext:value="&gt;1" calcext:base-cell-address="exercises.D163"/>
          </calcext:conditional-format>
          <calcext:conditional-format calcext:target-range-address="exercises.F165:exercises.F165">
            <calcext:condition calcext:apply-style-name="Errore" calcext:value="&lt;100" calcext:base-cell-address="exercises.F165"/>
          </calcext:conditional-format>
          <calcext:conditional-format calcext:target-range-address="exercises.E165:exercises.E165">
            <calcext:condition calcext:apply-style-name="Errore" calcext:value="=0" calcext:base-cell-address="exercises.E165"/>
          </calcext:conditional-format>
          <calcext:conditional-format calcext:target-range-address="exercises.D165:exercises.D165">
            <calcext:condition calcext:apply-style-name="Errore" calcext:value="&gt;1" calcext:base-cell-address="exercises.D165"/>
          </calcext:conditional-format>
          <calcext:conditional-format calcext:target-range-address="exercises.F166:exercises.F166">
            <calcext:condition calcext:apply-style-name="Errore" calcext:value="&lt;100" calcext:base-cell-address="exercises.F166"/>
          </calcext:conditional-format>
          <calcext:conditional-format calcext:target-range-address="exercises.E166:exercises.E166">
            <calcext:condition calcext:apply-style-name="Errore" calcext:value="=0" calcext:base-cell-address="exercises.E166"/>
          </calcext:conditional-format>
          <calcext:conditional-format calcext:target-range-address="exercises.D166:exercises.D166">
            <calcext:condition calcext:apply-style-name="Errore" calcext:value="&gt;1" calcext:base-cell-address="exercises.D166"/>
          </calcext:conditional-format>
          <calcext:conditional-format calcext:target-range-address="exercises.F167:exercises.F167">
            <calcext:condition calcext:apply-style-name="Errore" calcext:value="&lt;100" calcext:base-cell-address="exercises.F167"/>
          </calcext:conditional-format>
          <calcext:conditional-format calcext:target-range-address="exercises.E167:exercises.E167">
            <calcext:condition calcext:apply-style-name="Errore" calcext:value="=0" calcext:base-cell-address="exercises.E167"/>
          </calcext:conditional-format>
          <calcext:conditional-format calcext:target-range-address="exercises.D167:exercises.D167">
            <calcext:condition calcext:apply-style-name="Errore" calcext:value="&gt;1" calcext:base-cell-address="exercises.D167"/>
          </calcext:conditional-format>
          <calcext:conditional-format calcext:target-range-address="exercises.F168:exercises.F168">
            <calcext:condition calcext:apply-style-name="Errore" calcext:value="&lt;100" calcext:base-cell-address="exercises.F168"/>
          </calcext:conditional-format>
          <calcext:conditional-format calcext:target-range-address="exercises.E168:exercises.E168">
            <calcext:condition calcext:apply-style-name="Errore" calcext:value="=0" calcext:base-cell-address="exercises.E168"/>
          </calcext:conditional-format>
          <calcext:conditional-format calcext:target-range-address="exercises.D168:exercises.D168">
            <calcext:condition calcext:apply-style-name="Errore" calcext:value="&gt;1" calcext:base-cell-address="exercises.D168"/>
          </calcext:conditional-format>
          <calcext:conditional-format calcext:target-range-address="exercises.F169:exercises.F169">
            <calcext:condition calcext:apply-style-name="Errore" calcext:value="&lt;100" calcext:base-cell-address="exercises.F169"/>
          </calcext:conditional-format>
          <calcext:conditional-format calcext:target-range-address="exercises.E169:exercises.E169">
            <calcext:condition calcext:apply-style-name="Errore" calcext:value="=0" calcext:base-cell-address="exercises.E169"/>
          </calcext:conditional-format>
          <calcext:conditional-format calcext:target-range-address="exercises.D169:exercises.D169">
            <calcext:condition calcext:apply-style-name="Errore" calcext:value="&gt;1" calcext:base-cell-address="exercises.D169"/>
          </calcext:conditional-format>
          <calcext:conditional-format calcext:target-range-address="exercises.F172:exercises.F172">
            <calcext:condition calcext:apply-style-name="Errore" calcext:value="&lt;100" calcext:base-cell-address="exercises.F172"/>
          </calcext:conditional-format>
          <calcext:conditional-format calcext:target-range-address="exercises.E172:exercises.E172">
            <calcext:condition calcext:apply-style-name="Errore" calcext:value="=0" calcext:base-cell-address="exercises.E172"/>
          </calcext:conditional-format>
          <calcext:conditional-format calcext:target-range-address="exercises.D172:exercises.D172">
            <calcext:condition calcext:apply-style-name="Errore" calcext:value="&gt;1" calcext:base-cell-address="exercises.D172"/>
          </calcext:conditional-format>
          <calcext:conditional-format calcext:target-range-address="exercises.F176:exercises.F176">
            <calcext:condition calcext:apply-style-name="Errore" calcext:value="&lt;100" calcext:base-cell-address="exercises.F176"/>
          </calcext:conditional-format>
          <calcext:conditional-format calcext:target-range-address="exercises.E176:exercises.E176">
            <calcext:condition calcext:apply-style-name="Errore" calcext:value="=0" calcext:base-cell-address="exercises.E176"/>
          </calcext:conditional-format>
          <calcext:conditional-format calcext:target-range-address="exercises.D176:exercises.D176">
            <calcext:condition calcext:apply-style-name="Errore" calcext:value="&gt;1" calcext:base-cell-address="exercises.D176"/>
          </calcext:conditional-format>
          <calcext:conditional-format calcext:target-range-address="exercises.F138:exercises.F139">
            <calcext:condition calcext:apply-style-name="Errore" calcext:value="&lt;100" calcext:base-cell-address="exercises.F138"/>
          </calcext:conditional-format>
          <calcext:conditional-format calcext:target-range-address="exercises.E138:exercises.E139">
            <calcext:condition calcext:apply-style-name="Errore" calcext:value="=0" calcext:base-cell-address="exercises.E138"/>
          </calcext:conditional-format>
          <calcext:conditional-format calcext:target-range-address="exercises.D138:exercises.D139">
            <calcext:condition calcext:apply-style-name="Errore" calcext:value="&gt;1" calcext:base-cell-address="exercises.D138"/>
          </calcext:conditional-format>
          <calcext:conditional-format calcext:target-range-address="exercises.F217:exercises.F221">
            <calcext:condition calcext:apply-style-name="Errore" calcext:value="&lt;100" calcext:base-cell-address="exercises.F217"/>
          </calcext:conditional-format>
          <calcext:conditional-format calcext:target-range-address="exercises.E217:exercises.E221">
            <calcext:condition calcext:apply-style-name="Errore" calcext:value="=0" calcext:base-cell-address="exercises.E217"/>
          </calcext:conditional-format>
          <calcext:conditional-format calcext:target-range-address="exercises.D217:exercises.D221">
            <calcext:condition calcext:apply-style-name="Errore" calcext:value="&gt;1" calcext:base-cell-address="exercises.D217"/>
          </calcext:conditional-format>
          <calcext:conditional-format calcext:target-range-address="exercises.F177:exercises.F177">
            <calcext:condition calcext:apply-style-name="Errore" calcext:value="&lt;100" calcext:base-cell-address="exercises.F177"/>
          </calcext:conditional-format>
          <calcext:conditional-format calcext:target-range-address="exercises.E177:exercises.E177">
            <calcext:condition calcext:apply-style-name="Errore" calcext:value="=0" calcext:base-cell-address="exercises.E177"/>
          </calcext:conditional-format>
          <calcext:conditional-format calcext:target-range-address="exercises.D177:exercises.D177">
            <calcext:condition calcext:apply-style-name="Errore" calcext:value="&gt;1" calcext:base-cell-address="exercises.D177"/>
          </calcext:conditional-format>
          <calcext:conditional-format calcext:target-range-address="exercises.F178:exercises.F178">
            <calcext:condition calcext:apply-style-name="Errore" calcext:value="&lt;100" calcext:base-cell-address="exercises.F178"/>
          </calcext:conditional-format>
          <calcext:conditional-format calcext:target-range-address="exercises.E178:exercises.E178">
            <calcext:condition calcext:apply-style-name="Errore" calcext:value="=0" calcext:base-cell-address="exercises.E178"/>
          </calcext:conditional-format>
          <calcext:conditional-format calcext:target-range-address="exercises.D178:exercises.D178">
            <calcext:condition calcext:apply-style-name="Errore" calcext:value="&gt;1" calcext:base-cell-address="exercises.D178"/>
          </calcext:conditional-format>
          <calcext:conditional-format calcext:target-range-address="exercises.F179:exercises.F179">
            <calcext:condition calcext:apply-style-name="Errore" calcext:value="&lt;100" calcext:base-cell-address="exercises.F179"/>
          </calcext:conditional-format>
          <calcext:conditional-format calcext:target-range-address="exercises.E179:exercises.E179">
            <calcext:condition calcext:apply-style-name="Errore" calcext:value="=0" calcext:base-cell-address="exercises.E179"/>
          </calcext:conditional-format>
          <calcext:conditional-format calcext:target-range-address="exercises.D179:exercises.D179">
            <calcext:condition calcext:apply-style-name="Errore" calcext:value="&gt;1" calcext:base-cell-address="exercises.D179"/>
          </calcext:conditional-format>
          <calcext:conditional-format calcext:target-range-address="exercises.F180:exercises.F180">
            <calcext:condition calcext:apply-style-name="Errore" calcext:value="&lt;100" calcext:base-cell-address="exercises.F180"/>
          </calcext:conditional-format>
          <calcext:conditional-format calcext:target-range-address="exercises.E180:exercises.E180">
            <calcext:condition calcext:apply-style-name="Errore" calcext:value="=0" calcext:base-cell-address="exercises.E180"/>
          </calcext:conditional-format>
          <calcext:conditional-format calcext:target-range-address="exercises.D180:exercises.D180">
            <calcext:condition calcext:apply-style-name="Errore" calcext:value="&gt;1" calcext:base-cell-address="exercises.D180"/>
          </calcext:conditional-format>
          <calcext:conditional-format calcext:target-range-address="exercises.F181:exercises.F181">
            <calcext:condition calcext:apply-style-name="Errore" calcext:value="&lt;100" calcext:base-cell-address="exercises.F181"/>
          </calcext:conditional-format>
          <calcext:conditional-format calcext:target-range-address="exercises.E181:exercises.E181">
            <calcext:condition calcext:apply-style-name="Errore" calcext:value="=0" calcext:base-cell-address="exercises.E181"/>
          </calcext:conditional-format>
          <calcext:conditional-format calcext:target-range-address="exercises.D181:exercises.D181">
            <calcext:condition calcext:apply-style-name="Errore" calcext:value="&gt;1" calcext:base-cell-address="exercises.D181"/>
          </calcext:conditional-format>
          <calcext:conditional-format calcext:target-range-address="exercises.F182:exercises.F182">
            <calcext:condition calcext:apply-style-name="Errore" calcext:value="&lt;100" calcext:base-cell-address="exercises.F182"/>
          </calcext:conditional-format>
          <calcext:conditional-format calcext:target-range-address="exercises.E182:exercises.E182">
            <calcext:condition calcext:apply-style-name="Errore" calcext:value="=0" calcext:base-cell-address="exercises.E182"/>
          </calcext:conditional-format>
          <calcext:conditional-format calcext:target-range-address="exercises.D182:exercises.D182">
            <calcext:condition calcext:apply-style-name="Errore" calcext:value="&gt;1" calcext:base-cell-address="exercises.D182"/>
          </calcext:conditional-format>
          <calcext:conditional-format calcext:target-range-address="exercises.F183:exercises.F183">
            <calcext:condition calcext:apply-style-name="Errore" calcext:value="&lt;100" calcext:base-cell-address="exercises.F183"/>
          </calcext:conditional-format>
          <calcext:conditional-format calcext:target-range-address="exercises.E183:exercises.E183">
            <calcext:condition calcext:apply-style-name="Errore" calcext:value="=0" calcext:base-cell-address="exercises.E183"/>
          </calcext:conditional-format>
          <calcext:conditional-format calcext:target-range-address="exercises.D183:exercises.D183">
            <calcext:condition calcext:apply-style-name="Errore" calcext:value="&gt;1" calcext:base-cell-address="exercises.D183"/>
          </calcext:conditional-format>
          <calcext:conditional-format calcext:target-range-address="exercises.F184:exercises.F184">
            <calcext:condition calcext:apply-style-name="Errore" calcext:value="&lt;100" calcext:base-cell-address="exercises.F184"/>
          </calcext:conditional-format>
          <calcext:conditional-format calcext:target-range-address="exercises.E184:exercises.E184">
            <calcext:condition calcext:apply-style-name="Errore" calcext:value="=0" calcext:base-cell-address="exercises.E184"/>
          </calcext:conditional-format>
          <calcext:conditional-format calcext:target-range-address="exercises.D184:exercises.D184">
            <calcext:condition calcext:apply-style-name="Errore" calcext:value="&gt;1" calcext:base-cell-address="exercises.D184"/>
          </calcext:conditional-format>
          <calcext:conditional-format calcext:target-range-address="exercises.F185:exercises.F185">
            <calcext:condition calcext:apply-style-name="Errore" calcext:value="&lt;100" calcext:base-cell-address="exercises.F185"/>
          </calcext:conditional-format>
          <calcext:conditional-format calcext:target-range-address="exercises.E185:exercises.E185">
            <calcext:condition calcext:apply-style-name="Errore" calcext:value="=0" calcext:base-cell-address="exercises.E185"/>
          </calcext:conditional-format>
          <calcext:conditional-format calcext:target-range-address="exercises.D185:exercises.D185">
            <calcext:condition calcext:apply-style-name="Errore" calcext:value="&gt;1" calcext:base-cell-address="exercises.D185"/>
          </calcext:conditional-format>
          <calcext:conditional-format calcext:target-range-address="exercises.F186:exercises.F186">
            <calcext:condition calcext:apply-style-name="Errore" calcext:value="&lt;100" calcext:base-cell-address="exercises.F186"/>
          </calcext:conditional-format>
          <calcext:conditional-format calcext:target-range-address="exercises.E186:exercises.E186">
            <calcext:condition calcext:apply-style-name="Errore" calcext:value="=0" calcext:base-cell-address="exercises.E186"/>
          </calcext:conditional-format>
          <calcext:conditional-format calcext:target-range-address="exercises.D186:exercises.D186">
            <calcext:condition calcext:apply-style-name="Errore" calcext:value="&gt;1" calcext:base-cell-address="exercises.D186"/>
          </calcext:conditional-format>
          <calcext:conditional-format calcext:target-range-address="exercises.F187:exercises.F187">
            <calcext:condition calcext:apply-style-name="Errore" calcext:value="&lt;100" calcext:base-cell-address="exercises.F187"/>
          </calcext:conditional-format>
          <calcext:conditional-format calcext:target-range-address="exercises.E187:exercises.E187">
            <calcext:condition calcext:apply-style-name="Errore" calcext:value="=0" calcext:base-cell-address="exercises.E187"/>
          </calcext:conditional-format>
          <calcext:conditional-format calcext:target-range-address="exercises.D187:exercises.D187">
            <calcext:condition calcext:apply-style-name="Errore" calcext:value="&gt;1" calcext:base-cell-address="exercises.D187"/>
          </calcext:conditional-format>
          <calcext:conditional-format calcext:target-range-address="exercises.F188:exercises.F188">
            <calcext:condition calcext:apply-style-name="Errore" calcext:value="&lt;100" calcext:base-cell-address="exercises.F188"/>
          </calcext:conditional-format>
          <calcext:conditional-format calcext:target-range-address="exercises.E188:exercises.E188">
            <calcext:condition calcext:apply-style-name="Errore" calcext:value="=0" calcext:base-cell-address="exercises.E188"/>
          </calcext:conditional-format>
          <calcext:conditional-format calcext:target-range-address="exercises.D188:exercises.D188">
            <calcext:condition calcext:apply-style-name="Errore" calcext:value="&gt;1" calcext:base-cell-address="exercises.D188"/>
          </calcext:conditional-format>
          <calcext:conditional-format calcext:target-range-address="exercises.F195:exercises.F195">
            <calcext:condition calcext:apply-style-name="Errore" calcext:value="&lt;100" calcext:base-cell-address="exercises.F195"/>
          </calcext:conditional-format>
          <calcext:conditional-format calcext:target-range-address="exercises.E195:exercises.E195">
            <calcext:condition calcext:apply-style-name="Errore" calcext:value="=0" calcext:base-cell-address="exercises.E195"/>
          </calcext:conditional-format>
          <calcext:conditional-format calcext:target-range-address="exercises.D195:exercises.D195">
            <calcext:condition calcext:apply-style-name="Errore" calcext:value="&gt;1" calcext:base-cell-address="exercises.D195"/>
          </calcext:conditional-format>
          <calcext:conditional-format calcext:target-range-address="exercises.F196:exercises.F196">
            <calcext:condition calcext:apply-style-name="Errore" calcext:value="&lt;100" calcext:base-cell-address="exercises.F196"/>
          </calcext:conditional-format>
          <calcext:conditional-format calcext:target-range-address="exercises.E196:exercises.E196">
            <calcext:condition calcext:apply-style-name="Errore" calcext:value="=0" calcext:base-cell-address="exercises.E196"/>
          </calcext:conditional-format>
          <calcext:conditional-format calcext:target-range-address="exercises.D196:exercises.D196">
            <calcext:condition calcext:apply-style-name="Errore" calcext:value="&gt;1" calcext:base-cell-address="exercises.D196"/>
          </calcext:conditional-format>
          <calcext:conditional-format calcext:target-range-address="exercises.F197:exercises.F197">
            <calcext:condition calcext:apply-style-name="Errore" calcext:value="&lt;100" calcext:base-cell-address="exercises.F197"/>
          </calcext:conditional-format>
          <calcext:conditional-format calcext:target-range-address="exercises.E197:exercises.E197">
            <calcext:condition calcext:apply-style-name="Errore" calcext:value="=0" calcext:base-cell-address="exercises.E197"/>
          </calcext:conditional-format>
          <calcext:conditional-format calcext:target-range-address="exercises.D197:exercises.D197">
            <calcext:condition calcext:apply-style-name="Errore" calcext:value="&gt;1" calcext:base-cell-address="exercises.D197"/>
          </calcext:conditional-format>
          <calcext:conditional-format calcext:target-range-address="exercises.F198:exercises.F198">
            <calcext:condition calcext:apply-style-name="Errore" calcext:value="&lt;100" calcext:base-cell-address="exercises.F198"/>
          </calcext:conditional-format>
          <calcext:conditional-format calcext:target-range-address="exercises.E198:exercises.E198">
            <calcext:condition calcext:apply-style-name="Errore" calcext:value="=0" calcext:base-cell-address="exercises.E198"/>
          </calcext:conditional-format>
          <calcext:conditional-format calcext:target-range-address="exercises.D198:exercises.D198">
            <calcext:condition calcext:apply-style-name="Errore" calcext:value="&gt;1" calcext:base-cell-address="exercises.D198"/>
          </calcext:conditional-format>
          <calcext:conditional-format calcext:target-range-address="exercises.F201:exercises.F201">
            <calcext:condition calcext:apply-style-name="Errore" calcext:value="&lt;100" calcext:base-cell-address="exercises.F201"/>
          </calcext:conditional-format>
          <calcext:conditional-format calcext:target-range-address="exercises.E201:exercises.E201">
            <calcext:condition calcext:apply-style-name="Errore" calcext:value="=0" calcext:base-cell-address="exercises.E201"/>
          </calcext:conditional-format>
          <calcext:conditional-format calcext:target-range-address="exercises.D201:exercises.D201">
            <calcext:condition calcext:apply-style-name="Errore" calcext:value="&gt;1" calcext:base-cell-address="exercises.D201"/>
          </calcext:conditional-format>
          <calcext:conditional-format calcext:target-range-address="exercises.F202:exercises.F202">
            <calcext:condition calcext:apply-style-name="Errore" calcext:value="&lt;100" calcext:base-cell-address="exercises.F202"/>
          </calcext:conditional-format>
          <calcext:conditional-format calcext:target-range-address="exercises.E202:exercises.E202">
            <calcext:condition calcext:apply-style-name="Errore" calcext:value="=0" calcext:base-cell-address="exercises.E202"/>
          </calcext:conditional-format>
          <calcext:conditional-format calcext:target-range-address="exercises.D202:exercises.D202">
            <calcext:condition calcext:apply-style-name="Errore" calcext:value="&gt;1" calcext:base-cell-address="exercises.D202"/>
          </calcext:conditional-format>
          <calcext:conditional-format calcext:target-range-address="exercises.F203:exercises.F203">
            <calcext:condition calcext:apply-style-name="Errore" calcext:value="&lt;100" calcext:base-cell-address="exercises.F203"/>
          </calcext:conditional-format>
          <calcext:conditional-format calcext:target-range-address="exercises.E203:exercises.E203">
            <calcext:condition calcext:apply-style-name="Errore" calcext:value="=0" calcext:base-cell-address="exercises.E203"/>
          </calcext:conditional-format>
          <calcext:conditional-format calcext:target-range-address="exercises.D203:exercises.D203">
            <calcext:condition calcext:apply-style-name="Errore" calcext:value="&gt;1" calcext:base-cell-address="exercises.D203"/>
          </calcext:conditional-format>
          <calcext:conditional-format calcext:target-range-address="exercises.F204:exercises.F204">
            <calcext:condition calcext:apply-style-name="Errore" calcext:value="&lt;100" calcext:base-cell-address="exercises.F204"/>
          </calcext:conditional-format>
          <calcext:conditional-format calcext:target-range-address="exercises.E204:exercises.E204">
            <calcext:condition calcext:apply-style-name="Errore" calcext:value="=0" calcext:base-cell-address="exercises.E204"/>
          </calcext:conditional-format>
          <calcext:conditional-format calcext:target-range-address="exercises.D204:exercises.D204">
            <calcext:condition calcext:apply-style-name="Errore" calcext:value="&gt;1" calcext:base-cell-address="exercises.D204"/>
          </calcext:conditional-format>
          <calcext:conditional-format calcext:target-range-address="exercises.F205:exercises.F205">
            <calcext:condition calcext:apply-style-name="Errore" calcext:value="&lt;100" calcext:base-cell-address="exercises.F205"/>
          </calcext:conditional-format>
          <calcext:conditional-format calcext:target-range-address="exercises.E205:exercises.E205">
            <calcext:condition calcext:apply-style-name="Errore" calcext:value="=0" calcext:base-cell-address="exercises.E205"/>
          </calcext:conditional-format>
          <calcext:conditional-format calcext:target-range-address="exercises.D205:exercises.D205">
            <calcext:condition calcext:apply-style-name="Errore" calcext:value="&gt;1" calcext:base-cell-address="exercises.D205"/>
          </calcext:conditional-format>
          <calcext:conditional-format calcext:target-range-address="exercises.F206:exercises.F206">
            <calcext:condition calcext:apply-style-name="Errore" calcext:value="&lt;100" calcext:base-cell-address="exercises.F206"/>
          </calcext:conditional-format>
          <calcext:conditional-format calcext:target-range-address="exercises.E206:exercises.E206">
            <calcext:condition calcext:apply-style-name="Errore" calcext:value="=0" calcext:base-cell-address="exercises.E206"/>
          </calcext:conditional-format>
          <calcext:conditional-format calcext:target-range-address="exercises.D206:exercises.D206">
            <calcext:condition calcext:apply-style-name="Errore" calcext:value="&gt;1" calcext:base-cell-address="exercises.D206"/>
          </calcext:conditional-format>
          <calcext:conditional-format calcext:target-range-address="exercises.F207:exercises.F207">
            <calcext:condition calcext:apply-style-name="Errore" calcext:value="&lt;100" calcext:base-cell-address="exercises.F207"/>
          </calcext:conditional-format>
          <calcext:conditional-format calcext:target-range-address="exercises.E207:exercises.E207">
            <calcext:condition calcext:apply-style-name="Errore" calcext:value="=0" calcext:base-cell-address="exercises.E207"/>
          </calcext:conditional-format>
          <calcext:conditional-format calcext:target-range-address="exercises.D207:exercises.D207">
            <calcext:condition calcext:apply-style-name="Errore" calcext:value="&gt;1" calcext:base-cell-address="exercises.D207"/>
          </calcext:conditional-format>
          <calcext:conditional-format calcext:target-range-address="exercises.F208:exercises.F208">
            <calcext:condition calcext:apply-style-name="Errore" calcext:value="&lt;100" calcext:base-cell-address="exercises.F208"/>
          </calcext:conditional-format>
          <calcext:conditional-format calcext:target-range-address="exercises.E208:exercises.E208">
            <calcext:condition calcext:apply-style-name="Errore" calcext:value="=0" calcext:base-cell-address="exercises.E208"/>
          </calcext:conditional-format>
          <calcext:conditional-format calcext:target-range-address="exercises.D208:exercises.D208">
            <calcext:condition calcext:apply-style-name="Errore" calcext:value="&gt;1" calcext:base-cell-address="exercises.D208"/>
          </calcext:conditional-format>
          <calcext:conditional-format calcext:target-range-address="exercises.F200:exercises.F200">
            <calcext:condition calcext:apply-style-name="Errore" calcext:value="&lt;100" calcext:base-cell-address="exercises.F200"/>
          </calcext:conditional-format>
          <calcext:conditional-format calcext:target-range-address="exercises.E200:exercises.E200">
            <calcext:condition calcext:apply-style-name="Errore" calcext:value="=0" calcext:base-cell-address="exercises.E200"/>
          </calcext:conditional-format>
          <calcext:conditional-format calcext:target-range-address="exercises.D200:exercises.D200">
            <calcext:condition calcext:apply-style-name="Errore" calcext:value="&gt;1" calcext:base-cell-address="exercises.D200"/>
          </calcext:conditional-format>
          <calcext:conditional-format calcext:target-range-address="exercises.F215:exercises.F215">
            <calcext:condition calcext:apply-style-name="Errore" calcext:value="&lt;100" calcext:base-cell-address="exercises.F215"/>
          </calcext:conditional-format>
          <calcext:conditional-format calcext:target-range-address="exercises.E215:exercises.E215">
            <calcext:condition calcext:apply-style-name="Errore" calcext:value="=0" calcext:base-cell-address="exercises.E215"/>
          </calcext:conditional-format>
          <calcext:conditional-format calcext:target-range-address="exercises.D215:exercises.D215">
            <calcext:condition calcext:apply-style-name="Errore" calcext:value="&gt;1" calcext:base-cell-address="exercises.D215"/>
          </calcext:conditional-format>
          <calcext:conditional-format calcext:target-range-address="exercises.F211:exercises.F211">
            <calcext:condition calcext:apply-style-name="Errore" calcext:value="&lt;100" calcext:base-cell-address="exercises.F211"/>
          </calcext:conditional-format>
          <calcext:conditional-format calcext:target-range-address="exercises.E211:exercises.E211">
            <calcext:condition calcext:apply-style-name="Errore" calcext:value="=0" calcext:base-cell-address="exercises.E211"/>
          </calcext:conditional-format>
          <calcext:conditional-format calcext:target-range-address="exercises.D211:exercises.D211">
            <calcext:condition calcext:apply-style-name="Errore" calcext:value="&gt;1" calcext:base-cell-address="exercises.D211"/>
          </calcext:conditional-format>
          <calcext:conditional-format calcext:target-range-address="exercises.F212:exercises.F212">
            <calcext:condition calcext:apply-style-name="Errore" calcext:value="&lt;100" calcext:base-cell-address="exercises.F212"/>
          </calcext:conditional-format>
          <calcext:conditional-format calcext:target-range-address="exercises.E212:exercises.E212">
            <calcext:condition calcext:apply-style-name="Errore" calcext:value="=0" calcext:base-cell-address="exercises.E212"/>
          </calcext:conditional-format>
          <calcext:conditional-format calcext:target-range-address="exercises.D212:exercises.D212">
            <calcext:condition calcext:apply-style-name="Errore" calcext:value="&gt;1" calcext:base-cell-address="exercises.D212"/>
          </calcext:conditional-format>
          <calcext:conditional-format calcext:target-range-address="exercises.F213:exercises.F213">
            <calcext:condition calcext:apply-style-name="Errore" calcext:value="&lt;100" calcext:base-cell-address="exercises.F213"/>
          </calcext:conditional-format>
          <calcext:conditional-format calcext:target-range-address="exercises.E213:exercises.E213">
            <calcext:condition calcext:apply-style-name="Errore" calcext:value="=0" calcext:base-cell-address="exercises.E213"/>
          </calcext:conditional-format>
          <calcext:conditional-format calcext:target-range-address="exercises.D213:exercises.D213">
            <calcext:condition calcext:apply-style-name="Errore" calcext:value="&gt;1" calcext:base-cell-address="exercises.D213"/>
          </calcext:conditional-format>
          <calcext:conditional-format calcext:target-range-address="exercises.F214:exercises.F214">
            <calcext:condition calcext:apply-style-name="Errore" calcext:value="&lt;100" calcext:base-cell-address="exercises.F214"/>
          </calcext:conditional-format>
          <calcext:conditional-format calcext:target-range-address="exercises.E214:exercises.E214">
            <calcext:condition calcext:apply-style-name="Errore" calcext:value="=0" calcext:base-cell-address="exercises.E214"/>
          </calcext:conditional-format>
          <calcext:conditional-format calcext:target-range-address="exercises.D214:exercises.D214">
            <calcext:condition calcext:apply-style-name="Errore" calcext:value="&gt;1" calcext:base-cell-address="exercises.D214"/>
          </calcext:conditional-format>
          <calcext:conditional-format calcext:target-range-address="exercises.F155:exercises.F155">
            <calcext:condition calcext:apply-style-name="Errore" calcext:value="&lt;100" calcext:base-cell-address="exercises.F155"/>
          </calcext:conditional-format>
          <calcext:conditional-format calcext:target-range-address="exercises.E155:exercises.E155">
            <calcext:condition calcext:apply-style-name="Errore" calcext:value="=0" calcext:base-cell-address="exercises.E155"/>
          </calcext:conditional-format>
          <calcext:conditional-format calcext:target-range-address="exercises.D155:exercises.D155">
            <calcext:condition calcext:apply-style-name="Errore" calcext:value="&gt;1" calcext:base-cell-address="exercises.D155"/>
          </calcext:conditional-format>
          <calcext:conditional-format calcext:target-range-address="exercises.F140:exercises.F140">
            <calcext:condition calcext:apply-style-name="Errore" calcext:value="&lt;100" calcext:base-cell-address="exercises.F140"/>
          </calcext:conditional-format>
          <calcext:conditional-format calcext:target-range-address="exercises.E140:exercises.E140">
            <calcext:condition calcext:apply-style-name="Errore" calcext:value="=0" calcext:base-cell-address="exercises.E140"/>
          </calcext:conditional-format>
          <calcext:conditional-format calcext:target-range-address="exercises.D140:exercises.D140">
            <calcext:condition calcext:apply-style-name="Errore" calcext:value="&gt;1" calcext:base-cell-address="exercises.D140"/>
          </calcext:conditional-format>
          <calcext:conditional-format calcext:target-range-address="exercises.F123:exercises.F124">
            <calcext:condition calcext:apply-style-name="Errore" calcext:value="&lt;100" calcext:base-cell-address="exercises.F123"/>
          </calcext:conditional-format>
          <calcext:conditional-format calcext:target-range-address="exercises.E123:exercises.E124">
            <calcext:condition calcext:apply-style-name="Errore" calcext:value="=0" calcext:base-cell-address="exercises.E123"/>
          </calcext:conditional-format>
          <calcext:conditional-format calcext:target-range-address="exercises.D123:exercises.D124">
            <calcext:condition calcext:apply-style-name="Errore" calcext:value="&gt;1" calcext:base-cell-address="exercises.D123"/>
          </calcext:conditional-format>
          <calcext:conditional-format calcext:target-range-address="exercises.F125:exercises.F126">
            <calcext:condition calcext:apply-style-name="Errore" calcext:value="&lt;100" calcext:base-cell-address="exercises.F125"/>
          </calcext:conditional-format>
          <calcext:conditional-format calcext:target-range-address="exercises.E125:exercises.E126">
            <calcext:condition calcext:apply-style-name="Errore" calcext:value="=0" calcext:base-cell-address="exercises.E125"/>
          </calcext:conditional-format>
          <calcext:conditional-format calcext:target-range-address="exercises.D125:exercises.D126">
            <calcext:condition calcext:apply-style-name="Errore" calcext:value="&gt;1" calcext:base-cell-address="exercises.D125"/>
          </calcext:conditional-format>
          <calcext:conditional-format calcext:target-range-address="exercises.F127:exercises.F127">
            <calcext:condition calcext:apply-style-name="Errore" calcext:value="&lt;100" calcext:base-cell-address="exercises.F127"/>
          </calcext:conditional-format>
          <calcext:conditional-format calcext:target-range-address="exercises.E127:exercises.E127">
            <calcext:condition calcext:apply-style-name="Errore" calcext:value="=0" calcext:base-cell-address="exercises.E127"/>
          </calcext:conditional-format>
          <calcext:conditional-format calcext:target-range-address="exercises.D127:exercises.D127">
            <calcext:condition calcext:apply-style-name="Errore" calcext:value="&gt;1" calcext:base-cell-address="exercises.D127"/>
          </calcext:conditional-format>
          <calcext:conditional-format calcext:target-range-address="exercises.F128:exercises.F128">
            <calcext:condition calcext:apply-style-name="Errore" calcext:value="&lt;100" calcext:base-cell-address="exercises.F128"/>
          </calcext:conditional-format>
          <calcext:conditional-format calcext:target-range-address="exercises.E128:exercises.E128">
            <calcext:condition calcext:apply-style-name="Errore" calcext:value="=0" calcext:base-cell-address="exercises.E128"/>
          </calcext:conditional-format>
          <calcext:conditional-format calcext:target-range-address="exercises.D128:exercises.D128">
            <calcext:condition calcext:apply-style-name="Errore" calcext:value="&gt;1" calcext:base-cell-address="exercises.D128"/>
          </calcext:conditional-format>
          <calcext:conditional-format calcext:target-range-address="exercises.F129:exercises.F129">
            <calcext:condition calcext:apply-style-name="Errore" calcext:value="&lt;100" calcext:base-cell-address="exercises.F129"/>
          </calcext:conditional-format>
          <calcext:conditional-format calcext:target-range-address="exercises.E129:exercises.E129">
            <calcext:condition calcext:apply-style-name="Errore" calcext:value="=0" calcext:base-cell-address="exercises.E129"/>
          </calcext:conditional-format>
          <calcext:conditional-format calcext:target-range-address="exercises.D129:exercises.D129">
            <calcext:condition calcext:apply-style-name="Errore" calcext:value="&gt;1" calcext:base-cell-address="exercises.D129"/>
          </calcext:conditional-format>
          <calcext:conditional-format calcext:target-range-address="exercises.F130:exercises.F130">
            <calcext:condition calcext:apply-style-name="Errore" calcext:value="&lt;100" calcext:base-cell-address="exercises.F130"/>
          </calcext:conditional-format>
          <calcext:conditional-format calcext:target-range-address="exercises.E130:exercises.E130">
            <calcext:condition calcext:apply-style-name="Errore" calcext:value="=0" calcext:base-cell-address="exercises.E130"/>
          </calcext:conditional-format>
          <calcext:conditional-format calcext:target-range-address="exercises.D130:exercises.D130">
            <calcext:condition calcext:apply-style-name="Errore" calcext:value="&gt;1" calcext:base-cell-address="exercises.D130"/>
          </calcext:conditional-format>
          <calcext:conditional-format calcext:target-range-address="exercises.F216:exercises.F216">
            <calcext:condition calcext:apply-style-name="Errore" calcext:value="&lt;100" calcext:base-cell-address="exercises.F216"/>
          </calcext:conditional-format>
          <calcext:conditional-format calcext:target-range-address="exercises.E216:exercises.E216">
            <calcext:condition calcext:apply-style-name="Errore" calcext:value="=0" calcext:base-cell-address="exercises.E216"/>
          </calcext:conditional-format>
          <calcext:conditional-format calcext:target-range-address="exercises.D216:exercises.D216">
            <calcext:condition calcext:apply-style-name="Errore" calcext:value="&gt;1" calcext:base-cell-address="exercises.D216"/>
          </calcext:conditional-format>
          <calcext:conditional-format calcext:target-range-address="exercises.F13:exercises.F13">
            <calcext:condition calcext:apply-style-name="Errore" calcext:value="&lt;100" calcext:base-cell-address="exercises.F13"/>
          </calcext:conditional-format>
          <calcext:conditional-format calcext:target-range-address="exercises.E13:exercises.E13">
            <calcext:condition calcext:apply-style-name="Errore" calcext:value="=0" calcext:base-cell-address="exercises.E13"/>
          </calcext:conditional-format>
          <calcext:conditional-format calcext:target-range-address="exercises.D13:exercises.D13">
            <calcext:condition calcext:apply-style-name="Errore" calcext:value="&gt;1" calcext:base-cell-address="exercises.D13"/>
          </calcext:conditional-format>
          <calcext:conditional-format calcext:target-range-address="exercises.F171:exercises.F171">
            <calcext:condition calcext:apply-style-name="Errore" calcext:value="&lt;100" calcext:base-cell-address="exercises.F171"/>
          </calcext:conditional-format>
          <calcext:conditional-format calcext:target-range-address="exercises.E171:exercises.E171">
            <calcext:condition calcext:apply-style-name="Errore" calcext:value="=0" calcext:base-cell-address="exercises.E171"/>
          </calcext:conditional-format>
          <calcext:conditional-format calcext:target-range-address="exercises.D171:exercises.D171">
            <calcext:condition calcext:apply-style-name="Errore" calcext:value="&gt;1" calcext:base-cell-address="exercises.D171"/>
          </calcext:conditional-format>
          <calcext:conditional-format calcext:target-range-address="exercises.F209:exercises.F209">
            <calcext:condition calcext:apply-style-name="Errore" calcext:value="&lt;100" calcext:base-cell-address="exercises.F209"/>
          </calcext:conditional-format>
          <calcext:conditional-format calcext:target-range-address="exercises.E209:exercises.E209">
            <calcext:condition calcext:apply-style-name="Errore" calcext:value="=0" calcext:base-cell-address="exercises.E209"/>
          </calcext:conditional-format>
          <calcext:conditional-format calcext:target-range-address="exercises.D209:exercises.D209">
            <calcext:condition calcext:apply-style-name="Errore" calcext:value="&gt;1" calcext:base-cell-address="exercises.D209"/>
          </calcext:conditional-format>
          <calcext:conditional-format calcext:target-range-address="exercises.F210:exercises.F210">
            <calcext:condition calcext:apply-style-name="Errore" calcext:value="&lt;100" calcext:base-cell-address="exercises.F210"/>
          </calcext:conditional-format>
          <calcext:conditional-format calcext:target-range-address="exercises.E210:exercises.E210">
            <calcext:condition calcext:apply-style-name="Errore" calcext:value="=0" calcext:base-cell-address="exercises.E210"/>
          </calcext:conditional-format>
          <calcext:conditional-format calcext:target-range-address="exercises.D210:exercises.D210">
            <calcext:condition calcext:apply-style-name="Errore" calcext:value="&gt;1" calcext:base-cell-address="exercises.D210"/>
          </calcext:conditional-format>
          <calcext:conditional-format calcext:target-range-address="exercises.F189:exercises.F190">
            <calcext:condition calcext:apply-style-name="Errore" calcext:value="&lt;100" calcext:base-cell-address="exercises.F189"/>
          </calcext:conditional-format>
          <calcext:conditional-format calcext:target-range-address="exercises.E189:exercises.E190">
            <calcext:condition calcext:apply-style-name="Errore" calcext:value="=0" calcext:base-cell-address="exercises.E189"/>
          </calcext:conditional-format>
          <calcext:conditional-format calcext:target-range-address="exercises.D189:exercises.D190">
            <calcext:condition calcext:apply-style-name="Errore" calcext:value="&gt;1" calcext:base-cell-address="exercises.D189"/>
          </calcext:conditional-format>
          <calcext:conditional-format calcext:target-range-address="exercises.F66:exercises.F69">
            <calcext:condition calcext:apply-style-name="Errore" calcext:value="&lt;100" calcext:base-cell-address="exercises.F66"/>
          </calcext:conditional-format>
          <calcext:conditional-format calcext:target-range-address="exercises.E66:exercises.E69">
            <calcext:condition calcext:apply-style-name="Errore" calcext:value="=0" calcext:base-cell-address="exercises.E66"/>
          </calcext:conditional-format>
          <calcext:conditional-format calcext:target-range-address="exercises.D66:exercises.D69">
            <calcext:condition calcext:apply-style-name="Errore" calcext:value="&gt;1" calcext:base-cell-address="exercises.D66"/>
          </calcext:conditional-format>
          <calcext:conditional-format calcext:target-range-address="exercises.F70:exercises.F73">
            <calcext:condition calcext:apply-style-name="Errore" calcext:value="&lt;100" calcext:base-cell-address="exercises.F70"/>
          </calcext:conditional-format>
          <calcext:conditional-format calcext:target-range-address="exercises.E70:exercises.E73">
            <calcext:condition calcext:apply-style-name="Errore" calcext:value="=0" calcext:base-cell-address="exercises.E70"/>
          </calcext:conditional-format>
          <calcext:conditional-format calcext:target-range-address="exercises.D70:exercises.D73">
            <calcext:condition calcext:apply-style-name="Errore" calcext:value="&gt;1" calcext:base-cell-address="exercises.D70"/>
          </calcext:conditional-format>
          <calcext:conditional-format calcext:target-range-address="exercises.F46:exercises.F46">
            <calcext:condition calcext:apply-style-name="Errore" calcext:value="&lt;100" calcext:base-cell-address="exercises.F46"/>
          </calcext:conditional-format>
          <calcext:conditional-format calcext:target-range-address="exercises.E46:exercises.E46">
            <calcext:condition calcext:apply-style-name="Errore" calcext:value="=0" calcext:base-cell-address="exercises.E46"/>
          </calcext:conditional-format>
          <calcext:conditional-format calcext:target-range-address="exercises.D46:exercises.D46">
            <calcext:condition calcext:apply-style-name="Errore" calcext:value="&gt;1" calcext:base-cell-address="exercises.D46"/>
          </calcext:conditional-format>
          <calcext:conditional-format calcext:target-range-address="exercises.F38:exercises.F42">
            <calcext:condition calcext:apply-style-name="Errore" calcext:value="&lt;100" calcext:base-cell-address="exercises.F38"/>
          </calcext:conditional-format>
          <calcext:conditional-format calcext:target-range-address="exercises.E38:exercises.E42">
            <calcext:condition calcext:apply-style-name="Errore" calcext:value="=0" calcext:base-cell-address="exercises.E38"/>
          </calcext:conditional-format>
          <calcext:conditional-format calcext:target-range-address="exercises.D38:exercises.D42">
            <calcext:condition calcext:apply-style-name="Errore" calcext:value="&gt;1" calcext:base-cell-address="exercises.D38"/>
          </calcext:conditional-format>
          <calcext:conditional-format calcext:target-range-address="exercises.F222:exercises.F222">
            <calcext:condition calcext:apply-style-name="Errore" calcext:value="&lt;100" calcext:base-cell-address="exercises.F222"/>
          </calcext:conditional-format>
          <calcext:conditional-format calcext:target-range-address="exercises.E222:exercises.E222">
            <calcext:condition calcext:apply-style-name="Errore" calcext:value="=0" calcext:base-cell-address="exercises.E222"/>
          </calcext:conditional-format>
          <calcext:conditional-format calcext:target-range-address="exercises.F222:exercises.F222">
            <calcext:condition calcext:apply-style-name="Errore" calcext:value="&lt;100" calcext:base-cell-address="exercises.F222"/>
          </calcext:conditional-format>
          <calcext:conditional-format calcext:target-range-address="exercises.E222:exercises.E222">
            <calcext:condition calcext:apply-style-name="Errore" calcext:value="=0" calcext:base-cell-address="exercises.E222"/>
          </calcext:conditional-format>
          <calcext:conditional-format calcext:target-range-address="exercises.D222:exercises.D222">
            <calcext:condition calcext:apply-style-name="Errore" calcext:value="&gt;1" calcext:base-cell-address="exercises.D222"/>
          </calcext:conditional-format>
          <calcext:conditional-format calcext:target-range-address="exercises.F223:exercises.F223">
            <calcext:condition calcext:apply-style-name="Errore" calcext:value="&lt;100" calcext:base-cell-address="exercises.F223"/>
          </calcext:conditional-format>
          <calcext:conditional-format calcext:target-range-address="exercises.E223:exercises.E223">
            <calcext:condition calcext:apply-style-name="Errore" calcext:value="=0" calcext:base-cell-address="exercises.E223"/>
          </calcext:conditional-format>
          <calcext:conditional-format calcext:target-range-address="exercises.F223:exercises.F223">
            <calcext:condition calcext:apply-style-name="Errore" calcext:value="&lt;100" calcext:base-cell-address="exercises.F223"/>
          </calcext:conditional-format>
          <calcext:conditional-format calcext:target-range-address="exercises.E223:exercises.E223">
            <calcext:condition calcext:apply-style-name="Errore" calcext:value="=0" calcext:base-cell-address="exercises.E223"/>
          </calcext:conditional-format>
          <calcext:conditional-format calcext:target-range-address="exercises.D223:exercises.D223">
            <calcext:condition calcext:apply-style-name="Errore" calcext:value="&gt;1" calcext:base-cell-address="exercises.D223"/>
          </calcext:conditional-format>
          <calcext:conditional-format calcext:target-range-address="exercises.F225:exercises.F225">
            <calcext:condition calcext:apply-style-name="Errore" calcext:value="&lt;100" calcext:base-cell-address="exercises.F225"/>
          </calcext:conditional-format>
          <calcext:conditional-format calcext:target-range-address="exercises.E225:exercises.E225">
            <calcext:condition calcext:apply-style-name="Errore" calcext:value="=0" calcext:base-cell-address="exercises.E225"/>
          </calcext:conditional-format>
          <calcext:conditional-format calcext:target-range-address="exercises.F225:exercises.F225">
            <calcext:condition calcext:apply-style-name="Errore" calcext:value="&lt;100" calcext:base-cell-address="exercises.F225"/>
          </calcext:conditional-format>
          <calcext:conditional-format calcext:target-range-address="exercises.E225:exercises.E225">
            <calcext:condition calcext:apply-style-name="Errore" calcext:value="=0" calcext:base-cell-address="exercises.E225"/>
          </calcext:conditional-format>
          <calcext:conditional-format calcext:target-range-address="exercises.D225:exercises.D225">
            <calcext:condition calcext:apply-style-name="Errore" calcext:value="&gt;1" calcext:base-cell-address="exercises.D225"/>
          </calcext:conditional-format>
          <calcext:conditional-format calcext:target-range-address="exercises.F226:exercises.F226">
            <calcext:condition calcext:apply-style-name="Errore" calcext:value="&lt;100" calcext:base-cell-address="exercises.F226"/>
          </calcext:conditional-format>
          <calcext:conditional-format calcext:target-range-address="exercises.E226:exercises.E226">
            <calcext:condition calcext:apply-style-name="Errore" calcext:value="=0" calcext:base-cell-address="exercises.E226"/>
          </calcext:conditional-format>
          <calcext:conditional-format calcext:target-range-address="exercises.F226:exercises.F226">
            <calcext:condition calcext:apply-style-name="Errore" calcext:value="&lt;100" calcext:base-cell-address="exercises.F226"/>
          </calcext:conditional-format>
          <calcext:conditional-format calcext:target-range-address="exercises.E226:exercises.E226">
            <calcext:condition calcext:apply-style-name="Errore" calcext:value="=0" calcext:base-cell-address="exercises.E226"/>
          </calcext:conditional-format>
          <calcext:conditional-format calcext:target-range-address="exercises.D226:exercises.D226">
            <calcext:condition calcext:apply-style-name="Errore" calcext:value="&gt;1" calcext:base-cell-address="exercises.D226"/>
          </calcext:conditional-format>
          <calcext:conditional-format calcext:target-range-address="exercises.F227:exercises.F227">
            <calcext:condition calcext:apply-style-name="Errore" calcext:value="&lt;100" calcext:base-cell-address="exercises.F227"/>
          </calcext:conditional-format>
          <calcext:conditional-format calcext:target-range-address="exercises.E227:exercises.E227">
            <calcext:condition calcext:apply-style-name="Errore" calcext:value="=0" calcext:base-cell-address="exercises.E227"/>
          </calcext:conditional-format>
          <calcext:conditional-format calcext:target-range-address="exercises.F227:exercises.F227">
            <calcext:condition calcext:apply-style-name="Errore" calcext:value="&lt;100" calcext:base-cell-address="exercises.F227"/>
          </calcext:conditional-format>
          <calcext:conditional-format calcext:target-range-address="exercises.E227:exercises.E227">
            <calcext:condition calcext:apply-style-name="Errore" calcext:value="=0" calcext:base-cell-address="exercises.E227"/>
          </calcext:conditional-format>
          <calcext:conditional-format calcext:target-range-address="exercises.D227:exercises.D227">
            <calcext:condition calcext:apply-style-name="Errore" calcext:value="&gt;1" calcext:base-cell-address="exercises.D227"/>
          </calcext:conditional-format>
          <calcext:conditional-format calcext:target-range-address="exercises.F224:exercises.F224">
            <calcext:condition calcext:apply-style-name="Errore" calcext:value="&lt;100" calcext:base-cell-address="exercises.F224"/>
          </calcext:conditional-format>
          <calcext:conditional-format calcext:target-range-address="exercises.E224:exercises.E224">
            <calcext:condition calcext:apply-style-name="Errore" calcext:value="=0" calcext:base-cell-address="exercises.E224"/>
          </calcext:conditional-format>
          <calcext:conditional-format calcext:target-range-address="exercises.F224:exercises.F224">
            <calcext:condition calcext:apply-style-name="Errore" calcext:value="&lt;100" calcext:base-cell-address="exercises.F224"/>
          </calcext:conditional-format>
          <calcext:conditional-format calcext:target-range-address="exercises.E224:exercises.E224">
            <calcext:condition calcext:apply-style-name="Errore" calcext:value="=0" calcext:base-cell-address="exercises.E224"/>
          </calcext:conditional-format>
          <calcext:conditional-format calcext:target-range-address="exercises.D224:exercises.D224">
            <calcext:condition calcext:apply-style-name="Errore" calcext:value="&gt;1" calcext:base-cell-address="exercises.D224"/>
          </calcext:conditional-format>
          <calcext:conditional-format calcext:target-range-address="exercises.F192:exercises.F192">
            <calcext:condition calcext:apply-style-name="Errore" calcext:value="&lt;100" calcext:base-cell-address="exercises.F192"/>
          </calcext:conditional-format>
          <calcext:conditional-format calcext:target-range-address="exercises.E192:exercises.E192">
            <calcext:condition calcext:apply-style-name="Errore" calcext:value="=0" calcext:base-cell-address="exercises.E192"/>
          </calcext:conditional-format>
          <calcext:conditional-format calcext:target-range-address="exercises.D192:exercises.D192">
            <calcext:condition calcext:apply-style-name="Errore" calcext:value="&gt;1" calcext:base-cell-address="exercises.D192"/>
          </calcext:conditional-format>
          <calcext:conditional-format calcext:target-range-address="exercises.F87:exercises.F87">
            <calcext:condition calcext:apply-style-name="Errore" calcext:value="&lt;100" calcext:base-cell-address="exercises.F87"/>
          </calcext:conditional-format>
          <calcext:conditional-format calcext:target-range-address="exercises.E87:exercises.E87">
            <calcext:condition calcext:apply-style-name="Errore" calcext:value="=0" calcext:base-cell-address="exercises.E87"/>
          </calcext:conditional-format>
          <calcext:conditional-format calcext:target-range-address="exercises.D87:exercises.D87">
            <calcext:condition calcext:apply-style-name="Errore" calcext:value="&gt;1" calcext:base-cell-address="exercises.D87"/>
          </calcext:conditional-format>
          <calcext:conditional-format calcext:target-range-address="exercises.F88:exercises.F88">
            <calcext:condition calcext:apply-style-name="Errore" calcext:value="&lt;100" calcext:base-cell-address="exercises.F88"/>
          </calcext:conditional-format>
          <calcext:conditional-format calcext:target-range-address="exercises.E88:exercises.E88">
            <calcext:condition calcext:apply-style-name="Errore" calcext:value="=0" calcext:base-cell-address="exercises.E88"/>
          </calcext:conditional-format>
          <calcext:conditional-format calcext:target-range-address="exercises.D88:exercises.D88">
            <calcext:condition calcext:apply-style-name="Errore" calcext:value="&gt;1" calcext:base-cell-address="exercises.D88"/>
          </calcext:conditional-format>
          <calcext:conditional-format calcext:target-range-address="exercises.F132:exercises.F132">
            <calcext:condition calcext:apply-style-name="Errore" calcext:value="&lt;100" calcext:base-cell-address="exercises.F132"/>
          </calcext:conditional-format>
          <calcext:conditional-format calcext:target-range-address="exercises.E132:exercises.E132">
            <calcext:condition calcext:apply-style-name="Errore" calcext:value="=0" calcext:base-cell-address="exercises.E132"/>
          </calcext:conditional-format>
          <calcext:conditional-format calcext:target-range-address="exercises.D132:exercises.D132">
            <calcext:condition calcext:apply-style-name="Errore" calcext:value="&gt;1" calcext:base-cell-address="exercises.D132"/>
          </calcext:conditional-format>
          <calcext:conditional-format calcext:target-range-address="exercises.F133:exercises.F133">
            <calcext:condition calcext:apply-style-name="Errore" calcext:value="&lt;100" calcext:base-cell-address="exercises.F133"/>
          </calcext:conditional-format>
          <calcext:conditional-format calcext:target-range-address="exercises.E133:exercises.E133">
            <calcext:condition calcext:apply-style-name="Errore" calcext:value="=0" calcext:base-cell-address="exercises.E133"/>
          </calcext:conditional-format>
          <calcext:conditional-format calcext:target-range-address="exercises.D133:exercises.D133">
            <calcext:condition calcext:apply-style-name="Errore" calcext:value="&gt;1" calcext:base-cell-address="exercises.D133"/>
          </calcext:conditional-format>
          <calcext:conditional-format calcext:target-range-address="exercises.F134:exercises.F134">
            <calcext:condition calcext:apply-style-name="Errore" calcext:value="&lt;100" calcext:base-cell-address="exercises.F134"/>
          </calcext:conditional-format>
          <calcext:conditional-format calcext:target-range-address="exercises.E134:exercises.E134">
            <calcext:condition calcext:apply-style-name="Errore" calcext:value="=0" calcext:base-cell-address="exercises.E134"/>
          </calcext:conditional-format>
          <calcext:conditional-format calcext:target-range-address="exercises.D134:exercises.D134">
            <calcext:condition calcext:apply-style-name="Errore" calcext:value="&gt;1" calcext:base-cell-address="exercises.D134"/>
          </calcext:conditional-format>
          <calcext:conditional-format calcext:target-range-address="exercises.F137:exercises.F137">
            <calcext:condition calcext:apply-style-name="Errore" calcext:value="&lt;100" calcext:base-cell-address="exercises.F137"/>
          </calcext:conditional-format>
          <calcext:conditional-format calcext:target-range-address="exercises.E137:exercises.E137">
            <calcext:condition calcext:apply-style-name="Errore" calcext:value="=0" calcext:base-cell-address="exercises.E137"/>
          </calcext:conditional-format>
          <calcext:conditional-format calcext:target-range-address="exercises.D137:exercises.D137">
            <calcext:condition calcext:apply-style-name="Errore" calcext:value="&gt;1" calcext:base-cell-address="exercises.D137"/>
          </calcext:conditional-format>
          <calcext:conditional-format calcext:target-range-address="exercises.F136:exercises.F136">
            <calcext:condition calcext:apply-style-name="Errore" calcext:value="&lt;100" calcext:base-cell-address="exercises.F136"/>
          </calcext:conditional-format>
          <calcext:conditional-format calcext:target-range-address="exercises.E136:exercises.E136">
            <calcext:condition calcext:apply-style-name="Errore" calcext:value="=0" calcext:base-cell-address="exercises.E136"/>
          </calcext:conditional-format>
          <calcext:conditional-format calcext:target-range-address="exercises.D136:exercises.D136">
            <calcext:condition calcext:apply-style-name="Errore" calcext:value="&gt;1" calcext:base-cell-address="exercises.D136"/>
          </calcext:conditional-format>
          <calcext:conditional-format calcext:target-range-address="exercises.F135:exercises.F135">
            <calcext:condition calcext:apply-style-name="Errore" calcext:value="&lt;100" calcext:base-cell-address="exercises.F135"/>
          </calcext:conditional-format>
          <calcext:conditional-format calcext:target-range-address="exercises.E135:exercises.E135">
            <calcext:condition calcext:apply-style-name="Errore" calcext:value="=0" calcext:base-cell-address="exercises.E135"/>
          </calcext:conditional-format>
          <calcext:conditional-format calcext:target-range-address="exercises.D135:exercises.D135">
            <calcext:condition calcext:apply-style-name="Errore" calcext:value="&gt;1" calcext:base-cell-address="exercises.D135"/>
          </calcext:conditional-format>
          <calcext:conditional-format calcext:target-range-address="exercises.F131:exercises.F131">
            <calcext:condition calcext:apply-style-name="Errore" calcext:value="&lt;100" calcext:base-cell-address="exercises.F131"/>
          </calcext:conditional-format>
          <calcext:conditional-format calcext:target-range-address="exercises.E131:exercises.E131">
            <calcext:condition calcext:apply-style-name="Errore" calcext:value="=0" calcext:base-cell-address="exercises.E131"/>
          </calcext:conditional-format>
          <calcext:conditional-format calcext:target-range-address="exercises.D131:exercises.D131">
            <calcext:condition calcext:apply-style-name="Errore" calcext:value="&gt;1" calcext:base-cell-address="exercises.D131"/>
          </calcext:conditional-format>
          <calcext:conditional-format calcext:target-range-address="exercises.F80:exercises.F80">
            <calcext:condition calcext:apply-style-name="Errore" calcext:value="&lt;100" calcext:base-cell-address="exercises.F80"/>
          </calcext:conditional-format>
          <calcext:conditional-format calcext:target-range-address="exercises.E80:exercises.E80">
            <calcext:condition calcext:apply-style-name="Errore" calcext:value="=0" calcext:base-cell-address="exercises.E80"/>
          </calcext:conditional-format>
          <calcext:conditional-format calcext:target-range-address="exercises.D80:exercises.D80">
            <calcext:condition calcext:apply-style-name="Errore" calcext:value="&gt;1" calcext:base-cell-address="exercises.D80"/>
          </calcext:conditional-format>
          <calcext:conditional-format calcext:target-range-address="exercises.F65:exercises.F65">
            <calcext:condition calcext:apply-style-name="Errore" calcext:value="&lt;100" calcext:base-cell-address="exercises.F65"/>
          </calcext:conditional-format>
          <calcext:conditional-format calcext:target-range-address="exercises.E65:exercises.E65">
            <calcext:condition calcext:apply-style-name="Errore" calcext:value="=0" calcext:base-cell-address="exercises.E65"/>
          </calcext:conditional-format>
          <calcext:conditional-format calcext:target-range-address="exercises.D65:exercises.D65">
            <calcext:condition calcext:apply-style-name="Errore" calcext:value="&gt;1" calcext:base-cell-address="exercises.D65"/>
          </calcext:conditional-format>
          <calcext:conditional-format calcext:target-range-address="exercises.F64:exercises.F64">
            <calcext:condition calcext:apply-style-name="Errore" calcext:value="&lt;100" calcext:base-cell-address="exercises.F64"/>
          </calcext:conditional-format>
          <calcext:conditional-format calcext:target-range-address="exercises.E64:exercises.E64">
            <calcext:condition calcext:apply-style-name="Errore" calcext:value="=0" calcext:base-cell-address="exercises.E64"/>
          </calcext:conditional-format>
          <calcext:conditional-format calcext:target-range-address="exercises.D64:exercises.D64">
            <calcext:condition calcext:apply-style-name="Errore" calcext:value="&gt;1" calcext:base-cell-address="exercises.D64"/>
          </calcext:conditional-format>
          <calcext:conditional-format calcext:target-range-address="exercises.F81:exercises.F81">
            <calcext:condition calcext:apply-style-name="Errore" calcext:value="&lt;100" calcext:base-cell-address="exercises.F81"/>
          </calcext:conditional-format>
          <calcext:conditional-format calcext:target-range-address="exercises.E81:exercises.E81">
            <calcext:condition calcext:apply-style-name="Errore" calcext:value="=0" calcext:base-cell-address="exercises.E81"/>
          </calcext:conditional-format>
          <calcext:conditional-format calcext:target-range-address="exercises.D81:exercises.D81">
            <calcext:condition calcext:apply-style-name="Errore" calcext:value="&gt;1" calcext:base-cell-address="exercises.D81"/>
          </calcext:conditional-format>
          <calcext:conditional-format calcext:target-range-address="exercises.F82:exercises.F82">
            <calcext:condition calcext:apply-style-name="Errore" calcext:value="&lt;100" calcext:base-cell-address="exercises.F82"/>
          </calcext:conditional-format>
          <calcext:conditional-format calcext:target-range-address="exercises.E82:exercises.E82">
            <calcext:condition calcext:apply-style-name="Errore" calcext:value="=0" calcext:base-cell-address="exercises.E82"/>
          </calcext:conditional-format>
          <calcext:conditional-format calcext:target-range-address="exercises.D82:exercises.D82">
            <calcext:condition calcext:apply-style-name="Errore" calcext:value="&gt;1" calcext:base-cell-address="exercises.D82"/>
          </calcext:conditional-format>
          <calcext:conditional-format calcext:target-range-address="exercises.F193:exercises.F193">
            <calcext:condition calcext:apply-style-name="Errore" calcext:value="&lt;100" calcext:base-cell-address="exercises.F193"/>
          </calcext:conditional-format>
          <calcext:conditional-format calcext:target-range-address="exercises.E193:exercises.E193">
            <calcext:condition calcext:apply-style-name="Errore" calcext:value="=0" calcext:base-cell-address="exercises.E193"/>
          </calcext:conditional-format>
          <calcext:conditional-format calcext:target-range-address="exercises.D193:exercises.D193">
            <calcext:condition calcext:apply-style-name="Errore" calcext:value="&gt;1" calcext:base-cell-address="exercises.D193"/>
          </calcext:conditional-format>
          <calcext:conditional-format calcext:target-range-address="exercises.F194:exercises.F194">
            <calcext:condition calcext:apply-style-name="Errore" calcext:value="&lt;100" calcext:base-cell-address="exercises.F194"/>
          </calcext:conditional-format>
          <calcext:conditional-format calcext:target-range-address="exercises.E194:exercises.E194">
            <calcext:condition calcext:apply-style-name="Errore" calcext:value="=0" calcext:base-cell-address="exercises.E194"/>
          </calcext:conditional-format>
          <calcext:conditional-format calcext:target-range-address="exercises.D194:exercises.D194">
            <calcext:condition calcext:apply-style-name="Errore" calcext:value="&gt;1" calcext:base-cell-address="exercises.D194"/>
          </calcext:conditional-format>
          <calcext:conditional-format calcext:target-range-address="exercises.F173:exercises.F173">
            <calcext:condition calcext:apply-style-name="Errore" calcext:value="&lt;100" calcext:base-cell-address="exercises.F173"/>
          </calcext:conditional-format>
          <calcext:conditional-format calcext:target-range-address="exercises.E173:exercises.E173">
            <calcext:condition calcext:apply-style-name="Errore" calcext:value="=0" calcext:base-cell-address="exercises.E173"/>
          </calcext:conditional-format>
          <calcext:conditional-format calcext:target-range-address="exercises.D173:exercises.D173">
            <calcext:condition calcext:apply-style-name="Errore" calcext:value="&gt;1" calcext:base-cell-address="exercises.D173"/>
          </calcext:conditional-format>
          <calcext:conditional-format calcext:target-range-address="exercises.F174:exercises.F174">
            <calcext:condition calcext:apply-style-name="Errore" calcext:value="&lt;100" calcext:base-cell-address="exercises.F174"/>
          </calcext:conditional-format>
          <calcext:conditional-format calcext:target-range-address="exercises.E174:exercises.E174">
            <calcext:condition calcext:apply-style-name="Errore" calcext:value="=0" calcext:base-cell-address="exercises.E174"/>
          </calcext:conditional-format>
          <calcext:conditional-format calcext:target-range-address="exercises.D174:exercises.D174">
            <calcext:condition calcext:apply-style-name="Errore" calcext:value="&gt;1" calcext:base-cell-address="exercises.D174"/>
          </calcext:conditional-format>
          <calcext:conditional-format calcext:target-range-address="exercises.F175:exercises.F175">
            <calcext:condition calcext:apply-style-name="Errore" calcext:value="&lt;100" calcext:base-cell-address="exercises.F175"/>
          </calcext:conditional-format>
          <calcext:conditional-format calcext:target-range-address="exercises.E175:exercises.E175">
            <calcext:condition calcext:apply-style-name="Errore" calcext:value="=0" calcext:base-cell-address="exercises.E175"/>
          </calcext:conditional-format>
          <calcext:conditional-format calcext:target-range-address="exercises.D175:exercises.D175">
            <calcext:condition calcext:apply-style-name="Errore" calcext:value="&gt;1" calcext:base-cell-address="exercises.D175"/>
          </calcext:conditional-format>
          <calcext:conditional-format calcext:target-range-address="exercises.F79:exercises.F79">
            <calcext:condition calcext:apply-style-name="Errore" calcext:value="&lt;100" calcext:base-cell-address="exercises.F79"/>
          </calcext:conditional-format>
          <calcext:conditional-format calcext:target-range-address="exercises.E79:exercises.E79">
            <calcext:condition calcext:apply-style-name="Errore" calcext:value="=0" calcext:base-cell-address="exercises.E79"/>
          </calcext:conditional-format>
          <calcext:conditional-format calcext:target-range-address="exercises.D79:exercises.D79">
            <calcext:condition calcext:apply-style-name="Errore" calcext:value="&gt;1" calcext:base-cell-address="exercises.D79"/>
          </calcext:conditional-format>
          <calcext:conditional-format calcext:target-range-address="exercises.F229:exercises.F229">
            <calcext:condition calcext:apply-style-name="Errore" calcext:value="&lt;100" calcext:base-cell-address="exercises.F229"/>
          </calcext:conditional-format>
          <calcext:conditional-format calcext:target-range-address="exercises.E229:exercises.E229">
            <calcext:condition calcext:apply-style-name="Errore" calcext:value="=0" calcext:base-cell-address="exercises.E229"/>
          </calcext:conditional-format>
          <calcext:conditional-format calcext:target-range-address="exercises.F229:exercises.F229">
            <calcext:condition calcext:apply-style-name="Errore" calcext:value="&lt;100" calcext:base-cell-address="exercises.F229"/>
          </calcext:conditional-format>
          <calcext:conditional-format calcext:target-range-address="exercises.E229:exercises.E229">
            <calcext:condition calcext:apply-style-name="Errore" calcext:value="=0" calcext:base-cell-address="exercises.E229"/>
          </calcext:conditional-format>
          <calcext:conditional-format calcext:target-range-address="exercises.D229:exercises.D229">
            <calcext:condition calcext:apply-style-name="Errore" calcext:value="&gt;1" calcext:base-cell-address="exercises.D229"/>
          </calcext:conditional-format>
          <calcext:conditional-format calcext:target-range-address="exercises.F230:exercises.F230">
            <calcext:condition calcext:apply-style-name="Errore" calcext:value="&lt;100" calcext:base-cell-address="exercises.F230"/>
          </calcext:conditional-format>
          <calcext:conditional-format calcext:target-range-address="exercises.E230:exercises.E230">
            <calcext:condition calcext:apply-style-name="Errore" calcext:value="=0" calcext:base-cell-address="exercises.E230"/>
          </calcext:conditional-format>
          <calcext:conditional-format calcext:target-range-address="exercises.D230:exercises.D230">
            <calcext:condition calcext:apply-style-name="Errore" calcext:value="&gt;1" calcext:base-cell-address="exercises.D230"/>
          </calcext:conditional-format>
          <calcext:conditional-format calcext:target-range-address="exercises.F231:exercises.F231">
            <calcext:condition calcext:apply-style-name="Errore" calcext:value="&lt;100" calcext:base-cell-address="exercises.F231"/>
          </calcext:conditional-format>
          <calcext:conditional-format calcext:target-range-address="exercises.E231:exercises.E231">
            <calcext:condition calcext:apply-style-name="Errore" calcext:value="=0" calcext:base-cell-address="exercises.E231"/>
          </calcext:conditional-format>
          <calcext:conditional-format calcext:target-range-address="exercises.D231:exercises.D231">
            <calcext:condition calcext:apply-style-name="Errore" calcext:value="&gt;1" calcext:base-cell-address="exercises.D231"/>
          </calcext:conditional-format>
          <calcext:conditional-format calcext:target-range-address="exercises.F232:exercises.F232">
            <calcext:condition calcext:apply-style-name="Errore" calcext:value="&lt;100" calcext:base-cell-address="exercises.F232"/>
          </calcext:conditional-format>
          <calcext:conditional-format calcext:target-range-address="exercises.E232:exercises.E232">
            <calcext:condition calcext:apply-style-name="Errore" calcext:value="=0" calcext:base-cell-address="exercises.E232"/>
          </calcext:conditional-format>
          <calcext:conditional-format calcext:target-range-address="exercises.D232:exercises.D232">
            <calcext:condition calcext:apply-style-name="Errore" calcext:value="&gt;1" calcext:base-cell-address="exercises.D232"/>
          </calcext:conditional-format>
        </calcext:conditional-formats>
      </table:table>
      <table:table table:name="exercise_rows" table:style-name="ta1">
        <office:forms form:automatic-focus="false" form:apply-design-mode="false"/>
        <table:table-column table:style-name="co22" table:default-cell-style-name="Default"/>
        <table:table-column table:style-name="co55" table:default-cell-style-name="Default"/>
        <table:table-column table:style-name="co56" table:default-cell-style-name="ce384"/>
        <table:table-column table:style-name="co5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58" table:default-cell-style-name="ce384"/>
        <table:table-column table:style-name="co59" table:default-cell-style-name="Default"/>
        <table:table-column table:style-name="co6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8" table:default-cell-style-name="Default"/>
        <table:table-row table:style-name="ro6">
          <table:table-cell table:style-name="ce11" office:value-type="string" calcext:value-type="string">
            <text:p>exercise_rows</text:p>
          </table:table-cell>
          <table:table-cell table:number-columns-repeated="16"/>
          <table:table-cell table:style-name="ce12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19" office:value-type="string" calcext:value-type="string">
            <text:p>exercises</text:p>
          </table:table-cell>
          <table:table-cell table:style-name="ce385"/>
          <table:table-cell table:number-columns-repeated="3"/>
          <table:table-cell table:style-name="ce19" office:value-type="string" calcext:value-type="string">
            <text:p>base_movements</text:p>
          </table:table-cell>
          <table:table-cell table:style-name="ce385"/>
          <table:table-cell table:style-name="ce19" office:value-type="string" calcext:value-type="string">
            <text:p>training_mode_types</text:p>
          </table:table-cell>
          <table:table-cell table:style-name="ce19" office:value-type="string" calcext:value-type="string">
            <text:p>execution_note_types</text:p>
          </table:table-cell>
          <table:table-cell table:number-columns-repeated="7"/>
          <table:table-cell table:style-name="ce20" table:formula="of:=&quot;--&quot;&amp;CHAR(13)&amp;CHAR(10)&amp;&quot;-- Dump dei dati per la tabella &quot;&amp;[.$A$1]&amp;CHAR(13)&amp;CHAR(10)&amp;&quot;-- &quot;" office:value-type="string" office:string-value="--&#13;&#10;-- Dump dei dati per la tabella exercise_rows&#13;&#10;-- " calcext:value-type="string">
            <text:p>--</text:p>
            <text:p>-- Dump dei dati per la tabella exercise_rows</text:p>
            <text:p>-- </text:p>
          </table:table-cell>
          <table:table-cell table:number-columns-repeated="998"/>
        </table:table-row>
        <table:table-row table:style-name="ro3">
          <table:table-cell table:style-name="ce12" office:value-type="string" calcext:value-type="string">
            <text:p>id</text:p>
          </table:table-cell>
          <table:table-cell table:style-name="ce19" office:value-type="string" calcext:value-type="string">
            <text:p>code</text:p>
          </table:table-cell>
          <table:table-cell table:style-name="ce385" office:value-type="string" calcext:value-type="string">
            <text:p>description</text:p>
          </table:table-cell>
          <table:table-cell table:style-name="ce12" office:value-type="string" calcext:value-type="string">
            <text:p>part_order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istance</text:p>
          </table:table-cell>
          <table:table-cell table:style-name="ce19" office:value-type="string" calcext:value-type="string">
            <text:p>code</text:p>
          </table:table-cell>
          <table:table-cell table:style-name="ce385" office:value-type="string" calcext:value-type="string">
            <text:p>bm_description</text:p>
          </table:table-cell>
          <table:table-cell table:number-columns-repeated="2" table:style-name="ce19" office:value-type="string" calcext:value-type="string">
            <text:p>code</text:p>
          </table:table-cell>
          <table:table-cell table:style-name="ce12" office:value-type="string" calcext:value-type="string">
            <text:p>start_and_rest</text:p>
          </table:table-cell>
          <table:table-cell table:style-name="ce12" office:value-type="string" calcext:value-type="string">
            <text:p>pause</text:p>
          </table:table-cell>
          <table:table-cell table:style-name="ce12" office:value-type="string" calcext:value-type="string">
            <text:p>exercise_id</text:p>
          </table:table-cell>
          <table:table-cell table:style-name="ce12" office:value-type="string" calcext:value-type="string">
            <text:p>base_movement_id</text:p>
          </table:table-cell>
          <table:table-cell table:style-name="ce12" office:value-type="string" calcext:value-type="string">
            <text:p>training_mode_type_id</text:p>
          </table:table-cell>
          <table:table-cell table:style-name="ce12" office:value-type="string" calcext:value-type="string">
            <text:p>execution_note_type_id</text:p>
          </table:table-cell>
          <table:table-cell table:style-name="ce12"/>
          <table:table-cell table:formula="of:=&quot;INSERT INTO &quot;&amp;[.$A$1]&amp;&quot; (&quot;&amp;[.$A$3]&amp;&quot;,&quot;&amp;[.$D$3]&amp;&quot;,&quot;&amp;[.$E$3]&amp;&quot;,&quot;&amp;[.$F$3]&amp;&quot;,&quot;&amp;[.$K$3]&amp;&quot;,&quot;&amp;[.$L$3]&amp;&quot;,&quot;&amp;[.$M$3]&amp;&quot;,&quot;&amp;[.$N$3]&amp;&quot;,&quot;&amp;[.$O$3]&amp;&quot;,&quot;&amp;[.$P$3]&amp;&quot;,lock_version,created_at,updated_at) VALUES &quot;" office:value-type="string" office:string-value="INSERT INTO exercise_rows (id,part_order,percentage,distance,start_and_rest,pause,exercise_id,base_movement_id,training_mode_type_id,execution_note_type_id,lock_version,created_at,updated_at) VALUES " calcext:value-type="string">
            <text:p>INSERT INTO exercise_rows (id,part_order,percentage,distance,start_and_rest,pause,exercise_id,base_movement_id,training_mode_type_id,execution_note_type_id,lock_version,created_at,updated_at) VALUES </text:p>
          </table:table-cell>
          <table:table-cell table:style-name="ce12" table:number-columns-repeated="99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table:formula="of:=VLOOKUP([.B4];[exercises.$B$4:.$C$292];2;0)" office:value-type="string" office:string-value="Sciolto a piacere" calcext:value-type="string">
            <text:p>Sciolto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CMPL</text:p>
          </table:table-cell>
          <table:table-cell table:formula="of:=VLOOKUP([.G4];[base_movements.$B$4:.$D$157];3;0)" office:value-type="string" office:string-value="A piacere" calcext:value-type="string">
            <text:p>A piac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G$2]&amp;&quot; t where t.&quot;&amp;[.G$3]&amp;&quot; = '&quot;&amp;[.G4]&amp;&quot;')&quot;" office:value-type="string" office:string-value="(select t.id from base_movements t where t.code = 'GECMPL')" calcext:value-type="string">
            <text:p>(select t.id from base_movements t where t.code = 'GECMPL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]&amp;&quot;,&quot;&amp;[.D4]&amp;&quot;,&quot;&amp;IF(ISBLANK([.E4]);0;[.E4])&amp;&quot;,&quot;&amp;IF(ISBLANK([.F4]);0;[.F4])&amp;&quot;,&quot;&amp;[.K4]&amp;&quot;,&quot;&amp;[.L4]&amp;&quot;,&quot;&amp;[.M4]&amp;&quot;,&quot;&amp;[.N4]&amp;&quot;,&quot;&amp;[.O4]&amp;&quot;,&quot;&amp;[.P4]&amp;&quot;,0,CURDATE(),CURDATE())&quot;&amp;IF(INDIRECT(ADDRESS(ROW([.A4])+1;1))&gt;0;&quot;,&quot;;&quot;;&quot;)" office:value-type="string" office:string-value="(1,1,100,0,0,0,(select t.id from exercises t where t.code = 'A1PIAC'),(select t.id from base_movements t where t.code = 'GECMPL'),(select t.id from training_mode_types t where t.code = 'A1'),(select t.id from execution_note_types t where t.code = ''),0,CURDATE(),CURDATE())," calcext:value-type="string">
            <text:p>(1,1,100,0,0,0,(select t.id from exercises t where t.code = 'A1PIAC'),(select t.id from base_movements t where t.code = 'GE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table:formula="of:=VLOOKUP([.B5];[exercises.$B$4:.$C$292];2;0)" office:value-type="string" office:string-value="SL completo sciolto" calcext:value-type="string">
            <text:p>SL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G$2]&amp;&quot; t where t.&quot;&amp;[.G$3]&amp;&quot; = '&quot;&amp;[.G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]&amp;&quot;,&quot;&amp;[.D5]&amp;&quot;,&quot;&amp;IF(ISBLANK([.E5]);0;[.E5])&amp;&quot;,&quot;&amp;IF(ISBLANK([.F5]);0;[.F5])&amp;&quot;,&quot;&amp;[.K5]&amp;&quot;,&quot;&amp;[.L5]&amp;&quot;,&quot;&amp;[.M5]&amp;&quot;,&quot;&amp;[.N5]&amp;&quot;,&quot;&amp;[.O5]&amp;&quot;,&quot;&amp;[.P5]&amp;&quot;,0,CURDATE(),CURDATE())&quot;&amp;IF(INDIRECT(ADDRESS(ROW([.A5])+1;1))&gt;0;&quot;,&quot;;&quot;;&quot;)" office:value-type="string" office:string-value="(2,1,100,0,0,0,(select t.id from exercises t where t.code = 'A1SLCM'),(select t.id from base_movements t where t.code = 'SLCMPL'),(select t.id from training_mode_types t where t.code = 'A1'),(select t.id from execution_note_types t where t.code = ''),0,CURDATE(),CURDATE())," calcext:value-type="string">
            <text:p>(2,1,100,0,0,0,(select t.id from exercises t where t.code = 'A1SLCM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table:formula="of:=VLOOKUP([.B6];[exercises.$B$4:.$C$292];2;0)" office:value-type="string" office:string-value="DO completo sciolto" calcext:value-type="string">
            <text:p>DO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6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G$2]&amp;&quot; t where t.&quot;&amp;[.G$3]&amp;&quot; = '&quot;&amp;[.G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]&amp;&quot;,&quot;&amp;[.D6]&amp;&quot;,&quot;&amp;IF(ISBLANK([.E6]);0;[.E6])&amp;&quot;,&quot;&amp;IF(ISBLANK([.F6]);0;[.F6])&amp;&quot;,&quot;&amp;[.K6]&amp;&quot;,&quot;&amp;[.L6]&amp;&quot;,&quot;&amp;[.M6]&amp;&quot;,&quot;&amp;[.N6]&amp;&quot;,&quot;&amp;[.O6]&amp;&quot;,&quot;&amp;[.P6]&amp;&quot;,0,CURDATE(),CURDATE())&quot;&amp;IF(INDIRECT(ADDRESS(ROW([.A6])+1;1))&gt;0;&quot;,&quot;;&quot;;&quot;)" office:value-type="string" office:string-value="(3,1,100,0,0,0,(select t.id from exercises t where t.code = 'A1DOCM'),(select t.id from base_movements t where t.code = 'DOCMPL'),(select t.id from training_mode_types t where t.code = 'A1'),(select t.id from execution_note_types t where t.code = ''),0,CURDATE(),CURDATE())," calcext:value-type="string">
            <text:p>(3,1,100,0,0,0,(select t.id from exercises t where t.code = 'A1DOCM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table:formula="of:=VLOOKUP([.B7];[exercises.$B$4:.$C$292];2;0)" office:value-type="string" office:string-value="SL/DO sciolto" calcext:value-type="string">
            <text:p>SL/DO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]&amp;&quot;,&quot;&amp;[.D7]&amp;&quot;,&quot;&amp;IF(ISBLANK([.E7]);0;[.E7])&amp;&quot;,&quot;&amp;IF(ISBLANK([.F7]);0;[.F7])&amp;&quot;,&quot;&amp;[.K7]&amp;&quot;,&quot;&amp;[.L7]&amp;&quot;,&quot;&amp;[.M7]&amp;&quot;,&quot;&amp;[.N7]&amp;&quot;,&quot;&amp;[.O7]&amp;&quot;,&quot;&amp;[.P7]&amp;&quot;,0,CURDATE(),CURDATE())&quot;&amp;IF(INDIRECT(ADDRESS(ROW([.A7])+1;1))&gt;0;&quot;,&quot;;&quot;;&quot;)" office:value-type="string" office:string-value="(4,1,50,0,0,0,(select t.id from exercises t where t.code = 'A1SLDO'),(select t.id from base_movements t where t.code = 'SLCMPL'),(select t.id from training_mode_types t where t.code = 'A1'),(select t.id from execution_note_types t where t.code = ''),0,CURDATE(),CURDATE())," calcext:value-type="string">
            <text:p>(4,1,50,0,0,0,(select t.id from exercises t where t.code = 'A1SLDO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1SLDO</text:p>
          </table:table-cell>
          <table:table-cell table:formula="of:=VLOOKUP([.B8];[exercises.$B$4:.$C$292];2;0)" office:value-type="string" office:string-value="SL/DO sciolto" calcext:value-type="string">
            <text:p>SL/DO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8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]&amp;&quot;,&quot;&amp;[.D8]&amp;&quot;,&quot;&amp;IF(ISBLANK([.E8]);0;[.E8])&amp;&quot;,&quot;&amp;IF(ISBLANK([.F8]);0;[.F8])&amp;&quot;,&quot;&amp;[.K8]&amp;&quot;,&quot;&amp;[.L8]&amp;&quot;,&quot;&amp;[.M8]&amp;&quot;,&quot;&amp;[.N8]&amp;&quot;,&quot;&amp;[.O8]&amp;&quot;,&quot;&amp;[.P8]&amp;&quot;,0,CURDATE(),CURDATE())&quot;&amp;IF(INDIRECT(ADDRESS(ROW([.A8])+1;1))&gt;0;&quot;,&quot;;&quot;;&quot;)" office:value-type="string" office:string-value="(5,2,50,0,0,0,(select t.id from exercises t where t.code = 'A1SLDO'),(select t.id from base_movements t where t.code = 'DOCMPL'),(select t.id from training_mode_types t where t.code = 'A1'),(select t.id from execution_note_types t where t.code = ''),0,CURDATE(),CURDATE())," calcext:value-type="string">
            <text:p>(5,2,50,0,0,0,(select t.id from exercises t where t.code = 'A1SLDO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SLCM</text:p>
          </table:table-cell>
          <table:table-cell table:formula="of:=VLOOKUP([.B9];[exercises.$B$4:.$C$292];2;0)" office:value-type="string" office:string-value="SL completo resistenza" calcext:value-type="string">
            <text:p>SL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G$2]&amp;&quot; t where t.&quot;&amp;[.G$3]&amp;&quot; = '&quot;&amp;[.G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]&amp;&quot;,&quot;&amp;[.D9]&amp;&quot;,&quot;&amp;IF(ISBLANK([.E9]);0;[.E9])&amp;&quot;,&quot;&amp;IF(ISBLANK([.F9]);0;[.F9])&amp;&quot;,&quot;&amp;[.K9]&amp;&quot;,&quot;&amp;[.L9]&amp;&quot;,&quot;&amp;[.M9]&amp;&quot;,&quot;&amp;[.N9]&amp;&quot;,&quot;&amp;[.O9]&amp;&quot;,&quot;&amp;[.P9]&amp;&quot;,0,CURDATE(),CURDATE())&quot;&amp;IF(INDIRECT(ADDRESS(ROW([.A9])+1;1))&gt;0;&quot;,&quot;;&quot;;&quot;)" office:value-type="string" office:string-value="(6,1,100,0,0,0,(select t.id from exercises t where t.code = 'A2SLCM'),(select t.id from base_movements t where t.code = 'SLCMPL'),(select t.id from training_mode_types t where t.code = 'A2'),(select t.id from execution_note_types t where t.code = ''),0,CURDATE(),CURDATE())," calcext:value-type="string">
            <text:p>(6,1,100,0,0,0,(select t.id from exercises t where t.code = 'A2SLCM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DOCM</text:p>
          </table:table-cell>
          <table:table-cell table:formula="of:=VLOOKUP([.B10];[exercises.$B$4:.$C$292];2;0)" office:value-type="string" office:string-value="DO completo resistenza" calcext:value-type="string">
            <text:p>DO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G$2]&amp;&quot; t where t.&quot;&amp;[.G$3]&amp;&quot; = '&quot;&amp;[.G1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]&amp;&quot;,&quot;&amp;[.D10]&amp;&quot;,&quot;&amp;IF(ISBLANK([.E10]);0;[.E10])&amp;&quot;,&quot;&amp;IF(ISBLANK([.F10]);0;[.F10])&amp;&quot;,&quot;&amp;[.K10]&amp;&quot;,&quot;&amp;[.L10]&amp;&quot;,&quot;&amp;[.M10]&amp;&quot;,&quot;&amp;[.N10]&amp;&quot;,&quot;&amp;[.O10]&amp;&quot;,&quot;&amp;[.P10]&amp;&quot;,0,CURDATE(),CURDATE())&quot;&amp;IF(INDIRECT(ADDRESS(ROW([.A10])+1;1))&gt;0;&quot;,&quot;;&quot;;&quot;)" office:value-type="string" office:string-value="(7,1,100,0,0,0,(select t.id from exercises t where t.code = 'A2DOCM'),(select t.id from base_movements t where t.code = 'DOCMPL'),(select t.id from training_mode_types t where t.code = 'A2'),(select t.id from execution_note_types t where t.code = ''),0,CURDATE(),CURDATE())," calcext:value-type="string">
            <text:p>(7,1,100,0,0,0,(select t.id from exercises t where t.code = 'A2DOCM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FACM</text:p>
          </table:table-cell>
          <table:table-cell table:formula="of:=VLOOKUP([.B11];[exercises.$B$4:.$C$292];2;0)" office:value-type="string" office:string-value="FA completo resistenza" calcext:value-type="string">
            <text:p>F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1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G$2]&amp;&quot; t where t.&quot;&amp;[.G$3]&amp;&quot; = '&quot;&amp;[.G11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]&amp;&quot;,&quot;&amp;[.D11]&amp;&quot;,&quot;&amp;IF(ISBLANK([.E11]);0;[.E11])&amp;&quot;,&quot;&amp;IF(ISBLANK([.F11]);0;[.F11])&amp;&quot;,&quot;&amp;[.K11]&amp;&quot;,&quot;&amp;[.L11]&amp;&quot;,&quot;&amp;[.M11]&amp;&quot;,&quot;&amp;[.N11]&amp;&quot;,&quot;&amp;[.O11]&amp;&quot;,&quot;&amp;[.P11]&amp;&quot;,0,CURDATE(),CURDATE())&quot;&amp;IF(INDIRECT(ADDRESS(ROW([.A11])+1;1))&gt;0;&quot;,&quot;;&quot;;&quot;)" office:value-type="string" office:string-value="(8,1,100,0,0,0,(select t.id from exercises t where t.code = 'A2FACM'),(select t.id from base_movements t where t.code = 'FACMPL'),(select t.id from training_mode_types t where t.code = 'A2'),(select t.id from execution_note_types t where t.code = ''),0,CURDATE(),CURDATE())," calcext:value-type="string">
            <text:p>(8,1,100,0,0,0,(select t.id from exercises t where t.code = 'A2FACM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RACM</text:p>
          </table:table-cell>
          <table:table-cell table:formula="of:=VLOOKUP([.B12];[exercises.$B$4:.$C$292];2;0)" office:value-type="string" office:string-value="RA completo resistenza" calcext:value-type="string">
            <text:p>R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2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formula="of:=&quot;(select t.id from &quot;&amp;[.G$2]&amp;&quot; t where t.&quot;&amp;[.G$3]&amp;&quot; = '&quot;&amp;[.G12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]&amp;&quot;,&quot;&amp;[.D12]&amp;&quot;,&quot;&amp;IF(ISBLANK([.E12]);0;[.E12])&amp;&quot;,&quot;&amp;IF(ISBLANK([.F12]);0;[.F12])&amp;&quot;,&quot;&amp;[.K12]&amp;&quot;,&quot;&amp;[.L12]&amp;&quot;,&quot;&amp;[.M12]&amp;&quot;,&quot;&amp;[.N12]&amp;&quot;,&quot;&amp;[.O12]&amp;&quot;,&quot;&amp;[.P12]&amp;&quot;,0,CURDATE(),CURDATE())&quot;&amp;IF(INDIRECT(ADDRESS(ROW([.A12])+1;1))&gt;0;&quot;,&quot;;&quot;;&quot;)" office:value-type="string" office:string-value="(9,1,100,0,0,0,(select t.id from exercises t where t.code = 'A2RACM'),(select t.id from base_movements t where t.code = 'RACMPL'),(select t.id from training_mode_types t where t.code = 'A2'),(select t.id from execution_note_types t where t.code = ''),0,CURDATE(),CURDATE())," calcext:value-type="string">
            <text:p>(9,1,100,0,0,0,(select t.id from exercises t where t.code = 'A2RACM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CM</text:p>
          </table:table-cell>
          <table:table-cell table:formula="of:=VLOOKUP([.B13];[exercises.$B$4:.$C$292];2;0)" office:value-type="string" office:string-value="MX completo resistenza" calcext:value-type="string">
            <text:p>MX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3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G$2]&amp;&quot; t where t.&quot;&amp;[.G$3]&amp;&quot; = '&quot;&amp;[.G13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]&amp;&quot;,&quot;&amp;[.D13]&amp;&quot;,&quot;&amp;IF(ISBLANK([.E13]);0;[.E13])&amp;&quot;,&quot;&amp;IF(ISBLANK([.F13]);0;[.F13])&amp;&quot;,&quot;&amp;[.K13]&amp;&quot;,&quot;&amp;[.L13]&amp;&quot;,&quot;&amp;[.M13]&amp;&quot;,&quot;&amp;[.N13]&amp;&quot;,&quot;&amp;[.O13]&amp;&quot;,&quot;&amp;[.P13]&amp;&quot;,0,CURDATE(),CURDATE())&quot;&amp;IF(INDIRECT(ADDRESS(ROW([.A13])+1;1))&gt;0;&quot;,&quot;;&quot;;&quot;)" office:value-type="string" office:string-value="(10,1,100,0,0,0,(select t.id from exercises t where t.code = 'A2MICM'),(select t.id from base_movements t where t.code = 'MICMPL'),(select t.id from training_mode_types t where t.code = 'A2'),(select t.id from execution_note_types t where t.code = ''),0,CURDATE(),CURDATE())," calcext:value-type="string">
            <text:p>(10,1,100,0,0,0,(select t.id from exercises t where t.code = 'A2MICM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2MIIM</text:p>
          </table:table-cell>
          <table:table-cell table:formula="of:=VLOOKUP([.B14];[exercises.$B$4:.$C$292];2;0)" office:value-type="string" office:string-value="MX a rovescio resistenza" calcext:value-type="string">
            <text:p>MX a rovesci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14];[base_movements.$B$4:.$D$157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xercises t where t.code = 'A2MIIM')" calcext:value-type="string">
            <text:p>(select t.id from exercises t where t.code = 'A2MIIM')</text:p>
          </table:table-cell>
          <table:table-cell table:formula="of:=&quot;(select t.id from &quot;&amp;[.G$2]&amp;&quot; t where t.&quot;&amp;[.G$3]&amp;&quot; = '&quot;&amp;[.G14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]&amp;&quot;,&quot;&amp;[.D14]&amp;&quot;,&quot;&amp;IF(ISBLANK([.E14]);0;[.E14])&amp;&quot;,&quot;&amp;IF(ISBLANK([.F14]);0;[.F14])&amp;&quot;,&quot;&amp;[.K14]&amp;&quot;,&quot;&amp;[.L14]&amp;&quot;,&quot;&amp;[.M14]&amp;&quot;,&quot;&amp;[.N14]&amp;&quot;,&quot;&amp;[.O14]&amp;&quot;,&quot;&amp;[.P14]&amp;&quot;,0,CURDATE(),CURDATE())&quot;&amp;IF(INDIRECT(ADDRESS(ROW([.A14])+1;1))&gt;0;&quot;,&quot;;&quot;;&quot;)" office:value-type="string" office:string-value="(11,1,100,0,0,0,(select t.id from exercises t where t.code = 'A2MIIM'),(select t.id from base_movements t where t.code = 'MICOIM'),(select t.id from training_mode_types t where t.code = 'A2'),(select t.id from execution_note_types t where t.code = ''),0,CURDATE(),CURDATE())," calcext:value-type="string">
            <text:p>(11,1,100,0,0,0,(select t.id from exercises t where t.code = 'A2MIIM'),(select t.id from base_movements t where t.code = 'MICOI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SLPR</text:p>
          </table:table-cell>
          <table:table-cell table:formula="of:=VLOOKUP([.B15];[exercises.$B$4:.$C$292];2;0)" office:value-type="string" office:string-value="SL progressione interna" calcext:value-type="string">
            <text:p>SL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xercises t where t.code = 'ACSLPR')" calcext:value-type="string">
            <text:p>(select t.id from exercises t where t.code = 'ACSLPR')</text:p>
          </table:table-cell>
          <table:table-cell table:formula="of:=&quot;(select t.id from &quot;&amp;[.G$2]&amp;&quot; t where t.&quot;&amp;[.G$3]&amp;&quot; = '&quot;&amp;[.G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]&amp;&quot;,&quot;&amp;[.D15]&amp;&quot;,&quot;&amp;IF(ISBLANK([.E15]);0;[.E15])&amp;&quot;,&quot;&amp;IF(ISBLANK([.F15]);0;[.F15])&amp;&quot;,&quot;&amp;[.K15]&amp;&quot;,&quot;&amp;[.L15]&amp;&quot;,&quot;&amp;[.M15]&amp;&quot;,&quot;&amp;[.N15]&amp;&quot;,&quot;&amp;[.O15]&amp;&quot;,&quot;&amp;[.P15]&amp;&quot;,0,CURDATE(),CURDATE())&quot;&amp;IF(INDIRECT(ADDRESS(ROW([.A15])+1;1))&gt;0;&quot;,&quot;;&quot;;&quot;)" office:value-type="string" office:string-value="(12,1,100,0,0,0,(select t.id from exercises t where t.code = 'ACSLPR'),(select t.id from base_movements t where t.code = 'SLCMPL'),(select t.id from training_mode_types t where t.code = 'A1/C3'),(select t.id from execution_note_types t where t.code = ''),0,CURDATE(),CURDATE())," calcext:value-type="string">
            <text:p>(12,1,100,0,0,0,(select t.id from exercises t where t.code = 'ACSLPR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DOPR</text:p>
          </table:table-cell>
          <table:table-cell table:formula="of:=VLOOKUP([.B16];[exercises.$B$4:.$C$292];2;0)" office:value-type="string" office:string-value="DO progressione interna" calcext:value-type="string">
            <text:p>DO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6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xercises t where t.code = 'ACDOPR')" calcext:value-type="string">
            <text:p>(select t.id from exercises t where t.code = 'ACDOPR')</text:p>
          </table:table-cell>
          <table:table-cell table:formula="of:=&quot;(select t.id from &quot;&amp;[.G$2]&amp;&quot; t where t.&quot;&amp;[.G$3]&amp;&quot; = '&quot;&amp;[.G1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]&amp;&quot;,&quot;&amp;[.D16]&amp;&quot;,&quot;&amp;IF(ISBLANK([.E16]);0;[.E16])&amp;&quot;,&quot;&amp;IF(ISBLANK([.F16]);0;[.F16])&amp;&quot;,&quot;&amp;[.K16]&amp;&quot;,&quot;&amp;[.L16]&amp;&quot;,&quot;&amp;[.M16]&amp;&quot;,&quot;&amp;[.N16]&amp;&quot;,&quot;&amp;[.O16]&amp;&quot;,&quot;&amp;[.P16]&amp;&quot;,0,CURDATE(),CURDATE())&quot;&amp;IF(INDIRECT(ADDRESS(ROW([.A16])+1;1))&gt;0;&quot;,&quot;;&quot;;&quot;)" office:value-type="string" office:string-value="(13,1,100,0,0,0,(select t.id from exercises t where t.code = 'ACDOPR'),(select t.id from base_movements t where t.code = 'DOCMPL'),(select t.id from training_mode_types t where t.code = 'A1/C3'),(select t.id from execution_note_types t where t.code = ''),0,CURDATE(),CURDATE())," calcext:value-type="string">
            <text:p>(13,1,100,0,0,0,(select t.id from exercises t where t.code = 'ACDOPR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FAPR</text:p>
          </table:table-cell>
          <table:table-cell table:formula="of:=VLOOKUP([.B17];[exercises.$B$4:.$C$292];2;0)" office:value-type="string" office:string-value="FA progressione interna" calcext:value-type="string">
            <text:p>F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xercises t where t.code = 'ACFAPR')" calcext:value-type="string">
            <text:p>(select t.id from exercises t where t.code = 'ACFAPR')</text:p>
          </table:table-cell>
          <table:table-cell table:formula="of:=&quot;(select t.id from &quot;&amp;[.G$2]&amp;&quot; t where t.&quot;&amp;[.G$3]&amp;&quot; = '&quot;&amp;[.G17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]&amp;&quot;,&quot;&amp;[.D17]&amp;&quot;,&quot;&amp;IF(ISBLANK([.E17]);0;[.E17])&amp;&quot;,&quot;&amp;IF(ISBLANK([.F17]);0;[.F17])&amp;&quot;,&quot;&amp;[.K17]&amp;&quot;,&quot;&amp;[.L17]&amp;&quot;,&quot;&amp;[.M17]&amp;&quot;,&quot;&amp;[.N17]&amp;&quot;,&quot;&amp;[.O17]&amp;&quot;,&quot;&amp;[.P17]&amp;&quot;,0,CURDATE(),CURDATE())&quot;&amp;IF(INDIRECT(ADDRESS(ROW([.A17])+1;1))&gt;0;&quot;,&quot;;&quot;;&quot;)" office:value-type="string" office:string-value="(14,1,100,0,0,0,(select t.id from exercises t where t.code = 'ACFAPR'),(select t.id from base_movements t where t.code = 'FACMPL'),(select t.id from training_mode_types t where t.code = 'A1/C3'),(select t.id from execution_note_types t where t.code = ''),0,CURDATE(),CURDATE())," calcext:value-type="string">
            <text:p>(14,1,100,0,0,0,(select t.id from exercises t where t.code = 'ACFAPR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RAPR</text:p>
          </table:table-cell>
          <table:table-cell table:formula="of:=VLOOKUP([.B18];[exercises.$B$4:.$C$292];2;0)" office:value-type="string" office:string-value="RA progressione interna" calcext:value-type="string">
            <text:p>R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8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xercises t where t.code = 'ACRAPR')" calcext:value-type="string">
            <text:p>(select t.id from exercises t where t.code = 'ACRAPR')</text:p>
          </table:table-cell>
          <table:table-cell table:formula="of:=&quot;(select t.id from &quot;&amp;[.G$2]&amp;&quot; t where t.&quot;&amp;[.G$3]&amp;&quot; = '&quot;&amp;[.G1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]&amp;&quot;,&quot;&amp;[.D18]&amp;&quot;,&quot;&amp;IF(ISBLANK([.E18]);0;[.E18])&amp;&quot;,&quot;&amp;IF(ISBLANK([.F18]);0;[.F18])&amp;&quot;,&quot;&amp;[.K18]&amp;&quot;,&quot;&amp;[.L18]&amp;&quot;,&quot;&amp;[.M18]&amp;&quot;,&quot;&amp;[.N18]&amp;&quot;,&quot;&amp;[.O18]&amp;&quot;,&quot;&amp;[.P18]&amp;&quot;,0,CURDATE(),CURDATE())&quot;&amp;IF(INDIRECT(ADDRESS(ROW([.A18])+1;1))&gt;0;&quot;,&quot;;&quot;;&quot;)" office:value-type="string" office:string-value="(15,1,100,0,0,0,(select t.id from exercises t where t.code = 'ACRAPR'),(select t.id from base_movements t where t.code = 'RACMPL'),(select t.id from training_mode_types t where t.code = 'A1/C3'),(select t.id from execution_note_types t where t.code = ''),0,CURDATE(),CURDATE())," calcext:value-type="string">
            <text:p>(15,1,100,0,0,0,(select t.id from exercises t where t.code = 'ACRAPR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MIPR</text:p>
          </table:table-cell>
          <table:table-cell table:formula="of:=VLOOKUP([.B19];[exercises.$B$4:.$C$292];2;0)" office:value-type="string" office:string-value="MX progressione interna" calcext:value-type="string">
            <text:p>MX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9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xercises t where t.code = 'ACMIPR')" calcext:value-type="string">
            <text:p>(select t.id from exercises t where t.code = 'ACMIPR')</text:p>
          </table:table-cell>
          <table:table-cell table:formula="of:=&quot;(select t.id from &quot;&amp;[.G$2]&amp;&quot; t where t.&quot;&amp;[.G$3]&amp;&quot; = '&quot;&amp;[.G19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]&amp;&quot;,&quot;&amp;[.D19]&amp;&quot;,&quot;&amp;IF(ISBLANK([.E19]);0;[.E19])&amp;&quot;,&quot;&amp;IF(ISBLANK([.F19]);0;[.F19])&amp;&quot;,&quot;&amp;[.K19]&amp;&quot;,&quot;&amp;[.L19]&amp;&quot;,&quot;&amp;[.M19]&amp;&quot;,&quot;&amp;[.N19]&amp;&quot;,&quot;&amp;[.O19]&amp;&quot;,&quot;&amp;[.P19]&amp;&quot;,0,CURDATE(),CURDATE())&quot;&amp;IF(INDIRECT(ADDRESS(ROW([.A19])+1;1))&gt;0;&quot;,&quot;;&quot;;&quot;)" office:value-type="string" office:string-value="(16,1,100,0,0,0,(select t.id from exercises t where t.code = 'ACMIPR'),(select t.id from base_movements t where t.code = 'MICMPL'),(select t.id from training_mode_types t where t.code = 'A1/C3'),(select t.id from execution_note_types t where t.code = ''),0,CURDATE(),CURDATE())," calcext:value-type="string">
            <text:p>(16,1,100,0,0,0,(select t.id from exercises t where t.code = 'ACMIPR'),(select t.id from base_movements t where t.code = 'MI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SLCP</text:p>
          </table:table-cell>
          <table:table-cell table:formula="of:=VLOOKUP([.B20];[exercises.$B$4:.$C$292];2;0)" office:value-type="string" office:string-value="SL completo/progressione" calcext:value-type="string">
            <text:p>SL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0]&amp;&quot;,&quot;&amp;[.D20]&amp;&quot;,&quot;&amp;IF(ISBLANK([.E20]);0;[.E20])&amp;&quot;,&quot;&amp;IF(ISBLANK([.F20]);0;[.F20])&amp;&quot;,&quot;&amp;[.K20]&amp;&quot;,&quot;&amp;[.L20]&amp;&quot;,&quot;&amp;[.M20]&amp;&quot;,&quot;&amp;[.N20]&amp;&quot;,&quot;&amp;[.O20]&amp;&quot;,&quot;&amp;[.P20]&amp;&quot;,0,CURDATE(),CURDATE())&quot;&amp;IF(INDIRECT(ADDRESS(ROW([.A20])+1;1))&gt;0;&quot;,&quot;;&quot;;&quot;)" office:value-type="string" office:string-value="(17,1,50,0,0,0,(select t.id from exercises t where t.code = 'ACSLCP'),(select t.id from base_movements t where t.code = 'SLCMPL'),(select t.id from training_mode_types t where t.code = 'A1'),(select t.id from execution_note_types t where t.code = 'CBR'),0,CURDATE(),CURDATE())," calcext:value-type="string">
            <text:p>(17,1,50,0,0,0,(select t.id from exercises t where t.code = 'ACSLCP'),(select t.id from base_movements t where t.code = 'SL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SLCP</text:p>
          </table:table-cell>
          <table:table-cell table:formula="of:=VLOOKUP([.B21];[exercises.$B$4:.$C$292];2;0)" office:value-type="string" office:string-value="SL completo/progressione" calcext:value-type="string">
            <text:p>SL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]&amp;&quot;,&quot;&amp;[.D21]&amp;&quot;,&quot;&amp;IF(ISBLANK([.E21]);0;[.E21])&amp;&quot;,&quot;&amp;IF(ISBLANK([.F21]);0;[.F21])&amp;&quot;,&quot;&amp;[.K21]&amp;&quot;,&quot;&amp;[.L21]&amp;&quot;,&quot;&amp;[.M21]&amp;&quot;,&quot;&amp;[.N21]&amp;&quot;,&quot;&amp;[.O21]&amp;&quot;,&quot;&amp;[.P21]&amp;&quot;,0,CURDATE(),CURDATE())&quot;&amp;IF(INDIRECT(ADDRESS(ROW([.A21])+1;1))&gt;0;&quot;,&quot;;&quot;;&quot;)" office:value-type="string" office:string-value="(18,2,50,0,0,0,(select t.id from exercises t where t.code = 'ACSLCP'),(select t.id from base_movements t where t.code = 'SLCMPL'),(select t.id from training_mode_types t where t.code = 'A1/C3'),(select t.id from execution_note_types t where t.code = ''),0,CURDATE(),CURDATE())," calcext:value-type="string">
            <text:p>(18,2,50,0,0,0,(select t.id from exercises t where t.code = 'ACSLCP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DOCP</text:p>
          </table:table-cell>
          <table:table-cell table:formula="of:=VLOOKUP([.B22];[exercises.$B$4:.$C$292];2;0)" office:value-type="string" office:string-value="DO completo/progressione" calcext:value-type="string">
            <text:p>DO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2]&amp;&quot;,&quot;&amp;[.D22]&amp;&quot;,&quot;&amp;IF(ISBLANK([.E22]);0;[.E22])&amp;&quot;,&quot;&amp;IF(ISBLANK([.F22]);0;[.F22])&amp;&quot;,&quot;&amp;[.K22]&amp;&quot;,&quot;&amp;[.L22]&amp;&quot;,&quot;&amp;[.M22]&amp;&quot;,&quot;&amp;[.N22]&amp;&quot;,&quot;&amp;[.O22]&amp;&quot;,&quot;&amp;[.P22]&amp;&quot;,0,CURDATE(),CURDATE())&quot;&amp;IF(INDIRECT(ADDRESS(ROW([.A22])+1;1))&gt;0;&quot;,&quot;;&quot;;&quot;)" office:value-type="string" office:string-value="(19,1,50,0,0,0,(select t.id from exercises t where t.code = 'ACDOCP'),(select t.id from base_movements t where t.code = 'DOCMPL'),(select t.id from training_mode_types t where t.code = 'A1'),(select t.id from execution_note_types t where t.code = 'CBR'),0,CURDATE(),CURDATE())," calcext:value-type="string">
            <text:p>(19,1,50,0,0,0,(select t.id from exercises t where t.code = 'ACDOCP'),(select t.id from base_movements t where t.code = 'DO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DOCP</text:p>
          </table:table-cell>
          <table:table-cell table:formula="of:=VLOOKUP([.B23];[exercises.$B$4:.$C$292];2;0)" office:value-type="string" office:string-value="DO completo/progressione" calcext:value-type="string">
            <text:p>DO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]&amp;&quot;,&quot;&amp;[.D23]&amp;&quot;,&quot;&amp;IF(ISBLANK([.E23]);0;[.E23])&amp;&quot;,&quot;&amp;IF(ISBLANK([.F23]);0;[.F23])&amp;&quot;,&quot;&amp;[.K23]&amp;&quot;,&quot;&amp;[.L23]&amp;&quot;,&quot;&amp;[.M23]&amp;&quot;,&quot;&amp;[.N23]&amp;&quot;,&quot;&amp;[.O23]&amp;&quot;,&quot;&amp;[.P23]&amp;&quot;,0,CURDATE(),CURDATE())&quot;&amp;IF(INDIRECT(ADDRESS(ROW([.A23])+1;1))&gt;0;&quot;,&quot;;&quot;;&quot;)" office:value-type="string" office:string-value="(20,2,50,0,0,0,(select t.id from exercises t where t.code = 'ACDOCP'),(select t.id from base_movements t where t.code = 'DOCMPL'),(select t.id from training_mode_types t where t.code = 'A1/C3'),(select t.id from execution_note_types t where t.code = ''),0,CURDATE(),CURDATE())," calcext:value-type="string">
            <text:p>(20,2,50,0,0,0,(select t.id from exercises t where t.code = 'ACDOCP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FACP</text:p>
          </table:table-cell>
          <table:table-cell table:formula="of:=VLOOKUP([.B24];[exercises.$B$4:.$C$292];2;0)" office:value-type="string" office:string-value="FA completo/progressione" calcext:value-type="string">
            <text:p>F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4]&amp;&quot;,&quot;&amp;[.D24]&amp;&quot;,&quot;&amp;IF(ISBLANK([.E24]);0;[.E24])&amp;&quot;,&quot;&amp;IF(ISBLANK([.F24]);0;[.F24])&amp;&quot;,&quot;&amp;[.K24]&amp;&quot;,&quot;&amp;[.L24]&amp;&quot;,&quot;&amp;[.M24]&amp;&quot;,&quot;&amp;[.N24]&amp;&quot;,&quot;&amp;[.O24]&amp;&quot;,&quot;&amp;[.P24]&amp;&quot;,0,CURDATE(),CURDATE())&quot;&amp;IF(INDIRECT(ADDRESS(ROW([.A24])+1;1))&gt;0;&quot;,&quot;;&quot;;&quot;)" office:value-type="string" office:string-value="(21,1,50,0,0,0,(select t.id from exercises t where t.code = 'ACFACP'),(select t.id from base_movements t where t.code = 'FACMPL'),(select t.id from training_mode_types t where t.code = 'A1'),(select t.id from execution_note_types t where t.code = 'CBR'),0,CURDATE(),CURDATE())," calcext:value-type="string">
            <text:p>(21,1,50,0,0,0,(select t.id from exercises t where t.code = 'ACFACP'),(select t.id from base_movements t where t.code = 'F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CP</text:p>
          </table:table-cell>
          <table:table-cell table:formula="of:=VLOOKUP([.B25];[exercises.$B$4:.$C$292];2;0)" office:value-type="string" office:string-value="FA completo/progressione" calcext:value-type="string">
            <text:p>F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5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]&amp;&quot;,&quot;&amp;[.D25]&amp;&quot;,&quot;&amp;IF(ISBLANK([.E25]);0;[.E25])&amp;&quot;,&quot;&amp;IF(ISBLANK([.F25]);0;[.F25])&amp;&quot;,&quot;&amp;[.K25]&amp;&quot;,&quot;&amp;[.L25]&amp;&quot;,&quot;&amp;[.M25]&amp;&quot;,&quot;&amp;[.N25]&amp;&quot;,&quot;&amp;[.O25]&amp;&quot;,&quot;&amp;[.P25]&amp;&quot;,0,CURDATE(),CURDATE())&quot;&amp;IF(INDIRECT(ADDRESS(ROW([.A25])+1;1))&gt;0;&quot;,&quot;;&quot;;&quot;)" office:value-type="string" office:string-value="(22,2,50,0,0,0,(select t.id from exercises t where t.code = 'ACFACP'),(select t.id from base_movements t where t.code = 'FACMPL'),(select t.id from training_mode_types t where t.code = 'A1/C3'),(select t.id from execution_note_types t where t.code = ''),0,CURDATE(),CURDATE())," calcext:value-type="string">
            <text:p>(22,2,50,0,0,0,(select t.id from exercises t where t.code = 'ACFACP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CP</text:p>
          </table:table-cell>
          <table:table-cell table:formula="of:=VLOOKUP([.B26];[exercises.$B$4:.$C$292];2;0)" office:value-type="string" office:string-value="RA completo/progressione" calcext:value-type="string">
            <text:p>R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6]&amp;&quot;,&quot;&amp;[.D26]&amp;&quot;,&quot;&amp;IF(ISBLANK([.E26]);0;[.E26])&amp;&quot;,&quot;&amp;IF(ISBLANK([.F26]);0;[.F26])&amp;&quot;,&quot;&amp;[.K26]&amp;&quot;,&quot;&amp;[.L26]&amp;&quot;,&quot;&amp;[.M26]&amp;&quot;,&quot;&amp;[.N26]&amp;&quot;,&quot;&amp;[.O26]&amp;&quot;,&quot;&amp;[.P26]&amp;&quot;,0,CURDATE(),CURDATE())&quot;&amp;IF(INDIRECT(ADDRESS(ROW([.A26])+1;1))&gt;0;&quot;,&quot;;&quot;;&quot;)" office:value-type="string" office:string-value="(23,1,50,0,0,0,(select t.id from exercises t where t.code = 'ACRACP'),(select t.id from base_movements t where t.code = 'RACMPL'),(select t.id from training_mode_types t where t.code = 'A1'),(select t.id from execution_note_types t where t.code = 'CBR'),0,CURDATE(),CURDATE())," calcext:value-type="string">
            <text:p>(23,1,50,0,0,0,(select t.id from exercises t where t.code = 'ACRACP'),(select t.id from base_movements t where t.code = 'R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ACRACP</text:p>
          </table:table-cell>
          <table:table-cell table:formula="of:=VLOOKUP([.B27];[exercises.$B$4:.$C$292];2;0)" office:value-type="string" office:string-value="RA completo/progressione" calcext:value-type="string">
            <text:p>R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7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]&amp;&quot;,&quot;&amp;[.D27]&amp;&quot;,&quot;&amp;IF(ISBLANK([.E27]);0;[.E27])&amp;&quot;,&quot;&amp;IF(ISBLANK([.F27]);0;[.F27])&amp;&quot;,&quot;&amp;[.K27]&amp;&quot;,&quot;&amp;[.L27]&amp;&quot;,&quot;&amp;[.M27]&amp;&quot;,&quot;&amp;[.N27]&amp;&quot;,&quot;&amp;[.O27]&amp;&quot;,&quot;&amp;[.P27]&amp;&quot;,0,CURDATE(),CURDATE())&quot;&amp;IF(INDIRECT(ADDRESS(ROW([.A27])+1;1))&gt;0;&quot;,&quot;;&quot;;&quot;)" office:value-type="string" office:string-value="(24,2,50,0,0,0,(select t.id from exercises t where t.code = 'ACRACP'),(select t.id from base_movements t where t.code = 'RACMPL'),(select t.id from training_mode_types t where t.code = 'A1/C3'),(select t.id from execution_note_types t where t.code = ''),0,CURDATE(),CURDATE())," calcext:value-type="string">
            <text:p>(24,2,50,0,0,0,(select t.id from exercises t where t.code = 'ACRACP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ACSLDA</text:p>
          </table:table-cell>
          <table:table-cell table:formula="of:=VLOOKUP([.B28];[exercises.$B$4:.$C$292];2;0)" office:value-type="string" office:string-value="SL decelerazione/accelerazione" calcext:value-type="string">
            <text:p>SL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]&amp;&quot;,&quot;&amp;[.D28]&amp;&quot;,&quot;&amp;IF(ISBLANK([.E28]);0;[.E28])&amp;&quot;,&quot;&amp;IF(ISBLANK([.F28]);0;[.F28])&amp;&quot;,&quot;&amp;[.K28]&amp;&quot;,&quot;&amp;[.L28]&amp;&quot;,&quot;&amp;[.M28]&amp;&quot;,&quot;&amp;[.N28]&amp;&quot;,&quot;&amp;[.O28]&amp;&quot;,&quot;&amp;[.P28]&amp;&quot;,0,CURDATE(),CURDATE())&quot;&amp;IF(INDIRECT(ADDRESS(ROW([.A28])+1;1))&gt;0;&quot;,&quot;;&quot;;&quot;)" office:value-type="string" office:string-value="(25,1,50,0,0,10,(select t.id from exercises t where t.code = 'ACSLDA'),(select t.id from base_movements t where t.code = 'SLCMPL'),(select t.id from training_mode_types t where t.code = 'C3/A1'),(select t.id from execution_note_types t where t.code = ''),0,CURDATE(),CURDATE())," calcext:value-type="string">
            <text:p>(25,1,50,0,0,10,(select t.id from exercises t where t.code = 'ACSLDA'),(select t.id from base_movements t where t.code = 'SL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ACSLDA</text:p>
          </table:table-cell>
          <table:table-cell table:formula="of:=VLOOKUP([.B29];[exercises.$B$4:.$C$292];2;0)" office:value-type="string" office:string-value="SL decelerazione/accelerazione" calcext:value-type="string">
            <text:p>SL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]&amp;&quot;,&quot;&amp;[.D29]&amp;&quot;,&quot;&amp;IF(ISBLANK([.E29]);0;[.E29])&amp;&quot;,&quot;&amp;IF(ISBLANK([.F29]);0;[.F29])&amp;&quot;,&quot;&amp;[.K29]&amp;&quot;,&quot;&amp;[.L29]&amp;&quot;,&quot;&amp;[.M29]&amp;&quot;,&quot;&amp;[.N29]&amp;&quot;,&quot;&amp;[.O29]&amp;&quot;,&quot;&amp;[.P29]&amp;&quot;,0,CURDATE(),CURDATE())&quot;&amp;IF(INDIRECT(ADDRESS(ROW([.A29])+1;1))&gt;0;&quot;,&quot;;&quot;;&quot;)" office:value-type="string" office:string-value="(26,2,50,0,0,20,(select t.id from exercises t where t.code = 'ACSLDA'),(select t.id from base_movements t where t.code = 'SLCMPL'),(select t.id from training_mode_types t where t.code = 'A1/C3'),(select t.id from execution_note_types t where t.code = ''),0,CURDATE(),CURDATE())," calcext:value-type="string">
            <text:p>(26,2,50,0,0,20,(select t.id from exercises t where t.code = 'ACSLDA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ACDODA</text:p>
          </table:table-cell>
          <table:table-cell table:formula="of:=VLOOKUP([.B30];[exercises.$B$4:.$C$292];2;0)" office:value-type="string" office:string-value="DO decelerazione/accelerazione" calcext:value-type="string">
            <text:p>DO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]&amp;&quot;,&quot;&amp;[.D30]&amp;&quot;,&quot;&amp;IF(ISBLANK([.E30]);0;[.E30])&amp;&quot;,&quot;&amp;IF(ISBLANK([.F30]);0;[.F30])&amp;&quot;,&quot;&amp;[.K30]&amp;&quot;,&quot;&amp;[.L30]&amp;&quot;,&quot;&amp;[.M30]&amp;&quot;,&quot;&amp;[.N30]&amp;&quot;,&quot;&amp;[.O30]&amp;&quot;,&quot;&amp;[.P30]&amp;&quot;,0,CURDATE(),CURDATE())&quot;&amp;IF(INDIRECT(ADDRESS(ROW([.A30])+1;1))&gt;0;&quot;,&quot;;&quot;;&quot;)" office:value-type="string" office:string-value="(27,1,50,0,0,10,(select t.id from exercises t where t.code = 'ACDODA'),(select t.id from base_movements t where t.code = 'DOCMPL'),(select t.id from training_mode_types t where t.code = 'C3/A1'),(select t.id from execution_note_types t where t.code = ''),0,CURDATE(),CURDATE())," calcext:value-type="string">
            <text:p>(27,1,50,0,0,10,(select t.id from exercises t where t.code = 'ACDODA'),(select t.id from base_movements t where t.code = 'DO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ACDODA</text:p>
          </table:table-cell>
          <table:table-cell table:formula="of:=VLOOKUP([.B31];[exercises.$B$4:.$C$292];2;0)" office:value-type="string" office:string-value="DO decelerazione/accelerazione" calcext:value-type="string">
            <text:p>DO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]&amp;&quot;,&quot;&amp;[.D31]&amp;&quot;,&quot;&amp;IF(ISBLANK([.E31]);0;[.E31])&amp;&quot;,&quot;&amp;IF(ISBLANK([.F31]);0;[.F31])&amp;&quot;,&quot;&amp;[.K31]&amp;&quot;,&quot;&amp;[.L31]&amp;&quot;,&quot;&amp;[.M31]&amp;&quot;,&quot;&amp;[.N31]&amp;&quot;,&quot;&amp;[.O31]&amp;&quot;,&quot;&amp;[.P31]&amp;&quot;,0,CURDATE(),CURDATE())&quot;&amp;IF(INDIRECT(ADDRESS(ROW([.A31])+1;1))&gt;0;&quot;,&quot;;&quot;;&quot;)" office:value-type="string" office:string-value="(28,2,50,0,0,20,(select t.id from exercises t where t.code = 'ACDODA'),(select t.id from base_movements t where t.code = 'DOCMPL'),(select t.id from training_mode_types t where t.code = 'A1/C3'),(select t.id from execution_note_types t where t.code = ''),0,CURDATE(),CURDATE())," calcext:value-type="string">
            <text:p>(28,2,50,0,0,20,(select t.id from exercises t where t.code = 'ACDODA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ACFADA</text:p>
          </table:table-cell>
          <table:table-cell table:formula="of:=VLOOKUP([.B32];[exercises.$B$4:.$C$292];2;0)" office:value-type="string" office:string-value="FA decelerazione/accelerazione" calcext:value-type="string">
            <text:p>F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]&amp;&quot;,&quot;&amp;[.D32]&amp;&quot;,&quot;&amp;IF(ISBLANK([.E32]);0;[.E32])&amp;&quot;,&quot;&amp;IF(ISBLANK([.F32]);0;[.F32])&amp;&quot;,&quot;&amp;[.K32]&amp;&quot;,&quot;&amp;[.L32]&amp;&quot;,&quot;&amp;[.M32]&amp;&quot;,&quot;&amp;[.N32]&amp;&quot;,&quot;&amp;[.O32]&amp;&quot;,&quot;&amp;[.P32]&amp;&quot;,0,CURDATE(),CURDATE())&quot;&amp;IF(INDIRECT(ADDRESS(ROW([.A32])+1;1))&gt;0;&quot;,&quot;;&quot;;&quot;)" office:value-type="string" office:string-value="(29,1,50,0,0,10,(select t.id from exercises t where t.code = 'ACFADA'),(select t.id from base_movements t where t.code = 'FACMPL'),(select t.id from training_mode_types t where t.code = 'C3/A1'),(select t.id from execution_note_types t where t.code = ''),0,CURDATE(),CURDATE())," calcext:value-type="string">
            <text:p>(29,1,50,0,0,10,(select t.id from exercises t where t.code = 'ACFADA'),(select t.id from base_movements t where t.code = 'F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ACFADA</text:p>
          </table:table-cell>
          <table:table-cell table:formula="of:=VLOOKUP([.B33];[exercises.$B$4:.$C$292];2;0)" office:value-type="string" office:string-value="FA decelerazione/accelerazione" calcext:value-type="string">
            <text:p>F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3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3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]&amp;&quot;,&quot;&amp;[.D33]&amp;&quot;,&quot;&amp;IF(ISBLANK([.E33]);0;[.E33])&amp;&quot;,&quot;&amp;IF(ISBLANK([.F33]);0;[.F33])&amp;&quot;,&quot;&amp;[.K33]&amp;&quot;,&quot;&amp;[.L33]&amp;&quot;,&quot;&amp;[.M33]&amp;&quot;,&quot;&amp;[.N33]&amp;&quot;,&quot;&amp;[.O33]&amp;&quot;,&quot;&amp;[.P33]&amp;&quot;,0,CURDATE(),CURDATE())&quot;&amp;IF(INDIRECT(ADDRESS(ROW([.A33])+1;1))&gt;0;&quot;,&quot;;&quot;;&quot;)" office:value-type="string" office:string-value="(30,2,50,0,0,20,(select t.id from exercises t where t.code = 'ACFADA'),(select t.id from base_movements t where t.code = 'FACMPL'),(select t.id from training_mode_types t where t.code = 'A1/C3'),(select t.id from execution_note_types t where t.code = ''),0,CURDATE(),CURDATE())," calcext:value-type="string">
            <text:p>(30,2,50,0,0,20,(select t.id from exercises t where t.code = 'ACFADA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ACRADA</text:p>
          </table:table-cell>
          <table:table-cell table:formula="of:=VLOOKUP([.B34];[exercises.$B$4:.$C$292];2;0)" office:value-type="string" office:string-value="RA decelerazione/accelerazione" calcext:value-type="string">
            <text:p>R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4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4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]&amp;&quot;,&quot;&amp;[.D34]&amp;&quot;,&quot;&amp;IF(ISBLANK([.E34]);0;[.E34])&amp;&quot;,&quot;&amp;IF(ISBLANK([.F34]);0;[.F34])&amp;&quot;,&quot;&amp;[.K34]&amp;&quot;,&quot;&amp;[.L34]&amp;&quot;,&quot;&amp;[.M34]&amp;&quot;,&quot;&amp;[.N34]&amp;&quot;,&quot;&amp;[.O34]&amp;&quot;,&quot;&amp;[.P34]&amp;&quot;,0,CURDATE(),CURDATE())&quot;&amp;IF(INDIRECT(ADDRESS(ROW([.A34])+1;1))&gt;0;&quot;,&quot;;&quot;;&quot;)" office:value-type="string" office:string-value="(31,1,50,0,0,10,(select t.id from exercises t where t.code = 'ACRADA'),(select t.id from base_movements t where t.code = 'RACMPL'),(select t.id from training_mode_types t where t.code = 'C3/A1'),(select t.id from execution_note_types t where t.code = ''),0,CURDATE(),CURDATE())," calcext:value-type="string">
            <text:p>(31,1,50,0,0,10,(select t.id from exercises t where t.code = 'ACRADA'),(select t.id from base_movements t where t.code = 'R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ACRADA</text:p>
          </table:table-cell>
          <table:table-cell table:formula="of:=VLOOKUP([.B35];[exercises.$B$4:.$C$292];2;0)" office:value-type="string" office:string-value="RA decelerazione/accelerazione" calcext:value-type="string">
            <text:p>R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5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5]&amp;&quot;,&quot;&amp;[.D35]&amp;&quot;,&quot;&amp;IF(ISBLANK([.E35]);0;[.E35])&amp;&quot;,&quot;&amp;IF(ISBLANK([.F35]);0;[.F35])&amp;&quot;,&quot;&amp;[.K35]&amp;&quot;,&quot;&amp;[.L35]&amp;&quot;,&quot;&amp;[.M35]&amp;&quot;,&quot;&amp;[.N35]&amp;&quot;,&quot;&amp;[.O35]&amp;&quot;,&quot;&amp;[.P35]&amp;&quot;,0,CURDATE(),CURDATE())&quot;&amp;IF(INDIRECT(ADDRESS(ROW([.A35])+1;1))&gt;0;&quot;,&quot;;&quot;;&quot;)" office:value-type="string" office:string-value="(32,2,50,0,0,20,(select t.id from exercises t where t.code = 'ACRADA'),(select t.id from base_movements t where t.code = 'RACMPL'),(select t.id from training_mode_types t where t.code = 'A1/C3'),(select t.id from execution_note_types t where t.code = ''),0,CURDATE(),CURDATE())," calcext:value-type="string">
            <text:p>(32,2,50,0,0,20,(select t.id from exercises t where t.code = 'ACRADA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B1SLCM</text:p>
          </table:table-cell>
          <table:table-cell table:formula="of:=VLOOKUP([.B36];[exercises.$B$4:.$C$292];2;0)" office:value-type="string" office:string-value="SL soglia" calcext:value-type="string">
            <text:p>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formula="of:=&quot;(select t.id from &quot;&amp;[.G$2]&amp;&quot; t where t.&quot;&amp;[.G$3]&amp;&quot; = '&quot;&amp;[.G3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6]&amp;&quot;,&quot;&amp;[.D36]&amp;&quot;,&quot;&amp;IF(ISBLANK([.E36]);0;[.E36])&amp;&quot;,&quot;&amp;IF(ISBLANK([.F36]);0;[.F36])&amp;&quot;,&quot;&amp;[.K36]&amp;&quot;,&quot;&amp;[.L36]&amp;&quot;,&quot;&amp;[.M36]&amp;&quot;,&quot;&amp;[.N36]&amp;&quot;,&quot;&amp;[.O36]&amp;&quot;,&quot;&amp;[.P36]&amp;&quot;,0,CURDATE(),CURDATE())&quot;&amp;IF(INDIRECT(ADDRESS(ROW([.A36])+1;1))&gt;0;&quot;,&quot;;&quot;;&quot;)" office:value-type="string" office:string-value="(33,1,100,0,0,0,(select t.id from exercises t where t.code = 'B1SLCM'),(select t.id from base_movements t where t.code = 'SLCMPL'),(select t.id from training_mode_types t where t.code = 'B1'),(select t.id from execution_note_types t where t.code = ''),0,CURDATE(),CURDATE())," calcext:value-type="string">
            <text:p>(33,1,100,0,0,0,(select t.id from exercises t where t.code = 'B1SLCM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B1DOCM</text:p>
          </table:table-cell>
          <table:table-cell table:formula="of:=VLOOKUP([.B37];[exercises.$B$4:.$C$292];2;0)" office:value-type="string" office:string-value="DO soglia" calcext:value-type="string">
            <text:p>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7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formula="of:=&quot;(select t.id from &quot;&amp;[.G$2]&amp;&quot; t where t.&quot;&amp;[.G$3]&amp;&quot; = '&quot;&amp;[.G3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7]&amp;&quot;,&quot;&amp;[.D37]&amp;&quot;,&quot;&amp;IF(ISBLANK([.E37]);0;[.E37])&amp;&quot;,&quot;&amp;IF(ISBLANK([.F37]);0;[.F37])&amp;&quot;,&quot;&amp;[.K37]&amp;&quot;,&quot;&amp;[.L37]&amp;&quot;,&quot;&amp;[.M37]&amp;&quot;,&quot;&amp;[.N37]&amp;&quot;,&quot;&amp;[.O37]&amp;&quot;,&quot;&amp;[.P37]&amp;&quot;,0,CURDATE(),CURDATE())&quot;&amp;IF(INDIRECT(ADDRESS(ROW([.A37])+1;1))&gt;0;&quot;,&quot;;&quot;;&quot;)" office:value-type="string" office:string-value="(34,1,100,0,0,0,(select t.id from exercises t where t.code = 'B1DOCM'),(select t.id from base_movements t where t.code = 'DOCMPL'),(select t.id from training_mode_types t where t.code = 'B1'),(select t.id from execution_note_types t where t.code = ''),0,CURDATE(),CURDATE())," calcext:value-type="string">
            <text:p>(34,1,100,0,0,0,(select t.id from exercises t where t.code = 'B1DOCM'),(select t.id from base_movements t where t.code = 'DO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B1MICM</text:p>
          </table:table-cell>
          <table:table-cell table:formula="of:=VLOOKUP([.B38];[exercises.$B$4:.$C$292];2;0)" office:value-type="string" office:string-value="MI soglia" calcext:value-type="string">
            <text:p>MI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8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G$2]&amp;&quot; t where t.&quot;&amp;[.G$3]&amp;&quot; = '&quot;&amp;[.G38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8]&amp;&quot;,&quot;&amp;[.D38]&amp;&quot;,&quot;&amp;IF(ISBLANK([.E38]);0;[.E38])&amp;&quot;,&quot;&amp;IF(ISBLANK([.F38]);0;[.F38])&amp;&quot;,&quot;&amp;[.K38]&amp;&quot;,&quot;&amp;[.L38]&amp;&quot;,&quot;&amp;[.M38]&amp;&quot;,&quot;&amp;[.N38]&amp;&quot;,&quot;&amp;[.O38]&amp;&quot;,&quot;&amp;[.P38]&amp;&quot;,0,CURDATE(),CURDATE())&quot;&amp;IF(INDIRECT(ADDRESS(ROW([.A38])+1;1))&gt;0;&quot;,&quot;;&quot;;&quot;)" office:value-type="string" office:string-value="(35,1,100,0,0,0,(select t.id from exercises t where t.code = 'B1MICM'),(select t.id from base_movements t where t.code = 'MICMPL'),(select t.id from training_mode_types t where t.code = 'B1'),(select t.id from execution_note_types t where t.code = ''),0,CURDATE(),CURDATE())," calcext:value-type="string">
            <text:p>(35,1,100,0,0,0,(select t.id from exercises t where t.code = 'B1MICM'),(select t.id from base_movements t where t.code = 'MI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B2SLCM</text:p>
          </table:table-cell>
          <table:table-cell table:formula="of:=VLOOKUP([.B39];[exercises.$B$4:.$C$292];2;0)" office:value-type="string" office:string-value="SL VO2Max" calcext:value-type="string">
            <text:p>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G$2]&amp;&quot; t where t.&quot;&amp;[.G$3]&amp;&quot; = '&quot;&amp;[.G3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9]&amp;&quot;,&quot;&amp;[.D39]&amp;&quot;,&quot;&amp;IF(ISBLANK([.E39]);0;[.E39])&amp;&quot;,&quot;&amp;IF(ISBLANK([.F39]);0;[.F39])&amp;&quot;,&quot;&amp;[.K39]&amp;&quot;,&quot;&amp;[.L39]&amp;&quot;,&quot;&amp;[.M39]&amp;&quot;,&quot;&amp;[.N39]&amp;&quot;,&quot;&amp;[.O39]&amp;&quot;,&quot;&amp;[.P39]&amp;&quot;,0,CURDATE(),CURDATE())&quot;&amp;IF(INDIRECT(ADDRESS(ROW([.A39])+1;1))&gt;0;&quot;,&quot;;&quot;;&quot;)" office:value-type="string" office:string-value="(36,1,100,0,0,0,(select t.id from exercises t where t.code = 'B2SLCM'),(select t.id from base_movements t where t.code = 'SLCMPL'),(select t.id from training_mode_types t where t.code = 'B2'),(select t.id from execution_note_types t where t.code = ''),0,CURDATE(),CURDATE())," calcext:value-type="string">
            <text:p>(36,1,100,0,0,0,(select t.id from exercises t where t.code = 'B2SLCM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B2DOCM</text:p>
          </table:table-cell>
          <table:table-cell table:formula="of:=VLOOKUP([.B40];[exercises.$B$4:.$C$292];2;0)" office:value-type="string" office:string-value="DO VO2Max" calcext:value-type="string">
            <text:p>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xercises t where t.code = 'B2DOCM')" calcext:value-type="string">
            <text:p>(select t.id from exercises t where t.code = 'B2DOCM')</text:p>
          </table:table-cell>
          <table:table-cell table:formula="of:=&quot;(select t.id from &quot;&amp;[.G$2]&amp;&quot; t where t.&quot;&amp;[.G$3]&amp;&quot; = '&quot;&amp;[.G4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0]&amp;&quot;,&quot;&amp;[.D40]&amp;&quot;,&quot;&amp;IF(ISBLANK([.E40]);0;[.E40])&amp;&quot;,&quot;&amp;IF(ISBLANK([.F40]);0;[.F40])&amp;&quot;,&quot;&amp;[.K40]&amp;&quot;,&quot;&amp;[.L40]&amp;&quot;,&quot;&amp;[.M40]&amp;&quot;,&quot;&amp;[.N40]&amp;&quot;,&quot;&amp;[.O40]&amp;&quot;,&quot;&amp;[.P40]&amp;&quot;,0,CURDATE(),CURDATE())&quot;&amp;IF(INDIRECT(ADDRESS(ROW([.A40])+1;1))&gt;0;&quot;,&quot;;&quot;;&quot;)" office:value-type="string" office:string-value="(37,1,100,0,0,0,(select t.id from exercises t where t.code = 'B2DOCM'),(select t.id from base_movements t where t.code = 'DOCMPL'),(select t.id from training_mode_types t where t.code = 'B2'),(select t.id from execution_note_types t where t.code = ''),0,CURDATE(),CURDATE())," calcext:value-type="string">
            <text:p>(37,1,100,0,0,0,(select t.id from exercises t where t.code = 'B2DOCM'),(select t.id from base_movements t where t.code = 'DO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B2MICM</text:p>
          </table:table-cell>
          <table:table-cell table:formula="of:=VLOOKUP([.B41];[exercises.$B$4:.$C$292];2;0)" office:value-type="string" office:string-value="MI VO2Max" calcext:value-type="string">
            <text:p>MI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1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xercises t where t.code = 'B2MICM')" calcext:value-type="string">
            <text:p>(select t.id from exercises t where t.code = 'B2MICM')</text:p>
          </table:table-cell>
          <table:table-cell table:formula="of:=&quot;(select t.id from &quot;&amp;[.G$2]&amp;&quot; t where t.&quot;&amp;[.G$3]&amp;&quot; = '&quot;&amp;[.G4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1]&amp;&quot;,&quot;&amp;[.D41]&amp;&quot;,&quot;&amp;IF(ISBLANK([.E41]);0;[.E41])&amp;&quot;,&quot;&amp;IF(ISBLANK([.F41]);0;[.F41])&amp;&quot;,&quot;&amp;[.K41]&amp;&quot;,&quot;&amp;[.L41]&amp;&quot;,&quot;&amp;[.M41]&amp;&quot;,&quot;&amp;[.N41]&amp;&quot;,&quot;&amp;[.O41]&amp;&quot;,&quot;&amp;[.P41]&amp;&quot;,0,CURDATE(),CURDATE())&quot;&amp;IF(INDIRECT(ADDRESS(ROW([.A41])+1;1))&gt;0;&quot;,&quot;;&quot;;&quot;)" office:value-type="string" office:string-value="(38,1,100,0,0,0,(select t.id from exercises t where t.code = 'B2MICM'),(select t.id from base_movements t where t.code = 'MICMPL'),(select t.id from training_mode_types t where t.code = 'B2'),(select t.id from execution_note_types t where t.code = ''),0,CURDATE(),CURDATE())," calcext:value-type="string">
            <text:p>(38,1,100,0,0,0,(select t.id from exercises t where t.code = 'B2MICM'),(select t.id from base_movements t where t.code = 'MI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SLCM</text:p>
          </table:table-cell>
          <table:table-cell table:formula="of:=VLOOKUP([.B42];[exercises.$B$4:.$C$292];2;0)" office:value-type="string" office:string-value="SL forte" calcext:value-type="string">
            <text:p>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G$2]&amp;&quot; t where t.&quot;&amp;[.G$3]&amp;&quot; = '&quot;&amp;[.G4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2]&amp;&quot;,&quot;&amp;[.D42]&amp;&quot;,&quot;&amp;IF(ISBLANK([.E42]);0;[.E42])&amp;&quot;,&quot;&amp;IF(ISBLANK([.F42]);0;[.F42])&amp;&quot;,&quot;&amp;[.K42]&amp;&quot;,&quot;&amp;[.L42]&amp;&quot;,&quot;&amp;[.M42]&amp;&quot;,&quot;&amp;[.N42]&amp;&quot;,&quot;&amp;[.O42]&amp;&quot;,&quot;&amp;[.P42]&amp;&quot;,0,CURDATE(),CURDATE())&quot;&amp;IF(INDIRECT(ADDRESS(ROW([.A42])+1;1))&gt;0;&quot;,&quot;;&quot;;&quot;)" office:value-type="string" office:string-value="(39,1,100,0,0,0,(select t.id from exercises t where t.code = 'C1SLCM'),(select t.id from base_movements t where t.code = 'SLCMPL'),(select t.id from training_mode_types t where t.code = 'C1'),(select t.id from execution_note_types t where t.code = ''),0,CURDATE(),CURDATE())," calcext:value-type="string">
            <text:p>(39,1,100,0,0,0,(select t.id from exercises t where t.code = 'C1SLCM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C1DOCM</text:p>
          </table:table-cell>
          <table:table-cell table:formula="of:=VLOOKUP([.B43];[exercises.$B$4:.$C$292];2;0)" office:value-type="string" office:string-value="DO forte" calcext:value-type="string">
            <text:p>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xercises t where t.code = 'C1DOCM')" calcext:value-type="string">
            <text:p>(select t.id from exercises t where t.code = 'C1DOCM')</text:p>
          </table:table-cell>
          <table:table-cell table:formula="of:=&quot;(select t.id from &quot;&amp;[.G$2]&amp;&quot; t where t.&quot;&amp;[.G$3]&amp;&quot; = '&quot;&amp;[.G4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3]&amp;&quot;,&quot;&amp;[.D43]&amp;&quot;,&quot;&amp;IF(ISBLANK([.E43]);0;[.E43])&amp;&quot;,&quot;&amp;IF(ISBLANK([.F43]);0;[.F43])&amp;&quot;,&quot;&amp;[.K43]&amp;&quot;,&quot;&amp;[.L43]&amp;&quot;,&quot;&amp;[.M43]&amp;&quot;,&quot;&amp;[.N43]&amp;&quot;,&quot;&amp;[.O43]&amp;&quot;,&quot;&amp;[.P43]&amp;&quot;,0,CURDATE(),CURDATE())&quot;&amp;IF(INDIRECT(ADDRESS(ROW([.A43])+1;1))&gt;0;&quot;,&quot;;&quot;;&quot;)" office:value-type="string" office:string-value="(40,1,100,0,0,0,(select t.id from exercises t where t.code = 'C1DOCM'),(select t.id from base_movements t where t.code = 'DOCMPL'),(select t.id from training_mode_types t where t.code = 'C1'),(select t.id from execution_note_types t where t.code = ''),0,CURDATE(),CURDATE())," calcext:value-type="string">
            <text:p>(40,1,100,0,0,0,(select t.id from exercises t where t.code = 'C1DOCM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C1FACM</text:p>
          </table:table-cell>
          <table:table-cell table:formula="of:=VLOOKUP([.B44];[exercises.$B$4:.$C$292];2;0)" office:value-type="string" office:string-value="FA forte" calcext:value-type="string">
            <text:p>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xercises t where t.code = 'C1FACM')" calcext:value-type="string">
            <text:p>(select t.id from exercises t where t.code = 'C1FACM')</text:p>
          </table:table-cell>
          <table:table-cell table:formula="of:=&quot;(select t.id from &quot;&amp;[.G$2]&amp;&quot; t where t.&quot;&amp;[.G$3]&amp;&quot; = '&quot;&amp;[.G4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4]&amp;&quot;,&quot;&amp;[.D44]&amp;&quot;,&quot;&amp;IF(ISBLANK([.E44]);0;[.E44])&amp;&quot;,&quot;&amp;IF(ISBLANK([.F44]);0;[.F44])&amp;&quot;,&quot;&amp;[.K44]&amp;&quot;,&quot;&amp;[.L44]&amp;&quot;,&quot;&amp;[.M44]&amp;&quot;,&quot;&amp;[.N44]&amp;&quot;,&quot;&amp;[.O44]&amp;&quot;,&quot;&amp;[.P44]&amp;&quot;,0,CURDATE(),CURDATE())&quot;&amp;IF(INDIRECT(ADDRESS(ROW([.A44])+1;1))&gt;0;&quot;,&quot;;&quot;;&quot;)" office:value-type="string" office:string-value="(41,1,100,0,0,0,(select t.id from exercises t where t.code = 'C1FACM'),(select t.id from base_movements t where t.code = 'FACMPL'),(select t.id from training_mode_types t where t.code = 'C1'),(select t.id from execution_note_types t where t.code = ''),0,CURDATE(),CURDATE())," calcext:value-type="string">
            <text:p>(41,1,100,0,0,0,(select t.id from exercises t where t.code = 'C1FACM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C1RACM</text:p>
          </table:table-cell>
          <table:table-cell table:formula="of:=VLOOKUP([.B45];[exercises.$B$4:.$C$292];2;0)" office:value-type="string" office:string-value="RA forte" calcext:value-type="string">
            <text:p>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45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xercises t where t.code = 'C1RACM')" calcext:value-type="string">
            <text:p>(select t.id from exercises t where t.code = 'C1RACM')</text:p>
          </table:table-cell>
          <table:table-cell table:formula="of:=&quot;(select t.id from &quot;&amp;[.G$2]&amp;&quot; t where t.&quot;&amp;[.G$3]&amp;&quot; = '&quot;&amp;[.G4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5]&amp;&quot;,&quot;&amp;[.D45]&amp;&quot;,&quot;&amp;IF(ISBLANK([.E45]);0;[.E45])&amp;&quot;,&quot;&amp;IF(ISBLANK([.F45]);0;[.F45])&amp;&quot;,&quot;&amp;[.K45]&amp;&quot;,&quot;&amp;[.L45]&amp;&quot;,&quot;&amp;[.M45]&amp;&quot;,&quot;&amp;[.N45]&amp;&quot;,&quot;&amp;[.O45]&amp;&quot;,&quot;&amp;[.P45]&amp;&quot;,0,CURDATE(),CURDATE())&quot;&amp;IF(INDIRECT(ADDRESS(ROW([.A45])+1;1))&gt;0;&quot;,&quot;;&quot;;&quot;)" office:value-type="string" office:string-value="(42,1,100,0,0,0,(select t.id from exercises t where t.code = 'C1RACM'),(select t.id from base_movements t where t.code = 'RACMPL'),(select t.id from training_mode_types t where t.code = 'C1'),(select t.id from execution_note_types t where t.code = ''),0,CURDATE(),CURDATE())," calcext:value-type="string">
            <text:p>(42,1,100,0,0,0,(select t.id from exercises t where t.code = 'C1RACM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C1MICM</text:p>
          </table:table-cell>
          <table:table-cell table:formula="of:=VLOOKUP([.B46];[exercises.$B$4:.$C$292];2;0)" office:value-type="string" office:string-value="MX forte" calcext:value-type="string">
            <text:p>MX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6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xercises t where t.code = 'C1MICM')" calcext:value-type="string">
            <text:p>(select t.id from exercises t where t.code = 'C1MICM')</text:p>
          </table:table-cell>
          <table:table-cell table:formula="of:=&quot;(select t.id from &quot;&amp;[.G$2]&amp;&quot; t where t.&quot;&amp;[.G$3]&amp;&quot; = '&quot;&amp;[.G46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6]&amp;&quot;,&quot;&amp;[.D46]&amp;&quot;,&quot;&amp;IF(ISBLANK([.E46]);0;[.E46])&amp;&quot;,&quot;&amp;IF(ISBLANK([.F46]);0;[.F46])&amp;&quot;,&quot;&amp;[.K46]&amp;&quot;,&quot;&amp;[.L46]&amp;&quot;,&quot;&amp;[.M46]&amp;&quot;,&quot;&amp;[.N46]&amp;&quot;,&quot;&amp;[.O46]&amp;&quot;,&quot;&amp;[.P46]&amp;&quot;,0,CURDATE(),CURDATE())&quot;&amp;IF(INDIRECT(ADDRESS(ROW([.A46])+1;1))&gt;0;&quot;,&quot;;&quot;;&quot;)" office:value-type="string" office:string-value="(43,1,100,0,0,0,(select t.id from exercises t where t.code = 'C1MICM'),(select t.id from base_movements t where t.code = 'MICMPL'),(select t.id from training_mode_types t where t.code = 'C1'),(select t.id from execution_note_types t where t.code = ''),0,CURDATE(),CURDATE())," calcext:value-type="string">
            <text:p>(43,1,100,0,0,0,(select t.id from exercises t where t.code = 'C1MICM'),(select t.id from base_movements t where t.code = 'MI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C1SLCT</text:p>
          </table:table-cell>
          <table:table-cell table:formula="of:=VLOOKUP([.B47];[exercises.$B$4:.$C$292];2;0)" office:value-type="string" office:string-value="SL forte con partenza" calcext:value-type="string">
            <text:p>SL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formula="of:=&quot;(select t.id from &quot;&amp;[.G$2]&amp;&quot; t where t.&quot;&amp;[.G$3]&amp;&quot; = '&quot;&amp;[.G4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7]&amp;&quot;,&quot;&amp;[.D47]&amp;&quot;,&quot;&amp;IF(ISBLANK([.E47]);0;[.E47])&amp;&quot;,&quot;&amp;IF(ISBLANK([.F47]);0;[.F47])&amp;&quot;,&quot;&amp;[.K47]&amp;&quot;,&quot;&amp;[.L47]&amp;&quot;,&quot;&amp;[.M47]&amp;&quot;,&quot;&amp;[.N47]&amp;&quot;,&quot;&amp;[.O47]&amp;&quot;,&quot;&amp;[.P47]&amp;&quot;,0,CURDATE(),CURDATE())&quot;&amp;IF(INDIRECT(ADDRESS(ROW([.A47])+1;1))&gt;0;&quot;,&quot;;&quot;;&quot;)" office:value-type="string" office:string-value="(44,1,100,0,0,0,(select t.id from exercises t where t.code = 'C1SLCT'),(select t.id from base_movements t where t.code = 'SLCMPL'),(select t.id from training_mode_types t where t.code = 'C1'),(select t.id from execution_note_types t where t.code = 'FUO'),0,CURDATE(),CURDATE())," calcext:value-type="string">
            <text:p>(44,1,100,0,0,0,(select t.id from exercises t where t.code = 'C1SLCT'),(select t.id from base_movements t where t.code = 'SL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C1DOCT</text:p>
          </table:table-cell>
          <table:table-cell table:formula="of:=VLOOKUP([.B48];[exercises.$B$4:.$C$292];2;0)" office:value-type="string" office:string-value="DO forte con partenza" calcext:value-type="string">
            <text:p>DO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8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xercises t where t.code = 'C1DOCT')" calcext:value-type="string">
            <text:p>(select t.id from exercises t where t.code = 'C1DOCT')</text:p>
          </table:table-cell>
          <table:table-cell table:formula="of:=&quot;(select t.id from &quot;&amp;[.G$2]&amp;&quot; t where t.&quot;&amp;[.G$3]&amp;&quot; = '&quot;&amp;[.G4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8]&amp;&quot;,&quot;&amp;[.D48]&amp;&quot;,&quot;&amp;IF(ISBLANK([.E48]);0;[.E48])&amp;&quot;,&quot;&amp;IF(ISBLANK([.F48]);0;[.F48])&amp;&quot;,&quot;&amp;[.K48]&amp;&quot;,&quot;&amp;[.L48]&amp;&quot;,&quot;&amp;[.M48]&amp;&quot;,&quot;&amp;[.N48]&amp;&quot;,&quot;&amp;[.O48]&amp;&quot;,&quot;&amp;[.P48]&amp;&quot;,0,CURDATE(),CURDATE())&quot;&amp;IF(INDIRECT(ADDRESS(ROW([.A48])+1;1))&gt;0;&quot;,&quot;;&quot;;&quot;)" office:value-type="string" office:string-value="(45,1,100,0,0,0,(select t.id from exercises t where t.code = 'C1DOCT'),(select t.id from base_movements t where t.code = 'DOCMPL'),(select t.id from training_mode_types t where t.code = 'C1'),(select t.id from execution_note_types t where t.code = 'FUO'),0,CURDATE(),CURDATE())," calcext:value-type="string">
            <text:p>(45,1,100,0,0,0,(select t.id from exercises t where t.code = 'C1DOCT'),(select t.id from base_movements t where t.code = 'DO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C1FACT</text:p>
          </table:table-cell>
          <table:table-cell table:formula="of:=VLOOKUP([.B49];[exercises.$B$4:.$C$292];2;0)" office:value-type="string" office:string-value="FA forte con partenza" calcext:value-type="string">
            <text:p>F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9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xercises t where t.code = 'C1FACT')" calcext:value-type="string">
            <text:p>(select t.id from exercises t where t.code = 'C1FACT')</text:p>
          </table:table-cell>
          <table:table-cell table:formula="of:=&quot;(select t.id from &quot;&amp;[.G$2]&amp;&quot; t where t.&quot;&amp;[.G$3]&amp;&quot; = '&quot;&amp;[.G4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9]&amp;&quot;,&quot;&amp;[.D49]&amp;&quot;,&quot;&amp;IF(ISBLANK([.E49]);0;[.E49])&amp;&quot;,&quot;&amp;IF(ISBLANK([.F49]);0;[.F49])&amp;&quot;,&quot;&amp;[.K49]&amp;&quot;,&quot;&amp;[.L49]&amp;&quot;,&quot;&amp;[.M49]&amp;&quot;,&quot;&amp;[.N49]&amp;&quot;,&quot;&amp;[.O49]&amp;&quot;,&quot;&amp;[.P49]&amp;&quot;,0,CURDATE(),CURDATE())&quot;&amp;IF(INDIRECT(ADDRESS(ROW([.A49])+1;1))&gt;0;&quot;,&quot;;&quot;;&quot;)" office:value-type="string" office:string-value="(46,1,100,0,0,0,(select t.id from exercises t where t.code = 'C1FACT'),(select t.id from base_movements t where t.code = 'FACMPL'),(select t.id from training_mode_types t where t.code = 'C1'),(select t.id from execution_note_types t where t.code = 'FUO'),0,CURDATE(),CURDATE())," calcext:value-type="string">
            <text:p>(46,1,100,0,0,0,(select t.id from exercises t where t.code = 'C1FACT'),(select t.id from base_movements t where t.code = 'F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C1RACT</text:p>
          </table:table-cell>
          <table:table-cell table:formula="of:=VLOOKUP([.B50];[exercises.$B$4:.$C$292];2;0)" office:value-type="string" office:string-value="RA forte con partenza" calcext:value-type="string">
            <text:p>R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50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xercises t where t.code = 'C1RACT')" calcext:value-type="string">
            <text:p>(select t.id from exercises t where t.code = 'C1RACT')</text:p>
          </table:table-cell>
          <table:table-cell table:formula="of:=&quot;(select t.id from &quot;&amp;[.G$2]&amp;&quot; t where t.&quot;&amp;[.G$3]&amp;&quot; = '&quot;&amp;[.G50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0]&amp;&quot;,&quot;&amp;[.D50]&amp;&quot;,&quot;&amp;IF(ISBLANK([.E50]);0;[.E50])&amp;&quot;,&quot;&amp;IF(ISBLANK([.F50]);0;[.F50])&amp;&quot;,&quot;&amp;[.K50]&amp;&quot;,&quot;&amp;[.L50]&amp;&quot;,&quot;&amp;[.M50]&amp;&quot;,&quot;&amp;[.N50]&amp;&quot;,&quot;&amp;[.O50]&amp;&quot;,&quot;&amp;[.P50]&amp;&quot;,0,CURDATE(),CURDATE())&quot;&amp;IF(INDIRECT(ADDRESS(ROW([.A50])+1;1))&gt;0;&quot;,&quot;;&quot;;&quot;)" office:value-type="string" office:string-value="(47,1,100,0,0,0,(select t.id from exercises t where t.code = 'C1RACT'),(select t.id from base_movements t where t.code = 'RACMPL'),(select t.id from training_mode_types t where t.code = 'C1'),(select t.id from execution_note_types t where t.code = 'FUO'),0,CURDATE(),CURDATE())," calcext:value-type="string">
            <text:p>(47,1,100,0,0,0,(select t.id from exercises t where t.code = 'C1RACT'),(select t.id from base_movements t where t.code = 'R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C1MICT</text:p>
          </table:table-cell>
          <table:table-cell table:formula="of:=VLOOKUP([.B51];[exercises.$B$4:.$C$292];2;0)" office:value-type="string" office:string-value="MX forte con partenza" calcext:value-type="string">
            <text:p>MX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51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xercises t where t.code = 'C1MICT')" calcext:value-type="string">
            <text:p>(select t.id from exercises t where t.code = 'C1MICT')</text:p>
          </table:table-cell>
          <table:table-cell table:formula="of:=&quot;(select t.id from &quot;&amp;[.G$2]&amp;&quot; t where t.&quot;&amp;[.G$3]&amp;&quot; = '&quot;&amp;[.G5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1]&amp;&quot;,&quot;&amp;[.D51]&amp;&quot;,&quot;&amp;IF(ISBLANK([.E51]);0;[.E51])&amp;&quot;,&quot;&amp;IF(ISBLANK([.F51]);0;[.F51])&amp;&quot;,&quot;&amp;[.K51]&amp;&quot;,&quot;&amp;[.L51]&amp;&quot;,&quot;&amp;[.M51]&amp;&quot;,&quot;&amp;[.N51]&amp;&quot;,&quot;&amp;[.O51]&amp;&quot;,&quot;&amp;[.P51]&amp;&quot;,0,CURDATE(),CURDATE())&quot;&amp;IF(INDIRECT(ADDRESS(ROW([.A51])+1;1))&gt;0;&quot;,&quot;;&quot;;&quot;)" office:value-type="string" office:string-value="(48,1,100,0,0,0,(select t.id from exercises t where t.code = 'C1MICT'),(select t.id from base_movements t where t.code = 'MICMPL'),(select t.id from training_mode_types t where t.code = 'C1'),(select t.id from execution_note_types t where t.code = 'FUO'),0,CURDATE(),CURDATE())," calcext:value-type="string">
            <text:p>(48,1,100,0,0,0,(select t.id from exercises t where t.code = 'C1MICT'),(select t.id from base_movements t where t.code = 'MI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GE</text:p>
          </table:table-cell>
          <table:table-cell table:formula="of:=VLOOKUP([.B52];[exercises.$B$4:.$C$292];2;0)" office:value-type="string" office:string-value="Gambe a piacere" calcext:value-type="string">
            <text:p>Gambe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GACM</text:p>
          </table:table-cell>
          <table:table-cell table:formula="of:=VLOOKUP([.G52];[base_movements.$B$4:.$D$157];3;0)" office:value-type="string" office:string-value="Gambe a piacere" calcext:value-type="string">
            <text:p>Gambe a piacer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xercises t where t.code = 'A2GAGE')" calcext:value-type="string">
            <text:p>(select t.id from exercises t where t.code = 'A2GAGE')</text:p>
          </table:table-cell>
          <table:table-cell table:formula="of:=&quot;(select t.id from &quot;&amp;[.G$2]&amp;&quot; t where t.&quot;&amp;[.G$3]&amp;&quot; = '&quot;&amp;[.G52]&amp;&quot;')&quot;" office:value-type="string" office:string-value="(select t.id from base_movements t where t.code = 'GEGACM')" calcext:value-type="string">
            <text:p>(select t.id from base_movements t where t.code = 'GEGACM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2]&amp;&quot;,&quot;&amp;[.D52]&amp;&quot;,&quot;&amp;IF(ISBLANK([.E52]);0;[.E52])&amp;&quot;,&quot;&amp;IF(ISBLANK([.F52]);0;[.F52])&amp;&quot;,&quot;&amp;[.K52]&amp;&quot;,&quot;&amp;[.L52]&amp;&quot;,&quot;&amp;[.M52]&amp;&quot;,&quot;&amp;[.N52]&amp;&quot;,&quot;&amp;[.O52]&amp;&quot;,&quot;&amp;[.P52]&amp;&quot;,0,CURDATE(),CURDATE())&quot;&amp;IF(INDIRECT(ADDRESS(ROW([.A52])+1;1))&gt;0;&quot;,&quot;;&quot;;&quot;)" office:value-type="string" office:string-value="(49,1,100,0,0,0,(select t.id from exercises t where t.code = 'A2GAGE'),(select t.id from base_movements t where t.code = 'GEGACM'),(select t.id from training_mode_types t where t.code = 'A2'),(select t.id from execution_note_types t where t.code = ''),0,CURDATE(),CURDATE())," calcext:value-type="string">
            <text:p>(49,1,100,0,0,0,(select t.id from exercises t where t.code = 'A2GAGE'),(select t.id from base_movements t where t.code = 'GEGAC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1GASL</text:p>
          </table:table-cell>
          <table:table-cell table:formula="of:=VLOOKUP([.B53];[exercises.$B$4:.$C$292];2;0)" office:value-type="string" office:string-value="Gambe SL sciolto" calcext:value-type="string">
            <text:p>Gambe SL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3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xercises t where t.code = 'A1GASL')" calcext:value-type="string">
            <text:p>(select t.id from exercises t where t.code = 'A1GASL')</text:p>
          </table:table-cell>
          <table:table-cell table:formula="of:=&quot;(select t.id from &quot;&amp;[.G$2]&amp;&quot; t where t.&quot;&amp;[.G$3]&amp;&quot; = '&quot;&amp;[.G5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3]&amp;&quot;,&quot;&amp;[.D53]&amp;&quot;,&quot;&amp;IF(ISBLANK([.E53]);0;[.E53])&amp;&quot;,&quot;&amp;IF(ISBLANK([.F53]);0;[.F53])&amp;&quot;,&quot;&amp;[.K53]&amp;&quot;,&quot;&amp;[.L53]&amp;&quot;,&quot;&amp;[.M53]&amp;&quot;,&quot;&amp;[.N53]&amp;&quot;,&quot;&amp;[.O53]&amp;&quot;,&quot;&amp;[.P53]&amp;&quot;,0,CURDATE(),CURDATE())&quot;&amp;IF(INDIRECT(ADDRESS(ROW([.A53])+1;1))&gt;0;&quot;,&quot;;&quot;;&quot;)" office:value-type="string" office:string-value="(50,1,100,0,0,0,(select t.id from exercises t where t.code = 'A1GASL'),(select t.id from base_movements t where t.code = 'SLGBAL'),(select t.id from training_mode_types t where t.code = 'A1'),(select t.id from execution_note_types t where t.code = ''),0,CURDATE(),CURDATE())," calcext:value-type="string">
            <text:p>(50,1,100,0,0,0,(select t.id from exercises t where t.code = 'A1GAS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1GADO</text:p>
          </table:table-cell>
          <table:table-cell table:formula="of:=VLOOKUP([.B54];[exercises.$B$4:.$C$292];2;0)" office:value-type="string" office:string-value="Gambe DO sciolto" calcext:value-type="string">
            <text:p>Gambe D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4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xercises t where t.code = 'A1GADO')" calcext:value-type="string">
            <text:p>(select t.id from exercises t where t.code = 'A1GADO')</text:p>
          </table:table-cell>
          <table:table-cell table:formula="of:=&quot;(select t.id from &quot;&amp;[.G$2]&amp;&quot; t where t.&quot;&amp;[.G$3]&amp;&quot; = '&quot;&amp;[.G5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4]&amp;&quot;,&quot;&amp;[.D54]&amp;&quot;,&quot;&amp;IF(ISBLANK([.E54]);0;[.E54])&amp;&quot;,&quot;&amp;IF(ISBLANK([.F54]);0;[.F54])&amp;&quot;,&quot;&amp;[.K54]&amp;&quot;,&quot;&amp;[.L54]&amp;&quot;,&quot;&amp;[.M54]&amp;&quot;,&quot;&amp;[.N54]&amp;&quot;,&quot;&amp;[.O54]&amp;&quot;,&quot;&amp;[.P54]&amp;&quot;,0,CURDATE(),CURDATE())&quot;&amp;IF(INDIRECT(ADDRESS(ROW([.A54])+1;1))&gt;0;&quot;,&quot;;&quot;;&quot;)" office:value-type="string" office:string-value="(51,1,100,0,0,0,(select t.id from exercises t where t.code = 'A1GADO'),(select t.id from base_movements t where t.code = 'DOGBAL'),(select t.id from training_mode_types t where t.code = 'A1'),(select t.id from execution_note_types t where t.code = ''),0,CURDATE(),CURDATE())," calcext:value-type="string">
            <text:p>(51,1,100,0,0,0,(select t.id from exercises t where t.code = 'A1GADO'),(select t.id from base_movements t where t.code = 'DO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1GAFA</text:p>
          </table:table-cell>
          <table:table-cell table:formula="of:=VLOOKUP([.B55];[exercises.$B$4:.$C$292];2;0)" office:value-type="string" office:string-value="Gambe FA sciolto" calcext:value-type="string">
            <text:p>Gambe F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5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xercises t where t.code = 'A1GAFA')" calcext:value-type="string">
            <text:p>(select t.id from exercises t where t.code = 'A1GAFA')</text:p>
          </table:table-cell>
          <table:table-cell table:formula="of:=&quot;(select t.id from &quot;&amp;[.G$2]&amp;&quot; t where t.&quot;&amp;[.G$3]&amp;&quot; = '&quot;&amp;[.G5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5]&amp;&quot;,&quot;&amp;[.D55]&amp;&quot;,&quot;&amp;IF(ISBLANK([.E55]);0;[.E55])&amp;&quot;,&quot;&amp;IF(ISBLANK([.F55]);0;[.F55])&amp;&quot;,&quot;&amp;[.K55]&amp;&quot;,&quot;&amp;[.L55]&amp;&quot;,&quot;&amp;[.M55]&amp;&quot;,&quot;&amp;[.N55]&amp;&quot;,&quot;&amp;[.O55]&amp;&quot;,&quot;&amp;[.P55]&amp;&quot;,0,CURDATE(),CURDATE())&quot;&amp;IF(INDIRECT(ADDRESS(ROW([.A55])+1;1))&gt;0;&quot;,&quot;;&quot;;&quot;)" office:value-type="string" office:string-value="(52,1,100,0,0,0,(select t.id from exercises t where t.code = 'A1GAFA'),(select t.id from base_movements t where t.code = 'FAGBAL'),(select t.id from training_mode_types t where t.code = 'A1'),(select t.id from execution_note_types t where t.code = ''),0,CURDATE(),CURDATE())," calcext:value-type="string">
            <text:p>(52,1,100,0,0,0,(select t.id from exercises t where t.code = 'A1GAFA'),(select t.id from base_movements t where t.code = 'F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1GARA</text:p>
          </table:table-cell>
          <table:table-cell table:formula="of:=VLOOKUP([.B56];[exercises.$B$4:.$C$292];2;0)" office:value-type="string" office:string-value="Gambe RA sciolto" calcext:value-type="string">
            <text:p>Gambe R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56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xercises t where t.code = 'A1GARA')" calcext:value-type="string">
            <text:p>(select t.id from exercises t where t.code = 'A1GARA')</text:p>
          </table:table-cell>
          <table:table-cell table:formula="of:=&quot;(select t.id from &quot;&amp;[.G$2]&amp;&quot; t where t.&quot;&amp;[.G$3]&amp;&quot; = '&quot;&amp;[.G5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6]&amp;&quot;,&quot;&amp;[.D56]&amp;&quot;,&quot;&amp;IF(ISBLANK([.E56]);0;[.E56])&amp;&quot;,&quot;&amp;IF(ISBLANK([.F56]);0;[.F56])&amp;&quot;,&quot;&amp;[.K56]&amp;&quot;,&quot;&amp;[.L56]&amp;&quot;,&quot;&amp;[.M56]&amp;&quot;,&quot;&amp;[.N56]&amp;&quot;,&quot;&amp;[.O56]&amp;&quot;,&quot;&amp;[.P56]&amp;&quot;,0,CURDATE(),CURDATE())&quot;&amp;IF(INDIRECT(ADDRESS(ROW([.A56])+1;1))&gt;0;&quot;,&quot;;&quot;;&quot;)" office:value-type="string" office:string-value="(53,1,100,0,0,0,(select t.id from exercises t where t.code = 'A1GARA'),(select t.id from base_movements t where t.code = 'RAGBAL'),(select t.id from training_mode_types t where t.code = 'A1'),(select t.id from execution_note_types t where t.code = ''),0,CURDATE(),CURDATE())," calcext:value-type="string">
            <text:p>(53,1,100,0,0,0,(select t.id from exercises t where t.code = 'A1GARA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ASL</text:p>
          </table:table-cell>
          <table:table-cell table:formula="of:=VLOOKUP([.B57];[exercises.$B$4:.$C$292];2;0)" office:value-type="string" office:string-value="Gambe SL braccia su" calcext:value-type="string">
            <text:p>Gambe SL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G$2]&amp;&quot; t where t.&quot;&amp;[.G$3]&amp;&quot; = '&quot;&amp;[.G5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7]&amp;&quot;,&quot;&amp;[.D57]&amp;&quot;,&quot;&amp;IF(ISBLANK([.E57]);0;[.E57])&amp;&quot;,&quot;&amp;IF(ISBLANK([.F57]);0;[.F57])&amp;&quot;,&quot;&amp;[.K57]&amp;&quot;,&quot;&amp;[.L57]&amp;&quot;,&quot;&amp;[.M57]&amp;&quot;,&quot;&amp;[.N57]&amp;&quot;,&quot;&amp;[.O57]&amp;&quot;,&quot;&amp;[.P57]&amp;&quot;,0,CURDATE(),CURDATE())&quot;&amp;IF(INDIRECT(ADDRESS(ROW([.A57])+1;1))&gt;0;&quot;,&quot;;&quot;;&quot;)" office:value-type="string" office:string-value="(54,1,100,0,0,0,(select t.id from exercises t where t.code = 'A2GASL'),(select t.id from base_movements t where t.code = 'SLGBAL'),(select t.id from training_mode_types t where t.code = 'A2'),(select t.id from execution_note_types t where t.code = ''),0,CURDATE(),CURDATE())," calcext:value-type="string">
            <text:p>(54,1,100,0,0,0,(select t.id from exercises t where t.code = 'A2GASL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ADO</text:p>
          </table:table-cell>
          <table:table-cell table:formula="of:=VLOOKUP([.B58];[exercises.$B$4:.$C$292];2;0)" office:value-type="string" office:string-value="Gambe DO braccia su" calcext:value-type="string">
            <text:p>Gambe DO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8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G$2]&amp;&quot; t where t.&quot;&amp;[.G$3]&amp;&quot; = '&quot;&amp;[.G58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8]&amp;&quot;,&quot;&amp;[.D58]&amp;&quot;,&quot;&amp;IF(ISBLANK([.E58]);0;[.E58])&amp;&quot;,&quot;&amp;IF(ISBLANK([.F58]);0;[.F58])&amp;&quot;,&quot;&amp;[.K58]&amp;&quot;,&quot;&amp;[.L58]&amp;&quot;,&quot;&amp;[.M58]&amp;&quot;,&quot;&amp;[.N58]&amp;&quot;,&quot;&amp;[.O58]&amp;&quot;,&quot;&amp;[.P58]&amp;&quot;,0,CURDATE(),CURDATE())&quot;&amp;IF(INDIRECT(ADDRESS(ROW([.A58])+1;1))&gt;0;&quot;,&quot;;&quot;;&quot;)" office:value-type="string" office:string-value="(55,1,100,0,0,0,(select t.id from exercises t where t.code = 'A2GADO'),(select t.id from base_movements t where t.code = 'DOGBAL'),(select t.id from training_mode_types t where t.code = 'A2'),(select t.id from execution_note_types t where t.code = ''),0,CURDATE(),CURDATE())," calcext:value-type="string">
            <text:p>(55,1,100,0,0,0,(select t.id from exercises t where t.code = 'A2GA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AFA</text:p>
          </table:table-cell>
          <table:table-cell table:formula="of:=VLOOKUP([.B59];[exercises.$B$4:.$C$292];2;0)" office:value-type="string" office:string-value="Gambe FA braccia su" calcext:value-type="string">
            <text:p>Gambe F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9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formula="of:=&quot;(select t.id from &quot;&amp;[.G$2]&amp;&quot; t where t.&quot;&amp;[.G$3]&amp;&quot; = '&quot;&amp;[.G5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9]&amp;&quot;,&quot;&amp;[.D59]&amp;&quot;,&quot;&amp;IF(ISBLANK([.E59]);0;[.E59])&amp;&quot;,&quot;&amp;IF(ISBLANK([.F59]);0;[.F59])&amp;&quot;,&quot;&amp;[.K59]&amp;&quot;,&quot;&amp;[.L59]&amp;&quot;,&quot;&amp;[.M59]&amp;&quot;,&quot;&amp;[.N59]&amp;&quot;,&quot;&amp;[.O59]&amp;&quot;,&quot;&amp;[.P59]&amp;&quot;,0,CURDATE(),CURDATE())&quot;&amp;IF(INDIRECT(ADDRESS(ROW([.A59])+1;1))&gt;0;&quot;,&quot;;&quot;;&quot;)" office:value-type="string" office:string-value="(56,1,100,0,0,0,(select t.id from exercises t where t.code = 'A2GAFA'),(select t.id from base_movements t where t.code = 'FAGBAL'),(select t.id from training_mode_types t where t.code = 'A2'),(select t.id from execution_note_types t where t.code = ''),0,CURDATE(),CURDATE())," calcext:value-type="string">
            <text:p>(56,1,100,0,0,0,(select t.id from exercises t where t.code = 'A2GAFA'),(select t.id from base_movements t where t.code = 'F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ARA</text:p>
          </table:table-cell>
          <table:table-cell table:formula="of:=VLOOKUP([.B60];[exercises.$B$4:.$C$292];2;0)" office:value-type="string" office:string-value="Gambe RA braccia su" calcext:value-type="string">
            <text:p>Gambe R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60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G$2]&amp;&quot; t where t.&quot;&amp;[.G$3]&amp;&quot; = '&quot;&amp;[.G60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0]&amp;&quot;,&quot;&amp;[.D60]&amp;&quot;,&quot;&amp;IF(ISBLANK([.E60]);0;[.E60])&amp;&quot;,&quot;&amp;IF(ISBLANK([.F60]);0;[.F60])&amp;&quot;,&quot;&amp;[.K60]&amp;&quot;,&quot;&amp;[.L60]&amp;&quot;,&quot;&amp;[.M60]&amp;&quot;,&quot;&amp;[.N60]&amp;&quot;,&quot;&amp;[.O60]&amp;&quot;,&quot;&amp;[.P60]&amp;&quot;,0,CURDATE(),CURDATE())&quot;&amp;IF(INDIRECT(ADDRESS(ROW([.A60])+1;1))&gt;0;&quot;,&quot;;&quot;;&quot;)" office:value-type="string" office:string-value="(57,1,100,0,0,0,(select t.id from exercises t where t.code = 'A2GARA'),(select t.id from base_movements t where t.code = 'RAGBAL'),(select t.id from training_mode_types t where t.code = 'A2'),(select t.id from execution_note_types t where t.code = ''),0,CURDATE(),CURDATE())," calcext:value-type="string">
            <text:p>(57,1,100,0,0,0,(select t.id from exercises t where t.code = 'A2GA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AMI</text:p>
          </table:table-cell>
          <table:table-cell table:formula="of:=VLOOKUP([.B61];[exercises.$B$4:.$C$292];2;0)" office:value-type="string" office:string-value="Gambe MI braccia su" calcext:value-type="string">
            <text:p>Gambe MI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AL</text:p>
          </table:table-cell>
          <table:table-cell table:formula="of:=VLOOKUP([.G61];[base_movements.$B$4:.$D$157];3;0)" office:value-type="string" office:string-value="MI solo gambe braccia in alto" calcext:value-type="string">
            <text:p>MI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formula="of:=&quot;(select t.id from &quot;&amp;[.G$2]&amp;&quot; t where t.&quot;&amp;[.G$3]&amp;&quot; = '&quot;&amp;[.G61]&amp;&quot;')&quot;" office:value-type="string" office:string-value="(select t.id from base_movements t where t.code = 'MIGBAL')" calcext:value-type="string">
            <text:p>(select t.id from base_movements t where t.code = 'MIGBAL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1]&amp;&quot;,&quot;&amp;[.D61]&amp;&quot;,&quot;&amp;IF(ISBLANK([.E61]);0;[.E61])&amp;&quot;,&quot;&amp;IF(ISBLANK([.F61]);0;[.F61])&amp;&quot;,&quot;&amp;[.K61]&amp;&quot;,&quot;&amp;[.L61]&amp;&quot;,&quot;&amp;[.M61]&amp;&quot;,&quot;&amp;[.N61]&amp;&quot;,&quot;&amp;[.O61]&amp;&quot;,&quot;&amp;[.P61]&amp;&quot;,0,CURDATE(),CURDATE())&quot;&amp;IF(INDIRECT(ADDRESS(ROW([.A61])+1;1))&gt;0;&quot;,&quot;;&quot;;&quot;)" office:value-type="string" office:string-value="(58,1,100,0,0,0,(select t.id from exercises t where t.code = 'A2GAMI'),(select t.id from base_movements t where t.code = 'MIGBAL'),(select t.id from training_mode_types t where t.code = 'A2'),(select t.id from execution_note_types t where t.code = ''),0,CURDATE(),CURDATE())," calcext:value-type="string">
            <text:p>(58,1,100,0,0,0,(select t.id from exercises t where t.code = 'A2GAMI'),(select t.id from base_movements t where t.code = 'MI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GSL</text:p>
          </table:table-cell>
          <table:table-cell table:formula="of:=VLOOKUP([.B62];[exercises.$B$4:.$C$292];2;0)" office:value-type="string" office:string-value="Gambe SL braccia giù" calcext:value-type="string">
            <text:p>Gambe SL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BA</text:p>
          </table:table-cell>
          <table:table-cell table:formula="of:=VLOOKUP([.G62];[base_movements.$B$4:.$D$157];3;0)" office:value-type="string" office:string-value="SL solo gambe braccia in basso" calcext:value-type="string">
            <text:p>SL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xercises t where t.code = 'A2GGSL')" calcext:value-type="string">
            <text:p>(select t.id from exercises t where t.code = 'A2GGSL')</text:p>
          </table:table-cell>
          <table:table-cell table:formula="of:=&quot;(select t.id from &quot;&amp;[.G$2]&amp;&quot; t where t.&quot;&amp;[.G$3]&amp;&quot; = '&quot;&amp;[.G62]&amp;&quot;')&quot;" office:value-type="string" office:string-value="(select t.id from base_movements t where t.code = 'SLGBBA')" calcext:value-type="string">
            <text:p>(select t.id from base_movements t where t.code = 'SLGBB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2]&amp;&quot;,&quot;&amp;[.D62]&amp;&quot;,&quot;&amp;IF(ISBLANK([.E62]);0;[.E62])&amp;&quot;,&quot;&amp;IF(ISBLANK([.F62]);0;[.F62])&amp;&quot;,&quot;&amp;[.K62]&amp;&quot;,&quot;&amp;[.L62]&amp;&quot;,&quot;&amp;[.M62]&amp;&quot;,&quot;&amp;[.N62]&amp;&quot;,&quot;&amp;[.O62]&amp;&quot;,&quot;&amp;[.P62]&amp;&quot;,0,CURDATE(),CURDATE())&quot;&amp;IF(INDIRECT(ADDRESS(ROW([.A62])+1;1))&gt;0;&quot;,&quot;;&quot;;&quot;)" office:value-type="string" office:string-value="(59,1,100,0,0,0,(select t.id from exercises t where t.code = 'A2GGSL'),(select t.id from base_movements t where t.code = 'SLGBBA'),(select t.id from training_mode_types t where t.code = 'A2'),(select t.id from execution_note_types t where t.code = ''),0,CURDATE(),CURDATE())," calcext:value-type="string">
            <text:p>(59,1,100,0,0,0,(select t.id from exercises t where t.code = 'A2GGSL'),(select t.id from base_movements t where t.code = 'SL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GDO</text:p>
          </table:table-cell>
          <table:table-cell table:formula="of:=VLOOKUP([.B63];[exercises.$B$4:.$C$292];2;0)" office:value-type="string" office:string-value="Gambe DO braccia giù" calcext:value-type="string">
            <text:p>Gambe DO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BA</text:p>
          </table:table-cell>
          <table:table-cell table:formula="of:=VLOOKUP([.G63];[base_movements.$B$4:.$D$157];3;0)" office:value-type="string" office:string-value="DO solo gambe braccia in basso" calcext:value-type="string">
            <text:p>DO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xercises t where t.code = 'A2GGDO')" calcext:value-type="string">
            <text:p>(select t.id from exercises t where t.code = 'A2GGDO')</text:p>
          </table:table-cell>
          <table:table-cell table:formula="of:=&quot;(select t.id from &quot;&amp;[.G$2]&amp;&quot; t where t.&quot;&amp;[.G$3]&amp;&quot; = '&quot;&amp;[.G63]&amp;&quot;')&quot;" office:value-type="string" office:string-value="(select t.id from base_movements t where t.code = 'DOGBBA')" calcext:value-type="string">
            <text:p>(select t.id from base_movements t where t.code = 'DOGBB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3]&amp;&quot;,&quot;&amp;[.D63]&amp;&quot;,&quot;&amp;IF(ISBLANK([.E63]);0;[.E63])&amp;&quot;,&quot;&amp;IF(ISBLANK([.F63]);0;[.F63])&amp;&quot;,&quot;&amp;[.K63]&amp;&quot;,&quot;&amp;[.L63]&amp;&quot;,&quot;&amp;[.M63]&amp;&quot;,&quot;&amp;[.N63]&amp;&quot;,&quot;&amp;[.O63]&amp;&quot;,&quot;&amp;[.P63]&amp;&quot;,0,CURDATE(),CURDATE())&quot;&amp;IF(INDIRECT(ADDRESS(ROW([.A63])+1;1))&gt;0;&quot;,&quot;;&quot;;&quot;)" office:value-type="string" office:string-value="(60,1,100,0,0,0,(select t.id from exercises t where t.code = 'A2GGDO'),(select t.id from base_movements t where t.code = 'DOGBBA'),(select t.id from training_mode_types t where t.code = 'A2'),(select t.id from execution_note_types t where t.code = ''),0,CURDATE(),CURDATE())," calcext:value-type="string">
            <text:p>(60,1,100,0,0,0,(select t.id from exercises t where t.code = 'A2GGDO'),(select t.id from base_movements t where t.code = 'DO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GFA</text:p>
          </table:table-cell>
          <table:table-cell table:formula="of:=VLOOKUP([.B64];[exercises.$B$4:.$C$292];2;0)" office:value-type="string" office:string-value="Gambe FA braccia giù" calcext:value-type="string">
            <text:p>Gambe F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BA</text:p>
          </table:table-cell>
          <table:table-cell table:formula="of:=VLOOKUP([.G64];[base_movements.$B$4:.$D$157];3;0)" office:value-type="string" office:string-value="FA solo gambe braccia in basso" calcext:value-type="string">
            <text:p>F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xercises t where t.code = 'A2GGFA')" calcext:value-type="string">
            <text:p>(select t.id from exercises t where t.code = 'A2GGFA')</text:p>
          </table:table-cell>
          <table:table-cell table:formula="of:=&quot;(select t.id from &quot;&amp;[.G$2]&amp;&quot; t where t.&quot;&amp;[.G$3]&amp;&quot; = '&quot;&amp;[.G64]&amp;&quot;')&quot;" office:value-type="string" office:string-value="(select t.id from base_movements t where t.code = 'FAGBBA')" calcext:value-type="string">
            <text:p>(select t.id from base_movements t where t.code = 'FAGBB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4]&amp;&quot;,&quot;&amp;[.D64]&amp;&quot;,&quot;&amp;IF(ISBLANK([.E64]);0;[.E64])&amp;&quot;,&quot;&amp;IF(ISBLANK([.F64]);0;[.F64])&amp;&quot;,&quot;&amp;[.K64]&amp;&quot;,&quot;&amp;[.L64]&amp;&quot;,&quot;&amp;[.M64]&amp;&quot;,&quot;&amp;[.N64]&amp;&quot;,&quot;&amp;[.O64]&amp;&quot;,&quot;&amp;[.P64]&amp;&quot;,0,CURDATE(),CURDATE())&quot;&amp;IF(INDIRECT(ADDRESS(ROW([.A64])+1;1))&gt;0;&quot;,&quot;;&quot;;&quot;)" office:value-type="string" office:string-value="(61,1,100,0,0,0,(select t.id from exercises t where t.code = 'A2GGFA'),(select t.id from base_movements t where t.code = 'FAGBBA'),(select t.id from training_mode_types t where t.code = 'A2'),(select t.id from execution_note_types t where t.code = ''),0,CURDATE(),CURDATE())," calcext:value-type="string">
            <text:p>(61,1,100,0,0,0,(select t.id from exercises t where t.code = 'A2GGFA'),(select t.id from base_movements t where t.code = 'F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GRA</text:p>
          </table:table-cell>
          <table:table-cell table:formula="of:=VLOOKUP([.B65];[exercises.$B$4:.$C$292];2;0)" office:value-type="string" office:string-value="Gambe RA braccia giù" calcext:value-type="string">
            <text:p>Gambe R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BA</text:p>
          </table:table-cell>
          <table:table-cell table:formula="of:=VLOOKUP([.G65];[base_movements.$B$4:.$D$157];3;0)" office:value-type="string" office:string-value="RA solo gambe braccia in basso" calcext:value-type="string">
            <text:p>R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xercises t where t.code = 'A2GGRA')" calcext:value-type="string">
            <text:p>(select t.id from exercises t where t.code = 'A2GGRA')</text:p>
          </table:table-cell>
          <table:table-cell table:formula="of:=&quot;(select t.id from &quot;&amp;[.G$2]&amp;&quot; t where t.&quot;&amp;[.G$3]&amp;&quot; = '&quot;&amp;[.G65]&amp;&quot;')&quot;" office:value-type="string" office:string-value="(select t.id from base_movements t where t.code = 'RAGBBA')" calcext:value-type="string">
            <text:p>(select t.id from base_movements t where t.code = 'RAGBB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5]&amp;&quot;,&quot;&amp;[.D65]&amp;&quot;,&quot;&amp;IF(ISBLANK([.E65]);0;[.E65])&amp;&quot;,&quot;&amp;IF(ISBLANK([.F65]);0;[.F65])&amp;&quot;,&quot;&amp;[.K65]&amp;&quot;,&quot;&amp;[.L65]&amp;&quot;,&quot;&amp;[.M65]&amp;&quot;,&quot;&amp;[.N65]&amp;&quot;,&quot;&amp;[.O65]&amp;&quot;,&quot;&amp;[.P65]&amp;&quot;,0,CURDATE(),CURDATE())&quot;&amp;IF(INDIRECT(ADDRESS(ROW([.A65])+1;1))&gt;0;&quot;,&quot;;&quot;;&quot;)" office:value-type="string" office:string-value="(62,1,100,0,0,0,(select t.id from exercises t where t.code = 'A2GGRA'),(select t.id from base_movements t where t.code = 'RAGBBA'),(select t.id from training_mode_types t where t.code = 'A2'),(select t.id from execution_note_types t where t.code = ''),0,CURDATE(),CURDATE())," calcext:value-type="string">
            <text:p>(62,1,100,0,0,0,(select t.id from exercises t where t.code = 'A2GGRA'),(select t.id from base_movements t where t.code = 'R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A2GGMI</text:p>
          </table:table-cell>
          <table:table-cell table:formula="of:=VLOOKUP([.B66];[exercises.$B$4:.$C$292];2;0)" office:value-type="string" office:string-value="Gambe MI braccia giù" calcext:value-type="string">
            <text:p>Gambe MI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BA</text:p>
          </table:table-cell>
          <table:table-cell table:formula="of:=VLOOKUP([.G66];[base_movements.$B$4:.$D$157];3;0)" office:value-type="string" office:string-value="MI solo gambe braccia in basso" calcext:value-type="string">
            <text:p>MI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xercises t where t.code = 'A2GGMI')" calcext:value-type="string">
            <text:p>(select t.id from exercises t where t.code = 'A2GGMI')</text:p>
          </table:table-cell>
          <table:table-cell table:formula="of:=&quot;(select t.id from &quot;&amp;[.G$2]&amp;&quot; t where t.&quot;&amp;[.G$3]&amp;&quot; = '&quot;&amp;[.G66]&amp;&quot;')&quot;" office:value-type="string" office:string-value="(select t.id from base_movements t where t.code = 'MIGBBA')" calcext:value-type="string">
            <text:p>(select t.id from base_movements t where t.code = 'MIGBB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6]&amp;&quot;,&quot;&amp;[.D66]&amp;&quot;,&quot;&amp;IF(ISBLANK([.E66]);0;[.E66])&amp;&quot;,&quot;&amp;IF(ISBLANK([.F66]);0;[.F66])&amp;&quot;,&quot;&amp;[.K66]&amp;&quot;,&quot;&amp;[.L66]&amp;&quot;,&quot;&amp;[.M66]&amp;&quot;,&quot;&amp;[.N66]&amp;&quot;,&quot;&amp;[.O66]&amp;&quot;,&quot;&amp;[.P66]&amp;&quot;,0,CURDATE(),CURDATE())&quot;&amp;IF(INDIRECT(ADDRESS(ROW([.A66])+1;1))&gt;0;&quot;,&quot;;&quot;;&quot;)" office:value-type="string" office:string-value="(63,1,100,0,0,0,(select t.id from exercises t where t.code = 'A2GGMI'),(select t.id from base_movements t where t.code = 'MIGBBA'),(select t.id from training_mode_types t where t.code = 'A2'),(select t.id from execution_note_types t where t.code = ''),0,CURDATE(),CURDATE())," calcext:value-type="string">
            <text:p>(63,1,100,0,0,0,(select t.id from exercises t where t.code = 'A2GGMI'),(select t.id from base_movements t where t.code = 'MI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A2GUSL</text:p>
          </table:table-cell>
          <table:table-cell table:formula="of:=VLOOKUP([.B67];[exercises.$B$4:.$C$292];2;0)" office:value-type="string" office:string-value="Gambe SL subacquea" calcext:value-type="string">
            <text:p>Gambe SL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SB</text:p>
          </table:table-cell>
          <table:table-cell table:formula="of:=VLOOKUP([.G67];[base_movements.$B$4:.$D$157];3;0)" office:value-type="string" office:string-value="SL solo gambe subacquea" calcext:value-type="string">
            <text:p>SL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xercises t where t.code = 'A2GUSL')" calcext:value-type="string">
            <text:p>(select t.id from exercises t where t.code = 'A2GUSL')</text:p>
          </table:table-cell>
          <table:table-cell table:formula="of:=&quot;(select t.id from &quot;&amp;[.G$2]&amp;&quot; t where t.&quot;&amp;[.G$3]&amp;&quot; = '&quot;&amp;[.G67]&amp;&quot;')&quot;" office:value-type="string" office:string-value="(select t.id from base_movements t where t.code = 'SLGBSB')" calcext:value-type="string">
            <text:p>(select t.id from base_movements t where t.code = 'SLGBSB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7]&amp;&quot;,&quot;&amp;[.D67]&amp;&quot;,&quot;&amp;IF(ISBLANK([.E67]);0;[.E67])&amp;&quot;,&quot;&amp;IF(ISBLANK([.F67]);0;[.F67])&amp;&quot;,&quot;&amp;[.K67]&amp;&quot;,&quot;&amp;[.L67]&amp;&quot;,&quot;&amp;[.M67]&amp;&quot;,&quot;&amp;[.N67]&amp;&quot;,&quot;&amp;[.O67]&amp;&quot;,&quot;&amp;[.P67]&amp;&quot;,0,CURDATE(),CURDATE())&quot;&amp;IF(INDIRECT(ADDRESS(ROW([.A67])+1;1))&gt;0;&quot;,&quot;;&quot;;&quot;)" office:value-type="string" office:string-value="(64,1,100,0,0,0,(select t.id from exercises t where t.code = 'A2GUSL'),(select t.id from base_movements t where t.code = 'SLGBSB'),(select t.id from training_mode_types t where t.code = 'A2'),(select t.id from execution_note_types t where t.code = ''),0,CURDATE(),CURDATE())," calcext:value-type="string">
            <text:p>(64,1,100,0,0,0,(select t.id from exercises t where t.code = 'A2GUSL'),(select t.id from base_movements t where t.code = 'SL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A2GUDO</text:p>
          </table:table-cell>
          <table:table-cell table:formula="of:=VLOOKUP([.B68];[exercises.$B$4:.$C$292];2;0)" office:value-type="string" office:string-value="Gambe DO subacquea" calcext:value-type="string">
            <text:p>Gambe DO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SB</text:p>
          </table:table-cell>
          <table:table-cell table:formula="of:=VLOOKUP([.G68];[base_movements.$B$4:.$D$157];3;0)" office:value-type="string" office:string-value="FA solo gambe subacquea" calcext:value-type="string">
            <text:p>F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formula="of:=&quot;(select t.id from &quot;&amp;[.G$2]&amp;&quot; t where t.&quot;&amp;[.G$3]&amp;&quot; = '&quot;&amp;[.G68]&amp;&quot;')&quot;" office:value-type="string" office:string-value="(select t.id from base_movements t where t.code = 'FAGBSB')" calcext:value-type="string">
            <text:p>(select t.id from base_movements t where t.code = 'FAGBSB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8]&amp;&quot;,&quot;&amp;[.D68]&amp;&quot;,&quot;&amp;IF(ISBLANK([.E68]);0;[.E68])&amp;&quot;,&quot;&amp;IF(ISBLANK([.F68]);0;[.F68])&amp;&quot;,&quot;&amp;[.K68]&amp;&quot;,&quot;&amp;[.L68]&amp;&quot;,&quot;&amp;[.M68]&amp;&quot;,&quot;&amp;[.N68]&amp;&quot;,&quot;&amp;[.O68]&amp;&quot;,&quot;&amp;[.P68]&amp;&quot;,0,CURDATE(),CURDATE())&quot;&amp;IF(INDIRECT(ADDRESS(ROW([.A68])+1;1))&gt;0;&quot;,&quot;;&quot;;&quot;)" office:value-type="string" office:string-value="(65,1,100,0,0,0,(select t.id from exercises t where t.code = 'A2GUDO'),(select t.id from base_movements t where t.code = 'FAGBSB'),(select t.id from training_mode_types t where t.code = 'A2'),(select t.id from execution_note_types t where t.code = ''),0,CURDATE(),CURDATE())," calcext:value-type="string">
            <text:p>(65,1,100,0,0,0,(select t.id from exercises t where t.code = 'A2GUDO'),(select t.id from base_movements t where t.code = 'F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A2GUFA</text:p>
          </table:table-cell>
          <table:table-cell table:formula="of:=VLOOKUP([.B69];[exercises.$B$4:.$C$292];2;0)" office:value-type="string" office:string-value="Gambe FA subacquea" calcext:value-type="string">
            <text:p>Gambe F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SB</text:p>
          </table:table-cell>
          <table:table-cell table:formula="of:=VLOOKUP([.G69];[base_movements.$B$4:.$D$157];3;0)" office:value-type="string" office:string-value="DO solo gambe subacquea" calcext:value-type="string">
            <text:p>DO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formula="of:=&quot;(select t.id from &quot;&amp;[.G$2]&amp;&quot; t where t.&quot;&amp;[.G$3]&amp;&quot; = '&quot;&amp;[.G69]&amp;&quot;')&quot;" office:value-type="string" office:string-value="(select t.id from base_movements t where t.code = 'DOGBSB')" calcext:value-type="string">
            <text:p>(select t.id from base_movements t where t.code = 'DOGBSB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9]&amp;&quot;,&quot;&amp;[.D69]&amp;&quot;,&quot;&amp;IF(ISBLANK([.E69]);0;[.E69])&amp;&quot;,&quot;&amp;IF(ISBLANK([.F69]);0;[.F69])&amp;&quot;,&quot;&amp;[.K69]&amp;&quot;,&quot;&amp;[.L69]&amp;&quot;,&quot;&amp;[.M69]&amp;&quot;,&quot;&amp;[.N69]&amp;&quot;,&quot;&amp;[.O69]&amp;&quot;,&quot;&amp;[.P69]&amp;&quot;,0,CURDATE(),CURDATE())&quot;&amp;IF(INDIRECT(ADDRESS(ROW([.A69])+1;1))&gt;0;&quot;,&quot;;&quot;;&quot;)" office:value-type="string" office:string-value="(66,1,100,0,0,0,(select t.id from exercises t where t.code = 'A2GUFA'),(select t.id from base_movements t where t.code = 'DOGBSB'),(select t.id from training_mode_types t where t.code = 'A2'),(select t.id from execution_note_types t where t.code = ''),0,CURDATE(),CURDATE())," calcext:value-type="string">
            <text:p>(66,1,100,0,0,0,(select t.id from exercises t where t.code = 'A2GUFA'),(select t.id from base_movements t where t.code = 'DO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A2GURA</text:p>
          </table:table-cell>
          <table:table-cell table:formula="of:=VLOOKUP([.B70];[exercises.$B$4:.$C$292];2;0)" office:value-type="string" office:string-value="Gambe RA subacquea" calcext:value-type="string">
            <text:p>Gambe 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SB</text:p>
          </table:table-cell>
          <table:table-cell table:formula="of:=VLOOKUP([.G70];[base_movements.$B$4:.$D$157];3;0)" office:value-type="string" office:string-value="RA solo gambe subacquea" calcext:value-type="string">
            <text:p>R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xercises t where t.code = 'A2GURA')" calcext:value-type="string">
            <text:p>(select t.id from exercises t where t.code = 'A2GURA')</text:p>
          </table:table-cell>
          <table:table-cell table:formula="of:=&quot;(select t.id from &quot;&amp;[.G$2]&amp;&quot; t where t.&quot;&amp;[.G$3]&amp;&quot; = '&quot;&amp;[.G70]&amp;&quot;')&quot;" office:value-type="string" office:string-value="(select t.id from base_movements t where t.code = 'RAGBSB')" calcext:value-type="string">
            <text:p>(select t.id from base_movements t where t.code = 'RAGBSB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0]&amp;&quot;,&quot;&amp;[.D70]&amp;&quot;,&quot;&amp;IF(ISBLANK([.E70]);0;[.E70])&amp;&quot;,&quot;&amp;IF(ISBLANK([.F70]);0;[.F70])&amp;&quot;,&quot;&amp;[.K70]&amp;&quot;,&quot;&amp;[.L70]&amp;&quot;,&quot;&amp;[.M70]&amp;&quot;,&quot;&amp;[.N70]&amp;&quot;,&quot;&amp;[.O70]&amp;&quot;,&quot;&amp;[.P70]&amp;&quot;,0,CURDATE(),CURDATE())&quot;&amp;IF(INDIRECT(ADDRESS(ROW([.A70])+1;1))&gt;0;&quot;,&quot;;&quot;;&quot;)" office:value-type="string" office:string-value="(67,1,100,0,0,0,(select t.id from exercises t where t.code = 'A2GURA'),(select t.id from base_movements t where t.code = 'RAGBSB'),(select t.id from training_mode_types t where t.code = 'A2'),(select t.id from execution_note_types t where t.code = ''),0,CURDATE(),CURDATE())," calcext:value-type="string">
            <text:p>(67,1,100,0,0,0,(select t.id from exercises t where t.code = 'A2GURA'),(select t.id from base_movements t where t.code = 'R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A2GFSL</text:p>
          </table:table-cell>
          <table:table-cell table:formula="of:=VLOOKUP([.B71];[exercises.$B$4:.$C$292];2;0)" office:value-type="string" office:string-value="Gambe SL sul fianco" calcext:value-type="string">
            <text:p>Gambe SL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FI</text:p>
          </table:table-cell>
          <table:table-cell table:formula="of:=VLOOKUP([.G71];[base_movements.$B$4:.$D$157];3;0)" office:value-type="string" office:string-value="SL solo gambe sul fianco" calcext:value-type="string">
            <text:p>SL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1]&amp;&quot;')&quot;" office:value-type="string" office:string-value="(select t.id from exercises t where t.code = 'A2GFSL')" calcext:value-type="string">
            <text:p>(select t.id from exercises t where t.code = 'A2GFSL')</text:p>
          </table:table-cell>
          <table:table-cell table:formula="of:=&quot;(select t.id from &quot;&amp;[.G$2]&amp;&quot; t where t.&quot;&amp;[.G$3]&amp;&quot; = '&quot;&amp;[.G71]&amp;&quot;')&quot;" office:value-type="string" office:string-value="(select t.id from base_movements t where t.code = 'SLGBFI')" calcext:value-type="string">
            <text:p>(select t.id from base_movements t where t.code = 'SLGBFI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1]&amp;&quot;,&quot;&amp;[.D71]&amp;&quot;,&quot;&amp;IF(ISBLANK([.E71]);0;[.E71])&amp;&quot;,&quot;&amp;IF(ISBLANK([.F71]);0;[.F71])&amp;&quot;,&quot;&amp;[.K71]&amp;&quot;,&quot;&amp;[.L71]&amp;&quot;,&quot;&amp;[.M71]&amp;&quot;,&quot;&amp;[.N71]&amp;&quot;,&quot;&amp;[.O71]&amp;&quot;,&quot;&amp;[.P71]&amp;&quot;,0,CURDATE(),CURDATE())&quot;&amp;IF(INDIRECT(ADDRESS(ROW([.A71])+1;1))&gt;0;&quot;,&quot;;&quot;;&quot;)" office:value-type="string" office:string-value="(68,1,100,0,0,0,(select t.id from exercises t where t.code = 'A2GFSL'),(select t.id from base_movements t where t.code = 'SLGBFI'),(select t.id from training_mode_types t where t.code = 'A2'),(select t.id from execution_note_types t where t.code = ''),0,CURDATE(),CURDATE())," calcext:value-type="string">
            <text:p>(68,1,100,0,0,0,(select t.id from exercises t where t.code = 'A2GFSL'),(select t.id from base_movements t where t.code = 'SL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A2GFFA</text:p>
          </table:table-cell>
          <table:table-cell table:formula="of:=VLOOKUP([.B72];[exercises.$B$4:.$C$292];2;0)" office:value-type="string" office:string-value="Gambe FA sul fianco" calcext:value-type="string">
            <text:p>Gambe FA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FI</text:p>
          </table:table-cell>
          <table:table-cell table:formula="of:=VLOOKUP([.G72];[base_movements.$B$4:.$D$157];3;0)" office:value-type="string" office:string-value="FA solo gambe sul fianco" calcext:value-type="string">
            <text:p>FA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2]&amp;&quot;')&quot;" office:value-type="string" office:string-value="(select t.id from exercises t where t.code = 'A2GFFA')" calcext:value-type="string">
            <text:p>(select t.id from exercises t where t.code = 'A2GFFA')</text:p>
          </table:table-cell>
          <table:table-cell table:formula="of:=&quot;(select t.id from &quot;&amp;[.G$2]&amp;&quot; t where t.&quot;&amp;[.G$3]&amp;&quot; = '&quot;&amp;[.G72]&amp;&quot;')&quot;" office:value-type="string" office:string-value="(select t.id from base_movements t where t.code = 'FAGBFI')" calcext:value-type="string">
            <text:p>(select t.id from base_movements t where t.code = 'FAGBFI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2]&amp;&quot;,&quot;&amp;[.D72]&amp;&quot;,&quot;&amp;IF(ISBLANK([.E72]);0;[.E72])&amp;&quot;,&quot;&amp;IF(ISBLANK([.F72]);0;[.F72])&amp;&quot;,&quot;&amp;[.K72]&amp;&quot;,&quot;&amp;[.L72]&amp;&quot;,&quot;&amp;[.M72]&amp;&quot;,&quot;&amp;[.N72]&amp;&quot;,&quot;&amp;[.O72]&amp;&quot;,&quot;&amp;[.P72]&amp;&quot;,0,CURDATE(),CURDATE())&quot;&amp;IF(INDIRECT(ADDRESS(ROW([.A72])+1;1))&gt;0;&quot;,&quot;;&quot;;&quot;)" office:value-type="string" office:string-value="(69,1,100,0,0,0,(select t.id from exercises t where t.code = 'A2GFFA'),(select t.id from base_movements t where t.code = 'FAGBFI'),(select t.id from training_mode_types t where t.code = 'A2'),(select t.id from execution_note_types t where t.code = ''),0,CURDATE(),CURDATE())," calcext:value-type="string">
            <text:p>(69,1,100,0,0,0,(select t.id from exercises t where t.code = 'A2GFFA'),(select t.id from base_movements t where t.code = 'FA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A2GDFA</text:p>
          </table:table-cell>
          <table:table-cell table:formula="of:=VLOOKUP([.B73];[exercises.$B$4:.$C$292];2;0)" office:value-type="string" office:string-value="Gambe FA sul dorso" calcext:value-type="string">
            <text:p>Gambe FA sul dor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ADO</text:p>
          </table:table-cell>
          <table:table-cell table:formula="of:=VLOOKUP([.G73];[base_movements.$B$4:.$D$157];3;0)" office:value-type="string" office:string-value="Solo gambe delfino sul dorso" calcext:value-type="string">
            <text:p>Solo gambe delfino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3]&amp;&quot;')&quot;" office:value-type="string" office:string-value="(select t.id from exercises t where t.code = 'A2GDFA')" calcext:value-type="string">
            <text:p>(select t.id from exercises t where t.code = 'A2GDFA')</text:p>
          </table:table-cell>
          <table:table-cell table:formula="of:=&quot;(select t.id from &quot;&amp;[.G$2]&amp;&quot; t where t.&quot;&amp;[.G$3]&amp;&quot; = '&quot;&amp;[.G73]&amp;&quot;')&quot;" office:value-type="string" office:string-value="(select t.id from base_movements t where t.code = 'FAGADO')" calcext:value-type="string">
            <text:p>(select t.id from base_movements t where t.code = 'FAGADO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3]&amp;&quot;,&quot;&amp;[.D73]&amp;&quot;,&quot;&amp;IF(ISBLANK([.E73]);0;[.E73])&amp;&quot;,&quot;&amp;IF(ISBLANK([.F73]);0;[.F73])&amp;&quot;,&quot;&amp;[.K73]&amp;&quot;,&quot;&amp;[.L73]&amp;&quot;,&quot;&amp;[.M73]&amp;&quot;,&quot;&amp;[.N73]&amp;&quot;,&quot;&amp;[.O73]&amp;&quot;,&quot;&amp;[.P73]&amp;&quot;,0,CURDATE(),CURDATE())&quot;&amp;IF(INDIRECT(ADDRESS(ROW([.A73])+1;1))&gt;0;&quot;,&quot;;&quot;;&quot;)" office:value-type="string" office:string-value="(70,1,100,0,0,0,(select t.id from exercises t where t.code = 'A2GDFA'),(select t.id from base_movements t where t.code = 'FAGADO'),(select t.id from training_mode_types t where t.code = 'A2'),(select t.id from execution_note_types t where t.code = ''),0,CURDATE(),CURDATE())," calcext:value-type="string">
            <text:p>(70,1,100,0,0,0,(select t.id from exercises t where t.code = 'A2GDFA'),(select t.id from base_movements t where t.code = 'F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A2GDRA</text:p>
          </table:table-cell>
          <table:table-cell table:formula="of:=VLOOKUP([.B74];[exercises.$B$4:.$C$292];2;0)" office:value-type="string" office:string-value="Gambe RA sul dorso" calcext:value-type="string">
            <text:p>Gambe 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74];[base_movements.$B$4:.$D$157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4]&amp;&quot;')&quot;" office:value-type="string" office:string-value="(select t.id from exercises t where t.code = 'A2GDRA')" calcext:value-type="string">
            <text:p>(select t.id from exercises t where t.code = 'A2GDRA')</text:p>
          </table:table-cell>
          <table:table-cell table:formula="of:=&quot;(select t.id from &quot;&amp;[.G$2]&amp;&quot; t where t.&quot;&amp;[.G$3]&amp;&quot; = '&quot;&amp;[.G74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4]&amp;&quot;,&quot;&amp;[.D74]&amp;&quot;,&quot;&amp;IF(ISBLANK([.E74]);0;[.E74])&amp;&quot;,&quot;&amp;IF(ISBLANK([.F74]);0;[.F74])&amp;&quot;,&quot;&amp;[.K74]&amp;&quot;,&quot;&amp;[.L74]&amp;&quot;,&quot;&amp;[.M74]&amp;&quot;,&quot;&amp;[.N74]&amp;&quot;,&quot;&amp;[.O74]&amp;&quot;,&quot;&amp;[.P74]&amp;&quot;,0,CURDATE(),CURDATE())&quot;&amp;IF(INDIRECT(ADDRESS(ROW([.A74])+1;1))&gt;0;&quot;,&quot;;&quot;;&quot;)" office:value-type="string" office:string-value="(71,1,100,0,0,0,(select t.id from exercises t where t.code = 'A2GDRA'),(select t.id from base_movements t where t.code = 'RAGADO'),(select t.id from training_mode_types t where t.code = 'A2'),(select t.id from execution_note_types t where t.code = ''),0,CURDATE(),CURDATE())," calcext:value-type="string">
            <text:p>(71,1,100,0,0,0,(select t.id from exercises t where t.code = 'A2GDRA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B1GASL</text:p>
          </table:table-cell>
          <table:table-cell table:formula="of:=VLOOKUP([.B75];[exercises.$B$4:.$C$292];2;0)" office:value-type="string" office:string-value="Gambe SL soglia" calcext:value-type="string">
            <text:p>Gambe 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5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formula="of:=&quot;(select t.id from &quot;&amp;[.G$2]&amp;&quot; t where t.&quot;&amp;[.G$3]&amp;&quot; = '&quot;&amp;[.G75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5]&amp;&quot;,&quot;&amp;[.D75]&amp;&quot;,&quot;&amp;IF(ISBLANK([.E75]);0;[.E75])&amp;&quot;,&quot;&amp;IF(ISBLANK([.F75]);0;[.F75])&amp;&quot;,&quot;&amp;[.K75]&amp;&quot;,&quot;&amp;[.L75]&amp;&quot;,&quot;&amp;[.M75]&amp;&quot;,&quot;&amp;[.N75]&amp;&quot;,&quot;&amp;[.O75]&amp;&quot;,&quot;&amp;[.P75]&amp;&quot;,0,CURDATE(),CURDATE())&quot;&amp;IF(INDIRECT(ADDRESS(ROW([.A75])+1;1))&gt;0;&quot;,&quot;;&quot;;&quot;)" office:value-type="string" office:string-value="(72,1,100,0,0,0,(select t.id from exercises t where t.code = 'B1GASL'),(select t.id from base_movements t where t.code = 'SLGBAL'),(select t.id from training_mode_types t where t.code = 'B1'),(select t.id from execution_note_types t where t.code = ''),0,CURDATE(),CURDATE())," calcext:value-type="string">
            <text:p>(72,1,100,0,0,0,(select t.id from exercises t where t.code = 'B1GASL'),(select t.id from base_movements t where t.code = 'SL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B1GADO</text:p>
          </table:table-cell>
          <table:table-cell table:formula="of:=VLOOKUP([.B76];[exercises.$B$4:.$C$292];2;0)" office:value-type="string" office:string-value="Gambe DO soglia" calcext:value-type="string">
            <text:p>Gambe 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76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formula="of:=&quot;(select t.id from &quot;&amp;[.G$2]&amp;&quot; t where t.&quot;&amp;[.G$3]&amp;&quot; = '&quot;&amp;[.G76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6]&amp;&quot;,&quot;&amp;[.D76]&amp;&quot;,&quot;&amp;IF(ISBLANK([.E76]);0;[.E76])&amp;&quot;,&quot;&amp;IF(ISBLANK([.F76]);0;[.F76])&amp;&quot;,&quot;&amp;[.K76]&amp;&quot;,&quot;&amp;[.L76]&amp;&quot;,&quot;&amp;[.M76]&amp;&quot;,&quot;&amp;[.N76]&amp;&quot;,&quot;&amp;[.O76]&amp;&quot;,&quot;&amp;[.P76]&amp;&quot;,0,CURDATE(),CURDATE())&quot;&amp;IF(INDIRECT(ADDRESS(ROW([.A76])+1;1))&gt;0;&quot;,&quot;;&quot;;&quot;)" office:value-type="string" office:string-value="(73,1,100,0,0,0,(select t.id from exercises t where t.code = 'B1GADO'),(select t.id from base_movements t where t.code = 'DOGBAL'),(select t.id from training_mode_types t where t.code = 'B1'),(select t.id from execution_note_types t where t.code = ''),0,CURDATE(),CURDATE())," calcext:value-type="string">
            <text:p>(73,1,100,0,0,0,(select t.id from exercises t where t.code = 'B1GADO'),(select t.id from base_movements t where t.code = 'DO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B1GAFA</text:p>
          </table:table-cell>
          <table:table-cell table:formula="of:=VLOOKUP([.B77];[exercises.$B$4:.$C$292];2;0)" office:value-type="string" office:string-value="Gambe FA soglia" calcext:value-type="string">
            <text:p>Gambe F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77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7]&amp;&quot;')&quot;" office:value-type="string" office:string-value="(select t.id from exercises t where t.code = 'B1GAFA')" calcext:value-type="string">
            <text:p>(select t.id from exercises t where t.code = 'B1GAFA')</text:p>
          </table:table-cell>
          <table:table-cell table:formula="of:=&quot;(select t.id from &quot;&amp;[.G$2]&amp;&quot; t where t.&quot;&amp;[.G$3]&amp;&quot; = '&quot;&amp;[.G77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7]&amp;&quot;,&quot;&amp;[.D77]&amp;&quot;,&quot;&amp;IF(ISBLANK([.E77]);0;[.E77])&amp;&quot;,&quot;&amp;IF(ISBLANK([.F77]);0;[.F77])&amp;&quot;,&quot;&amp;[.K77]&amp;&quot;,&quot;&amp;[.L77]&amp;&quot;,&quot;&amp;[.M77]&amp;&quot;,&quot;&amp;[.N77]&amp;&quot;,&quot;&amp;[.O77]&amp;&quot;,&quot;&amp;[.P77]&amp;&quot;,0,CURDATE(),CURDATE())&quot;&amp;IF(INDIRECT(ADDRESS(ROW([.A77])+1;1))&gt;0;&quot;,&quot;;&quot;;&quot;)" office:value-type="string" office:string-value="(74,1,100,0,0,0,(select t.id from exercises t where t.code = 'B1GAFA'),(select t.id from base_movements t where t.code = 'FAGBAL'),(select t.id from training_mode_types t where t.code = 'B1'),(select t.id from execution_note_types t where t.code = ''),0,CURDATE(),CURDATE())," calcext:value-type="string">
            <text:p>(74,1,100,0,0,0,(select t.id from exercises t where t.code = 'B1GAFA'),(select t.id from base_movements t where t.code = 'F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B1GARA</text:p>
          </table:table-cell>
          <table:table-cell table:formula="of:=VLOOKUP([.B78];[exercises.$B$4:.$C$292];2;0)" office:value-type="string" office:string-value="Gambe RA soglia" calcext:value-type="string">
            <text:p>Gambe R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78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8]&amp;&quot;')&quot;" office:value-type="string" office:string-value="(select t.id from exercises t where t.code = 'B1GARA')" calcext:value-type="string">
            <text:p>(select t.id from exercises t where t.code = 'B1GARA')</text:p>
          </table:table-cell>
          <table:table-cell table:formula="of:=&quot;(select t.id from &quot;&amp;[.G$2]&amp;&quot; t where t.&quot;&amp;[.G$3]&amp;&quot; = '&quot;&amp;[.G7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8]&amp;&quot;,&quot;&amp;[.D78]&amp;&quot;,&quot;&amp;IF(ISBLANK([.E78]);0;[.E78])&amp;&quot;,&quot;&amp;IF(ISBLANK([.F78]);0;[.F78])&amp;&quot;,&quot;&amp;[.K78]&amp;&quot;,&quot;&amp;[.L78]&amp;&quot;,&quot;&amp;[.M78]&amp;&quot;,&quot;&amp;[.N78]&amp;&quot;,&quot;&amp;[.O78]&amp;&quot;,&quot;&amp;[.P78]&amp;&quot;,0,CURDATE(),CURDATE())&quot;&amp;IF(INDIRECT(ADDRESS(ROW([.A78])+1;1))&gt;0;&quot;,&quot;;&quot;;&quot;)" office:value-type="string" office:string-value="(75,1,100,0,0,0,(select t.id from exercises t where t.code = 'B1GARA'),(select t.id from base_movements t where t.code = 'RAGBAL'),(select t.id from training_mode_types t where t.code = 'B1'),(select t.id from execution_note_types t where t.code = ''),0,CURDATE(),CURDATE())," calcext:value-type="string">
            <text:p>(75,1,100,0,0,0,(select t.id from exercises t where t.code = 'B1GARA'),(select t.id from base_movements t where t.code = 'R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B2GASL</text:p>
          </table:table-cell>
          <table:table-cell table:formula="of:=VLOOKUP([.B79];[exercises.$B$4:.$C$292];2;0)" office:value-type="string" office:string-value="Gambe SL VO2Max" calcext:value-type="string">
            <text:p>Gambe 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9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9]&amp;&quot;')&quot;" office:value-type="string" office:string-value="(select t.id from exercises t where t.code = 'B2GASL')" calcext:value-type="string">
            <text:p>(select t.id from exercises t where t.code = 'B2GASL')</text:p>
          </table:table-cell>
          <table:table-cell table:formula="of:=&quot;(select t.id from &quot;&amp;[.G$2]&amp;&quot; t where t.&quot;&amp;[.G$3]&amp;&quot; = '&quot;&amp;[.G7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9]&amp;&quot;,&quot;&amp;[.D79]&amp;&quot;,&quot;&amp;IF(ISBLANK([.E79]);0;[.E79])&amp;&quot;,&quot;&amp;IF(ISBLANK([.F79]);0;[.F79])&amp;&quot;,&quot;&amp;[.K79]&amp;&quot;,&quot;&amp;[.L79]&amp;&quot;,&quot;&amp;[.M79]&amp;&quot;,&quot;&amp;[.N79]&amp;&quot;,&quot;&amp;[.O79]&amp;&quot;,&quot;&amp;[.P79]&amp;&quot;,0,CURDATE(),CURDATE())&quot;&amp;IF(INDIRECT(ADDRESS(ROW([.A79])+1;1))&gt;0;&quot;,&quot;;&quot;;&quot;)" office:value-type="string" office:string-value="(76,1,100,0,0,0,(select t.id from exercises t where t.code = 'B2GASL'),(select t.id from base_movements t where t.code = 'SLGBAL'),(select t.id from training_mode_types t where t.code = 'B2'),(select t.id from execution_note_types t where t.code = ''),0,CURDATE(),CURDATE())," calcext:value-type="string">
            <text:p>(76,1,100,0,0,0,(select t.id from exercises t where t.code = 'B2GASL'),(select t.id from base_movements t where t.code = 'SL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B2GADO</text:p>
          </table:table-cell>
          <table:table-cell table:formula="of:=VLOOKUP([.B80];[exercises.$B$4:.$C$292];2;0)" office:value-type="string" office:string-value="Gambe DO VO2Max" calcext:value-type="string">
            <text:p>Gambe 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0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0]&amp;&quot;')&quot;" office:value-type="string" office:string-value="(select t.id from exercises t where t.code = 'B2GADO')" calcext:value-type="string">
            <text:p>(select t.id from exercises t where t.code = 'B2GADO')</text:p>
          </table:table-cell>
          <table:table-cell table:formula="of:=&quot;(select t.id from &quot;&amp;[.G$2]&amp;&quot; t where t.&quot;&amp;[.G$3]&amp;&quot; = '&quot;&amp;[.G80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0]&amp;&quot;,&quot;&amp;[.D80]&amp;&quot;,&quot;&amp;IF(ISBLANK([.E80]);0;[.E80])&amp;&quot;,&quot;&amp;IF(ISBLANK([.F80]);0;[.F80])&amp;&quot;,&quot;&amp;[.K80]&amp;&quot;,&quot;&amp;[.L80]&amp;&quot;,&quot;&amp;[.M80]&amp;&quot;,&quot;&amp;[.N80]&amp;&quot;,&quot;&amp;[.O80]&amp;&quot;,&quot;&amp;[.P80]&amp;&quot;,0,CURDATE(),CURDATE())&quot;&amp;IF(INDIRECT(ADDRESS(ROW([.A80])+1;1))&gt;0;&quot;,&quot;;&quot;;&quot;)" office:value-type="string" office:string-value="(77,1,100,0,0,0,(select t.id from exercises t where t.code = 'B2GADO'),(select t.id from base_movements t where t.code = 'DOGBAL'),(select t.id from training_mode_types t where t.code = 'B2'),(select t.id from execution_note_types t where t.code = ''),0,CURDATE(),CURDATE())," calcext:value-type="string">
            <text:p>(77,1,100,0,0,0,(select t.id from exercises t where t.code = 'B2GADO'),(select t.id from base_movements t where t.code = 'DO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B2GAFA</text:p>
          </table:table-cell>
          <table:table-cell table:formula="of:=VLOOKUP([.B81];[exercises.$B$4:.$C$292];2;0)" office:value-type="string" office:string-value="Gambe FA VO2Max" calcext:value-type="string">
            <text:p>Gambe F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1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1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formula="of:=&quot;(select t.id from &quot;&amp;[.G$2]&amp;&quot; t where t.&quot;&amp;[.G$3]&amp;&quot; = '&quot;&amp;[.G81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1]&amp;&quot;,&quot;&amp;[.D81]&amp;&quot;,&quot;&amp;IF(ISBLANK([.E81]);0;[.E81])&amp;&quot;,&quot;&amp;IF(ISBLANK([.F81]);0;[.F81])&amp;&quot;,&quot;&amp;[.K81]&amp;&quot;,&quot;&amp;[.L81]&amp;&quot;,&quot;&amp;[.M81]&amp;&quot;,&quot;&amp;[.N81]&amp;&quot;,&quot;&amp;[.O81]&amp;&quot;,&quot;&amp;[.P81]&amp;&quot;,0,CURDATE(),CURDATE())&quot;&amp;IF(INDIRECT(ADDRESS(ROW([.A81])+1;1))&gt;0;&quot;,&quot;;&quot;;&quot;)" office:value-type="string" office:string-value="(78,1,100,0,0,0,(select t.id from exercises t where t.code = 'B2GAFA'),(select t.id from base_movements t where t.code = 'FAGBAL'),(select t.id from training_mode_types t where t.code = 'B2'),(select t.id from execution_note_types t where t.code = ''),0,CURDATE(),CURDATE())," calcext:value-type="string">
            <text:p>(78,1,100,0,0,0,(select t.id from exercises t where t.code = 'B2GAFA'),(select t.id from base_movements t where t.code = 'F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B2GARA</text:p>
          </table:table-cell>
          <table:table-cell table:formula="of:=VLOOKUP([.B82];[exercises.$B$4:.$C$292];2;0)" office:value-type="string" office:string-value="Gambe RA VO2Max" calcext:value-type="string">
            <text:p>Gambe R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2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2]&amp;&quot;')&quot;" office:value-type="string" office:string-value="(select t.id from exercises t where t.code = 'B2GARA')" calcext:value-type="string">
            <text:p>(select t.id from exercises t where t.code = 'B2GARA')</text:p>
          </table:table-cell>
          <table:table-cell table:formula="of:=&quot;(select t.id from &quot;&amp;[.G$2]&amp;&quot; t where t.&quot;&amp;[.G$3]&amp;&quot; = '&quot;&amp;[.G82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2]&amp;&quot;,&quot;&amp;[.D82]&amp;&quot;,&quot;&amp;IF(ISBLANK([.E82]);0;[.E82])&amp;&quot;,&quot;&amp;IF(ISBLANK([.F82]);0;[.F82])&amp;&quot;,&quot;&amp;[.K82]&amp;&quot;,&quot;&amp;[.L82]&amp;&quot;,&quot;&amp;[.M82]&amp;&quot;,&quot;&amp;[.N82]&amp;&quot;,&quot;&amp;[.O82]&amp;&quot;,&quot;&amp;[.P82]&amp;&quot;,0,CURDATE(),CURDATE())&quot;&amp;IF(INDIRECT(ADDRESS(ROW([.A82])+1;1))&gt;0;&quot;,&quot;;&quot;;&quot;)" office:value-type="string" office:string-value="(79,1,100,0,0,0,(select t.id from exercises t where t.code = 'B2GARA'),(select t.id from base_movements t where t.code = 'RAGBAL'),(select t.id from training_mode_types t where t.code = 'B2'),(select t.id from execution_note_types t where t.code = ''),0,CURDATE(),CURDATE())," calcext:value-type="string">
            <text:p>(79,1,100,0,0,0,(select t.id from exercises t where t.code = 'B2GARA'),(select t.id from base_movements t where t.code = 'R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1GASL</text:p>
          </table:table-cell>
          <table:table-cell table:formula="of:=VLOOKUP([.B83];[exercises.$B$4:.$C$292];2;0)" office:value-type="string" office:string-value="Gambe SL forte" calcext:value-type="string">
            <text:p>Gambe 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3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3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formula="of:=&quot;(select t.id from &quot;&amp;[.G$2]&amp;&quot; t where t.&quot;&amp;[.G$3]&amp;&quot; = '&quot;&amp;[.G8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3]&amp;&quot;,&quot;&amp;[.D83]&amp;&quot;,&quot;&amp;IF(ISBLANK([.E83]);0;[.E83])&amp;&quot;,&quot;&amp;IF(ISBLANK([.F83]);0;[.F83])&amp;&quot;,&quot;&amp;[.K83]&amp;&quot;,&quot;&amp;[.L83]&amp;&quot;,&quot;&amp;[.M83]&amp;&quot;,&quot;&amp;[.N83]&amp;&quot;,&quot;&amp;[.O83]&amp;&quot;,&quot;&amp;[.P83]&amp;&quot;,0,CURDATE(),CURDATE())&quot;&amp;IF(INDIRECT(ADDRESS(ROW([.A83])+1;1))&gt;0;&quot;,&quot;;&quot;;&quot;)" office:value-type="string" office:string-value="(80,1,100,0,0,0,(select t.id from exercises t where t.code = 'C1GASL'),(select t.id from base_movements t where t.code = 'SLGBAL'),(select t.id from training_mode_types t where t.code = 'C1'),(select t.id from execution_note_types t where t.code = ''),0,CURDATE(),CURDATE())," calcext:value-type="string">
            <text:p>(80,1,100,0,0,0,(select t.id from exercises t where t.code = 'C1GAS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1GADO</text:p>
          </table:table-cell>
          <table:table-cell table:formula="of:=VLOOKUP([.B84];[exercises.$B$4:.$C$292];2;0)" office:value-type="string" office:string-value="Gambe DO forte" calcext:value-type="string">
            <text:p>Gambe 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4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4]&amp;&quot;')&quot;" office:value-type="string" office:string-value="(select t.id from exercises t where t.code = 'C1GADO')" calcext:value-type="string">
            <text:p>(select t.id from exercises t where t.code = 'C1GADO')</text:p>
          </table:table-cell>
          <table:table-cell table:formula="of:=&quot;(select t.id from &quot;&amp;[.G$2]&amp;&quot; t where t.&quot;&amp;[.G$3]&amp;&quot; = '&quot;&amp;[.G8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4]&amp;&quot;,&quot;&amp;[.D84]&amp;&quot;,&quot;&amp;IF(ISBLANK([.E84]);0;[.E84])&amp;&quot;,&quot;&amp;IF(ISBLANK([.F84]);0;[.F84])&amp;&quot;,&quot;&amp;[.K84]&amp;&quot;,&quot;&amp;[.L84]&amp;&quot;,&quot;&amp;[.M84]&amp;&quot;,&quot;&amp;[.N84]&amp;&quot;,&quot;&amp;[.O84]&amp;&quot;,&quot;&amp;[.P84]&amp;&quot;,0,CURDATE(),CURDATE())&quot;&amp;IF(INDIRECT(ADDRESS(ROW([.A84])+1;1))&gt;0;&quot;,&quot;;&quot;;&quot;)" office:value-type="string" office:string-value="(81,1,100,0,0,0,(select t.id from exercises t where t.code = 'C1GADO'),(select t.id from base_movements t where t.code = 'DOGBAL'),(select t.id from training_mode_types t where t.code = 'C1'),(select t.id from execution_note_types t where t.code = ''),0,CURDATE(),CURDATE())," calcext:value-type="string">
            <text:p>(81,1,100,0,0,0,(select t.id from exercises t where t.code = 'C1GADO'),(select t.id from base_movements t where t.code = 'DO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1GAFA</text:p>
          </table:table-cell>
          <table:table-cell table:formula="of:=VLOOKUP([.B85];[exercises.$B$4:.$C$292];2;0)" office:value-type="string" office:string-value="Gambe FA forte" calcext:value-type="string">
            <text:p>Gambe 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5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5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formula="of:=&quot;(select t.id from &quot;&amp;[.G$2]&amp;&quot; t where t.&quot;&amp;[.G$3]&amp;&quot; = '&quot;&amp;[.G8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5]&amp;&quot;,&quot;&amp;[.D85]&amp;&quot;,&quot;&amp;IF(ISBLANK([.E85]);0;[.E85])&amp;&quot;,&quot;&amp;IF(ISBLANK([.F85]);0;[.F85])&amp;&quot;,&quot;&amp;[.K85]&amp;&quot;,&quot;&amp;[.L85]&amp;&quot;,&quot;&amp;[.M85]&amp;&quot;,&quot;&amp;[.N85]&amp;&quot;,&quot;&amp;[.O85]&amp;&quot;,&quot;&amp;[.P85]&amp;&quot;,0,CURDATE(),CURDATE())&quot;&amp;IF(INDIRECT(ADDRESS(ROW([.A85])+1;1))&gt;0;&quot;,&quot;;&quot;;&quot;)" office:value-type="string" office:string-value="(82,1,100,0,0,0,(select t.id from exercises t where t.code = 'C1GAFA'),(select t.id from base_movements t where t.code = 'FAGBAL'),(select t.id from training_mode_types t where t.code = 'C1'),(select t.id from execution_note_types t where t.code = ''),0,CURDATE(),CURDATE())," calcext:value-type="string">
            <text:p>(82,1,100,0,0,0,(select t.id from exercises t where t.code = 'C1GAFA'),(select t.id from base_movements t where t.code = 'F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1GARA</text:p>
          </table:table-cell>
          <table:table-cell table:formula="of:=VLOOKUP([.B86];[exercises.$B$4:.$C$292];2;0)" office:value-type="string" office:string-value="Gambe RA forte" calcext:value-type="string">
            <text:p>Gambe 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6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6]&amp;&quot;')&quot;" office:value-type="string" office:string-value="(select t.id from exercises t where t.code = 'C1GARA')" calcext:value-type="string">
            <text:p>(select t.id from exercises t where t.code = 'C1GARA')</text:p>
          </table:table-cell>
          <table:table-cell table:formula="of:=&quot;(select t.id from &quot;&amp;[.G$2]&amp;&quot; t where t.&quot;&amp;[.G$3]&amp;&quot; = '&quot;&amp;[.G8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6]&amp;&quot;,&quot;&amp;[.D86]&amp;&quot;,&quot;&amp;IF(ISBLANK([.E86]);0;[.E86])&amp;&quot;,&quot;&amp;IF(ISBLANK([.F86]);0;[.F86])&amp;&quot;,&quot;&amp;[.K86]&amp;&quot;,&quot;&amp;[.L86]&amp;&quot;,&quot;&amp;[.M86]&amp;&quot;,&quot;&amp;[.N86]&amp;&quot;,&quot;&amp;[.O86]&amp;&quot;,&quot;&amp;[.P86]&amp;&quot;,0,CURDATE(),CURDATE())&quot;&amp;IF(INDIRECT(ADDRESS(ROW([.A86])+1;1))&gt;0;&quot;,&quot;;&quot;;&quot;)" office:value-type="string" office:string-value="(83,1,100,0,0,0,(select t.id from exercises t where t.code = 'C1GARA'),(select t.id from base_movements t where t.code = 'RAGBAL'),(select t.id from training_mode_types t where t.code = 'C1'),(select t.id from execution_note_types t where t.code = ''),0,CURDATE(),CURDATE())," calcext:value-type="string">
            <text:p>(83,1,100,0,0,0,(select t.id from exercises t where t.code = 'C1GARA'),(select t.id from base_movements t where t.code = 'R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GSLRA</text:p>
          </table:table-cell>
          <table:table-cell table:formula="of:=VLOOKUP([.B87];[exercises.$B$4:.$C$292];2;0)" office:value-type="string" office:string-value="Gambe SL/RA" calcext:value-type="string">
            <text:p>Gambe SL/R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7]&amp;&quot;,&quot;&amp;[.D87]&amp;&quot;,&quot;&amp;IF(ISBLANK([.E87]);0;[.E87])&amp;&quot;,&quot;&amp;IF(ISBLANK([.F87]);0;[.F87])&amp;&quot;,&quot;&amp;[.K87]&amp;&quot;,&quot;&amp;[.L87]&amp;&quot;,&quot;&amp;[.M87]&amp;&quot;,&quot;&amp;[.N87]&amp;&quot;,&quot;&amp;[.O87]&amp;&quot;,&quot;&amp;[.P87]&amp;&quot;,0,CURDATE(),CURDATE())&quot;&amp;IF(INDIRECT(ADDRESS(ROW([.A87])+1;1))&gt;0;&quot;,&quot;;&quot;;&quot;)" office:value-type="string" office:string-value="(84,1,50,0,0,0,(select t.id from exercises t where t.code = 'CGSLRA'),(select t.id from base_movements t where t.code = 'SLGBAL'),(select t.id from training_mode_types t where t.code = 'A2'),(select t.id from execution_note_types t where t.code = ''),0,CURDATE(),CURDATE())," calcext:value-type="string">
            <text:p>(84,1,50,0,0,0,(select t.id from exercises t where t.code = 'CGSLRA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GSLRA</text:p>
          </table:table-cell>
          <table:table-cell table:formula="of:=VLOOKUP([.B88];[exercises.$B$4:.$C$292];2;0)" office:value-type="string" office:string-value="Gambe SL/RA" calcext:value-type="string">
            <text:p>Gambe SL/R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8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8]&amp;&quot;,&quot;&amp;[.D88]&amp;&quot;,&quot;&amp;IF(ISBLANK([.E88]);0;[.E88])&amp;&quot;,&quot;&amp;IF(ISBLANK([.F88]);0;[.F88])&amp;&quot;,&quot;&amp;[.K88]&amp;&quot;,&quot;&amp;[.L88]&amp;&quot;,&quot;&amp;[.M88]&amp;&quot;,&quot;&amp;[.N88]&amp;&quot;,&quot;&amp;[.O88]&amp;&quot;,&quot;&amp;[.P88]&amp;&quot;,0,CURDATE(),CURDATE())&quot;&amp;IF(INDIRECT(ADDRESS(ROW([.A88])+1;1))&gt;0;&quot;,&quot;;&quot;;&quot;)" office:value-type="string" office:string-value="(85,2,50,0,0,0,(select t.id from exercises t where t.code = 'CGSLRA'),(select t.id from base_movements t where t.code = 'RAGBAL'),(select t.id from training_mode_types t where t.code = 'A2'),(select t.id from execution_note_types t where t.code = ''),0,CURDATE(),CURDATE())," calcext:value-type="string">
            <text:p>(85,2,50,0,0,0,(select t.id from exercises t where t.code = 'CGSL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CGFADO</text:p>
          </table:table-cell>
          <table:table-cell table:formula="of:=VLOOKUP([.B89];[exercises.$B$4:.$C$292];2;0)" office:value-type="string" office:string-value="Gambe FA/DO" calcext:value-type="string">
            <text:p>Gambe FA/D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9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9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formula="of:=&quot;(select t.id from &quot;&amp;[.G$2]&amp;&quot; t where t.&quot;&amp;[.G$3]&amp;&quot; = '&quot;&amp;[.G8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9]&amp;&quot;,&quot;&amp;[.D89]&amp;&quot;,&quot;&amp;IF(ISBLANK([.E89]);0;[.E89])&amp;&quot;,&quot;&amp;IF(ISBLANK([.F89]);0;[.F89])&amp;&quot;,&quot;&amp;[.K89]&amp;&quot;,&quot;&amp;[.L89]&amp;&quot;,&quot;&amp;[.M89]&amp;&quot;,&quot;&amp;[.N89]&amp;&quot;,&quot;&amp;[.O89]&amp;&quot;,&quot;&amp;[.P89]&amp;&quot;,0,CURDATE(),CURDATE())&quot;&amp;IF(INDIRECT(ADDRESS(ROW([.A89])+1;1))&gt;0;&quot;,&quot;;&quot;;&quot;)" office:value-type="string" office:string-value="(86,1,50,0,0,0,(select t.id from exercises t where t.code = 'CGFADO'),(select t.id from base_movements t where t.code = 'FAGBAL'),(select t.id from training_mode_types t where t.code = 'A2'),(select t.id from execution_note_types t where t.code = ''),0,CURDATE(),CURDATE())," calcext:value-type="string">
            <text:p>(86,1,50,0,0,0,(select t.id from exercises t where t.code = 'CGFADO'),(select t.id from base_movements t where t.code = 'F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CGFADO</text:p>
          </table:table-cell>
          <table:table-cell table:formula="of:=VLOOKUP([.B90];[exercises.$B$4:.$C$292];2;0)" office:value-type="string" office:string-value="Gambe FA/DO" calcext:value-type="string">
            <text:p>Gambe FA/D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90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formula="of:=&quot;(select t.id from &quot;&amp;[.G$2]&amp;&quot; t where t.&quot;&amp;[.G$3]&amp;&quot; = '&quot;&amp;[.G90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0]&amp;&quot;,&quot;&amp;[.D90]&amp;&quot;,&quot;&amp;IF(ISBLANK([.E90]);0;[.E90])&amp;&quot;,&quot;&amp;IF(ISBLANK([.F90]);0;[.F90])&amp;&quot;,&quot;&amp;[.K90]&amp;&quot;,&quot;&amp;[.L90]&amp;&quot;,&quot;&amp;[.M90]&amp;&quot;,&quot;&amp;[.N90]&amp;&quot;,&quot;&amp;[.O90]&amp;&quot;,&quot;&amp;[.P90]&amp;&quot;,0,CURDATE(),CURDATE())&quot;&amp;IF(INDIRECT(ADDRESS(ROW([.A90])+1;1))&gt;0;&quot;,&quot;;&quot;;&quot;)" office:value-type="string" office:string-value="(87,2,50,0,0,0,(select t.id from exercises t where t.code = 'CGFADO'),(select t.id from base_movements t where t.code = 'DOGBAL'),(select t.id from training_mode_types t where t.code = 'A2'),(select t.id from execution_note_types t where t.code = ''),0,CURDATE(),CURDATE())," calcext:value-type="string">
            <text:p>(87,2,50,0,0,0,(select t.id from exercises t where t.code = 'CGFA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CGDORA</text:p>
          </table:table-cell>
          <table:table-cell table:formula="of:=VLOOKUP([.B91];[exercises.$B$4:.$C$292];2;0)" office:value-type="string" office:string-value="Gambe DO/RA sul dorso" calcext:value-type="string">
            <text:p>Gambe DO/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91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1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formula="of:=&quot;(select t.id from &quot;&amp;[.G$2]&amp;&quot; t where t.&quot;&amp;[.G$3]&amp;&quot; = '&quot;&amp;[.G91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1]&amp;&quot;,&quot;&amp;[.D91]&amp;&quot;,&quot;&amp;IF(ISBLANK([.E91]);0;[.E91])&amp;&quot;,&quot;&amp;IF(ISBLANK([.F91]);0;[.F91])&amp;&quot;,&quot;&amp;[.K91]&amp;&quot;,&quot;&amp;[.L91]&amp;&quot;,&quot;&amp;[.M91]&amp;&quot;,&quot;&amp;[.N91]&amp;&quot;,&quot;&amp;[.O91]&amp;&quot;,&quot;&amp;[.P91]&amp;&quot;,0,CURDATE(),CURDATE())&quot;&amp;IF(INDIRECT(ADDRESS(ROW([.A91])+1;1))&gt;0;&quot;,&quot;;&quot;;&quot;)" office:value-type="string" office:string-value="(88,1,50,0,0,0,(select t.id from exercises t where t.code = 'CGDORA'),(select t.id from base_movements t where t.code = 'DOGBAL'),(select t.id from training_mode_types t where t.code = 'A2'),(select t.id from execution_note_types t where t.code = ''),0,CURDATE(),CURDATE())," calcext:value-type="string">
            <text:p>(88,1,50,0,0,0,(select t.id from exercises t where t.code = 'CGDORA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CGDORA</text:p>
          </table:table-cell>
          <table:table-cell table:formula="of:=VLOOKUP([.B92];[exercises.$B$4:.$C$292];2;0)" office:value-type="string" office:string-value="Gambe DO/RA sul dorso" calcext:value-type="string">
            <text:p>Gambe DO/RA sul dors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92];[base_movements.$B$4:.$D$157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2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formula="of:=&quot;(select t.id from &quot;&amp;[.G$2]&amp;&quot; t where t.&quot;&amp;[.G$3]&amp;&quot; = '&quot;&amp;[.G92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2]&amp;&quot;,&quot;&amp;[.D92]&amp;&quot;,&quot;&amp;IF(ISBLANK([.E92]);0;[.E92])&amp;&quot;,&quot;&amp;IF(ISBLANK([.F92]);0;[.F92])&amp;&quot;,&quot;&amp;[.K92]&amp;&quot;,&quot;&amp;[.L92]&amp;&quot;,&quot;&amp;[.M92]&amp;&quot;,&quot;&amp;[.N92]&amp;&quot;,&quot;&amp;[.O92]&amp;&quot;,&quot;&amp;[.P92]&amp;&quot;,0,CURDATE(),CURDATE())&quot;&amp;IF(INDIRECT(ADDRESS(ROW([.A92])+1;1))&gt;0;&quot;,&quot;;&quot;;&quot;)" office:value-type="string" office:string-value="(89,2,50,0,0,0,(select t.id from exercises t where t.code = 'CGDORA'),(select t.id from base_movements t where t.code = 'RAGADO'),(select t.id from training_mode_types t where t.code = 'A2'),(select t.id from execution_note_types t where t.code = ''),0,CURDATE(),CURDATE())," calcext:value-type="string">
            <text:p>(89,2,50,0,0,0,(select t.id from exercises t where t.code = 'CGDORA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CGSFDO</text:p>
          </table:table-cell>
          <table:table-cell table:formula="of:=VLOOKUP([.B93];[exercises.$B$4:.$C$292];2;0)" office:value-type="string" office:string-value="Gambe SL sul fianco/DO" calcext:value-type="string">
            <text:p>Gambe SL sul fianco/D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FI</text:p>
          </table:table-cell>
          <table:table-cell table:formula="of:=VLOOKUP([.G93];[base_movements.$B$4:.$D$157];3;0)" office:value-type="string" office:string-value="SL solo gambe sul fianco" calcext:value-type="string">
            <text:p>SL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3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formula="of:=&quot;(select t.id from &quot;&amp;[.G$2]&amp;&quot; t where t.&quot;&amp;[.G$3]&amp;&quot; = '&quot;&amp;[.G93]&amp;&quot;')&quot;" office:value-type="string" office:string-value="(select t.id from base_movements t where t.code = 'SLGBFI')" calcext:value-type="string">
            <text:p>(select t.id from base_movements t where t.code = 'SLGBFI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3]&amp;&quot;,&quot;&amp;[.D93]&amp;&quot;,&quot;&amp;IF(ISBLANK([.E93]);0;[.E93])&amp;&quot;,&quot;&amp;IF(ISBLANK([.F93]);0;[.F93])&amp;&quot;,&quot;&amp;[.K93]&amp;&quot;,&quot;&amp;[.L93]&amp;&quot;,&quot;&amp;[.M93]&amp;&quot;,&quot;&amp;[.N93]&amp;&quot;,&quot;&amp;[.O93]&amp;&quot;,&quot;&amp;[.P93]&amp;&quot;,0,CURDATE(),CURDATE())&quot;&amp;IF(INDIRECT(ADDRESS(ROW([.A93])+1;1))&gt;0;&quot;,&quot;;&quot;;&quot;)" office:value-type="string" office:string-value="(90,1,50,0,0,0,(select t.id from exercises t where t.code = 'CGSFDO'),(select t.id from base_movements t where t.code = 'SLGBFI'),(select t.id from training_mode_types t where t.code = 'A2'),(select t.id from execution_note_types t where t.code = ''),0,CURDATE(),CURDATE())," calcext:value-type="string">
            <text:p>(90,1,50,0,0,0,(select t.id from exercises t where t.code = 'CGSFDO'),(select t.id from base_movements t where t.code = 'SL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CGSFDO</text:p>
          </table:table-cell>
          <table:table-cell table:formula="of:=VLOOKUP([.B94];[exercises.$B$4:.$C$292];2;0)" office:value-type="string" office:string-value="Gambe SL sul fianco/DO" calcext:value-type="string">
            <text:p>Gambe SL sul fianco/D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94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4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formula="of:=&quot;(select t.id from &quot;&amp;[.G$2]&amp;&quot; t where t.&quot;&amp;[.G$3]&amp;&quot; = '&quot;&amp;[.G9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4]&amp;&quot;,&quot;&amp;[.D94]&amp;&quot;,&quot;&amp;IF(ISBLANK([.E94]);0;[.E94])&amp;&quot;,&quot;&amp;IF(ISBLANK([.F94]);0;[.F94])&amp;&quot;,&quot;&amp;[.K94]&amp;&quot;,&quot;&amp;[.L94]&amp;&quot;,&quot;&amp;[.M94]&amp;&quot;,&quot;&amp;[.N94]&amp;&quot;,&quot;&amp;[.O94]&amp;&quot;,&quot;&amp;[.P94]&amp;&quot;,0,CURDATE(),CURDATE())&quot;&amp;IF(INDIRECT(ADDRESS(ROW([.A94])+1;1))&gt;0;&quot;,&quot;;&quot;;&quot;)" office:value-type="string" office:string-value="(91,2,50,0,0,0,(select t.id from exercises t where t.code = 'CGSFDO'),(select t.id from base_movements t where t.code = 'DOGBAL'),(select t.id from training_mode_types t where t.code = 'A2'),(select t.id from execution_note_types t where t.code = ''),0,CURDATE(),CURDATE())," calcext:value-type="string">
            <text:p>(91,2,50,0,0,0,(select t.id from exercises t where t.code = 'CGSF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CGFFRD</text:p>
          </table:table-cell>
          <table:table-cell table:formula="of:=VLOOKUP([.B95];[exercises.$B$4:.$C$292];2;0)" office:value-type="string" office:string-value="Gambe FA sul fianco/RA sul dorso" calcext:value-type="string">
            <text:p>Gambe FA sul fianco/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FI</text:p>
          </table:table-cell>
          <table:table-cell table:formula="of:=VLOOKUP([.G95];[base_movements.$B$4:.$D$157];3;0)" office:value-type="string" office:string-value="FA solo gambe sul fianco" calcext:value-type="string">
            <text:p>FA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5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formula="of:=&quot;(select t.id from &quot;&amp;[.G$2]&amp;&quot; t where t.&quot;&amp;[.G$3]&amp;&quot; = '&quot;&amp;[.G95]&amp;&quot;')&quot;" office:value-type="string" office:string-value="(select t.id from base_movements t where t.code = 'FAGBFI')" calcext:value-type="string">
            <text:p>(select t.id from base_movements t where t.code = 'FAGBFI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5]&amp;&quot;,&quot;&amp;[.D95]&amp;&quot;,&quot;&amp;IF(ISBLANK([.E95]);0;[.E95])&amp;&quot;,&quot;&amp;IF(ISBLANK([.F95]);0;[.F95])&amp;&quot;,&quot;&amp;[.K95]&amp;&quot;,&quot;&amp;[.L95]&amp;&quot;,&quot;&amp;[.M95]&amp;&quot;,&quot;&amp;[.N95]&amp;&quot;,&quot;&amp;[.O95]&amp;&quot;,&quot;&amp;[.P95]&amp;&quot;,0,CURDATE(),CURDATE())&quot;&amp;IF(INDIRECT(ADDRESS(ROW([.A95])+1;1))&gt;0;&quot;,&quot;;&quot;;&quot;)" office:value-type="string" office:string-value="(92,1,50,0,0,0,(select t.id from exercises t where t.code = 'CGFFRD'),(select t.id from base_movements t where t.code = 'FAGBFI'),(select t.id from training_mode_types t where t.code = 'A2'),(select t.id from execution_note_types t where t.code = ''),0,CURDATE(),CURDATE())," calcext:value-type="string">
            <text:p>(92,1,50,0,0,0,(select t.id from exercises t where t.code = 'CGFFRD'),(select t.id from base_movements t where t.code = 'FA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CGFFRD</text:p>
          </table:table-cell>
          <table:table-cell table:formula="of:=VLOOKUP([.B96];[exercises.$B$4:.$C$292];2;0)" office:value-type="string" office:string-value="Gambe FA sul fianco/RA sul dorso" calcext:value-type="string">
            <text:p>Gambe FA sul fianco/RA sul dors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96];[base_movements.$B$4:.$D$157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6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formula="of:=&quot;(select t.id from &quot;&amp;[.G$2]&amp;&quot; t where t.&quot;&amp;[.G$3]&amp;&quot; = '&quot;&amp;[.G96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6]&amp;&quot;,&quot;&amp;[.D96]&amp;&quot;,&quot;&amp;IF(ISBLANK([.E96]);0;[.E96])&amp;&quot;,&quot;&amp;IF(ISBLANK([.F96]);0;[.F96])&amp;&quot;,&quot;&amp;[.K96]&amp;&quot;,&quot;&amp;[.L96]&amp;&quot;,&quot;&amp;[.M96]&amp;&quot;,&quot;&amp;[.N96]&amp;&quot;,&quot;&amp;[.O96]&amp;&quot;,&quot;&amp;[.P96]&amp;&quot;,0,CURDATE(),CURDATE())&quot;&amp;IF(INDIRECT(ADDRESS(ROW([.A96])+1;1))&gt;0;&quot;,&quot;;&quot;;&quot;)" office:value-type="string" office:string-value="(93,2,50,0,0,0,(select t.id from exercises t where t.code = 'CGFFRD'),(select t.id from base_movements t where t.code = 'RAGADO'),(select t.id from training_mode_types t where t.code = 'A2'),(select t.id from execution_note_types t where t.code = ''),0,CURDATE(),CURDATE())," calcext:value-type="string">
            <text:p>(93,2,50,0,0,0,(select t.id from exercises t where t.code = 'CGFFRD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CGSLR3</text:p>
          </table:table-cell>
          <table:table-cell table:formula="of:=VLOOKUP([.B97];[exercises.$B$4:.$C$292];2;0)" office:value-type="string" office:string-value="Gambe SL forte/RA sciolto" calcext:value-type="string">
            <text:p>Gambe SL forte/RA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7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9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7]&amp;&quot;,&quot;&amp;[.D97]&amp;&quot;,&quot;&amp;IF(ISBLANK([.E97]);0;[.E97])&amp;&quot;,&quot;&amp;IF(ISBLANK([.F97]);0;[.F97])&amp;&quot;,&quot;&amp;[.K97]&amp;&quot;,&quot;&amp;[.L97]&amp;&quot;,&quot;&amp;[.M97]&amp;&quot;,&quot;&amp;[.N97]&amp;&quot;,&quot;&amp;[.O97]&amp;&quot;,&quot;&amp;[.P97]&amp;&quot;,0,CURDATE(),CURDATE())&quot;&amp;IF(INDIRECT(ADDRESS(ROW([.A97])+1;1))&gt;0;&quot;,&quot;;&quot;;&quot;)" office:value-type="string" office:string-value="(94,1,50,0,0,0,(select t.id from exercises t where t.code = 'CGSLR3'),(select t.id from base_movements t where t.code = 'SLGBAL'),(select t.id from training_mode_types t where t.code = 'C1'),(select t.id from execution_note_types t where t.code = ''),0,CURDATE(),CURDATE())," calcext:value-type="string">
            <text:p>(94,1,50,0,0,0,(select t.id from exercises t where t.code = 'CGSLR3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CGSLR3</text:p>
          </table:table-cell>
          <table:table-cell table:formula="of:=VLOOKUP([.B98];[exercises.$B$4:.$C$292];2;0)" office:value-type="string" office:string-value="Gambe SL forte/RA sciolto" calcext:value-type="string">
            <text:p>Gambe SL forte/RA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98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8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9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8]&amp;&quot;,&quot;&amp;[.D98]&amp;&quot;,&quot;&amp;IF(ISBLANK([.E98]);0;[.E98])&amp;&quot;,&quot;&amp;IF(ISBLANK([.F98]);0;[.F98])&amp;&quot;,&quot;&amp;[.K98]&amp;&quot;,&quot;&amp;[.L98]&amp;&quot;,&quot;&amp;[.M98]&amp;&quot;,&quot;&amp;[.N98]&amp;&quot;,&quot;&amp;[.O98]&amp;&quot;,&quot;&amp;[.P98]&amp;&quot;,0,CURDATE(),CURDATE())&quot;&amp;IF(INDIRECT(ADDRESS(ROW([.A98])+1;1))&gt;0;&quot;,&quot;;&quot;;&quot;)" office:value-type="string" office:string-value="(95,2,50,0,0,0,(select t.id from exercises t where t.code = 'CGSLR3'),(select t.id from base_movements t where t.code = 'RAGBAL'),(select t.id from training_mode_types t where t.code = 'A1'),(select t.id from execution_note_types t where t.code = ''),0,CURDATE(),CURDATE())," calcext:value-type="string">
            <text:p>(95,2,50,0,0,0,(select t.id from exercises t where t.code = 'CGSLR3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C1GSFP</text:p>
          </table:table-cell>
          <table:table-cell table:formula="of:=VLOOKUP([.B99];[exercises.$B$4:.$C$292];2;0)" office:value-type="string" office:string-value="Gambe SL forte/sciolto" calcext:value-type="string">
            <text:p>Gambe SL forte/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9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9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9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9]&amp;&quot;,&quot;&amp;[.D99]&amp;&quot;,&quot;&amp;IF(ISBLANK([.E99]);0;[.E99])&amp;&quot;,&quot;&amp;IF(ISBLANK([.F99]);0;[.F99])&amp;&quot;,&quot;&amp;[.K99]&amp;&quot;,&quot;&amp;[.L99]&amp;&quot;,&quot;&amp;[.M99]&amp;&quot;,&quot;&amp;[.N99]&amp;&quot;,&quot;&amp;[.O99]&amp;&quot;,&quot;&amp;[.P99]&amp;&quot;,0,CURDATE(),CURDATE())&quot;&amp;IF(INDIRECT(ADDRESS(ROW([.A99])+1;1))&gt;0;&quot;,&quot;;&quot;;&quot;)" office:value-type="string" office:string-value="(96,1,50,0,0,0,(select t.id from exercises t where t.code = 'C1GSFP'),(select t.id from base_movements t where t.code = 'SLGBAL'),(select t.id from training_mode_types t where t.code = 'C1'),(select t.id from execution_note_types t where t.code = ''),0,CURDATE(),CURDATE())," calcext:value-type="string">
            <text:p>(96,1,50,0,0,0,(select t.id from exercises t where t.code = 'C1GSFP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C1GSFP</text:p>
          </table:table-cell>
          <table:table-cell table:formula="of:=VLOOKUP([.B100];[exercises.$B$4:.$C$292];2;0)" office:value-type="string" office:string-value="Gambe SL forte/sciolto" calcext:value-type="string">
            <text:p>Gambe SL forte/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0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0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100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0]&amp;&quot;,&quot;&amp;[.D100]&amp;&quot;,&quot;&amp;IF(ISBLANK([.E100]);0;[.E100])&amp;&quot;,&quot;&amp;IF(ISBLANK([.F100]);0;[.F100])&amp;&quot;,&quot;&amp;[.K100]&amp;&quot;,&quot;&amp;[.L100]&amp;&quot;,&quot;&amp;[.M100]&amp;&quot;,&quot;&amp;[.N100]&amp;&quot;,&quot;&amp;[.O100]&amp;&quot;,&quot;&amp;[.P100]&amp;&quot;,0,CURDATE(),CURDATE())&quot;&amp;IF(INDIRECT(ADDRESS(ROW([.A100])+1;1))&gt;0;&quot;,&quot;;&quot;;&quot;)" office:value-type="string" office:string-value="(97,2,50,0,0,0,(select t.id from exercises t where t.code = 'C1GSFP'),(select t.id from base_movements t where t.code = 'SLGBAL'),(select t.id from training_mode_types t where t.code = 'A1'),(select t.id from execution_note_types t where t.code = ''),0,CURDATE(),CURDATE())," calcext:value-type="string">
            <text:p>(97,2,50,0,0,0,(select t.id from exercises t where t.code = 'C1GSFP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C1GSPF</text:p>
          </table:table-cell>
          <table:table-cell table:formula="of:=VLOOKUP([.B101];[exercises.$B$4:.$C$292];2;0)" office:value-type="string" office:string-value="Gambe SL sciolto/forte" calcext:value-type="string">
            <text:p>Gambe SL sciolto/for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1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1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101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1]&amp;&quot;,&quot;&amp;[.D101]&amp;&quot;,&quot;&amp;IF(ISBLANK([.E101]);0;[.E101])&amp;&quot;,&quot;&amp;IF(ISBLANK([.F101]);0;[.F101])&amp;&quot;,&quot;&amp;[.K101]&amp;&quot;,&quot;&amp;[.L101]&amp;&quot;,&quot;&amp;[.M101]&amp;&quot;,&quot;&amp;[.N101]&amp;&quot;,&quot;&amp;[.O101]&amp;&quot;,&quot;&amp;[.P101]&amp;&quot;,0,CURDATE(),CURDATE())&quot;&amp;IF(INDIRECT(ADDRESS(ROW([.A101])+1;1))&gt;0;&quot;,&quot;;&quot;;&quot;)" office:value-type="string" office:string-value="(98,1,50,0,0,0,(select t.id from exercises t where t.code = 'C1GSPF'),(select t.id from base_movements t where t.code = 'SLGBAL'),(select t.id from training_mode_types t where t.code = 'A1'),(select t.id from execution_note_types t where t.code = ''),0,CURDATE(),CURDATE())," calcext:value-type="string">
            <text:p>(98,1,50,0,0,0,(select t.id from exercises t where t.code = 'C1GSPF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C1GSPF</text:p>
          </table:table-cell>
          <table:table-cell table:formula="of:=VLOOKUP([.B102];[exercises.$B$4:.$C$292];2;0)" office:value-type="string" office:string-value="Gambe SL sciolto/forte" calcext:value-type="string">
            <text:p>Gambe SL sciolto/for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2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2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102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2]&amp;&quot;,&quot;&amp;[.D102]&amp;&quot;,&quot;&amp;IF(ISBLANK([.E102]);0;[.E102])&amp;&quot;,&quot;&amp;IF(ISBLANK([.F102]);0;[.F102])&amp;&quot;,&quot;&amp;[.K102]&amp;&quot;,&quot;&amp;[.L102]&amp;&quot;,&quot;&amp;[.M102]&amp;&quot;,&quot;&amp;[.N102]&amp;&quot;,&quot;&amp;[.O102]&amp;&quot;,&quot;&amp;[.P102]&amp;&quot;,0,CURDATE(),CURDATE())&quot;&amp;IF(INDIRECT(ADDRESS(ROW([.A102])+1;1))&gt;0;&quot;,&quot;;&quot;;&quot;)" office:value-type="string" office:string-value="(99,2,50,0,0,0,(select t.id from exercises t where t.code = 'C1GSPF'),(select t.id from base_movements t where t.code = 'SLGBAL'),(select t.id from training_mode_types t where t.code = 'C1'),(select t.id from execution_note_types t where t.code = ''),0,CURDATE(),CURDATE())," calcext:value-type="string">
            <text:p>(99,2,50,0,0,0,(select t.id from exercises t where t.code = 'C1GSPF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C3SFPR</text:p>
          </table:table-cell>
          <table:table-cell table:formula="of:=VLOOKUP([.B103];[exercises.$B$4:.$C$292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LGBAL</text:p>
          </table:table-cell>
          <table:table-cell table:formula="of:=VLOOKUP([.G103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3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3]&amp;&quot;,&quot;&amp;[.D103]&amp;&quot;,&quot;&amp;IF(ISBLANK([.E103]);0;[.E103])&amp;&quot;,&quot;&amp;IF(ISBLANK([.F103]);0;[.F103])&amp;&quot;,&quot;&amp;[.K103]&amp;&quot;,&quot;&amp;[.L103]&amp;&quot;,&quot;&amp;[.M103]&amp;&quot;,&quot;&amp;[.N103]&amp;&quot;,&quot;&amp;[.O103]&amp;&quot;,&quot;&amp;[.P103]&amp;&quot;,0,CURDATE(),CURDATE())&quot;&amp;IF(INDIRECT(ADDRESS(ROW([.A103])+1;1))&gt;0;&quot;,&quot;;&quot;;&quot;)" office:value-type="string" office:string-value="(100,1,0,15,0,0,(select t.id from exercises t where t.code = 'C3SFPR'),(select t.id from base_movements t where t.code = 'SLGBAL'),(select t.id from training_mode_types t where t.code = 'C3'),(select t.id from execution_note_types t where t.code = ''),0,CURDATE(),CURDATE())," calcext:value-type="string">
            <text:p>(100,1,0,15,0,0,(select t.id from exercises t where t.code = 'C3SFPR'),(select t.id from base_movements t where t.code = 'SLGBA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C3SFPR</text:p>
          </table:table-cell>
          <table:table-cell table:formula="of:=VLOOKUP([.B104];[exercises.$B$4:.$C$292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GBAL</text:p>
          </table:table-cell>
          <table:table-cell table:formula="of:=VLOOKUP([.G104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4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4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4]&amp;&quot;,&quot;&amp;[.D104]&amp;&quot;,&quot;&amp;IF(ISBLANK([.E104]);0;[.E104])&amp;&quot;,&quot;&amp;IF(ISBLANK([.F104]);0;[.F104])&amp;&quot;,&quot;&amp;[.K104]&amp;&quot;,&quot;&amp;[.L104]&amp;&quot;,&quot;&amp;[.M104]&amp;&quot;,&quot;&amp;[.N104]&amp;&quot;,&quot;&amp;[.O104]&amp;&quot;,&quot;&amp;[.P104]&amp;&quot;,0,CURDATE(),CURDATE())&quot;&amp;IF(INDIRECT(ADDRESS(ROW([.A104])+1;1))&gt;0;&quot;,&quot;;&quot;;&quot;)" office:value-type="string" office:string-value="(101,2,0,10,0,0,(select t.id from exercises t where t.code = 'C3SFPR'),(select t.id from base_movements t where t.code = 'SLGBAL'),(select t.id from training_mode_types t where t.code = 'A1'),(select t.id from execution_note_types t where t.code = ''),0,CURDATE(),CURDATE())," calcext:value-type="string">
            <text:p>(101,2,0,10,0,0,(select t.id from exercises t where t.code = 'C3SFPR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C3SFPR</text:p>
          </table:table-cell>
          <table:table-cell table:formula="of:=VLOOKUP([.B105];[exercises.$B$4:.$C$292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GBAL</text:p>
          </table:table-cell>
          <table:table-cell table:formula="of:=VLOOKUP([.G105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5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5]&amp;&quot;,&quot;&amp;[.D105]&amp;&quot;,&quot;&amp;IF(ISBLANK([.E105]);0;[.E105])&amp;&quot;,&quot;&amp;IF(ISBLANK([.F105]);0;[.F105])&amp;&quot;,&quot;&amp;[.K105]&amp;&quot;,&quot;&amp;[.L105]&amp;&quot;,&quot;&amp;[.M105]&amp;&quot;,&quot;&amp;[.N105]&amp;&quot;,&quot;&amp;[.O105]&amp;&quot;,&quot;&amp;[.P105]&amp;&quot;,0,CURDATE(),CURDATE())&quot;&amp;IF(INDIRECT(ADDRESS(ROW([.A105])+1;1))&gt;0;&quot;,&quot;;&quot;;&quot;)" office:value-type="string" office:string-value="(102,3,0,25,0,0,(select t.id from exercises t where t.code = 'C3SFPR'),(select t.id from base_movements t where t.code = 'RAGBAL'),(select t.id from training_mode_types t where t.code = 'A1'),(select t.id from execution_note_types t where t.code = ''),0,CURDATE(),CURDATE())," calcext:value-type="string">
            <text:p>(102,3,0,25,0,0,(select t.id from exercises t where t.code = 'C3SFPR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C1GSFL</text:p>
          </table:table-cell>
          <table:table-cell table:formula="of:=VLOOKUP([.B106];[exercises.$B$4:.$C$292];2;0)" office:value-type="string" office:string-value="Gambe SL fartlek 25" calcext:value-type="string">
            <text:p>Gambe SL fartlek 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6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6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formula="of:=&quot;(select t.id from &quot;&amp;[.G$2]&amp;&quot; t where t.&quot;&amp;[.G$3]&amp;&quot; = '&quot;&amp;[.G106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6]&amp;&quot;,&quot;&amp;[.D106]&amp;&quot;,&quot;&amp;IF(ISBLANK([.E106]);0;[.E106])&amp;&quot;,&quot;&amp;IF(ISBLANK([.F106]);0;[.F106])&amp;&quot;,&quot;&amp;[.K106]&amp;&quot;,&quot;&amp;[.L106]&amp;&quot;,&quot;&amp;[.M106]&amp;&quot;,&quot;&amp;[.N106]&amp;&quot;,&quot;&amp;[.O106]&amp;&quot;,&quot;&amp;[.P106]&amp;&quot;,0,CURDATE(),CURDATE())&quot;&amp;IF(INDIRECT(ADDRESS(ROW([.A106])+1;1))&gt;0;&quot;,&quot;;&quot;;&quot;)" office:value-type="string" office:string-value="(103,1,25,0,0,0,(select t.id from exercises t where t.code = 'C1GSFL'),(select t.id from base_movements t where t.code = 'SLGBAL'),(select t.id from training_mode_types t where t.code = 'C1'),(select t.id from execution_note_types t where t.code = ''),0,CURDATE(),CURDATE())," calcext:value-type="string">
            <text:p>(103,1,25,0,0,0,(select t.id from exercises t where t.code = 'C1GSF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C1GSFL</text:p>
          </table:table-cell>
          <table:table-cell table:formula="of:=VLOOKUP([.B107];[exercises.$B$4:.$C$292];2;0)" office:value-type="string" office:string-value="Gambe SL fartlek 25" calcext:value-type="string">
            <text:p>Gambe SL fartlek 2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7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formula="of:=&quot;(select t.id from &quot;&amp;[.G$2]&amp;&quot; t where t.&quot;&amp;[.G$3]&amp;&quot; = '&quot;&amp;[.G10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7]&amp;&quot;,&quot;&amp;[.D107]&amp;&quot;,&quot;&amp;IF(ISBLANK([.E107]);0;[.E107])&amp;&quot;,&quot;&amp;IF(ISBLANK([.F107]);0;[.F107])&amp;&quot;,&quot;&amp;[.K107]&amp;&quot;,&quot;&amp;[.L107]&amp;&quot;,&quot;&amp;[.M107]&amp;&quot;,&quot;&amp;[.N107]&amp;&quot;,&quot;&amp;[.O107]&amp;&quot;,&quot;&amp;[.P107]&amp;&quot;,0,CURDATE(),CURDATE())&quot;&amp;IF(INDIRECT(ADDRESS(ROW([.A107])+1;1))&gt;0;&quot;,&quot;;&quot;;&quot;)" office:value-type="string" office:string-value="(104,2,75,0,0,0,(select t.id from exercises t where t.code = 'C1GSFL'),(select t.id from base_movements t where t.code = 'SLGBAL'),(select t.id from training_mode_types t where t.code = 'A1'),(select t.id from execution_note_types t where t.code = ''),0,CURDATE(),CURDATE())," calcext:value-type="string">
            <text:p>(104,2,75,0,0,0,(select t.id from exercises t where t.code = 'C1GSF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C1GSF1</text:p>
          </table:table-cell>
          <table:table-cell table:formula="of:=VLOOKUP([.B108];[exercises.$B$4:.$C$292];2;0)" office:value-type="string" office:string-value="Gambe SL fartlek 25 a scalare" calcext:value-type="string">
            <text:p>Gambe SL fartlek 25 a scalar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8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8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formula="of:=&quot;(select t.id from &quot;&amp;[.G$2]&amp;&quot; t where t.&quot;&amp;[.G$3]&amp;&quot; = '&quot;&amp;[.G108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108]&amp;&quot;,&quot;&amp;[.D108]&amp;&quot;,&quot;&amp;IF(ISBLANK([.E108]);0;[.E108])&amp;&quot;,&quot;&amp;IF(ISBLANK([.F108]);0;[.F108])&amp;&quot;,&quot;&amp;[.K108]&amp;&quot;,&quot;&amp;[.L108]&amp;&quot;,&quot;&amp;[.M108]&amp;&quot;,&quot;&amp;[.N108]&amp;&quot;,&quot;&amp;[.O108]&amp;&quot;,&quot;&amp;[.P108]&amp;&quot;,0,CURDATE(),CURDATE())&quot;&amp;IF(INDIRECT(ADDRESS(ROW([.A108])+1;1))&gt;0;&quot;,&quot;;&quot;;&quot;)" office:value-type="string" office:string-value="(105,1,25,0,0,0,(select t.id from exercises t where t.code = 'C1GSF1'),(select t.id from base_movements t where t.code = 'SLGBAL'),(select t.id from training_mode_types t where t.code = 'C1'),(select t.id from execution_note_types t where t.code = 'SCA'),0,CURDATE(),CURDATE())," calcext:value-type="string">
            <text:p>(105,1,25,0,0,0,(select t.id from exercises t where t.code = 'C1GSF1'),(select t.id from base_movements t where t.code = 'SLGBA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C1GSF1</text:p>
          </table:table-cell>
          <table:table-cell table:formula="of:=VLOOKUP([.B109];[exercises.$B$4:.$C$292];2;0)" office:value-type="string" office:string-value="Gambe SL fartlek 25 a scalare" calcext:value-type="string">
            <text:p>Gambe SL fartlek 25 a scalare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9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9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formula="of:=&quot;(select t.id from &quot;&amp;[.G$2]&amp;&quot; t where t.&quot;&amp;[.G$3]&amp;&quot; = '&quot;&amp;[.G10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9]&amp;&quot;,&quot;&amp;[.D109]&amp;&quot;,&quot;&amp;IF(ISBLANK([.E109]);0;[.E109])&amp;&quot;,&quot;&amp;IF(ISBLANK([.F109]);0;[.F109])&amp;&quot;,&quot;&amp;[.K109]&amp;&quot;,&quot;&amp;[.L109]&amp;&quot;,&quot;&amp;[.M109]&amp;&quot;,&quot;&amp;[.N109]&amp;&quot;,&quot;&amp;[.O109]&amp;&quot;,&quot;&amp;[.P109]&amp;&quot;,0,CURDATE(),CURDATE())&quot;&amp;IF(INDIRECT(ADDRESS(ROW([.A109])+1;1))&gt;0;&quot;,&quot;;&quot;;&quot;)" office:value-type="string" office:string-value="(106,2,75,0,0,0,(select t.id from exercises t where t.code = 'C1GSF1'),(select t.id from base_movements t where t.code = 'SLGBAL'),(select t.id from training_mode_types t where t.code = 'A1'),(select t.id from execution_note_types t where t.code = ''),0,CURDATE(),CURDATE())," calcext:value-type="string">
            <text:p>(106,2,75,0,0,0,(select t.id from exercises t where t.code = 'C1GSF1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CSLAA</text:p>
          </table:table-cell>
          <table:table-cell table:formula="of:=VLOOKUP([.B110];[exercises.$B$4:.$C$292];2;0)" office:value-type="string" office:string-value="Esercizi SL alternato alto" calcext:value-type="string">
            <text:p>Esercizi 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10];[base_movements.$B$4:.$D$157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0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110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0]&amp;&quot;,&quot;&amp;[.D110]&amp;&quot;,&quot;&amp;IF(ISBLANK([.E110]);0;[.E110])&amp;&quot;,&quot;&amp;IF(ISBLANK([.F110]);0;[.F110])&amp;&quot;,&quot;&amp;[.K110]&amp;&quot;,&quot;&amp;[.L110]&amp;&quot;,&quot;&amp;[.M110]&amp;&quot;,&quot;&amp;[.N110]&amp;&quot;,&quot;&amp;[.O110]&amp;&quot;,&quot;&amp;[.P110]&amp;&quot;,0,CURDATE(),CURDATE())&quot;&amp;IF(INDIRECT(ADDRESS(ROW([.A110])+1;1))&gt;0;&quot;,&quot;;&quot;;&quot;)" office:value-type="string" office:string-value="(107,1,50,0,0,0,(select t.id from exercises t where t.code = 'ECSLAA'),(select t.id from base_movements t where t.code = 'SLBRLT'),(select t.id from training_mode_types t where t.code = 'A1'),(select t.id from execution_note_types t where t.code = ''),0,CURDATE(),CURDATE())," calcext:value-type="string">
            <text:p>(107,1,50,0,0,0,(select t.id from exercises t where t.code = 'EC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CSLAA</text:p>
          </table:table-cell>
          <table:table-cell table:formula="of:=VLOOKUP([.B111];[exercises.$B$4:.$C$292];2;0)" office:value-type="string" office:string-value="Esercizi SL alternato alto" calcext:value-type="string">
            <text:p>Esercizi SL alterna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1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11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1]&amp;&quot;,&quot;&amp;[.D111]&amp;&quot;,&quot;&amp;IF(ISBLANK([.E111]);0;[.E111])&amp;&quot;,&quot;&amp;IF(ISBLANK([.F111]);0;[.F111])&amp;&quot;,&quot;&amp;[.K111]&amp;&quot;,&quot;&amp;[.L111]&amp;&quot;,&quot;&amp;[.M111]&amp;&quot;,&quot;&amp;[.N111]&amp;&quot;,&quot;&amp;[.O111]&amp;&quot;,&quot;&amp;[.P111]&amp;&quot;,0,CURDATE(),CURDATE())&quot;&amp;IF(INDIRECT(ADDRESS(ROW([.A111])+1;1))&gt;0;&quot;,&quot;;&quot;;&quot;)" office:value-type="string" office:string-value="(108,2,50,0,0,0,(select t.id from exercises t where t.code = 'ECSLAA'),(select t.id from base_movements t where t.code = 'SLCMPL'),(select t.id from training_mode_types t where t.code = 'A2'),(select t.id from execution_note_types t where t.code = ''),0,CURDATE(),CURDATE())," calcext:value-type="string">
            <text:p>(108,2,50,0,0,0,(select t.id from exercises t where t.code = 'ECSLA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CSLPG</text:p>
          </table:table-cell>
          <table:table-cell table:formula="of:=VLOOKUP([.B112];[exercises.$B$4:.$C$292];2;0)" office:value-type="string" office:string-value="Esercizi SL pugni chiusi" calcext:value-type="string">
            <text:p>Esercizi 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12];[base_movements.$B$4:.$D$157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2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112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2]&amp;&quot;,&quot;&amp;[.D112]&amp;&quot;,&quot;&amp;IF(ISBLANK([.E112]);0;[.E112])&amp;&quot;,&quot;&amp;IF(ISBLANK([.F112]);0;[.F112])&amp;&quot;,&quot;&amp;[.K112]&amp;&quot;,&quot;&amp;[.L112]&amp;&quot;,&quot;&amp;[.M112]&amp;&quot;,&quot;&amp;[.N112]&amp;&quot;,&quot;&amp;[.O112]&amp;&quot;,&quot;&amp;[.P112]&amp;&quot;,0,CURDATE(),CURDATE())&quot;&amp;IF(INDIRECT(ADDRESS(ROW([.A112])+1;1))&gt;0;&quot;,&quot;;&quot;;&quot;)" office:value-type="string" office:string-value="(109,1,50,0,0,0,(select t.id from exercises t where t.code = 'ECSLPG'),(select t.id from base_movements t where t.code = 'SLBRPU'),(select t.id from training_mode_types t where t.code = 'A1'),(select t.id from execution_note_types t where t.code = ''),0,CURDATE(),CURDATE())," calcext:value-type="string">
            <text:p>(109,1,50,0,0,0,(select t.id from exercises t where t.code = 'EC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CSLPG</text:p>
          </table:table-cell>
          <table:table-cell table:formula="of:=VLOOKUP([.B113];[exercises.$B$4:.$C$292];2;0)" office:value-type="string" office:string-value="Esercizi SL pugni chiusi" calcext:value-type="string">
            <text:p>Esercizi SL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3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11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3]&amp;&quot;,&quot;&amp;[.D113]&amp;&quot;,&quot;&amp;IF(ISBLANK([.E113]);0;[.E113])&amp;&quot;,&quot;&amp;IF(ISBLANK([.F113]);0;[.F113])&amp;&quot;,&quot;&amp;[.K113]&amp;&quot;,&quot;&amp;[.L113]&amp;&quot;,&quot;&amp;[.M113]&amp;&quot;,&quot;&amp;[.N113]&amp;&quot;,&quot;&amp;[.O113]&amp;&quot;,&quot;&amp;[.P113]&amp;&quot;,0,CURDATE(),CURDATE())&quot;&amp;IF(INDIRECT(ADDRESS(ROW([.A113])+1;1))&gt;0;&quot;,&quot;;&quot;;&quot;)" office:value-type="string" office:string-value="(110,2,50,0,0,0,(select t.id from exercises t where t.code = 'ECSLPG'),(select t.id from base_movements t where t.code = 'SLCMPL'),(select t.id from training_mode_types t where t.code = 'A2'),(select t.id from execution_note_types t where t.code = ''),0,CURDATE(),CURDATE())," calcext:value-type="string">
            <text:p>(110,2,50,0,0,0,(select t.id from exercises t where t.code = 'ECSLP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CSLBG</text:p>
          </table:table-cell>
          <table:table-cell table:formula="of:=VLOOKUP([.B114];[exercises.$B$4:.$C$292];2;0)" office:value-type="string" office:string-value="Esercizi SL 1 braccio giù" calcext:value-type="string">
            <text:p>Esercizi 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14];[base_movements.$B$4:.$D$157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4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14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4]&amp;&quot;,&quot;&amp;[.D114]&amp;&quot;,&quot;&amp;IF(ISBLANK([.E114]);0;[.E114])&amp;&quot;,&quot;&amp;IF(ISBLANK([.F114]);0;[.F114])&amp;&quot;,&quot;&amp;[.K114]&amp;&quot;,&quot;&amp;[.L114]&amp;&quot;,&quot;&amp;[.M114]&amp;&quot;,&quot;&amp;[.N114]&amp;&quot;,&quot;&amp;[.O114]&amp;&quot;,&quot;&amp;[.P114]&amp;&quot;,0,CURDATE(),CURDATE())&quot;&amp;IF(INDIRECT(ADDRESS(ROW([.A114])+1;1))&gt;0;&quot;,&quot;;&quot;;&quot;)" office:value-type="string" office:string-value="(111,1,50,0,0,0,(select t.id from exercises t where t.code = 'ECSLBG'),(select t.id from base_movements t where t.code = 'SLBRBA'),(select t.id from training_mode_types t where t.code = 'A1'),(select t.id from execution_note_types t where t.code = ''),0,CURDATE(),CURDATE())," calcext:value-type="string">
            <text:p>(111,1,50,0,0,0,(select t.id from exercises t where t.code = 'EC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CSLBG</text:p>
          </table:table-cell>
          <table:table-cell table:formula="of:=VLOOKUP([.B115];[exercises.$B$4:.$C$292];2;0)" office:value-type="string" office:string-value="Esercizi SL 1 braccio giù" calcext:value-type="string">
            <text:p>Esercizi SL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5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5]&amp;&quot;,&quot;&amp;[.D115]&amp;&quot;,&quot;&amp;IF(ISBLANK([.E115]);0;[.E115])&amp;&quot;,&quot;&amp;IF(ISBLANK([.F115]);0;[.F115])&amp;&quot;,&quot;&amp;[.K115]&amp;&quot;,&quot;&amp;[.L115]&amp;&quot;,&quot;&amp;[.M115]&amp;&quot;,&quot;&amp;[.N115]&amp;&quot;,&quot;&amp;[.O115]&amp;&quot;,&quot;&amp;[.P115]&amp;&quot;,0,CURDATE(),CURDATE())&quot;&amp;IF(INDIRECT(ADDRESS(ROW([.A115])+1;1))&gt;0;&quot;,&quot;;&quot;;&quot;)" office:value-type="string" office:string-value="(112,2,50,0,0,0,(select t.id from exercises t where t.code = 'ECSLBG'),(select t.id from base_movements t where t.code = 'SLCMPL'),(select t.id from training_mode_types t where t.code = 'A2'),(select t.id from execution_note_types t where t.code = ''),0,CURDATE(),CURDATE())," calcext:value-type="string">
            <text:p>(112,2,50,0,0,0,(select t.id from exercises t where t.code = 'ECSLB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CSLBS</text:p>
          </table:table-cell>
          <table:table-cell table:formula="of:=VLOOKUP([.B116];[exercises.$B$4:.$C$292];2;0)" office:value-type="string" office:string-value="Esercizi SL 1 braccio su" calcext:value-type="string">
            <text:p>Esercizi 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16];[base_movements.$B$4:.$D$157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6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16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6]&amp;&quot;,&quot;&amp;[.D116]&amp;&quot;,&quot;&amp;IF(ISBLANK([.E116]);0;[.E116])&amp;&quot;,&quot;&amp;IF(ISBLANK([.F116]);0;[.F116])&amp;&quot;,&quot;&amp;[.K116]&amp;&quot;,&quot;&amp;[.L116]&amp;&quot;,&quot;&amp;[.M116]&amp;&quot;,&quot;&amp;[.N116]&amp;&quot;,&quot;&amp;[.O116]&amp;&quot;,&quot;&amp;[.P116]&amp;&quot;,0,CURDATE(),CURDATE())&quot;&amp;IF(INDIRECT(ADDRESS(ROW([.A116])+1;1))&gt;0;&quot;,&quot;;&quot;;&quot;)" office:value-type="string" office:string-value="(113,1,50,0,0,0,(select t.id from exercises t where t.code = 'ECSLBS'),(select t.id from base_movements t where t.code = 'SLBRAL'),(select t.id from training_mode_types t where t.code = 'A1'),(select t.id from execution_note_types t where t.code = ''),0,CURDATE(),CURDATE())," calcext:value-type="string">
            <text:p>(113,1,50,0,0,0,(select t.id from exercises t where t.code = 'EC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CSLBS</text:p>
          </table:table-cell>
          <table:table-cell table:formula="of:=VLOOKUP([.B117];[exercises.$B$4:.$C$292];2;0)" office:value-type="string" office:string-value="Esercizi SL 1 braccio su" calcext:value-type="string">
            <text:p>Esercizi SL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7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1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7]&amp;&quot;,&quot;&amp;[.D117]&amp;&quot;,&quot;&amp;IF(ISBLANK([.E117]);0;[.E117])&amp;&quot;,&quot;&amp;IF(ISBLANK([.F117]);0;[.F117])&amp;&quot;,&quot;&amp;[.K117]&amp;&quot;,&quot;&amp;[.L117]&amp;&quot;,&quot;&amp;[.M117]&amp;&quot;,&quot;&amp;[.N117]&amp;&quot;,&quot;&amp;[.O117]&amp;&quot;,&quot;&amp;[.P117]&amp;&quot;,0,CURDATE(),CURDATE())&quot;&amp;IF(INDIRECT(ADDRESS(ROW([.A117])+1;1))&gt;0;&quot;,&quot;;&quot;;&quot;)" office:value-type="string" office:string-value="(114,2,50,0,0,0,(select t.id from exercises t where t.code = 'ECSLBS'),(select t.id from base_movements t where t.code = 'SLCMPL'),(select t.id from training_mode_types t where t.code = 'A2'),(select t.id from execution_note_types t where t.code = ''),0,CURDATE(),CURDATE())," calcext:value-type="string">
            <text:p>(114,2,50,0,0,0,(select t.id from exercises t where t.code = 'ECSLBS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CSLGG</text:p>
          </table:table-cell>
          <table:table-cell table:formula="of:=VLOOKUP([.B118];[exercises.$B$4:.$C$292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18];[base_movements.$B$4:.$D$157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8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18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8]&amp;&quot;,&quot;&amp;[.D118]&amp;&quot;,&quot;&amp;IF(ISBLANK([.E118]);0;[.E118])&amp;&quot;,&quot;&amp;IF(ISBLANK([.F118]);0;[.F118])&amp;&quot;,&quot;&amp;[.K118]&amp;&quot;,&quot;&amp;[.L118]&amp;&quot;,&quot;&amp;[.M118]&amp;&quot;,&quot;&amp;[.N118]&amp;&quot;,&quot;&amp;[.O118]&amp;&quot;,&quot;&amp;[.P118]&amp;&quot;,0,CURDATE(),CURDATE())&quot;&amp;IF(INDIRECT(ADDRESS(ROW([.A118])+1;1))&gt;0;&quot;,&quot;;&quot;;&quot;)" office:value-type="string" office:string-value="(115,1,50,0,0,0,(select t.id from exercises t where t.code = 'ECSLGG'),(select t.id from base_movements t where t.code = 'SLBRBB'),(select t.id from training_mode_types t where t.code = 'A1'),(select t.id from execution_note_types t where t.code = ''),0,CURDATE(),CURDATE())," calcext:value-type="string">
            <text:p>(115,1,50,0,0,0,(select t.id from exercises t where t.code = 'EC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CSLGG</text:p>
          </table:table-cell>
          <table:table-cell table:formula="of:=VLOOKUP([.B119];[exercises.$B$4:.$C$292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9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1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9]&amp;&quot;,&quot;&amp;[.D119]&amp;&quot;,&quot;&amp;IF(ISBLANK([.E119]);0;[.E119])&amp;&quot;,&quot;&amp;IF(ISBLANK([.F119]);0;[.F119])&amp;&quot;,&quot;&amp;[.K119]&amp;&quot;,&quot;&amp;[.L119]&amp;&quot;,&quot;&amp;[.M119]&amp;&quot;,&quot;&amp;[.N119]&amp;&quot;,&quot;&amp;[.O119]&amp;&quot;,&quot;&amp;[.P119]&amp;&quot;,0,CURDATE(),CURDATE())&quot;&amp;IF(INDIRECT(ADDRESS(ROW([.A119])+1;1))&gt;0;&quot;,&quot;;&quot;;&quot;)" office:value-type="string" office:string-value="(116,2,50,0,0,0,(select t.id from exercises t where t.code = 'ECSLGG'),(select t.id from base_movements t where t.code = 'SLCMPL'),(select t.id from training_mode_types t where t.code = 'A2'),(select t.id from execution_note_types t where t.code = ''),0,CURDATE(),CURDATE())," calcext:value-type="string">
            <text:p>(116,2,50,0,0,0,(select t.id from exercises t where t.code = 'ECSLG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CSLTA</text:p>
          </table:table-cell>
          <table:table-cell table:formula="of:=VLOOKUP([.B120];[exercises.$B$4:.$C$292];2;0)" office:value-type="string" office:string-value="Esercizi SL testa alta" calcext:value-type="string">
            <text:p>Esercizi 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20];[base_movements.$B$4:.$D$157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0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20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0]&amp;&quot;,&quot;&amp;[.D120]&amp;&quot;,&quot;&amp;IF(ISBLANK([.E120]);0;[.E120])&amp;&quot;,&quot;&amp;IF(ISBLANK([.F120]);0;[.F120])&amp;&quot;,&quot;&amp;[.K120]&amp;&quot;,&quot;&amp;[.L120]&amp;&quot;,&quot;&amp;[.M120]&amp;&quot;,&quot;&amp;[.N120]&amp;&quot;,&quot;&amp;[.O120]&amp;&quot;,&quot;&amp;[.P120]&amp;&quot;,0,CURDATE(),CURDATE())&quot;&amp;IF(INDIRECT(ADDRESS(ROW([.A120])+1;1))&gt;0;&quot;,&quot;;&quot;;&quot;)" office:value-type="string" office:string-value="(117,1,50,0,0,0,(select t.id from exercises t where t.code = 'ECSLTA'),(select t.id from base_movements t where t.code = 'SLCMTA'),(select t.id from training_mode_types t where t.code = 'A1'),(select t.id from execution_note_types t where t.code = ''),0,CURDATE(),CURDATE())," calcext:value-type="string">
            <text:p>(117,1,50,0,0,0,(select t.id from exercises t where t.code = 'EC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CSLTA</text:p>
          </table:table-cell>
          <table:table-cell table:formula="of:=VLOOKUP([.B121];[exercises.$B$4:.$C$292];2;0)" office:value-type="string" office:string-value="Esercizi SL testa alta" calcext:value-type="string">
            <text:p>Esercizi SL testa al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1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1]&amp;&quot;,&quot;&amp;[.D121]&amp;&quot;,&quot;&amp;IF(ISBLANK([.E121]);0;[.E121])&amp;&quot;,&quot;&amp;IF(ISBLANK([.F121]);0;[.F121])&amp;&quot;,&quot;&amp;[.K121]&amp;&quot;,&quot;&amp;[.L121]&amp;&quot;,&quot;&amp;[.M121]&amp;&quot;,&quot;&amp;[.N121]&amp;&quot;,&quot;&amp;[.O121]&amp;&quot;,&quot;&amp;[.P121]&amp;&quot;,0,CURDATE(),CURDATE())&quot;&amp;IF(INDIRECT(ADDRESS(ROW([.A121])+1;1))&gt;0;&quot;,&quot;;&quot;;&quot;)" office:value-type="string" office:string-value="(118,2,50,0,0,0,(select t.id from exercises t where t.code = 'ECSLTA'),(select t.id from base_movements t where t.code = 'SLCMPL'),(select t.id from training_mode_types t where t.code = 'A2'),(select t.id from execution_note_types t where t.code = ''),0,CURDATE(),CURDATE())," calcext:value-type="string">
            <text:p>(118,2,50,0,0,0,(select t.id from exercises t where t.code = 'ECSLT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CSLST</text:p>
          </table:table-cell>
          <table:table-cell table:formula="of:=VLOOKUP([.B122];[exercises.$B$4:.$C$292];2;0)" office:value-type="string" office:string-value="Esercizi SL strisciato" calcext:value-type="string">
            <text:p>Esercizi 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22];[base_movements.$B$4:.$D$157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2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22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2]&amp;&quot;,&quot;&amp;[.D122]&amp;&quot;,&quot;&amp;IF(ISBLANK([.E122]);0;[.E122])&amp;&quot;,&quot;&amp;IF(ISBLANK([.F122]);0;[.F122])&amp;&quot;,&quot;&amp;[.K122]&amp;&quot;,&quot;&amp;[.L122]&amp;&quot;,&quot;&amp;[.M122]&amp;&quot;,&quot;&amp;[.N122]&amp;&quot;,&quot;&amp;[.O122]&amp;&quot;,&quot;&amp;[.P122]&amp;&quot;,0,CURDATE(),CURDATE())&quot;&amp;IF(INDIRECT(ADDRESS(ROW([.A122])+1;1))&gt;0;&quot;,&quot;;&quot;;&quot;)" office:value-type="string" office:string-value="(119,1,50,0,0,0,(select t.id from exercises t where t.code = 'ECSLST'),(select t.id from base_movements t where t.code = 'SLBRRS'),(select t.id from training_mode_types t where t.code = 'A1'),(select t.id from execution_note_types t where t.code = ''),0,CURDATE(),CURDATE())," calcext:value-type="string">
            <text:p>(119,1,50,0,0,0,(select t.id from exercises t where t.code = 'EC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CSLST</text:p>
          </table:table-cell>
          <table:table-cell table:formula="of:=VLOOKUP([.B123];[exercises.$B$4:.$C$292];2;0)" office:value-type="string" office:string-value="Esercizi SL strisciato" calcext:value-type="string">
            <text:p>Esercizi SL striscia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3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2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3]&amp;&quot;,&quot;&amp;[.D123]&amp;&quot;,&quot;&amp;IF(ISBLANK([.E123]);0;[.E123])&amp;&quot;,&quot;&amp;IF(ISBLANK([.F123]);0;[.F123])&amp;&quot;,&quot;&amp;[.K123]&amp;&quot;,&quot;&amp;[.L123]&amp;&quot;,&quot;&amp;[.M123]&amp;&quot;,&quot;&amp;[.N123]&amp;&quot;,&quot;&amp;[.O123]&amp;&quot;,&quot;&amp;[.P123]&amp;&quot;,0,CURDATE(),CURDATE())&quot;&amp;IF(INDIRECT(ADDRESS(ROW([.A123])+1;1))&gt;0;&quot;,&quot;;&quot;;&quot;)" office:value-type="string" office:string-value="(120,2,50,0,0,0,(select t.id from exercises t where t.code = 'ECSLST'),(select t.id from base_movements t where t.code = 'SLCMPL'),(select t.id from training_mode_types t where t.code = 'A2'),(select t.id from execution_note_types t where t.code = ''),0,CURDATE(),CURDATE())," calcext:value-type="string">
            <text:p>(120,2,50,0,0,0,(select t.id from exercises t where t.code = 'ECSLS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CSLSO</text:p>
          </table:table-cell>
          <table:table-cell table:formula="of:=VLOOKUP([.B124];[exercises.$B$4:.$C$292];2;0)" office:value-type="string" office:string-value="Esercizi SL sovrapposto/opposto" calcext:value-type="string">
            <text:p>Esercizi SL sovrapposto/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24];[base_movements.$B$4:.$D$157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4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24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4]&amp;&quot;,&quot;&amp;[.D124]&amp;&quot;,&quot;&amp;IF(ISBLANK([.E124]);0;[.E124])&amp;&quot;,&quot;&amp;IF(ISBLANK([.F124]);0;[.F124])&amp;&quot;,&quot;&amp;[.K124]&amp;&quot;,&quot;&amp;[.L124]&amp;&quot;,&quot;&amp;[.M124]&amp;&quot;,&quot;&amp;[.N124]&amp;&quot;,&quot;&amp;[.O124]&amp;&quot;,&quot;&amp;[.P124]&amp;&quot;,0,CURDATE(),CURDATE())&quot;&amp;IF(INDIRECT(ADDRESS(ROW([.A124])+1;1))&gt;0;&quot;,&quot;;&quot;;&quot;)" office:value-type="string" office:string-value="(121,1,50,0,0,0,(select t.id from exercises t where t.code = 'ECSLSO'),(select t.id from base_movements t where t.code = 'SLBROP'),(select t.id from training_mode_types t where t.code = 'A1'),(select t.id from execution_note_types t where t.code = ''),0,CURDATE(),CURDATE())," calcext:value-type="string">
            <text:p>(121,1,50,0,0,0,(select t.id from exercises t where t.code = 'ECSLSO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CSLSO</text:p>
          </table:table-cell>
          <table:table-cell table:formula="of:=VLOOKUP([.B125];[exercises.$B$4:.$C$292];2;0)" office:value-type="string" office:string-value="Esercizi SL sovrapposto/opposto" calcext:value-type="string">
            <text:p>Esercizi SL sovrapposto/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25];[base_movements.$B$4:.$D$157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5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25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5]&amp;&quot;,&quot;&amp;[.D125]&amp;&quot;,&quot;&amp;IF(ISBLANK([.E125]);0;[.E125])&amp;&quot;,&quot;&amp;IF(ISBLANK([.F125]);0;[.F125])&amp;&quot;,&quot;&amp;[.K125]&amp;&quot;,&quot;&amp;[.L125]&amp;&quot;,&quot;&amp;[.M125]&amp;&quot;,&quot;&amp;[.N125]&amp;&quot;,&quot;&amp;[.O125]&amp;&quot;,&quot;&amp;[.P125]&amp;&quot;,0,CURDATE(),CURDATE())&quot;&amp;IF(INDIRECT(ADDRESS(ROW([.A125])+1;1))&gt;0;&quot;,&quot;;&quot;;&quot;)" office:value-type="string" office:string-value="(122,2,50,0,0,0,(select t.id from exercises t where t.code = 'ECSLSO'),(select t.id from base_movements t where t.code = 'SLBRSV'),(select t.id from training_mode_types t where t.code = 'A1'),(select t.id from execution_note_types t where t.code = ''),0,CURDATE(),CURDATE())," calcext:value-type="string">
            <text:p>(122,2,50,0,0,0,(select t.id from exercises t where t.code = 'ECSLSO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CSLLS</text:p>
          </table:table-cell>
          <table:table-cell table:formula="of:=VLOOKUP([.B126];[exercises.$B$4:.$C$292];2;0)" office:value-type="string" office:string-value="Esercizi SL largo/stretto" calcext:value-type="string">
            <text:p>Esercizi SL largo/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26];[base_movements.$B$4:.$D$157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6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26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6]&amp;&quot;,&quot;&amp;[.D126]&amp;&quot;,&quot;&amp;IF(ISBLANK([.E126]);0;[.E126])&amp;&quot;,&quot;&amp;IF(ISBLANK([.F126]);0;[.F126])&amp;&quot;,&quot;&amp;[.K126]&amp;&quot;,&quot;&amp;[.L126]&amp;&quot;,&quot;&amp;[.M126]&amp;&quot;,&quot;&amp;[.N126]&amp;&quot;,&quot;&amp;[.O126]&amp;&quot;,&quot;&amp;[.P126]&amp;&quot;,0,CURDATE(),CURDATE())&quot;&amp;IF(INDIRECT(ADDRESS(ROW([.A126])+1;1))&gt;0;&quot;,&quot;;&quot;;&quot;)" office:value-type="string" office:string-value="(123,1,50,0,0,0,(select t.id from exercises t where t.code = 'ECSLLS'),(select t.id from base_movements t where t.code = 'SLBRBL'),(select t.id from training_mode_types t where t.code = 'A1'),(select t.id from execution_note_types t where t.code = ''),0,CURDATE(),CURDATE())," calcext:value-type="string">
            <text:p>(123,1,50,0,0,0,(select t.id from exercises t where t.code = 'ECSLLS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ECSLLS</text:p>
          </table:table-cell>
          <table:table-cell table:formula="of:=VLOOKUP([.B127];[exercises.$B$4:.$C$292];2;0)" office:value-type="string" office:string-value="Esercizi SL largo/stretto" calcext:value-type="string">
            <text:p>Esercizi SL largo/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27];[base_movements.$B$4:.$D$157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7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27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7]&amp;&quot;,&quot;&amp;[.D127]&amp;&quot;,&quot;&amp;IF(ISBLANK([.E127]);0;[.E127])&amp;&quot;,&quot;&amp;IF(ISBLANK([.F127]);0;[.F127])&amp;&quot;,&quot;&amp;[.K127]&amp;&quot;,&quot;&amp;[.L127]&amp;&quot;,&quot;&amp;[.M127]&amp;&quot;,&quot;&amp;[.N127]&amp;&quot;,&quot;&amp;[.O127]&amp;&quot;,&quot;&amp;[.P127]&amp;&quot;,0,CURDATE(),CURDATE())&quot;&amp;IF(INDIRECT(ADDRESS(ROW([.A127])+1;1))&gt;0;&quot;,&quot;;&quot;;&quot;)" office:value-type="string" office:string-value="(124,2,50,0,0,0,(select t.id from exercises t where t.code = 'ECSLLS'),(select t.id from base_movements t where t.code = 'SLBRBS'),(select t.id from training_mode_types t where t.code = 'A1'),(select t.id from execution_note_types t where t.code = ''),0,CURDATE(),CURDATE())," calcext:value-type="string">
            <text:p>(124,2,50,0,0,0,(select t.id from exercises t where t.code = 'ECSLLS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ECSLBT</text:p>
          </table:table-cell>
          <table:table-cell table:formula="of:=VLOOKUP([.B128];[exercises.$B$4:.$C$292];2;0)" office:value-type="string" office:string-value="Esercizi SL braccia tese" calcext:value-type="string">
            <text:p>Esercizi 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28];[base_movements.$B$4:.$D$157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8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28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8]&amp;&quot;,&quot;&amp;[.D128]&amp;&quot;,&quot;&amp;IF(ISBLANK([.E128]);0;[.E128])&amp;&quot;,&quot;&amp;IF(ISBLANK([.F128]);0;[.F128])&amp;&quot;,&quot;&amp;[.K128]&amp;&quot;,&quot;&amp;[.L128]&amp;&quot;,&quot;&amp;[.M128]&amp;&quot;,&quot;&amp;[.N128]&amp;&quot;,&quot;&amp;[.O128]&amp;&quot;,&quot;&amp;[.P128]&amp;&quot;,0,CURDATE(),CURDATE())&quot;&amp;IF(INDIRECT(ADDRESS(ROW([.A128])+1;1))&gt;0;&quot;,&quot;;&quot;;&quot;)" office:value-type="string" office:string-value="(125,1,50,0,0,0,(select t.id from exercises t where t.code = 'ECSLBT'),(select t.id from base_movements t where t.code = 'SLBRRT'),(select t.id from training_mode_types t where t.code = 'A1'),(select t.id from execution_note_types t where t.code = ''),0,CURDATE(),CURDATE())," calcext:value-type="string">
            <text:p>(125,1,50,0,0,0,(select t.id from exercises t where t.code = 'EC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ECSLBT</text:p>
          </table:table-cell>
          <table:table-cell table:formula="of:=VLOOKUP([.B129];[exercises.$B$4:.$C$292];2;0)" office:value-type="string" office:string-value="Esercizi SL braccia tese" calcext:value-type="string">
            <text:p>Esercizi SL braccia tes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9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2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9]&amp;&quot;,&quot;&amp;[.D129]&amp;&quot;,&quot;&amp;IF(ISBLANK([.E129]);0;[.E129])&amp;&quot;,&quot;&amp;IF(ISBLANK([.F129]);0;[.F129])&amp;&quot;,&quot;&amp;[.K129]&amp;&quot;,&quot;&amp;[.L129]&amp;&quot;,&quot;&amp;[.M129]&amp;&quot;,&quot;&amp;[.N129]&amp;&quot;,&quot;&amp;[.O129]&amp;&quot;,&quot;&amp;[.P129]&amp;&quot;,0,CURDATE(),CURDATE())&quot;&amp;IF(INDIRECT(ADDRESS(ROW([.A129])+1;1))&gt;0;&quot;,&quot;;&quot;;&quot;)" office:value-type="string" office:string-value="(126,2,50,0,0,0,(select t.id from exercises t where t.code = 'ECSLBT'),(select t.id from base_movements t where t.code = 'SLCMPL'),(select t.id from training_mode_types t where t.code = 'A2'),(select t.id from execution_note_types t where t.code = ''),0,CURDATE(),CURDATE())," calcext:value-type="string">
            <text:p>(126,2,50,0,0,0,(select t.id from exercises t where t.code = 'ECSLB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ECSLB3</text:p>
          </table:table-cell>
          <table:table-cell table:formula="of:=VLOOKUP([.B130];[exercises.$B$4:.$C$292];2;0)" office:value-type="string" office:string-value="Esercizi SL 3DX 3SX" calcext:value-type="string">
            <text:p>Esercizi SL 3DX 3SX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30];[base_movements.$B$4:.$D$157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0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30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0]&amp;&quot;,&quot;&amp;[.D130]&amp;&quot;,&quot;&amp;IF(ISBLANK([.E130]);0;[.E130])&amp;&quot;,&quot;&amp;IF(ISBLANK([.F130]);0;[.F130])&amp;&quot;,&quot;&amp;[.K130]&amp;&quot;,&quot;&amp;[.L130]&amp;&quot;,&quot;&amp;[.M130]&amp;&quot;,&quot;&amp;[.N130]&amp;&quot;,&quot;&amp;[.O130]&amp;&quot;,&quot;&amp;[.P130]&amp;&quot;,0,CURDATE(),CURDATE())&quot;&amp;IF(INDIRECT(ADDRESS(ROW([.A130])+1;1))&gt;0;&quot;,&quot;;&quot;;&quot;)" office:value-type="string" office:string-value="(127,1,50,0,0,0,(select t.id from exercises t where t.code = 'ECSLB3'),(select t.id from base_movements t where t.code = 'SLBRA3'),(select t.id from training_mode_types t where t.code = 'A1'),(select t.id from execution_note_types t where t.code = ''),0,CURDATE(),CURDATE())," calcext:value-type="string">
            <text:p>(127,1,50,0,0,0,(select t.id from exercises t where t.code = 'EC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ECSLB3</text:p>
          </table:table-cell>
          <table:table-cell table:formula="of:=VLOOKUP([.B131];[exercises.$B$4:.$C$292];2;0)" office:value-type="string" office:string-value="Esercizi SL 3DX 3SX" calcext:value-type="string">
            <text:p>Esercizi SL 3DX 3SX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1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3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1]&amp;&quot;,&quot;&amp;[.D131]&amp;&quot;,&quot;&amp;IF(ISBLANK([.E131]);0;[.E131])&amp;&quot;,&quot;&amp;IF(ISBLANK([.F131]);0;[.F131])&amp;&quot;,&quot;&amp;[.K131]&amp;&quot;,&quot;&amp;[.L131]&amp;&quot;,&quot;&amp;[.M131]&amp;&quot;,&quot;&amp;[.N131]&amp;&quot;,&quot;&amp;[.O131]&amp;&quot;,&quot;&amp;[.P131]&amp;&quot;,0,CURDATE(),CURDATE())&quot;&amp;IF(INDIRECT(ADDRESS(ROW([.A131])+1;1))&gt;0;&quot;,&quot;;&quot;;&quot;)" office:value-type="string" office:string-value="(128,2,50,0,0,0,(select t.id from exercises t where t.code = 'ECSLB3'),(select t.id from base_movements t where t.code = 'SLCMPL'),(select t.id from training_mode_types t where t.code = 'A2'),(select t.id from execution_note_types t where t.code = ''),0,CURDATE(),CURDATE())," calcext:value-type="string">
            <text:p>(128,2,50,0,0,0,(select t.id from exercises t where t.code = 'ECSLB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ECSLCN</text:p>
          </table:table-cell>
          <table:table-cell table:formula="of:=VLOOKUP([.B132];[exercises.$B$4:.$C$292];2;0)" office:value-type="string" office:string-value="Esercizi SL al contrario" calcext:value-type="string">
            <text:p>Esercizi 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32];[base_movements.$B$4:.$D$157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2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32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2]&amp;&quot;,&quot;&amp;[.D132]&amp;&quot;,&quot;&amp;IF(ISBLANK([.E132]);0;[.E132])&amp;&quot;,&quot;&amp;IF(ISBLANK([.F132]);0;[.F132])&amp;&quot;,&quot;&amp;[.K132]&amp;&quot;,&quot;&amp;[.L132]&amp;&quot;,&quot;&amp;[.M132]&amp;&quot;,&quot;&amp;[.N132]&amp;&quot;,&quot;&amp;[.O132]&amp;&quot;,&quot;&amp;[.P132]&amp;&quot;,0,CURDATE(),CURDATE())&quot;&amp;IF(INDIRECT(ADDRESS(ROW([.A132])+1;1))&gt;0;&quot;,&quot;;&quot;;&quot;)" office:value-type="string" office:string-value="(129,1,50,0,0,0,(select t.id from exercises t where t.code = 'ECSLCN'),(select t.id from base_movements t where t.code = 'SLCOCO'),(select t.id from training_mode_types t where t.code = 'A1'),(select t.id from execution_note_types t where t.code = ''),0,CURDATE(),CURDATE())," calcext:value-type="string">
            <text:p>(129,1,50,0,0,0,(select t.id from exercises t where t.code = 'EC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ECSLCN</text:p>
          </table:table-cell>
          <table:table-cell table:formula="of:=VLOOKUP([.B133];[exercises.$B$4:.$C$292];2;0)" office:value-type="string" office:string-value="Esercizi SL al contrario" calcext:value-type="string">
            <text:p>Esercizi SL al contrari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3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3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3]&amp;&quot;,&quot;&amp;[.D133]&amp;&quot;,&quot;&amp;IF(ISBLANK([.E133]);0;[.E133])&amp;&quot;,&quot;&amp;IF(ISBLANK([.F133]);0;[.F133])&amp;&quot;,&quot;&amp;[.K133]&amp;&quot;,&quot;&amp;[.L133]&amp;&quot;,&quot;&amp;[.M133]&amp;&quot;,&quot;&amp;[.N133]&amp;&quot;,&quot;&amp;[.O133]&amp;&quot;,&quot;&amp;[.P133]&amp;&quot;,0,CURDATE(),CURDATE())&quot;&amp;IF(INDIRECT(ADDRESS(ROW([.A133])+1;1))&gt;0;&quot;,&quot;;&quot;;&quot;)" office:value-type="string" office:string-value="(130,2,50,0,0,0,(select t.id from exercises t where t.code = 'ECSLCN'),(select t.id from base_movements t where t.code = 'SLCMPL'),(select t.id from training_mode_types t where t.code = 'A2'),(select t.id from execution_note_types t where t.code = ''),0,CURDATE(),CURDATE())," calcext:value-type="string">
            <text:p>(130,2,50,0,0,0,(select t.id from exercises t where t.code = 'ECSLCN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ECSLEG</text:p>
          </table:table-cell>
          <table:table-cell table:formula="of:=VLOOKUP([.B134];[exercises.$B$4:.$C$292];2;0)" office:value-type="string" office:string-value="Esercizi SL egiziano" calcext:value-type="string">
            <text:p>Esercizi SL egizian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34];[base_movements.$B$4:.$D$157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4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34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4]&amp;&quot;,&quot;&amp;[.D134]&amp;&quot;,&quot;&amp;IF(ISBLANK([.E134]);0;[.E134])&amp;&quot;,&quot;&amp;IF(ISBLANK([.F134]);0;[.F134])&amp;&quot;,&quot;&amp;[.K134]&amp;&quot;,&quot;&amp;[.L134]&amp;&quot;,&quot;&amp;[.M134]&amp;&quot;,&quot;&amp;[.N134]&amp;&quot;,&quot;&amp;[.O134]&amp;&quot;,&quot;&amp;[.P134]&amp;&quot;,0,CURDATE(),CURDATE())&quot;&amp;IF(INDIRECT(ADDRESS(ROW([.A134])+1;1))&gt;0;&quot;,&quot;;&quot;;&quot;)" office:value-type="string" office:string-value="(131,1,50,0,0,0,(select t.id from exercises t where t.code = 'ECSLEG'),(select t.id from base_movements t where t.code = 'SLCOEG'),(select t.id from training_mode_types t where t.code = 'A1'),(select t.id from execution_note_types t where t.code = ''),0,CURDATE(),CURDATE())," calcext:value-type="string">
            <text:p>(131,1,50,0,0,0,(select t.id from exercises t where t.code = 'EC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ECSLEG</text:p>
          </table:table-cell>
          <table:table-cell table:formula="of:=VLOOKUP([.B135];[exercises.$B$4:.$C$292];2;0)" office:value-type="string" office:string-value="Esercizi SL egiziano" calcext:value-type="string">
            <text:p>Esercizi SL egizian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5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3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5]&amp;&quot;,&quot;&amp;[.D135]&amp;&quot;,&quot;&amp;IF(ISBLANK([.E135]);0;[.E135])&amp;&quot;,&quot;&amp;IF(ISBLANK([.F135]);0;[.F135])&amp;&quot;,&quot;&amp;[.K135]&amp;&quot;,&quot;&amp;[.L135]&amp;&quot;,&quot;&amp;[.M135]&amp;&quot;,&quot;&amp;[.N135]&amp;&quot;,&quot;&amp;[.O135]&amp;&quot;,&quot;&amp;[.P135]&amp;&quot;,0,CURDATE(),CURDATE())&quot;&amp;IF(INDIRECT(ADDRESS(ROW([.A135])+1;1))&gt;0;&quot;,&quot;;&quot;;&quot;)" office:value-type="string" office:string-value="(132,2,50,0,0,0,(select t.id from exercises t where t.code = 'ECSLEG'),(select t.id from base_movements t where t.code = 'SLCMPL'),(select t.id from training_mode_types t where t.code = 'A2'),(select t.id from execution_note_types t where t.code = ''),0,CURDATE(),CURDATE())," calcext:value-type="string">
            <text:p>(132,2,50,0,0,0,(select t.id from exercises t where t.code = 'ECSLE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ECSLGF</text:p>
          </table:table-cell>
          <table:table-cell table:formula="of:=VLOOKUP([.B136];[exercises.$B$4:.$C$292];2;0)" office:value-type="string" office:string-value="Esercizi SL gambe ferme" calcext:value-type="string">
            <text:p>Esercizi 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36];[base_movements.$B$4:.$D$157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6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36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6]&amp;&quot;,&quot;&amp;[.D136]&amp;&quot;,&quot;&amp;IF(ISBLANK([.E136]);0;[.E136])&amp;&quot;,&quot;&amp;IF(ISBLANK([.F136]);0;[.F136])&amp;&quot;,&quot;&amp;[.K136]&amp;&quot;,&quot;&amp;[.L136]&amp;&quot;,&quot;&amp;[.M136]&amp;&quot;,&quot;&amp;[.N136]&amp;&quot;,&quot;&amp;[.O136]&amp;&quot;,&quot;&amp;[.P136]&amp;&quot;,0,CURDATE(),CURDATE())&quot;&amp;IF(INDIRECT(ADDRESS(ROW([.A136])+1;1))&gt;0;&quot;,&quot;;&quot;;&quot;)" office:value-type="string" office:string-value="(133,1,50,0,0,0,(select t.id from exercises t where t.code = 'ECSLGF'),(select t.id from base_movements t where t.code = 'SLBRSO'),(select t.id from training_mode_types t where t.code = 'A1'),(select t.id from execution_note_types t where t.code = ''),0,CURDATE(),CURDATE())," calcext:value-type="string">
            <text:p>(133,1,50,0,0,0,(select t.id from exercises t where t.code = 'EC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ECSLGF</text:p>
          </table:table-cell>
          <table:table-cell table:formula="of:=VLOOKUP([.B137];[exercises.$B$4:.$C$292];2;0)" office:value-type="string" office:string-value="Esercizi SL gambe ferme" calcext:value-type="string">
            <text:p>Esercizi SL gambe ferm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7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3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7]&amp;&quot;,&quot;&amp;[.D137]&amp;&quot;,&quot;&amp;IF(ISBLANK([.E137]);0;[.E137])&amp;&quot;,&quot;&amp;IF(ISBLANK([.F137]);0;[.F137])&amp;&quot;,&quot;&amp;[.K137]&amp;&quot;,&quot;&amp;[.L137]&amp;&quot;,&quot;&amp;[.M137]&amp;&quot;,&quot;&amp;[.N137]&amp;&quot;,&quot;&amp;[.O137]&amp;&quot;,&quot;&amp;[.P137]&amp;&quot;,0,CURDATE(),CURDATE())&quot;&amp;IF(INDIRECT(ADDRESS(ROW([.A137])+1;1))&gt;0;&quot;,&quot;;&quot;;&quot;)" office:value-type="string" office:string-value="(134,2,50,0,0,0,(select t.id from exercises t where t.code = 'ECSLGF'),(select t.id from base_movements t where t.code = 'SLCMPL'),(select t.id from training_mode_types t where t.code = 'A2'),(select t.id from execution_note_types t where t.code = ''),0,CURDATE(),CURDATE())," calcext:value-type="string">
            <text:p>(134,2,50,0,0,0,(select t.id from exercises t where t.code = 'ECSLGF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ECSLTO</text:p>
          </table:table-cell>
          <table:table-cell table:formula="of:=VLOOKUP([.B138];[exercises.$B$4:.$C$292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38];[base_movements.$B$4:.$D$157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8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38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8]&amp;&quot;,&quot;&amp;[.D138]&amp;&quot;,&quot;&amp;IF(ISBLANK([.E138]);0;[.E138])&amp;&quot;,&quot;&amp;IF(ISBLANK([.F138]);0;[.F138])&amp;&quot;,&quot;&amp;[.K138]&amp;&quot;,&quot;&amp;[.L138]&amp;&quot;,&quot;&amp;[.M138]&amp;&quot;,&quot;&amp;[.N138]&amp;&quot;,&quot;&amp;[.O138]&amp;&quot;,&quot;&amp;[.P138]&amp;&quot;,0,CURDATE(),CURDATE())&quot;&amp;IF(INDIRECT(ADDRESS(ROW([.A138])+1;1))&gt;0;&quot;,&quot;;&quot;;&quot;)" office:value-type="string" office:string-value="(135,1,50,0,0,0,(select t.id from exercises t where t.code = 'ECSLTO'),(select t.id from base_movements t where t.code = 'SLBRRL'),(select t.id from training_mode_types t where t.code = 'A1'),(select t.id from execution_note_types t where t.code = ''),0,CURDATE(),CURDATE())," calcext:value-type="string">
            <text:p>(135,1,50,0,0,0,(select t.id from exercises t where t.code = 'EC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ECSLTO</text:p>
          </table:table-cell>
          <table:table-cell table:formula="of:=VLOOKUP([.B139];[exercises.$B$4:.$C$292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9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3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9]&amp;&quot;,&quot;&amp;[.D139]&amp;&quot;,&quot;&amp;IF(ISBLANK([.E139]);0;[.E139])&amp;&quot;,&quot;&amp;IF(ISBLANK([.F139]);0;[.F139])&amp;&quot;,&quot;&amp;[.K139]&amp;&quot;,&quot;&amp;[.L139]&amp;&quot;,&quot;&amp;[.M139]&amp;&quot;,&quot;&amp;[.N139]&amp;&quot;,&quot;&amp;[.O139]&amp;&quot;,&quot;&amp;[.P139]&amp;&quot;,0,CURDATE(),CURDATE())&quot;&amp;IF(INDIRECT(ADDRESS(ROW([.A139])+1;1))&gt;0;&quot;,&quot;;&quot;;&quot;)" office:value-type="string" office:string-value="(136,2,50,0,0,0,(select t.id from exercises t where t.code = 'ECSLTO'),(select t.id from base_movements t where t.code = 'SLCMPL'),(select t.id from training_mode_types t where t.code = 'A2'),(select t.id from execution_note_types t where t.code = ''),0,CURDATE(),CURDATE())," calcext:value-type="string">
            <text:p>(136,2,50,0,0,0,(select t.id from exercises t where t.code = 'ECSLTO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CSL3P</text:p>
          </table:table-cell>
          <table:table-cell table:formula="of:=VLOOKUP([.B140];[exercises.$B$4:.$C$292];2;0)" office:value-type="string" office:string-value="Esercizi SL toccando in 3 punti" calcext:value-type="string">
            <text:p>Esercizi 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40];[base_movements.$B$4:.$D$157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0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40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0]&amp;&quot;,&quot;&amp;[.D140]&amp;&quot;,&quot;&amp;IF(ISBLANK([.E140]);0;[.E140])&amp;&quot;,&quot;&amp;IF(ISBLANK([.F140]);0;[.F140])&amp;&quot;,&quot;&amp;[.K140]&amp;&quot;,&quot;&amp;[.L140]&amp;&quot;,&quot;&amp;[.M140]&amp;&quot;,&quot;&amp;[.N140]&amp;&quot;,&quot;&amp;[.O140]&amp;&quot;,&quot;&amp;[.P140]&amp;&quot;,0,CURDATE(),CURDATE())&quot;&amp;IF(INDIRECT(ADDRESS(ROW([.A140])+1;1))&gt;0;&quot;,&quot;;&quot;;&quot;)" office:value-type="string" office:string-value="(137,1,50,0,0,0,(select t.id from exercises t where t.code = 'ECSL3P'),(select t.id from base_movements t where t.code = 'SLBR3P'),(select t.id from training_mode_types t where t.code = 'A1'),(select t.id from execution_note_types t where t.code = ''),0,CURDATE(),CURDATE())," calcext:value-type="string">
            <text:p>(137,1,50,0,0,0,(select t.id from exercises t where t.code = 'EC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CSL3P</text:p>
          </table:table-cell>
          <table:table-cell table:formula="of:=VLOOKUP([.B141];[exercises.$B$4:.$C$292];2;0)" office:value-type="string" office:string-value="Esercizi SL toccando in 3 punti" calcext:value-type="string">
            <text:p>Esercizi SL toccando in 3 punt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4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1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4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1]&amp;&quot;,&quot;&amp;[.D141]&amp;&quot;,&quot;&amp;IF(ISBLANK([.E141]);0;[.E141])&amp;&quot;,&quot;&amp;IF(ISBLANK([.F141]);0;[.F141])&amp;&quot;,&quot;&amp;[.K141]&amp;&quot;,&quot;&amp;[.L141]&amp;&quot;,&quot;&amp;[.M141]&amp;&quot;,&quot;&amp;[.N141]&amp;&quot;,&quot;&amp;[.O141]&amp;&quot;,&quot;&amp;[.P141]&amp;&quot;,0,CURDATE(),CURDATE())&quot;&amp;IF(INDIRECT(ADDRESS(ROW([.A141])+1;1))&gt;0;&quot;,&quot;;&quot;;&quot;)" office:value-type="string" office:string-value="(138,2,50,0,0,0,(select t.id from exercises t where t.code = 'ECSL3P'),(select t.id from base_movements t where t.code = 'SLCMPL'),(select t.id from training_mode_types t where t.code = 'A2'),(select t.id from execution_note_types t where t.code = ''),0,CURDATE(),CURDATE())," calcext:value-type="string">
            <text:p>(138,2,50,0,0,0,(select t.id from exercises t where t.code = 'ECSL3P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SSLAA</text:p>
          </table:table-cell>
          <table:table-cell table:formula="of:=VLOOKUP([.B142];[exercises.$B$4:.$C$292];2;0)" office:value-type="string" office:string-value="SL alternato alto" calcext:value-type="string">
            <text:p>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42];[base_movements.$B$4:.$D$157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2]&amp;&quot;')&quot;" office:value-type="string" office:string-value="(select t.id from exercises t where t.code = 'ESSLAA')" calcext:value-type="string">
            <text:p>(select t.id from exercises t where t.code = 'ESSLAA')</text:p>
          </table:table-cell>
          <table:table-cell table:formula="of:=&quot;(select t.id from &quot;&amp;[.G$2]&amp;&quot; t where t.&quot;&amp;[.G$3]&amp;&quot; = '&quot;&amp;[.G142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2]&amp;&quot;,&quot;&amp;[.D142]&amp;&quot;,&quot;&amp;IF(ISBLANK([.E142]);0;[.E142])&amp;&quot;,&quot;&amp;IF(ISBLANK([.F142]);0;[.F142])&amp;&quot;,&quot;&amp;[.K142]&amp;&quot;,&quot;&amp;[.L142]&amp;&quot;,&quot;&amp;[.M142]&amp;&quot;,&quot;&amp;[.N142]&amp;&quot;,&quot;&amp;[.O142]&amp;&quot;,&quot;&amp;[.P142]&amp;&quot;,0,CURDATE(),CURDATE())&quot;&amp;IF(INDIRECT(ADDRESS(ROW([.A142])+1;1))&gt;0;&quot;,&quot;;&quot;;&quot;)" office:value-type="string" office:string-value="(139,1,100,0,0,0,(select t.id from exercises t where t.code = 'ESSLAA'),(select t.id from base_movements t where t.code = 'SLBRLT'),(select t.id from training_mode_types t where t.code = 'A1'),(select t.id from execution_note_types t where t.code = ''),0,CURDATE(),CURDATE())," calcext:value-type="string">
            <text:p>(139,1,100,0,0,0,(select t.id from exercises t where t.code = 'ES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SSLPG</text:p>
          </table:table-cell>
          <table:table-cell table:formula="of:=VLOOKUP([.B143];[exercises.$B$4:.$C$292];2;0)" office:value-type="string" office:string-value="SL pugni chiusi" calcext:value-type="string">
            <text:p>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43];[base_movements.$B$4:.$D$157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3]&amp;&quot;')&quot;" office:value-type="string" office:string-value="(select t.id from exercises t where t.code = 'ESSLPG')" calcext:value-type="string">
            <text:p>(select t.id from exercises t where t.code = 'ESSLPG')</text:p>
          </table:table-cell>
          <table:table-cell table:formula="of:=&quot;(select t.id from &quot;&amp;[.G$2]&amp;&quot; t where t.&quot;&amp;[.G$3]&amp;&quot; = '&quot;&amp;[.G143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3]&amp;&quot;,&quot;&amp;[.D143]&amp;&quot;,&quot;&amp;IF(ISBLANK([.E143]);0;[.E143])&amp;&quot;,&quot;&amp;IF(ISBLANK([.F143]);0;[.F143])&amp;&quot;,&quot;&amp;[.K143]&amp;&quot;,&quot;&amp;[.L143]&amp;&quot;,&quot;&amp;[.M143]&amp;&quot;,&quot;&amp;[.N143]&amp;&quot;,&quot;&amp;[.O143]&amp;&quot;,&quot;&amp;[.P143]&amp;&quot;,0,CURDATE(),CURDATE())&quot;&amp;IF(INDIRECT(ADDRESS(ROW([.A143])+1;1))&gt;0;&quot;,&quot;;&quot;;&quot;)" office:value-type="string" office:string-value="(140,1,100,0,0,0,(select t.id from exercises t where t.code = 'ESSLPG'),(select t.id from base_movements t where t.code = 'SLBRPU'),(select t.id from training_mode_types t where t.code = 'A1'),(select t.id from execution_note_types t where t.code = ''),0,CURDATE(),CURDATE())," calcext:value-type="string">
            <text:p>(140,1,100,0,0,0,(select t.id from exercises t where t.code = 'ES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SSLBG</text:p>
          </table:table-cell>
          <table:table-cell table:formula="of:=VLOOKUP([.B144];[exercises.$B$4:.$C$292];2;0)" office:value-type="string" office:string-value="SL 1 braccio giù" calcext:value-type="string">
            <text:p>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44];[base_movements.$B$4:.$D$157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4]&amp;&quot;')&quot;" office:value-type="string" office:string-value="(select t.id from exercises t where t.code = 'ESSLBG')" calcext:value-type="string">
            <text:p>(select t.id from exercises t where t.code = 'ESSLBG')</text:p>
          </table:table-cell>
          <table:table-cell table:formula="of:=&quot;(select t.id from &quot;&amp;[.G$2]&amp;&quot; t where t.&quot;&amp;[.G$3]&amp;&quot; = '&quot;&amp;[.G144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4]&amp;&quot;,&quot;&amp;[.D144]&amp;&quot;,&quot;&amp;IF(ISBLANK([.E144]);0;[.E144])&amp;&quot;,&quot;&amp;IF(ISBLANK([.F144]);0;[.F144])&amp;&quot;,&quot;&amp;[.K144]&amp;&quot;,&quot;&amp;[.L144]&amp;&quot;,&quot;&amp;[.M144]&amp;&quot;,&quot;&amp;[.N144]&amp;&quot;,&quot;&amp;[.O144]&amp;&quot;,&quot;&amp;[.P144]&amp;&quot;,0,CURDATE(),CURDATE())&quot;&amp;IF(INDIRECT(ADDRESS(ROW([.A144])+1;1))&gt;0;&quot;,&quot;;&quot;;&quot;)" office:value-type="string" office:string-value="(141,1,100,0,0,0,(select t.id from exercises t where t.code = 'ESSLBG'),(select t.id from base_movements t where t.code = 'SLBRBA'),(select t.id from training_mode_types t where t.code = 'A1'),(select t.id from execution_note_types t where t.code = ''),0,CURDATE(),CURDATE())," calcext:value-type="string">
            <text:p>(141,1,100,0,0,0,(select t.id from exercises t where t.code = 'ES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SSLBS</text:p>
          </table:table-cell>
          <table:table-cell table:formula="of:=VLOOKUP([.B145];[exercises.$B$4:.$C$292];2;0)" office:value-type="string" office:string-value="SL 1 braccio su" calcext:value-type="string">
            <text:p>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45];[base_movements.$B$4:.$D$157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5]&amp;&quot;')&quot;" office:value-type="string" office:string-value="(select t.id from exercises t where t.code = 'ESSLBS')" calcext:value-type="string">
            <text:p>(select t.id from exercises t where t.code = 'ESSLBS')</text:p>
          </table:table-cell>
          <table:table-cell table:formula="of:=&quot;(select t.id from &quot;&amp;[.G$2]&amp;&quot; t where t.&quot;&amp;[.G$3]&amp;&quot; = '&quot;&amp;[.G145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5]&amp;&quot;,&quot;&amp;[.D145]&amp;&quot;,&quot;&amp;IF(ISBLANK([.E145]);0;[.E145])&amp;&quot;,&quot;&amp;IF(ISBLANK([.F145]);0;[.F145])&amp;&quot;,&quot;&amp;[.K145]&amp;&quot;,&quot;&amp;[.L145]&amp;&quot;,&quot;&amp;[.M145]&amp;&quot;,&quot;&amp;[.N145]&amp;&quot;,&quot;&amp;[.O145]&amp;&quot;,&quot;&amp;[.P145]&amp;&quot;,0,CURDATE(),CURDATE())&quot;&amp;IF(INDIRECT(ADDRESS(ROW([.A145])+1;1))&gt;0;&quot;,&quot;;&quot;;&quot;)" office:value-type="string" office:string-value="(142,1,100,0,0,0,(select t.id from exercises t where t.code = 'ESSLBS'),(select t.id from base_movements t where t.code = 'SLBRAL'),(select t.id from training_mode_types t where t.code = 'A1'),(select t.id from execution_note_types t where t.code = ''),0,CURDATE(),CURDATE())," calcext:value-type="string">
            <text:p>(142,1,100,0,0,0,(select t.id from exercises t where t.code = 'ES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SSLGG</text:p>
          </table:table-cell>
          <table:table-cell table:formula="of:=VLOOKUP([.B146];[exercises.$B$4:.$C$292];2;0)" office:value-type="string" office:string-value="SL 1 braccio giù resp giù" calcext:value-type="string">
            <text:p>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46];[base_movements.$B$4:.$D$157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6]&amp;&quot;')&quot;" office:value-type="string" office:string-value="(select t.id from exercises t where t.code = 'ESSLGG')" calcext:value-type="string">
            <text:p>(select t.id from exercises t where t.code = 'ESSLGG')</text:p>
          </table:table-cell>
          <table:table-cell table:formula="of:=&quot;(select t.id from &quot;&amp;[.G$2]&amp;&quot; t where t.&quot;&amp;[.G$3]&amp;&quot; = '&quot;&amp;[.G146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6]&amp;&quot;,&quot;&amp;[.D146]&amp;&quot;,&quot;&amp;IF(ISBLANK([.E146]);0;[.E146])&amp;&quot;,&quot;&amp;IF(ISBLANK([.F146]);0;[.F146])&amp;&quot;,&quot;&amp;[.K146]&amp;&quot;,&quot;&amp;[.L146]&amp;&quot;,&quot;&amp;[.M146]&amp;&quot;,&quot;&amp;[.N146]&amp;&quot;,&quot;&amp;[.O146]&amp;&quot;,&quot;&amp;[.P146]&amp;&quot;,0,CURDATE(),CURDATE())&quot;&amp;IF(INDIRECT(ADDRESS(ROW([.A146])+1;1))&gt;0;&quot;,&quot;;&quot;;&quot;)" office:value-type="string" office:string-value="(143,1,100,0,0,0,(select t.id from exercises t where t.code = 'ESSLGG'),(select t.id from base_movements t where t.code = 'SLBRBB'),(select t.id from training_mode_types t where t.code = 'A1'),(select t.id from execution_note_types t where t.code = ''),0,CURDATE(),CURDATE())," calcext:value-type="string">
            <text:p>(143,1,100,0,0,0,(select t.id from exercises t where t.code = 'ES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SSLTA</text:p>
          </table:table-cell>
          <table:table-cell table:formula="of:=VLOOKUP([.B147];[exercises.$B$4:.$C$292];2;0)" office:value-type="string" office:string-value="SL testa alta" calcext:value-type="string">
            <text:p>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47];[base_movements.$B$4:.$D$157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7]&amp;&quot;')&quot;" office:value-type="string" office:string-value="(select t.id from exercises t where t.code = 'ESSLTA')" calcext:value-type="string">
            <text:p>(select t.id from exercises t where t.code = 'ESSLTA')</text:p>
          </table:table-cell>
          <table:table-cell table:formula="of:=&quot;(select t.id from &quot;&amp;[.G$2]&amp;&quot; t where t.&quot;&amp;[.G$3]&amp;&quot; = '&quot;&amp;[.G147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7]&amp;&quot;,&quot;&amp;[.D147]&amp;&quot;,&quot;&amp;IF(ISBLANK([.E147]);0;[.E147])&amp;&quot;,&quot;&amp;IF(ISBLANK([.F147]);0;[.F147])&amp;&quot;,&quot;&amp;[.K147]&amp;&quot;,&quot;&amp;[.L147]&amp;&quot;,&quot;&amp;[.M147]&amp;&quot;,&quot;&amp;[.N147]&amp;&quot;,&quot;&amp;[.O147]&amp;&quot;,&quot;&amp;[.P147]&amp;&quot;,0,CURDATE(),CURDATE())&quot;&amp;IF(INDIRECT(ADDRESS(ROW([.A147])+1;1))&gt;0;&quot;,&quot;;&quot;;&quot;)" office:value-type="string" office:string-value="(144,1,100,0,0,0,(select t.id from exercises t where t.code = 'ESSLTA'),(select t.id from base_movements t where t.code = 'SLCMTA'),(select t.id from training_mode_types t where t.code = 'A1'),(select t.id from execution_note_types t where t.code = ''),0,CURDATE(),CURDATE())," calcext:value-type="string">
            <text:p>(144,1,100,0,0,0,(select t.id from exercises t where t.code = 'ES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SSLST</text:p>
          </table:table-cell>
          <table:table-cell table:formula="of:=VLOOKUP([.B148];[exercises.$B$4:.$C$292];2;0)" office:value-type="string" office:string-value="SL strisciato" calcext:value-type="string">
            <text:p>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48];[base_movements.$B$4:.$D$157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8]&amp;&quot;')&quot;" office:value-type="string" office:string-value="(select t.id from exercises t where t.code = 'ESSLST')" calcext:value-type="string">
            <text:p>(select t.id from exercises t where t.code = 'ESSLST')</text:p>
          </table:table-cell>
          <table:table-cell table:formula="of:=&quot;(select t.id from &quot;&amp;[.G$2]&amp;&quot; t where t.&quot;&amp;[.G$3]&amp;&quot; = '&quot;&amp;[.G148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8]&amp;&quot;,&quot;&amp;[.D148]&amp;&quot;,&quot;&amp;IF(ISBLANK([.E148]);0;[.E148])&amp;&quot;,&quot;&amp;IF(ISBLANK([.F148]);0;[.F148])&amp;&quot;,&quot;&amp;[.K148]&amp;&quot;,&quot;&amp;[.L148]&amp;&quot;,&quot;&amp;[.M148]&amp;&quot;,&quot;&amp;[.N148]&amp;&quot;,&quot;&amp;[.O148]&amp;&quot;,&quot;&amp;[.P148]&amp;&quot;,0,CURDATE(),CURDATE())&quot;&amp;IF(INDIRECT(ADDRESS(ROW([.A148])+1;1))&gt;0;&quot;,&quot;;&quot;;&quot;)" office:value-type="string" office:string-value="(145,1,100,0,0,0,(select t.id from exercises t where t.code = 'ESSLST'),(select t.id from base_movements t where t.code = 'SLBRRS'),(select t.id from training_mode_types t where t.code = 'A1'),(select t.id from execution_note_types t where t.code = ''),0,CURDATE(),CURDATE())," calcext:value-type="string">
            <text:p>(145,1,100,0,0,0,(select t.id from exercises t where t.code = 'ES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SSLSV</text:p>
          </table:table-cell>
          <table:table-cell table:formula="of:=VLOOKUP([.B149];[exercises.$B$4:.$C$292];2;0)" office:value-type="string" office:string-value="SL sovrapposto" calcext:value-type="string">
            <text:p>SL sovra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49];[base_movements.$B$4:.$D$157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9]&amp;&quot;')&quot;" office:value-type="string" office:string-value="(select t.id from exercises t where t.code = 'ESSLSV')" calcext:value-type="string">
            <text:p>(select t.id from exercises t where t.code = 'ESSLSV')</text:p>
          </table:table-cell>
          <table:table-cell table:formula="of:=&quot;(select t.id from &quot;&amp;[.G$2]&amp;&quot; t where t.&quot;&amp;[.G$3]&amp;&quot; = '&quot;&amp;[.G149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9]&amp;&quot;,&quot;&amp;[.D149]&amp;&quot;,&quot;&amp;IF(ISBLANK([.E149]);0;[.E149])&amp;&quot;,&quot;&amp;IF(ISBLANK([.F149]);0;[.F149])&amp;&quot;,&quot;&amp;[.K149]&amp;&quot;,&quot;&amp;[.L149]&amp;&quot;,&quot;&amp;[.M149]&amp;&quot;,&quot;&amp;[.N149]&amp;&quot;,&quot;&amp;[.O149]&amp;&quot;,&quot;&amp;[.P149]&amp;&quot;,0,CURDATE(),CURDATE())&quot;&amp;IF(INDIRECT(ADDRESS(ROW([.A149])+1;1))&gt;0;&quot;,&quot;;&quot;;&quot;)" office:value-type="string" office:string-value="(146,1,100,0,0,0,(select t.id from exercises t where t.code = 'ESSLSV'),(select t.id from base_movements t where t.code = 'SLBROP'),(select t.id from training_mode_types t where t.code = 'A1'),(select t.id from execution_note_types t where t.code = ''),0,CURDATE(),CURDATE())," calcext:value-type="string">
            <text:p>(146,1,100,0,0,0,(select t.id from exercises t where t.code = 'ESSLSV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SSLOP</text:p>
          </table:table-cell>
          <table:table-cell table:formula="of:=VLOOKUP([.B150];[exercises.$B$4:.$C$292];2;0)" office:value-type="string" office:string-value="SL opposto" calcext:value-type="string">
            <text:p>SL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50];[base_movements.$B$4:.$D$157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0]&amp;&quot;')&quot;" office:value-type="string" office:string-value="(select t.id from exercises t where t.code = 'ESSLOP')" calcext:value-type="string">
            <text:p>(select t.id from exercises t where t.code = 'ESSLOP')</text:p>
          </table:table-cell>
          <table:table-cell table:formula="of:=&quot;(select t.id from &quot;&amp;[.G$2]&amp;&quot; t where t.&quot;&amp;[.G$3]&amp;&quot; = '&quot;&amp;[.G150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0]&amp;&quot;,&quot;&amp;[.D150]&amp;&quot;,&quot;&amp;IF(ISBLANK([.E150]);0;[.E150])&amp;&quot;,&quot;&amp;IF(ISBLANK([.F150]);0;[.F150])&amp;&quot;,&quot;&amp;[.K150]&amp;&quot;,&quot;&amp;[.L150]&amp;&quot;,&quot;&amp;[.M150]&amp;&quot;,&quot;&amp;[.N150]&amp;&quot;,&quot;&amp;[.O150]&amp;&quot;,&quot;&amp;[.P150]&amp;&quot;,0,CURDATE(),CURDATE())&quot;&amp;IF(INDIRECT(ADDRESS(ROW([.A150])+1;1))&gt;0;&quot;,&quot;;&quot;;&quot;)" office:value-type="string" office:string-value="(147,1,100,0,0,0,(select t.id from exercises t where t.code = 'ESSLOP'),(select t.id from base_movements t where t.code = 'SLBRSV'),(select t.id from training_mode_types t where t.code = 'A1'),(select t.id from execution_note_types t where t.code = ''),0,CURDATE(),CURDATE())," calcext:value-type="string">
            <text:p>(147,1,100,0,0,0,(select t.id from exercises t where t.code = 'ESSLOP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SSLLA</text:p>
          </table:table-cell>
          <table:table-cell table:formula="of:=VLOOKUP([.B151];[exercises.$B$4:.$C$292];2;0)" office:value-type="string" office:string-value="SL largo" calcext:value-type="string">
            <text:p>SL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51];[base_movements.$B$4:.$D$157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1]&amp;&quot;')&quot;" office:value-type="string" office:string-value="(select t.id from exercises t where t.code = 'ESSLLA')" calcext:value-type="string">
            <text:p>(select t.id from exercises t where t.code = 'ESSLLA')</text:p>
          </table:table-cell>
          <table:table-cell table:formula="of:=&quot;(select t.id from &quot;&amp;[.G$2]&amp;&quot; t where t.&quot;&amp;[.G$3]&amp;&quot; = '&quot;&amp;[.G151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1]&amp;&quot;,&quot;&amp;[.D151]&amp;&quot;,&quot;&amp;IF(ISBLANK([.E151]);0;[.E151])&amp;&quot;,&quot;&amp;IF(ISBLANK([.F151]);0;[.F151])&amp;&quot;,&quot;&amp;[.K151]&amp;&quot;,&quot;&amp;[.L151]&amp;&quot;,&quot;&amp;[.M151]&amp;&quot;,&quot;&amp;[.N151]&amp;&quot;,&quot;&amp;[.O151]&amp;&quot;,&quot;&amp;[.P151]&amp;&quot;,0,CURDATE(),CURDATE())&quot;&amp;IF(INDIRECT(ADDRESS(ROW([.A151])+1;1))&gt;0;&quot;,&quot;;&quot;;&quot;)" office:value-type="string" office:string-value="(148,1,100,0,0,0,(select t.id from exercises t where t.code = 'ESSLLA'),(select t.id from base_movements t where t.code = 'SLBRBL'),(select t.id from training_mode_types t where t.code = 'A1'),(select t.id from execution_note_types t where t.code = ''),0,CURDATE(),CURDATE())," calcext:value-type="string">
            <text:p>(148,1,100,0,0,0,(select t.id from exercises t where t.code = 'ESSLLA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SSLSR</text:p>
          </table:table-cell>
          <table:table-cell table:formula="of:=VLOOKUP([.B152];[exercises.$B$4:.$C$292];2;0)" office:value-type="string" office:string-value="SL stretto" calcext:value-type="string">
            <text:p>SL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52];[base_movements.$B$4:.$D$157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2]&amp;&quot;')&quot;" office:value-type="string" office:string-value="(select t.id from exercises t where t.code = 'ESSLSR')" calcext:value-type="string">
            <text:p>(select t.id from exercises t where t.code = 'ESSLSR')</text:p>
          </table:table-cell>
          <table:table-cell table:formula="of:=&quot;(select t.id from &quot;&amp;[.G$2]&amp;&quot; t where t.&quot;&amp;[.G$3]&amp;&quot; = '&quot;&amp;[.G152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5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2]&amp;&quot;,&quot;&amp;[.D152]&amp;&quot;,&quot;&amp;IF(ISBLANK([.E152]);0;[.E152])&amp;&quot;,&quot;&amp;IF(ISBLANK([.F152]);0;[.F152])&amp;&quot;,&quot;&amp;[.K152]&amp;&quot;,&quot;&amp;[.L152]&amp;&quot;,&quot;&amp;[.M152]&amp;&quot;,&quot;&amp;[.N152]&amp;&quot;,&quot;&amp;[.O152]&amp;&quot;,&quot;&amp;[.P152]&amp;&quot;,0,CURDATE(),CURDATE())&quot;&amp;IF(INDIRECT(ADDRESS(ROW([.A152])+1;1))&gt;0;&quot;,&quot;;&quot;;&quot;)" office:value-type="string" office:string-value="(149,1,100,0,0,0,(select t.id from exercises t where t.code = 'ESSLSR'),(select t.id from base_movements t where t.code = 'SLBRBS'),(select t.id from training_mode_types t where t.code = 'A1'),(select t.id from execution_note_types t where t.code = ''),0,CURDATE(),CURDATE())," calcext:value-type="string">
            <text:p>(149,1,100,0,0,0,(select t.id from exercises t where t.code = 'ESSLSR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SSLBT</text:p>
          </table:table-cell>
          <table:table-cell table:formula="of:=VLOOKUP([.B153];[exercises.$B$4:.$C$292];2;0)" office:value-type="string" office:string-value="SL braccia tese" calcext:value-type="string">
            <text:p>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53];[base_movements.$B$4:.$D$157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3]&amp;&quot;')&quot;" office:value-type="string" office:string-value="(select t.id from exercises t where t.code = 'ESSLBT')" calcext:value-type="string">
            <text:p>(select t.id from exercises t where t.code = 'ESSLBT')</text:p>
          </table:table-cell>
          <table:table-cell table:formula="of:=&quot;(select t.id from &quot;&amp;[.G$2]&amp;&quot; t where t.&quot;&amp;[.G$3]&amp;&quot; = '&quot;&amp;[.G153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3]&amp;&quot;,&quot;&amp;[.D153]&amp;&quot;,&quot;&amp;IF(ISBLANK([.E153]);0;[.E153])&amp;&quot;,&quot;&amp;IF(ISBLANK([.F153]);0;[.F153])&amp;&quot;,&quot;&amp;[.K153]&amp;&quot;,&quot;&amp;[.L153]&amp;&quot;,&quot;&amp;[.M153]&amp;&quot;,&quot;&amp;[.N153]&amp;&quot;,&quot;&amp;[.O153]&amp;&quot;,&quot;&amp;[.P153]&amp;&quot;,0,CURDATE(),CURDATE())&quot;&amp;IF(INDIRECT(ADDRESS(ROW([.A153])+1;1))&gt;0;&quot;,&quot;;&quot;;&quot;)" office:value-type="string" office:string-value="(150,1,100,0,0,0,(select t.id from exercises t where t.code = 'ESSLBT'),(select t.id from base_movements t where t.code = 'SLBRRT'),(select t.id from training_mode_types t where t.code = 'A1'),(select t.id from execution_note_types t where t.code = ''),0,CURDATE(),CURDATE())," calcext:value-type="string">
            <text:p>(150,1,100,0,0,0,(select t.id from exercises t where t.code = 'ES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ESSLB3</text:p>
          </table:table-cell>
          <table:table-cell table:formula="of:=VLOOKUP([.B154];[exercises.$B$4:.$C$292];2;0)" office:value-type="string" office:string-value="SL 3DX 3SX" calcext:value-type="string">
            <text:p>SL 3DX 3S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54];[base_movements.$B$4:.$D$157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4]&amp;&quot;')&quot;" office:value-type="string" office:string-value="(select t.id from exercises t where t.code = 'ESSLB3')" calcext:value-type="string">
            <text:p>(select t.id from exercises t where t.code = 'ESSLB3')</text:p>
          </table:table-cell>
          <table:table-cell table:formula="of:=&quot;(select t.id from &quot;&amp;[.G$2]&amp;&quot; t where t.&quot;&amp;[.G$3]&amp;&quot; = '&quot;&amp;[.G154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4]&amp;&quot;,&quot;&amp;[.D154]&amp;&quot;,&quot;&amp;IF(ISBLANK([.E154]);0;[.E154])&amp;&quot;,&quot;&amp;IF(ISBLANK([.F154]);0;[.F154])&amp;&quot;,&quot;&amp;[.K154]&amp;&quot;,&quot;&amp;[.L154]&amp;&quot;,&quot;&amp;[.M154]&amp;&quot;,&quot;&amp;[.N154]&amp;&quot;,&quot;&amp;[.O154]&amp;&quot;,&quot;&amp;[.P154]&amp;&quot;,0,CURDATE(),CURDATE())&quot;&amp;IF(INDIRECT(ADDRESS(ROW([.A154])+1;1))&gt;0;&quot;,&quot;;&quot;;&quot;)" office:value-type="string" office:string-value="(151,1,100,0,0,0,(select t.id from exercises t where t.code = 'ESSLB3'),(select t.id from base_movements t where t.code = 'SLBRA3'),(select t.id from training_mode_types t where t.code = 'A1'),(select t.id from execution_note_types t where t.code = ''),0,CURDATE(),CURDATE())," calcext:value-type="string">
            <text:p>(151,1,100,0,0,0,(select t.id from exercises t where t.code = 'ES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ESSLCN</text:p>
          </table:table-cell>
          <table:table-cell table:formula="of:=VLOOKUP([.B155];[exercises.$B$4:.$C$292];2;0)" office:value-type="string" office:string-value="SL al contrario" calcext:value-type="string">
            <text:p>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55];[base_movements.$B$4:.$D$157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5]&amp;&quot;')&quot;" office:value-type="string" office:string-value="(select t.id from exercises t where t.code = 'ESSLCN')" calcext:value-type="string">
            <text:p>(select t.id from exercises t where t.code = 'ESSLCN')</text:p>
          </table:table-cell>
          <table:table-cell table:formula="of:=&quot;(select t.id from &quot;&amp;[.G$2]&amp;&quot; t where t.&quot;&amp;[.G$3]&amp;&quot; = '&quot;&amp;[.G155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5]&amp;&quot;,&quot;&amp;[.D155]&amp;&quot;,&quot;&amp;IF(ISBLANK([.E155]);0;[.E155])&amp;&quot;,&quot;&amp;IF(ISBLANK([.F155]);0;[.F155])&amp;&quot;,&quot;&amp;[.K155]&amp;&quot;,&quot;&amp;[.L155]&amp;&quot;,&quot;&amp;[.M155]&amp;&quot;,&quot;&amp;[.N155]&amp;&quot;,&quot;&amp;[.O155]&amp;&quot;,&quot;&amp;[.P155]&amp;&quot;,0,CURDATE(),CURDATE())&quot;&amp;IF(INDIRECT(ADDRESS(ROW([.A155])+1;1))&gt;0;&quot;,&quot;;&quot;;&quot;)" office:value-type="string" office:string-value="(152,1,100,0,0,0,(select t.id from exercises t where t.code = 'ESSLCN'),(select t.id from base_movements t where t.code = 'SLCOCO'),(select t.id from training_mode_types t where t.code = 'A1'),(select t.id from execution_note_types t where t.code = ''),0,CURDATE(),CURDATE())," calcext:value-type="string">
            <text:p>(152,1,100,0,0,0,(select t.id from exercises t where t.code = 'ES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SSLEG</text:p>
          </table:table-cell>
          <table:table-cell table:formula="of:=VLOOKUP([.B156];[exercises.$B$4:.$C$292];2;0)" office:value-type="string" office:string-value="SL egiziano" calcext:value-type="string">
            <text:p>SL egizia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56];[base_movements.$B$4:.$D$157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6]&amp;&quot;')&quot;" office:value-type="string" office:string-value="(select t.id from exercises t where t.code = 'ESSLEG')" calcext:value-type="string">
            <text:p>(select t.id from exercises t where t.code = 'ESSLEG')</text:p>
          </table:table-cell>
          <table:table-cell table:formula="of:=&quot;(select t.id from &quot;&amp;[.G$2]&amp;&quot; t where t.&quot;&amp;[.G$3]&amp;&quot; = '&quot;&amp;[.G156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6]&amp;&quot;,&quot;&amp;[.D156]&amp;&quot;,&quot;&amp;IF(ISBLANK([.E156]);0;[.E156])&amp;&quot;,&quot;&amp;IF(ISBLANK([.F156]);0;[.F156])&amp;&quot;,&quot;&amp;[.K156]&amp;&quot;,&quot;&amp;[.L156]&amp;&quot;,&quot;&amp;[.M156]&amp;&quot;,&quot;&amp;[.N156]&amp;&quot;,&quot;&amp;[.O156]&amp;&quot;,&quot;&amp;[.P156]&amp;&quot;,0,CURDATE(),CURDATE())&quot;&amp;IF(INDIRECT(ADDRESS(ROW([.A156])+1;1))&gt;0;&quot;,&quot;;&quot;;&quot;)" office:value-type="string" office:string-value="(153,1,100,0,0,0,(select t.id from exercises t where t.code = 'ESSLEG'),(select t.id from base_movements t where t.code = 'SLCOEG'),(select t.id from training_mode_types t where t.code = 'A1'),(select t.id from execution_note_types t where t.code = ''),0,CURDATE(),CURDATE())," calcext:value-type="string">
            <text:p>(153,1,100,0,0,0,(select t.id from exercises t where t.code = 'ES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SSLGF</text:p>
          </table:table-cell>
          <table:table-cell table:formula="of:=VLOOKUP([.B157];[exercises.$B$4:.$C$292];2;0)" office:value-type="string" office:string-value="SL gambe ferme" calcext:value-type="string">
            <text:p>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57];[base_movements.$B$4:.$D$157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7]&amp;&quot;')&quot;" office:value-type="string" office:string-value="(select t.id from exercises t where t.code = 'ESSLGF')" calcext:value-type="string">
            <text:p>(select t.id from exercises t where t.code = 'ESSLGF')</text:p>
          </table:table-cell>
          <table:table-cell table:formula="of:=&quot;(select t.id from &quot;&amp;[.G$2]&amp;&quot; t where t.&quot;&amp;[.G$3]&amp;&quot; = '&quot;&amp;[.G157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5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7]&amp;&quot;,&quot;&amp;[.D157]&amp;&quot;,&quot;&amp;IF(ISBLANK([.E157]);0;[.E157])&amp;&quot;,&quot;&amp;IF(ISBLANK([.F157]);0;[.F157])&amp;&quot;,&quot;&amp;[.K157]&amp;&quot;,&quot;&amp;[.L157]&amp;&quot;,&quot;&amp;[.M157]&amp;&quot;,&quot;&amp;[.N157]&amp;&quot;,&quot;&amp;[.O157]&amp;&quot;,&quot;&amp;[.P157]&amp;&quot;,0,CURDATE(),CURDATE())&quot;&amp;IF(INDIRECT(ADDRESS(ROW([.A157])+1;1))&gt;0;&quot;,&quot;;&quot;;&quot;)" office:value-type="string" office:string-value="(154,1,100,0,0,0,(select t.id from exercises t where t.code = 'ESSLGF'),(select t.id from base_movements t where t.code = 'SLBRSO'),(select t.id from training_mode_types t where t.code = 'A1'),(select t.id from execution_note_types t where t.code = ''),0,CURDATE(),CURDATE())," calcext:value-type="string">
            <text:p>(154,1,100,0,0,0,(select t.id from exercises t where t.code = 'ES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SSLTO</text:p>
          </table:table-cell>
          <table:table-cell table:formula="of:=VLOOKUP([.B158];[exercises.$B$4:.$C$292];2;0)" office:value-type="string" office:string-value="SL toccando lato opposto" calcext:value-type="string">
            <text:p>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58];[base_movements.$B$4:.$D$157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8]&amp;&quot;')&quot;" office:value-type="string" office:string-value="(select t.id from exercises t where t.code = 'ESSLTO')" calcext:value-type="string">
            <text:p>(select t.id from exercises t where t.code = 'ESSLTO')</text:p>
          </table:table-cell>
          <table:table-cell table:formula="of:=&quot;(select t.id from &quot;&amp;[.G$2]&amp;&quot; t where t.&quot;&amp;[.G$3]&amp;&quot; = '&quot;&amp;[.G158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5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8]&amp;&quot;,&quot;&amp;[.D158]&amp;&quot;,&quot;&amp;IF(ISBLANK([.E158]);0;[.E158])&amp;&quot;,&quot;&amp;IF(ISBLANK([.F158]);0;[.F158])&amp;&quot;,&quot;&amp;[.K158]&amp;&quot;,&quot;&amp;[.L158]&amp;&quot;,&quot;&amp;[.M158]&amp;&quot;,&quot;&amp;[.N158]&amp;&quot;,&quot;&amp;[.O158]&amp;&quot;,&quot;&amp;[.P158]&amp;&quot;,0,CURDATE(),CURDATE())&quot;&amp;IF(INDIRECT(ADDRESS(ROW([.A158])+1;1))&gt;0;&quot;,&quot;;&quot;;&quot;)" office:value-type="string" office:string-value="(155,1,100,0,0,0,(select t.id from exercises t where t.code = 'ESSLTO'),(select t.id from base_movements t where t.code = 'SLBRRL'),(select t.id from training_mode_types t where t.code = 'A1'),(select t.id from execution_note_types t where t.code = ''),0,CURDATE(),CURDATE())," calcext:value-type="string">
            <text:p>(155,1,100,0,0,0,(select t.id from exercises t where t.code = 'ES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SSL3P</text:p>
          </table:table-cell>
          <table:table-cell table:formula="of:=VLOOKUP([.B159];[exercises.$B$4:.$C$292];2;0)" office:value-type="string" office:string-value="SL toccando in 3 punti" calcext:value-type="string">
            <text:p>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59];[base_movements.$B$4:.$D$157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9]&amp;&quot;')&quot;" office:value-type="string" office:string-value="(select t.id from exercises t where t.code = 'ESSL3P')" calcext:value-type="string">
            <text:p>(select t.id from exercises t where t.code = 'ESSL3P')</text:p>
          </table:table-cell>
          <table:table-cell table:formula="of:=&quot;(select t.id from &quot;&amp;[.G$2]&amp;&quot; t where t.&quot;&amp;[.G$3]&amp;&quot; = '&quot;&amp;[.G159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5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9]&amp;&quot;,&quot;&amp;[.D159]&amp;&quot;,&quot;&amp;IF(ISBLANK([.E159]);0;[.E159])&amp;&quot;,&quot;&amp;IF(ISBLANK([.F159]);0;[.F159])&amp;&quot;,&quot;&amp;[.K159]&amp;&quot;,&quot;&amp;[.L159]&amp;&quot;,&quot;&amp;[.M159]&amp;&quot;,&quot;&amp;[.N159]&amp;&quot;,&quot;&amp;[.O159]&amp;&quot;,&quot;&amp;[.P159]&amp;&quot;,0,CURDATE(),CURDATE())&quot;&amp;IF(INDIRECT(ADDRESS(ROW([.A159])+1;1))&gt;0;&quot;,&quot;;&quot;;&quot;)" office:value-type="string" office:string-value="(156,1,100,0,0,0,(select t.id from exercises t where t.code = 'ESSL3P'),(select t.id from base_movements t where t.code = 'SLBR3P'),(select t.id from training_mode_types t where t.code = 'A1'),(select t.id from execution_note_types t where t.code = ''),0,CURDATE(),CURDATE())," calcext:value-type="string">
            <text:p>(156,1,100,0,0,0,(select t.id from exercises t where t.code = 'ES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SSLBV</text:p>
          </table:table-cell>
          <table:table-cell table:formula="of:=VLOOKUP([.B160];[exercises.$B$4:.$C$292];2;0)" office:value-type="string" office:string-value="SL braccia veloci gambe lente" calcext:value-type="string">
            <text:p>SL braccia veloci gambe le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FP</text:p>
          </table:table-cell>
          <table:table-cell table:formula="of:=VLOOKUP([.G160];[base_movements.$B$4:.$D$157];3;0)" office:value-type="string" office:string-value="SL completo bracciata veloce con gambata lenta" calcext:value-type="string">
            <text:p>SL completo bracciata veloce con gambata len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0]&amp;&quot;')&quot;" office:value-type="string" office:string-value="(select t.id from exercises t where t.code = 'ESSLBV')" calcext:value-type="string">
            <text:p>(select t.id from exercises t where t.code = 'ESSLBV')</text:p>
          </table:table-cell>
          <table:table-cell table:formula="of:=&quot;(select t.id from &quot;&amp;[.G$2]&amp;&quot; t where t.&quot;&amp;[.G$3]&amp;&quot; = '&quot;&amp;[.G160]&amp;&quot;')&quot;" office:value-type="string" office:string-value="(select t.id from base_movements t where t.code = 'SLCOFP')" calcext:value-type="string">
            <text:p>(select t.id from base_movements t where t.code = 'SLCOFP')</text:p>
          </table:table-cell>
          <table:table-cell table:formula="of:=&quot;(select t.id from &quot;&amp;[.I$2]&amp;&quot; t where t.&quot;&amp;[.I$3]&amp;&quot; = '&quot;&amp;[.I16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0]&amp;&quot;,&quot;&amp;[.D160]&amp;&quot;,&quot;&amp;IF(ISBLANK([.E160]);0;[.E160])&amp;&quot;,&quot;&amp;IF(ISBLANK([.F160]);0;[.F160])&amp;&quot;,&quot;&amp;[.K160]&amp;&quot;,&quot;&amp;[.L160]&amp;&quot;,&quot;&amp;[.M160]&amp;&quot;,&quot;&amp;[.N160]&amp;&quot;,&quot;&amp;[.O160]&amp;&quot;,&quot;&amp;[.P160]&amp;&quot;,0,CURDATE(),CURDATE())&quot;&amp;IF(INDIRECT(ADDRESS(ROW([.A160])+1;1))&gt;0;&quot;,&quot;;&quot;;&quot;)" office:value-type="string" office:string-value="(157,1,100,0,0,0,(select t.id from exercises t where t.code = 'ESSLBV'),(select t.id from base_movements t where t.code = 'SLCOFP'),(select t.id from training_mode_types t where t.code = 'A1'),(select t.id from execution_note_types t where t.code = ''),0,CURDATE(),CURDATE())," calcext:value-type="string">
            <text:p>(157,1,100,0,0,0,(select t.id from exercises t where t.code = 'ESSLBV'),(select t.id from base_movements t where t.code = 'SLCOF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SSLGV</text:p>
          </table:table-cell>
          <table:table-cell table:formula="of:=VLOOKUP([.B161];[exercises.$B$4:.$C$292];2;0)" office:value-type="string" office:string-value="SL braccia lente gambe veloci" calcext:value-type="string">
            <text:p>SL braccia lente gambe veloc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PF</text:p>
          </table:table-cell>
          <table:table-cell table:formula="of:=VLOOKUP([.G161];[base_movements.$B$4:.$D$157];3;0)" office:value-type="string" office:string-value="SL completo bracciata lenta con gambata veloce" calcext:value-type="string">
            <text:p>SL completo bracciata lenta con gambata veloc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1]&amp;&quot;')&quot;" office:value-type="string" office:string-value="(select t.id from exercises t where t.code = 'ESSLGV')" calcext:value-type="string">
            <text:p>(select t.id from exercises t where t.code = 'ESSLGV')</text:p>
          </table:table-cell>
          <table:table-cell table:formula="of:=&quot;(select t.id from &quot;&amp;[.G$2]&amp;&quot; t where t.&quot;&amp;[.G$3]&amp;&quot; = '&quot;&amp;[.G161]&amp;&quot;')&quot;" office:value-type="string" office:string-value="(select t.id from base_movements t where t.code = 'SLCOPF')" calcext:value-type="string">
            <text:p>(select t.id from base_movements t where t.code = 'SLCOPF')</text:p>
          </table:table-cell>
          <table:table-cell table:formula="of:=&quot;(select t.id from &quot;&amp;[.I$2]&amp;&quot; t where t.&quot;&amp;[.I$3]&amp;&quot; = '&quot;&amp;[.I1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1]&amp;&quot;,&quot;&amp;[.D161]&amp;&quot;,&quot;&amp;IF(ISBLANK([.E161]);0;[.E161])&amp;&quot;,&quot;&amp;IF(ISBLANK([.F161]);0;[.F161])&amp;&quot;,&quot;&amp;[.K161]&amp;&quot;,&quot;&amp;[.L161]&amp;&quot;,&quot;&amp;[.M161]&amp;&quot;,&quot;&amp;[.N161]&amp;&quot;,&quot;&amp;[.O161]&amp;&quot;,&quot;&amp;[.P161]&amp;&quot;,0,CURDATE(),CURDATE())&quot;&amp;IF(INDIRECT(ADDRESS(ROW([.A161])+1;1))&gt;0;&quot;,&quot;;&quot;;&quot;)" office:value-type="string" office:string-value="(158,1,100,0,0,0,(select t.id from exercises t where t.code = 'ESSLGV'),(select t.id from base_movements t where t.code = 'SLCOPF'),(select t.id from training_mode_types t where t.code = 'A1'),(select t.id from execution_note_types t where t.code = ''),0,CURDATE(),CURDATE())," calcext:value-type="string">
            <text:p>(158,1,100,0,0,0,(select t.id from exercises t where t.code = 'ESSLGV'),(select t.id from base_movements t where t.code = 'SLCOP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SSLPR</text:p>
          </table:table-cell>
          <table:table-cell table:formula="of:=VLOOKUP([.B162];[exercises.$B$4:.$C$292];2;0)" office:value-type="string" office:string-value="SL pausa max rollio" calcext:value-type="string">
            <text:p>SL pausa max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R</text:p>
          </table:table-cell>
          <table:table-cell table:formula="of:=VLOOKUP([.G162];[base_movements.$B$4:.$D$157];3;0)" office:value-type="string" office:string-value="SL completo con pausa su massimo rollio" calcext:value-type="string">
            <text:p>SL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2]&amp;&quot;')&quot;" office:value-type="string" office:string-value="(select t.id from exercises t where t.code = 'ESSLPR')" calcext:value-type="string">
            <text:p>(select t.id from exercises t where t.code = 'ESSLPR')</text:p>
          </table:table-cell>
          <table:table-cell table:formula="of:=&quot;(select t.id from &quot;&amp;[.G$2]&amp;&quot; t where t.&quot;&amp;[.G$3]&amp;&quot; = '&quot;&amp;[.G162]&amp;&quot;')&quot;" office:value-type="string" office:string-value="(select t.id from base_movements t where t.code = 'SLBRPR')" calcext:value-type="string">
            <text:p>(select t.id from base_movements t where t.code = 'SLBRPR')</text:p>
          </table:table-cell>
          <table:table-cell table:formula="of:=&quot;(select t.id from &quot;&amp;[.I$2]&amp;&quot; t where t.&quot;&amp;[.I$3]&amp;&quot; = '&quot;&amp;[.I16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2]&amp;&quot;,&quot;&amp;[.D162]&amp;&quot;,&quot;&amp;IF(ISBLANK([.E162]);0;[.E162])&amp;&quot;,&quot;&amp;IF(ISBLANK([.F162]);0;[.F162])&amp;&quot;,&quot;&amp;[.K162]&amp;&quot;,&quot;&amp;[.L162]&amp;&quot;,&quot;&amp;[.M162]&amp;&quot;,&quot;&amp;[.N162]&amp;&quot;,&quot;&amp;[.O162]&amp;&quot;,&quot;&amp;[.P162]&amp;&quot;,0,CURDATE(),CURDATE())&quot;&amp;IF(INDIRECT(ADDRESS(ROW([.A162])+1;1))&gt;0;&quot;,&quot;;&quot;;&quot;)" office:value-type="string" office:string-value="(159,1,100,0,0,0,(select t.id from exercises t where t.code = 'ESSLPR'),(select t.id from base_movements t where t.code = 'SLBRPR'),(select t.id from training_mode_types t where t.code = 'A1'),(select t.id from execution_note_types t where t.code = ''),0,CURDATE(),CURDATE())," calcext:value-type="string">
            <text:p>(159,1,100,0,0,0,(select t.id from exercises t where t.code = 'ESSLPR'),(select t.id from base_movements t where t.code = 'SLBRPR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SSLBA</text:p>
          </table:table-cell>
          <table:table-cell table:formula="of:=VLOOKUP([.B163];[exercises.$B$4:.$C$292];2;0)" office:value-type="string" office:string-value="SL bastone" calcext:value-type="string">
            <text:p>SL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T</text:p>
          </table:table-cell>
          <table:table-cell table:formula="of:=VLOOKUP([.G163];[base_movements.$B$4:.$D$157];3;0)" office:value-type="string" office:string-value="SL con pausa di 3 secondi per ogni bracciata" calcext:value-type="string">
            <text:p>SL con pausa di 3 secondi per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3]&amp;&quot;')&quot;" office:value-type="string" office:string-value="(select t.id from exercises t where t.code = 'ESSLBA')" calcext:value-type="string">
            <text:p>(select t.id from exercises t where t.code = 'ESSLBA')</text:p>
          </table:table-cell>
          <table:table-cell table:formula="of:=&quot;(select t.id from &quot;&amp;[.G$2]&amp;&quot; t where t.&quot;&amp;[.G$3]&amp;&quot; = '&quot;&amp;[.G163]&amp;&quot;')&quot;" office:value-type="string" office:string-value="(select t.id from base_movements t where t.code = 'SLBRBT')" calcext:value-type="string">
            <text:p>(select t.id from base_movements t where t.code = 'SLBRBT')</text:p>
          </table:table-cell>
          <table:table-cell table:formula="of:=&quot;(select t.id from &quot;&amp;[.I$2]&amp;&quot; t where t.&quot;&amp;[.I$3]&amp;&quot; = '&quot;&amp;[.I16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3]&amp;&quot;,&quot;&amp;[.D163]&amp;&quot;,&quot;&amp;IF(ISBLANK([.E163]);0;[.E163])&amp;&quot;,&quot;&amp;IF(ISBLANK([.F163]);0;[.F163])&amp;&quot;,&quot;&amp;[.K163]&amp;&quot;,&quot;&amp;[.L163]&amp;&quot;,&quot;&amp;[.M163]&amp;&quot;,&quot;&amp;[.N163]&amp;&quot;,&quot;&amp;[.O163]&amp;&quot;,&quot;&amp;[.P163]&amp;&quot;,0,CURDATE(),CURDATE())&quot;&amp;IF(INDIRECT(ADDRESS(ROW([.A163])+1;1))&gt;0;&quot;,&quot;;&quot;;&quot;)" office:value-type="string" office:string-value="(160,1,100,0,0,0,(select t.id from exercises t where t.code = 'ESSLBA'),(select t.id from base_movements t where t.code = 'SLBRBT'),(select t.id from training_mode_types t where t.code = 'A1'),(select t.id from execution_note_types t where t.code = ''),0,CURDATE(),CURDATE())," calcext:value-type="string">
            <text:p>(160,1,100,0,0,0,(select t.id from exercises t where t.code = 'ESSLBA'),(select t.id from base_movements t where t.code = 'SLBRB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C1SLC6</text:p>
          </table:table-cell>
          <table:table-cell table:formula="of:=VLOOKUP([.B164];[exercises.$B$4:.$C$292];2;0)" office:value-type="string" office:string-value="SL capriola ogni 6 bracciate" calcext:value-type="string">
            <text:p>SL capriola ogni 6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A</text:p>
          </table:table-cell>
          <table:table-cell table:formula="of:=VLOOKUP([.G164];[base_movements.$B$4:.$D$157];3;0)" office:value-type="string" office:string-value="SL completo con capriola ogni 6 bracciate" calcext:value-type="string">
            <text:p>SL completo con capriola ogni 6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4]&amp;&quot;')&quot;" office:value-type="string" office:string-value="(select t.id from exercises t where t.code = 'C1SLC6')" calcext:value-type="string">
            <text:p>(select t.id from exercises t where t.code = 'C1SLC6')</text:p>
          </table:table-cell>
          <table:table-cell table:formula="of:=&quot;(select t.id from &quot;&amp;[.G$2]&amp;&quot; t where t.&quot;&amp;[.G$3]&amp;&quot; = '&quot;&amp;[.G164]&amp;&quot;')&quot;" office:value-type="string" office:string-value="(select t.id from base_movements t where t.code = 'SLCOCA')" calcext:value-type="string">
            <text:p>(select t.id from base_movements t where t.code = 'SLCOCA')</text:p>
          </table:table-cell>
          <table:table-cell table:formula="of:=&quot;(select t.id from &quot;&amp;[.I$2]&amp;&quot; t where t.&quot;&amp;[.I$3]&amp;&quot; = '&quot;&amp;[.I16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4]&amp;&quot;,&quot;&amp;[.D164]&amp;&quot;,&quot;&amp;IF(ISBLANK([.E164]);0;[.E164])&amp;&quot;,&quot;&amp;IF(ISBLANK([.F164]);0;[.F164])&amp;&quot;,&quot;&amp;[.K164]&amp;&quot;,&quot;&amp;[.L164]&amp;&quot;,&quot;&amp;[.M164]&amp;&quot;,&quot;&amp;[.N164]&amp;&quot;,&quot;&amp;[.O164]&amp;&quot;,&quot;&amp;[.P164]&amp;&quot;,0,CURDATE(),CURDATE())&quot;&amp;IF(INDIRECT(ADDRESS(ROW([.A164])+1;1))&gt;0;&quot;,&quot;;&quot;;&quot;)" office:value-type="string" office:string-value="(161,1,100,0,0,0,(select t.id from exercises t where t.code = 'C1SLC6'),(select t.id from base_movements t where t.code = 'SLCOCA'),(select t.id from training_mode_types t where t.code = 'A1'),(select t.id from execution_note_types t where t.code = ''),0,CURDATE(),CURDATE())," calcext:value-type="string">
            <text:p>(161,1,100,0,0,0,(select t.id from exercises t where t.code = 'C1SLC6'),(select t.id from base_movements t where t.code = 'SLCO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C1SLGF</text:p>
          </table:table-cell>
          <table:table-cell table:formula="of:=VLOOKUP([.B165];[exercises.$B$4:.$C$292];2;0)" office:value-type="string" office:string-value="SL gambe delfino" calcext:value-type="string">
            <text:p>SL gambe delf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FA</text:p>
          </table:table-cell>
          <table:table-cell table:formula="of:=VLOOKUP([.G165];[base_movements.$B$4:.$D$157];3;0)" office:value-type="string" office:string-value="SL con gambata a delfino" calcext:value-type="string">
            <text:p>SL con gambata a delfin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5]&amp;&quot;')&quot;" office:value-type="string" office:string-value="(select t.id from exercises t where t.code = 'C1SLGF')" calcext:value-type="string">
            <text:p>(select t.id from exercises t where t.code = 'C1SLGF')</text:p>
          </table:table-cell>
          <table:table-cell table:formula="of:=&quot;(select t.id from &quot;&amp;[.G$2]&amp;&quot; t where t.&quot;&amp;[.G$3]&amp;&quot; = '&quot;&amp;[.G165]&amp;&quot;')&quot;" office:value-type="string" office:string-value="(select t.id from base_movements t where t.code = 'SLBRFA')" calcext:value-type="string">
            <text:p>(select t.id from base_movements t where t.code = 'SLBRFA')</text:p>
          </table:table-cell>
          <table:table-cell table:formula="of:=&quot;(select t.id from &quot;&amp;[.I$2]&amp;&quot; t where t.&quot;&amp;[.I$3]&amp;&quot; = '&quot;&amp;[.I16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5]&amp;&quot;,&quot;&amp;[.D165]&amp;&quot;,&quot;&amp;IF(ISBLANK([.E165]);0;[.E165])&amp;&quot;,&quot;&amp;IF(ISBLANK([.F165]);0;[.F165])&amp;&quot;,&quot;&amp;[.K165]&amp;&quot;,&quot;&amp;[.L165]&amp;&quot;,&quot;&amp;[.M165]&amp;&quot;,&quot;&amp;[.N165]&amp;&quot;,&quot;&amp;[.O165]&amp;&quot;,&quot;&amp;[.P165]&amp;&quot;,0,CURDATE(),CURDATE())&quot;&amp;IF(INDIRECT(ADDRESS(ROW([.A165])+1;1))&gt;0;&quot;,&quot;;&quot;;&quot;)" office:value-type="string" office:string-value="(162,1,100,0,0,0,(select t.id from exercises t where t.code = 'C1SLGF'),(select t.id from base_movements t where t.code = 'SLBRFA'),(select t.id from training_mode_types t where t.code = 'A1'),(select t.id from execution_note_types t where t.code = ''),0,CURDATE(),CURDATE())," calcext:value-type="string">
            <text:p>(162,1,100,0,0,0,(select t.id from exercises t where t.code = 'C1SLGF'),(select t.id from base_movements t where t.code = 'SLBRF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C1SLGR</text:p>
          </table:table-cell>
          <table:table-cell table:formula="of:=VLOOKUP([.B166];[exercises.$B$4:.$C$292];2;0)" office:value-type="string" office:string-value="SL gambe rana" calcext:value-type="string">
            <text:p>SL gambe ra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A</text:p>
          </table:table-cell>
          <table:table-cell table:formula="of:=VLOOKUP([.G166];[base_movements.$B$4:.$D$157];3;0)" office:value-type="string" office:string-value="SL con gambata a rana" calcext:value-type="string">
            <text:p>SL con gambata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6]&amp;&quot;')&quot;" office:value-type="string" office:string-value="(select t.id from exercises t where t.code = 'C1SLGR')" calcext:value-type="string">
            <text:p>(select t.id from exercises t where t.code = 'C1SLGR')</text:p>
          </table:table-cell>
          <table:table-cell table:formula="of:=&quot;(select t.id from &quot;&amp;[.G$2]&amp;&quot; t where t.&quot;&amp;[.G$3]&amp;&quot; = '&quot;&amp;[.G166]&amp;&quot;')&quot;" office:value-type="string" office:string-value="(select t.id from base_movements t where t.code = 'SLBRRA')" calcext:value-type="string">
            <text:p>(select t.id from base_movements t where t.code = 'SLBRRA')</text:p>
          </table:table-cell>
          <table:table-cell table:formula="of:=&quot;(select t.id from &quot;&amp;[.I$2]&amp;&quot; t where t.&quot;&amp;[.I$3]&amp;&quot; = '&quot;&amp;[.I16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6]&amp;&quot;,&quot;&amp;[.D166]&amp;&quot;,&quot;&amp;IF(ISBLANK([.E166]);0;[.E166])&amp;&quot;,&quot;&amp;IF(ISBLANK([.F166]);0;[.F166])&amp;&quot;,&quot;&amp;[.K166]&amp;&quot;,&quot;&amp;[.L166]&amp;&quot;,&quot;&amp;[.M166]&amp;&quot;,&quot;&amp;[.N166]&amp;&quot;,&quot;&amp;[.O166]&amp;&quot;,&quot;&amp;[.P166]&amp;&quot;,0,CURDATE(),CURDATE())&quot;&amp;IF(INDIRECT(ADDRESS(ROW([.A166])+1;1))&gt;0;&quot;,&quot;;&quot;;&quot;)" office:value-type="string" office:string-value="(163,1,100,0,0,0,(select t.id from exercises t where t.code = 'C1SLGR'),(select t.id from base_movements t where t.code = 'SLBRRA'),(select t.id from training_mode_types t where t.code = 'A1'),(select t.id from execution_note_types t where t.code = ''),0,CURDATE(),CURDATE())," calcext:value-type="string">
            <text:p>(163,1,100,0,0,0,(select t.id from exercises t where t.code = 'C1SLGR'),(select t.id from base_movements t where t.code = 'SLBRR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C1SLCA</text:p>
          </table:table-cell>
          <table:table-cell table:formula="of:=VLOOKUP([.B167];[exercises.$B$4:.$C$292];2;0)" office:value-type="string" office:string-value="SL cagnolino" calcext:value-type="string">
            <text:p>SL cagnol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CA</text:p>
          </table:table-cell>
          <table:table-cell table:formula="of:=VLOOKUP([.G167];[base_movements.$B$4:.$D$157];3;0)" office:value-type="string" office:string-value="SL completo con recupero subacqueo (cagnolino)" calcext:value-type="string">
            <text:p>SL completo con recupero subacqueo (cagnolino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7]&amp;&quot;')&quot;" office:value-type="string" office:string-value="(select t.id from exercises t where t.code = 'C1SLCA')" calcext:value-type="string">
            <text:p>(select t.id from exercises t where t.code = 'C1SLCA')</text:p>
          </table:table-cell>
          <table:table-cell table:formula="of:=&quot;(select t.id from &quot;&amp;[.G$2]&amp;&quot; t where t.&quot;&amp;[.G$3]&amp;&quot; = '&quot;&amp;[.G167]&amp;&quot;')&quot;" office:value-type="string" office:string-value="(select t.id from base_movements t where t.code = 'SLBRCA')" calcext:value-type="string">
            <text:p>(select t.id from base_movements t where t.code = 'SLBRCA')</text:p>
          </table:table-cell>
          <table:table-cell table:formula="of:=&quot;(select t.id from &quot;&amp;[.I$2]&amp;&quot; t where t.&quot;&amp;[.I$3]&amp;&quot; = '&quot;&amp;[.I16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7]&amp;&quot;,&quot;&amp;[.D167]&amp;&quot;,&quot;&amp;IF(ISBLANK([.E167]);0;[.E167])&amp;&quot;,&quot;&amp;IF(ISBLANK([.F167]);0;[.F167])&amp;&quot;,&quot;&amp;[.K167]&amp;&quot;,&quot;&amp;[.L167]&amp;&quot;,&quot;&amp;[.M167]&amp;&quot;,&quot;&amp;[.N167]&amp;&quot;,&quot;&amp;[.O167]&amp;&quot;,&quot;&amp;[.P167]&amp;&quot;,0,CURDATE(),CURDATE())&quot;&amp;IF(INDIRECT(ADDRESS(ROW([.A167])+1;1))&gt;0;&quot;,&quot;;&quot;;&quot;)" office:value-type="string" office:string-value="(164,1,100,0,0,0,(select t.id from exercises t where t.code = 'C1SLCA'),(select t.id from base_movements t where t.code = 'SLBRCA'),(select t.id from training_mode_types t where t.code = 'A1'),(select t.id from execution_note_types t where t.code = ''),0,CURDATE(),CURDATE())," calcext:value-type="string">
            <text:p>(164,1,100,0,0,0,(select t.id from exercises t where t.code = 'C1SLCA'),(select t.id from base_movements t where t.code = 'SLBR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A2SLR1</text:p>
          </table:table-cell>
          <table:table-cell table:formula="of:=VLOOKUP([.B168];[exercises.$B$4:.$C$292];2;0)" office:value-type="string" office:string-value="SL resp ogni bracciata" calcext:value-type="string">
            <text:p>SL resp ogni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01</text:p>
          </table:table-cell>
          <table:table-cell table:formula="of:=VLOOKUP([.G168];[base_movements.$B$4:.$D$157];3;0)" office:value-type="string" office:string-value="SL completo respirazione ogni bracciata" calcext:value-type="string">
            <text:p>SL completo respirazione ogni bracciat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8]&amp;&quot;')&quot;" office:value-type="string" office:string-value="(select t.id from exercises t where t.code = 'A2SLR1')" calcext:value-type="string">
            <text:p>(select t.id from exercises t where t.code = 'A2SLR1')</text:p>
          </table:table-cell>
          <table:table-cell table:formula="of:=&quot;(select t.id from &quot;&amp;[.G$2]&amp;&quot; t where t.&quot;&amp;[.G$3]&amp;&quot; = '&quot;&amp;[.G168]&amp;&quot;')&quot;" office:value-type="string" office:string-value="(select t.id from base_movements t where t.code = 'SLRE01')" calcext:value-type="string">
            <text:p>(select t.id from base_movements t where t.code = 'SLRE01')</text:p>
          </table:table-cell>
          <table:table-cell table:formula="of:=&quot;(select t.id from &quot;&amp;[.I$2]&amp;&quot; t where t.&quot;&amp;[.I$3]&amp;&quot; = '&quot;&amp;[.I1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8]&amp;&quot;,&quot;&amp;[.D168]&amp;&quot;,&quot;&amp;IF(ISBLANK([.E168]);0;[.E168])&amp;&quot;,&quot;&amp;IF(ISBLANK([.F168]);0;[.F168])&amp;&quot;,&quot;&amp;[.K168]&amp;&quot;,&quot;&amp;[.L168]&amp;&quot;,&quot;&amp;[.M168]&amp;&quot;,&quot;&amp;[.N168]&amp;&quot;,&quot;&amp;[.O168]&amp;&quot;,&quot;&amp;[.P168]&amp;&quot;,0,CURDATE(),CURDATE())&quot;&amp;IF(INDIRECT(ADDRESS(ROW([.A168])+1;1))&gt;0;&quot;,&quot;;&quot;;&quot;)" office:value-type="string" office:string-value="(165,1,100,0,0,0,(select t.id from exercises t where t.code = 'A2SLR1'),(select t.id from base_movements t where t.code = 'SLRE01'),(select t.id from training_mode_types t where t.code = 'A2'),(select t.id from execution_note_types t where t.code = ''),0,CURDATE(),CURDATE())," calcext:value-type="string">
            <text:p>(165,1,100,0,0,0,(select t.id from exercises t where t.code = 'A2SLR1'),(select t.id from base_movements t where t.code = 'SLRE01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A2SLR3</text:p>
          </table:table-cell>
          <table:table-cell table:formula="of:=VLOOKUP([.B169];[exercises.$B$4:.$C$292];2;0)" office:value-type="string" office:string-value="SL resp 3" calcext:value-type="string">
            <text:p>SL resp 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69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9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formula="of:=&quot;(select t.id from &quot;&amp;[.G$2]&amp;&quot; t where t.&quot;&amp;[.G$3]&amp;&quot; = '&quot;&amp;[.G169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9]&amp;&quot;')&quot;" office:value-type="string" office:string-value="(select t.id from execution_note_types t where t.code = 'R03')" calcext:value-type="string">
            <text:p>(select t.id from execution_note_types t where t.code = 'R03')</text:p>
          </table:table-cell>
          <table:table-cell/>
          <table:table-cell table:formula="of:=&quot;(&quot;&amp;[.A169]&amp;&quot;,&quot;&amp;[.D169]&amp;&quot;,&quot;&amp;IF(ISBLANK([.E169]);0;[.E169])&amp;&quot;,&quot;&amp;IF(ISBLANK([.F169]);0;[.F169])&amp;&quot;,&quot;&amp;[.K169]&amp;&quot;,&quot;&amp;[.L169]&amp;&quot;,&quot;&amp;[.M169]&amp;&quot;,&quot;&amp;[.N169]&amp;&quot;,&quot;&amp;[.O169]&amp;&quot;,&quot;&amp;[.P169]&amp;&quot;,0,CURDATE(),CURDATE())&quot;&amp;IF(INDIRECT(ADDRESS(ROW([.A169])+1;1))&gt;0;&quot;,&quot;;&quot;;&quot;)" office:value-type="string" office:string-value="(166,1,100,0,0,0,(select t.id from exercises t where t.code = 'A2SLR3'),(select t.id from base_movements t where t.code = 'SLRECO'),(select t.id from training_mode_types t where t.code = 'A2'),(select t.id from execution_note_types t where t.code = 'R03'),0,CURDATE(),CURDATE())," calcext:value-type="string">
            <text:p>(166,1,100,0,0,0,(select t.id from exercises t where t.code = 'A2SLR3'),(select t.id from base_movements t where t.code = 'SLRECO'),(select t.id from training_mode_types t where t.code = 'A2'),(select t.id from execution_note_types t where t.code = 'R03'),0,CURDATE(),CURDATE()),</text:p>
          </table:table-cell>
          <table:table-cell table:number-columns-repeated="998"/>
        </table:table-row>
        <table:table-row table:style-name="ro5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A2SLR5</text:p>
          </table:table-cell>
          <table:table-cell table:formula="of:=VLOOKUP([.B170];[exercises.$B$4:.$C$292];2;0)" office:value-type="string" office:string-value="SL resp 5" calcext:value-type="string">
            <text:p>SL resp 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0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0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formula="of:=&quot;(select t.id from &quot;&amp;[.G$2]&amp;&quot; t where t.&quot;&amp;[.G$3]&amp;&quot; = '&quot;&amp;[.G170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0]&amp;&quot;')&quot;" office:value-type="string" office:string-value="(select t.id from execution_note_types t where t.code = 'R05')" calcext:value-type="string">
            <text:p>(select t.id from execution_note_types t where t.code = 'R05')</text:p>
          </table:table-cell>
          <table:table-cell/>
          <table:table-cell table:formula="of:=&quot;(&quot;&amp;[.A170]&amp;&quot;,&quot;&amp;[.D170]&amp;&quot;,&quot;&amp;IF(ISBLANK([.E170]);0;[.E170])&amp;&quot;,&quot;&amp;IF(ISBLANK([.F170]);0;[.F170])&amp;&quot;,&quot;&amp;[.K170]&amp;&quot;,&quot;&amp;[.L170]&amp;&quot;,&quot;&amp;[.M170]&amp;&quot;,&quot;&amp;[.N170]&amp;&quot;,&quot;&amp;[.O170]&amp;&quot;,&quot;&amp;[.P170]&amp;&quot;,0,CURDATE(),CURDATE())&quot;&amp;IF(INDIRECT(ADDRESS(ROW([.A170])+1;1))&gt;0;&quot;,&quot;;&quot;;&quot;)" office:value-type="string" office:string-value="(167,1,100,0,0,0,(select t.id from exercises t where t.code = 'A2SLR5'),(select t.id from base_movements t where t.code = 'SLRECO'),(select t.id from training_mode_types t where t.code = 'A2'),(select t.id from execution_note_types t where t.code = 'R05'),0,CURDATE(),CURDATE())," calcext:value-type="string">
            <text:p>(167,1,100,0,0,0,(select t.id from exercises t where t.code = 'A2SLR5'),(select t.id from base_movements t where t.code = 'SLRECO'),(select t.id from training_mode_types t where t.code = 'A2'),(select t.id from execution_note_types t where t.code = 'R05'),0,CURDATE(),CURDATE()),</text:p>
          </table:table-cell>
          <table:table-cell table:number-columns-repeated="998"/>
        </table:table-row>
        <table:table-row table:style-name="ro5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A2SLR7</text:p>
          </table:table-cell>
          <table:table-cell table:formula="of:=VLOOKUP([.B171];[exercises.$B$4:.$C$292];2;0)" office:value-type="string" office:string-value="SL resp 7" calcext:value-type="string">
            <text:p>SL resp 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1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1]&amp;&quot;')&quot;" office:value-type="string" office:string-value="(select t.id from exercises t where t.code = 'A2SLR7')" calcext:value-type="string">
            <text:p>(select t.id from exercises t where t.code = 'A2SLR7')</text:p>
          </table:table-cell>
          <table:table-cell table:formula="of:=&quot;(select t.id from &quot;&amp;[.G$2]&amp;&quot; t where t.&quot;&amp;[.G$3]&amp;&quot; = '&quot;&amp;[.G171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1]&amp;&quot;')&quot;" office:value-type="string" office:string-value="(select t.id from execution_note_types t where t.code = 'R07')" calcext:value-type="string">
            <text:p>(select t.id from execution_note_types t where t.code = 'R07')</text:p>
          </table:table-cell>
          <table:table-cell/>
          <table:table-cell table:formula="of:=&quot;(&quot;&amp;[.A171]&amp;&quot;,&quot;&amp;[.D171]&amp;&quot;,&quot;&amp;IF(ISBLANK([.E171]);0;[.E171])&amp;&quot;,&quot;&amp;IF(ISBLANK([.F171]);0;[.F171])&amp;&quot;,&quot;&amp;[.K171]&amp;&quot;,&quot;&amp;[.L171]&amp;&quot;,&quot;&amp;[.M171]&amp;&quot;,&quot;&amp;[.N171]&amp;&quot;,&quot;&amp;[.O171]&amp;&quot;,&quot;&amp;[.P171]&amp;&quot;,0,CURDATE(),CURDATE())&quot;&amp;IF(INDIRECT(ADDRESS(ROW([.A171])+1;1))&gt;0;&quot;,&quot;;&quot;;&quot;)" office:value-type="string" office:string-value="(168,1,100,0,0,0,(select t.id from exercises t where t.code = 'A2SLR7'),(select t.id from base_movements t where t.code = 'SLRECO'),(select t.id from training_mode_types t where t.code = 'A2'),(select t.id from execution_note_types t where t.code = 'R07'),0,CURDATE(),CURDATE())," calcext:value-type="string">
            <text:p>(168,1,100,0,0,0,(select t.id from exercises t where t.code = 'A2SLR7'),(select t.id from base_movements t where t.code = 'SLRECO'),(select t.id from training_mode_types t where t.code = 'A2'),(select t.id from execution_note_types t where t.code = 'R07'),0,CURDATE(),CURDATE()),</text:p>
          </table:table-cell>
          <table:table-cell table:number-columns-repeated="998"/>
        </table:table-row>
        <table:table-row table:style-name="ro5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A2SLR9</text:p>
          </table:table-cell>
          <table:table-cell table:formula="of:=VLOOKUP([.B172];[exercises.$B$4:.$C$292];2;0)" office:value-type="string" office:string-value="SL resp 9" calcext:value-type="string">
            <text:p>SL resp 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2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2]&amp;&quot;')&quot;" office:value-type="string" office:string-value="(select t.id from exercises t where t.code = 'A2SLR9')" calcext:value-type="string">
            <text:p>(select t.id from exercises t where t.code = 'A2SLR9')</text:p>
          </table:table-cell>
          <table:table-cell table:formula="of:=&quot;(select t.id from &quot;&amp;[.G$2]&amp;&quot; t where t.&quot;&amp;[.G$3]&amp;&quot; = '&quot;&amp;[.G172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2]&amp;&quot;')&quot;" office:value-type="string" office:string-value="(select t.id from execution_note_types t where t.code = 'R09')" calcext:value-type="string">
            <text:p>(select t.id from execution_note_types t where t.code = 'R09')</text:p>
          </table:table-cell>
          <table:table-cell/>
          <table:table-cell table:formula="of:=&quot;(&quot;&amp;[.A172]&amp;&quot;,&quot;&amp;[.D172]&amp;&quot;,&quot;&amp;IF(ISBLANK([.E172]);0;[.E172])&amp;&quot;,&quot;&amp;IF(ISBLANK([.F172]);0;[.F172])&amp;&quot;,&quot;&amp;[.K172]&amp;&quot;,&quot;&amp;[.L172]&amp;&quot;,&quot;&amp;[.M172]&amp;&quot;,&quot;&amp;[.N172]&amp;&quot;,&quot;&amp;[.O172]&amp;&quot;,&quot;&amp;[.P172]&amp;&quot;,0,CURDATE(),CURDATE())&quot;&amp;IF(INDIRECT(ADDRESS(ROW([.A172])+1;1))&gt;0;&quot;,&quot;;&quot;;&quot;)" office:value-type="string" office:string-value="(169,1,100,0,0,0,(select t.id from exercises t where t.code = 'A2SLR9'),(select t.id from base_movements t where t.code = 'SLRECO'),(select t.id from training_mode_types t where t.code = 'A2'),(select t.id from execution_note_types t where t.code = 'R09'),0,CURDATE(),CURDATE())," calcext:value-type="string">
            <text:p>(169,1,100,0,0,0,(select t.id from exercises t where t.code = 'A2SLR9'),(select t.id from base_movements t where t.code = 'SLRECO'),(select t.id from training_mode_types t where t.code = 'A2'),(select t.id from execution_note_types t where t.code = 'R09'),0,CURDATE(),CURDATE()),</text:p>
          </table:table-cell>
          <table:table-cell table:number-columns-repeated="998"/>
        </table:table-row>
        <table:table-row table:style-name="ro5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A2SLR2</text:p>
          </table:table-cell>
          <table:table-cell table:formula="of:=VLOOKUP([.B173];[exercises.$B$4:.$C$292];2;0)" office:value-type="string" office:string-value="SL resp 2" calcext:value-type="string">
            <text:p>SL resp 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3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3]&amp;&quot;')&quot;" office:value-type="string" office:string-value="(select t.id from exercises t where t.code = 'A2SLR2')" calcext:value-type="string">
            <text:p>(select t.id from exercises t where t.code = 'A2SLR2')</text:p>
          </table:table-cell>
          <table:table-cell table:formula="of:=&quot;(select t.id from &quot;&amp;[.G$2]&amp;&quot; t where t.&quot;&amp;[.G$3]&amp;&quot; = '&quot;&amp;[.G173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3]&amp;&quot;')&quot;" office:value-type="string" office:string-value="(select t.id from execution_note_types t where t.code = 'R02')" calcext:value-type="string">
            <text:p>(select t.id from execution_note_types t where t.code = 'R02')</text:p>
          </table:table-cell>
          <table:table-cell/>
          <table:table-cell table:formula="of:=&quot;(&quot;&amp;[.A173]&amp;&quot;,&quot;&amp;[.D173]&amp;&quot;,&quot;&amp;IF(ISBLANK([.E173]);0;[.E173])&amp;&quot;,&quot;&amp;IF(ISBLANK([.F173]);0;[.F173])&amp;&quot;,&quot;&amp;[.K173]&amp;&quot;,&quot;&amp;[.L173]&amp;&quot;,&quot;&amp;[.M173]&amp;&quot;,&quot;&amp;[.N173]&amp;&quot;,&quot;&amp;[.O173]&amp;&quot;,&quot;&amp;[.P173]&amp;&quot;,0,CURDATE(),CURDATE())&quot;&amp;IF(INDIRECT(ADDRESS(ROW([.A173])+1;1))&gt;0;&quot;,&quot;;&quot;;&quot;)" office:value-type="string" office:string-value="(170,1,100,0,0,0,(select t.id from exercises t where t.code = 'A2SLR2'),(select t.id from base_movements t where t.code = 'SLRECO'),(select t.id from training_mode_types t where t.code = 'A2'),(select t.id from execution_note_types t where t.code = 'R02'),0,CURDATE(),CURDATE())," calcext:value-type="string">
            <text:p>(170,1,100,0,0,0,(select t.id from exercises t where t.code = 'A2SLR2'),(select t.id from base_movements t where t.code = 'SLRECO'),(select t.id from training_mode_types t where t.code = 'A2'),(select t.id from execution_note_types t where t.code = 'R02'),0,CURDATE(),CURDATE()),</text:p>
          </table:table-cell>
          <table:table-cell table:number-columns-repeated="998"/>
        </table:table-row>
        <table:table-row table:style-name="ro5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A2SLR4</text:p>
          </table:table-cell>
          <table:table-cell table:formula="of:=VLOOKUP([.B174];[exercises.$B$4:.$C$292];2;0)" office:value-type="string" office:string-value="SL resp 4" calcext:value-type="string">
            <text:p>SL resp 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4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4]&amp;&quot;')&quot;" office:value-type="string" office:string-value="(select t.id from exercises t where t.code = 'A2SLR4')" calcext:value-type="string">
            <text:p>(select t.id from exercises t where t.code = 'A2SLR4')</text:p>
          </table:table-cell>
          <table:table-cell table:formula="of:=&quot;(select t.id from &quot;&amp;[.G$2]&amp;&quot; t where t.&quot;&amp;[.G$3]&amp;&quot; = '&quot;&amp;[.G174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4]&amp;&quot;')&quot;" office:value-type="string" office:string-value="(select t.id from execution_note_types t where t.code = 'R04')" calcext:value-type="string">
            <text:p>(select t.id from execution_note_types t where t.code = 'R04')</text:p>
          </table:table-cell>
          <table:table-cell/>
          <table:table-cell table:formula="of:=&quot;(&quot;&amp;[.A174]&amp;&quot;,&quot;&amp;[.D174]&amp;&quot;,&quot;&amp;IF(ISBLANK([.E174]);0;[.E174])&amp;&quot;,&quot;&amp;IF(ISBLANK([.F174]);0;[.F174])&amp;&quot;,&quot;&amp;[.K174]&amp;&quot;,&quot;&amp;[.L174]&amp;&quot;,&quot;&amp;[.M174]&amp;&quot;,&quot;&amp;[.N174]&amp;&quot;,&quot;&amp;[.O174]&amp;&quot;,&quot;&amp;[.P174]&amp;&quot;,0,CURDATE(),CURDATE())&quot;&amp;IF(INDIRECT(ADDRESS(ROW([.A174])+1;1))&gt;0;&quot;,&quot;;&quot;;&quot;)" office:value-type="string" office:string-value="(171,1,100,0,0,0,(select t.id from exercises t where t.code = 'A2SLR4'),(select t.id from base_movements t where t.code = 'SLRECO'),(select t.id from training_mode_types t where t.code = 'A2'),(select t.id from execution_note_types t where t.code = 'R04'),0,CURDATE(),CURDATE())," calcext:value-type="string">
            <text:p>(171,1,100,0,0,0,(select t.id from exercises t where t.code = 'A2SLR4'),(select t.id from base_movements t where t.code = 'SLRECO'),(select t.id from training_mode_types t where t.code = 'A2'),(select t.id from execution_note_types t where t.code = 'R04'),0,CURDATE(),CURDATE()),</text:p>
          </table:table-cell>
          <table:table-cell table:number-columns-repeated="998"/>
        </table:table-row>
        <table:table-row table:style-name="ro3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C1SLFP</text:p>
          </table:table-cell>
          <table:table-cell table:formula="of:=VLOOKUP([.B175];[exercises.$B$4:.$C$292];2;0)" office:value-type="string" office:string-value="SL forte/piano" calcext:value-type="string">
            <text:p>SL forte/piano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5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7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5]&amp;&quot;,&quot;&amp;[.D175]&amp;&quot;,&quot;&amp;IF(ISBLANK([.E175]);0;[.E175])&amp;&quot;,&quot;&amp;IF(ISBLANK([.F175]);0;[.F175])&amp;&quot;,&quot;&amp;[.K175]&amp;&quot;,&quot;&amp;[.L175]&amp;&quot;,&quot;&amp;[.M175]&amp;&quot;,&quot;&amp;[.N175]&amp;&quot;,&quot;&amp;[.O175]&amp;&quot;,&quot;&amp;[.P175]&amp;&quot;,0,CURDATE(),CURDATE())&quot;&amp;IF(INDIRECT(ADDRESS(ROW([.A175])+1;1))&gt;0;&quot;,&quot;;&quot;;&quot;)" office:value-type="string" office:string-value="(172,1,50,0,0,0,(select t.id from exercises t where t.code = 'C1SLFP'),(select t.id from base_movements t where t.code = 'SLCMPL'),(select t.id from training_mode_types t where t.code = 'C1'),(select t.id from execution_note_types t where t.code = ''),0,CURDATE(),CURDATE())," calcext:value-type="string">
            <text:p>(172,1,50,0,0,0,(select t.id from exercises t where t.code = 'C1SLFP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C1SLFP</text:p>
          </table:table-cell>
          <table:table-cell table:formula="of:=VLOOKUP([.B176];[exercises.$B$4:.$C$292];2;0)" office:value-type="string" office:string-value="SL forte/piano" calcext:value-type="string">
            <text:p>SL forte/piano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6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7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6]&amp;&quot;,&quot;&amp;[.D176]&amp;&quot;,&quot;&amp;IF(ISBLANK([.E176]);0;[.E176])&amp;&quot;,&quot;&amp;IF(ISBLANK([.F176]);0;[.F176])&amp;&quot;,&quot;&amp;[.K176]&amp;&quot;,&quot;&amp;[.L176]&amp;&quot;,&quot;&amp;[.M176]&amp;&quot;,&quot;&amp;[.N176]&amp;&quot;,&quot;&amp;[.O176]&amp;&quot;,&quot;&amp;[.P176]&amp;&quot;,0,CURDATE(),CURDATE())&quot;&amp;IF(INDIRECT(ADDRESS(ROW([.A176])+1;1))&gt;0;&quot;,&quot;;&quot;;&quot;)" office:value-type="string" office:string-value="(173,2,50,0,0,0,(select t.id from exercises t where t.code = 'C1SLFP'),(select t.id from base_movements t where t.code = 'SLCMPL'),(select t.id from training_mode_types t where t.code = 'A1'),(select t.id from execution_note_types t where t.code = ''),0,CURDATE(),CURDATE())," calcext:value-type="string">
            <text:p>(173,2,50,0,0,0,(select t.id from exercises t where t.code = 'C1SL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C1SLPF</text:p>
          </table:table-cell>
          <table:table-cell table:formula="of:=VLOOKUP([.B177];[exercises.$B$4:.$C$292];2;0)" office:value-type="string" office:string-value="SL piano/forte" calcext:value-type="string">
            <text:p>SL piano/forte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7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7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7]&amp;&quot;,&quot;&amp;[.D177]&amp;&quot;,&quot;&amp;IF(ISBLANK([.E177]);0;[.E177])&amp;&quot;,&quot;&amp;IF(ISBLANK([.F177]);0;[.F177])&amp;&quot;,&quot;&amp;[.K177]&amp;&quot;,&quot;&amp;[.L177]&amp;&quot;,&quot;&amp;[.M177]&amp;&quot;,&quot;&amp;[.N177]&amp;&quot;,&quot;&amp;[.O177]&amp;&quot;,&quot;&amp;[.P177]&amp;&quot;,0,CURDATE(),CURDATE())&quot;&amp;IF(INDIRECT(ADDRESS(ROW([.A177])+1;1))&gt;0;&quot;,&quot;;&quot;;&quot;)" office:value-type="string" office:string-value="(174,1,50,0,0,0,(select t.id from exercises t where t.code = 'C1SLPF'),(select t.id from base_movements t where t.code = 'SLCMPL'),(select t.id from training_mode_types t where t.code = 'A1'),(select t.id from execution_note_types t where t.code = ''),0,CURDATE(),CURDATE())," calcext:value-type="string">
            <text:p>(174,1,50,0,0,0,(select t.id from exercises t where t.code = 'C1SL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C1SLPF</text:p>
          </table:table-cell>
          <table:table-cell table:formula="of:=VLOOKUP([.B178];[exercises.$B$4:.$C$292];2;0)" office:value-type="string" office:string-value="SL piano/forte" calcext:value-type="string">
            <text:p>SL piano/forte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8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7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8]&amp;&quot;,&quot;&amp;[.D178]&amp;&quot;,&quot;&amp;IF(ISBLANK([.E178]);0;[.E178])&amp;&quot;,&quot;&amp;IF(ISBLANK([.F178]);0;[.F178])&amp;&quot;,&quot;&amp;[.K178]&amp;&quot;,&quot;&amp;[.L178]&amp;&quot;,&quot;&amp;[.M178]&amp;&quot;,&quot;&amp;[.N178]&amp;&quot;,&quot;&amp;[.O178]&amp;&quot;,&quot;&amp;[.P178]&amp;&quot;,0,CURDATE(),CURDATE())&quot;&amp;IF(INDIRECT(ADDRESS(ROW([.A178])+1;1))&gt;0;&quot;,&quot;;&quot;;&quot;)" office:value-type="string" office:string-value="(175,2,50,0,0,0,(select t.id from exercises t where t.code = 'C1SLPF'),(select t.id from base_movements t where t.code = 'SLCMPL'),(select t.id from training_mode_types t where t.code = 'C1'),(select t.id from execution_note_types t where t.code = ''),0,CURDATE(),CURDATE())," calcext:value-type="string">
            <text:p>(175,2,50,0,0,0,(select t.id from exercises t where t.code = 'C1SL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CFAPG</text:p>
          </table:table-cell>
          <table:table-cell table:formula="of:=VLOOKUP([.B179];[exercises.$B$4:.$C$292];2;0)" office:value-type="string" office:string-value="Esercizi FA pugni chiusi" calcext:value-type="string">
            <text:p>Esercizi 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179];[base_movements.$B$4:.$D$157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9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79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17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9]&amp;&quot;,&quot;&amp;[.D179]&amp;&quot;,&quot;&amp;IF(ISBLANK([.E179]);0;[.E179])&amp;&quot;,&quot;&amp;IF(ISBLANK([.F179]);0;[.F179])&amp;&quot;,&quot;&amp;[.K179]&amp;&quot;,&quot;&amp;[.L179]&amp;&quot;,&quot;&amp;[.M179]&amp;&quot;,&quot;&amp;[.N179]&amp;&quot;,&quot;&amp;[.O179]&amp;&quot;,&quot;&amp;[.P179]&amp;&quot;,0,CURDATE(),CURDATE())&quot;&amp;IF(INDIRECT(ADDRESS(ROW([.A179])+1;1))&gt;0;&quot;,&quot;;&quot;;&quot;)" office:value-type="string" office:string-value="(176,1,50,0,0,0,(select t.id from exercises t where t.code = 'ECFAPG'),(select t.id from base_movements t where t.code = 'FABRPU'),(select t.id from training_mode_types t where t.code = 'A1'),(select t.id from execution_note_types t where t.code = ''),0,CURDATE(),CURDATE())," calcext:value-type="string">
            <text:p>(176,1,50,0,0,0,(select t.id from exercises t where t.code = 'EC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CFAPG</text:p>
          </table:table-cell>
          <table:table-cell table:formula="of:=VLOOKUP([.B180];[exercises.$B$4:.$C$292];2;0)" office:value-type="string" office:string-value="Esercizi FA pugni chiusi" calcext:value-type="string">
            <text:p>Esercizi FA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0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0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8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0]&amp;&quot;,&quot;&amp;[.D180]&amp;&quot;,&quot;&amp;IF(ISBLANK([.E180]);0;[.E180])&amp;&quot;,&quot;&amp;IF(ISBLANK([.F180]);0;[.F180])&amp;&quot;,&quot;&amp;[.K180]&amp;&quot;,&quot;&amp;[.L180]&amp;&quot;,&quot;&amp;[.M180]&amp;&quot;,&quot;&amp;[.N180]&amp;&quot;,&quot;&amp;[.O180]&amp;&quot;,&quot;&amp;[.P180]&amp;&quot;,0,CURDATE(),CURDATE())&quot;&amp;IF(INDIRECT(ADDRESS(ROW([.A180])+1;1))&gt;0;&quot;,&quot;;&quot;;&quot;)" office:value-type="string" office:string-value="(177,2,50,0,0,0,(select t.id from exercises t where t.code = 'ECFAPG'),(select t.id from base_movements t where t.code = 'FACMPL'),(select t.id from training_mode_types t where t.code = 'A2'),(select t.id from execution_note_types t where t.code = ''),0,CURDATE(),CURDATE())," calcext:value-type="string">
            <text:p>(177,2,50,0,0,0,(select t.id from exercises t where t.code = 'ECFAP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CFABS</text:p>
          </table:table-cell>
          <table:table-cell table:formula="of:=VLOOKUP([.B181];[exercises.$B$4:.$C$292];2;0)" office:value-type="string" office:string-value="Esercizi FA 1 braccio su" calcext:value-type="string">
            <text:p>Esercizi 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181];[base_movements.$B$4:.$D$157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81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18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1]&amp;&quot;,&quot;&amp;[.D181]&amp;&quot;,&quot;&amp;IF(ISBLANK([.E181]);0;[.E181])&amp;&quot;,&quot;&amp;IF(ISBLANK([.F181]);0;[.F181])&amp;&quot;,&quot;&amp;[.K181]&amp;&quot;,&quot;&amp;[.L181]&amp;&quot;,&quot;&amp;[.M181]&amp;&quot;,&quot;&amp;[.N181]&amp;&quot;,&quot;&amp;[.O181]&amp;&quot;,&quot;&amp;[.P181]&amp;&quot;,0,CURDATE(),CURDATE())&quot;&amp;IF(INDIRECT(ADDRESS(ROW([.A181])+1;1))&gt;0;&quot;,&quot;;&quot;;&quot;)" office:value-type="string" office:string-value="(178,1,50,0,0,0,(select t.id from exercises t where t.code = 'ECFABS'),(select t.id from base_movements t where t.code = 'FABRAL'),(select t.id from training_mode_types t where t.code = 'A1'),(select t.id from execution_note_types t where t.code = ''),0,CURDATE(),CURDATE())," calcext:value-type="string">
            <text:p>(178,1,50,0,0,0,(select t.id from exercises t where t.code = 'EC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CFABS</text:p>
          </table:table-cell>
          <table:table-cell table:formula="of:=VLOOKUP([.B182];[exercises.$B$4:.$C$292];2;0)" office:value-type="string" office:string-value="Esercizi FA 1 braccio su" calcext:value-type="string">
            <text:p>Esercizi FA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2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8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2]&amp;&quot;,&quot;&amp;[.D182]&amp;&quot;,&quot;&amp;IF(ISBLANK([.E182]);0;[.E182])&amp;&quot;,&quot;&amp;IF(ISBLANK([.F182]);0;[.F182])&amp;&quot;,&quot;&amp;[.K182]&amp;&quot;,&quot;&amp;[.L182]&amp;&quot;,&quot;&amp;[.M182]&amp;&quot;,&quot;&amp;[.N182]&amp;&quot;,&quot;&amp;[.O182]&amp;&quot;,&quot;&amp;[.P182]&amp;&quot;,0,CURDATE(),CURDATE())&quot;&amp;IF(INDIRECT(ADDRESS(ROW([.A182])+1;1))&gt;0;&quot;,&quot;;&quot;;&quot;)" office:value-type="string" office:string-value="(179,2,50,0,0,0,(select t.id from exercises t where t.code = 'ECFABS'),(select t.id from base_movements t where t.code = 'FACMPL'),(select t.id from training_mode_types t where t.code = 'A2'),(select t.id from execution_note_types t where t.code = ''),0,CURDATE(),CURDATE())," calcext:value-type="string">
            <text:p>(179,2,50,0,0,0,(select t.id from exercises t where t.code = 'ECFAB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CFABG</text:p>
          </table:table-cell>
          <table:table-cell table:formula="of:=VLOOKUP([.B183];[exercises.$B$4:.$C$292];2;0)" office:value-type="string" office:string-value="Esercizi FA 1 braccio giù" calcext:value-type="string">
            <text:p>Esercizi 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183];[base_movements.$B$4:.$D$157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3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83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18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3]&amp;&quot;,&quot;&amp;[.D183]&amp;&quot;,&quot;&amp;IF(ISBLANK([.E183]);0;[.E183])&amp;&quot;,&quot;&amp;IF(ISBLANK([.F183]);0;[.F183])&amp;&quot;,&quot;&amp;[.K183]&amp;&quot;,&quot;&amp;[.L183]&amp;&quot;,&quot;&amp;[.M183]&amp;&quot;,&quot;&amp;[.N183]&amp;&quot;,&quot;&amp;[.O183]&amp;&quot;,&quot;&amp;[.P183]&amp;&quot;,0,CURDATE(),CURDATE())&quot;&amp;IF(INDIRECT(ADDRESS(ROW([.A183])+1;1))&gt;0;&quot;,&quot;;&quot;;&quot;)" office:value-type="string" office:string-value="(180,1,50,0,0,0,(select t.id from exercises t where t.code = 'ECFABG'),(select t.id from base_movements t where t.code = 'FABRBA'),(select t.id from training_mode_types t where t.code = 'A1'),(select t.id from execution_note_types t where t.code = ''),0,CURDATE(),CURDATE())," calcext:value-type="string">
            <text:p>(180,1,50,0,0,0,(select t.id from exercises t where t.code = 'EC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CFABG</text:p>
          </table:table-cell>
          <table:table-cell table:formula="of:=VLOOKUP([.B184];[exercises.$B$4:.$C$292];2;0)" office:value-type="string" office:string-value="Esercizi FA 1 braccio giù" calcext:value-type="string">
            <text:p>Esercizi FA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4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8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4]&amp;&quot;,&quot;&amp;[.D184]&amp;&quot;,&quot;&amp;IF(ISBLANK([.E184]);0;[.E184])&amp;&quot;,&quot;&amp;IF(ISBLANK([.F184]);0;[.F184])&amp;&quot;,&quot;&amp;[.K184]&amp;&quot;,&quot;&amp;[.L184]&amp;&quot;,&quot;&amp;[.M184]&amp;&quot;,&quot;&amp;[.N184]&amp;&quot;,&quot;&amp;[.O184]&amp;&quot;,&quot;&amp;[.P184]&amp;&quot;,0,CURDATE(),CURDATE())&quot;&amp;IF(INDIRECT(ADDRESS(ROW([.A184])+1;1))&gt;0;&quot;,&quot;;&quot;;&quot;)" office:value-type="string" office:string-value="(181,2,50,0,0,0,(select t.id from exercises t where t.code = 'ECFABG'),(select t.id from base_movements t where t.code = 'FACMPL'),(select t.id from training_mode_types t where t.code = 'A2'),(select t.id from execution_note_types t where t.code = ''),0,CURDATE(),CURDATE())," calcext:value-type="string">
            <text:p>(181,2,50,0,0,0,(select t.id from exercises t where t.code = 'ECFAB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CFAAA</text:p>
          </table:table-cell>
          <table:table-cell table:formula="of:=VLOOKUP([.B185];[exercises.$B$4:.$C$292];2;0)" office:value-type="string" office:string-value="Esercizi FA alternto alto" calcext:value-type="string">
            <text:p>Esercizi 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185];[base_movements.$B$4:.$D$157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5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85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18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5]&amp;&quot;,&quot;&amp;[.D185]&amp;&quot;,&quot;&amp;IF(ISBLANK([.E185]);0;[.E185])&amp;&quot;,&quot;&amp;IF(ISBLANK([.F185]);0;[.F185])&amp;&quot;,&quot;&amp;[.K185]&amp;&quot;,&quot;&amp;[.L185]&amp;&quot;,&quot;&amp;[.M185]&amp;&quot;,&quot;&amp;[.N185]&amp;&quot;,&quot;&amp;[.O185]&amp;&quot;,&quot;&amp;[.P185]&amp;&quot;,0,CURDATE(),CURDATE())&quot;&amp;IF(INDIRECT(ADDRESS(ROW([.A185])+1;1))&gt;0;&quot;,&quot;;&quot;;&quot;)" office:value-type="string" office:string-value="(182,1,50,0,0,0,(select t.id from exercises t where t.code = 'ECFAAA'),(select t.id from base_movements t where t.code = 'FABRLT'),(select t.id from training_mode_types t where t.code = 'A1'),(select t.id from execution_note_types t where t.code = ''),0,CURDATE(),CURDATE())," calcext:value-type="string">
            <text:p>(182,1,50,0,0,0,(select t.id from exercises t where t.code = 'EC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CFAAA</text:p>
          </table:table-cell>
          <table:table-cell table:formula="of:=VLOOKUP([.B186];[exercises.$B$4:.$C$292];2;0)" office:value-type="string" office:string-value="Esercizi FA alternto alto" calcext:value-type="string">
            <text:p>Esercizi FA altern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6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6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8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6]&amp;&quot;,&quot;&amp;[.D186]&amp;&quot;,&quot;&amp;IF(ISBLANK([.E186]);0;[.E186])&amp;&quot;,&quot;&amp;IF(ISBLANK([.F186]);0;[.F186])&amp;&quot;,&quot;&amp;[.K186]&amp;&quot;,&quot;&amp;[.L186]&amp;&quot;,&quot;&amp;[.M186]&amp;&quot;,&quot;&amp;[.N186]&amp;&quot;,&quot;&amp;[.O186]&amp;&quot;,&quot;&amp;[.P186]&amp;&quot;,0,CURDATE(),CURDATE())&quot;&amp;IF(INDIRECT(ADDRESS(ROW([.A186])+1;1))&gt;0;&quot;,&quot;;&quot;;&quot;)" office:value-type="string" office:string-value="(183,2,50,0,0,0,(select t.id from exercises t where t.code = 'ECFAAA'),(select t.id from base_movements t where t.code = 'FACMPL'),(select t.id from training_mode_types t where t.code = 'A2'),(select t.id from execution_note_types t where t.code = ''),0,CURDATE(),CURDATE())," calcext:value-type="string">
            <text:p>(183,2,50,0,0,0,(select t.id from exercises t where t.code = 'ECFAA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CFAA2</text:p>
          </table:table-cell>
          <table:table-cell table:formula="of:=VLOOKUP([.B187];[exercises.$B$4:.$C$292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187];[base_movements.$B$4:.$D$157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7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87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18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7]&amp;&quot;,&quot;&amp;[.D187]&amp;&quot;,&quot;&amp;IF(ISBLANK([.E187]);0;[.E187])&amp;&quot;,&quot;&amp;IF(ISBLANK([.F187]);0;[.F187])&amp;&quot;,&quot;&amp;[.K187]&amp;&quot;,&quot;&amp;[.L187]&amp;&quot;,&quot;&amp;[.M187]&amp;&quot;,&quot;&amp;[.N187]&amp;&quot;,&quot;&amp;[.O187]&amp;&quot;,&quot;&amp;[.P187]&amp;&quot;,0,CURDATE(),CURDATE())&quot;&amp;IF(INDIRECT(ADDRESS(ROW([.A187])+1;1))&gt;0;&quot;,&quot;;&quot;;&quot;)" office:value-type="string" office:string-value="(184,1,50,0,0,0,(select t.id from exercises t where t.code = 'ECFAA2'),(select t.id from base_movements t where t.code = 'FABRL2'),(select t.id from training_mode_types t where t.code = 'A1'),(select t.id from execution_note_types t where t.code = ''),0,CURDATE(),CURDATE())," calcext:value-type="string">
            <text:p>(184,1,50,0,0,0,(select t.id from exercises t where t.code = 'EC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CFAA2</text:p>
          </table:table-cell>
          <table:table-cell table:formula="of:=VLOOKUP([.B188];[exercises.$B$4:.$C$292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8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8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8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8]&amp;&quot;,&quot;&amp;[.D188]&amp;&quot;,&quot;&amp;IF(ISBLANK([.E188]);0;[.E188])&amp;&quot;,&quot;&amp;IF(ISBLANK([.F188]);0;[.F188])&amp;&quot;,&quot;&amp;[.K188]&amp;&quot;,&quot;&amp;[.L188]&amp;&quot;,&quot;&amp;[.M188]&amp;&quot;,&quot;&amp;[.N188]&amp;&quot;,&quot;&amp;[.O188]&amp;&quot;,&quot;&amp;[.P188]&amp;&quot;,0,CURDATE(),CURDATE())&quot;&amp;IF(INDIRECT(ADDRESS(ROW([.A188])+1;1))&gt;0;&quot;,&quot;;&quot;;&quot;)" office:value-type="string" office:string-value="(185,2,50,0,0,0,(select t.id from exercises t where t.code = 'ECFAA2'),(select t.id from base_movements t where t.code = 'FACMPL'),(select t.id from training_mode_types t where t.code = 'A2'),(select t.id from execution_note_types t where t.code = ''),0,CURDATE(),CURDATE())," calcext:value-type="string">
            <text:p>(185,2,50,0,0,0,(select t.id from exercises t where t.code = 'ECFAA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ECFAC1</text:p>
          </table:table-cell>
          <table:table-cell table:formula="of:=VLOOKUP([.B189];[exercises.$B$4:.$C$292];2;0)" office:value-type="string" office:string-value="Esercizi FA composto 1 bracciata" calcext:value-type="string">
            <text:p>Esercizi 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189];[base_movements.$B$4:.$D$157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9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89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18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9]&amp;&quot;,&quot;&amp;[.D189]&amp;&quot;,&quot;&amp;IF(ISBLANK([.E189]);0;[.E189])&amp;&quot;,&quot;&amp;IF(ISBLANK([.F189]);0;[.F189])&amp;&quot;,&quot;&amp;[.K189]&amp;&quot;,&quot;&amp;[.L189]&amp;&quot;,&quot;&amp;[.M189]&amp;&quot;,&quot;&amp;[.N189]&amp;&quot;,&quot;&amp;[.O189]&amp;&quot;,&quot;&amp;[.P189]&amp;&quot;,0,CURDATE(),CURDATE())&quot;&amp;IF(INDIRECT(ADDRESS(ROW([.A189])+1;1))&gt;0;&quot;,&quot;;&quot;;&quot;)" office:value-type="string" office:string-value="(186,1,50,0,0,0,(select t.id from exercises t where t.code = 'ECFAC1'),(select t.id from base_movements t where t.code = 'FABRCM'),(select t.id from training_mode_types t where t.code = 'A1'),(select t.id from execution_note_types t where t.code = ''),0,CURDATE(),CURDATE())," calcext:value-type="string">
            <text:p>(186,1,50,0,0,0,(select t.id from exercises t where t.code = 'EC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ECFAC1</text:p>
          </table:table-cell>
          <table:table-cell table:formula="of:=VLOOKUP([.B190];[exercises.$B$4:.$C$292];2;0)" office:value-type="string" office:string-value="Esercizi FA composto 1 bracciata" calcext:value-type="string">
            <text:p>Esercizi FA composto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0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0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9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0]&amp;&quot;,&quot;&amp;[.D190]&amp;&quot;,&quot;&amp;IF(ISBLANK([.E190]);0;[.E190])&amp;&quot;,&quot;&amp;IF(ISBLANK([.F190]);0;[.F190])&amp;&quot;,&quot;&amp;[.K190]&amp;&quot;,&quot;&amp;[.L190]&amp;&quot;,&quot;&amp;[.M190]&amp;&quot;,&quot;&amp;[.N190]&amp;&quot;,&quot;&amp;[.O190]&amp;&quot;,&quot;&amp;[.P190]&amp;&quot;,0,CURDATE(),CURDATE())&quot;&amp;IF(INDIRECT(ADDRESS(ROW([.A190])+1;1))&gt;0;&quot;,&quot;;&quot;;&quot;)" office:value-type="string" office:string-value="(187,2,50,0,0,0,(select t.id from exercises t where t.code = 'ECFAC1'),(select t.id from base_movements t where t.code = 'FACMPL'),(select t.id from training_mode_types t where t.code = 'A2'),(select t.id from execution_note_types t where t.code = ''),0,CURDATE(),CURDATE())," calcext:value-type="string">
            <text:p>(187,2,50,0,0,0,(select t.id from exercises t where t.code = 'ECFAC1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CFAC2</text:p>
          </table:table-cell>
          <table:table-cell table:formula="of:=VLOOKUP([.B191];[exercises.$B$4:.$C$292];2;0)" office:value-type="string" office:string-value="Esercizi FA composto 2 bracciate" calcext:value-type="string">
            <text:p>Esercizi 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191];[base_movements.$B$4:.$D$157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1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91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1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1]&amp;&quot;,&quot;&amp;[.D191]&amp;&quot;,&quot;&amp;IF(ISBLANK([.E191]);0;[.E191])&amp;&quot;,&quot;&amp;IF(ISBLANK([.F191]);0;[.F191])&amp;&quot;,&quot;&amp;[.K191]&amp;&quot;,&quot;&amp;[.L191]&amp;&quot;,&quot;&amp;[.M191]&amp;&quot;,&quot;&amp;[.N191]&amp;&quot;,&quot;&amp;[.O191]&amp;&quot;,&quot;&amp;[.P191]&amp;&quot;,0,CURDATE(),CURDATE())&quot;&amp;IF(INDIRECT(ADDRESS(ROW([.A191])+1;1))&gt;0;&quot;,&quot;;&quot;;&quot;)" office:value-type="string" office:string-value="(188,1,50,0,0,0,(select t.id from exercises t where t.code = 'ECFAC2'),(select t.id from base_movements t where t.code = 'FABRC2'),(select t.id from training_mode_types t where t.code = 'A1'),(select t.id from execution_note_types t where t.code = ''),0,CURDATE(),CURDATE())," calcext:value-type="string">
            <text:p>(188,1,50,0,0,0,(select t.id from exercises t where t.code = 'EC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CFAC2</text:p>
          </table:table-cell>
          <table:table-cell table:formula="of:=VLOOKUP([.B192];[exercises.$B$4:.$C$292];2;0)" office:value-type="string" office:string-value="Esercizi FA composto 2 bracciate" calcext:value-type="string">
            <text:p>Esercizi FA compos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2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9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2]&amp;&quot;,&quot;&amp;[.D192]&amp;&quot;,&quot;&amp;IF(ISBLANK([.E192]);0;[.E192])&amp;&quot;,&quot;&amp;IF(ISBLANK([.F192]);0;[.F192])&amp;&quot;,&quot;&amp;[.K192]&amp;&quot;,&quot;&amp;[.L192]&amp;&quot;,&quot;&amp;[.M192]&amp;&quot;,&quot;&amp;[.N192]&amp;&quot;,&quot;&amp;[.O192]&amp;&quot;,&quot;&amp;[.P192]&amp;&quot;,0,CURDATE(),CURDATE())&quot;&amp;IF(INDIRECT(ADDRESS(ROW([.A192])+1;1))&gt;0;&quot;,&quot;;&quot;;&quot;)" office:value-type="string" office:string-value="(189,2,50,0,0,0,(select t.id from exercises t where t.code = 'ECFAC2'),(select t.id from base_movements t where t.code = 'FACMPL'),(select t.id from training_mode_types t where t.code = 'A2'),(select t.id from execution_note_types t where t.code = ''),0,CURDATE(),CURDATE())," calcext:value-type="string">
            <text:p>(189,2,50,0,0,0,(select t.id from exercises t where t.code = 'ECFAC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CFAC3</text:p>
          </table:table-cell>
          <table:table-cell table:formula="of:=VLOOKUP([.B193];[exercises.$B$4:.$C$292];2;0)" office:value-type="string" office:string-value="Esercizi FA composto 3 bracciate" calcext:value-type="string">
            <text:p>Esercizi 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193];[base_movements.$B$4:.$D$157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3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93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19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3]&amp;&quot;,&quot;&amp;[.D193]&amp;&quot;,&quot;&amp;IF(ISBLANK([.E193]);0;[.E193])&amp;&quot;,&quot;&amp;IF(ISBLANK([.F193]);0;[.F193])&amp;&quot;,&quot;&amp;[.K193]&amp;&quot;,&quot;&amp;[.L193]&amp;&quot;,&quot;&amp;[.M193]&amp;&quot;,&quot;&amp;[.N193]&amp;&quot;,&quot;&amp;[.O193]&amp;&quot;,&quot;&amp;[.P193]&amp;&quot;,0,CURDATE(),CURDATE())&quot;&amp;IF(INDIRECT(ADDRESS(ROW([.A193])+1;1))&gt;0;&quot;,&quot;;&quot;;&quot;)" office:value-type="string" office:string-value="(190,1,50,0,0,0,(select t.id from exercises t where t.code = 'ECFAC3'),(select t.id from base_movements t where t.code = 'FABRC3'),(select t.id from training_mode_types t where t.code = 'A1'),(select t.id from execution_note_types t where t.code = ''),0,CURDATE(),CURDATE())," calcext:value-type="string">
            <text:p>(190,1,50,0,0,0,(select t.id from exercises t where t.code = 'EC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CFAC3</text:p>
          </table:table-cell>
          <table:table-cell table:formula="of:=VLOOKUP([.B194];[exercises.$B$4:.$C$292];2;0)" office:value-type="string" office:string-value="Esercizi FA composto 3 bracciate" calcext:value-type="string">
            <text:p>Esercizi FA composto 3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4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9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4]&amp;&quot;,&quot;&amp;[.D194]&amp;&quot;,&quot;&amp;IF(ISBLANK([.E194]);0;[.E194])&amp;&quot;,&quot;&amp;IF(ISBLANK([.F194]);0;[.F194])&amp;&quot;,&quot;&amp;[.K194]&amp;&quot;,&quot;&amp;[.L194]&amp;&quot;,&quot;&amp;[.M194]&amp;&quot;,&quot;&amp;[.N194]&amp;&quot;,&quot;&amp;[.O194]&amp;&quot;,&quot;&amp;[.P194]&amp;&quot;,0,CURDATE(),CURDATE())&quot;&amp;IF(INDIRECT(ADDRESS(ROW([.A194])+1;1))&gt;0;&quot;,&quot;;&quot;;&quot;)" office:value-type="string" office:string-value="(191,2,50,0,0,0,(select t.id from exercises t where t.code = 'ECFAC3'),(select t.id from base_movements t where t.code = 'FACMPL'),(select t.id from training_mode_types t where t.code = 'A2'),(select t.id from execution_note_types t where t.code = ''),0,CURDATE(),CURDATE())," calcext:value-type="string">
            <text:p>(191,2,50,0,0,0,(select t.id from exercises t where t.code = 'ECFAC3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CFAG4</text:p>
          </table:table-cell>
          <table:table-cell table:formula="of:=VLOOKUP([.B195];[exercises.$B$4:.$C$292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195];[base_movements.$B$4:.$D$157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5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95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19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5]&amp;&quot;,&quot;&amp;[.D195]&amp;&quot;,&quot;&amp;IF(ISBLANK([.E195]);0;[.E195])&amp;&quot;,&quot;&amp;IF(ISBLANK([.F195]);0;[.F195])&amp;&quot;,&quot;&amp;[.K195]&amp;&quot;,&quot;&amp;[.L195]&amp;&quot;,&quot;&amp;[.M195]&amp;&quot;,&quot;&amp;[.N195]&amp;&quot;,&quot;&amp;[.O195]&amp;&quot;,&quot;&amp;[.P195]&amp;&quot;,0,CURDATE(),CURDATE())&quot;&amp;IF(INDIRECT(ADDRESS(ROW([.A195])+1;1))&gt;0;&quot;,&quot;;&quot;;&quot;)" office:value-type="string" office:string-value="(192,1,50,0,0,0,(select t.id from exercises t where t.code = 'ECFAG4'),(select t.id from base_movements t where t.code = 'FAGBR4'),(select t.id from training_mode_types t where t.code = 'A1'),(select t.id from execution_note_types t where t.code = ''),0,CURDATE(),CURDATE())," calcext:value-type="string">
            <text:p>(192,1,50,0,0,0,(select t.id from exercises t where t.code = 'EC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CFAG4</text:p>
          </table:table-cell>
          <table:table-cell table:formula="of:=VLOOKUP([.B196];[exercises.$B$4:.$C$292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6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6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9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6]&amp;&quot;,&quot;&amp;[.D196]&amp;&quot;,&quot;&amp;IF(ISBLANK([.E196]);0;[.E196])&amp;&quot;,&quot;&amp;IF(ISBLANK([.F196]);0;[.F196])&amp;&quot;,&quot;&amp;[.K196]&amp;&quot;,&quot;&amp;[.L196]&amp;&quot;,&quot;&amp;[.M196]&amp;&quot;,&quot;&amp;[.N196]&amp;&quot;,&quot;&amp;[.O196]&amp;&quot;,&quot;&amp;[.P196]&amp;&quot;,0,CURDATE(),CURDATE())&quot;&amp;IF(INDIRECT(ADDRESS(ROW([.A196])+1;1))&gt;0;&quot;,&quot;;&quot;;&quot;)" office:value-type="string" office:string-value="(193,2,50,0,0,0,(select t.id from exercises t where t.code = 'ECFAG4'),(select t.id from base_movements t where t.code = 'FACMPL'),(select t.id from training_mode_types t where t.code = 'A2'),(select t.id from execution_note_types t where t.code = ''),0,CURDATE(),CURDATE())," calcext:value-type="string">
            <text:p>(193,2,50,0,0,0,(select t.id from exercises t where t.code = 'ECFAG4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CFASB</text:p>
          </table:table-cell>
          <table:table-cell table:formula="of:=VLOOKUP([.B197];[exercises.$B$4:.$C$292];2;0)" office:value-type="string" office:string-value="Esercizi FA solo braccia" calcext:value-type="string">
            <text:p>Esercizi 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197];[base_movements.$B$4:.$D$157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7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97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19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7]&amp;&quot;,&quot;&amp;[.D197]&amp;&quot;,&quot;&amp;IF(ISBLANK([.E197]);0;[.E197])&amp;&quot;,&quot;&amp;IF(ISBLANK([.F197]);0;[.F197])&amp;&quot;,&quot;&amp;[.K197]&amp;&quot;,&quot;&amp;[.L197]&amp;&quot;,&quot;&amp;[.M197]&amp;&quot;,&quot;&amp;[.N197]&amp;&quot;,&quot;&amp;[.O197]&amp;&quot;,&quot;&amp;[.P197]&amp;&quot;,0,CURDATE(),CURDATE())&quot;&amp;IF(INDIRECT(ADDRESS(ROW([.A197])+1;1))&gt;0;&quot;,&quot;;&quot;;&quot;)" office:value-type="string" office:string-value="(194,1,30,0,0,0,(select t.id from exercises t where t.code = 'ECFASB'),(select t.id from base_movements t where t.code = 'FABRSO'),(select t.id from training_mode_types t where t.code = 'A1'),(select t.id from execution_note_types t where t.code = ''),0,CURDATE(),CURDATE())," calcext:value-type="string">
            <text:p>(194,1,30,0,0,0,(select t.id from exercises t where t.code = 'EC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CFASB</text:p>
          </table:table-cell>
          <table:table-cell table:formula="of:=VLOOKUP([.B198];[exercises.$B$4:.$C$292];2;0)" office:value-type="string" office:string-value="Esercizi FA solo braccia" calcext:value-type="string">
            <text:p>Esercizi FA solo bracci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8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9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8]&amp;&quot;,&quot;&amp;[.D198]&amp;&quot;,&quot;&amp;IF(ISBLANK([.E198]);0;[.E198])&amp;&quot;,&quot;&amp;IF(ISBLANK([.F198]);0;[.F198])&amp;&quot;,&quot;&amp;[.K198]&amp;&quot;,&quot;&amp;[.L198]&amp;&quot;,&quot;&amp;[.M198]&amp;&quot;,&quot;&amp;[.N198]&amp;&quot;,&quot;&amp;[.O198]&amp;&quot;,&quot;&amp;[.P198]&amp;&quot;,0,CURDATE(),CURDATE())&quot;&amp;IF(INDIRECT(ADDRESS(ROW([.A198])+1;1))&gt;0;&quot;,&quot;;&quot;;&quot;)" office:value-type="string" office:string-value="(195,2,70,0,0,0,(select t.id from exercises t where t.code = 'ECFASB'),(select t.id from base_movements t where t.code = 'FACMPL'),(select t.id from training_mode_types t where t.code = 'A2'),(select t.id from execution_note_types t where t.code = ''),0,CURDATE(),CURDATE())," calcext:value-type="string">
            <text:p>(195,2,70,0,0,0,(select t.id from exercises t where t.code = 'ECFASB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CFARA</text:p>
          </table:table-cell>
          <table:table-cell table:formula="of:=VLOOKUP([.B199];[exercises.$B$4:.$C$292];2;0)" office:value-type="string" office:string-value="Esercizi FA recupero alto" calcext:value-type="string">
            <text:p>Esercizi 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199];[base_movements.$B$4:.$D$157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9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199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19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9]&amp;&quot;,&quot;&amp;[.D199]&amp;&quot;,&quot;&amp;IF(ISBLANK([.E199]);0;[.E199])&amp;&quot;,&quot;&amp;IF(ISBLANK([.F199]);0;[.F199])&amp;&quot;,&quot;&amp;[.K199]&amp;&quot;,&quot;&amp;[.L199]&amp;&quot;,&quot;&amp;[.M199]&amp;&quot;,&quot;&amp;[.N199]&amp;&quot;,&quot;&amp;[.O199]&amp;&quot;,&quot;&amp;[.P199]&amp;&quot;,0,CURDATE(),CURDATE())&quot;&amp;IF(INDIRECT(ADDRESS(ROW([.A199])+1;1))&gt;0;&quot;,&quot;;&quot;;&quot;)" office:value-type="string" office:string-value="(196,1,50,0,0,0,(select t.id from exercises t where t.code = 'ECFARA'),(select t.id from base_movements t where t.code = 'FABRSF'),(select t.id from training_mode_types t where t.code = 'A1'),(select t.id from execution_note_types t where t.code = ''),0,CURDATE(),CURDATE())," calcext:value-type="string">
            <text:p>(196,1,50,0,0,0,(select t.id from exercises t where t.code = 'EC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ECFARA</text:p>
          </table:table-cell>
          <table:table-cell table:formula="of:=VLOOKUP([.B200];[exercises.$B$4:.$C$292];2;0)" office:value-type="string" office:string-value="Esercizi FA recupero alto" calcext:value-type="string">
            <text:p>Esercizi FA recuper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0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0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20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0]&amp;&quot;,&quot;&amp;[.D200]&amp;&quot;,&quot;&amp;IF(ISBLANK([.E200]);0;[.E200])&amp;&quot;,&quot;&amp;IF(ISBLANK([.F200]);0;[.F200])&amp;&quot;,&quot;&amp;[.K200]&amp;&quot;,&quot;&amp;[.L200]&amp;&quot;,&quot;&amp;[.M200]&amp;&quot;,&quot;&amp;[.N200]&amp;&quot;,&quot;&amp;[.O200]&amp;&quot;,&quot;&amp;[.P200]&amp;&quot;,0,CURDATE(),CURDATE())&quot;&amp;IF(INDIRECT(ADDRESS(ROW([.A200])+1;1))&gt;0;&quot;,&quot;;&quot;;&quot;)" office:value-type="string" office:string-value="(197,2,50,0,0,0,(select t.id from exercises t where t.code = 'ECFARA'),(select t.id from base_movements t where t.code = 'FACMPL'),(select t.id from training_mode_types t where t.code = 'A2'),(select t.id from execution_note_types t where t.code = ''),0,CURDATE(),CURDATE())," calcext:value-type="string">
            <text:p>(197,2,50,0,0,0,(select t.id from exercises t where t.code = 'ECFAR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ECFASS</text:p>
          </table:table-cell>
          <table:table-cell table:formula="of:=VLOOKUP([.B201];[exercises.$B$4:.$C$292];2;0)" office:value-type="string" office:string-value="Esercizi FA passata sub" calcext:value-type="string">
            <text:p>Esercizi 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201];[base_movements.$B$4:.$D$157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1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201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20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1]&amp;&quot;,&quot;&amp;[.D201]&amp;&quot;,&quot;&amp;IF(ISBLANK([.E201]);0;[.E201])&amp;&quot;,&quot;&amp;IF(ISBLANK([.F201]);0;[.F201])&amp;&quot;,&quot;&amp;[.K201]&amp;&quot;,&quot;&amp;[.L201]&amp;&quot;,&quot;&amp;[.M201]&amp;&quot;,&quot;&amp;[.N201]&amp;&quot;,&quot;&amp;[.O201]&amp;&quot;,&quot;&amp;[.P201]&amp;&quot;,0,CURDATE(),CURDATE())&quot;&amp;IF(INDIRECT(ADDRESS(ROW([.A201])+1;1))&gt;0;&quot;,&quot;;&quot;;&quot;)" office:value-type="string" office:string-value="(198,1,50,0,0,0,(select t.id from exercises t where t.code = 'ECFASS'),(select t.id from base_movements t where t.code = 'FABRSU'),(select t.id from training_mode_types t where t.code = 'A1'),(select t.id from execution_note_types t where t.code = ''),0,CURDATE(),CURDATE())," calcext:value-type="string">
            <text:p>(198,1,50,0,0,0,(select t.id from exercises t where t.code = 'EC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ECFASS</text:p>
          </table:table-cell>
          <table:table-cell table:formula="of:=VLOOKUP([.B202];[exercises.$B$4:.$C$292];2;0)" office:value-type="string" office:string-value="Esercizi FA passata sub" calcext:value-type="string">
            <text:p>Esercizi FA passata su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2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20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2]&amp;&quot;,&quot;&amp;[.D202]&amp;&quot;,&quot;&amp;IF(ISBLANK([.E202]);0;[.E202])&amp;&quot;,&quot;&amp;IF(ISBLANK([.F202]);0;[.F202])&amp;&quot;,&quot;&amp;[.K202]&amp;&quot;,&quot;&amp;[.L202]&amp;&quot;,&quot;&amp;[.M202]&amp;&quot;,&quot;&amp;[.N202]&amp;&quot;,&quot;&amp;[.O202]&amp;&quot;,&quot;&amp;[.P202]&amp;&quot;,0,CURDATE(),CURDATE())&quot;&amp;IF(INDIRECT(ADDRESS(ROW([.A202])+1;1))&gt;0;&quot;,&quot;;&quot;;&quot;)" office:value-type="string" office:string-value="(199,2,50,0,0,0,(select t.id from exercises t where t.code = 'ECFASS'),(select t.id from base_movements t where t.code = 'FACMPL'),(select t.id from training_mode_types t where t.code = 'A2'),(select t.id from execution_note_types t where t.code = ''),0,CURDATE(),CURDATE())," calcext:value-type="string">
            <text:p>(199,2,50,0,0,0,(select t.id from exercises t where t.code = 'ECFAS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ECFAIL</text:p>
          </table:table-cell>
          <table:table-cell table:formula="of:=VLOOKUP([.B203];[exercises.$B$4:.$C$292];2;0)" office:value-type="string" office:string-value="Esercizi FA ingresso largo" calcext:value-type="string">
            <text:p>Esercizi 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203];[base_movements.$B$4:.$D$157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3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203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20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3]&amp;&quot;,&quot;&amp;[.D203]&amp;&quot;,&quot;&amp;IF(ISBLANK([.E203]);0;[.E203])&amp;&quot;,&quot;&amp;IF(ISBLANK([.F203]);0;[.F203])&amp;&quot;,&quot;&amp;[.K203]&amp;&quot;,&quot;&amp;[.L203]&amp;&quot;,&quot;&amp;[.M203]&amp;&quot;,&quot;&amp;[.N203]&amp;&quot;,&quot;&amp;[.O203]&amp;&quot;,&quot;&amp;[.P203]&amp;&quot;,0,CURDATE(),CURDATE())&quot;&amp;IF(INDIRECT(ADDRESS(ROW([.A203])+1;1))&gt;0;&quot;,&quot;;&quot;;&quot;)" office:value-type="string" office:string-value="(200,1,50,0,0,0,(select t.id from exercises t where t.code = 'ECFAIL'),(select t.id from base_movements t where t.code = 'FABRBL'),(select t.id from training_mode_types t where t.code = 'A1'),(select t.id from execution_note_types t where t.code = ''),0,CURDATE(),CURDATE())," calcext:value-type="string">
            <text:p>(200,1,50,0,0,0,(select t.id from exercises t where t.code = 'EC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ECFAIL</text:p>
          </table:table-cell>
          <table:table-cell table:formula="of:=VLOOKUP([.B204];[exercises.$B$4:.$C$292];2;0)" office:value-type="string" office:string-value="Esercizi FA ingresso largo" calcext:value-type="string">
            <text:p>Esercizi FA ingresso larg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4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20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4]&amp;&quot;,&quot;&amp;[.D204]&amp;&quot;,&quot;&amp;IF(ISBLANK([.E204]);0;[.E204])&amp;&quot;,&quot;&amp;IF(ISBLANK([.F204]);0;[.F204])&amp;&quot;,&quot;&amp;[.K204]&amp;&quot;,&quot;&amp;[.L204]&amp;&quot;,&quot;&amp;[.M204]&amp;&quot;,&quot;&amp;[.N204]&amp;&quot;,&quot;&amp;[.O204]&amp;&quot;,&quot;&amp;[.P204]&amp;&quot;,0,CURDATE(),CURDATE())&quot;&amp;IF(INDIRECT(ADDRESS(ROW([.A204])+1;1))&gt;0;&quot;,&quot;;&quot;;&quot;)" office:value-type="string" office:string-value="(201,2,50,0,0,0,(select t.id from exercises t where t.code = 'ECFAIL'),(select t.id from base_movements t where t.code = 'FACMPL'),(select t.id from training_mode_types t where t.code = 'A2'),(select t.id from execution_note_types t where t.code = ''),0,CURDATE(),CURDATE())," calcext:value-type="string">
            <text:p>(201,2,50,0,0,0,(select t.id from exercises t where t.code = 'ECFAIL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ECFAIS</text:p>
          </table:table-cell>
          <table:table-cell table:formula="of:=VLOOKUP([.B205];[exercises.$B$4:.$C$292];2;0)" office:value-type="string" office:string-value="Esercizi FA ingresso stretto" calcext:value-type="string">
            <text:p>Esercizi 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205];[base_movements.$B$4:.$D$157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5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205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20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5]&amp;&quot;,&quot;&amp;[.D205]&amp;&quot;,&quot;&amp;IF(ISBLANK([.E205]);0;[.E205])&amp;&quot;,&quot;&amp;IF(ISBLANK([.F205]);0;[.F205])&amp;&quot;,&quot;&amp;[.K205]&amp;&quot;,&quot;&amp;[.L205]&amp;&quot;,&quot;&amp;[.M205]&amp;&quot;,&quot;&amp;[.N205]&amp;&quot;,&quot;&amp;[.O205]&amp;&quot;,&quot;&amp;[.P205]&amp;&quot;,0,CURDATE(),CURDATE())&quot;&amp;IF(INDIRECT(ADDRESS(ROW([.A205])+1;1))&gt;0;&quot;,&quot;;&quot;;&quot;)" office:value-type="string" office:string-value="(202,1,50,0,0,0,(select t.id from exercises t where t.code = 'ECFAIS'),(select t.id from base_movements t where t.code = 'FABRBS'),(select t.id from training_mode_types t where t.code = 'A1'),(select t.id from execution_note_types t where t.code = ''),0,CURDATE(),CURDATE())," calcext:value-type="string">
            <text:p>(202,1,50,0,0,0,(select t.id from exercises t where t.code = 'EC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ECFAIS</text:p>
          </table:table-cell>
          <table:table-cell table:formula="of:=VLOOKUP([.B206];[exercises.$B$4:.$C$292];2;0)" office:value-type="string" office:string-value="Esercizi FA ingresso stretto" calcext:value-type="string">
            <text:p>Esercizi FA ingresso 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6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6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20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6]&amp;&quot;,&quot;&amp;[.D206]&amp;&quot;,&quot;&amp;IF(ISBLANK([.E206]);0;[.E206])&amp;&quot;,&quot;&amp;IF(ISBLANK([.F206]);0;[.F206])&amp;&quot;,&quot;&amp;[.K206]&amp;&quot;,&quot;&amp;[.L206]&amp;&quot;,&quot;&amp;[.M206]&amp;&quot;,&quot;&amp;[.N206]&amp;&quot;,&quot;&amp;[.O206]&amp;&quot;,&quot;&amp;[.P206]&amp;&quot;,0,CURDATE(),CURDATE())&quot;&amp;IF(INDIRECT(ADDRESS(ROW([.A206])+1;1))&gt;0;&quot;,&quot;;&quot;;&quot;)" office:value-type="string" office:string-value="(203,2,50,0,0,0,(select t.id from exercises t where t.code = 'ECFAIS'),(select t.id from base_movements t where t.code = 'FACMPL'),(select t.id from training_mode_types t where t.code = 'A2'),(select t.id from execution_note_types t where t.code = ''),0,CURDATE(),CURDATE())," calcext:value-type="string">
            <text:p>(203,2,50,0,0,0,(select t.id from exercises t where t.code = 'ECFAI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CFAGS</text:p>
          </table:table-cell>
          <table:table-cell table:formula="of:=VLOOKUP([.B207];[exercises.$B$4:.$C$292];2;0)" office:value-type="string" office:string-value="Esercizi FA gambe SL" calcext:value-type="string">
            <text:p>Esercizi FA gambe S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207];[base_movements.$B$4:.$D$157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7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207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2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7]&amp;&quot;,&quot;&amp;[.D207]&amp;&quot;,&quot;&amp;IF(ISBLANK([.E207]);0;[.E207])&amp;&quot;,&quot;&amp;IF(ISBLANK([.F207]);0;[.F207])&amp;&quot;,&quot;&amp;[.K207]&amp;&quot;,&quot;&amp;[.L207]&amp;&quot;,&quot;&amp;[.M207]&amp;&quot;,&quot;&amp;[.N207]&amp;&quot;,&quot;&amp;[.O207]&amp;&quot;,&quot;&amp;[.P207]&amp;&quot;,0,CURDATE(),CURDATE())&quot;&amp;IF(INDIRECT(ADDRESS(ROW([.A207])+1;1))&gt;0;&quot;,&quot;;&quot;;&quot;)" office:value-type="string" office:string-value="(204,1,50,0,0,0,(select t.id from exercises t where t.code = 'ECFAGS'),(select t.id from base_movements t where t.code = 'FABRSL'),(select t.id from training_mode_types t where t.code = 'A1'),(select t.id from execution_note_types t where t.code = ''),0,CURDATE(),CURDATE())," calcext:value-type="string">
            <text:p>(204,1,50,0,0,0,(select t.id from exercises t where t.code = 'EC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CFAGS</text:p>
          </table:table-cell>
          <table:table-cell table:formula="of:=VLOOKUP([.B208];[exercises.$B$4:.$C$292];2;0)" office:value-type="string" office:string-value="Esercizi FA gambe SL" calcext:value-type="string">
            <text:p>Esercizi FA gambe S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8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8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20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8]&amp;&quot;,&quot;&amp;[.D208]&amp;&quot;,&quot;&amp;IF(ISBLANK([.E208]);0;[.E208])&amp;&quot;,&quot;&amp;IF(ISBLANK([.F208]);0;[.F208])&amp;&quot;,&quot;&amp;[.K208]&amp;&quot;,&quot;&amp;[.L208]&amp;&quot;,&quot;&amp;[.M208]&amp;&quot;,&quot;&amp;[.N208]&amp;&quot;,&quot;&amp;[.O208]&amp;&quot;,&quot;&amp;[.P208]&amp;&quot;,0,CURDATE(),CURDATE())&quot;&amp;IF(INDIRECT(ADDRESS(ROW([.A208])+1;1))&gt;0;&quot;,&quot;;&quot;;&quot;)" office:value-type="string" office:string-value="(205,2,50,0,0,0,(select t.id from exercises t where t.code = 'ECFAGS'),(select t.id from base_movements t where t.code = 'FACMPL'),(select t.id from training_mode_types t where t.code = 'A2'),(select t.id from execution_note_types t where t.code = ''),0,CURDATE(),CURDATE())," calcext:value-type="string">
            <text:p>(205,2,50,0,0,0,(select t.id from exercises t where t.code = 'ECFAG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ESFAPG</text:p>
          </table:table-cell>
          <table:table-cell table:formula="of:=VLOOKUP([.B209];[exercises.$B$4:.$C$292];2;0)" office:value-type="string" office:string-value="FA pugni chiusi" calcext:value-type="string">
            <text:p>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209];[base_movements.$B$4:.$D$157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9]&amp;&quot;')&quot;" office:value-type="string" office:string-value="(select t.id from exercises t where t.code = 'ESFAPG')" calcext:value-type="string">
            <text:p>(select t.id from exercises t where t.code = 'ESFAPG')</text:p>
          </table:table-cell>
          <table:table-cell table:formula="of:=&quot;(select t.id from &quot;&amp;[.G$2]&amp;&quot; t where t.&quot;&amp;[.G$3]&amp;&quot; = '&quot;&amp;[.G209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20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9]&amp;&quot;,&quot;&amp;[.D209]&amp;&quot;,&quot;&amp;IF(ISBLANK([.E209]);0;[.E209])&amp;&quot;,&quot;&amp;IF(ISBLANK([.F209]);0;[.F209])&amp;&quot;,&quot;&amp;[.K209]&amp;&quot;,&quot;&amp;[.L209]&amp;&quot;,&quot;&amp;[.M209]&amp;&quot;,&quot;&amp;[.N209]&amp;&quot;,&quot;&amp;[.O209]&amp;&quot;,&quot;&amp;[.P209]&amp;&quot;,0,CURDATE(),CURDATE())&quot;&amp;IF(INDIRECT(ADDRESS(ROW([.A209])+1;1))&gt;0;&quot;,&quot;;&quot;;&quot;)" office:value-type="string" office:string-value="(206,1,100,0,0,0,(select t.id from exercises t where t.code = 'ESFAPG'),(select t.id from base_movements t where t.code = 'FABRPU'),(select t.id from training_mode_types t where t.code = 'A1'),(select t.id from execution_note_types t where t.code = ''),0,CURDATE(),CURDATE())," calcext:value-type="string">
            <text:p>(206,1,100,0,0,0,(select t.id from exercises t where t.code = 'ES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ESFABS</text:p>
          </table:table-cell>
          <table:table-cell table:formula="of:=VLOOKUP([.B210];[exercises.$B$4:.$C$292];2;0)" office:value-type="string" office:string-value="FA 1 braccio su" calcext:value-type="string">
            <text:p>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210];[base_movements.$B$4:.$D$157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0]&amp;&quot;')&quot;" office:value-type="string" office:string-value="(select t.id from exercises t where t.code = 'ESFABS')" calcext:value-type="string">
            <text:p>(select t.id from exercises t where t.code = 'ESFABS')</text:p>
          </table:table-cell>
          <table:table-cell table:formula="of:=&quot;(select t.id from &quot;&amp;[.G$2]&amp;&quot; t where t.&quot;&amp;[.G$3]&amp;&quot; = '&quot;&amp;[.G210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2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0]&amp;&quot;,&quot;&amp;[.D210]&amp;&quot;,&quot;&amp;IF(ISBLANK([.E210]);0;[.E210])&amp;&quot;,&quot;&amp;IF(ISBLANK([.F210]);0;[.F210])&amp;&quot;,&quot;&amp;[.K210]&amp;&quot;,&quot;&amp;[.L210]&amp;&quot;,&quot;&amp;[.M210]&amp;&quot;,&quot;&amp;[.N210]&amp;&quot;,&quot;&amp;[.O210]&amp;&quot;,&quot;&amp;[.P210]&amp;&quot;,0,CURDATE(),CURDATE())&quot;&amp;IF(INDIRECT(ADDRESS(ROW([.A210])+1;1))&gt;0;&quot;,&quot;;&quot;;&quot;)" office:value-type="string" office:string-value="(207,1,100,0,0,0,(select t.id from exercises t where t.code = 'ESFABS'),(select t.id from base_movements t where t.code = 'FABRAL'),(select t.id from training_mode_types t where t.code = 'A1'),(select t.id from execution_note_types t where t.code = ''),0,CURDATE(),CURDATE())," calcext:value-type="string">
            <text:p>(207,1,100,0,0,0,(select t.id from exercises t where t.code = 'ES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ESFABG</text:p>
          </table:table-cell>
          <table:table-cell table:formula="of:=VLOOKUP([.B211];[exercises.$B$4:.$C$292];2;0)" office:value-type="string" office:string-value="FA 1 braccio giù" calcext:value-type="string">
            <text:p>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211];[base_movements.$B$4:.$D$157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1]&amp;&quot;')&quot;" office:value-type="string" office:string-value="(select t.id from exercises t where t.code = 'ESFABG')" calcext:value-type="string">
            <text:p>(select t.id from exercises t where t.code = 'ESFABG')</text:p>
          </table:table-cell>
          <table:table-cell table:formula="of:=&quot;(select t.id from &quot;&amp;[.G$2]&amp;&quot; t where t.&quot;&amp;[.G$3]&amp;&quot; = '&quot;&amp;[.G211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21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1]&amp;&quot;,&quot;&amp;[.D211]&amp;&quot;,&quot;&amp;IF(ISBLANK([.E211]);0;[.E211])&amp;&quot;,&quot;&amp;IF(ISBLANK([.F211]);0;[.F211])&amp;&quot;,&quot;&amp;[.K211]&amp;&quot;,&quot;&amp;[.L211]&amp;&quot;,&quot;&amp;[.M211]&amp;&quot;,&quot;&amp;[.N211]&amp;&quot;,&quot;&amp;[.O211]&amp;&quot;,&quot;&amp;[.P211]&amp;&quot;,0,CURDATE(),CURDATE())&quot;&amp;IF(INDIRECT(ADDRESS(ROW([.A211])+1;1))&gt;0;&quot;,&quot;;&quot;;&quot;)" office:value-type="string" office:string-value="(208,1,100,0,0,0,(select t.id from exercises t where t.code = 'ESFABG'),(select t.id from base_movements t where t.code = 'FABRBA'),(select t.id from training_mode_types t where t.code = 'A1'),(select t.id from execution_note_types t where t.code = ''),0,CURDATE(),CURDATE())," calcext:value-type="string">
            <text:p>(208,1,100,0,0,0,(select t.id from exercises t where t.code = 'ES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ESFAAA</text:p>
          </table:table-cell>
          <table:table-cell table:formula="of:=VLOOKUP([.B212];[exercises.$B$4:.$C$292];2;0)" office:value-type="string" office:string-value="FA alternto alto" calcext:value-type="string">
            <text:p>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212];[base_movements.$B$4:.$D$157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2]&amp;&quot;')&quot;" office:value-type="string" office:string-value="(select t.id from exercises t where t.code = 'ESFAAA')" calcext:value-type="string">
            <text:p>(select t.id from exercises t where t.code = 'ESFAAA')</text:p>
          </table:table-cell>
          <table:table-cell table:formula="of:=&quot;(select t.id from &quot;&amp;[.G$2]&amp;&quot; t where t.&quot;&amp;[.G$3]&amp;&quot; = '&quot;&amp;[.G212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2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2]&amp;&quot;,&quot;&amp;[.D212]&amp;&quot;,&quot;&amp;IF(ISBLANK([.E212]);0;[.E212])&amp;&quot;,&quot;&amp;IF(ISBLANK([.F212]);0;[.F212])&amp;&quot;,&quot;&amp;[.K212]&amp;&quot;,&quot;&amp;[.L212]&amp;&quot;,&quot;&amp;[.M212]&amp;&quot;,&quot;&amp;[.N212]&amp;&quot;,&quot;&amp;[.O212]&amp;&quot;,&quot;&amp;[.P212]&amp;&quot;,0,CURDATE(),CURDATE())&quot;&amp;IF(INDIRECT(ADDRESS(ROW([.A212])+1;1))&gt;0;&quot;,&quot;;&quot;;&quot;)" office:value-type="string" office:string-value="(209,1,100,0,0,0,(select t.id from exercises t where t.code = 'ESFAAA'),(select t.id from base_movements t where t.code = 'FABRLT'),(select t.id from training_mode_types t where t.code = 'A1'),(select t.id from execution_note_types t where t.code = ''),0,CURDATE(),CURDATE())," calcext:value-type="string">
            <text:p>(209,1,100,0,0,0,(select t.id from exercises t where t.code = 'ES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ESFAA2</text:p>
          </table:table-cell>
          <table:table-cell table:formula="of:=VLOOKUP([.B213];[exercises.$B$4:.$C$292];2;0)" office:value-type="string" office:string-value="FA alternto alto 2 bracciate" calcext:value-type="string">
            <text:p>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213];[base_movements.$B$4:.$D$157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3]&amp;&quot;')&quot;" office:value-type="string" office:string-value="(select t.id from exercises t where t.code = 'ESFAA2')" calcext:value-type="string">
            <text:p>(select t.id from exercises t where t.code = 'ESFAA2')</text:p>
          </table:table-cell>
          <table:table-cell table:formula="of:=&quot;(select t.id from &quot;&amp;[.G$2]&amp;&quot; t where t.&quot;&amp;[.G$3]&amp;&quot; = '&quot;&amp;[.G213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21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3]&amp;&quot;,&quot;&amp;[.D213]&amp;&quot;,&quot;&amp;IF(ISBLANK([.E213]);0;[.E213])&amp;&quot;,&quot;&amp;IF(ISBLANK([.F213]);0;[.F213])&amp;&quot;,&quot;&amp;[.K213]&amp;&quot;,&quot;&amp;[.L213]&amp;&quot;,&quot;&amp;[.M213]&amp;&quot;,&quot;&amp;[.N213]&amp;&quot;,&quot;&amp;[.O213]&amp;&quot;,&quot;&amp;[.P213]&amp;&quot;,0,CURDATE(),CURDATE())&quot;&amp;IF(INDIRECT(ADDRESS(ROW([.A213])+1;1))&gt;0;&quot;,&quot;;&quot;;&quot;)" office:value-type="string" office:string-value="(210,1,100,0,0,0,(select t.id from exercises t where t.code = 'ESFAA2'),(select t.id from base_movements t where t.code = 'FABRL2'),(select t.id from training_mode_types t where t.code = 'A1'),(select t.id from execution_note_types t where t.code = ''),0,CURDATE(),CURDATE())," calcext:value-type="string">
            <text:p>(210,1,100,0,0,0,(select t.id from exercises t where t.code = 'ES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ESFAC1</text:p>
          </table:table-cell>
          <table:table-cell table:formula="of:=VLOOKUP([.B214];[exercises.$B$4:.$C$292];2;0)" office:value-type="string" office:string-value="FA composto 1 bracciata" calcext:value-type="string">
            <text:p>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214];[base_movements.$B$4:.$D$157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4]&amp;&quot;')&quot;" office:value-type="string" office:string-value="(select t.id from exercises t where t.code = 'ESFAC1')" calcext:value-type="string">
            <text:p>(select t.id from exercises t where t.code = 'ESFAC1')</text:p>
          </table:table-cell>
          <table:table-cell table:formula="of:=&quot;(select t.id from &quot;&amp;[.G$2]&amp;&quot; t where t.&quot;&amp;[.G$3]&amp;&quot; = '&quot;&amp;[.G214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2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4]&amp;&quot;,&quot;&amp;[.D214]&amp;&quot;,&quot;&amp;IF(ISBLANK([.E214]);0;[.E214])&amp;&quot;,&quot;&amp;IF(ISBLANK([.F214]);0;[.F214])&amp;&quot;,&quot;&amp;[.K214]&amp;&quot;,&quot;&amp;[.L214]&amp;&quot;,&quot;&amp;[.M214]&amp;&quot;,&quot;&amp;[.N214]&amp;&quot;,&quot;&amp;[.O214]&amp;&quot;,&quot;&amp;[.P214]&amp;&quot;,0,CURDATE(),CURDATE())&quot;&amp;IF(INDIRECT(ADDRESS(ROW([.A214])+1;1))&gt;0;&quot;,&quot;;&quot;;&quot;)" office:value-type="string" office:string-value="(211,1,100,0,0,0,(select t.id from exercises t where t.code = 'ESFAC1'),(select t.id from base_movements t where t.code = 'FABRCM'),(select t.id from training_mode_types t where t.code = 'A1'),(select t.id from execution_note_types t where t.code = ''),0,CURDATE(),CURDATE())," calcext:value-type="string">
            <text:p>(211,1,100,0,0,0,(select t.id from exercises t where t.code = 'ES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ESFAC2</text:p>
          </table:table-cell>
          <table:table-cell table:formula="of:=VLOOKUP([.B215];[exercises.$B$4:.$C$292];2;0)" office:value-type="string" office:string-value="FA composto 2 bracciate" calcext:value-type="string">
            <text:p>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215];[base_movements.$B$4:.$D$157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5]&amp;&quot;')&quot;" office:value-type="string" office:string-value="(select t.id from exercises t where t.code = 'ESFAC2')" calcext:value-type="string">
            <text:p>(select t.id from exercises t where t.code = 'ESFAC2')</text:p>
          </table:table-cell>
          <table:table-cell table:formula="of:=&quot;(select t.id from &quot;&amp;[.G$2]&amp;&quot; t where t.&quot;&amp;[.G$3]&amp;&quot; = '&quot;&amp;[.G215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21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5]&amp;&quot;,&quot;&amp;[.D215]&amp;&quot;,&quot;&amp;IF(ISBLANK([.E215]);0;[.E215])&amp;&quot;,&quot;&amp;IF(ISBLANK([.F215]);0;[.F215])&amp;&quot;,&quot;&amp;[.K215]&amp;&quot;,&quot;&amp;[.L215]&amp;&quot;,&quot;&amp;[.M215]&amp;&quot;,&quot;&amp;[.N215]&amp;&quot;,&quot;&amp;[.O215]&amp;&quot;,&quot;&amp;[.P215]&amp;&quot;,0,CURDATE(),CURDATE())&quot;&amp;IF(INDIRECT(ADDRESS(ROW([.A215])+1;1))&gt;0;&quot;,&quot;;&quot;;&quot;)" office:value-type="string" office:string-value="(212,1,100,0,0,0,(select t.id from exercises t where t.code = 'ESFAC2'),(select t.id from base_movements t where t.code = 'FABRC2'),(select t.id from training_mode_types t where t.code = 'A1'),(select t.id from execution_note_types t where t.code = ''),0,CURDATE(),CURDATE())," calcext:value-type="string">
            <text:p>(212,1,100,0,0,0,(select t.id from exercises t where t.code = 'ES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ESFAC3</text:p>
          </table:table-cell>
          <table:table-cell table:formula="of:=VLOOKUP([.B216];[exercises.$B$4:.$C$292];2;0)" office:value-type="string" office:string-value="FA composto 3 bracciate" calcext:value-type="string">
            <text:p>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216];[base_movements.$B$4:.$D$157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6]&amp;&quot;')&quot;" office:value-type="string" office:string-value="(select t.id from exercises t where t.code = 'ESFAC3')" calcext:value-type="string">
            <text:p>(select t.id from exercises t where t.code = 'ESFAC3')</text:p>
          </table:table-cell>
          <table:table-cell table:formula="of:=&quot;(select t.id from &quot;&amp;[.G$2]&amp;&quot; t where t.&quot;&amp;[.G$3]&amp;&quot; = '&quot;&amp;[.G216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2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6]&amp;&quot;,&quot;&amp;[.D216]&amp;&quot;,&quot;&amp;IF(ISBLANK([.E216]);0;[.E216])&amp;&quot;,&quot;&amp;IF(ISBLANK([.F216]);0;[.F216])&amp;&quot;,&quot;&amp;[.K216]&amp;&quot;,&quot;&amp;[.L216]&amp;&quot;,&quot;&amp;[.M216]&amp;&quot;,&quot;&amp;[.N216]&amp;&quot;,&quot;&amp;[.O216]&amp;&quot;,&quot;&amp;[.P216]&amp;&quot;,0,CURDATE(),CURDATE())&quot;&amp;IF(INDIRECT(ADDRESS(ROW([.A216])+1;1))&gt;0;&quot;,&quot;;&quot;;&quot;)" office:value-type="string" office:string-value="(213,1,100,0,0,0,(select t.id from exercises t where t.code = 'ESFAC3'),(select t.id from base_movements t where t.code = 'FABRC3'),(select t.id from training_mode_types t where t.code = 'A1'),(select t.id from execution_note_types t where t.code = ''),0,CURDATE(),CURDATE())," calcext:value-type="string">
            <text:p>(213,1,100,0,0,0,(select t.id from exercises t where t.code = 'ES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ESFAG4</text:p>
          </table:table-cell>
          <table:table-cell table:formula="of:=VLOOKUP([.B217];[exercises.$B$4:.$C$292];2;0)" office:value-type="string" office:string-value="FA 4 gambate 1 bracciata" calcext:value-type="string">
            <text:p>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217];[base_movements.$B$4:.$D$157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7]&amp;&quot;')&quot;" office:value-type="string" office:string-value="(select t.id from exercises t where t.code = 'ESFAG4')" calcext:value-type="string">
            <text:p>(select t.id from exercises t where t.code = 'ESFAG4')</text:p>
          </table:table-cell>
          <table:table-cell table:formula="of:=&quot;(select t.id from &quot;&amp;[.G$2]&amp;&quot; t where t.&quot;&amp;[.G$3]&amp;&quot; = '&quot;&amp;[.G217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21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7]&amp;&quot;,&quot;&amp;[.D217]&amp;&quot;,&quot;&amp;IF(ISBLANK([.E217]);0;[.E217])&amp;&quot;,&quot;&amp;IF(ISBLANK([.F217]);0;[.F217])&amp;&quot;,&quot;&amp;[.K217]&amp;&quot;,&quot;&amp;[.L217]&amp;&quot;,&quot;&amp;[.M217]&amp;&quot;,&quot;&amp;[.N217]&amp;&quot;,&quot;&amp;[.O217]&amp;&quot;,&quot;&amp;[.P217]&amp;&quot;,0,CURDATE(),CURDATE())&quot;&amp;IF(INDIRECT(ADDRESS(ROW([.A217])+1;1))&gt;0;&quot;,&quot;;&quot;;&quot;)" office:value-type="string" office:string-value="(214,1,100,0,0,0,(select t.id from exercises t where t.code = 'ESFAG4'),(select t.id from base_movements t where t.code = 'FAGBR4'),(select t.id from training_mode_types t where t.code = 'A1'),(select t.id from execution_note_types t where t.code = ''),0,CURDATE(),CURDATE())," calcext:value-type="string">
            <text:p>(214,1,100,0,0,0,(select t.id from exercises t where t.code = 'ES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ESFASB</text:p>
          </table:table-cell>
          <table:table-cell table:formula="of:=VLOOKUP([.B218];[exercises.$B$4:.$C$292];2;0)" office:value-type="string" office:string-value="FA solo braccia" calcext:value-type="string">
            <text:p>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218];[base_movements.$B$4:.$D$157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8]&amp;&quot;')&quot;" office:value-type="string" office:string-value="(select t.id from exercises t where t.code = 'ESFASB')" calcext:value-type="string">
            <text:p>(select t.id from exercises t where t.code = 'ESFASB')</text:p>
          </table:table-cell>
          <table:table-cell table:formula="of:=&quot;(select t.id from &quot;&amp;[.G$2]&amp;&quot; t where t.&quot;&amp;[.G$3]&amp;&quot; = '&quot;&amp;[.G218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2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8]&amp;&quot;,&quot;&amp;[.D218]&amp;&quot;,&quot;&amp;IF(ISBLANK([.E218]);0;[.E218])&amp;&quot;,&quot;&amp;IF(ISBLANK([.F218]);0;[.F218])&amp;&quot;,&quot;&amp;[.K218]&amp;&quot;,&quot;&amp;[.L218]&amp;&quot;,&quot;&amp;[.M218]&amp;&quot;,&quot;&amp;[.N218]&amp;&quot;,&quot;&amp;[.O218]&amp;&quot;,&quot;&amp;[.P218]&amp;&quot;,0,CURDATE(),CURDATE())&quot;&amp;IF(INDIRECT(ADDRESS(ROW([.A218])+1;1))&gt;0;&quot;,&quot;;&quot;;&quot;)" office:value-type="string" office:string-value="(215,1,100,0,0,0,(select t.id from exercises t where t.code = 'ESFASB'),(select t.id from base_movements t where t.code = 'FABRSO'),(select t.id from training_mode_types t where t.code = 'A1'),(select t.id from execution_note_types t where t.code = ''),0,CURDATE(),CURDATE())," calcext:value-type="string">
            <text:p>(215,1,100,0,0,0,(select t.id from exercises t where t.code = 'ES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ESFARA</text:p>
          </table:table-cell>
          <table:table-cell table:formula="of:=VLOOKUP([.B219];[exercises.$B$4:.$C$292];2;0)" office:value-type="string" office:string-value="FA recupero alto" calcext:value-type="string">
            <text:p>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219];[base_movements.$B$4:.$D$157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9]&amp;&quot;')&quot;" office:value-type="string" office:string-value="(select t.id from exercises t where t.code = 'ESFARA')" calcext:value-type="string">
            <text:p>(select t.id from exercises t where t.code = 'ESFARA')</text:p>
          </table:table-cell>
          <table:table-cell table:formula="of:=&quot;(select t.id from &quot;&amp;[.G$2]&amp;&quot; t where t.&quot;&amp;[.G$3]&amp;&quot; = '&quot;&amp;[.G219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21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9]&amp;&quot;,&quot;&amp;[.D219]&amp;&quot;,&quot;&amp;IF(ISBLANK([.E219]);0;[.E219])&amp;&quot;,&quot;&amp;IF(ISBLANK([.F219]);0;[.F219])&amp;&quot;,&quot;&amp;[.K219]&amp;&quot;,&quot;&amp;[.L219]&amp;&quot;,&quot;&amp;[.M219]&amp;&quot;,&quot;&amp;[.N219]&amp;&quot;,&quot;&amp;[.O219]&amp;&quot;,&quot;&amp;[.P219]&amp;&quot;,0,CURDATE(),CURDATE())&quot;&amp;IF(INDIRECT(ADDRESS(ROW([.A219])+1;1))&gt;0;&quot;,&quot;;&quot;;&quot;)" office:value-type="string" office:string-value="(216,1,100,0,0,0,(select t.id from exercises t where t.code = 'ESFARA'),(select t.id from base_movements t where t.code = 'FABRSF'),(select t.id from training_mode_types t where t.code = 'A1'),(select t.id from execution_note_types t where t.code = ''),0,CURDATE(),CURDATE())," calcext:value-type="string">
            <text:p>(216,1,100,0,0,0,(select t.id from exercises t where t.code = 'ES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ESFASS</text:p>
          </table:table-cell>
          <table:table-cell table:formula="of:=VLOOKUP([.B220];[exercises.$B$4:.$C$292];2;0)" office:value-type="string" office:string-value="FA passata sub" calcext:value-type="string">
            <text:p>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220];[base_movements.$B$4:.$D$157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0]&amp;&quot;')&quot;" office:value-type="string" office:string-value="(select t.id from exercises t where t.code = 'ESFASS')" calcext:value-type="string">
            <text:p>(select t.id from exercises t where t.code = 'ESFASS')</text:p>
          </table:table-cell>
          <table:table-cell table:formula="of:=&quot;(select t.id from &quot;&amp;[.G$2]&amp;&quot; t where t.&quot;&amp;[.G$3]&amp;&quot; = '&quot;&amp;[.G220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2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0]&amp;&quot;,&quot;&amp;[.D220]&amp;&quot;,&quot;&amp;IF(ISBLANK([.E220]);0;[.E220])&amp;&quot;,&quot;&amp;IF(ISBLANK([.F220]);0;[.F220])&amp;&quot;,&quot;&amp;[.K220]&amp;&quot;,&quot;&amp;[.L220]&amp;&quot;,&quot;&amp;[.M220]&amp;&quot;,&quot;&amp;[.N220]&amp;&quot;,&quot;&amp;[.O220]&amp;&quot;,&quot;&amp;[.P220]&amp;&quot;,0,CURDATE(),CURDATE())&quot;&amp;IF(INDIRECT(ADDRESS(ROW([.A220])+1;1))&gt;0;&quot;,&quot;;&quot;;&quot;)" office:value-type="string" office:string-value="(217,1,100,0,0,0,(select t.id from exercises t where t.code = 'ESFASS'),(select t.id from base_movements t where t.code = 'FABRSU'),(select t.id from training_mode_types t where t.code = 'A1'),(select t.id from execution_note_types t where t.code = ''),0,CURDATE(),CURDATE())," calcext:value-type="string">
            <text:p>(217,1,100,0,0,0,(select t.id from exercises t where t.code = 'ES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ESFAIL</text:p>
          </table:table-cell>
          <table:table-cell table:formula="of:=VLOOKUP([.B221];[exercises.$B$4:.$C$292];2;0)" office:value-type="string" office:string-value="FA ingresso largo" calcext:value-type="string">
            <text:p>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221];[base_movements.$B$4:.$D$157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1]&amp;&quot;')&quot;" office:value-type="string" office:string-value="(select t.id from exercises t where t.code = 'ESFAIL')" calcext:value-type="string">
            <text:p>(select t.id from exercises t where t.code = 'ESFAIL')</text:p>
          </table:table-cell>
          <table:table-cell table:formula="of:=&quot;(select t.id from &quot;&amp;[.G$2]&amp;&quot; t where t.&quot;&amp;[.G$3]&amp;&quot; = '&quot;&amp;[.G221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22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1]&amp;&quot;,&quot;&amp;[.D221]&amp;&quot;,&quot;&amp;IF(ISBLANK([.E221]);0;[.E221])&amp;&quot;,&quot;&amp;IF(ISBLANK([.F221]);0;[.F221])&amp;&quot;,&quot;&amp;[.K221]&amp;&quot;,&quot;&amp;[.L221]&amp;&quot;,&quot;&amp;[.M221]&amp;&quot;,&quot;&amp;[.N221]&amp;&quot;,&quot;&amp;[.O221]&amp;&quot;,&quot;&amp;[.P221]&amp;&quot;,0,CURDATE(),CURDATE())&quot;&amp;IF(INDIRECT(ADDRESS(ROW([.A221])+1;1))&gt;0;&quot;,&quot;;&quot;;&quot;)" office:value-type="string" office:string-value="(218,1,100,0,0,0,(select t.id from exercises t where t.code = 'ESFAIL'),(select t.id from base_movements t where t.code = 'FABRBL'),(select t.id from training_mode_types t where t.code = 'A1'),(select t.id from execution_note_types t where t.code = ''),0,CURDATE(),CURDATE())," calcext:value-type="string">
            <text:p>(218,1,100,0,0,0,(select t.id from exercises t where t.code = 'ES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2])-3" office:value-type="float" office:value="219" calcext:value-type="float">
            <text:p>219</text:p>
          </table:table-cell>
          <table:table-cell office:value-type="string" calcext:value-type="string">
            <text:p>ESFAIS</text:p>
          </table:table-cell>
          <table:table-cell table:formula="of:=VLOOKUP([.B222];[exercises.$B$4:.$C$292];2;0)" office:value-type="string" office:string-value="FA ingresso stretto" calcext:value-type="string">
            <text:p>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222];[base_movements.$B$4:.$D$157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2]&amp;&quot;')&quot;" office:value-type="string" office:string-value="(select t.id from exercises t where t.code = 'ESFAIS')" calcext:value-type="string">
            <text:p>(select t.id from exercises t where t.code = 'ESFAIS')</text:p>
          </table:table-cell>
          <table:table-cell table:formula="of:=&quot;(select t.id from &quot;&amp;[.G$2]&amp;&quot; t where t.&quot;&amp;[.G$3]&amp;&quot; = '&quot;&amp;[.G222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2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2]&amp;&quot;,&quot;&amp;[.D222]&amp;&quot;,&quot;&amp;IF(ISBLANK([.E222]);0;[.E222])&amp;&quot;,&quot;&amp;IF(ISBLANK([.F222]);0;[.F222])&amp;&quot;,&quot;&amp;[.K222]&amp;&quot;,&quot;&amp;[.L222]&amp;&quot;,&quot;&amp;[.M222]&amp;&quot;,&quot;&amp;[.N222]&amp;&quot;,&quot;&amp;[.O222]&amp;&quot;,&quot;&amp;[.P222]&amp;&quot;,0,CURDATE(),CURDATE())&quot;&amp;IF(INDIRECT(ADDRESS(ROW([.A222])+1;1))&gt;0;&quot;,&quot;;&quot;;&quot;)" office:value-type="string" office:string-value="(219,1,100,0,0,0,(select t.id from exercises t where t.code = 'ESFAIS'),(select t.id from base_movements t where t.code = 'FABRBS'),(select t.id from training_mode_types t where t.code = 'A1'),(select t.id from execution_note_types t where t.code = ''),0,CURDATE(),CURDATE())," calcext:value-type="string">
            <text:p>(219,1,100,0,0,0,(select t.id from exercises t where t.code = 'ES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3])-3" office:value-type="float" office:value="220" calcext:value-type="float">
            <text:p>220</text:p>
          </table:table-cell>
          <table:table-cell office:value-type="string" calcext:value-type="string">
            <text:p>ESFAGS</text:p>
          </table:table-cell>
          <table:table-cell table:formula="of:=VLOOKUP([.B223];[exercises.$B$4:.$C$292];2;0)" office:value-type="string" office:string-value="FA gambe SL" calcext:value-type="string">
            <text:p>FA gambe S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223];[base_movements.$B$4:.$D$157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3]&amp;&quot;')&quot;" office:value-type="string" office:string-value="(select t.id from exercises t where t.code = 'ESFAGS')" calcext:value-type="string">
            <text:p>(select t.id from exercises t where t.code = 'ESFAGS')</text:p>
          </table:table-cell>
          <table:table-cell table:formula="of:=&quot;(select t.id from &quot;&amp;[.G$2]&amp;&quot; t where t.&quot;&amp;[.G$3]&amp;&quot; = '&quot;&amp;[.G223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22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3]&amp;&quot;,&quot;&amp;[.D223]&amp;&quot;,&quot;&amp;IF(ISBLANK([.E223]);0;[.E223])&amp;&quot;,&quot;&amp;IF(ISBLANK([.F223]);0;[.F223])&amp;&quot;,&quot;&amp;[.K223]&amp;&quot;,&quot;&amp;[.L223]&amp;&quot;,&quot;&amp;[.M223]&amp;&quot;,&quot;&amp;[.N223]&amp;&quot;,&quot;&amp;[.O223]&amp;&quot;,&quot;&amp;[.P223]&amp;&quot;,0,CURDATE(),CURDATE())&quot;&amp;IF(INDIRECT(ADDRESS(ROW([.A223])+1;1))&gt;0;&quot;,&quot;;&quot;;&quot;)" office:value-type="string" office:string-value="(220,1,100,0,0,0,(select t.id from exercises t where t.code = 'ESFAGS'),(select t.id from base_movements t where t.code = 'FABRSL'),(select t.id from training_mode_types t where t.code = 'A1'),(select t.id from execution_note_types t where t.code = ''),0,CURDATE(),CURDATE())," calcext:value-type="string">
            <text:p>(220,1,100,0,0,0,(select t.id from exercises t where t.code = 'ES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4])-3" office:value-type="float" office:value="221" calcext:value-type="float">
            <text:p>221</text:p>
          </table:table-cell>
          <table:table-cell office:value-type="string" calcext:value-type="string">
            <text:p>C1FAFP</text:p>
          </table:table-cell>
          <table:table-cell table:formula="of:=VLOOKUP([.B224];[exercises.$B$4:.$C$292];2;0)" office:value-type="string" office:string-value="FA forte/SL piano" calcext:value-type="string">
            <text:p>FA forte/SL piano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2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4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2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2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4]&amp;&quot;,&quot;&amp;[.D224]&amp;&quot;,&quot;&amp;IF(ISBLANK([.E224]);0;[.E224])&amp;&quot;,&quot;&amp;IF(ISBLANK([.F224]);0;[.F224])&amp;&quot;,&quot;&amp;[.K224]&amp;&quot;,&quot;&amp;[.L224]&amp;&quot;,&quot;&amp;[.M224]&amp;&quot;,&quot;&amp;[.N224]&amp;&quot;,&quot;&amp;[.O224]&amp;&quot;,&quot;&amp;[.P224]&amp;&quot;,0,CURDATE(),CURDATE())&quot;&amp;IF(INDIRECT(ADDRESS(ROW([.A224])+1;1))&gt;0;&quot;,&quot;;&quot;;&quot;)" office:value-type="string" office:string-value="(221,1,50,0,0,0,(select t.id from exercises t where t.code = 'C1FAFP'),(select t.id from base_movements t where t.code = 'FACMPL'),(select t.id from training_mode_types t where t.code = 'C1'),(select t.id from execution_note_types t where t.code = ''),0,CURDATE(),CURDATE())," calcext:value-type="string">
            <text:p>(221,1,50,0,0,0,(select t.id from exercises t where t.code = 'C1FAFP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5])-3" office:value-type="float" office:value="222" calcext:value-type="float">
            <text:p>222</text:p>
          </table:table-cell>
          <table:table-cell office:value-type="string" calcext:value-type="string">
            <text:p>C1FAFP</text:p>
          </table:table-cell>
          <table:table-cell table:formula="of:=VLOOKUP([.B225];[exercises.$B$4:.$C$292];2;0)" office:value-type="string" office:string-value="FA forte/SL piano" calcext:value-type="string">
            <text:p>FA forte/SL piano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2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5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2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5]&amp;&quot;,&quot;&amp;[.D225]&amp;&quot;,&quot;&amp;IF(ISBLANK([.E225]);0;[.E225])&amp;&quot;,&quot;&amp;IF(ISBLANK([.F225]);0;[.F225])&amp;&quot;,&quot;&amp;[.K225]&amp;&quot;,&quot;&amp;[.L225]&amp;&quot;,&quot;&amp;[.M225]&amp;&quot;,&quot;&amp;[.N225]&amp;&quot;,&quot;&amp;[.O225]&amp;&quot;,&quot;&amp;[.P225]&amp;&quot;,0,CURDATE(),CURDATE())&quot;&amp;IF(INDIRECT(ADDRESS(ROW([.A225])+1;1))&gt;0;&quot;,&quot;;&quot;;&quot;)" office:value-type="string" office:string-value="(222,2,50,0,0,0,(select t.id from exercises t where t.code = 'C1FAFP'),(select t.id from base_movements t where t.code = 'SLCMPL'),(select t.id from training_mode_types t where t.code = 'A1'),(select t.id from execution_note_types t where t.code = ''),0,CURDATE(),CURDATE())," calcext:value-type="string">
            <text:p>(222,2,50,0,0,0,(select t.id from exercises t where t.code = 'C1F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6])-3" office:value-type="float" office:value="223" calcext:value-type="float">
            <text:p>223</text:p>
          </table:table-cell>
          <table:table-cell office:value-type="string" calcext:value-type="string">
            <text:p>C1FAPF</text:p>
          </table:table-cell>
          <table:table-cell table:formula="of:=VLOOKUP([.B226];[exercises.$B$4:.$C$292];2;0)" office:value-type="string" office:string-value="SL piano/FA forte" calcext:value-type="string">
            <text:p>SL piano/FA forte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2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6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2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6]&amp;&quot;,&quot;&amp;[.D226]&amp;&quot;,&quot;&amp;IF(ISBLANK([.E226]);0;[.E226])&amp;&quot;,&quot;&amp;IF(ISBLANK([.F226]);0;[.F226])&amp;&quot;,&quot;&amp;[.K226]&amp;&quot;,&quot;&amp;[.L226]&amp;&quot;,&quot;&amp;[.M226]&amp;&quot;,&quot;&amp;[.N226]&amp;&quot;,&quot;&amp;[.O226]&amp;&quot;,&quot;&amp;[.P226]&amp;&quot;,0,CURDATE(),CURDATE())&quot;&amp;IF(INDIRECT(ADDRESS(ROW([.A226])+1;1))&gt;0;&quot;,&quot;;&quot;;&quot;)" office:value-type="string" office:string-value="(223,1,50,0,0,0,(select t.id from exercises t where t.code = 'C1FAPF'),(select t.id from base_movements t where t.code = 'SLCMPL'),(select t.id from training_mode_types t where t.code = 'A1'),(select t.id from execution_note_types t where t.code = ''),0,CURDATE(),CURDATE())," calcext:value-type="string">
            <text:p>(223,1,50,0,0,0,(select t.id from exercises t where t.code = 'C1F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27])-3" office:value-type="float" office:value="224" calcext:value-type="float">
            <text:p>224</text:p>
          </table:table-cell>
          <table:table-cell office:value-type="string" calcext:value-type="string">
            <text:p>C1FAPF</text:p>
          </table:table-cell>
          <table:table-cell table:formula="of:=VLOOKUP([.B227];[exercises.$B$4:.$C$292];2;0)" office:value-type="string" office:string-value="SL piano/FA forte" calcext:value-type="string">
            <text:p>SL piano/FA forte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2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7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2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7]&amp;&quot;,&quot;&amp;[.D227]&amp;&quot;,&quot;&amp;IF(ISBLANK([.E227]);0;[.E227])&amp;&quot;,&quot;&amp;IF(ISBLANK([.F227]);0;[.F227])&amp;&quot;,&quot;&amp;[.K227]&amp;&quot;,&quot;&amp;[.L227]&amp;&quot;,&quot;&amp;[.M227]&amp;&quot;,&quot;&amp;[.N227]&amp;&quot;,&quot;&amp;[.O227]&amp;&quot;,&quot;&amp;[.P227]&amp;&quot;,0,CURDATE(),CURDATE())&quot;&amp;IF(INDIRECT(ADDRESS(ROW([.A227])+1;1))&gt;0;&quot;,&quot;;&quot;;&quot;)" office:value-type="string" office:string-value="(224,2,50,0,0,0,(select t.id from exercises t where t.code = 'C1FAPF'),(select t.id from base_movements t where t.code = 'SLCMPL'),(select t.id from training_mode_types t where t.code = 'C1'),(select t.id from execution_note_types t where t.code = ''),0,CURDATE(),CURDATE())," calcext:value-type="string">
            <text:p>(224,2,50,0,0,0,(select t.id from exercises t where t.code = 'C1F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28])-3" office:value-type="float" office:value="225" calcext:value-type="float">
            <text:p>225</text:p>
          </table:table-cell>
          <table:table-cell office:value-type="string" calcext:value-type="string">
            <text:p>ECDOPG</text:p>
          </table:table-cell>
          <table:table-cell table:formula="of:=VLOOKUP([.B228];[exercises.$B$4:.$C$292];2;0)" office:value-type="string" office:string-value="Esercizi DO pugni chiusi" calcext:value-type="string">
            <text:p>Esercizi 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28];[base_movements.$B$4:.$D$157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8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28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8]&amp;&quot;,&quot;&amp;[.D228]&amp;&quot;,&quot;&amp;IF(ISBLANK([.E228]);0;[.E228])&amp;&quot;,&quot;&amp;IF(ISBLANK([.F228]);0;[.F228])&amp;&quot;,&quot;&amp;[.K228]&amp;&quot;,&quot;&amp;[.L228]&amp;&quot;,&quot;&amp;[.M228]&amp;&quot;,&quot;&amp;[.N228]&amp;&quot;,&quot;&amp;[.O228]&amp;&quot;,&quot;&amp;[.P228]&amp;&quot;,0,CURDATE(),CURDATE())&quot;&amp;IF(INDIRECT(ADDRESS(ROW([.A228])+1;1))&gt;0;&quot;,&quot;;&quot;;&quot;)" office:value-type="string" office:string-value="(225,1,50,0,0,0,(select t.id from exercises t where t.code = 'ECDOPG'),(select t.id from base_movements t where t.code = 'DOBRPU'),(select t.id from training_mode_types t where t.code = 'A1'),(select t.id from execution_note_types t where t.code = ''),0,CURDATE(),CURDATE())," calcext:value-type="string">
            <text:p>(225,1,50,0,0,0,(select t.id from exercises t where t.code = 'EC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29])-3" office:value-type="float" office:value="226" calcext:value-type="float">
            <text:p>226</text:p>
          </table:table-cell>
          <table:table-cell office:value-type="string" calcext:value-type="string">
            <text:p>ECDOPG</text:p>
          </table:table-cell>
          <table:table-cell table:formula="of:=VLOOKUP([.B229];[exercises.$B$4:.$C$292];2;0)" office:value-type="string" office:string-value="Esercizi DO pugni chiusi" calcext:value-type="string">
            <text:p>Esercizi DO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9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29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9]&amp;&quot;,&quot;&amp;[.D229]&amp;&quot;,&quot;&amp;IF(ISBLANK([.E229]);0;[.E229])&amp;&quot;,&quot;&amp;IF(ISBLANK([.F229]);0;[.F229])&amp;&quot;,&quot;&amp;[.K229]&amp;&quot;,&quot;&amp;[.L229]&amp;&quot;,&quot;&amp;[.M229]&amp;&quot;,&quot;&amp;[.N229]&amp;&quot;,&quot;&amp;[.O229]&amp;&quot;,&quot;&amp;[.P229]&amp;&quot;,0,CURDATE(),CURDATE())&quot;&amp;IF(INDIRECT(ADDRESS(ROW([.A229])+1;1))&gt;0;&quot;,&quot;;&quot;;&quot;)" office:value-type="string" office:string-value="(226,2,50,0,0,0,(select t.id from exercises t where t.code = 'ECDOPG'),(select t.id from base_movements t where t.code = 'DOCMPL'),(select t.id from training_mode_types t where t.code = 'A2'),(select t.id from execution_note_types t where t.code = ''),0,CURDATE(),CURDATE())," calcext:value-type="string">
            <text:p>(226,2,50,0,0,0,(select t.id from exercises t where t.code = 'ECDOPG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0])-3" office:value-type="float" office:value="227" calcext:value-type="float">
            <text:p>227</text:p>
          </table:table-cell>
          <table:table-cell office:value-type="string" calcext:value-type="string">
            <text:p>ECDOBA</text:p>
          </table:table-cell>
          <table:table-cell table:formula="of:=VLOOKUP([.B230];[exercises.$B$4:.$C$292];2;0)" office:value-type="string" office:string-value="Esercizi DO bastone" calcext:value-type="string">
            <text:p>Esercizi DO bast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S</text:p>
          </table:table-cell>
          <table:table-cell table:formula="of:=VLOOKUP([.G230];[base_movements.$B$4:.$D$157];3;0)" office:value-type="string" office:string-value="DO con pausa ogni bracciata" calcext:value-type="string">
            <text:p>DO con pausa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0]&amp;&quot;')&quot;" office:value-type="string" office:string-value="(select t.id from exercises t where t.code = 'ECDOBA')" calcext:value-type="string">
            <text:p>(select t.id from exercises t where t.code = 'ECDOBA')</text:p>
          </table:table-cell>
          <table:table-cell table:formula="of:=&quot;(select t.id from &quot;&amp;[.G$2]&amp;&quot; t where t.&quot;&amp;[.G$3]&amp;&quot; = '&quot;&amp;[.G230]&amp;&quot;')&quot;" office:value-type="string" office:string-value="(select t.id from base_movements t where t.code = 'DOBRBS')" calcext:value-type="string">
            <text:p>(select t.id from base_movements t where t.code = 'DOBRBS')</text:p>
          </table:table-cell>
          <table:table-cell table:formula="of:=&quot;(select t.id from &quot;&amp;[.I$2]&amp;&quot; t where t.&quot;&amp;[.I$3]&amp;&quot; = '&quot;&amp;[.I2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0]&amp;&quot;,&quot;&amp;[.D230]&amp;&quot;,&quot;&amp;IF(ISBLANK([.E230]);0;[.E230])&amp;&quot;,&quot;&amp;IF(ISBLANK([.F230]);0;[.F230])&amp;&quot;,&quot;&amp;[.K230]&amp;&quot;,&quot;&amp;[.L230]&amp;&quot;,&quot;&amp;[.M230]&amp;&quot;,&quot;&amp;[.N230]&amp;&quot;,&quot;&amp;[.O230]&amp;&quot;,&quot;&amp;[.P230]&amp;&quot;,0,CURDATE(),CURDATE())&quot;&amp;IF(INDIRECT(ADDRESS(ROW([.A230])+1;1))&gt;0;&quot;,&quot;;&quot;;&quot;)" office:value-type="string" office:string-value="(227,1,50,0,0,0,(select t.id from exercises t where t.code = 'ECDOBA'),(select t.id from base_movements t where t.code = 'DOBRBS'),(select t.id from training_mode_types t where t.code = 'A1'),(select t.id from execution_note_types t where t.code = ''),0,CURDATE(),CURDATE())," calcext:value-type="string">
            <text:p>(227,1,50,0,0,0,(select t.id from exercises t where t.code = 'ECDOBA'),(select t.id from base_movements t where t.code = 'DO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1])-3" office:value-type="float" office:value="228" calcext:value-type="float">
            <text:p>228</text:p>
          </table:table-cell>
          <table:table-cell office:value-type="string" calcext:value-type="string">
            <text:p>ECDOBA</text:p>
          </table:table-cell>
          <table:table-cell table:formula="of:=VLOOKUP([.B231];[exercises.$B$4:.$C$292];2;0)" office:value-type="string" office:string-value="Esercizi DO bastone" calcext:value-type="string">
            <text:p>Esercizi DO bast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1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1]&amp;&quot;')&quot;" office:value-type="string" office:string-value="(select t.id from exercises t where t.code = 'ECDOBA')" calcext:value-type="string">
            <text:p>(select t.id from exercises t where t.code = 'ECDOBA')</text:p>
          </table:table-cell>
          <table:table-cell table:formula="of:=&quot;(select t.id from &quot;&amp;[.G$2]&amp;&quot; t where t.&quot;&amp;[.G$3]&amp;&quot; = '&quot;&amp;[.G23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1]&amp;&quot;,&quot;&amp;[.D231]&amp;&quot;,&quot;&amp;IF(ISBLANK([.E231]);0;[.E231])&amp;&quot;,&quot;&amp;IF(ISBLANK([.F231]);0;[.F231])&amp;&quot;,&quot;&amp;[.K231]&amp;&quot;,&quot;&amp;[.L231]&amp;&quot;,&quot;&amp;[.M231]&amp;&quot;,&quot;&amp;[.N231]&amp;&quot;,&quot;&amp;[.O231]&amp;&quot;,&quot;&amp;[.P231]&amp;&quot;,0,CURDATE(),CURDATE())&quot;&amp;IF(INDIRECT(ADDRESS(ROW([.A231])+1;1))&gt;0;&quot;,&quot;;&quot;;&quot;)" office:value-type="string" office:string-value="(228,2,50,0,0,0,(select t.id from exercises t where t.code = 'ECDOBA'),(select t.id from base_movements t where t.code = 'DOCMPL'),(select t.id from training_mode_types t where t.code = 'A2'),(select t.id from execution_note_types t where t.code = ''),0,CURDATE(),CURDATE())," calcext:value-type="string">
            <text:p>(228,2,50,0,0,0,(select t.id from exercises t where t.code = 'ECDOBA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2])-3" office:value-type="float" office:value="229" calcext:value-type="float">
            <text:p>229</text:p>
          </table:table-cell>
          <table:table-cell office:value-type="string" calcext:value-type="string">
            <text:p>ECDOBG</text:p>
          </table:table-cell>
          <table:table-cell table:formula="of:=VLOOKUP([.B232];[exercises.$B$4:.$C$292];2;0)" office:value-type="string" office:string-value="Esercizi DO 1 braccio giù" calcext:value-type="string">
            <text:p>Esercizi DO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A</text:p>
          </table:table-cell>
          <table:table-cell table:formula="of:=VLOOKUP([.G232];[base_movements.$B$4:.$D$157];3;0)" office:value-type="string" office:string-value="DO un braccio fermo in basso" calcext:value-type="string">
            <text:p>DO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2]&amp;&quot;')&quot;" office:value-type="string" office:string-value="(select t.id from exercises t where t.code = 'ECDOBG')" calcext:value-type="string">
            <text:p>(select t.id from exercises t where t.code = 'ECDOBG')</text:p>
          </table:table-cell>
          <table:table-cell table:formula="of:=&quot;(select t.id from &quot;&amp;[.G$2]&amp;&quot; t where t.&quot;&amp;[.G$3]&amp;&quot; = '&quot;&amp;[.G232]&amp;&quot;')&quot;" office:value-type="string" office:string-value="(select t.id from base_movements t where t.code = 'DOBRBA')" calcext:value-type="string">
            <text:p>(select t.id from base_movements t where t.code = 'DOBRBA')</text:p>
          </table:table-cell>
          <table:table-cell table:formula="of:=&quot;(select t.id from &quot;&amp;[.I$2]&amp;&quot; t where t.&quot;&amp;[.I$3]&amp;&quot; = '&quot;&amp;[.I2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2]&amp;&quot;,&quot;&amp;[.D232]&amp;&quot;,&quot;&amp;IF(ISBLANK([.E232]);0;[.E232])&amp;&quot;,&quot;&amp;IF(ISBLANK([.F232]);0;[.F232])&amp;&quot;,&quot;&amp;[.K232]&amp;&quot;,&quot;&amp;[.L232]&amp;&quot;,&quot;&amp;[.M232]&amp;&quot;,&quot;&amp;[.N232]&amp;&quot;,&quot;&amp;[.O232]&amp;&quot;,&quot;&amp;[.P232]&amp;&quot;,0,CURDATE(),CURDATE())&quot;&amp;IF(INDIRECT(ADDRESS(ROW([.A232])+1;1))&gt;0;&quot;,&quot;;&quot;;&quot;)" office:value-type="string" office:string-value="(229,1,50,0,0,0,(select t.id from exercises t where t.code = 'ECDOBG'),(select t.id from base_movements t where t.code = 'DOBRBA'),(select t.id from training_mode_types t where t.code = 'A1'),(select t.id from execution_note_types t where t.code = ''),0,CURDATE(),CURDATE())," calcext:value-type="string">
            <text:p>(229,1,50,0,0,0,(select t.id from exercises t where t.code = 'ECDOBG'),(select t.id from base_movements t where t.code = 'DO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3])-3" office:value-type="float" office:value="230" calcext:value-type="float">
            <text:p>230</text:p>
          </table:table-cell>
          <table:table-cell office:value-type="string" calcext:value-type="string">
            <text:p>ECDOBG</text:p>
          </table:table-cell>
          <table:table-cell table:formula="of:=VLOOKUP([.B233];[exercises.$B$4:.$C$292];2;0)" office:value-type="string" office:string-value="Esercizi DO 1 braccio giù" calcext:value-type="string">
            <text:p>Esercizi DO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3]&amp;&quot;')&quot;" office:value-type="string" office:string-value="(select t.id from exercises t where t.code = 'ECDOBG')" calcext:value-type="string">
            <text:p>(select t.id from exercises t where t.code = 'ECDOBG')</text:p>
          </table:table-cell>
          <table:table-cell table:formula="of:=&quot;(select t.id from &quot;&amp;[.G$2]&amp;&quot; t where t.&quot;&amp;[.G$3]&amp;&quot; = '&quot;&amp;[.G23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3]&amp;&quot;,&quot;&amp;[.D233]&amp;&quot;,&quot;&amp;IF(ISBLANK([.E233]);0;[.E233])&amp;&quot;,&quot;&amp;IF(ISBLANK([.F233]);0;[.F233])&amp;&quot;,&quot;&amp;[.K233]&amp;&quot;,&quot;&amp;[.L233]&amp;&quot;,&quot;&amp;[.M233]&amp;&quot;,&quot;&amp;[.N233]&amp;&quot;,&quot;&amp;[.O233]&amp;&quot;,&quot;&amp;[.P233]&amp;&quot;,0,CURDATE(),CURDATE())&quot;&amp;IF(INDIRECT(ADDRESS(ROW([.A233])+1;1))&gt;0;&quot;,&quot;;&quot;;&quot;)" office:value-type="string" office:string-value="(230,2,50,0,0,0,(select t.id from exercises t where t.code = 'ECDOBG'),(select t.id from base_movements t where t.code = 'DOCMPL'),(select t.id from training_mode_types t where t.code = 'A2'),(select t.id from execution_note_types t where t.code = ''),0,CURDATE(),CURDATE())," calcext:value-type="string">
            <text:p>(230,2,50,0,0,0,(select t.id from exercises t where t.code = 'ECDOBG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4])-3" office:value-type="float" office:value="231" calcext:value-type="float">
            <text:p>231</text:p>
          </table:table-cell>
          <table:table-cell office:value-type="string" calcext:value-type="string">
            <text:p>ECDOBS</text:p>
          </table:table-cell>
          <table:table-cell table:formula="of:=VLOOKUP([.B234];[exercises.$B$4:.$C$292];2;0)" office:value-type="string" office:string-value="Esercizi DO 1 braccio avanti" calcext:value-type="string">
            <text:p>Esercizi DO 1 braccio avant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F</text:p>
          </table:table-cell>
          <table:table-cell table:formula="of:=VLOOKUP([.G234];[base_movements.$B$4:.$D$157];3;0)" office:value-type="string" office:string-value="DO un braccio fermo verso il soffitto" calcext:value-type="string">
            <text:p>DO un braccio fermo verso il soffit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4]&amp;&quot;')&quot;" office:value-type="string" office:string-value="(select t.id from exercises t where t.code = 'ECDOBS')" calcext:value-type="string">
            <text:p>(select t.id from exercises t where t.code = 'ECDOBS')</text:p>
          </table:table-cell>
          <table:table-cell table:formula="of:=&quot;(select t.id from &quot;&amp;[.G$2]&amp;&quot; t where t.&quot;&amp;[.G$3]&amp;&quot; = '&quot;&amp;[.G234]&amp;&quot;')&quot;" office:value-type="string" office:string-value="(select t.id from base_movements t where t.code = 'DOBRSF')" calcext:value-type="string">
            <text:p>(select t.id from base_movements t where t.code = 'DOBRSF')</text:p>
          </table:table-cell>
          <table:table-cell table:formula="of:=&quot;(select t.id from &quot;&amp;[.I$2]&amp;&quot; t where t.&quot;&amp;[.I$3]&amp;&quot; = '&quot;&amp;[.I2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4]&amp;&quot;,&quot;&amp;[.D234]&amp;&quot;,&quot;&amp;IF(ISBLANK([.E234]);0;[.E234])&amp;&quot;,&quot;&amp;IF(ISBLANK([.F234]);0;[.F234])&amp;&quot;,&quot;&amp;[.K234]&amp;&quot;,&quot;&amp;[.L234]&amp;&quot;,&quot;&amp;[.M234]&amp;&quot;,&quot;&amp;[.N234]&amp;&quot;,&quot;&amp;[.O234]&amp;&quot;,&quot;&amp;[.P234]&amp;&quot;,0,CURDATE(),CURDATE())&quot;&amp;IF(INDIRECT(ADDRESS(ROW([.A234])+1;1))&gt;0;&quot;,&quot;;&quot;;&quot;)" office:value-type="string" office:string-value="(231,1,50,0,0,0,(select t.id from exercises t where t.code = 'ECDOBS'),(select t.id from base_movements t where t.code = 'DOBRSF'),(select t.id from training_mode_types t where t.code = 'A1'),(select t.id from execution_note_types t where t.code = ''),0,CURDATE(),CURDATE())," calcext:value-type="string">
            <text:p>(231,1,50,0,0,0,(select t.id from exercises t where t.code = 'ECDOBS'),(select t.id from base_movements t where t.code = 'DO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5])-3" office:value-type="float" office:value="232" calcext:value-type="float">
            <text:p>232</text:p>
          </table:table-cell>
          <table:table-cell office:value-type="string" calcext:value-type="string">
            <text:p>ECDOBS</text:p>
          </table:table-cell>
          <table:table-cell table:formula="of:=VLOOKUP([.B235];[exercises.$B$4:.$C$292];2;0)" office:value-type="string" office:string-value="Esercizi DO 1 braccio avanti" calcext:value-type="string">
            <text:p>Esercizi DO 1 braccio avant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5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5]&amp;&quot;')&quot;" office:value-type="string" office:string-value="(select t.id from exercises t where t.code = 'ECDOBS')" calcext:value-type="string">
            <text:p>(select t.id from exercises t where t.code = 'ECDOBS')</text:p>
          </table:table-cell>
          <table:table-cell table:formula="of:=&quot;(select t.id from &quot;&amp;[.G$2]&amp;&quot; t where t.&quot;&amp;[.G$3]&amp;&quot; = '&quot;&amp;[.G235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5]&amp;&quot;,&quot;&amp;[.D235]&amp;&quot;,&quot;&amp;IF(ISBLANK([.E235]);0;[.E235])&amp;&quot;,&quot;&amp;IF(ISBLANK([.F235]);0;[.F235])&amp;&quot;,&quot;&amp;[.K235]&amp;&quot;,&quot;&amp;[.L235]&amp;&quot;,&quot;&amp;[.M235]&amp;&quot;,&quot;&amp;[.N235]&amp;&quot;,&quot;&amp;[.O235]&amp;&quot;,&quot;&amp;[.P235]&amp;&quot;,0,CURDATE(),CURDATE())&quot;&amp;IF(INDIRECT(ADDRESS(ROW([.A235])+1;1))&gt;0;&quot;,&quot;;&quot;;&quot;)" office:value-type="string" office:string-value="(232,2,50,0,0,0,(select t.id from exercises t where t.code = 'ECDOBS'),(select t.id from base_movements t where t.code = 'DOCMPL'),(select t.id from training_mode_types t where t.code = 'A2'),(select t.id from execution_note_types t where t.code = ''),0,CURDATE(),CURDATE())," calcext:value-type="string">
            <text:p>(232,2,50,0,0,0,(select t.id from exercises t where t.code = 'ECDOBS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6])-3" office:value-type="float" office:value="233" calcext:value-type="float">
            <text:p>233</text:p>
          </table:table-cell>
          <table:table-cell office:value-type="string" calcext:value-type="string">
            <text:p>ESDOPG</text:p>
          </table:table-cell>
          <table:table-cell table:formula="of:=VLOOKUP([.B236];[exercises.$B$4:.$C$292];2;0)" office:value-type="string" office:string-value="DO pugni chiusi" calcext:value-type="string">
            <text:p>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36];[base_movements.$B$4:.$D$157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6]&amp;&quot;')&quot;" office:value-type="string" office:string-value="(select t.id from exercises t where t.code = 'ESDOPG')" calcext:value-type="string">
            <text:p>(select t.id from exercises t where t.code = 'ESDOPG')</text:p>
          </table:table-cell>
          <table:table-cell table:formula="of:=&quot;(select t.id from &quot;&amp;[.G$2]&amp;&quot; t where t.&quot;&amp;[.G$3]&amp;&quot; = '&quot;&amp;[.G236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6]&amp;&quot;,&quot;&amp;[.D236]&amp;&quot;,&quot;&amp;IF(ISBLANK([.E236]);0;[.E236])&amp;&quot;,&quot;&amp;IF(ISBLANK([.F236]);0;[.F236])&amp;&quot;,&quot;&amp;[.K236]&amp;&quot;,&quot;&amp;[.L236]&amp;&quot;,&quot;&amp;[.M236]&amp;&quot;,&quot;&amp;[.N236]&amp;&quot;,&quot;&amp;[.O236]&amp;&quot;,&quot;&amp;[.P236]&amp;&quot;,0,CURDATE(),CURDATE())&quot;&amp;IF(INDIRECT(ADDRESS(ROW([.A236])+1;1))&gt;0;&quot;,&quot;;&quot;;&quot;)" office:value-type="string" office:string-value="(233,1,100,0,0,0,(select t.id from exercises t where t.code = 'ESDOPG'),(select t.id from base_movements t where t.code = 'DOBRPU'),(select t.id from training_mode_types t where t.code = 'A1'),(select t.id from execution_note_types t where t.code = ''),0,CURDATE(),CURDATE())," calcext:value-type="string">
            <text:p>(233,1,100,0,0,0,(select t.id from exercises t where t.code = 'ES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7])-3" office:value-type="float" office:value="234" calcext:value-type="float">
            <text:p>234</text:p>
          </table:table-cell>
          <table:table-cell office:value-type="string" calcext:value-type="string">
            <text:p>ESDOBS</text:p>
          </table:table-cell>
          <table:table-cell table:formula="of:=VLOOKUP([.B237];[exercises.$B$4:.$C$292];2;0)" office:value-type="string" office:string-value="DO 1 braccio su" calcext:value-type="string">
            <text:p>DO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AL</text:p>
          </table:table-cell>
          <table:table-cell table:formula="of:=VLOOKUP([.G237];[base_movements.$B$4:.$D$157];3;0)" office:value-type="string" office:string-value="DO un braccio fermo in alto" calcext:value-type="string">
            <text:p>DO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7]&amp;&quot;')&quot;" office:value-type="string" office:string-value="(select t.id from exercises t where t.code = 'ESDOBS')" calcext:value-type="string">
            <text:p>(select t.id from exercises t where t.code = 'ESDOBS')</text:p>
          </table:table-cell>
          <table:table-cell table:formula="of:=&quot;(select t.id from &quot;&amp;[.G$2]&amp;&quot; t where t.&quot;&amp;[.G$3]&amp;&quot; = '&quot;&amp;[.G237]&amp;&quot;')&quot;" office:value-type="string" office:string-value="(select t.id from base_movements t where t.code = 'DOBRAL')" calcext:value-type="string">
            <text:p>(select t.id from base_movements t where t.code = 'DOBRAL')</text:p>
          </table:table-cell>
          <table:table-cell table:formula="of:=&quot;(select t.id from &quot;&amp;[.I$2]&amp;&quot; t where t.&quot;&amp;[.I$3]&amp;&quot; = '&quot;&amp;[.I23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7]&amp;&quot;,&quot;&amp;[.D237]&amp;&quot;,&quot;&amp;IF(ISBLANK([.E237]);0;[.E237])&amp;&quot;,&quot;&amp;IF(ISBLANK([.F237]);0;[.F237])&amp;&quot;,&quot;&amp;[.K237]&amp;&quot;,&quot;&amp;[.L237]&amp;&quot;,&quot;&amp;[.M237]&amp;&quot;,&quot;&amp;[.N237]&amp;&quot;,&quot;&amp;[.O237]&amp;&quot;,&quot;&amp;[.P237]&amp;&quot;,0,CURDATE(),CURDATE())&quot;&amp;IF(INDIRECT(ADDRESS(ROW([.A237])+1;1))&gt;0;&quot;,&quot;;&quot;;&quot;)" office:value-type="string" office:string-value="(234,1,100,0,0,0,(select t.id from exercises t where t.code = 'ESDOBS'),(select t.id from base_movements t where t.code = 'DOBRAL'),(select t.id from training_mode_types t where t.code = 'A1'),(select t.id from execution_note_types t where t.code = ''),0,CURDATE(),CURDATE())," calcext:value-type="string">
            <text:p>(234,1,100,0,0,0,(select t.id from exercises t where t.code = 'ESDOBS'),(select t.id from base_movements t where t.code = 'DO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8])-3" office:value-type="float" office:value="235" calcext:value-type="float">
            <text:p>235</text:p>
          </table:table-cell>
          <table:table-cell office:value-type="string" calcext:value-type="string">
            <text:p>ESDOBG</text:p>
          </table:table-cell>
          <table:table-cell table:formula="of:=VLOOKUP([.B238];[exercises.$B$4:.$C$292];2;0)" office:value-type="string" office:string-value="DO 1 braccio giù" calcext:value-type="string">
            <text:p>DO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A</text:p>
          </table:table-cell>
          <table:table-cell table:formula="of:=VLOOKUP([.G238];[base_movements.$B$4:.$D$157];3;0)" office:value-type="string" office:string-value="DO un braccio fermo in basso" calcext:value-type="string">
            <text:p>DO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8]&amp;&quot;')&quot;" office:value-type="string" office:string-value="(select t.id from exercises t where t.code = 'ESDOBG')" calcext:value-type="string">
            <text:p>(select t.id from exercises t where t.code = 'ESDOBG')</text:p>
          </table:table-cell>
          <table:table-cell table:formula="of:=&quot;(select t.id from &quot;&amp;[.G$2]&amp;&quot; t where t.&quot;&amp;[.G$3]&amp;&quot; = '&quot;&amp;[.G238]&amp;&quot;')&quot;" office:value-type="string" office:string-value="(select t.id from base_movements t where t.code = 'DOBRBA')" calcext:value-type="string">
            <text:p>(select t.id from base_movements t where t.code = 'DOBRBA')</text:p>
          </table:table-cell>
          <table:table-cell table:formula="of:=&quot;(select t.id from &quot;&amp;[.I$2]&amp;&quot; t where t.&quot;&amp;[.I$3]&amp;&quot; = '&quot;&amp;[.I2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8]&amp;&quot;,&quot;&amp;[.D238]&amp;&quot;,&quot;&amp;IF(ISBLANK([.E238]);0;[.E238])&amp;&quot;,&quot;&amp;IF(ISBLANK([.F238]);0;[.F238])&amp;&quot;,&quot;&amp;[.K238]&amp;&quot;,&quot;&amp;[.L238]&amp;&quot;,&quot;&amp;[.M238]&amp;&quot;,&quot;&amp;[.N238]&amp;&quot;,&quot;&amp;[.O238]&amp;&quot;,&quot;&amp;[.P238]&amp;&quot;,0,CURDATE(),CURDATE())&quot;&amp;IF(INDIRECT(ADDRESS(ROW([.A238])+1;1))&gt;0;&quot;,&quot;;&quot;;&quot;)" office:value-type="string" office:string-value="(235,1,100,0,0,0,(select t.id from exercises t where t.code = 'ESDOBG'),(select t.id from base_movements t where t.code = 'DOBRBA'),(select t.id from training_mode_types t where t.code = 'A1'),(select t.id from execution_note_types t where t.code = ''),0,CURDATE(),CURDATE())," calcext:value-type="string">
            <text:p>(235,1,100,0,0,0,(select t.id from exercises t where t.code = 'ESDOBG'),(select t.id from base_movements t where t.code = 'DO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9])-3" office:value-type="float" office:value="236" calcext:value-type="float">
            <text:p>236</text:p>
          </table:table-cell>
          <table:table-cell office:value-type="string" calcext:value-type="string">
            <text:p>ESDOAA</text:p>
          </table:table-cell>
          <table:table-cell table:formula="of:=VLOOKUP([.B239];[exercises.$B$4:.$C$292];2;0)" office:value-type="string" office:string-value="DO alternato alto" calcext:value-type="string">
            <text:p>DO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LT</text:p>
          </table:table-cell>
          <table:table-cell table:formula="of:=VLOOKUP([.G239];[base_movements.$B$4:.$D$157];3;0)" office:value-type="string" office:string-value="DO alternato alto" calcext:value-type="string">
            <text:p>DO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9]&amp;&quot;')&quot;" office:value-type="string" office:string-value="(select t.id from exercises t where t.code = 'ESDOAA')" calcext:value-type="string">
            <text:p>(select t.id from exercises t where t.code = 'ESDOAA')</text:p>
          </table:table-cell>
          <table:table-cell table:formula="of:=&quot;(select t.id from &quot;&amp;[.G$2]&amp;&quot; t where t.&quot;&amp;[.G$3]&amp;&quot; = '&quot;&amp;[.G239]&amp;&quot;')&quot;" office:value-type="string" office:string-value="(select t.id from base_movements t where t.code = 'DOBRLT')" calcext:value-type="string">
            <text:p>(select t.id from base_movements t where t.code = 'DOBRLT')</text:p>
          </table:table-cell>
          <table:table-cell table:formula="of:=&quot;(select t.id from &quot;&amp;[.I$2]&amp;&quot; t where t.&quot;&amp;[.I$3]&amp;&quot; = '&quot;&amp;[.I23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9]&amp;&quot;,&quot;&amp;[.D239]&amp;&quot;,&quot;&amp;IF(ISBLANK([.E239]);0;[.E239])&amp;&quot;,&quot;&amp;IF(ISBLANK([.F239]);0;[.F239])&amp;&quot;,&quot;&amp;[.K239]&amp;&quot;,&quot;&amp;[.L239]&amp;&quot;,&quot;&amp;[.M239]&amp;&quot;,&quot;&amp;[.N239]&amp;&quot;,&quot;&amp;[.O239]&amp;&quot;,&quot;&amp;[.P239]&amp;&quot;,0,CURDATE(),CURDATE())&quot;&amp;IF(INDIRECT(ADDRESS(ROW([.A239])+1;1))&gt;0;&quot;,&quot;;&quot;;&quot;)" office:value-type="string" office:string-value="(236,1,100,0,0,0,(select t.id from exercises t where t.code = 'ESDOAA'),(select t.id from base_movements t where t.code = 'DOBRLT'),(select t.id from training_mode_types t where t.code = 'A1'),(select t.id from execution_note_types t where t.code = ''),0,CURDATE(),CURDATE())," calcext:value-type="string">
            <text:p>(236,1,100,0,0,0,(select t.id from exercises t where t.code = 'ESDOAA'),(select t.id from base_movements t where t.code = 'DO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0])-3" office:value-type="float" office:value="237" calcext:value-type="float">
            <text:p>237</text:p>
          </table:table-cell>
          <table:table-cell office:value-type="string" calcext:value-type="string">
            <text:p>ESDOGE</text:p>
          </table:table-cell>
          <table:table-cell table:formula="of:=VLOOKUP([.B240];[exercises.$B$4:.$C$292];2;0)" office:value-type="string" office:string-value="DO germanico" calcext:value-type="string">
            <text:p>DO germani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GE</text:p>
          </table:table-cell>
          <table:table-cell table:formula="of:=VLOOKUP([.G240];[base_movements.$B$4:.$D$157];3;0)" office:value-type="string" office:string-value="DO germanico" calcext:value-type="string">
            <text:p>DO germanic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0]&amp;&quot;')&quot;" office:value-type="string" office:string-value="(select t.id from exercises t where t.code = 'ESDOGE')" calcext:value-type="string">
            <text:p>(select t.id from exercises t where t.code = 'ESDOGE')</text:p>
          </table:table-cell>
          <table:table-cell table:formula="of:=&quot;(select t.id from &quot;&amp;[.G$2]&amp;&quot; t where t.&quot;&amp;[.G$3]&amp;&quot; = '&quot;&amp;[.G240]&amp;&quot;')&quot;" office:value-type="string" office:string-value="(select t.id from base_movements t where t.code = 'DOBRGE')" calcext:value-type="string">
            <text:p>(select t.id from base_movements t where t.code = 'DOBRGE')</text:p>
          </table:table-cell>
          <table:table-cell table:formula="of:=&quot;(select t.id from &quot;&amp;[.I$2]&amp;&quot; t where t.&quot;&amp;[.I$3]&amp;&quot; = '&quot;&amp;[.I2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0]&amp;&quot;,&quot;&amp;[.D240]&amp;&quot;,&quot;&amp;IF(ISBLANK([.E240]);0;[.E240])&amp;&quot;,&quot;&amp;IF(ISBLANK([.F240]);0;[.F240])&amp;&quot;,&quot;&amp;[.K240]&amp;&quot;,&quot;&amp;[.L240]&amp;&quot;,&quot;&amp;[.M240]&amp;&quot;,&quot;&amp;[.N240]&amp;&quot;,&quot;&amp;[.O240]&amp;&quot;,&quot;&amp;[.P240]&amp;&quot;,0,CURDATE(),CURDATE())&quot;&amp;IF(INDIRECT(ADDRESS(ROW([.A240])+1;1))&gt;0;&quot;,&quot;;&quot;;&quot;)" office:value-type="string" office:string-value="(237,1,100,0,0,0,(select t.id from exercises t where t.code = 'ESDOGE'),(select t.id from base_movements t where t.code = 'DOBRGE'),(select t.id from training_mode_types t where t.code = 'A1'),(select t.id from execution_note_types t where t.code = ''),0,CURDATE(),CURDATE())," calcext:value-type="string">
            <text:p>(237,1,100,0,0,0,(select t.id from exercises t where t.code = 'ESDOGE'),(select t.id from base_movements t where t.code = 'DOBRG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1])-3" office:value-type="float" office:value="238" calcext:value-type="float">
            <text:p>238</text:p>
          </table:table-cell>
          <table:table-cell office:value-type="string" calcext:value-type="string">
            <text:p>ESDOSF</text:p>
          </table:table-cell>
          <table:table-cell table:formula="of:=VLOOKUP([.B241];[exercises.$B$4:.$C$292];2;0)" office:value-type="string" office:string-value="DO 1 braccio al soffitto" calcext:value-type="string">
            <text:p>DO 1 braccio al soffi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F</text:p>
          </table:table-cell>
          <table:table-cell table:formula="of:=VLOOKUP([.G241];[base_movements.$B$4:.$D$157];3;0)" office:value-type="string" office:string-value="DO un braccio fermo verso il soffitto" calcext:value-type="string">
            <text:p>DO un braccio fermo verso il soffit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1]&amp;&quot;')&quot;" office:value-type="string" office:string-value="(select t.id from exercises t where t.code = 'ESDOSF')" calcext:value-type="string">
            <text:p>(select t.id from exercises t where t.code = 'ESDOSF')</text:p>
          </table:table-cell>
          <table:table-cell table:formula="of:=&quot;(select t.id from &quot;&amp;[.G$2]&amp;&quot; t where t.&quot;&amp;[.G$3]&amp;&quot; = '&quot;&amp;[.G241]&amp;&quot;')&quot;" office:value-type="string" office:string-value="(select t.id from base_movements t where t.code = 'DOBRSF')" calcext:value-type="string">
            <text:p>(select t.id from base_movements t where t.code = 'DOBRSF')</text:p>
          </table:table-cell>
          <table:table-cell table:formula="of:=&quot;(select t.id from &quot;&amp;[.I$2]&amp;&quot; t where t.&quot;&amp;[.I$3]&amp;&quot; = '&quot;&amp;[.I24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1]&amp;&quot;,&quot;&amp;[.D241]&amp;&quot;,&quot;&amp;IF(ISBLANK([.E241]);0;[.E241])&amp;&quot;,&quot;&amp;IF(ISBLANK([.F241]);0;[.F241])&amp;&quot;,&quot;&amp;[.K241]&amp;&quot;,&quot;&amp;[.L241]&amp;&quot;,&quot;&amp;[.M241]&amp;&quot;,&quot;&amp;[.N241]&amp;&quot;,&quot;&amp;[.O241]&amp;&quot;,&quot;&amp;[.P241]&amp;&quot;,0,CURDATE(),CURDATE())&quot;&amp;IF(INDIRECT(ADDRESS(ROW([.A241])+1;1))&gt;0;&quot;,&quot;;&quot;;&quot;)" office:value-type="string" office:string-value="(238,1,100,0,0,0,(select t.id from exercises t where t.code = 'ESDOSF'),(select t.id from base_movements t where t.code = 'DOBRSF'),(select t.id from training_mode_types t where t.code = 'A1'),(select t.id from execution_note_types t where t.code = ''),0,CURDATE(),CURDATE())," calcext:value-type="string">
            <text:p>(238,1,100,0,0,0,(select t.id from exercises t where t.code = 'ESDOSF'),(select t.id from base_movements t where t.code = 'DO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2])-3" office:value-type="float" office:value="239" calcext:value-type="float">
            <text:p>239</text:p>
          </table:table-cell>
          <table:table-cell office:value-type="string" calcext:value-type="string">
            <text:p>ESDOPR</text:p>
          </table:table-cell>
          <table:table-cell table:formula="of:=VLOOKUP([.B242];[exercises.$B$4:.$C$292];2;0)" office:value-type="string" office:string-value="DO pausa su massimo rollio" calcext:value-type="string">
            <text:p>DO pausa su massimo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RL</text:p>
          </table:table-cell>
          <table:table-cell table:formula="of:=VLOOKUP([.G242];[base_movements.$B$4:.$D$157];3;0)" office:value-type="string" office:string-value="DO completo con pausa su massimo rollio" calcext:value-type="string">
            <text:p>DO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2]&amp;&quot;')&quot;" office:value-type="string" office:string-value="(select t.id from exercises t where t.code = 'ESDOPR')" calcext:value-type="string">
            <text:p>(select t.id from exercises t where t.code = 'ESDOPR')</text:p>
          </table:table-cell>
          <table:table-cell table:formula="of:=&quot;(select t.id from &quot;&amp;[.G$2]&amp;&quot; t where t.&quot;&amp;[.G$3]&amp;&quot; = '&quot;&amp;[.G242]&amp;&quot;')&quot;" office:value-type="string" office:string-value="(select t.id from base_movements t where t.code = 'DOBRRL')" calcext:value-type="string">
            <text:p>(select t.id from base_movements t where t.code = 'DOBRRL')</text:p>
          </table:table-cell>
          <table:table-cell table:formula="of:=&quot;(select t.id from &quot;&amp;[.I$2]&amp;&quot; t where t.&quot;&amp;[.I$3]&amp;&quot; = '&quot;&amp;[.I24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2]&amp;&quot;,&quot;&amp;[.D242]&amp;&quot;,&quot;&amp;IF(ISBLANK([.E242]);0;[.E242])&amp;&quot;,&quot;&amp;IF(ISBLANK([.F242]);0;[.F242])&amp;&quot;,&quot;&amp;[.K242]&amp;&quot;,&quot;&amp;[.L242]&amp;&quot;,&quot;&amp;[.M242]&amp;&quot;,&quot;&amp;[.N242]&amp;&quot;,&quot;&amp;[.O242]&amp;&quot;,&quot;&amp;[.P242]&amp;&quot;,0,CURDATE(),CURDATE())&quot;&amp;IF(INDIRECT(ADDRESS(ROW([.A242])+1;1))&gt;0;&quot;,&quot;;&quot;;&quot;)" office:value-type="string" office:string-value="(239,1,100,0,0,0,(select t.id from exercises t where t.code = 'ESDOPR'),(select t.id from base_movements t where t.code = 'DOBRRL'),(select t.id from training_mode_types t where t.code = 'A1'),(select t.id from execution_note_types t where t.code = ''),0,CURDATE(),CURDATE())," calcext:value-type="string">
            <text:p>(239,1,100,0,0,0,(select t.id from exercises t where t.code = 'ESDOPR'),(select t.id from base_movements t where t.code = 'DO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3])-3" office:value-type="float" office:value="240" calcext:value-type="float">
            <text:p>240</text:p>
          </table:table-cell>
          <table:table-cell office:value-type="string" calcext:value-type="string">
            <text:p>ESDOBI</text:p>
          </table:table-cell>
          <table:table-cell table:formula="of:=VLOOKUP([.B243];[exercises.$B$4:.$C$292];2;0)" office:value-type="string" office:string-value="DO bicchiere sulla fronte" calcext:value-type="string">
            <text:p>DO bicchiere sulla fro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OSI</text:p>
          </table:table-cell>
          <table:table-cell table:formula="of:=VLOOKUP([.G243];[base_movements.$B$4:.$D$157];3;0)" office:value-type="string" office:string-value="DO completo con bicchiere sulla fronte" calcext:value-type="string">
            <text:p>DO completo con bicchiere sulla fron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3]&amp;&quot;')&quot;" office:value-type="string" office:string-value="(select t.id from exercises t where t.code = 'ESDOBI')" calcext:value-type="string">
            <text:p>(select t.id from exercises t where t.code = 'ESDOBI')</text:p>
          </table:table-cell>
          <table:table-cell table:formula="of:=&quot;(select t.id from &quot;&amp;[.G$2]&amp;&quot; t where t.&quot;&amp;[.G$3]&amp;&quot; = '&quot;&amp;[.G243]&amp;&quot;')&quot;" office:value-type="string" office:string-value="(select t.id from base_movements t where t.code = 'DOCOSI')" calcext:value-type="string">
            <text:p>(select t.id from base_movements t where t.code = 'DOCOSI')</text:p>
          </table:table-cell>
          <table:table-cell table:formula="of:=&quot;(select t.id from &quot;&amp;[.I$2]&amp;&quot; t where t.&quot;&amp;[.I$3]&amp;&quot; = '&quot;&amp;[.I2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3]&amp;&quot;,&quot;&amp;[.D243]&amp;&quot;,&quot;&amp;IF(ISBLANK([.E243]);0;[.E243])&amp;&quot;,&quot;&amp;IF(ISBLANK([.F243]);0;[.F243])&amp;&quot;,&quot;&amp;[.K243]&amp;&quot;,&quot;&amp;[.L243]&amp;&quot;,&quot;&amp;[.M243]&amp;&quot;,&quot;&amp;[.N243]&amp;&quot;,&quot;&amp;[.O243]&amp;&quot;,&quot;&amp;[.P243]&amp;&quot;,0,CURDATE(),CURDATE())&quot;&amp;IF(INDIRECT(ADDRESS(ROW([.A243])+1;1))&gt;0;&quot;,&quot;;&quot;;&quot;)" office:value-type="string" office:string-value="(240,1,100,0,0,0,(select t.id from exercises t where t.code = 'ESDOBI'),(select t.id from base_movements t where t.code = 'DOCOSI'),(select t.id from training_mode_types t where t.code = 'A1'),(select t.id from execution_note_types t where t.code = ''),0,CURDATE(),CURDATE())," calcext:value-type="string">
            <text:p>(240,1,100,0,0,0,(select t.id from exercises t where t.code = 'ESDOBI'),(select t.id from base_movements t where t.code = 'DOCOSI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4])-3" office:value-type="float" office:value="241" calcext:value-type="float">
            <text:p>241</text:p>
          </table:table-cell>
          <table:table-cell office:value-type="string" calcext:value-type="string">
            <text:p>ESDOSV</text:p>
          </table:table-cell>
          <table:table-cell table:formula="of:=VLOOKUP([.B244];[exercises.$B$4:.$C$292];2;0)" office:value-type="string" office:string-value="DO bracciata sovrapposta" calcext:value-type="string">
            <text:p>DO bracciat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V</text:p>
          </table:table-cell>
          <table:table-cell table:formula="of:=VLOOKUP([.G244];[base_movements.$B$4:.$D$157];3;0)" office:value-type="string" office:string-value="DO bracciata sovrapposta" calcext:value-type="string">
            <text:p>DO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4]&amp;&quot;')&quot;" office:value-type="string" office:string-value="(select t.id from exercises t where t.code = 'ESDOSV')" calcext:value-type="string">
            <text:p>(select t.id from exercises t where t.code = 'ESDOSV')</text:p>
          </table:table-cell>
          <table:table-cell table:formula="of:=&quot;(select t.id from &quot;&amp;[.G$2]&amp;&quot; t where t.&quot;&amp;[.G$3]&amp;&quot; = '&quot;&amp;[.G244]&amp;&quot;')&quot;" office:value-type="string" office:string-value="(select t.id from base_movements t where t.code = 'DOBRSV')" calcext:value-type="string">
            <text:p>(select t.id from base_movements t where t.code = 'DOBRSV')</text:p>
          </table:table-cell>
          <table:table-cell table:formula="of:=&quot;(select t.id from &quot;&amp;[.I$2]&amp;&quot; t where t.&quot;&amp;[.I$3]&amp;&quot; = '&quot;&amp;[.I2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4]&amp;&quot;,&quot;&amp;[.D244]&amp;&quot;,&quot;&amp;IF(ISBLANK([.E244]);0;[.E244])&amp;&quot;,&quot;&amp;IF(ISBLANK([.F244]);0;[.F244])&amp;&quot;,&quot;&amp;[.K244]&amp;&quot;,&quot;&amp;[.L244]&amp;&quot;,&quot;&amp;[.M244]&amp;&quot;,&quot;&amp;[.N244]&amp;&quot;,&quot;&amp;[.O244]&amp;&quot;,&quot;&amp;[.P244]&amp;&quot;,0,CURDATE(),CURDATE())&quot;&amp;IF(INDIRECT(ADDRESS(ROW([.A244])+1;1))&gt;0;&quot;,&quot;;&quot;;&quot;)" office:value-type="string" office:string-value="(241,1,100,0,0,0,(select t.id from exercises t where t.code = 'ESDOSV'),(select t.id from base_movements t where t.code = 'DOBRSV'),(select t.id from training_mode_types t where t.code = 'A1'),(select t.id from execution_note_types t where t.code = ''),0,CURDATE(),CURDATE())," calcext:value-type="string">
            <text:p>(241,1,100,0,0,0,(select t.id from exercises t where t.code = 'ESDOSV'),(select t.id from base_movements t where t.code = 'DO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5])-3" office:value-type="float" office:value="242" calcext:value-type="float">
            <text:p>242</text:p>
          </table:table-cell>
          <table:table-cell office:value-type="string" calcext:value-type="string">
            <text:p>ESDOFR</text:p>
          </table:table-cell>
          <table:table-cell table:formula="of:=VLOOKUP([.B245];[exercises.$B$4:.$C$292];2;0)" office:value-type="string" office:string-value="DO seduto max freq braccia" calcext:value-type="string">
            <text:p>DO seduto max freq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E</text:p>
          </table:table-cell>
          <table:table-cell table:formula="of:=VLOOKUP([.G245];[base_movements.$B$4:.$D$157];3;0)" office:value-type="string" office:string-value="DO seduto massima frequenza di braccia" calcext:value-type="string">
            <text:p>DO seduto massima frequenza di bracci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5]&amp;&quot;')&quot;" office:value-type="string" office:string-value="(select t.id from exercises t where t.code = 'ESDOFR')" calcext:value-type="string">
            <text:p>(select t.id from exercises t where t.code = 'ESDOFR')</text:p>
          </table:table-cell>
          <table:table-cell table:formula="of:=&quot;(select t.id from &quot;&amp;[.G$2]&amp;&quot; t where t.&quot;&amp;[.G$3]&amp;&quot; = '&quot;&amp;[.G245]&amp;&quot;')&quot;" office:value-type="string" office:string-value="(select t.id from base_movements t where t.code = 'DOBRSE')" calcext:value-type="string">
            <text:p>(select t.id from base_movements t where t.code = 'DOBRSE')</text:p>
          </table:table-cell>
          <table:table-cell table:formula="of:=&quot;(select t.id from &quot;&amp;[.I$2]&amp;&quot; t where t.&quot;&amp;[.I$3]&amp;&quot; = '&quot;&amp;[.I2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5]&amp;&quot;,&quot;&amp;[.D245]&amp;&quot;,&quot;&amp;IF(ISBLANK([.E245]);0;[.E245])&amp;&quot;,&quot;&amp;IF(ISBLANK([.F245]);0;[.F245])&amp;&quot;,&quot;&amp;[.K245]&amp;&quot;,&quot;&amp;[.L245]&amp;&quot;,&quot;&amp;[.M245]&amp;&quot;,&quot;&amp;[.N245]&amp;&quot;,&quot;&amp;[.O245]&amp;&quot;,&quot;&amp;[.P245]&amp;&quot;,0,CURDATE(),CURDATE())&quot;&amp;IF(INDIRECT(ADDRESS(ROW([.A245])+1;1))&gt;0;&quot;,&quot;;&quot;;&quot;)" office:value-type="string" office:string-value="(242,1,100,0,0,0,(select t.id from exercises t where t.code = 'ESDOFR'),(select t.id from base_movements t where t.code = 'DOBRSE'),(select t.id from training_mode_types t where t.code = 'A1'),(select t.id from execution_note_types t where t.code = ''),0,CURDATE(),CURDATE())," calcext:value-type="string">
            <text:p>(242,1,100,0,0,0,(select t.id from exercises t where t.code = 'ESDOFR'),(select t.id from base_movements t where t.code = 'DOBRS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6])-3" office:value-type="float" office:value="243" calcext:value-type="float">
            <text:p>243</text:p>
          </table:table-cell>
          <table:table-cell office:value-type="string" calcext:value-type="string">
            <text:p>ESDOBT</text:p>
          </table:table-cell>
          <table:table-cell table:formula="of:=VLOOKUP([.B246];[exercises.$B$4:.$C$292];2;0)" office:value-type="string" office:string-value="DO braccia tese" calcext:value-type="string">
            <text:p>DO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TE</text:p>
          </table:table-cell>
          <table:table-cell table:formula="of:=VLOOKUP([.G246];[base_movements.$B$4:.$D$157];3;0)" office:value-type="string" office:string-value="DO braccia tese" calcext:value-type="string">
            <text:p>D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6]&amp;&quot;')&quot;" office:value-type="string" office:string-value="(select t.id from exercises t where t.code = 'ESDOBT')" calcext:value-type="string">
            <text:p>(select t.id from exercises t where t.code = 'ESDOBT')</text:p>
          </table:table-cell>
          <table:table-cell table:formula="of:=&quot;(select t.id from &quot;&amp;[.G$2]&amp;&quot; t where t.&quot;&amp;[.G$3]&amp;&quot; = '&quot;&amp;[.G246]&amp;&quot;')&quot;" office:value-type="string" office:string-value="(select t.id from base_movements t where t.code = 'DOBRTE')" calcext:value-type="string">
            <text:p>(select t.id from base_movements t where t.code = 'DOBRTE')</text:p>
          </table:table-cell>
          <table:table-cell table:formula="of:=&quot;(select t.id from &quot;&amp;[.I$2]&amp;&quot; t where t.&quot;&amp;[.I$3]&amp;&quot; = '&quot;&amp;[.I2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6]&amp;&quot;,&quot;&amp;[.D246]&amp;&quot;,&quot;&amp;IF(ISBLANK([.E246]);0;[.E246])&amp;&quot;,&quot;&amp;IF(ISBLANK([.F246]);0;[.F246])&amp;&quot;,&quot;&amp;[.K246]&amp;&quot;,&quot;&amp;[.L246]&amp;&quot;,&quot;&amp;[.M246]&amp;&quot;,&quot;&amp;[.N246]&amp;&quot;,&quot;&amp;[.O246]&amp;&quot;,&quot;&amp;[.P246]&amp;&quot;,0,CURDATE(),CURDATE())&quot;&amp;IF(INDIRECT(ADDRESS(ROW([.A246])+1;1))&gt;0;&quot;,&quot;;&quot;;&quot;)" office:value-type="string" office:string-value="(243,1,100,0,0,0,(select t.id from exercises t where t.code = 'ESDOBT'),(select t.id from base_movements t where t.code = 'DOBRTE'),(select t.id from training_mode_types t where t.code = 'A1'),(select t.id from execution_note_types t where t.code = ''),0,CURDATE(),CURDATE())," calcext:value-type="string">
            <text:p>(243,1,100,0,0,0,(select t.id from exercises t where t.code = 'ESDOBT'),(select t.id from base_movements t where t.code = 'DOBRT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7])-3" office:value-type="float" office:value="244" calcext:value-type="float">
            <text:p>244</text:p>
          </table:table-cell>
          <table:table-cell office:value-type="string" calcext:value-type="string">
            <text:p>ESDOBA</text:p>
          </table:table-cell>
          <table:table-cell table:formula="of:=VLOOKUP([.B247];[exercises.$B$4:.$C$292];2;0)" office:value-type="string" office:string-value="DO bastone" calcext:value-type="string">
            <text:p>DO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S</text:p>
          </table:table-cell>
          <table:table-cell table:formula="of:=VLOOKUP([.G247];[base_movements.$B$4:.$D$157];3;0)" office:value-type="string" office:string-value="DO con pausa ogni bracciata" calcext:value-type="string">
            <text:p>DO con pausa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7]&amp;&quot;')&quot;" office:value-type="string" office:string-value="(select t.id from exercises t where t.code = 'ESDOBA')" calcext:value-type="string">
            <text:p>(select t.id from exercises t where t.code = 'ESDOBA')</text:p>
          </table:table-cell>
          <table:table-cell table:formula="of:=&quot;(select t.id from &quot;&amp;[.G$2]&amp;&quot; t where t.&quot;&amp;[.G$3]&amp;&quot; = '&quot;&amp;[.G247]&amp;&quot;')&quot;" office:value-type="string" office:string-value="(select t.id from base_movements t where t.code = 'DOBRBS')" calcext:value-type="string">
            <text:p>(select t.id from base_movements t where t.code = 'DOBRBS')</text:p>
          </table:table-cell>
          <table:table-cell table:formula="of:=&quot;(select t.id from &quot;&amp;[.I$2]&amp;&quot; t where t.&quot;&amp;[.I$3]&amp;&quot; = '&quot;&amp;[.I2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7]&amp;&quot;,&quot;&amp;[.D247]&amp;&quot;,&quot;&amp;IF(ISBLANK([.E247]);0;[.E247])&amp;&quot;,&quot;&amp;IF(ISBLANK([.F247]);0;[.F247])&amp;&quot;,&quot;&amp;[.K247]&amp;&quot;,&quot;&amp;[.L247]&amp;&quot;,&quot;&amp;[.M247]&amp;&quot;,&quot;&amp;[.N247]&amp;&quot;,&quot;&amp;[.O247]&amp;&quot;,&quot;&amp;[.P247]&amp;&quot;,0,CURDATE(),CURDATE())&quot;&amp;IF(INDIRECT(ADDRESS(ROW([.A247])+1;1))&gt;0;&quot;,&quot;;&quot;;&quot;)" office:value-type="string" office:string-value="(244,1,100,0,0,0,(select t.id from exercises t where t.code = 'ESDOBA'),(select t.id from base_movements t where t.code = 'DOBRBS'),(select t.id from training_mode_types t where t.code = 'A1'),(select t.id from execution_note_types t where t.code = ''),0,CURDATE(),CURDATE())," calcext:value-type="string">
            <text:p>(244,1,100,0,0,0,(select t.id from exercises t where t.code = 'ESDOBA'),(select t.id from base_movements t where t.code = 'DO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8])-3" office:value-type="float" office:value="245" calcext:value-type="float">
            <text:p>245</text:p>
          </table:table-cell>
          <table:table-cell office:value-type="string" calcext:value-type="string">
            <text:p>ESDOSB</text:p>
          </table:table-cell>
          <table:table-cell table:formula="of:=VLOOKUP([.B248];[exercises.$B$4:.$C$292];2;0)" office:value-type="string" office:string-value="DO solo braccia, gambe ferme" calcext:value-type="string">
            <text:p>DO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O</text:p>
          </table:table-cell>
          <table:table-cell table:formula="of:=VLOOKUP([.G248];[base_movements.$B$4:.$D$157];3;0)" office:value-type="string" office:string-value="DO solo braccia, gambe ferme" calcext:value-type="string">
            <text:p>DO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8]&amp;&quot;')&quot;" office:value-type="string" office:string-value="(select t.id from exercises t where t.code = 'ESDOSB')" calcext:value-type="string">
            <text:p>(select t.id from exercises t where t.code = 'ESDOSB')</text:p>
          </table:table-cell>
          <table:table-cell table:formula="of:=&quot;(select t.id from &quot;&amp;[.G$2]&amp;&quot; t where t.&quot;&amp;[.G$3]&amp;&quot; = '&quot;&amp;[.G248]&amp;&quot;')&quot;" office:value-type="string" office:string-value="(select t.id from base_movements t where t.code = 'DOBRSO')" calcext:value-type="string">
            <text:p>(select t.id from base_movements t where t.code = 'DOBRSO')</text:p>
          </table:table-cell>
          <table:table-cell table:formula="of:=&quot;(select t.id from &quot;&amp;[.I$2]&amp;&quot; t where t.&quot;&amp;[.I$3]&amp;&quot; = '&quot;&amp;[.I2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8]&amp;&quot;,&quot;&amp;[.D248]&amp;&quot;,&quot;&amp;IF(ISBLANK([.E248]);0;[.E248])&amp;&quot;,&quot;&amp;IF(ISBLANK([.F248]);0;[.F248])&amp;&quot;,&quot;&amp;[.K248]&amp;&quot;,&quot;&amp;[.L248]&amp;&quot;,&quot;&amp;[.M248]&amp;&quot;,&quot;&amp;[.N248]&amp;&quot;,&quot;&amp;[.O248]&amp;&quot;,&quot;&amp;[.P248]&amp;&quot;,0,CURDATE(),CURDATE())&quot;&amp;IF(INDIRECT(ADDRESS(ROW([.A248])+1;1))&gt;0;&quot;,&quot;;&quot;;&quot;)" office:value-type="string" office:string-value="(245,1,100,0,0,0,(select t.id from exercises t where t.code = 'ESDOSB'),(select t.id from base_movements t where t.code = 'DOBRSO'),(select t.id from training_mode_types t where t.code = 'A1'),(select t.id from execution_note_types t where t.code = ''),0,CURDATE(),CURDATE())," calcext:value-type="string">
            <text:p>(245,1,100,0,0,0,(select t.id from exercises t where t.code = 'ESDOSB'),(select t.id from base_movements t where t.code = 'DO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9])-3" office:value-type="float" office:value="246" calcext:value-type="float">
            <text:p>246</text:p>
          </table:table-cell>
          <table:table-cell office:value-type="string" calcext:value-type="string">
            <text:p>C1DOFP</text:p>
          </table:table-cell>
          <table:table-cell table:formula="of:=VLOOKUP([.B249];[exercises.$B$4:.$C$292];2;0)" office:value-type="string" office:string-value="DO forte/piano" calcext:value-type="string">
            <text:p>DO forte/piano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49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9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49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4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9]&amp;&quot;,&quot;&amp;[.D249]&amp;&quot;,&quot;&amp;IF(ISBLANK([.E249]);0;[.E249])&amp;&quot;,&quot;&amp;IF(ISBLANK([.F249]);0;[.F249])&amp;&quot;,&quot;&amp;[.K249]&amp;&quot;,&quot;&amp;[.L249]&amp;&quot;,&quot;&amp;[.M249]&amp;&quot;,&quot;&amp;[.N249]&amp;&quot;,&quot;&amp;[.O249]&amp;&quot;,&quot;&amp;[.P249]&amp;&quot;,0,CURDATE(),CURDATE())&quot;&amp;IF(INDIRECT(ADDRESS(ROW([.A249])+1;1))&gt;0;&quot;,&quot;;&quot;;&quot;)" office:value-type="string" office:string-value="(246,1,50,0,0,0,(select t.id from exercises t where t.code = 'C1DOFP'),(select t.id from base_movements t where t.code = 'DOCMPL'),(select t.id from training_mode_types t where t.code = 'C1'),(select t.id from execution_note_types t where t.code = ''),0,CURDATE(),CURDATE())," calcext:value-type="string">
            <text:p>(246,1,50,0,0,0,(select t.id from exercises t where t.code = 'C1DOFP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0])-3" office:value-type="float" office:value="247" calcext:value-type="float">
            <text:p>247</text:p>
          </table:table-cell>
          <table:table-cell office:value-type="string" calcext:value-type="string">
            <text:p>C1DOFP</text:p>
          </table:table-cell>
          <table:table-cell table:formula="of:=VLOOKUP([.B250];[exercises.$B$4:.$C$292];2;0)" office:value-type="string" office:string-value="DO forte/piano" calcext:value-type="string">
            <text:p>DO forte/piano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5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0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5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0]&amp;&quot;,&quot;&amp;[.D250]&amp;&quot;,&quot;&amp;IF(ISBLANK([.E250]);0;[.E250])&amp;&quot;,&quot;&amp;IF(ISBLANK([.F250]);0;[.F250])&amp;&quot;,&quot;&amp;[.K250]&amp;&quot;,&quot;&amp;[.L250]&amp;&quot;,&quot;&amp;[.M250]&amp;&quot;,&quot;&amp;[.N250]&amp;&quot;,&quot;&amp;[.O250]&amp;&quot;,&quot;&amp;[.P250]&amp;&quot;,0,CURDATE(),CURDATE())&quot;&amp;IF(INDIRECT(ADDRESS(ROW([.A250])+1;1))&gt;0;&quot;,&quot;;&quot;;&quot;)" office:value-type="string" office:string-value="(247,2,50,0,0,0,(select t.id from exercises t where t.code = 'C1DOFP'),(select t.id from base_movements t where t.code = 'DOCMPL'),(select t.id from training_mode_types t where t.code = 'A1'),(select t.id from execution_note_types t where t.code = ''),0,CURDATE(),CURDATE())," calcext:value-type="string">
            <text:p>(247,2,50,0,0,0,(select t.id from exercises t where t.code = 'C1DOFP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1])-3" office:value-type="float" office:value="248" calcext:value-type="float">
            <text:p>248</text:p>
          </table:table-cell>
          <table:table-cell office:value-type="string" calcext:value-type="string">
            <text:p>C1DOPF</text:p>
          </table:table-cell>
          <table:table-cell table:formula="of:=VLOOKUP([.B251];[exercises.$B$4:.$C$292];2;0)" office:value-type="string" office:string-value="DO piano/forte" calcext:value-type="string">
            <text:p>DO piano/forte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51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1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5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1]&amp;&quot;,&quot;&amp;[.D251]&amp;&quot;,&quot;&amp;IF(ISBLANK([.E251]);0;[.E251])&amp;&quot;,&quot;&amp;IF(ISBLANK([.F251]);0;[.F251])&amp;&quot;,&quot;&amp;[.K251]&amp;&quot;,&quot;&amp;[.L251]&amp;&quot;,&quot;&amp;[.M251]&amp;&quot;,&quot;&amp;[.N251]&amp;&quot;,&quot;&amp;[.O251]&amp;&quot;,&quot;&amp;[.P251]&amp;&quot;,0,CURDATE(),CURDATE())&quot;&amp;IF(INDIRECT(ADDRESS(ROW([.A251])+1;1))&gt;0;&quot;,&quot;;&quot;;&quot;)" office:value-type="string" office:string-value="(248,1,50,0,0,0,(select t.id from exercises t where t.code = 'C1DOPF'),(select t.id from base_movements t where t.code = 'DOCMPL'),(select t.id from training_mode_types t where t.code = 'A1'),(select t.id from execution_note_types t where t.code = ''),0,CURDATE(),CURDATE())," calcext:value-type="string">
            <text:p>(248,1,50,0,0,0,(select t.id from exercises t where t.code = 'C1DOPF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2])-3" office:value-type="float" office:value="249" calcext:value-type="float">
            <text:p>249</text:p>
          </table:table-cell>
          <table:table-cell office:value-type="string" calcext:value-type="string">
            <text:p>C1DOPF</text:p>
          </table:table-cell>
          <table:table-cell table:formula="of:=VLOOKUP([.B252];[exercises.$B$4:.$C$292];2;0)" office:value-type="string" office:string-value="DO piano/forte" calcext:value-type="string">
            <text:p>DO piano/forte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52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2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5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5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2]&amp;&quot;,&quot;&amp;[.D252]&amp;&quot;,&quot;&amp;IF(ISBLANK([.E252]);0;[.E252])&amp;&quot;,&quot;&amp;IF(ISBLANK([.F252]);0;[.F252])&amp;&quot;,&quot;&amp;[.K252]&amp;&quot;,&quot;&amp;[.L252]&amp;&quot;,&quot;&amp;[.M252]&amp;&quot;,&quot;&amp;[.N252]&amp;&quot;,&quot;&amp;[.O252]&amp;&quot;,&quot;&amp;[.P252]&amp;&quot;,0,CURDATE(),CURDATE())&quot;&amp;IF(INDIRECT(ADDRESS(ROW([.A252])+1;1))&gt;0;&quot;,&quot;;&quot;;&quot;)" office:value-type="string" office:string-value="(249,2,50,0,0,0,(select t.id from exercises t where t.code = 'C1DOPF'),(select t.id from base_movements t where t.code = 'DOCMPL'),(select t.id from training_mode_types t where t.code = 'C1'),(select t.id from execution_note_types t where t.code = ''),0,CURDATE(),CURDATE())," calcext:value-type="string">
            <text:p>(249,2,50,0,0,0,(select t.id from exercises t where t.code = 'C1DOPF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3])-3" office:value-type="float" office:value="250" calcext:value-type="float">
            <text:p>250</text:p>
          </table:table-cell>
          <table:table-cell office:value-type="string" calcext:value-type="string">
            <text:p>ECRASC</text:p>
          </table:table-cell>
          <table:table-cell table:formula="of:=VLOOKUP([.B253];[exercises.$B$4:.$C$292];2;0)" office:value-type="string" office:string-value="Esercizi RA scivolata" calcext:value-type="string">
            <text:p>Esercizi 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53];[base_movements.$B$4:.$D$157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3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53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3]&amp;&quot;,&quot;&amp;[.D253]&amp;&quot;,&quot;&amp;IF(ISBLANK([.E253]);0;[.E253])&amp;&quot;,&quot;&amp;IF(ISBLANK([.F253]);0;[.F253])&amp;&quot;,&quot;&amp;[.K253]&amp;&quot;,&quot;&amp;[.L253]&amp;&quot;,&quot;&amp;[.M253]&amp;&quot;,&quot;&amp;[.N253]&amp;&quot;,&quot;&amp;[.O253]&amp;&quot;,&quot;&amp;[.P253]&amp;&quot;,0,CURDATE(),CURDATE())&quot;&amp;IF(INDIRECT(ADDRESS(ROW([.A253])+1;1))&gt;0;&quot;,&quot;;&quot;;&quot;)" office:value-type="string" office:string-value="(250,1,50,0,0,0,(select t.id from exercises t where t.code = 'ECRASC'),(select t.id from base_movements t where t.code = 'RACOSC'),(select t.id from training_mode_types t where t.code = 'A1'),(select t.id from execution_note_types t where t.code = ''),0,CURDATE(),CURDATE())," calcext:value-type="string">
            <text:p>(250,1,50,0,0,0,(select t.id from exercises t where t.code = 'EC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4])-3" office:value-type="float" office:value="251" calcext:value-type="float">
            <text:p>251</text:p>
          </table:table-cell>
          <table:table-cell office:value-type="string" calcext:value-type="string">
            <text:p>ECRASC</text:p>
          </table:table-cell>
          <table:table-cell table:formula="of:=VLOOKUP([.B254];[exercises.$B$4:.$C$292];2;0)" office:value-type="string" office:string-value="Esercizi RA scivolata" calcext:value-type="string">
            <text:p>Esercizi RA scivol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54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54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5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4]&amp;&quot;,&quot;&amp;[.D254]&amp;&quot;,&quot;&amp;IF(ISBLANK([.E254]);0;[.E254])&amp;&quot;,&quot;&amp;IF(ISBLANK([.F254]);0;[.F254])&amp;&quot;,&quot;&amp;[.K254]&amp;&quot;,&quot;&amp;[.L254]&amp;&quot;,&quot;&amp;[.M254]&amp;&quot;,&quot;&amp;[.N254]&amp;&quot;,&quot;&amp;[.O254]&amp;&quot;,&quot;&amp;[.P254]&amp;&quot;,0,CURDATE(),CURDATE())&quot;&amp;IF(INDIRECT(ADDRESS(ROW([.A254])+1;1))&gt;0;&quot;,&quot;;&quot;;&quot;)" office:value-type="string" office:string-value="(251,2,50,0,0,0,(select t.id from exercises t where t.code = 'ECRASC'),(select t.id from base_movements t where t.code = 'RACMPL'),(select t.id from training_mode_types t where t.code = 'A2'),(select t.id from execution_note_types t where t.code = ''),0,CURDATE(),CURDATE())," calcext:value-type="string">
            <text:p>(251,2,50,0,0,0,(select t.id from exercises t where t.code = 'ECRASC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5])-3" office:value-type="float" office:value="252" calcext:value-type="float">
            <text:p>252</text:p>
          </table:table-cell>
          <table:table-cell office:value-type="string" calcext:value-type="string">
            <text:p>ECRAMP</text:p>
          </table:table-cell>
          <table:table-cell table:formula="of:=VLOOKUP([.B255];[exercises.$B$4:.$C$292];2;0)" office:value-type="string" office:string-value="Esercizi RA calciata dietro" calcext:value-type="string">
            <text:p>Esercizi RA calciata dietr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55];[base_movements.$B$4:.$D$157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5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formula="of:=&quot;(select t.id from &quot;&amp;[.G$2]&amp;&quot; t where t.&quot;&amp;[.G$3]&amp;&quot; = '&quot;&amp;[.G255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5]&amp;&quot;,&quot;&amp;[.D255]&amp;&quot;,&quot;&amp;IF(ISBLANK([.E255]);0;[.E255])&amp;&quot;,&quot;&amp;IF(ISBLANK([.F255]);0;[.F255])&amp;&quot;,&quot;&amp;[.K255]&amp;&quot;,&quot;&amp;[.L255]&amp;&quot;,&quot;&amp;[.M255]&amp;&quot;,&quot;&amp;[.N255]&amp;&quot;,&quot;&amp;[.O255]&amp;&quot;,&quot;&amp;[.P255]&amp;&quot;,0,CURDATE(),CURDATE())&quot;&amp;IF(INDIRECT(ADDRESS(ROW([.A255])+1;1))&gt;0;&quot;,&quot;;&quot;;&quot;)" office:value-type="string" office:string-value="(252,1,50,0,0,0,(select t.id from exercises t where t.code = 'ECRAMP'),(select t.id from base_movements t where t.code = 'RAGACA'),(select t.id from training_mode_types t where t.code = 'A1'),(select t.id from execution_note_types t where t.code = ''),0,CURDATE(),CURDATE())," calcext:value-type="string">
            <text:p>(252,1,50,0,0,0,(select t.id from exercises t where t.code = 'EC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6])-3" office:value-type="float" office:value="253" calcext:value-type="float">
            <text:p>253</text:p>
          </table:table-cell>
          <table:table-cell office:value-type="string" calcext:value-type="string">
            <text:p>ECRAMP</text:p>
          </table:table-cell>
          <table:table-cell table:formula="of:=VLOOKUP([.B256];[exercises.$B$4:.$C$292];2;0)" office:value-type="string" office:string-value="Esercizi RA calciata dietro" calcext:value-type="string">
            <text:p>Esercizi RA calciata dietr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56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6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formula="of:=&quot;(select t.id from &quot;&amp;[.G$2]&amp;&quot; t where t.&quot;&amp;[.G$3]&amp;&quot; = '&quot;&amp;[.G25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5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6]&amp;&quot;,&quot;&amp;[.D256]&amp;&quot;,&quot;&amp;IF(ISBLANK([.E256]);0;[.E256])&amp;&quot;,&quot;&amp;IF(ISBLANK([.F256]);0;[.F256])&amp;&quot;,&quot;&amp;[.K256]&amp;&quot;,&quot;&amp;[.L256]&amp;&quot;,&quot;&amp;[.M256]&amp;&quot;,&quot;&amp;[.N256]&amp;&quot;,&quot;&amp;[.O256]&amp;&quot;,&quot;&amp;[.P256]&amp;&quot;,0,CURDATE(),CURDATE())&quot;&amp;IF(INDIRECT(ADDRESS(ROW([.A256])+1;1))&gt;0;&quot;,&quot;;&quot;;&quot;)" office:value-type="string" office:string-value="(253,2,50,0,0,0,(select t.id from exercises t where t.code = 'ECRAMP'),(select t.id from base_movements t where t.code = 'RACMPL'),(select t.id from training_mode_types t where t.code = 'A2'),(select t.id from execution_note_types t where t.code = ''),0,CURDATE(),CURDATE())," calcext:value-type="string">
            <text:p>(253,2,50,0,0,0,(select t.id from exercises t where t.code = 'ECRAMP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7])-3" office:value-type="float" office:value="254" calcext:value-type="float">
            <text:p>254</text:p>
          </table:table-cell>
          <table:table-cell office:value-type="string" calcext:value-type="string">
            <text:p>ECRA2G</text:p>
          </table:table-cell>
          <table:table-cell table:formula="of:=VLOOKUP([.B257];[exercises.$B$4:.$C$292];2;0)" office:value-type="string" office:string-value="Esercizi RA doppia gambata" calcext:value-type="string">
            <text:p>Esercizi RA doppia gamb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2G</text:p>
          </table:table-cell>
          <table:table-cell table:formula="of:=VLOOKUP([.G257];[base_movements.$B$4:.$D$157];3;0)" office:value-type="string" office:string-value="RA due gambate per ogni ciclo" calcext:value-type="string">
            <text:p>RA due gambate per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7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formula="of:=&quot;(select t.id from &quot;&amp;[.G$2]&amp;&quot; t where t.&quot;&amp;[.G$3]&amp;&quot; = '&quot;&amp;[.G257]&amp;&quot;')&quot;" office:value-type="string" office:string-value="(select t.id from base_movements t where t.code = 'RAGA2G')" calcext:value-type="string">
            <text:p>(select t.id from base_movements t where t.code = 'RAGA2G')</text:p>
          </table:table-cell>
          <table:table-cell table:formula="of:=&quot;(select t.id from &quot;&amp;[.I$2]&amp;&quot; t where t.&quot;&amp;[.I$3]&amp;&quot; = '&quot;&amp;[.I25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7]&amp;&quot;,&quot;&amp;[.D257]&amp;&quot;,&quot;&amp;IF(ISBLANK([.E257]);0;[.E257])&amp;&quot;,&quot;&amp;IF(ISBLANK([.F257]);0;[.F257])&amp;&quot;,&quot;&amp;[.K257]&amp;&quot;,&quot;&amp;[.L257]&amp;&quot;,&quot;&amp;[.M257]&amp;&quot;,&quot;&amp;[.N257]&amp;&quot;,&quot;&amp;[.O257]&amp;&quot;,&quot;&amp;[.P257]&amp;&quot;,0,CURDATE(),CURDATE())&quot;&amp;IF(INDIRECT(ADDRESS(ROW([.A257])+1;1))&gt;0;&quot;,&quot;;&quot;;&quot;)" office:value-type="string" office:string-value="(254,1,50,0,0,0,(select t.id from exercises t where t.code = 'ECRA2G'),(select t.id from base_movements t where t.code = 'RAGA2G'),(select t.id from training_mode_types t where t.code = 'A1'),(select t.id from execution_note_types t where t.code = ''),0,CURDATE(),CURDATE())," calcext:value-type="string">
            <text:p>(254,1,50,0,0,0,(select t.id from exercises t where t.code = 'ECRA2G'),(select t.id from base_movements t where t.code = 'RAGA2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8])-3" office:value-type="float" office:value="255" calcext:value-type="float">
            <text:p>255</text:p>
          </table:table-cell>
          <table:table-cell office:value-type="string" calcext:value-type="string">
            <text:p>ECRA2G</text:p>
          </table:table-cell>
          <table:table-cell table:formula="of:=VLOOKUP([.B258];[exercises.$B$4:.$C$292];2;0)" office:value-type="string" office:string-value="Esercizi RA doppia gambata" calcext:value-type="string">
            <text:p>Esercizi RA doppia gamb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58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8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formula="of:=&quot;(select t.id from &quot;&amp;[.G$2]&amp;&quot; t where t.&quot;&amp;[.G$3]&amp;&quot; = '&quot;&amp;[.G25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5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8]&amp;&quot;,&quot;&amp;[.D258]&amp;&quot;,&quot;&amp;IF(ISBLANK([.E258]);0;[.E258])&amp;&quot;,&quot;&amp;IF(ISBLANK([.F258]);0;[.F258])&amp;&quot;,&quot;&amp;[.K258]&amp;&quot;,&quot;&amp;[.L258]&amp;&quot;,&quot;&amp;[.M258]&amp;&quot;,&quot;&amp;[.N258]&amp;&quot;,&quot;&amp;[.O258]&amp;&quot;,&quot;&amp;[.P258]&amp;&quot;,0,CURDATE(),CURDATE())&quot;&amp;IF(INDIRECT(ADDRESS(ROW([.A258])+1;1))&gt;0;&quot;,&quot;;&quot;;&quot;)" office:value-type="string" office:string-value="(255,2,50,0,0,0,(select t.id from exercises t where t.code = 'ECRA2G'),(select t.id from base_movements t where t.code = 'RACMPL'),(select t.id from training_mode_types t where t.code = 'A2'),(select t.id from execution_note_types t where t.code = ''),0,CURDATE(),CURDATE())," calcext:value-type="string">
            <text:p>(255,2,50,0,0,0,(select t.id from exercises t where t.code = 'ECRA2G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9])-3" office:value-type="float" office:value="256" calcext:value-type="float">
            <text:p>256</text:p>
          </table:table-cell>
          <table:table-cell office:value-type="string" calcext:value-type="string">
            <text:p>ECRAAA</text:p>
          </table:table-cell>
          <table:table-cell table:formula="of:=VLOOKUP([.B259];[exercises.$B$4:.$C$292];2;0)" office:value-type="string" office:string-value="Esercizi RA alternato alto" calcext:value-type="string">
            <text:p>Esercizi RA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LT</text:p>
          </table:table-cell>
          <table:table-cell table:formula="of:=VLOOKUP([.G259];[base_movements.$B$4:.$D$157];3;0)" office:value-type="string" office:string-value="RA alternato alto" calcext:value-type="string">
            <text:p>R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9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formula="of:=&quot;(select t.id from &quot;&amp;[.G$2]&amp;&quot; t where t.&quot;&amp;[.G$3]&amp;&quot; = '&quot;&amp;[.G259]&amp;&quot;')&quot;" office:value-type="string" office:string-value="(select t.id from base_movements t where t.code = 'RABRLT')" calcext:value-type="string">
            <text:p>(select t.id from base_movements t where t.code = 'RABRLT')</text:p>
          </table:table-cell>
          <table:table-cell table:formula="of:=&quot;(select t.id from &quot;&amp;[.I$2]&amp;&quot; t where t.&quot;&amp;[.I$3]&amp;&quot; = '&quot;&amp;[.I25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9]&amp;&quot;,&quot;&amp;[.D259]&amp;&quot;,&quot;&amp;IF(ISBLANK([.E259]);0;[.E259])&amp;&quot;,&quot;&amp;IF(ISBLANK([.F259]);0;[.F259])&amp;&quot;,&quot;&amp;[.K259]&amp;&quot;,&quot;&amp;[.L259]&amp;&quot;,&quot;&amp;[.M259]&amp;&quot;,&quot;&amp;[.N259]&amp;&quot;,&quot;&amp;[.O259]&amp;&quot;,&quot;&amp;[.P259]&amp;&quot;,0,CURDATE(),CURDATE())&quot;&amp;IF(INDIRECT(ADDRESS(ROW([.A259])+1;1))&gt;0;&quot;,&quot;;&quot;;&quot;)" office:value-type="string" office:string-value="(256,1,50,0,0,0,(select t.id from exercises t where t.code = 'ECRAAA'),(select t.id from base_movements t where t.code = 'RABRLT'),(select t.id from training_mode_types t where t.code = 'A1'),(select t.id from execution_note_types t where t.code = ''),0,CURDATE(),CURDATE())," calcext:value-type="string">
            <text:p>(256,1,50,0,0,0,(select t.id from exercises t where t.code = 'ECRAAA'),(select t.id from base_movements t where t.code = 'R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60])-3" office:value-type="float" office:value="257" calcext:value-type="float">
            <text:p>257</text:p>
          </table:table-cell>
          <table:table-cell office:value-type="string" calcext:value-type="string">
            <text:p>ECRAAA</text:p>
          </table:table-cell>
          <table:table-cell table:formula="of:=VLOOKUP([.B260];[exercises.$B$4:.$C$292];2;0)" office:value-type="string" office:string-value="Esercizi RA alternato alto" calcext:value-type="string">
            <text:p>Esercizi RA alterna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0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0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formula="of:=&quot;(select t.id from &quot;&amp;[.G$2]&amp;&quot; t where t.&quot;&amp;[.G$3]&amp;&quot; = '&quot;&amp;[.G260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0]&amp;&quot;,&quot;&amp;[.D260]&amp;&quot;,&quot;&amp;IF(ISBLANK([.E260]);0;[.E260])&amp;&quot;,&quot;&amp;IF(ISBLANK([.F260]);0;[.F260])&amp;&quot;,&quot;&amp;[.K260]&amp;&quot;,&quot;&amp;[.L260]&amp;&quot;,&quot;&amp;[.M260]&amp;&quot;,&quot;&amp;[.N260]&amp;&quot;,&quot;&amp;[.O260]&amp;&quot;,&quot;&amp;[.P260]&amp;&quot;,0,CURDATE(),CURDATE())&quot;&amp;IF(INDIRECT(ADDRESS(ROW([.A260])+1;1))&gt;0;&quot;,&quot;;&quot;;&quot;)" office:value-type="string" office:string-value="(257,2,50,0,0,0,(select t.id from exercises t where t.code = 'ECRAAA'),(select t.id from base_movements t where t.code = 'RACMPL'),(select t.id from training_mode_types t where t.code = 'A2'),(select t.id from execution_note_types t where t.code = ''),0,CURDATE(),CURDATE())," calcext:value-type="string">
            <text:p>(257,2,50,0,0,0,(select t.id from exercises t where t.code = 'ECRAAA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1])-3" office:value-type="float" office:value="258" calcext:value-type="float">
            <text:p>258</text:p>
          </table:table-cell>
          <table:table-cell office:value-type="string" calcext:value-type="string">
            <text:p>ESRAPG</text:p>
          </table:table-cell>
          <table:table-cell table:formula="of:=VLOOKUP([.B261];[exercises.$B$4:.$C$292];2;0)" office:value-type="string" office:string-value="RA pugni" calcext:value-type="string">
            <text:p>RA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PU</text:p>
          </table:table-cell>
          <table:table-cell table:formula="of:=VLOOKUP([.G261];[base_movements.$B$4:.$D$157];3;0)" office:value-type="string" office:string-value="RA pugni" calcext:value-type="string">
            <text:p>R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1]&amp;&quot;')&quot;" office:value-type="string" office:string-value="(select t.id from exercises t where t.code = 'ESRAPG')" calcext:value-type="string">
            <text:p>(select t.id from exercises t where t.code = 'ESRAPG')</text:p>
          </table:table-cell>
          <table:table-cell table:formula="of:=&quot;(select t.id from &quot;&amp;[.G$2]&amp;&quot; t where t.&quot;&amp;[.G$3]&amp;&quot; = '&quot;&amp;[.G261]&amp;&quot;')&quot;" office:value-type="string" office:string-value="(select t.id from base_movements t where t.code = 'RABRPU')" calcext:value-type="string">
            <text:p>(select t.id from base_movements t where t.code = 'RABRPU')</text:p>
          </table:table-cell>
          <table:table-cell table:formula="of:=&quot;(select t.id from &quot;&amp;[.I$2]&amp;&quot; t where t.&quot;&amp;[.I$3]&amp;&quot; = '&quot;&amp;[.I2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1]&amp;&quot;,&quot;&amp;[.D261]&amp;&quot;,&quot;&amp;IF(ISBLANK([.E261]);0;[.E261])&amp;&quot;,&quot;&amp;IF(ISBLANK([.F261]);0;[.F261])&amp;&quot;,&quot;&amp;[.K261]&amp;&quot;,&quot;&amp;[.L261]&amp;&quot;,&quot;&amp;[.M261]&amp;&quot;,&quot;&amp;[.N261]&amp;&quot;,&quot;&amp;[.O261]&amp;&quot;,&quot;&amp;[.P261]&amp;&quot;,0,CURDATE(),CURDATE())&quot;&amp;IF(INDIRECT(ADDRESS(ROW([.A261])+1;1))&gt;0;&quot;,&quot;;&quot;;&quot;)" office:value-type="string" office:string-value="(258,1,100,0,0,0,(select t.id from exercises t where t.code = 'ESRAPG'),(select t.id from base_movements t where t.code = 'RABRPU'),(select t.id from training_mode_types t where t.code = 'A1'),(select t.id from execution_note_types t where t.code = ''),0,CURDATE(),CURDATE())," calcext:value-type="string">
            <text:p>(258,1,100,0,0,0,(select t.id from exercises t where t.code = 'ESRAPG'),(select t.id from base_movements t where t.code = 'R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2])-3" office:value-type="float" office:value="259" calcext:value-type="float">
            <text:p>259</text:p>
          </table:table-cell>
          <table:table-cell office:value-type="string" calcext:value-type="string">
            <text:p>ESRABS</text:p>
          </table:table-cell>
          <table:table-cell table:formula="of:=VLOOKUP([.B262];[exercises.$B$4:.$C$292];2;0)" office:value-type="string" office:string-value="RA 1 braccio su" calcext:value-type="string">
            <text:p>R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AL</text:p>
          </table:table-cell>
          <table:table-cell table:formula="of:=VLOOKUP([.G262];[base_movements.$B$4:.$D$157];3;0)" office:value-type="string" office:string-value="RA un braccio fermo in alto" calcext:value-type="string">
            <text:p>R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2]&amp;&quot;')&quot;" office:value-type="string" office:string-value="(select t.id from exercises t where t.code = 'ESRABS')" calcext:value-type="string">
            <text:p>(select t.id from exercises t where t.code = 'ESRABS')</text:p>
          </table:table-cell>
          <table:table-cell table:formula="of:=&quot;(select t.id from &quot;&amp;[.G$2]&amp;&quot; t where t.&quot;&amp;[.G$3]&amp;&quot; = '&quot;&amp;[.G262]&amp;&quot;')&quot;" office:value-type="string" office:string-value="(select t.id from base_movements t where t.code = 'RABRAL')" calcext:value-type="string">
            <text:p>(select t.id from base_movements t where t.code = 'RABRAL')</text:p>
          </table:table-cell>
          <table:table-cell table:formula="of:=&quot;(select t.id from &quot;&amp;[.I$2]&amp;&quot; t where t.&quot;&amp;[.I$3]&amp;&quot; = '&quot;&amp;[.I26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2]&amp;&quot;,&quot;&amp;[.D262]&amp;&quot;,&quot;&amp;IF(ISBLANK([.E262]);0;[.E262])&amp;&quot;,&quot;&amp;IF(ISBLANK([.F262]);0;[.F262])&amp;&quot;,&quot;&amp;[.K262]&amp;&quot;,&quot;&amp;[.L262]&amp;&quot;,&quot;&amp;[.M262]&amp;&quot;,&quot;&amp;[.N262]&amp;&quot;,&quot;&amp;[.O262]&amp;&quot;,&quot;&amp;[.P262]&amp;&quot;,0,CURDATE(),CURDATE())&quot;&amp;IF(INDIRECT(ADDRESS(ROW([.A262])+1;1))&gt;0;&quot;,&quot;;&quot;;&quot;)" office:value-type="string" office:string-value="(259,1,100,0,0,0,(select t.id from exercises t where t.code = 'ESRABS'),(select t.id from base_movements t where t.code = 'RABRAL'),(select t.id from training_mode_types t where t.code = 'A1'),(select t.id from execution_note_types t where t.code = ''),0,CURDATE(),CURDATE())," calcext:value-type="string">
            <text:p>(259,1,100,0,0,0,(select t.id from exercises t where t.code = 'ESRABS'),(select t.id from base_movements t where t.code = 'R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3])-3" office:value-type="float" office:value="260" calcext:value-type="float">
            <text:p>260</text:p>
          </table:table-cell>
          <table:table-cell office:value-type="string" calcext:value-type="string">
            <text:p>ESRABG</text:p>
          </table:table-cell>
          <table:table-cell table:formula="of:=VLOOKUP([.B263];[exercises.$B$4:.$C$292];2;0)" office:value-type="string" office:string-value="RA 1 braccio giù" calcext:value-type="string">
            <text:p>R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BA</text:p>
          </table:table-cell>
          <table:table-cell table:formula="of:=VLOOKUP([.G263];[base_movements.$B$4:.$D$157];3;0)" office:value-type="string" office:string-value="RA un braccio fermo in basso" calcext:value-type="string">
            <text:p>R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3]&amp;&quot;')&quot;" office:value-type="string" office:string-value="(select t.id from exercises t where t.code = 'ESRABG')" calcext:value-type="string">
            <text:p>(select t.id from exercises t where t.code = 'ESRABG')</text:p>
          </table:table-cell>
          <table:table-cell table:formula="of:=&quot;(select t.id from &quot;&amp;[.G$2]&amp;&quot; t where t.&quot;&amp;[.G$3]&amp;&quot; = '&quot;&amp;[.G263]&amp;&quot;')&quot;" office:value-type="string" office:string-value="(select t.id from base_movements t where t.code = 'RABRBA')" calcext:value-type="string">
            <text:p>(select t.id from base_movements t where t.code = 'RABRBA')</text:p>
          </table:table-cell>
          <table:table-cell table:formula="of:=&quot;(select t.id from &quot;&amp;[.I$2]&amp;&quot; t where t.&quot;&amp;[.I$3]&amp;&quot; = '&quot;&amp;[.I26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3]&amp;&quot;,&quot;&amp;[.D263]&amp;&quot;,&quot;&amp;IF(ISBLANK([.E263]);0;[.E263])&amp;&quot;,&quot;&amp;IF(ISBLANK([.F263]);0;[.F263])&amp;&quot;,&quot;&amp;[.K263]&amp;&quot;,&quot;&amp;[.L263]&amp;&quot;,&quot;&amp;[.M263]&amp;&quot;,&quot;&amp;[.N263]&amp;&quot;,&quot;&amp;[.O263]&amp;&quot;,&quot;&amp;[.P263]&amp;&quot;,0,CURDATE(),CURDATE())&quot;&amp;IF(INDIRECT(ADDRESS(ROW([.A263])+1;1))&gt;0;&quot;,&quot;;&quot;;&quot;)" office:value-type="string" office:string-value="(260,1,100,0,0,0,(select t.id from exercises t where t.code = 'ESRABG'),(select t.id from base_movements t where t.code = 'RABRBA'),(select t.id from training_mode_types t where t.code = 'A1'),(select t.id from execution_note_types t where t.code = ''),0,CURDATE(),CURDATE())," calcext:value-type="string">
            <text:p>(260,1,100,0,0,0,(select t.id from exercises t where t.code = 'ESRABG'),(select t.id from base_movements t where t.code = 'R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4])-3" office:value-type="float" office:value="261" calcext:value-type="float">
            <text:p>261</text:p>
          </table:table-cell>
          <table:table-cell office:value-type="string" calcext:value-type="string">
            <text:p>ESRAAA</text:p>
          </table:table-cell>
          <table:table-cell table:formula="of:=VLOOKUP([.B264];[exercises.$B$4:.$C$292];2;0)" office:value-type="string" office:string-value="RA alternato alto" calcext:value-type="string">
            <text:p>RA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LT</text:p>
          </table:table-cell>
          <table:table-cell table:formula="of:=VLOOKUP([.G264];[base_movements.$B$4:.$D$157];3;0)" office:value-type="string" office:string-value="RA alternato alto" calcext:value-type="string">
            <text:p>R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4]&amp;&quot;')&quot;" office:value-type="string" office:string-value="(select t.id from exercises t where t.code = 'ESRAAA')" calcext:value-type="string">
            <text:p>(select t.id from exercises t where t.code = 'ESRAAA')</text:p>
          </table:table-cell>
          <table:table-cell table:formula="of:=&quot;(select t.id from &quot;&amp;[.G$2]&amp;&quot; t where t.&quot;&amp;[.G$3]&amp;&quot; = '&quot;&amp;[.G264]&amp;&quot;')&quot;" office:value-type="string" office:string-value="(select t.id from base_movements t where t.code = 'RABRLT')" calcext:value-type="string">
            <text:p>(select t.id from base_movements t where t.code = 'RABRLT')</text:p>
          </table:table-cell>
          <table:table-cell table:formula="of:=&quot;(select t.id from &quot;&amp;[.I$2]&amp;&quot; t where t.&quot;&amp;[.I$3]&amp;&quot; = '&quot;&amp;[.I26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4]&amp;&quot;,&quot;&amp;[.D264]&amp;&quot;,&quot;&amp;IF(ISBLANK([.E264]);0;[.E264])&amp;&quot;,&quot;&amp;IF(ISBLANK([.F264]);0;[.F264])&amp;&quot;,&quot;&amp;[.K264]&amp;&quot;,&quot;&amp;[.L264]&amp;&quot;,&quot;&amp;[.M264]&amp;&quot;,&quot;&amp;[.N264]&amp;&quot;,&quot;&amp;[.O264]&amp;&quot;,&quot;&amp;[.P264]&amp;&quot;,0,CURDATE(),CURDATE())&quot;&amp;IF(INDIRECT(ADDRESS(ROW([.A264])+1;1))&gt;0;&quot;,&quot;;&quot;;&quot;)" office:value-type="string" office:string-value="(261,1,100,0,0,0,(select t.id from exercises t where t.code = 'ESRAAA'),(select t.id from base_movements t where t.code = 'RABRLT'),(select t.id from training_mode_types t where t.code = 'A1'),(select t.id from execution_note_types t where t.code = ''),0,CURDATE(),CURDATE())," calcext:value-type="string">
            <text:p>(261,1,100,0,0,0,(select t.id from exercises t where t.code = 'ESRAAA'),(select t.id from base_movements t where t.code = 'R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5])-3" office:value-type="float" office:value="262" calcext:value-type="float">
            <text:p>262</text:p>
          </table:table-cell>
          <table:table-cell office:value-type="string" calcext:value-type="string">
            <text:p>ESRASC</text:p>
          </table:table-cell>
          <table:table-cell table:formula="of:=VLOOKUP([.B265];[exercises.$B$4:.$C$292];2;0)" office:value-type="string" office:string-value="RA scivolata" calcext:value-type="string">
            <text:p>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65];[base_movements.$B$4:.$D$157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5]&amp;&quot;')&quot;" office:value-type="string" office:string-value="(select t.id from exercises t where t.code = 'ESRASC')" calcext:value-type="string">
            <text:p>(select t.id from exercises t where t.code = 'ESRASC')</text:p>
          </table:table-cell>
          <table:table-cell table:formula="of:=&quot;(select t.id from &quot;&amp;[.G$2]&amp;&quot; t where t.&quot;&amp;[.G$3]&amp;&quot; = '&quot;&amp;[.G265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6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5]&amp;&quot;,&quot;&amp;[.D265]&amp;&quot;,&quot;&amp;IF(ISBLANK([.E265]);0;[.E265])&amp;&quot;,&quot;&amp;IF(ISBLANK([.F265]);0;[.F265])&amp;&quot;,&quot;&amp;[.K265]&amp;&quot;,&quot;&amp;[.L265]&amp;&quot;,&quot;&amp;[.M265]&amp;&quot;,&quot;&amp;[.N265]&amp;&quot;,&quot;&amp;[.O265]&amp;&quot;,&quot;&amp;[.P265]&amp;&quot;,0,CURDATE(),CURDATE())&quot;&amp;IF(INDIRECT(ADDRESS(ROW([.A265])+1;1))&gt;0;&quot;,&quot;;&quot;;&quot;)" office:value-type="string" office:string-value="(262,1,100,0,0,0,(select t.id from exercises t where t.code = 'ESRASC'),(select t.id from base_movements t where t.code = 'RACOSC'),(select t.id from training_mode_types t where t.code = 'A1'),(select t.id from execution_note_types t where t.code = ''),0,CURDATE(),CURDATE())," calcext:value-type="string">
            <text:p>(262,1,100,0,0,0,(select t.id from exercises t where t.code = 'ES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6])-3" office:value-type="float" office:value="263" calcext:value-type="float">
            <text:p>263</text:p>
          </table:table-cell>
          <table:table-cell office:value-type="string" calcext:value-type="string">
            <text:p>ESRA2G</text:p>
          </table:table-cell>
          <table:table-cell table:formula="of:=VLOOKUP([.B266];[exercises.$B$4:.$C$292];2;0)" office:value-type="string" office:string-value="RA due gambate per ogni ciclo" calcext:value-type="string">
            <text:p>RA due gambate per ogni cicl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2G</text:p>
          </table:table-cell>
          <table:table-cell table:formula="of:=VLOOKUP([.G266];[base_movements.$B$4:.$D$157];3;0)" office:value-type="string" office:string-value="RA due gambate per ogni ciclo" calcext:value-type="string">
            <text:p>RA due gambate per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6]&amp;&quot;')&quot;" office:value-type="string" office:string-value="(select t.id from exercises t where t.code = 'ESRA2G')" calcext:value-type="string">
            <text:p>(select t.id from exercises t where t.code = 'ESRA2G')</text:p>
          </table:table-cell>
          <table:table-cell table:formula="of:=&quot;(select t.id from &quot;&amp;[.G$2]&amp;&quot; t where t.&quot;&amp;[.G$3]&amp;&quot; = '&quot;&amp;[.G266]&amp;&quot;')&quot;" office:value-type="string" office:string-value="(select t.id from base_movements t where t.code = 'RAGA2G')" calcext:value-type="string">
            <text:p>(select t.id from base_movements t where t.code = 'RAGA2G')</text:p>
          </table:table-cell>
          <table:table-cell table:formula="of:=&quot;(select t.id from &quot;&amp;[.I$2]&amp;&quot; t where t.&quot;&amp;[.I$3]&amp;&quot; = '&quot;&amp;[.I26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6]&amp;&quot;,&quot;&amp;[.D266]&amp;&quot;,&quot;&amp;IF(ISBLANK([.E266]);0;[.E266])&amp;&quot;,&quot;&amp;IF(ISBLANK([.F266]);0;[.F266])&amp;&quot;,&quot;&amp;[.K266]&amp;&quot;,&quot;&amp;[.L266]&amp;&quot;,&quot;&amp;[.M266]&amp;&quot;,&quot;&amp;[.N266]&amp;&quot;,&quot;&amp;[.O266]&amp;&quot;,&quot;&amp;[.P266]&amp;&quot;,0,CURDATE(),CURDATE())&quot;&amp;IF(INDIRECT(ADDRESS(ROW([.A266])+1;1))&gt;0;&quot;,&quot;;&quot;;&quot;)" office:value-type="string" office:string-value="(263,1,100,0,0,0,(select t.id from exercises t where t.code = 'ESRA2G'),(select t.id from base_movements t where t.code = 'RAGA2G'),(select t.id from training_mode_types t where t.code = 'A1'),(select t.id from execution_note_types t where t.code = ''),0,CURDATE(),CURDATE())," calcext:value-type="string">
            <text:p>(263,1,100,0,0,0,(select t.id from exercises t where t.code = 'ESRA2G'),(select t.id from base_movements t where t.code = 'RAGA2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7])-3" office:value-type="float" office:value="264" calcext:value-type="float">
            <text:p>264</text:p>
          </table:table-cell>
          <table:table-cell office:value-type="string" calcext:value-type="string">
            <text:p>ESRASB</text:p>
          </table:table-cell>
          <table:table-cell table:formula="of:=VLOOKUP([.B267];[exercises.$B$4:.$C$292];2;0)" office:value-type="string" office:string-value="RA solo braccia, gambe ferme" calcext:value-type="string">
            <text:p>RA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SO</text:p>
          </table:table-cell>
          <table:table-cell table:formula="of:=VLOOKUP([.G267];[base_movements.$B$4:.$D$157];3;0)" office:value-type="string" office:string-value="RA solo braccia, gambe ferme" calcext:value-type="string">
            <text:p>R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7]&amp;&quot;')&quot;" office:value-type="string" office:string-value="(select t.id from exercises t where t.code = 'ESRASB')" calcext:value-type="string">
            <text:p>(select t.id from exercises t where t.code = 'ESRASB')</text:p>
          </table:table-cell>
          <table:table-cell table:formula="of:=&quot;(select t.id from &quot;&amp;[.G$2]&amp;&quot; t where t.&quot;&amp;[.G$3]&amp;&quot; = '&quot;&amp;[.G267]&amp;&quot;')&quot;" office:value-type="string" office:string-value="(select t.id from base_movements t where t.code = 'RABRSO')" calcext:value-type="string">
            <text:p>(select t.id from base_movements t where t.code = 'RABRSO')</text:p>
          </table:table-cell>
          <table:table-cell table:formula="of:=&quot;(select t.id from &quot;&amp;[.I$2]&amp;&quot; t where t.&quot;&amp;[.I$3]&amp;&quot; = '&quot;&amp;[.I26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7]&amp;&quot;,&quot;&amp;[.D267]&amp;&quot;,&quot;&amp;IF(ISBLANK([.E267]);0;[.E267])&amp;&quot;,&quot;&amp;IF(ISBLANK([.F267]);0;[.F267])&amp;&quot;,&quot;&amp;[.K267]&amp;&quot;,&quot;&amp;[.L267]&amp;&quot;,&quot;&amp;[.M267]&amp;&quot;,&quot;&amp;[.N267]&amp;&quot;,&quot;&amp;[.O267]&amp;&quot;,&quot;&amp;[.P267]&amp;&quot;,0,CURDATE(),CURDATE())&quot;&amp;IF(INDIRECT(ADDRESS(ROW([.A267])+1;1))&gt;0;&quot;,&quot;;&quot;;&quot;)" office:value-type="string" office:string-value="(264,1,100,0,0,0,(select t.id from exercises t where t.code = 'ESRASB'),(select t.id from base_movements t where t.code = 'RABRSO'),(select t.id from training_mode_types t where t.code = 'A1'),(select t.id from execution_note_types t where t.code = ''),0,CURDATE(),CURDATE())," calcext:value-type="string">
            <text:p>(264,1,100,0,0,0,(select t.id from exercises t where t.code = 'ESRASB'),(select t.id from base_movements t where t.code = 'R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8])-3" office:value-type="float" office:value="265" calcext:value-type="float">
            <text:p>265</text:p>
          </table:table-cell>
          <table:table-cell office:value-type="string" calcext:value-type="string">
            <text:p>ESRASV</text:p>
          </table:table-cell>
          <table:table-cell table:formula="of:=VLOOKUP([.B268];[exercises.$B$4:.$C$292];2;0)" office:value-type="string" office:string-value="RA sovrapposta" calcext:value-type="string">
            <text:p>R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V</text:p>
          </table:table-cell>
          <table:table-cell table:formula="of:=VLOOKUP([.G268];[base_movements.$B$4:.$D$157];3;0)" office:value-type="string" office:string-value="RA sovrapponendo bracciata e gambata" calcext:value-type="string">
            <text:p>RA sovrapponendo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8]&amp;&quot;')&quot;" office:value-type="string" office:string-value="(select t.id from exercises t where t.code = 'ESRASV')" calcext:value-type="string">
            <text:p>(select t.id from exercises t where t.code = 'ESRASV')</text:p>
          </table:table-cell>
          <table:table-cell table:formula="of:=&quot;(select t.id from &quot;&amp;[.G$2]&amp;&quot; t where t.&quot;&amp;[.G$3]&amp;&quot; = '&quot;&amp;[.G268]&amp;&quot;')&quot;" office:value-type="string" office:string-value="(select t.id from base_movements t where t.code = 'RACOSV')" calcext:value-type="string">
            <text:p>(select t.id from base_movements t where t.code = 'RACOSV')</text:p>
          </table:table-cell>
          <table:table-cell table:formula="of:=&quot;(select t.id from &quot;&amp;[.I$2]&amp;&quot; t where t.&quot;&amp;[.I$3]&amp;&quot; = '&quot;&amp;[.I26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8]&amp;&quot;,&quot;&amp;[.D268]&amp;&quot;,&quot;&amp;IF(ISBLANK([.E268]);0;[.E268])&amp;&quot;,&quot;&amp;IF(ISBLANK([.F268]);0;[.F268])&amp;&quot;,&quot;&amp;[.K268]&amp;&quot;,&quot;&amp;[.L268]&amp;&quot;,&quot;&amp;[.M268]&amp;&quot;,&quot;&amp;[.N268]&amp;&quot;,&quot;&amp;[.O268]&amp;&quot;,&quot;&amp;[.P268]&amp;&quot;,0,CURDATE(),CURDATE())&quot;&amp;IF(INDIRECT(ADDRESS(ROW([.A268])+1;1))&gt;0;&quot;,&quot;;&quot;;&quot;)" office:value-type="string" office:string-value="(265,1,100,0,0,0,(select t.id from exercises t where t.code = 'ESRASV'),(select t.id from base_movements t where t.code = 'RACOSV'),(select t.id from training_mode_types t where t.code = 'A1'),(select t.id from execution_note_types t where t.code = ''),0,CURDATE(),CURDATE())," calcext:value-type="string">
            <text:p>(265,1,100,0,0,0,(select t.id from exercises t where t.code = 'ESRASV'),(select t.id from base_movements t where t.code = 'RACO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9])-3" office:value-type="float" office:value="266" calcext:value-type="float">
            <text:p>266</text:p>
          </table:table-cell>
          <table:table-cell office:value-type="string" calcext:value-type="string">
            <text:p>ESRANS</text:p>
          </table:table-cell>
          <table:table-cell table:formula="of:=VLOOKUP([.B269];[exercises.$B$4:.$C$292];2;0)" office:value-type="string" office:string-value="RA non sovrapposta" calcext:value-type="string">
            <text:p>RA non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NS</text:p>
          </table:table-cell>
          <table:table-cell table:formula="of:=VLOOKUP([.G269];[base_movements.$B$4:.$D$157];3;0)" office:value-type="string" office:string-value="RA senza sovrapporre bracciata e gambata" calcext:value-type="string">
            <text:p>RA senza sovrapporre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9]&amp;&quot;')&quot;" office:value-type="string" office:string-value="(select t.id from exercises t where t.code = 'ESRANS')" calcext:value-type="string">
            <text:p>(select t.id from exercises t where t.code = 'ESRANS')</text:p>
          </table:table-cell>
          <table:table-cell table:formula="of:=&quot;(select t.id from &quot;&amp;[.G$2]&amp;&quot; t where t.&quot;&amp;[.G$3]&amp;&quot; = '&quot;&amp;[.G269]&amp;&quot;')&quot;" office:value-type="string" office:string-value="(select t.id from base_movements t where t.code = 'RACONS')" calcext:value-type="string">
            <text:p>(select t.id from base_movements t where t.code = 'RACONS')</text:p>
          </table:table-cell>
          <table:table-cell table:formula="of:=&quot;(select t.id from &quot;&amp;[.I$2]&amp;&quot; t where t.&quot;&amp;[.I$3]&amp;&quot; = '&quot;&amp;[.I26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9]&amp;&quot;,&quot;&amp;[.D269]&amp;&quot;,&quot;&amp;IF(ISBLANK([.E269]);0;[.E269])&amp;&quot;,&quot;&amp;IF(ISBLANK([.F269]);0;[.F269])&amp;&quot;,&quot;&amp;[.K269]&amp;&quot;,&quot;&amp;[.L269]&amp;&quot;,&quot;&amp;[.M269]&amp;&quot;,&quot;&amp;[.N269]&amp;&quot;,&quot;&amp;[.O269]&amp;&quot;,&quot;&amp;[.P269]&amp;&quot;,0,CURDATE(),CURDATE())&quot;&amp;IF(INDIRECT(ADDRESS(ROW([.A269])+1;1))&gt;0;&quot;,&quot;;&quot;;&quot;)" office:value-type="string" office:string-value="(266,1,100,0,0,0,(select t.id from exercises t where t.code = 'ESRANS'),(select t.id from base_movements t where t.code = 'RACONS'),(select t.id from training_mode_types t where t.code = 'A1'),(select t.id from execution_note_types t where t.code = ''),0,CURDATE(),CURDATE())," calcext:value-type="string">
            <text:p>(266,1,100,0,0,0,(select t.id from exercises t where t.code = 'ESRANS'),(select t.id from base_movements t where t.code = 'RACON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0])-3" office:value-type="float" office:value="267" calcext:value-type="float">
            <text:p>267</text:p>
          </table:table-cell>
          <table:table-cell office:value-type="string" calcext:value-type="string">
            <text:p>ESRAGU</text:p>
          </table:table-cell>
          <table:table-cell table:formula="of:=VLOOKUP([.B270];[exercises.$B$4:.$C$292];2;0)" office:value-type="string" office:string-value="RA ginocchia unite" calcext:value-type="string">
            <text:p>RA ginocchia uni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EL</text:p>
          </table:table-cell>
          <table:table-cell table:formula="of:=VLOOKUP([.G270];[base_movements.$B$4:.$D$157];3;0)" office:value-type="string" office:string-value="RA a ginocchia unite" calcext:value-type="string">
            <text:p>RA a ginocchia uni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0]&amp;&quot;')&quot;" office:value-type="string" office:string-value="(select t.id from exercises t where t.code = 'ESRAGU')" calcext:value-type="string">
            <text:p>(select t.id from exercises t where t.code = 'ESRAGU')</text:p>
          </table:table-cell>
          <table:table-cell table:formula="of:=&quot;(select t.id from &quot;&amp;[.G$2]&amp;&quot; t where t.&quot;&amp;[.G$3]&amp;&quot; = '&quot;&amp;[.G270]&amp;&quot;')&quot;" office:value-type="string" office:string-value="(select t.id from base_movements t where t.code = 'RAGAEL')" calcext:value-type="string">
            <text:p>(select t.id from base_movements t where t.code = 'RAGAEL')</text:p>
          </table:table-cell>
          <table:table-cell table:formula="of:=&quot;(select t.id from &quot;&amp;[.I$2]&amp;&quot; t where t.&quot;&amp;[.I$3]&amp;&quot; = '&quot;&amp;[.I27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0]&amp;&quot;,&quot;&amp;[.D270]&amp;&quot;,&quot;&amp;IF(ISBLANK([.E270]);0;[.E270])&amp;&quot;,&quot;&amp;IF(ISBLANK([.F270]);0;[.F270])&amp;&quot;,&quot;&amp;[.K270]&amp;&quot;,&quot;&amp;[.L270]&amp;&quot;,&quot;&amp;[.M270]&amp;&quot;,&quot;&amp;[.N270]&amp;&quot;,&quot;&amp;[.O270]&amp;&quot;,&quot;&amp;[.P270]&amp;&quot;,0,CURDATE(),CURDATE())&quot;&amp;IF(INDIRECT(ADDRESS(ROW([.A270])+1;1))&gt;0;&quot;,&quot;;&quot;;&quot;)" office:value-type="string" office:string-value="(267,1,100,0,0,0,(select t.id from exercises t where t.code = 'ESRAGU'),(select t.id from base_movements t where t.code = 'RAGAEL'),(select t.id from training_mode_types t where t.code = 'A1'),(select t.id from execution_note_types t where t.code = ''),0,CURDATE(),CURDATE())," calcext:value-type="string">
            <text:p>(267,1,100,0,0,0,(select t.id from exercises t where t.code = 'ESRAGU'),(select t.id from base_movements t where t.code = 'RAGAE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1])-3" office:value-type="float" office:value="268" calcext:value-type="float">
            <text:p>268</text:p>
          </table:table-cell>
          <table:table-cell office:value-type="string" calcext:value-type="string">
            <text:p>ESRAMP</text:p>
          </table:table-cell>
          <table:table-cell table:formula="of:=VLOOKUP([.B271];[exercises.$B$4:.$C$292];2;0)" office:value-type="string" office:string-value="RA toccando mani con piedi sul sedere" calcext:value-type="string">
            <text:p>RA toccando mani con piedi sul sed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71];[base_movements.$B$4:.$D$157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1]&amp;&quot;')&quot;" office:value-type="string" office:string-value="(select t.id from exercises t where t.code = 'ESRAMP')" calcext:value-type="string">
            <text:p>(select t.id from exercises t where t.code = 'ESRAMP')</text:p>
          </table:table-cell>
          <table:table-cell table:formula="of:=&quot;(select t.id from &quot;&amp;[.G$2]&amp;&quot; t where t.&quot;&amp;[.G$3]&amp;&quot; = '&quot;&amp;[.G271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7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1]&amp;&quot;,&quot;&amp;[.D271]&amp;&quot;,&quot;&amp;IF(ISBLANK([.E271]);0;[.E271])&amp;&quot;,&quot;&amp;IF(ISBLANK([.F271]);0;[.F271])&amp;&quot;,&quot;&amp;[.K271]&amp;&quot;,&quot;&amp;[.L271]&amp;&quot;,&quot;&amp;[.M271]&amp;&quot;,&quot;&amp;[.N271]&amp;&quot;,&quot;&amp;[.O271]&amp;&quot;,&quot;&amp;[.P271]&amp;&quot;,0,CURDATE(),CURDATE())&quot;&amp;IF(INDIRECT(ADDRESS(ROW([.A271])+1;1))&gt;0;&quot;,&quot;;&quot;;&quot;)" office:value-type="string" office:string-value="(268,1,100,0,0,0,(select t.id from exercises t where t.code = 'ESRAMP'),(select t.id from base_movements t where t.code = 'RAGACA'),(select t.id from training_mode_types t where t.code = 'A1'),(select t.id from execution_note_types t where t.code = ''),0,CURDATE(),CURDATE())," calcext:value-type="string">
            <text:p>(268,1,100,0,0,0,(select t.id from exercises t where t.code = 'ES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2])-3" office:value-type="float" office:value="269" calcext:value-type="float">
            <text:p>269</text:p>
          </table:table-cell>
          <table:table-cell office:value-type="string" calcext:value-type="string">
            <text:p>ESRAOP</text:p>
          </table:table-cell>
          <table:table-cell table:formula="of:=VLOOKUP([.B272];[exercises.$B$4:.$C$292];2;0)" office:value-type="string" office:string-value="RA alternata braccio e gamba opposti" calcext:value-type="string">
            <text:p>RA alternata braccio e gamba oppos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AL</text:p>
          </table:table-cell>
          <table:table-cell table:formula="of:=VLOOKUP([.G272];[base_movements.$B$4:.$D$157];3;0)" office:value-type="string" office:string-value="RA alternando braccio e gamba opposti" calcext:value-type="string">
            <text:p>RA alternando braccio e gamba oppost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2]&amp;&quot;')&quot;" office:value-type="string" office:string-value="(select t.id from exercises t where t.code = 'ESRAOP')" calcext:value-type="string">
            <text:p>(select t.id from exercises t where t.code = 'ESRAOP')</text:p>
          </table:table-cell>
          <table:table-cell table:formula="of:=&quot;(select t.id from &quot;&amp;[.G$2]&amp;&quot; t where t.&quot;&amp;[.G$3]&amp;&quot; = '&quot;&amp;[.G272]&amp;&quot;')&quot;" office:value-type="string" office:string-value="(select t.id from base_movements t where t.code = 'RACOAL')" calcext:value-type="string">
            <text:p>(select t.id from base_movements t where t.code = 'RACOAL')</text:p>
          </table:table-cell>
          <table:table-cell table:formula="of:=&quot;(select t.id from &quot;&amp;[.I$2]&amp;&quot; t where t.&quot;&amp;[.I$3]&amp;&quot; = '&quot;&amp;[.I27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2]&amp;&quot;,&quot;&amp;[.D272]&amp;&quot;,&quot;&amp;IF(ISBLANK([.E272]);0;[.E272])&amp;&quot;,&quot;&amp;IF(ISBLANK([.F272]);0;[.F272])&amp;&quot;,&quot;&amp;[.K272]&amp;&quot;,&quot;&amp;[.L272]&amp;&quot;,&quot;&amp;[.M272]&amp;&quot;,&quot;&amp;[.N272]&amp;&quot;,&quot;&amp;[.O272]&amp;&quot;,&quot;&amp;[.P272]&amp;&quot;,0,CURDATE(),CURDATE())&quot;&amp;IF(INDIRECT(ADDRESS(ROW([.A272])+1;1))&gt;0;&quot;,&quot;;&quot;;&quot;)" office:value-type="string" office:string-value="(269,1,100,0,0,0,(select t.id from exercises t where t.code = 'ESRAOP'),(select t.id from base_movements t where t.code = 'RACOAL'),(select t.id from training_mode_types t where t.code = 'A1'),(select t.id from execution_note_types t where t.code = ''),0,CURDATE(),CURDATE())," calcext:value-type="string">
            <text:p>(269,1,100,0,0,0,(select t.id from exercises t where t.code = 'ESRAOP'),(select t.id from base_movements t where t.code = 'RA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3])-3" office:value-type="float" office:value="270" calcext:value-type="float">
            <text:p>270</text:p>
          </table:table-cell>
          <table:table-cell office:value-type="string" calcext:value-type="string">
            <text:p>ESRATF</text:p>
          </table:table-cell>
          <table:table-cell table:formula="of:=VLOOKUP([.B273];[exercises.$B$4:.$C$292];2;0)" office:value-type="string" office:string-value="RA testa alta fuori dall'acqua" calcext:value-type="string">
            <text:p>RA testa alta fuori dall'acqu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TA</text:p>
          </table:table-cell>
          <table:table-cell table:formula="of:=VLOOKUP([.G273];[base_movements.$B$4:.$D$157];3;0)" office:value-type="string" office:string-value="RA a testa alta fuori dall'acqua" calcext:value-type="string">
            <text:p>RA a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3]&amp;&quot;')&quot;" office:value-type="string" office:string-value="(select t.id from exercises t where t.code = 'ESRATF')" calcext:value-type="string">
            <text:p>(select t.id from exercises t where t.code = 'ESRATF')</text:p>
          </table:table-cell>
          <table:table-cell table:formula="of:=&quot;(select t.id from &quot;&amp;[.G$2]&amp;&quot; t where t.&quot;&amp;[.G$3]&amp;&quot; = '&quot;&amp;[.G273]&amp;&quot;')&quot;" office:value-type="string" office:string-value="(select t.id from base_movements t where t.code = 'RABRTA')" calcext:value-type="string">
            <text:p>(select t.id from base_movements t where t.code = 'RABRTA')</text:p>
          </table:table-cell>
          <table:table-cell table:formula="of:=&quot;(select t.id from &quot;&amp;[.I$2]&amp;&quot; t where t.&quot;&amp;[.I$3]&amp;&quot; = '&quot;&amp;[.I27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3]&amp;&quot;,&quot;&amp;[.D273]&amp;&quot;,&quot;&amp;IF(ISBLANK([.E273]);0;[.E273])&amp;&quot;,&quot;&amp;IF(ISBLANK([.F273]);0;[.F273])&amp;&quot;,&quot;&amp;[.K273]&amp;&quot;,&quot;&amp;[.L273]&amp;&quot;,&quot;&amp;[.M273]&amp;&quot;,&quot;&amp;[.N273]&amp;&quot;,&quot;&amp;[.O273]&amp;&quot;,&quot;&amp;[.P273]&amp;&quot;,0,CURDATE(),CURDATE())&quot;&amp;IF(INDIRECT(ADDRESS(ROW([.A273])+1;1))&gt;0;&quot;,&quot;;&quot;;&quot;)" office:value-type="string" office:string-value="(270,1,100,0,0,0,(select t.id from exercises t where t.code = 'ESRATF'),(select t.id from base_movements t where t.code = 'RABRTA'),(select t.id from training_mode_types t where t.code = 'A1'),(select t.id from execution_note_types t where t.code = ''),0,CURDATE(),CURDATE())," calcext:value-type="string">
            <text:p>(270,1,100,0,0,0,(select t.id from exercises t where t.code = 'ESRATF'),(select t.id from base_movements t where t.code = 'RABR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4])-3" office:value-type="float" office:value="271" calcext:value-type="float">
            <text:p>271</text:p>
          </table:table-cell>
          <table:table-cell office:value-type="string" calcext:value-type="string">
            <text:p>ESRASA</text:p>
          </table:table-cell>
          <table:table-cell table:formula="of:=VLOOKUP([.B274];[exercises.$B$4:.$C$292];2;0)" office:value-type="string" office:string-value="RA subacquea" calcext:value-type="string">
            <text:p>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U</text:p>
          </table:table-cell>
          <table:table-cell table:formula="of:=VLOOKUP([.G274];[base_movements.$B$4:.$D$157];3;0)" office:value-type="string" office:string-value="RA subacquea" calcext:value-type="string">
            <text:p>RA subacque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4]&amp;&quot;')&quot;" office:value-type="string" office:string-value="(select t.id from exercises t where t.code = 'ESRASA')" calcext:value-type="string">
            <text:p>(select t.id from exercises t where t.code = 'ESRASA')</text:p>
          </table:table-cell>
          <table:table-cell table:formula="of:=&quot;(select t.id from &quot;&amp;[.G$2]&amp;&quot; t where t.&quot;&amp;[.G$3]&amp;&quot; = '&quot;&amp;[.G274]&amp;&quot;')&quot;" office:value-type="string" office:string-value="(select t.id from base_movements t where t.code = 'RACOSU')" calcext:value-type="string">
            <text:p>(select t.id from base_movements t where t.code = 'RACOSU')</text:p>
          </table:table-cell>
          <table:table-cell table:formula="of:=&quot;(select t.id from &quot;&amp;[.I$2]&amp;&quot; t where t.&quot;&amp;[.I$3]&amp;&quot; = '&quot;&amp;[.I27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4]&amp;&quot;,&quot;&amp;[.D274]&amp;&quot;,&quot;&amp;IF(ISBLANK([.E274]);0;[.E274])&amp;&quot;,&quot;&amp;IF(ISBLANK([.F274]);0;[.F274])&amp;&quot;,&quot;&amp;[.K274]&amp;&quot;,&quot;&amp;[.L274]&amp;&quot;,&quot;&amp;[.M274]&amp;&quot;,&quot;&amp;[.N274]&amp;&quot;,&quot;&amp;[.O274]&amp;&quot;,&quot;&amp;[.P274]&amp;&quot;,0,CURDATE(),CURDATE())&quot;&amp;IF(INDIRECT(ADDRESS(ROW([.A274])+1;1))&gt;0;&quot;,&quot;;&quot;;&quot;)" office:value-type="string" office:string-value="(271,1,100,0,0,0,(select t.id from exercises t where t.code = 'ESRASA'),(select t.id from base_movements t where t.code = 'RACOSU'),(select t.id from training_mode_types t where t.code = 'A1'),(select t.id from execution_note_types t where t.code = ''),0,CURDATE(),CURDATE())," calcext:value-type="string">
            <text:p>(271,1,100,0,0,0,(select t.id from exercises t where t.code = 'ESRASA'),(select t.id from base_movements t where t.code = 'RACO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5])-3" office:value-type="float" office:value="272" calcext:value-type="float">
            <text:p>272</text:p>
          </table:table-cell>
          <table:table-cell office:value-type="string" calcext:value-type="string">
            <text:p>C1RAFP</text:p>
          </table:table-cell>
          <table:table-cell table:formula="of:=VLOOKUP([.B275];[exercises.$B$4:.$C$292];2;0)" office:value-type="string" office:string-value="RA forte/SL piano" calcext:value-type="string">
            <text:p>RA forte/SL piano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5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5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7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7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5]&amp;&quot;,&quot;&amp;[.D275]&amp;&quot;,&quot;&amp;IF(ISBLANK([.E275]);0;[.E275])&amp;&quot;,&quot;&amp;IF(ISBLANK([.F275]);0;[.F275])&amp;&quot;,&quot;&amp;[.K275]&amp;&quot;,&quot;&amp;[.L275]&amp;&quot;,&quot;&amp;[.M275]&amp;&quot;,&quot;&amp;[.N275]&amp;&quot;,&quot;&amp;[.O275]&amp;&quot;,&quot;&amp;[.P275]&amp;&quot;,0,CURDATE(),CURDATE())&quot;&amp;IF(INDIRECT(ADDRESS(ROW([.A275])+1;1))&gt;0;&quot;,&quot;;&quot;;&quot;)" office:value-type="string" office:string-value="(272,1,50,0,0,0,(select t.id from exercises t where t.code = 'C1RAFP'),(select t.id from base_movements t where t.code = 'RACMPL'),(select t.id from training_mode_types t where t.code = 'C1'),(select t.id from execution_note_types t where t.code = ''),0,CURDATE(),CURDATE())," calcext:value-type="string">
            <text:p>(272,1,50,0,0,0,(select t.id from exercises t where t.code = 'C1RAFP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6])-3" office:value-type="float" office:value="273" calcext:value-type="float">
            <text:p>273</text:p>
          </table:table-cell>
          <table:table-cell office:value-type="string" calcext:value-type="string">
            <text:p>C1RAFP</text:p>
          </table:table-cell>
          <table:table-cell table:formula="of:=VLOOKUP([.B276];[exercises.$B$4:.$C$292];2;0)" office:value-type="string" office:string-value="RA forte/SL piano" calcext:value-type="string">
            <text:p>RA forte/SL piano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6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7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6]&amp;&quot;,&quot;&amp;[.D276]&amp;&quot;,&quot;&amp;IF(ISBLANK([.E276]);0;[.E276])&amp;&quot;,&quot;&amp;IF(ISBLANK([.F276]);0;[.F276])&amp;&quot;,&quot;&amp;[.K276]&amp;&quot;,&quot;&amp;[.L276]&amp;&quot;,&quot;&amp;[.M276]&amp;&quot;,&quot;&amp;[.N276]&amp;&quot;,&quot;&amp;[.O276]&amp;&quot;,&quot;&amp;[.P276]&amp;&quot;,0,CURDATE(),CURDATE())&quot;&amp;IF(INDIRECT(ADDRESS(ROW([.A276])+1;1))&gt;0;&quot;,&quot;;&quot;;&quot;)" office:value-type="string" office:string-value="(273,2,50,0,0,0,(select t.id from exercises t where t.code = 'C1RAFP'),(select t.id from base_movements t where t.code = 'SLCMPL'),(select t.id from training_mode_types t where t.code = 'A1'),(select t.id from execution_note_types t where t.code = ''),0,CURDATE(),CURDATE())," calcext:value-type="string">
            <text:p>(273,2,50,0,0,0,(select t.id from exercises t where t.code = 'C1R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7])-3" office:value-type="float" office:value="274" calcext:value-type="float">
            <text:p>274</text:p>
          </table:table-cell>
          <table:table-cell office:value-type="string" calcext:value-type="string">
            <text:p>C1RAPF</text:p>
          </table:table-cell>
          <table:table-cell table:formula="of:=VLOOKUP([.B277];[exercises.$B$4:.$C$292];2;0)" office:value-type="string" office:string-value="SL piano/RA forte" calcext:value-type="string">
            <text:p>SL piano/RA forte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7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7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7]&amp;&quot;,&quot;&amp;[.D277]&amp;&quot;,&quot;&amp;IF(ISBLANK([.E277]);0;[.E277])&amp;&quot;,&quot;&amp;IF(ISBLANK([.F277]);0;[.F277])&amp;&quot;,&quot;&amp;[.K277]&amp;&quot;,&quot;&amp;[.L277]&amp;&quot;,&quot;&amp;[.M277]&amp;&quot;,&quot;&amp;[.N277]&amp;&quot;,&quot;&amp;[.O277]&amp;&quot;,&quot;&amp;[.P277]&amp;&quot;,0,CURDATE(),CURDATE())&quot;&amp;IF(INDIRECT(ADDRESS(ROW([.A277])+1;1))&gt;0;&quot;,&quot;;&quot;;&quot;)" office:value-type="string" office:string-value="(274,1,50,0,0,0,(select t.id from exercises t where t.code = 'C1RAPF'),(select t.id from base_movements t where t.code = 'SLCMPL'),(select t.id from training_mode_types t where t.code = 'A1'),(select t.id from execution_note_types t where t.code = ''),0,CURDATE(),CURDATE())," calcext:value-type="string">
            <text:p>(274,1,50,0,0,0,(select t.id from exercises t where t.code = 'C1R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8])-3" office:value-type="float" office:value="275" calcext:value-type="float">
            <text:p>275</text:p>
          </table:table-cell>
          <table:table-cell office:value-type="string" calcext:value-type="string">
            <text:p>C1RAPF</text:p>
          </table:table-cell>
          <table:table-cell table:formula="of:=VLOOKUP([.B278];[exercises.$B$4:.$C$292];2;0)" office:value-type="string" office:string-value="SL piano/RA forte" calcext:value-type="string">
            <text:p>SL piano/RA forte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50" calcext:value-type="float">
            <text:p>50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8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7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8]&amp;&quot;,&quot;&amp;[.D278]&amp;&quot;,&quot;&amp;IF(ISBLANK([.E278]);0;[.E278])&amp;&quot;,&quot;&amp;IF(ISBLANK([.F278]);0;[.F278])&amp;&quot;,&quot;&amp;[.K278]&amp;&quot;,&quot;&amp;[.L278]&amp;&quot;,&quot;&amp;[.M278]&amp;&quot;,&quot;&amp;[.N278]&amp;&quot;,&quot;&amp;[.O278]&amp;&quot;,&quot;&amp;[.P278]&amp;&quot;,0,CURDATE(),CURDATE())&quot;&amp;IF(INDIRECT(ADDRESS(ROW([.A278])+1;1))&gt;0;&quot;,&quot;;&quot;;&quot;)" office:value-type="string" office:string-value="(275,2,50,0,0,0,(select t.id from exercises t where t.code = 'C1RAPF'),(select t.id from base_movements t where t.code = 'SLCMPL'),(select t.id from training_mode_types t where t.code = 'C1'),(select t.id from execution_note_types t where t.code = ''),0,CURDATE(),CURDATE())," calcext:value-type="string">
            <text:p>(275,2,50,0,0,0,(select t.id from exercises t where t.code = 'C1R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9])-3" office:value-type="float" office:value="276" calcext:value-type="float">
            <text:p>276</text:p>
          </table:table-cell>
          <table:table-cell office:value-type="string" calcext:value-type="string">
            <text:p>ESMIPU</text:p>
          </table:table-cell>
          <table:table-cell table:formula="of:=VLOOKUP([.B279];[exercises.$B$4:.$C$292];2;0)" office:value-type="string" office:string-value="MI pugni" calcext:value-type="string">
            <text:p>MI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PU</text:p>
          </table:table-cell>
          <table:table-cell table:formula="of:=VLOOKUP([.G279];[base_movements.$B$4:.$D$157];3;0)" office:value-type="string" office:string-value="MI pugni" calcext:value-type="string">
            <text:p>MI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9]&amp;&quot;')&quot;" office:value-type="string" office:string-value="(select t.id from exercises t where t.code = 'ESMIPU')" calcext:value-type="string">
            <text:p>(select t.id from exercises t where t.code = 'ESMIPU')</text:p>
          </table:table-cell>
          <table:table-cell table:formula="of:=&quot;(select t.id from &quot;&amp;[.G$2]&amp;&quot; t where t.&quot;&amp;[.G$3]&amp;&quot; = '&quot;&amp;[.G279]&amp;&quot;')&quot;" office:value-type="string" office:string-value="(select t.id from base_movements t where t.code = 'MIBRPU')" calcext:value-type="string">
            <text:p>(select t.id from base_movements t where t.code = 'MIBRPU')</text:p>
          </table:table-cell>
          <table:table-cell table:formula="of:=&quot;(select t.id from &quot;&amp;[.I$2]&amp;&quot; t where t.&quot;&amp;[.I$3]&amp;&quot; = '&quot;&amp;[.I27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9]&amp;&quot;,&quot;&amp;[.D279]&amp;&quot;,&quot;&amp;IF(ISBLANK([.E279]);0;[.E279])&amp;&quot;,&quot;&amp;IF(ISBLANK([.F279]);0;[.F279])&amp;&quot;,&quot;&amp;[.K279]&amp;&quot;,&quot;&amp;[.L279]&amp;&quot;,&quot;&amp;[.M279]&amp;&quot;,&quot;&amp;[.N279]&amp;&quot;,&quot;&amp;[.O279]&amp;&quot;,&quot;&amp;[.P279]&amp;&quot;,0,CURDATE(),CURDATE())&quot;&amp;IF(INDIRECT(ADDRESS(ROW([.A279])+1;1))&gt;0;&quot;,&quot;;&quot;;&quot;)" office:value-type="string" office:string-value="(276,1,100,0,0,0,(select t.id from exercises t where t.code = 'ESMIPU'),(select t.id from base_movements t where t.code = 'MIBRPU'),(select t.id from training_mode_types t where t.code = 'A1'),(select t.id from execution_note_types t where t.code = ''),0,CURDATE(),CURDATE())," calcext:value-type="string">
            <text:p>(276,1,100,0,0,0,(select t.id from exercises t where t.code = 'ESMIPU'),(select t.id from base_movements t where t.code = 'MI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0])-3" office:value-type="float" office:value="277" calcext:value-type="float">
            <text:p>277</text:p>
          </table:table-cell>
          <table:table-cell office:value-type="string" calcext:value-type="string">
            <text:p>ESMIBS</text:p>
          </table:table-cell>
          <table:table-cell table:formula="of:=VLOOKUP([.B280];[exercises.$B$4:.$C$292];2;0)" office:value-type="string" office:string-value="MI un braccio fermo in alto" calcext:value-type="string">
            <text:p>MI un braccio fermo in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AL</text:p>
          </table:table-cell>
          <table:table-cell table:formula="of:=VLOOKUP([.G280];[base_movements.$B$4:.$D$157];3;0)" office:value-type="string" office:string-value="MI un braccio fermo in alto" calcext:value-type="string">
            <text:p>MI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0]&amp;&quot;')&quot;" office:value-type="string" office:string-value="(select t.id from exercises t where t.code = 'ESMIBS')" calcext:value-type="string">
            <text:p>(select t.id from exercises t where t.code = 'ESMIBS')</text:p>
          </table:table-cell>
          <table:table-cell table:formula="of:=&quot;(select t.id from &quot;&amp;[.G$2]&amp;&quot; t where t.&quot;&amp;[.G$3]&amp;&quot; = '&quot;&amp;[.G280]&amp;&quot;')&quot;" office:value-type="string" office:string-value="(select t.id from base_movements t where t.code = 'MIBRAL')" calcext:value-type="string">
            <text:p>(select t.id from base_movements t where t.code = 'MIBRAL')</text:p>
          </table:table-cell>
          <table:table-cell table:formula="of:=&quot;(select t.id from &quot;&amp;[.I$2]&amp;&quot; t where t.&quot;&amp;[.I$3]&amp;&quot; = '&quot;&amp;[.I28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0]&amp;&quot;,&quot;&amp;[.D280]&amp;&quot;,&quot;&amp;IF(ISBLANK([.E280]);0;[.E280])&amp;&quot;,&quot;&amp;IF(ISBLANK([.F280]);0;[.F280])&amp;&quot;,&quot;&amp;[.K280]&amp;&quot;,&quot;&amp;[.L280]&amp;&quot;,&quot;&amp;[.M280]&amp;&quot;,&quot;&amp;[.N280]&amp;&quot;,&quot;&amp;[.O280]&amp;&quot;,&quot;&amp;[.P280]&amp;&quot;,0,CURDATE(),CURDATE())&quot;&amp;IF(INDIRECT(ADDRESS(ROW([.A280])+1;1))&gt;0;&quot;,&quot;;&quot;;&quot;)" office:value-type="string" office:string-value="(277,1,100,0,0,0,(select t.id from exercises t where t.code = 'ESMIBS'),(select t.id from base_movements t where t.code = 'MIBRAL'),(select t.id from training_mode_types t where t.code = 'A1'),(select t.id from execution_note_types t where t.code = ''),0,CURDATE(),CURDATE())," calcext:value-type="string">
            <text:p>(277,1,100,0,0,0,(select t.id from exercises t where t.code = 'ESMIBS'),(select t.id from base_movements t where t.code = 'MI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1])-3" office:value-type="float" office:value="278" calcext:value-type="float">
            <text:p>278</text:p>
          </table:table-cell>
          <table:table-cell office:value-type="string" calcext:value-type="string">
            <text:p>ESMIBG</text:p>
          </table:table-cell>
          <table:table-cell table:formula="of:=VLOOKUP([.B281];[exercises.$B$4:.$C$292];2;0)" office:value-type="string" office:string-value="MI un braccio fermo in basso" calcext:value-type="string">
            <text:p>MI un braccio fermo in bas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BA</text:p>
          </table:table-cell>
          <table:table-cell table:formula="of:=VLOOKUP([.G281];[base_movements.$B$4:.$D$157];3;0)" office:value-type="string" office:string-value="MI un braccio fermo in basso" calcext:value-type="string">
            <text:p>MI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1]&amp;&quot;')&quot;" office:value-type="string" office:string-value="(select t.id from exercises t where t.code = 'ESMIBG')" calcext:value-type="string">
            <text:p>(select t.id from exercises t where t.code = 'ESMIBG')</text:p>
          </table:table-cell>
          <table:table-cell table:formula="of:=&quot;(select t.id from &quot;&amp;[.G$2]&amp;&quot; t where t.&quot;&amp;[.G$3]&amp;&quot; = '&quot;&amp;[.G281]&amp;&quot;')&quot;" office:value-type="string" office:string-value="(select t.id from base_movements t where t.code = 'MIBRBA')" calcext:value-type="string">
            <text:p>(select t.id from base_movements t where t.code = 'MIBRBA')</text:p>
          </table:table-cell>
          <table:table-cell table:formula="of:=&quot;(select t.id from &quot;&amp;[.I$2]&amp;&quot; t where t.&quot;&amp;[.I$3]&amp;&quot; = '&quot;&amp;[.I28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1]&amp;&quot;,&quot;&amp;[.D281]&amp;&quot;,&quot;&amp;IF(ISBLANK([.E281]);0;[.E281])&amp;&quot;,&quot;&amp;IF(ISBLANK([.F281]);0;[.F281])&amp;&quot;,&quot;&amp;[.K281]&amp;&quot;,&quot;&amp;[.L281]&amp;&quot;,&quot;&amp;[.M281]&amp;&quot;,&quot;&amp;[.N281]&amp;&quot;,&quot;&amp;[.O281]&amp;&quot;,&quot;&amp;[.P281]&amp;&quot;,0,CURDATE(),CURDATE())&quot;&amp;IF(INDIRECT(ADDRESS(ROW([.A281])+1;1))&gt;0;&quot;,&quot;;&quot;;&quot;)" office:value-type="string" office:string-value="(278,1,100,0,0,0,(select t.id from exercises t where t.code = 'ESMIBG'),(select t.id from base_movements t where t.code = 'MIBRBA'),(select t.id from training_mode_types t where t.code = 'A1'),(select t.id from execution_note_types t where t.code = ''),0,CURDATE(),CURDATE())," calcext:value-type="string">
            <text:p>(278,1,100,0,0,0,(select t.id from exercises t where t.code = 'ESMIBG'),(select t.id from base_movements t where t.code = 'MI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2])-3" office:value-type="float" office:value="279" calcext:value-type="float">
            <text:p>279</text:p>
          </table:table-cell>
          <table:table-cell office:value-type="string" calcext:value-type="string">
            <text:p>ESMIAA</text:p>
          </table:table-cell>
          <table:table-cell table:formula="of:=VLOOKUP([.B282];[exercises.$B$4:.$C$292];2;0)" office:value-type="string" office:string-value="MI alternato alto" calcext:value-type="string">
            <text:p>MI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LT</text:p>
          </table:table-cell>
          <table:table-cell table:formula="of:=VLOOKUP([.G282];[base_movements.$B$4:.$D$157];3;0)" office:value-type="string" office:string-value="MI alternato alto" calcext:value-type="string">
            <text:p>MI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2]&amp;&quot;')&quot;" office:value-type="string" office:string-value="(select t.id from exercises t where t.code = 'ESMIAA')" calcext:value-type="string">
            <text:p>(select t.id from exercises t where t.code = 'ESMIAA')</text:p>
          </table:table-cell>
          <table:table-cell table:formula="of:=&quot;(select t.id from &quot;&amp;[.G$2]&amp;&quot; t where t.&quot;&amp;[.G$3]&amp;&quot; = '&quot;&amp;[.G282]&amp;&quot;')&quot;" office:value-type="string" office:string-value="(select t.id from base_movements t where t.code = 'MIBRLT')" calcext:value-type="string">
            <text:p>(select t.id from base_movements t where t.code = 'MIBRLT')</text:p>
          </table:table-cell>
          <table:table-cell table:formula="of:=&quot;(select t.id from &quot;&amp;[.I$2]&amp;&quot; t where t.&quot;&amp;[.I$3]&amp;&quot; = '&quot;&amp;[.I28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2]&amp;&quot;,&quot;&amp;[.D282]&amp;&quot;,&quot;&amp;IF(ISBLANK([.E282]);0;[.E282])&amp;&quot;,&quot;&amp;IF(ISBLANK([.F282]);0;[.F282])&amp;&quot;,&quot;&amp;[.K282]&amp;&quot;,&quot;&amp;[.L282]&amp;&quot;,&quot;&amp;[.M282]&amp;&quot;,&quot;&amp;[.N282]&amp;&quot;,&quot;&amp;[.O282]&amp;&quot;,&quot;&amp;[.P282]&amp;&quot;,0,CURDATE(),CURDATE())&quot;&amp;IF(INDIRECT(ADDRESS(ROW([.A282])+1;1))&gt;0;&quot;,&quot;;&quot;;&quot;)" office:value-type="string" office:string-value="(279,1,100,0,0,0,(select t.id from exercises t where t.code = 'ESMIAA'),(select t.id from base_movements t where t.code = 'MIBRLT'),(select t.id from training_mode_types t where t.code = 'A1'),(select t.id from execution_note_types t where t.code = ''),0,CURDATE(),CURDATE())," calcext:value-type="string">
            <text:p>(279,1,100,0,0,0,(select t.id from exercises t where t.code = 'ESMIAA'),(select t.id from base_movements t where t.code = 'MI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3])-3" office:value-type="float" office:value="280" calcext:value-type="float">
            <text:p>280</text:p>
          </table:table-cell>
          <table:table-cell office:value-type="string" calcext:value-type="string">
            <text:p>ESMI1C</text:p>
          </table:table-cell>
          <table:table-cell table:formula="of:=VLOOKUP([.B283];[exercises.$B$4:.$C$292];2;0)" office:value-type="string" office:string-value="MI un ciclo per ogni stile" calcext:value-type="string">
            <text:p>MI un ciclo per ogni stil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AL</text:p>
          </table:table-cell>
          <table:table-cell table:formula="of:=VLOOKUP([.G283];[base_movements.$B$4:.$D$157];3;0)" office:value-type="string" office:string-value="MI un ciclo per ogni stile" calcext:value-type="string">
            <text:p>MI un ciclo per ogni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3]&amp;&quot;')&quot;" office:value-type="string" office:string-value="(select t.id from exercises t where t.code = 'ESMI1C')" calcext:value-type="string">
            <text:p>(select t.id from exercises t where t.code = 'ESMI1C')</text:p>
          </table:table-cell>
          <table:table-cell table:formula="of:=&quot;(select t.id from &quot;&amp;[.G$2]&amp;&quot; t where t.&quot;&amp;[.G$3]&amp;&quot; = '&quot;&amp;[.G283]&amp;&quot;')&quot;" office:value-type="string" office:string-value="(select t.id from base_movements t where t.code = 'MICOAL')" calcext:value-type="string">
            <text:p>(select t.id from base_movements t where t.code = 'MICOAL')</text:p>
          </table:table-cell>
          <table:table-cell table:formula="of:=&quot;(select t.id from &quot;&amp;[.I$2]&amp;&quot; t where t.&quot;&amp;[.I$3]&amp;&quot; = '&quot;&amp;[.I28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3]&amp;&quot;,&quot;&amp;[.D283]&amp;&quot;,&quot;&amp;IF(ISBLANK([.E283]);0;[.E283])&amp;&quot;,&quot;&amp;IF(ISBLANK([.F283]);0;[.F283])&amp;&quot;,&quot;&amp;[.K283]&amp;&quot;,&quot;&amp;[.L283]&amp;&quot;,&quot;&amp;[.M283]&amp;&quot;,&quot;&amp;[.N283]&amp;&quot;,&quot;&amp;[.O283]&amp;&quot;,&quot;&amp;[.P283]&amp;&quot;,0,CURDATE(),CURDATE())&quot;&amp;IF(INDIRECT(ADDRESS(ROW([.A283])+1;1))&gt;0;&quot;,&quot;;&quot;;&quot;)" office:value-type="string" office:string-value="(280,1,100,0,0,0,(select t.id from exercises t where t.code = 'ESMI1C'),(select t.id from base_movements t where t.code = 'MICOAL'),(select t.id from training_mode_types t where t.code = 'A1'),(select t.id from execution_note_types t where t.code = ''),0,CURDATE(),CURDATE())," calcext:value-type="string">
            <text:p>(280,1,100,0,0,0,(select t.id from exercises t where t.code = 'ESMI1C'),(select t.id from base_movements t where t.code = 'MI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4])-3" office:value-type="float" office:value="281" calcext:value-type="float">
            <text:p>281</text:p>
          </table:table-cell>
          <table:table-cell office:value-type="string" calcext:value-type="string">
            <text:p>ESMIIM</text:p>
          </table:table-cell>
          <table:table-cell table:formula="of:=VLOOKUP([.B284];[exercises.$B$4:.$C$292];2;0)" office:value-type="string" office:string-value="MI a rovescio" calcext:value-type="string">
            <text:p>MI a rovesc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284];[base_movements.$B$4:.$D$157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4]&amp;&quot;')&quot;" office:value-type="string" office:string-value="(select t.id from exercises t where t.code = 'ESMIIM')" calcext:value-type="string">
            <text:p>(select t.id from exercises t where t.code = 'ESMIIM')</text:p>
          </table:table-cell>
          <table:table-cell table:formula="of:=&quot;(select t.id from &quot;&amp;[.G$2]&amp;&quot; t where t.&quot;&amp;[.G$3]&amp;&quot; = '&quot;&amp;[.G284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28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4]&amp;&quot;,&quot;&amp;[.D284]&amp;&quot;,&quot;&amp;IF(ISBLANK([.E284]);0;[.E284])&amp;&quot;,&quot;&amp;IF(ISBLANK([.F284]);0;[.F284])&amp;&quot;,&quot;&amp;[.K284]&amp;&quot;,&quot;&amp;[.L284]&amp;&quot;,&quot;&amp;[.M284]&amp;&quot;,&quot;&amp;[.N284]&amp;&quot;,&quot;&amp;[.O284]&amp;&quot;,&quot;&amp;[.P284]&amp;&quot;,0,CURDATE(),CURDATE())&quot;&amp;IF(INDIRECT(ADDRESS(ROW([.A284])+1;1))&gt;0;&quot;,&quot;;&quot;;&quot;)" office:value-type="string" office:string-value="(281,1,100,0,0,0,(select t.id from exercises t where t.code = 'ESMIIM'),(select t.id from base_movements t where t.code = 'MICOIM'),(select t.id from training_mode_types t where t.code = 'A1'),(select t.id from execution_note_types t where t.code = ''),0,CURDATE(),CURDATE())," calcext:value-type="string">
            <text:p>(281,1,100,0,0,0,(select t.id from exercises t where t.code = 'ESMIIM'),(select t.id from base_movements t where t.code = 'MICOI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5])-3" office:value-type="float" office:value="282" calcext:value-type="float">
            <text:p>282</text:p>
          </table:table-cell>
          <table:table-cell office:value-type="string" calcext:value-type="string">
            <text:p>COSLFA</text:p>
          </table:table-cell>
          <table:table-cell table:formula="of:=VLOOKUP([.B285];[exercises.$B$4:.$C$292];2;0)" office:value-type="string" office:string-value="FA/SL completo" calcext:value-type="string">
            <text:p>FA/SL comple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85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5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8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8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5]&amp;&quot;,&quot;&amp;[.D285]&amp;&quot;,&quot;&amp;IF(ISBLANK([.E285]);0;[.E285])&amp;&quot;,&quot;&amp;IF(ISBLANK([.F285]);0;[.F285])&amp;&quot;,&quot;&amp;[.K285]&amp;&quot;,&quot;&amp;[.L285]&amp;&quot;,&quot;&amp;[.M285]&amp;&quot;,&quot;&amp;[.N285]&amp;&quot;,&quot;&amp;[.O285]&amp;&quot;,&quot;&amp;[.P285]&amp;&quot;,0,CURDATE(),CURDATE())&quot;&amp;IF(INDIRECT(ADDRESS(ROW([.A285])+1;1))&gt;0;&quot;,&quot;;&quot;;&quot;)" office:value-type="string" office:string-value="(282,1,50,0,0,0,(select t.id from exercises t where t.code = 'COSLFA'),(select t.id from base_movements t where t.code = 'FACMPL'),(select t.id from training_mode_types t where t.code = 'A2'),(select t.id from execution_note_types t where t.code = ''),0,CURDATE(),CURDATE())," calcext:value-type="string">
            <text:p>(282,1,50,0,0,0,(select t.id from exercises t where t.code = 'COSLF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6])-3" office:value-type="float" office:value="283" calcext:value-type="float">
            <text:p>283</text:p>
          </table:table-cell>
          <table:table-cell office:value-type="string" calcext:value-type="string">
            <text:p>COSLFA</text:p>
          </table:table-cell>
          <table:table-cell table:formula="of:=VLOOKUP([.B286];[exercises.$B$4:.$C$292];2;0)" office:value-type="string" office:string-value="FA/SL completo" calcext:value-type="string">
            <text:p>FA/SL comple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6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8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6]&amp;&quot;,&quot;&amp;[.D286]&amp;&quot;,&quot;&amp;IF(ISBLANK([.E286]);0;[.E286])&amp;&quot;,&quot;&amp;IF(ISBLANK([.F286]);0;[.F286])&amp;&quot;,&quot;&amp;[.K286]&amp;&quot;,&quot;&amp;[.L286]&amp;&quot;,&quot;&amp;[.M286]&amp;&quot;,&quot;&amp;[.N286]&amp;&quot;,&quot;&amp;[.O286]&amp;&quot;,&quot;&amp;[.P286]&amp;&quot;,0,CURDATE(),CURDATE())&quot;&amp;IF(INDIRECT(ADDRESS(ROW([.A286])+1;1))&gt;0;&quot;,&quot;;&quot;;&quot;)" office:value-type="string" office:string-value="(283,2,50,0,0,0,(select t.id from exercises t where t.code = 'COSLFA'),(select t.id from base_movements t where t.code = 'SLCMPL'),(select t.id from training_mode_types t where t.code = 'A2'),(select t.id from execution_note_types t where t.code = ''),0,CURDATE(),CURDATE())," calcext:value-type="string">
            <text:p>(283,2,50,0,0,0,(select t.id from exercises t where t.code = 'COSLF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7])-3" office:value-type="float" office:value="284" calcext:value-type="float">
            <text:p>284</text:p>
          </table:table-cell>
          <table:table-cell office:value-type="string" calcext:value-type="string">
            <text:p>C1SLL3</text:p>
          </table:table-cell>
          <table:table-cell table:formula="of:=VLOOKUP([.B287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0" calcext:value-type="float">
            <text:p>0</text:p>
          </table:table-cell>
          <table:table-cell table:style-name="ce386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8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7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8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7]&amp;&quot;,&quot;&amp;[.D287]&amp;&quot;,&quot;&amp;IF(ISBLANK([.E287]);0;[.E287])&amp;&quot;,&quot;&amp;IF(ISBLANK([.F287]);0;[.F287])&amp;&quot;,&quot;&amp;[.K287]&amp;&quot;,&quot;&amp;[.L287]&amp;&quot;,&quot;&amp;[.M287]&amp;&quot;,&quot;&amp;[.N287]&amp;&quot;,&quot;&amp;[.O287]&amp;&quot;,&quot;&amp;[.P287]&amp;&quot;,0,CURDATE(),CURDATE())&quot;&amp;IF(INDIRECT(ADDRESS(ROW([.A287])+1;1))&gt;0;&quot;,&quot;;&quot;;&quot;)" office:value-type="string" office:string-value="(284,1,0,2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84,1,0,2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8])-3" office:value-type="float" office:value="285" calcext:value-type="float">
            <text:p>285</text:p>
          </table:table-cell>
          <table:table-cell office:value-type="string" calcext:value-type="string">
            <text:p>C1SLL3</text:p>
          </table:table-cell>
          <table:table-cell table:formula="of:=VLOOKUP([.B288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8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8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8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8]&amp;&quot;,&quot;&amp;[.D288]&amp;&quot;,&quot;&amp;IF(ISBLANK([.E288]);0;[.E288])&amp;&quot;,&quot;&amp;IF(ISBLANK([.F288]);0;[.F288])&amp;&quot;,&quot;&amp;[.K288]&amp;&quot;,&quot;&amp;[.L288]&amp;&quot;,&quot;&amp;[.M288]&amp;&quot;,&quot;&amp;[.N288]&amp;&quot;,&quot;&amp;[.O288]&amp;&quot;,&quot;&amp;[.P288]&amp;&quot;,0,CURDATE(),CURDATE())&quot;&amp;IF(INDIRECT(ADDRESS(ROW([.A288])+1;1))&gt;0;&quot;,&quot;;&quot;;&quot;)" office:value-type="string" office:string-value="(285,2,0,2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85,2,0,2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9])-3" office:value-type="float" office:value="286" calcext:value-type="float">
            <text:p>286</text:p>
          </table:table-cell>
          <table:table-cell office:value-type="string" calcext:value-type="string">
            <text:p>C1SLL3</text:p>
          </table:table-cell>
          <table:table-cell table:formula="of:=VLOOKUP([.B289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8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9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8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9]&amp;&quot;,&quot;&amp;[.D289]&amp;&quot;,&quot;&amp;IF(ISBLANK([.E289]);0;[.E289])&amp;&quot;,&quot;&amp;IF(ISBLANK([.F289]);0;[.F289])&amp;&quot;,&quot;&amp;[.K289]&amp;&quot;,&quot;&amp;[.L289]&amp;&quot;,&quot;&amp;[.M289]&amp;&quot;,&quot;&amp;[.N289]&amp;&quot;,&quot;&amp;[.O289]&amp;&quot;,&quot;&amp;[.P289]&amp;&quot;,0,CURDATE(),CURDATE())&quot;&amp;IF(INDIRECT(ADDRESS(ROW([.A289])+1;1))&gt;0;&quot;,&quot;;&quot;;&quot;)" office:value-type="string" office:string-value="(286,3,0,50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86,3,0,50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0])-3" office:value-type="float" office:value="287" calcext:value-type="float">
            <text:p>287</text:p>
          </table:table-cell>
          <table:table-cell office:value-type="string" calcext:value-type="string">
            <text:p>C1SLL3</text:p>
          </table:table-cell>
          <table:table-cell table:formula="of:=VLOOKUP([.B290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9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0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0]&amp;&quot;,&quot;&amp;[.D290]&amp;&quot;,&quot;&amp;IF(ISBLANK([.E290]);0;[.E290])&amp;&quot;,&quot;&amp;IF(ISBLANK([.F290]);0;[.F290])&amp;&quot;,&quot;&amp;[.K290]&amp;&quot;,&quot;&amp;[.L290]&amp;&quot;,&quot;&amp;[.M290]&amp;&quot;,&quot;&amp;[.N290]&amp;&quot;,&quot;&amp;[.O290]&amp;&quot;,&quot;&amp;[.P290]&amp;&quot;,0,CURDATE(),CURDATE())&quot;&amp;IF(INDIRECT(ADDRESS(ROW([.A290])+1;1))&gt;0;&quot;,&quot;;&quot;;&quot;)" office:value-type="string" office:string-value="(287,4,0,50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87,4,0,50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1])-3" office:value-type="float" office:value="288" calcext:value-type="float">
            <text:p>288</text:p>
          </table:table-cell>
          <table:table-cell office:value-type="string" calcext:value-type="string">
            <text:p>C1SLL3</text:p>
          </table:table-cell>
          <table:table-cell table:formula="of:=VLOOKUP([.B291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1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1]&amp;&quot;,&quot;&amp;[.D291]&amp;&quot;,&quot;&amp;IF(ISBLANK([.E291]);0;[.E291])&amp;&quot;,&quot;&amp;IF(ISBLANK([.F291]);0;[.F291])&amp;&quot;,&quot;&amp;[.K291]&amp;&quot;,&quot;&amp;[.L291]&amp;&quot;,&quot;&amp;[.M291]&amp;&quot;,&quot;&amp;[.N291]&amp;&quot;,&quot;&amp;[.O291]&amp;&quot;,&quot;&amp;[.P291]&amp;&quot;,0,CURDATE(),CURDATE())&quot;&amp;IF(INDIRECT(ADDRESS(ROW([.A291])+1;1))&gt;0;&quot;,&quot;;&quot;;&quot;)" office:value-type="string" office:string-value="(288,5,0,7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88,5,0,7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2])-3" office:value-type="float" office:value="289" calcext:value-type="float">
            <text:p>289</text:p>
          </table:table-cell>
          <table:table-cell office:value-type="string" calcext:value-type="string">
            <text:p>C1SLL3</text:p>
          </table:table-cell>
          <table:table-cell table:formula="of:=VLOOKUP([.B292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2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2]&amp;&quot;,&quot;&amp;[.D292]&amp;&quot;,&quot;&amp;IF(ISBLANK([.E292]);0;[.E292])&amp;&quot;,&quot;&amp;IF(ISBLANK([.F292]);0;[.F292])&amp;&quot;,&quot;&amp;[.K292]&amp;&quot;,&quot;&amp;[.L292]&amp;&quot;,&quot;&amp;[.M292]&amp;&quot;,&quot;&amp;[.N292]&amp;&quot;,&quot;&amp;[.O292]&amp;&quot;,&quot;&amp;[.P292]&amp;&quot;,0,CURDATE(),CURDATE())&quot;&amp;IF(INDIRECT(ADDRESS(ROW([.A292])+1;1))&gt;0;&quot;,&quot;;&quot;;&quot;)" office:value-type="string" office:string-value="(289,6,0,7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89,6,0,7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3])-3" office:value-type="float" office:value="290" calcext:value-type="float">
            <text:p>290</text:p>
          </table:table-cell>
          <table:table-cell office:value-type="string" calcext:value-type="string">
            <text:p>C1SL3L</text:p>
          </table:table-cell>
          <table:table-cell table:formula="of:=VLOOKUP([.B293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0" calcext:value-type="float">
            <text:p>0</text:p>
          </table:table-cell>
          <table:table-cell table:style-name="ce386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9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3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3]&amp;&quot;,&quot;&amp;[.D293]&amp;&quot;,&quot;&amp;IF(ISBLANK([.E293]);0;[.E293])&amp;&quot;,&quot;&amp;IF(ISBLANK([.F293]);0;[.F293])&amp;&quot;,&quot;&amp;[.K293]&amp;&quot;,&quot;&amp;[.L293]&amp;&quot;,&quot;&amp;[.M293]&amp;&quot;,&quot;&amp;[.N293]&amp;&quot;,&quot;&amp;[.O293]&amp;&quot;,&quot;&amp;[.P293]&amp;&quot;,0,CURDATE(),CURDATE())&quot;&amp;IF(INDIRECT(ADDRESS(ROW([.A293])+1;1))&gt;0;&quot;,&quot;;&quot;;&quot;)" office:value-type="string" office:string-value="(290,1,0,2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90,1,0,2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4])-3" office:value-type="float" office:value="291" calcext:value-type="float">
            <text:p>291</text:p>
          </table:table-cell>
          <table:table-cell office:value-type="string" calcext:value-type="string">
            <text:p>C1SL3L</text:p>
          </table:table-cell>
          <table:table-cell table:formula="of:=VLOOKUP([.B294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9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4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4]&amp;&quot;,&quot;&amp;[.D294]&amp;&quot;,&quot;&amp;IF(ISBLANK([.E294]);0;[.E294])&amp;&quot;,&quot;&amp;IF(ISBLANK([.F294]);0;[.F294])&amp;&quot;,&quot;&amp;[.K294]&amp;&quot;,&quot;&amp;[.L294]&amp;&quot;,&quot;&amp;[.M294]&amp;&quot;,&quot;&amp;[.N294]&amp;&quot;,&quot;&amp;[.O294]&amp;&quot;,&quot;&amp;[.P294]&amp;&quot;,0,CURDATE(),CURDATE())&quot;&amp;IF(INDIRECT(ADDRESS(ROW([.A294])+1;1))&gt;0;&quot;,&quot;;&quot;;&quot;)" office:value-type="string" office:string-value="(291,2,0,2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91,2,0,2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5])-3" office:value-type="float" office:value="292" calcext:value-type="float">
            <text:p>292</text:p>
          </table:table-cell>
          <table:table-cell office:value-type="string" calcext:value-type="string">
            <text:p>C1SL3L</text:p>
          </table:table-cell>
          <table:table-cell table:formula="of:=VLOOKUP([.B295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9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5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5]&amp;&quot;,&quot;&amp;[.D295]&amp;&quot;,&quot;&amp;IF(ISBLANK([.E295]);0;[.E295])&amp;&quot;,&quot;&amp;IF(ISBLANK([.F295]);0;[.F295])&amp;&quot;,&quot;&amp;[.K295]&amp;&quot;,&quot;&amp;[.L295]&amp;&quot;,&quot;&amp;[.M295]&amp;&quot;,&quot;&amp;[.N295]&amp;&quot;,&quot;&amp;[.O295]&amp;&quot;,&quot;&amp;[.P295]&amp;&quot;,0,CURDATE(),CURDATE())&quot;&amp;IF(INDIRECT(ADDRESS(ROW([.A295])+1;1))&gt;0;&quot;,&quot;;&quot;;&quot;)" office:value-type="string" office:string-value="(292,3,0,50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92,3,0,50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6])-3" office:value-type="float" office:value="293" calcext:value-type="float">
            <text:p>293</text:p>
          </table:table-cell>
          <table:table-cell office:value-type="string" calcext:value-type="string">
            <text:p>C1SL3L</text:p>
          </table:table-cell>
          <table:table-cell table:formula="of:=VLOOKUP([.B296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9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6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6]&amp;&quot;,&quot;&amp;[.D296]&amp;&quot;,&quot;&amp;IF(ISBLANK([.E296]);0;[.E296])&amp;&quot;,&quot;&amp;IF(ISBLANK([.F296]);0;[.F296])&amp;&quot;,&quot;&amp;[.K296]&amp;&quot;,&quot;&amp;[.L296]&amp;&quot;,&quot;&amp;[.M296]&amp;&quot;,&quot;&amp;[.N296]&amp;&quot;,&quot;&amp;[.O296]&amp;&quot;,&quot;&amp;[.P296]&amp;&quot;,0,CURDATE(),CURDATE())&quot;&amp;IF(INDIRECT(ADDRESS(ROW([.A296])+1;1))&gt;0;&quot;,&quot;;&quot;;&quot;)" office:value-type="string" office:string-value="(293,4,0,50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93,4,0,50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7])-3" office:value-type="float" office:value="294" calcext:value-type="float">
            <text:p>294</text:p>
          </table:table-cell>
          <table:table-cell office:value-type="string" calcext:value-type="string">
            <text:p>C1SL3L</text:p>
          </table:table-cell>
          <table:table-cell table:formula="of:=VLOOKUP([.B297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7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7]&amp;&quot;,&quot;&amp;[.D297]&amp;&quot;,&quot;&amp;IF(ISBLANK([.E297]);0;[.E297])&amp;&quot;,&quot;&amp;IF(ISBLANK([.F297]);0;[.F297])&amp;&quot;,&quot;&amp;[.K297]&amp;&quot;,&quot;&amp;[.L297]&amp;&quot;,&quot;&amp;[.M297]&amp;&quot;,&quot;&amp;[.N297]&amp;&quot;,&quot;&amp;[.O297]&amp;&quot;,&quot;&amp;[.P297]&amp;&quot;,0,CURDATE(),CURDATE())&quot;&amp;IF(INDIRECT(ADDRESS(ROW([.A297])+1;1))&gt;0;&quot;,&quot;;&quot;;&quot;)" office:value-type="string" office:string-value="(294,5,0,7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94,5,0,7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8])-3" office:value-type="float" office:value="295" calcext:value-type="float">
            <text:p>295</text:p>
          </table:table-cell>
          <table:table-cell office:value-type="string" calcext:value-type="string">
            <text:p>C1SL3L</text:p>
          </table:table-cell>
          <table:table-cell table:formula="of:=VLOOKUP([.B298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8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8]&amp;&quot;,&quot;&amp;[.D298]&amp;&quot;,&quot;&amp;IF(ISBLANK([.E298]);0;[.E298])&amp;&quot;,&quot;&amp;IF(ISBLANK([.F298]);0;[.F298])&amp;&quot;,&quot;&amp;[.K298]&amp;&quot;,&quot;&amp;[.L298]&amp;&quot;,&quot;&amp;[.M298]&amp;&quot;,&quot;&amp;[.N298]&amp;&quot;,&quot;&amp;[.O298]&amp;&quot;,&quot;&amp;[.P298]&amp;&quot;,0,CURDATE(),CURDATE())&quot;&amp;IF(INDIRECT(ADDRESS(ROW([.A298])+1;1))&gt;0;&quot;,&quot;;&quot;;&quot;)" office:value-type="string" office:string-value="(295,6,0,7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95,6,0,7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9])-3" office:value-type="float" office:value="296" calcext:value-type="float">
            <text:p>296</text:p>
          </table:table-cell>
          <table:table-cell office:value-type="string" calcext:value-type="string">
            <text:p>C1SLP3</text:p>
          </table:table-cell>
          <table:table-cell table:formula="of:=VLOOKUP([.B299];[exercises.$B$4:.$C$292];2;0)" office:value-type="string" office:string-value="SL progressione esterna 1-3" calcext:value-type="string">
            <text:p>SL progressione esterna 1-3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9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9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9]&amp;&quot;,&quot;&amp;[.D299]&amp;&quot;,&quot;&amp;IF(ISBLANK([.E299]);0;[.E299])&amp;&quot;,&quot;&amp;IF(ISBLANK([.F299]);0;[.F299])&amp;&quot;,&quot;&amp;[.K299]&amp;&quot;,&quot;&amp;[.L299]&amp;&quot;,&quot;&amp;[.M299]&amp;&quot;,&quot;&amp;[.N299]&amp;&quot;,&quot;&amp;[.O299]&amp;&quot;,&quot;&amp;[.P299]&amp;&quot;,0,CURDATE(),CURDATE())&quot;&amp;IF(INDIRECT(ADDRESS(ROW([.A299])+1;1))&gt;0;&quot;,&quot;;&quot;;&quot;)" office:value-type="string" office:string-value="(296,1,25,0,0,0,(select t.id from exercises t where t.code = 'C1SLP3'),(select t.id from base_movements t where t.code = 'SLCMPL'),(select t.id from training_mode_types t where t.code = 'A2'),(select t.id from execution_note_types t where t.code = ''),0,CURDATE(),CURDATE())," calcext:value-type="string">
            <text:p>(296,1,25,0,0,0,(select t.id from exercises t where t.code = 'C1SLP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0])-3" office:value-type="float" office:value="297" calcext:value-type="float">
            <text:p>297</text:p>
          </table:table-cell>
          <table:table-cell office:value-type="string" calcext:value-type="string">
            <text:p>C1SLP3</text:p>
          </table:table-cell>
          <table:table-cell table:formula="of:=VLOOKUP([.B300];[exercises.$B$4:.$C$292];2;0)" office:value-type="string" office:string-value="SL progressione esterna 1-3" calcext:value-type="string">
            <text:p>SL progressione esterna 1-3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0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30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0]&amp;&quot;,&quot;&amp;[.D300]&amp;&quot;,&quot;&amp;IF(ISBLANK([.E300]);0;[.E300])&amp;&quot;,&quot;&amp;IF(ISBLANK([.F300]);0;[.F300])&amp;&quot;,&quot;&amp;[.K300]&amp;&quot;,&quot;&amp;[.L300]&amp;&quot;,&quot;&amp;[.M300]&amp;&quot;,&quot;&amp;[.N300]&amp;&quot;,&quot;&amp;[.O300]&amp;&quot;,&quot;&amp;[.P300]&amp;&quot;,0,CURDATE(),CURDATE())&quot;&amp;IF(INDIRECT(ADDRESS(ROW([.A300])+1;1))&gt;0;&quot;,&quot;;&quot;;&quot;)" office:value-type="string" office:string-value="(297,2,25,0,0,0,(select t.id from exercises t where t.code = 'C1SLP3'),(select t.id from base_movements t where t.code = 'SLCMPL'),(select t.id from training_mode_types t where t.code = 'B2'),(select t.id from execution_note_types t where t.code = ''),0,CURDATE(),CURDATE())," calcext:value-type="string">
            <text:p>(297,2,25,0,0,0,(select t.id from exercises t where t.code = 'C1SLP3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1])-3" office:value-type="float" office:value="298" calcext:value-type="float">
            <text:p>298</text:p>
          </table:table-cell>
          <table:table-cell office:value-type="string" calcext:value-type="string">
            <text:p>C1SLP3</text:p>
          </table:table-cell>
          <table:table-cell table:formula="of:=VLOOKUP([.B301];[exercises.$B$4:.$C$292];2;0)" office:value-type="string" office:string-value="SL progressione esterna 1-3" calcext:value-type="string">
            <text:p>SL progressione esterna 1-3</text:p>
          </table:table-cell>
          <table:table-cell office:value-type="float" office:value="3" calcext:value-type="float">
            <text:p>3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1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30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1]&amp;&quot;,&quot;&amp;[.D301]&amp;&quot;,&quot;&amp;IF(ISBLANK([.E301]);0;[.E301])&amp;&quot;,&quot;&amp;IF(ISBLANK([.F301]);0;[.F301])&amp;&quot;,&quot;&amp;[.K301]&amp;&quot;,&quot;&amp;[.L301]&amp;&quot;,&quot;&amp;[.M301]&amp;&quot;,&quot;&amp;[.N301]&amp;&quot;,&quot;&amp;[.O301]&amp;&quot;,&quot;&amp;[.P301]&amp;&quot;,0,CURDATE(),CURDATE())&quot;&amp;IF(INDIRECT(ADDRESS(ROW([.A301])+1;1))&gt;0;&quot;,&quot;;&quot;;&quot;)" office:value-type="string" office:string-value="(298,3,25,0,0,0,(select t.id from exercises t where t.code = 'C1SLP3'),(select t.id from base_movements t where t.code = 'SLCMPL'),(select t.id from training_mode_types t where t.code = 'C1'),(select t.id from execution_note_types t where t.code = ''),0,CURDATE(),CURDATE())," calcext:value-type="string">
            <text:p>(298,3,25,0,0,0,(select t.id from exercises t where t.code = 'C1SLP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2])-3" office:value-type="float" office:value="299" calcext:value-type="float">
            <text:p>299</text:p>
          </table:table-cell>
          <table:table-cell office:value-type="string" calcext:value-type="string">
            <text:p>C1SLP3</text:p>
          </table:table-cell>
          <table:table-cell table:formula="of:=VLOOKUP([.B302];[exercises.$B$4:.$C$292];2;0)" office:value-type="string" office:string-value="SL progressione esterna 1-3" calcext:value-type="string">
            <text:p>SL progressione esterna 1-3</text:p>
          </table:table-cell>
          <table:table-cell office:value-type="float" office:value="4" calcext:value-type="float">
            <text:p>4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2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30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2]&amp;&quot;,&quot;&amp;[.D302]&amp;&quot;,&quot;&amp;IF(ISBLANK([.E302]);0;[.E302])&amp;&quot;,&quot;&amp;IF(ISBLANK([.F302]);0;[.F302])&amp;&quot;,&quot;&amp;[.K302]&amp;&quot;,&quot;&amp;[.L302]&amp;&quot;,&quot;&amp;[.M302]&amp;&quot;,&quot;&amp;[.N302]&amp;&quot;,&quot;&amp;[.O302]&amp;&quot;,&quot;&amp;[.P302]&amp;&quot;,0,CURDATE(),CURDATE())&quot;&amp;IF(INDIRECT(ADDRESS(ROW([.A302])+1;1))&gt;0;&quot;,&quot;;&quot;;&quot;)" office:value-type="string" office:string-value="(299,4,25,0,0,0,(select t.id from exercises t where t.code = 'C1SLP3'),(select t.id from base_movements t where t.code = 'SLCMPL'),(select t.id from training_mode_types t where t.code = 'A1'),(select t.id from execution_note_types t where t.code = ''),0,CURDATE(),CURDATE())," calcext:value-type="string">
            <text:p>(299,4,25,0,0,0,(select t.id from exercises t where t.code = 'C1SLP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3])-3" office:value-type="float" office:value="300" calcext:value-type="float">
            <text:p>300</text:p>
          </table:table-cell>
          <table:table-cell office:value-type="string" calcext:value-type="string">
            <text:p>C1SLP4</text:p>
          </table:table-cell>
          <table:table-cell table:formula="of:=VLOOKUP([.B303];[exercises.$B$4:.$C$292];2;0)" office:value-type="string" office:string-value="SL progressione esterna 1-4" calcext:value-type="string">
            <text:p>SL progressione esterna 1-4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3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3]&amp;&quot;,&quot;&amp;[.D303]&amp;&quot;,&quot;&amp;IF(ISBLANK([.E303]);0;[.E303])&amp;&quot;,&quot;&amp;IF(ISBLANK([.F303]);0;[.F303])&amp;&quot;,&quot;&amp;[.K303]&amp;&quot;,&quot;&amp;[.L303]&amp;&quot;,&quot;&amp;[.M303]&amp;&quot;,&quot;&amp;[.N303]&amp;&quot;,&quot;&amp;[.O303]&amp;&quot;,&quot;&amp;[.P303]&amp;&quot;,0,CURDATE(),CURDATE())&quot;&amp;IF(INDIRECT(ADDRESS(ROW([.A303])+1;1))&gt;0;&quot;,&quot;;&quot;;&quot;)" office:value-type="string" office:string-value="(300,1,25,0,0,0,(select t.id from exercises t where t.code = 'C1SLP4'),(select t.id from base_movements t where t.code = 'SLCMPL'),(select t.id from training_mode_types t where t.code = 'A2'),(select t.id from execution_note_types t where t.code = ''),0,CURDATE(),CURDATE())," calcext:value-type="string">
            <text:p>(300,1,25,0,0,0,(select t.id from exercises t where t.code = 'C1SLP4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4])-3" office:value-type="float" office:value="301" calcext:value-type="float">
            <text:p>301</text:p>
          </table:table-cell>
          <table:table-cell office:value-type="string" calcext:value-type="string">
            <text:p>C1SLP4</text:p>
          </table:table-cell>
          <table:table-cell table:formula="of:=VLOOKUP([.B304];[exercises.$B$4:.$C$292];2;0)" office:value-type="string" office:string-value="SL progressione esterna 1-4" calcext:value-type="string">
            <text:p>SL progressione esterna 1-4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4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4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4]&amp;&quot;,&quot;&amp;[.D304]&amp;&quot;,&quot;&amp;IF(ISBLANK([.E304]);0;[.E304])&amp;&quot;,&quot;&amp;IF(ISBLANK([.F304]);0;[.F304])&amp;&quot;,&quot;&amp;[.K304]&amp;&quot;,&quot;&amp;[.L304]&amp;&quot;,&quot;&amp;[.M304]&amp;&quot;,&quot;&amp;[.N304]&amp;&quot;,&quot;&amp;[.O304]&amp;&quot;,&quot;&amp;[.P304]&amp;&quot;,0,CURDATE(),CURDATE())&quot;&amp;IF(INDIRECT(ADDRESS(ROW([.A304])+1;1))&gt;0;&quot;,&quot;;&quot;;&quot;)" office:value-type="string" office:string-value="(301,2,25,0,0,0,(select t.id from exercises t where t.code = 'C1SLP4'),(select t.id from base_movements t where t.code = 'SLCMPL'),(select t.id from training_mode_types t where t.code = 'B1'),(select t.id from execution_note_types t where t.code = ''),0,CURDATE(),CURDATE())," calcext:value-type="string">
            <text:p>(301,2,25,0,0,0,(select t.id from exercises t where t.code = 'C1SLP4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5])-3" office:value-type="float" office:value="302" calcext:value-type="float">
            <text:p>302</text:p>
          </table:table-cell>
          <table:table-cell office:value-type="string" calcext:value-type="string">
            <text:p>C1SLP4</text:p>
          </table:table-cell>
          <table:table-cell table:formula="of:=VLOOKUP([.B305];[exercises.$B$4:.$C$292];2;0)" office:value-type="string" office:string-value="SL progressione esterna 1-4" calcext:value-type="string">
            <text:p>SL progressione esterna 1-4</text:p>
          </table:table-cell>
          <table:table-cell office:value-type="float" office:value="3" calcext:value-type="float">
            <text:p>3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5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5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5]&amp;&quot;,&quot;&amp;[.D305]&amp;&quot;,&quot;&amp;IF(ISBLANK([.E305]);0;[.E305])&amp;&quot;,&quot;&amp;IF(ISBLANK([.F305]);0;[.F305])&amp;&quot;,&quot;&amp;[.K305]&amp;&quot;,&quot;&amp;[.L305]&amp;&quot;,&quot;&amp;[.M305]&amp;&quot;,&quot;&amp;[.N305]&amp;&quot;,&quot;&amp;[.O305]&amp;&quot;,&quot;&amp;[.P305]&amp;&quot;,0,CURDATE(),CURDATE())&quot;&amp;IF(INDIRECT(ADDRESS(ROW([.A305])+1;1))&gt;0;&quot;,&quot;;&quot;;&quot;)" office:value-type="string" office:string-value="(302,3,25,0,0,0,(select t.id from exercises t where t.code = 'C1SLP4'),(select t.id from base_movements t where t.code = 'SLCMPL'),(select t.id from training_mode_types t where t.code = 'B2'),(select t.id from execution_note_types t where t.code = ''),0,CURDATE(),CURDATE())," calcext:value-type="string">
            <text:p>(302,3,25,0,0,0,(select t.id from exercises t where t.code = 'C1SLP4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6])-3" office:value-type="float" office:value="303" calcext:value-type="float">
            <text:p>303</text:p>
          </table:table-cell>
          <table:table-cell office:value-type="string" calcext:value-type="string">
            <text:p>C1SLP4</text:p>
          </table:table-cell>
          <table:table-cell table:formula="of:=VLOOKUP([.B306];[exercises.$B$4:.$C$292];2;0)" office:value-type="string" office:string-value="SL progressione esterna 1-4" calcext:value-type="string">
            <text:p>SL progressione esterna 1-4</text:p>
          </table:table-cell>
          <table:table-cell office:value-type="float" office:value="4" calcext:value-type="float">
            <text:p>4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6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6]&amp;&quot;,&quot;&amp;[.D306]&amp;&quot;,&quot;&amp;IF(ISBLANK([.E306]);0;[.E306])&amp;&quot;,&quot;&amp;IF(ISBLANK([.F306]);0;[.F306])&amp;&quot;,&quot;&amp;[.K306]&amp;&quot;,&quot;&amp;[.L306]&amp;&quot;,&quot;&amp;[.M306]&amp;&quot;,&quot;&amp;[.N306]&amp;&quot;,&quot;&amp;[.O306]&amp;&quot;,&quot;&amp;[.P306]&amp;&quot;,0,CURDATE(),CURDATE())&quot;&amp;IF(INDIRECT(ADDRESS(ROW([.A306])+1;1))&gt;0;&quot;,&quot;;&quot;;&quot;)" office:value-type="string" office:string-value="(303,4,25,0,0,0,(select t.id from exercises t where t.code = 'C1SLP4'),(select t.id from base_movements t where t.code = 'SLCMPL'),(select t.id from training_mode_types t where t.code = 'C1'),(select t.id from execution_note_types t where t.code = ''),0,CURDATE(),CURDATE())," calcext:value-type="string">
            <text:p>(303,4,25,0,0,0,(select t.id from exercises t where t.code = 'C1SLP4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07])-3" office:value-type="float" office:value="304" calcext:value-type="float">
            <text:p>304</text:p>
          </table:table-cell>
          <table:table-cell office:value-type="string" calcext:value-type="string">
            <text:p>C1SLF1</text:p>
          </table:table-cell>
          <table:table-cell table:formula="of:=VLOOKUP([.B307];[exercises.$B$4:.$C$292];2;0)" office:value-type="string" office:string-value="SL fartlek 25 a scalare" calcext:value-type="string">
            <text:p>SL fartlek 25 a scalare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7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formula="of:=&quot;(select t.id from &quot;&amp;[.G$2]&amp;&quot; t where t.&quot;&amp;[.G$3]&amp;&quot; = '&quot;&amp;[.G30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7]&amp;&quot;,&quot;&amp;[.D307]&amp;&quot;,&quot;&amp;IF(ISBLANK([.E307]);0;[.E307])&amp;&quot;,&quot;&amp;IF(ISBLANK([.F307]);0;[.F307])&amp;&quot;,&quot;&amp;[.K307]&amp;&quot;,&quot;&amp;[.L307]&amp;&quot;,&quot;&amp;[.M307]&amp;&quot;,&quot;&amp;[.N307]&amp;&quot;,&quot;&amp;[.O307]&amp;&quot;,&quot;&amp;[.P307]&amp;&quot;,0,CURDATE(),CURDATE())&quot;&amp;IF(INDIRECT(ADDRESS(ROW([.A307])+1;1))&gt;0;&quot;,&quot;;&quot;;&quot;)" office:value-type="string" office:string-value="(304,1,25,0,0,0,(select t.id from exercises t where t.code = 'C1SLF1'),(select t.id from base_movements t where t.code = 'SLCMPL'),(select t.id from training_mode_types t where t.code = 'A2'),(select t.id from execution_note_types t where t.code = ''),0,CURDATE(),CURDATE())," calcext:value-type="string">
            <text:p>(304,1,25,0,0,0,(select t.id from exercises t where t.code = 'C1SLF1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08])-3" office:value-type="float" office:value="305" calcext:value-type="float">
            <text:p>305</text:p>
          </table:table-cell>
          <table:table-cell office:value-type="string" calcext:value-type="string">
            <text:p>C1SLF1</text:p>
          </table:table-cell>
          <table:table-cell table:formula="of:=VLOOKUP([.B308];[exercises.$B$4:.$C$292];2;0)" office:value-type="string" office:string-value="SL fartlek 25 a scalare" calcext:value-type="string">
            <text:p>SL fartlek 25 a scalare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75" calcext:value-type="float">
            <text:p>7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8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formula="of:=&quot;(select t.id from &quot;&amp;[.G$2]&amp;&quot; t where t.&quot;&amp;[.G$3]&amp;&quot; = '&quot;&amp;[.G30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8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308]&amp;&quot;,&quot;&amp;[.D308]&amp;&quot;,&quot;&amp;IF(ISBLANK([.E308]);0;[.E308])&amp;&quot;,&quot;&amp;IF(ISBLANK([.F308]);0;[.F308])&amp;&quot;,&quot;&amp;[.K308]&amp;&quot;,&quot;&amp;[.L308]&amp;&quot;,&quot;&amp;[.M308]&amp;&quot;,&quot;&amp;[.N308]&amp;&quot;,&quot;&amp;[.O308]&amp;&quot;,&quot;&amp;[.P308]&amp;&quot;,0,CURDATE(),CURDATE())&quot;&amp;IF(INDIRECT(ADDRESS(ROW([.A308])+1;1))&gt;0;&quot;,&quot;;&quot;;&quot;)" office:value-type="string" office:string-value="(305,2,75,0,0,0,(select t.id from exercises t where t.code = 'C1SLF1'),(select t.id from base_movements t where t.code = 'SLCMPL'),(select t.id from training_mode_types t where t.code = 'C1'),(select t.id from execution_note_types t where t.code = 'SCA'),0,CURDATE(),CURDATE())," calcext:value-type="string">
            <text:p>(305,2,75,0,0,0,(select t.id from exercises t where t.code = 'C1SLF1'),(select t.id from base_movements t where t.code = 'SL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309])-3" office:value-type="float" office:value="306" calcext:value-type="float">
            <text:p>306</text:p>
          </table:table-cell>
          <table:table-cell office:value-type="string" calcext:value-type="string">
            <text:p>C1DOF1</text:p>
          </table:table-cell>
          <table:table-cell table:formula="of:=VLOOKUP([.B309];[exercises.$B$4:.$C$292];2;0)" office:value-type="string" office:string-value="DO fartlek 25 a scalare" calcext:value-type="string">
            <text:p>DO fartlek 25 a scalare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9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9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formula="of:=&quot;(select t.id from &quot;&amp;[.G$2]&amp;&quot; t where t.&quot;&amp;[.G$3]&amp;&quot; = '&quot;&amp;[.G309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9]&amp;&quot;,&quot;&amp;[.D309]&amp;&quot;,&quot;&amp;IF(ISBLANK([.E309]);0;[.E309])&amp;&quot;,&quot;&amp;IF(ISBLANK([.F309]);0;[.F309])&amp;&quot;,&quot;&amp;[.K309]&amp;&quot;,&quot;&amp;[.L309]&amp;&quot;,&quot;&amp;[.M309]&amp;&quot;,&quot;&amp;[.N309]&amp;&quot;,&quot;&amp;[.O309]&amp;&quot;,&quot;&amp;[.P309]&amp;&quot;,0,CURDATE(),CURDATE())&quot;&amp;IF(INDIRECT(ADDRESS(ROW([.A309])+1;1))&gt;0;&quot;,&quot;;&quot;;&quot;)" office:value-type="string" office:string-value="(306,1,25,0,0,0,(select t.id from exercises t where t.code = 'C1DOF1'),(select t.id from base_movements t where t.code = 'DOCMPL'),(select t.id from training_mode_types t where t.code = 'A2'),(select t.id from execution_note_types t where t.code = ''),0,CURDATE(),CURDATE())," calcext:value-type="string">
            <text:p>(306,1,25,0,0,0,(select t.id from exercises t where t.code = 'C1DOF1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0])-3" office:value-type="float" office:value="307" calcext:value-type="float">
            <text:p>307</text:p>
          </table:table-cell>
          <table:table-cell office:value-type="string" calcext:value-type="string">
            <text:p>C1DOF1</text:p>
          </table:table-cell>
          <table:table-cell table:formula="of:=VLOOKUP([.B310];[exercises.$B$4:.$C$292];2;0)" office:value-type="string" office:string-value="DO fartlek 25 a scalare" calcext:value-type="string">
            <text:p>DO fartlek 25 a scalare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75" calcext:value-type="float">
            <text:p>7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formula="of:=&quot;(select t.id from &quot;&amp;[.G$2]&amp;&quot; t where t.&quot;&amp;[.G$3]&amp;&quot; = '&quot;&amp;[.G31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0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310]&amp;&quot;,&quot;&amp;[.D310]&amp;&quot;,&quot;&amp;IF(ISBLANK([.E310]);0;[.E310])&amp;&quot;,&quot;&amp;IF(ISBLANK([.F310]);0;[.F310])&amp;&quot;,&quot;&amp;[.K310]&amp;&quot;,&quot;&amp;[.L310]&amp;&quot;,&quot;&amp;[.M310]&amp;&quot;,&quot;&amp;[.N310]&amp;&quot;,&quot;&amp;[.O310]&amp;&quot;,&quot;&amp;[.P310]&amp;&quot;,0,CURDATE(),CURDATE())&quot;&amp;IF(INDIRECT(ADDRESS(ROW([.A310])+1;1))&gt;0;&quot;,&quot;;&quot;;&quot;)" office:value-type="string" office:string-value="(307,2,75,0,0,0,(select t.id from exercises t where t.code = 'C1DOF1'),(select t.id from base_movements t where t.code = 'DOCMPL'),(select t.id from training_mode_types t where t.code = 'C1'),(select t.id from execution_note_types t where t.code = 'SCA'),0,CURDATE(),CURDATE())," calcext:value-type="string">
            <text:p>(307,2,75,0,0,0,(select t.id from exercises t where t.code = 'C1DOF1'),(select t.id from base_movements t where t.code = 'DO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311])-3" office:value-type="float" office:value="308" calcext:value-type="float">
            <text:p>308</text:p>
          </table:table-cell>
          <table:table-cell office:value-type="string" calcext:value-type="string">
            <text:p>C1MIF1</text:p>
          </table:table-cell>
          <table:table-cell table:formula="of:=VLOOKUP([.B311];[exercises.$B$4:.$C$292];2;0)" office:value-type="string" office:string-value="MI fartlek 25 a scalare" calcext:value-type="string">
            <text:p>MI fartlek 25 a scalare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1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1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formula="of:=&quot;(select t.id from &quot;&amp;[.G$2]&amp;&quot; t where t.&quot;&amp;[.G$3]&amp;&quot; = '&quot;&amp;[.G31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1]&amp;&quot;,&quot;&amp;[.D311]&amp;&quot;,&quot;&amp;IF(ISBLANK([.E311]);0;[.E311])&amp;&quot;,&quot;&amp;IF(ISBLANK([.F311]);0;[.F311])&amp;&quot;,&quot;&amp;[.K311]&amp;&quot;,&quot;&amp;[.L311]&amp;&quot;,&quot;&amp;[.M311]&amp;&quot;,&quot;&amp;[.N311]&amp;&quot;,&quot;&amp;[.O311]&amp;&quot;,&quot;&amp;[.P311]&amp;&quot;,0,CURDATE(),CURDATE())&quot;&amp;IF(INDIRECT(ADDRESS(ROW([.A311])+1;1))&gt;0;&quot;,&quot;;&quot;;&quot;)" office:value-type="string" office:string-value="(308,1,25,0,0,0,(select t.id from exercises t where t.code = 'C1MIF1'),(select t.id from base_movements t where t.code = 'MICMPL'),(select t.id from training_mode_types t where t.code = 'A2'),(select t.id from execution_note_types t where t.code = ''),0,CURDATE(),CURDATE())," calcext:value-type="string">
            <text:p>(308,1,25,0,0,0,(select t.id from exercises t where t.code = 'C1MIF1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2])-3" office:value-type="float" office:value="309" calcext:value-type="float">
            <text:p>309</text:p>
          </table:table-cell>
          <table:table-cell office:value-type="string" calcext:value-type="string">
            <text:p>C1MIF1</text:p>
          </table:table-cell>
          <table:table-cell table:formula="of:=VLOOKUP([.B312];[exercises.$B$4:.$C$292];2;0)" office:value-type="string" office:string-value="MI fartlek 25 a scalare" calcext:value-type="string">
            <text:p>MI fartlek 25 a scalare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75" calcext:value-type="float">
            <text:p>7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2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2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formula="of:=&quot;(select t.id from &quot;&amp;[.G$2]&amp;&quot; t where t.&quot;&amp;[.G$3]&amp;&quot; = '&quot;&amp;[.G312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2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312]&amp;&quot;,&quot;&amp;[.D312]&amp;&quot;,&quot;&amp;IF(ISBLANK([.E312]);0;[.E312])&amp;&quot;,&quot;&amp;IF(ISBLANK([.F312]);0;[.F312])&amp;&quot;,&quot;&amp;[.K312]&amp;&quot;,&quot;&amp;[.L312]&amp;&quot;,&quot;&amp;[.M312]&amp;&quot;,&quot;&amp;[.N312]&amp;&quot;,&quot;&amp;[.O312]&amp;&quot;,&quot;&amp;[.P312]&amp;&quot;,0,CURDATE(),CURDATE())&quot;&amp;IF(INDIRECT(ADDRESS(ROW([.A312])+1;1))&gt;0;&quot;,&quot;;&quot;;&quot;)" office:value-type="string" office:string-value="(309,2,75,0,0,0,(select t.id from exercises t where t.code = 'C1MIF1'),(select t.id from base_movements t where t.code = 'MICMPL'),(select t.id from training_mode_types t where t.code = 'C1'),(select t.id from execution_note_types t where t.code = 'SCA'),0,CURDATE(),CURDATE())," calcext:value-type="string">
            <text:p>(309,2,75,0,0,0,(select t.id from exercises t where t.code = 'C1MIF1'),(select t.id from base_movements t where t.code = 'MI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313])-3" office:value-type="float" office:value="310" calcext:value-type="float">
            <text:p>310</text:p>
          </table:table-cell>
          <table:table-cell office:value-type="string" calcext:value-type="string">
            <text:p>C1SLF2</text:p>
          </table:table-cell>
          <table:table-cell table:formula="of:=VLOOKUP([.B313];[exercises.$B$4:.$C$292];2;0)" office:value-type="string" office:string-value="SL fartlek 25 a salire" calcext:value-type="string">
            <text:p>SL fartlek 25 a salire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1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3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31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3]&amp;&quot;,&quot;&amp;[.D313]&amp;&quot;,&quot;&amp;IF(ISBLANK([.E313]);0;[.E313])&amp;&quot;,&quot;&amp;IF(ISBLANK([.F313]);0;[.F313])&amp;&quot;,&quot;&amp;[.K313]&amp;&quot;,&quot;&amp;[.L313]&amp;&quot;,&quot;&amp;[.M313]&amp;&quot;,&quot;&amp;[.N313]&amp;&quot;,&quot;&amp;[.O313]&amp;&quot;,&quot;&amp;[.P313]&amp;&quot;,0,CURDATE(),CURDATE())&quot;&amp;IF(INDIRECT(ADDRESS(ROW([.A313])+1;1))&gt;0;&quot;,&quot;;&quot;;&quot;)" office:value-type="string" office:string-value="(310,1,25,0,0,0,(select t.id from exercises t where t.code = 'C1SLF2'),(select t.id from base_movements t where t.code = 'SLCMPL'),(select t.id from training_mode_types t where t.code = 'A2'),(select t.id from execution_note_types t where t.code = ''),0,CURDATE(),CURDATE())," calcext:value-type="string">
            <text:p>(310,1,25,0,0,0,(select t.id from exercises t where t.code = 'C1SLF2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4])-3" office:value-type="float" office:value="311" calcext:value-type="float">
            <text:p>311</text:p>
          </table:table-cell>
          <table:table-cell office:value-type="string" calcext:value-type="string">
            <text:p>C1SLF2</text:p>
          </table:table-cell>
          <table:table-cell table:formula="of:=VLOOKUP([.B314];[exercises.$B$4:.$C$292];2;0)" office:value-type="string" office:string-value="SL fartlek 25 a salire" calcext:value-type="string">
            <text:p>SL fartlek 25 a salire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75" calcext:value-type="float">
            <text:p>7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1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4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31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1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4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14]&amp;&quot;,&quot;&amp;[.D314]&amp;&quot;,&quot;&amp;IF(ISBLANK([.E314]);0;[.E314])&amp;&quot;,&quot;&amp;IF(ISBLANK([.F314]);0;[.F314])&amp;&quot;,&quot;&amp;[.K314]&amp;&quot;,&quot;&amp;[.L314]&amp;&quot;,&quot;&amp;[.M314]&amp;&quot;,&quot;&amp;[.N314]&amp;&quot;,&quot;&amp;[.O314]&amp;&quot;,&quot;&amp;[.P314]&amp;&quot;,0,CURDATE(),CURDATE())&quot;&amp;IF(INDIRECT(ADDRESS(ROW([.A314])+1;1))&gt;0;&quot;,&quot;;&quot;;&quot;)" office:value-type="string" office:string-value="(311,2,75,0,0,0,(select t.id from exercises t where t.code = 'C1SLF2'),(select t.id from base_movements t where t.code = 'SLCMPL'),(select t.id from training_mode_types t where t.code = 'C1'),(select t.id from execution_note_types t where t.code = 'SAL'),0,CURDATE(),CURDATE())," calcext:value-type="string">
            <text:p>(311,2,75,0,0,0,(select t.id from exercises t where t.code = 'C1SLF2'),(select t.id from base_movements t where t.code = 'SL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315])-3" office:value-type="float" office:value="312" calcext:value-type="float">
            <text:p>312</text:p>
          </table:table-cell>
          <table:table-cell office:value-type="string" calcext:value-type="string">
            <text:p>C1DOF2</text:p>
          </table:table-cell>
          <table:table-cell table:formula="of:=VLOOKUP([.B315];[exercises.$B$4:.$C$292];2;0)" office:value-type="string" office:string-value="DO fartlek 25 a salire" calcext:value-type="string">
            <text:p>DO fartlek 25 a salire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5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5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315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5]&amp;&quot;,&quot;&amp;[.D315]&amp;&quot;,&quot;&amp;IF(ISBLANK([.E315]);0;[.E315])&amp;&quot;,&quot;&amp;IF(ISBLANK([.F315]);0;[.F315])&amp;&quot;,&quot;&amp;[.K315]&amp;&quot;,&quot;&amp;[.L315]&amp;&quot;,&quot;&amp;[.M315]&amp;&quot;,&quot;&amp;[.N315]&amp;&quot;,&quot;&amp;[.O315]&amp;&quot;,&quot;&amp;[.P315]&amp;&quot;,0,CURDATE(),CURDATE())&quot;&amp;IF(INDIRECT(ADDRESS(ROW([.A315])+1;1))&gt;0;&quot;,&quot;;&quot;;&quot;)" office:value-type="string" office:string-value="(312,1,25,0,0,0,(select t.id from exercises t where t.code = 'C1DOF2'),(select t.id from base_movements t where t.code = 'DOCMPL'),(select t.id from training_mode_types t where t.code = 'A2'),(select t.id from execution_note_types t where t.code = ''),0,CURDATE(),CURDATE())," calcext:value-type="string">
            <text:p>(312,1,25,0,0,0,(select t.id from exercises t where t.code = 'C1DOF2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6])-3" office:value-type="float" office:value="313" calcext:value-type="float">
            <text:p>313</text:p>
          </table:table-cell>
          <table:table-cell office:value-type="string" calcext:value-type="string">
            <text:p>C1DOF2</text:p>
          </table:table-cell>
          <table:table-cell table:formula="of:=VLOOKUP([.B316];[exercises.$B$4:.$C$292];2;0)" office:value-type="string" office:string-value="DO fartlek 25 a salire" calcext:value-type="string">
            <text:p>DO fartlek 25 a salire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75" calcext:value-type="float">
            <text:p>7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6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6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31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6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16]&amp;&quot;,&quot;&amp;[.D316]&amp;&quot;,&quot;&amp;IF(ISBLANK([.E316]);0;[.E316])&amp;&quot;,&quot;&amp;IF(ISBLANK([.F316]);0;[.F316])&amp;&quot;,&quot;&amp;[.K316]&amp;&quot;,&quot;&amp;[.L316]&amp;&quot;,&quot;&amp;[.M316]&amp;&quot;,&quot;&amp;[.N316]&amp;&quot;,&quot;&amp;[.O316]&amp;&quot;,&quot;&amp;[.P316]&amp;&quot;,0,CURDATE(),CURDATE())&quot;&amp;IF(INDIRECT(ADDRESS(ROW([.A316])+1;1))&gt;0;&quot;,&quot;;&quot;;&quot;)" office:value-type="string" office:string-value="(313,2,75,0,0,0,(select t.id from exercises t where t.code = 'C1DOF2'),(select t.id from base_movements t where t.code = 'DOCMPL'),(select t.id from training_mode_types t where t.code = 'C1'),(select t.id from execution_note_types t where t.code = 'SAL'),0,CURDATE(),CURDATE())," calcext:value-type="string">
            <text:p>(313,2,75,0,0,0,(select t.id from exercises t where t.code = 'C1DOF2'),(select t.id from base_movements t where t.code = 'DO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317])-3" office:value-type="float" office:value="314" calcext:value-type="float">
            <text:p>314</text:p>
          </table:table-cell>
          <table:table-cell office:value-type="string" calcext:value-type="string">
            <text:p>C1MIF2</text:p>
          </table:table-cell>
          <table:table-cell table:formula="of:=VLOOKUP([.B317];[exercises.$B$4:.$C$292];2;0)" office:value-type="string" office:string-value="MI fartlek 25 a salire" calcext:value-type="string">
            <text:p>MI fartlek 25 a salire</text:p>
          </table:table-cell>
          <table:table-cell office:value-type="float" office:value="1" calcext:value-type="float">
            <text:p>1</text:p>
          </table:table-cell>
          <table:table-cell table:style-name="ce386" office:value-type="float" office:value="25" calcext:value-type="float">
            <text:p>2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7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7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317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7]&amp;&quot;,&quot;&amp;[.D317]&amp;&quot;,&quot;&amp;IF(ISBLANK([.E317]);0;[.E317])&amp;&quot;,&quot;&amp;IF(ISBLANK([.F317]);0;[.F317])&amp;&quot;,&quot;&amp;[.K317]&amp;&quot;,&quot;&amp;[.L317]&amp;&quot;,&quot;&amp;[.M317]&amp;&quot;,&quot;&amp;[.N317]&amp;&quot;,&quot;&amp;[.O317]&amp;&quot;,&quot;&amp;[.P317]&amp;&quot;,0,CURDATE(),CURDATE())&quot;&amp;IF(INDIRECT(ADDRESS(ROW([.A317])+1;1))&gt;0;&quot;,&quot;;&quot;;&quot;)" office:value-type="string" office:string-value="(314,1,25,0,0,0,(select t.id from exercises t where t.code = 'C1MIF2'),(select t.id from base_movements t where t.code = 'MICMPL'),(select t.id from training_mode_types t where t.code = 'A2'),(select t.id from execution_note_types t where t.code = ''),0,CURDATE(),CURDATE())," calcext:value-type="string">
            <text:p>(314,1,25,0,0,0,(select t.id from exercises t where t.code = 'C1MIF2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8])-3" office:value-type="float" office:value="315" calcext:value-type="float">
            <text:p>315</text:p>
          </table:table-cell>
          <table:table-cell office:value-type="string" calcext:value-type="string">
            <text:p>C1MIF2</text:p>
          </table:table-cell>
          <table:table-cell table:formula="of:=VLOOKUP([.B318];[exercises.$B$4:.$C$292];2;0)" office:value-type="string" office:string-value="MI fartlek 25 a salire" calcext:value-type="string">
            <text:p>MI fartlek 25 a salire</text:p>
          </table:table-cell>
          <table:table-cell office:value-type="float" office:value="2" calcext:value-type="float">
            <text:p>2</text:p>
          </table:table-cell>
          <table:table-cell table:style-name="ce386" office:value-type="float" office:value="75" calcext:value-type="float">
            <text:p>75</text:p>
          </table:table-cell>
          <table:table-cell table:style-name="ce386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8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8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318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8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18]&amp;&quot;,&quot;&amp;[.D318]&amp;&quot;,&quot;&amp;IF(ISBLANK([.E318]);0;[.E318])&amp;&quot;,&quot;&amp;IF(ISBLANK([.F318]);0;[.F318])&amp;&quot;,&quot;&amp;[.K318]&amp;&quot;,&quot;&amp;[.L318]&amp;&quot;,&quot;&amp;[.M318]&amp;&quot;,&quot;&amp;[.N318]&amp;&quot;,&quot;&amp;[.O318]&amp;&quot;,&quot;&amp;[.P318]&amp;&quot;,0,CURDATE(),CURDATE())&quot;&amp;IF(INDIRECT(ADDRESS(ROW([.A318])+1;1))&gt;0;&quot;,&quot;;&quot;;&quot;)" office:value-type="string" office:string-value="(315,2,75,0,0,0,(select t.id from exercises t where t.code = 'C1MIF2'),(select t.id from base_movements t where t.code = 'MICMPL'),(select t.id from training_mode_types t where t.code = 'C1'),(select t.id from execution_note_types t where t.code = 'SAL'),0,CURDATE(),CURDATE());" calcext:value-type="string">
            <text:p>(315,2,75,0,0,0,(select t.id from exercises t where t.code = 'C1MIF2'),(select t.id from base_movements t where t.code = 'MICMPL'),(select t.id from training_mode_types t where t.code = 'C1'),(select t.id from execution_note_types t where t.code = 'SAL'),0,CURDATE(),CURDATE());</text:p>
          </table:table-cell>
          <table:table-cell table:number-columns-repeated="998"/>
        </table:table-row>
        <table:table-row table:style-name="ro3">
          <table:table-cell table:number-columns-repeated="1016"/>
        </table:table-row>
        <table:table-row table:style-name="ro5">
          <table:table-cell table:formula="of:=ROW([.A320])-3" office:value-type="float" office:value="317" calcext:value-type="float">
            <text:p>317</text:p>
          </table:table-cell>
          <table:table-cell office:value-type="string" calcext:value-type="string">
            <text:p>A2MIND</text:p>
          </table:table-cell>
          <table:table-cell table:formula="of:=VLOOKUP([.B320];[exercises.$B$4:.$C$292];2;0)" office:value-type="string" office:string-value="MI no delfo" calcext:value-type="string">
            <text:p>MI no delfo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2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0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formula="of:=&quot;(select t.id from &quot;&amp;[.G$2]&amp;&quot; t where t.&quot;&amp;[.G$3]&amp;&quot; = '&quot;&amp;[.G32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2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0]&amp;&quot;,&quot;&amp;[.D320]&amp;&quot;,&quot;&amp;IF(ISBLANK([.E320]);0;[.E320])&amp;&quot;,&quot;&amp;IF(ISBLANK([.F320]);0;[.F320])&amp;&quot;,&quot;&amp;[.K320]&amp;&quot;,&quot;&amp;[.L320]&amp;&quot;,&quot;&amp;[.M320]&amp;&quot;,&quot;&amp;[.N320]&amp;&quot;,&quot;&amp;[.O320]&amp;&quot;,&quot;&amp;[.P320]&amp;&quot;,0,CURDATE(),CURDATE())&quot;&amp;IF(INDIRECT(ADDRESS(ROW([.A320])+1;1))&gt;0;&quot;,&quot;;&quot;;&quot;)" office:value-type="string" office:string-value="(317,1,25,0,0,0,(select t.id from exercises t where t.code = 'A2MIND'),(select t.id from base_movements t where t.code = 'SLCMPL'),(select t.id from training_mode_types t where t.code = 'A2'),(select t.id from execution_note_types t where t.code = ''),0,CURDATE(),CURDATE())," calcext:value-type="string">
            <text:p>(317,1,25,0,0,0,(select t.id from exercises t where t.code = 'A2MIND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1])-3" office:value-type="float" office:value="318" calcext:value-type="float">
            <text:p>318</text:p>
          </table:table-cell>
          <table:table-cell office:value-type="string" calcext:value-type="string">
            <text:p>A2MIND</text:p>
          </table:table-cell>
          <table:table-cell table:formula="of:=VLOOKUP([.B321];[exercises.$B$4:.$C$292];2;0)" office:value-type="string" office:string-value="MI no delfo" calcext:value-type="string">
            <text:p>MI no delfo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21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1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formula="of:=&quot;(select t.id from &quot;&amp;[.G$2]&amp;&quot; t where t.&quot;&amp;[.G$3]&amp;&quot; = '&quot;&amp;[.G32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2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1]&amp;&quot;,&quot;&amp;[.D321]&amp;&quot;,&quot;&amp;IF(ISBLANK([.E321]);0;[.E321])&amp;&quot;,&quot;&amp;IF(ISBLANK([.F321]);0;[.F321])&amp;&quot;,&quot;&amp;[.K321]&amp;&quot;,&quot;&amp;[.L321]&amp;&quot;,&quot;&amp;[.M321]&amp;&quot;,&quot;&amp;[.N321]&amp;&quot;,&quot;&amp;[.O321]&amp;&quot;,&quot;&amp;[.P321]&amp;&quot;,0,CURDATE(),CURDATE())&quot;&amp;IF(INDIRECT(ADDRESS(ROW([.A321])+1;1))&gt;0;&quot;,&quot;;&quot;;&quot;)" office:value-type="string" office:string-value="(318,2,25,0,0,0,(select t.id from exercises t where t.code = 'A2MIND'),(select t.id from base_movements t where t.code = 'DOCMPL'),(select t.id from training_mode_types t where t.code = 'A2'),(select t.id from execution_note_types t where t.code = ''),0,CURDATE(),CURDATE())," calcext:value-type="string">
            <text:p>(318,2,25,0,0,0,(select t.id from exercises t where t.code = 'A2MIND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2])-3" office:value-type="float" office:value="319" calcext:value-type="float">
            <text:p>319</text:p>
          </table:table-cell>
          <table:table-cell office:value-type="string" calcext:value-type="string">
            <text:p>A2MIND</text:p>
          </table:table-cell>
          <table:table-cell table:formula="of:=VLOOKUP([.B322];[exercises.$B$4:.$C$292];2;0)" office:value-type="string" office:string-value="MI no delfo" calcext:value-type="string">
            <text:p>MI no delfo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22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2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formula="of:=&quot;(select t.id from &quot;&amp;[.G$2]&amp;&quot; t where t.&quot;&amp;[.G$3]&amp;&quot; = '&quot;&amp;[.G322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2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2]&amp;&quot;,&quot;&amp;[.D322]&amp;&quot;,&quot;&amp;IF(ISBLANK([.E322]);0;[.E322])&amp;&quot;,&quot;&amp;IF(ISBLANK([.F322]);0;[.F322])&amp;&quot;,&quot;&amp;[.K322]&amp;&quot;,&quot;&amp;[.L322]&amp;&quot;,&quot;&amp;[.M322]&amp;&quot;,&quot;&amp;[.N322]&amp;&quot;,&quot;&amp;[.O322]&amp;&quot;,&quot;&amp;[.P322]&amp;&quot;,0,CURDATE(),CURDATE())&quot;&amp;IF(INDIRECT(ADDRESS(ROW([.A322])+1;1))&gt;0;&quot;,&quot;;&quot;;&quot;)" office:value-type="string" office:string-value="(319,3,25,0,0,0,(select t.id from exercises t where t.code = 'A2MIND'),(select t.id from base_movements t where t.code = 'RACMPL'),(select t.id from training_mode_types t where t.code = 'A2'),(select t.id from execution_note_types t where t.code = ''),0,CURDATE(),CURDATE())," calcext:value-type="string">
            <text:p>(319,3,25,0,0,0,(select t.id from exercises t where t.code = 'A2MIND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3])-3" office:value-type="float" office:value="320" calcext:value-type="float">
            <text:p>320</text:p>
          </table:table-cell>
          <table:table-cell office:value-type="string" calcext:value-type="string">
            <text:p>A2MIND</text:p>
          </table:table-cell>
          <table:table-cell table:formula="of:=VLOOKUP([.B323];[exercises.$B$4:.$C$292];2;0)" office:value-type="string" office:string-value="MI no delfo" calcext:value-type="string">
            <text:p>MI no delfo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2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3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formula="of:=&quot;(select t.id from &quot;&amp;[.G$2]&amp;&quot; t where t.&quot;&amp;[.G$3]&amp;&quot; = '&quot;&amp;[.G32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2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3]&amp;&quot;,&quot;&amp;[.D323]&amp;&quot;,&quot;&amp;IF(ISBLANK([.E323]);0;[.E323])&amp;&quot;,&quot;&amp;IF(ISBLANK([.F323]);0;[.F323])&amp;&quot;,&quot;&amp;[.K323]&amp;&quot;,&quot;&amp;[.L323]&amp;&quot;,&quot;&amp;[.M323]&amp;&quot;,&quot;&amp;[.N323]&amp;&quot;,&quot;&amp;[.O323]&amp;&quot;,&quot;&amp;[.P323]&amp;&quot;,0,CURDATE(),CURDATE())&quot;&amp;IF(INDIRECT(ADDRESS(ROW([.A323])+1;1))&gt;0;&quot;,&quot;;&quot;;&quot;)" office:value-type="string" office:string-value="(320,4,25,0,0,0,(select t.id from exercises t where t.code = 'A2MIND'),(select t.id from base_movements t where t.code = 'SLCMPL'),(select t.id from training_mode_types t where t.code = 'A2'),(select t.id from execution_note_types t where t.code = ''),0,CURDATE(),CURDATE())," calcext:value-type="string">
            <text:p>(320,4,25,0,0,0,(select t.id from exercises t where t.code = 'A2MIND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4])-3" office:value-type="float" office:value="321" calcext:value-type="float">
            <text:p>321</text:p>
          </table:table-cell>
          <table:table-cell office:value-type="string" calcext:value-type="string">
            <text:p>A2SLCG</text:p>
          </table:table-cell>
          <table:table-cell table:formula="of:=VLOOKUP([.B324];[exercises.$B$4:.$C$292];2;0)" office:value-type="string" office:string-value="SL gambe/completo cambio 25" calcext:value-type="string">
            <text:p>SL gambe/completo cambio 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324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4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formula="of:=&quot;(select t.id from &quot;&amp;[.G$2]&amp;&quot; t where t.&quot;&amp;[.G$3]&amp;&quot; = '&quot;&amp;[.G324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32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4]&amp;&quot;,&quot;&amp;[.D324]&amp;&quot;,&quot;&amp;IF(ISBLANK([.E324]);0;[.E324])&amp;&quot;,&quot;&amp;IF(ISBLANK([.F324]);0;[.F324])&amp;&quot;,&quot;&amp;[.K324]&amp;&quot;,&quot;&amp;[.L324]&amp;&quot;,&quot;&amp;[.M324]&amp;&quot;,&quot;&amp;[.N324]&amp;&quot;,&quot;&amp;[.O324]&amp;&quot;,&quot;&amp;[.P324]&amp;&quot;,0,CURDATE(),CURDATE())&quot;&amp;IF(INDIRECT(ADDRESS(ROW([.A324])+1;1))&gt;0;&quot;,&quot;;&quot;;&quot;)" office:value-type="string" office:string-value="(321,1,50,0,0,0,(select t.id from exercises t where t.code = 'A2SLCG'),(select t.id from base_movements t where t.code = 'SLGBAL'),(select t.id from training_mode_types t where t.code = 'A2'),(select t.id from execution_note_types t where t.code = ''),0,CURDATE(),CURDATE())," calcext:value-type="string">
            <text:p>(321,1,50,0,0,0,(select t.id from exercises t where t.code = 'A2SLCG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5])-3" office:value-type="float" office:value="322" calcext:value-type="float">
            <text:p>322</text:p>
          </table:table-cell>
          <table:table-cell office:value-type="string" calcext:value-type="string">
            <text:p>A2SLCG</text:p>
          </table:table-cell>
          <table:table-cell table:formula="of:=VLOOKUP([.B325];[exercises.$B$4:.$C$292];2;0)" office:value-type="string" office:string-value="SL gambe/completo cambio 25" calcext:value-type="string">
            <text:p>SL gambe/completo cambio 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2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5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formula="of:=&quot;(select t.id from &quot;&amp;[.G$2]&amp;&quot; t where t.&quot;&amp;[.G$3]&amp;&quot; = '&quot;&amp;[.G32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2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5]&amp;&quot;')&quot;" office:value-type="string" office:string-value="(select t.id from execution_note_types t where t.code = 'C25')" calcext:value-type="string">
            <text:p>(select t.id from execution_note_types t where t.code = 'C25')</text:p>
          </table:table-cell>
          <table:table-cell/>
          <table:table-cell table:formula="of:=&quot;(&quot;&amp;[.A325]&amp;&quot;,&quot;&amp;[.D325]&amp;&quot;,&quot;&amp;IF(ISBLANK([.E325]);0;[.E325])&amp;&quot;,&quot;&amp;IF(ISBLANK([.F325]);0;[.F325])&amp;&quot;,&quot;&amp;[.K325]&amp;&quot;,&quot;&amp;[.L325]&amp;&quot;,&quot;&amp;[.M325]&amp;&quot;,&quot;&amp;[.N325]&amp;&quot;,&quot;&amp;[.O325]&amp;&quot;,&quot;&amp;[.P325]&amp;&quot;,0,CURDATE(),CURDATE())&quot;&amp;IF(INDIRECT(ADDRESS(ROW([.A325])+1;1))&gt;0;&quot;,&quot;;&quot;;&quot;)" office:value-type="string" office:string-value="(322,2,50,0,0,0,(select t.id from exercises t where t.code = 'A2SLCG'),(select t.id from base_movements t where t.code = 'SLCMPL'),(select t.id from training_mode_types t where t.code = 'A2'),(select t.id from execution_note_types t where t.code = 'C25'),0,CURDATE(),CURDATE())," calcext:value-type="string">
            <text:p>(322,2,50,0,0,0,(select t.id from exercises t where t.code = 'A2SLCG'),(select t.id from base_movements t where t.code = 'SLCMPL'),(select t.id from training_mode_types t where t.code = 'A2'),(select t.id from execution_note_types t where t.code = 'C25'),0,CURDATE(),CURDATE()),</text:p>
          </table:table-cell>
          <table:table-cell table:number-columns-repeated="998"/>
        </table:table-row>
        <table:table-row table:style-name="ro5">
          <table:table-cell table:formula="of:=ROW([.A326])-3" office:value-type="float" office:value="323" calcext:value-type="float">
            <text:p>323</text:p>
          </table:table-cell>
          <table:table-cell office:value-type="string" calcext:value-type="string">
            <text:p>A2DOCG</text:p>
          </table:table-cell>
          <table:table-cell table:formula="of:=VLOOKUP([.B326];[exercises.$B$4:.$C$292];2;0)" office:value-type="string" office:string-value="DO gambe/completo cambio 25" calcext:value-type="string">
            <text:p>DO gambe/completo cambio 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326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6]&amp;&quot;')&quot;" office:value-type="string" office:string-value="(select t.id from exercises t where t.code = 'A2DOCG')" calcext:value-type="string">
            <text:p>(select t.id from exercises t where t.code = 'A2DOCG')</text:p>
          </table:table-cell>
          <table:table-cell table:formula="of:=&quot;(select t.id from &quot;&amp;[.G$2]&amp;&quot; t where t.&quot;&amp;[.G$3]&amp;&quot; = '&quot;&amp;[.G326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32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6]&amp;&quot;,&quot;&amp;[.D326]&amp;&quot;,&quot;&amp;IF(ISBLANK([.E326]);0;[.E326])&amp;&quot;,&quot;&amp;IF(ISBLANK([.F326]);0;[.F326])&amp;&quot;,&quot;&amp;[.K326]&amp;&quot;,&quot;&amp;[.L326]&amp;&quot;,&quot;&amp;[.M326]&amp;&quot;,&quot;&amp;[.N326]&amp;&quot;,&quot;&amp;[.O326]&amp;&quot;,&quot;&amp;[.P326]&amp;&quot;,0,CURDATE(),CURDATE())&quot;&amp;IF(INDIRECT(ADDRESS(ROW([.A326])+1;1))&gt;0;&quot;,&quot;;&quot;;&quot;)" office:value-type="string" office:string-value="(323,1,50,0,0,0,(select t.id from exercises t where t.code = 'A2DOCG'),(select t.id from base_movements t where t.code = 'DOGBAL'),(select t.id from training_mode_types t where t.code = 'A2'),(select t.id from execution_note_types t where t.code = ''),0,CURDATE(),CURDATE())," calcext:value-type="string">
            <text:p>(323,1,50,0,0,0,(select t.id from exercises t where t.code = 'A2DOCG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7])-3" office:value-type="float" office:value="324" calcext:value-type="float">
            <text:p>324</text:p>
          </table:table-cell>
          <table:table-cell office:value-type="string" calcext:value-type="string">
            <text:p>A2DOCG</text:p>
          </table:table-cell>
          <table:table-cell table:formula="of:=VLOOKUP([.B327];[exercises.$B$4:.$C$292];2;0)" office:value-type="string" office:string-value="DO gambe/completo cambio 25" calcext:value-type="string">
            <text:p>DO gambe/completo cambio 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27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7]&amp;&quot;')&quot;" office:value-type="string" office:string-value="(select t.id from exercises t where t.code = 'A2DOCG')" calcext:value-type="string">
            <text:p>(select t.id from exercises t where t.code = 'A2DOCG')</text:p>
          </table:table-cell>
          <table:table-cell table:formula="of:=&quot;(select t.id from &quot;&amp;[.G$2]&amp;&quot; t where t.&quot;&amp;[.G$3]&amp;&quot; = '&quot;&amp;[.G32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2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7]&amp;&quot;')&quot;" office:value-type="string" office:string-value="(select t.id from execution_note_types t where t.code = 'C25')" calcext:value-type="string">
            <text:p>(select t.id from execution_note_types t where t.code = 'C25')</text:p>
          </table:table-cell>
          <table:table-cell/>
          <table:table-cell table:formula="of:=&quot;(&quot;&amp;[.A327]&amp;&quot;,&quot;&amp;[.D327]&amp;&quot;,&quot;&amp;IF(ISBLANK([.E327]);0;[.E327])&amp;&quot;,&quot;&amp;IF(ISBLANK([.F327]);0;[.F327])&amp;&quot;,&quot;&amp;[.K327]&amp;&quot;,&quot;&amp;[.L327]&amp;&quot;,&quot;&amp;[.M327]&amp;&quot;,&quot;&amp;[.N327]&amp;&quot;,&quot;&amp;[.O327]&amp;&quot;,&quot;&amp;[.P327]&amp;&quot;,0,CURDATE(),CURDATE())&quot;&amp;IF(INDIRECT(ADDRESS(ROW([.A327])+1;1))&gt;0;&quot;,&quot;;&quot;;&quot;)" office:value-type="string" office:string-value="(324,2,50,0,0,0,(select t.id from exercises t where t.code = 'A2DOCG'),(select t.id from base_movements t where t.code = 'DOCMPL'),(select t.id from training_mode_types t where t.code = 'A2'),(select t.id from execution_note_types t where t.code = 'C25'),0,CURDATE(),CURDATE())," calcext:value-type="string">
            <text:p>(324,2,50,0,0,0,(select t.id from exercises t where t.code = 'A2DOCG'),(select t.id from base_movements t where t.code = 'DOCMPL'),(select t.id from training_mode_types t where t.code = 'A2'),(select t.id from execution_note_types t where t.code = 'C25'),0,CURDATE(),CURDATE()),</text:p>
          </table:table-cell>
          <table:table-cell table:number-columns-repeated="998"/>
        </table:table-row>
        <table:table-row table:style-name="ro5">
          <table:table-cell table:formula="of:=ROW([.A328])-3" office:value-type="float" office:value="325" calcext:value-type="float">
            <text:p>325</text:p>
          </table:table-cell>
          <table:table-cell office:value-type="string" calcext:value-type="string">
            <text:p>A2MICG</text:p>
          </table:table-cell>
          <table:table-cell table:formula="of:=VLOOKUP([.B328];[exercises.$B$4:.$C$292];2;0)" office:value-type="string" office:string-value="MI gambe/completo cambio 25" calcext:value-type="string">
            <text:p>MI gambe/completo cambio 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AL</text:p>
          </table:table-cell>
          <table:table-cell table:formula="of:=VLOOKUP([.G328];[base_movements.$B$4:.$D$157];3;0)" office:value-type="string" office:string-value="MI solo gambe braccia in alto" calcext:value-type="string">
            <text:p>MI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8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formula="of:=&quot;(select t.id from &quot;&amp;[.G$2]&amp;&quot; t where t.&quot;&amp;[.G$3]&amp;&quot; = '&quot;&amp;[.G328]&amp;&quot;')&quot;" office:value-type="string" office:string-value="(select t.id from base_movements t where t.code = 'MIGBAL')" calcext:value-type="string">
            <text:p>(select t.id from base_movements t where t.code = 'MIGBAL')</text:p>
          </table:table-cell>
          <table:table-cell table:formula="of:=&quot;(select t.id from &quot;&amp;[.I$2]&amp;&quot; t where t.&quot;&amp;[.I$3]&amp;&quot; = '&quot;&amp;[.I32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8]&amp;&quot;,&quot;&amp;[.D328]&amp;&quot;,&quot;&amp;IF(ISBLANK([.E328]);0;[.E328])&amp;&quot;,&quot;&amp;IF(ISBLANK([.F328]);0;[.F328])&amp;&quot;,&quot;&amp;[.K328]&amp;&quot;,&quot;&amp;[.L328]&amp;&quot;,&quot;&amp;[.M328]&amp;&quot;,&quot;&amp;[.N328]&amp;&quot;,&quot;&amp;[.O328]&amp;&quot;,&quot;&amp;[.P328]&amp;&quot;,0,CURDATE(),CURDATE())&quot;&amp;IF(INDIRECT(ADDRESS(ROW([.A328])+1;1))&gt;0;&quot;,&quot;;&quot;;&quot;)" office:value-type="string" office:string-value="(325,1,50,0,0,0,(select t.id from exercises t where t.code = 'A2MICG'),(select t.id from base_movements t where t.code = 'MIGBAL'),(select t.id from training_mode_types t where t.code = 'A2'),(select t.id from execution_note_types t where t.code = ''),0,CURDATE(),CURDATE())," calcext:value-type="string">
            <text:p>(325,1,50,0,0,0,(select t.id from exercises t where t.code = 'A2MICG'),(select t.id from base_movements t where t.code = 'MI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9])-3" office:value-type="float" office:value="326" calcext:value-type="float">
            <text:p>326</text:p>
          </table:table-cell>
          <table:table-cell office:value-type="string" calcext:value-type="string">
            <text:p>A2MICG</text:p>
          </table:table-cell>
          <table:table-cell table:formula="of:=VLOOKUP([.B329];[exercises.$B$4:.$C$292];2;0)" office:value-type="string" office:string-value="MI gambe/completo cambio 25" calcext:value-type="string">
            <text:p>MI gambe/completo cambio 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29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9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formula="of:=&quot;(select t.id from &quot;&amp;[.G$2]&amp;&quot; t where t.&quot;&amp;[.G$3]&amp;&quot; = '&quot;&amp;[.G329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2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9]&amp;&quot;')&quot;" office:value-type="string" office:string-value="(select t.id from execution_note_types t where t.code = 'C25')" calcext:value-type="string">
            <text:p>(select t.id from execution_note_types t where t.code = 'C25')</text:p>
          </table:table-cell>
          <table:table-cell/>
          <table:table-cell table:formula="of:=&quot;(&quot;&amp;[.A329]&amp;&quot;,&quot;&amp;[.D329]&amp;&quot;,&quot;&amp;IF(ISBLANK([.E329]);0;[.E329])&amp;&quot;,&quot;&amp;IF(ISBLANK([.F329]);0;[.F329])&amp;&quot;,&quot;&amp;[.K329]&amp;&quot;,&quot;&amp;[.L329]&amp;&quot;,&quot;&amp;[.M329]&amp;&quot;,&quot;&amp;[.N329]&amp;&quot;,&quot;&amp;[.O329]&amp;&quot;,&quot;&amp;[.P329]&amp;&quot;,0,CURDATE(),CURDATE())&quot;&amp;IF(INDIRECT(ADDRESS(ROW([.A329])+1;1))&gt;0;&quot;,&quot;;&quot;;&quot;)" office:value-type="string" office:string-value="(326,2,50,0,0,0,(select t.id from exercises t where t.code = 'A2MICG'),(select t.id from base_movements t where t.code = 'MICMPL'),(select t.id from training_mode_types t where t.code = 'A2'),(select t.id from execution_note_types t where t.code = 'C25'),0,CURDATE(),CURDATE());" calcext:value-type="string">
            <text:p>(326,2,50,0,0,0,(select t.id from exercises t where t.code = 'A2MICG'),(select t.id from base_movements t where t.code = 'MICMPL'),(select t.id from training_mode_types t where t.code = 'A2'),(select t.id from execution_note_types t where t.code = 'C25'),0,CURDATE(),CURDATE());</text:p>
          </table:table-cell>
          <table:table-cell table:number-columns-repeated="998"/>
        </table:table-row>
        <table:table-row table:style-name="ro3" table:number-rows-repeated="1048246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training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trainings</text:p>
          </table:table-cell>
          <table:table-cell table:number-columns-repeated="6"/>
          <table:table-cell table:style-name="ce2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trainings&#13;&#10;-- " calcext:value-type="string">
            <text:p>--</text:p>
            <text:p>-- Dump dei dati per la tabella trainings</text:p>
            <text:p>-- 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361" office:value-type="string" calcext:value-type="string">
            <text:p>description</text:p>
          </table:table-cell>
          <table:table-cell table:style-name="ce2" office:value-type="string" calcext:value-type="string">
            <text:p>min_swimmer_level</text:p>
          </table:table-cell>
          <table:table-cell table:style-name="ce2" office:value-type="string" calcext:value-type="string">
            <text:p>max_swimmer_level</text:p>
          </table:table-cell>
          <table:table-cell table:style-name="ce2" office:value-type="string" calcext:value-type="string">
            <text:p>user_id</text:p>
          </table:table-cell>
          <table:table-cell table:style-name="ce2"/>
          <table:table-cell table:formula="of:=&quot;INSERT INTO &quot;&amp;[.$A$1]&amp;&quot; (&quot;&amp;[.$A$3]&amp;&quot;,&quot;&amp;[.$B$3]&amp;&quot;,&quot;&amp;[.$C$3]&amp;&quot;,&quot;&amp;[.$D$3]&amp;&quot;,&quot;&amp;[.$E$3]&amp;&quot;,&quot;&amp;[.$F$3]&amp;&quot;,lock_version,created_at,updated_at) VALUES &quot;" office:value-type="string" office:string-value="INSERT INTO trainings (id,title,description,min_swimmer_level,max_swimmer_level,user_id,lock_version,created_at,updated_at) VALUES " calcext:value-type="string">
            <text:p>INSERT INTO trainings (id,title,description,min_swimmer_level,max_swimmer_level,user_id,lock_version,created_at,updated_at) VALUES </text:p>
          </table:table-cell>
          <table:table-cell table:style-name="ce2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office:value-type="string" calcext:value-type="string">
            <text:p>Parte iniziale allenamento standard con due giri di tecnica da 400, SL e F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4]&amp;&quot;,'&quot;&amp;SUBSTITUTE([.B4];&quot;'&quot;;&quot;''&quot;)&amp;&quot;','&quot;&amp;SUBSTITUTE([.C4];&quot;'&quot;;&quot;''&quot;)&amp;&quot;',&quot;&amp;[.D4]&amp;&quot;,&quot;&amp;[.E4]&amp;&quot;,&quot;&amp;[.F4]&amp;&quot;,0,CURDATE(),CURDATE())&quot;&amp;IF(INDIRECT(ADDRESS(ROW([.A4])+1;1))&gt;0;&quot;,&quot;;&quot;;&quot;)" office:value-type="string" office:string-value="(1,'Tecnica 400 SL e FA','Parte iniziale allenamento standard con due giri di tecnica da 400, SL e FA',50,450,2,0,CURDATE(),CURDATE())," calcext:value-type="string">
            <text:p>(1,'Tecnica 400 SL e FA','Parte iniziale allenamento standard con due giri di tecnica da 400, SL e FA',50,450,2,0,CURDATE(),CURDATE()),</text:p>
          </table:table-cell>
          <table:table-cell table:number-columns-repeated="1008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DO e RA</text:p>
          </table:table-cell>
          <table:table-cell office:value-type="string" calcext:value-type="string">
            <text:p>Parte iniziale allenamento standard con due giri di tecnica da 400, DO e R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5]&amp;&quot;,'&quot;&amp;SUBSTITUTE([.B5];&quot;'&quot;;&quot;''&quot;)&amp;&quot;','&quot;&amp;SUBSTITUTE([.C5];&quot;'&quot;;&quot;''&quot;)&amp;&quot;',&quot;&amp;[.D5]&amp;&quot;,&quot;&amp;[.E5]&amp;&quot;,&quot;&amp;[.F5]&amp;&quot;,0,CURDATE(),CURDATE())&quot;&amp;IF(INDIRECT(ADDRESS(ROW([.A5])+1;1))&gt;0;&quot;,&quot;;&quot;;&quot;)" office:value-type="string" office:string-value="(2,'Tecnica 400 DO e RA','Parte iniziale allenamento standard con due giri di tecnica da 400, DO e RA',50,450,2,0,CURDATE(),CURDATE());" calcext:value-type="string">
            <text:p>(2,'Tecnica 400 DO e RA','Parte iniziale allenamento standard con due giri di tecnica da 400, DO e RA',50,450,2,0,CURDATE(),CURDATE());</text:p>
          </table:table-cell>
          <table:table-cell table:number-columns-repeated="1008"/>
        </table:table-row>
      </table:table>
      <table:table table:name="training_rows" table:style-name="ta1">
        <office:forms form:automatic-focus="false" form:apply-design-mode="false"/>
        <table:table-column table:style-name="co22" table:default-cell-style-name="Default"/>
        <table:table-column table:style-name="co3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39" table:default-cell-style-name="ce358"/>
        <table:table-column table:style-name="co4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42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7" table:default-cell-style-name="Default"/>
        <table:table-row table:style-name="ro6">
          <table:table-cell table:style-name="ce1" office:value-type="string" calcext:value-type="string">
            <text:p>training_rows</text:p>
          </table:table-cell>
          <table:table-cell table:number-columns-repeated="25"/>
          <table:table-cell table:style-name="ce2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string" calcext:value-type="string">
            <text:p>trainings</text:p>
          </table:table-cell>
          <table:table-cell table:number-columns-repeated="3"/>
          <table:table-cell table:style-name="ce9" office:value-type="string" calcext:value-type="string">
            <text:p>exercises</text:p>
          </table:table-cell>
          <table:table-cell table:style-name="ce359"/>
          <table:table-cell table:style-name="ce9" office:value-type="string" calcext:value-type="string">
            <text:p>training_step_types</text:p>
          </table:table-cell>
          <table:table-cell table:number-columns-repeated="6"/>
          <table:table-cell table:style-name="ce9" office:value-type="string" calcext:value-type="string">
            <text:p>arm_aux_types</text:p>
          </table:table-cell>
          <table:table-cell table:style-name="ce9" office:value-type="string" calcext:value-type="string">
            <text:p>kick_aux_types</text:p>
          </table:table-cell>
          <table:table-cell table:style-name="ce9" office:value-type="string" calcext:value-type="string">
            <text:p>body_aux_types</text:p>
          </table:table-cell>
          <table:table-cell table:style-name="ce9" office:value-type="string" calcext:value-type="string">
            <text:p>breath_aux_types</text:p>
          </table:table-cell>
          <table:table-cell table:number-columns-repeated="8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training_rows&#13;&#10;-- " calcext:value-type="string">
            <text:p>--</text:p>
            <text:p>-- Dump dei dati per la tabella training_rows</text:p>
            <text:p>-- </text:p>
          </table:table-cell>
          <table:table-cell table:number-columns-repeated="99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9" office:value-type="string" calcext:value-type="string">
            <text:p>title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distance</text:p>
          </table:table-cell>
          <table:table-cell table:style-name="ce9" office:value-type="string" calcext:value-type="string">
            <text:p>code</text:p>
          </table:table-cell>
          <table:table-cell table:style-name="ce359" office:value-type="string" calcext:value-type="string">
            <text:p>description</text:p>
          </table:table-cell>
          <table:table-cell table:style-name="ce9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group_id</text:p>
          </table:table-cell>
          <table:table-cell table:style-name="ce2" office:value-type="string" calcext:value-type="string">
            <text:p>group_times</text:p>
          </table:table-cell>
          <table:table-cell table:style-name="ce2" office:value-type="string" calcext:value-type="string">
            <text:p>group_start_and_rest</text:p>
          </table:table-cell>
          <table:table-cell table:style-name="ce2" office:value-type="string" calcext:value-type="string">
            <text:p>group_pause</text:p>
          </table:table-cell>
          <table:table-cell table:number-columns-repeated="4" table:style-name="ce9" office:value-type="string" calcext:value-type="string">
            <text:p>code</text:p>
          </table:table-cell>
          <table:table-cell table:style-name="ce2" office:value-type="string" calcext:value-type="string">
            <text:p>training_id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training_step_type_id</text:p>
          </table:table-cell>
          <table:table-cell table:style-name="ce2" office:value-type="string" calcext:value-type="string">
            <text:p>arm_aux_type_id</text:p>
          </table:table-cell>
          <table:table-cell table:style-name="ce2" office:value-type="string" calcext:value-type="string">
            <text:p>kick_aux_type_id</text:p>
          </table:table-cell>
          <table:table-cell table:style-name="ce2" office:value-type="string" calcext:value-type="string">
            <text:p>body_aux_type_id</text:p>
          </table:table-cell>
          <table:table-cell table:style-name="ce2" office:value-type="string" calcext:value-type="string">
            <text:p>breath_aux_type_id</text:p>
          </table:table-cell>
          <table:table-cell table:style-name="ce2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" calcext:value-type="string">
            <text:p>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</text:p>
          </table:table-cell>
          <table:table-cell table:style-name="ce2" table:number-columns-repeated="997"/>
        </table:table-row>
        <table:table-row table:style-name="ro8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4];[exercises.$B$4:.$C$312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INDIRECT(ADDRESS(ROW([.A4])+1;1))&gt;0;&quot;,&quot;;&quot;;&quot;)" office:value-type="string" office:string-value="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SL e F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5];[exercises.$B$4:.$C$312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INDIRECT(ADDRESS(ROW([.A5])+1;1))&gt;0;&quot;,&quot;;&quot;;&quot;)" office:value-type="string" office:string-value="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Tecnica 400 SL e F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];[exercises.$B$4:.$C$312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INDIRECT(ADDRESS(ROW([.A6])+1;1))&gt;0;&quot;,&quot;;&quot;;&quot;)" office:value-type="string" office:string-value="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Tecnica 400 SL e F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7];[exercises.$B$4:.$C$312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INDIRECT(ADDRESS(ROW([.A7])+1;1))&gt;0;&quot;,&quot;;&quot;;&quot;)" office:value-type="string" office:string-value="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Tecnica 400 SL e F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8];[exercises.$B$4:.$C$312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INDIRECT(ADDRESS(ROW([.A8])+1;1))&gt;0;&quot;,&quot;;&quot;;&quot;)" office:value-type="string" office:string-value="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Tecnica 400 SL e F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9];[exercises.$B$4:.$C$312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INDIRECT(ADDRESS(ROW([.A9])+1;1))&gt;0;&quot;,&quot;;&quot;;&quot;)" office:value-type="string" office:string-value="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Tecnica 400 SL e F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0];[exercises.$B$4:.$C$312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INDIRECT(ADDRESS(ROW([.A10])+1;1))&gt;0;&quot;,&quot;;&quot;;&quot;)" office:value-type="string" office:string-value="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Tecnica 400 DO e 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1];[exercises.$B$4:.$C$312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INDIRECT(ADDRESS(ROW([.A11])+1;1))&gt;0;&quot;,&quot;;&quot;;&quot;)" office:value-type="string" office:string-value="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Tecnica 400 DO e 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12];[exercises.$B$4:.$C$312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INDIRECT(ADDRESS(ROW([.A12])+1;1))&gt;0;&quot;,&quot;;&quot;;&quot;)" office:value-type="string" office:string-value="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Tecnica 400 DO e 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13];[exercises.$B$4:.$C$312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INDIRECT(ADDRESS(ROW([.A13])+1;1))&gt;0;&quot;,&quot;;&quot;;&quot;)" office:value-type="string" office:string-value="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Tecnica 400 DO e R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14];[exercises.$B$4:.$C$312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INDIRECT(ADDRESS(ROW([.A14])+1;1))&gt;0;&quot;,&quot;;&quot;;&quot;)" office:value-type="string" office:string-value="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Tecnica 400 DO e 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RASC</text:p>
          </table:table-cell>
          <table:table-cell table:formula="of:=VLOOKUP([.F15];[exercises.$B$4:.$C$312];2;0)" office:value-type="string" office:string-value="Esercizi RA scivolata" calcext:value-type="string">
            <text:p>Esercizi RA scivolata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INDIRECT(ADDRESS(ROW([.A15])+1;1))&gt;0;&quot;,&quot;;&quot;;&quot;)" office:value-type="string" office:string-value="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Tecnica 400 DO e R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CP</text:p>
          </table:table-cell>
          <table:table-cell table:formula="of:=VLOOKUP([.F16];[exercises.$B$4:.$C$312];2;0)" office:value-type="string" office:string-value="RA completo/progressione" calcext:value-type="string">
            <text:p>RA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INDIRECT(ADDRESS(ROW([.A16])+1;1))&gt;0;&quot;,&quot;;&quot;;&quot;)" office:value-type="string" office:string-value="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Tecnica 400 DO e R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DA</text:p>
          </table:table-cell>
          <table:table-cell table:formula="of:=VLOOKUP([.F17];[exercises.$B$4:.$C$312];2;0)" office:value-type="string" office:string-value="RA decelerazione/accelerazione" calcext:value-type="string">
            <text:p>R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INDIRECT(ADDRESS(ROW([.A17])+1;1))&gt;0;&quot;,&quot;;&quot;;&quot;)" office:value-type="string" office:string-value="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41">
          <table:table-cell table:number-columns-repeated="1024"/>
        </table:table-row>
        <table:table-row table:style-name="ro3">
          <table:table-cell table:number-columns-repeated="3"/>
          <table:table-cell table:style-name="ce360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360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7">
          <table:table-cell table:number-columns-repeated="3"/>
          <table:table-cell table:style-name="ce360" table:number-columns-repeated="2"/>
          <table:table-cell table:number-columns-repeated="1019"/>
        </table:table-row>
        <table:table-row table:style-name="ro5" table:number-rows-repeated="3">
          <table:table-cell table:number-columns-repeated="3"/>
          <table:table-cell table:style-name="ce360" table:number-columns-repeated="2"/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360" table:number-columns-repeated="2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3" table:number-rows-repeated="79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3" table:number-rows-repeated="34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3" table:number-rows-repeated="1048317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exercises.B5:exercises.C90">
          <table:sort>
            <table:sort-by table:field-number="0" table:data-type="automatic"/>
          </table:sort>
        </table:database-range>
        <table:database-range table:name="__Anonymous_Sheet_DB__3" table:target-range-address="trainings.B5:trainings.C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10:03:30.214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25M36S</meta:editing-duration>
    <meta:editing-cycles>254</meta:editing-cycles>
    <meta:generator>LibreOffice/4.2.5.2$Windows_x86 LibreOffice_project/61cb170a04bb1f12e77c884eab9192be736ec5f5</meta:generator>
    <dc:date>2014-09-20T10:19:53.227000000</dc:date>
    <dc:creator>Marco Ligabue</dc:creator>
    <meta:document-statistic meta:table-count="5" meta:cell-count="11900" meta:object-count="0"/>
    <meta:user-defined meta:name="Info 1"/>
    <meta:user-defined meta:name="Info 2"/>
    <meta:user-defined meta:name="Info 3"/>
    <meta:user-defined meta:name="Info 4"/>
  </office:meta>
</office:document-meta>
</file>